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55pt"/>
    </style:style>
    <style:style style:name="co2" style:family="table-column">
      <style:table-column-properties fo:break-before="auto" style:column-width="257.19pt"/>
    </style:style>
    <style:style style:name="co3" style:family="table-column">
      <style:table-column-properties fo:break-before="auto" style:column-width="265.01pt"/>
    </style:style>
    <style:style style:name="co4" style:family="table-column">
      <style:table-column-properties fo:break-before="auto" style:column-width="320.6pt"/>
    </style:style>
    <style:style style:name="co5" style:family="table-column">
      <style:table-column-properties fo:break-before="auto" style:column-width="343.76pt"/>
    </style:style>
    <style:style style:name="co6" style:family="table-column">
      <style:table-column-properties fo:break-before="auto" style:column-width="348.41pt"/>
    </style:style>
    <style:style style:name="co7" style:family="table-column">
      <style:table-column-properties fo:break-before="auto" style:column-width="352.26pt"/>
    </style:style>
    <style:style style:name="co8" style:family="table-column">
      <style:table-column-properties fo:break-before="auto" style:column-width="356.85pt"/>
    </style:style>
    <style:style style:name="co9" style:family="table-column">
      <style:table-column-properties fo:break-before="auto" style:column-width="425.28pt"/>
    </style:style>
    <style:style style:name="co10" style:family="table-column">
      <style:table-column-properties fo:break-before="auto" style:column-width="163.73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478.06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9.4pt" fo:break-before="auto" style:use-optimal-row-height="true"/>
    </style:style>
    <style:style style:name="ro3" style:family="table-row">
      <style:table-row-properties style:row-height="124.61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202.96pt" fo:break-before="auto" style:use-optimal-row-height="true"/>
    </style:style>
    <style:style style:name="ro6" style:family="table-row">
      <style:table-row-properties style:row-height="370.8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249.99pt" fo:break-before="auto" style:use-optimal-row-height="true"/>
    </style:style>
    <style:style style:name="ro9" style:family="table-row">
      <style:table-row-properties style:row-height="303.7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236.55pt" fo:break-before="auto" style:use-optimal-row-height="true"/>
    </style:style>
    <style:style style:name="ro12" style:family="table-row">
      <style:table-row-properties style:row-height="214.16pt" fo:break-before="auto" style:use-optimal-row-height="true"/>
    </style:style>
    <style:style style:name="ro13" style:family="table-row">
      <style:table-row-properties style:row-height="102.19pt" fo:break-before="auto" style:use-optimal-row-height="true"/>
    </style:style>
    <style:style style:name="ro14" style:family="table-row">
      <style:table-row-properties style:row-height="147pt" fo:break-before="auto" style:use-optimal-row-height="true"/>
    </style:style>
    <style:style style:name="ro15" style:family="table-row">
      <style:table-row-properties style:row-height="505.19pt" fo:break-before="auto" style:use-optimal-row-height="true"/>
    </style:style>
    <style:style style:name="ro16" style:family="table-row">
      <style:table-row-properties style:row-height="1031.3pt" fo:break-before="auto" style:use-optimal-row-height="true"/>
    </style:style>
    <style:style style:name="ro17" style:family="table-row">
      <style:table-row-properties style:row-height="1008.96pt" fo:break-before="auto" style:use-optimal-row-height="true"/>
    </style:style>
    <style:style style:name="ro18" style:family="table-row">
      <style:table-row-properties style:row-height="292.51pt" fo:break-before="auto" style:use-optimal-row-height="true"/>
    </style:style>
    <style:style style:name="ro19" style:family="table-row">
      <style:table-row-properties style:row-height="135.81pt" fo:break-before="auto" style:use-optimal-row-height="true"/>
    </style:style>
    <style:style style:name="ro20" style:family="table-row">
      <style:table-row-properties style:row-height="270.11pt" fo:break-before="auto" style:use-optimal-row-height="true"/>
    </style:style>
    <style:style style:name="ro21" style:family="table-row">
      <style:table-row-properties style:row-height="114.63pt" fo:break-before="auto" style:use-optimal-row-height="true"/>
    </style:style>
    <style:style style:name="ro22" style:family="table-row">
      <style:table-row-properties style:row-height="158.2pt" fo:break-before="auto" style:use-optimal-row-height="true"/>
    </style:style>
    <style:style style:name="ro23" style:family="table-row">
      <style:table-row-properties style:row-height="605.96pt" fo:break-before="auto" style:use-optimal-row-height="true"/>
    </style:style>
    <style:style style:name="ro24" style:family="table-row">
      <style:table-row-properties style:row-height="393.25pt" fo:break-before="auto" style:use-optimal-row-height="true"/>
    </style:style>
    <style:style style:name="ro25" style:family="table-row">
      <style:table-row-properties style:row-height="527.61pt" fo:break-before="auto" style:use-optimal-row-height="true"/>
    </style:style>
    <style:style style:name="ro26" style:family="table-row">
      <style:table-row-properties style:row-height="350.7pt" fo:break-before="auto" style:use-optimal-row-height="true"/>
    </style:style>
    <style:style style:name="ro27" style:family="table-row">
      <style:table-row-properties style:row-height="1330.33pt" fo:break-before="auto" style:use-optimal-row-height="true"/>
    </style:style>
    <style:style style:name="ro28" style:family="table-row">
      <style:table-row-properties style:row-height="314.9pt" fo:break-before="auto" style:use-optimal-row-height="true"/>
    </style:style>
    <style:style style:name="ro29" style:family="table-row">
      <style:table-row-properties style:row-height="258.94pt" fo:break-before="auto" style:use-optimal-row-height="true"/>
    </style:style>
    <style:style style:name="ro30" style:family="table-row">
      <style:table-row-properties style:row-height="281.31pt" fo:break-before="auto" style:use-optimal-row-height="true"/>
    </style:style>
    <style:style style:name="ro31" style:family="table-row">
      <style:table-row-properties style:row-height="617.16pt" fo:break-before="auto" style:use-optimal-row-height="true"/>
    </style:style>
    <style:style style:name="ro32" style:family="table-row">
      <style:table-row-properties style:row-height="1328.14pt" fo:break-before="auto" style:use-optimal-row-height="true"/>
    </style:style>
    <style:style style:name="ro33" style:family="table-row">
      <style:table-row-properties style:row-height="740.24pt" fo:break-before="auto" style:use-optimal-row-height="true"/>
    </style:style>
    <style:style style:name="ro34" style:family="table-row">
      <style:table-row-properties style:row-height="359.69pt" fo:break-before="auto" style:use-optimal-row-height="true"/>
    </style:style>
    <style:style style:name="ro35" style:family="table-row">
      <style:table-row-properties style:row-height="841.01pt" fo:break-before="auto" style:use-optimal-row-height="true"/>
    </style:style>
    <style:style style:name="ro36" style:family="table-row">
      <style:table-row-properties style:row-height="583.54pt" fo:break-before="auto" style:use-optimal-row-height="true"/>
    </style:style>
    <style:style style:name="ro37" style:family="table-row">
      <style:table-row-properties style:row-height="1137.83pt" fo:break-before="auto" style:use-optimal-row-height="true"/>
    </style:style>
    <style:style style:name="ro38" style:family="table-row">
      <style:table-row-properties style:row-height="1267.14pt" fo:break-before="auto" style:use-optimal-row-height="true"/>
    </style:style>
    <style:style style:name="ro39" style:family="table-row">
      <style:table-row-properties style:row-height="326.1pt" fo:break-before="auto" style:use-optimal-row-height="true"/>
    </style:style>
    <style:style style:name="ro40" style:family="table-row">
      <style:table-row-properties style:row-height="247.75pt" fo:break-before="auto" style:use-optimal-row-height="true"/>
    </style:style>
    <style:style style:name="ro41" style:family="table-row">
      <style:table-row-properties style:row-height="482.8pt" fo:break-before="auto" style:use-optimal-row-height="true"/>
    </style:style>
    <style:style style:name="ro42" style:family="table-row">
      <style:table-row-properties style:row-height="1233.55pt" fo:break-before="auto" style:use-optimal-row-height="true"/>
    </style:style>
    <style:style style:name="ro43" style:family="table-row">
      <style:table-row-properties style:row-height="449.26pt" fo:break-before="auto" style:use-optimal-row-height="true"/>
    </style:style>
    <style:style style:name="ro44" style:family="table-row">
      <style:table-row-properties style:row-height="460.4pt" fo:break-before="auto" style:use-optimal-row-height="true"/>
    </style:style>
    <style:style style:name="ro45" style:family="table-row">
      <style:table-row-properties style:row-height="225.35pt" fo:break-before="auto" style:use-optimal-row-height="true"/>
    </style:style>
    <style:style style:name="ro46" style:family="table-row">
      <style:table-row-properties style:row-height="382.05pt" fo:break-before="auto" style:use-optimal-row-height="true"/>
    </style:style>
    <style:style style:name="ro47" style:family="table-row">
      <style:table-row-properties style:row-height="1784.3pt" fo:break-before="auto" style:use-optimal-row-height="true"/>
    </style:style>
    <style:style style:name="ro48" style:family="table-row">
      <style:table-row-properties style:row-height="1211.16pt" fo:break-before="auto" style:use-optimal-row-height="true"/>
    </style:style>
    <style:style style:name="ro49" style:family="table-row">
      <style:table-row-properties style:row-height="81.1pt" fo:break-before="auto" style:use-optimal-row-height="true"/>
    </style:style>
    <style:style style:name="ro50" style:family="table-row">
      <style:table-row-properties style:row-height="471.6pt" fo:break-before="auto" style:use-optimal-row-height="true"/>
    </style:style>
    <style:style style:name="ro51" style:family="table-row">
      <style:table-row-properties style:row-height="729.1pt" fo:break-before="auto" style:use-optimal-row-height="true"/>
    </style:style>
    <style:style style:name="ro52" style:family="table-row">
      <style:table-row-properties style:row-height="404.45pt" fo:break-before="auto" style:use-optimal-row-height="true"/>
    </style:style>
    <style:style style:name="ro53" style:family="table-row">
      <style:table-row-properties style:row-height="191.76pt" fo:break-before="auto" style:use-optimal-row-height="true"/>
    </style:style>
    <style:style style:name="ro54" style:family="table-row">
      <style:table-row-properties style:row-height="1089.5pt" fo:break-before="auto" style:use-optimal-row-height="true"/>
    </style:style>
    <style:style style:name="ro55" style:family="table-row">
      <style:table-row-properties style:row-height="337.29pt" fo:break-before="auto" style:use-optimal-row-height="true"/>
    </style:style>
    <style:style style:name="ro56" style:family="table-row">
      <style:table-row-properties style:row-height="1759.69pt" fo:break-before="auto" style:use-optimal-row-height="true"/>
    </style:style>
    <style:style style:name="ro57" style:family="table-row">
      <style:table-row-properties style:row-height="429.11pt" fo:break-before="auto" style:use-optimal-row-height="true"/>
    </style:style>
    <style:style style:name="ro58" style:family="table-row">
      <style:table-row-properties style:row-height="863.4pt" fo:break-before="auto" style:use-optimal-row-height="true"/>
    </style:style>
    <style:style style:name="ro59" style:family="table-row">
      <style:table-row-properties style:row-height="1159pt" fo:break-before="auto" style:use-optimal-row-height="true"/>
    </style:style>
    <style:style style:name="ro60" style:family="table-row">
      <style:table-row-properties style:row-height="829.84pt" fo:break-before="auto" style:use-optimal-row-height="true"/>
    </style:style>
    <style:style style:name="ro61" style:family="table-row">
      <style:table-row-properties style:row-height="550.01pt" fo:break-before="auto" style:use-optimal-row-height="true"/>
    </style:style>
    <style:style style:name="ro62" style:family="table-row">
      <style:table-row-properties style:row-height="684.31pt" fo:break-before="auto" style:use-optimal-row-height="true"/>
    </style:style>
    <style:style style:name="ro63" style:family="table-row">
      <style:table-row-properties style:row-height="261.16pt" fo:break-before="auto" style:use-optimal-row-height="true"/>
    </style:style>
    <style:style style:name="ro64" style:family="table-row">
      <style:table-row-properties style:row-height="897pt" fo:break-before="auto" style:use-optimal-row-height="true"/>
    </style:style>
    <style:style style:name="ro65" style:family="table-row">
      <style:table-row-properties style:row-height="438.04pt" fo:break-before="auto" style:use-optimal-row-height="true"/>
    </style:style>
    <style:style style:name="ro66" style:family="table-row">
      <style:table-row-properties style:row-height="426.84pt" fo:break-before="auto" style:use-optimal-row-height="true"/>
    </style:style>
    <style:style style:name="ro67" style:family="table-row">
      <style:table-row-properties style:row-height="160.41pt" fo:break-before="auto" style:use-optimal-row-height="true"/>
    </style:style>
    <style:style style:name="ro68" style:family="table-row">
      <style:table-row-properties style:row-height="930.56pt" fo:break-before="auto" style:use-optimal-row-height="true"/>
    </style:style>
    <style:style style:name="ro69" style:family="table-row">
      <style:table-row-properties style:row-height="852.21pt" fo:break-before="auto" style:use-optimal-row-height="true"/>
    </style:style>
    <style:style style:name="ro70" style:family="table-row">
      <style:table-row-properties style:row-height="1379.11pt" fo:break-before="auto" style:use-optimal-row-height="true"/>
    </style:style>
    <style:style style:name="ro71" style:family="table-row">
      <style:table-row-properties style:row-height="661.89pt" fo:break-before="auto" style:use-optimal-row-height="true"/>
    </style:style>
    <style:style style:name="ro72" style:family="table-row">
      <style:table-row-properties style:row-height="1401.99pt" fo:break-before="auto" style:use-optimal-row-height="true"/>
    </style:style>
    <style:style style:name="ro73" style:family="table-row">
      <style:table-row-properties style:row-height="162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itware_CMake_hunk_fe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old_file</text:p>
          </table:table-cell>
          <table:table-cell office:value-type="string" calcext:value-type="string">
            <text:p>new_file</text:p>
          </table:table-cell>
          <table:table-cell office:value-type="string" calcext:value-type="string">
            <text:p>old_hunk_file</text:p>
          </table:table-cell>
          <table:table-cell office:value-type="string" calcext:value-type="string">
            <text:p>new_hunk_file</text:p>
          </table:table-cell>
          <table:table-cell office:value-type="string" calcext:value-type="string">
            <text:p>old_hunk</text:p>
          </table:table-cell>
          <table:table-cell office:value-type="string" calcext:value-type="string">
            <text:p>new_hunk</text:p>
          </table:table-cell>
          <table:table-cell office:value-type="string" calcext:value-type="string">
            <text:p>old_hunk_loc</text:p>
          </table:table-cell>
          <table:table-cell office:value-type="string" calcext:value-type="string">
            <text:p>new_hunk_loc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new_log_loc</text:p>
          </table:table-cell>
        </table:table-row>
        <table:table-row table:style-name="ro2">
          <table:table-cell office:value-type="string" calcext:value-type="string">
            <text:p>47b3a57c9bc5c7db608bc3b59b139a902535255f</text:p>
          </table:table-cell>
          <table:table-cell office:value-type="string" calcext:value-type="string">
            <text:p>Display subproject timing summary</text:p>
            <text:p/>
            <text:p>Use the '--no-subproject-summary' option to disable timing summary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Test/cmCTestTestHandler.cxx</text:p>
          </table:table-cell>
          <table:table-cell office:value-type="string" calcext:value-type="string">
            <text:p>second/download/CMake/CMake-old-new/Kitware_CMake_old_file_0.cpp</text:p>
          </table:table-cell>
          <table:table-cell office:value-type="string" calcext:value-type="string">
            <text:p>second/download/CMake/CMake-old-new/Kitware_CMake_new_file_0.cpp</text:p>
          </table:table-cell>
          <table:table-cell office:value-type="string" calcext:value-type="string">
            <text:p>second/download/CMake/CMake-old-new/Kitware_CMake_old_hunk_1.cpp</text:p>
          </table:table-cell>
          <table:table-cell office:value-type="string" calcext:value-type="string">
            <text:p>second/download/CMake/CMake-old-new/Kitware_CMake_new_hunk_1.cpp</text:p>
          </table:table-cell>
          <table:table-cell office:value-type="string" calcext:value-type="string">
            <text:p>                 &lt;&lt; static_cast&lt;int&gt;(percent  .5f) &lt;&lt; "% tests passed, "</text:p>
            <text:p>                 &lt;&lt; failed.size() &lt;&lt; " tests failed out of " &lt;&lt; total</text:p>
            <text:p>                 &lt;&lt; std::endl);</text:p>
            <text:p>    if (this-&gt;CTest-&gt;GetLabelSummary()) {</text:p>
            <text:p>      this-&gt;PrintLabelSummary();</text:p>
            <text:p>    }</text:p>
            <text:p>    char realBuf[1024];</text:p>
            <text:p>    sprintf(realBuf, "%6.2f sec", (double)(clock_finish - clock_start));</text:p>
            <text:p>    cmCTestOptionalLog(this-&gt;CTest, HANDLER_OUTPUT,</text:p>
            <text:p/>
          </table:table-cell>
          <table:table-cell office:value-type="string" calcext:value-type="string">
            <text:p>                 &lt;&lt; static_cast&lt;int&gt;(percent  .5f) &lt;&lt; "% tests passed, "</text:p>
            <text:p>                 &lt;&lt; failed.size() &lt;&lt; " tests failed out of " &lt;&lt; total</text:p>
            <text:p>                 &lt;&lt; std::endl);</text:p>
            <text:p/>
            <text:p>    if (!this-&gt;CTest-&gt;GetLabelsForSubprojects().empty() &amp;&amp;</text:p>
            <text:p>        this-&gt;CTest-&gt;GetSubprojectSummary()) {</text:p>
            <text:p>      this-&gt;PrintSubprojectSummary();</text:p>
            <text:p>    } else if (this-&gt;CTest-&gt;GetLabelSummary()) {</text:p>
            <text:p>      this-&gt;PrintLabelSummary();</text:p>
            <text:p>    }</text:p>
            <text:p/>
            <text:p>    char realBuf[1024];</text:p>
            <text:p>    sprintf(realBuf, "%6.2f sec", (double)(clock_finish - clock_start));</text:p>
            <text:p>    cmCTestOptionalLog(this-&gt;CTest, HANDLER_OUTPUT,</text:p>
            <text:p/>
          </table:table-cell>
          <table:table-cell table:number-columns-repeated="2" office:value-type="float" office:value="536" calcext:value-type="float">
            <text:p>536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1.cpp</text:p>
          </table:table-cell>
          <table:table-cell office:value-type="string" calcext:value-type="string">
            <text:p>second/download/CMake/CMake-old-new/Kitware_CMake_new_file_1.cpp</text:p>
          </table:table-cell>
          <table:table-cell office:value-type="string" calcext:value-type="string">
            <text:p>second/download/CMake/CMake-old-new/Kitware_CMake_old_hunk_2.cpp</text:p>
          </table:table-cell>
          <table:table-cell office:value-type="string" calcext:value-type="string">
            <text:p>second/download/CMake/CMake-old-new/Kitware_CMake_new_hunk_2.cpp</text:p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snprintf(buf, CURL_BUFSIZE(data-&gt;set.buffer_size),</text:p>
            <text:p>             "Content-Length: %" CURL_FORMAT_CURL_OFF_T "\r\n", expected_size);</text:p>
            <text:p>    result = Curl_client_write(conn, CLIENTWRITE_BOTH, buf, 0);</text:p>
            <text:p>    if(result)</text:p>
            <text:p>      return result;</text:p>
            <text:p/>
            <text:p/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char header[80];</text:p>
            <text:p>    snprintf(header, sizeof(header),</text:p>
            <text:p>             "Content-Length: %" CURL_FORMAT_CURL_OFF_T "\r\n", expected_size);</text:p>
            <text:p>    result = Curl_client_write(conn, CLIENTWRITE_BOTH, header, 0);</text:p>
            <text:p>    if(result)</text:p>
            <text:p>      return result;</text:p>
            <text:p/>
            <text:p/>
          </table:table-cell>
          <table:table-cell office:value-type="float" office:value="47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1.cpp</text:p>
          </table:table-cell>
          <table:table-cell office:value-type="string" calcext:value-type="string">
            <text:p>second/download/CMake/CMake-old-new/Kitware_CMake_new_file_1.cpp</text:p>
          </table:table-cell>
          <table:table-cell office:value-type="string" calcext:value-type="string">
            <text:p>second/download/CMake/CMake-old-new/Kitware_CMake_old_hunk_3.cpp</text:p>
          </table:table-cell>
          <table:table-cell office:value-type="string" calcext:value-type="string">
            <text:p>second/download/CMake/CMake-old-new/Kitware_CMake_new_hunk_3.cpp</text:p>
          </table:table-cell>
          <table:table-cell office:value-type="string" calcext:value-type="string">
            <text:p>      return result;</text:p>
            <text:p/>
            <text:p>    /* format: "Tue, 15 Nov 1994 12:45:26 GMT" */</text:p>
            <text:p>    snprintf(buf, BUFSIZE-1,</text:p>
            <text:p>             "Last-Modified: %s, %02d %s %4d %02d:%02d:%02d GMT\r\n",</text:p>
            <text:p>             Curl_wkday[tm-&gt;tm_wday?tm-&gt;tm_wday-1:6],</text:p>
            <text:p>             tm-&gt;tm_mday,</text:p>
            <text:p/>
          </table:table-cell>
          <table:table-cell office:value-type="string" calcext:value-type="string">
            <text:p>      return result;</text:p>
            <text:p/>
            <text:p>    /* format: "Tue, 15 Nov 1994 12:45:26 GMT" */</text:p>
            <text:p>    snprintf(header, sizeof(header),</text:p>
            <text:p>             "Last-Modified: %s, %02d %s %4d %02d:%02d:%02d GMT\r\n",</text:p>
            <text:p>             Curl_wkday[tm-&gt;tm_wday?tm-&gt;tm_wday-1:6],</text:p>
            <text:p>             tm-&gt;tm_mday,</text:p>
            <text:p/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2.cpp</text:p>
          </table:table-cell>
          <table:table-cell office:value-type="string" calcext:value-type="string">
            <text:p>second/download/CMake/CMake-old-new/Kitware_CMake_new_file_2.cpp</text:p>
          </table:table-cell>
          <table:table-cell office:value-type="string" calcext:value-type="string">
            <text:p>second/download/CMake/CMake-old-new/Kitware_CMake_old_hunk_4.cpp</text:p>
          </table:table-cell>
          <table:table-cell office:value-type="string" calcext:value-type="string">
            <text:p>second/download/CMake/CMake-old-new/Kitware_CMake_new_hunk_4.cpp</text:p>
          </table:table-cell>
          <table:table-cell office:value-type="string" calcext:value-type="string">
            <text:p>      /* we got a time. Format should be: "YYYYMMDDHHMMSS[.sss]" where the</text:p>
            <text:p>         last .sss part is optional and means fractions of a second */</text:p>
            <text:p>      int year, month, day, hour, minute, second;</text:p>
            <text:p>      char *buf = data-&gt;state.buffer;</text:p>
            <text:p>      if(6 == sscanf(buf�, "%04d%02d%02d%02d%02d%02d",</text:p>
            <text:p>                     &amp;year, &amp;month, &amp;day, &amp;hour, &amp;minute, &amp;second)) {</text:p>
            <text:p>        /* we have a time, reformat it */</text:p>
            <text:p>        time_t secs=time(NULL);</text:p>
            <text:p>        /* using the good old yacc/bison yuck */</text:p>
            <text:p>        snprintf(buf, CURL_BUFSIZE(conn-&gt;data-&gt;set.buffer_size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>        data-&gt;info.filetime = (long)curl_getdate(buf, &amp;secs);</text:p>
            <text:p>      }</text:p>
            <text:p/>
            <text:p>#ifdef CURL_FTP_HTTPSTYLE_HEAD</text:p>
            <text:p/>
          </table:table-cell>
          <table:table-cell office:value-type="string" calcext:value-type="string">
            <text:p>      /* we got a time. Format should be: "YYYYMMDDHHMMSS[.sss]" where the</text:p>
            <text:p>         last .sss part is optional and means fractions of a second */</text:p>
            <text:p>      int year, month, day, hour, minute, second;</text:p>
            <text:p>      if(6 == sscanf(&amp;data-&gt;state.buffer[4], "%04d%02d%02d%02d%02d%02d",</text:p>
            <text:p>                     &amp;year, &amp;month, &amp;day, &amp;hour, &amp;minute, &amp;second)) {</text:p>
            <text:p>        /* we have a time, reformat it */</text:p>
            <text:p>        char timebuf[24];</text:p>
            <text:p>        time_t secs=time(NULL);</text:p>
            <text:p/>
            <text:p>        snprintf(timebuf, sizeof(timebuf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>        data-&gt;info.filetime = (long)curl_getdate(timebuf, &amp;secs);</text:p>
            <text:p>      }</text:p>
            <text:p/>
            <text:p>#ifdef CURL_FTP_HTTPSTYLE_HEAD</text:p>
            <text:p/>
          </table:table-cell>
          <table:table-cell office:value-type="float" office:value="2101" calcext:value-type="float">
            <text:p>210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2.cpp</text:p>
          </table:table-cell>
          <table:table-cell office:value-type="string" calcext:value-type="string">
            <text:p>second/download/CMake/CMake-old-new/Kitware_CMake_new_file_2.cpp</text:p>
          </table:table-cell>
          <table:table-cell office:value-type="string" calcext:value-type="string">
            <text:p>second/download/CMake/CMake-old-new/Kitware_CMake_old_hunk_5.cpp</text:p>
          </table:table-cell>
          <table:table-cell office:value-type="string" calcext:value-type="string">
            <text:p>second/download/CMake/CMake-old-new/Kitware_CMake_new_hunk_5.cpp</text:p>
          </table:table-cell>
          <table:table-cell office:value-type="string" calcext:value-type="string">
            <text:p>          return result;</text:p>
            <text:p/>
            <text:p>        /* format: "Tue, 15 Nov 1994 12:45:26" */</text:p>
            <text:p>        snprintf(buf, BUFSIZE-1,</text:p>
            <text:p>                 "Last-Modified: %s, %02d %s %4d %02d:%02d:%02d GMT\r\n",</text:p>
            <text:p>                 Curl_wkday[tm-&gt;tm_wday?tm-&gt;tm_wday-1:6],</text:p>
            <text:p>                 tm-&gt;tm_mday,</text:p>
            <text:p/>
          </table:table-cell>
          <table:table-cell office:value-type="string" calcext:value-type="string">
            <text:p>          return result;</text:p>
            <text:p/>
            <text:p>        /* format: "Tue, 15 Nov 1994 12:45:26" */</text:p>
            <text:p>        snprintf(headerbuf, sizeof(headerbuf),</text:p>
            <text:p>                 "Last-Modified: %s, %02d %s %4d %02d:%02d:%02d GMT\r\n",</text:p>
            <text:p>                 Curl_wkday[tm-&gt;tm_wday?tm-&gt;tm_wday-1:6],</text:p>
            <text:p>                 tm-&gt;tm_mday,</text:p>
            <text:p/>
          </table:table-cell>
          <table:table-cell table:number-columns-repeated="2" office:value-type="float" office:value="2131" calcext:value-type="float">
            <text:p>2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2.cpp</text:p>
          </table:table-cell>
          <table:table-cell office:value-type="string" calcext:value-type="string">
            <text:p>second/download/CMake/CMake-old-new/Kitware_CMake_new_file_2.cpp</text:p>
          </table:table-cell>
          <table:table-cell office:value-type="string" calcext:value-type="string">
            <text:p>second/download/CMake/CMake-old-new/Kitware_CMake_old_hunk_6.cpp</text:p>
          </table:table-cell>
          <table:table-cell office:value-type="string" calcext:value-type="string">
            <text:p>second/download/CMake/CMake-old-new/Kitware_CMake_new_hunk_6.cpp</text:p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snprintf(buf, CURL_BUFSIZE(data-&gt;set.buffer_size),</text:p>
            <text:p>               "Content-Length: %" CURL_FORMAT_CURL_OFF_T "\r\n", filesize);</text:p>
            <text:p>      result = Curl_client_write(conn, CLIENTWRITE_BOTH, buf, 0);</text:p>
            <text:p>      if(result)</text:p>
            <text:p>        return result;</text:p>
            <text:p>    }</text:p>
            <text:p/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char clbuf[128];</text:p>
            <text:p>      snprintf(clbuf, sizeof(clbuf),</text:p>
            <text:p>               "Content-Length: %" CURL_FORMAT_CURL_OFF_T "\r\n", filesize);</text:p>
            <text:p>      result = Curl_client_write(conn, CLIENTWRITE_BOTH, clbuf, 0);</text:p>
            <text:p>      if(result)</text:p>
            <text:p>        return result;</text:p>
            <text:p>    }</text:p>
            <text:p/>
          </table:table-cell>
          <table:table-cell table:number-columns-repeated="2" office:value-type="float" office:value="2318" calcext:value-type="float">
            <text:p>231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3.cpp</text:p>
          </table:table-cell>
          <table:table-cell office:value-type="string" calcext:value-type="string">
            <text:p>second/download/CMake/CMake-old-new/Kitware_CMake_new_file_3.cpp</text:p>
          </table:table-cell>
          <table:table-cell office:value-type="string" calcext:value-type="string">
            <text:p>second/download/CMake/CMake-old-new/Kitware_CMake_old_hunk_7.cpp</text:p>
          </table:table-cell>
          <table:table-cell office:value-type="string" calcext:value-type="string">
            <text:p>second/download/CMake/CMake-old-new/Kitware_CMake_new_hunk_7.cpp</text:p>
          </table:table-cell>
          <table:table-cell office:value-type="string" calcext:value-type="string">
            <text:p>    pwd = conn-&gt;passwd;</text:p>
            <text:p>  }</text:p>
            <text:p/>
            <text:p>  snprintf(data-&gt;state.buffer, CURL_BUFSIZE(data-&gt;set.buffer_size),</text:p>
            <text:p>           "%s:%s", user, pwd);</text:p>
            <text:p/>
            <text:p>  result = Curl_base64_encode(data,</text:p>
            <text:p>                              data-&gt;state.buffer, strlen(data-&gt;state.buffer),</text:p>
            <text:p>                              &amp;authorization, &amp;size);</text:p>
            <text:p>  if(result)</text:p>
            <text:p>    return result;</text:p>
            <text:p/>
            <text:p>  if(!authorization)</text:p>
            <text:p>    return CURLE_REMOTE_ACCESS_DENIED;</text:p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</text:p>
            <text:p>    return CURLE_OUT_OF_MEMORY;</text:p>
            <text:p/>
            <text:p>  return CURLE_OK;</text:p>
            <text:p>}</text:p>
            <text:p/>
            <text:p>/* pickoneauth() selects the most favourable authentication method from the</text:p>
            <text:p/>
          </table:table-cell>
          <table:table-cell office:value-type="string" calcext:value-type="string">
            <text:p>    pwd = conn-&gt;passwd;</text:p>
            <text:p>  }</text:p>
            <text:p/>
            <text:p>  out = aprintf("%s:%s", user, pwd);</text:p>
            <text:p>  if(!out)</text:p>
            <text:p>    return CURLE_OUT_OF_MEMORY;</text:p>
            <text:p/>
            <text:p>  result = Curl_base64_encode(data, out, strlen(out), &amp;authorization, &amp;size);</text:p>
            <text:p>  if(result)</text:p>
            <text:p>    goto fail;</text:p>
            <text:p/>
            <text:p>  if(!authorization) {</text:p>
            <text:p>    result = CURLE_REMOTE_ACCESS_DENIED;</text:p>
            <text:p>    goto fail;</text:p>
            <text:p>  }</text:p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 {</text:p>
            <text:p>    result = CURLE_OUT_OF_MEMORY;</text:p>
            <text:p>    goto fail;</text:p>
            <text:p>  }</text:p>
            <text:p/>
            <text:p>  fail:</text:p>
            <text:p>  free(out);</text:p>
            <text:p>  return result;</text:p>
            <text:p>}</text:p>
            <text:p/>
            <text:p>/* pickoneauth() selects the most favourable authentication method from the</text:p>
            <text:p/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3, 16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3.cpp</text:p>
          </table:table-cell>
          <table:table-cell office:value-type="string" calcext:value-type="string">
            <text:p>second/download/CMake/CMake-old-new/Kitware_CMake_new_file_3.cpp</text:p>
          </table:table-cell>
          <table:table-cell office:value-type="string" calcext:value-type="string">
            <text:p>second/download/CMake/CMake-old-new/Kitware_CMake_old_hunk_8.cpp</text:p>
          </table:table-cell>
          <table:table-cell office:value-type="string" calcext:value-type="string">
            <text:p>second/download/CMake/CMake-old-new/Kitware_CMake_new_hunk_8.cpp</text:p>
          </table:table-cell>
          <table:table-cell office:value-type="string" calcext:value-type="string">
            <text:p>   */</text:p>
            <text:p/>
            <text:p>  /* format: "Tue, 15 Nov 1994 12:45:26 GMT" */</text:p>
            <text:p>  snprintf(buf, BUFSIZE-1,</text:p>
            <text:p>           "%s, %02d %s %4d %02d:%02d:%02d GMT",</text:p>
            <text:p>           Curl_wkday[tm-&gt;tm_wday?tm-&gt;tm_wday-1:6],</text:p>
            <text:p>           tm-&gt;tm_mday,</text:p>
            <text:p>           Curl_month[tm-&gt;tm_mon],</text:p>
            <text:p/>
          </table:table-cell>
          <table:table-cell office:value-type="string" calcext:value-type="string">
            <text:p>   */</text:p>
            <text:p/>
            <text:p>  /* format: "Tue, 15 Nov 1994 12:45:26 GMT" */</text:p>
            <text:p>  snprintf(datestr, sizeof(datestr),</text:p>
            <text:p>           "%s: %s, %02d %s %4d %02d:%02d:%02d GMT\r\n",</text:p>
            <text:p>           condp,</text:p>
            <text:p>           Curl_wkday[tm-&gt;tm_wday?tm-&gt;tm_wday-1:6],</text:p>
            <text:p>           tm-&gt;tm_mday,</text:p>
            <text:p>           Curl_month[tm-&gt;tm_mon],</text:p>
            <text:p/>
          </table:table-cell>
          <table:table-cell office:value-type="float" office:value="1712" calcext:value-type="float">
            <text:p>1712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8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endf.c</text:p>
          </table:table-cell>
          <table:table-cell office:value-type="string" calcext:value-type="string">
            <text:p>second/download/CMake/CMake-old-new/Kitware_CMake_old_file_4.cpp</text:p>
          </table:table-cell>
          <table:table-cell office:value-type="string" calcext:value-type="string">
            <text:p>second/download/CMake/CMake-old-new/Kitware_CMake_new_file_4.cpp</text:p>
          </table:table-cell>
          <table:table-cell office:value-type="string" calcext:value-type="string">
            <text:p>second/download/CMake/CMake-old-new/Kitware_CMake_old_hunk_9.cpp</text:p>
          </table:table-cell>
          <table:table-cell office:value-type="string" calcext:value-type="string">
            <text:p>second/download/CMake/CMake-old-new/Kitware_CMake_new_hunk_9.cpp</text:p>
          </table:table-cell>
          <table:table-cell office:value-type="string" calcext:value-type="string">
            <text:p>{</text:p>
            <text:p>  va_list ap;</text:p>
            <text:p>  size_t len;</text:p>
            <text:p>  va_start(ap, fmt);</text:p>
            <text:p/>
            <text:p>  vsnprintf(data-&gt;state.buffer, BUFSIZE, fmt, ap);</text:p>
            <text:p/>
            <text:p>  if(data-&gt;set.errorbuffer &amp;&amp; !data-&gt;state.errorbuf) {</text:p>
            <text:p>    snprintf(data-&gt;set.errorbuffer, CURL_ERROR_SIZE, "%s", data-&gt;state.buffer);</text:p>
            <text:p>    data-&gt;state.errorbuf = TRUE; /* wrote error string */</text:p>
            <text:p>  }</text:p>
            <text:p>  if(data-&gt;set.verbose) {</text:p>
            <text:p>    len = strlen(data-&gt;state.buffer);</text:p>
            <text:p>    if(len &lt; BUFSIZE - 1) {</text:p>
            <text:p>      data-&gt;state.buffer[len] = '\n';</text:p>
            <text:p>      data-&gt;state.buffer[練�] = '\0';</text:p>
            <text:p>    }</text:p>
            <text:p>    Curl_debug(data, CURLINFO_TEXT, data-&gt;state.buffer, len, NULL);</text:p>
            <text:p>  }</text:p>
            <text:p/>
            <text:p>  va_end(ap);</text:p>
            <text:p/>
          </table:table-cell>
          <table:table-cell office:value-type="string" calcext:value-type="string">
            <text:p>{</text:p>
            <text:p>  va_list ap;</text:p>
            <text:p>  size_t len;</text:p>
            <text:p>  char error[CURL_ERROR_SIZE  2];</text:p>
            <text:p>  va_start(ap, fmt);</text:p>
            <text:p/>
            <text:p>  vsnprintf(error, CURL_ERROR_SIZE, fmt, ap);</text:p>
            <text:p>  len = strlen(error);</text:p>
            <text:p/>
            <text:p>  if(data-&gt;set.errorbuffer &amp;&amp; !data-&gt;state.errorbuf) {</text:p>
            <text:p>    strcpy(data-&gt;set.errorbuffer, error);</text:p>
            <text:p>    data-&gt;state.errorbuf = TRUE; /* wrote error string */</text:p>
            <text:p>  }</text:p>
            <text:p>  if(data-&gt;set.verbose) {</text:p>
            <text:p>    error[len] = '\n';</text:p>
            <text:p>    error[練�] = '\0';</text:p>
            <text:p>    Curl_debug(data, CURLINFO_TEXT, error, len, NULL);</text:p>
            <text:p>  }</text:p>
            <text:p/>
            <text:p>  va_end(ap);</text:p>
            <text:p/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[5, 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url.c</text:p>
          </table:table-cell>
          <table:table-cell office:value-type="string" calcext:value-type="string">
            <text:p>second/download/CMake/CMake-old-new/Kitware_CMake_old_file_5.cpp</text:p>
          </table:table-cell>
          <table:table-cell office:value-type="string" calcext:value-type="string">
            <text:p>second/download/CMake/CMake-old-new/Kitware_CMake_new_file_5.cpp</text:p>
          </table:table-cell>
          <table:table-cell office:value-type="string" calcext:value-type="string">
            <text:p>second/download/CMake/CMake-old-new/Kitware_CMake_old_hunk_10.cpp</text:p>
          </table:table-cell>
          <table:table-cell office:value-type="string" calcext:value-type="string">
            <text:p>second/download/CMake/CMake-old-new/Kitware_CMake_new_hunk_10.cpp</text:p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BUFSIZE  1);</text:p>
            <text:p>  if(!data-&gt;state.buffer) {</text:p>
            <text:p>    DEBUGF(fprintf(stderr, "Error: malloc of buffer failed\n"));</text:p>
            <text:p>    result = CURLE_OUT_OF_MEMORY;</text:p>
            <text:p/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READBUFFER_SIZE  1);</text:p>
            <text:p>  if(!data-&gt;state.buffer) {</text:p>
            <text:p>    DEBUGF(fprintf(stderr, "Error: malloc of buffer failed\n"));</text:p>
            <text:p>    result = CURLE_OUT_OF_MEMORY;</text:p>
            <text:p/>
          </table:table-cell>
          <table:table-cell office:value-type="float" office:value="644" calcext:value-type="float">
            <text:p>64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url.c</text:p>
          </table:table-cell>
          <table:table-cell office:value-type="string" calcext:value-type="string">
            <text:p>second/download/CMake/CMake-old-new/Kitware_CMake_old_file_5.cpp</text:p>
          </table:table-cell>
          <table:table-cell office:value-type="string" calcext:value-type="string">
            <text:p>second/download/CMake/CMake-old-new/Kitware_CMake_new_file_5.cpp</text:p>
          </table:table-cell>
          <table:table-cell office:value-type="string" calcext:value-type="string">
            <text:p>second/download/CMake/CMake-old-new/Kitware_CMake_old_hunk_11.cpp</text:p>
          </table:table-cell>
          <table:table-cell office:value-type="string" calcext:value-type="string">
            <text:p>second/download/CMake/CMake-old-new/Kitware_CMake_new_hunk_11.cpp</text:p>
          </table:table-cell>
          <table:table-cell office:value-type="string" calcext:value-type="string">
            <text:p>     * The application kindly asks for a differently sized receive buffer.</text:p>
            <text:p>     * If it seems reasonable, we'll use it.</text:p>
            <text:p>     */</text:p>
            <text:p>    data-&gt;set.buffer_size = va_arg(param, long);</text:p>
            <text:p/>
            <text:p>    if(data-&gt;set.buffer_size &gt; MAX_BUFSIZE)</text:p>
            <text:p>      data-&gt;set.buffer_size = MAX_BUFSIZE; /* huge internal default */</text:p>
            <text:p>    else if(data-&gt;set.buffer_size &lt; 1)</text:p>
            <text:p>      data-&gt;set.buffer_size = BUFSIZE;</text:p>
            <text:p/>
            <text:p>    /* Resize only if larger than default buffer size. */</text:p>
            <text:p>    if(data-&gt;set.buffer_size &gt; BUFSIZE) {</text:p>
            <text:p>      data-&gt;state.buffer = realloc(data-&gt;state.buffer,</text:p>
            <text:p>                                   data-&gt;set.buffer_size  1);</text:p>
            <text:p>      if(!data-&gt;state.buffer) {</text:p>
            <text:p>        DEBUGF(fprintf(stderr, "Error: realloc of buffer failed\n"));</text:p>
            <text:p>        result = CURLE_OUT_OF_MEMORY;</text:p>
            <text:p>      }</text:p>
            <text:p>    }</text:p>
            <text:p/>
            <text:p>    break;</text:p>
            <text:p/>
            <text:p/>
          </table:table-cell>
          <table:table-cell office:value-type="string" calcext:value-type="string">
            <text:p>     * The application kindly asks for a differently sized receive buffer.</text:p>
            <text:p>     * If it seems reasonable, we'll use it.</text:p>
            <text:p>     */</text:p>
            <text:p>    arg = va_arg(param, long);</text:p>
            <text:p/>
            <text:p>    if(arg &gt; READBUFFER_MAX)</text:p>
            <text:p>      arg = READBUFFER_MAX;</text:p>
            <text:p>    else if(arg &lt; 1)</text:p>
            <text:p>      arg = READBUFFER_SIZE;</text:p>
            <text:p>    else if(arg &lt; READBUFFER_MIN)</text:p>
            <text:p>      arg = READBUFFER_MIN;</text:p>
            <text:p/>
            <text:p>    /* Resize if new size */</text:p>
            <text:p>    if(arg != data-&gt;set.buffer_size) {</text:p>
            <text:p>      char *newbuff = realloc(data-&gt;state.buffer, arg  1);</text:p>
            <text:p>      if(!newbuff) {</text:p>
            <text:p>        DEBUGF(fprintf(stderr, "Error: realloc of buffer failed\n"));</text:p>
            <text:p>        result = CURLE_OUT_OF_MEMORY;</text:p>
            <text:p>      }</text:p>
            <text:p>      else</text:p>
            <text:p>        data-&gt;state.buffer = newbuff;</text:p>
            <text:p>    }</text:p>
            <text:p>    data-&gt;set.buffer_size = arg;</text:p>
            <text:p/>
            <text:p>    break;</text:p>
            <text:p/>
            <text:p/>
          </table:table-cell>
          <table:table-cell office:value-type="float" office:value="2284" calcext:value-type="float">
            <text:p>2284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auth/digest.c</text:p>
          </table:table-cell>
          <table:table-cell office:value-type="string" calcext:value-type="string">
            <text:p>second/download/CMake/CMake-old-new/Kitware_CMake_old_file_6.cpp</text:p>
          </table:table-cell>
          <table:table-cell office:value-type="string" calcext:value-type="string">
            <text:p>second/download/CMake/CMake-old-new/Kitware_CMake_new_file_6.cpp</text:p>
          </table:table-cell>
          <table:table-cell office:value-type="string" calcext:value-type="string">
            <text:p>second/download/CMake/CMake-old-new/Kitware_CMake_old_hunk_12.cpp</text:p>
          </table:table-cell>
          <table:table-cell office:value-type="string" calcext:value-type="string">
            <text:p>second/download/CMake/CMake-old-new/Kitware_CMake_new_hunk_12.cpp</text:p>
          </table:table-cell>
          <table:table-cell office:value-type="string" calcext:value-type="string">
            <text:p>  if(!(qop_values &amp; DIGEST_QOP_VALUE_AUTH))</text:p>
            <text:p>    return CURLE_BAD_CONTENT_ENCODING;</text:p>
            <text:p/>
            <text:p>  /* Generate 16 bytes of random data */</text:p>
            <text:p>  result = Curl_rand(data, &amp;entropy[0], 4);</text:p>
            <text:p>  if(result)</text:p>
            <text:p>    return result;</text:p>
            <text:p/>
            <text:p>  /* Convert the random data into a 32 byte hex string */</text:p>
            <text:p>  snprintf(cnonce, sizeof(cnonce), "%08x%08x%08x%08x",</text:p>
            <text:p>           entropy[0], entropy[1], entropy[2], entropy[3]);</text:p>
            <text:p/>
            <text:p>  /* So far so good, now calculate A1 and H(A1) according to RFC 2831 */</text:p>
            <text:p>  ctxt = Curl_MD5_init(Curl_DIGEST_MD5);</text:p>
            <text:p>  if(!ctxt)</text:p>
            <text:p/>
          </table:table-cell>
          <table:table-cell office:value-type="string" calcext:value-type="string">
            <text:p>  if(!(qop_values &amp; DIGEST_QOP_VALUE_AUTH))</text:p>
            <text:p>    return CURLE_BAD_CONTENT_ENCODING;</text:p>
            <text:p/>
            <text:p>  /* Generate 32 random hex chars, 32 bytes  1 zero termination */</text:p>
            <text:p>  result = Curl_rand_hex(data, (unsigned char *)cnonce, sizeof(cnonce));</text:p>
            <text:p>  if(result)</text:p>
            <text:p>    return result;</text:p>
            <text:p/>
            <text:p>  /* So far so good, now calculate A1 and H(A1) according to RFC 2831 */</text:p>
            <text:p>  ctxt = Curl_MD5_init(Curl_DIGEST_MD5);</text:p>
            <text:p>  if(!ctxt)</text:p>
            <text:p/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1">
          <table:table-cell office:value-type="string" calcext:value-type="string">
            <text:p>df1c187f2fdfa48bd36d770bac23f6503fd9b071</text:p>
          </table:table-cell>
          <table:table-cell office:value-type="string" calcext:value-type="string">
            <text:p>Merge branch 'update-curl' into release-3.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gtls.c</text:p>
          </table:table-cell>
          <table:table-cell office:value-type="string" calcext:value-type="string">
            <text:p>second/download/CMake/CMake-old-new/Kitware_CMake_old_file_7.cpp</text:p>
          </table:table-cell>
          <table:table-cell office:value-type="string" calcext:value-type="string">
            <text:p>second/download/CMake/CMake-old-new/Kitware_CMake_new_file_7.cpp</text:p>
          </table:table-cell>
          <table:table-cell office:value-type="string" calcext:value-type="string">
            <text:p>second/download/CMake/CMake-old-new/Kitware_CMake_old_hunk_13.cpp</text:p>
          </table:table-cell>
          <table:table-cell office:value-type="string" calcext:value-type="string">
            <text:p>second/download/CMake/CMake-old-new/Kitware_CMake_new_hunk_13.cpp</text:p>
          </table:table-cell>
          <table:table-cell office:value-type="string" calcext:value-type="string">
            <text:p>  return 1;</text:p>
            <text:p>}</text:p>
            <text:p/>
            <text:p>static void showtime(struct Curl_easy *data,</text:p>
            <text:p>                     const char *text,</text:p>
            <text:p>                     time_t stamp)</text:p>
            <text:p>{</text:p>
            <text:p>  struct tm buffer;</text:p>
            <text:p>  const struct tm *tm = &amp;buffer;</text:p>
            <text:p>  CURLcode result = Curl_gmtime(stamp, &amp;buffer);</text:p>
            <text:p>  if(result)</text:p>
            <text:p>    return;</text:p>
            <text:p/>
            <text:p>  snprintf(data-&gt;state.buffer,</text:p>
            <text:p>           BUFSIZE,</text:p>
            <text:p>           "\t %s: %s, %02d %s %4d %02d:%02d:%02d GMT",</text:p>
            <text:p>           text,</text:p>
            <text:p>           Curl_wkday[tm-&gt;tm_wday?tm-&gt;tm_wday-1:6],</text:p>
            <text:p/>
          </table:table-cell>
          <table:table-cell office:value-type="string" calcext:value-type="string">
            <text:p>  return 1;</text:p>
            <text:p>}</text:p>
            <text:p/>
            <text:p>#ifndef CURL_DISABLE_VERBOSE_STRINGS</text:p>
            <text:p>static void showtime(struct Curl_easy *data,</text:p>
            <text:p>                     const char *text,</text:p>
            <text:p>                     time_t stamp)</text:p>
            <text:p>{</text:p>
            <text:p>  struct tm buffer;</text:p>
            <text:p>  const struct tm *tm = &amp;buffer;</text:p>
            <text:p>  char str[96];</text:p>
            <text:p>  CURLcode result = Curl_gmtime(stamp, &amp;buffer);</text:p>
            <text:p>  if(result)</text:p>
            <text:p>    return;</text:p>
            <text:p/>
            <text:p>  snprintf(str,</text:p>
            <text:p>           sizeof(str),</text:p>
            <text:p>           "\t %s: %s, %02d %s %4d %02d:%02d:%02d GMT",</text:p>
            <text:p>           text,</text:p>
            <text:p>           Curl_wkday[tm-&gt;tm_wday?tm-&gt;tm_wday-1:6],</text:p>
            <text:p/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8.cpp</text:p>
          </table:table-cell>
          <table:table-cell office:value-type="string" calcext:value-type="string">
            <text:p>second/download/CMake/CMake-old-new/Kitware_CMake_new_file_8.cpp</text:p>
          </table:table-cell>
          <table:table-cell office:value-type="string" calcext:value-type="string">
            <text:p>second/download/CMake/CMake-old-new/Kitware_CMake_old_hunk_14.cpp</text:p>
          </table:table-cell>
          <table:table-cell office:value-type="string" calcext:value-type="string">
            <text:p>second/download/CMake/CMake-old-new/Kitware_CMake_new_hunk_14.cpp</text:p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snprintf(buf, CURL_BUFSIZE(data-&gt;set.buffer_size),</text:p>
            <text:p>             "Content-Length: %" CURL_FORMAT_CURL_OFF_T "\r\n", expected_size);</text:p>
            <text:p>    result = Curl_client_write(conn, CLIENTWRITE_BOTH, buf, 0);</text:p>
            <text:p>    if(result)</text:p>
            <text:p>      return result;</text:p>
            <text:p/>
            <text:p/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char header[80];</text:p>
            <text:p>    snprintf(header, sizeof(header),</text:p>
            <text:p>             "Content-Length: %" CURL_FORMAT_CURL_OFF_T "\r\n", expected_size);</text:p>
            <text:p>    result = Curl_client_write(conn, CLIENTWRITE_BOTH, header, 0);</text:p>
            <text:p>    if(result)</text:p>
            <text:p>      return result;</text:p>
            <text:p/>
            <text:p/>
          </table:table-cell>
          <table:table-cell office:value-type="float" office:value="47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8.cpp</text:p>
          </table:table-cell>
          <table:table-cell office:value-type="string" calcext:value-type="string">
            <text:p>second/download/CMake/CMake-old-new/Kitware_CMake_new_file_8.cpp</text:p>
          </table:table-cell>
          <table:table-cell office:value-type="string" calcext:value-type="string">
            <text:p>second/download/CMake/CMake-old-new/Kitware_CMake_old_hunk_15.cpp</text:p>
          </table:table-cell>
          <table:table-cell office:value-type="string" calcext:value-type="string">
            <text:p>second/download/CMake/CMake-old-new/Kitware_CMake_new_hunk_15.cpp</text:p>
          </table:table-cell>
          <table:table-cell office:value-type="string" calcext:value-type="string">
            <text:p>      return result;</text:p>
            <text:p/>
            <text:p>    /* format: "Tue, 15 Nov 1994 12:45:26 GMT" */</text:p>
            <text:p>    snprintf(buf, BUFSIZE-1,</text:p>
            <text:p>             "Last-Modified: %s, %02d %s %4d %02d:%02d:%02d GMT\r\n",</text:p>
            <text:p>             Curl_wkday[tm-&gt;tm_wday?tm-&gt;tm_wday-1:6],</text:p>
            <text:p>             tm-&gt;tm_mday,</text:p>
            <text:p/>
          </table:table-cell>
          <table:table-cell office:value-type="string" calcext:value-type="string">
            <text:p>      return result;</text:p>
            <text:p/>
            <text:p>    /* format: "Tue, 15 Nov 1994 12:45:26 GMT" */</text:p>
            <text:p>    snprintf(header, sizeof(header),</text:p>
            <text:p>             "Last-Modified: %s, %02d %s %4d %02d:%02d:%02d GMT\r\n",</text:p>
            <text:p>             Curl_wkday[tm-&gt;tm_wday?tm-&gt;tm_wday-1:6],</text:p>
            <text:p>             tm-&gt;tm_mday,</text:p>
            <text:p/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9.cpp</text:p>
          </table:table-cell>
          <table:table-cell office:value-type="string" calcext:value-type="string">
            <text:p>second/download/CMake/CMake-old-new/Kitware_CMake_new_file_9.cpp</text:p>
          </table:table-cell>
          <table:table-cell office:value-type="string" calcext:value-type="string">
            <text:p>second/download/CMake/CMake-old-new/Kitware_CMake_old_hunk_16.cpp</text:p>
          </table:table-cell>
          <table:table-cell office:value-type="string" calcext:value-type="string">
            <text:p>second/download/CMake/CMake-old-new/Kitware_CMake_new_hunk_16.cpp</text:p>
          </table:table-cell>
          <table:table-cell office:value-type="string" calcext:value-type="string">
            <text:p>      /* we got a time. Format should be: "YYYYMMDDHHMMSS[.sss]" where the</text:p>
            <text:p>         last .sss part is optional and means fractions of a second */</text:p>
            <text:p>      int year, month, day, hour, minute, second;</text:p>
            <text:p>      char *buf = data-&gt;state.buffer;</text:p>
            <text:p>      if(6 == sscanf(buf�, "%04d%02d%02d%02d%02d%02d",</text:p>
            <text:p>                     &amp;year, &amp;month, &amp;day, &amp;hour, &amp;minute, &amp;second)) {</text:p>
            <text:p>        /* we have a time, reformat it */</text:p>
            <text:p>        time_t secs=time(NULL);</text:p>
            <text:p>        /* using the good old yacc/bison yuck */</text:p>
            <text:p>        snprintf(buf, CURL_BUFSIZE(conn-&gt;data-&gt;set.buffer_size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>        data-&gt;info.filetime = (long)curl_getdate(buf, &amp;secs);</text:p>
            <text:p>      }</text:p>
            <text:p/>
            <text:p>#ifdef CURL_FTP_HTTPSTYLE_HEAD</text:p>
            <text:p/>
          </table:table-cell>
          <table:table-cell office:value-type="string" calcext:value-type="string">
            <text:p>      /* we got a time. Format should be: "YYYYMMDDHHMMSS[.sss]" where the</text:p>
            <text:p>         last .sss part is optional and means fractions of a second */</text:p>
            <text:p>      int year, month, day, hour, minute, second;</text:p>
            <text:p>      if(6 == sscanf(&amp;data-&gt;state.buffer[4], "%04d%02d%02d%02d%02d%02d",</text:p>
            <text:p>                     &amp;year, &amp;month, &amp;day, &amp;hour, &amp;minute, &amp;second)) {</text:p>
            <text:p>        /* we have a time, reformat it */</text:p>
            <text:p>        char timebuf[24];</text:p>
            <text:p>        time_t secs=time(NULL);</text:p>
            <text:p/>
            <text:p>        snprintf(timebuf, sizeof(timebuf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>        data-&gt;info.filetime = (long)curl_getdate(timebuf, &amp;secs);</text:p>
            <text:p>      }</text:p>
            <text:p/>
            <text:p>#ifdef CURL_FTP_HTTPSTYLE_HEAD</text:p>
            <text:p/>
          </table:table-cell>
          <table:table-cell office:value-type="float" office:value="2101" calcext:value-type="float">
            <text:p>210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9.cpp</text:p>
          </table:table-cell>
          <table:table-cell office:value-type="string" calcext:value-type="string">
            <text:p>second/download/CMake/CMake-old-new/Kitware_CMake_new_file_9.cpp</text:p>
          </table:table-cell>
          <table:table-cell office:value-type="string" calcext:value-type="string">
            <text:p>second/download/CMake/CMake-old-new/Kitware_CMake_old_hunk_17.cpp</text:p>
          </table:table-cell>
          <table:table-cell office:value-type="string" calcext:value-type="string">
            <text:p>second/download/CMake/CMake-old-new/Kitware_CMake_new_hunk_17.cpp</text:p>
          </table:table-cell>
          <table:table-cell office:value-type="string" calcext:value-type="string">
            <text:p>          return result;</text:p>
            <text:p/>
            <text:p>        /* format: "Tue, 15 Nov 1994 12:45:26" */</text:p>
            <text:p>        snprintf(buf, BUFSIZE-1,</text:p>
            <text:p>                 "Last-Modified: %s, %02d %s %4d %02d:%02d:%02d GMT\r\n",</text:p>
            <text:p>                 Curl_wkday[tm-&gt;tm_wday?tm-&gt;tm_wday-1:6],</text:p>
            <text:p>                 tm-&gt;tm_mday,</text:p>
            <text:p/>
          </table:table-cell>
          <table:table-cell office:value-type="string" calcext:value-type="string">
            <text:p>          return result;</text:p>
            <text:p/>
            <text:p>        /* format: "Tue, 15 Nov 1994 12:45:26" */</text:p>
            <text:p>        snprintf(headerbuf, sizeof(headerbuf),</text:p>
            <text:p>                 "Last-Modified: %s, %02d %s %4d %02d:%02d:%02d GMT\r\n",</text:p>
            <text:p>                 Curl_wkday[tm-&gt;tm_wday?tm-&gt;tm_wday-1:6],</text:p>
            <text:p>                 tm-&gt;tm_mday,</text:p>
            <text:p/>
          </table:table-cell>
          <table:table-cell table:number-columns-repeated="2" office:value-type="float" office:value="2131" calcext:value-type="float">
            <text:p>2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9.cpp</text:p>
          </table:table-cell>
          <table:table-cell office:value-type="string" calcext:value-type="string">
            <text:p>second/download/CMake/CMake-old-new/Kitware_CMake_new_file_9.cpp</text:p>
          </table:table-cell>
          <table:table-cell office:value-type="string" calcext:value-type="string">
            <text:p>second/download/CMake/CMake-old-new/Kitware_CMake_old_hunk_18.cpp</text:p>
          </table:table-cell>
          <table:table-cell office:value-type="string" calcext:value-type="string">
            <text:p>second/download/CMake/CMake-old-new/Kitware_CMake_new_hunk_18.cpp</text:p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snprintf(buf, CURL_BUFSIZE(data-&gt;set.buffer_size),</text:p>
            <text:p>               "Content-Length: %" CURL_FORMAT_CURL_OFF_T "\r\n", filesize);</text:p>
            <text:p>      result = Curl_client_write(conn, CLIENTWRITE_BOTH, buf, 0);</text:p>
            <text:p>      if(result)</text:p>
            <text:p>        return result;</text:p>
            <text:p>    }</text:p>
            <text:p/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char clbuf[128];</text:p>
            <text:p>      snprintf(clbuf, sizeof(clbuf),</text:p>
            <text:p>               "Content-Length: %" CURL_FORMAT_CURL_OFF_T "\r\n", filesize);</text:p>
            <text:p>      result = Curl_client_write(conn, CLIENTWRITE_BOTH, clbuf, 0);</text:p>
            <text:p>      if(result)</text:p>
            <text:p>        return result;</text:p>
            <text:p>    }</text:p>
            <text:p/>
          </table:table-cell>
          <table:table-cell table:number-columns-repeated="2" office:value-type="float" office:value="2318" calcext:value-type="float">
            <text:p>231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10.cpp</text:p>
          </table:table-cell>
          <table:table-cell office:value-type="string" calcext:value-type="string">
            <text:p>second/download/CMake/CMake-old-new/Kitware_CMake_new_file_10.cpp</text:p>
          </table:table-cell>
          <table:table-cell office:value-type="string" calcext:value-type="string">
            <text:p>second/download/CMake/CMake-old-new/Kitware_CMake_old_hunk_19.cpp</text:p>
          </table:table-cell>
          <table:table-cell office:value-type="string" calcext:value-type="string">
            <text:p>second/download/CMake/CMake-old-new/Kitware_CMake_new_hunk_19.cpp</text:p>
          </table:table-cell>
          <table:table-cell office:value-type="string" calcext:value-type="string">
            <text:p>    pwd = conn-&gt;passwd;</text:p>
            <text:p>  }</text:p>
            <text:p/>
            <text:p>  snprintf(data-&gt;state.buffer, CURL_BUFSIZE(data-&gt;set.buffer_size),</text:p>
            <text:p>           "%s:%s", user, pwd);</text:p>
            <text:p/>
            <text:p>  result = Curl_base64_encode(data,</text:p>
            <text:p>                              data-&gt;state.buffer, strlen(data-&gt;state.buffer),</text:p>
            <text:p>                              &amp;authorization, &amp;size);</text:p>
            <text:p>  if(result)</text:p>
            <text:p>    return result;</text:p>
            <text:p/>
            <text:p>  if(!authorization)</text:p>
            <text:p>    return CURLE_REMOTE_ACCESS_DENIED;</text:p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</text:p>
            <text:p>    return CURLE_OUT_OF_MEMORY;</text:p>
            <text:p/>
            <text:p>  return CURLE_OK;</text:p>
            <text:p>}</text:p>
            <text:p/>
            <text:p>/* pickoneauth() selects the most favourable authentication method from the</text:p>
            <text:p/>
          </table:table-cell>
          <table:table-cell office:value-type="string" calcext:value-type="string">
            <text:p>    pwd = conn-&gt;passwd;</text:p>
            <text:p>  }</text:p>
            <text:p/>
            <text:p>  out = aprintf("%s:%s", user, pwd);</text:p>
            <text:p>  if(!out)</text:p>
            <text:p>    return CURLE_OUT_OF_MEMORY;</text:p>
            <text:p/>
            <text:p>  result = Curl_base64_encode(data, out, strlen(out), &amp;authorization, &amp;size);</text:p>
            <text:p>  if(result)</text:p>
            <text:p>    goto fail;</text:p>
            <text:p/>
            <text:p>  if(!authorization) {</text:p>
            <text:p>    result = CURLE_REMOTE_ACCESS_DENIED;</text:p>
            <text:p>    goto fail;</text:p>
            <text:p>  }</text:p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 {</text:p>
            <text:p>    result = CURLE_OUT_OF_MEMORY;</text:p>
            <text:p>    goto fail;</text:p>
            <text:p>  }</text:p>
            <text:p/>
            <text:p>  fail:</text:p>
            <text:p>  free(out);</text:p>
            <text:p>  return result;</text:p>
            <text:p>}</text:p>
            <text:p/>
            <text:p>/* pickoneauth() selects the most favourable authentication method from the</text:p>
            <text:p/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3, 16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10.cpp</text:p>
          </table:table-cell>
          <table:table-cell office:value-type="string" calcext:value-type="string">
            <text:p>second/download/CMake/CMake-old-new/Kitware_CMake_new_file_10.cpp</text:p>
          </table:table-cell>
          <table:table-cell office:value-type="string" calcext:value-type="string">
            <text:p>second/download/CMake/CMake-old-new/Kitware_CMake_old_hunk_20.cpp</text:p>
          </table:table-cell>
          <table:table-cell office:value-type="string" calcext:value-type="string">
            <text:p>second/download/CMake/CMake-old-new/Kitware_CMake_new_hunk_20.cpp</text:p>
          </table:table-cell>
          <table:table-cell office:value-type="string" calcext:value-type="string">
            <text:p>   */</text:p>
            <text:p/>
            <text:p>  /* format: "Tue, 15 Nov 1994 12:45:26 GMT" */</text:p>
            <text:p>  snprintf(buf, BUFSIZE-1,</text:p>
            <text:p>           "%s, %02d %s %4d %02d:%02d:%02d GMT",</text:p>
            <text:p>           Curl_wkday[tm-&gt;tm_wday?tm-&gt;tm_wday-1:6],</text:p>
            <text:p>           tm-&gt;tm_mday,</text:p>
            <text:p>           Curl_month[tm-&gt;tm_mon],</text:p>
            <text:p/>
          </table:table-cell>
          <table:table-cell office:value-type="string" calcext:value-type="string">
            <text:p>   */</text:p>
            <text:p/>
            <text:p>  /* format: "Tue, 15 Nov 1994 12:45:26 GMT" */</text:p>
            <text:p>  snprintf(datestr, sizeof(datestr),</text:p>
            <text:p>           "%s: %s, %02d %s %4d %02d:%02d:%02d GMT\r\n",</text:p>
            <text:p>           condp,</text:p>
            <text:p>           Curl_wkday[tm-&gt;tm_wday?tm-&gt;tm_wday-1:6],</text:p>
            <text:p>           tm-&gt;tm_mday,</text:p>
            <text:p>           Curl_month[tm-&gt;tm_mon],</text:p>
            <text:p/>
          </table:table-cell>
          <table:table-cell office:value-type="float" office:value="1712" calcext:value-type="float">
            <text:p>1712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8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endf.c</text:p>
          </table:table-cell>
          <table:table-cell office:value-type="string" calcext:value-type="string">
            <text:p>second/download/CMake/CMake-old-new/Kitware_CMake_old_file_11.cpp</text:p>
          </table:table-cell>
          <table:table-cell office:value-type="string" calcext:value-type="string">
            <text:p>second/download/CMake/CMake-old-new/Kitware_CMake_new_file_11.cpp</text:p>
          </table:table-cell>
          <table:table-cell office:value-type="string" calcext:value-type="string">
            <text:p>second/download/CMake/CMake-old-new/Kitware_CMake_old_hunk_21.cpp</text:p>
          </table:table-cell>
          <table:table-cell office:value-type="string" calcext:value-type="string">
            <text:p>second/download/CMake/CMake-old-new/Kitware_CMake_new_hunk_21.cpp</text:p>
          </table:table-cell>
          <table:table-cell office:value-type="string" calcext:value-type="string">
            <text:p>{</text:p>
            <text:p>  va_list ap;</text:p>
            <text:p>  size_t len;</text:p>
            <text:p>  va_start(ap, fmt);</text:p>
            <text:p/>
            <text:p>  vsnprintf(data-&gt;state.buffer, BUFSIZE, fmt, ap);</text:p>
            <text:p/>
            <text:p>  if(data-&gt;set.errorbuffer &amp;&amp; !data-&gt;state.errorbuf) {</text:p>
            <text:p>    snprintf(data-&gt;set.errorbuffer, CURL_ERROR_SIZE, "%s", data-&gt;state.buffer);</text:p>
            <text:p>    data-&gt;state.errorbuf = TRUE; /* wrote error string */</text:p>
            <text:p>  }</text:p>
            <text:p>  if(data-&gt;set.verbose) {</text:p>
            <text:p>    len = strlen(data-&gt;state.buffer);</text:p>
            <text:p>    if(len &lt; BUFSIZE - 1) {</text:p>
            <text:p>      data-&gt;state.buffer[len] = '\n';</text:p>
            <text:p>      data-&gt;state.buffer[練�] = '\0';</text:p>
            <text:p>    }</text:p>
            <text:p>    Curl_debug(data, CURLINFO_TEXT, data-&gt;state.buffer, len, NULL);</text:p>
            <text:p>  }</text:p>
            <text:p/>
            <text:p>  va_end(ap);</text:p>
            <text:p/>
          </table:table-cell>
          <table:table-cell office:value-type="string" calcext:value-type="string">
            <text:p>{</text:p>
            <text:p>  va_list ap;</text:p>
            <text:p>  size_t len;</text:p>
            <text:p>  char error[CURL_ERROR_SIZE  2];</text:p>
            <text:p>  va_start(ap, fmt);</text:p>
            <text:p/>
            <text:p>  vsnprintf(error, CURL_ERROR_SIZE, fmt, ap);</text:p>
            <text:p>  len = strlen(error);</text:p>
            <text:p/>
            <text:p>  if(data-&gt;set.errorbuffer &amp;&amp; !data-&gt;state.errorbuf) {</text:p>
            <text:p>    strcpy(data-&gt;set.errorbuffer, error);</text:p>
            <text:p>    data-&gt;state.errorbuf = TRUE; /* wrote error string */</text:p>
            <text:p>  }</text:p>
            <text:p>  if(data-&gt;set.verbose) {</text:p>
            <text:p>    error[len] = '\n';</text:p>
            <text:p>    error[練�] = '\0';</text:p>
            <text:p>    Curl_debug(data, CURLINFO_TEXT, error, len, NULL);</text:p>
            <text:p>  }</text:p>
            <text:p/>
            <text:p>  va_end(ap);</text:p>
            <text:p/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[5, 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url.c</text:p>
          </table:table-cell>
          <table:table-cell office:value-type="string" calcext:value-type="string">
            <text:p>second/download/CMake/CMake-old-new/Kitware_CMake_old_file_12.cpp</text:p>
          </table:table-cell>
          <table:table-cell office:value-type="string" calcext:value-type="string">
            <text:p>second/download/CMake/CMake-old-new/Kitware_CMake_new_file_12.cpp</text:p>
          </table:table-cell>
          <table:table-cell office:value-type="string" calcext:value-type="string">
            <text:p>second/download/CMake/CMake-old-new/Kitware_CMake_old_hunk_22.cpp</text:p>
          </table:table-cell>
          <table:table-cell office:value-type="string" calcext:value-type="string">
            <text:p>second/download/CMake/CMake-old-new/Kitware_CMake_new_hunk_22.cpp</text:p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BUFSIZE  1);</text:p>
            <text:p>  if(!data-&gt;state.buffer) {</text:p>
            <text:p>    DEBUGF(fprintf(stderr, "Error: malloc of buffer failed\n"));</text:p>
            <text:p>    result = CURLE_OUT_OF_MEMORY;</text:p>
            <text:p/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READBUFFER_SIZE  1);</text:p>
            <text:p>  if(!data-&gt;state.buffer) {</text:p>
            <text:p>    DEBUGF(fprintf(stderr, "Error: malloc of buffer failed\n"));</text:p>
            <text:p>    result = CURLE_OUT_OF_MEMORY;</text:p>
            <text:p/>
          </table:table-cell>
          <table:table-cell office:value-type="float" office:value="644" calcext:value-type="float">
            <text:p>64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url.c</text:p>
          </table:table-cell>
          <table:table-cell office:value-type="string" calcext:value-type="string">
            <text:p>second/download/CMake/CMake-old-new/Kitware_CMake_old_file_12.cpp</text:p>
          </table:table-cell>
          <table:table-cell office:value-type="string" calcext:value-type="string">
            <text:p>second/download/CMake/CMake-old-new/Kitware_CMake_new_file_12.cpp</text:p>
          </table:table-cell>
          <table:table-cell office:value-type="string" calcext:value-type="string">
            <text:p>second/download/CMake/CMake-old-new/Kitware_CMake_old_hunk_23.cpp</text:p>
          </table:table-cell>
          <table:table-cell office:value-type="string" calcext:value-type="string">
            <text:p>second/download/CMake/CMake-old-new/Kitware_CMake_new_hunk_23.cpp</text:p>
          </table:table-cell>
          <table:table-cell office:value-type="string" calcext:value-type="string">
            <text:p>     * The application kindly asks for a differently sized receive buffer.</text:p>
            <text:p>     * If it seems reasonable, we'll use it.</text:p>
            <text:p>     */</text:p>
            <text:p>    data-&gt;set.buffer_size = va_arg(param, long);</text:p>
            <text:p/>
            <text:p>    if(data-&gt;set.buffer_size &gt; MAX_BUFSIZE)</text:p>
            <text:p>      data-&gt;set.buffer_size = MAX_BUFSIZE; /* huge internal default */</text:p>
            <text:p>    else if(data-&gt;set.buffer_size &lt; 1)</text:p>
            <text:p>      data-&gt;set.buffer_size = BUFSIZE;</text:p>
            <text:p/>
            <text:p>    /* Resize only if larger than default buffer size. */</text:p>
            <text:p>    if(data-&gt;set.buffer_size &gt; BUFSIZE) {</text:p>
            <text:p>      data-&gt;state.buffer = realloc(data-&gt;state.buffer,</text:p>
            <text:p>                                   data-&gt;set.buffer_size  1);</text:p>
            <text:p>      if(!data-&gt;state.buffer) {</text:p>
            <text:p>        DEBUGF(fprintf(stderr, "Error: realloc of buffer failed\n"));</text:p>
            <text:p>        result = CURLE_OUT_OF_MEMORY;</text:p>
            <text:p>      }</text:p>
            <text:p>    }</text:p>
            <text:p/>
            <text:p>    break;</text:p>
            <text:p/>
            <text:p/>
          </table:table-cell>
          <table:table-cell office:value-type="string" calcext:value-type="string">
            <text:p>     * The application kindly asks for a differently sized receive buffer.</text:p>
            <text:p>     * If it seems reasonable, we'll use it.</text:p>
            <text:p>     */</text:p>
            <text:p>    arg = va_arg(param, long);</text:p>
            <text:p/>
            <text:p>    if(arg &gt; READBUFFER_MAX)</text:p>
            <text:p>      arg = READBUFFER_MAX;</text:p>
            <text:p>    else if(arg &lt; 1)</text:p>
            <text:p>      arg = READBUFFER_SIZE;</text:p>
            <text:p>    else if(arg &lt; READBUFFER_MIN)</text:p>
            <text:p>      arg = READBUFFER_MIN;</text:p>
            <text:p/>
            <text:p>    /* Resize if new size */</text:p>
            <text:p>    if(arg != data-&gt;set.buffer_size) {</text:p>
            <text:p>      char *newbuff = realloc(data-&gt;state.buffer, arg  1);</text:p>
            <text:p>      if(!newbuff) {</text:p>
            <text:p>        DEBUGF(fprintf(stderr, "Error: realloc of buffer failed\n"));</text:p>
            <text:p>        result = CURLE_OUT_OF_MEMORY;</text:p>
            <text:p>      }</text:p>
            <text:p>      else</text:p>
            <text:p>        data-&gt;state.buffer = newbuff;</text:p>
            <text:p>    }</text:p>
            <text:p>    data-&gt;set.buffer_size = arg;</text:p>
            <text:p/>
            <text:p>    break;</text:p>
            <text:p/>
            <text:p/>
          </table:table-cell>
          <table:table-cell office:value-type="float" office:value="2284" calcext:value-type="float">
            <text:p>2284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auth/digest.c</text:p>
          </table:table-cell>
          <table:table-cell office:value-type="string" calcext:value-type="string">
            <text:p>second/download/CMake/CMake-old-new/Kitware_CMake_old_file_13.cpp</text:p>
          </table:table-cell>
          <table:table-cell office:value-type="string" calcext:value-type="string">
            <text:p>second/download/CMake/CMake-old-new/Kitware_CMake_new_file_13.cpp</text:p>
          </table:table-cell>
          <table:table-cell office:value-type="string" calcext:value-type="string">
            <text:p>second/download/CMake/CMake-old-new/Kitware_CMake_old_hunk_24.cpp</text:p>
          </table:table-cell>
          <table:table-cell office:value-type="string" calcext:value-type="string">
            <text:p>second/download/CMake/CMake-old-new/Kitware_CMake_new_hunk_24.cpp</text:p>
          </table:table-cell>
          <table:table-cell office:value-type="string" calcext:value-type="string">
            <text:p>  if(!(qop_values &amp; DIGEST_QOP_VALUE_AUTH))</text:p>
            <text:p>    return CURLE_BAD_CONTENT_ENCODING;</text:p>
            <text:p/>
            <text:p>  /* Generate 16 bytes of random data */</text:p>
            <text:p>  result = Curl_rand(data, &amp;entropy[0], 4);</text:p>
            <text:p>  if(result)</text:p>
            <text:p>    return result;</text:p>
            <text:p/>
            <text:p>  /* Convert the random data into a 32 byte hex string */</text:p>
            <text:p>  snprintf(cnonce, sizeof(cnonce), "%08x%08x%08x%08x",</text:p>
            <text:p>           entropy[0], entropy[1], entropy[2], entropy[3]);</text:p>
            <text:p/>
            <text:p>  /* So far so good, now calculate A1 and H(A1) according to RFC 2831 */</text:p>
            <text:p>  ctxt = Curl_MD5_init(Curl_DIGEST_MD5);</text:p>
            <text:p>  if(!ctxt)</text:p>
            <text:p/>
          </table:table-cell>
          <table:table-cell office:value-type="string" calcext:value-type="string">
            <text:p>  if(!(qop_values &amp; DIGEST_QOP_VALUE_AUTH))</text:p>
            <text:p>    return CURLE_BAD_CONTENT_ENCODING;</text:p>
            <text:p/>
            <text:p>  /* Generate 32 random hex chars, 32 bytes  1 zero termination */</text:p>
            <text:p>  result = Curl_rand_hex(data, (unsigned char *)cnonce, sizeof(cnonce));</text:p>
            <text:p>  if(result)</text:p>
            <text:p>    return result;</text:p>
            <text:p/>
            <text:p>  /* So far so good, now calculate A1 and H(A1) according to RFC 2831 */</text:p>
            <text:p>  ctxt = Curl_MD5_init(Curl_DIGEST_MD5);</text:p>
            <text:p>  if(!ctxt)</text:p>
            <text:p/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1">
          <table:table-cell office:value-type="string" calcext:value-type="string">
            <text:p>a3ef36f153f51c33ea2154cff17bbf9abb7ee073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6-14 (54b636f1)</text:p>
            <text:p/>
            <text:p>Resolve a logical conflict in `Utilities/cmcurl/CMakeLists.txt`</text:p>
            <text:p>by disabling CA bundle/path detection for build within CMake.</text:p>
            <text:p>CMake already handles locating a CA bundle/path at runti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gtls.c</text:p>
          </table:table-cell>
          <table:table-cell office:value-type="string" calcext:value-type="string">
            <text:p>second/download/CMake/CMake-old-new/Kitware_CMake_old_file_14.cpp</text:p>
          </table:table-cell>
          <table:table-cell office:value-type="string" calcext:value-type="string">
            <text:p>second/download/CMake/CMake-old-new/Kitware_CMake_new_file_14.cpp</text:p>
          </table:table-cell>
          <table:table-cell office:value-type="string" calcext:value-type="string">
            <text:p>second/download/CMake/CMake-old-new/Kitware_CMake_old_hunk_25.cpp</text:p>
          </table:table-cell>
          <table:table-cell office:value-type="string" calcext:value-type="string">
            <text:p>second/download/CMake/CMake-old-new/Kitware_CMake_new_hunk_25.cpp</text:p>
          </table:table-cell>
          <table:table-cell office:value-type="string" calcext:value-type="string">
            <text:p>  return 1;</text:p>
            <text:p>}</text:p>
            <text:p/>
            <text:p>static void showtime(struct Curl_easy *data,</text:p>
            <text:p>                     const char *text,</text:p>
            <text:p>                     time_t stamp)</text:p>
            <text:p>{</text:p>
            <text:p>  struct tm buffer;</text:p>
            <text:p>  const struct tm *tm = &amp;buffer;</text:p>
            <text:p>  CURLcode result = Curl_gmtime(stamp, &amp;buffer);</text:p>
            <text:p>  if(result)</text:p>
            <text:p>    return;</text:p>
            <text:p/>
            <text:p>  snprintf(data-&gt;state.buffer,</text:p>
            <text:p>           BUFSIZE,</text:p>
            <text:p>           "\t %s: %s, %02d %s %4d %02d:%02d:%02d GMT",</text:p>
            <text:p>           text,</text:p>
            <text:p>           Curl_wkday[tm-&gt;tm_wday?tm-&gt;tm_wday-1:6],</text:p>
            <text:p/>
          </table:table-cell>
          <table:table-cell office:value-type="string" calcext:value-type="string">
            <text:p>  return 1;</text:p>
            <text:p>}</text:p>
            <text:p/>
            <text:p>#ifndef CURL_DISABLE_VERBOSE_STRINGS</text:p>
            <text:p>static void showtime(struct Curl_easy *data,</text:p>
            <text:p>                     const char *text,</text:p>
            <text:p>                     time_t stamp)</text:p>
            <text:p>{</text:p>
            <text:p>  struct tm buffer;</text:p>
            <text:p>  const struct tm *tm = &amp;buffer;</text:p>
            <text:p>  char str[96];</text:p>
            <text:p>  CURLcode result = Curl_gmtime(stamp, &amp;buffer);</text:p>
            <text:p>  if(result)</text:p>
            <text:p>    return;</text:p>
            <text:p/>
            <text:p>  snprintf(str,</text:p>
            <text:p>           sizeof(str),</text:p>
            <text:p>           "\t %s: %s, %02d %s %4d %02d:%02d:%02d GMT",</text:p>
            <text:p>           text,</text:p>
            <text:p>           Curl_wkday[tm-&gt;tm_wday?tm-&gt;tm_wday-1:6],</text:p>
            <text:p/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ile.c</text:p>
          </table:table-cell>
          <table:table-cell office:value-type="string" calcext:value-type="string">
            <text:p>second/download/CMake/CMake-old-new/Kitware_CMake_old_file_15.cpp</text:p>
          </table:table-cell>
          <table:table-cell office:value-type="string" calcext:value-type="string">
            <text:p>second/download/CMake/CMake-old-new/Kitware_CMake_new_file_15.cpp</text:p>
          </table:table-cell>
          <table:table-cell office:value-type="string" calcext:value-type="string">
            <text:p>second/download/CMake/CMake-old-new/Kitware_CMake_old_hunk_26.cpp</text:p>
          </table:table-cell>
          <table:table-cell office:value-type="string" calcext:value-type="string">
            <text:p>second/download/CMake/CMake-old-new/Kitware_CMake_new_hunk_26.cpp</text:p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snprintf(buf, CURL_BUFSIZE(data-&gt;set.buffer_size),</text:p>
            <text:p>             "Content-Length: %" CURL_FORMAT_CURL_OFF_T "\r\n", expected_size);</text:p>
            <text:p>    result = Curl_client_write(conn, CLIENTWRITE_BOTH, buf, 0);</text:p>
            <text:p>    if(result)</text:p>
            <text:p>      return result;</text:p>
            <text:p/>
            <text:p/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char header[80];</text:p>
            <text:p>    snprintf(header, sizeof(header),</text:p>
            <text:p>             "Content-Length: %" CURL_FORMAT_CURL_OFF_T "\r\n", expected_size);</text:p>
            <text:p>    result = Curl_client_write(conn, CLIENTWRITE_BOTH, header, 0);</text:p>
            <text:p>    if(result)</text:p>
            <text:p>      return result;</text:p>
            <text:p/>
            <text:p/>
          </table:table-cell>
          <table:table-cell office:value-type="float" office:value="47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ile.c</text:p>
          </table:table-cell>
          <table:table-cell office:value-type="string" calcext:value-type="string">
            <text:p>second/download/CMake/CMake-old-new/Kitware_CMake_old_file_15.cpp</text:p>
          </table:table-cell>
          <table:table-cell office:value-type="string" calcext:value-type="string">
            <text:p>second/download/CMake/CMake-old-new/Kitware_CMake_new_file_15.cpp</text:p>
          </table:table-cell>
          <table:table-cell office:value-type="string" calcext:value-type="string">
            <text:p>second/download/CMake/CMake-old-new/Kitware_CMake_old_hunk_27.cpp</text:p>
          </table:table-cell>
          <table:table-cell office:value-type="string" calcext:value-type="string">
            <text:p>second/download/CMake/CMake-old-new/Kitware_CMake_new_hunk_27.cpp</text:p>
          </table:table-cell>
          <table:table-cell office:value-type="string" calcext:value-type="string">
            <text:p>      return result;</text:p>
            <text:p/>
            <text:p>    /* format: "Tue, 15 Nov 1994 12:45:26 GMT" */</text:p>
            <text:p>    snprintf(buf, BUFSIZE-1,</text:p>
            <text:p>             "Last-Modified: %s, %02d %s %4d %02d:%02d:%02d GMT\r\n",</text:p>
            <text:p>             Curl_wkday[tm-&gt;tm_wday?tm-&gt;tm_wday-1:6],</text:p>
            <text:p>             tm-&gt;tm_mday,</text:p>
            <text:p/>
          </table:table-cell>
          <table:table-cell office:value-type="string" calcext:value-type="string">
            <text:p>      return result;</text:p>
            <text:p/>
            <text:p>    /* format: "Tue, 15 Nov 1994 12:45:26 GMT" */</text:p>
            <text:p>    snprintf(header, sizeof(header),</text:p>
            <text:p>             "Last-Modified: %s, %02d %s %4d %02d:%02d:%02d GMT\r\n",</text:p>
            <text:p>             Curl_wkday[tm-&gt;tm_wday?tm-&gt;tm_wday-1:6],</text:p>
            <text:p>             tm-&gt;tm_mday,</text:p>
            <text:p/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16.cpp</text:p>
          </table:table-cell>
          <table:table-cell office:value-type="string" calcext:value-type="string">
            <text:p>second/download/CMake/CMake-old-new/Kitware_CMake_new_file_16.cpp</text:p>
          </table:table-cell>
          <table:table-cell office:value-type="string" calcext:value-type="string">
            <text:p>second/download/CMake/CMake-old-new/Kitware_CMake_old_hunk_28.cpp</text:p>
          </table:table-cell>
          <table:table-cell office:value-type="string" calcext:value-type="string">
            <text:p>second/download/CMake/CMake-old-new/Kitware_CMake_new_hunk_28.cpp</text:p>
          </table:table-cell>
          <table:table-cell office:value-type="string" calcext:value-type="string">
            <text:p>      /* we got a time. Format should be: "YYYYMMDDHHMMSS[.sss]" where the</text:p>
            <text:p>         last .sss part is optional and means fractions of a second */</text:p>
            <text:p>      int year, month, day, hour, minute, second;</text:p>
            <text:p>      char *buf = data-&gt;state.buffer;</text:p>
            <text:p>      if(6 == sscanf(buf�, "%04d%02d%02d%02d%02d%02d",</text:p>
            <text:p>                     &amp;year, &amp;month, &amp;day, &amp;hour, &amp;minute, &amp;second)) {</text:p>
            <text:p>        /* we have a time, reformat it */</text:p>
            <text:p>        time_t secs=time(NULL);</text:p>
            <text:p>        /* using the good old yacc/bison yuck */</text:p>
            <text:p>        snprintf(buf, CURL_BUFSIZE(conn-&gt;data-&gt;set.buffer_size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>        data-&gt;info.filetime = (long)curl_getdate(buf, &amp;secs);</text:p>
            <text:p>      }</text:p>
            <text:p/>
            <text:p>#ifdef CURL_FTP_HTTPSTYLE_HEAD</text:p>
            <text:p/>
          </table:table-cell>
          <table:table-cell office:value-type="string" calcext:value-type="string">
            <text:p>      /* we got a time. Format should be: "YYYYMMDDHHMMSS[.sss]" where the</text:p>
            <text:p>         last .sss part is optional and means fractions of a second */</text:p>
            <text:p>      int year, month, day, hour, minute, second;</text:p>
            <text:p>      if(6 == sscanf(&amp;data-&gt;state.buffer[4], "%04d%02d%02d%02d%02d%02d",</text:p>
            <text:p>                     &amp;year, &amp;month, &amp;day, &amp;hour, &amp;minute, &amp;second)) {</text:p>
            <text:p>        /* we have a time, reformat it */</text:p>
            <text:p>        char timebuf[24];</text:p>
            <text:p>        time_t secs=time(NULL);</text:p>
            <text:p/>
            <text:p>        snprintf(timebuf, sizeof(timebuf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>        data-&gt;info.filetime = (long)curl_getdate(timebuf, &amp;secs);</text:p>
            <text:p>      }</text:p>
            <text:p/>
            <text:p>#ifdef CURL_FTP_HTTPSTYLE_HEAD</text:p>
            <text:p/>
          </table:table-cell>
          <table:table-cell office:value-type="float" office:value="2101" calcext:value-type="float">
            <text:p>210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16.cpp</text:p>
          </table:table-cell>
          <table:table-cell office:value-type="string" calcext:value-type="string">
            <text:p>second/download/CMake/CMake-old-new/Kitware_CMake_new_file_16.cpp</text:p>
          </table:table-cell>
          <table:table-cell office:value-type="string" calcext:value-type="string">
            <text:p>second/download/CMake/CMake-old-new/Kitware_CMake_old_hunk_29.cpp</text:p>
          </table:table-cell>
          <table:table-cell office:value-type="string" calcext:value-type="string">
            <text:p>second/download/CMake/CMake-old-new/Kitware_CMake_new_hunk_29.cpp</text:p>
          </table:table-cell>
          <table:table-cell office:value-type="string" calcext:value-type="string">
            <text:p>          return result;</text:p>
            <text:p/>
            <text:p>        /* format: "Tue, 15 Nov 1994 12:45:26" */</text:p>
            <text:p>        snprintf(buf, BUFSIZE-1,</text:p>
            <text:p>                 "Last-Modified: %s, %02d %s %4d %02d:%02d:%02d GMT\r\n",</text:p>
            <text:p>                 Curl_wkday[tm-&gt;tm_wday?tm-&gt;tm_wday-1:6],</text:p>
            <text:p>                 tm-&gt;tm_mday,</text:p>
            <text:p/>
          </table:table-cell>
          <table:table-cell office:value-type="string" calcext:value-type="string">
            <text:p>          return result;</text:p>
            <text:p/>
            <text:p>        /* format: "Tue, 15 Nov 1994 12:45:26" */</text:p>
            <text:p>        snprintf(headerbuf, sizeof(headerbuf),</text:p>
            <text:p>                 "Last-Modified: %s, %02d %s %4d %02d:%02d:%02d GMT\r\n",</text:p>
            <text:p>                 Curl_wkday[tm-&gt;tm_wday?tm-&gt;tm_wday-1:6],</text:p>
            <text:p>                 tm-&gt;tm_mday,</text:p>
            <text:p/>
          </table:table-cell>
          <table:table-cell table:number-columns-repeated="2" office:value-type="float" office:value="2131" calcext:value-type="float">
            <text:p>2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16.cpp</text:p>
          </table:table-cell>
          <table:table-cell office:value-type="string" calcext:value-type="string">
            <text:p>second/download/CMake/CMake-old-new/Kitware_CMake_new_file_16.cpp</text:p>
          </table:table-cell>
          <table:table-cell office:value-type="string" calcext:value-type="string">
            <text:p>second/download/CMake/CMake-old-new/Kitware_CMake_old_hunk_30.cpp</text:p>
          </table:table-cell>
          <table:table-cell office:value-type="string" calcext:value-type="string">
            <text:p>second/download/CMake/CMake-old-new/Kitware_CMake_new_hunk_30.cpp</text:p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snprintf(buf, CURL_BUFSIZE(data-&gt;set.buffer_size),</text:p>
            <text:p>               "Content-Length: %" CURL_FORMAT_CURL_OFF_T "\r\n", filesize);</text:p>
            <text:p>      result = Curl_client_write(conn, CLIENTWRITE_BOTH, buf, 0);</text:p>
            <text:p>      if(result)</text:p>
            <text:p>        return result;</text:p>
            <text:p>    }</text:p>
            <text:p/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char clbuf[128];</text:p>
            <text:p>      snprintf(clbuf, sizeof(clbuf),</text:p>
            <text:p>               "Content-Length: %" CURL_FORMAT_CURL_OFF_T "\r\n", filesize);</text:p>
            <text:p>      result = Curl_client_write(conn, CLIENTWRITE_BOTH, clbuf, 0);</text:p>
            <text:p>      if(result)</text:p>
            <text:p>        return result;</text:p>
            <text:p>    }</text:p>
            <text:p/>
          </table:table-cell>
          <table:table-cell table:number-columns-repeated="2" office:value-type="float" office:value="2318" calcext:value-type="float">
            <text:p>231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.c</text:p>
          </table:table-cell>
          <table:table-cell office:value-type="string" calcext:value-type="string">
            <text:p>second/download/CMake/CMake-old-new/Kitware_CMake_old_file_17.cpp</text:p>
          </table:table-cell>
          <table:table-cell office:value-type="string" calcext:value-type="string">
            <text:p>second/download/CMake/CMake-old-new/Kitware_CMake_new_file_17.cpp</text:p>
          </table:table-cell>
          <table:table-cell office:value-type="string" calcext:value-type="string">
            <text:p>second/download/CMake/CMake-old-new/Kitware_CMake_old_hunk_31.cpp</text:p>
          </table:table-cell>
          <table:table-cell office:value-type="string" calcext:value-type="string">
            <text:p>second/download/CMake/CMake-old-new/Kitware_CMake_new_hunk_31.cpp</text:p>
          </table:table-cell>
          <table:table-cell office:value-type="string" calcext:value-type="string">
            <text:p>    pwd = conn-&gt;passwd;</text:p>
            <text:p>  }</text:p>
            <text:p/>
            <text:p>  snprintf(data-&gt;state.buffer, CURL_BUFSIZE(data-&gt;set.buffer_size),</text:p>
            <text:p>           "%s:%s", user, pwd);</text:p>
            <text:p/>
            <text:p>  result = Curl_base64_encode(data,</text:p>
            <text:p>                              data-&gt;state.buffer, strlen(data-&gt;state.buffer),</text:p>
            <text:p>                              &amp;authorization, &amp;size);</text:p>
            <text:p>  if(result)</text:p>
            <text:p>    return result;</text:p>
            <text:p/>
            <text:p>  if(!authorization)</text:p>
            <text:p>    return CURLE_REMOTE_ACCESS_DENIED;</text:p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</text:p>
            <text:p>    return CURLE_OUT_OF_MEMORY;</text:p>
            <text:p/>
            <text:p>  return CURLE_OK;</text:p>
            <text:p>}</text:p>
            <text:p/>
            <text:p>/* pickoneauth() selects the most favourable authentication method from the</text:p>
            <text:p/>
          </table:table-cell>
          <table:table-cell office:value-type="string" calcext:value-type="string">
            <text:p>    pwd = conn-&gt;passwd;</text:p>
            <text:p>  }</text:p>
            <text:p/>
            <text:p>  out = aprintf("%s:%s", user, pwd);</text:p>
            <text:p>  if(!out)</text:p>
            <text:p>    return CURLE_OUT_OF_MEMORY;</text:p>
            <text:p/>
            <text:p>  result = Curl_base64_encode(data, out, strlen(out), &amp;authorization, &amp;size);</text:p>
            <text:p>  if(result)</text:p>
            <text:p>    goto fail;</text:p>
            <text:p/>
            <text:p>  if(!authorization) {</text:p>
            <text:p>    result = CURLE_REMOTE_ACCESS_DENIED;</text:p>
            <text:p>    goto fail;</text:p>
            <text:p>  }</text:p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 {</text:p>
            <text:p>    result = CURLE_OUT_OF_MEMORY;</text:p>
            <text:p>    goto fail;</text:p>
            <text:p>  }</text:p>
            <text:p/>
            <text:p>  fail:</text:p>
            <text:p>  free(out);</text:p>
            <text:p>  return result;</text:p>
            <text:p>}</text:p>
            <text:p/>
            <text:p>/* pickoneauth() selects the most favourable authentication method from the</text:p>
            <text:p/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3, 16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.c</text:p>
          </table:table-cell>
          <table:table-cell office:value-type="string" calcext:value-type="string">
            <text:p>second/download/CMake/CMake-old-new/Kitware_CMake_old_file_17.cpp</text:p>
          </table:table-cell>
          <table:table-cell office:value-type="string" calcext:value-type="string">
            <text:p>second/download/CMake/CMake-old-new/Kitware_CMake_new_file_17.cpp</text:p>
          </table:table-cell>
          <table:table-cell office:value-type="string" calcext:value-type="string">
            <text:p>second/download/CMake/CMake-old-new/Kitware_CMake_old_hunk_32.cpp</text:p>
          </table:table-cell>
          <table:table-cell office:value-type="string" calcext:value-type="string">
            <text:p>second/download/CMake/CMake-old-new/Kitware_CMake_new_hunk_32.cpp</text:p>
          </table:table-cell>
          <table:table-cell office:value-type="string" calcext:value-type="string">
            <text:p>   */</text:p>
            <text:p/>
            <text:p>  /* format: "Tue, 15 Nov 1994 12:45:26 GMT" */</text:p>
            <text:p>  snprintf(buf, BUFSIZE-1,</text:p>
            <text:p>           "%s, %02d %s %4d %02d:%02d:%02d GMT",</text:p>
            <text:p>           Curl_wkday[tm-&gt;tm_wday?tm-&gt;tm_wday-1:6],</text:p>
            <text:p>           tm-&gt;tm_mday,</text:p>
            <text:p>           Curl_month[tm-&gt;tm_mon],</text:p>
            <text:p/>
          </table:table-cell>
          <table:table-cell office:value-type="string" calcext:value-type="string">
            <text:p>   */</text:p>
            <text:p/>
            <text:p>  /* format: "Tue, 15 Nov 1994 12:45:26 GMT" */</text:p>
            <text:p>  snprintf(datestr, sizeof(datestr),</text:p>
            <text:p>           "%s: %s, %02d %s %4d %02d:%02d:%02d GMT\r\n",</text:p>
            <text:p>           condp,</text:p>
            <text:p>           Curl_wkday[tm-&gt;tm_wday?tm-&gt;tm_wday-1:6],</text:p>
            <text:p>           tm-&gt;tm_mday,</text:p>
            <text:p>           Curl_month[tm-&gt;tm_mon],</text:p>
            <text:p/>
          </table:table-cell>
          <table:table-cell office:value-type="float" office:value="1712" calcext:value-type="float">
            <text:p>1712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8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sendf.c</text:p>
          </table:table-cell>
          <table:table-cell office:value-type="string" calcext:value-type="string">
            <text:p>second/download/CMake/CMake-old-new/Kitware_CMake_old_file_18.cpp</text:p>
          </table:table-cell>
          <table:table-cell office:value-type="string" calcext:value-type="string">
            <text:p>second/download/CMake/CMake-old-new/Kitware_CMake_new_file_18.cpp</text:p>
          </table:table-cell>
          <table:table-cell office:value-type="string" calcext:value-type="string">
            <text:p>second/download/CMake/CMake-old-new/Kitware_CMake_old_hunk_33.cpp</text:p>
          </table:table-cell>
          <table:table-cell office:value-type="string" calcext:value-type="string">
            <text:p>second/download/CMake/CMake-old-new/Kitware_CMake_new_hunk_33.cpp</text:p>
          </table:table-cell>
          <table:table-cell office:value-type="string" calcext:value-type="string">
            <text:p>{</text:p>
            <text:p>  va_list ap;</text:p>
            <text:p>  size_t len;</text:p>
            <text:p>  va_start(ap, fmt);</text:p>
            <text:p/>
            <text:p>  vsnprintf(data-&gt;state.buffer, BUFSIZE, fmt, ap);</text:p>
            <text:p/>
            <text:p>  if(data-&gt;set.errorbuffer &amp;&amp; !data-&gt;state.errorbuf) {</text:p>
            <text:p>    snprintf(data-&gt;set.errorbuffer, CURL_ERROR_SIZE, "%s", data-&gt;state.buffer);</text:p>
            <text:p>    data-&gt;state.errorbuf = TRUE; /* wrote error string */</text:p>
            <text:p>  }</text:p>
            <text:p>  if(data-&gt;set.verbose) {</text:p>
            <text:p>    len = strlen(data-&gt;state.buffer);</text:p>
            <text:p>    if(len &lt; BUFSIZE - 1) {</text:p>
            <text:p>      data-&gt;state.buffer[len] = '\n';</text:p>
            <text:p>      data-&gt;state.buffer[練�] = '\0';</text:p>
            <text:p>    }</text:p>
            <text:p>    Curl_debug(data, CURLINFO_TEXT, data-&gt;state.buffer, len, NULL);</text:p>
            <text:p>  }</text:p>
            <text:p/>
            <text:p>  va_end(ap);</text:p>
            <text:p/>
          </table:table-cell>
          <table:table-cell office:value-type="string" calcext:value-type="string">
            <text:p>{</text:p>
            <text:p>  va_list ap;</text:p>
            <text:p>  size_t len;</text:p>
            <text:p>  char error[CURL_ERROR_SIZE  2];</text:p>
            <text:p>  va_start(ap, fmt);</text:p>
            <text:p/>
            <text:p>  vsnprintf(error, CURL_ERROR_SIZE, fmt, ap);</text:p>
            <text:p>  len = strlen(error);</text:p>
            <text:p/>
            <text:p>  if(data-&gt;set.errorbuffer &amp;&amp; !data-&gt;state.errorbuf) {</text:p>
            <text:p>    strcpy(data-&gt;set.errorbuffer, error);</text:p>
            <text:p>    data-&gt;state.errorbuf = TRUE; /* wrote error string */</text:p>
            <text:p>  }</text:p>
            <text:p>  if(data-&gt;set.verbose) {</text:p>
            <text:p>    error[len] = '\n';</text:p>
            <text:p>    error[練�] = '\0';</text:p>
            <text:p>    Curl_debug(data, CURLINFO_TEXT, error, len, NULL);</text:p>
            <text:p>  }</text:p>
            <text:p/>
            <text:p>  va_end(ap);</text:p>
            <text:p/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[5, 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url.c</text:p>
          </table:table-cell>
          <table:table-cell office:value-type="string" calcext:value-type="string">
            <text:p>second/download/CMake/CMake-old-new/Kitware_CMake_old_file_19.cpp</text:p>
          </table:table-cell>
          <table:table-cell office:value-type="string" calcext:value-type="string">
            <text:p>second/download/CMake/CMake-old-new/Kitware_CMake_new_file_19.cpp</text:p>
          </table:table-cell>
          <table:table-cell office:value-type="string" calcext:value-type="string">
            <text:p>second/download/CMake/CMake-old-new/Kitware_CMake_old_hunk_34.cpp</text:p>
          </table:table-cell>
          <table:table-cell office:value-type="string" calcext:value-type="string">
            <text:p>second/download/CMake/CMake-old-new/Kitware_CMake_new_hunk_34.cpp</text:p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BUFSIZE  1);</text:p>
            <text:p>  if(!data-&gt;state.buffer) {</text:p>
            <text:p>    DEBUGF(fprintf(stderr, "Error: malloc of buffer failed\n"));</text:p>
            <text:p>    result = CURLE_OUT_OF_MEMORY;</text:p>
            <text:p/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READBUFFER_SIZE  1);</text:p>
            <text:p>  if(!data-&gt;state.buffer) {</text:p>
            <text:p>    DEBUGF(fprintf(stderr, "Error: malloc of buffer failed\n"));</text:p>
            <text:p>    result = CURLE_OUT_OF_MEMORY;</text:p>
            <text:p/>
          </table:table-cell>
          <table:table-cell office:value-type="float" office:value="644" calcext:value-type="float">
            <text:p>64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url.c</text:p>
          </table:table-cell>
          <table:table-cell office:value-type="string" calcext:value-type="string">
            <text:p>second/download/CMake/CMake-old-new/Kitware_CMake_old_file_19.cpp</text:p>
          </table:table-cell>
          <table:table-cell office:value-type="string" calcext:value-type="string">
            <text:p>second/download/CMake/CMake-old-new/Kitware_CMake_new_file_19.cpp</text:p>
          </table:table-cell>
          <table:table-cell office:value-type="string" calcext:value-type="string">
            <text:p>second/download/CMake/CMake-old-new/Kitware_CMake_old_hunk_35.cpp</text:p>
          </table:table-cell>
          <table:table-cell office:value-type="string" calcext:value-type="string">
            <text:p>second/download/CMake/CMake-old-new/Kitware_CMake_new_hunk_35.cpp</text:p>
          </table:table-cell>
          <table:table-cell office:value-type="string" calcext:value-type="string">
            <text:p>     * The application kindly asks for a differently sized receive buffer.</text:p>
            <text:p>     * If it seems reasonable, we'll use it.</text:p>
            <text:p>     */</text:p>
            <text:p>    data-&gt;set.buffer_size = va_arg(param, long);</text:p>
            <text:p/>
            <text:p>    if(data-&gt;set.buffer_size &gt; MAX_BUFSIZE)</text:p>
            <text:p>      data-&gt;set.buffer_size = MAX_BUFSIZE; /* huge internal default */</text:p>
            <text:p>    else if(data-&gt;set.buffer_size &lt; 1)</text:p>
            <text:p>      data-&gt;set.buffer_size = BUFSIZE;</text:p>
            <text:p/>
            <text:p>    /* Resize only if larger than default buffer size. */</text:p>
            <text:p>    if(data-&gt;set.buffer_size &gt; BUFSIZE) {</text:p>
            <text:p>      data-&gt;state.buffer = realloc(data-&gt;state.buffer,</text:p>
            <text:p>                                   data-&gt;set.buffer_size  1);</text:p>
            <text:p>      if(!data-&gt;state.buffer) {</text:p>
            <text:p>        DEBUGF(fprintf(stderr, "Error: realloc of buffer failed\n"));</text:p>
            <text:p>        result = CURLE_OUT_OF_MEMORY;</text:p>
            <text:p>      }</text:p>
            <text:p>    }</text:p>
            <text:p/>
            <text:p>    break;</text:p>
            <text:p/>
            <text:p/>
          </table:table-cell>
          <table:table-cell office:value-type="string" calcext:value-type="string">
            <text:p>     * The application kindly asks for a differently sized receive buffer.</text:p>
            <text:p>     * If it seems reasonable, we'll use it.</text:p>
            <text:p>     */</text:p>
            <text:p>    arg = va_arg(param, long);</text:p>
            <text:p/>
            <text:p>    if(arg &gt; READBUFFER_MAX)</text:p>
            <text:p>      arg = READBUFFER_MAX;</text:p>
            <text:p>    else if(arg &lt; 1)</text:p>
            <text:p>      arg = READBUFFER_SIZE;</text:p>
            <text:p>    else if(arg &lt; READBUFFER_MIN)</text:p>
            <text:p>      arg = READBUFFER_MIN;</text:p>
            <text:p/>
            <text:p>    /* Resize if new size */</text:p>
            <text:p>    if(arg != data-&gt;set.buffer_size) {</text:p>
            <text:p>      char *newbuff = realloc(data-&gt;state.buffer, arg  1);</text:p>
            <text:p>      if(!newbuff) {</text:p>
            <text:p>        DEBUGF(fprintf(stderr, "Error: realloc of buffer failed\n"));</text:p>
            <text:p>        result = CURLE_OUT_OF_MEMORY;</text:p>
            <text:p>      }</text:p>
            <text:p>      else</text:p>
            <text:p>        data-&gt;state.buffer = newbuff;</text:p>
            <text:p>    }</text:p>
            <text:p>    data-&gt;set.buffer_size = arg;</text:p>
            <text:p/>
            <text:p>    break;</text:p>
            <text:p/>
            <text:p/>
          </table:table-cell>
          <table:table-cell office:value-type="float" office:value="2284" calcext:value-type="float">
            <text:p>2284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auth/digest.c</text:p>
          </table:table-cell>
          <table:table-cell office:value-type="string" calcext:value-type="string">
            <text:p>second/download/CMake/CMake-old-new/Kitware_CMake_old_file_20.cpp</text:p>
          </table:table-cell>
          <table:table-cell office:value-type="string" calcext:value-type="string">
            <text:p>second/download/CMake/CMake-old-new/Kitware_CMake_new_file_20.cpp</text:p>
          </table:table-cell>
          <table:table-cell office:value-type="string" calcext:value-type="string">
            <text:p>second/download/CMake/CMake-old-new/Kitware_CMake_old_hunk_36.cpp</text:p>
          </table:table-cell>
          <table:table-cell office:value-type="string" calcext:value-type="string">
            <text:p>second/download/CMake/CMake-old-new/Kitware_CMake_new_hunk_36.cpp</text:p>
          </table:table-cell>
          <table:table-cell office:value-type="string" calcext:value-type="string">
            <text:p>  if(!(qop_values &amp; DIGEST_QOP_VALUE_AUTH))</text:p>
            <text:p>    return CURLE_BAD_CONTENT_ENCODING;</text:p>
            <text:p/>
            <text:p>  /* Generate 16 bytes of random data */</text:p>
            <text:p>  result = Curl_rand(data, &amp;entropy[0], 4);</text:p>
            <text:p>  if(result)</text:p>
            <text:p>    return result;</text:p>
            <text:p/>
            <text:p>  /* Convert the random data into a 32 byte hex string */</text:p>
            <text:p>  snprintf(cnonce, sizeof(cnonce), "%08x%08x%08x%08x",</text:p>
            <text:p>           entropy[0], entropy[1], entropy[2], entropy[3]);</text:p>
            <text:p/>
            <text:p>  /* So far so good, now calculate A1 and H(A1) according to RFC 2831 */</text:p>
            <text:p>  ctxt = Curl_MD5_init(Curl_DIGEST_MD5);</text:p>
            <text:p>  if(!ctxt)</text:p>
            <text:p/>
          </table:table-cell>
          <table:table-cell office:value-type="string" calcext:value-type="string">
            <text:p>  if(!(qop_values &amp; DIGEST_QOP_VALUE_AUTH))</text:p>
            <text:p>    return CURLE_BAD_CONTENT_ENCODING;</text:p>
            <text:p/>
            <text:p>  /* Generate 32 random hex chars, 32 bytes  1 zero termination */</text:p>
            <text:p>  result = Curl_rand_hex(data, (unsigned char *)cnonce, sizeof(cnonce));</text:p>
            <text:p>  if(result)</text:p>
            <text:p>    return result;</text:p>
            <text:p/>
            <text:p>  /* So far so good, now calculate A1 and H(A1) according to RFC 2831 */</text:p>
            <text:p>  ctxt = Curl_MD5_init(Curl_DIGEST_MD5);</text:p>
            <text:p>  if(!ctxt)</text:p>
            <text:p/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1">
          <table:table-cell office:value-type="string" calcext:value-type="string">
            <text:p>06d6d6c4aee149cd6560b919ef6935ef0867d921</text:p>
          </table:table-cell>
          <table:table-cell office:value-type="string" calcext:value-type="string">
            <text:p>curl 2017-06-14 (54b636f1)</text:p>
            <text:p/>
            <text:p>Code extracted from:</text:p>
            <text:p/>
            <text:p>    https://github.com/curl/curl.git</text:p>
            <text:p/>
            <text:p>at commit 54b636f14546d3fde9f9c67c3b32701d78563161 (curl-7_54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gtls.c</text:p>
          </table:table-cell>
          <table:table-cell office:value-type="string" calcext:value-type="string">
            <text:p>second/download/CMake/CMake-old-new/Kitware_CMake_old_file_21.cpp</text:p>
          </table:table-cell>
          <table:table-cell office:value-type="string" calcext:value-type="string">
            <text:p>second/download/CMake/CMake-old-new/Kitware_CMake_new_file_21.cpp</text:p>
          </table:table-cell>
          <table:table-cell office:value-type="string" calcext:value-type="string">
            <text:p>second/download/CMake/CMake-old-new/Kitware_CMake_old_hunk_37.cpp</text:p>
          </table:table-cell>
          <table:table-cell office:value-type="string" calcext:value-type="string">
            <text:p>second/download/CMake/CMake-old-new/Kitware_CMake_new_hunk_37.cpp</text:p>
          </table:table-cell>
          <table:table-cell office:value-type="string" calcext:value-type="string">
            <text:p>  return 1;</text:p>
            <text:p>}</text:p>
            <text:p/>
            <text:p>static void showtime(struct Curl_easy *data,</text:p>
            <text:p>                     const char *text,</text:p>
            <text:p>                     time_t stamp)</text:p>
            <text:p>{</text:p>
            <text:p>  struct tm buffer;</text:p>
            <text:p>  const struct tm *tm = &amp;buffer;</text:p>
            <text:p>  CURLcode result = Curl_gmtime(stamp, &amp;buffer);</text:p>
            <text:p>  if(result)</text:p>
            <text:p>    return;</text:p>
            <text:p/>
            <text:p>  snprintf(data-&gt;state.buffer,</text:p>
            <text:p>           BUFSIZE,</text:p>
            <text:p>           "\t %s: %s, %02d %s %4d %02d:%02d:%02d GMT",</text:p>
            <text:p>           text,</text:p>
            <text:p>           Curl_wkday[tm-&gt;tm_wday?tm-&gt;tm_wday-1:6],</text:p>
            <text:p/>
          </table:table-cell>
          <table:table-cell office:value-type="string" calcext:value-type="string">
            <text:p>  return 1;</text:p>
            <text:p>}</text:p>
            <text:p/>
            <text:p>#ifndef CURL_DISABLE_VERBOSE_STRINGS</text:p>
            <text:p>static void showtime(struct Curl_easy *data,</text:p>
            <text:p>                     const char *text,</text:p>
            <text:p>                     time_t stamp)</text:p>
            <text:p>{</text:p>
            <text:p>  struct tm buffer;</text:p>
            <text:p>  const struct tm *tm = &amp;buffer;</text:p>
            <text:p>  char str[96];</text:p>
            <text:p>  CURLcode result = Curl_gmtime(stamp, &amp;buffer);</text:p>
            <text:p>  if(result)</text:p>
            <text:p>    return;</text:p>
            <text:p/>
            <text:p>  snprintf(str,</text:p>
            <text:p>           sizeof(str),</text:p>
            <text:p>           "\t %s: %s, %02d %s %4d %02d:%02d:%02d GMT",</text:p>
            <text:p>           text,</text:p>
            <text:p>           Curl_wkday[tm-&gt;tm_wday?tm-&gt;tm_wday-1:6],</text:p>
            <text:p/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6051ca39e2ac8e5afc8f6308fd1bda7d1e8c17b</text:p>
          </table:table-cell>
          <table:table-cell office:value-type="string" calcext:value-type="string">
            <text:p>execute_process: Add option to get results of every child</text:p>
            <text:p/>
            <text:p>Add a `RESULTS_VARIABLE` option to get the results of all children</text:p>
            <text:p>in a pipeline of one or more `COMMAND`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ecuteProcessCommand.cxx</text:p>
          </table:table-cell>
          <table:table-cell office:value-type="string" calcext:value-type="string">
            <text:p>second/download/CMake/CMake-old-new/Kitware_CMake_old_file_22.cpp</text:p>
          </table:table-cell>
          <table:table-cell office:value-type="string" calcext:value-type="string">
            <text:p>second/download/CMake/CMake-old-new/Kitware_CMake_new_file_22.cpp</text:p>
          </table:table-cell>
          <table:table-cell office:value-type="string" calcext:value-type="string">
            <text:p>second/download/CMake/CMake-old-new/Kitware_CMake_old_hunk_38.cpp</text:p>
          </table:table-cell>
          <table:table-cell office:value-type="string" calcext:value-type="string">
            <text:p>second/download/CMake/CMake-old-new/Kitware_CMake_new_hunk_38.cpp</text:p>
          </table:table-cell>
          <table:table-cell office:value-type="string" calcext:value-type="string">
            <text:p>    switch (cmsysProcess_GetState(cp)) {</text:p>
            <text:p>      case cmsysProcess_State_Exited: {</text:p>
            <text:p>        int v = cmsysProcess_GetExitValue(cp);</text:p>
            <text:p>        char buf[100];</text:p>
            <text:p>        sprintf(buf, "%d", v);</text:p>
            <text:p>        this-&gt;Makefile-&gt;AddDefinition(result_variable, buf);</text:p>
            <text:p>      } break;</text:p>
            <text:p/>
          </table:table-cell>
          <table:table-cell office:value-type="string" calcext:value-type="string">
            <text:p>    switch (cmsysProcess_GetState(cp)) {</text:p>
            <text:p>      case cmsysProcess_State_Exited: {</text:p>
            <text:p>        int v = cmsysProcess_GetExitValue(cp);</text:p>
            <text:p>        char buf[16];</text:p>
            <text:p>        sprintf(buf, "%d", v);</text:p>
            <text:p>        this-&gt;Makefile-&gt;AddDefinition(result_variable, buf);</text:p>
            <text:p>      } break;</text:p>
            <text:p/>
          </table:table-cell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ProcessUNIX.c</text:p>
          </table:table-cell>
          <table:table-cell office:value-type="string" calcext:value-type="string">
            <text:p>second/download/CMake/CMake-old-new/Kitware_CMake_old_file_23.cpp</text:p>
          </table:table-cell>
          <table:table-cell office:value-type="string" calcext:value-type="string">
            <text:p>second/download/CMake/CMake-old-new/Kitware_CMake_new_file_23.cpp</text:p>
          </table:table-cell>
          <table:table-cell office:value-type="string" calcext:value-type="string">
            <text:p>second/download/CMake/CMake-old-new/Kitware_CMake_old_hunk_39.cpp</text:p>
          </table:table-cell>
          <table:table-cell office:value-type="string" calcext:value-type="string">
            <text:p>second/download/CMake/CMake-old-new/Kitware_CMake_new_hunk_39.cpp</text:p>
          </table:table-cell>
          <table:table-cell office:value-type="string" calcext:value-type="string">
            <text:p>#endif</text:p>
            <text:p>#endif</text:p>
            <text:p>    default:</text:p>
            <text:p>      cp-&gt;ExitException = kwsysProcess_Exception_Other;</text:p>
            <text:p>      sprintf(cp-&gt;ExitExceptionString, "Signal %d", sig);</text:p>
            <text:p>      break;</text:p>
            <text:p>  }</text:p>
            <text:p>}</text:p>
            <text:p>#undef KWSYSPE_CASE</text:p>
            <text:p/>
            <text:p>/*--------------------------------------------------------------------------*/</text:p>
            <text:p>/* When the child process encounters an error before its program is</text:p>
            <text:p>   invoked, this is called to report the error to the parent and</text:p>
            <text:p>   exit.  */</text:p>
            <text:p/>
          </table:table-cell>
          <table:table-cell office:value-type="string" calcext:value-type="string">
            <text:p>#endif</text:p>
            <text:p>#endif</text:p>
            <text:p>    default:</text:p>
            <text:p>      cp-&gt;ProcessResults[idx].ExitException = kwsysProcess_Exception_Other;</text:p>
            <text:p>      sprintf(cp-&gt;ProcessResults[idx].ExitExceptionString, "Signal %d", sig);</text:p>
            <text:p>      break;</text:p>
            <text:p>  }</text:p>
            <text:p>}</text:p>
            <text:p>#undef KWSYSPE_CASE</text:p>
            <text:p/>
            <text:p>/* When the child process encounters an error before its program is</text:p>
            <text:p>   invoked, this is called to report the error to the parent and</text:p>
            <text:p>   exit.  */</text:p>
            <text:p/>
          </table:table-cell>
          <table:table-cell office:value-type="float" office:value="2243" calcext:value-type="float">
            <text:p>2243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ProcessWin32.c</text:p>
          </table:table-cell>
          <table:table-cell office:value-type="string" calcext:value-type="string">
            <text:p>second/download/CMake/CMake-old-new/Kitware_CMake_old_file_24.cpp</text:p>
          </table:table-cell>
          <table:table-cell office:value-type="string" calcext:value-type="string">
            <text:p>second/download/CMake/CMake-old-new/Kitware_CMake_new_file_24.cpp</text:p>
          </table:table-cell>
          <table:table-cell office:value-type="string" calcext:value-type="string">
            <text:p>second/download/CMake/CMake-old-new/Kitware_CMake_old_hunk_40.cpp</text:p>
          </table:table-cell>
          <table:table-cell office:value-type="string" calcext:value-type="string">
            <text:p>second/download/CMake/CMake-old-new/Kitware_CMake_new_hunk_40.cpp</text:p>
          </table:table-cell>
          <table:table-cell office:value-type="string" calcext:value-type="string">
            <text:p/>
            <text:p>    case STATUS_NO_MEMORY:</text:p>
            <text:p>    default:</text:p>
            <text:p>      cp-&gt;ExitException = kwsysProcess_Exception_Other;</text:p>
            <text:p>      _snprintf(cp-&gt;ExitExceptionString, KWSYSPE_PIPE_BUFFER_SIZE,</text:p>
            <text:p>                "Exit code 0x%x\n", code);</text:p>
            <text:p>      break;</text:p>
            <text:p>  }</text:p>
            <text:p>}</text:p>
            <text:p/>
          </table:table-cell>
          <table:table-cell office:value-type="string" calcext:value-type="string">
            <text:p/>
            <text:p>    case STATUS_NO_MEMORY:</text:p>
            <text:p>    default:</text:p>
            <text:p>      cp-&gt;ProcessResults[idx].ExitException = kwsysProcess_Exception_Other;</text:p>
            <text:p>      _snprintf(cp-&gt;ProcessResults[idx].ExitExceptionString,</text:p>
            <text:p>                KWSYSPE_PIPE_BUFFER_SIZE, "Exit code 0x%x\n", code);</text:p>
            <text:p>      break;</text:p>
            <text:p>  }</text:p>
            <text:p>}</text:p>
            <text:p/>
          </table:table-cell>
          <table:table-cell office:value-type="float" office:value="2120" calcext:value-type="float">
            <text:p>2120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rminal.c</text:p>
          </table:table-cell>
          <table:table-cell office:value-type="string" calcext:value-type="string">
            <text:p>second/download/CMake/CMake-old-new/Kitware_CMake_old_file_25.cpp</text:p>
          </table:table-cell>
          <table:table-cell office:value-type="string" calcext:value-type="string">
            <text:p>second/download/CMake/CMake-old-new/Kitware_CMake_new_file_25.cpp</text:p>
          </table:table-cell>
          <table:table-cell office:value-type="string" calcext:value-type="string">
            <text:p>second/download/CMake/CMake-old-new/Kitware_CMake_old_hunk_41.cpp</text:p>
          </table:table-cell>
          <table:table-cell office:value-type="string" calcext:value-type="string">
            <text:p>second/download/CMake/CMake-old-new/Kitware_CMake_new_hunk_41.cpp</text:p>
          </table:table-cell>
          <table:table-cell office:value-type="string" calcext:value-type="string">
            <text:p>                                         FILE* stream, int color);</text:p>
            <text:p>#endif</text:p>
            <text:p/>
            <text:p>/*--------------------------------------------------------------------------*/</text:p>
            <text:p>void kwsysTerminal_cfprintf(int color, FILE* stream, const char* format, ...)</text:p>
            <text:p>{</text:p>
            <text:p>  /* Setup the stream with the given color if possible.  */</text:p>
            <text:p/>
          </table:table-cell>
          <table:table-cell office:value-type="string" calcext:value-type="string">
            <text:p>                                         FILE* stream, int color);</text:p>
            <text:p>#endif</text:p>
            <text:p/>
            <text:p>void kwsysTerminal_cfprintf(int color, FILE* stream, const char* format, ...)</text:p>
            <text:p>{</text:p>
            <text:p>  /* Setup the stream with the given color if possible.  */</text:p>
            <text:p/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rocessUNIX.c</text:p>
          </table:table-cell>
          <table:table-cell office:value-type="string" calcext:value-type="string">
            <text:p>second/download/CMake/CMake-old-new/Kitware_CMake_old_file_26.cpp</text:p>
          </table:table-cell>
          <table:table-cell office:value-type="string" calcext:value-type="string">
            <text:p>second/download/CMake/CMake-old-new/Kitware_CMake_new_file_26.cpp</text:p>
          </table:table-cell>
          <table:table-cell office:value-type="string" calcext:value-type="string">
            <text:p>second/download/CMake/CMake-old-new/Kitware_CMake_old_hunk_42.cpp</text:p>
          </table:table-cell>
          <table:table-cell office:value-type="string" calcext:value-type="string">
            <text:p>second/download/CMake/CMake-old-new/Kitware_CMake_new_hunk_42.cpp</text:p>
          </table:table-cell>
          <table:table-cell office:value-type="string" calcext:value-type="string">
            <text:p>#endif</text:p>
            <text:p>#endif</text:p>
            <text:p>    default:</text:p>
            <text:p>      cp-&gt;ExitException = kwsysProcess_Exception_Other;</text:p>
            <text:p>      sprintf(cp-&gt;ExitExceptionString, "Signal %d", sig);</text:p>
            <text:p>      break;</text:p>
            <text:p>  }</text:p>
            <text:p>}</text:p>
            <text:p>#undef KWSYSPE_CASE</text:p>
            <text:p/>
            <text:p>/*--------------------------------------------------------------------------*/</text:p>
            <text:p>/* When the child process encounters an error before its program is</text:p>
            <text:p>   invoked, this is called to report the error to the parent and</text:p>
            <text:p>   exit.  */</text:p>
            <text:p/>
          </table:table-cell>
          <table:table-cell office:value-type="string" calcext:value-type="string">
            <text:p>#endif</text:p>
            <text:p>#endif</text:p>
            <text:p>    default:</text:p>
            <text:p>      cp-&gt;ProcessResults[idx].ExitException = kwsysProcess_Exception_Other;</text:p>
            <text:p>      sprintf(cp-&gt;ProcessResults[idx].ExitExceptionString, "Signal %d", sig);</text:p>
            <text:p>      break;</text:p>
            <text:p>  }</text:p>
            <text:p>}</text:p>
            <text:p>#undef KWSYSPE_CASE</text:p>
            <text:p/>
            <text:p>/* When the child process encounters an error before its program is</text:p>
            <text:p>   invoked, this is called to report the error to the parent and</text:p>
            <text:p>   exit.  */</text:p>
            <text:p/>
          </table:table-cell>
          <table:table-cell office:value-type="float" office:value="2243" calcext:value-type="float">
            <text:p>2243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rocessWin32.c</text:p>
          </table:table-cell>
          <table:table-cell office:value-type="string" calcext:value-type="string">
            <text:p>second/download/CMake/CMake-old-new/Kitware_CMake_old_file_27.cpp</text:p>
          </table:table-cell>
          <table:table-cell office:value-type="string" calcext:value-type="string">
            <text:p>second/download/CMake/CMake-old-new/Kitware_CMake_new_file_27.cpp</text:p>
          </table:table-cell>
          <table:table-cell office:value-type="string" calcext:value-type="string">
            <text:p>second/download/CMake/CMake-old-new/Kitware_CMake_old_hunk_43.cpp</text:p>
          </table:table-cell>
          <table:table-cell office:value-type="string" calcext:value-type="string">
            <text:p>second/download/CMake/CMake-old-new/Kitware_CMake_new_hunk_43.cpp</text:p>
          </table:table-cell>
          <table:table-cell office:value-type="string" calcext:value-type="string">
            <text:p/>
            <text:p>    case STATUS_NO_MEMORY:</text:p>
            <text:p>    default:</text:p>
            <text:p>      cp-&gt;ExitException = kwsysProcess_Exception_Other;</text:p>
            <text:p>      _snprintf(cp-&gt;ExitExceptionString, KWSYSPE_PIPE_BUFFER_SIZE,</text:p>
            <text:p>                "Exit code 0x%x\n", code);</text:p>
            <text:p>      break;</text:p>
            <text:p>  }</text:p>
            <text:p>}</text:p>
            <text:p/>
          </table:table-cell>
          <table:table-cell office:value-type="string" calcext:value-type="string">
            <text:p/>
            <text:p>    case STATUS_NO_MEMORY:</text:p>
            <text:p>    default:</text:p>
            <text:p>      cp-&gt;ProcessResults[idx].ExitException = kwsysProcess_Exception_Other;</text:p>
            <text:p>      _snprintf(cp-&gt;ProcessResults[idx].ExitExceptionString,</text:p>
            <text:p>                KWSYSPE_PIPE_BUFFER_SIZE, "Exit code 0x%x\n", code);</text:p>
            <text:p>      break;</text:p>
            <text:p>  }</text:p>
            <text:p>}</text:p>
            <text:p/>
          </table:table-cell>
          <table:table-cell office:value-type="float" office:value="2120" calcext:value-type="float">
            <text:p>2120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rminal.c</text:p>
          </table:table-cell>
          <table:table-cell office:value-type="string" calcext:value-type="string">
            <text:p>second/download/CMake/CMake-old-new/Kitware_CMake_old_file_28.cpp</text:p>
          </table:table-cell>
          <table:table-cell office:value-type="string" calcext:value-type="string">
            <text:p>second/download/CMake/CMake-old-new/Kitware_CMake_new_file_28.cpp</text:p>
          </table:table-cell>
          <table:table-cell office:value-type="string" calcext:value-type="string">
            <text:p>second/download/CMake/CMake-old-new/Kitware_CMake_old_hunk_44.cpp</text:p>
          </table:table-cell>
          <table:table-cell office:value-type="string" calcext:value-type="string">
            <text:p>second/download/CMake/CMake-old-new/Kitware_CMake_new_hunk_44.cpp</text:p>
          </table:table-cell>
          <table:table-cell office:value-type="string" calcext:value-type="string">
            <text:p>                                         FILE* stream, int color);</text:p>
            <text:p>#endif</text:p>
            <text:p/>
            <text:p>/*--------------------------------------------------------------------------*/</text:p>
            <text:p>void kwsysTerminal_cfprintf(int color, FILE* stream, const char* format, ...)</text:p>
            <text:p>{</text:p>
            <text:p>  /* Setup the stream with the given color if possible.  */</text:p>
            <text:p/>
          </table:table-cell>
          <table:table-cell office:value-type="string" calcext:value-type="string">
            <text:p>                                         FILE* stream, int color);</text:p>
            <text:p>#endif</text:p>
            <text:p/>
            <text:p>void kwsysTerminal_cfprintf(int color, FILE* stream, const char* format, ...)</text:p>
            <text:p>{</text:p>
            <text:p>  /* Setup the stream with the given color if possible.  */</text:p>
            <text:p/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onncache.c</text:p>
          </table:table-cell>
          <table:table-cell office:value-type="string" calcext:value-type="string">
            <text:p>second/download/CMake/CMake-old-new/Kitware_CMake_old_file_29.cpp</text:p>
          </table:table-cell>
          <table:table-cell office:value-type="string" calcext:value-type="string">
            <text:p>second/download/CMake/CMake-old-new/Kitware_CMake_new_file_29.cpp</text:p>
          </table:table-cell>
          <table:table-cell office:value-type="string" calcext:value-type="string">
            <text:p>second/download/CMake/CMake-old-new/Kitware_CMake_old_hunk_45.cpp</text:p>
          </table:table-cell>
          <table:table-cell office:value-type="string" calcext:value-type="string">
            <text:p>second/download/CMake/CMake-old-new/Kitware_CMake_new_hunk_45.cpp</text:p>
          </table:table-cell>
          <table:table-cell office:value-type="string" calcext:value-type="string">
            <text:p>  else</text:p>
            <text:p>    hostname = conn-&gt;host.name;</text:p>
            <text:p/>
            <text:p>  return aprintf("%s:%d", hostname, conn-&gt;port);</text:p>
            <text:p>}</text:p>
            <text:p/>
            <text:p>/* Look up the bundle with all the connections to the same host this</text:p>
            <text:p/>
          </table:table-cell>
          <table:table-cell office:value-type="string" calcext:value-type="string">
            <text:p>  else</text:p>
            <text:p>    hostname = conn-&gt;host.name;</text:p>
            <text:p/>
            <text:p>  DEBUGASSERT(len &gt; 32);</text:p>
            <text:p/>
            <text:p>  /* put the number first so that the hostname gets cut off if too long */</text:p>
            <text:p>  snprintf(buf, len, "%ld%s", conn-&gt;port, hostname);</text:p>
            <text:p>}</text:p>
            <text:p/>
            <text:p>/* Look up the bundle with all the connections to the same host this</text:p>
            <text:p/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30.cpp</text:p>
          </table:table-cell>
          <table:table-cell office:value-type="string" calcext:value-type="string">
            <text:p>second/download/CMake/CMake-old-new/Kitware_CMake_new_file_30.cpp</text:p>
          </table:table-cell>
          <table:table-cell office:value-type="string" calcext:value-type="string">
            <text:p>second/download/CMake/CMake-old-new/Kitware_CMake_old_hunk_46.cpp</text:p>
          </table:table-cell>
          <table:table-cell office:value-type="string" calcext:value-type="string">
            <text:p>second/download/CMake/CMake-old-new/Kitware_CMake_new_hunk_46.cpp</text:p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>    if(result)</text:p>
            <text:p/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snprintf(buf, CURL_BUFSIZE(data-&gt;set.buffer_size),</text:p>
            <text:p>             "Content-Length: %" CURL_FORMAT_CURL_OFF_T "\r\n", expected_size);</text:p>
            <text:p>    result = Curl_client_write(conn, CLIENTWRITE_BOTH, buf, 0);</text:p>
            <text:p>    if(result)</text:p>
            <text:p/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31.cpp</text:p>
          </table:table-cell>
          <table:table-cell office:value-type="string" calcext:value-type="string">
            <text:p>second/download/CMake/CMake-old-new/Kitware_CMake_new_file_31.cpp</text:p>
          </table:table-cell>
          <table:table-cell office:value-type="string" calcext:value-type="string">
            <text:p>second/download/CMake/CMake-old-new/Kitware_CMake_old_hunk_47.cpp</text:p>
          </table:table-cell>
          <table:table-cell office:value-type="string" calcext:value-type="string">
            <text:p>second/download/CMake/CMake-old-new/Kitware_CMake_new_hunk_47.cpp</text:p>
          </table:table-cell>
          <table:table-cell office:value-type="string" calcext:value-type="string">
            <text:p>        /* we have a time, reformat it */</text:p>
            <text:p>        time_t secs=time(NULL);</text:p>
            <text:p>        /* using the good old yacc/bison yuck */</text:p>
            <text:p>        snprintf(buf, sizeof(conn-&gt;data-&gt;state.buffer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/>
          </table:table-cell>
          <table:table-cell office:value-type="string" calcext:value-type="string">
            <text:p>        /* we have a time, reformat it */</text:p>
            <text:p>        time_t secs=time(NULL);</text:p>
            <text:p>        /* using the good old yacc/bison yuck */</text:p>
            <text:p>        snprintf(buf, CURL_BUFSIZE(conn-&gt;data-&gt;set.buffer_size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/>
          </table:table-cell>
          <table:table-cell table:number-columns-repeated="2" office:value-type="float" office:value="2107" calcext:value-type="float">
            <text:p>2107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31.cpp</text:p>
          </table:table-cell>
          <table:table-cell office:value-type="string" calcext:value-type="string">
            <text:p>second/download/CMake/CMake-old-new/Kitware_CMake_new_file_31.cpp</text:p>
          </table:table-cell>
          <table:table-cell office:value-type="string" calcext:value-type="string">
            <text:p>second/download/CMake/CMake-old-new/Kitware_CMake_old_hunk_48.cpp</text:p>
          </table:table-cell>
          <table:table-cell office:value-type="string" calcext:value-type="string">
            <text:p>second/download/CMake/CMake-old-new/Kitware_CMake_new_hunk_48.cpp</text:p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snprintf(buf, sizeof(data-&gt;state.buffer),</text:p>
            <text:p>               "Content-Length: %" CURL_FORMAT_CURL_OFF_T "\r\n", filesize);</text:p>
            <text:p>      result = Curl_client_write(conn, CLIENTWRITE_BOTH, buf, 0);</text:p>
            <text:p>      if(result)</text:p>
            <text:p/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snprintf(buf, CURL_BUFSIZE(data-&gt;set.buffer_size),</text:p>
            <text:p>               "Content-Length: %" CURL_FORMAT_CURL_OFF_T "\r\n", filesize);</text:p>
            <text:p>      result = Curl_client_write(conn, CLIENTWRITE_BOTH, buf, 0);</text:p>
            <text:p>      if(result)</text:p>
            <text:p/>
          </table:table-cell>
          <table:table-cell table:number-columns-repeated="2" office:value-type="float" office:value="2318" calcext:value-type="float">
            <text:p>231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31.cpp</text:p>
          </table:table-cell>
          <table:table-cell office:value-type="string" calcext:value-type="string">
            <text:p>second/download/CMake/CMake-old-new/Kitware_CMake_new_file_31.cpp</text:p>
          </table:table-cell>
          <table:table-cell office:value-type="string" calcext:value-type="string">
            <text:p>second/download/CMake/CMake-old-new/Kitware_CMake_old_hunk_49.cpp</text:p>
          </table:table-cell>
          <table:table-cell office:value-type="string" calcext:value-type="string">
            <text:p>second/download/CMake/CMake-old-new/Kitware_CMake_new_hunk_49.cpp</text:p>
          </table:table-cell>
          <table:table-cell office:value-type="string" calcext:value-type="string">
            <text:p>  case CURLWC_DOWNLOADING: {</text:p>
            <text:p>    /* filelist has at least one file, lets get first one */</text:p>
            <text:p>    struct ftp_conn *ftpc = &amp;conn-&gt;proto.ftpc;</text:p>
            <text:p>    struct curl_fileinfo *finfo = wildcard-&gt;filelist-&gt;head-&gt;ptr;</text:p>
            <text:p/>
            <text:p>    char *tmp_path = aprintf("%s%s", wildcard-&gt;path, finfo-&gt;filename);</text:p>
            <text:p>    if(!tmp_path)</text:p>
            <text:p/>
          </table:table-cell>
          <table:table-cell office:value-type="string" calcext:value-type="string">
            <text:p>  case CURLWC_DOWNLOADING: {</text:p>
            <text:p>    /* filelist has at least one file, lets get first one */</text:p>
            <text:p>    struct ftp_conn *ftpc = &amp;conn-&gt;proto.ftpc;</text:p>
            <text:p>    struct curl_fileinfo *finfo = wildcard-&gt;filelist.head-&gt;ptr;</text:p>
            <text:p/>
            <text:p>    char *tmp_path = aprintf("%s%s", wildcard-&gt;path, finfo-&gt;filename);</text:p>
            <text:p>    if(!tmp_path)</text:p>
            <text:p/>
          </table:table-cell>
          <table:table-cell office:value-type="float" office:value="3916" calcext:value-type="float">
            <text:p>3916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32.cpp</text:p>
          </table:table-cell>
          <table:table-cell office:value-type="string" calcext:value-type="string">
            <text:p>second/download/CMake/CMake-old-new/Kitware_CMake_new_file_32.cpp</text:p>
          </table:table-cell>
          <table:table-cell office:value-type="string" calcext:value-type="string">
            <text:p>second/download/CMake/CMake-old-new/Kitware_CMake_old_hunk_50.cpp</text:p>
          </table:table-cell>
          <table:table-cell office:value-type="string" calcext:value-type="string">
            <text:p>second/download/CMake/CMake-old-new/Kitware_CMake_new_hunk_50.cpp</text:p>
          </table:table-cell>
          <table:table-cell office:value-type="string" calcext:value-type="string">
            <text:p>    pwd = conn-&gt;passwd;</text:p>
            <text:p>  }</text:p>
            <text:p/>
            <text:p>  snprintf(data-&gt;state.buffer, sizeof(data-&gt;state.buffer), "%s:%s", user, pwd);</text:p>
            <text:p/>
            <text:p>  result = Curl_base64_encode(data,</text:p>
            <text:p>                              data-&gt;state.buffer, strlen(data-&gt;state.buffer),</text:p>
            <text:p/>
          </table:table-cell>
          <table:table-cell office:value-type="string" calcext:value-type="string">
            <text:p>    pwd = conn-&gt;passwd;</text:p>
            <text:p>  }</text:p>
            <text:p/>
            <text:p>  snprintf(data-&gt;state.buffer, CURL_BUFSIZE(data-&gt;set.buffer_size),</text:p>
            <text:p>           "%s:%s", user, pwd);</text:p>
            <text:p/>
            <text:p>  result = Curl_base64_encode(data,</text:p>
            <text:p>                              data-&gt;state.buffer, strlen(data-&gt;state.buffer),</text:p>
            <text:p/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mprintf.c</text:p>
          </table:table-cell>
          <table:table-cell office:value-type="string" calcext:value-type="string">
            <text:p>second/download/CMake/CMake-old-new/Kitware_CMake_old_file_33.cpp</text:p>
          </table:table-cell>
          <table:table-cell office:value-type="string" calcext:value-type="string">
            <text:p>second/download/CMake/CMake-old-new/Kitware_CMake_new_file_33.cpp</text:p>
          </table:table-cell>
          <table:table-cell office:value-type="string" calcext:value-type="string">
            <text:p>second/download/CMake/CMake-old-new/Kitware_CMake_old_hunk_51.cpp</text:p>
          </table:table-cell>
          <table:table-cell office:value-type="string" calcext:value-type="string">
            <text:p>second/download/CMake/CMake-old-new/Kitware_CMake_new_hunk_51.cpp</text:p>
          </table:table-cell>
          <table:table-cell office:value-type="string" calcext:value-type="string">
            <text:p>    info.buffer[info.len] = 0; /* we terminate this with a zero byte */</text:p>
            <text:p>    return info.buffer;</text:p>
            <text:p>  }</text:p>
            <text:p>  else</text:p>
            <text:p>    return strdup("");</text:p>
            <text:p>}</text:p>
            <text:p/>
            <text:p>char *curl_mvaprintf(const char *format, va_list ap_save)</text:p>
            <text:p/>
          </table:table-cell>
          <table:table-cell office:value-type="string" calcext:value-type="string">
            <text:p>    info.buffer[info.len] = 0; /* we terminate this with a zero byte */</text:p>
            <text:p>    return info.buffer;</text:p>
            <text:p>  }</text:p>
            <text:p>  return strdup("");</text:p>
            <text:p>}</text:p>
            <text:p/>
            <text:p>char *curl_mvaprintf(const char *format, va_list ap_save)</text:p>
            <text:p/>
          </table:table-cell>
          <table:table-cell table:number-columns-repeated="2" office:value-type="float" office:value="1092" calcext:value-type="float">
            <text:p>1092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url.c</text:p>
          </table:table-cell>
          <table:table-cell office:value-type="string" calcext:value-type="string">
            <text:p>second/download/CMake/CMake-old-new/Kitware_CMake_old_file_34.cpp</text:p>
          </table:table-cell>
          <table:table-cell office:value-type="string" calcext:value-type="string">
            <text:p>second/download/CMake/CMake-old-new/Kitware_CMake_new_file_34.cpp</text:p>
          </table:table-cell>
          <table:table-cell office:value-type="string" calcext:value-type="string">
            <text:p>second/download/CMake/CMake-old-new/Kitware_CMake_old_hunk_52.cpp</text:p>
          </table:table-cell>
          <table:table-cell office:value-type="string" calcext:value-type="string">
            <text:p>second/download/CMake/CMake-old-new/Kitware_CMake_new_hunk_52.cpp</text:p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headerbuff = malloc(HEADERSIZE);</text:p>
            <text:p>  if(!data-&gt;state.headerbuff) {</text:p>
            <text:p>    DEBUGF(fprintf(stderr, "Error: malloc of headerbuff failed\n"));</text:p>
            <text:p/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BUFSIZE  1);</text:p>
            <text:p>  if(!data-&gt;state.buffer) {</text:p>
            <text:p>    DEBUGF(fprintf(stderr, "Error: malloc of buffer failed\n"));</text:p>
            <text:p>    result = CURLE_OUT_OF_MEMORY;</text:p>
            <text:p>  }</text:p>
            <text:p/>
            <text:p>  data-&gt;state.headerbuff = malloc(HEADERSIZE);</text:p>
            <text:p>  if(!data-&gt;state.headerbuff) {</text:p>
            <text:p>    DEBUGF(fprintf(stderr, "Error: malloc of headerbuff failed\n"));</text:p>
            <text:p/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axtls.c</text:p>
          </table:table-cell>
          <table:table-cell office:value-type="string" calcext:value-type="string">
            <text:p>second/download/CMake/CMake-old-new/Kitware_CMake_old_file_35.cpp</text:p>
          </table:table-cell>
          <table:table-cell office:value-type="string" calcext:value-type="string">
            <text:p>second/download/CMake/CMake-old-new/Kitware_CMake_new_file_35.cpp</text:p>
          </table:table-cell>
          <table:table-cell office:value-type="string" calcext:value-type="string">
            <text:p>second/download/CMake/CMake-old-new/Kitware_CMake_old_hunk_53.cpp</text:p>
          </table:table-cell>
          <table:table-cell office:value-type="string" calcext:value-type="string">
            <text:p>second/download/CMake/CMake-old-new/Kitware_CMake_new_hunk_53.cpp</text:p>
          </table:table-cell>
          <table:table-cell office:value-type="string" calcext:value-type="string">
            <text:p>  return snprintf(buffer, size, "axTLS/%s", ssl_version());</text:p>
            <text:p>}</text:p>
            <text:p/>
            <text:p>int Curl_axtls_random(struct Curl_easy *data,</text:p>
            <text:p>                      unsigned char *entropy,</text:p>
            <text:p>                      size_t length)</text:p>
            <text:p>{</text:p>
            <text:p>  static bool ssl_seeded = FALSE;</text:p>
            <text:p>  (void)data;</text:p>
            <text:p/>
          </table:table-cell>
          <table:table-cell office:value-type="string" calcext:value-type="string">
            <text:p>  return snprintf(buffer, size, "axTLS/%s", ssl_version());</text:p>
            <text:p>}</text:p>
            <text:p/>
            <text:p>CURLcode Curl_axtls_random(struct Curl_easy *data,</text:p>
            <text:p>                           unsigned char *entropy,</text:p>
            <text:p>                           size_t length)</text:p>
            <text:p>{</text:p>
            <text:p>  static bool ssl_seeded = FALSE;</text:p>
            <text:p>  (void)data;</text:p>
            <text:p/>
          </table:table-cell>
          <table:table-cell office:value-type="float" office:value="680" calcext:value-type="float">
            <text:p>68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cyassl.c</text:p>
          </table:table-cell>
          <table:table-cell office:value-type="string" calcext:value-type="string">
            <text:p>second/download/CMake/CMake-old-new/Kitware_CMake_old_file_36.cpp</text:p>
          </table:table-cell>
          <table:table-cell office:value-type="string" calcext:value-type="string">
            <text:p>second/download/CMake/CMake-old-new/Kitware_CMake_new_file_36.cpp</text:p>
          </table:table-cell>
          <table:table-cell office:value-type="string" calcext:value-type="string">
            <text:p>second/download/CMake/CMake-old-new/Kitware_CMake_old_hunk_54.cpp</text:p>
          </table:table-cell>
          <table:table-cell office:value-type="string" calcext:value-type="string">
            <text:p>second/download/CMake/CMake-old-new/Kitware_CMake_new_hunk_54.cpp</text:p>
          </table:table-cell>
          <table:table-cell office:value-type="string" calcext:value-type="string">
            <text:p/>
            <text:p>size_t Curl_cyassl_version(char *buffer, size_t size)</text:p>
            <text:p>{</text:p>
            <text:p>#ifdef WOLFSSL_VERSION</text:p>
            <text:p>  return snprintf(buffer, size, "wolfSSL/%s", WOLFSSL_VERSION);</text:p>
            <text:p>#elif defined(CYASSL_VERSION)</text:p>
            <text:p>  return snprintf(buffer, size, "CyaSSL/%s", CYASSL_VERSION);</text:p>
            <text:p/>
          </table:table-cell>
          <table:table-cell office:value-type="string" calcext:value-type="string">
            <text:p/>
            <text:p>size_t Curl_cyassl_version(char *buffer, size_t size)</text:p>
            <text:p>{</text:p>
            <text:p>#if LIBCYASSL_VERSION_HEX &gt;= 0x03006000</text:p>
            <text:p>  return snprintf(buffer, size, "wolfSSL/%s", wolfSSL_lib_version());</text:p>
            <text:p>#elif defined(WOLFSSL_VERSION)</text:p>
            <text:p>  return snprintf(buffer, size, "wolfSSL/%s", WOLFSSL_VERSION);</text:p>
            <text:p>#elif defined(CYASSL_VERSION)</text:p>
            <text:p>  return snprintf(buffer, size, "CyaSSL/%s", CYASSL_VERSION);</text:p>
            <text:p/>
          </table:table-cell>
          <table:table-cell office:value-type="float" office:value="720" calcext:value-type="float">
            <text:p>72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[4, 6]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openssl.c</text:p>
          </table:table-cell>
          <table:table-cell office:value-type="string" calcext:value-type="string">
            <text:p>second/download/CMake/CMake-old-new/Kitware_CMake_old_file_37.cpp</text:p>
          </table:table-cell>
          <table:table-cell office:value-type="string" calcext:value-type="string">
            <text:p>second/download/CMake/CMake-old-new/Kitware_CMake_new_file_37.cpp</text:p>
          </table:table-cell>
          <table:table-cell office:value-type="string" calcext:value-type="string">
            <text:p>second/download/CMake/CMake-old-new/Kitware_CMake_old_hunk_55.cpp</text:p>
          </table:table-cell>
          <table:table-cell office:value-type="string" calcext:value-type="string">
            <text:p>second/download/CMake/CMake-old-new/Kitware_CMake_new_hunk_55.cpp</text:p>
          </table:table-cell>
          <table:table-cell office:value-type="string" calcext:value-type="string">
            <text:p>        {</text:p>
            <text:p>          const BIGNUM *n;</text:p>
            <text:p>          const BIGNUM *e;</text:p>
            <text:p>          const BIGNUM *d;</text:p>
            <text:p>          const BIGNUM *p;</text:p>
            <text:p>          const BIGNUM *q;</text:p>
            <text:p>          const BIGNUM *dmp1;</text:p>
            <text:p>          const BIGNUM *dmq1;</text:p>
            <text:p>          const BIGNUM *iqmp;</text:p>
            <text:p/>
            <text:p>          RSA_get0_key(rsa, &amp;n, &amp;e, &amp;d);</text:p>
            <text:p>          RSA_get0_factors(rsa, &amp;p, &amp;q);</text:p>
            <text:p>          RSA_get0_crt_params(rsa, &amp;dmp1, &amp;dmq1, &amp;iqmp);</text:p>
            <text:p>          BN_print(mem, n);</text:p>
            <text:p>          push_certinfo("RSA Public Key", i);</text:p>
            <text:p>          print_pubkey_BN(rsa, n, i);</text:p>
            <text:p>          print_pubkey_BN(rsa, e, i);</text:p>
            <text:p>          print_pubkey_BN(rsa, d, i);</text:p>
            <text:p>          print_pubkey_BN(rsa, p, i);</text:p>
            <text:p>          print_pubkey_BN(rsa, q, i);</text:p>
            <text:p>          print_pubkey_BN(rsa, dmp1, i);</text:p>
            <text:p>          print_pubkey_BN(rsa, dmq1, i);</text:p>
            <text:p>          print_pubkey_BN(rsa, iqmp, i);</text:p>
            <text:p>        }</text:p>
            <text:p>#else</text:p>
            <text:p>        BIO_printf(mem, "%d", BN_num_bits(rsa-&gt;n));</text:p>
            <text:p>        push_certinfo("RSA Public Key", i);</text:p>
            <text:p>        print_pubkey_BN(rsa, n, i);</text:p>
            <text:p>        print_pubkey_BN(rsa, e, i);</text:p>
            <text:p>        print_pubkey_BN(rsa, d, i);</text:p>
            <text:p>        print_pubkey_BN(rsa, p, i);</text:p>
            <text:p>        print_pubkey_BN(rsa, q, i);</text:p>
            <text:p>        print_pubkey_BN(rsa, dmp1, i);</text:p>
            <text:p>        print_pubkey_BN(rsa, dmq1, i);</text:p>
            <text:p>        print_pubkey_BN(rsa, iqmp, i);</text:p>
            <text:p>#endif</text:p>
            <text:p/>
            <text:p>        break;</text:p>
            <text:p>      }</text:p>
            <text:p>      case EVP_PKEY_DSA:</text:p>
            <text:p>      {</text:p>
            <text:p>        DSA *dsa;</text:p>
            <text:p>#ifdef HAVE_OPAQUE_EVP_PKEY</text:p>
            <text:p>        dsa = EVP_PKEY_get0_DSA(pubkey);</text:p>
            <text:p/>
          </table:table-cell>
          <table:table-cell office:value-type="string" calcext:value-type="string">
            <text:p>        {</text:p>
            <text:p>          const BIGNUM *n;</text:p>
            <text:p>          const BIGNUM *e;</text:p>
            <text:p/>
            <text:p>          RSA_get0_key(rsa, &amp;n, &amp;e, NULL);</text:p>
            <text:p>          BN_print(mem, n);</text:p>
            <text:p>          push_certinfo("RSA Public Key", i);</text:p>
            <text:p>          print_pubkey_BN(rsa, n, i);</text:p>
            <text:p>          print_pubkey_BN(rsa, e, i);</text:p>
            <text:p>        }</text:p>
            <text:p>#else</text:p>
            <text:p>        BIO_printf(mem, "%d", BN_num_bits(rsa-&gt;n));</text:p>
            <text:p>        push_certinfo("RSA Public Key", i);</text:p>
            <text:p>        print_pubkey_BN(rsa, n, i);</text:p>
            <text:p>        print_pubkey_BN(rsa, e, i);</text:p>
            <text:p>#endif</text:p>
            <text:p/>
            <text:p>        break;</text:p>
            <text:p>      }</text:p>
            <text:p>      case EVP_PKEY_DSA:</text:p>
            <text:p>      {</text:p>
            <text:p>#ifndef OPENSSL_NO_DSA</text:p>
            <text:p>        DSA *dsa;</text:p>
            <text:p>#ifdef HAVE_OPAQUE_EVP_PKEY</text:p>
            <text:p>        dsa = EVP_PKEY_get0_DSA(pubkey);</text:p>
            <text:p/>
          </table:table-cell>
          <table:table-cell office:value-type="float" office:value="2554" calcext:value-type="float">
            <text:p>2554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onncache.c</text:p>
          </table:table-cell>
          <table:table-cell office:value-type="string" calcext:value-type="string">
            <text:p>second/download/CMake/CMake-old-new/Kitware_CMake_old_file_38.cpp</text:p>
          </table:table-cell>
          <table:table-cell office:value-type="string" calcext:value-type="string">
            <text:p>second/download/CMake/CMake-old-new/Kitware_CMake_new_file_38.cpp</text:p>
          </table:table-cell>
          <table:table-cell office:value-type="string" calcext:value-type="string">
            <text:p>second/download/CMake/CMake-old-new/Kitware_CMake_old_hunk_56.cpp</text:p>
          </table:table-cell>
          <table:table-cell office:value-type="string" calcext:value-type="string">
            <text:p>second/download/CMake/CMake-old-new/Kitware_CMake_new_hunk_56.cpp</text:p>
          </table:table-cell>
          <table:table-cell office:value-type="string" calcext:value-type="string">
            <text:p>  else</text:p>
            <text:p>    hostname = conn-&gt;host.name;</text:p>
            <text:p/>
            <text:p>  return aprintf("%s:%d", hostname, conn-&gt;port);</text:p>
            <text:p>}</text:p>
            <text:p/>
            <text:p>/* Look up the bundle with all the connections to the same host this</text:p>
            <text:p/>
          </table:table-cell>
          <table:table-cell office:value-type="string" calcext:value-type="string">
            <text:p>  else</text:p>
            <text:p>    hostname = conn-&gt;host.name;</text:p>
            <text:p/>
            <text:p>  DEBUGASSERT(len &gt; 32);</text:p>
            <text:p/>
            <text:p>  /* put the number first so that the hostname gets cut off if too long */</text:p>
            <text:p>  snprintf(buf, len, "%ld%s", conn-&gt;port, hostname);</text:p>
            <text:p>}</text:p>
            <text:p/>
            <text:p>/* Look up the bundle with all the connections to the same host this</text:p>
            <text:p/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ile.c</text:p>
          </table:table-cell>
          <table:table-cell office:value-type="string" calcext:value-type="string">
            <text:p>second/download/CMake/CMake-old-new/Kitware_CMake_old_file_39.cpp</text:p>
          </table:table-cell>
          <table:table-cell office:value-type="string" calcext:value-type="string">
            <text:p>second/download/CMake/CMake-old-new/Kitware_CMake_new_file_39.cpp</text:p>
          </table:table-cell>
          <table:table-cell office:value-type="string" calcext:value-type="string">
            <text:p>second/download/CMake/CMake-old-new/Kitware_CMake_old_hunk_57.cpp</text:p>
          </table:table-cell>
          <table:table-cell office:value-type="string" calcext:value-type="string">
            <text:p>second/download/CMake/CMake-old-new/Kitware_CMake_new_hunk_57.cpp</text:p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>    if(result)</text:p>
            <text:p/>
          </table:table-cell>
          <table:table-cell office:value-type="string" calcext:value-type="string">
            <text:p>    time_t filetime;</text:p>
            <text:p>    struct tm buffer;</text:p>
            <text:p>    const struct tm *tm = &amp;buffer;</text:p>
            <text:p>    snprintf(buf, CURL_BUFSIZE(data-&gt;set.buffer_size),</text:p>
            <text:p>             "Content-Length: %" CURL_FORMAT_CURL_OFF_T "\r\n", expected_size);</text:p>
            <text:p>    result = Curl_client_write(conn, CLIENTWRITE_BOTH, buf, 0);</text:p>
            <text:p>    if(result)</text:p>
            <text:p/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40.cpp</text:p>
          </table:table-cell>
          <table:table-cell office:value-type="string" calcext:value-type="string">
            <text:p>second/download/CMake/CMake-old-new/Kitware_CMake_new_file_40.cpp</text:p>
          </table:table-cell>
          <table:table-cell office:value-type="string" calcext:value-type="string">
            <text:p>second/download/CMake/CMake-old-new/Kitware_CMake_old_hunk_58.cpp</text:p>
          </table:table-cell>
          <table:table-cell office:value-type="string" calcext:value-type="string">
            <text:p>second/download/CMake/CMake-old-new/Kitware_CMake_new_hunk_58.cpp</text:p>
          </table:table-cell>
          <table:table-cell office:value-type="string" calcext:value-type="string">
            <text:p>        /* we have a time, reformat it */</text:p>
            <text:p>        time_t secs=time(NULL);</text:p>
            <text:p>        /* using the good old yacc/bison yuck */</text:p>
            <text:p>        snprintf(buf, sizeof(conn-&gt;data-&gt;state.buffer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/>
          </table:table-cell>
          <table:table-cell office:value-type="string" calcext:value-type="string">
            <text:p>        /* we have a time, reformat it */</text:p>
            <text:p>        time_t secs=time(NULL);</text:p>
            <text:p>        /* using the good old yacc/bison yuck */</text:p>
            <text:p>        snprintf(buf, CURL_BUFSIZE(conn-&gt;data-&gt;set.buffer_size),</text:p>
            <text:p>                 "%04d%02d%02d %02d:%02d:%02d GMT",</text:p>
            <text:p>                 year, month, day, hour, minute, second);</text:p>
            <text:p>        /* now, convert this into a time() value: */</text:p>
            <text:p/>
          </table:table-cell>
          <table:table-cell table:number-columns-repeated="2" office:value-type="float" office:value="2107" calcext:value-type="float">
            <text:p>2107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40.cpp</text:p>
          </table:table-cell>
          <table:table-cell office:value-type="string" calcext:value-type="string">
            <text:p>second/download/CMake/CMake-old-new/Kitware_CMake_new_file_40.cpp</text:p>
          </table:table-cell>
          <table:table-cell office:value-type="string" calcext:value-type="string">
            <text:p>second/download/CMake/CMake-old-new/Kitware_CMake_old_hunk_59.cpp</text:p>
          </table:table-cell>
          <table:table-cell office:value-type="string" calcext:value-type="string">
            <text:p>second/download/CMake/CMake-old-new/Kitware_CMake_new_hunk_59.cpp</text:p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snprintf(buf, sizeof(data-&gt;state.buffer),</text:p>
            <text:p>               "Content-Length: %" CURL_FORMAT_CURL_OFF_T "\r\n", filesize);</text:p>
            <text:p>      result = Curl_client_write(conn, CLIENTWRITE_BOTH, buf, 0);</text:p>
            <text:p>      if(result)</text:p>
            <text:p/>
          </table:table-cell>
          <table:table-cell office:value-type="string" calcext:value-type="string">
            <text:p>  if(instate == FTP_SIZE) {</text:p>
            <text:p>#ifdef CURL_FTP_HTTPSTYLE_HEAD</text:p>
            <text:p>    if(-1 != filesize) {</text:p>
            <text:p>      snprintf(buf, CURL_BUFSIZE(data-&gt;set.buffer_size),</text:p>
            <text:p>               "Content-Length: %" CURL_FORMAT_CURL_OFF_T "\r\n", filesize);</text:p>
            <text:p>      result = Curl_client_write(conn, CLIENTWRITE_BOTH, buf, 0);</text:p>
            <text:p>      if(result)</text:p>
            <text:p/>
          </table:table-cell>
          <table:table-cell table:number-columns-repeated="2" office:value-type="float" office:value="2318" calcext:value-type="float">
            <text:p>231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40.cpp</text:p>
          </table:table-cell>
          <table:table-cell office:value-type="string" calcext:value-type="string">
            <text:p>second/download/CMake/CMake-old-new/Kitware_CMake_new_file_40.cpp</text:p>
          </table:table-cell>
          <table:table-cell office:value-type="string" calcext:value-type="string">
            <text:p>second/download/CMake/CMake-old-new/Kitware_CMake_old_hunk_60.cpp</text:p>
          </table:table-cell>
          <table:table-cell office:value-type="string" calcext:value-type="string">
            <text:p>second/download/CMake/CMake-old-new/Kitware_CMake_new_hunk_60.cpp</text:p>
          </table:table-cell>
          <table:table-cell office:value-type="string" calcext:value-type="string">
            <text:p>  case CURLWC_DOWNLOADING: {</text:p>
            <text:p>    /* filelist has at least one file, lets get first one */</text:p>
            <text:p>    struct ftp_conn *ftpc = &amp;conn-&gt;proto.ftpc;</text:p>
            <text:p>    struct curl_fileinfo *finfo = wildcard-&gt;filelist-&gt;head-&gt;ptr;</text:p>
            <text:p/>
            <text:p>    char *tmp_path = aprintf("%s%s", wildcard-&gt;path, finfo-&gt;filename);</text:p>
            <text:p>    if(!tmp_path)</text:p>
            <text:p/>
          </table:table-cell>
          <table:table-cell office:value-type="string" calcext:value-type="string">
            <text:p>  case CURLWC_DOWNLOADING: {</text:p>
            <text:p>    /* filelist has at least one file, lets get first one */</text:p>
            <text:p>    struct ftp_conn *ftpc = &amp;conn-&gt;proto.ftpc;</text:p>
            <text:p>    struct curl_fileinfo *finfo = wildcard-&gt;filelist.head-&gt;ptr;</text:p>
            <text:p/>
            <text:p>    char *tmp_path = aprintf("%s%s", wildcard-&gt;path, finfo-&gt;filename);</text:p>
            <text:p>    if(!tmp_path)</text:p>
            <text:p/>
          </table:table-cell>
          <table:table-cell office:value-type="float" office:value="3915" calcext:value-type="float">
            <text:p>3915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.c</text:p>
          </table:table-cell>
          <table:table-cell office:value-type="string" calcext:value-type="string">
            <text:p>second/download/CMake/CMake-old-new/Kitware_CMake_old_file_41.cpp</text:p>
          </table:table-cell>
          <table:table-cell office:value-type="string" calcext:value-type="string">
            <text:p>second/download/CMake/CMake-old-new/Kitware_CMake_new_file_41.cpp</text:p>
          </table:table-cell>
          <table:table-cell office:value-type="string" calcext:value-type="string">
            <text:p>second/download/CMake/CMake-old-new/Kitware_CMake_old_hunk_61.cpp</text:p>
          </table:table-cell>
          <table:table-cell office:value-type="string" calcext:value-type="string">
            <text:p>second/download/CMake/CMake-old-new/Kitware_CMake_new_hunk_61.cpp</text:p>
          </table:table-cell>
          <table:table-cell office:value-type="string" calcext:value-type="string">
            <text:p>    pwd = conn-&gt;passwd;</text:p>
            <text:p>  }</text:p>
            <text:p/>
            <text:p>  snprintf(data-&gt;state.buffer, sizeof(data-&gt;state.buffer), "%s:%s", user, pwd);</text:p>
            <text:p/>
            <text:p>  result = Curl_base64_encode(data,</text:p>
            <text:p>                              data-&gt;state.buffer, strlen(data-&gt;state.buffer),</text:p>
            <text:p/>
          </table:table-cell>
          <table:table-cell office:value-type="string" calcext:value-type="string">
            <text:p>    pwd = conn-&gt;passwd;</text:p>
            <text:p>  }</text:p>
            <text:p/>
            <text:p>  snprintf(data-&gt;state.buffer, CURL_BUFSIZE(data-&gt;set.buffer_size),</text:p>
            <text:p>           "%s:%s", user, pwd);</text:p>
            <text:p/>
            <text:p>  result = Curl_base64_encode(data,</text:p>
            <text:p>                              data-&gt;state.buffer, strlen(data-&gt;state.buffer),</text:p>
            <text:p/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mprintf.c</text:p>
          </table:table-cell>
          <table:table-cell office:value-type="string" calcext:value-type="string">
            <text:p>second/download/CMake/CMake-old-new/Kitware_CMake_old_file_42.cpp</text:p>
          </table:table-cell>
          <table:table-cell office:value-type="string" calcext:value-type="string">
            <text:p>second/download/CMake/CMake-old-new/Kitware_CMake_new_file_42.cpp</text:p>
          </table:table-cell>
          <table:table-cell office:value-type="string" calcext:value-type="string">
            <text:p>second/download/CMake/CMake-old-new/Kitware_CMake_old_hunk_62.cpp</text:p>
          </table:table-cell>
          <table:table-cell office:value-type="string" calcext:value-type="string">
            <text:p>second/download/CMake/CMake-old-new/Kitware_CMake_new_hunk_62.cpp</text:p>
          </table:table-cell>
          <table:table-cell office:value-type="string" calcext:value-type="string">
            <text:p>    info.buffer[info.len] = 0; /* we terminate this with a zero byte */</text:p>
            <text:p>    return info.buffer;</text:p>
            <text:p>  }</text:p>
            <text:p>  else</text:p>
            <text:p>    return strdup("");</text:p>
            <text:p>}</text:p>
            <text:p/>
            <text:p>char *curl_mvaprintf(const char *format, va_list ap_save)</text:p>
            <text:p/>
          </table:table-cell>
          <table:table-cell office:value-type="string" calcext:value-type="string">
            <text:p>    info.buffer[info.len] = 0; /* we terminate this with a zero byte */</text:p>
            <text:p>    return info.buffer;</text:p>
            <text:p>  }</text:p>
            <text:p>  return strdup("");</text:p>
            <text:p>}</text:p>
            <text:p/>
            <text:p>char *curl_mvaprintf(const char *format, va_list ap_save)</text:p>
            <text:p/>
          </table:table-cell>
          <table:table-cell table:number-columns-repeated="2" office:value-type="float" office:value="1096" calcext:value-type="float">
            <text:p>1096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url.c</text:p>
          </table:table-cell>
          <table:table-cell office:value-type="string" calcext:value-type="string">
            <text:p>second/download/CMake/CMake-old-new/Kitware_CMake_old_file_43.cpp</text:p>
          </table:table-cell>
          <table:table-cell office:value-type="string" calcext:value-type="string">
            <text:p>second/download/CMake/CMake-old-new/Kitware_CMake_new_file_43.cpp</text:p>
          </table:table-cell>
          <table:table-cell office:value-type="string" calcext:value-type="string">
            <text:p>second/download/CMake/CMake-old-new/Kitware_CMake_old_hunk_63.cpp</text:p>
          </table:table-cell>
          <table:table-cell office:value-type="string" calcext:value-type="string">
            <text:p>second/download/CMake/CMake-old-new/Kitware_CMake_new_hunk_63.cpp</text:p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headerbuff = malloc(HEADERSIZE);</text:p>
            <text:p>  if(!data-&gt;state.headerbuff) {</text:p>
            <text:p>    DEBUGF(fprintf(stderr, "Error: malloc of headerbuff failed\n"));</text:p>
            <text:p/>
          </table:table-cell>
          <table:table-cell office:value-type="string" calcext:value-type="string">
            <text:p/>
            <text:p>  /* We do some initial setup here, all those fields that can't be just 0 */</text:p>
            <text:p/>
            <text:p>  data-&gt;state.buffer = malloc(BUFSIZE  1);</text:p>
            <text:p>  if(!data-&gt;state.buffer) {</text:p>
            <text:p>    DEBUGF(fprintf(stderr, "Error: malloc of buffer failed\n"));</text:p>
            <text:p>    result = CURLE_OUT_OF_MEMORY;</text:p>
            <text:p>  }</text:p>
            <text:p/>
            <text:p>  data-&gt;state.headerbuff = malloc(HEADERSIZE);</text:p>
            <text:p>  if(!data-&gt;state.headerbuff) {</text:p>
            <text:p>    DEBUGF(fprintf(stderr, "Error: malloc of headerbuff failed\n"));</text:p>
            <text:p/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axtls.c</text:p>
          </table:table-cell>
          <table:table-cell office:value-type="string" calcext:value-type="string">
            <text:p>second/download/CMake/CMake-old-new/Kitware_CMake_old_file_44.cpp</text:p>
          </table:table-cell>
          <table:table-cell office:value-type="string" calcext:value-type="string">
            <text:p>second/download/CMake/CMake-old-new/Kitware_CMake_new_file_44.cpp</text:p>
          </table:table-cell>
          <table:table-cell office:value-type="string" calcext:value-type="string">
            <text:p>second/download/CMake/CMake-old-new/Kitware_CMake_old_hunk_64.cpp</text:p>
          </table:table-cell>
          <table:table-cell office:value-type="string" calcext:value-type="string">
            <text:p>second/download/CMake/CMake-old-new/Kitware_CMake_new_hunk_64.cpp</text:p>
          </table:table-cell>
          <table:table-cell office:value-type="string" calcext:value-type="string">
            <text:p>  return snprintf(buffer, size, "axTLS/%s", ssl_version());</text:p>
            <text:p>}</text:p>
            <text:p/>
            <text:p>int Curl_axtls_random(struct Curl_easy *data,</text:p>
            <text:p>                      unsigned char *entropy,</text:p>
            <text:p>                      size_t length)</text:p>
            <text:p>{</text:p>
            <text:p>  static bool ssl_seeded = FALSE;</text:p>
            <text:p>  (void)data;</text:p>
            <text:p/>
          </table:table-cell>
          <table:table-cell office:value-type="string" calcext:value-type="string">
            <text:p>  return snprintf(buffer, size, "axTLS/%s", ssl_version());</text:p>
            <text:p>}</text:p>
            <text:p/>
            <text:p>CURLcode Curl_axtls_random(struct Curl_easy *data,</text:p>
            <text:p>                           unsigned char *entropy,</text:p>
            <text:p>                           size_t length)</text:p>
            <text:p>{</text:p>
            <text:p>  static bool ssl_seeded = FALSE;</text:p>
            <text:p>  (void)data;</text:p>
            <text:p/>
          </table:table-cell>
          <table:table-cell office:value-type="float" office:value="680" calcext:value-type="float">
            <text:p>68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cyassl.c</text:p>
          </table:table-cell>
          <table:table-cell office:value-type="string" calcext:value-type="string">
            <text:p>second/download/CMake/CMake-old-new/Kitware_CMake_old_file_45.cpp</text:p>
          </table:table-cell>
          <table:table-cell office:value-type="string" calcext:value-type="string">
            <text:p>second/download/CMake/CMake-old-new/Kitware_CMake_new_file_45.cpp</text:p>
          </table:table-cell>
          <table:table-cell office:value-type="string" calcext:value-type="string">
            <text:p>second/download/CMake/CMake-old-new/Kitware_CMake_old_hunk_65.cpp</text:p>
          </table:table-cell>
          <table:table-cell office:value-type="string" calcext:value-type="string">
            <text:p>second/download/CMake/CMake-old-new/Kitware_CMake_new_hunk_65.cpp</text:p>
          </table:table-cell>
          <table:table-cell office:value-type="string" calcext:value-type="string">
            <text:p/>
            <text:p>size_t Curl_cyassl_version(char *buffer, size_t size)</text:p>
            <text:p>{</text:p>
            <text:p>#ifdef WOLFSSL_VERSION</text:p>
            <text:p>  return snprintf(buffer, size, "wolfSSL/%s", WOLFSSL_VERSION);</text:p>
            <text:p>#elif defined(CYASSL_VERSION)</text:p>
            <text:p>  return snprintf(buffer, size, "CyaSSL/%s", CYASSL_VERSION);</text:p>
            <text:p/>
          </table:table-cell>
          <table:table-cell office:value-type="string" calcext:value-type="string">
            <text:p/>
            <text:p>size_t Curl_cyassl_version(char *buffer, size_t size)</text:p>
            <text:p>{</text:p>
            <text:p>#if LIBCYASSL_VERSION_HEX &gt;= 0x03006000</text:p>
            <text:p>  return snprintf(buffer, size, "wolfSSL/%s", wolfSSL_lib_version());</text:p>
            <text:p>#elif defined(WOLFSSL_VERSION)</text:p>
            <text:p>  return snprintf(buffer, size, "wolfSSL/%s", WOLFSSL_VERSION);</text:p>
            <text:p>#elif defined(CYASSL_VERSION)</text:p>
            <text:p>  return snprintf(buffer, size, "CyaSSL/%s", CYASSL_VERSION);</text:p>
            <text:p/>
          </table:table-cell>
          <table:table-cell office:value-type="float" office:value="720" calcext:value-type="float">
            <text:p>72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[4, 6]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openssl.c</text:p>
          </table:table-cell>
          <table:table-cell office:value-type="string" calcext:value-type="string">
            <text:p>second/download/CMake/CMake-old-new/Kitware_CMake_old_file_46.cpp</text:p>
          </table:table-cell>
          <table:table-cell office:value-type="string" calcext:value-type="string">
            <text:p>second/download/CMake/CMake-old-new/Kitware_CMake_new_file_46.cpp</text:p>
          </table:table-cell>
          <table:table-cell office:value-type="string" calcext:value-type="string">
            <text:p>second/download/CMake/CMake-old-new/Kitware_CMake_old_hunk_66.cpp</text:p>
          </table:table-cell>
          <table:table-cell office:value-type="string" calcext:value-type="string">
            <text:p>second/download/CMake/CMake-old-new/Kitware_CMake_new_hunk_66.cpp</text:p>
          </table:table-cell>
          <table:table-cell office:value-type="string" calcext:value-type="string">
            <text:p>        {</text:p>
            <text:p>          const BIGNUM *n;</text:p>
            <text:p>          const BIGNUM *e;</text:p>
            <text:p>          const BIGNUM *d;</text:p>
            <text:p>          const BIGNUM *p;</text:p>
            <text:p>          const BIGNUM *q;</text:p>
            <text:p>          const BIGNUM *dmp1;</text:p>
            <text:p>          const BIGNUM *dmq1;</text:p>
            <text:p>          const BIGNUM *iqmp;</text:p>
            <text:p/>
            <text:p>          RSA_get0_key(rsa, &amp;n, &amp;e, &amp;d);</text:p>
            <text:p>          RSA_get0_factors(rsa, &amp;p, &amp;q);</text:p>
            <text:p>          RSA_get0_crt_params(rsa, &amp;dmp1, &amp;dmq1, &amp;iqmp);</text:p>
            <text:p>          BN_print(mem, n);</text:p>
            <text:p>          push_certinfo("RSA Public Key", i);</text:p>
            <text:p>          print_pubkey_BN(rsa, n, i);</text:p>
            <text:p>          print_pubkey_BN(rsa, e, i);</text:p>
            <text:p>          print_pubkey_BN(rsa, d, i);</text:p>
            <text:p>          print_pubkey_BN(rsa, p, i);</text:p>
            <text:p>          print_pubkey_BN(rsa, q, i);</text:p>
            <text:p>          print_pubkey_BN(rsa, dmp1, i);</text:p>
            <text:p>          print_pubkey_BN(rsa, dmq1, i);</text:p>
            <text:p>          print_pubkey_BN(rsa, iqmp, i);</text:p>
            <text:p>        }</text:p>
            <text:p>#else</text:p>
            <text:p>        BIO_printf(mem, "%d", BN_num_bits(rsa-&gt;n));</text:p>
            <text:p>        push_certinfo("RSA Public Key", i);</text:p>
            <text:p>        print_pubkey_BN(rsa, n, i);</text:p>
            <text:p>        print_pubkey_BN(rsa, e, i);</text:p>
            <text:p>        print_pubkey_BN(rsa, d, i);</text:p>
            <text:p>        print_pubkey_BN(rsa, p, i);</text:p>
            <text:p>        print_pubkey_BN(rsa, q, i);</text:p>
            <text:p>        print_pubkey_BN(rsa, dmp1, i);</text:p>
            <text:p>        print_pubkey_BN(rsa, dmq1, i);</text:p>
            <text:p>        print_pubkey_BN(rsa, iqmp, i);</text:p>
            <text:p>#endif</text:p>
            <text:p/>
            <text:p>        break;</text:p>
            <text:p>      }</text:p>
            <text:p>      case EVP_PKEY_DSA:</text:p>
            <text:p>      {</text:p>
            <text:p>        DSA *dsa;</text:p>
            <text:p>#ifdef HAVE_OPAQUE_EVP_PKEY</text:p>
            <text:p>        dsa = EVP_PKEY_get0_DSA(pubkey);</text:p>
            <text:p/>
          </table:table-cell>
          <table:table-cell office:value-type="string" calcext:value-type="string">
            <text:p>        {</text:p>
            <text:p>          const BIGNUM *n;</text:p>
            <text:p>          const BIGNUM *e;</text:p>
            <text:p/>
            <text:p>          RSA_get0_key(rsa, &amp;n, &amp;e, NULL);</text:p>
            <text:p>          BN_print(mem, n);</text:p>
            <text:p>          push_certinfo("RSA Public Key", i);</text:p>
            <text:p>          print_pubkey_BN(rsa, n, i);</text:p>
            <text:p>          print_pubkey_BN(rsa, e, i);</text:p>
            <text:p>        }</text:p>
            <text:p>#else</text:p>
            <text:p>        BIO_printf(mem, "%d", BN_num_bits(rsa-&gt;n));</text:p>
            <text:p>        push_certinfo("RSA Public Key", i);</text:p>
            <text:p>        print_pubkey_BN(rsa, n, i);</text:p>
            <text:p>        print_pubkey_BN(rsa, e, i);</text:p>
            <text:p>#endif</text:p>
            <text:p/>
            <text:p>        break;</text:p>
            <text:p>      }</text:p>
            <text:p>      case EVP_PKEY_DSA:</text:p>
            <text:p>      {</text:p>
            <text:p>#ifndef OPENSSL_NO_DSA</text:p>
            <text:p>        DSA *dsa;</text:p>
            <text:p>#ifdef HAVE_OPAQUE_EVP_PKEY</text:p>
            <text:p>        dsa = EVP_PKEY_get0_DSA(pubkey);</text:p>
            <text:p/>
          </table:table-cell>
          <table:table-cell office:value-type="float" office:value="2554" calcext:value-type="float">
            <text:p>2554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48fa291469e5e8b3ae88fb846750df72468eb58a</text:p>
          </table:table-cell>
          <table:table-cell office:value-type="string" calcext:value-type="string">
            <text:p>bindexplib: add ARM support</text:p>
            <text:p/>
            <text:p>Fixes: #16728</text:p>
          </table:table-cell>
          <table:table-cell office:value-type="string" calcext:value-type="string">
            <text:p>[u'https://gitlab.kitware.com/cmake/cmake/issues/16728'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47.cpp</text:p>
          </table:table-cell>
          <table:table-cell office:value-type="string" calcext:value-type="string">
            <text:p>second/download/CMake/CMake-old-new/Kitware_CMake_new_file_47.cpp</text:p>
          </table:table-cell>
          <table:table-cell office:value-type="string" calcext:value-type="string">
            <text:p>second/download/CMake/CMake-old-new/Kitware_CMake_old_hunk_67.cpp</text:p>
          </table:table-cell>
          <table:table-cell office:value-type="string" calcext:value-type="string">
            <text:p>second/download/CMake/CMake-old-new/Kitware_CMake_new_hunk_67.cpp</text:p>
          </table:table-cell>
          <table:table-cell office:value-type="string" calcext:value-type="string">
            <text:p>    fprintf(stderr, "File is an executable.  I don't dump those.\n");</text:p>
            <text:p>    return false;</text:p>
            <text:p>  }</text:p>
            <text:p>  /* Does it look like a i386 COFF OBJ file??? */</text:p>
            <text:p>  else if (((dosHeader-&gt;e_magic == IMAGE_FILE_MACHINE_I386) ||</text:p>
            <text:p>            (dosHeader-&gt;e_magic == IMAGE_FILE_MACHINE_AMD64)) &amp;&amp;</text:p>
            <text:p>           (dosHeader-&gt;e_sp == 0)) {</text:p>
            <text:p>    /*</text:p>
            <text:p>    * The two tests above aren't what they look like.  They're</text:p>
            <text:p/>
          </table:table-cell>
          <table:table-cell office:value-type="string" calcext:value-type="string">
            <text:p>    fprintf(stderr, "File is an executable.  I don't dump those.\n");</text:p>
            <text:p>    return false;</text:p>
            <text:p>  }</text:p>
            <text:p>  /* Does it look like a COFF OBJ file??? */</text:p>
            <text:p>  else if (((dosHeader-&gt;e_magic == IMAGE_FILE_MACHINE_I386) ||</text:p>
            <text:p>            (dosHeader-&gt;e_magic == IMAGE_FILE_MACHINE_AMD64) ||</text:p>
            <text:p>            (dosHeader-&gt;e_magic == IMAGE_FILE_MACHINE_ARMNT)) &amp;&amp;</text:p>
            <text:p>           (dosHeader-&gt;e_sp == 0)) {</text:p>
            <text:p>    /*</text:p>
            <text:p>    * The two tests above aren't what they look like.  They're</text:p>
            <text:p/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6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48.cpp</text:p>
          </table:table-cell>
          <table:table-cell office:value-type="string" calcext:value-type="string">
            <text:p>second/download/CMake/CMake-old-new/Kitware_CMake_new_file_48.cpp</text:p>
          </table:table-cell>
          <table:table-cell office:value-type="string" calcext:value-type="string">
            <text:p>second/download/CMake/CMake-old-new/Kitware_CMake_old_hunk_68.cpp</text:p>
          </table:table-cell>
          <table:table-cell office:value-type="string" calcext:value-type="string">
            <text:p>second/download/CMake/CMake-old-new/Kitware_CMake_new_hunk_68.cpp</text:p>
          </table:table-cell>
          <table:table-cell office:value-type="string" calcext:value-type="string">
            <text:p>   *      Dumps a COFF symbol table from an OBJ.</text:p>
            <text:p>   *----------------------------------------------------------------------</text:p>
            <text:p>   */</text:p>
            <text:p>  void DumpExternalsObjects() {</text:p>
            <text:p>    unsigned i;</text:p>
            <text:p>    PSTR stringTable;</text:p>
            <text:p>    std::string symbol;</text:p>
            <text:p>    DWORD SectChar;</text:p>
            <text:p>    /*</text:p>
            <text:p>     * The string table apparently starts right after the symbol table</text:p>
            <text:p>     */</text:p>
            <text:p>    stringTable = (PSTR)&amp;this-&gt;SymbolTable[this-&gt;SymbolCount];</text:p>
            <text:p>    SymbolTableType* pSymbolTable = this-&gt;SymbolTable;</text:p>
            <text:p>    for ( i=0; i &lt; this-&gt;SymbolCount; i� ) {</text:p>
            <text:p>      if (pSymbolTable-&gt;SectionNumber &gt; 0 &amp;&amp;</text:p>
            <text:p>          ( pSymbolTable-&gt;Type == 0x20 || pSymbolTable-&gt;Type == 0x0)) {</text:p>
            <text:p>         if (pSymbolTable-&gt;StorageClass == IMAGE_SYM_CLASS_EXTERNAL) {</text:p>
            <text:p>            /*</text:p>
            <text:p>            *    The name of the Function entry points</text:p>
            <text:p>            */</text:p>
            <text:p>            if (pSymbolTable-&gt;N.Name.Short != 0) {</text:p>
            <text:p>               symbol = "";</text:p>
            <text:p>               symbol.insert(0, (const char *)pSymbolTable-&gt;N.ShortName, 8);</text:p>
            <text:p>            } else {</text:p>
            <text:p>               symbol = stringTable  pSymbolTable-&gt;N.Name.Long;</text:p>
            <text:p>            }</text:p>
            <text:p/>
            <text:p>            // clear out any leading spaces</text:p>
            <text:p>            while (isspace(symbol[0])) symbol.erase(0,1);</text:p>
            <text:p>            // if it starts with _ and has an @ then it is a __cdecl</text:p>
            <text:p>            // so remove the @ stuff for the export</text:p>
            <text:p>            if(symbol[0] == '_') {</text:p>
            <text:p>               std::string::size_type posAt = symbol.find('@');</text:p>
            <text:p>               if (posAt != std::string::npos) {</text:p>
            <text:p>                  symbol.erase(posAt);</text:p>
            <text:p>               }</text:p>
            <text:p>            }</text:p>
            <text:p>            // For 64 bit builds we don't need to remove _</text:p>
            <text:p>            if(!this-&gt;Is64Bit)</text:p>
            <text:p>              {</text:p>
            <text:p>              if (symbol[0] == '_')</text:p>
            <text:p>                {</text:p>
            <text:p>                symbol.erase(0,1);</text:p>
            <text:p>                }</text:p>
            <text:p>              }</text:p>
            <text:p>            /*</text:p>
            <text:p>            Check whether it is "Scalar deleting destructor" and</text:p>
            <text:p>            "Vector deleting destructor"</text:p>
            <text:p>            */</text:p>
            <text:p>            const char *scalarPrefix = "??_G";</text:p>
            <text:p>            const char *vectorPrefix = "??_E";</text:p>
            <text:p>            // original code had a check for</text:p>
            <text:p>            // symbol.find("real@") == std::string::npos)</text:p>
            <text:p>            // but if this disallows memmber functions with the name real</text:p>
            <text:p>            // if scalarPrefix and vectorPrefix are not found then print</text:p>
            <text:p>            // the symbol</text:p>
            <text:p>            if (symbol.compare(0, 4, scalarPrefix) &amp;&amp;</text:p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this-&gt;DataSymbols.insert(symbol);</text:p>
            <text:p>               } else {</text:p>
            <text:p>                  if ( pSymbolTable-&gt;Type  ||</text:p>
            <text:p>                       !(SectChar &amp; IMAGE_SCN_MEM_READ) ||</text:p>
            <text:p>                       (SectChar &amp; IMAGE_SCN_MEM_EXECUTE)) {</text:p>
            <text:p>                     this-&gt;Symbols.insert(symbol);</text:p>
            <text:p>                  } else {</text:p>
            <text:p>                     // printf(" strange symbol: %s \n",symbol.c_str());</text:p>
            <text:p>                  }</text:p>
            <text:p>               }</text:p>
            <text:p>            }</text:p>
            <text:p>         }</text:p>
            <text:p>      }</text:p>
            <text:p>      else if (pSymbolTable-&gt;SectionNumber == IMAGE_SYM_UNDEFINED &amp;&amp;</text:p>
            <text:p>               !pSymbolTable-&gt;Type &amp;&amp; 0) {</text:p>
            <text:p>         /*</text:p>
            <text:p>         *    The IMPORT global variable entry points</text:p>
            <text:p>         */</text:p>
            <text:p>         if (pSymbolTable-&gt;StorageClass == IMAGE_SYM_CLASS_EXTERNAL) {</text:p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this-&gt;DataSymbols.insert(symbol);</text:p>
            <text:p>         }</text:p>
            <text:p>      }</text:p>
            <text:p/>
            <text:p>      /*</text:p>
            <text:p/>
          </table:table-cell>
          <table:table-cell office:value-type="string" calcext:value-type="string">
            <text:p>   *      Dumps a COFF symbol table from an OBJ.</text:p>
            <text:p>   *----------------------------------------------------------------------</text:p>
            <text:p>   */</text:p>
            <text:p>  void DumpExternalsObjects()</text:p>
            <text:p>  {</text:p>
            <text:p>    unsigned i;</text:p>
            <text:p>    PSTR stringTable;</text:p>
            <text:p>    std::string symbol;</text:p>
            <text:p>    DWORD SectChar;</text:p>
            <text:p>    /*</text:p>
            <text:p>     * The string table apparently starts right after the symbol table</text:p>
            <text:p>     */</text:p>
            <text:p>    stringTable = (PSTR) &amp; this-&gt;SymbolTable[this-&gt;SymbolCount];</text:p>
            <text:p>    SymbolTableType* pSymbolTable = this-&gt;SymbolTable;</text:p>
            <text:p>    for (i = 0; i &lt; this-&gt;SymbolCount; i�) {</text:p>
            <text:p>      if (pSymbolTable-&gt;SectionNumber &gt; 0 &amp;&amp;</text:p>
            <text:p>          (pSymbolTable-&gt;Type == 0x20 || pSymbolTable-&gt;Type == 0x0)) {</text:p>
            <text:p>        if (pSymbolTable-&gt;StorageClass == IMAGE_SYM_CLASS_EXTERNAL) {</text:p>
            <text:p>          /*</text:p>
            <text:p>          *    The name of the Function entry points</text:p>
            <text:p>          */</text:p>
            <text:p>          if (pSymbolTable-&gt;N.Name.Short != 0) {</text:p>
            <text:p>            symbol = "";</text:p>
            <text:p>            symbol.insert(0, (const char*)pSymbolTable-&gt;N.ShortName, 8);</text:p>
            <text:p>          } else {</text:p>
            <text:p>            symbol = stringTable  pSymbolTable-&gt;N.Name.Long;</text:p>
            <text:p>          }</text:p>
            <text:p/>
            <text:p>          // clear out any leading spaces</text:p>
            <text:p>          while (isspace(symbol[0]))</text:p>
            <text:p>            symbol.erase(0, 1);</text:p>
            <text:p>          // if it starts with _ and has an @ then it is a __cdecl</text:p>
            <text:p>          // so remove the @ stuff for the export</text:p>
            <text:p>          if (symbol[0] == '_') {</text:p>
            <text:p>            std::string::size_type posAt = symbol.find('@');</text:p>
            <text:p>            if (posAt != std::string::npos) {</text:p>
            <text:p>              symbol.erase(posAt);</text:p>
            <text:p>            }</text:p>
            <text:p>          }</text:p>
            <text:p>          // For 64 bit builds we don't need to remove _</text:p>
            <text:p>          if (!this-&gt;Is64Bit) {</text:p>
            <text:p>            if (symbol[0] == '_') {</text:p>
            <text:p>              symbol.erase(0, 1);</text:p>
            <text:p>            }</text:p>
            <text:p>          }</text:p>
            <text:p>          /*</text:p>
            <text:p>          Check whether it is "Scalar deleting destructor" and</text:p>
            <text:p>          "Vector deleting destructor"</text:p>
            <text:p>          */</text:p>
            <text:p>          const char* scalarPrefix = "??_G";</text:p>
            <text:p>          const char* vectorPrefix = "??_E";</text:p>
            <text:p>          // original code had a check for</text:p>
            <text:p>          // symbol.find("real@") == std::string::npos)</text:p>
            <text:p>          // but if this disallows memmber functions with the name real</text:p>
            <text:p>          // if scalarPrefix and vectorPrefix are not found then print</text:p>
            <text:p>          // the symbol</text:p>
            <text:p>          if (symbol.compare(0, 4, scalarPrefix) &amp;&amp;</text:p>
            <text:p>              symbol.compare(0, 4, vectorPrefix)) {</text:p>
            <text:p>            SectChar = this-&gt;SectionHeaders[pSymbolTable-&gt;SectionNumber - 1]</text:p>
            <text:p>                         .Characteristics;</text:p>
            <text:p>            if (!pSymbolTable-&gt;Type &amp;&amp; (SectChar &amp; IMAGE_SCN_MEM_WRITE)) {</text:p>
            <text:p>              // Read only (i.e. constants) must be excluded</text:p>
            <text:p>              this-&gt;DataSymbols.insert(symbol);</text:p>
            <text:p>            } else {</text:p>
            <text:p>              if (pSymbolTable-&gt;Type || !(SectChar &amp; IMAGE_SCN_MEM_READ) ||</text:p>
            <text:p>                  (SectChar &amp; IMAGE_SCN_MEM_EXECUTE)) {</text:p>
            <text:p>                this-&gt;Symbols.insert(symbol);</text:p>
            <text:p>              } else {</text:p>
            <text:p>                // printf(" strange symbol: %s \n",symbol.c_str());</text:p>
            <text:p>              }</text:p>
            <text:p>            }</text:p>
            <text:p>          }</text:p>
            <text:p>        }</text:p>
            <text:p>      } else if (pSymbolTable-&gt;SectionNumber == IMAGE_SYM_UNDEFINED &amp;&amp;</text:p>
            <text:p>                 !pSymbolTable-&gt;Type &amp;&amp; 0) {</text:p>
            <text:p>        /*</text:p>
            <text:p>        *    The IMPORT global variable entry points</text:p>
            <text:p>        */</text:p>
            <text:p>        if (pSymbolTable-&gt;StorageClass == IMAGE_SYM_CLASS_EXTERNAL) {</text:p>
            <text:p>          symbol = stringTable  pSymbolTable-&gt;N.Name.Long;</text:p>
            <text:p>          while (isspace(symbol[0]))</text:p>
            <text:p>            symbol.erase(0, 1);</text:p>
            <text:p>          if (symbol[0] == '_')</text:p>
            <text:p>            symbol.erase(0, 1);</text:p>
            <text:p>          this-&gt;DataSymbols.insert(symbol);</text:p>
            <text:p>        }</text:p>
            <text:p>      }</text:p>
            <text:p/>
            <text:p>      /*</text:p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]</text:p>
          </table:table-cell>
        </table:table-row>
        <table:table-row table:style-name="ro17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48.cpp</text:p>
          </table:table-cell>
          <table:table-cell office:value-type="string" calcext:value-type="string">
            <text:p>second/download/CMake/CMake-old-new/Kitware_CMake_new_file_48.cpp</text:p>
          </table:table-cell>
          <table:table-cell office:value-type="string" calcext:value-type="string">
            <text:p>second/download/CMake/CMake-old-new/Kitware_CMake_old_hunk_69.cpp</text:p>
          </table:table-cell>
          <table:table-cell office:value-type="string" calcext:value-type="string">
            <text:p>second/download/CMake/CMake-old-new/Kitware_CMake_new_hunk_69.cpp</text:p>
          </table:table-cell>
          <table:table-cell office:value-type="string" calcext:value-type="string">
            <text:p>      pSymbolTable�;</text:p>
            <text:p>    }</text:p>
            <text:p>  }</text:p>
            <text:p>private:</text:p>
            <text:p>  std::set&lt;std::string&gt;&amp; Symbols;</text:p>
            <text:p>  std::set&lt;std::string&gt;&amp; DataSymbols;</text:p>
            <text:p>  DWORD_PTR SymbolCount;</text:p>
            <text:p>  PIMAGE_SECTION_HEADER SectionHeaders;</text:p>
            <text:p>  ObjectHeaderType* ObjectImageHeader;</text:p>
            <text:p>  SymbolTableType*  SymbolTable;</text:p>
            <text:p>  bool Is64Bit;</text:p>
            <text:p>};</text:p>
            <text:p/>
            <text:p>bool</text:p>
            <text:p>DumpFile(const char* filename,</text:p>
            <text:p>         std::set&lt;std::string&gt;&amp; symbols,</text:p>
            <text:p>         std::set&lt;std::string&gt;&amp; dataSymbols)</text:p>
            <text:p>{</text:p>
            <text:p>   HANDLE hFile;</text:p>
            <text:p>   HANDLE hFileMapping;</text:p>
            <text:p>   LPVOID lpFileBase;</text:p>
            <text:p>   PIMAGE_DOS_HEADER dosHeader;</text:p>
            <text:p/>
            <text:p>   hFile = CreateFileW(cmsys::Encoding::ToWide(filename).c_str(),</text:p>
            <text:p>                       GENERIC_READ, FILE_SHARE_READ, NULL,</text:p>
            <text:p>      OPEN_EXISTING, FILE_ATTRIBUTE_NORMAL, 0);</text:p>
            <text:p/>
            <text:p>   if (hFile == INVALID_HANDLE_VALUE) {</text:p>
            <text:p>      fprintf(stderr, "Couldn't open file '%s' with CreateFile()\n", filename);</text:p>
            <text:p>      return false;</text:p>
            <text:p>   }</text:p>
            <text:p/>
            <text:p>   hFileMapping = CreateFileMapping(hFile, NULL, PAGE_READONLY, 0, 0, NULL);</text:p>
            <text:p>   if (hFileMapping == 0) {</text:p>
            <text:p>      CloseHandle(hFile);</text:p>
            <text:p>      fprintf(stderr, "Couldn't open file mapping with CreateFileMapping()\n");</text:p>
            <text:p>      return false;</text:p>
            <text:p>   }</text:p>
            <text:p/>
            <text:p>   lpFileBase = MapViewOfFile(hFileMapping, FILE_MAP_READ, 0, 0, 0);</text:p>
            <text:p>   if (lpFileBase == 0) {</text:p>
            <text:p>      CloseHandle(hFileMapping);</text:p>
            <text:p>      CloseHandle(hFile);</text:p>
            <text:p>      fprintf(stderr, "Couldn't map view of file with MapViewOfFile()\n");</text:p>
            <text:p>      return false;</text:p>
            <text:p>   }</text:p>
            <text:p/>
            <text:p>   dosHeader = (PIMAGE_DOS_HEADER)lpFileBase;</text:p>
            <text:p>   if (dosHeader-&gt;e_magic == IMAGE_DOS_SIGNATURE) {</text:p>
            <text:p>      fprintf(stderr, "File is an executable.  I don't dump those.\n");</text:p>
            <text:p>      return false;</text:p>
            <text:p>   }</text:p>
            <text:p>   /* Does it look like a i386 COFF OBJ file??? */</text:p>
            <text:p>   else if (</text:p>
            <text:p>           ((dosHeader-&gt;e_magic == IMAGE_FILE_MACHINE_I386) ||</text:p>
            <text:p>            (dosHeader-&gt;e_magic == IMAGE_FILE_MACHINE_AMD64))</text:p>
            <text:p>           &amp;&amp; (dosHeader-&gt;e_sp == 0)</text:p>
            <text:p>           ) {</text:p>
            <text:p>      /*</text:p>
            <text:p>      * The two tests above aren't what they look like.  They're</text:p>
            <text:p>      * really checking for IMAGE_FILE_HEADER.Machine == i386 (0x14C)</text:p>
            <text:p>      * and IMAGE_FILE_HEADER.SizeOfOptionalHeader == 0;</text:p>
            <text:p>      */</text:p>
            <text:p>      DumpSymbols&lt;IMAGE_FILE_HEADER, IMAGE_SYMBOL&gt;</text:p>
            <text:p>        symbolDumper((PIMAGE_FILE_HEADER) lpFileBase, symbols, dataSymbols,</text:p>
            <text:p>                     (dosHeader-&gt;e_magic == IMAGE_FILE_MACHINE_AMD64));</text:p>
            <text:p>      symbolDumper.DumpObjFile();</text:p>
            <text:p>   } else {</text:p>
            <text:p>      // check for /bigobj format</text:p>
            <text:p>      cmANON_OBJECT_HEADER_BIGOBJ* h =</text:p>
            <text:p>        (cmANON_OBJECT_HEADER_BIGOBJ*) lpFileBase;</text:p>
            <text:p>      if(h-&gt;Sig1 == 0x0 &amp;&amp; h-&gt;Sig2 == 0xffff) {</text:p>
            <text:p>         DumpSymbols&lt;cmANON_OBJECT_HEADER_BIGOBJ, cmIMAGE_SYMBOL_EX&gt;</text:p>
            <text:p>           symbolDumper((cmANON_OBJECT_HEADER_BIGOBJ*) lpFileBase, symbols,</text:p>
            <text:p>                        dataSymbols,</text:p>
            <text:p>                        (h-&gt;Machine == IMAGE_FILE_MACHINE_AMD64));</text:p>
            <text:p>         symbolDumper.DumpObjFile();</text:p>
            <text:p>      } else {</text:p>
            <text:p>         printf("unrecognized file format in '%s'\n", filename);</text:p>
            <text:p>         return false;</text:p>
            <text:p>      }</text:p>
            <text:p>   }</text:p>
            <text:p>   UnmapViewOfFile(lpFileBase);</text:p>
            <text:p>   CloseHandle(hFileMapping);</text:p>
            <text:p>   CloseHandle(hFile);</text:p>
            <text:p>   return true;</text:p>
            <text:p>}</text:p>
            <text:p/>
            <text:p>bool bindexplib::AddObjectFile(const char* filename)</text:p>
            <text:p/>
          </table:table-cell>
          <table:table-cell office:value-type="string" calcext:value-type="string">
            <text:p>      pSymbolTable�;</text:p>
            <text:p>    }</text:p>
            <text:p>  }</text:p>
            <text:p/>
            <text:p>private:</text:p>
            <text:p>  std::set&lt;std::string&gt;&amp; Symbols;</text:p>
            <text:p>  std::set&lt;std::string&gt;&amp; DataSymbols;</text:p>
            <text:p>  DWORD_PTR SymbolCount;</text:p>
            <text:p>  PIMAGE_SECTION_HEADER SectionHeaders;</text:p>
            <text:p>  ObjectHeaderType* ObjectImageHeader;</text:p>
            <text:p>  SymbolTableType* SymbolTable;</text:p>
            <text:p>  bool Is64Bit;</text:p>
            <text:p>};</text:p>
            <text:p/>
            <text:p>bool DumpFile(const char* filename, std::set&lt;std::string&gt;&amp; symbols,</text:p>
            <text:p>              std::set&lt;std::string&gt;&amp; dataSymbols)</text:p>
            <text:p>{</text:p>
            <text:p>  HANDLE hFile;</text:p>
            <text:p>  HANDLE hFileMapping;</text:p>
            <text:p>  LPVOID lpFileBase;</text:p>
            <text:p>  PIMAGE_DOS_HEADER dosHeader;</text:p>
            <text:p/>
            <text:p>  hFile = CreateFileW(cmsys::Encoding::ToWide(filename).c_str(), GENERIC_READ,</text:p>
            <text:p>                      FILE_SHARE_READ, NULL, OPEN_EXISTING,</text:p>
            <text:p>                      FILE_ATTRIBUTE_NORMAL, 0);</text:p>
            <text:p/>
            <text:p>  if (hFile == INVALID_HANDLE_VALUE) {</text:p>
            <text:p>    fprintf(stderr, "Couldn't open file '%s' with CreateFile()\n", filename);</text:p>
            <text:p>    return false;</text:p>
            <text:p>  }</text:p>
            <text:p/>
            <text:p>  hFileMapping = CreateFileMapping(hFile, NULL, PAGE_READONLY, 0, 0, NULL);</text:p>
            <text:p>  if (hFileMapping == 0) {</text:p>
            <text:p>    CloseHandle(hFile);</text:p>
            <text:p>    fprintf(stderr, "Couldn't open file mapping with CreateFileMapping()\n");</text:p>
            <text:p>    return false;</text:p>
            <text:p>  }</text:p>
            <text:p/>
            <text:p>  lpFileBase = MapViewOfFile(hFileMapping, FILE_MAP_READ, 0, 0, 0);</text:p>
            <text:p>  if (lpFileBase == 0) {</text:p>
            <text:p>    CloseHandle(hFileMapping);</text:p>
            <text:p>    CloseHandle(hFile);</text:p>
            <text:p>    fprintf(stderr, "Couldn't map view of file with MapViewOfFile()\n");</text:p>
            <text:p>    return false;</text:p>
            <text:p>  }</text:p>
            <text:p/>
            <text:p>  dosHeader = (PIMAGE_DOS_HEADER)lpFileBase;</text:p>
            <text:p>  if (dosHeader-&gt;e_magic == IMAGE_DOS_SIGNATURE) {</text:p>
            <text:p>    fprintf(stderr, "File is an executable.  I don't dump those.\n");</text:p>
            <text:p>    return false;</text:p>
            <text:p>  }</text:p>
            <text:p>  /* Does it look like a i386 COFF OBJ file??? */</text:p>
            <text:p>  else if (((dosHeader-&gt;e_magic == IMAGE_FILE_MACHINE_I386) ||</text:p>
            <text:p>            (dosHeader-&gt;e_magic == IMAGE_FILE_MACHINE_AMD64)) &amp;&amp;</text:p>
            <text:p>           (dosHeader-&gt;e_sp == 0)) {</text:p>
            <text:p>    /*</text:p>
            <text:p>    * The two tests above aren't what they look like.  They're</text:p>
            <text:p>    * really checking for IMAGE_FILE_HEADER.Machine == i386 (0x14C)</text:p>
            <text:p>    * and IMAGE_FILE_HEADER.SizeOfOptionalHeader == 0;</text:p>
            <text:p>    */</text:p>
            <text:p>    DumpSymbols&lt;IMAGE_FILE_HEADER, IMAGE_SYMBOL&gt; symbolDumper(</text:p>
            <text:p>      (PIMAGE_FILE_HEADER)lpFileBase, symbols, dataSymbols,</text:p>
            <text:p>      (dosHeader-&gt;e_magic == IMAGE_FILE_MACHINE_AMD64));</text:p>
            <text:p>    symbolDumper.DumpObjFile();</text:p>
            <text:p>  } else {</text:p>
            <text:p>    // check for /bigobj format</text:p>
            <text:p>    cmANON_OBJECT_HEADER_BIGOBJ* h = (cmANON_OBJECT_HEADER_BIGOBJ*)lpFileBase;</text:p>
            <text:p>    if (h-&gt;Sig1 == 0x0 &amp;&amp; h-&gt;Sig2 == 0xffff) {</text:p>
            <text:p>      DumpSymbols&lt;cmANON_OBJECT_HEADER_BIGOBJ, cmIMAGE_SYMBOL_EX&gt; symbolDumper(</text:p>
            <text:p>        (cmANON_OBJECT_HEADER_BIGOBJ*)lpFileBase, symbols, dataSymbols,</text:p>
            <text:p>        (h-&gt;Machine == IMAGE_FILE_MACHINE_AMD64));</text:p>
            <text:p>      symbolDumper.DumpObjFile();</text:p>
            <text:p>    } else {</text:p>
            <text:p>      printf("unrecognized file format in '%s'\n", filename);</text:p>
            <text:p>      return false;</text:p>
            <text:p>    }</text:p>
            <text:p>  }</text:p>
            <text:p>  UnmapViewOfFile(lpFileBase);</text:p>
            <text:p>  CloseHandle(hFileMapping);</text:p>
            <text:p>  CloseHandle(hFile);</text:p>
            <text:p>  return true;</text:p>
            <text:p>}</text:p>
            <text:p/>
            <text:p>bool bindexplib::AddObjectFile(const char* filename)</text:p>
            <text:p/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[28, 35, 43, 49, 78]</text:p>
          </table:table-cell>
          <table:table-cell office:value-type="string" calcext:value-type="string">
            <text:p>[]</text:p>
          </table:table-cell>
        </table:table-row>
        <table:table-row table:style-name="ro18">
          <table:table-cell office:value-type="string" calcext:value-type="string">
            <text:p>62d0e22325d36e5f9d61ccfbef0d68cfe1935f1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25 (d6b1bb9f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49.cpp</text:p>
          </table:table-cell>
          <table:table-cell office:value-type="string" calcext:value-type="string">
            <text:p>second/download/CMake/CMake-old-new/Kitware_CMake_new_file_49.cpp</text:p>
          </table:table-cell>
          <table:table-cell office:value-type="string" calcext:value-type="string">
            <text:p>second/download/CMake/CMake-old-new/Kitware_CMake_old_hunk_70.cpp</text:p>
          </table:table-cell>
          <table:table-cell office:value-type="string" calcext:value-type="string">
            <text:p>second/download/CMake/CMake-old-new/Kitware_CMake_new_hunk_70.cpp</text:p>
          </table:table-cell>
          <table:table-cell office:value-type="string" calcext:value-type="string">
            <text:p>int</text:p>
            <text:p>archive_read_disk_set_atime_restored(struct archive *_a)</text:p>
            <text:p>{</text:p>
            <text:p>#ifndef HAVE_UTIMES</text:p>
            <text:p>static int warning_done = 0;</text:p>
            <text:p>#endif</text:p>
            <text:p>struct archive_read_disk *a = (struct archive_read_disk *)_a;</text:p>
            <text:p>archive_check_magic(_a, ARCHIVE_READ_DISK_MAGIC,</text:p>
            <text:p>    ARCHIVE_STATE_ANY, "archive_read_disk_restore_atime");</text:p>
            <text:p>#ifdef HAVE_UTIMES</text:p>
            <text:p>a-&gt;restore_time = 1;</text:p>
            <text:p>if (a-&gt;tree != NULL)</text:p>
            <text:p>a-&gt;tree-&gt;flags |= needsRestoreTimes;</text:p>
            <text:p>return (ARCHIVE_OK);</text:p>
            <text:p>#else</text:p>
            <text:p>if (warning_done)</text:p>
            <text:p>/* Warning was already emitted; suppress further warnings. */</text:p>
            <text:p>return (ARCHIVE_OK);</text:p>
            <text:p/>
            <text:p>archive_set_error(&amp;a-&gt;archive, ARCHIVE_ERRNO_MISC,</text:p>
            <text:p>    "Cannot restore access time on this system");</text:p>
            <text:p>warning_done = 1;</text:p>
            <text:p>return (ARCHIVE_WARN);</text:p>
            <text:p>#endif</text:p>
            <text:p>}</text:p>
            <text:p/>
          </table:table-cell>
          <table:table-cell office:value-type="string" calcext:value-type="string">
            <text:p>int</text:p>
            <text:p>archive_read_disk_set_atime_restored(struct archive *_a)</text:p>
            <text:p>{</text:p>
            <text:p>struct archive_read_disk *a = (struct archive_read_disk *)_a;</text:p>
            <text:p>archive_check_magic(_a, ARCHIVE_READ_DISK_MAGIC,</text:p>
            <text:p>    ARCHIVE_STATE_ANY, "archive_read_disk_restore_atime");</text:p>
            <text:p>#ifdef HAVE_UTIMES</text:p>
            <text:p>a-&gt;flags |= ARCHIVE_READDISK_RESTORE_ATIME;</text:p>
            <text:p>if (a-&gt;tree != NULL)</text:p>
            <text:p>a-&gt;tree-&gt;flags |= needsRestoreTimes;</text:p>
            <text:p>return (ARCHIVE_OK);</text:p>
            <text:p>#else</text:p>
            <text:p>/* Display warning and unset flag */</text:p>
            <text:p>archive_set_error(&amp;a-&gt;archive, ARCHIVE_ERRNO_MISC,</text:p>
            <text:p>    "Cannot restore access time on this system");</text:p>
            <text:p>a-&gt;flags &amp;= ~ARCHIVE_READDISK_RESTORE_ATIME;</text:p>
            <text:p>return (ARCHIVE_WARN);</text:p>
            <text:p>#endif</text:p>
            <text:p>}</text:p>
            <text:p/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62d0e22325d36e5f9d61ccfbef0d68cfe1935f1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25 (d6b1bb9f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49.cpp</text:p>
          </table:table-cell>
          <table:table-cell office:value-type="string" calcext:value-type="string">
            <text:p>second/download/CMake/CMake-old-new/Kitware_CMake_new_file_49.cpp</text:p>
          </table:table-cell>
          <table:table-cell office:value-type="string" calcext:value-type="string">
            <text:p>second/download/CMake/CMake-old-new/Kitware_CMake_old_hunk_71.cpp</text:p>
          </table:table-cell>
          <table:table-cell office:value-type="string" calcext:value-type="string">
            <text:p>second/download/CMake/CMake-old-new/Kitware_CMake_new_hunk_71.cpp</text:p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 a-&gt;restore_time);</text:p>
            <text:p>else</text:p>
            <text:p>a-&gt;tree = tree_open(pathname, a-&gt;symlink_mode,</text:p>
            <text:p>    a-&gt;restore_time);</text:p>
            <text:p>if (a-&gt;tree == NULL) {</text:p>
            <text:p>archive_set_error(&amp;a-&gt;archive, ENOMEM,</text:p>
            <text:p>    "Can't allocate tar data");</text:p>
            <text:p/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</text:p>
            <text:p>    a-&gt;flags &amp; ARCHIVE_READDISK_RESTORE_ATIME);</text:p>
            <text:p>else</text:p>
            <text:p>a-&gt;tree = tree_open(pathname, a-&gt;symlink_mode,</text:p>
            <text:p>    a-&gt;flags &amp; ARCHIVE_READDISK_RESTORE_ATIME);</text:p>
            <text:p>if (a-&gt;tree == NULL) {</text:p>
            <text:p>archive_set_error(&amp;a-&gt;archive, ENOMEM,</text:p>
            <text:p>    "Can't allocate tar data");</text:p>
            <text:p/>
          </table:table-cell>
          <table:table-cell office:value-type="float" office:value="1340" calcext:value-type="float">
            <text:p>1340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62d0e22325d36e5f9d61ccfbef0d68cfe1935f1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25 (d6b1bb9f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windows.c</text:p>
          </table:table-cell>
          <table:table-cell office:value-type="string" calcext:value-type="string">
            <text:p>second/download/CMake/CMake-old-new/Kitware_CMake_old_file_50.cpp</text:p>
          </table:table-cell>
          <table:table-cell office:value-type="string" calcext:value-type="string">
            <text:p>second/download/CMake/CMake-old-new/Kitware_CMake_new_file_50.cpp</text:p>
          </table:table-cell>
          <table:table-cell office:value-type="string" calcext:value-type="string">
            <text:p>second/download/CMake/CMake-old-new/Kitware_CMake_old_hunk_72.cpp</text:p>
          </table:table-cell>
          <table:table-cell office:value-type="string" calcext:value-type="string">
            <text:p>second/download/CMake/CMake-old-new/Kitware_CMake_new_hunk_72.cpp</text:p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 a-&gt;restore_time);</text:p>
            <text:p>else</text:p>
            <text:p>a-&gt;tree = tree_open(pathname, a-&gt;symlink_mode, a-&gt;restore_time);</text:p>
            <text:p>if (a-&gt;tree == NULL) {</text:p>
            <text:p>archive_set_error(&amp;a-&gt;archive, ENOMEM,</text:p>
            <text:p>    "Can't allocate directory traversal data");</text:p>
            <text:p/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</text:p>
            <text:p>    a-&gt;flags &amp; ARCHIVE_READDISK_RESTORE_ATIME);</text:p>
            <text:p>else</text:p>
            <text:p>a-&gt;tree = tree_open(pathname, a-&gt;symlink_mode,</text:p>
            <text:p>    a-&gt;flags &amp; ARCHIVE_READDISK_RESTORE_ATIME);</text:p>
            <text:p>if (a-&gt;tree == NULL) {</text:p>
            <text:p>archive_set_error(&amp;a-&gt;archive, ENOMEM,</text:p>
            <text:p>    "Can't allocate directory traversal data");</text:p>
            <text:p/>
          </table:table-cell>
          <table:table-cell office:value-type="float" office:value="1219" calcext:value-type="float">
            <text:p>1219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8">
          <table:table-cell office:value-type="string" calcext:value-type="string">
            <text:p>059aa805c9c0cb34c92eb69abf66febc40ab62db</text:p>
          </table:table-cell>
          <table:table-cell office:value-type="string" calcext:value-type="string">
            <text:p>LibArchive 2017-02-25 (d6b1bb9f)</text:p>
            <text:p/>
            <text:p>Code extracted from:</text:p>
            <text:p/>
            <text:p>    https://github.com/libarchive/libarchive.git</text:p>
            <text:p/>
            <text:p>at commit d6b1bb9f7ea7bc153b7356e8e345c9e48005821a (v3.3.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51.cpp</text:p>
          </table:table-cell>
          <table:table-cell office:value-type="string" calcext:value-type="string">
            <text:p>second/download/CMake/CMake-old-new/Kitware_CMake_new_file_51.cpp</text:p>
          </table:table-cell>
          <table:table-cell office:value-type="string" calcext:value-type="string">
            <text:p>second/download/CMake/CMake-old-new/Kitware_CMake_old_hunk_73.cpp</text:p>
          </table:table-cell>
          <table:table-cell office:value-type="string" calcext:value-type="string">
            <text:p>second/download/CMake/CMake-old-new/Kitware_CMake_new_hunk_73.cpp</text:p>
          </table:table-cell>
          <table:table-cell office:value-type="string" calcext:value-type="string">
            <text:p>int</text:p>
            <text:p>archive_read_disk_set_atime_restored(struct archive *_a)</text:p>
            <text:p>{</text:p>
            <text:p>#ifndef HAVE_UTIMES</text:p>
            <text:p>static int warning_done = 0;</text:p>
            <text:p>#endif</text:p>
            <text:p>struct archive_read_disk *a = (struct archive_read_disk *)_a;</text:p>
            <text:p>archive_check_magic(_a, ARCHIVE_READ_DISK_MAGIC,</text:p>
            <text:p>    ARCHIVE_STATE_ANY, "archive_read_disk_restore_atime");</text:p>
            <text:p>#ifdef HAVE_UTIMES</text:p>
            <text:p>a-&gt;restore_time = 1;</text:p>
            <text:p>if (a-&gt;tree != NULL)</text:p>
            <text:p>a-&gt;tree-&gt;flags |= needsRestoreTimes;</text:p>
            <text:p>return (ARCHIVE_OK);</text:p>
            <text:p>#else</text:p>
            <text:p>if (warning_done)</text:p>
            <text:p>/* Warning was already emitted; suppress further warnings. */</text:p>
            <text:p>return (ARCHIVE_OK);</text:p>
            <text:p/>
            <text:p>archive_set_error(&amp;a-&gt;archive, ARCHIVE_ERRNO_MISC,</text:p>
            <text:p>    "Cannot restore access time on this system");</text:p>
            <text:p>warning_done = 1;</text:p>
            <text:p>return (ARCHIVE_WARN);</text:p>
            <text:p>#endif</text:p>
            <text:p>}</text:p>
            <text:p/>
          </table:table-cell>
          <table:table-cell office:value-type="string" calcext:value-type="string">
            <text:p>int</text:p>
            <text:p>archive_read_disk_set_atime_restored(struct archive *_a)</text:p>
            <text:p>{</text:p>
            <text:p>struct archive_read_disk *a = (struct archive_read_disk *)_a;</text:p>
            <text:p>archive_check_magic(_a, ARCHIVE_READ_DISK_MAGIC,</text:p>
            <text:p>    ARCHIVE_STATE_ANY, "archive_read_disk_restore_atime");</text:p>
            <text:p>#ifdef HAVE_UTIMES</text:p>
            <text:p>a-&gt;flags |= ARCHIVE_READDISK_RESTORE_ATIME;</text:p>
            <text:p>if (a-&gt;tree != NULL)</text:p>
            <text:p>a-&gt;tree-&gt;flags |= needsRestoreTimes;</text:p>
            <text:p>return (ARCHIVE_OK);</text:p>
            <text:p>#else</text:p>
            <text:p>/* Display warning and unset flag */</text:p>
            <text:p>archive_set_error(&amp;a-&gt;archive, ARCHIVE_ERRNO_MISC,</text:p>
            <text:p>    "Cannot restore access time on this system");</text:p>
            <text:p>a-&gt;flags &amp;= ~ARCHIVE_READDISK_RESTORE_ATIME;</text:p>
            <text:p>return (ARCHIVE_WARN);</text:p>
            <text:p>#endif</text:p>
            <text:p>}</text:p>
            <text:p/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059aa805c9c0cb34c92eb69abf66febc40ab62db</text:p>
          </table:table-cell>
          <table:table-cell office:value-type="string" calcext:value-type="string">
            <text:p>LibArchive 2017-02-25 (d6b1bb9f)</text:p>
            <text:p/>
            <text:p>Code extracted from:</text:p>
            <text:p/>
            <text:p>    https://github.com/libarchive/libarchive.git</text:p>
            <text:p/>
            <text:p>at commit d6b1bb9f7ea7bc153b7356e8e345c9e48005821a (v3.3.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51.cpp</text:p>
          </table:table-cell>
          <table:table-cell office:value-type="string" calcext:value-type="string">
            <text:p>second/download/CMake/CMake-old-new/Kitware_CMake_new_file_51.cpp</text:p>
          </table:table-cell>
          <table:table-cell office:value-type="string" calcext:value-type="string">
            <text:p>second/download/CMake/CMake-old-new/Kitware_CMake_old_hunk_74.cpp</text:p>
          </table:table-cell>
          <table:table-cell office:value-type="string" calcext:value-type="string">
            <text:p>second/download/CMake/CMake-old-new/Kitware_CMake_new_hunk_74.cpp</text:p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 a-&gt;restore_time);</text:p>
            <text:p>else</text:p>
            <text:p>a-&gt;tree = tree_open(pathname, a-&gt;symlink_mode,</text:p>
            <text:p>    a-&gt;restore_time);</text:p>
            <text:p>if (a-&gt;tree == NULL) {</text:p>
            <text:p>archive_set_error(&amp;a-&gt;archive, ENOMEM,</text:p>
            <text:p>    "Can't allocate tar data");</text:p>
            <text:p/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</text:p>
            <text:p>    a-&gt;flags &amp; ARCHIVE_READDISK_RESTORE_ATIME);</text:p>
            <text:p>else</text:p>
            <text:p>a-&gt;tree = tree_open(pathname, a-&gt;symlink_mode,</text:p>
            <text:p>    a-&gt;flags &amp; ARCHIVE_READDISK_RESTORE_ATIME);</text:p>
            <text:p>if (a-&gt;tree == NULL) {</text:p>
            <text:p>archive_set_error(&amp;a-&gt;archive, ENOMEM,</text:p>
            <text:p>    "Can't allocate tar data");</text:p>
            <text:p/>
          </table:table-cell>
          <table:table-cell office:value-type="float" office:value="1340" calcext:value-type="float">
            <text:p>1340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059aa805c9c0cb34c92eb69abf66febc40ab62db</text:p>
          </table:table-cell>
          <table:table-cell office:value-type="string" calcext:value-type="string">
            <text:p>LibArchive 2017-02-25 (d6b1bb9f)</text:p>
            <text:p/>
            <text:p>Code extracted from:</text:p>
            <text:p/>
            <text:p>    https://github.com/libarchive/libarchive.git</text:p>
            <text:p/>
            <text:p>at commit d6b1bb9f7ea7bc153b7356e8e345c9e48005821a (v3.3.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windows.c</text:p>
          </table:table-cell>
          <table:table-cell office:value-type="string" calcext:value-type="string">
            <text:p>second/download/CMake/CMake-old-new/Kitware_CMake_old_file_52.cpp</text:p>
          </table:table-cell>
          <table:table-cell office:value-type="string" calcext:value-type="string">
            <text:p>second/download/CMake/CMake-old-new/Kitware_CMake_new_file_52.cpp</text:p>
          </table:table-cell>
          <table:table-cell office:value-type="string" calcext:value-type="string">
            <text:p>second/download/CMake/CMake-old-new/Kitware_CMake_old_hunk_75.cpp</text:p>
          </table:table-cell>
          <table:table-cell office:value-type="string" calcext:value-type="string">
            <text:p>second/download/CMake/CMake-old-new/Kitware_CMake_new_hunk_75.cpp</text:p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 a-&gt;restore_time);</text:p>
            <text:p>else</text:p>
            <text:p>a-&gt;tree = tree_open(pathname, a-&gt;symlink_mode, a-&gt;restore_time);</text:p>
            <text:p>if (a-&gt;tree == NULL) {</text:p>
            <text:p>archive_set_error(&amp;a-&gt;archive, ENOMEM,</text:p>
            <text:p>    "Can't allocate directory traversal data");</text:p>
            <text:p/>
          </table:table-cell>
          <table:table-cell office:value-type="string" calcext:value-type="string">
            <text:p>struct archive_read_disk *a = (struct archive_read_disk *)_a;</text:p>
            <text:p/>
            <text:p>if (a-&gt;tree != NULL)</text:p>
            <text:p>a-&gt;tree = tree_reopen(a-&gt;tree, pathname,</text:p>
            <text:p>    a-&gt;flags &amp; ARCHIVE_READDISK_RESTORE_ATIME);</text:p>
            <text:p>else</text:p>
            <text:p>a-&gt;tree = tree_open(pathname, a-&gt;symlink_mode,</text:p>
            <text:p>    a-&gt;flags &amp; ARCHIVE_READDISK_RESTORE_ATIME);</text:p>
            <text:p>if (a-&gt;tree == NULL) {</text:p>
            <text:p>archive_set_error(&amp;a-&gt;archive, ENOMEM,</text:p>
            <text:p>    "Can't allocate directory traversal data");</text:p>
            <text:p/>
          </table:table-cell>
          <table:table-cell office:value-type="float" office:value="1219" calcext:value-type="float">
            <text:p>1219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1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string" calcext:value-type="string">
            <text:p>second/download/CMake/CMake-old-new/Kitware_CMake_old_file_53.cpp</text:p>
          </table:table-cell>
          <table:table-cell office:value-type="string" calcext:value-type="string">
            <text:p>second/download/CMake/CMake-old-new/Kitware_CMake_new_file_53.cpp</text:p>
          </table:table-cell>
          <table:table-cell office:value-type="string" calcext:value-type="string">
            <text:p>second/download/CMake/CMake-old-new/Kitware_CMake_old_hunk_76.cpp</text:p>
          </table:table-cell>
          <table:table-cell office:value-type="string" calcext:value-type="string">
            <text:p>second/download/CMake/CMake-old-new/Kitware_CMake_new_hunk_76.cpp</text:p>
          </table:table-cell>
          <table:table-cell office:value-type="string" calcext:value-type="string">
            <text:p>name = archive_entry_sourcepath(entry);</text:p>
            <text:p>if (name == NULL)</text:p>
            <text:p>name = archive_entry_pathname(entry);</text:p>
            <text:p>if (name == NULL) {</text:p>
            <text:p>archive_set_error(&amp;a-&gt;archive, ARCHIVE_ERRNO_MISC,</text:p>
            <text:p>    "Can't open file to read extended attributes: No name");</text:p>
            <text:p>return (ARCHIVE_WARN);</text:p>
            <text:p>}</text:p>
            <text:p/>
            <text:p>if (a-&gt;tree != NULL) {</text:p>
            <text:p>if (a-&gt;tree_enter_working_dir(a-&gt;tree) != 0) {</text:p>
            <text:p>archive_set_error(&amp;a-&gt;archive, errno,</text:p>
            <text:p>    "Couldn't change dir");</text:p>
            <text:p>return (ARCHIVE_FAILED);</text:p>
            <text:p>}</text:p>
            <text:p>}</text:p>
            <text:p/>
            <text:p>/* Short-circuit if there's nothing to do. */</text:p>
            <text:p>have_attrs = copyfile(name, NULL, 0, copyfile_flags | COPYFILE_CHECK);</text:p>
            <text:p>if (have_attrs == -1) {</text:p>
            <text:p/>
          </table:table-cell>
          <table:table-cell office:value-type="string" calcext:value-type="string">
            <text:p>name = archive_entry_sourcepath(entry);</text:p>
            <text:p>if (name == NULL)</text:p>
            <text:p>name = archive_entry_pathname(entry);</text:p>
            <text:p>else if (a-&gt;tree != NULL &amp;&amp; a-&gt;tree_enter_working_dir(a-&gt;tree) != 0) {</text:p>
            <text:p>archive_set_error(&amp;a-&gt;archive, errno,</text:p>
            <text:p>    "Can't change dir to read extended attributes");</text:p>
            <text:p>return (ARCHIVE_FAILED);</text:p>
            <text:p>}</text:p>
            <text:p>if (name == NULL) {</text:p>
            <text:p>archive_set_error(&amp;a-&gt;archive, ARCHIVE_ERRNO_MISC,</text:p>
            <text:p>    "Can't open file to read extended attributes: No name");</text:p>
            <text:p>return (ARCHIVE_WARN);</text:p>
            <text:p>}</text:p>
            <text:p/>
            <text:p>/* Short-circuit if there's nothing to do. */</text:p>
            <text:p>have_attrs = copyfile(name, NULL, 0, copyfile_flags | COPYFILE_CHECK);</text:p>
            <text:p>if (have_attrs == -1) {</text:p>
            <text:p/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[4, 11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string" calcext:value-type="string">
            <text:p>second/download/CMake/CMake-old-new/Kitware_CMake_old_file_53.cpp</text:p>
          </table:table-cell>
          <table:table-cell office:value-type="string" calcext:value-type="string">
            <text:p>second/download/CMake/CMake-old-new/Kitware_CMake_new_file_53.cpp</text:p>
          </table:table-cell>
          <table:table-cell office:value-type="string" calcext:value-type="string">
            <text:p>second/download/CMake/CMake-old-new/Kitware_CMake_old_hunk_77.cpp</text:p>
          </table:table-cell>
          <table:table-cell office:value-type="string" calcext:value-type="string">
            <text:p>second/download/CMake/CMake-old-new/Kitware_CMake_new_hunk_77.cpp</text:p>
          </table:table-cell>
          <table:table-cell office:value-type="string" calcext:value-type="string">
            <text:p>const char *path;</text:p>
            <text:p>ssize_t list_size;</text:p>
            <text:p/>
            <text:p>path = archive_entry_sourcepath(entry);</text:p>
            <text:p>if (path == NULL)</text:p>
            <text:p>path = archive_entry_pathname(entry);</text:p>
            <text:p/>
            <text:p>if (*fd &lt; 0 &amp;&amp; a-&gt;tree != NULL) {</text:p>
            <text:p>if (a-&gt;follow_symlinks ||</text:p>
            <text:p>    archive_entry_filetype(entry) != AE_IFLNK)</text:p>
            <text:p>*fd = a-&gt;open_on_current_dir(a-&gt;tree, path,</text:p>
            <text:p>O_RDONLY | O_NONBLOCK);</text:p>
            <text:p>if (*fd &lt; 0) {</text:p>
            <text:p>if (a-&gt;tree_enter_working_dir(a-&gt;tree) != 0) {</text:p>
            <text:p>archive_set_error(&amp;a-&gt;archive, errno,</text:p>
            <text:p>    "Couldn't access %s", path);</text:p>
            <text:p>return (ARCHIVE_FAILED);</text:p>
            <text:p>}</text:p>
            <text:p>}</text:p>
            <text:p>}</text:p>
            <text:p/>
            <text:p/>
          </table:table-cell>
          <table:table-cell office:value-type="string" calcext:value-type="string">
            <text:p>const char *path;</text:p>
            <text:p>ssize_t list_size;</text:p>
            <text:p/>
            <text:p>path = NULL;</text:p>
            <text:p/>
            <text:p>if (*fd &lt; 0) {</text:p>
            <text:p>path = archive_entry_sourcepath(entry);</text:p>
            <text:p>if (path == NULL || (a-&gt;tree != NULL &amp;&amp;</text:p>
            <text:p>    a-&gt;tree_enter_working_dir(a-&gt;tree) != 0))</text:p>
            <text:p>path = archive_entry_pathname(entry);</text:p>
            <text:p>if (path == NULL) {</text:p>
            <text:p>archive_set_error(&amp;a-&gt;archive, ARCHIVE_ERRNO_MISC,</text:p>
            <text:p>    "Couldn't determine file path to read "</text:p>
            <text:p>    "extended attributes");</text:p>
            <text:p>return (ARCHIVE_WARN);</text:p>
            <text:p>}</text:p>
            <text:p>if (a-&gt;tree != NULL &amp;&amp; (a-&gt;follow_symlinks ||</text:p>
            <text:p>    archive_entry_filetype(entry) != AE_IFLNK)) {</text:p>
            <text:p>*fd = a-&gt;open_on_current_dir(a-&gt;tree,</text:p>
            <text:p>    path, O_RDONLY | O_NONBLOCK);</text:p>
            <text:p>}</text:p>
            <text:p>}</text:p>
            <text:p/>
            <text:p/>
          </table:table-cell>
          <table:table-cell office:value-type="float" office:value="772" calcext:value-type="float">
            <text:p>772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string" calcext:value-type="string">
            <text:p>second/download/CMake/CMake-old-new/Kitware_CMake_old_file_53.cpp</text:p>
          </table:table-cell>
          <table:table-cell office:value-type="string" calcext:value-type="string">
            <text:p>second/download/CMake/CMake-old-new/Kitware_CMake_new_file_53.cpp</text:p>
          </table:table-cell>
          <table:table-cell office:value-type="string" calcext:value-type="string">
            <text:p>second/download/CMake/CMake-old-new/Kitware_CMake_old_hunk_78.cpp</text:p>
          </table:table-cell>
          <table:table-cell office:value-type="string" calcext:value-type="string">
            <text:p>second/download/CMake/CMake-old-new/Kitware_CMake_new_hunk_78.cpp</text:p>
          </table:table-cell>
          <table:table-cell office:value-type="string" calcext:value-type="string">
            <text:p>const char *path;</text:p>
            <text:p>int namespace = EXTATTR_NAMESPACE_USER;</text:p>
            <text:p/>
            <text:p>path = archive_entry_sourcepath(entry);</text:p>
            <text:p>if (path == NULL)</text:p>
            <text:p>path = archive_entry_pathname(entry);</text:p>
            <text:p/>
            <text:p>if (*fd &lt; 0 &amp;&amp; a-&gt;tree != NULL) {</text:p>
            <text:p>if (a-&gt;follow_symlinks ||</text:p>
            <text:p>    archive_entry_filetype(entry) != AE_IFLNK)</text:p>
            <text:p>*fd = a-&gt;open_on_current_dir(a-&gt;tree, path,</text:p>
            <text:p>O_RDONLY | O_NONBLOCK);</text:p>
            <text:p>if (*fd &lt; 0) {</text:p>
            <text:p>if (a-&gt;tree_enter_working_dir(a-&gt;tree) != 0) {</text:p>
            <text:p>archive_set_error(&amp;a-&gt;archive, errno,</text:p>
            <text:p>    "Couldn't access %s", path);</text:p>
            <text:p>return (ARCHIVE_FAILED);</text:p>
            <text:p>}</text:p>
            <text:p>}</text:p>
            <text:p>}</text:p>
            <text:p/>
            <text:p/>
          </table:table-cell>
          <table:table-cell office:value-type="string" calcext:value-type="string">
            <text:p>const char *path;</text:p>
            <text:p>int namespace = EXTATTR_NAMESPACE_USER;</text:p>
            <text:p/>
            <text:p>path = NULL;</text:p>
            <text:p/>
            <text:p>if (*fd &lt; 0) {</text:p>
            <text:p>path = archive_entry_sourcepath(entry);</text:p>
            <text:p>if (path == NULL || (a-&gt;tree != NULL &amp;&amp;</text:p>
            <text:p>    a-&gt;tree_enter_working_dir(a-&gt;tree) != 0))</text:p>
            <text:p>path = archive_entry_pathname(entry);</text:p>
            <text:p>if (path == NULL) {</text:p>
            <text:p>archive_set_error(&amp;a-&gt;archive, ARCHIVE_ERRNO_MISC,</text:p>
            <text:p>    "Couldn't determine file path to read "</text:p>
            <text:p>    "extended attributes");</text:p>
            <text:p>return (ARCHIVE_WARN);</text:p>
            <text:p>}</text:p>
            <text:p>if (a-&gt;tree != NULL &amp;&amp; (a-&gt;follow_symlinks ||</text:p>
            <text:p>    archive_entry_filetype(entry) != AE_IFLNK)) {</text:p>
            <text:p>*fd = a-&gt;open_on_current_dir(a-&gt;tree,</text:p>
            <text:p>    path, O_RDONLY | O_NONBLOCK);</text:p>
            <text:p>}</text:p>
            <text:p>}</text:p>
            <text:p/>
            <text:p/>
          </table:table-cell>
          <table:table-cell office:value-type="float" office:value="932" calcext:value-type="float">
            <text:p>932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string" calcext:value-type="string">
            <text:p>second/download/CMake/CMake-old-new/Kitware_CMake_old_file_53.cpp</text:p>
          </table:table-cell>
          <table:table-cell office:value-type="string" calcext:value-type="string">
            <text:p>second/download/CMake/CMake-old-new/Kitware_CMake_new_file_53.cpp</text:p>
          </table:table-cell>
          <table:table-cell office:value-type="string" calcext:value-type="string">
            <text:p>second/download/CMake/CMake-old-new/Kitware_CMake_old_hunk_79.cpp</text:p>
          </table:table-cell>
          <table:table-cell office:value-type="string" calcext:value-type="string">
            <text:p>second/download/CMake/CMake-old-new/Kitware_CMake_new_hunk_79.cpp</text:p>
          </table:table-cell>
          <table:table-cell office:value-type="string" calcext:value-type="string">
            <text:p>if (path == NULL)</text:p>
            <text:p>path = archive_entry_pathname(entry);</text:p>
            <text:p/>
            <text:p>if (pathconf(path, _PC_MIN_HOLE_SIZE) &lt;= 0)</text:p>
            <text:p>return (ARCHIVE_OK);</text:p>
            <text:p>*fd = open(path, O_RDONLY | O_NONBLOCK | O_CLOEXEC);</text:p>
            <text:p>if (*fd &lt; 0) {</text:p>
            <text:p>archive_set_error(&amp;a-&gt;archive, errno,</text:p>
            <text:p/>
          </table:table-cell>
          <table:table-cell office:value-type="string" calcext:value-type="string">
            <text:p>if (path == NULL)</text:p>
            <text:p>path = archive_entry_pathname(entry);</text:p>
            <text:p/>
            <text:p>#ifdef _PC_MIN_HOLE_SIZE</text:p>
            <text:p>if (pathconf(path, _PC_MIN_HOLE_SIZE) &lt;= 0)</text:p>
            <text:p>return (ARCHIVE_OK);</text:p>
            <text:p>#endif</text:p>
            <text:p>*fd = open(path, O_RDONLY | O_NONBLOCK | O_CLOEXEC);</text:p>
            <text:p>if (*fd &lt; 0) {</text:p>
            <text:p>archive_set_error(&amp;a-&gt;archive, errno,</text:p>
            <text:p/>
          </table:table-cell>
          <table:table-cell office:value-type="float" office:value="1180" calcext:value-type="float">
            <text:p>118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54.cpp</text:p>
          </table:table-cell>
          <table:table-cell office:value-type="string" calcext:value-type="string">
            <text:p>second/download/CMake/CMake-old-new/Kitware_CMake_new_file_54.cpp</text:p>
          </table:table-cell>
          <table:table-cell office:value-type="string" calcext:value-type="string">
            <text:p>second/download/CMake/CMake-old-new/Kitware_CMake_old_hunk_80.cpp</text:p>
          </table:table-cell>
          <table:table-cell office:value-type="string" calcext:value-type="string">
            <text:p>second/download/CMake/CMake-old-new/Kitware_CMake_new_hunk_80.cpp</text:p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table:number-columns-repeated="2" office:value-type="float" office:value="938" calcext:value-type="float">
            <text:p>938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54.cpp</text:p>
          </table:table-cell>
          <table:table-cell office:value-type="string" calcext:value-type="string">
            <text:p>second/download/CMake/CMake-old-new/Kitware_CMake_new_file_54.cpp</text:p>
          </table:table-cell>
          <table:table-cell office:value-type="string" calcext:value-type="string">
            <text:p>second/download/CMake/CMake-old-new/Kitware_CMake_old_hunk_81.cpp</text:p>
          </table:table-cell>
          <table:table-cell office:value-type="string" calcext:value-type="string">
            <text:p>second/download/CMake/CMake-old-new/Kitware_CMake_new_hunk_81.cpp</text:p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table:number-columns-repeated="2" office:value-type="float" office:value="1041" calcext:value-type="float">
            <text:p>1041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54.cpp</text:p>
          </table:table-cell>
          <table:table-cell office:value-type="string" calcext:value-type="string">
            <text:p>second/download/CMake/CMake-old-new/Kitware_CMake_new_file_54.cpp</text:p>
          </table:table-cell>
          <table:table-cell office:value-type="string" calcext:value-type="string">
            <text:p>second/download/CMake/CMake-old-new/Kitware_CMake_old_hunk_82.cpp</text:p>
          </table:table-cell>
          <table:table-cell office:value-type="string" calcext:value-type="string">
            <text:p>second/download/CMake/CMake-old-new/Kitware_CMake_new_hunk_82.cpp</text:p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table:number-columns-repeated="2" office:value-type="float" office:value="1067" calcext:value-type="float">
            <text:p>1067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54.cpp</text:p>
          </table:table-cell>
          <table:table-cell office:value-type="string" calcext:value-type="string">
            <text:p>second/download/CMake/CMake-old-new/Kitware_CMake_new_file_54.cpp</text:p>
          </table:table-cell>
          <table:table-cell office:value-type="string" calcext:value-type="string">
            <text:p>second/download/CMake/CMake-old-new/Kitware_CMake_old_hunk_83.cpp</text:p>
          </table:table-cell>
          <table:table-cell office:value-type="string" calcext:value-type="string">
            <text:p>second/download/CMake/CMake-old-new/Kitware_CMake_new_hunk_83.cpp</text:p>
          </table:table-cell>
          <table:table-cell office:value-type="string" calcext:value-type="string">
            <text:p>archive_set_error(&amp;a-&gt;archive, errno, "statvfs failed");</text:p>
            <text:p>return (ARCHIVE_FAILED);</text:p>
            <text:p>} else if (xr == 1) {</text:p>
            <text:p>/* Usuall come here unless NetBSD supports _PC_REC_XFER_ALIGN</text:p>
            <text:p> * for pathconf() function. */</text:p>
            <text:p>t-&gt;current_filesystem-&gt;xfer_align = sfs.f_frsize;</text:p>
            <text:p>t-&gt;current_filesystem-&gt;max_xfer_size = -1;</text:p>
            <text:p/>
          </table:table-cell>
          <table:table-cell office:value-type="string" calcext:value-type="string">
            <text:p>archive_set_error(&amp;a-&gt;archive, errno, "statvfs failed");</text:p>
            <text:p>return (ARCHIVE_FAILED);</text:p>
            <text:p>} else if (xr == 1) {</text:p>
            <text:p>/* Usually come here unless NetBSD supports _PC_REC_XFER_ALIGN</text:p>
            <text:p> * for pathconf() function. */</text:p>
            <text:p>t-&gt;current_filesystem-&gt;xfer_align = sfs.f_frsize;</text:p>
            <text:p>t-&gt;current_filesystem-&gt;max_xfer_size = -1;</text:p>
            <text:p/>
          </table:table-cell>
          <table:table-cell office:value-type="float" office:value="1643" calcext:value-type="float">
            <text:p>1643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windows.c</text:p>
          </table:table-cell>
          <table:table-cell office:value-type="string" calcext:value-type="string">
            <text:p>second/download/CMake/CMake-old-new/Kitware_CMake_old_file_55.cpp</text:p>
          </table:table-cell>
          <table:table-cell office:value-type="string" calcext:value-type="string">
            <text:p>second/download/CMake/CMake-old-new/Kitware_CMake_new_file_55.cpp</text:p>
          </table:table-cell>
          <table:table-cell office:value-type="string" calcext:value-type="string">
            <text:p>second/download/CMake/CMake-old-new/Kitware_CMake_old_hunk_84.cpp</text:p>
          </table:table-cell>
          <table:table-cell office:value-type="string" calcext:value-type="string">
            <text:p>second/download/CMake/CMake-old-new/Kitware_CMake_new_hunk_84.cpp</text:p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office:value-type="float" office:value="803" calcext:value-type="float">
            <text:p>80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windows.c</text:p>
          </table:table-cell>
          <table:table-cell office:value-type="string" calcext:value-type="string">
            <text:p>second/download/CMake/CMake-old-new/Kitware_CMake_old_file_55.cpp</text:p>
          </table:table-cell>
          <table:table-cell office:value-type="string" calcext:value-type="string">
            <text:p>second/download/CMake/CMake-old-new/Kitware_CMake_new_file_55.cpp</text:p>
          </table:table-cell>
          <table:table-cell office:value-type="string" calcext:value-type="string">
            <text:p>second/download/CMake/CMake-old-new/Kitware_CMake_old_hunk_85.cpp</text:p>
          </table:table-cell>
          <table:table-cell office:value-type="string" calcext:value-type="string">
            <text:p>second/download/CMake/CMake-old-new/Kitware_CMake_new_hunk_85.cpp</text:p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office:value-type="float" office:value="875" calcext:value-type="float">
            <text:p>875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windows.c</text:p>
          </table:table-cell>
          <table:table-cell office:value-type="string" calcext:value-type="string">
            <text:p>second/download/CMake/CMake-old-new/Kitware_CMake_old_file_55.cpp</text:p>
          </table:table-cell>
          <table:table-cell office:value-type="string" calcext:value-type="string">
            <text:p>second/download/CMake/CMake-old-new/Kitware_CMake_new_file_55.cpp</text:p>
          </table:table-cell>
          <table:table-cell office:value-type="string" calcext:value-type="string">
            <text:p>second/download/CMake/CMake-old-new/Kitware_CMake_old_hunk_86.cpp</text:p>
          </table:table-cell>
          <table:table-cell office:value-type="string" calcext:value-type="string">
            <text:p>second/download/CMake/CMake-old-new/Kitware_CMake_new_hunk_86.cpp</text:p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open_filename.c</text:p>
          </table:table-cell>
          <table:table-cell office:value-type="string" calcext:value-type="string">
            <text:p>second/download/CMake/CMake-old-new/Kitware_CMake_old_file_56.cpp</text:p>
          </table:table-cell>
          <table:table-cell office:value-type="string" calcext:value-type="string">
            <text:p>second/download/CMake/CMake-old-new/Kitware_CMake_new_file_56.cpp</text:p>
          </table:table-cell>
          <table:table-cell office:value-type="string" calcext:value-type="string">
            <text:p>second/download/CMake/CMake-old-new/Kitware_CMake_old_hunk_87.cpp</text:p>
          </table:table-cell>
          <table:table-cell office:value-type="string" calcext:value-type="string">
            <text:p>second/download/CMake/CMake-old-new/Kitware_CMake_new_hunk_87.cpp</text:p>
          </table:table-cell>
          <table:table-cell office:value-type="string" calcext:value-type="string">
            <text:p>#else</text:p>
            <text:p>archive_set_error(a, ARCHIVE_ERRNO_MISC,</text:p>
            <text:p>    "Unexpedted operation in archive_read_open_filename");</text:p>
            <text:p>return (ARCHIVE_FATAL);</text:p>
            <text:p>#endif</text:p>
            <text:p>}</text:p>
            <text:p>if (fstat(fd, &amp;st) != 0) {</text:p>
            <text:p/>
          </table:table-cell>
          <table:table-cell office:value-type="string" calcext:value-type="string">
            <text:p>#else</text:p>
            <text:p>archive_set_error(a, ARCHIVE_ERRNO_MISC,</text:p>
            <text:p>    "Unexpedted operation in archive_read_open_filename");</text:p>
            <text:p>goto fail;</text:p>
            <text:p>#endif</text:p>
            <text:p>}</text:p>
            <text:p>if (fstat(fd, &amp;st) != 0) {</text:p>
            <text:p/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open_filename.c</text:p>
          </table:table-cell>
          <table:table-cell office:value-type="string" calcext:value-type="string">
            <text:p>second/download/CMake/CMake-old-new/Kitware_CMake_old_file_56.cpp</text:p>
          </table:table-cell>
          <table:table-cell office:value-type="string" calcext:value-type="string">
            <text:p>second/download/CMake/CMake-old-new/Kitware_CMake_new_file_56.cpp</text:p>
          </table:table-cell>
          <table:table-cell office:value-type="string" calcext:value-type="string">
            <text:p>second/download/CMake/CMake-old-new/Kitware_CMake_old_hunk_88.cpp</text:p>
          </table:table-cell>
          <table:table-cell office:value-type="string" calcext:value-type="string">
            <text:p>second/download/CMake/CMake-old-new/Kitware_CMake_new_hunk_88.cpp</text:p>
          </table:table-cell>
          <table:table-cell office:value-type="string" calcext:value-type="string">
            <text:p>else</text:p>
            <text:p>archive_set_error(a, errno, "Can't stat '%s'",</text:p>
            <text:p>    filename);</text:p>
            <text:p>return (ARCHIVE_FATAL);</text:p>
            <text:p>}</text:p>
            <text:p/>
            <text:p>/*</text:p>
            <text:p/>
          </table:table-cell>
          <table:table-cell office:value-type="string" calcext:value-type="string">
            <text:p>else</text:p>
            <text:p>archive_set_error(a, errno, "Can't stat '%s'",</text:p>
            <text:p>    filename);</text:p>
            <text:p>goto fail;</text:p>
            <text:p>}</text:p>
            <text:p/>
            <text:p>/*</text:p>
            <text:p/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open_filename.c</text:p>
          </table:table-cell>
          <table:table-cell office:value-type="string" calcext:value-type="string">
            <text:p>second/download/CMake/CMake-old-new/Kitware_CMake_old_file_56.cpp</text:p>
          </table:table-cell>
          <table:table-cell office:value-type="string" calcext:value-type="string">
            <text:p>second/download/CMake/CMake-old-new/Kitware_CMake_new_file_56.cpp</text:p>
          </table:table-cell>
          <table:table-cell office:value-type="string" calcext:value-type="string">
            <text:p>second/download/CMake/CMake-old-new/Kitware_CMake_old_hunk_89.cpp</text:p>
          </table:table-cell>
          <table:table-cell office:value-type="string" calcext:value-type="string">
            <text:p>second/download/CMake/CMake-old-new/Kitware_CMake_new_hunk_89.cpp</text:p>
          </table:table-cell>
          <table:table-cell office:value-type="string" calcext:value-type="string">
            <text:p>mine-&gt;block_size = new_block_size;</text:p>
            <text:p>}</text:p>
            <text:p>buffer = malloc(mine-&gt;block_size);</text:p>
            <text:p>if (mine == NULL || buffer == NULL) {</text:p>
            <text:p>archive_set_error(a, ENOMEM, "No memory");</text:p>
            <text:p>free(mine);</text:p>
            <text:p>free(buffer);</text:p>
            <text:p>return (ARCHIVE_FATAL);</text:p>
            <text:p>}</text:p>
            <text:p>mine-&gt;buffer = buffer;</text:p>
            <text:p>mine-&gt;fd = fd;</text:p>
            <text:p/>
          </table:table-cell>
          <table:table-cell office:value-type="string" calcext:value-type="string">
            <text:p>mine-&gt;block_size = new_block_size;</text:p>
            <text:p>}</text:p>
            <text:p>buffer = malloc(mine-&gt;block_size);</text:p>
            <text:p>if (buffer == NULL) {</text:p>
            <text:p>archive_set_error(a, ENOMEM, "No memory");</text:p>
            <text:p>goto fail;</text:p>
            <text:p>}</text:p>
            <text:p>mine-&gt;buffer = buffer;</text:p>
            <text:p>mine-&gt;fd = fd;</text:p>
            <text:p/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ilter_lz4.c</text:p>
          </table:table-cell>
          <table:table-cell office:value-type="string" calcext:value-type="string">
            <text:p>second/download/CMake/CMake-old-new/Kitware_CMake_old_file_57.cpp</text:p>
          </table:table-cell>
          <table:table-cell office:value-type="string" calcext:value-type="string">
            <text:p>second/download/CMake/CMake-old-new/Kitware_CMake_new_file_57.cpp</text:p>
          </table:table-cell>
          <table:table-cell office:value-type="string" calcext:value-type="string">
            <text:p>second/download/CMake/CMake-old-new/Kitware_CMake_old_hunk_90.cpp</text:p>
          </table:table-cell>
          <table:table-cell office:value-type="string" calcext:value-type="string">
            <text:p>second/download/CMake/CMake-old-new/Kitware_CMake_new_hunk_90.cpp</text:p>
          </table:table-cell>
          <table:table-cell office:value-type="string" calcext:value-type="string">
            <text:p>#endif</text:p>
            <text:p>}</text:p>
            <text:p/>
            <text:p>/* Check if an error happend in decompression process. */</text:p>
            <text:p>if (uncompressed_size &lt; 0) {</text:p>
            <text:p>archive_set_error(&amp;(self-&gt;archive-&gt;archive),</text:p>
            <text:p>    ARCHIVE_ERRNO_MISC, "lz4 decompression failed");</text:p>
            <text:p/>
          </table:table-cell>
          <table:table-cell office:value-type="string" calcext:value-type="string">
            <text:p>#endif</text:p>
            <text:p>}</text:p>
            <text:p/>
            <text:p>/* Check if an error occurred in the decompression process. */</text:p>
            <text:p>if (uncompressed_size &lt; 0) {</text:p>
            <text:p>archive_set_error(&amp;(self-&gt;archive-&gt;archive),</text:p>
            <text:p>    ARCHIVE_ERRNO_MISC, "lz4 decompression failed");</text:p>
            <text:p/>
          </table:table-cell>
          <table:table-cell table:number-columns-repeated="2" office:value-type="float" office:value="595" calcext:value-type="float">
            <text:p>595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ilter_program.c</text:p>
          </table:table-cell>
          <table:table-cell office:value-type="string" calcext:value-type="string">
            <text:p>second/download/CMake/CMake-old-new/Kitware_CMake_old_file_58.cpp</text:p>
          </table:table-cell>
          <table:table-cell office:value-type="string" calcext:value-type="string">
            <text:p>second/download/CMake/CMake-old-new/Kitware_CMake_new_file_58.cpp</text:p>
          </table:table-cell>
          <table:table-cell office:value-type="string" calcext:value-type="string">
            <text:p>second/download/CMake/CMake-old-new/Kitware_CMake_old_hunk_91.cpp</text:p>
          </table:table-cell>
          <table:table-cell office:value-type="string" calcext:value-type="string">
            <text:p>second/download/CMake/CMake-old-new/Kitware_CMake_new_hunk_91.cpp</text:p>
          </table:table-cell>
          <table:table-cell office:value-type="string" calcext:value-type="string">
            <text:p>    &amp;state-&gt;child_stdout);</text:p>
            <text:p>if (child == -1) {</text:p>
            <text:p>free(state-&gt;out_buf);</text:p>
            <text:p>free(state);</text:p>
            <text:p>archive_set_error(&amp;self-&gt;archive-&gt;archive, EINVAL,</text:p>
            <text:p>    "Can't initialize filter; unable to run program \"%s\"",</text:p>
            <text:p/>
          </table:table-cell>
          <table:table-cell office:value-type="string" calcext:value-type="string">
            <text:p>    &amp;state-&gt;child_stdout);</text:p>
            <text:p>if (child == -1) {</text:p>
            <text:p>free(state-&gt;out_buf);</text:p>
            <text:p>archive_string_free(&amp;state-&gt;description);</text:p>
            <text:p>free(state);</text:p>
            <text:p>archive_set_error(&amp;self-&gt;archive-&gt;archive, EINVAL,</text:p>
            <text:p>    "Can't initialize filter; unable to run program \"%s\"",</text:p>
            <text:p/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string" calcext:value-type="string">
            <text:p>second/download/CMake/CMake-old-new/Kitware_CMake_old_file_59.cpp</text:p>
          </table:table-cell>
          <table:table-cell office:value-type="string" calcext:value-type="string">
            <text:p>second/download/CMake/CMake-old-new/Kitware_CMake_new_file_59.cpp</text:p>
          </table:table-cell>
          <table:table-cell office:value-type="string" calcext:value-type="string">
            <text:p>second/download/CMake/CMake-old-new/Kitware_CMake_old_hunk_92.cpp</text:p>
          </table:table-cell>
          <table:table-cell office:value-type="string" calcext:value-type="string">
            <text:p>second/download/CMake/CMake-old-new/Kitware_CMake_new_hunk_92.cpp</text:p>
          </table:table-cell>
          <table:table-cell office:value-type="string" calcext:value-type="string">
            <text:p>bidder-&gt;free = NULL;</text:p>
            <text:p>#if HAVE_LZMA_H &amp;&amp; HAVE_LIBLZMA</text:p>
            <text:p>return (ARCHIVE_OK);</text:p>
            <text:p>#elif HAVE_LZMADEC_H &amp;&amp; HAVE_LIBLZMADEC</text:p>
            <text:p>return (ARCHIVE_OK);</text:p>
            <text:p>#else</text:p>
            <text:p>archive_set_error(_a, ARCHIVE_ERRNO_MISC,</text:p>
            <text:p>    "Using external lzma program for lzma decompression");</text:p>
            <text:p/>
          </table:table-cell>
          <table:table-cell office:value-type="string" calcext:value-type="string">
            <text:p>bidder-&gt;free = NULL;</text:p>
            <text:p>#if HAVE_LZMA_H &amp;&amp; HAVE_LIBLZMA</text:p>
            <text:p>return (ARCHIVE_OK);</text:p>
            <text:p>#else</text:p>
            <text:p>archive_set_error(_a, ARCHIVE_ERRNO_MISC,</text:p>
            <text:p>    "Using external lzma program for lzma decompression");</text:p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21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string" calcext:value-type="string">
            <text:p>second/download/CMake/CMake-old-new/Kitware_CMake_old_file_59.cpp</text:p>
          </table:table-cell>
          <table:table-cell office:value-type="string" calcext:value-type="string">
            <text:p>second/download/CMake/CMake-old-new/Kitware_CMake_new_file_59.cpp</text:p>
          </table:table-cell>
          <table:table-cell office:value-type="string" calcext:value-type="string">
            <text:p>second/download/CMake/CMake-old-new/Kitware_CMake_old_hunk_93.cpp</text:p>
          </table:table-cell>
          <table:table-cell office:value-type="string" calcext:value-type="string">
            <text:p>second/download/CMake/CMake-old-new/Kitware_CMake_new_hunk_93.cpp</text:p>
          </table:table-cell>
          <table:table-cell office:value-type="string" calcext:value-type="string">
            <text:p/>
            <text:p>#else</text:p>
            <text:p/>
            <text:p>#if HAVE_LZMADEC_H &amp;&amp; HAVE_LIBLZMADEC</text:p>
            <text:p/>
            <text:p>/*</text:p>
            <text:p> * If we have the older liblzmadec library, then we can handle</text:p>
            <text:p> * LZMA streams but not XZ streams.</text:p>
            <text:p> */</text:p>
            <text:p/>
            <text:p>/*</text:p>
            <text:p> * Setup the callbacks.</text:p>
            <text:p> */</text:p>
            <text:p>static int</text:p>
            <text:p>lzma_bidder_init(struct archive_read_filter *self)</text:p>
            <text:p>{</text:p>
            <text:p>static const size_t out_block_size = 64 * 1024;</text:p>
            <text:p>void *out_block;</text:p>
            <text:p>struct private_data *state;</text:p>
            <text:p>ssize_t ret, avail_in;</text:p>
            <text:p/>
            <text:p>self-&gt;code = ARCHIVE_FILTER_LZMA;</text:p>
            <text:p>self-&gt;name = "lzma";</text:p>
            <text:p/>
            <text:p>state = (struct private_data *)calloc(sizeof(*state), 1);</text:p>
            <text:p>out_block = (unsigned char *)malloc(out_block_size);</text:p>
            <text:p>if (state == NULL || out_block == NULL) {</text:p>
            <text:p>archive_set_error(&amp;self-&gt;archive-&gt;archive, ENOMEM,</text:p>
            <text:p>    "Can't allocate data for lzma decompression");</text:p>
            <text:p>free(out_block);</text:p>
            <text:p>free(state);</text:p>
            <text:p>return (ARCHIVE_FATAL);</text:p>
            <text:p>}</text:p>
            <text:p/>
            <text:p>self-&gt;data = state;</text:p>
            <text:p>state-&gt;out_block_size = out_block_size;</text:p>
            <text:p>state-&gt;out_block = out_block;</text:p>
            <text:p>self-&gt;read = lzma_filter_read;</text:p>
            <text:p>self-&gt;skip = NULL; /* not supported */</text:p>
            <text:p>self-&gt;close = lzma_filter_close;</text:p>
            <text:p/>
            <text:p>/* Prime the lzma library with 18 bytes of input. */</text:p>
            <text:p>state-&gt;stream.next_in = (unsigned char *)(uintptr_t)</text:p>
            <text:p>    __archive_read_filter_ahead(self-&gt;upstream, 18, &amp;avail_in);</text:p>
            <text:p>if (state-&gt;stream.next_in == NULL)</text:p>
            <text:p>return (ARCHIVE_FATAL);</text:p>
            <text:p>state-&gt;stream.avail_in = avail_in;</text:p>
            <text:p>state-&gt;stream.next_out = state-&gt;out_block;</text:p>
            <text:p>state-&gt;stream.avail_out = state-&gt;out_block_size;</text:p>
            <text:p/>
            <text:p>/* Initialize compression library. */</text:p>
            <text:p>ret = lzmadec_init(&amp;(state-&gt;stream));</text:p>
            <text:p>__archive_read_filter_consume(self-&gt;upstream,</text:p>
            <text:p>    avail_in - state-&gt;stream.avail_in);</text:p>
            <text:p>if (ret == LZMADEC_OK)</text:p>
            <text:p>return (ARCHIVE_OK);</text:p>
            <text:p/>
            <text:p>/* Library setup failed: Clean up. */</text:p>
            <text:p>archive_set_error(&amp;self-&gt;archive-&gt;archive, ARCHIVE_ERRNO_MISC,</text:p>
            <text:p>    "Internal error initializing lzma library");</text:p>
            <text:p/>
            <text:p>/* Override the error message if we know what really went wrong. */</text:p>
            <text:p>switch (ret) {</text:p>
            <text:p>case LZMADEC_HEADER_ERROR:</text:p>
            <text:p>archive_set_error(&amp;self-&gt;archive-&gt;archive,</text:p>
            <text:p>    ARCHIVE_ERRNO_MISC,</text:p>
            <text:p>    "Internal error initializing compression library: "</text:p>
            <text:p>    "invalid header");</text:p>
            <text:p>break;</text:p>
            <text:p>case LZMADEC_MEM_ERROR:</text:p>
            <text:p>archive_set_error(&amp;self-&gt;archive-&gt;archive, ENOMEM,</text:p>
            <text:p>    "Internal error initializing compression library: "</text:p>
            <text:p>    "out of memory");</text:p>
            <text:p>break;</text:p>
            <text:p>}</text:p>
            <text:p/>
            <text:p>free(state-&gt;out_block);</text:p>
            <text:p>free(state);</text:p>
            <text:p>self-&gt;data = NULL;</text:p>
            <text:p>return (ARCHIVE_FATAL);</text:p>
            <text:p>}</text:p>
            <text:p/>
            <text:p>/*</text:p>
            <text:p> * Return the next block of decompressed data.</text:p>
            <text:p> */</text:p>
            <text:p>static ssize_t</text:p>
            <text:p>lzma_filter_read(struct archive_read_filter *self, const void **p)</text:p>
            <text:p>{</text:p>
            <text:p>struct private_data *state;</text:p>
            <text:p>size_t decompressed;</text:p>
            <text:p>ssize_t avail_in, ret;</text:p>
            <text:p/>
            <text:p>state = (struct private_data *)self-&gt;data;</text:p>
            <text:p/>
            <text:p>/* Empty our output buffer. */</text:p>
            <text:p>state-&gt;stream.next_out = state-&gt;out_block;</text:p>
            <text:p>state-&gt;stream.avail_out = state-&gt;out_block_size;</text:p>
            <text:p/>
            <text:p>/* Try to fill the output buffer. */</text:p>
            <text:p>while (state-&gt;stream.avail_out &gt; 0 &amp;&amp; !state-&gt;eof) {</text:p>
            <text:p>state-&gt;stream.next_in = (unsigned char *)(uintptr_t)</text:p>
            <text:p>    __archive_read_filter_ahead(self-&gt;upstream, 1, &amp;avail_in);</text:p>
            <text:p>if (state-&gt;stream.next_in == NULL &amp;&amp; avail_in &lt; 0) {</text:p>
            <text:p>archive_set_error(&amp;self-&gt;archive-&gt;archive,</text:p>
            <text:p>    ARCHIVE_ERRNO_MISC,</text:p>
            <text:p>    "truncated lzma input");</text:p>
            <text:p>return (ARCHIVE_FATAL);</text:p>
            <text:p>}</text:p>
            <text:p>state-&gt;stream.avail_in = avail_in;</text:p>
            <text:p/>
            <text:p>/* Decompress as much as we can in one pass. */</text:p>
            <text:p>ret = lzmadec_decode(&amp;(state-&gt;stream), avail_in == 0);</text:p>
            <text:p>switch (ret) {</text:p>
            <text:p>case LZMADEC_STREAM_END: /* Found end of stream. */</text:p>
            <text:p>state-&gt;eof = 1;</text:p>
            <text:p>/* FALL THROUGH */</text:p>
            <text:p>case LZMADEC_OK: /* Decompressor made some progress. */</text:p>
            <text:p>__archive_read_filter_consume(self-&gt;upstream,</text:p>
            <text:p>    avail_in - state-&gt;stream.avail_in);</text:p>
            <text:p>break;</text:p>
            <text:p>case LZMADEC_BUF_ERROR: /* Insufficient input data? */</text:p>
            <text:p>archive_set_error(&amp;self-&gt;archive-&gt;archive,</text:p>
            <text:p>    ARCHIVE_ERRNO_MISC,</text:p>
            <text:p>    "Insufficient compressed data");</text:p>
            <text:p>return (ARCHIVE_FATAL);</text:p>
            <text:p>default:</text:p>
            <text:p>/* Return an error. */</text:p>
            <text:p>archive_set_error(&amp;self-&gt;archive-&gt;archive,</text:p>
            <text:p>    ARCHIVE_ERRNO_MISC,</text:p>
            <text:p>    "Lzma decompression failed");</text:p>
            <text:p>return (ARCHIVE_FATAL);</text:p>
            <text:p>}</text:p>
            <text:p>}</text:p>
            <text:p/>
            <text:p>decompressed = state-&gt;stream.next_out - state-&gt;out_block;</text:p>
            <text:p>state-&gt;total_out = decompressed;</text:p>
            <text:p>if (decompressed == 0)</text:p>
            <text:p>*p = NULL;</text:p>
            <text:p>else</text:p>
            <text:p>*p = state-&gt;out_block;</text:p>
            <text:p>return (decompressed);</text:p>
            <text:p>}</text:p>
            <text:p/>
            <text:p>/*</text:p>
            <text:p> * Clean up the decompressor.</text:p>
            <text:p> */</text:p>
            <text:p>static int</text:p>
            <text:p>lzma_filter_close(struct archive_read_filter *self)</text:p>
            <text:p>{</text:p>
            <text:p>struct private_data *state;</text:p>
            <text:p>int ret;</text:p>
            <text:p/>
            <text:p>state = (struct private_data *)self-&gt;data;</text:p>
            <text:p>ret = ARCHIVE_OK;</text:p>
            <text:p>switch (lzmadec_end(&amp;(state-&gt;stream))) {</text:p>
            <text:p>case LZMADEC_OK:</text:p>
            <text:p>break;</text:p>
            <text:p>default:</text:p>
            <text:p>archive_set_error(&amp;(self-&gt;archive-&gt;archive),</text:p>
            <text:p>    ARCHIVE_ERRNO_MISC,</text:p>
            <text:p>    "Failed to clean up %s compressor",</text:p>
            <text:p>    self-&gt;archive-&gt;archive.compression_name);</text:p>
            <text:p>ret = ARCHIVE_FATAL;</text:p>
            <text:p>}</text:p>
            <text:p/>
            <text:p>free(state-&gt;out_block);</text:p>
            <text:p>free(state);</text:p>
            <text:p>return (ret);</text:p>
            <text:p>}</text:p>
            <text:p/>
            <text:p>#else</text:p>
            <text:p/>
            <text:p>/*</text:p>
            <text:p> *</text:p>
            <text:p> * If we have no suitable library on this system, we can't actually do</text:p>
            <text:p/>
          </table:table-cell>
          <table:table-cell office:value-type="string" calcext:value-type="string">
            <text:p/>
            <text:p>#else</text:p>
            <text:p/>
            <text:p>/*</text:p>
            <text:p> *</text:p>
            <text:p> * If we have no suitable library on this system, we can't actually do</text:p>
            <text:p/>
          </table:table-cell>
          <table:table-cell office:value-type="float" office:value="763" calcext:value-type="float">
            <text:p>76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[27, 58, 64, 70, 103, 121, 127, 158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ar.c</text:p>
          </table:table-cell>
          <table:table-cell office:value-type="string" calcext:value-type="string">
            <text:p>second/download/CMake/CMake-old-new/Kitware_CMake_old_file_60.cpp</text:p>
          </table:table-cell>
          <table:table-cell office:value-type="string" calcext:value-type="string">
            <text:p>second/download/CMake/CMake-old-new/Kitware_CMake_new_file_60.cpp</text:p>
          </table:table-cell>
          <table:table-cell office:value-type="string" calcext:value-type="string">
            <text:p>second/download/CMake/CMake-old-new/Kitware_CMake_old_hunk_94.cpp</text:p>
          </table:table-cell>
          <table:table-cell office:value-type="string" calcext:value-type="string">
            <text:p>second/download/CMake/CMake-old-new/Kitware_CMake_new_hunk_94.cpp</text:p>
          </table:table-cell>
          <table:table-cell office:value-type="string" calcext:value-type="string">
            <text:p>archive_check_magic(_a, ARCHIVE_READ_MAGIC,</text:p>
            <text:p>    ARCHIVE_STATE_NEW, "archive_read_support_format_ar");</text:p>
            <text:p/>
            <text:p>ar = (struct ar *)malloc(sizeof(*ar));</text:p>
            <text:p>if (ar == NULL) {</text:p>
            <text:p>archive_set_error(&amp;a-&gt;archive, ENOMEM,</text:p>
            <text:p>    "Can't allocate ar data");</text:p>
            <text:p>return (ARCHIVE_FATAL);</text:p>
            <text:p>}</text:p>
            <text:p>memset(ar, 0, sizeof(*ar));</text:p>
            <text:p>ar-&gt;strtab = NULL;</text:p>
            <text:p/>
            <text:p>r = __archive_read_register_format(a,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ar");</text:p>
            <text:p/>
            <text:p>ar = (struct ar *)calloc(1, sizeof(*ar));</text:p>
            <text:p>if (ar == NULL) {</text:p>
            <text:p>archive_set_error(&amp;a-&gt;archive, ENOMEM,</text:p>
            <text:p>    "Can't allocate ar data");</text:p>
            <text:p>return (ARCHIVE_FATAL);</text:p>
            <text:p>}</text:p>
            <text:p>ar-&gt;strtab = NULL;</text:p>
            <text:p/>
            <text:p>r = __archive_read_register_format(a,</text:p>
            <text:p/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ar.c</text:p>
          </table:table-cell>
          <table:table-cell office:value-type="string" calcext:value-type="string">
            <text:p>second/download/CMake/CMake-old-new/Kitware_CMake_old_file_60.cpp</text:p>
          </table:table-cell>
          <table:table-cell office:value-type="string" calcext:value-type="string">
            <text:p>second/download/CMake/CMake-old-new/Kitware_CMake_new_file_60.cpp</text:p>
          </table:table-cell>
          <table:table-cell office:value-type="string" calcext:value-type="string">
            <text:p>second/download/CMake/CMake-old-new/Kitware_CMake_old_hunk_95.cpp</text:p>
          </table:table-cell>
          <table:table-cell office:value-type="string" calcext:value-type="string">
            <text:p>second/download/CMake/CMake-old-new/Kitware_CMake_new_hunk_95.cpp</text:p>
          </table:table-cell>
          <table:table-cell office:value-type="string" calcext:value-type="string">
            <text:p>archive_entry_set_filetype(entry, AE_IFREG);</text:p>
            <text:p>/* Get the size of the filename table. */</text:p>
            <text:p>number = ar_atol10(h  AR_size_offset, AR_size_size);</text:p>
            <text:p>if (number &gt; SIZE_MAX) {</text:p>
            <text:p>archive_set_error(&amp;a-&gt;archive, ARCHIVE_ERRNO_MISC,</text:p>
            <text:p>    "Filename table too large");</text:p>
            <text:p>return (ARCHIVE_FATAL);</text:p>
            <text:p/>
          </table:table-cell>
          <table:table-cell office:value-type="string" calcext:value-type="string">
            <text:p>archive_entry_set_filetype(entry, AE_IFREG);</text:p>
            <text:p>/* Get the size of the filename table. */</text:p>
            <text:p>number = ar_atol10(h  AR_size_offset, AR_size_size);</text:p>
            <text:p>if (number &gt; SIZE_MAX || number &gt; 1024 * 1024 * 1024) {</text:p>
            <text:p>archive_set_error(&amp;a-&gt;archive, ARCHIVE_ERRNO_MISC,</text:p>
            <text:p>    "Filename table too large");</text:p>
            <text:p>return (ARCHIVE_FATAL);</text:p>
            <text:p/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ar.c</text:p>
          </table:table-cell>
          <table:table-cell office:value-type="string" calcext:value-type="string">
            <text:p>second/download/CMake/CMake-old-new/Kitware_CMake_old_file_60.cpp</text:p>
          </table:table-cell>
          <table:table-cell office:value-type="string" calcext:value-type="string">
            <text:p>second/download/CMake/CMake-old-new/Kitware_CMake_new_file_60.cpp</text:p>
          </table:table-cell>
          <table:table-cell office:value-type="string" calcext:value-type="string">
            <text:p>second/download/CMake/CMake-old-new/Kitware_CMake_old_hunk_96.cpp</text:p>
          </table:table-cell>
          <table:table-cell office:value-type="string" calcext:value-type="string">
            <text:p>second/download/CMake/CMake-old-new/Kitware_CMake_new_hunk_96.cpp</text:p>
          </table:table-cell>
          <table:table-cell office:value-type="string" calcext:value-type="string">
            <text:p> * If we can't look up the real name, warn and return</text:p>
            <text:p> * the entry with the wrong name.</text:p>
            <text:p> */</text:p>
            <text:p>if (ar-&gt;strtab == NULL || number &gt; ar-&gt;strtab_size) {</text:p>
            <text:p>archive_set_error(&amp;a-&gt;archive, EINVAL,</text:p>
            <text:p>    "Can't find long filename for GNU/SVR4 archive entry");</text:p>
            <text:p>archive_entry_copy_pathname(entry, filename);</text:p>
            <text:p/>
          </table:table-cell>
          <table:table-cell office:value-type="string" calcext:value-type="string">
            <text:p> * If we can't look up the real name, warn and return</text:p>
            <text:p> * the entry with the wrong name.</text:p>
            <text:p> */</text:p>
            <text:p>if (ar-&gt;strtab == NULL || number &gt;= ar-&gt;strtab_size) {</text:p>
            <text:p>archive_set_error(&amp;a-&gt;archive, EINVAL,</text:p>
            <text:p>    "Can't find long filename for GNU/SVR4 archive entry");</text:p>
            <text:p>archive_entry_copy_pathname(entry, filename);</text:p>
            <text:p/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cpio.c</text:p>
          </table:table-cell>
          <table:table-cell office:value-type="string" calcext:value-type="string">
            <text:p>second/download/CMake/CMake-old-new/Kitware_CMake_old_file_61.cpp</text:p>
          </table:table-cell>
          <table:table-cell office:value-type="string" calcext:value-type="string">
            <text:p>second/download/CMake/CMake-old-new/Kitware_CMake_new_file_61.cpp</text:p>
          </table:table-cell>
          <table:table-cell office:value-type="string" calcext:value-type="string">
            <text:p>second/download/CMake/CMake-old-new/Kitware_CMake_old_hunk_97.cpp</text:p>
          </table:table-cell>
          <table:table-cell office:value-type="string" calcext:value-type="string">
            <text:p>second/download/CMake/CMake-old-new/Kitware_CMake_new_hunk_97.cpp</text:p>
          </table:table-cell>
          <table:table-cell office:value-type="string" calcext:value-type="string">
            <text:p>    "Rejecting malformed cpio archive: symlink contents exceed 1 megabyte");</text:p>
            <text:p>return (ARCHIVE_FATAL);</text:p>
            <text:p>}</text:p>
            <text:p>h = __archive_read_ahead(a,</text:p>
            <text:p>(size_t)cpio-&gt;entry_bytes_remaining, NULL);</text:p>
            <text:p>if (h == NULL)</text:p>
            <text:p>return (ARCHIVE_FATAL);</text:p>
            <text:p>if (archive_entry_copy_symlink_l(entry, (const char *)h,</text:p>
            <text:p>    (size_t)cpio-&gt;entry_bytes_remaining, sconv) != 0) {</text:p>
            <text:p>if (errno == ENOMEM) {</text:p>
            <text:p>archive_set_error(&amp;a-&gt;archive, ENOMEM,</text:p>
            <text:p/>
          </table:table-cell>
          <table:table-cell office:value-type="string" calcext:value-type="string">
            <text:p>    "Rejecting malformed cpio archive: symlink contents exceed 1 megabyte");</text:p>
            <text:p>return (ARCHIVE_FATAL);</text:p>
            <text:p>}</text:p>
            <text:p>hl = __archive_read_ahead(a,</text:p>
            <text:p>(size_t)cpio-&gt;entry_bytes_remaining, NULL);</text:p>
            <text:p>if (hl == NULL)</text:p>
            <text:p>return (ARCHIVE_FATAL);</text:p>
            <text:p>if (archive_entry_copy_symlink_l(entry, (const char *)hl,</text:p>
            <text:p>    (size_t)cpio-&gt;entry_bytes_remaining, sconv) != 0) {</text:p>
            <text:p>if (errno == ENOMEM) {</text:p>
            <text:p>archive_set_error(&amp;a-&gt;archive, ENOMEM,</text:p>
            <text:p/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62.cpp</text:p>
          </table:table-cell>
          <table:table-cell office:value-type="string" calcext:value-type="string">
            <text:p>second/download/CMake/CMake-old-new/Kitware_CMake_new_file_62.cpp</text:p>
          </table:table-cell>
          <table:table-cell office:value-type="string" calcext:value-type="string">
            <text:p>second/download/CMake/CMake-old-new/Kitware_CMake_old_hunk_98.cpp</text:p>
          </table:table-cell>
          <table:table-cell office:value-type="string" calcext:value-type="string">
            <text:p>second/download/CMake/CMake-old-new/Kitware_CMake_new_hunk_98.cpp</text:p>
          </table:table-cell>
          <table:table-cell office:value-type="string" calcext:value-type="string">
            <text:p>if ((file-&gt;utf16be_name = malloc(name_len)) == NULL) {</text:p>
            <text:p>archive_set_error(&amp;a-&gt;archive, ENOMEM,</text:p>
            <text:p>    "No memory for file name");</text:p>
            <text:p>return (NULL);</text:p>
            <text:p>}</text:p>
            <text:p>memcpy(file-&gt;utf16be_name, p, name_len);</text:p>
            <text:p>file-&gt;utf16be_bytes = name_len;</text:p>
            <text:p/>
          </table:table-cell>
          <table:table-cell office:value-type="string" calcext:value-type="string">
            <text:p>if ((file-&gt;utf16be_name = malloc(name_len)) == NULL) {</text:p>
            <text:p>archive_set_error(&amp;a-&gt;archive, ENOMEM,</text:p>
            <text:p>    "No memory for file name");</text:p>
            <text:p>goto fail;</text:p>
            <text:p>}</text:p>
            <text:p>memcpy(file-&gt;utf16be_name, p, name_len);</text:p>
            <text:p>file-&gt;utf16be_bytes = name_len;</text:p>
            <text:p/>
          </table:table-cell>
          <table:table-cell table:number-columns-repeated="2" office:value-type="float" office:value="1864" calcext:value-type="float">
            <text:p>1864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62.cpp</text:p>
          </table:table-cell>
          <table:table-cell office:value-type="string" calcext:value-type="string">
            <text:p>second/download/CMake/CMake-old-new/Kitware_CMake_new_file_62.cpp</text:p>
          </table:table-cell>
          <table:table-cell office:value-type="string" calcext:value-type="string">
            <text:p>second/download/CMake/CMake-old-new/Kitware_CMake_old_hunk_99.cpp</text:p>
          </table:table-cell>
          <table:table-cell office:value-type="string" calcext:value-type="string">
            <text:p>second/download/CMake/CMake-old-new/Kitware_CMake_new_hunk_99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return (NULL);</text:p>
            <text:p>}</text:p>
            <text:p>/*</text:p>
            <text:p> * Sanity check: file does not have "CL" extension.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goto fail;</text:p>
            <text:p>}</text:p>
            <text:p>/*</text:p>
            <text:p> * Sanity check: file does not have "CL" extension.</text:p>
            <text:p/>
          </table:table-cell>
          <table:table-cell office:value-type="float" office:value="1990" calcext:value-type="float">
            <text:p>199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62.cpp</text:p>
          </table:table-cell>
          <table:table-cell office:value-type="string" calcext:value-type="string">
            <text:p>second/download/CMake/CMake-old-new/Kitware_CMake_new_file_62.cpp</text:p>
          </table:table-cell>
          <table:table-cell office:value-type="string" calcext:value-type="string">
            <text:p>second/download/CMake/CMake-old-new/Kitware_CMake_old_hunk_100.cpp</text:p>
          </table:table-cell>
          <table:table-cell office:value-type="string" calcext:value-type="string">
            <text:p>second/download/CMake/CMake-old-new/Kitware_CMake_new_hunk_100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 and CL");</text:p>
            <text:p>return (NULL);</text:p>
            <text:p>}</text:p>
            <text:p>/*</text:p>
            <text:p> * Sanity check: The file type must be a directory.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 and CL");</text:p>
            <text:p>goto fail;</text:p>
            <text:p>}</text:p>
            <text:p>/*</text:p>
            <text:p> * Sanity check: The file type must be a directory.</text:p>
            <text:p/>
          </table:table-cell>
          <table:table-cell office:value-type="float" office:value="1999" calcext:value-type="float">
            <text:p>199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62.cpp</text:p>
          </table:table-cell>
          <table:table-cell office:value-type="string" calcext:value-type="string">
            <text:p>second/download/CMake/CMake-old-new/Kitware_CMake_new_file_62.cpp</text:p>
          </table:table-cell>
          <table:table-cell office:value-type="string" calcext:value-type="string">
            <text:p>second/download/CMake/CMake-old-new/Kitware_CMake_old_hunk_101.cpp</text:p>
          </table:table-cell>
          <table:table-cell office:value-type="string" calcext:value-type="string">
            <text:p>second/download/CMake/CMake-old-new/Kitware_CMake_new_hunk_101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return (NULL);</text:p>
            <text:p>}</text:p>
            <text:p>} else if (parent != NULL &amp;&amp; parent-&gt;rr_moved)</text:p>
            <text:p>file-&gt;rr_moved_has_re_only = 0;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goto fail;</text:p>
            <text:p>}</text:p>
            <text:p>} else if (parent != NULL &amp;&amp; parent-&gt;rr_moved)</text:p>
            <text:p>file-&gt;rr_moved_has_re_only = 0;</text:p>
            <text:p/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62.cpp</text:p>
          </table:table-cell>
          <table:table-cell office:value-type="string" calcext:value-type="string">
            <text:p>second/download/CMake/CMake-old-new/Kitware_CMake_new_file_62.cpp</text:p>
          </table:table-cell>
          <table:table-cell office:value-type="string" calcext:value-type="string">
            <text:p>second/download/CMake/CMake-old-new/Kitware_CMake_old_hunk_102.cpp</text:p>
          </table:table-cell>
          <table:table-cell office:value-type="string" calcext:value-type="string">
            <text:p>second/download/CMake/CMake-old-new/Kitware_CMake_new_hunk_102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return (NULL);</text:p>
            <text:p>}</text:p>
            <text:p>/*</text:p>
            <text:p> * Sanity check: The file type must be a regular file.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goto fail;</text:p>
            <text:p>}</text:p>
            <text:p>/*</text:p>
            <text:p> * Sanity check: The file type must be a regular file.</text:p>
            <text:p/>
          </table:table-cell>
          <table:table-cell office:value-type="float" office:value="2022" calcext:value-type="float">
            <text:p>20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62.cpp</text:p>
          </table:table-cell>
          <table:table-cell office:value-type="string" calcext:value-type="string">
            <text:p>second/download/CMake/CMake-old-new/Kitware_CMake_new_file_62.cpp</text:p>
          </table:table-cell>
          <table:table-cell office:value-type="string" calcext:value-type="string">
            <text:p>second/download/CMake/CMake-old-new/Kitware_CMake_old_hunk_103.cpp</text:p>
          </table:table-cell>
          <table:table-cell office:value-type="string" calcext:value-type="string">
            <text:p>second/download/CMake/CMake-old-new/Kitware_CMake_new_hunk_103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return (NULL);</text:p>
            <text:p>}</text:p>
            <text:p>parent-&gt;subdirs�;</text:p>
            <text:p>/* Overwrite an offset and a number of this "CL" entry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goto fail;</text:p>
            <text:p>}</text:p>
            <text:p>parent-&gt;subdirs�;</text:p>
            <text:p>/* Overwrite an offset and a number of this "CL" entry</text:p>
            <text:p/>
          </table:table-cell>
          <table:table-cell office:value-type="float" office:value="2031" calcext:value-type="float">
            <text:p>203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62.cpp</text:p>
          </table:table-cell>
          <table:table-cell office:value-type="string" calcext:value-type="string">
            <text:p>second/download/CMake/CMake-old-new/Kitware_CMake_new_file_62.cpp</text:p>
          </table:table-cell>
          <table:table-cell office:value-type="string" calcext:value-type="string">
            <text:p>second/download/CMake/CMake-old-new/Kitware_CMake_old_hunk_104.cpp</text:p>
          </table:table-cell>
          <table:table-cell office:value-type="string" calcext:value-type="string">
            <text:p>second/download/CMake/CMake-old-new/Kitware_CMake_new_hunk_104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return (NULL);</text:p>
            <text:p>}</text:p>
            <text:p>}</text:p>
            <text:p>if (file-&gt;cl_offset == file-&gt;offset ||</text:p>
            <text:p>    parent-&gt;rr_moved) {</text:p>
            <text:p>archive_set_error(&amp;a-&gt;archive,</text:p>
            <text:p>    ARCHIVE_ERRNO_MISC,</text:p>
            <text:p>    "Invalid Rockridge CL");</text:p>
            <text:p>return (NULL);</text:p>
            <text:p>}</text:p>
            <text:p>}</text:p>
            <text:p>}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goto fail;</text:p>
            <text:p>}</text:p>
            <text:p>}</text:p>
            <text:p>if (file-&gt;cl_offset == file-&gt;offset ||</text:p>
            <text:p>    parent-&gt;rr_moved) {</text:p>
            <text:p>archive_set_error(&amp;a-&gt;archive,</text:p>
            <text:p>    ARCHIVE_ERRNO_MISC,</text:p>
            <text:p>    "Invalid Rockridge CL");</text:p>
            <text:p>goto fail;</text:p>
            <text:p>}</text:p>
            <text:p>}</text:p>
            <text:p>}</text:p>
            <text:p/>
          </table:table-cell>
          <table:table-cell office:value-type="float" office:value="2049" calcext:value-type="float">
            <text:p>2049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[0, 8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lha.c</text:p>
          </table:table-cell>
          <table:table-cell office:value-type="string" calcext:value-type="string">
            <text:p>second/download/CMake/CMake-old-new/Kitware_CMake_old_file_63.cpp</text:p>
          </table:table-cell>
          <table:table-cell office:value-type="string" calcext:value-type="string">
            <text:p>second/download/CMake/CMake-old-new/Kitware_CMake_new_file_63.cpp</text:p>
          </table:table-cell>
          <table:table-cell office:value-type="string" calcext:value-type="string">
            <text:p>second/download/CMake/CMake-old-new/Kitware_CMake_old_hunk_105.cpp</text:p>
          </table:table-cell>
          <table:table-cell office:value-type="string" calcext:value-type="string">
            <text:p>second/download/CMake/CMake-old-new/Kitware_CMake_new_hunk_105.cpp</text:p>
          </table:table-cell>
          <table:table-cell office:value-type="string" calcext:value-type="string">
            <text:p>/* Get a real compressed file size. */</text:p>
            <text:p>lha-&gt;compsize -= extdsize - 2;</text:p>
            <text:p/>
            <text:p>if (sum_calculated != headersum) {</text:p>
            <text:p>archive_set_error(&amp;a-&gt;archive, ARCHIVE_ERRNO_MISC,</text:p>
            <text:p>    "LHa header sum error");</text:p>
            <text:p/>
          </table:table-cell>
          <table:table-cell office:value-type="string" calcext:value-type="string">
            <text:p>/* Get a real compressed file size. */</text:p>
            <text:p>lha-&gt;compsize -= extdsize - 2;</text:p>
            <text:p/>
            <text:p>if (lha-&gt;compsize &lt; 0)</text:p>
            <text:p>goto invalid;/* Invalid compressed file size */</text:p>
            <text:p/>
            <text:p>if (sum_calculated != headersum) {</text:p>
            <text:p>archive_set_error(&amp;a-&gt;archive, ARCHIVE_ERRNO_MISC,</text:p>
            <text:p>    "LHa header sum error");</text:p>
            <text:p/>
          </table:table-cell>
          <table:table-cell table:number-columns-repeated="2" office:value-type="float" office:value="924" calcext:value-type="float">
            <text:p>92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64.cpp</text:p>
          </table:table-cell>
          <table:table-cell office:value-type="string" calcext:value-type="string">
            <text:p>second/download/CMake/CMake-old-new/Kitware_CMake_new_file_64.cpp</text:p>
          </table:table-cell>
          <table:table-cell office:value-type="string" calcext:value-type="string">
            <text:p>second/download/CMake/CMake-old-new/Kitware_CMake_old_hunk_106.cpp</text:p>
          </table:table-cell>
          <table:table-cell office:value-type="string" calcext:value-type="string">
            <text:p>second/download/CMake/CMake-old-new/Kitware_CMake_new_hunk_106.cpp</text:p>
          </table:table-cell>
          <table:table-cell office:value-type="string" calcext:value-type="string">
            <text:p>archive_check_magic(_a, ARCHIVE_READ_MAGIC,</text:p>
            <text:p>    ARCHIVE_STATE_NEW, "archive_read_support_format_mtree");</text:p>
            <text:p/>
            <text:p>mtree = (struct mtree *)malloc(sizeof(*mtree));</text:p>
            <text:p>if (mtree == NULL) {</text:p>
            <text:p>archive_set_error(&amp;a-&gt;archive, ENOMEM,</text:p>
            <text:p>    "Can't allocate mtree data");</text:p>
            <text:p>return (ARCHIVE_FATAL);</text:p>
            <text:p>}</text:p>
            <text:p>memset(mtree, 0, sizeof(*mtree));</text:p>
            <text:p>mtree-&gt;fd = -1;</text:p>
            <text:p/>
            <text:p>r = __archive_read_register_format(a, mtree, "mtree",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mtree");</text:p>
            <text:p/>
            <text:p>mtree = (struct mtree *)calloc(1, sizeof(*mtree));</text:p>
            <text:p>if (mtree == NULL) {</text:p>
            <text:p>archive_set_error(&amp;a-&gt;archive, ENOMEM,</text:p>
            <text:p>    "Can't allocate mtree data");</text:p>
            <text:p>return (ARCHIVE_FATAL);</text:p>
            <text:p>}</text:p>
            <text:p>mtree-&gt;fd = -1;</text:p>
            <text:p/>
            <text:p>r = __archive_read_register_format(a, mtree, "mtree",</text:p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64.cpp</text:p>
          </table:table-cell>
          <table:table-cell office:value-type="string" calcext:value-type="string">
            <text:p>second/download/CMake/CMake-old-new/Kitware_CMake_new_file_64.cpp</text:p>
          </table:table-cell>
          <table:table-cell office:value-type="string" calcext:value-type="string">
            <text:p>second/download/CMake/CMake-old-new/Kitware_CMake_old_hunk_107.cpp</text:p>
          </table:table-cell>
          <table:table-cell office:value-type="string" calcext:value-type="string">
            <text:p>second/download/CMake/CMake-old-new/Kitware_CMake_new_hunk_107.cpp</text:p>
          </table:table-cell>
          <table:table-cell office:value-type="string" calcext:value-type="string">
            <text:p>    struct mtree_option **global, const char *line, ssize_t line_len,</text:p>
            <text:p>    struct mtree_entry **last_entry, int is_form_d)</text:p>
            <text:p>{</text:p>
            <text:p>struct mtree_entry *entry;</text:p>
            <text:p>struct mtree_option *iter;</text:p>
            <text:p>const char *next, *eq, *name, *end;</text:p>
            <text:p>size_t name_len, len;</text:p>
            <text:p>int r, i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string" calcext:value-type="string">
            <text:p>    struct mtree_option **global, const char *line, ssize_t line_len,</text:p>
            <text:p>    struct mtree_entry **last_entry, int is_form_d)</text:p>
            <text:p>{</text:p>
            <text:p>struct mtree_entry *entry, *ht_iter;</text:p>
            <text:p>struct mtree_option *iter;</text:p>
            <text:p>const char *next, *eq, *name, *end;</text:p>
            <text:p>size_t name_len, len;</text:p>
            <text:p>int r, i;</text:p>
            <text:p>unsigned int ht_idx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float" office:value="853" calcext:value-type="float">
            <text:p>853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string" calcext:value-type="string">
            <text:p>second/download/CMake/CMake-old-new/Kitware_CMake_old_file_65.cpp</text:p>
          </table:table-cell>
          <table:table-cell office:value-type="string" calcext:value-type="string">
            <text:p>second/download/CMake/CMake-old-new/Kitware_CMake_new_file_65.cpp</text:p>
          </table:table-cell>
          <table:table-cell office:value-type="string" calcext:value-type="string">
            <text:p>second/download/CMake/CMake-old-new/Kitware_CMake_old_hunk_108.cpp</text:p>
          </table:table-cell>
          <table:table-cell office:value-type="string" calcext:value-type="string">
            <text:p>second/download/CMake/CMake-old-new/Kitware_CMake_new_hunk_108.cpp</text:p>
          </table:table-cell>
          <table:table-cell office:value-type="string" calcext:value-type="string">
            <text:p>  archive_check_magic(_a, ARCHIVE_READ_MAGIC, ARCHIVE_STATE_NEW,</text:p>
            <text:p>                      "archive_read_support_format_rar");</text:p>
            <text:p/>
            <text:p>  rar = (struct rar *)malloc(sizeof(*rar));</text:p>
            <text:p>  if (rar == NULL)</text:p>
            <text:p>  {</text:p>
            <text:p>    archive_set_error(&amp;a-&gt;archive, ENOMEM, "Can't allocate rar data");</text:p>
            <text:p>    return (ARCHIVE_FATAL);</text:p>
            <text:p>  }</text:p>
            <text:p>  memset(rar, 0, sizeof(*rar));</text:p>
            <text:p/>
            <text:p>/*</text:p>
            <text:p> * Until enough data has been read, we cannot tell about</text:p>
            <text:p/>
          </table:table-cell>
          <table:table-cell office:value-type="string" calcext:value-type="string">
            <text:p>  archive_check_magic(_a, ARCHIVE_READ_MAGIC, ARCHIVE_STATE_NEW,</text:p>
            <text:p>                      "archive_read_support_format_rar");</text:p>
            <text:p/>
            <text:p>  rar = (struct rar *)calloc(sizeof(*rar), 1);</text:p>
            <text:p>  if (rar == NULL)</text:p>
            <text:p>  {</text:p>
            <text:p>    archive_set_error(&amp;a-&gt;archive, ENOMEM, "Can't allocate rar data");</text:p>
            <text:p>    return (ARCHIVE_FATAL);</text:p>
            <text:p>  }</text:p>
            <text:p/>
            <text:p>/*</text:p>
            <text:p> * Until enough data has been read, we cannot tell about</text:p>
            <text:p/>
          </table:table-cell>
          <table:table-cell table:number-columns-repeated="2" office:value-type="float" office:value="647" calcext:value-type="float">
            <text:p>64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string" calcext:value-type="string">
            <text:p>second/download/CMake/CMake-old-new/Kitware_CMake_old_file_66.cpp</text:p>
          </table:table-cell>
          <table:table-cell office:value-type="string" calcext:value-type="string">
            <text:p>second/download/CMake/CMake-old-new/Kitware_CMake_new_file_66.cpp</text:p>
          </table:table-cell>
          <table:table-cell office:value-type="string" calcext:value-type="string">
            <text:p>second/download/CMake/CMake-old-new/Kitware_CMake_old_hunk_109.cpp</text:p>
          </table:table-cell>
          <table:table-cell office:value-type="string" calcext:value-type="string">
            <text:p>second/download/CMake/CMake-old-new/Kitware_CMake_new_hunk_109.cpp</text:p>
          </table:table-cell>
          <table:table-cell office:value-type="string" calcext:value-type="string">
            <text:p>tar-&gt;sparse_gnu_pending = 0;</text:p>
            <text:p>/* Read initial sparse map. */</text:p>
            <text:p>bytes_read = gnu_sparse_10_read(a, tar, unconsumed);</text:p>
            <text:p>tar-&gt;entry_bytes_remaining -= bytes_read;</text:p>
            <text:p>if (bytes_read &lt; 0)</text:p>
            <text:p>return ((int)bytes_read);</text:p>
            <text:p>} else {</text:p>
            <text:p>archive_set_error(&amp;a-&gt;archive,</text:p>
            <text:p>    ARCHIVE_ERRNO_MISC,</text:p>
            <text:p/>
          </table:table-cell>
          <table:table-cell office:value-type="string" calcext:value-type="string">
            <text:p>tar-&gt;sparse_gnu_pending = 0;</text:p>
            <text:p>/* Read initial sparse map. */</text:p>
            <text:p>bytes_read = gnu_sparse_10_read(a, tar, unconsumed);</text:p>
            <text:p>if (bytes_read &lt; 0)</text:p>
            <text:p>return ((int)bytes_read);</text:p>
            <text:p>tar-&gt;entry_bytes_remaining -= bytes_read;</text:p>
            <text:p>} else {</text:p>
            <text:p>archive_set_error(&amp;a-&gt;archive,</text:p>
            <text:p>    ARCHIVE_ERRNO_MISC,</text:p>
            <text:p/>
          </table:table-cell>
          <table:table-cell office:value-type="float" office:value="793" calcext:value-type="float">
            <text:p>79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string" calcext:value-type="string">
            <text:p>second/download/CMake/CMake-old-new/Kitware_CMake_old_file_66.cpp</text:p>
          </table:table-cell>
          <table:table-cell office:value-type="string" calcext:value-type="string">
            <text:p>second/download/CMake/CMake-old-new/Kitware_CMake_new_file_66.cpp</text:p>
          </table:table-cell>
          <table:table-cell office:value-type="string" calcext:value-type="string">
            <text:p>second/download/CMake/CMake-old-new/Kitware_CMake_old_hunk_110.cpp</text:p>
          </table:table-cell>
          <table:table-cell office:value-type="string" calcext:value-type="string">
            <text:p>second/download/CMake/CMake-old-new/Kitware_CMake_new_hunk_110.cpp</text:p>
          </table:table-cell>
          <table:table-cell office:value-type="string" calcext:value-type="string">
            <text:p>switch ((int)type &amp; ~0777777) {</text:p>
            <text:p>case 01000000:</text:p>
            <text:p>/* POSIX.1e ACL */</text:p>
            <text:p>break;</text:p>
            <text:p>case 03000000:</text:p>
            <text:p>archive_set_error(&amp;a-&gt;archive, ARCHIVE_ERRNO_MISC,</text:p>
            <text:p>    "Solaris NFSv4 ACLs not supported");</text:p>
            <text:p>return (ARCHIVE_WARN);</text:p>
            <text:p>default:</text:p>
            <text:p>archive_set_error(&amp;a-&gt;archive, ARCHIVE_ERRNO_MISC,</text:p>
            <text:p>    "Malformed Solaris ACL attribute (unsupported type %o)",</text:p>
            <text:p/>
          </table:table-cell>
          <table:table-cell office:value-type="string" calcext:value-type="string">
            <text:p>switch ((int)type &amp; ~0777777) {</text:p>
            <text:p>case 01000000:</text:p>
            <text:p>/* POSIX.1e ACL */</text:p>
            <text:p>acl_type = ARCHIVE_ENTRY_ACL_TYPE_ACCESS;</text:p>
            <text:p>break;</text:p>
            <text:p>case 03000000:</text:p>
            <text:p>/* NFSv4 ACL */</text:p>
            <text:p>acl_type = ARCHIVE_ENTRY_ACL_TYPE_NFS4;</text:p>
            <text:p>break;</text:p>
            <text:p>default:</text:p>
            <text:p>archive_set_error(&amp;a-&gt;archive, ARCHIVE_ERRNO_MISC,</text:p>
            <text:p>    "Malformed Solaris ACL attribute (unsupported type %o)",</text:p>
            <text:p/>
          </table:table-cell>
          <table:table-cell office:value-type="float" office:value="935" calcext:value-type="float">
            <text:p>935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[5, 9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string" calcext:value-type="string">
            <text:p>second/download/CMake/CMake-old-new/Kitware_CMake_old_file_66.cpp</text:p>
          </table:table-cell>
          <table:table-cell office:value-type="string" calcext:value-type="string">
            <text:p>second/download/CMake/CMake-old-new/Kitware_CMake_new_file_66.cpp</text:p>
          </table:table-cell>
          <table:table-cell office:value-type="string" calcext:value-type="string">
            <text:p>second/download/CMake/CMake-old-new/Kitware_CMake_old_hunk_111.cpp</text:p>
          </table:table-cell>
          <table:table-cell office:value-type="string" calcext:value-type="string">
            <text:p>second/download/CMake/CMake-old-new/Kitware_CMake_new_hunk_111.cpp</text:p>
          </table:table-cell>
          <table:table-cell office:value-type="string" calcext:value-type="string">
            <text:p>return (ARCHIVE_FATAL);</text:p>
            <text:p>}</text:p>
            <text:p>archive_strncpy(&amp;(tar-&gt;localname), acl, p - acl);</text:p>
            <text:p>err = archive_acl_parse_l(archive_entry_acl(entry),</text:p>
            <text:p>    tar-&gt;localname.s, ARCHIVE_ENTRY_ACL_TYPE_ACCESS, tar-&gt;sconv_acl);</text:p>
            <text:p>if (err != ARCHIVE_OK) {</text:p>
            <text:p>if (errno == ENOMEM) {</text:p>
            <text:p>archive_set_error(&amp;a-&gt;archive, ENOMEM,</text:p>
            <text:p/>
          </table:table-cell>
          <table:table-cell office:value-type="string" calcext:value-type="string">
            <text:p>return (ARCHIVE_FATAL);</text:p>
            <text:p>}</text:p>
            <text:p>archive_strncpy(&amp;(tar-&gt;localname), acl, p - acl);</text:p>
            <text:p>err = archive_acl_from_text_l(archive_entry_acl(entry),</text:p>
            <text:p>    tar-&gt;localname.s, acl_type, tar-&gt;sconv_acl);</text:p>
            <text:p>if (err != ARCHIVE_OK) {</text:p>
            <text:p>if (errno == ENOMEM) {</text:p>
            <text:p>archive_set_error(&amp;a-&gt;archive, ENOMEM,</text:p>
            <text:p/>
          </table:table-cell>
          <table:table-cell office:value-type="float" office:value="968" calcext:value-type="float">
            <text:p>968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string" calcext:value-type="string">
            <text:p>second/download/CMake/CMake-old-new/Kitware_CMake_old_file_66.cpp</text:p>
          </table:table-cell>
          <table:table-cell office:value-type="string" calcext:value-type="string">
            <text:p>second/download/CMake/CMake-old-new/Kitware_CMake_new_file_66.cpp</text:p>
          </table:table-cell>
          <table:table-cell office:value-type="string" calcext:value-type="string">
            <text:p>second/download/CMake/CMake-old-new/Kitware_CMake_old_hunk_112.cpp</text:p>
          </table:table-cell>
          <table:table-cell office:value-type="string" calcext:value-type="string">
            <text:p>second/download/CMake/CMake-old-new/Kitware_CMake_new_hunk_112.cpp</text:p>
          </table:table-cell>
          <table:table-cell office:value-type="string" calcext:value-type="string">
            <text:p>if (tar-&gt;entry_bytes_remaining &lt; 0) {</text:p>
            <text:p>tar-&gt;entry_bytes_remaining = 0;</text:p>
            <text:p>archive_set_error(&amp;a-&gt;archive, ARCHIVE_ERRNO_MISC,</text:p>
            <text:p>    "Tar entry has negative size?");</text:p>
            <text:p>err = ARCHIVE_WARN;</text:p>
            <text:p>}</text:p>
            <text:p>tar-&gt;realsize = tar-&gt;entry_bytes_remaining;</text:p>
            <text:p>archive_entry_set_size(entry, tar-&gt;entry_bytes_remaining);</text:p>
            <text:p/>
          </table:table-cell>
          <table:table-cell office:value-type="string" calcext:value-type="string">
            <text:p>if (tar-&gt;entry_bytes_remaining &lt; 0) {</text:p>
            <text:p>tar-&gt;entry_bytes_remaining = 0;</text:p>
            <text:p>archive_set_error(&amp;a-&gt;archive, ARCHIVE_ERRNO_MISC,</text:p>
            <text:p>    "Tar entry has negative size");</text:p>
            <text:p>return (ARCHIVE_FATAL);</text:p>
            <text:p>}</text:p>
            <text:p>if (tar-&gt;entry_bytes_remaining == INT64_MAX) {</text:p>
            <text:p>/* Note: tar_atol returns INT64_MAX on overflow */</text:p>
            <text:p>tar-&gt;entry_bytes_remaining = 0;</text:p>
            <text:p>archive_set_error(&amp;a-&gt;archive, ARCHIVE_ERRNO_MISC,</text:p>
            <text:p>    "Tar entry size overflow");</text:p>
            <text:p>return (ARCHIVE_FATAL);</text:p>
            <text:p>}</text:p>
            <text:p>tar-&gt;realsize = tar-&gt;entry_bytes_remaining;</text:p>
            <text:p>archive_entry_set_size(entry, tar-&gt;entry_bytes_remaining);</text:p>
            <text:p/>
          </table:table-cell>
          <table:table-cell office:value-type="float" office:value="1128" calcext:value-type="float">
            <text:p>1128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string" calcext:value-type="string">
            <text:p>second/download/CMake/CMake-old-new/Kitware_CMake_old_file_66.cpp</text:p>
          </table:table-cell>
          <table:table-cell office:value-type="string" calcext:value-type="string">
            <text:p>second/download/CMake/CMake-old-new/Kitware_CMake_new_file_66.cpp</text:p>
          </table:table-cell>
          <table:table-cell office:value-type="string" calcext:value-type="string">
            <text:p>second/download/CMake/CMake-old-new/Kitware_CMake_old_hunk_113.cpp</text:p>
          </table:table-cell>
          <table:table-cell office:value-type="string" calcext:value-type="string">
            <text:p>second/download/CMake/CMake-old-new/Kitware_CMake_new_hunk_113.cpp</text:p>
          </table:table-cell>
          <table:table-cell office:value-type="string" calcext:value-type="string">
            <text:p>case 'S':</text:p>
            <text:p>/* We support some keys used by the "star" archiver */</text:p>
            <text:p>if (strcmp(key, "SCHILY.acl.access") == 0) {</text:p>
            <text:p>if (tar-&gt;sconv_acl == NULL) {</text:p>
            <text:p>tar-&gt;sconv_acl =</text:p>
            <text:p>    archive_string_conversion_from_charset(</text:p>
            <text:p>&amp;(a-&gt;archive), "UTF-8", 1);</text:p>
            <text:p>if (tar-&gt;sconv_acl == NULL)</text:p>
            <text:p>return (ARCHIVE_FATAL);</text:p>
            <text:p>}</text:p>
            <text:p/>
            <text:p>r = archive_acl_parse_l(archive_entry_acl(entry),</text:p>
            <text:p>    value, ARCHIVE_ENTRY_ACL_TYPE_ACCESS,</text:p>
            <text:p>    tar-&gt;sconv_acl);</text:p>
            <text:p>if (r != ARCHIVE_OK) {</text:p>
            <text:p>err = r;</text:p>
            <text:p>if (err == ARCHIVE_FATAL) {</text:p>
            <text:p>archive_set_error(&amp;a-&gt;archive, ENOMEM,</text:p>
            <text:p>    "Can't allocate memory for "</text:p>
            <text:p>    "SCHILY.acl.access");</text:p>
            <text:p>return (err);</text:p>
            <text:p>}</text:p>
            <text:p>archive_set_error(&amp;a-&gt;archive,</text:p>
            <text:p>    ARCHIVE_ERRNO_MISC,</text:p>
            <text:p>    "Parse error: SCHILY.acl.access");</text:p>
            <text:p>}</text:p>
            <text:p>} else if (strcmp(key, "SCHILY.acl.default") == 0) {</text:p>
            <text:p>if (tar-&gt;sconv_acl == NULL) {</text:p>
            <text:p>tar-&gt;sconv_acl =</text:p>
            <text:p>    archive_string_conversion_from_charset(</text:p>
            <text:p>&amp;(a-&gt;archive), "UTF-8", 1);</text:p>
            <text:p>if (tar-&gt;sconv_acl == NULL)</text:p>
            <text:p>return (ARCHIVE_FATAL);</text:p>
            <text:p>}</text:p>
            <text:p/>
            <text:p>r = archive_acl_parse_l(archive_entry_acl(entry),</text:p>
            <text:p>    value, ARCHIVE_ENTRY_ACL_TYPE_DEFAULT,</text:p>
            <text:p>    tar-&gt;sconv_acl);</text:p>
            <text:p>if (r != ARCHIVE_OK) {</text:p>
            <text:p>err = r;</text:p>
            <text:p>if (err == ARCHIVE_FATAL) {</text:p>
            <text:p>archive_set_error(&amp;a-&gt;archive, ENOMEM,</text:p>
            <text:p>    "Can't allocate memory for "</text:p>
            <text:p>    "SCHILY.acl.default");</text:p>
            <text:p>return (err);</text:p>
            <text:p>}</text:p>
            <text:p>archive_set_error(&amp;a-&gt;archive,</text:p>
            <text:p>    ARCHIVE_ERRNO_MISC,</text:p>
            <text:p>    "Parse error: SCHILY.acl.default");</text:p>
            <text:p>}</text:p>
            <text:p>} else if (strcmp(key, "SCHILY.devmajor") == 0) {</text:p>
            <text:p>archive_entry_set_rdevmajor(entry,</text:p>
            <text:p>    (dev_t)tar_atol10(value, strlen(value)));</text:p>
            <text:p/>
          </table:table-cell>
          <table:table-cell office:value-type="string" calcext:value-type="string">
            <text:p>case 'S':</text:p>
            <text:p>/* We support some keys used by the "star" archiver */</text:p>
            <text:p>if (strcmp(key, "SCHILY.acl.access") == 0) {</text:p>
            <text:p>r = pax_attribute_acl(a, tar, entry, value,</text:p>
            <text:p>    ARCHIVE_ENTRY_ACL_TYPE_ACCESS);</text:p>
            <text:p>if (r == ARCHIVE_FATAL)</text:p>
            <text:p>return (r);</text:p>
            <text:p>} else if (strcmp(key, "SCHILY.acl.default") == 0) {</text:p>
            <text:p>r = pax_attribute_acl(a, tar, entry, value,</text:p>
            <text:p>    ARCHIVE_ENTRY_ACL_TYPE_DEFAULT);</text:p>
            <text:p>if (r == ARCHIVE_FATAL)</text:p>
            <text:p>return (r);</text:p>
            <text:p>} else if (strcmp(key, "SCHILY.acl.ace") == 0) {</text:p>
            <text:p>r = pax_attribute_acl(a, tar, entry, value,</text:p>
            <text:p>    ARCHIVE_ENTRY_ACL_TYPE_NFS4);</text:p>
            <text:p>if (r == ARCHIVE_FATAL)</text:p>
            <text:p>return (r);</text:p>
            <text:p>} else if (strcmp(key, "SCHILY.devmajor") == 0) {</text:p>
            <text:p>archive_entry_set_rdevmajor(entry,</text:p>
            <text:p>    (dev_t)tar_atol10(value, strlen(value)));</text:p>
            <text:p/>
          </table:table-cell>
          <table:table-cell office:value-type="float" office:value="1803" calcext:value-type="float">
            <text:p>180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[17, 22, 41, 46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string" calcext:value-type="string">
            <text:p>second/download/CMake/CMake-old-new/Kitware_CMake_old_file_66.cpp</text:p>
          </table:table-cell>
          <table:table-cell office:value-type="string" calcext:value-type="string">
            <text:p>second/download/CMake/CMake-old-new/Kitware_CMake_new_file_66.cpp</text:p>
          </table:table-cell>
          <table:table-cell office:value-type="string" calcext:value-type="string">
            <text:p>second/download/CMake/CMake-old-new/Kitware_CMake_old_hunk_114.cpp</text:p>
          </table:table-cell>
          <table:table-cell office:value-type="string" calcext:value-type="string">
            <text:p>second/download/CMake/CMake-old-new/Kitware_CMake_new_hunk_114.cpp</text:p>
          </table:table-cell>
          <table:table-cell office:value-type="string" calcext:value-type="string">
            <text:p>{</text:p>
            <text:p>struct sparse_block *p;</text:p>
            <text:p/>
            <text:p>p = (struct sparse_block *)malloc(sizeof(*p));</text:p>
            <text:p>if (p == NULL) {</text:p>
            <text:p>archive_set_error(&amp;a-&gt;archive, ENOMEM, "Out of memory");</text:p>
            <text:p>return (ARCHIVE_FATAL);</text:p>
            <text:p>}</text:p>
            <text:p>memset(p, 0, sizeof(*p));</text:p>
            <text:p>if (tar-&gt;sparse_last != NULL)</text:p>
            <text:p>tar-&gt;sparse_last-&gt;next = p;</text:p>
            <text:p>else</text:p>
            <text:p/>
          </table:table-cell>
          <table:table-cell office:value-type="string" calcext:value-type="string">
            <text:p>{</text:p>
            <text:p>struct sparse_block *p;</text:p>
            <text:p/>
            <text:p>p = (struct sparse_block *)calloc(1, sizeof(*p));</text:p>
            <text:p>if (p == NULL) {</text:p>
            <text:p>archive_set_error(&amp;a-&gt;archive, ENOMEM, "Out of memory");</text:p>
            <text:p>return (ARCHIVE_FATAL);</text:p>
            <text:p>}</text:p>
            <text:p>if (tar-&gt;sparse_last != NULL)</text:p>
            <text:p>tar-&gt;sparse_last-&gt;next = p;</text:p>
            <text:p>else</text:p>
            <text:p/>
          </table:table-cell>
          <table:table-cell office:value-type="float" office:value="2116" calcext:value-type="float">
            <text:p>2116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string" calcext:value-type="string">
            <text:p>second/download/CMake/CMake-old-new/Kitware_CMake_old_file_67.cpp</text:p>
          </table:table-cell>
          <table:table-cell office:value-type="string" calcext:value-type="string">
            <text:p>second/download/CMake/CMake-old-new/Kitware_CMake_new_file_67.cpp</text:p>
          </table:table-cell>
          <table:table-cell office:value-type="string" calcext:value-type="string">
            <text:p>second/download/CMake/CMake-old-new/Kitware_CMake_old_hunk_115.cpp</text:p>
          </table:table-cell>
          <table:table-cell office:value-type="string" calcext:value-type="string">
            <text:p>second/download/CMake/CMake-old-new/Kitware_CMake_new_hunk_115.cpp</text:p>
          </table:table-cell>
          <table:table-cell office:value-type="string" calcext:value-type="string">
            <text:p>archive_check_magic(_a, ARCHIVE_READ_MAGIC,</text:p>
            <text:p>    ARCHIVE_STATE_NEW, "archive_read_support_format_warc");</text:p>
            <text:p/>
            <text:p>if ((w = malloc(sizeof(*w))) == NULL) {</text:p>
            <text:p>archive_set_error(&amp;a-&gt;archive, ENOMEM,</text:p>
            <text:p>    "Can't allocate warc data");</text:p>
            <text:p>return (ARCHIVE_FATAL);</text:p>
            <text:p>}</text:p>
            <text:p>memset(w, 0, sizeof(*w));</text:p>
            <text:p/>
            <text:p>r = __archive_read_register_format(</text:p>
            <text:p>a, w, "warc",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warc");</text:p>
            <text:p/>
            <text:p>if ((w = calloc(1, sizeof(*w))) == NULL) {</text:p>
            <text:p>archive_set_error(&amp;a-&gt;archive, ENOMEM,</text:p>
            <text:p>    "Can't allocate warc data");</text:p>
            <text:p>return (ARCHIVE_FATAL);</text:p>
            <text:p>}</text:p>
            <text:p/>
            <text:p>r = __archive_read_register_format(</text:p>
            <text:p>a, w, "warc",</text:p>
            <text:p/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string" calcext:value-type="string">
            <text:p>second/download/CMake/CMake-old-new/Kitware_CMake_old_file_67.cpp</text:p>
          </table:table-cell>
          <table:table-cell office:value-type="string" calcext:value-type="string">
            <text:p>second/download/CMake/CMake-old-new/Kitware_CMake_new_file_67.cpp</text:p>
          </table:table-cell>
          <table:table-cell office:value-type="string" calcext:value-type="string">
            <text:p>second/download/CMake/CMake-old-new/Kitware_CMake_old_hunk_116.cpp</text:p>
          </table:table-cell>
          <table:table-cell office:value-type="string" calcext:value-type="string">
            <text:p>second/download/CMake/CMake-old-new/Kitware_CMake_new_hunk_116.cpp</text:p>
          </table:table-cell>
          <table:table-cell office:value-type="string" calcext:value-type="string">
            <text:p>&amp;a-&gt;archive, ARCHIVE_ERRNO_MISC,</text:p>
            <text:p>"Bad record header");</text:p>
            <text:p>return (ARCHIVE_FATAL);</text:p>
            <text:p>} else if ((ver = _warc_rdver(buf, eoh - buf)) &gt; 10000U) {</text:p>
            <text:p>/* nawww, I wish they promised backward compatibility</text:p>
            <text:p> * anyhoo, in their infinite wisdom the 28500 guys might</text:p>
            <text:p> * come up with something we can't possibly handle so</text:p>
            <text:p> * best end things here */</text:p>
            <text:p>archive_set_error(</text:p>
            <text:p>&amp;a-&gt;archive, ARCHIVE_ERRNO_MISC,</text:p>
            <text:p>"Unsupported record version");</text:p>
            <text:p>return (ARCHIVE_FATAL);</text:p>
            <text:p>} else if ((cntlen = _warc_rdlen(buf, eoh - buf)) &lt; 0) {</text:p>
            <text:p>/* nightmare!  the specs say content-length is mandatory</text:p>
            <text:p> * so I don't feel overly bad stopping the reader here */</text:p>
            <text:p>archive_set_error(</text:p>
            <text:p>&amp;a-&gt;archive, EINVAL,</text:p>
            <text:p>"Bad content length");</text:p>
            <text:p>return (ARCHIVE_FATAL);</text:p>
            <text:p>} else if ((rtime = _warc_rdrtm(buf, eoh - buf)) == (time_t)-1) {</text:p>
            <text:p>/* record time is mandatory as per WARC/1.0,</text:p>
            <text:p> * so just barf here, fast and loud */</text:p>
            <text:p>archive_set_error(</text:p>
            <text:p/>
          </table:table-cell>
          <table:table-cell office:value-type="string" calcext:value-type="string">
            <text:p>&amp;a-&gt;archive, ARCHIVE_ERRNO_MISC,</text:p>
            <text:p>"Bad record header");</text:p>
            <text:p>return (ARCHIVE_FATAL);</text:p>
            <text:p>}</text:p>
            <text:p>ver = _warc_rdver(buf, eoh - buf);</text:p>
            <text:p>/* we currently support WARC 0.12 to 1.0 */</text:p>
            <text:p>if (ver == 0U) {</text:p>
            <text:p>archive_set_error(</text:p>
            <text:p>&amp;a-&gt;archive, ARCHIVE_ERRNO_MISC,</text:p>
            <text:p>"Invalid record version");</text:p>
            <text:p>return (ARCHIVE_FATAL);</text:p>
            <text:p>} else if (ver &lt; 1200U || ver &gt; 10000U) {</text:p>
            <text:p>archive_set_error(</text:p>
            <text:p>&amp;a-&gt;archive, ARCHIVE_ERRNO_MISC,</text:p>
            <text:p>"Unsupported record version: %u.%u",</text:p>
            <text:p>ver / 10000, (ver % 10000) / 100);</text:p>
            <text:p>return (ARCHIVE_FATAL);</text:p>
            <text:p>}</text:p>
            <text:p>cntlen = _warc_rdlen(buf, eoh - buf);</text:p>
            <text:p>if (cntlen &lt; 0) {</text:p>
            <text:p>/* nightmare!  the specs say content-length is mandatory</text:p>
            <text:p> * so I don't feel overly bad stopping the reader here */</text:p>
            <text:p>archive_set_error(</text:p>
            <text:p>&amp;a-&gt;archive, EINVAL,</text:p>
            <text:p>"Bad content length");</text:p>
            <text:p>return (ARCHIVE_FATAL);</text:p>
            <text:p>}</text:p>
            <text:p>rtime = _warc_rdrtm(buf, eoh - buf);</text:p>
            <text:p>if (rtime == (time_t)-1) {</text:p>
            <text:p>/* record time is mandatory as per WARC/1.0,</text:p>
            <text:p> * so just barf here, fast and loud */</text:p>
            <text:p>archive_set_error(</text:p>
            <text:p/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[8, 15, 2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string" calcext:value-type="string">
            <text:p>second/download/CMake/CMake-old-new/Kitware_CMake_old_file_67.cpp</text:p>
          </table:table-cell>
          <table:table-cell office:value-type="string" calcext:value-type="string">
            <text:p>second/download/CMake/CMake-old-new/Kitware_CMake_new_file_67.cpp</text:p>
          </table:table-cell>
          <table:table-cell office:value-type="string" calcext:value-type="string">
            <text:p>second/download/CMake/CMake-old-new/Kitware_CMake_old_hunk_117.cpp</text:p>
          </table:table-cell>
          <table:table-cell office:value-type="string" calcext:value-type="string">
            <text:p>second/download/CMake/CMake-old-new/Kitware_CMake_new_hunk_117.cpp</text:p>
          </table:table-cell>
          <table:table-cell office:value-type="string" calcext:value-type="string">
            <text:p>if (ver != w-&gt;pver) {</text:p>
            <text:p>/* stringify this entry's version */</text:p>
            <text:p>archive_string_sprintf(&amp;w-&gt;sver,</text:p>
            <text:p>"WARC/%u.%u", ver / 10000, ver % 10000);</text:p>
            <text:p>/* remember the version */</text:p>
            <text:p>w-&gt;pver = ver;</text:p>
            <text:p>}</text:p>
            <text:p/>
          </table:table-cell>
          <table:table-cell office:value-type="string" calcext:value-type="string">
            <text:p>if (ver != w-&gt;pver) {</text:p>
            <text:p>/* stringify this entry's version */</text:p>
            <text:p>archive_string_sprintf(&amp;w-&gt;sver,</text:p>
            <text:p>"WARC/%u.%u", ver / 10000, (ver % 10000) / 100);</text:p>
            <text:p>/* remember the version */</text:p>
            <text:p>w-&gt;pver = ver;</text:p>
            <text:p>}</text:p>
            <text:p/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string" calcext:value-type="string">
            <text:p>second/download/CMake/CMake-old-new/Kitware_CMake_old_file_68.cpp</text:p>
          </table:table-cell>
          <table:table-cell office:value-type="string" calcext:value-type="string">
            <text:p>second/download/CMake/CMake-old-new/Kitware_CMake_new_file_68.cpp</text:p>
          </table:table-cell>
          <table:table-cell office:value-type="string" calcext:value-type="string">
            <text:p>second/download/CMake/CMake-old-new/Kitware_CMake_old_hunk_118.cpp</text:p>
          </table:table-cell>
          <table:table-cell office:value-type="string" calcext:value-type="string">
            <text:p>second/download/CMake/CMake-old-new/Kitware_CMake_new_hunk_118.cpp</text:p>
          </table:table-cell>
          <table:table-cell office:value-type="string" calcext:value-type="string">
            <text:p>xar-&gt;lzstream.total_in = 0;</text:p>
            <text:p>xar-&gt;lzstream.total_out = 0;</text:p>
            <text:p>break;</text:p>
            <text:p>#elif defined(HAVE_LZMADEC_H) &amp;&amp; defined(HAVE_LIBLZMADEC)</text:p>
            <text:p>case LZMA:</text:p>
            <text:p>if (xar-&gt;lzstream_valid)</text:p>
            <text:p>lzmadec_end(&amp;(xar-&gt;lzstream));</text:p>
            <text:p>r = lzmadec_init(&amp;(xar-&gt;lzstream));</text:p>
            <text:p>if (r != LZMADEC_OK) {</text:p>
            <text:p>switch (r) {</text:p>
            <text:p>case LZMADEC_HEADER_ERROR:</text:p>
            <text:p>archive_set_error(&amp;a-&gt;archive,</text:p>
            <text:p>    ARCHIVE_ERRNO_MISC,</text:p>
            <text:p>    "Internal error initializing "</text:p>
            <text:p>    "compression library: "</text:p>
            <text:p>    "invalid header");</text:p>
            <text:p>break;</text:p>
            <text:p>case LZMADEC_MEM_ERROR:</text:p>
            <text:p>archive_set_error(&amp;a-&gt;archive,</text:p>
            <text:p>    ENOMEM,</text:p>
            <text:p>    "Internal error initializing "</text:p>
            <text:p>    "compression library: "</text:p>
            <text:p>    "out of memory");</text:p>
            <text:p>break;</text:p>
            <text:p>}</text:p>
            <text:p>return (ARCHIVE_FATAL);</text:p>
            <text:p>}</text:p>
            <text:p>xar-&gt;lzstream_valid = 1;</text:p>
            <text:p>xar-&gt;lzstream.total_in = 0;</text:p>
            <text:p>xar-&gt;lzstream.total_out = 0;</text:p>
            <text:p>break;</text:p>
            <text:p>#endif</text:p>
            <text:p>/*</text:p>
            <text:p> * Unsupported compression.</text:p>
            <text:p/>
          </table:table-cell>
          <table:table-cell office:value-type="string" calcext:value-type="string">
            <text:p>xar-&gt;lzstream.total_in = 0;</text:p>
            <text:p>xar-&gt;lzstream.total_out = 0;</text:p>
            <text:p>break;</text:p>
            <text:p>#endif</text:p>
            <text:p>/*</text:p>
            <text:p> * Unsupported compression.</text:p>
            <text:p/>
          </table:table-cell>
          <table:table-cell office:value-type="float" office:value="1526" calcext:value-type="float">
            <text:p>1526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[11, 18]</text:p>
          </table:table-cell>
          <table:table-cell office:value-type="string" calcext:value-type="string">
            <text:p>[]</text:p>
          </table:table-cell>
        </table:table-row>
        <table:table-row table:style-name="ro2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string" calcext:value-type="string">
            <text:p>second/download/CMake/CMake-old-new/Kitware_CMake_old_file_68.cpp</text:p>
          </table:table-cell>
          <table:table-cell office:value-type="string" calcext:value-type="string">
            <text:p>second/download/CMake/CMake-old-new/Kitware_CMake_new_file_68.cpp</text:p>
          </table:table-cell>
          <table:table-cell office:value-type="string" calcext:value-type="string">
            <text:p>second/download/CMake/CMake-old-new/Kitware_CMake_old_hunk_119.cpp</text:p>
          </table:table-cell>
          <table:table-cell office:value-type="string" calcext:value-type="string">
            <text:p>second/download/CMake/CMake-old-new/Kitware_CMake_new_hunk_119.cpp</text:p>
          </table:table-cell>
          <table:table-cell office:value-type="string" calcext:value-type="string">
            <text:p>*used = avail_in - xar-&gt;lzstream.avail_in;</text:p>
            <text:p>*outbytes = avail_out - xar-&gt;lzstream.avail_out;</text:p>
            <text:p>break;</text:p>
            <text:p>#elif defined(HAVE_LZMADEC_H) &amp;&amp; defined(HAVE_LIBLZMADEC)</text:p>
            <text:p>case LZMA:</text:p>
            <text:p>xar-&gt;lzstream.next_in = (unsigned char *)(uintptr_t)b;</text:p>
            <text:p>xar-&gt;lzstream.avail_in = avail_in;</text:p>
            <text:p>xar-&gt;lzstream.next_out = (unsigned char *)outbuff;</text:p>
            <text:p>xar-&gt;lzstream.avail_out = avail_out;</text:p>
            <text:p>r = lzmadec_decode(&amp;(xar-&gt;lzstream), 0);</text:p>
            <text:p>switch (r) {</text:p>
            <text:p>case LZMADEC_STREAM_END: /* Found end of stream. */</text:p>
            <text:p>switch (lzmadec_end(&amp;(xar-&gt;lzstream))) {</text:p>
            <text:p>case LZMADEC_OK:</text:p>
            <text:p>break;</text:p>
            <text:p>default:</text:p>
            <text:p>archive_set_error(&amp;(a-&gt;archive),</text:p>
            <text:p>    ARCHIVE_ERRNO_MISC,</text:p>
            <text:p>    "Failed to clean up lzmadec decompressor");</text:p>
            <text:p>return (ARCHIVE_FATAL);</text:p>
            <text:p>}</text:p>
            <text:p>xar-&gt;lzstream_valid = 0;</text:p>
            <text:p>/* FALLTHROUGH */</text:p>
            <text:p>case LZMADEC_OK: /* Decompressor made some progress. */</text:p>
            <text:p>break;</text:p>
            <text:p>default:</text:p>
            <text:p>archive_set_error(&amp;(a-&gt;archive),</text:p>
            <text:p>    ARCHIVE_ERRNO_MISC,</text:p>
            <text:p>    "lzmadec decompression failed(%d)",</text:p>
            <text:p>    r);</text:p>
            <text:p>return (ARCHIVE_FATAL);</text:p>
            <text:p>}</text:p>
            <text:p>*used = avail_in - xar-&gt;lzstream.avail_in;</text:p>
            <text:p>*outbytes = avail_out - xar-&gt;lzstream.avail_out;</text:p>
            <text:p>break;</text:p>
            <text:p>#endif</text:p>
            <text:p>#if !defined(HAVE_BZLIB_H) || !defined(BZ_CONFIG_ERROR)</text:p>
            <text:p>case BZIP2:</text:p>
            <text:p>#endif</text:p>
            <text:p>#if !defined(HAVE_LZMA_H) || !defined(HAVE_LIBLZMA)</text:p>
            <text:p>#if !defined(HAVE_LZMADEC_H) || !defined(HAVE_LIBLZMADEC)</text:p>
            <text:p>case LZMA:</text:p>
            <text:p>#endif</text:p>
            <text:p>case XZ:</text:p>
            <text:p>#endif</text:p>
            <text:p>case NONE:</text:p>
            <text:p/>
          </table:table-cell>
          <table:table-cell office:value-type="string" calcext:value-type="string">
            <text:p>*used = avail_in - xar-&gt;lzstream.avail_in;</text:p>
            <text:p>*outbytes = avail_out - xar-&gt;lzstream.avail_out;</text:p>
            <text:p>break;</text:p>
            <text:p>#endif</text:p>
            <text:p>#if !defined(HAVE_BZLIB_H) || !defined(BZ_CONFIG_ERROR)</text:p>
            <text:p>case BZIP2:</text:p>
            <text:p>#endif</text:p>
            <text:p>#if !defined(HAVE_LZMA_H) || !defined(HAVE_LIBLZMA)</text:p>
            <text:p>case LZMA:</text:p>
            <text:p>case XZ:</text:p>
            <text:p>#endif</text:p>
            <text:p>case NONE:</text:p>
            <text:p/>
          </table:table-cell>
          <table:table-cell office:value-type="float" office:value="1685" calcext:value-type="float">
            <text:p>1685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[16, 26]</text:p>
          </table:table-cell>
          <table:table-cell office:value-type="string" calcext:value-type="string">
            <text:p>[]</text:p>
          </table:table-cell>
        </table:table-row>
        <table:table-row table:style-name="ro26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69.cpp</text:p>
          </table:table-cell>
          <table:table-cell office:value-type="string" calcext:value-type="string">
            <text:p>second/download/CMake/CMake-old-new/Kitware_CMake_new_file_69.cpp</text:p>
          </table:table-cell>
          <table:table-cell office:value-type="string" calcext:value-type="string">
            <text:p>second/download/CMake/CMake-old-new/Kitware_CMake_old_hunk_120.cpp</text:p>
          </table:table-cell>
          <table:table-cell office:value-type="string" calcext:value-type="string">
            <text:p>second/download/CMake/CMake-old-new/Kitware_CMake_new_hunk_120.cpp</text:p>
          </table:table-cell>
          <table:table-cell office:value-type="string" calcext:value-type="string">
            <text:p> *id1눬떭�  id2눬떭� ...</text:p>
            <text:p> *  triplets.  id and size are 2 bytes each.</text:p>
            <text:p> */</text:p>
            <text:p>static void</text:p>
            <text:p>process_extra(const char *p, size_t extra_length, struct zip_entry* zip_entry)</text:p>
            <text:p>{</text:p>
            <text:p>unsigned offset = 0;</text:p>
            <text:p/>
            <text:p>while (offset &lt; extra_length - 4) {</text:p>
            <text:p>unsigned short headerid = archive_le16dec(p  offset);</text:p>
            <text:p>unsigned short datasize = archive_le16dec(p  offset  2);</text:p>
            <text:p/>
            <text:p>offset = 4;</text:p>
            <text:p>if (offset  datasize &gt; extra_length) {</text:p>
            <text:p>break;</text:p>
            <text:p>}</text:p>
            <text:p>#ifdef DEBUG</text:p>
            <text:p>fprintf(stderr, "Header id 0x%04x, length %d\n",</text:p>
            <text:p/>
          </table:table-cell>
          <table:table-cell office:value-type="string" calcext:value-type="string">
            <text:p> *id1눬떭�  id2눬떭� ...</text:p>
            <text:p> *  triplets.  id and size are 2 bytes each.</text:p>
            <text:p> */</text:p>
            <text:p>static int</text:p>
            <text:p>process_extra(struct archive_read *a, const char *p, size_t extra_length, struct zip_entry* zip_entry)</text:p>
            <text:p>{</text:p>
            <text:p>unsigned offset = 0;</text:p>
            <text:p/>
            <text:p>if (extra_length == 0) {</text:p>
            <text:p>return ARCHIVE_OK;</text:p>
            <text:p>}</text:p>
            <text:p/>
            <text:p>if (extra_length &lt; 4) {</text:p>
            <text:p>archive_set_error(&amp;a-&gt;archive, ARCHIVE_ERRNO_FILE_FORMAT,</text:p>
            <text:p>    "Too-small extra data: Need at least 4 bytes, but only found %d bytes", (int)extra_length);</text:p>
            <text:p>return ARCHIVE_FAILED;</text:p>
            <text:p>}</text:p>
            <text:p>while (offset &lt;= extra_length - 4) {</text:p>
            <text:p>unsigned short headerid = archive_le16dec(p  offset);</text:p>
            <text:p>unsigned short datasize = archive_le16dec(p  offset  2);</text:p>
            <text:p/>
            <text:p>offset = 4;</text:p>
            <text:p>if (offset  datasize &gt; extra_length) {</text:p>
            <text:p>archive_set_error(&amp;a-&gt;archive, ARCHIVE_ERRNO_FILE_FORMAT,</text:p>
            <text:p>    "Extra data overflow: Need %d bytes but only found %d bytes",</text:p>
            <text:p>    (int)datasize, (int)(extra_length - offset));</text:p>
            <text:p>return ARCHIVE_FAILED;</text:p>
            <text:p>}</text:p>
            <text:p>#ifdef DEBUG</text:p>
            <text:p>fprintf(stderr, "Header id 0x%04x, length %d\n",</text:p>
            <text:p/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69.cpp</text:p>
          </table:table-cell>
          <table:table-cell office:value-type="string" calcext:value-type="string">
            <text:p>second/download/CMake/CMake-old-new/Kitware_CMake_new_file_69.cpp</text:p>
          </table:table-cell>
          <table:table-cell office:value-type="string" calcext:value-type="string">
            <text:p>second/download/CMake/CMake-old-new/Kitware_CMake_old_hunk_121.cpp</text:p>
          </table:table-cell>
          <table:table-cell office:value-type="string" calcext:value-type="string">
            <text:p>second/download/CMake/CMake-old-new/Kitware_CMake_new_hunk_121.cpp</text:p>
          </table:table-cell>
          <table:table-cell office:value-type="string" calcext:value-type="string">
            <text:p>}</text:p>
            <text:p>offset = datasize;</text:p>
            <text:p>}</text:p>
            <text:p>#ifdef DEBUG</text:p>
            <text:p>if (offset != extra_length)</text:p>
            <text:p>{</text:p>
            <text:p>fprintf(stderr,</text:p>
            <text:p>    "Extra data field contents do not match reported size!\n");</text:p>
            <text:p>}</text:p>
            <text:p>#endif</text:p>
            <text:p>}</text:p>
            <text:p/>
            <text:p>/*</text:p>
            <text:p/>
          </table:table-cell>
          <table:table-cell office:value-type="string" calcext:value-type="string">
            <text:p>}</text:p>
            <text:p>offset = datasize;</text:p>
            <text:p>}</text:p>
            <text:p>if (offset != extra_length) {</text:p>
            <text:p>archive_set_error(&amp;a-&gt;archive, ARCHIVE_ERRNO_FILE_FORMAT,</text:p>
            <text:p>    "Malformed extra data: Consumed %d bytes of %d bytes",</text:p>
            <text:p>    (int)offset, (int)extra_length);</text:p>
            <text:p>return ARCHIVE_FAILED;</text:p>
            <text:p>}</text:p>
            <text:p>return ARCHIVE_OK;</text:p>
            <text:p>}</text:p>
            <text:p/>
            <text:p>/*</text:p>
            <text:p/>
          </table:table-cell>
          <table:table-cell office:value-type="float" office:value="715" calcext:value-type="float">
            <text:p>715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69.cpp</text:p>
          </table:table-cell>
          <table:table-cell office:value-type="string" calcext:value-type="string">
            <text:p>second/download/CMake/CMake-old-new/Kitware_CMake_new_file_69.cpp</text:p>
          </table:table-cell>
          <table:table-cell office:value-type="string" calcext:value-type="string">
            <text:p>second/download/CMake/CMake-old-new/Kitware_CMake_old_hunk_122.cpp</text:p>
          </table:table-cell>
          <table:table-cell office:value-type="string" calcext:value-type="string">
            <text:p>second/download/CMake/CMake-old-new/Kitware_CMake_new_hunk_122.cpp</text:p>
          </table:table-cell>
          <table:table-cell office:value-type="string" calcext:value-type="string">
            <text:p>    &amp;&amp; bytes_avail &gt; zip-&gt;entry_bytes_remaining) {</text:p>
            <text:p>bytes_avail = (ssize_t)zip-&gt;entry_bytes_remaining;</text:p>
            <text:p>}</text:p>
            <text:p>if (bytes_avail &lt;= 0) {</text:p>
            <text:p>archive_set_error(&amp;a-&gt;archive, ARCHIVE_ERRNO_FILE_FORMAT,</text:p>
            <text:p>    "Truncated ZIP file body");</text:p>
            <text:p>return (ARCHIVE_FATAL);</text:p>
            <text:p/>
          </table:table-cell>
          <table:table-cell office:value-type="string" calcext:value-type="string">
            <text:p>    &amp;&amp; bytes_avail &gt; zip-&gt;entry_bytes_remaining) {</text:p>
            <text:p>bytes_avail = (ssize_t)zip-&gt;entry_bytes_remaining;</text:p>
            <text:p>}</text:p>
            <text:p>if (bytes_avail &lt; 0) {</text:p>
            <text:p>archive_set_error(&amp;a-&gt;archive, ARCHIVE_ERRNO_FILE_FORMAT,</text:p>
            <text:p>    "Truncated ZIP file body");</text:p>
            <text:p>return (ARCHIVE_FATAL);</text:p>
            <text:p/>
          </table:table-cell>
          <table:table-cell office:value-type="float" office:value="1293" calcext:value-type="float">
            <text:p>129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69.cpp</text:p>
          </table:table-cell>
          <table:table-cell office:value-type="string" calcext:value-type="string">
            <text:p>second/download/CMake/CMake-old-new/Kitware_CMake_new_file_69.cpp</text:p>
          </table:table-cell>
          <table:table-cell office:value-type="string" calcext:value-type="string">
            <text:p>second/download/CMake/CMake-old-new/Kitware_CMake_old_hunk_123.cpp</text:p>
          </table:table-cell>
          <table:table-cell office:value-type="string" calcext:value-type="string">
            <text:p>second/download/CMake/CMake-old-new/Kitware_CMake_new_hunk_123.cpp</text:p>
          </table:table-cell>
          <table:table-cell office:value-type="string" calcext:value-type="string">
            <text:p>case 0x6720:/* Blowfish */</text:p>
            <text:p>case 0x6721:/* Twofish */</text:p>
            <text:p>case 0x6801:/* RC4 */</text:p>
            <text:p>/* Suuported encryption algorithm. */</text:p>
            <text:p>break;</text:p>
            <text:p>default:</text:p>
            <text:p>archive_set_error(&amp;a-&gt;archive,</text:p>
            <text:p/>
          </table:table-cell>
          <table:table-cell office:value-type="string" calcext:value-type="string">
            <text:p>case 0x6720:/* Blowfish */</text:p>
            <text:p>case 0x6721:/* Twofish */</text:p>
            <text:p>case 0x6801:/* RC4 */</text:p>
            <text:p>/* Supported encryption algorithm. */</text:p>
            <text:p>break;</text:p>
            <text:p>default:</text:p>
            <text:p>archive_set_error(&amp;a-&gt;archive,</text:p>
            <text:p/>
          </table:table-cell>
          <table:table-cell office:value-type="float" office:value="1500" calcext:value-type="float">
            <text:p>150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69.cpp</text:p>
          </table:table-cell>
          <table:table-cell office:value-type="string" calcext:value-type="string">
            <text:p>second/download/CMake/CMake-old-new/Kitware_CMake_new_file_69.cpp</text:p>
          </table:table-cell>
          <table:table-cell office:value-type="string" calcext:value-type="string">
            <text:p>second/download/CMake/CMake-old-new/Kitware_CMake_old_hunk_124.cpp</text:p>
          </table:table-cell>
          <table:table-cell office:value-type="string" calcext:value-type="string">
            <text:p>second/download/CMake/CMake-old-new/Kitware_CMake_new_hunk_124.cpp</text:p>
          </table:table-cell>
          <table:table-cell office:value-type="string" calcext:value-type="string">
            <text:p>__archive_read_consume(a, 4);</text:p>
            <text:p/>
            <text:p>/*return (ARCHIVE_OK);</text:p>
            <text:p> * This is not fully implemnted yet.*/</text:p>
            <text:p>archive_set_error(&amp;a-&gt;archive, ARCHIVE_ERRNO_FILE_FORMAT,</text:p>
            <text:p>    "Encrypted file is unsupported");</text:p>
            <text:p>return (ARCHIVE_FAILED);</text:p>
            <text:p/>
          </table:table-cell>
          <table:table-cell office:value-type="string" calcext:value-type="string">
            <text:p>__archive_read_consume(a, 4);</text:p>
            <text:p/>
            <text:p>/*return (ARCHIVE_OK);</text:p>
            <text:p> * This is not fully implemented yet.*/</text:p>
            <text:p>archive_set_error(&amp;a-&gt;archive, ARCHIVE_ERRNO_FILE_FORMAT,</text:p>
            <text:p>    "Encrypted file is unsupported");</text:p>
            <text:p>return (ARCHIVE_FAILED);</text:p>
            <text:p/>
          </table:table-cell>
          <table:table-cell office:value-type="float" office:value="1609" calcext:value-type="float">
            <text:p>1609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5.cpp</text:p>
          </table:table-cell>
          <table:table-cell office:value-type="string" calcext:value-type="string">
            <text:p>second/download/CMake/CMake-old-new/Kitware_CMake_new_hunk_125.cpp</text:p>
          </table:table-cell>
          <table:table-cell office:value-type="string" calcext:value-type="string">
            <text:p>if (a-&gt;restore_pwd &gt;= 0) {</text:p>
            <text:p>r = fchdir(a-&gt;restore_pwd);</text:p>
            <text:p>if (r != 0) {</text:p>
            <text:p>archive_set_error(&amp;a-&gt;archive, errno, "chdir() failure");</text:p>
            <text:p>ret = ARCHIVE_FATAL;</text:p>
            <text:p>}</text:p>
            <text:p>close(a-&gt;restore_pwd);</text:p>
            <text:p/>
          </table:table-cell>
          <table:table-cell office:value-type="string" calcext:value-type="string">
            <text:p>if (a-&gt;restore_pwd &gt;= 0) {</text:p>
            <text:p>r = fchdir(a-&gt;restore_pwd);</text:p>
            <text:p>if (r != 0) {</text:p>
            <text:p>archive_set_error(&amp;a-&gt;archive, errno,</text:p>
            <text:p>    "chdir() failure");</text:p>
            <text:p>ret = ARCHIVE_FATAL;</text:p>
            <text:p>}</text:p>
            <text:p>close(a-&gt;restore_pwd);</text:p>
            <text:p/>
          </table:table-cell>
          <table:table-cell office:value-type="float" office:value="637" calcext:value-type="float">
            <text:p>637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6.cpp</text:p>
          </table:table-cell>
          <table:table-cell office:value-type="string" calcext:value-type="string">
            <text:p>second/download/CMake/CMake-old-new/Kitware_CMake_new_hunk_126.cpp</text:p>
          </table:table-cell>
          <table:table-cell office:value-type="string" calcext:value-type="string">
            <text:p>bytes_to_write = size;</text:p>
            <text:p>/* Seek if necessary to the specified offset. */</text:p>
            <text:p>if (a-&gt;offset &lt; a-&gt;fd_offset) {</text:p>
            <text:p>/* Can't support backword move. */</text:p>
            <text:p>archive_set_error(&amp;a-&gt;archive, ARCHIVE_ERRNO_MISC,</text:p>
            <text:p>    "Seek failed");</text:p>
            <text:p>return (ARCHIVE_FATAL);</text:p>
            <text:p/>
          </table:table-cell>
          <table:table-cell office:value-type="string" calcext:value-type="string">
            <text:p>bytes_to_write = size;</text:p>
            <text:p>/* Seek if necessary to the specified offset. */</text:p>
            <text:p>if (a-&gt;offset &lt; a-&gt;fd_offset) {</text:p>
            <text:p>/* Can't support backward move. */</text:p>
            <text:p>archive_set_error(&amp;a-&gt;archive, ARCHIVE_ERRNO_MISC,</text:p>
            <text:p>    "Seek failed");</text:p>
            <text:p>return (ARCHIVE_FATAL);</text:p>
            <text:p/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7.cpp</text:p>
          </table:table-cell>
          <table:table-cell office:value-type="string" calcext:value-type="string">
            <text:p>second/download/CMake/CMake-old-new/Kitware_CMake_new_hunk_127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</text:p>
            <text:p>    (uintmax_t)a-&gt;filesize);</text:p>
            <text:p>return (ARCHIVE_WARN);</text:p>
            <text:p>}</text:p>
            <text:p>#if ARCHIVE_VERSION_NUMBER &lt; 3999000</text:p>
            <text:p/>
          </table:table-cell>
          <table:table-cell office:value-type="float" office:value="1468" calcext:value-type="float">
            <text:p>1468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8.cpp</text:p>
          </table:table-cell>
          <table:table-cell office:value-type="string" calcext:value-type="string">
            <text:p>second/download/CMake/CMake-old-new/Kitware_CMake_new_hunk_128.cpp</text:p>
          </table:table-cell>
          <table:table-cell office:value-type="string" calcext:value-type="string">
            <text:p/>
            <text:p>if (en) {</text:p>
            <text:p>/* Everything failed; give up here. */</text:p>
            <text:p>archive_set_error(&amp;a-&gt;archive, en, "Can't create '%s'",</text:p>
            <text:p>    a-&gt;name);</text:p>
            <text:p>return (ARCHIVE_FAILED);</text:p>
            <text:p>}</text:p>
            <text:p/>
            <text:p/>
          </table:table-cell>
          <table:table-cell office:value-type="string" calcext:value-type="string">
            <text:p/>
            <text:p>if (en) {</text:p>
            <text:p>/* Everything failed; give up here. */</text:p>
            <text:p>if ((&amp;a-&gt;archive)-&gt;error == NULL)</text:p>
            <text:p>archive_set_error(&amp;a-&gt;archive, en, "Can't create '%s'",</text:p>
            <text:p>    a-&gt;name);</text:p>
            <text:p>return (ARCHIVE_FAILED);</text:p>
            <text:p>}</text:p>
            <text:p/>
            <text:p/>
          </table:table-cell>
          <table:table-cell office:value-type="float" office:value="1993" calcext:value-type="float">
            <text:p>199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7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9.cpp</text:p>
          </table:table-cell>
          <table:table-cell office:value-type="string" calcext:value-type="string">
            <text:p>second/download/CMake/CMake-old-new/Kitware_CMake_new_hunk_129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[63, 77, 87, 95]</text:p>
          </table:table-cell>
          <table:table-cell office:value-type="string" calcext:value-type="string">
            <text:p>[]</text:p>
          </table:table-cell>
        </table:table-row>
        <table:table-row table:style-name="ro28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0.cpp</text:p>
          </table:table-cell>
          <table:table-cell office:value-type="string" calcext:value-type="string">
            <text:p>second/download/CMake/CMake-old-new/Kitware_CMake_new_hunk_130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[10, 21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1.cpp</text:p>
          </table:table-cell>
          <table:table-cell office:value-type="string" calcext:value-type="string">
            <text:p>second/download/CMake/CMake-old-new/Kitware_CMake_new_hunk_131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2.cpp</text:p>
          </table:table-cell>
          <table:table-cell office:value-type="string" calcext:value-type="string">
            <text:p>second/download/CMake/CMake-old-new/Kitware_CMake_new_hunk_132.cpp</text:p>
          </table:table-cell>
          <table:table-cell office:value-type="string" calcext:value-type="string">
            <text:p>}</text:p>
            <text:p>} else if (errno != ENOENT &amp;&amp; errno != ENOTDIR) {</text:p>
            <text:p>/* Stat failed? */</text:p>
            <text:p>archive_set_error(&amp;a-&gt;archive, errno, "Can't test directory '%s'", path);</text:p>
            <text:p>return (ARCHIVE_FAILED);</text:p>
            <text:p>} else if (slash != NULL) {</text:p>
            <text:p>*slash = '\0';</text:p>
            <text:p/>
          </table:table-cell>
          <table:table-cell office:value-type="string" calcext:value-type="string">
            <text:p>}</text:p>
            <text:p>} else if (errno != ENOENT &amp;&amp; errno != ENOTDIR) {</text:p>
            <text:p>/* Stat failed? */</text:p>
            <text:p>archive_set_error(&amp;a-&gt;archive, errno,</text:p>
            <text:p>    "Can't test directory '%s'", path);</text:p>
            <text:p>return (ARCHIVE_FAILED);</text:p>
            <text:p>} else if (slash != NULL) {</text:p>
            <text:p>*slash = '\0';</text:p>
            <text:p/>
          </table:table-cell>
          <table:table-cell office:value-type="float" office:value="2707" calcext:value-type="float">
            <text:p>2707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3.cpp</text:p>
          </table:table-cell>
          <table:table-cell office:value-type="string" calcext:value-type="string">
            <text:p>second/download/CMake/CMake-old-new/Kitware_CMake_new_hunk_133.cpp</text:p>
          </table:table-cell>
          <table:table-cell office:value-type="string" calcext:value-type="string">
            <text:p>if (errno == ENOTSUP || errno == ENOSYS) {</text:p>
            <text:p>if (!warning_done) {</text:p>
            <text:p>warning_done = 1;</text:p>
            <text:p>archive_set_error(&amp;a-&gt;archive,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string" calcext:value-type="string">
            <text:p>if (errno == ENOTSUP || errno == ENOSYS) {</text:p>
            <text:p>if (!warning_done) {</text:p>
            <text:p>warning_done = 1;</text:p>
            <text:p>archive_set_error(&amp;a-&gt;archive,</text:p>
            <text:p>   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float" office:value="3753" calcext:value-type="float">
            <text:p>3753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4.cpp</text:p>
          </table:table-cell>
          <table:table-cell office:value-type="string" calcext:value-type="string">
            <text:p>second/download/CMake/CMake-old-new/Kitware_CMake_new_hunk_134.cpp</text:p>
          </table:table-cell>
          <table:table-cell office:value-type="string" calcext:value-type="string">
            <text:p>ret = ARCHIVE_WARN;</text:p>
            <text:p>}</text:p>
            <text:p>} else {</text:p>
            <text:p>archive_set_error(&amp;a-&gt;archive, ARCHIVE_ERRNO_FILE_FORMAT,</text:p>
            <text:p>    "Invalid extended attribute encountered");</text:p>
            <text:p>ret = ARCHIVE_WARN;</text:p>
            <text:p>}</text:p>
            <text:p/>
          </table:table-cell>
          <table:table-cell office:value-type="string" calcext:value-type="string">
            <text:p>ret = ARCHIVE_WARN;</text:p>
            <text:p>}</text:p>
            <text:p>} else {</text:p>
            <text:p>archive_set_error(&amp;a-&gt;archive,</text:p>
            <text:p>    ARCHIVE_ERRNO_FILE_FORMAT,</text:p>
            <text:p>    "Invalid extended attribute encountered");</text:p>
            <text:p>ret = ARCHIVE_WARN;</text:p>
            <text:p>}</text:p>
            <text:p/>
          </table:table-cell>
          <table:table-cell office:value-type="float" office:value="3764" calcext:value-type="float">
            <text:p>3764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5.cpp</text:p>
          </table:table-cell>
          <table:table-cell office:value-type="string" calcext:value-type="string">
            <text:p>second/download/CMake/CMake-old-new/Kitware_CMake_new_hunk_135.cpp</text:p>
          </table:table-cell>
          <table:table-cell office:value-type="string" calcext:value-type="string">
            <text:p>errno = 0;</text:p>
            <text:p>#if HAVE_EXTATTR_SET_FD</text:p>
            <text:p>if (a-&gt;fd &gt;= 0)</text:p>
            <text:p>e = extattr_set_fd(a-&gt;fd, namespace, name, value, size);</text:p>
            <text:p>else</text:p>
            <text:p>#endif</text:p>
            <text:p>/* TODO: should we use extattr_set_link() instead? */</text:p>
            <text:p>{</text:p>
            <text:p>e = extattr_set_file(archive_entry_pathname(entry),</text:p>
            <text:p>    namespace, name, value, size);</text:p>
            <text:p>}</text:p>
            <text:p>if (e != (int)size) {</text:p>
            <text:p>if (errno == ENOTSUP || errno == ENOSYS) {</text:p>
            <text:p>if (!warning_done) {</text:p>
            <text:p>warning_done = 1;</text:p>
            <text:p>archive_set_error(&amp;a-&gt;archive,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string" calcext:value-type="string">
            <text:p>errno = 0;</text:p>
            <text:p>#if HAVE_EXTATTR_SET_FD</text:p>
            <text:p>if (a-&gt;fd &gt;= 0)</text:p>
            <text:p>e = extattr_set_fd(a-&gt;fd, namespace, name,</text:p>
            <text:p>    value, size);</text:p>
            <text:p>else</text:p>
            <text:p>#endif</text:p>
            <text:p>/* TODO: should we use extattr_set_link() instead? */</text:p>
            <text:p>{</text:p>
            <text:p>e = extattr_set_file(</text:p>
            <text:p>    archive_entry_pathname(entry), namespace,</text:p>
            <text:p>    name, value, size);</text:p>
            <text:p>}</text:p>
            <text:p>if (e != (int)size) {</text:p>
            <text:p>if (errno == ENOTSUP || errno == ENOSYS) {</text:p>
            <text:p>if (!warning_done) {</text:p>
            <text:p>warning_done = 1;</text:p>
            <text:p>archive_set_error(&amp;a-&gt;archive,</text:p>
            <text:p>   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float" office:value="3808" calcext:value-type="float">
            <text:p>3808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cpio_newc.c</text:p>
          </table:table-cell>
          <table:table-cell office:value-type="string" calcext:value-type="string">
            <text:p>second/download/CMake/CMake-old-new/Kitware_CMake_old_file_71.cpp</text:p>
          </table:table-cell>
          <table:table-cell office:value-type="string" calcext:value-type="string">
            <text:p>second/download/CMake/CMake-old-new/Kitware_CMake_new_file_71.cpp</text:p>
          </table:table-cell>
          <table:table-cell office:value-type="string" calcext:value-type="string">
            <text:p>second/download/CMake/CMake-old-new/Kitware_CMake_old_hunk_136.cpp</text:p>
          </table:table-cell>
          <table:table-cell office:value-type="string" calcext:value-type="string">
            <text:p>second/download/CMake/CMake-old-new/Kitware_CMake_new_hunk_136.cpp</text:p>
          </table:table-cell>
          <table:table-cell office:value-type="string" calcext:value-type="string">
            <text:p>if (a-&gt;format_free != NULL)</text:p>
            <text:p>(a-&gt;format_free)(a);</text:p>
            <text:p/>
            <text:p>cpio = (struct cpio *)malloc(sizeof(*cpio));</text:p>
            <text:p>if (cpio == NULL) {</text:p>
            <text:p>archive_set_error(&amp;a-&gt;archive, ENOMEM, "Can't allocate cpio data");</text:p>
            <text:p>return (ARCHIVE_FATAL);</text:p>
            <text:p>}</text:p>
            <text:p>memset(cpio, 0, sizeof(*cpio));</text:p>
            <text:p>a-&gt;format_data = cpio;</text:p>
            <text:p>a-&gt;format_name = "cpio";</text:p>
            <text:p>a-&gt;format_options = archive_write_newc_options;</text:p>
            <text:p/>
          </table:table-cell>
          <table:table-cell office:value-type="string" calcext:value-type="string">
            <text:p>if (a-&gt;format_free != NULL)</text:p>
            <text:p>(a-&gt;format_free)(a);</text:p>
            <text:p/>
            <text:p>cpio = (struct cpio *)calloc(1, sizeof(*cpio));</text:p>
            <text:p>if (cpio == NULL) {</text:p>
            <text:p>archive_set_error(&amp;a-&gt;archive, ENOMEM, "Can't allocate cpio data");</text:p>
            <text:p>return (ARCHIVE_FATAL);</text:p>
            <text:p>}</text:p>
            <text:p>a-&gt;format_data = cpio;</text:p>
            <text:p>a-&gt;format_name = "cpio";</text:p>
            <text:p>a-&gt;format_options = archive_write_newc_options;</text:p>
            <text:p/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string" calcext:value-type="string">
            <text:p>second/download/CMake/CMake-old-new/Kitware_CMake_old_file_72.cpp</text:p>
          </table:table-cell>
          <table:table-cell office:value-type="string" calcext:value-type="string">
            <text:p>second/download/CMake/CMake-old-new/Kitware_CMake_new_file_72.cpp</text:p>
          </table:table-cell>
          <table:table-cell office:value-type="string" calcext:value-type="string">
            <text:p>second/download/CMake/CMake-old-new/Kitware_CMake_old_hunk_137.cpp</text:p>
          </table:table-cell>
          <table:table-cell office:value-type="string" calcext:value-type="string">
            <text:p>second/download/CMake/CMake-old-new/Kitware_CMake_new_hunk_137.cpp</text:p>
          </table:table-cell>
          <table:table-cell office:value-type="string" calcext:value-type="string">
            <text:p>if (a-&gt;format_free != NULL)</text:p>
            <text:p>(a-&gt;format_free)(a);</text:p>
            <text:p/>
            <text:p>pax = (struct pax *)malloc(sizeof(*pax));</text:p>
            <text:p>if (pax == NULL) {</text:p>
            <text:p>archive_set_error(&amp;a-&gt;archive, ENOMEM,</text:p>
            <text:p>    "Can't allocate pax data");</text:p>
            <text:p>return (ARCHIVE_FATAL);</text:p>
            <text:p>}</text:p>
            <text:p>memset(pax, 0, sizeof(*pax));</text:p>
            <text:p>a-&gt;format_data = pax;</text:p>
            <text:p>a-&gt;format_name = "pax";</text:p>
            <text:p>a-&gt;format_options = archive_write_pax_options;</text:p>
            <text:p/>
          </table:table-cell>
          <table:table-cell office:value-type="string" calcext:value-type="string">
            <text:p>if (a-&gt;format_free != NULL)</text:p>
            <text:p>(a-&gt;format_free)(a);</text:p>
            <text:p/>
            <text:p>pax = (struct pax *)calloc(1, sizeof(*pax));</text:p>
            <text:p>if (pax == NULL) {</text:p>
            <text:p>archive_set_error(&amp;a-&gt;archive, ENOMEM,</text:p>
            <text:p>    "Can't allocate pax data");</text:p>
            <text:p>return (ARCHIVE_FATAL);</text:p>
            <text:p>}</text:p>
            <text:p>pax-&gt;flags = WRITE_LIBARCHIVE_XATTR | WRITE_SCHILY_XATTR;</text:p>
            <text:p/>
            <text:p>a-&gt;format_data = pax;</text:p>
            <text:p>a-&gt;format_name = "pax";</text:p>
            <text:p>a-&gt;format_options = archive_write_pax_options;</text:p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ustar.c</text:p>
          </table:table-cell>
          <table:table-cell office:value-type="string" calcext:value-type="string">
            <text:p>second/download/CMake/CMake-old-new/Kitware_CMake_old_file_73.cpp</text:p>
          </table:table-cell>
          <table:table-cell office:value-type="string" calcext:value-type="string">
            <text:p>second/download/CMake/CMake-old-new/Kitware_CMake_new_file_73.cpp</text:p>
          </table:table-cell>
          <table:table-cell office:value-type="string" calcext:value-type="string">
            <text:p>second/download/CMake/CMake-old-new/Kitware_CMake_old_hunk_138.cpp</text:p>
          </table:table-cell>
          <table:table-cell office:value-type="string" calcext:value-type="string">
            <text:p>second/download/CMake/CMake-old-new/Kitware_CMake_new_hunk_138.cpp</text:p>
          </table:table-cell>
          <table:table-cell office:value-type="string" calcext:value-type="string">
            <text:p>return (ARCHIVE_FATAL);</text:p>
            <text:p>}</text:p>
            <text:p/>
            <text:p>ustar = (struct ustar *)malloc(sizeof(*ustar));</text:p>
            <text:p>if (ustar == NULL) {</text:p>
            <text:p>archive_set_error(&amp;a-&gt;archive, ENOMEM,</text:p>
            <text:p>    "Can't allocate ustar data");</text:p>
            <text:p>return (ARCHIVE_FATAL);</text:p>
            <text:p>}</text:p>
            <text:p>memset(ustar, 0, sizeof(*ustar));</text:p>
            <text:p>a-&gt;format_data = ustar;</text:p>
            <text:p>a-&gt;format_name = "ustar";</text:p>
            <text:p>a-&gt;format_options = archive_write_ustar_options;</text:p>
            <text:p/>
          </table:table-cell>
          <table:table-cell office:value-type="string" calcext:value-type="string">
            <text:p>return (ARCHIVE_FATAL);</text:p>
            <text:p>}</text:p>
            <text:p/>
            <text:p>ustar = (struct ustar *)calloc(1, sizeof(*ustar));</text:p>
            <text:p>if (ustar == NULL) {</text:p>
            <text:p>archive_set_error(&amp;a-&gt;archive, ENOMEM,</text:p>
            <text:p>    "Can't allocate ustar data");</text:p>
            <text:p>return (ARCHIVE_FATAL);</text:p>
            <text:p>}</text:p>
            <text:p>a-&gt;format_data = ustar;</text:p>
            <text:p>a-&gt;format_name = "ustar";</text:p>
            <text:p>a-&gt;format_options = archive_write_ustar_options;</text:p>
            <text:p/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v7tar.c</text:p>
          </table:table-cell>
          <table:table-cell office:value-type="string" calcext:value-type="string">
            <text:p>second/download/CMake/CMake-old-new/Kitware_CMake_old_file_74.cpp</text:p>
          </table:table-cell>
          <table:table-cell office:value-type="string" calcext:value-type="string">
            <text:p>second/download/CMake/CMake-old-new/Kitware_CMake_new_file_74.cpp</text:p>
          </table:table-cell>
          <table:table-cell office:value-type="string" calcext:value-type="string">
            <text:p>second/download/CMake/CMake-old-new/Kitware_CMake_old_hunk_139.cpp</text:p>
          </table:table-cell>
          <table:table-cell office:value-type="string" calcext:value-type="string">
            <text:p>second/download/CMake/CMake-old-new/Kitware_CMake_new_hunk_139.cpp</text:p>
          </table:table-cell>
          <table:table-cell office:value-type="string" calcext:value-type="string">
            <text:p>return (ARCHIVE_FATAL);</text:p>
            <text:p>}</text:p>
            <text:p/>
            <text:p>v7tar = (struct v7tar *)malloc(sizeof(*v7tar));</text:p>
            <text:p>if (v7tar == NULL) {</text:p>
            <text:p>archive_set_error(&amp;a-&gt;archive, ENOMEM,</text:p>
            <text:p>    "Can't allocate v7tar data");</text:p>
            <text:p>return (ARCHIVE_FATAL);</text:p>
            <text:p>}</text:p>
            <text:p>memset(v7tar, 0, sizeof(*v7tar));</text:p>
            <text:p>a-&gt;format_data = v7tar;</text:p>
            <text:p>a-&gt;format_name = "tar (non-POSIX)";</text:p>
            <text:p>a-&gt;format_options = archive_write_v7tar_options;</text:p>
            <text:p/>
          </table:table-cell>
          <table:table-cell office:value-type="string" calcext:value-type="string">
            <text:p>return (ARCHIVE_FATAL);</text:p>
            <text:p>}</text:p>
            <text:p/>
            <text:p>v7tar = (struct v7tar *)calloc(1, sizeof(*v7tar));</text:p>
            <text:p>if (v7tar == NULL) {</text:p>
            <text:p>archive_set_error(&amp;a-&gt;archive, ENOMEM,</text:p>
            <text:p>    "Can't allocate v7tar data");</text:p>
            <text:p>return (ARCHIVE_FATAL);</text:p>
            <text:p>}</text:p>
            <text:p>a-&gt;format_data = v7tar;</text:p>
            <text:p>a-&gt;format_name = "tar (non-POSIX)";</text:p>
            <text:p>a-&gt;format_options = archive_write_v7tar_options;</text:p>
            <text:p/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1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entry_from_file.c</text:p>
          </table:table-cell>
          <table:table-cell office:value-type="string" calcext:value-type="string">
            <text:p>second/download/CMake/CMake-old-new/Kitware_CMake_old_file_75.cpp</text:p>
          </table:table-cell>
          <table:table-cell office:value-type="string" calcext:value-type="string">
            <text:p>second/download/CMake/CMake-old-new/Kitware_CMake_new_file_75.cpp</text:p>
          </table:table-cell>
          <table:table-cell office:value-type="string" calcext:value-type="string">
            <text:p>second/download/CMake/CMake-old-new/Kitware_CMake_old_hunk_140.cpp</text:p>
          </table:table-cell>
          <table:table-cell office:value-type="string" calcext:value-type="string">
            <text:p>second/download/CMake/CMake-old-new/Kitware_CMake_new_hunk_140.cpp</text:p>
          </table:table-cell>
          <table:table-cell office:value-type="string" calcext:value-type="string">
            <text:p>name = archive_entry_sourcepath(entry);</text:p>
            <text:p>if (name == NULL)</text:p>
            <text:p>name = archive_entry_pathname(entry);</text:p>
            <text:p>if (name == NULL) {</text:p>
            <text:p>archive_set_error(&amp;a-&gt;archive, ARCHIVE_ERRNO_MISC,</text:p>
            <text:p>    "Can't open file to read extended attributes: No name");</text:p>
            <text:p>return (ARCHIVE_WARN);</text:p>
            <text:p>}</text:p>
            <text:p/>
            <text:p>if (a-&gt;tree != NULL) {</text:p>
            <text:p>if (a-&gt;tree_enter_working_dir(a-&gt;tree) != 0) {</text:p>
            <text:p>archive_set_error(&amp;a-&gt;archive, errno,</text:p>
            <text:p>    "Couldn't change dir");</text:p>
            <text:p>return (ARCHIVE_FAILED);</text:p>
            <text:p>}</text:p>
            <text:p>}</text:p>
            <text:p/>
            <text:p>/* Short-circuit if there's nothing to do. */</text:p>
            <text:p>have_attrs = copyfile(name, NULL, 0, copyfile_flags | COPYFILE_CHECK);</text:p>
            <text:p>if (have_attrs == -1) {</text:p>
            <text:p/>
          </table:table-cell>
          <table:table-cell office:value-type="string" calcext:value-type="string">
            <text:p>name = archive_entry_sourcepath(entry);</text:p>
            <text:p>if (name == NULL)</text:p>
            <text:p>name = archive_entry_pathname(entry);</text:p>
            <text:p>else if (a-&gt;tree != NULL &amp;&amp; a-&gt;tree_enter_working_dir(a-&gt;tree) != 0) {</text:p>
            <text:p>archive_set_error(&amp;a-&gt;archive, errno,</text:p>
            <text:p>    "Can't change dir to read extended attributes");</text:p>
            <text:p>return (ARCHIVE_FAILED);</text:p>
            <text:p>}</text:p>
            <text:p>if (name == NULL) {</text:p>
            <text:p>archive_set_error(&amp;a-&gt;archive, ARCHIVE_ERRNO_MISC,</text:p>
            <text:p>    "Can't open file to read extended attributes: No name");</text:p>
            <text:p>return (ARCHIVE_WARN);</text:p>
            <text:p>}</text:p>
            <text:p/>
            <text:p>/* Short-circuit if there's nothing to do. */</text:p>
            <text:p>have_attrs = copyfile(name, NULL, 0, copyfile_flags | COPYFILE_CHECK);</text:p>
            <text:p>if (have_attrs == -1) {</text:p>
            <text:p/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[4, 11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entry_from_file.c</text:p>
          </table:table-cell>
          <table:table-cell office:value-type="string" calcext:value-type="string">
            <text:p>second/download/CMake/CMake-old-new/Kitware_CMake_old_file_75.cpp</text:p>
          </table:table-cell>
          <table:table-cell office:value-type="string" calcext:value-type="string">
            <text:p>second/download/CMake/CMake-old-new/Kitware_CMake_new_file_75.cpp</text:p>
          </table:table-cell>
          <table:table-cell office:value-type="string" calcext:value-type="string">
            <text:p>second/download/CMake/CMake-old-new/Kitware_CMake_old_hunk_141.cpp</text:p>
          </table:table-cell>
          <table:table-cell office:value-type="string" calcext:value-type="string">
            <text:p>second/download/CMake/CMake-old-new/Kitware_CMake_new_hunk_141.cpp</text:p>
          </table:table-cell>
          <table:table-cell office:value-type="string" calcext:value-type="string">
            <text:p>const char *path;</text:p>
            <text:p>ssize_t list_size;</text:p>
            <text:p/>
            <text:p>path = archive_entry_sourcepath(entry);</text:p>
            <text:p>if (path == NULL)</text:p>
            <text:p>path = archive_entry_pathname(entry);</text:p>
            <text:p/>
            <text:p>if (*fd &lt; 0 &amp;&amp; a-&gt;tree != NULL) {</text:p>
            <text:p>if (a-&gt;follow_symlinks ||</text:p>
            <text:p>    archive_entry_filetype(entry) != AE_IFLNK)</text:p>
            <text:p>*fd = a-&gt;open_on_current_dir(a-&gt;tree, path,</text:p>
            <text:p>O_RDONLY | O_NONBLOCK);</text:p>
            <text:p>if (*fd &lt; 0) {</text:p>
            <text:p>if (a-&gt;tree_enter_working_dir(a-&gt;tree) != 0) {</text:p>
            <text:p>archive_set_error(&amp;a-&gt;archive, errno,</text:p>
            <text:p>    "Couldn't access %s", path);</text:p>
            <text:p>return (ARCHIVE_FAILED);</text:p>
            <text:p>}</text:p>
            <text:p>}</text:p>
            <text:p>}</text:p>
            <text:p/>
            <text:p/>
          </table:table-cell>
          <table:table-cell office:value-type="string" calcext:value-type="string">
            <text:p>const char *path;</text:p>
            <text:p>ssize_t list_size;</text:p>
            <text:p/>
            <text:p>path = NULL;</text:p>
            <text:p/>
            <text:p>if (*fd &lt; 0) {</text:p>
            <text:p>path = archive_entry_sourcepath(entry);</text:p>
            <text:p>if (path == NULL || (a-&gt;tree != NULL &amp;&amp;</text:p>
            <text:p>    a-&gt;tree_enter_working_dir(a-&gt;tree) != 0))</text:p>
            <text:p>path = archive_entry_pathname(entry);</text:p>
            <text:p>if (path == NULL) {</text:p>
            <text:p>archive_set_error(&amp;a-&gt;archive, ARCHIVE_ERRNO_MISC,</text:p>
            <text:p>    "Couldn't determine file path to read "</text:p>
            <text:p>    "extended attributes");</text:p>
            <text:p>return (ARCHIVE_WARN);</text:p>
            <text:p>}</text:p>
            <text:p>if (a-&gt;tree != NULL &amp;&amp; (a-&gt;follow_symlinks ||</text:p>
            <text:p>    archive_entry_filetype(entry) != AE_IFLNK)) {</text:p>
            <text:p>*fd = a-&gt;open_on_current_dir(a-&gt;tree,</text:p>
            <text:p>    path, O_RDONLY | O_NONBLOCK);</text:p>
            <text:p>}</text:p>
            <text:p>}</text:p>
            <text:p/>
            <text:p/>
          </table:table-cell>
          <table:table-cell office:value-type="float" office:value="772" calcext:value-type="float">
            <text:p>772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entry_from_file.c</text:p>
          </table:table-cell>
          <table:table-cell office:value-type="string" calcext:value-type="string">
            <text:p>second/download/CMake/CMake-old-new/Kitware_CMake_old_file_75.cpp</text:p>
          </table:table-cell>
          <table:table-cell office:value-type="string" calcext:value-type="string">
            <text:p>second/download/CMake/CMake-old-new/Kitware_CMake_new_file_75.cpp</text:p>
          </table:table-cell>
          <table:table-cell office:value-type="string" calcext:value-type="string">
            <text:p>second/download/CMake/CMake-old-new/Kitware_CMake_old_hunk_142.cpp</text:p>
          </table:table-cell>
          <table:table-cell office:value-type="string" calcext:value-type="string">
            <text:p>second/download/CMake/CMake-old-new/Kitware_CMake_new_hunk_142.cpp</text:p>
          </table:table-cell>
          <table:table-cell office:value-type="string" calcext:value-type="string">
            <text:p>const char *path;</text:p>
            <text:p>int namespace = EXTATTR_NAMESPACE_USER;</text:p>
            <text:p/>
            <text:p>path = archive_entry_sourcepath(entry);</text:p>
            <text:p>if (path == NULL)</text:p>
            <text:p>path = archive_entry_pathname(entry);</text:p>
            <text:p/>
            <text:p>if (*fd &lt; 0 &amp;&amp; a-&gt;tree != NULL) {</text:p>
            <text:p>if (a-&gt;follow_symlinks ||</text:p>
            <text:p>    archive_entry_filetype(entry) != AE_IFLNK)</text:p>
            <text:p>*fd = a-&gt;open_on_current_dir(a-&gt;tree, path,</text:p>
            <text:p>O_RDONLY | O_NONBLOCK);</text:p>
            <text:p>if (*fd &lt; 0) {</text:p>
            <text:p>if (a-&gt;tree_enter_working_dir(a-&gt;tree) != 0) {</text:p>
            <text:p>archive_set_error(&amp;a-&gt;archive, errno,</text:p>
            <text:p>    "Couldn't access %s", path);</text:p>
            <text:p>return (ARCHIVE_FAILED);</text:p>
            <text:p>}</text:p>
            <text:p>}</text:p>
            <text:p>}</text:p>
            <text:p/>
            <text:p/>
          </table:table-cell>
          <table:table-cell office:value-type="string" calcext:value-type="string">
            <text:p>const char *path;</text:p>
            <text:p>int namespace = EXTATTR_NAMESPACE_USER;</text:p>
            <text:p/>
            <text:p>path = NULL;</text:p>
            <text:p/>
            <text:p>if (*fd &lt; 0) {</text:p>
            <text:p>path = archive_entry_sourcepath(entry);</text:p>
            <text:p>if (path == NULL || (a-&gt;tree != NULL &amp;&amp;</text:p>
            <text:p>    a-&gt;tree_enter_working_dir(a-&gt;tree) != 0))</text:p>
            <text:p>path = archive_entry_pathname(entry);</text:p>
            <text:p>if (path == NULL) {</text:p>
            <text:p>archive_set_error(&amp;a-&gt;archive, ARCHIVE_ERRNO_MISC,</text:p>
            <text:p>    "Couldn't determine file path to read "</text:p>
            <text:p>    "extended attributes");</text:p>
            <text:p>return (ARCHIVE_WARN);</text:p>
            <text:p>}</text:p>
            <text:p>if (a-&gt;tree != NULL &amp;&amp; (a-&gt;follow_symlinks ||</text:p>
            <text:p>    archive_entry_filetype(entry) != AE_IFLNK)) {</text:p>
            <text:p>*fd = a-&gt;open_on_current_dir(a-&gt;tree,</text:p>
            <text:p>    path, O_RDONLY | O_NONBLOCK);</text:p>
            <text:p>}</text:p>
            <text:p>}</text:p>
            <text:p/>
            <text:p/>
          </table:table-cell>
          <table:table-cell office:value-type="float" office:value="932" calcext:value-type="float">
            <text:p>932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entry_from_file.c</text:p>
          </table:table-cell>
          <table:table-cell office:value-type="string" calcext:value-type="string">
            <text:p>second/download/CMake/CMake-old-new/Kitware_CMake_old_file_75.cpp</text:p>
          </table:table-cell>
          <table:table-cell office:value-type="string" calcext:value-type="string">
            <text:p>second/download/CMake/CMake-old-new/Kitware_CMake_new_file_75.cpp</text:p>
          </table:table-cell>
          <table:table-cell office:value-type="string" calcext:value-type="string">
            <text:p>second/download/CMake/CMake-old-new/Kitware_CMake_old_hunk_143.cpp</text:p>
          </table:table-cell>
          <table:table-cell office:value-type="string" calcext:value-type="string">
            <text:p>second/download/CMake/CMake-old-new/Kitware_CMake_new_hunk_143.cpp</text:p>
          </table:table-cell>
          <table:table-cell office:value-type="string" calcext:value-type="string">
            <text:p>if (path == NULL)</text:p>
            <text:p>path = archive_entry_pathname(entry);</text:p>
            <text:p/>
            <text:p>if (pathconf(path, _PC_MIN_HOLE_SIZE) &lt;= 0)</text:p>
            <text:p>return (ARCHIVE_OK);</text:p>
            <text:p>*fd = open(path, O_RDONLY | O_NONBLOCK | O_CLOEXEC);</text:p>
            <text:p>if (*fd &lt; 0) {</text:p>
            <text:p>archive_set_error(&amp;a-&gt;archive, errno,</text:p>
            <text:p/>
          </table:table-cell>
          <table:table-cell office:value-type="string" calcext:value-type="string">
            <text:p>if (path == NULL)</text:p>
            <text:p>path = archive_entry_pathname(entry);</text:p>
            <text:p/>
            <text:p>#ifdef _PC_MIN_HOLE_SIZE</text:p>
            <text:p>if (pathconf(path, _PC_MIN_HOLE_SIZE) &lt;= 0)</text:p>
            <text:p>return (ARCHIVE_OK);</text:p>
            <text:p>#endif</text:p>
            <text:p>*fd = open(path, O_RDONLY | O_NONBLOCK | O_CLOEXEC);</text:p>
            <text:p>if (*fd &lt; 0) {</text:p>
            <text:p>archive_set_error(&amp;a-&gt;archive, errno,</text:p>
            <text:p/>
          </table:table-cell>
          <table:table-cell office:value-type="float" office:value="1180" calcext:value-type="float">
            <text:p>118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76.cpp</text:p>
          </table:table-cell>
          <table:table-cell office:value-type="string" calcext:value-type="string">
            <text:p>second/download/CMake/CMake-old-new/Kitware_CMake_new_file_76.cpp</text:p>
          </table:table-cell>
          <table:table-cell office:value-type="string" calcext:value-type="string">
            <text:p>second/download/CMake/CMake-old-new/Kitware_CMake_old_hunk_144.cpp</text:p>
          </table:table-cell>
          <table:table-cell office:value-type="string" calcext:value-type="string">
            <text:p>second/download/CMake/CMake-old-new/Kitware_CMake_new_hunk_144.cpp</text:p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table:number-columns-repeated="2" office:value-type="float" office:value="938" calcext:value-type="float">
            <text:p>938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76.cpp</text:p>
          </table:table-cell>
          <table:table-cell office:value-type="string" calcext:value-type="string">
            <text:p>second/download/CMake/CMake-old-new/Kitware_CMake_new_file_76.cpp</text:p>
          </table:table-cell>
          <table:table-cell office:value-type="string" calcext:value-type="string">
            <text:p>second/download/CMake/CMake-old-new/Kitware_CMake_old_hunk_145.cpp</text:p>
          </table:table-cell>
          <table:table-cell office:value-type="string" calcext:value-type="string">
            <text:p>second/download/CMake/CMake-old-new/Kitware_CMake_new_hunk_145.cpp</text:p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table:number-columns-repeated="2" office:value-type="float" office:value="1041" calcext:value-type="float">
            <text:p>1041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76.cpp</text:p>
          </table:table-cell>
          <table:table-cell office:value-type="string" calcext:value-type="string">
            <text:p>second/download/CMake/CMake-old-new/Kitware_CMake_new_file_76.cpp</text:p>
          </table:table-cell>
          <table:table-cell office:value-type="string" calcext:value-type="string">
            <text:p>second/download/CMake/CMake-old-new/Kitware_CMake_old_hunk_146.cpp</text:p>
          </table:table-cell>
          <table:table-cell office:value-type="string" calcext:value-type="string">
            <text:p>second/download/CMake/CMake-old-new/Kitware_CMake_new_hunk_146.cpp</text:p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table:number-columns-repeated="2" office:value-type="float" office:value="1067" calcext:value-type="float">
            <text:p>1067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76.cpp</text:p>
          </table:table-cell>
          <table:table-cell office:value-type="string" calcext:value-type="string">
            <text:p>second/download/CMake/CMake-old-new/Kitware_CMake_new_file_76.cpp</text:p>
          </table:table-cell>
          <table:table-cell office:value-type="string" calcext:value-type="string">
            <text:p>second/download/CMake/CMake-old-new/Kitware_CMake_old_hunk_147.cpp</text:p>
          </table:table-cell>
          <table:table-cell office:value-type="string" calcext:value-type="string">
            <text:p>second/download/CMake/CMake-old-new/Kitware_CMake_new_hunk_147.cpp</text:p>
          </table:table-cell>
          <table:table-cell office:value-type="string" calcext:value-type="string">
            <text:p>archive_set_error(&amp;a-&gt;archive, errno, "statvfs failed");</text:p>
            <text:p>return (ARCHIVE_FAILED);</text:p>
            <text:p>} else if (xr == 1) {</text:p>
            <text:p>/* Usuall come here unless NetBSD supports _PC_REC_XFER_ALIGN</text:p>
            <text:p> * for pathconf() function. */</text:p>
            <text:p>t-&gt;current_filesystem-&gt;xfer_align = sfs.f_frsize;</text:p>
            <text:p>t-&gt;current_filesystem-&gt;max_xfer_size = -1;</text:p>
            <text:p/>
          </table:table-cell>
          <table:table-cell office:value-type="string" calcext:value-type="string">
            <text:p>archive_set_error(&amp;a-&gt;archive, errno, "statvfs failed");</text:p>
            <text:p>return (ARCHIVE_FAILED);</text:p>
            <text:p>} else if (xr == 1) {</text:p>
            <text:p>/* Usually come here unless NetBSD supports _PC_REC_XFER_ALIGN</text:p>
            <text:p> * for pathconf() function. */</text:p>
            <text:p>t-&gt;current_filesystem-&gt;xfer_align = sfs.f_frsize;</text:p>
            <text:p>t-&gt;current_filesystem-&gt;max_xfer_size = -1;</text:p>
            <text:p/>
          </table:table-cell>
          <table:table-cell office:value-type="float" office:value="1643" calcext:value-type="float">
            <text:p>1643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windows.c</text:p>
          </table:table-cell>
          <table:table-cell office:value-type="string" calcext:value-type="string">
            <text:p>second/download/CMake/CMake-old-new/Kitware_CMake_old_file_77.cpp</text:p>
          </table:table-cell>
          <table:table-cell office:value-type="string" calcext:value-type="string">
            <text:p>second/download/CMake/CMake-old-new/Kitware_CMake_new_file_77.cpp</text:p>
          </table:table-cell>
          <table:table-cell office:value-type="string" calcext:value-type="string">
            <text:p>second/download/CMake/CMake-old-new/Kitware_CMake_old_hunk_148.cpp</text:p>
          </table:table-cell>
          <table:table-cell office:value-type="string" calcext:value-type="string">
            <text:p>second/download/CMake/CMake-old-new/Kitware_CMake_new_hunk_148.cpp</text:p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path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office:value-type="float" office:value="803" calcext:value-type="float">
            <text:p>80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windows.c</text:p>
          </table:table-cell>
          <table:table-cell office:value-type="string" calcext:value-type="string">
            <text:p>second/download/CMake/CMake-old-new/Kitware_CMake_old_file_77.cpp</text:p>
          </table:table-cell>
          <table:table-cell office:value-type="string" calcext:value-type="string">
            <text:p>second/download/CMake/CMake-old-new/Kitware_CMake_new_file_77.cpp</text:p>
          </table:table-cell>
          <table:table-cell office:value-type="string" calcext:value-type="string">
            <text:p>second/download/CMake/CMake-old-new/Kitware_CMake_old_hunk_149.cpp</text:p>
          </table:table-cell>
          <table:table-cell office:value-type="string" calcext:value-type="string">
            <text:p>second/download/CMake/CMake-old-new/Kitware_CMake_new_hunk_149.cpp</text:p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time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office:value-type="float" office:value="875" calcext:value-type="float">
            <text:p>875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windows.c</text:p>
          </table:table-cell>
          <table:table-cell office:value-type="string" calcext:value-type="string">
            <text:p>second/download/CMake/CMake-old-new/Kitware_CMake_old_file_77.cpp</text:p>
          </table:table-cell>
          <table:table-cell office:value-type="string" calcext:value-type="string">
            <text:p>second/download/CMake/CMake-old-new/Kitware_CMake_new_file_77.cpp</text:p>
          </table:table-cell>
          <table:table-cell office:value-type="string" calcext:value-type="string">
            <text:p>second/download/CMake/CMake-old-new/Kitware_CMake_old_hunk_150.cpp</text:p>
          </table:table-cell>
          <table:table-cell office:value-type="string" calcext:value-type="string">
            <text:p>second/download/CMake/CMake-old-new/Kitware_CMake_new_hunk_150.cpp</text:p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d : %s", archive_error_string(a-&gt;matching));</text:p>
            <text:p>return (r);</text:p>
            <text:p>}</text:p>
            <text:p>if (r) {</text:p>
            <text:p/>
          </table:table-cell>
          <table:table-cell office:value-type="string" calcext:value-type="string">
            <text:p>r = archive_match_owner_excluded(a-&gt;matching, entry);</text:p>
            <text:p>if (r &lt; 0) {</text:p>
            <text:p>archive_set_error(&amp;(a-&gt;archive), errno,</text:p>
            <text:p>    "Failed : %s", archive_error_string(a-&gt;matching));</text:p>
            <text:p>return (r);</text:p>
            <text:p>}</text:p>
            <text:p>if (r) {</text:p>
            <text:p/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open_filename.c</text:p>
          </table:table-cell>
          <table:table-cell office:value-type="string" calcext:value-type="string">
            <text:p>second/download/CMake/CMake-old-new/Kitware_CMake_old_file_78.cpp</text:p>
          </table:table-cell>
          <table:table-cell office:value-type="string" calcext:value-type="string">
            <text:p>second/download/CMake/CMake-old-new/Kitware_CMake_new_file_78.cpp</text:p>
          </table:table-cell>
          <table:table-cell office:value-type="string" calcext:value-type="string">
            <text:p>second/download/CMake/CMake-old-new/Kitware_CMake_old_hunk_151.cpp</text:p>
          </table:table-cell>
          <table:table-cell office:value-type="string" calcext:value-type="string">
            <text:p>second/download/CMake/CMake-old-new/Kitware_CMake_new_hunk_151.cpp</text:p>
          </table:table-cell>
          <table:table-cell office:value-type="string" calcext:value-type="string">
            <text:p>#else</text:p>
            <text:p>archive_set_error(a, ARCHIVE_ERRNO_MISC,</text:p>
            <text:p>    "Unexpedted operation in archive_read_open_filename");</text:p>
            <text:p>return (ARCHIVE_FATAL);</text:p>
            <text:p>#endif</text:p>
            <text:p>}</text:p>
            <text:p>if (fstat(fd, &amp;st) != 0) {</text:p>
            <text:p/>
          </table:table-cell>
          <table:table-cell office:value-type="string" calcext:value-type="string">
            <text:p>#else</text:p>
            <text:p>archive_set_error(a, ARCHIVE_ERRNO_MISC,</text:p>
            <text:p>    "Unexpedted operation in archive_read_open_filename");</text:p>
            <text:p>goto fail;</text:p>
            <text:p>#endif</text:p>
            <text:p>}</text:p>
            <text:p>if (fstat(fd, &amp;st) != 0) {</text:p>
            <text:p/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open_filename.c</text:p>
          </table:table-cell>
          <table:table-cell office:value-type="string" calcext:value-type="string">
            <text:p>second/download/CMake/CMake-old-new/Kitware_CMake_old_file_78.cpp</text:p>
          </table:table-cell>
          <table:table-cell office:value-type="string" calcext:value-type="string">
            <text:p>second/download/CMake/CMake-old-new/Kitware_CMake_new_file_78.cpp</text:p>
          </table:table-cell>
          <table:table-cell office:value-type="string" calcext:value-type="string">
            <text:p>second/download/CMake/CMake-old-new/Kitware_CMake_old_hunk_152.cpp</text:p>
          </table:table-cell>
          <table:table-cell office:value-type="string" calcext:value-type="string">
            <text:p>second/download/CMake/CMake-old-new/Kitware_CMake_new_hunk_152.cpp</text:p>
          </table:table-cell>
          <table:table-cell office:value-type="string" calcext:value-type="string">
            <text:p>else</text:p>
            <text:p>archive_set_error(a, errno, "Can't stat '%s'",</text:p>
            <text:p>    filename);</text:p>
            <text:p>return (ARCHIVE_FATAL);</text:p>
            <text:p>}</text:p>
            <text:p/>
            <text:p>/*</text:p>
            <text:p/>
          </table:table-cell>
          <table:table-cell office:value-type="string" calcext:value-type="string">
            <text:p>else</text:p>
            <text:p>archive_set_error(a, errno, "Can't stat '%s'",</text:p>
            <text:p>    filename);</text:p>
            <text:p>goto fail;</text:p>
            <text:p>}</text:p>
            <text:p/>
            <text:p>/*</text:p>
            <text:p/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open_filename.c</text:p>
          </table:table-cell>
          <table:table-cell office:value-type="string" calcext:value-type="string">
            <text:p>second/download/CMake/CMake-old-new/Kitware_CMake_old_file_78.cpp</text:p>
          </table:table-cell>
          <table:table-cell office:value-type="string" calcext:value-type="string">
            <text:p>second/download/CMake/CMake-old-new/Kitware_CMake_new_file_78.cpp</text:p>
          </table:table-cell>
          <table:table-cell office:value-type="string" calcext:value-type="string">
            <text:p>second/download/CMake/CMake-old-new/Kitware_CMake_old_hunk_153.cpp</text:p>
          </table:table-cell>
          <table:table-cell office:value-type="string" calcext:value-type="string">
            <text:p>second/download/CMake/CMake-old-new/Kitware_CMake_new_hunk_153.cpp</text:p>
          </table:table-cell>
          <table:table-cell office:value-type="string" calcext:value-type="string">
            <text:p>mine-&gt;block_size = new_block_size;</text:p>
            <text:p>}</text:p>
            <text:p>buffer = malloc(mine-&gt;block_size);</text:p>
            <text:p>if (mine == NULL || buffer == NULL) {</text:p>
            <text:p>archive_set_error(a, ENOMEM, "No memory");</text:p>
            <text:p>free(mine);</text:p>
            <text:p>free(buffer);</text:p>
            <text:p>return (ARCHIVE_FATAL);</text:p>
            <text:p>}</text:p>
            <text:p>mine-&gt;buffer = buffer;</text:p>
            <text:p>mine-&gt;fd = fd;</text:p>
            <text:p/>
          </table:table-cell>
          <table:table-cell office:value-type="string" calcext:value-type="string">
            <text:p>mine-&gt;block_size = new_block_size;</text:p>
            <text:p>}</text:p>
            <text:p>buffer = malloc(mine-&gt;block_size);</text:p>
            <text:p>if (buffer == NULL) {</text:p>
            <text:p>archive_set_error(a, ENOMEM, "No memory");</text:p>
            <text:p>goto fail;</text:p>
            <text:p>}</text:p>
            <text:p>mine-&gt;buffer = buffer;</text:p>
            <text:p>mine-&gt;fd = fd;</text:p>
            <text:p/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ilter_lz4.c</text:p>
          </table:table-cell>
          <table:table-cell office:value-type="string" calcext:value-type="string">
            <text:p>second/download/CMake/CMake-old-new/Kitware_CMake_old_file_79.cpp</text:p>
          </table:table-cell>
          <table:table-cell office:value-type="string" calcext:value-type="string">
            <text:p>second/download/CMake/CMake-old-new/Kitware_CMake_new_file_79.cpp</text:p>
          </table:table-cell>
          <table:table-cell office:value-type="string" calcext:value-type="string">
            <text:p>second/download/CMake/CMake-old-new/Kitware_CMake_old_hunk_154.cpp</text:p>
          </table:table-cell>
          <table:table-cell office:value-type="string" calcext:value-type="string">
            <text:p>second/download/CMake/CMake-old-new/Kitware_CMake_new_hunk_154.cpp</text:p>
          </table:table-cell>
          <table:table-cell office:value-type="string" calcext:value-type="string">
            <text:p>#endif</text:p>
            <text:p>}</text:p>
            <text:p/>
            <text:p>/* Check if an error happend in decompression process. */</text:p>
            <text:p>if (uncompressed_size &lt; 0) {</text:p>
            <text:p>archive_set_error(&amp;(self-&gt;archive-&gt;archive),</text:p>
            <text:p>    ARCHIVE_ERRNO_MISC, "lz4 decompression failed");</text:p>
            <text:p/>
          </table:table-cell>
          <table:table-cell office:value-type="string" calcext:value-type="string">
            <text:p>#endif</text:p>
            <text:p>}</text:p>
            <text:p/>
            <text:p>/* Check if an error occurred in the decompression process. */</text:p>
            <text:p>if (uncompressed_size &lt; 0) {</text:p>
            <text:p>archive_set_error(&amp;(self-&gt;archive-&gt;archive),</text:p>
            <text:p>    ARCHIVE_ERRNO_MISC, "lz4 decompression failed");</text:p>
            <text:p/>
          </table:table-cell>
          <table:table-cell table:number-columns-repeated="2" office:value-type="float" office:value="595" calcext:value-type="float">
            <text:p>595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ilter_program.c</text:p>
          </table:table-cell>
          <table:table-cell office:value-type="string" calcext:value-type="string">
            <text:p>second/download/CMake/CMake-old-new/Kitware_CMake_old_file_80.cpp</text:p>
          </table:table-cell>
          <table:table-cell office:value-type="string" calcext:value-type="string">
            <text:p>second/download/CMake/CMake-old-new/Kitware_CMake_new_file_80.cpp</text:p>
          </table:table-cell>
          <table:table-cell office:value-type="string" calcext:value-type="string">
            <text:p>second/download/CMake/CMake-old-new/Kitware_CMake_old_hunk_155.cpp</text:p>
          </table:table-cell>
          <table:table-cell office:value-type="string" calcext:value-type="string">
            <text:p>second/download/CMake/CMake-old-new/Kitware_CMake_new_hunk_155.cpp</text:p>
          </table:table-cell>
          <table:table-cell office:value-type="string" calcext:value-type="string">
            <text:p>    &amp;state-&gt;child_stdout);</text:p>
            <text:p>if (child == -1) {</text:p>
            <text:p>free(state-&gt;out_buf);</text:p>
            <text:p>free(state);</text:p>
            <text:p>archive_set_error(&amp;self-&gt;archive-&gt;archive, EINVAL,</text:p>
            <text:p>    "Can't initialize filter; unable to run program \"%s\"",</text:p>
            <text:p/>
          </table:table-cell>
          <table:table-cell office:value-type="string" calcext:value-type="string">
            <text:p>    &amp;state-&gt;child_stdout);</text:p>
            <text:p>if (child == -1) {</text:p>
            <text:p>free(state-&gt;out_buf);</text:p>
            <text:p>archive_string_free(&amp;state-&gt;description);</text:p>
            <text:p>free(state);</text:p>
            <text:p>archive_set_error(&amp;self-&gt;archive-&gt;archive, EINVAL,</text:p>
            <text:p>    "Can't initialize filter; unable to run program \"%s\"",</text:p>
            <text:p/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ilter_xz.c</text:p>
          </table:table-cell>
          <table:table-cell office:value-type="string" calcext:value-type="string">
            <text:p>second/download/CMake/CMake-old-new/Kitware_CMake_old_file_81.cpp</text:p>
          </table:table-cell>
          <table:table-cell office:value-type="string" calcext:value-type="string">
            <text:p>second/download/CMake/CMake-old-new/Kitware_CMake_new_file_81.cpp</text:p>
          </table:table-cell>
          <table:table-cell office:value-type="string" calcext:value-type="string">
            <text:p>second/download/CMake/CMake-old-new/Kitware_CMake_old_hunk_156.cpp</text:p>
          </table:table-cell>
          <table:table-cell office:value-type="string" calcext:value-type="string">
            <text:p>second/download/CMake/CMake-old-new/Kitware_CMake_new_hunk_156.cpp</text:p>
          </table:table-cell>
          <table:table-cell office:value-type="string" calcext:value-type="string">
            <text:p>bidder-&gt;free = NULL;</text:p>
            <text:p>#if HAVE_LZMA_H &amp;&amp; HAVE_LIBLZMA</text:p>
            <text:p>return (ARCHIVE_OK);</text:p>
            <text:p>#elif HAVE_LZMADEC_H &amp;&amp; HAVE_LIBLZMADEC</text:p>
            <text:p>return (ARCHIVE_OK);</text:p>
            <text:p>#else</text:p>
            <text:p>archive_set_error(_a, ARCHIVE_ERRNO_MISC,</text:p>
            <text:p>    "Using external lzma program for lzma decompression");</text:p>
            <text:p/>
          </table:table-cell>
          <table:table-cell office:value-type="string" calcext:value-type="string">
            <text:p>bidder-&gt;free = NULL;</text:p>
            <text:p>#if HAVE_LZMA_H &amp;&amp; HAVE_LIBLZMA</text:p>
            <text:p>return (ARCHIVE_OK);</text:p>
            <text:p>#else</text:p>
            <text:p>archive_set_error(_a, ARCHIVE_ERRNO_MISC,</text:p>
            <text:p>    "Using external lzma program for lzma decompression");</text:p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21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ilter_xz.c</text:p>
          </table:table-cell>
          <table:table-cell office:value-type="string" calcext:value-type="string">
            <text:p>second/download/CMake/CMake-old-new/Kitware_CMake_old_file_81.cpp</text:p>
          </table:table-cell>
          <table:table-cell office:value-type="string" calcext:value-type="string">
            <text:p>second/download/CMake/CMake-old-new/Kitware_CMake_new_file_81.cpp</text:p>
          </table:table-cell>
          <table:table-cell office:value-type="string" calcext:value-type="string">
            <text:p>second/download/CMake/CMake-old-new/Kitware_CMake_old_hunk_157.cpp</text:p>
          </table:table-cell>
          <table:table-cell office:value-type="string" calcext:value-type="string">
            <text:p>second/download/CMake/CMake-old-new/Kitware_CMake_new_hunk_157.cpp</text:p>
          </table:table-cell>
          <table:table-cell office:value-type="string" calcext:value-type="string">
            <text:p/>
            <text:p>#else</text:p>
            <text:p/>
            <text:p>#if HAVE_LZMADEC_H &amp;&amp; HAVE_LIBLZMADEC</text:p>
            <text:p/>
            <text:p>/*</text:p>
            <text:p> * If we have the older liblzmadec library, then we can handle</text:p>
            <text:p> * LZMA streams but not XZ streams.</text:p>
            <text:p> */</text:p>
            <text:p/>
            <text:p>/*</text:p>
            <text:p> * Setup the callbacks.</text:p>
            <text:p> */</text:p>
            <text:p>static int</text:p>
            <text:p>lzma_bidder_init(struct archive_read_filter *self)</text:p>
            <text:p>{</text:p>
            <text:p>static const size_t out_block_size = 64 * 1024;</text:p>
            <text:p>void *out_block;</text:p>
            <text:p>struct private_data *state;</text:p>
            <text:p>ssize_t ret, avail_in;</text:p>
            <text:p/>
            <text:p>self-&gt;code = ARCHIVE_FILTER_LZMA;</text:p>
            <text:p>self-&gt;name = "lzma";</text:p>
            <text:p/>
            <text:p>state = (struct private_data *)calloc(sizeof(*state), 1);</text:p>
            <text:p>out_block = (unsigned char *)malloc(out_block_size);</text:p>
            <text:p>if (state == NULL || out_block == NULL) {</text:p>
            <text:p>archive_set_error(&amp;self-&gt;archive-&gt;archive, ENOMEM,</text:p>
            <text:p>    "Can't allocate data for lzma decompression");</text:p>
            <text:p>free(out_block);</text:p>
            <text:p>free(state);</text:p>
            <text:p>return (ARCHIVE_FATAL);</text:p>
            <text:p>}</text:p>
            <text:p/>
            <text:p>self-&gt;data = state;</text:p>
            <text:p>state-&gt;out_block_size = out_block_size;</text:p>
            <text:p>state-&gt;out_block = out_block;</text:p>
            <text:p>self-&gt;read = lzma_filter_read;</text:p>
            <text:p>self-&gt;skip = NULL; /* not supported */</text:p>
            <text:p>self-&gt;close = lzma_filter_close;</text:p>
            <text:p/>
            <text:p>/* Prime the lzma library with 18 bytes of input. */</text:p>
            <text:p>state-&gt;stream.next_in = (unsigned char *)(uintptr_t)</text:p>
            <text:p>    __archive_read_filter_ahead(self-&gt;upstream, 18, &amp;avail_in);</text:p>
            <text:p>if (state-&gt;stream.next_in == NULL)</text:p>
            <text:p>return (ARCHIVE_FATAL);</text:p>
            <text:p>state-&gt;stream.avail_in = avail_in;</text:p>
            <text:p>state-&gt;stream.next_out = state-&gt;out_block;</text:p>
            <text:p>state-&gt;stream.avail_out = state-&gt;out_block_size;</text:p>
            <text:p/>
            <text:p>/* Initialize compression library. */</text:p>
            <text:p>ret = lzmadec_init(&amp;(state-&gt;stream));</text:p>
            <text:p>__archive_read_filter_consume(self-&gt;upstream,</text:p>
            <text:p>    avail_in - state-&gt;stream.avail_in);</text:p>
            <text:p>if (ret == LZMADEC_OK)</text:p>
            <text:p>return (ARCHIVE_OK);</text:p>
            <text:p/>
            <text:p>/* Library setup failed: Clean up. */</text:p>
            <text:p>archive_set_error(&amp;self-&gt;archive-&gt;archive, ARCHIVE_ERRNO_MISC,</text:p>
            <text:p>    "Internal error initializing lzma library");</text:p>
            <text:p/>
            <text:p>/* Override the error message if we know what really went wrong. */</text:p>
            <text:p>switch (ret) {</text:p>
            <text:p>case LZMADEC_HEADER_ERROR:</text:p>
            <text:p>archive_set_error(&amp;self-&gt;archive-&gt;archive,</text:p>
            <text:p>    ARCHIVE_ERRNO_MISC,</text:p>
            <text:p>    "Internal error initializing compression library: "</text:p>
            <text:p>    "invalid header");</text:p>
            <text:p>break;</text:p>
            <text:p>case LZMADEC_MEM_ERROR:</text:p>
            <text:p>archive_set_error(&amp;self-&gt;archive-&gt;archive, ENOMEM,</text:p>
            <text:p>    "Internal error initializing compression library: "</text:p>
            <text:p>    "out of memory");</text:p>
            <text:p>break;</text:p>
            <text:p>}</text:p>
            <text:p/>
            <text:p>free(state-&gt;out_block);</text:p>
            <text:p>free(state);</text:p>
            <text:p>self-&gt;data = NULL;</text:p>
            <text:p>return (ARCHIVE_FATAL);</text:p>
            <text:p>}</text:p>
            <text:p/>
            <text:p>/*</text:p>
            <text:p> * Return the next block of decompressed data.</text:p>
            <text:p> */</text:p>
            <text:p>static ssize_t</text:p>
            <text:p>lzma_filter_read(struct archive_read_filter *self, const void **p)</text:p>
            <text:p>{</text:p>
            <text:p>struct private_data *state;</text:p>
            <text:p>size_t decompressed;</text:p>
            <text:p>ssize_t avail_in, ret;</text:p>
            <text:p/>
            <text:p>state = (struct private_data *)self-&gt;data;</text:p>
            <text:p/>
            <text:p>/* Empty our output buffer. */</text:p>
            <text:p>state-&gt;stream.next_out = state-&gt;out_block;</text:p>
            <text:p>state-&gt;stream.avail_out = state-&gt;out_block_size;</text:p>
            <text:p/>
            <text:p>/* Try to fill the output buffer. */</text:p>
            <text:p>while (state-&gt;stream.avail_out &gt; 0 &amp;&amp; !state-&gt;eof) {</text:p>
            <text:p>state-&gt;stream.next_in = (unsigned char *)(uintptr_t)</text:p>
            <text:p>    __archive_read_filter_ahead(self-&gt;upstream, 1, &amp;avail_in);</text:p>
            <text:p>if (state-&gt;stream.next_in == NULL &amp;&amp; avail_in &lt; 0) {</text:p>
            <text:p>archive_set_error(&amp;self-&gt;archive-&gt;archive,</text:p>
            <text:p>    ARCHIVE_ERRNO_MISC,</text:p>
            <text:p>    "truncated lzma input");</text:p>
            <text:p>return (ARCHIVE_FATAL);</text:p>
            <text:p>}</text:p>
            <text:p>state-&gt;stream.avail_in = avail_in;</text:p>
            <text:p/>
            <text:p>/* Decompress as much as we can in one pass. */</text:p>
            <text:p>ret = lzmadec_decode(&amp;(state-&gt;stream), avail_in == 0);</text:p>
            <text:p>switch (ret) {</text:p>
            <text:p>case LZMADEC_STREAM_END: /* Found end of stream. */</text:p>
            <text:p>state-&gt;eof = 1;</text:p>
            <text:p>/* FALL THROUGH */</text:p>
            <text:p>case LZMADEC_OK: /* Decompressor made some progress. */</text:p>
            <text:p>__archive_read_filter_consume(self-&gt;upstream,</text:p>
            <text:p>    avail_in - state-&gt;stream.avail_in);</text:p>
            <text:p>break;</text:p>
            <text:p>case LZMADEC_BUF_ERROR: /* Insufficient input data? */</text:p>
            <text:p>archive_set_error(&amp;self-&gt;archive-&gt;archive,</text:p>
            <text:p>    ARCHIVE_ERRNO_MISC,</text:p>
            <text:p>    "Insufficient compressed data");</text:p>
            <text:p>return (ARCHIVE_FATAL);</text:p>
            <text:p>default:</text:p>
            <text:p>/* Return an error. */</text:p>
            <text:p>archive_set_error(&amp;self-&gt;archive-&gt;archive,</text:p>
            <text:p>    ARCHIVE_ERRNO_MISC,</text:p>
            <text:p>    "Lzma decompression failed");</text:p>
            <text:p>return (ARCHIVE_FATAL);</text:p>
            <text:p>}</text:p>
            <text:p>}</text:p>
            <text:p/>
            <text:p>decompressed = state-&gt;stream.next_out - state-&gt;out_block;</text:p>
            <text:p>state-&gt;total_out = decompressed;</text:p>
            <text:p>if (decompressed == 0)</text:p>
            <text:p>*p = NULL;</text:p>
            <text:p>else</text:p>
            <text:p>*p = state-&gt;out_block;</text:p>
            <text:p>return (decompressed);</text:p>
            <text:p>}</text:p>
            <text:p/>
            <text:p>/*</text:p>
            <text:p> * Clean up the decompressor.</text:p>
            <text:p> */</text:p>
            <text:p>static int</text:p>
            <text:p>lzma_filter_close(struct archive_read_filter *self)</text:p>
            <text:p>{</text:p>
            <text:p>struct private_data *state;</text:p>
            <text:p>int ret;</text:p>
            <text:p/>
            <text:p>state = (struct private_data *)self-&gt;data;</text:p>
            <text:p>ret = ARCHIVE_OK;</text:p>
            <text:p>switch (lzmadec_end(&amp;(state-&gt;stream))) {</text:p>
            <text:p>case LZMADEC_OK:</text:p>
            <text:p>break;</text:p>
            <text:p>default:</text:p>
            <text:p>archive_set_error(&amp;(self-&gt;archive-&gt;archive),</text:p>
            <text:p>    ARCHIVE_ERRNO_MISC,</text:p>
            <text:p>    "Failed to clean up %s compressor",</text:p>
            <text:p>    self-&gt;archive-&gt;archive.compression_name);</text:p>
            <text:p>ret = ARCHIVE_FATAL;</text:p>
            <text:p>}</text:p>
            <text:p/>
            <text:p>free(state-&gt;out_block);</text:p>
            <text:p>free(state);</text:p>
            <text:p>return (ret);</text:p>
            <text:p>}</text:p>
            <text:p/>
            <text:p>#else</text:p>
            <text:p/>
            <text:p>/*</text:p>
            <text:p> *</text:p>
            <text:p> * If we have no suitable library on this system, we can't actually do</text:p>
            <text:p/>
          </table:table-cell>
          <table:table-cell office:value-type="string" calcext:value-type="string">
            <text:p/>
            <text:p>#else</text:p>
            <text:p/>
            <text:p>/*</text:p>
            <text:p> *</text:p>
            <text:p> * If we have no suitable library on this system, we can't actually do</text:p>
            <text:p/>
          </table:table-cell>
          <table:table-cell office:value-type="float" office:value="763" calcext:value-type="float">
            <text:p>76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[27, 58, 64, 70, 103, 121, 127, 158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ar.c</text:p>
          </table:table-cell>
          <table:table-cell office:value-type="string" calcext:value-type="string">
            <text:p>second/download/CMake/CMake-old-new/Kitware_CMake_old_file_82.cpp</text:p>
          </table:table-cell>
          <table:table-cell office:value-type="string" calcext:value-type="string">
            <text:p>second/download/CMake/CMake-old-new/Kitware_CMake_new_file_82.cpp</text:p>
          </table:table-cell>
          <table:table-cell office:value-type="string" calcext:value-type="string">
            <text:p>second/download/CMake/CMake-old-new/Kitware_CMake_old_hunk_158.cpp</text:p>
          </table:table-cell>
          <table:table-cell office:value-type="string" calcext:value-type="string">
            <text:p>second/download/CMake/CMake-old-new/Kitware_CMake_new_hunk_158.cpp</text:p>
          </table:table-cell>
          <table:table-cell office:value-type="string" calcext:value-type="string">
            <text:p>archive_check_magic(_a, ARCHIVE_READ_MAGIC,</text:p>
            <text:p>    ARCHIVE_STATE_NEW, "archive_read_support_format_ar");</text:p>
            <text:p/>
            <text:p>ar = (struct ar *)malloc(sizeof(*ar));</text:p>
            <text:p>if (ar == NULL) {</text:p>
            <text:p>archive_set_error(&amp;a-&gt;archive, ENOMEM,</text:p>
            <text:p>    "Can't allocate ar data");</text:p>
            <text:p>return (ARCHIVE_FATAL);</text:p>
            <text:p>}</text:p>
            <text:p>memset(ar, 0, sizeof(*ar));</text:p>
            <text:p>ar-&gt;strtab = NULL;</text:p>
            <text:p/>
            <text:p>r = __archive_read_register_format(a,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ar");</text:p>
            <text:p/>
            <text:p>ar = (struct ar *)calloc(1, sizeof(*ar));</text:p>
            <text:p>if (ar == NULL) {</text:p>
            <text:p>archive_set_error(&amp;a-&gt;archive, ENOMEM,</text:p>
            <text:p>    "Can't allocate ar data");</text:p>
            <text:p>return (ARCHIVE_FATAL);</text:p>
            <text:p>}</text:p>
            <text:p>ar-&gt;strtab = NULL;</text:p>
            <text:p/>
            <text:p>r = __archive_read_register_format(a,</text:p>
            <text:p/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ar.c</text:p>
          </table:table-cell>
          <table:table-cell office:value-type="string" calcext:value-type="string">
            <text:p>second/download/CMake/CMake-old-new/Kitware_CMake_old_file_82.cpp</text:p>
          </table:table-cell>
          <table:table-cell office:value-type="string" calcext:value-type="string">
            <text:p>second/download/CMake/CMake-old-new/Kitware_CMake_new_file_82.cpp</text:p>
          </table:table-cell>
          <table:table-cell office:value-type="string" calcext:value-type="string">
            <text:p>second/download/CMake/CMake-old-new/Kitware_CMake_old_hunk_159.cpp</text:p>
          </table:table-cell>
          <table:table-cell office:value-type="string" calcext:value-type="string">
            <text:p>second/download/CMake/CMake-old-new/Kitware_CMake_new_hunk_159.cpp</text:p>
          </table:table-cell>
          <table:table-cell office:value-type="string" calcext:value-type="string">
            <text:p>archive_entry_set_filetype(entry, AE_IFREG);</text:p>
            <text:p>/* Get the size of the filename table. */</text:p>
            <text:p>number = ar_atol10(h  AR_size_offset, AR_size_size);</text:p>
            <text:p>if (number &gt; SIZE_MAX) {</text:p>
            <text:p>archive_set_error(&amp;a-&gt;archive, ARCHIVE_ERRNO_MISC,</text:p>
            <text:p>    "Filename table too large");</text:p>
            <text:p>return (ARCHIVE_FATAL);</text:p>
            <text:p/>
          </table:table-cell>
          <table:table-cell office:value-type="string" calcext:value-type="string">
            <text:p>archive_entry_set_filetype(entry, AE_IFREG);</text:p>
            <text:p>/* Get the size of the filename table. */</text:p>
            <text:p>number = ar_atol10(h  AR_size_offset, AR_size_size);</text:p>
            <text:p>if (number &gt; SIZE_MAX || number &gt; 1024 * 1024 * 1024) {</text:p>
            <text:p>archive_set_error(&amp;a-&gt;archive, ARCHIVE_ERRNO_MISC,</text:p>
            <text:p>    "Filename table too large");</text:p>
            <text:p>return (ARCHIVE_FATAL);</text:p>
            <text:p/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ar.c</text:p>
          </table:table-cell>
          <table:table-cell office:value-type="string" calcext:value-type="string">
            <text:p>second/download/CMake/CMake-old-new/Kitware_CMake_old_file_82.cpp</text:p>
          </table:table-cell>
          <table:table-cell office:value-type="string" calcext:value-type="string">
            <text:p>second/download/CMake/CMake-old-new/Kitware_CMake_new_file_82.cpp</text:p>
          </table:table-cell>
          <table:table-cell office:value-type="string" calcext:value-type="string">
            <text:p>second/download/CMake/CMake-old-new/Kitware_CMake_old_hunk_160.cpp</text:p>
          </table:table-cell>
          <table:table-cell office:value-type="string" calcext:value-type="string">
            <text:p>second/download/CMake/CMake-old-new/Kitware_CMake_new_hunk_160.cpp</text:p>
          </table:table-cell>
          <table:table-cell office:value-type="string" calcext:value-type="string">
            <text:p> * If we can't look up the real name, warn and return</text:p>
            <text:p> * the entry with the wrong name.</text:p>
            <text:p> */</text:p>
            <text:p>if (ar-&gt;strtab == NULL || number &gt; ar-&gt;strtab_size) {</text:p>
            <text:p>archive_set_error(&amp;a-&gt;archive, EINVAL,</text:p>
            <text:p>    "Can't find long filename for GNU/SVR4 archive entry");</text:p>
            <text:p>archive_entry_copy_pathname(entry, filename);</text:p>
            <text:p/>
          </table:table-cell>
          <table:table-cell office:value-type="string" calcext:value-type="string">
            <text:p> * If we can't look up the real name, warn and return</text:p>
            <text:p> * the entry with the wrong name.</text:p>
            <text:p> */</text:p>
            <text:p>if (ar-&gt;strtab == NULL || number &gt;= ar-&gt;strtab_size) {</text:p>
            <text:p>archive_set_error(&amp;a-&gt;archive, EINVAL,</text:p>
            <text:p>    "Can't find long filename for GNU/SVR4 archive entry");</text:p>
            <text:p>archive_entry_copy_pathname(entry, filename);</text:p>
            <text:p/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cpio.c</text:p>
          </table:table-cell>
          <table:table-cell office:value-type="string" calcext:value-type="string">
            <text:p>second/download/CMake/CMake-old-new/Kitware_CMake_old_file_83.cpp</text:p>
          </table:table-cell>
          <table:table-cell office:value-type="string" calcext:value-type="string">
            <text:p>second/download/CMake/CMake-old-new/Kitware_CMake_new_file_83.cpp</text:p>
          </table:table-cell>
          <table:table-cell office:value-type="string" calcext:value-type="string">
            <text:p>second/download/CMake/CMake-old-new/Kitware_CMake_old_hunk_161.cpp</text:p>
          </table:table-cell>
          <table:table-cell office:value-type="string" calcext:value-type="string">
            <text:p>second/download/CMake/CMake-old-new/Kitware_CMake_new_hunk_161.cpp</text:p>
          </table:table-cell>
          <table:table-cell office:value-type="string" calcext:value-type="string">
            <text:p>    "Rejecting malformed cpio archive: symlink contents exceed 1 megabyte");</text:p>
            <text:p>return (ARCHIVE_FATAL);</text:p>
            <text:p>}</text:p>
            <text:p>h = __archive_read_ahead(a,</text:p>
            <text:p>(size_t)cpio-&gt;entry_bytes_remaining, NULL);</text:p>
            <text:p>if (h == NULL)</text:p>
            <text:p>return (ARCHIVE_FATAL);</text:p>
            <text:p>if (archive_entry_copy_symlink_l(entry, (const char *)h,</text:p>
            <text:p>    (size_t)cpio-&gt;entry_bytes_remaining, sconv) != 0) {</text:p>
            <text:p>if (errno == ENOMEM) {</text:p>
            <text:p>archive_set_error(&amp;a-&gt;archive, ENOMEM,</text:p>
            <text:p/>
          </table:table-cell>
          <table:table-cell office:value-type="string" calcext:value-type="string">
            <text:p>    "Rejecting malformed cpio archive: symlink contents exceed 1 megabyte");</text:p>
            <text:p>return (ARCHIVE_FATAL);</text:p>
            <text:p>}</text:p>
            <text:p>hl = __archive_read_ahead(a,</text:p>
            <text:p>(size_t)cpio-&gt;entry_bytes_remaining, NULL);</text:p>
            <text:p>if (hl == NULL)</text:p>
            <text:p>return (ARCHIVE_FATAL);</text:p>
            <text:p>if (archive_entry_copy_symlink_l(entry, (const char *)hl,</text:p>
            <text:p>    (size_t)cpio-&gt;entry_bytes_remaining, sconv) != 0) {</text:p>
            <text:p>if (errno == ENOMEM) {</text:p>
            <text:p>archive_set_error(&amp;a-&gt;archive, ENOMEM,</text:p>
            <text:p/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84.cpp</text:p>
          </table:table-cell>
          <table:table-cell office:value-type="string" calcext:value-type="string">
            <text:p>second/download/CMake/CMake-old-new/Kitware_CMake_new_file_84.cpp</text:p>
          </table:table-cell>
          <table:table-cell office:value-type="string" calcext:value-type="string">
            <text:p>second/download/CMake/CMake-old-new/Kitware_CMake_old_hunk_162.cpp</text:p>
          </table:table-cell>
          <table:table-cell office:value-type="string" calcext:value-type="string">
            <text:p>second/download/CMake/CMake-old-new/Kitware_CMake_new_hunk_162.cpp</text:p>
          </table:table-cell>
          <table:table-cell office:value-type="string" calcext:value-type="string">
            <text:p>if ((file-&gt;utf16be_name = malloc(name_len)) == NULL) {</text:p>
            <text:p>archive_set_error(&amp;a-&gt;archive, ENOMEM,</text:p>
            <text:p>    "No memory for file name");</text:p>
            <text:p>return (NULL);</text:p>
            <text:p>}</text:p>
            <text:p>memcpy(file-&gt;utf16be_name, p, name_len);</text:p>
            <text:p>file-&gt;utf16be_bytes = name_len;</text:p>
            <text:p/>
          </table:table-cell>
          <table:table-cell office:value-type="string" calcext:value-type="string">
            <text:p>if ((file-&gt;utf16be_name = malloc(name_len)) == NULL) {</text:p>
            <text:p>archive_set_error(&amp;a-&gt;archive, ENOMEM,</text:p>
            <text:p>    "No memory for file name");</text:p>
            <text:p>goto fail;</text:p>
            <text:p>}</text:p>
            <text:p>memcpy(file-&gt;utf16be_name, p, name_len);</text:p>
            <text:p>file-&gt;utf16be_bytes = name_len;</text:p>
            <text:p/>
          </table:table-cell>
          <table:table-cell table:number-columns-repeated="2" office:value-type="float" office:value="1864" calcext:value-type="float">
            <text:p>1864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84.cpp</text:p>
          </table:table-cell>
          <table:table-cell office:value-type="string" calcext:value-type="string">
            <text:p>second/download/CMake/CMake-old-new/Kitware_CMake_new_file_84.cpp</text:p>
          </table:table-cell>
          <table:table-cell office:value-type="string" calcext:value-type="string">
            <text:p>second/download/CMake/CMake-old-new/Kitware_CMake_old_hunk_163.cpp</text:p>
          </table:table-cell>
          <table:table-cell office:value-type="string" calcext:value-type="string">
            <text:p>second/download/CMake/CMake-old-new/Kitware_CMake_new_hunk_163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return (NULL);</text:p>
            <text:p>}</text:p>
            <text:p>/*</text:p>
            <text:p> * Sanity check: file does not have "CL" extension.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goto fail;</text:p>
            <text:p>}</text:p>
            <text:p>/*</text:p>
            <text:p> * Sanity check: file does not have "CL" extension.</text:p>
            <text:p/>
          </table:table-cell>
          <table:table-cell office:value-type="float" office:value="1990" calcext:value-type="float">
            <text:p>199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84.cpp</text:p>
          </table:table-cell>
          <table:table-cell office:value-type="string" calcext:value-type="string">
            <text:p>second/download/CMake/CMake-old-new/Kitware_CMake_new_file_84.cpp</text:p>
          </table:table-cell>
          <table:table-cell office:value-type="string" calcext:value-type="string">
            <text:p>second/download/CMake/CMake-old-new/Kitware_CMake_old_hunk_164.cpp</text:p>
          </table:table-cell>
          <table:table-cell office:value-type="string" calcext:value-type="string">
            <text:p>second/download/CMake/CMake-old-new/Kitware_CMake_new_hunk_164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 and CL");</text:p>
            <text:p>return (NULL);</text:p>
            <text:p>}</text:p>
            <text:p>/*</text:p>
            <text:p> * Sanity check: The file type must be a directory.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 and CL");</text:p>
            <text:p>goto fail;</text:p>
            <text:p>}</text:p>
            <text:p>/*</text:p>
            <text:p> * Sanity check: The file type must be a directory.</text:p>
            <text:p/>
          </table:table-cell>
          <table:table-cell office:value-type="float" office:value="1999" calcext:value-type="float">
            <text:p>199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84.cpp</text:p>
          </table:table-cell>
          <table:table-cell office:value-type="string" calcext:value-type="string">
            <text:p>second/download/CMake/CMake-old-new/Kitware_CMake_new_file_84.cpp</text:p>
          </table:table-cell>
          <table:table-cell office:value-type="string" calcext:value-type="string">
            <text:p>second/download/CMake/CMake-old-new/Kitware_CMake_old_hunk_165.cpp</text:p>
          </table:table-cell>
          <table:table-cell office:value-type="string" calcext:value-type="string">
            <text:p>second/download/CMake/CMake-old-new/Kitware_CMake_new_hunk_165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return (NULL);</text:p>
            <text:p>}</text:p>
            <text:p>} else if (parent != NULL &amp;&amp; parent-&gt;rr_moved)</text:p>
            <text:p>file-&gt;rr_moved_has_re_only = 0;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RE");</text:p>
            <text:p>goto fail;</text:p>
            <text:p>}</text:p>
            <text:p>} else if (parent != NULL &amp;&amp; parent-&gt;rr_moved)</text:p>
            <text:p>file-&gt;rr_moved_has_re_only = 0;</text:p>
            <text:p/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84.cpp</text:p>
          </table:table-cell>
          <table:table-cell office:value-type="string" calcext:value-type="string">
            <text:p>second/download/CMake/CMake-old-new/Kitware_CMake_new_file_84.cpp</text:p>
          </table:table-cell>
          <table:table-cell office:value-type="string" calcext:value-type="string">
            <text:p>second/download/CMake/CMake-old-new/Kitware_CMake_old_hunk_166.cpp</text:p>
          </table:table-cell>
          <table:table-cell office:value-type="string" calcext:value-type="string">
            <text:p>second/download/CMake/CMake-old-new/Kitware_CMake_new_hunk_166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return (NULL);</text:p>
            <text:p>}</text:p>
            <text:p>/*</text:p>
            <text:p> * Sanity check: The file type must be a regular file.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goto fail;</text:p>
            <text:p>}</text:p>
            <text:p>/*</text:p>
            <text:p> * Sanity check: The file type must be a regular file.</text:p>
            <text:p/>
          </table:table-cell>
          <table:table-cell office:value-type="float" office:value="2022" calcext:value-type="float">
            <text:p>20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84.cpp</text:p>
          </table:table-cell>
          <table:table-cell office:value-type="string" calcext:value-type="string">
            <text:p>second/download/CMake/CMake-old-new/Kitware_CMake_new_file_84.cpp</text:p>
          </table:table-cell>
          <table:table-cell office:value-type="string" calcext:value-type="string">
            <text:p>second/download/CMake/CMake-old-new/Kitware_CMake_old_hunk_167.cpp</text:p>
          </table:table-cell>
          <table:table-cell office:value-type="string" calcext:value-type="string">
            <text:p>second/download/CMake/CMake-old-new/Kitware_CMake_new_hunk_167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return (NULL);</text:p>
            <text:p>}</text:p>
            <text:p>parent-&gt;subdirs�;</text:p>
            <text:p>/* Overwrite an offset and a number of this "CL" entry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goto fail;</text:p>
            <text:p>}</text:p>
            <text:p>parent-&gt;subdirs�;</text:p>
            <text:p>/* Overwrite an offset and a number of this "CL" entry</text:p>
            <text:p/>
          </table:table-cell>
          <table:table-cell office:value-type="float" office:value="2031" calcext:value-type="float">
            <text:p>203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84.cpp</text:p>
          </table:table-cell>
          <table:table-cell office:value-type="string" calcext:value-type="string">
            <text:p>second/download/CMake/CMake-old-new/Kitware_CMake_new_file_84.cpp</text:p>
          </table:table-cell>
          <table:table-cell office:value-type="string" calcext:value-type="string">
            <text:p>second/download/CMake/CMake-old-new/Kitware_CMake_old_hunk_168.cpp</text:p>
          </table:table-cell>
          <table:table-cell office:value-type="string" calcext:value-type="string">
            <text:p>second/download/CMake/CMake-old-new/Kitware_CMake_new_hunk_168.cpp</text:p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return (NULL);</text:p>
            <text:p>}</text:p>
            <text:p>}</text:p>
            <text:p>if (file-&gt;cl_offset == file-&gt;offset ||</text:p>
            <text:p>    parent-&gt;rr_moved) {</text:p>
            <text:p>archive_set_error(&amp;a-&gt;archive,</text:p>
            <text:p>    ARCHIVE_ERRNO_MISC,</text:p>
            <text:p>    "Invalid Rockridge CL");</text:p>
            <text:p>return (NULL);</text:p>
            <text:p>}</text:p>
            <text:p>}</text:p>
            <text:p>}</text:p>
            <text:p/>
          </table:table-cell>
          <table:table-cell office:value-type="string" calcext:value-type="string">
            <text:p>archive_set_error(&amp;a-&gt;archive,</text:p>
            <text:p>    ARCHIVE_ERRNO_MISC,</text:p>
            <text:p>    "Invalid Rockridge CL");</text:p>
            <text:p>goto fail;</text:p>
            <text:p>}</text:p>
            <text:p>}</text:p>
            <text:p>if (file-&gt;cl_offset == file-&gt;offset ||</text:p>
            <text:p>    parent-&gt;rr_moved) {</text:p>
            <text:p>archive_set_error(&amp;a-&gt;archive,</text:p>
            <text:p>    ARCHIVE_ERRNO_MISC,</text:p>
            <text:p>    "Invalid Rockridge CL");</text:p>
            <text:p>goto fail;</text:p>
            <text:p>}</text:p>
            <text:p>}</text:p>
            <text:p>}</text:p>
            <text:p/>
          </table:table-cell>
          <table:table-cell office:value-type="float" office:value="2049" calcext:value-type="float">
            <text:p>2049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[0, 8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lha.c</text:p>
          </table:table-cell>
          <table:table-cell office:value-type="string" calcext:value-type="string">
            <text:p>second/download/CMake/CMake-old-new/Kitware_CMake_old_file_85.cpp</text:p>
          </table:table-cell>
          <table:table-cell office:value-type="string" calcext:value-type="string">
            <text:p>second/download/CMake/CMake-old-new/Kitware_CMake_new_file_85.cpp</text:p>
          </table:table-cell>
          <table:table-cell office:value-type="string" calcext:value-type="string">
            <text:p>second/download/CMake/CMake-old-new/Kitware_CMake_old_hunk_169.cpp</text:p>
          </table:table-cell>
          <table:table-cell office:value-type="string" calcext:value-type="string">
            <text:p>second/download/CMake/CMake-old-new/Kitware_CMake_new_hunk_169.cpp</text:p>
          </table:table-cell>
          <table:table-cell office:value-type="string" calcext:value-type="string">
            <text:p>/* Get a real compressed file size. */</text:p>
            <text:p>lha-&gt;compsize -= extdsize - 2;</text:p>
            <text:p/>
            <text:p>if (sum_calculated != headersum) {</text:p>
            <text:p>archive_set_error(&amp;a-&gt;archive, ARCHIVE_ERRNO_MISC,</text:p>
            <text:p>    "LHa header sum error");</text:p>
            <text:p/>
          </table:table-cell>
          <table:table-cell office:value-type="string" calcext:value-type="string">
            <text:p>/* Get a real compressed file size. */</text:p>
            <text:p>lha-&gt;compsize -= extdsize - 2;</text:p>
            <text:p/>
            <text:p>if (lha-&gt;compsize &lt; 0)</text:p>
            <text:p>goto invalid;/* Invalid compressed file size */</text:p>
            <text:p/>
            <text:p>if (sum_calculated != headersum) {</text:p>
            <text:p>archive_set_error(&amp;a-&gt;archive, ARCHIVE_ERRNO_MISC,</text:p>
            <text:p>    "LHa header sum error");</text:p>
            <text:p/>
          </table:table-cell>
          <table:table-cell table:number-columns-repeated="2" office:value-type="float" office:value="924" calcext:value-type="float">
            <text:p>92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86.cpp</text:p>
          </table:table-cell>
          <table:table-cell office:value-type="string" calcext:value-type="string">
            <text:p>second/download/CMake/CMake-old-new/Kitware_CMake_new_file_86.cpp</text:p>
          </table:table-cell>
          <table:table-cell office:value-type="string" calcext:value-type="string">
            <text:p>second/download/CMake/CMake-old-new/Kitware_CMake_old_hunk_170.cpp</text:p>
          </table:table-cell>
          <table:table-cell office:value-type="string" calcext:value-type="string">
            <text:p>second/download/CMake/CMake-old-new/Kitware_CMake_new_hunk_170.cpp</text:p>
          </table:table-cell>
          <table:table-cell office:value-type="string" calcext:value-type="string">
            <text:p>archive_check_magic(_a, ARCHIVE_READ_MAGIC,</text:p>
            <text:p>    ARCHIVE_STATE_NEW, "archive_read_support_format_mtree");</text:p>
            <text:p/>
            <text:p>mtree = (struct mtree *)malloc(sizeof(*mtree));</text:p>
            <text:p>if (mtree == NULL) {</text:p>
            <text:p>archive_set_error(&amp;a-&gt;archive, ENOMEM,</text:p>
            <text:p>    "Can't allocate mtree data");</text:p>
            <text:p>return (ARCHIVE_FATAL);</text:p>
            <text:p>}</text:p>
            <text:p>memset(mtree, 0, sizeof(*mtree));</text:p>
            <text:p>mtree-&gt;fd = -1;</text:p>
            <text:p/>
            <text:p>r = __archive_read_register_format(a, mtree, "mtree",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mtree");</text:p>
            <text:p/>
            <text:p>mtree = (struct mtree *)calloc(1, sizeof(*mtree));</text:p>
            <text:p>if (mtree == NULL) {</text:p>
            <text:p>archive_set_error(&amp;a-&gt;archive, ENOMEM,</text:p>
            <text:p>    "Can't allocate mtree data");</text:p>
            <text:p>return (ARCHIVE_FATAL);</text:p>
            <text:p>}</text:p>
            <text:p>mtree-&gt;fd = -1;</text:p>
            <text:p/>
            <text:p>r = __archive_read_register_format(a, mtree, "mtree",</text:p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86.cpp</text:p>
          </table:table-cell>
          <table:table-cell office:value-type="string" calcext:value-type="string">
            <text:p>second/download/CMake/CMake-old-new/Kitware_CMake_new_file_86.cpp</text:p>
          </table:table-cell>
          <table:table-cell office:value-type="string" calcext:value-type="string">
            <text:p>second/download/CMake/CMake-old-new/Kitware_CMake_old_hunk_171.cpp</text:p>
          </table:table-cell>
          <table:table-cell office:value-type="string" calcext:value-type="string">
            <text:p>second/download/CMake/CMake-old-new/Kitware_CMake_new_hunk_171.cpp</text:p>
          </table:table-cell>
          <table:table-cell office:value-type="string" calcext:value-type="string">
            <text:p>    struct mtree_option **global, const char *line, ssize_t line_len,</text:p>
            <text:p>    struct mtree_entry **last_entry, int is_form_d)</text:p>
            <text:p>{</text:p>
            <text:p>struct mtree_entry *entry;</text:p>
            <text:p>struct mtree_option *iter;</text:p>
            <text:p>const char *next, *eq, *name, *end;</text:p>
            <text:p>size_t name_len, len;</text:p>
            <text:p>int r, i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string" calcext:value-type="string">
            <text:p>    struct mtree_option **global, const char *line, ssize_t line_len,</text:p>
            <text:p>    struct mtree_entry **last_entry, int is_form_d)</text:p>
            <text:p>{</text:p>
            <text:p>struct mtree_entry *entry, *ht_iter;</text:p>
            <text:p>struct mtree_option *iter;</text:p>
            <text:p>const char *next, *eq, *name, *end;</text:p>
            <text:p>size_t name_len, len;</text:p>
            <text:p>int r, i;</text:p>
            <text:p>unsigned int ht_idx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float" office:value="853" calcext:value-type="float">
            <text:p>853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rar.c</text:p>
          </table:table-cell>
          <table:table-cell office:value-type="string" calcext:value-type="string">
            <text:p>second/download/CMake/CMake-old-new/Kitware_CMake_old_file_87.cpp</text:p>
          </table:table-cell>
          <table:table-cell office:value-type="string" calcext:value-type="string">
            <text:p>second/download/CMake/CMake-old-new/Kitware_CMake_new_file_87.cpp</text:p>
          </table:table-cell>
          <table:table-cell office:value-type="string" calcext:value-type="string">
            <text:p>second/download/CMake/CMake-old-new/Kitware_CMake_old_hunk_172.cpp</text:p>
          </table:table-cell>
          <table:table-cell office:value-type="string" calcext:value-type="string">
            <text:p>second/download/CMake/CMake-old-new/Kitware_CMake_new_hunk_172.cpp</text:p>
          </table:table-cell>
          <table:table-cell office:value-type="string" calcext:value-type="string">
            <text:p>  archive_check_magic(_a, ARCHIVE_READ_MAGIC, ARCHIVE_STATE_NEW,</text:p>
            <text:p>                      "archive_read_support_format_rar");</text:p>
            <text:p/>
            <text:p>  rar = (struct rar *)malloc(sizeof(*rar));</text:p>
            <text:p>  if (rar == NULL)</text:p>
            <text:p>  {</text:p>
            <text:p>    archive_set_error(&amp;a-&gt;archive, ENOMEM, "Can't allocate rar data");</text:p>
            <text:p>    return (ARCHIVE_FATAL);</text:p>
            <text:p>  }</text:p>
            <text:p>  memset(rar, 0, sizeof(*rar));</text:p>
            <text:p/>
            <text:p>/*</text:p>
            <text:p> * Until enough data has been read, we cannot tell about</text:p>
            <text:p/>
          </table:table-cell>
          <table:table-cell office:value-type="string" calcext:value-type="string">
            <text:p>  archive_check_magic(_a, ARCHIVE_READ_MAGIC, ARCHIVE_STATE_NEW,</text:p>
            <text:p>                      "archive_read_support_format_rar");</text:p>
            <text:p/>
            <text:p>  rar = (struct rar *)calloc(sizeof(*rar), 1);</text:p>
            <text:p>  if (rar == NULL)</text:p>
            <text:p>  {</text:p>
            <text:p>    archive_set_error(&amp;a-&gt;archive, ENOMEM, "Can't allocate rar data");</text:p>
            <text:p>    return (ARCHIVE_FATAL);</text:p>
            <text:p>  }</text:p>
            <text:p/>
            <text:p>/*</text:p>
            <text:p> * Until enough data has been read, we cannot tell about</text:p>
            <text:p/>
          </table:table-cell>
          <table:table-cell table:number-columns-repeated="2" office:value-type="float" office:value="647" calcext:value-type="float">
            <text:p>64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tar.c</text:p>
          </table:table-cell>
          <table:table-cell office:value-type="string" calcext:value-type="string">
            <text:p>second/download/CMake/CMake-old-new/Kitware_CMake_old_file_88.cpp</text:p>
          </table:table-cell>
          <table:table-cell office:value-type="string" calcext:value-type="string">
            <text:p>second/download/CMake/CMake-old-new/Kitware_CMake_new_file_88.cpp</text:p>
          </table:table-cell>
          <table:table-cell office:value-type="string" calcext:value-type="string">
            <text:p>second/download/CMake/CMake-old-new/Kitware_CMake_old_hunk_173.cpp</text:p>
          </table:table-cell>
          <table:table-cell office:value-type="string" calcext:value-type="string">
            <text:p>second/download/CMake/CMake-old-new/Kitware_CMake_new_hunk_173.cpp</text:p>
          </table:table-cell>
          <table:table-cell office:value-type="string" calcext:value-type="string">
            <text:p>tar-&gt;sparse_gnu_pending = 0;</text:p>
            <text:p>/* Read initial sparse map. */</text:p>
            <text:p>bytes_read = gnu_sparse_10_read(a, tar, unconsumed);</text:p>
            <text:p>tar-&gt;entry_bytes_remaining -= bytes_read;</text:p>
            <text:p>if (bytes_read &lt; 0)</text:p>
            <text:p>return ((int)bytes_read);</text:p>
            <text:p>} else {</text:p>
            <text:p>archive_set_error(&amp;a-&gt;archive,</text:p>
            <text:p>    ARCHIVE_ERRNO_MISC,</text:p>
            <text:p/>
          </table:table-cell>
          <table:table-cell office:value-type="string" calcext:value-type="string">
            <text:p>tar-&gt;sparse_gnu_pending = 0;</text:p>
            <text:p>/* Read initial sparse map. */</text:p>
            <text:p>bytes_read = gnu_sparse_10_read(a, tar, unconsumed);</text:p>
            <text:p>if (bytes_read &lt; 0)</text:p>
            <text:p>return ((int)bytes_read);</text:p>
            <text:p>tar-&gt;entry_bytes_remaining -= bytes_read;</text:p>
            <text:p>} else {</text:p>
            <text:p>archive_set_error(&amp;a-&gt;archive,</text:p>
            <text:p>    ARCHIVE_ERRNO_MISC,</text:p>
            <text:p/>
          </table:table-cell>
          <table:table-cell office:value-type="float" office:value="793" calcext:value-type="float">
            <text:p>79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tar.c</text:p>
          </table:table-cell>
          <table:table-cell office:value-type="string" calcext:value-type="string">
            <text:p>second/download/CMake/CMake-old-new/Kitware_CMake_old_file_88.cpp</text:p>
          </table:table-cell>
          <table:table-cell office:value-type="string" calcext:value-type="string">
            <text:p>second/download/CMake/CMake-old-new/Kitware_CMake_new_file_88.cpp</text:p>
          </table:table-cell>
          <table:table-cell office:value-type="string" calcext:value-type="string">
            <text:p>second/download/CMake/CMake-old-new/Kitware_CMake_old_hunk_174.cpp</text:p>
          </table:table-cell>
          <table:table-cell office:value-type="string" calcext:value-type="string">
            <text:p>second/download/CMake/CMake-old-new/Kitware_CMake_new_hunk_174.cpp</text:p>
          </table:table-cell>
          <table:table-cell office:value-type="string" calcext:value-type="string">
            <text:p>switch ((int)type &amp; ~0777777) {</text:p>
            <text:p>case 01000000:</text:p>
            <text:p>/* POSIX.1e ACL */</text:p>
            <text:p>break;</text:p>
            <text:p>case 03000000:</text:p>
            <text:p>archive_set_error(&amp;a-&gt;archive, ARCHIVE_ERRNO_MISC,</text:p>
            <text:p>    "Solaris NFSv4 ACLs not supported");</text:p>
            <text:p>return (ARCHIVE_WARN);</text:p>
            <text:p>default:</text:p>
            <text:p>archive_set_error(&amp;a-&gt;archive, ARCHIVE_ERRNO_MISC,</text:p>
            <text:p>    "Malformed Solaris ACL attribute (unsupported type %o)",</text:p>
            <text:p/>
          </table:table-cell>
          <table:table-cell office:value-type="string" calcext:value-type="string">
            <text:p>switch ((int)type &amp; ~0777777) {</text:p>
            <text:p>case 01000000:</text:p>
            <text:p>/* POSIX.1e ACL */</text:p>
            <text:p>acl_type = ARCHIVE_ENTRY_ACL_TYPE_ACCESS;</text:p>
            <text:p>break;</text:p>
            <text:p>case 03000000:</text:p>
            <text:p>/* NFSv4 ACL */</text:p>
            <text:p>acl_type = ARCHIVE_ENTRY_ACL_TYPE_NFS4;</text:p>
            <text:p>break;</text:p>
            <text:p>default:</text:p>
            <text:p>archive_set_error(&amp;a-&gt;archive, ARCHIVE_ERRNO_MISC,</text:p>
            <text:p>    "Malformed Solaris ACL attribute (unsupported type %o)",</text:p>
            <text:p/>
          </table:table-cell>
          <table:table-cell office:value-type="float" office:value="935" calcext:value-type="float">
            <text:p>935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[5, 9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tar.c</text:p>
          </table:table-cell>
          <table:table-cell office:value-type="string" calcext:value-type="string">
            <text:p>second/download/CMake/CMake-old-new/Kitware_CMake_old_file_88.cpp</text:p>
          </table:table-cell>
          <table:table-cell office:value-type="string" calcext:value-type="string">
            <text:p>second/download/CMake/CMake-old-new/Kitware_CMake_new_file_88.cpp</text:p>
          </table:table-cell>
          <table:table-cell office:value-type="string" calcext:value-type="string">
            <text:p>second/download/CMake/CMake-old-new/Kitware_CMake_old_hunk_175.cpp</text:p>
          </table:table-cell>
          <table:table-cell office:value-type="string" calcext:value-type="string">
            <text:p>second/download/CMake/CMake-old-new/Kitware_CMake_new_hunk_175.cpp</text:p>
          </table:table-cell>
          <table:table-cell office:value-type="string" calcext:value-type="string">
            <text:p>return (ARCHIVE_FATAL);</text:p>
            <text:p>}</text:p>
            <text:p>archive_strncpy(&amp;(tar-&gt;localname), acl, p - acl);</text:p>
            <text:p>err = archive_acl_parse_l(archive_entry_acl(entry),</text:p>
            <text:p>    tar-&gt;localname.s, ARCHIVE_ENTRY_ACL_TYPE_ACCESS, tar-&gt;sconv_acl);</text:p>
            <text:p>if (err != ARCHIVE_OK) {</text:p>
            <text:p>if (errno == ENOMEM) {</text:p>
            <text:p>archive_set_error(&amp;a-&gt;archive, ENOMEM,</text:p>
            <text:p/>
          </table:table-cell>
          <table:table-cell office:value-type="string" calcext:value-type="string">
            <text:p>return (ARCHIVE_FATAL);</text:p>
            <text:p>}</text:p>
            <text:p>archive_strncpy(&amp;(tar-&gt;localname), acl, p - acl);</text:p>
            <text:p>err = archive_acl_from_text_l(archive_entry_acl(entry),</text:p>
            <text:p>    tar-&gt;localname.s, acl_type, tar-&gt;sconv_acl);</text:p>
            <text:p>if (err != ARCHIVE_OK) {</text:p>
            <text:p>if (errno == ENOMEM) {</text:p>
            <text:p>archive_set_error(&amp;a-&gt;archive, ENOMEM,</text:p>
            <text:p/>
          </table:table-cell>
          <table:table-cell office:value-type="float" office:value="968" calcext:value-type="float">
            <text:p>968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tar.c</text:p>
          </table:table-cell>
          <table:table-cell office:value-type="string" calcext:value-type="string">
            <text:p>second/download/CMake/CMake-old-new/Kitware_CMake_old_file_88.cpp</text:p>
          </table:table-cell>
          <table:table-cell office:value-type="string" calcext:value-type="string">
            <text:p>second/download/CMake/CMake-old-new/Kitware_CMake_new_file_88.cpp</text:p>
          </table:table-cell>
          <table:table-cell office:value-type="string" calcext:value-type="string">
            <text:p>second/download/CMake/CMake-old-new/Kitware_CMake_old_hunk_176.cpp</text:p>
          </table:table-cell>
          <table:table-cell office:value-type="string" calcext:value-type="string">
            <text:p>second/download/CMake/CMake-old-new/Kitware_CMake_new_hunk_176.cpp</text:p>
          </table:table-cell>
          <table:table-cell office:value-type="string" calcext:value-type="string">
            <text:p>if (tar-&gt;entry_bytes_remaining &lt; 0) {</text:p>
            <text:p>tar-&gt;entry_bytes_remaining = 0;</text:p>
            <text:p>archive_set_error(&amp;a-&gt;archive, ARCHIVE_ERRNO_MISC,</text:p>
            <text:p>    "Tar entry has negative size?");</text:p>
            <text:p>err = ARCHIVE_WARN;</text:p>
            <text:p>}</text:p>
            <text:p>tar-&gt;realsize = tar-&gt;entry_bytes_remaining;</text:p>
            <text:p>archive_entry_set_size(entry, tar-&gt;entry_bytes_remaining);</text:p>
            <text:p/>
          </table:table-cell>
          <table:table-cell office:value-type="string" calcext:value-type="string">
            <text:p>if (tar-&gt;entry_bytes_remaining &lt; 0) {</text:p>
            <text:p>tar-&gt;entry_bytes_remaining = 0;</text:p>
            <text:p>archive_set_error(&amp;a-&gt;archive, ARCHIVE_ERRNO_MISC,</text:p>
            <text:p>    "Tar entry has negative size");</text:p>
            <text:p>return (ARCHIVE_FATAL);</text:p>
            <text:p>}</text:p>
            <text:p>if (tar-&gt;entry_bytes_remaining == INT64_MAX) {</text:p>
            <text:p>/* Note: tar_atol returns INT64_MAX on overflow */</text:p>
            <text:p>tar-&gt;entry_bytes_remaining = 0;</text:p>
            <text:p>archive_set_error(&amp;a-&gt;archive, ARCHIVE_ERRNO_MISC,</text:p>
            <text:p>    "Tar entry size overflow");</text:p>
            <text:p>return (ARCHIVE_FATAL);</text:p>
            <text:p>}</text:p>
            <text:p>tar-&gt;realsize = tar-&gt;entry_bytes_remaining;</text:p>
            <text:p>archive_entry_set_size(entry, tar-&gt;entry_bytes_remaining);</text:p>
            <text:p/>
          </table:table-cell>
          <table:table-cell office:value-type="float" office:value="1128" calcext:value-type="float">
            <text:p>1128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tar.c</text:p>
          </table:table-cell>
          <table:table-cell office:value-type="string" calcext:value-type="string">
            <text:p>second/download/CMake/CMake-old-new/Kitware_CMake_old_file_88.cpp</text:p>
          </table:table-cell>
          <table:table-cell office:value-type="string" calcext:value-type="string">
            <text:p>second/download/CMake/CMake-old-new/Kitware_CMake_new_file_88.cpp</text:p>
          </table:table-cell>
          <table:table-cell office:value-type="string" calcext:value-type="string">
            <text:p>second/download/CMake/CMake-old-new/Kitware_CMake_old_hunk_177.cpp</text:p>
          </table:table-cell>
          <table:table-cell office:value-type="string" calcext:value-type="string">
            <text:p>second/download/CMake/CMake-old-new/Kitware_CMake_new_hunk_177.cpp</text:p>
          </table:table-cell>
          <table:table-cell office:value-type="string" calcext:value-type="string">
            <text:p>case 'S':</text:p>
            <text:p>/* We support some keys used by the "star" archiver */</text:p>
            <text:p>if (strcmp(key, "SCHILY.acl.access") == 0) {</text:p>
            <text:p>if (tar-&gt;sconv_acl == NULL) {</text:p>
            <text:p>tar-&gt;sconv_acl =</text:p>
            <text:p>    archive_string_conversion_from_charset(</text:p>
            <text:p>&amp;(a-&gt;archive), "UTF-8", 1);</text:p>
            <text:p>if (tar-&gt;sconv_acl == NULL)</text:p>
            <text:p>return (ARCHIVE_FATAL);</text:p>
            <text:p>}</text:p>
            <text:p/>
            <text:p>r = archive_acl_parse_l(archive_entry_acl(entry),</text:p>
            <text:p>    value, ARCHIVE_ENTRY_ACL_TYPE_ACCESS,</text:p>
            <text:p>    tar-&gt;sconv_acl);</text:p>
            <text:p>if (r != ARCHIVE_OK) {</text:p>
            <text:p>err = r;</text:p>
            <text:p>if (err == ARCHIVE_FATAL) {</text:p>
            <text:p>archive_set_error(&amp;a-&gt;archive, ENOMEM,</text:p>
            <text:p>    "Can't allocate memory for "</text:p>
            <text:p>    "SCHILY.acl.access");</text:p>
            <text:p>return (err);</text:p>
            <text:p>}</text:p>
            <text:p>archive_set_error(&amp;a-&gt;archive,</text:p>
            <text:p>    ARCHIVE_ERRNO_MISC,</text:p>
            <text:p>    "Parse error: SCHILY.acl.access");</text:p>
            <text:p>}</text:p>
            <text:p>} else if (strcmp(key, "SCHILY.acl.default") == 0) {</text:p>
            <text:p>if (tar-&gt;sconv_acl == NULL) {</text:p>
            <text:p>tar-&gt;sconv_acl =</text:p>
            <text:p>    archive_string_conversion_from_charset(</text:p>
            <text:p>&amp;(a-&gt;archive), "UTF-8", 1);</text:p>
            <text:p>if (tar-&gt;sconv_acl == NULL)</text:p>
            <text:p>return (ARCHIVE_FATAL);</text:p>
            <text:p>}</text:p>
            <text:p/>
            <text:p>r = archive_acl_parse_l(archive_entry_acl(entry),</text:p>
            <text:p>    value, ARCHIVE_ENTRY_ACL_TYPE_DEFAULT,</text:p>
            <text:p>    tar-&gt;sconv_acl);</text:p>
            <text:p>if (r != ARCHIVE_OK) {</text:p>
            <text:p>err = r;</text:p>
            <text:p>if (err == ARCHIVE_FATAL) {</text:p>
            <text:p>archive_set_error(&amp;a-&gt;archive, ENOMEM,</text:p>
            <text:p>    "Can't allocate memory for "</text:p>
            <text:p>    "SCHILY.acl.default");</text:p>
            <text:p>return (err);</text:p>
            <text:p>}</text:p>
            <text:p>archive_set_error(&amp;a-&gt;archive,</text:p>
            <text:p>    ARCHIVE_ERRNO_MISC,</text:p>
            <text:p>    "Parse error: SCHILY.acl.default");</text:p>
            <text:p>}</text:p>
            <text:p>} else if (strcmp(key, "SCHILY.devmajor") == 0) {</text:p>
            <text:p>archive_entry_set_rdevmajor(entry,</text:p>
            <text:p>    (dev_t)tar_atol10(value, strlen(value)));</text:p>
            <text:p/>
          </table:table-cell>
          <table:table-cell office:value-type="string" calcext:value-type="string">
            <text:p>case 'S':</text:p>
            <text:p>/* We support some keys used by the "star" archiver */</text:p>
            <text:p>if (strcmp(key, "SCHILY.acl.access") == 0) {</text:p>
            <text:p>r = pax_attribute_acl(a, tar, entry, value,</text:p>
            <text:p>    ARCHIVE_ENTRY_ACL_TYPE_ACCESS);</text:p>
            <text:p>if (r == ARCHIVE_FATAL)</text:p>
            <text:p>return (r);</text:p>
            <text:p>} else if (strcmp(key, "SCHILY.acl.default") == 0) {</text:p>
            <text:p>r = pax_attribute_acl(a, tar, entry, value,</text:p>
            <text:p>    ARCHIVE_ENTRY_ACL_TYPE_DEFAULT);</text:p>
            <text:p>if (r == ARCHIVE_FATAL)</text:p>
            <text:p>return (r);</text:p>
            <text:p>} else if (strcmp(key, "SCHILY.acl.ace") == 0) {</text:p>
            <text:p>r = pax_attribute_acl(a, tar, entry, value,</text:p>
            <text:p>    ARCHIVE_ENTRY_ACL_TYPE_NFS4);</text:p>
            <text:p>if (r == ARCHIVE_FATAL)</text:p>
            <text:p>return (r);</text:p>
            <text:p>} else if (strcmp(key, "SCHILY.devmajor") == 0) {</text:p>
            <text:p>archive_entry_set_rdevmajor(entry,</text:p>
            <text:p>    (dev_t)tar_atol10(value, strlen(value)));</text:p>
            <text:p/>
          </table:table-cell>
          <table:table-cell office:value-type="float" office:value="1803" calcext:value-type="float">
            <text:p>180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[17, 22, 41, 46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tar.c</text:p>
          </table:table-cell>
          <table:table-cell office:value-type="string" calcext:value-type="string">
            <text:p>second/download/CMake/CMake-old-new/Kitware_CMake_old_file_88.cpp</text:p>
          </table:table-cell>
          <table:table-cell office:value-type="string" calcext:value-type="string">
            <text:p>second/download/CMake/CMake-old-new/Kitware_CMake_new_file_88.cpp</text:p>
          </table:table-cell>
          <table:table-cell office:value-type="string" calcext:value-type="string">
            <text:p>second/download/CMake/CMake-old-new/Kitware_CMake_old_hunk_178.cpp</text:p>
          </table:table-cell>
          <table:table-cell office:value-type="string" calcext:value-type="string">
            <text:p>second/download/CMake/CMake-old-new/Kitware_CMake_new_hunk_178.cpp</text:p>
          </table:table-cell>
          <table:table-cell office:value-type="string" calcext:value-type="string">
            <text:p>{</text:p>
            <text:p>struct sparse_block *p;</text:p>
            <text:p/>
            <text:p>p = (struct sparse_block *)malloc(sizeof(*p));</text:p>
            <text:p>if (p == NULL) {</text:p>
            <text:p>archive_set_error(&amp;a-&gt;archive, ENOMEM, "Out of memory");</text:p>
            <text:p>return (ARCHIVE_FATAL);</text:p>
            <text:p>}</text:p>
            <text:p>memset(p, 0, sizeof(*p));</text:p>
            <text:p>if (tar-&gt;sparse_last != NULL)</text:p>
            <text:p>tar-&gt;sparse_last-&gt;next = p;</text:p>
            <text:p>else</text:p>
            <text:p/>
          </table:table-cell>
          <table:table-cell office:value-type="string" calcext:value-type="string">
            <text:p>{</text:p>
            <text:p>struct sparse_block *p;</text:p>
            <text:p/>
            <text:p>p = (struct sparse_block *)calloc(1, sizeof(*p));</text:p>
            <text:p>if (p == NULL) {</text:p>
            <text:p>archive_set_error(&amp;a-&gt;archive, ENOMEM, "Out of memory");</text:p>
            <text:p>return (ARCHIVE_FATAL);</text:p>
            <text:p>}</text:p>
            <text:p>if (tar-&gt;sparse_last != NULL)</text:p>
            <text:p>tar-&gt;sparse_last-&gt;next = p;</text:p>
            <text:p>else</text:p>
            <text:p/>
          </table:table-cell>
          <table:table-cell office:value-type="float" office:value="2116" calcext:value-type="float">
            <text:p>2116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warc.c</text:p>
          </table:table-cell>
          <table:table-cell office:value-type="string" calcext:value-type="string">
            <text:p>second/download/CMake/CMake-old-new/Kitware_CMake_old_file_89.cpp</text:p>
          </table:table-cell>
          <table:table-cell office:value-type="string" calcext:value-type="string">
            <text:p>second/download/CMake/CMake-old-new/Kitware_CMake_new_file_89.cpp</text:p>
          </table:table-cell>
          <table:table-cell office:value-type="string" calcext:value-type="string">
            <text:p>second/download/CMake/CMake-old-new/Kitware_CMake_old_hunk_179.cpp</text:p>
          </table:table-cell>
          <table:table-cell office:value-type="string" calcext:value-type="string">
            <text:p>second/download/CMake/CMake-old-new/Kitware_CMake_new_hunk_179.cpp</text:p>
          </table:table-cell>
          <table:table-cell office:value-type="string" calcext:value-type="string">
            <text:p>archive_check_magic(_a, ARCHIVE_READ_MAGIC,</text:p>
            <text:p>    ARCHIVE_STATE_NEW, "archive_read_support_format_warc");</text:p>
            <text:p/>
            <text:p>if ((w = malloc(sizeof(*w))) == NULL) {</text:p>
            <text:p>archive_set_error(&amp;a-&gt;archive, ENOMEM,</text:p>
            <text:p>    "Can't allocate warc data");</text:p>
            <text:p>return (ARCHIVE_FATAL);</text:p>
            <text:p>}</text:p>
            <text:p>memset(w, 0, sizeof(*w));</text:p>
            <text:p/>
            <text:p>r = __archive_read_register_format(</text:p>
            <text:p>a, w, "warc",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warc");</text:p>
            <text:p/>
            <text:p>if ((w = calloc(1, sizeof(*w))) == NULL) {</text:p>
            <text:p>archive_set_error(&amp;a-&gt;archive, ENOMEM,</text:p>
            <text:p>    "Can't allocate warc data");</text:p>
            <text:p>return (ARCHIVE_FATAL);</text:p>
            <text:p>}</text:p>
            <text:p/>
            <text:p>r = __archive_read_register_format(</text:p>
            <text:p>a, w, "warc",</text:p>
            <text:p/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warc.c</text:p>
          </table:table-cell>
          <table:table-cell office:value-type="string" calcext:value-type="string">
            <text:p>second/download/CMake/CMake-old-new/Kitware_CMake_old_file_89.cpp</text:p>
          </table:table-cell>
          <table:table-cell office:value-type="string" calcext:value-type="string">
            <text:p>second/download/CMake/CMake-old-new/Kitware_CMake_new_file_89.cpp</text:p>
          </table:table-cell>
          <table:table-cell office:value-type="string" calcext:value-type="string">
            <text:p>second/download/CMake/CMake-old-new/Kitware_CMake_old_hunk_180.cpp</text:p>
          </table:table-cell>
          <table:table-cell office:value-type="string" calcext:value-type="string">
            <text:p>second/download/CMake/CMake-old-new/Kitware_CMake_new_hunk_180.cpp</text:p>
          </table:table-cell>
          <table:table-cell office:value-type="string" calcext:value-type="string">
            <text:p>&amp;a-&gt;archive, ARCHIVE_ERRNO_MISC,</text:p>
            <text:p>"Bad record header");</text:p>
            <text:p>return (ARCHIVE_FATAL);</text:p>
            <text:p>} else if ((ver = _warc_rdver(buf, eoh - buf)) &gt; 10000U) {</text:p>
            <text:p>/* nawww, I wish they promised backward compatibility</text:p>
            <text:p> * anyhoo, in their infinite wisdom the 28500 guys might</text:p>
            <text:p> * come up with something we can't possibly handle so</text:p>
            <text:p> * best end things here */</text:p>
            <text:p>archive_set_error(</text:p>
            <text:p>&amp;a-&gt;archive, ARCHIVE_ERRNO_MISC,</text:p>
            <text:p>"Unsupported record version");</text:p>
            <text:p>return (ARCHIVE_FATAL);</text:p>
            <text:p>} else if ((cntlen = _warc_rdlen(buf, eoh - buf)) &lt; 0) {</text:p>
            <text:p>/* nightmare!  the specs say content-length is mandatory</text:p>
            <text:p> * so I don't feel overly bad stopping the reader here */</text:p>
            <text:p>archive_set_error(</text:p>
            <text:p>&amp;a-&gt;archive, EINVAL,</text:p>
            <text:p>"Bad content length");</text:p>
            <text:p>return (ARCHIVE_FATAL);</text:p>
            <text:p>} else if ((rtime = _warc_rdrtm(buf, eoh - buf)) == (time_t)-1) {</text:p>
            <text:p>/* record time is mandatory as per WARC/1.0,</text:p>
            <text:p> * so just barf here, fast and loud */</text:p>
            <text:p>archive_set_error(</text:p>
            <text:p/>
          </table:table-cell>
          <table:table-cell office:value-type="string" calcext:value-type="string">
            <text:p>&amp;a-&gt;archive, ARCHIVE_ERRNO_MISC,</text:p>
            <text:p>"Bad record header");</text:p>
            <text:p>return (ARCHIVE_FATAL);</text:p>
            <text:p>}</text:p>
            <text:p>ver = _warc_rdver(buf, eoh - buf);</text:p>
            <text:p>/* we currently support WARC 0.12 to 1.0 */</text:p>
            <text:p>if (ver == 0U) {</text:p>
            <text:p>archive_set_error(</text:p>
            <text:p>&amp;a-&gt;archive, ARCHIVE_ERRNO_MISC,</text:p>
            <text:p>"Invalid record version");</text:p>
            <text:p>return (ARCHIVE_FATAL);</text:p>
            <text:p>} else if (ver &lt; 1200U || ver &gt; 10000U) {</text:p>
            <text:p>archive_set_error(</text:p>
            <text:p>&amp;a-&gt;archive, ARCHIVE_ERRNO_MISC,</text:p>
            <text:p>"Unsupported record version: %u.%u",</text:p>
            <text:p>ver / 10000, (ver % 10000) / 100);</text:p>
            <text:p>return (ARCHIVE_FATAL);</text:p>
            <text:p>}</text:p>
            <text:p>cntlen = _warc_rdlen(buf, eoh - buf);</text:p>
            <text:p>if (cntlen &lt; 0) {</text:p>
            <text:p>/* nightmare!  the specs say content-length is mandatory</text:p>
            <text:p> * so I don't feel overly bad stopping the reader here */</text:p>
            <text:p>archive_set_error(</text:p>
            <text:p>&amp;a-&gt;archive, EINVAL,</text:p>
            <text:p>"Bad content length");</text:p>
            <text:p>return (ARCHIVE_FATAL);</text:p>
            <text:p>}</text:p>
            <text:p>rtime = _warc_rdrtm(buf, eoh - buf);</text:p>
            <text:p>if (rtime == (time_t)-1) {</text:p>
            <text:p>/* record time is mandatory as per WARC/1.0,</text:p>
            <text:p> * so just barf here, fast and loud */</text:p>
            <text:p>archive_set_error(</text:p>
            <text:p/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[8, 15, 2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warc.c</text:p>
          </table:table-cell>
          <table:table-cell office:value-type="string" calcext:value-type="string">
            <text:p>second/download/CMake/CMake-old-new/Kitware_CMake_old_file_89.cpp</text:p>
          </table:table-cell>
          <table:table-cell office:value-type="string" calcext:value-type="string">
            <text:p>second/download/CMake/CMake-old-new/Kitware_CMake_new_file_89.cpp</text:p>
          </table:table-cell>
          <table:table-cell office:value-type="string" calcext:value-type="string">
            <text:p>second/download/CMake/CMake-old-new/Kitware_CMake_old_hunk_181.cpp</text:p>
          </table:table-cell>
          <table:table-cell office:value-type="string" calcext:value-type="string">
            <text:p>second/download/CMake/CMake-old-new/Kitware_CMake_new_hunk_181.cpp</text:p>
          </table:table-cell>
          <table:table-cell office:value-type="string" calcext:value-type="string">
            <text:p>if (ver != w-&gt;pver) {</text:p>
            <text:p>/* stringify this entry's version */</text:p>
            <text:p>archive_string_sprintf(&amp;w-&gt;sver,</text:p>
            <text:p>"WARC/%u.%u", ver / 10000, ver % 10000);</text:p>
            <text:p>/* remember the version */</text:p>
            <text:p>w-&gt;pver = ver;</text:p>
            <text:p>}</text:p>
            <text:p/>
          </table:table-cell>
          <table:table-cell office:value-type="string" calcext:value-type="string">
            <text:p>if (ver != w-&gt;pver) {</text:p>
            <text:p>/* stringify this entry's version */</text:p>
            <text:p>archive_string_sprintf(&amp;w-&gt;sver,</text:p>
            <text:p>"WARC/%u.%u", ver / 10000, (ver % 10000) / 100);</text:p>
            <text:p>/* remember the version */</text:p>
            <text:p>w-&gt;pver = ver;</text:p>
            <text:p>}</text:p>
            <text:p/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xar.c</text:p>
          </table:table-cell>
          <table:table-cell office:value-type="string" calcext:value-type="string">
            <text:p>second/download/CMake/CMake-old-new/Kitware_CMake_old_file_90.cpp</text:p>
          </table:table-cell>
          <table:table-cell office:value-type="string" calcext:value-type="string">
            <text:p>second/download/CMake/CMake-old-new/Kitware_CMake_new_file_90.cpp</text:p>
          </table:table-cell>
          <table:table-cell office:value-type="string" calcext:value-type="string">
            <text:p>second/download/CMake/CMake-old-new/Kitware_CMake_old_hunk_182.cpp</text:p>
          </table:table-cell>
          <table:table-cell office:value-type="string" calcext:value-type="string">
            <text:p>second/download/CMake/CMake-old-new/Kitware_CMake_new_hunk_182.cpp</text:p>
          </table:table-cell>
          <table:table-cell office:value-type="string" calcext:value-type="string">
            <text:p>xar-&gt;lzstream.total_in = 0;</text:p>
            <text:p>xar-&gt;lzstream.total_out = 0;</text:p>
            <text:p>break;</text:p>
            <text:p>#elif defined(HAVE_LZMADEC_H) &amp;&amp; defined(HAVE_LIBLZMADEC)</text:p>
            <text:p>case LZMA:</text:p>
            <text:p>if (xar-&gt;lzstream_valid)</text:p>
            <text:p>lzmadec_end(&amp;(xar-&gt;lzstream));</text:p>
            <text:p>r = lzmadec_init(&amp;(xar-&gt;lzstream));</text:p>
            <text:p>if (r != LZMADEC_OK) {</text:p>
            <text:p>switch (r) {</text:p>
            <text:p>case LZMADEC_HEADER_ERROR:</text:p>
            <text:p>archive_set_error(&amp;a-&gt;archive,</text:p>
            <text:p>    ARCHIVE_ERRNO_MISC,</text:p>
            <text:p>    "Internal error initializing "</text:p>
            <text:p>    "compression library: "</text:p>
            <text:p>    "invalid header");</text:p>
            <text:p>break;</text:p>
            <text:p>case LZMADEC_MEM_ERROR:</text:p>
            <text:p>archive_set_error(&amp;a-&gt;archive,</text:p>
            <text:p>    ENOMEM,</text:p>
            <text:p>    "Internal error initializing "</text:p>
            <text:p>    "compression library: "</text:p>
            <text:p>    "out of memory");</text:p>
            <text:p>break;</text:p>
            <text:p>}</text:p>
            <text:p>return (ARCHIVE_FATAL);</text:p>
            <text:p>}</text:p>
            <text:p>xar-&gt;lzstream_valid = 1;</text:p>
            <text:p>xar-&gt;lzstream.total_in = 0;</text:p>
            <text:p>xar-&gt;lzstream.total_out = 0;</text:p>
            <text:p>break;</text:p>
            <text:p>#endif</text:p>
            <text:p>/*</text:p>
            <text:p> * Unsupported compression.</text:p>
            <text:p/>
          </table:table-cell>
          <table:table-cell office:value-type="string" calcext:value-type="string">
            <text:p>xar-&gt;lzstream.total_in = 0;</text:p>
            <text:p>xar-&gt;lzstream.total_out = 0;</text:p>
            <text:p>break;</text:p>
            <text:p>#endif</text:p>
            <text:p>/*</text:p>
            <text:p> * Unsupported compression.</text:p>
            <text:p/>
          </table:table-cell>
          <table:table-cell office:value-type="float" office:value="1526" calcext:value-type="float">
            <text:p>1526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[11, 18]</text:p>
          </table:table-cell>
          <table:table-cell office:value-type="string" calcext:value-type="string">
            <text:p>[]</text:p>
          </table:table-cell>
        </table:table-row>
        <table:table-row table:style-name="ro25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xar.c</text:p>
          </table:table-cell>
          <table:table-cell office:value-type="string" calcext:value-type="string">
            <text:p>second/download/CMake/CMake-old-new/Kitware_CMake_old_file_90.cpp</text:p>
          </table:table-cell>
          <table:table-cell office:value-type="string" calcext:value-type="string">
            <text:p>second/download/CMake/CMake-old-new/Kitware_CMake_new_file_90.cpp</text:p>
          </table:table-cell>
          <table:table-cell office:value-type="string" calcext:value-type="string">
            <text:p>second/download/CMake/CMake-old-new/Kitware_CMake_old_hunk_183.cpp</text:p>
          </table:table-cell>
          <table:table-cell office:value-type="string" calcext:value-type="string">
            <text:p>second/download/CMake/CMake-old-new/Kitware_CMake_new_hunk_183.cpp</text:p>
          </table:table-cell>
          <table:table-cell office:value-type="string" calcext:value-type="string">
            <text:p>*used = avail_in - xar-&gt;lzstream.avail_in;</text:p>
            <text:p>*outbytes = avail_out - xar-&gt;lzstream.avail_out;</text:p>
            <text:p>break;</text:p>
            <text:p>#elif defined(HAVE_LZMADEC_H) &amp;&amp; defined(HAVE_LIBLZMADEC)</text:p>
            <text:p>case LZMA:</text:p>
            <text:p>xar-&gt;lzstream.next_in = (unsigned char *)(uintptr_t)b;</text:p>
            <text:p>xar-&gt;lzstream.avail_in = avail_in;</text:p>
            <text:p>xar-&gt;lzstream.next_out = (unsigned char *)outbuff;</text:p>
            <text:p>xar-&gt;lzstream.avail_out = avail_out;</text:p>
            <text:p>r = lzmadec_decode(&amp;(xar-&gt;lzstream), 0);</text:p>
            <text:p>switch (r) {</text:p>
            <text:p>case LZMADEC_STREAM_END: /* Found end of stream. */</text:p>
            <text:p>switch (lzmadec_end(&amp;(xar-&gt;lzstream))) {</text:p>
            <text:p>case LZMADEC_OK:</text:p>
            <text:p>break;</text:p>
            <text:p>default:</text:p>
            <text:p>archive_set_error(&amp;(a-&gt;archive),</text:p>
            <text:p>    ARCHIVE_ERRNO_MISC,</text:p>
            <text:p>    "Failed to clean up lzmadec decompressor");</text:p>
            <text:p>return (ARCHIVE_FATAL);</text:p>
            <text:p>}</text:p>
            <text:p>xar-&gt;lzstream_valid = 0;</text:p>
            <text:p>/* FALLTHROUGH */</text:p>
            <text:p>case LZMADEC_OK: /* Decompressor made some progress. */</text:p>
            <text:p>break;</text:p>
            <text:p>default:</text:p>
            <text:p>archive_set_error(&amp;(a-&gt;archive),</text:p>
            <text:p>    ARCHIVE_ERRNO_MISC,</text:p>
            <text:p>    "lzmadec decompression failed(%d)",</text:p>
            <text:p>    r);</text:p>
            <text:p>return (ARCHIVE_FATAL);</text:p>
            <text:p>}</text:p>
            <text:p>*used = avail_in - xar-&gt;lzstream.avail_in;</text:p>
            <text:p>*outbytes = avail_out - xar-&gt;lzstream.avail_out;</text:p>
            <text:p>break;</text:p>
            <text:p>#endif</text:p>
            <text:p>#if !defined(HAVE_BZLIB_H) || !defined(BZ_CONFIG_ERROR)</text:p>
            <text:p>case BZIP2:</text:p>
            <text:p>#endif</text:p>
            <text:p>#if !defined(HAVE_LZMA_H) || !defined(HAVE_LIBLZMA)</text:p>
            <text:p>#if !defined(HAVE_LZMADEC_H) || !defined(HAVE_LIBLZMADEC)</text:p>
            <text:p>case LZMA:</text:p>
            <text:p>#endif</text:p>
            <text:p>case XZ:</text:p>
            <text:p>#endif</text:p>
            <text:p>case NONE:</text:p>
            <text:p/>
          </table:table-cell>
          <table:table-cell office:value-type="string" calcext:value-type="string">
            <text:p>*used = avail_in - xar-&gt;lzstream.avail_in;</text:p>
            <text:p>*outbytes = avail_out - xar-&gt;lzstream.avail_out;</text:p>
            <text:p>break;</text:p>
            <text:p>#endif</text:p>
            <text:p>#if !defined(HAVE_BZLIB_H) || !defined(BZ_CONFIG_ERROR)</text:p>
            <text:p>case BZIP2:</text:p>
            <text:p>#endif</text:p>
            <text:p>#if !defined(HAVE_LZMA_H) || !defined(HAVE_LIBLZMA)</text:p>
            <text:p>case LZMA:</text:p>
            <text:p>case XZ:</text:p>
            <text:p>#endif</text:p>
            <text:p>case NONE:</text:p>
            <text:p/>
          </table:table-cell>
          <table:table-cell office:value-type="float" office:value="1685" calcext:value-type="float">
            <text:p>1685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[16, 26]</text:p>
          </table:table-cell>
          <table:table-cell office:value-type="string" calcext:value-type="string">
            <text:p>[]</text:p>
          </table:table-cell>
        </table:table-row>
        <table:table-row table:style-name="ro26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91.cpp</text:p>
          </table:table-cell>
          <table:table-cell office:value-type="string" calcext:value-type="string">
            <text:p>second/download/CMake/CMake-old-new/Kitware_CMake_new_file_91.cpp</text:p>
          </table:table-cell>
          <table:table-cell office:value-type="string" calcext:value-type="string">
            <text:p>second/download/CMake/CMake-old-new/Kitware_CMake_old_hunk_184.cpp</text:p>
          </table:table-cell>
          <table:table-cell office:value-type="string" calcext:value-type="string">
            <text:p>second/download/CMake/CMake-old-new/Kitware_CMake_new_hunk_184.cpp</text:p>
          </table:table-cell>
          <table:table-cell office:value-type="string" calcext:value-type="string">
            <text:p> *id1눬떭�  id2눬떭� ...</text:p>
            <text:p> *  triplets.  id and size are 2 bytes each.</text:p>
            <text:p> */</text:p>
            <text:p>static void</text:p>
            <text:p>process_extra(const char *p, size_t extra_length, struct zip_entry* zip_entry)</text:p>
            <text:p>{</text:p>
            <text:p>unsigned offset = 0;</text:p>
            <text:p/>
            <text:p>while (offset &lt; extra_length - 4) {</text:p>
            <text:p>unsigned short headerid = archive_le16dec(p  offset);</text:p>
            <text:p>unsigned short datasize = archive_le16dec(p  offset  2);</text:p>
            <text:p/>
            <text:p>offset = 4;</text:p>
            <text:p>if (offset  datasize &gt; extra_length) {</text:p>
            <text:p>break;</text:p>
            <text:p>}</text:p>
            <text:p>#ifdef DEBUG</text:p>
            <text:p>fprintf(stderr, "Header id 0x%04x, length %d\n",</text:p>
            <text:p/>
          </table:table-cell>
          <table:table-cell office:value-type="string" calcext:value-type="string">
            <text:p> *id1눬떭�  id2눬떭� ...</text:p>
            <text:p> *  triplets.  id and size are 2 bytes each.</text:p>
            <text:p> */</text:p>
            <text:p>static int</text:p>
            <text:p>process_extra(struct archive_read *a, const char *p, size_t extra_length, struct zip_entry* zip_entry)</text:p>
            <text:p>{</text:p>
            <text:p>unsigned offset = 0;</text:p>
            <text:p/>
            <text:p>if (extra_length == 0) {</text:p>
            <text:p>return ARCHIVE_OK;</text:p>
            <text:p>}</text:p>
            <text:p/>
            <text:p>if (extra_length &lt; 4) {</text:p>
            <text:p>archive_set_error(&amp;a-&gt;archive, ARCHIVE_ERRNO_FILE_FORMAT,</text:p>
            <text:p>    "Too-small extra data: Need at least 4 bytes, but only found %d bytes", (int)extra_length);</text:p>
            <text:p>return ARCHIVE_FAILED;</text:p>
            <text:p>}</text:p>
            <text:p>while (offset &lt;= extra_length - 4) {</text:p>
            <text:p>unsigned short headerid = archive_le16dec(p  offset);</text:p>
            <text:p>unsigned short datasize = archive_le16dec(p  offset  2);</text:p>
            <text:p/>
            <text:p>offset = 4;</text:p>
            <text:p>if (offset  datasize &gt; extra_length) {</text:p>
            <text:p>archive_set_error(&amp;a-&gt;archive, ARCHIVE_ERRNO_FILE_FORMAT,</text:p>
            <text:p>    "Extra data overflow: Need %d bytes but only found %d bytes",</text:p>
            <text:p>    (int)datasize, (int)(extra_length - offset));</text:p>
            <text:p>return ARCHIVE_FAILED;</text:p>
            <text:p>}</text:p>
            <text:p>#ifdef DEBUG</text:p>
            <text:p>fprintf(stderr, "Header id 0x%04x, length %d\n",</text:p>
            <text:p/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91.cpp</text:p>
          </table:table-cell>
          <table:table-cell office:value-type="string" calcext:value-type="string">
            <text:p>second/download/CMake/CMake-old-new/Kitware_CMake_new_file_91.cpp</text:p>
          </table:table-cell>
          <table:table-cell office:value-type="string" calcext:value-type="string">
            <text:p>second/download/CMake/CMake-old-new/Kitware_CMake_old_hunk_185.cpp</text:p>
          </table:table-cell>
          <table:table-cell office:value-type="string" calcext:value-type="string">
            <text:p>second/download/CMake/CMake-old-new/Kitware_CMake_new_hunk_185.cpp</text:p>
          </table:table-cell>
          <table:table-cell office:value-type="string" calcext:value-type="string">
            <text:p>}</text:p>
            <text:p>offset = datasize;</text:p>
            <text:p>}</text:p>
            <text:p>#ifdef DEBUG</text:p>
            <text:p>if (offset != extra_length)</text:p>
            <text:p>{</text:p>
            <text:p>fprintf(stderr,</text:p>
            <text:p>    "Extra data field contents do not match reported size!\n");</text:p>
            <text:p>}</text:p>
            <text:p>#endif</text:p>
            <text:p>}</text:p>
            <text:p/>
            <text:p>/*</text:p>
            <text:p/>
          </table:table-cell>
          <table:table-cell office:value-type="string" calcext:value-type="string">
            <text:p>}</text:p>
            <text:p>offset = datasize;</text:p>
            <text:p>}</text:p>
            <text:p>if (offset != extra_length) {</text:p>
            <text:p>archive_set_error(&amp;a-&gt;archive, ARCHIVE_ERRNO_FILE_FORMAT,</text:p>
            <text:p>    "Malformed extra data: Consumed %d bytes of %d bytes",</text:p>
            <text:p>    (int)offset, (int)extra_length);</text:p>
            <text:p>return ARCHIVE_FAILED;</text:p>
            <text:p>}</text:p>
            <text:p>return ARCHIVE_OK;</text:p>
            <text:p>}</text:p>
            <text:p/>
            <text:p>/*</text:p>
            <text:p/>
          </table:table-cell>
          <table:table-cell office:value-type="float" office:value="715" calcext:value-type="float">
            <text:p>715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91.cpp</text:p>
          </table:table-cell>
          <table:table-cell office:value-type="string" calcext:value-type="string">
            <text:p>second/download/CMake/CMake-old-new/Kitware_CMake_new_file_91.cpp</text:p>
          </table:table-cell>
          <table:table-cell office:value-type="string" calcext:value-type="string">
            <text:p>second/download/CMake/CMake-old-new/Kitware_CMake_old_hunk_186.cpp</text:p>
          </table:table-cell>
          <table:table-cell office:value-type="string" calcext:value-type="string">
            <text:p>second/download/CMake/CMake-old-new/Kitware_CMake_new_hunk_186.cpp</text:p>
          </table:table-cell>
          <table:table-cell office:value-type="string" calcext:value-type="string">
            <text:p>    &amp;&amp; bytes_avail &gt; zip-&gt;entry_bytes_remaining) {</text:p>
            <text:p>bytes_avail = (ssize_t)zip-&gt;entry_bytes_remaining;</text:p>
            <text:p>}</text:p>
            <text:p>if (bytes_avail &lt;= 0) {</text:p>
            <text:p>archive_set_error(&amp;a-&gt;archive, ARCHIVE_ERRNO_FILE_FORMAT,</text:p>
            <text:p>    "Truncated ZIP file body");</text:p>
            <text:p>return (ARCHIVE_FATAL);</text:p>
            <text:p/>
          </table:table-cell>
          <table:table-cell office:value-type="string" calcext:value-type="string">
            <text:p>    &amp;&amp; bytes_avail &gt; zip-&gt;entry_bytes_remaining) {</text:p>
            <text:p>bytes_avail = (ssize_t)zip-&gt;entry_bytes_remaining;</text:p>
            <text:p>}</text:p>
            <text:p>if (bytes_avail &lt; 0) {</text:p>
            <text:p>archive_set_error(&amp;a-&gt;archive, ARCHIVE_ERRNO_FILE_FORMAT,</text:p>
            <text:p>    "Truncated ZIP file body");</text:p>
            <text:p>return (ARCHIVE_FATAL);</text:p>
            <text:p/>
          </table:table-cell>
          <table:table-cell office:value-type="float" office:value="1293" calcext:value-type="float">
            <text:p>129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91.cpp</text:p>
          </table:table-cell>
          <table:table-cell office:value-type="string" calcext:value-type="string">
            <text:p>second/download/CMake/CMake-old-new/Kitware_CMake_new_file_91.cpp</text:p>
          </table:table-cell>
          <table:table-cell office:value-type="string" calcext:value-type="string">
            <text:p>second/download/CMake/CMake-old-new/Kitware_CMake_old_hunk_187.cpp</text:p>
          </table:table-cell>
          <table:table-cell office:value-type="string" calcext:value-type="string">
            <text:p>second/download/CMake/CMake-old-new/Kitware_CMake_new_hunk_187.cpp</text:p>
          </table:table-cell>
          <table:table-cell office:value-type="string" calcext:value-type="string">
            <text:p>case 0x6720:/* Blowfish */</text:p>
            <text:p>case 0x6721:/* Twofish */</text:p>
            <text:p>case 0x6801:/* RC4 */</text:p>
            <text:p>/* Suuported encryption algorithm. */</text:p>
            <text:p>break;</text:p>
            <text:p>default:</text:p>
            <text:p>archive_set_error(&amp;a-&gt;archive,</text:p>
            <text:p/>
          </table:table-cell>
          <table:table-cell office:value-type="string" calcext:value-type="string">
            <text:p>case 0x6720:/* Blowfish */</text:p>
            <text:p>case 0x6721:/* Twofish */</text:p>
            <text:p>case 0x6801:/* RC4 */</text:p>
            <text:p>/* Supported encryption algorithm. */</text:p>
            <text:p>break;</text:p>
            <text:p>default:</text:p>
            <text:p>archive_set_error(&amp;a-&gt;archive,</text:p>
            <text:p/>
          </table:table-cell>
          <table:table-cell office:value-type="float" office:value="1500" calcext:value-type="float">
            <text:p>150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91.cpp</text:p>
          </table:table-cell>
          <table:table-cell office:value-type="string" calcext:value-type="string">
            <text:p>second/download/CMake/CMake-old-new/Kitware_CMake_new_file_91.cpp</text:p>
          </table:table-cell>
          <table:table-cell office:value-type="string" calcext:value-type="string">
            <text:p>second/download/CMake/CMake-old-new/Kitware_CMake_old_hunk_188.cpp</text:p>
          </table:table-cell>
          <table:table-cell office:value-type="string" calcext:value-type="string">
            <text:p>second/download/CMake/CMake-old-new/Kitware_CMake_new_hunk_188.cpp</text:p>
          </table:table-cell>
          <table:table-cell office:value-type="string" calcext:value-type="string">
            <text:p>__archive_read_consume(a, 4);</text:p>
            <text:p/>
            <text:p>/*return (ARCHIVE_OK);</text:p>
            <text:p> * This is not fully implemnted yet.*/</text:p>
            <text:p>archive_set_error(&amp;a-&gt;archive, ARCHIVE_ERRNO_FILE_FORMAT,</text:p>
            <text:p>    "Encrypted file is unsupported");</text:p>
            <text:p>return (ARCHIVE_FAILED);</text:p>
            <text:p/>
          </table:table-cell>
          <table:table-cell office:value-type="string" calcext:value-type="string">
            <text:p>__archive_read_consume(a, 4);</text:p>
            <text:p/>
            <text:p>/*return (ARCHIVE_OK);</text:p>
            <text:p> * This is not fully implemented yet.*/</text:p>
            <text:p>archive_set_error(&amp;a-&gt;archive, ARCHIVE_ERRNO_FILE_FORMAT,</text:p>
            <text:p>    "Encrypted file is unsupported");</text:p>
            <text:p>return (ARCHIVE_FAILED);</text:p>
            <text:p/>
          </table:table-cell>
          <table:table-cell office:value-type="float" office:value="1609" calcext:value-type="float">
            <text:p>1609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89.cpp</text:p>
          </table:table-cell>
          <table:table-cell office:value-type="string" calcext:value-type="string">
            <text:p>second/download/CMake/CMake-old-new/Kitware_CMake_new_hunk_189.cpp</text:p>
          </table:table-cell>
          <table:table-cell office:value-type="string" calcext:value-type="string">
            <text:p>if (a-&gt;restore_pwd &gt;= 0) {</text:p>
            <text:p>r = fchdir(a-&gt;restore_pwd);</text:p>
            <text:p>if (r != 0) {</text:p>
            <text:p>archive_set_error(&amp;a-&gt;archive, errno, "chdir() failure");</text:p>
            <text:p>ret = ARCHIVE_FATAL;</text:p>
            <text:p>}</text:p>
            <text:p>close(a-&gt;restore_pwd);</text:p>
            <text:p/>
          </table:table-cell>
          <table:table-cell office:value-type="string" calcext:value-type="string">
            <text:p>if (a-&gt;restore_pwd &gt;= 0) {</text:p>
            <text:p>r = fchdir(a-&gt;restore_pwd);</text:p>
            <text:p>if (r != 0) {</text:p>
            <text:p>archive_set_error(&amp;a-&gt;archive, errno,</text:p>
            <text:p>    "chdir() failure");</text:p>
            <text:p>ret = ARCHIVE_FATAL;</text:p>
            <text:p>}</text:p>
            <text:p>close(a-&gt;restore_pwd);</text:p>
            <text:p/>
          </table:table-cell>
          <table:table-cell office:value-type="float" office:value="637" calcext:value-type="float">
            <text:p>637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0.cpp</text:p>
          </table:table-cell>
          <table:table-cell office:value-type="string" calcext:value-type="string">
            <text:p>second/download/CMake/CMake-old-new/Kitware_CMake_new_hunk_190.cpp</text:p>
          </table:table-cell>
          <table:table-cell office:value-type="string" calcext:value-type="string">
            <text:p>bytes_to_write = size;</text:p>
            <text:p>/* Seek if necessary to the specified offset. */</text:p>
            <text:p>if (a-&gt;offset &lt; a-&gt;fd_offset) {</text:p>
            <text:p>/* Can't support backword move. */</text:p>
            <text:p>archive_set_error(&amp;a-&gt;archive, ARCHIVE_ERRNO_MISC,</text:p>
            <text:p>    "Seek failed");</text:p>
            <text:p>return (ARCHIVE_FATAL);</text:p>
            <text:p/>
          </table:table-cell>
          <table:table-cell office:value-type="string" calcext:value-type="string">
            <text:p>bytes_to_write = size;</text:p>
            <text:p>/* Seek if necessary to the specified offset. */</text:p>
            <text:p>if (a-&gt;offset &lt; a-&gt;fd_offset) {</text:p>
            <text:p>/* Can't support backward move. */</text:p>
            <text:p>archive_set_error(&amp;a-&gt;archive, ARCHIVE_ERRNO_MISC,</text:p>
            <text:p>    "Seek failed");</text:p>
            <text:p>return (ARCHIVE_FATAL);</text:p>
            <text:p/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1.cpp</text:p>
          </table:table-cell>
          <table:table-cell office:value-type="string" calcext:value-type="string">
            <text:p>second/download/CMake/CMake-old-new/Kitware_CMake_new_hunk_191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</text:p>
            <text:p>    (uintmax_t)a-&gt;filesize);</text:p>
            <text:p>return (ARCHIVE_WARN);</text:p>
            <text:p>}</text:p>
            <text:p>#if ARCHIVE_VERSION_NUMBER &lt; 3999000</text:p>
            <text:p/>
          </table:table-cell>
          <table:table-cell office:value-type="float" office:value="1468" calcext:value-type="float">
            <text:p>1468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2.cpp</text:p>
          </table:table-cell>
          <table:table-cell office:value-type="string" calcext:value-type="string">
            <text:p>second/download/CMake/CMake-old-new/Kitware_CMake_new_hunk_192.cpp</text:p>
          </table:table-cell>
          <table:table-cell office:value-type="string" calcext:value-type="string">
            <text:p/>
            <text:p>if (en) {</text:p>
            <text:p>/* Everything failed; give up here. */</text:p>
            <text:p>archive_set_error(&amp;a-&gt;archive, en, "Can't create '%s'",</text:p>
            <text:p>    a-&gt;name);</text:p>
            <text:p>return (ARCHIVE_FAILED);</text:p>
            <text:p>}</text:p>
            <text:p/>
            <text:p/>
          </table:table-cell>
          <table:table-cell office:value-type="string" calcext:value-type="string">
            <text:p/>
            <text:p>if (en) {</text:p>
            <text:p>/* Everything failed; give up here. */</text:p>
            <text:p>if ((&amp;a-&gt;archive)-&gt;error == NULL)</text:p>
            <text:p>archive_set_error(&amp;a-&gt;archive, en, "Can't create '%s'",</text:p>
            <text:p>    a-&gt;name);</text:p>
            <text:p>return (ARCHIVE_FAILED);</text:p>
            <text:p>}</text:p>
            <text:p/>
            <text:p/>
          </table:table-cell>
          <table:table-cell office:value-type="float" office:value="1993" calcext:value-type="float">
            <text:p>199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7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3.cpp</text:p>
          </table:table-cell>
          <table:table-cell office:value-type="string" calcext:value-type="string">
            <text:p>second/download/CMake/CMake-old-new/Kitware_CMake_new_hunk_193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[63, 77, 87, 95]</text:p>
          </table:table-cell>
          <table:table-cell office:value-type="string" calcext:value-type="string">
            <text:p>[]</text:p>
          </table:table-cell>
        </table:table-row>
        <table:table-row table:style-name="ro28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4.cpp</text:p>
          </table:table-cell>
          <table:table-cell office:value-type="string" calcext:value-type="string">
            <text:p>second/download/CMake/CMake-old-new/Kitware_CMake_new_hunk_194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[10, 21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5.cpp</text:p>
          </table:table-cell>
          <table:table-cell office:value-type="string" calcext:value-type="string">
            <text:p>second/download/CMake/CMake-old-new/Kitware_CMake_new_hunk_195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6.cpp</text:p>
          </table:table-cell>
          <table:table-cell office:value-type="string" calcext:value-type="string">
            <text:p>second/download/CMake/CMake-old-new/Kitware_CMake_new_hunk_196.cpp</text:p>
          </table:table-cell>
          <table:table-cell office:value-type="string" calcext:value-type="string">
            <text:p>}</text:p>
            <text:p>} else if (errno != ENOENT &amp;&amp; errno != ENOTDIR) {</text:p>
            <text:p>/* Stat failed? */</text:p>
            <text:p>archive_set_error(&amp;a-&gt;archive, errno, "Can't test directory '%s'", path);</text:p>
            <text:p>return (ARCHIVE_FAILED);</text:p>
            <text:p>} else if (slash != NULL) {</text:p>
            <text:p>*slash = '\0';</text:p>
            <text:p/>
          </table:table-cell>
          <table:table-cell office:value-type="string" calcext:value-type="string">
            <text:p>}</text:p>
            <text:p>} else if (errno != ENOENT &amp;&amp; errno != ENOTDIR) {</text:p>
            <text:p>/* Stat failed? */</text:p>
            <text:p>archive_set_error(&amp;a-&gt;archive, errno,</text:p>
            <text:p>    "Can't test directory '%s'", path);</text:p>
            <text:p>return (ARCHIVE_FAILED);</text:p>
            <text:p>} else if (slash != NULL) {</text:p>
            <text:p>*slash = '\0';</text:p>
            <text:p/>
          </table:table-cell>
          <table:table-cell office:value-type="float" office:value="2707" calcext:value-type="float">
            <text:p>2707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7.cpp</text:p>
          </table:table-cell>
          <table:table-cell office:value-type="string" calcext:value-type="string">
            <text:p>second/download/CMake/CMake-old-new/Kitware_CMake_new_hunk_197.cpp</text:p>
          </table:table-cell>
          <table:table-cell office:value-type="string" calcext:value-type="string">
            <text:p>if (errno == ENOTSUP || errno == ENOSYS) {</text:p>
            <text:p>if (!warning_done) {</text:p>
            <text:p>warning_done = 1;</text:p>
            <text:p>archive_set_error(&amp;a-&gt;archive,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string" calcext:value-type="string">
            <text:p>if (errno == ENOTSUP || errno == ENOSYS) {</text:p>
            <text:p>if (!warning_done) {</text:p>
            <text:p>warning_done = 1;</text:p>
            <text:p>archive_set_error(&amp;a-&gt;archive,</text:p>
            <text:p>   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float" office:value="3753" calcext:value-type="float">
            <text:p>3753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8.cpp</text:p>
          </table:table-cell>
          <table:table-cell office:value-type="string" calcext:value-type="string">
            <text:p>second/download/CMake/CMake-old-new/Kitware_CMake_new_hunk_198.cpp</text:p>
          </table:table-cell>
          <table:table-cell office:value-type="string" calcext:value-type="string">
            <text:p>ret = ARCHIVE_WARN;</text:p>
            <text:p>}</text:p>
            <text:p>} else {</text:p>
            <text:p>archive_set_error(&amp;a-&gt;archive, ARCHIVE_ERRNO_FILE_FORMAT,</text:p>
            <text:p>    "Invalid extended attribute encountered");</text:p>
            <text:p>ret = ARCHIVE_WARN;</text:p>
            <text:p>}</text:p>
            <text:p/>
          </table:table-cell>
          <table:table-cell office:value-type="string" calcext:value-type="string">
            <text:p>ret = ARCHIVE_WARN;</text:p>
            <text:p>}</text:p>
            <text:p>} else {</text:p>
            <text:p>archive_set_error(&amp;a-&gt;archive,</text:p>
            <text:p>    ARCHIVE_ERRNO_FILE_FORMAT,</text:p>
            <text:p>    "Invalid extended attribute encountered");</text:p>
            <text:p>ret = ARCHIVE_WARN;</text:p>
            <text:p>}</text:p>
            <text:p/>
          </table:table-cell>
          <table:table-cell office:value-type="float" office:value="3764" calcext:value-type="float">
            <text:p>3764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9.cpp</text:p>
          </table:table-cell>
          <table:table-cell office:value-type="string" calcext:value-type="string">
            <text:p>second/download/CMake/CMake-old-new/Kitware_CMake_new_hunk_199.cpp</text:p>
          </table:table-cell>
          <table:table-cell office:value-type="string" calcext:value-type="string">
            <text:p>errno = 0;</text:p>
            <text:p>#if HAVE_EXTATTR_SET_FD</text:p>
            <text:p>if (a-&gt;fd &gt;= 0)</text:p>
            <text:p>e = extattr_set_fd(a-&gt;fd, namespace, name, value, size);</text:p>
            <text:p>else</text:p>
            <text:p>#endif</text:p>
            <text:p>/* TODO: should we use extattr_set_link() instead? */</text:p>
            <text:p>{</text:p>
            <text:p>e = extattr_set_file(archive_entry_pathname(entry),</text:p>
            <text:p>    namespace, name, value, size);</text:p>
            <text:p>}</text:p>
            <text:p>if (e != (int)size) {</text:p>
            <text:p>if (errno == ENOTSUP || errno == ENOSYS) {</text:p>
            <text:p>if (!warning_done) {</text:p>
            <text:p>warning_done = 1;</text:p>
            <text:p>archive_set_error(&amp;a-&gt;archive,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string" calcext:value-type="string">
            <text:p>errno = 0;</text:p>
            <text:p>#if HAVE_EXTATTR_SET_FD</text:p>
            <text:p>if (a-&gt;fd &gt;= 0)</text:p>
            <text:p>e = extattr_set_fd(a-&gt;fd, namespace, name,</text:p>
            <text:p>    value, size);</text:p>
            <text:p>else</text:p>
            <text:p>#endif</text:p>
            <text:p>/* TODO: should we use extattr_set_link() instead? */</text:p>
            <text:p>{</text:p>
            <text:p>e = extattr_set_file(</text:p>
            <text:p>    archive_entry_pathname(entry), namespace,</text:p>
            <text:p>    name, value, size);</text:p>
            <text:p>}</text:p>
            <text:p>if (e != (int)size) {</text:p>
            <text:p>if (errno == ENOTSUP || errno == ENOSYS) {</text:p>
            <text:p>if (!warning_done) {</text:p>
            <text:p>warning_done = 1;</text:p>
            <text:p>archive_set_error(&amp;a-&gt;archive,</text:p>
            <text:p>    errno,</text:p>
            <text:p>    "Cannot restore extended "</text:p>
            <text:p>    "attributes on this file "</text:p>
            <text:p>    "system");</text:p>
            <text:p/>
          </table:table-cell>
          <table:table-cell office:value-type="float" office:value="3808" calcext:value-type="float">
            <text:p>3808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cpio_newc.c</text:p>
          </table:table-cell>
          <table:table-cell office:value-type="string" calcext:value-type="string">
            <text:p>second/download/CMake/CMake-old-new/Kitware_CMake_old_file_93.cpp</text:p>
          </table:table-cell>
          <table:table-cell office:value-type="string" calcext:value-type="string">
            <text:p>second/download/CMake/CMake-old-new/Kitware_CMake_new_file_93.cpp</text:p>
          </table:table-cell>
          <table:table-cell office:value-type="string" calcext:value-type="string">
            <text:p>second/download/CMake/CMake-old-new/Kitware_CMake_old_hunk_200.cpp</text:p>
          </table:table-cell>
          <table:table-cell office:value-type="string" calcext:value-type="string">
            <text:p>second/download/CMake/CMake-old-new/Kitware_CMake_new_hunk_200.cpp</text:p>
          </table:table-cell>
          <table:table-cell office:value-type="string" calcext:value-type="string">
            <text:p>if (a-&gt;format_free != NULL)</text:p>
            <text:p>(a-&gt;format_free)(a);</text:p>
            <text:p/>
            <text:p>cpio = (struct cpio *)malloc(sizeof(*cpio));</text:p>
            <text:p>if (cpio == NULL) {</text:p>
            <text:p>archive_set_error(&amp;a-&gt;archive, ENOMEM, "Can't allocate cpio data");</text:p>
            <text:p>return (ARCHIVE_FATAL);</text:p>
            <text:p>}</text:p>
            <text:p>memset(cpio, 0, sizeof(*cpio));</text:p>
            <text:p>a-&gt;format_data = cpio;</text:p>
            <text:p>a-&gt;format_name = "cpio";</text:p>
            <text:p>a-&gt;format_options = archive_write_newc_options;</text:p>
            <text:p/>
          </table:table-cell>
          <table:table-cell office:value-type="string" calcext:value-type="string">
            <text:p>if (a-&gt;format_free != NULL)</text:p>
            <text:p>(a-&gt;format_free)(a);</text:p>
            <text:p/>
            <text:p>cpio = (struct cpio *)calloc(1, sizeof(*cpio));</text:p>
            <text:p>if (cpio == NULL) {</text:p>
            <text:p>archive_set_error(&amp;a-&gt;archive, ENOMEM, "Can't allocate cpio data");</text:p>
            <text:p>return (ARCHIVE_FATAL);</text:p>
            <text:p>}</text:p>
            <text:p>a-&gt;format_data = cpio;</text:p>
            <text:p>a-&gt;format_name = "cpio";</text:p>
            <text:p>a-&gt;format_options = archive_write_newc_options;</text:p>
            <text:p/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pax.c</text:p>
          </table:table-cell>
          <table:table-cell office:value-type="string" calcext:value-type="string">
            <text:p>second/download/CMake/CMake-old-new/Kitware_CMake_old_file_94.cpp</text:p>
          </table:table-cell>
          <table:table-cell office:value-type="string" calcext:value-type="string">
            <text:p>second/download/CMake/CMake-old-new/Kitware_CMake_new_file_94.cpp</text:p>
          </table:table-cell>
          <table:table-cell office:value-type="string" calcext:value-type="string">
            <text:p>second/download/CMake/CMake-old-new/Kitware_CMake_old_hunk_201.cpp</text:p>
          </table:table-cell>
          <table:table-cell office:value-type="string" calcext:value-type="string">
            <text:p>second/download/CMake/CMake-old-new/Kitware_CMake_new_hunk_201.cpp</text:p>
          </table:table-cell>
          <table:table-cell office:value-type="string" calcext:value-type="string">
            <text:p>if (a-&gt;format_free != NULL)</text:p>
            <text:p>(a-&gt;format_free)(a);</text:p>
            <text:p/>
            <text:p>pax = (struct pax *)malloc(sizeof(*pax));</text:p>
            <text:p>if (pax == NULL) {</text:p>
            <text:p>archive_set_error(&amp;a-&gt;archive, ENOMEM,</text:p>
            <text:p>    "Can't allocate pax data");</text:p>
            <text:p>return (ARCHIVE_FATAL);</text:p>
            <text:p>}</text:p>
            <text:p>memset(pax, 0, sizeof(*pax));</text:p>
            <text:p>a-&gt;format_data = pax;</text:p>
            <text:p>a-&gt;format_name = "pax";</text:p>
            <text:p>a-&gt;format_options = archive_write_pax_options;</text:p>
            <text:p/>
          </table:table-cell>
          <table:table-cell office:value-type="string" calcext:value-type="string">
            <text:p>if (a-&gt;format_free != NULL)</text:p>
            <text:p>(a-&gt;format_free)(a);</text:p>
            <text:p/>
            <text:p>pax = (struct pax *)calloc(1, sizeof(*pax));</text:p>
            <text:p>if (pax == NULL) {</text:p>
            <text:p>archive_set_error(&amp;a-&gt;archive, ENOMEM,</text:p>
            <text:p>    "Can't allocate pax data");</text:p>
            <text:p>return (ARCHIVE_FATAL);</text:p>
            <text:p>}</text:p>
            <text:p>pax-&gt;flags = WRITE_LIBARCHIVE_XATTR | WRITE_SCHILY_XATTR;</text:p>
            <text:p/>
            <text:p>a-&gt;format_data = pax;</text:p>
            <text:p>a-&gt;format_name = "pax";</text:p>
            <text:p>a-&gt;format_options = archive_write_pax_options;</text:p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ustar.c</text:p>
          </table:table-cell>
          <table:table-cell office:value-type="string" calcext:value-type="string">
            <text:p>second/download/CMake/CMake-old-new/Kitware_CMake_old_file_95.cpp</text:p>
          </table:table-cell>
          <table:table-cell office:value-type="string" calcext:value-type="string">
            <text:p>second/download/CMake/CMake-old-new/Kitware_CMake_new_file_95.cpp</text:p>
          </table:table-cell>
          <table:table-cell office:value-type="string" calcext:value-type="string">
            <text:p>second/download/CMake/CMake-old-new/Kitware_CMake_old_hunk_202.cpp</text:p>
          </table:table-cell>
          <table:table-cell office:value-type="string" calcext:value-type="string">
            <text:p>second/download/CMake/CMake-old-new/Kitware_CMake_new_hunk_202.cpp</text:p>
          </table:table-cell>
          <table:table-cell office:value-type="string" calcext:value-type="string">
            <text:p>return (ARCHIVE_FATAL);</text:p>
            <text:p>}</text:p>
            <text:p/>
            <text:p>ustar = (struct ustar *)malloc(sizeof(*ustar));</text:p>
            <text:p>if (ustar == NULL) {</text:p>
            <text:p>archive_set_error(&amp;a-&gt;archive, ENOMEM,</text:p>
            <text:p>    "Can't allocate ustar data");</text:p>
            <text:p>return (ARCHIVE_FATAL);</text:p>
            <text:p>}</text:p>
            <text:p>memset(ustar, 0, sizeof(*ustar));</text:p>
            <text:p>a-&gt;format_data = ustar;</text:p>
            <text:p>a-&gt;format_name = "ustar";</text:p>
            <text:p>a-&gt;format_options = archive_write_ustar_options;</text:p>
            <text:p/>
          </table:table-cell>
          <table:table-cell office:value-type="string" calcext:value-type="string">
            <text:p>return (ARCHIVE_FATAL);</text:p>
            <text:p>}</text:p>
            <text:p/>
            <text:p>ustar = (struct ustar *)calloc(1, sizeof(*ustar));</text:p>
            <text:p>if (ustar == NULL) {</text:p>
            <text:p>archive_set_error(&amp;a-&gt;archive, ENOMEM,</text:p>
            <text:p>    "Can't allocate ustar data");</text:p>
            <text:p>return (ARCHIVE_FATAL);</text:p>
            <text:p>}</text:p>
            <text:p>a-&gt;format_data = ustar;</text:p>
            <text:p>a-&gt;format_name = "ustar";</text:p>
            <text:p>a-&gt;format_options = archive_write_ustar_options;</text:p>
            <text:p/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v7tar.c</text:p>
          </table:table-cell>
          <table:table-cell office:value-type="string" calcext:value-type="string">
            <text:p>second/download/CMake/CMake-old-new/Kitware_CMake_old_file_96.cpp</text:p>
          </table:table-cell>
          <table:table-cell office:value-type="string" calcext:value-type="string">
            <text:p>second/download/CMake/CMake-old-new/Kitware_CMake_new_file_96.cpp</text:p>
          </table:table-cell>
          <table:table-cell office:value-type="string" calcext:value-type="string">
            <text:p>second/download/CMake/CMake-old-new/Kitware_CMake_old_hunk_203.cpp</text:p>
          </table:table-cell>
          <table:table-cell office:value-type="string" calcext:value-type="string">
            <text:p>second/download/CMake/CMake-old-new/Kitware_CMake_new_hunk_203.cpp</text:p>
          </table:table-cell>
          <table:table-cell office:value-type="string" calcext:value-type="string">
            <text:p>return (ARCHIVE_FATAL);</text:p>
            <text:p>}</text:p>
            <text:p/>
            <text:p>v7tar = (struct v7tar *)malloc(sizeof(*v7tar));</text:p>
            <text:p>if (v7tar == NULL) {</text:p>
            <text:p>archive_set_error(&amp;a-&gt;archive, ENOMEM,</text:p>
            <text:p>    "Can't allocate v7tar data");</text:p>
            <text:p>return (ARCHIVE_FATAL);</text:p>
            <text:p>}</text:p>
            <text:p>memset(v7tar, 0, sizeof(*v7tar));</text:p>
            <text:p>a-&gt;format_data = v7tar;</text:p>
            <text:p>a-&gt;format_name = "tar (non-POSIX)";</text:p>
            <text:p>a-&gt;format_options = archive_write_v7tar_options;</text:p>
            <text:p/>
          </table:table-cell>
          <table:table-cell office:value-type="string" calcext:value-type="string">
            <text:p>return (ARCHIVE_FATAL);</text:p>
            <text:p>}</text:p>
            <text:p/>
            <text:p>v7tar = (struct v7tar *)calloc(1, sizeof(*v7tar));</text:p>
            <text:p>if (v7tar == NULL) {</text:p>
            <text:p>archive_set_error(&amp;a-&gt;archive, ENOMEM,</text:p>
            <text:p>    "Can't allocate v7tar data");</text:p>
            <text:p>return (ARCHIVE_FATAL);</text:p>
            <text:p>}</text:p>
            <text:p>a-&gt;format_data = v7tar;</text:p>
            <text:p>a-&gt;format_name = "tar (non-POSIX)";</text:p>
            <text:p>a-&gt;format_options = archive_write_v7tar_options;</text:p>
            <text:p/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8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mprintf.c</text:p>
          </table:table-cell>
          <table:table-cell office:value-type="string" calcext:value-type="string">
            <text:p>second/download/CMake/CMake-old-new/Kitware_CMake_old_file_97.cpp</text:p>
          </table:table-cell>
          <table:table-cell office:value-type="string" calcext:value-type="string">
            <text:p>second/download/CMake/CMake-old-new/Kitware_CMake_new_file_97.cpp</text:p>
          </table:table-cell>
          <table:table-cell office:value-type="string" calcext:value-type="string">
            <text:p>second/download/CMake/CMake-old-new/Kitware_CMake_old_hunk_204.cpp</text:p>
          </table:table-cell>
          <table:table-cell office:value-type="string" calcext:value-type="string">
            <text:p>second/download/CMake/CMake-old-new/Kitware_CMake_new_hunk_204.cpp</text:p>
          </table:table-cell>
          <table:table-cell office:value-type="string" calcext:value-type="string">
            <text:p>        *fptr = 0;</text:p>
            <text:p/>
            <text:p>        if(width &gt;= 0) {</text:p>
            <text:p>          /* RECURSIVE USAGE */</text:p>
            <text:p>          len = curl_msnprintf(fptr, left, "%ld", width);</text:p>
            <text:p>          fptr = len;</text:p>
            <text:p>          left -= len;</text:p>
            <text:p>        }</text:p>
            <text:p>        if(prec &gt;= 0) {</text:p>
            <text:p>          /* RECURSIVE USAGE */</text:p>
            <text:p>          len = curl_msnprintf(fptr, left, ".%ld", prec);</text:p>
            <text:p>          fptr = len;</text:p>
            <text:p/>
          </table:table-cell>
          <table:table-cell office:value-type="string" calcext:value-type="string">
            <text:p>        *fptr = 0;</text:p>
            <text:p/>
            <text:p>        if(width &gt;= 0) {</text:p>
            <text:p>          if(width &gt;= (long)sizeof(work))</text:p>
            <text:p>            width = sizeof(work)-1;</text:p>
            <text:p>          /* RECURSIVE USAGE */</text:p>
            <text:p>          len = curl_msnprintf(fptr, left, "%ld", width);</text:p>
            <text:p>          fptr = len;</text:p>
            <text:p>          left -= len;</text:p>
            <text:p>        }</text:p>
            <text:p>        if(prec &gt;= 0) {</text:p>
            <text:p>          /* for each digit in the integer part, we can have one less</text:p>
            <text:p>             precision */</text:p>
            <text:p>          size_t maxprec = sizeof(work) - 2;</text:p>
            <text:p>          double val = p-&gt;data.dnum;</text:p>
            <text:p>          while(val &gt;= 10.0) {</text:p>
            <text:p>            val /= 10;</text:p>
            <text:p>            maxprec--;</text:p>
            <text:p>          }</text:p>
            <text:p/>
            <text:p>          if(prec &gt; (long)maxprec)</text:p>
            <text:p>            prec = (long)maxprec-1;</text:p>
            <text:p>          /* RECURSIVE USAGE */</text:p>
            <text:p>          len = curl_msnprintf(fptr, left, ".%ld", prec);</text:p>
            <text:p>          fptr = len;</text:p>
            <text:p/>
          </table:table-cell>
          <table:table-cell table:number-columns-repeated="2" office:value-type="float" office:value="913" calcext:value-type="float">
            <text:p>913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ocks_gssapi.c</text:p>
          </table:table-cell>
          <table:table-cell office:value-type="string" calcext:value-type="string">
            <text:p>second/download/CMake/CMake-old-new/Kitware_CMake_old_file_98.cpp</text:p>
          </table:table-cell>
          <table:table-cell office:value-type="string" calcext:value-type="string">
            <text:p>second/download/CMake/CMake-old-new/Kitware_CMake_new_file_98.cpp</text:p>
          </table:table-cell>
          <table:table-cell office:value-type="string" calcext:value-type="string">
            <text:p>second/download/CMake/CMake-old-new/Kitware_CMake_old_hunk_205.cpp</text:p>
          </table:table-cell>
          <table:table-cell office:value-type="string" calcext:value-type="string">
            <text:p>second/download/CMake/CMake-old-new/Kitware_CMake_new_hunk_205.cpp</text:p>
          </table:table-cell>
          <table:table-cell office:value-type="string" calcext:value-type="string">
            <text:p/>
            <text:p>  /* prepare service name */</text:p>
            <text:p>  if(strchr(serviceptr, '/')) {</text:p>
            <text:p>    service.value = malloc(strlen(serviceptr));</text:p>
            <text:p>    if(!service.value)</text:p>
            <text:p>      return CURLE_OUT_OF_MEMORY;</text:p>
            <text:p>    service.length = strlen(serviceptr);</text:p>
            <text:p>    memcpy(service.value, serviceptr, service.length);</text:p>
            <text:p/>
            <text:p>    gss_major_status = gss_import_name(&amp;gss_minor_status, &amp;service,</text:p>
            <text:p>                                       (gss_OID) GSS_C_NULL_OID, &amp;server);</text:p>
            <text:p>  }</text:p>
            <text:p>  else {</text:p>
            <text:p>    service.value = malloc(strlen(serviceptr) 닚�(conn-&gt;proxy.name)�);</text:p>
            <text:p>    if(!service.value)</text:p>
            <text:p>      return CURLE_OUT_OF_MEMORY;</text:p>
            <text:p>    service.length = strlen(serviceptr) 닚�(conn-&gt;proxy.name)�;</text:p>
            <text:p>    snprintf(service.value, service.length�, "%s@%s",</text:p>
            <text:p>             serviceptr, conn-&gt;proxy.name);</text:p>
            <text:p/>
            <text:p>    gss_major_status = gss_import_name(&amp;gss_minor_status, &amp;service,</text:p>
            <text:p>                                       GSS_C_NT_HOSTBASED_SERVICE, &amp;server);</text:p>
            <text:p/>
          </table:table-cell>
          <table:table-cell office:value-type="string" calcext:value-type="string">
            <text:p/>
            <text:p>  /* prepare service name */</text:p>
            <text:p>  if(strchr(serviceptr, '/')) {</text:p>
            <text:p>    service.length = serviceptr_length;</text:p>
            <text:p>    service.value = malloc(service.length);</text:p>
            <text:p>    if(!service.value)</text:p>
            <text:p>      return CURLE_OUT_OF_MEMORY;</text:p>
            <text:p>    memcpy(service.value, serviceptr, service.length);</text:p>
            <text:p/>
            <text:p>    gss_major_status = gss_import_name(&amp;gss_minor_status, &amp;service,</text:p>
            <text:p>                                       (gss_OID) GSS_C_NULL_OID, &amp;server);</text:p>
            <text:p>  }</text:p>
            <text:p>  else {</text:p>
            <text:p>    service.value = malloc(serviceptr_length </text:p>
            <text:p>                           strlen(conn-&gt;socks_proxy.host.name)�);</text:p>
            <text:p>    if(!service.value)</text:p>
            <text:p>      return CURLE_OUT_OF_MEMORY;</text:p>
            <text:p>    service.length = serviceptr_length  strlen(conn-&gt;socks_proxy.host.name)�;</text:p>
            <text:p>    snprintf(service.value, service.length�, "%s@%s",</text:p>
            <text:p>             serviceptr, conn-&gt;socks_proxy.host.name);</text:p>
            <text:p/>
            <text:p>    gss_major_status = gss_import_name(&amp;gss_minor_status, &amp;service,</text:p>
            <text:p>                                       GSS_C_NT_HOSTBASED_SERVICE, &amp;server);</text:p>
            <text:p/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telnet.c</text:p>
          </table:table-cell>
          <table:table-cell office:value-type="string" calcext:value-type="string">
            <text:p>second/download/CMake/CMake-old-new/Kitware_CMake_old_file_99.cpp</text:p>
          </table:table-cell>
          <table:table-cell office:value-type="string" calcext:value-type="string">
            <text:p>second/download/CMake/CMake-old-new/Kitware_CMake_new_file_99.cpp</text:p>
          </table:table-cell>
          <table:table-cell office:value-type="string" calcext:value-type="string">
            <text:p>second/download/CMake/CMake-old-new/Kitware_CMake_old_hunk_206.cpp</text:p>
          </table:table-cell>
          <table:table-cell office:value-type="string" calcext:value-type="string">
            <text:p>second/download/CMake/CMake-old-new/Kitware_CMake_new_hunk_206.cpp</text:p>
          </table:table-cell>
          <table:table-cell office:value-type="string" calcext:value-type="string">
            <text:p>  struct TELNET *tn = (struct TELNET *)data-&gt;req.protop;</text:p>
            <text:p/>
            <text:p>  printsub(data, '&lt;', (unsigned char *)tn-&gt;subbuffer, CURL_SB_LEN(tn)�);</text:p>
            <text:p>  switch (CURL_SB_GET(tn)) {</text:p>
            <text:p>    case CURL_TELOPT_TTYPE:</text:p>
            <text:p>      len = strlen(tn-&gt;subopt_ttype)  4  2;</text:p>
            <text:p>      snprintf((char *)temp, sizeof(temp),</text:p>
            <text:p/>
          </table:table-cell>
          <table:table-cell office:value-type="string" calcext:value-type="string">
            <text:p>  struct TELNET *tn = (struct TELNET *)data-&gt;req.protop;</text:p>
            <text:p/>
            <text:p>  printsub(data, '&lt;', (unsigned char *)tn-&gt;subbuffer, CURL_SB_LEN(tn)�);</text:p>
            <text:p>  switch(CURL_SB_GET(tn)) {</text:p>
            <text:p>    case CURL_TELOPT_TTYPE:</text:p>
            <text:p>      len = strlen(tn-&gt;subopt_ttype)  4  2;</text:p>
            <text:p>      snprintf((char *)temp, sizeof(temp),</text:p>
            <text:p/>
          </table:table-cell>
          <table:table-cell table:number-columns-repeated="2" office:value-type="float" office:value="935" calcext:value-type="float">
            <text:p>935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auth/digest.c</text:p>
          </table:table-cell>
          <table:table-cell office:value-type="string" calcext:value-type="string">
            <text:p>second/download/CMake/CMake-old-new/Kitware_CMake_old_file_100.cpp</text:p>
          </table:table-cell>
          <table:table-cell office:value-type="string" calcext:value-type="string">
            <text:p>second/download/CMake/CMake-old-new/Kitware_CMake_new_file_100.cpp</text:p>
          </table:table-cell>
          <table:table-cell office:value-type="string" calcext:value-type="string">
            <text:p>second/download/CMake/CMake-old-new/Kitware_CMake_old_hunk_207.cpp</text:p>
          </table:table-cell>
          <table:table-cell office:value-type="string" calcext:value-type="string">
            <text:p>second/download/CMake/CMake-old-new/Kitware_CMake_new_hunk_207.cpp</text:p>
          </table:table-cell>
          <table:table-cell office:value-type="string" calcext:value-type="string">
            <text:p>    return CURLE_BAD_CONTENT_ENCODING;</text:p>
            <text:p/>
            <text:p>  /* Generate 16 bytes of random data */</text:p>
            <text:p>  entropy[0] = Curl_rand(data);</text:p>
            <text:p>  entropy[1] = Curl_rand(data);</text:p>
            <text:p>  entropy[2] = Curl_rand(data);</text:p>
            <text:p>  entropy[3] = Curl_rand(data);</text:p>
            <text:p/>
            <text:p>  /* Convert the random data into a 32 byte hex string */</text:p>
            <text:p>  snprintf(cnonce, sizeof(cnonce), "%08x%08x%08x%08x",</text:p>
            <text:p/>
          </table:table-cell>
          <table:table-cell office:value-type="string" calcext:value-type="string">
            <text:p>    return CURLE_BAD_CONTENT_ENCODING;</text:p>
            <text:p/>
            <text:p>  /* Generate 16 bytes of random data */</text:p>
            <text:p>  result = Curl_rand(data, &amp;entropy[0], 4);</text:p>
            <text:p>  if(result)</text:p>
            <text:p>    return result;</text:p>
            <text:p/>
            <text:p>  /* Convert the random data into a 32 byte hex string */</text:p>
            <text:p>  snprintf(cnonce, sizeof(cnonce), "%08x%08x%08x%08x",</text:p>
            <text:p/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darwinssl.c</text:p>
          </table:table-cell>
          <table:table-cell office:value-type="string" calcext:value-type="string">
            <text:p>second/download/CMake/CMake-old-new/Kitware_CMake_old_file_101.cpp</text:p>
          </table:table-cell>
          <table:table-cell office:value-type="string" calcext:value-type="string">
            <text:p>second/download/CMake/CMake-old-new/Kitware_CMake_new_file_101.cpp</text:p>
          </table:table-cell>
          <table:table-cell office:value-type="string" calcext:value-type="string">
            <text:p>second/download/CMake/CMake-old-new/Kitware_CMake_old_hunk_208.cpp</text:p>
          </table:table-cell>
          <table:table-cell office:value-type="string" calcext:value-type="string">
            <text:p>second/download/CMake/CMake-old-new/Kitware_CMake_new_hunk_208.cpp</text:p>
          </table:table-cell>
          <table:table-cell office:value-type="string" calcext:value-type="string">
            <text:p>    else {</text:p>
            <text:p>      CURLcode result;</text:p>
            <text:p>      ssl_sessionid =</text:p>
            <text:p>        aprintf("%s:%d:%d:%s:%hu", data-&gt;set.str[STRING_SSL_CAFILE],</text:p>
            <text:p>                data-&gt;set.ssl.verifypeer, data-&gt;set.ssl.verifyhost,</text:p>
            <text:p>                conn-&gt;host.name, conn-&gt;remote_port);</text:p>
            <text:p>      ssl_sessionid_len = strlen(ssl_sessionid);</text:p>
            <text:p/>
            <text:p>      err = SSLSetPeerID(connssl-&gt;ssl_ctx, ssl_sessionid, ssl_sessionid_len);</text:p>
            <text:p/>
          </table:table-cell>
          <table:table-cell office:value-type="string" calcext:value-type="string">
            <text:p>    else {</text:p>
            <text:p>      CURLcode result;</text:p>
            <text:p>      ssl_sessionid =</text:p>
            <text:p>        aprintf("%s:%d:%d:%s:%hu", ssl_cafile,</text:p>
            <text:p>                verifypeer, SSL_CONN_CONFIG(verifyhost), hostname, port);</text:p>
            <text:p>      ssl_sessionid_len = strlen(ssl_sessionid);</text:p>
            <text:p/>
            <text:p>      err = SSLSetPeerID(connssl-&gt;ssl_ctx, ssl_sessionid, ssl_sessionid_len);</text:p>
            <text:p/>
          </table:table-cell>
          <table:table-cell office:value-type="float" office:value="1504" calcext:value-type="float">
            <text:p>1504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openssl.c</text:p>
          </table:table-cell>
          <table:table-cell office:value-type="string" calcext:value-type="string">
            <text:p>second/download/CMake/CMake-old-new/Kitware_CMake_old_file_102.cpp</text:p>
          </table:table-cell>
          <table:table-cell office:value-type="string" calcext:value-type="string">
            <text:p>second/download/CMake/CMake-old-new/Kitware_CMake_new_file_102.cpp</text:p>
          </table:table-cell>
          <table:table-cell office:value-type="string" calcext:value-type="string">
            <text:p>second/download/CMake/CMake-old-new/Kitware_CMake_old_hunk_209.cpp</text:p>
          </table:table-cell>
          <table:table-cell office:value-type="string" calcext:value-type="string">
            <text:p>second/download/CMake/CMake-old-new/Kitware_CMake_new_hunk_209.cpp</text:p>
          </table:table-cell>
          <table:table-cell office:value-type="string" calcext:value-type="string">
            <text:p>    else</text:p>
            <text:p>      tls_rt_name = "";</text:p>
            <text:p/>
            <text:p>    msg_type = *(char*)buf;</text:p>
            <text:p>    msg_name = ssl_msg_type(ssl_ver, msg_type);</text:p>
            <text:p/>
            <text:p>    txt_len = snprintf(ssl_buf, sizeof(ssl_buf), "%s (%s), %s, %s (%d):\n",</text:p>
            <text:p/>
          </table:table-cell>
          <table:table-cell office:value-type="string" calcext:value-type="string">
            <text:p>    else</text:p>
            <text:p>      tls_rt_name = "";</text:p>
            <text:p/>
            <text:p>    msg_type = *(char *)buf;</text:p>
            <text:p>    msg_name = ssl_msg_type(ssl_ver, msg_type);</text:p>
            <text:p/>
            <text:p>    txt_len = snprintf(ssl_buf, sizeof(ssl_buf), "%s (%s), %s, %s (%d):\n",</text:p>
            <text:p/>
          </table:table-cell>
          <table:table-cell office:value-type="float" office:value="1571" calcext:value-type="float">
            <text:p>1571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openssl.c</text:p>
          </table:table-cell>
          <table:table-cell office:value-type="string" calcext:value-type="string">
            <text:p>second/download/CMake/CMake-old-new/Kitware_CMake_old_file_102.cpp</text:p>
          </table:table-cell>
          <table:table-cell office:value-type="string" calcext:value-type="string">
            <text:p>second/download/CMake/CMake-old-new/Kitware_CMake_new_file_102.cpp</text:p>
          </table:table-cell>
          <table:table-cell office:value-type="string" calcext:value-type="string">
            <text:p>second/download/CMake/CMake-old-new/Kitware_CMake_old_hunk_210.cpp</text:p>
          </table:table-cell>
          <table:table-cell office:value-type="string" calcext:value-type="string">
            <text:p>second/download/CMake/CMake-old-new/Kitware_CMake_new_hunk_210.cpp</text:p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data-&gt;set.ssl.certverifyresult = lerr;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*certverifyresult = lerr;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float" office:value="2198" calcext:value-type="float">
            <text:p>2198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30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x509asn1.c</text:p>
          </table:table-cell>
          <table:table-cell office:value-type="string" calcext:value-type="string">
            <text:p>second/download/CMake/CMake-old-new/Kitware_CMake_old_file_103.cpp</text:p>
          </table:table-cell>
          <table:table-cell office:value-type="string" calcext:value-type="string">
            <text:p>second/download/CMake/CMake-old-new/Kitware_CMake_new_file_103.cpp</text:p>
          </table:table-cell>
          <table:table-cell office:value-type="string" calcext:value-type="string">
            <text:p>second/download/CMake/CMake-old-new/Kitware_CMake_old_hunk_211.cpp</text:p>
          </table:table-cell>
          <table:table-cell office:value-type="string" calcext:value-type="string">
            <text:p>second/download/CMake/CMake-old-new/Kitware_CMake_new_hunk_211.cpp</text:p>
          </table:table-cell>
          <table:table-cell office:value-type="string" calcext:value-type="string">
            <text:p>  return strdup(*beg? "TRUE": "FALSE");</text:p>
            <text:p>}</text:p>
            <text:p/>
            <text:p>static const char * octet2str(const char * beg, const char * end)</text:p>
            <text:p>{</text:p>
            <text:p>  size_t n = end - beg;</text:p>
            <text:p>  char * buf;</text:p>
            <text:p/>
            <text:p>  /* Convert an ASN.1 octet string to a printable string.</text:p>
            <text:p>     Return the dynamically allocated string, or NULL if an error occurs. */</text:p>
            <text:p/>
            <text:p>  buf = malloc(3 * n  1);</text:p>
            <text:p>  if(buf)</text:p>
            <text:p>    for(n = 0; beg &lt; end; n = 3)</text:p>
            <text:p>      snprintf(buf  n, 4, "%02x:", *(const unsigned char *) beg�);</text:p>
            <text:p>  return buf;</text:p>
            <text:p>}</text:p>
            <text:p/>
            <text:p>static const char * bit2str(const char * beg, const char * end)</text:p>
            <text:p>{</text:p>
            <text:p>  /* Convert an ASN.1 bit string to a printable string.</text:p>
            <text:p>     Return the dynamically allocated string, or NULL if an error occurs. */</text:p>
            <text:p/>
          </table:table-cell>
          <table:table-cell office:value-type="string" calcext:value-type="string">
            <text:p>  return strdup(*beg? "TRUE": "FALSE");</text:p>
            <text:p>}</text:p>
            <text:p/>
            <text:p>static const char *octet2str(const char *beg, const char *end)</text:p>
            <text:p>{</text:p>
            <text:p>  size_t n = end - beg;</text:p>
            <text:p>  char *buf = NULL;</text:p>
            <text:p/>
            <text:p>  /* Convert an ASN.1 octet string to a printable string.</text:p>
            <text:p>     Return the dynamically allocated string, or NULL if an error occurs. */</text:p>
            <text:p/>
            <text:p>  if(n &lt;= (CURL_SIZE_T_MAX - 1) / 3) {</text:p>
            <text:p>    buf = malloc(3 * n  1);</text:p>
            <text:p>    if(buf)</text:p>
            <text:p>      for(n = 0; beg &lt; end; n = 3)</text:p>
            <text:p>        snprintf(buf  n, 4, "%02x:", *(const unsigned char *) beg�);</text:p>
            <text:p>  }</text:p>
            <text:p>  return buf;</text:p>
            <text:p>}</text:p>
            <text:p/>
            <text:p>static const char *bit2str(const char *beg, const char *end)</text:p>
            <text:p>{</text:p>
            <text:p>  /* Convert an ASN.1 bit string to a printable string.</text:p>
            <text:p>     Return the dynamically allocated string, or NULL if an error occurs. */</text:p>
            <text:p/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18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mprintf.c</text:p>
          </table:table-cell>
          <table:table-cell office:value-type="string" calcext:value-type="string">
            <text:p>second/download/CMake/CMake-old-new/Kitware_CMake_old_file_104.cpp</text:p>
          </table:table-cell>
          <table:table-cell office:value-type="string" calcext:value-type="string">
            <text:p>second/download/CMake/CMake-old-new/Kitware_CMake_new_file_104.cpp</text:p>
          </table:table-cell>
          <table:table-cell office:value-type="string" calcext:value-type="string">
            <text:p>second/download/CMake/CMake-old-new/Kitware_CMake_old_hunk_212.cpp</text:p>
          </table:table-cell>
          <table:table-cell office:value-type="string" calcext:value-type="string">
            <text:p>second/download/CMake/CMake-old-new/Kitware_CMake_new_hunk_212.cpp</text:p>
          </table:table-cell>
          <table:table-cell office:value-type="string" calcext:value-type="string">
            <text:p>        *fptr = 0;</text:p>
            <text:p/>
            <text:p>        if(width &gt;= 0) {</text:p>
            <text:p>          /* RECURSIVE USAGE */</text:p>
            <text:p>          len = curl_msnprintf(fptr, left, "%ld", width);</text:p>
            <text:p>          fptr = len;</text:p>
            <text:p>          left -= len;</text:p>
            <text:p>        }</text:p>
            <text:p>        if(prec &gt;= 0) {</text:p>
            <text:p>          /* RECURSIVE USAGE */</text:p>
            <text:p>          len = curl_msnprintf(fptr, left, ".%ld", prec);</text:p>
            <text:p>          fptr = len;</text:p>
            <text:p/>
          </table:table-cell>
          <table:table-cell office:value-type="string" calcext:value-type="string">
            <text:p>        *fptr = 0;</text:p>
            <text:p/>
            <text:p>        if(width &gt;= 0) {</text:p>
            <text:p>          if(width &gt;= (long)sizeof(work))</text:p>
            <text:p>            width = sizeof(work)-1;</text:p>
            <text:p>          /* RECURSIVE USAGE */</text:p>
            <text:p>          len = curl_msnprintf(fptr, left, "%ld", width);</text:p>
            <text:p>          fptr = len;</text:p>
            <text:p>          left -= len;</text:p>
            <text:p>        }</text:p>
            <text:p>        if(prec &gt;= 0) {</text:p>
            <text:p>          /* for each digit in the integer part, we can have one less</text:p>
            <text:p>             precision */</text:p>
            <text:p>          size_t maxprec = sizeof(work) - 2;</text:p>
            <text:p>          double val = p-&gt;data.dnum;</text:p>
            <text:p>          while(val &gt;= 10.0) {</text:p>
            <text:p>            val /= 10;</text:p>
            <text:p>            maxprec--;</text:p>
            <text:p>          }</text:p>
            <text:p/>
            <text:p>          if(prec &gt; (long)maxprec)</text:p>
            <text:p>            prec = (long)maxprec-1;</text:p>
            <text:p>          /* RECURSIVE USAGE */</text:p>
            <text:p>          len = curl_msnprintf(fptr, left, ".%ld", prec);</text:p>
            <text:p>          fptr = len;</text:p>
            <text:p/>
          </table:table-cell>
          <table:table-cell table:number-columns-repeated="2" office:value-type="float" office:value="917" calcext:value-type="float">
            <text:p>917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socks_gssapi.c</text:p>
          </table:table-cell>
          <table:table-cell office:value-type="string" calcext:value-type="string">
            <text:p>second/download/CMake/CMake-old-new/Kitware_CMake_old_file_105.cpp</text:p>
          </table:table-cell>
          <table:table-cell office:value-type="string" calcext:value-type="string">
            <text:p>second/download/CMake/CMake-old-new/Kitware_CMake_new_file_105.cpp</text:p>
          </table:table-cell>
          <table:table-cell office:value-type="string" calcext:value-type="string">
            <text:p>second/download/CMake/CMake-old-new/Kitware_CMake_old_hunk_213.cpp</text:p>
          </table:table-cell>
          <table:table-cell office:value-type="string" calcext:value-type="string">
            <text:p>second/download/CMake/CMake-old-new/Kitware_CMake_new_hunk_213.cpp</text:p>
          </table:table-cell>
          <table:table-cell office:value-type="string" calcext:value-type="string">
            <text:p/>
            <text:p>  /* prepare service name */</text:p>
            <text:p>  if(strchr(serviceptr, '/')) {</text:p>
            <text:p>    service.value = malloc(strlen(serviceptr));</text:p>
            <text:p>    if(!service.value)</text:p>
            <text:p>      return CURLE_OUT_OF_MEMORY;</text:p>
            <text:p>    service.length = strlen(serviceptr);</text:p>
            <text:p>    memcpy(service.value, serviceptr, service.length);</text:p>
            <text:p/>
            <text:p>    gss_major_status = gss_import_name(&amp;gss_minor_status, &amp;service,</text:p>
            <text:p>                                       (gss_OID) GSS_C_NULL_OID, &amp;server);</text:p>
            <text:p>  }</text:p>
            <text:p>  else {</text:p>
            <text:p>    service.value = malloc(strlen(serviceptr) 닚�(conn-&gt;proxy.name)�);</text:p>
            <text:p>    if(!service.value)</text:p>
            <text:p>      return CURLE_OUT_OF_MEMORY;</text:p>
            <text:p>    service.length = strlen(serviceptr) 닚�(conn-&gt;proxy.name)�;</text:p>
            <text:p>    snprintf(service.value, service.length�, "%s@%s",</text:p>
            <text:p>             serviceptr, conn-&gt;proxy.name);</text:p>
            <text:p/>
            <text:p>    gss_major_status = gss_import_name(&amp;gss_minor_status, &amp;service,</text:p>
            <text:p>                                       GSS_C_NT_HOSTBASED_SERVICE, &amp;server);</text:p>
            <text:p/>
          </table:table-cell>
          <table:table-cell office:value-type="string" calcext:value-type="string">
            <text:p/>
            <text:p>  /* prepare service name */</text:p>
            <text:p>  if(strchr(serviceptr, '/')) {</text:p>
            <text:p>    service.length = serviceptr_length;</text:p>
            <text:p>    service.value = malloc(service.length);</text:p>
            <text:p>    if(!service.value)</text:p>
            <text:p>      return CURLE_OUT_OF_MEMORY;</text:p>
            <text:p>    memcpy(service.value, serviceptr, service.length);</text:p>
            <text:p/>
            <text:p>    gss_major_status = gss_import_name(&amp;gss_minor_status, &amp;service,</text:p>
            <text:p>                                       (gss_OID) GSS_C_NULL_OID, &amp;server);</text:p>
            <text:p>  }</text:p>
            <text:p>  else {</text:p>
            <text:p>    service.value = malloc(serviceptr_length </text:p>
            <text:p>                           strlen(conn-&gt;socks_proxy.host.name)�);</text:p>
            <text:p>    if(!service.value)</text:p>
            <text:p>      return CURLE_OUT_OF_MEMORY;</text:p>
            <text:p>    service.length = serviceptr_length  strlen(conn-&gt;socks_proxy.host.name)�;</text:p>
            <text:p>    snprintf(service.value, service.length�, "%s@%s",</text:p>
            <text:p>             serviceptr, conn-&gt;socks_proxy.host.name);</text:p>
            <text:p/>
            <text:p>    gss_major_status = gss_import_name(&amp;gss_minor_status, &amp;service,</text:p>
            <text:p>                                       GSS_C_NT_HOSTBASED_SERVICE, &amp;server);</text:p>
            <text:p/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telnet.c</text:p>
          </table:table-cell>
          <table:table-cell office:value-type="string" calcext:value-type="string">
            <text:p>second/download/CMake/CMake-old-new/Kitware_CMake_old_file_106.cpp</text:p>
          </table:table-cell>
          <table:table-cell office:value-type="string" calcext:value-type="string">
            <text:p>second/download/CMake/CMake-old-new/Kitware_CMake_new_file_106.cpp</text:p>
          </table:table-cell>
          <table:table-cell office:value-type="string" calcext:value-type="string">
            <text:p>second/download/CMake/CMake-old-new/Kitware_CMake_old_hunk_214.cpp</text:p>
          </table:table-cell>
          <table:table-cell office:value-type="string" calcext:value-type="string">
            <text:p>second/download/CMake/CMake-old-new/Kitware_CMake_new_hunk_214.cpp</text:p>
          </table:table-cell>
          <table:table-cell office:value-type="string" calcext:value-type="string">
            <text:p>  struct TELNET *tn = (struct TELNET *)data-&gt;req.protop;</text:p>
            <text:p/>
            <text:p>  printsub(data, '&lt;', (unsigned char *)tn-&gt;subbuffer, CURL_SB_LEN(tn)�);</text:p>
            <text:p>  switch (CURL_SB_GET(tn)) {</text:p>
            <text:p>    case CURL_TELOPT_TTYPE:</text:p>
            <text:p>      len = strlen(tn-&gt;subopt_ttype)  4  2;</text:p>
            <text:p>      snprintf((char *)temp, sizeof(temp),</text:p>
            <text:p/>
          </table:table-cell>
          <table:table-cell office:value-type="string" calcext:value-type="string">
            <text:p>  struct TELNET *tn = (struct TELNET *)data-&gt;req.protop;</text:p>
            <text:p/>
            <text:p>  printsub(data, '&lt;', (unsigned char *)tn-&gt;subbuffer, CURL_SB_LEN(tn)�);</text:p>
            <text:p>  switch(CURL_SB_GET(tn)) {</text:p>
            <text:p>    case CURL_TELOPT_TTYPE:</text:p>
            <text:p>      len = strlen(tn-&gt;subopt_ttype)  4  2;</text:p>
            <text:p>      snprintf((char *)temp, sizeof(temp),</text:p>
            <text:p/>
          </table:table-cell>
          <table:table-cell table:number-columns-repeated="2" office:value-type="float" office:value="935" calcext:value-type="float">
            <text:p>935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auth/digest.c</text:p>
          </table:table-cell>
          <table:table-cell office:value-type="string" calcext:value-type="string">
            <text:p>second/download/CMake/CMake-old-new/Kitware_CMake_old_file_107.cpp</text:p>
          </table:table-cell>
          <table:table-cell office:value-type="string" calcext:value-type="string">
            <text:p>second/download/CMake/CMake-old-new/Kitware_CMake_new_file_107.cpp</text:p>
          </table:table-cell>
          <table:table-cell office:value-type="string" calcext:value-type="string">
            <text:p>second/download/CMake/CMake-old-new/Kitware_CMake_old_hunk_215.cpp</text:p>
          </table:table-cell>
          <table:table-cell office:value-type="string" calcext:value-type="string">
            <text:p>second/download/CMake/CMake-old-new/Kitware_CMake_new_hunk_215.cpp</text:p>
          </table:table-cell>
          <table:table-cell office:value-type="string" calcext:value-type="string">
            <text:p>    return CURLE_BAD_CONTENT_ENCODING;</text:p>
            <text:p/>
            <text:p>  /* Generate 16 bytes of random data */</text:p>
            <text:p>  entropy[0] = Curl_rand(data);</text:p>
            <text:p>  entropy[1] = Curl_rand(data);</text:p>
            <text:p>  entropy[2] = Curl_rand(data);</text:p>
            <text:p>  entropy[3] = Curl_rand(data);</text:p>
            <text:p/>
            <text:p>  /* Convert the random data into a 32 byte hex string */</text:p>
            <text:p>  snprintf(cnonce, sizeof(cnonce), "%08x%08x%08x%08x",</text:p>
            <text:p/>
          </table:table-cell>
          <table:table-cell office:value-type="string" calcext:value-type="string">
            <text:p>    return CURLE_BAD_CONTENT_ENCODING;</text:p>
            <text:p/>
            <text:p>  /* Generate 16 bytes of random data */</text:p>
            <text:p>  result = Curl_rand(data, &amp;entropy[0], 4);</text:p>
            <text:p>  if(result)</text:p>
            <text:p>    return result;</text:p>
            <text:p/>
            <text:p>  /* Convert the random data into a 32 byte hex string */</text:p>
            <text:p>  snprintf(cnonce, sizeof(cnonce), "%08x%08x%08x%08x",</text:p>
            <text:p/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darwinssl.c</text:p>
          </table:table-cell>
          <table:table-cell office:value-type="string" calcext:value-type="string">
            <text:p>second/download/CMake/CMake-old-new/Kitware_CMake_old_file_108.cpp</text:p>
          </table:table-cell>
          <table:table-cell office:value-type="string" calcext:value-type="string">
            <text:p>second/download/CMake/CMake-old-new/Kitware_CMake_new_file_108.cpp</text:p>
          </table:table-cell>
          <table:table-cell office:value-type="string" calcext:value-type="string">
            <text:p>second/download/CMake/CMake-old-new/Kitware_CMake_old_hunk_216.cpp</text:p>
          </table:table-cell>
          <table:table-cell office:value-type="string" calcext:value-type="string">
            <text:p>second/download/CMake/CMake-old-new/Kitware_CMake_new_hunk_216.cpp</text:p>
          </table:table-cell>
          <table:table-cell office:value-type="string" calcext:value-type="string">
            <text:p>    else {</text:p>
            <text:p>      CURLcode result;</text:p>
            <text:p>      ssl_sessionid =</text:p>
            <text:p>        aprintf("%s:%d:%d:%s:%hu", data-&gt;set.str[STRING_SSL_CAFILE],</text:p>
            <text:p>                data-&gt;set.ssl.verifypeer, data-&gt;set.ssl.verifyhost,</text:p>
            <text:p>                conn-&gt;host.name, conn-&gt;remote_port);</text:p>
            <text:p>      ssl_sessionid_len = strlen(ssl_sessionid);</text:p>
            <text:p/>
            <text:p>      err = SSLSetPeerID(connssl-&gt;ssl_ctx, ssl_sessionid, ssl_sessionid_len);</text:p>
            <text:p/>
          </table:table-cell>
          <table:table-cell office:value-type="string" calcext:value-type="string">
            <text:p>    else {</text:p>
            <text:p>      CURLcode result;</text:p>
            <text:p>      ssl_sessionid =</text:p>
            <text:p>        aprintf("%s:%d:%d:%s:%hu", ssl_cafile,</text:p>
            <text:p>                verifypeer, SSL_CONN_CONFIG(verifyhost), hostname, port);</text:p>
            <text:p>      ssl_sessionid_len = strlen(ssl_sessionid);</text:p>
            <text:p/>
            <text:p>      err = SSLSetPeerID(connssl-&gt;ssl_ctx, ssl_sessionid, ssl_sessionid_len);</text:p>
            <text:p/>
          </table:table-cell>
          <table:table-cell office:value-type="float" office:value="1504" calcext:value-type="float">
            <text:p>1504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openssl.c</text:p>
          </table:table-cell>
          <table:table-cell office:value-type="string" calcext:value-type="string">
            <text:p>second/download/CMake/CMake-old-new/Kitware_CMake_old_file_109.cpp</text:p>
          </table:table-cell>
          <table:table-cell office:value-type="string" calcext:value-type="string">
            <text:p>second/download/CMake/CMake-old-new/Kitware_CMake_new_file_109.cpp</text:p>
          </table:table-cell>
          <table:table-cell office:value-type="string" calcext:value-type="string">
            <text:p>second/download/CMake/CMake-old-new/Kitware_CMake_old_hunk_217.cpp</text:p>
          </table:table-cell>
          <table:table-cell office:value-type="string" calcext:value-type="string">
            <text:p>second/download/CMake/CMake-old-new/Kitware_CMake_new_hunk_217.cpp</text:p>
          </table:table-cell>
          <table:table-cell office:value-type="string" calcext:value-type="string">
            <text:p>    else</text:p>
            <text:p>      tls_rt_name = "";</text:p>
            <text:p/>
            <text:p>    msg_type = *(char*)buf;</text:p>
            <text:p>    msg_name = ssl_msg_type(ssl_ver, msg_type);</text:p>
            <text:p/>
            <text:p>    txt_len = snprintf(ssl_buf, sizeof(ssl_buf), "%s (%s), %s, %s (%d):\n",</text:p>
            <text:p/>
          </table:table-cell>
          <table:table-cell office:value-type="string" calcext:value-type="string">
            <text:p>    else</text:p>
            <text:p>      tls_rt_name = "";</text:p>
            <text:p/>
            <text:p>    msg_type = *(char *)buf;</text:p>
            <text:p>    msg_name = ssl_msg_type(ssl_ver, msg_type);</text:p>
            <text:p/>
            <text:p>    txt_len = snprintf(ssl_buf, sizeof(ssl_buf), "%s (%s), %s, %s (%d):\n",</text:p>
            <text:p/>
          </table:table-cell>
          <table:table-cell office:value-type="float" office:value="1571" calcext:value-type="float">
            <text:p>1571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openssl.c</text:p>
          </table:table-cell>
          <table:table-cell office:value-type="string" calcext:value-type="string">
            <text:p>second/download/CMake/CMake-old-new/Kitware_CMake_old_file_109.cpp</text:p>
          </table:table-cell>
          <table:table-cell office:value-type="string" calcext:value-type="string">
            <text:p>second/download/CMake/CMake-old-new/Kitware_CMake_new_file_109.cpp</text:p>
          </table:table-cell>
          <table:table-cell office:value-type="string" calcext:value-type="string">
            <text:p>second/download/CMake/CMake-old-new/Kitware_CMake_old_hunk_218.cpp</text:p>
          </table:table-cell>
          <table:table-cell office:value-type="string" calcext:value-type="string">
            <text:p>second/download/CMake/CMake-old-new/Kitware_CMake_new_hunk_218.cpp</text:p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data-&gt;set.ssl.certverifyresult = lerr;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*certverifyresult = lerr;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float" office:value="2198" calcext:value-type="float">
            <text:p>2198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30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x509asn1.c</text:p>
          </table:table-cell>
          <table:table-cell office:value-type="string" calcext:value-type="string">
            <text:p>second/download/CMake/CMake-old-new/Kitware_CMake_old_file_110.cpp</text:p>
          </table:table-cell>
          <table:table-cell office:value-type="string" calcext:value-type="string">
            <text:p>second/download/CMake/CMake-old-new/Kitware_CMake_new_file_110.cpp</text:p>
          </table:table-cell>
          <table:table-cell office:value-type="string" calcext:value-type="string">
            <text:p>second/download/CMake/CMake-old-new/Kitware_CMake_old_hunk_219.cpp</text:p>
          </table:table-cell>
          <table:table-cell office:value-type="string" calcext:value-type="string">
            <text:p>second/download/CMake/CMake-old-new/Kitware_CMake_new_hunk_219.cpp</text:p>
          </table:table-cell>
          <table:table-cell office:value-type="string" calcext:value-type="string">
            <text:p>  return strdup(*beg? "TRUE": "FALSE");</text:p>
            <text:p>}</text:p>
            <text:p/>
            <text:p>static const char * octet2str(const char * beg, const char * end)</text:p>
            <text:p>{</text:p>
            <text:p>  size_t n = end - beg;</text:p>
            <text:p>  char * buf;</text:p>
            <text:p/>
            <text:p>  /* Convert an ASN.1 octet string to a printable string.</text:p>
            <text:p>     Return the dynamically allocated string, or NULL if an error occurs. */</text:p>
            <text:p/>
            <text:p>  buf = malloc(3 * n  1);</text:p>
            <text:p>  if(buf)</text:p>
            <text:p>    for(n = 0; beg &lt; end; n = 3)</text:p>
            <text:p>      snprintf(buf  n, 4, "%02x:", *(const unsigned char *) beg�);</text:p>
            <text:p>  return buf;</text:p>
            <text:p>}</text:p>
            <text:p/>
            <text:p>static const char * bit2str(const char * beg, const char * end)</text:p>
            <text:p>{</text:p>
            <text:p>  /* Convert an ASN.1 bit string to a printable string.</text:p>
            <text:p>     Return the dynamically allocated string, or NULL if an error occurs. */</text:p>
            <text:p/>
          </table:table-cell>
          <table:table-cell office:value-type="string" calcext:value-type="string">
            <text:p>  return strdup(*beg? "TRUE": "FALSE");</text:p>
            <text:p>}</text:p>
            <text:p/>
            <text:p>static const char *octet2str(const char *beg, const char *end)</text:p>
            <text:p>{</text:p>
            <text:p>  size_t n = end - beg;</text:p>
            <text:p>  char *buf = NULL;</text:p>
            <text:p/>
            <text:p>  /* Convert an ASN.1 octet string to a printable string.</text:p>
            <text:p>     Return the dynamically allocated string, or NULL if an error occurs. */</text:p>
            <text:p/>
            <text:p>  if(n &lt;= (CURL_SIZE_T_MAX - 1) / 3) {</text:p>
            <text:p>    buf = malloc(3 * n  1);</text:p>
            <text:p>    if(buf)</text:p>
            <text:p>      for(n = 0; beg &lt; end; n = 3)</text:p>
            <text:p>        snprintf(buf  n, 4, "%02x:", *(const unsigned char *) beg�);</text:p>
            <text:p>  }</text:p>
            <text:p>  return buf;</text:p>
            <text:p>}</text:p>
            <text:p/>
            <text:p>static const char *bit2str(const char *beg, const char *end)</text:p>
            <text:p>{</text:p>
            <text:p>  /* Convert an ASN.1 bit string to a printable string.</text:p>
            <text:p>     Return the dynamically allocated string, or NULL if an error occurs. */</text:p>
            <text:p/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31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mandArgumentLexer.cxx</text:p>
          </table:table-cell>
          <table:table-cell office:value-type="string" calcext:value-type="string">
            <text:p>second/download/CMake/CMake-old-new/Kitware_CMake_old_file_111.cpp</text:p>
          </table:table-cell>
          <table:table-cell office:value-type="string" calcext:value-type="string">
            <text:p>second/download/CMake/CMake-old-new/Kitware_CMake_new_file_111.cpp</text:p>
          </table:table-cell>
          <table:table-cell office:value-type="string" calcext:value-type="string">
            <text:p>second/download/CMake/CMake-old-new/Kitware_CMake_old_hunk_220.cpp</text:p>
          </table:table-cell>
          <table:table-cell office:value-type="string" calcext:value-type="string">
            <text:p>second/download/CMake/CMake-old-new/Kitware_CMake_new_hunk_220.cpp</text:p>
          </table:table-cell>
          <table:table-cell office:value-type="string" calcext:value-type="string">
            <text:p/>
            <text:p>/* Amount of stuff to slurp up with each read. */</text:p>
            <text:p>#ifndef YY_READ_BUF_SIZE</text:p>
            <text:p>#define YY_READ_BUF_SIZE 8192</text:p>
            <text:p>#endif</text:p>
            <text:p/>
            <text:p>/* Copy whatever the last rule matched to the standard output. */</text:p>
            <text:p>#ifndef ECHO</text:p>
            <text:p>/* This used to be an fputs(), but since the string might contain NUL's,</text:p>
            <text:p> * we now use fwrite().</text:p>
            <text:p> */</text:p>
            <text:p>#define ECHO fwrite( yytext, yyleng, 1, yyout )</text:p>
            <text:p>#endif</text:p>
            <text:p/>
            <text:p>/* Gets input and stuffs it into "buf".  number of characters read, or YY_NULL,</text:p>
            <text:p> * is returned in "result".</text:p>
            <text:p> */</text:p>
            <text:p>#ifndef YY_INPUT</text:p>
            <text:p>#define YY_INPUT(buf,result,max_size) \</text:p>
            <text:p>        if ( YY_CURRENT_BUFFER_LVALUE-&gt;yy_is_interactive ) \</text:p>
            <text:p>                { \</text:p>
            <text:p>                int c = '*'; \</text:p>
            <text:p>                size_t n; \</text:p>
            <text:p>                for ( n = 0; n &lt; max_size &amp;&amp; \</text:p>
            <text:p>                             (c = getc( yyin )) != EOF &amp;&amp; c != '\n'; � ) \</text:p>
            <text:p>                        buf[n] = (char) c; \</text:p>
            <text:p>                if ( c == '\n' ) \</text:p>
            <text:p>                        buf[n�] = (char) c; \</text:p>
            <text:p>                if ( c == EOF &amp;&amp; ferror( yyin ) ) \</text:p>
            <text:p>                        YY_FATAL_ERROR( "input in flex scanner failed" ); \</text:p>
            <text:p>                result = n; \</text:p>
            <text:p>                } \</text:p>
            <text:p>        else \</text:p>
            <text:p>                { \</text:p>
            <text:p>                errno=0; \</text:p>
            <text:p>                while ( (result = fread(buf, 1, max_size, yyin))==0 &amp;&amp; ferror(yyin)) \</text:p>
            <text:p>                        { \</text:p>
            <text:p>                        if( errno != EINTR) \</text:p>
            <text:p>                                { \</text:p>
            <text:p>                                YY_FATAL_ERROR( "input in flex scanner failed" ); \</text:p>
            <text:p>                                break; \</text:p>
            <text:p>                                } \</text:p>
            <text:p>                        errno=0; \</text:p>
            <text:p>                        clearerr(yyin); \</text:p>
            <text:p>                        } \</text:p>
            <text:p>                }\</text:p>
            <text:p>\</text:p>
            <text:p/>
            <text:p>#endif</text:p>
            <text:p/>
          </table:table-cell>
          <table:table-cell office:value-type="string" calcext:value-type="string">
            <text:p/>
            <text:p>/* Amount of stuff to slurp up with each read. */</text:p>
            <text:p>#ifndef YY_READ_BUF_SIZE</text:p>
            <text:p>#ifdef __ia64__</text:p>
            <text:p>/* On IA-64, the buffer size is 16k, not 8k */</text:p>
            <text:p>#define YY_READ_BUF_SIZE 16384</text:p>
            <text:p>#else</text:p>
            <text:p>#define YY_READ_BUF_SIZE 8192</text:p>
            <text:p>#endif /* __ia64__ */</text:p>
            <text:p>#endif</text:p>
            <text:p/>
            <text:p>/* Copy whatever the last rule matched to the standard output. */</text:p>
            <text:p>#ifndef ECHO</text:p>
            <text:p>/* This used to be an fputs(), but since the string might contain NUL's,</text:p>
            <text:p> * we now use fwrite().</text:p>
            <text:p> */</text:p>
            <text:p>#define ECHO do { if (fwrite( yytext, (size_t) yyleng, 1, yyout )) {} } while (0)</text:p>
            <text:p>#endif</text:p>
            <text:p/>
            <text:p>/* Gets input and stuffs it into "buf".  number of characters read, or YY_NULL,</text:p>
            <text:p> * is returned in "result".</text:p>
            <text:p> */</text:p>
            <text:p>#ifndef YY_INPUT</text:p>
            <text:p>#define YY_INPUT(buf,result,max_size) \</text:p>
            <text:p>if ( YY_CURRENT_BUFFER_LVALUE-&gt;yy_is_interactive ) \</text:p>
            <text:p>{ \</text:p>
            <text:p>int c = '*'; \</text:p>
            <text:p>size_t n; \</text:p>
            <text:p>for ( n = 0; n &lt; max_size &amp;&amp; \</text:p>
            <text:p>     (c = getc( yyin )) != EOF &amp;&amp; c != '\n'; � ) \</text:p>
            <text:p>buf[n] = (char) c; \</text:p>
            <text:p>if ( c == '\n' ) \</text:p>
            <text:p>buf[n�] = (char) c; \</text:p>
            <text:p>if ( c == EOF &amp;&amp; ferror( yyin ) ) \</text:p>
            <text:p>YY_FATAL_ERROR( "input in flex scanner failed" ); \</text:p>
            <text:p>result = n; \</text:p>
            <text:p>} \</text:p>
            <text:p>else \</text:p>
            <text:p>{ \</text:p>
            <text:p>errno=0; \</text:p>
            <text:p>while ( (result = (int) fread(buf, 1, max_size, yyin))==0 &amp;&amp; ferror(yyin)) \</text:p>
            <text:p>{ \</text:p>
            <text:p>if( errno != EINTR) \</text:p>
            <text:p>{ \</text:p>
            <text:p>YY_FATAL_ERROR( "input in flex scanner failed" ); \</text:p>
            <text:p>break; \</text:p>
            <text:p>} \</text:p>
            <text:p>errno=0; \</text:p>
            <text:p>clearerr(yyin); \</text:p>
            <text:p>} \</text:p>
            <text:p>}\</text:p>
            <text:p>\</text:p>
            <text:p/>
            <text:p>#endif</text:p>
            <text:p/>
          </table:table-cell>
          <table:table-cell office:value-type="float" office:value="615" calcext:value-type="float">
            <text:p>6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[29, 39]</text:p>
          </table:table-cell>
          <table:table-cell office:value-type="string" calcext:value-type="string">
            <text:p>[]</text:p>
          </table:table-cell>
        </table:table-row>
        <table:table-row table:style-name="ro3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mandArgumentLexer.cxx</text:p>
          </table:table-cell>
          <table:table-cell office:value-type="string" calcext:value-type="string">
            <text:p>second/download/CMake/CMake-old-new/Kitware_CMake_old_file_111.cpp</text:p>
          </table:table-cell>
          <table:table-cell office:value-type="string" calcext:value-type="string">
            <text:p>second/download/CMake/CMake-old-new/Kitware_CMake_new_file_111.cpp</text:p>
          </table:table-cell>
          <table:table-cell office:value-type="string" calcext:value-type="string">
            <text:p>second/download/CMake/CMake-old-new/Kitware_CMake_old_hunk_221.cpp</text:p>
          </table:table-cell>
          <table:table-cell office:value-type="string" calcext:value-type="string">
            <text:p>second/download/CMake/CMake-old-new/Kitware_CMake_new_hunk_221.cpp</text:p>
          </table:table-cell>
          <table:table-cell office:value-type="string" calcext:value-type="string">
            <text:p/>
            <text:p>/* Code executed at the end of each rule. */</text:p>
            <text:p>#ifndef YY_BREAK</text:p>
            <text:p>#define YY_BREAK break;</text:p>
            <text:p>#endif</text:p>
            <text:p/>
            <text:p>#define YY_RULE_SETUP \</text:p>
            <text:p>        YY_USER_ACTION</text:p>
            <text:p/>
            <text:p>/** The main scanner function which does all the work.</text:p>
            <text:p> */</text:p>
            <text:p>YY_DECL</text:p>
            <text:p>{</text:p>
            <text:p>        yy_state_type yy_current_state;</text:p>
            <text:p>        char *yy_cp, *yy_bp;</text:p>
            <text:p>        int yy_act;</text:p>
            <text:p>    struct yyguts_t * yyg = (struct yyguts_t*)yyscanner;</text:p>
            <text:p/>
            <text:p>#line 64 "cmCommandArgumentLexer.in.l"</text:p>
            <text:p/>
            <text:p/>
            <text:p>#line 732 "cmCommandArgumentLexer.cxx"</text:p>
            <text:p/>
            <text:p>        if ( !yyg-&gt;yy_init )</text:p>
            <text:p>                {</text:p>
            <text:p>                yyg-&gt;yy_init = 1;</text:p>
            <text:p/>
            <text:p>#ifdef YY_USER_INIT</text:p>
            <text:p>                YY_USER_INIT;</text:p>
            <text:p>#endif</text:p>
            <text:p/>
            <text:p>                if ( ! yyg-&gt;yy_start )</text:p>
            <text:p>                        yyg-&gt;yy_start = 1;      /* first start state */</text:p>
            <text:p/>
            <text:p>                if ( ! yyin )</text:p>
            <text:p>                        yyin = stdin;</text:p>
            <text:p/>
            <text:p>                if ( ! yyout )</text:p>
            <text:p>                        yyout = stdout;</text:p>
            <text:p/>
            <text:p>                if ( ! YY_CURRENT_BUFFER ) {</text:p>
            <text:p>                        cmCommandArgument_yyensure_buffer_stack (yyscanner);</text:p>
            <text:p>                        YY_CURRENT_BUFFER_LVALUE =</text:p>
            <text:p>                                cmCommandArgument_yy_create_buffer(yyin,YY_BUF_SIZE ,yyscanner);</text:p>
            <text:p>                }</text:p>
            <text:p/>
            <text:p>                cmCommandArgument_yy_load_buffer_state(yyscanner );</text:p>
            <text:p>                }</text:p>
            <text:p/>
            <text:p>        for(;;)             /* loops until end-of-file is reached */</text:p>
            <text:p>                {</text:p>
            <text:p>                yy_cp = yyg-&gt;yy_c_buf_p;</text:p>
            <text:p/>
            <text:p>                /* Support of yytext. */</text:p>
            <text:p>                *yy_cp = yyg-&gt;yy_hold_char;</text:p>
            <text:p/>
            <text:p>                /* yy_bp points to the position in yy_ch_buf of the start of</text:p>
            <text:p>                 * the current run.</text:p>
            <text:p>                 */</text:p>
            <text:p>                yy_bp = yy_cp;</text:p>
            <text:p/>
            <text:p>                yy_current_state = yyg-&gt;yy_start;</text:p>
            <text:p>yy_match:</text:p>
            <text:p>                do</text:p>
            <text:p>                        {</text:p>
            <text:p>                        YY_CHAR yy_c = yy_ec[YY_SC_TO_UI(*yy_cp)];</text:p>
            <text:p>                        if ( yy_accept[yy_current_state] )</text:p>
            <text:p>                                {</text:p>
            <text:p>                                yyg-&gt;yy_last_accepting_state = yy_current_state;</text:p>
            <text:p>                                yyg-&gt;yy_last_accepting_cpos = yy_cp;</text:p>
            <text:p>                                }</text:p>
            <text:p>                        while ( yy_chk[yy_base[yy_current_state]  yy_c] != yy_current_state )</text:p>
            <text:p>                                {</text:p>
            <text:p>                                yy_current_state = (int) yy_def[yy_current_state];</text:p>
            <text:p>                                if ( yy_current_state &gt;= 30 )</text:p>
            <text:p>                                        yy_c = yy_meta[(unsigned int) yy_c];</text:p>
            <text:p>                                }</text:p>
            <text:p>                        yy_current_state = yy_nxt[yy_base[yy_current_state]  (unsigned int) yy_c];</text:p>
            <text:p>                        שּׁ�_cp;</text:p>
            <text:p>                        }</text:p>
            <text:p>                while ( yy_base[yy_current_state] != 41 );</text:p>
            <text:p/>
            <text:p>yy_find_action:</text:p>
            <text:p>                yy_act = yy_accept[yy_current_state];</text:p>
            <text:p>                if ( yy_act == 0 )</text:p>
            <text:p>                        { /* have to back up */</text:p>
            <text:p>                        yy_cp = yyg-&gt;yy_last_accepting_cpos;</text:p>
            <text:p>                        yy_current_state = yyg-&gt;yy_last_accepting_state;</text:p>
            <text:p>                        yy_act = yy_accept[yy_current_state];</text:p>
            <text:p>                        }</text:p>
            <text:p/>
            <text:p>                YY_DO_BEFORE_ACTION;</text:p>
            <text:p/>
            <text:p>do_action:      /* This label is used only to access EOF actions. */</text:p>
            <text:p/>
            <text:p>                switch ( yy_act )</text:p>
            <text:p>        { /* beginning of action switch */</text:p>
            <text:p>                        case 0: /* must back up */</text:p>
            <text:p>                        /* undo the effects of YY_DO_BEFORE_ACTION */</text:p>
            <text:p>                        *yy_cp = yyg-&gt;yy_hold_char;</text:p>
            <text:p>                        yy_cp = yyg-&gt;yy_last_accepting_cpos;</text:p>
            <text:p>                        yy_current_state = yyg-&gt;yy_last_accepting_state;</text:p>
            <text:p>                        goto yy_find_action;</text:p>
            <text:p/>
            <text:p>case 1:</text:p>
            <text:p>YY_RULE_SETUP</text:p>
            <text:p>#line 66 "cmCommandArgumentLexer.in.l"</text:p>
            <text:p>{</text:p>
            <text:p>  //std::cerr &lt;&lt; __LINE__ &lt;&lt; " here: [" &lt;&lt; yytext &lt;&lt; "]" &lt;&lt; std::endl;</text:p>
            <text:p>  yyextra-&gt;AllocateParserType(yylvalp, yytext�, strlen(yytext)-2);</text:p>
            <text:p>  return cal_ENVCURLY;</text:p>
            <text:p>}</text:p>
            <text:p>case 2:</text:p>
            <text:p>YY_RULE_SETUP</text:p>
            <text:p>#line 72 "cmCommandArgumentLexer.in.l"</text:p>
            <text:p>{</text:p>
            <text:p>  //std::cerr &lt;&lt; __LINE__ &lt;&lt; " here: [" &lt;&lt; yytext &lt;&lt; "]" &lt;&lt; std::endl;</text:p>
            <text:p>  yyextra-&gt;AllocateParserType(yylvalp, yytext�, strlen(yytext)-2);</text:p>
            <text:p>  return cal_NCURLY;</text:p>
            <text:p>}</text:p>
            <text:p>case 3:</text:p>
            <text:p>YY_RULE_SETUP</text:p>
            <text:p>#line 78 "cmCommandArgumentLexer.in.l"</text:p>
            <text:p>{</text:p>
            <text:p>  //std::cerr &lt;&lt; __LINE__ &lt;&lt; " here: [" &lt;&lt; yytext &lt;&lt; "]" &lt;&lt; std::endl;</text:p>
            <text:p>  yyextra-&gt;AllocateParserType(yylvalp, yytext�, strlen(yytext)-2);</text:p>
            <text:p>  return cal_ATNAME;</text:p>
            <text:p>}</text:p>
            <text:p>case 4:</text:p>
            <text:p>YY_RULE_SETUP</text:p>
            <text:p>#line 84 "cmCommandArgumentLexer.in.l"</text:p>
            <text:p>{</text:p>
            <text:p>  //std::cerr &lt;&lt; __LINE__ &lt;&lt; " here: [" &lt;&lt; yytext &lt;&lt; "]" &lt;&lt; std::endl;</text:p>
            <text:p>  //yyextra-&gt;AllocateParserType(yylvalp, yytext, strlen(yytext));</text:p>
            <text:p>  yylvalp-&gt;str = yyextra-&gt;DCURLYVariable;</text:p>
            <text:p>  return cal_DCURLY;</text:p>
            <text:p>}</text:p>
            <text:p>case 5:</text:p>
            <text:p>YY_RULE_SETUP</text:p>
            <text:p>#line 91 "cmCommandArgumentLexer.in.l"</text:p>
            <text:p>{</text:p>
            <text:p>  //std::cerr &lt;&lt; __LINE__ &lt;&lt; " here: [" &lt;&lt; yytext &lt;&lt; "]" &lt;&lt; std::endl;</text:p>
            <text:p>  //yyextra-&gt;AllocateParserType(yylvalp, yytext, strlen(yytext));</text:p>
            <text:p>  yylvalp-&gt;str = yyextra-&gt;RCURLYVariable;</text:p>
            <text:p>  return cal_RCURLY;</text:p>
            <text:p>}</text:p>
            <text:p>case 6:</text:p>
            <text:p>YY_RULE_SETUP</text:p>
            <text:p>#line 98 "cmCommandArgumentLexer.in.l"</text:p>
            <text:p>{</text:p>
            <text:p>  //std::cerr &lt;&lt; __LINE__ &lt;&lt; " here: [" &lt;&lt; yytext &lt;&lt; "]" &lt;&lt; std::endl;</text:p>
            <text:p>  //yyextra-&gt;AllocateParserType(yylvalp, yytext, strlen(yytext));</text:p>
            <text:p>  yylvalp-&gt;str = yyextra-&gt;ATVariable;</text:p>
            <text:p>  return cal_AT;</text:p>
            <text:p>}</text:p>
            <text:p>case 7:</text:p>
            <text:p>YY_RULE_SETUP</text:p>
            <text:p>#line 105 "cmCommandArgumentLexer.in.l"</text:p>
            <text:p>{</text:p>
            <text:p>  //std::cerr &lt;&lt; __LINE__ &lt;&lt; " here: [" &lt;&lt; yytext &lt;&lt; "]" &lt;&lt; std::endl;</text:p>
            <text:p>  yyextra-&gt;AllocateParserType(yylvalp, yytext, strlen(yytext));</text:p>
            <text:p>  return cal_NAME;</text:p>
            <text:p>}</text:p>
            <text:p>case 8:</text:p>
            <text:p>YY_RULE_SETUP</text:p>
            <text:p>#line 111 "cmCommandArgumentLexer.in.l"</text:p>
            <text:p>{</text:p>
            <text:p>  if ( !yyextra-&gt;HandleEscapeSymbol(yylvalp, *(yytext�)) )</text:p>
            <text:p>    {</text:p>
            <text:p>    return cal_ERROR;</text:p>
            <text:p>    }</text:p>
            <text:p>  return cal_SYMBOL;</text:p>
            <text:p>}</text:p>
            <text:p>case 9:</text:p>
            <text:p>/* rule 9 can match eol */</text:p>
            <text:p>YY_RULE_SETUP</text:p>
            <text:p>#line 119 "cmCommandArgumentLexer.in.l"</text:p>
            <text:p>{</text:p>
            <text:p>  //std::cerr &lt;&lt; __LINE__ &lt;&lt; " here: [" &lt;&lt; yytext &lt;&lt; "]" &lt;&lt; std::endl;</text:p>
            <text:p>  yyextra-&gt;AllocateParserType(yylvalp, yytext, strlen(yytext));</text:p>
            <text:p>  return cal_SYMBOL;</text:p>
            <text:p>}</text:p>
            <text:p>case 10:</text:p>
            <text:p>YY_RULE_SETUP</text:p>
            <text:p>#line 125 "cmCommandArgumentLexer.in.l"</text:p>
            <text:p>{</text:p>
            <text:p>  //yyextra-&gt;AllocateParserType(yylvalp, yytext, strlen(yytext));</text:p>
            <text:p>  yylvalp-&gt;str = yyextra-&gt;DOLLARVariable;</text:p>
            <text:p>  return cal_DOLLAR;</text:p>
            <text:p>}</text:p>
            <text:p>case 11:</text:p>
            <text:p>YY_RULE_SETUP</text:p>
            <text:p>#line 131 "cmCommandArgumentLexer.in.l"</text:p>
            <text:p>{</text:p>
            <text:p>  //yyextra-&gt;AllocateParserType(yylvalp, yytext, strlen(yytext));</text:p>
            <text:p>  yylvalp-&gt;str = yyextra-&gt;LCURLYVariable;</text:p>
            <text:p>  return cal_LCURLY;</text:p>
            <text:p>}</text:p>
            <text:p>case 12:</text:p>
            <text:p>YY_RULE_SETUP</text:p>
            <text:p>#line 137 "cmCommandArgumentLexer.in.l"</text:p>
            <text:p>{</text:p>
            <text:p>  //yyextra-&gt;AllocateParserType(yylvalp, yytext, strlen(yytext));</text:p>
            <text:p>  yylvalp-&gt;str = yyextra-&gt;BSLASHVariable;</text:p>
            <text:p>  return cal_BSLASH;</text:p>
            <text:p>}</text:p>
            <text:p>case 13:</text:p>
            <text:p>YY_RULE_SETUP</text:p>
            <text:p>#line 143 "cmCommandArgumentLexer.in.l"</text:p>
            <text:p>{</text:p>
            <text:p>  //yyextra-&gt;AllocateParserType(yylvalp, yytext, strlen(yytext));</text:p>
            <text:p>  yylvalp-&gt;str = yyextra-&gt;BSLASHVariable;</text:p>
            <text:p>  return cal_SYMBOL;</text:p>
            <text:p>}</text:p>
            <text:p>case 14:</text:p>
            <text:p>YY_RULE_SETUP</text:p>
            <text:p>#line 149 "cmCommandArgumentLexer.in.l"</text:p>
            <text:p>ECHO;</text:p>
            <text:p>        YY_BREAK</text:p>
            <text:p>#line 943 "cmCommandArgumentLexer.cxx"</text:p>
            <text:p>case YY_STATE_EOF(INITIAL):</text:p>
            <text:p>case YY_STATE_EOF(ESCAPES):</text:p>
            <text:p>case YY_STATE_EOF(NOESCAPES):</text:p>
            <text:p>        yyterminate();</text:p>
            <text:p/>
            <text:p>        case YY_END_OF_BUFFER:</text:p>
            <text:p>                {</text:p>
            <text:p>                /* Amount of text matched not including the EOB char. */</text:p>
            <text:p>                int yy_amount_of_matched_text = (int) (yy_cp - yyg-&gt;yytext_ptr) - 1;</text:p>
            <text:p/>
            <text:p>                /* Undo the effects of YY_DO_BEFORE_ACTION. */</text:p>
            <text:p>                *yy_cp = yyg-&gt;yy_hold_char;</text:p>
            <text:p>                YY_RESTORE_YY_MORE_OFFSET</text:p>
            <text:p/>
            <text:p>                if ( YY_CURRENT_BUFFER_LVALUE-&gt;yy_buffer_status == YY_BUFFER_NEW )</text:p>
            <text:p>                        {</text:p>
            <text:p>                        /* We're scanning a new file or input source.  It's</text:p>
            <text:p>                         * possible that this happened because the user</text:p>
            <text:p>                         * just pointed yyin at a new source and called</text:p>
            <text:p>                         * cmCommandArgument_yylex().  If so, then we have to assure</text:p>
            <text:p>                         * consistency between YY_CURRENT_BUFFER and our</text:p>
            <text:p>                         * globals.  Here is the right place to do so, because</text:p>
            <text:p>                         * this is the first action (other than possibly a</text:p>
            <text:p>                         * back-up) that will match for the new input source.</text:p>
            <text:p>                         */</text:p>
            <text:p>                        yyg-&gt;yy_n_chars = YY_CURRENT_BUFFER_LVALUE-&gt;yy_n_chars;</text:p>
            <text:p>                        YY_CURRENT_BUFFER_LVALUE-&gt;yy_input_file = yyin;</text:p>
            <text:p>                        YY_CURRENT_BUFFER_LVALUE-&gt;yy_buffer_status = YY_BUFFER_NORMAL;</text:p>
            <text:p>                        }</text:p>
            <text:p/>
            <text:p>                /* Note that here we test for yy_c_buf_p "&lt;=" to the position</text:p>
            <text:p>                 * of the first EOB in the buffer, since yy_c_buf_p will</text:p>
            <text:p>                 * already have been incremented past the NUL character</text:p>
            <text:p>                 * (since all states make transitions on EOB to the</text:p>
            <text:p>                 * end-of-buffer state).  Contrast this with the test</text:p>
            <text:p>                 * in input().</text:p>
            <text:p>                 */</text:p>
            <text:p>                if ( yyg-&gt;yy_c_buf_p &lt;= &amp;YY_CURRENT_BUFFER_LVALUE-&gt;yy_ch_buf[yyg-&gt;yy_n_chars] )</text:p>
            <text:p>                        { /* This was really a NUL. */</text:p>
            <text:p>                        yy_state_type yy_next_state;</text:p>
            <text:p/>
            <text:p>                        yyg-&gt;yy_c_buf_p = yyg-&gt;yytext_ptr  yy_amount_of_matched_text;</text:p>
            <text:p/>
            <text:p>                        yy_current_state = yy_get_previous_state( yyscanner );</text:p>
            <text:p/>
            <text:p>                        /* Okay, we're now positioned to make the NUL</text:p>
            <text:p>                         * transition.  We couldn't have</text:p>
            <text:p>                         * yy_get_previous_state() go ahead and do it</text:p>
            <text:p>                         * for us because it doesn't know how to deal</text:p>
            <text:p>                         * with the possibility of jamming (and we don't</text:p>
            <text:p>                         * want to build jamming into it because then it</text:p>
            <text:p>                         * will run more slowly).</text:p>
            <text:p>                         */</text:p>
            <text:p/>
            <text:p>                        yy_next_state = yy_try_NUL_trans( yy_current_state , yyscanner);</text:p>
            <text:p/>
            <text:p>                        yy_bp = yyg-&gt;yytext_ptr  YY_MORE_ADJ;</text:p>
            <text:p/>
            <text:p>                        if ( yy_next_state )</text:p>
            <text:p>                                {</text:p>
            <text:p>                                /* Consume the NUL. */</text:p>
            <text:p>                                yy_cp = שּׁ�&gt;yy_c_buf_p;</text:p>
            <text:p>                                yy_current_state = yy_next_state;</text:p>
            <text:p>                                goto yy_match;</text:p>
            <text:p>                                }</text:p>
            <text:p/>
            <text:p>                        else</text:p>
            <text:p>                                {</text:p>
            <text:p>                                yy_cp = yyg-&gt;yy_c_buf_p;</text:p>
            <text:p>                                goto yy_find_action;</text:p>
            <text:p>                                }</text:p>
            <text:p>                        }</text:p>
            <text:p/>
            <text:p>                else switch ( yy_get_next_buffer( yyscanner ) )</text:p>
            <text:p>                        {</text:p>
            <text:p>                        case EOB_ACT_END_OF_FILE:</text:p>
            <text:p>                                {</text:p>
            <text:p>                                yyg-&gt;yy_did_buffer_switch_on_eof = 0;</text:p>
            <text:p/>
            <text:p>                                if ( cmCommandArgument_yywrap(yyscanner ) )</text:p>
            <text:p>                                        {</text:p>
            <text:p>                                        /* Note: because we've taken care in</text:p>
            <text:p>                                         * yy_get_next_buffer() to have set up</text:p>
            <text:p>                                         * yytext, we can now set up</text:p>
            <text:p>                                         * yy_c_buf_p so that if some total</text:p>
            <text:p>                                         * hoser (like flex itself) wants to</text:p>
            <text:p>                                         * call the scanner after we return the</text:p>
            <text:p>                                         * YY_NULL, it'll still work - another</text:p>
            <text:p>                                         * YY_NULL will get returned.</text:p>
            <text:p>                                         */</text:p>
            <text:p>                                        yyg-&gt;yy_c_buf_p = yyg-&gt;yytext_ptr  YY_MORE_ADJ;</text:p>
            <text:p/>
            <text:p>                                        yy_act = YY_STATE_EOF(YY_START);</text:p>
            <text:p>                                        goto do_action;</text:p>
            <text:p>                                        }</text:p>
            <text:p/>
            <text:p>                                else</text:p>
            <text:p>                                        {</text:p>
            <text:p>                                        if ( ! yyg-&gt;yy_did_buffer_switch_on_eof )</text:p>
            <text:p>                                                YY_NEW_FILE;</text:p>
            <text:p>                                        }</text:p>
            <text:p>                                break;</text:p>
            <text:p>                                }</text:p>
            <text:p/>
            <text:p>                        case EOB_ACT_CONTINUE_SCAN:</text:p>
            <text:p>                                yyg-&gt;yy_c_buf_p =</text:p>
            <text:p>                                        yyg-&gt;yytext_ptr  yy_amount_of_matched_text;</text:p>
            <text:p/>
            <text:p>                                yy_current_state = yy_get_previous_state( yyscanner );</text:p>
            <text:p/>
            <text:p>                                yy_cp = yyg-&gt;yy_c_buf_p;</text:p>
            <text:p>                                yy_bp = yyg-&gt;yytext_ptr  YY_MORE_ADJ;</text:p>
            <text:p>                                goto yy_match;</text:p>
            <text:p/>
            <text:p>                        case EOB_ACT_LAST_MATCH:</text:p>
            <text:p>                                yyg-&gt;yy_c_buf_p =</text:p>
            <text:p>                                &amp;YY_CURRENT_BUFFER_LVALUE-&gt;yy_ch_buf[yyg-&gt;yy_n_chars];</text:p>
            <text:p/>
            <text:p>                                yy_current_state = yy_get_previous_state( yyscanner );</text:p>
            <text:p/>
            <text:p>                                yy_cp = yyg-&gt;yy_c_buf_p;</text:p>
            <text:p>                                yy_bp = yyg-&gt;yytext_ptr  YY_MORE_ADJ;</text:p>
            <text:p>                                goto yy_find_action;</text:p>
            <text:p>                        }</text:p>
            <text:p>                break;</text:p>
            <text:p>                }</text:p>
            <text:p/>
            <text:p>        default:</text:p>
            <text:p>                YY_FATAL_ERROR(</text:p>
            <text:p>                        "fatal flex scanner internal error--no action found" );</text:p>
            <text:p>        } /* end of action switch */</text:p>
            <text:p>                } /* end of scanning one token */</text:p>
            <text:p>return 0; /* this should not happen but it quiets some compilers */</text:p>
            <text:p>} /* end of cmCommandArgument_yylex */</text:p>
            <text:p/>
            <text:p>/* yy_get_next_buffer - try to read in a new buffer</text:p>
            <text:p> *</text:p>
            <text:p> * Returns a code representing an action:</text:p>
            <text:p> *      EOB_ACT_LAST_MATCH -</text:p>
            <text:p> *      EOB_ACT_CONTINUE_SCAN - continue scanning from current position</text:p>
            <text:p> *      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        char *dest = YY_CURRENT_BUFFER_LVALUE-&gt;yy_ch_buf;</text:p>
            <text:p>        char *source = yyg-&gt;yytext_ptr;</text:p>
            <text:p>        int number_to_move, i;</text:p>
            <text:p>        int ret_val;</text:p>
            <text:p/>
            <text:p>        if ( yyg-&gt;yy_c_buf_p &gt; &amp;YY_CURRENT_BUFFER_LVALUE-&gt;yy_ch_buf[yyg-&gt;yy_n_chars  1] )</text:p>
            <text:p>                YY_FATAL_ERROR(</text:p>
            <text:p>                "fatal flex scanner internal error--end of buffer missed" );</text:p>
            <text:p/>
            <text:p>        if ( YY_CURRENT_BUFFER_LVALUE-&gt;yy_fill_buffer == 0 )</text:p>
            <text:p>                { /* Don't try to fill the buffer, so this is an EOF. */</text:p>
            <text:p>                if ( yyg-&gt;yy_c_buf_p - yyg-&gt;yytext_ptr - YY_MORE_ADJ == 1 )</text:p>
            <text:p>                        {</text:p>
            <text:p>                        /* We matched a single character, the EOB, so</text:p>
            <text:p>                         * treat this as a final EOF.</text:p>
            <text:p>                         */</text:p>
            <text:p>                        return EOB_ACT_END_OF_FILE;</text:p>
            <text:p>                        }</text:p>
            <text:p/>
            <text:p>                else</text:p>
            <text:p>                        {</text:p>
            <text:p>                        /* We matched some text prior to the EOB, first</text:p>
            <text:p>                         * process it.</text:p>
            <text:p>                         */</text:p>
            <text:p>                        return EOB_ACT_LAST_MATCH;</text:p>
            <text:p>                        }</text:p>
            <text:p>                }</text:p>
            <text:p/>
            <text:p>        /* Try to read more data. */</text:p>
            <text:p/>
            <text:p>        /* First move last chars to start of buffer. */</text:p>
            <text:p>        number_to_move = (int) (yyg-&gt;yy_c_buf_p - yyg-&gt;yytext_ptr) - 1;</text:p>
            <text:p/>
            <text:p>        for ( i = 0; i &lt; number_to_move; � )</text:p>
            <text:p>                *(dest�) = *(source�);</text:p>
            <text:p/>
            <text:p>        if ( YY_CURRENT_BUFFER_LVALUE-&gt;yy_buffer_status == YY_BUFFER_EOF_PENDING )</text:p>
            <text:p>                /* don't do the read, it's not guaranteed to return an EOF,</text:p>
            <text:p>                 * just force an EOF</text:p>
            <text:p>                 */</text:p>
            <text:p>                YY_CURRENT_BUFFER_LVALUE-&gt;yy_n_chars = yyg-&gt;yy_n_chars = 0;</text:p>
            <text:p/>
            <text:p>        else</text:p>
            <text:p>                {</text:p>
            <text:p>                        int num_to_read =</text:p>
            <text:p>                        YY_CURRENT_BUFFER_LVALUE-&gt;yy_buf_size - number_to_move - 1;</text:p>
            <text:p/>
            <text:p>                while ( num_to_read &lt;= 0 )</text:p>
            <text:p>                        { /* Not enough room in the buffer - grow it. */</text:p>
            <text:p/>
            <text:p>                        /* just a shorter name for the current buffer */</text:p>
            <text:p>                        YY_BUFFER_STATE b = YY_CURRENT_BUFFER;</text:p>
            <text:p/>
            <text:p>                        int yy_c_buf_p_offset =</text:p>
            <text:p>                                (int) (yyg-&gt;yy_c_buf_p - b-&gt;yy_ch_buf);</text:p>
            <text:p/>
            <text:p>                        if ( b-&gt;yy_is_our_buffer )</text:p>
            <text:p>                                {</text:p>
            <text:p>                                int new_size = b-&gt;yy_buf_size * 2;</text:p>
            <text:p/>
            <text:p>                                if ( new_size &lt;= 0 )</text:p>
            <text:p>                                        b-&gt;yy_buf_size = b-&gt;yy_buf_size / 8;</text:p>
            <text:p>                                else</text:p>
            <text:p>                                        b-&gt;yy_buf_size *= 2;</text:p>
            <text:p/>
            <text:p>                                b-&gt;yy_ch_buf = (char *)</text:p>
            <text:p>                                        /* Include room in for 2 EOB chars. */</text:p>
            <text:p>                                        cmCommandArgument_yyrealloc((void *) b-&gt;yy_ch_buf,b-&gt;yy_buf_size  2 ,yyscanner );</text:p>
            <text:p>                                }</text:p>
            <text:p>                        else</text:p>
            <text:p>                                /* Can't grow it, we don't own it. */</text:p>
            <text:p>                                b-&gt;yy_ch_buf = 0;</text:p>
            <text:p/>
            <text:p>                        if ( ! b-&gt;yy_ch_buf )</text:p>
            <text:p>                                YY_FATAL_ERROR(</text:p>
            <text:p>                                "fatal error - scanner input buffer overflow" );</text:p>
            <text:p/>
            <text:p>                        yyg-&gt;yy_c_buf_p = &amp;b-&gt;yy_ch_buf[yy_c_buf_p_offset];</text:p>
            <text:p/>
            <text:p>                        num_to_read = YY_CURRENT_BUFFER_LVALUE-&gt;yy_buf_size -</text:p>
            <text:p>                                                number_to_move - 1;</text:p>
            <text:p/>
            <text:p>                        }</text:p>
            <text:p/>
            <text:p>                if ( num_to_read &gt; YY_READ_BUF_SIZE )</text:p>
            <text:p>                        num_to_read = YY_READ_BUF_SIZE;</text:p>
            <text:p/>
            <text:p>                /* Read in more data. */</text:p>
            <text:p>                YY_INPUT( (&amp;YY_CURRENT_BUFFER_LVALUE-&gt;yy_ch_buf[number_to_move]),</text:p>
            <text:p>                        yyg-&gt;yy_n_chars, (size_t) num_to_read );</text:p>
            <text:p/>
            <text:p>                YY_CURRENT_BUFFER_LVALUE-&gt;yy_n_chars = yyg-&gt;yy_n_chars;</text:p>
            <text:p>                }</text:p>
            <text:p/>
            <text:p>        if ( yyg-&gt;yy_n_chars == 0 )</text:p>
            <text:p>                {</text:p>
            <text:p>                if ( number_to_move == YY_MORE_ADJ )</text:p>
            <text:p>                        {</text:p>
            <text:p>                        ret_val = EOB_ACT_END_OF_FILE;</text:p>
            <text:p>                        cmCommandArgument_yyrestart(yyin  ,yyscanner);</text:p>
            <text:p>                        }</text:p>
            <text:p/>
            <text:p>                else</text:p>
            <text:p>                        {</text:p>
            <text:p>                        ret_val = EOB_ACT_LAST_MATCH;</text:p>
            <text:p>                        YY_CURRENT_BUFFER_LVALUE-&gt;yy_buffer_status =</text:p>
            <text:p>                                YY_BUFFER_EOF_PENDING;</text:p>
            <text:p>                        }</text:p>
            <text:p>                }</text:p>
            <text:p/>
            <text:p>        else</text:p>
            <text:p>                ret_val = EOB_ACT_CONTINUE_SCAN;</text:p>
            <text:p/>
            <text:p>        if ((yy_size_t) (yyg-&gt;yy_n_chars  number_to_move) &gt; YY_CURRENT_BUFFER_LVALUE-&gt;yy_buf_size) {</text:p>
            <text:p>                /* Extend the array by 50%, plus the number we really need. */</text:p>
            <text:p>                yy_size_t new_size = yyg-&gt;yy_n_chars  number_to_move  (yyg-&gt;yy_n_chars &gt;&gt; 1);</text:p>
            <text:p>                YY_CURRENT_BUFFER_LVALUE-&gt;yy_ch_buf = (char *) cmCommandArgument_yyrealloc((void *) YY_CURRENT_BUFFER_LVALUE-&gt;yy_ch_buf,new_size ,yyscanner );</text:p>
            <text:p>                if ( ! YY_CURRENT_BUFFER_LVALUE-&gt;yy_ch_buf )</text:p>
            <text:p>                        YY_FATAL_ERROR( "out of dynamic memory in yy_get_next_buffer()" );</text:p>
            <text:p>        }</text:p>
            <text:p/>
            <text:p>        yyg-&gt;yy_n_chars = number_to_move;</text:p>
            <text:p>        YY_CURRENT_BUFFER_LVALUE-&gt;yy_ch_buf[yyg-&gt;yy_n_chars] = YY_END_OF_BUFFER_CHAR;</text:p>
            <text:p>        YY_CURRENT_BUFFER_LVALUE-&gt;yy_ch_buf[yyg-&gt;yy_n_chars  1] = YY_END_OF_BUFFER_CHAR;</text:p>
            <text:p/>
            <text:p>        yyg-&gt;yytext_ptr = &amp;YY_CURRENT_BUFFER_LVALUE-&gt;yy_ch_buf[0];</text:p>
            <text:p/>
            <text:p>        return ret_val;</text:p>
            <text:p>}</text:p>
            <text:p/>
            <text:p>/* yy_get_previous_state - get the state just before the EOB char was reached */</text:p>
            <text:p/>
            <text:p>    static yy_state_type yy_get_previous_state (yyscan_t yyscanner)</text:p>
            <text:p>{</text:p>
            <text:p>        yy_state_type yy_current_state;</text:p>
            <text:p>        char *yy_cp;</text:p>
            <text:p>    struct yyguts_t * yyg = (struct yyguts_t*)yyscanner;</text:p>
            <text:p/>
            <text:p>        yy_current_state = yyg-&gt;yy_start;</text:p>
            <text:p/>
            <text:p>        for ( yy_cp = yyg-&gt;yytext_ptr  YY_MORE_ADJ; yy_cp &lt; yyg-&gt;yy_c_buf_p; שּׁ�_cp )</text:p>
            <text:p>                {</text:p>
            <text:p>                YY_CHAR yy_c = (*yy_cp ? yy_ec[YY_SC_TO_UI(*yy_cp)] : 1);</text:p>
            <text:p>                if ( yy_accept[yy_current_state] )</text:p>
            <text:p>                        {</text:p>
            <text:p>                        yyg-&gt;yy_last_accepting_state = yy_current_state;</text:p>
            <text:p>                        yyg-&gt;yy_last_accepting_cpos = yy_cp;</text:p>
            <text:p>                        }</text:p>
            <text:p>                while ( yy_chk[yy_base[yy_current_state]  yy_c] != yy_current_state )</text:p>
            <text:p>                        {</text:p>
            <text:p>                        yy_current_state = (int) yy_def[yy_current_state];</text:p>
            <text:p>                        if ( yy_current_state &gt;= 30 )</text:p>
            <text:p>                                yy_c = yy_meta[(unsigned int) yy_c];</text:p>
            <text:p>                        }</text:p>
            <text:p>                yy_current_state = yy_nxt[yy_base[yy_current_state]  (unsigned int) yy_c];</text:p>
            <text:p>                }</text:p>
            <text:p/>
            <text:p>        return yy_current_state;</text:p>
            <text:p>}</text:p>
            <text:p/>
            <text:p>/* yy_try_NUL_trans - try to make a transition on the NUL character</text:p>
            <text:p> *</text:p>
            <text:p> * synopsis</text:p>
            <text:p> *      next_state = yy_try_NUL_trans( current_state );</text:p>
            <text:p> */</text:p>
            <text:p>    static yy_state_type yy_try_NUL_trans  (yy_state_type yy_current_state , yyscan_t yyscanner)</text:p>
            <text:p>{</text:p>
            <text:p>        int yy_is_jam;</text:p>
            <text:p>    struct yyguts_t * yyg = (struct yyguts_t*)yyscanner; /* This var may be unused depending upon options. */</text:p>
            <text:p>        char *yy_cp = yyg-&gt;yy_c_buf_p;</text:p>
            <text:p/>
            <text:p>        YY_CHAR yy_c = 1;</text:p>
            <text:p>        if ( yy_accept[yy_current_state] )</text:p>
            <text:p>                {</text:p>
            <text:p>                yyg-&gt;yy_last_accepting_state = yy_current_state;</text:p>
            <text:p>                yyg-&gt;yy_last_accepting_cpos = yy_cp;</text:p>
            <text:p>                }</text:p>
            <text:p>        while ( yy_chk[yy_base[yy_current_state]  yy_c] != yy_current_state )</text:p>
            <text:p>                {</text:p>
            <text:p>                yy_current_state = (int) yy_def[yy_current_state];</text:p>
            <text:p>                if ( yy_current_state &gt;= 30 )</text:p>
            <text:p>                        yy_c = yy_meta[(unsigned int) yy_c];</text:p>
            <text:p>                }</text:p>
            <text:p>        yy_current_state = yy_nxt[yy_base[yy_current_state]  (unsigned int) yy_c];</text:p>
            <text:p>        yy_is_jam = (yy_current_state == 29);</text:p>
            <text:p/>
            <text:p>        return yy_is_jam ? 0 : yy_current_state;</text:p>
            <text:p>}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string" calcext:value-type="string">
            <text:p/>
            <text:p>/* Code executed at the end of each rule. */</text:p>
            <text:p>#ifndef YY_BREAK</text:p>
            <text:p>#define YY_BREAK /*LINTED*/break;</text:p>
            <text:p>#endif</text:p>
            <text:p/>
            <text:p>#define YY_RULE_SETUP \</text:p>
            <text:p>YY_USER_ACTION</text:p>
            <text:p/>
            <text:p>/** The main scanner function which does all the work.</text:p>
            <text:p> */</text:p>
            <text:p>YY_DECL</text:p>
            <text:p>{</text:p>
            <text:p>yy_state_type yy_current_state;</text:p>
            <text:p>char *yy_cp, *yy_bp;</text:p>
            <text:p>int yy_act;</text:p>
            <text:p>    struct yyguts_t * yyg = (struct yyguts_t*)yyscanner;</text:p>
            <text:p/>
            <text:p>if ( !yyg-&gt;yy_init )</text:p>
            <text:p>{</text:p>
            <text:p>yyg-&gt;yy_init = 1;</text:p>
            <text:p/>
            <text:p>#ifdef YY_USER_INIT</text:p>
            <text:p>YY_USER_INIT;</text:p>
            <text:p>#endif</text:p>
            <text:p/>
            <text:p>if ( ! yyg-&gt;yy_start )</text:p>
            <text:p>yyg-&gt;yy_start = 1;/* first start state */</text:p>
            <text:p/>
            <text:p>if ( ! yyin )</text:p>
            <text:p>yyin = stdin;</text:p>
            <text:p/>
            <text:p>if ( ! yyout )</text:p>
            <text:p>yyout = stdout;</text:p>
            <text:p/>
            <text:p>if ( ! YY_CURRENT_BUFFER ) {</text:p>
            <text:p>cmCommandArgument_yyensure_buffer_stack (yyscanner);</text:p>
            <text:p>YY_CURRENT_BUFFER_LVALUE =</text:p>
            <text:p>cmCommandArgument_yy_create_buffer(yyin,YY_BUF_SIZE ,yyscanner);</text:p>
            <text:p>}</text:p>
            <text:p/>
            <text:p>cmCommandArgument_yy_load_buffer_state(yyscanner );</text:p>
            <text:p>}</text:p>
            <text:p/>
            <text:p>{</text:p>
            <text:p>#line 42 "cmCommandArgumentLexer.in.l"</text:p>
            <text:p/>
            <text:p/>
            <text:p>#line 740 "cmCommandArgumentLexer.cxx"</text:p>
            <text:p/>
            <text:p>while ( /*CONSTCOND*/1 )/* loops until end-of-file is reached */</text:p>
            <text:p>{</text:p>
            <text:p>yy_cp = yyg-&gt;yy_c_buf_p;</text:p>
            <text:p/>
            <text:p>/* Support of yytext. */</text:p>
            <text:p>*yy_cp = yyg-&gt;yy_hold_char;</text:p>
            <text:p/>
            <text:p>/* yy_bp points to the position in yy_ch_buf of the start of</text:p>
            <text:p> * the current run.</text:p>
            <text:p> */</text:p>
            <text:p>yy_bp = yy_cp;</text:p>
            <text:p/>
            <text:p>yy_current_state = yyg-&gt;yy_start;</text:p>
            <text:p>yy_match:</text:p>
            <text:p>do</text:p>
            <text:p>{</text:p>
            <text:p>YY_CHAR yy_c = yy_ec[YY_SC_TO_UI(*yy_cp)] 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30 )</text:p>
            <text:p>yy_c = yy_meta[(unsigned int) yy_c];</text:p>
            <text:p>}</text:p>
            <text:p>yy_current_state = yy_nxt[yy_base[yy_current_state]  (flex_int16_t) yy_c];</text:p>
            <text:p>שּׁ�_cp;</text:p>
            <text:p>}</text:p>
            <text:p>while ( yy_base[yy_current_state] != 41 );</text:p>
            <text:p/>
            <text:p>yy_find_action:</text:p>
            <text:p>yy_act = yy_accept[yy_current_state];</text:p>
            <text:p>if ( yy_act == 0 )</text:p>
            <text:p>{ /* have to back up */</text:p>
            <text:p>yy_cp = yyg-&gt;yy_last_accepting_cpos;</text:p>
            <text:p>yy_current_state = yyg-&gt;yy_last_accepting_state;</text:p>
            <text:p>yy_act = yy_accept[yy_current_state];</text:p>
            <text:p>}</text:p>
            <text:p/>
            <text:p>YY_DO_BEFORE_ACTION;</text:p>
            <text:p/>
            <text:p>do_action:/* This label is used only to access EOF actions. */</text:p>
            <text:p/>
            <text:p>switch ( yy_act )</text:p>
            <text:p>{ /* beginning of action switch */</text:p>
            <text:p>case 0: /* must back up */</text:p>
            <text:p>/* undo the effects of YY_DO_BEFORE_ACTION */</text:p>
            <text:p>*yy_cp = yyg-&gt;yy_hold_char;</text:p>
            <text:p>yy_cp = yyg-&gt;yy_last_accepting_cpos;</text:p>
            <text:p>yy_current_state = yyg-&gt;yy_last_accepting_state;</text:p>
            <text:p>goto yy_find_action;</text:p>
            <text:p/>
            <text:p>case 1:</text:p>
            <text:p>YY_RULE_SETUP</text:p>
            <text:p>#line 44 "cmCommandArgumentLexer.in.l"</text:p>
            <text:p>{</text:p>
            <text:p>  //std::cerr &lt;&lt; __LINE__ &lt;&lt; " here: [" &lt;&lt; yytext &lt;&lt; "]" &lt;&lt; std::endl;</text:p>
            <text:p>  yyextra-&gt;AllocateParserType(yylvalp, yytext�, strlen(yytext)-2);</text:p>
            <text:p>  return cal_ENVCURLY;</text:p>
            <text:p>}</text:p>
            <text:p>YY_BREAK</text:p>
            <text:p>case 2:</text:p>
            <text:p>YY_RULE_SETUP</text:p>
            <text:p>#line 50 "cmCommandArgumentLexer.in.l"</text:p>
            <text:p>{</text:p>
            <text:p>  //std::cerr &lt;&lt; __LINE__ &lt;&lt; " here: [" &lt;&lt; yytext &lt;&lt; "]" &lt;&lt; std::endl;</text:p>
            <text:p>  yyextra-&gt;AllocateParserType(yylvalp, yytext�, strlen(yytext)-2);</text:p>
            <text:p>  return cal_NCURLY;</text:p>
            <text:p>}</text:p>
            <text:p>YY_BREAK</text:p>
            <text:p>case 3:</text:p>
            <text:p>YY_RULE_SETUP</text:p>
            <text:p>#line 56 "cmCommandArgumentLexer.in.l"</text:p>
            <text:p>{</text:p>
            <text:p>  //std::cerr &lt;&lt; __LINE__ &lt;&lt; " here: [" &lt;&lt; yytext &lt;&lt; "]" &lt;&lt; std::endl;</text:p>
            <text:p>  yyextra-&gt;AllocateParserType(yylvalp, yytext�, strlen(yytext)-2);</text:p>
            <text:p>  return cal_ATNAME;</text:p>
            <text:p>}</text:p>
            <text:p>YY_BREAK</text:p>
            <text:p>case 4:</text:p>
            <text:p>YY_RULE_SETUP</text:p>
            <text:p>#line 62 "cmCommandArgumentLexer.in.l"</text:p>
            <text:p>{</text:p>
            <text:p>  //std::cerr &lt;&lt; __LINE__ &lt;&lt; " here: [" &lt;&lt; yytext &lt;&lt; "]" &lt;&lt; std::endl;</text:p>
            <text:p>  //yyextra-&gt;AllocateParserType(yylvalp, yytext, strlen(yytext));</text:p>
            <text:p>  yylvalp-&gt;str = yyextra-&gt;DCURLYVariable;</text:p>
            <text:p>  return cal_DCURLY;</text:p>
            <text:p>}</text:p>
            <text:p>YY_BREAK</text:p>
            <text:p>case 5:</text:p>
            <text:p>YY_RULE_SETUP</text:p>
            <text:p>#line 69 "cmCommandArgumentLexer.in.l"</text:p>
            <text:p>{</text:p>
            <text:p>  //std::cerr &lt;&lt; __LINE__ &lt;&lt; " here: [" &lt;&lt; yytext &lt;&lt; "]" &lt;&lt; std::endl;</text:p>
            <text:p>  //yyextra-&gt;AllocateParserType(yylvalp, yytext, strlen(yytext));</text:p>
            <text:p>  yylvalp-&gt;str = yyextra-&gt;RCURLYVariable;</text:p>
            <text:p>  return cal_RCURLY;</text:p>
            <text:p>}</text:p>
            <text:p>YY_BREAK</text:p>
            <text:p>case 6:</text:p>
            <text:p>YY_RULE_SETUP</text:p>
            <text:p>#line 76 "cmCommandArgumentLexer.in.l"</text:p>
            <text:p>{</text:p>
            <text:p>  //std::cerr &lt;&lt; __LINE__ &lt;&lt; " here: [" &lt;&lt; yytext &lt;&lt; "]" &lt;&lt; std::endl;</text:p>
            <text:p>  //yyextra-&gt;AllocateParserType(yylvalp, yytext, strlen(yytext));</text:p>
            <text:p>  yylvalp-&gt;str = yyextra-&gt;ATVariable;</text:p>
            <text:p>  return cal_AT;</text:p>
            <text:p>}</text:p>
            <text:p>YY_BREAK</text:p>
            <text:p>case 7:</text:p>
            <text:p>YY_RULE_SETUP</text:p>
            <text:p>#line 83 "cmCommandArgumentLexer.in.l"</text:p>
            <text:p>{</text:p>
            <text:p>  //std::cerr &lt;&lt; __LINE__ &lt;&lt; " here: [" &lt;&lt; yytext &lt;&lt; "]" &lt;&lt; std::endl;</text:p>
            <text:p>  yyextra-&gt;AllocateParserType(yylvalp, yytext, strlen(yytext));</text:p>
            <text:p>  return cal_NAME;</text:p>
            <text:p>}</text:p>
            <text:p>YY_BREAK</text:p>
            <text:p>case 8:</text:p>
            <text:p>YY_RULE_SETUP</text:p>
            <text:p>#line 89 "cmCommandArgumentLexer.in.l"</text:p>
            <text:p>{</text:p>
            <text:p>  if ( !yyextra-&gt;HandleEscapeSymbol(yylvalp, *(yytext�)) )</text:p>
            <text:p>    {</text:p>
            <text:p>    return cal_ERROR;</text:p>
            <text:p>    }</text:p>
            <text:p>  return cal_SYMBOL;</text:p>
            <text:p>}</text:p>
            <text:p>YY_BREAK</text:p>
            <text:p>case 9:</text:p>
            <text:p>/* rule 9 can match eol */</text:p>
            <text:p>YY_RULE_SETUP</text:p>
            <text:p>#line 97 "cmCommandArgumentLexer.in.l"</text:p>
            <text:p>{</text:p>
            <text:p>  //std::cerr &lt;&lt; __LINE__ &lt;&lt; " here: [" &lt;&lt; yytext &lt;&lt; "]" &lt;&lt; std::endl;</text:p>
            <text:p>  yyextra-&gt;AllocateParserType(yylvalp, yytext, strlen(yytext));</text:p>
            <text:p>  return cal_SYMBOL;</text:p>
            <text:p>}</text:p>
            <text:p>YY_BREAK</text:p>
            <text:p>case 10:</text:p>
            <text:p>YY_RULE_SETUP</text:p>
            <text:p>#line 103 "cmCommandArgumentLexer.in.l"</text:p>
            <text:p>{</text:p>
            <text:p>  //yyextra-&gt;AllocateParserType(yylvalp, yytext, strlen(yytext));</text:p>
            <text:p>  yylvalp-&gt;str = yyextra-&gt;DOLLARVariable;</text:p>
            <text:p>  return cal_DOLLAR;</text:p>
            <text:p>}</text:p>
            <text:p>YY_BREAK</text:p>
            <text:p>case 11:</text:p>
            <text:p>YY_RULE_SETUP</text:p>
            <text:p>#line 109 "cmCommandArgumentLexer.in.l"</text:p>
            <text:p>{</text:p>
            <text:p>  //yyextra-&gt;AllocateParserType(yylvalp, yytext, strlen(yytext));</text:p>
            <text:p>  yylvalp-&gt;str = yyextra-&gt;LCURLYVariable;</text:p>
            <text:p>  return cal_LCURLY;</text:p>
            <text:p>}</text:p>
            <text:p>YY_BREAK</text:p>
            <text:p>case 12:</text:p>
            <text:p>YY_RULE_SETUP</text:p>
            <text:p>#line 115 "cmCommandArgumentLexer.in.l"</text:p>
            <text:p>{</text:p>
            <text:p>  //yyextra-&gt;AllocateParserType(yylvalp, yytext, strlen(yytext));</text:p>
            <text:p>  yylvalp-&gt;str = yyextra-&gt;BSLASHVariable;</text:p>
            <text:p>  return cal_BSLASH;</text:p>
            <text:p>}</text:p>
            <text:p>YY_BREAK</text:p>
            <text:p>case 13:</text:p>
            <text:p>YY_RULE_SETUP</text:p>
            <text:p>#line 121 "cmCommandArgumentLexer.in.l"</text:p>
            <text:p>{</text:p>
            <text:p>  //yyextra-&gt;AllocateParserType(yylvalp, yytext, strlen(yytext));</text:p>
            <text:p>  yylvalp-&gt;str = yyextra-&gt;BSLASHVariable;</text:p>
            <text:p>  return cal_SYMBOL;</text:p>
            <text:p>}</text:p>
            <text:p>YY_BREAK</text:p>
            <text:p>case 14:</text:p>
            <text:p>YY_RULE_SETUP</text:p>
            <text:p>#line 127 "cmCommandArgumentLexer.in.l"</text:p>
            <text:p>ECHO;</text:p>
            <text:p>YY_BREAK</text:p>
            <text:p>#line 925 "cmCommandArgumentLexer.cxx"</text:p>
            <text:p>case YY_STATE_EOF(INITIAL):</text:p>
            <text:p>case YY_STATE_EOF(ESCAPES):</text:p>
            <text:p>case YY_STATE_EOF(NOESCAPES):</text:p>
            <text:p>yyterminate();</text:p>
            <text:p/>
            <text:p>case YY_END_OF_BUFFER:</text:p>
            <text:p>{</text:p>
            <text:p>/* Amount of text matched not including the EOB char. */</text:p>
            <text:p>int yy_amount_of_matched_text = (int) (yy_cp - yyg-&gt;yytext_ptr) - 1;</text:p>
            <text:p/>
            <text:p>/* Undo the effects of YY_DO_BEFORE_ACTION. */</text:p>
            <text:p>*yy_cp = yyg-&gt;yy_hold_char;</text:p>
            <text:p>YY_RESTORE_YY_MORE_OFFSET</text:p>
            <text:p/>
            <text:p>if ( YY_CURRENT_BUFFER_LVALUE-&gt;yy_buffer_status == YY_BUFFER_NEW )</text:p>
            <text:p>{</text:p>
            <text:p>/* We're scanning a new file or input source.  It's</text:p>
            <text:p> * possible that this happened because the user</text:p>
            <text:p> * just pointed yyin at a new source and called</text:p>
            <text:p> * cmCommandArgument_yylex().  If so, then we have to assure</text:p>
            <text:p> * consistency between YY_CURRENT_BUFFER and our</text:p>
            <text:p> * globals.  Here is the right place to do so, because</text:p>
            <text:p> * this is the first action (other than possibly a</text:p>
            <text:p> * back-up) that will match for the new input source.</text:p>
            <text:p> */</text:p>
            <text:p>yyg-&gt;yy_n_chars = YY_CURRENT_BUFFER_LVALUE-&gt;yy_n_chars;</text:p>
            <text:p>YY_CURRENT_BUFFER_LVALUE-&gt;yy_input_file = yyin;</text:p>
            <text:p>YY_CURRENT_BUFFER_LVALUE-&gt;yy_buffer_status = YY_BUFFER_NORMAL;</text:p>
            <text:p>}</text:p>
            <text:p/>
            <text:p>/* Note that here we test for yy_c_buf_p "&lt;=" to the position</text:p>
            <text:p> * of the first EOB in the buffer, since yy_c_buf_p will</text:p>
            <text:p> * already have been incremented past the NUL character</text:p>
            <text:p> * (since all states make transitions on EOB to the</text:p>
            <text:p> * end-of-buffer state).  Contrast this with the test</text:p>
            <text:p> * in input().</text:p>
            <text:p> */</text:p>
            <text:p>if ( yyg-&gt;yy_c_buf_p &lt;= &amp;YY_CURRENT_BUFFER_LVALUE-&gt;yy_ch_buf[yyg-&gt;yy_n_chars] )</text:p>
            <text:p>{ /* This was really a NUL. */</text:p>
            <text:p>yy_state_type yy_next_state;</text:p>
            <text:p/>
            <text:p>yyg-&gt;yy_c_buf_p = yyg-&gt;yytext_ptr  yy_amount_of_matched_text;</text:p>
            <text:p/>
            <text:p>yy_current_state = yy_get_previous_state( yyscanner );</text:p>
            <text:p/>
            <text:p>/* Okay, we're now positioned to make the NUL</text:p>
            <text:p> * transition.  We couldn't have</text:p>
            <text:p> * yy_get_previous_state() go ahead and do it</text:p>
            <text:p> * for us because it doesn't know how to deal</text:p>
            <text:p> * with the possibility of jamming (and we don't</text:p>
            <text:p> * want to build jamming into it because then it</text:p>
            <text:p> * will run more slowly).</text:p>
            <text:p> */</text:p>
            <text:p/>
            <text:p>yy_next_state = yy_try_NUL_trans( yy_current_state , yyscanner);</text:p>
            <text:p/>
            <text:p>yy_bp = yyg-&gt;yytext_ptr  YY_MORE_ADJ;</text:p>
            <text:p/>
            <text:p>if ( yy_next_state )</text:p>
            <text:p>{</text:p>
            <text:p>/* Consume the NUL. */</text:p>
            <text:p>yy_cp = שּׁ�&gt;yy_c_buf_p;</text:p>
            <text:p>yy_current_state = yy_next_state;</text:p>
            <text:p>goto yy_match;</text:p>
            <text:p>}</text:p>
            <text:p/>
            <text:p>else</text:p>
            <text:p>{</text:p>
            <text:p>yy_cp = yyg-&gt;yy_c_buf_p;</text:p>
            <text:p>goto yy_find_action;</text:p>
            <text:p>}</text:p>
            <text:p>}</text:p>
            <text:p/>
            <text:p>else switch ( yy_get_next_buffer( yyscanner ) )</text:p>
            <text:p>{</text:p>
            <text:p>case EOB_ACT_END_OF_FILE:</text:p>
            <text:p>{</text:p>
            <text:p>yyg-&gt;yy_did_buffer_switch_on_eof = 0;</text:p>
            <text:p/>
            <text:p>if ( cmCommandArgument_yywrap(yyscanner ) )</text:p>
            <text:p>{</text:p>
            <text:p>/* Note: because we've taken care in</text:p>
            <text:p> * yy_get_next_buffer() to have set up</text:p>
            <text:p> * yytext, we can now set up</text:p>
            <text:p> * yy_c_buf_p so that if some total</text:p>
            <text:p> * hoser (like flex itself) wants to</text:p>
            <text:p> * call the scanner after we return the</text:p>
            <text:p> * YY_NULL, it'll still work - another</text:p>
            <text:p> * YY_NULL will get returned.</text:p>
            <text:p> */</text:p>
            <text:p>yyg-&gt;yy_c_buf_p = yyg-&gt;yytext_ptr  YY_MORE_ADJ;</text:p>
            <text:p/>
            <text:p>yy_act = YY_STATE_EOF(YY_START);</text:p>
            <text:p>goto do_action;</text:p>
            <text:p>}</text:p>
            <text:p/>
            <text:p>else</text:p>
            <text:p>{</text:p>
            <text:p>if ( ! yyg-&gt;yy_did_buffer_switch_on_eof )</text:p>
            <text:p>YY_NEW_FILE;</text:p>
            <text:p>}</text:p>
            <text:p>break;</text:p>
            <text:p>}</text:p>
            <text:p/>
            <text:p>case EOB_ACT_CONTINUE_SCAN:</text:p>
            <text:p>yyg-&gt;yy_c_buf_p =</text:p>
            <text:p>yyg-&gt;yytext_ptr  yy_amount_of_matched_text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match;</text:p>
            <text:p/>
            <text:p>case EOB_ACT_LAST_MATCH:</text:p>
            <text:p>yyg-&gt;yy_c_buf_p =</text:p>
            <text:p>&amp;YY_CURRENT_BUFFER_LVALUE-&gt;yy_ch_buf[yyg-&gt;yy_n_chars]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find_action;</text:p>
            <text:p>}</text:p>
            <text:p>break;</text:p>
            <text:p>}</text:p>
            <text:p/>
            <text:p>default:</text:p>
            <text:p>YY_FATAL_ERROR(</text:p>
            <text:p>"fatal flex scanner internal error--no action found" );</text:p>
            <text:p>} /* end of action switch */</text:p>
            <text:p>} /* end of scanning one token */</text:p>
            <text:p>} /* end of user's declarations */</text:p>
            <text:p>} /* end of cmCommandArgument_yylex */</text:p>
            <text:p/>
            <text:p>/* yy_get_next_buffer - try to read in a new buffer</text:p>
            <text:p> *</text:p>
            <text:p> * Returns a code representing an action:</text:p>
            <text:p> *EOB_ACT_LAST_MATCH -</text:p>
            <text:p> *EOB_ACT_CONTINUE_SCAN - continue scanning from current position</text:p>
            <text:p> *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char *dest = YY_CURRENT_BUFFER_LVALUE-&gt;yy_ch_buf;</text:p>
            <text:p>char *source = yyg-&gt;yytext_ptr;</text:p>
            <text:p>yy_size_t number_to_move, i;</text:p>
            <text:p>int ret_val;</text:p>
            <text:p/>
            <text:p>if ( yyg-&gt;yy_c_buf_p &gt; &amp;YY_CURRENT_BUFFER_LVALUE-&gt;yy_ch_buf[yyg-&gt;yy_n_chars  1] )</text:p>
            <text:p>YY_FATAL_ERROR(</text:p>
            <text:p>"fatal flex scanner internal error--end of buffer missed" );</text:p>
            <text:p/>
            <text:p>if ( YY_CURRENT_BUFFER_LVALUE-&gt;yy_fill_buffer == 0 )</text:p>
            <text:p>{ /* Don't try to fill the buffer, so this is an EOF. */</text:p>
            <text:p>if ( yyg-&gt;yy_c_buf_p - yyg-&gt;yytext_ptr - YY_MORE_ADJ == 1 )</text:p>
            <text:p>{</text:p>
            <text:p>/* We matched a single character, the EOB, so</text:p>
            <text:p> * treat this as a final EOF.</text:p>
            <text:p> */</text:p>
            <text:p>return EOB_ACT_END_OF_FILE;</text:p>
            <text:p>}</text:p>
            <text:p/>
            <text:p>else</text:p>
            <text:p>{</text:p>
            <text:p>/* We matched some text prior to the EOB, first</text:p>
            <text:p> * process it.</text:p>
            <text:p> */</text:p>
            <text:p>return EOB_ACT_LAST_MATCH;</text:p>
            <text:p>}</text:p>
            <text:p>}</text:p>
            <text:p/>
            <text:p>/* Try to read more data. */</text:p>
            <text:p/>
            <text:p>/* First move last chars to start of buffer. */</text:p>
            <text:p>number_to_move = (yy_size_t) (yyg-&gt;yy_c_buf_p - yyg-&gt;yytext_ptr) - 1;</text:p>
            <text:p/>
            <text:p>for ( i = 0; i &lt; number_to_move; � )</text:p>
            <text:p>*(dest�) = *(source�);</text:p>
            <text:p/>
            <text:p>if ( YY_CURRENT_BUFFER_LVALUE-&gt;yy_buffer_status == YY_BUFFER_EOF_PENDING )</text:p>
            <text:p>/* don't do the read, it's not guaranteed to return an EOF,</text:p>
            <text:p> * just force an EOF</text:p>
            <text:p> */</text:p>
            <text:p>YY_CURRENT_BUFFER_LVALUE-&gt;yy_n_chars = yyg-&gt;yy_n_chars = 0;</text:p>
            <text:p/>
            <text:p>else</text:p>
            <text:p>{</text:p>
            <text:p>int num_to_read =</text:p>
            <text:p>YY_CURRENT_BUFFER_LVALUE-&gt;yy_buf_size - number_to_move - 1;</text:p>
            <text:p/>
            <text:p>while ( num_to_read &lt;= 0 )</text:p>
            <text:p>{ /* Not enough room in the buffer - grow it. */</text:p>
            <text:p/>
            <text:p>/* just a shorter name for the current buffer */</text:p>
            <text:p>YY_BUFFER_STATE b = YY_CURRENT_BUFFER_LVALUE;</text:p>
            <text:p/>
            <text:p>int yy_c_buf_p_offset =</text:p>
            <text:p>(int) (yyg-&gt;yy_c_buf_p - b-&gt;yy_ch_buf);</text:p>
            <text:p/>
            <text:p>if ( b-&gt;yy_is_our_buffer )</text:p>
            <text:p>{</text:p>
            <text:p>int new_size = b-&gt;yy_buf_size * 2;</text:p>
            <text:p/>
            <text:p>if ( new_size &lt;= 0 )</text:p>
            <text:p>b-&gt;yy_buf_size = b-&gt;yy_buf_size / 8;</text:p>
            <text:p>else</text:p>
            <text:p>b-&gt;yy_buf_size *= 2;</text:p>
            <text:p/>
            <text:p>b-&gt;yy_ch_buf = (char *)</text:p>
            <text:p>/* Include room in for 2 EOB chars. */</text:p>
            <text:p>cmCommandArgument_yyrealloc((void *) b-&gt;yy_ch_buf,b-&gt;yy_buf_size  2 ,yyscanner );</text:p>
            <text:p>}</text:p>
            <text:p>else</text:p>
            <text:p>/* Can't grow it, we don't own it. */</text:p>
            <text:p>b-&gt;yy_ch_buf = NULL;</text:p>
            <text:p/>
            <text:p>if ( ! b-&gt;yy_ch_buf )</text:p>
            <text:p>YY_FATAL_ERROR(</text:p>
            <text:p>"fatal error - scanner input buffer overflow" );</text:p>
            <text:p/>
            <text:p>yyg-&gt;yy_c_buf_p = &amp;b-&gt;yy_ch_buf[yy_c_buf_p_offset];</text:p>
            <text:p/>
            <text:p>num_to_read = YY_CURRENT_BUFFER_LVALUE-&gt;yy_buf_size -</text:p>
            <text:p>number_to_move - 1;</text:p>
            <text:p/>
            <text:p>}</text:p>
            <text:p/>
            <text:p>if ( num_to_read &gt; YY_READ_BUF_SIZE )</text:p>
            <text:p>num_to_read = YY_READ_BUF_SIZE;</text:p>
            <text:p/>
            <text:p>/* Read in more data. */</text:p>
            <text:p>YY_INPUT( (&amp;YY_CURRENT_BUFFER_LVALUE-&gt;yy_ch_buf[number_to_move]),</text:p>
            <text:p>yyg-&gt;yy_n_chars, num_to_read );</text:p>
            <text:p/>
            <text:p>YY_CURRENT_BUFFER_LVALUE-&gt;yy_n_chars = yyg-&gt;yy_n_chars;</text:p>
            <text:p>}</text:p>
            <text:p/>
            <text:p>if ( yyg-&gt;yy_n_chars == 0 )</text:p>
            <text:p>{</text:p>
            <text:p>if ( number_to_move == YY_MORE_ADJ )</text:p>
            <text:p>{</text:p>
            <text:p>ret_val = EOB_ACT_END_OF_FILE;</text:p>
            <text:p>cmCommandArgument_yyrestart(yyin  ,yyscanner);</text:p>
            <text:p>}</text:p>
            <text:p/>
            <text:p>else</text:p>
            <text:p>{</text:p>
            <text:p>ret_val = EOB_ACT_LAST_MATCH;</text:p>
            <text:p>YY_CURRENT_BUFFER_LVALUE-&gt;yy_buffer_status =</text:p>
            <text:p>YY_BUFFER_EOF_PENDING;</text:p>
            <text:p>}</text:p>
            <text:p>}</text:p>
            <text:p/>
            <text:p>else</text:p>
            <text:p>ret_val = EOB_ACT_CONTINUE_SCAN;</text:p>
            <text:p/>
            <text:p>if ((int) (yyg-&gt;yy_n_chars  number_to_move) &gt; YY_CURRENT_BUFFER_LVALUE-&gt;yy_buf_size) {</text:p>
            <text:p>/* Extend the array by 50%, plus the number we really need. */</text:p>
            <text:p>int new_size = yyg-&gt;yy_n_chars  number_to_move  (yyg-&gt;yy_n_chars &gt;&gt; 1);</text:p>
            <text:p>YY_CURRENT_BUFFER_LVALUE-&gt;yy_ch_buf = (char *) cmCommandArgument_yyrealloc((void *) YY_CURRENT_BUFFER_LVALUE-&gt;yy_ch_buf,new_size ,yyscanner );</text:p>
            <text:p>if ( ! YY_CURRENT_BUFFER_LVALUE-&gt;yy_ch_buf )</text:p>
            <text:p>YY_FATAL_ERROR( "out of dynamic memory in yy_get_next_buffer()" );</text:p>
            <text:p>}</text:p>
            <text:p/>
            <text:p>yyg-&gt;yy_n_chars = number_to_move;</text:p>
            <text:p>YY_CURRENT_BUFFER_LVALUE-&gt;yy_ch_buf[yyg-&gt;yy_n_chars] = YY_END_OF_BUFFER_CHAR;</text:p>
            <text:p>YY_CURRENT_BUFFER_LVALUE-&gt;yy_ch_buf[yyg-&gt;yy_n_chars  1] = YY_END_OF_BUFFER_CHAR;</text:p>
            <text:p/>
            <text:p>yyg-&gt;yytext_ptr = &amp;YY_CURRENT_BUFFER_LVALUE-&gt;yy_ch_buf[0];</text:p>
            <text:p/>
            <text:p>return ret_val;</text:p>
            <text:p>}</text:p>
            <text:p/>
            <text:p>/* yy_get_previous_state - get the state just before the EOB char was reached */</text:p>
            <text:p/>
            <text:p>    static yy_state_type yy_get_previous_state (yyscan_t yyscanner)</text:p>
            <text:p>{</text:p>
            <text:p>yy_state_type yy_current_state;</text:p>
            <text:p>char *yy_cp;</text:p>
            <text:p>    struct yyguts_t * yyg = (struct yyguts_t*)yyscanner;</text:p>
            <text:p/>
            <text:p>yy_current_state = yyg-&gt;yy_start;</text:p>
            <text:p/>
            <text:p>for ( yy_cp = yyg-&gt;yytext_ptr  YY_MORE_ADJ; yy_cp &lt; yyg-&gt;yy_c_buf_p; שּׁ�_cp )</text:p>
            <text:p>{</text:p>
            <text:p>YY_CHAR yy_c = (*yy_cp ? yy_ec[YY_SC_TO_UI(*yy_cp)] : 1)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30 )</text:p>
            <text:p>yy_c = yy_meta[(unsigned int) yy_c];</text:p>
            <text:p>}</text:p>
            <text:p>yy_current_state = yy_nxt[yy_base[yy_current_state]  (flex_int16_t) yy_c];</text:p>
            <text:p>}</text:p>
            <text:p/>
            <text:p>return yy_current_state;</text:p>
            <text:p>}</text:p>
            <text:p/>
            <text:p>/* yy_try_NUL_trans - try to make a transition on the NUL character</text:p>
            <text:p> *</text:p>
            <text:p> * synopsis</text:p>
            <text:p> *next_state = yy_try_NUL_trans( current_state );</text:p>
            <text:p> */</text:p>
            <text:p>    static yy_state_type yy_try_NUL_trans  (yy_state_type yy_current_state , yyscan_t yyscanner)</text:p>
            <text:p>{</text:p>
            <text:p>int yy_is_jam;</text:p>
            <text:p>    struct yyguts_t * yyg = (struct yyguts_t*)yyscanner; /* This var may be unused depending upon options. */</text:p>
            <text:p>char *yy_cp = yyg-&gt;yy_c_buf_p;</text:p>
            <text:p/>
            <text:p>YY_CHAR yy_c = 1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30 )</text:p>
            <text:p>yy_c = yy_meta[(unsigned int) yy_c];</text:p>
            <text:p>}</text:p>
            <text:p>yy_current_state = yy_nxt[yy_base[yy_current_state]  (flex_int16_t) yy_c];</text:p>
            <text:p>yy_is_jam = (yy_current_state == 29);</text:p>
            <text:p/>
            <text:p>(void)yyg;</text:p>
            <text:p>return yy_is_jam ? 0 : yy_current_state;</text:p>
            <text:p>}</text:p>
            <text:p/>
            <text:p>#ifndef YY_NO_UNPUT</text:p>
            <text:p/>
            <text:p>#endif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float" office:value="702" calcext:value-type="float">
            <text:p>70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[348, 371, 439, 483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mandArgumentLexer.cxx</text:p>
          </table:table-cell>
          <table:table-cell office:value-type="string" calcext:value-type="string">
            <text:p>second/download/CMake/CMake-old-new/Kitware_CMake_old_file_111.cpp</text:p>
          </table:table-cell>
          <table:table-cell office:value-type="string" calcext:value-type="string">
            <text:p>second/download/CMake/CMake-old-new/Kitware_CMake_new_file_111.cpp</text:p>
          </table:table-cell>
          <table:table-cell office:value-type="string" calcext:value-type="string">
            <text:p>second/download/CMake/CMake-old-new/Kitware_CMake_old_hunk_222.cpp</text:p>
          </table:table-cell>
          <table:table-cell office:value-type="string" calcext:value-type="string">
            <text:p>second/download/CMake/CMake-old-new/Kitware_CMake_new_hunk_222.cpp</text:p>
          </table:table-cell>
          <table:table-cell office:value-type="string" calcext:value-type="string">
            <text:p> */</text:p>
            <text:p>    YY_BUFFER_STATE cmCommandArgument_yy_create_buffer  (FILE * file, int  size , yyscan_t yyscanner)</text:p>
            <text:p>{</text:p>
            <text:p>        YY_BUFFER_STATE b;</text:p>
            <text:p/>
            <text:p>        b = (YY_BUFFER_STATE) cmCommandArgument_yyalloc(sizeof( struct yy_buffer_state ) ,yyscanner );</text:p>
            <text:p>        if ( ! b )</text:p>
            <text:p>                YY_FATAL_ERROR( "out of dynamic memory in cmCommandArgument_yy_create_buffer()" );</text:p>
            <text:p/>
            <text:p>        b-&gt;yy_buf_size = size;</text:p>
            <text:p/>
            <text:p>        /* yy_ch_buf has to be 2 characters longer than the size given because</text:p>
            <text:p>         * we need to put in 2 end-of-buffer characters.</text:p>
            <text:p>         */</text:p>
            <text:p>        b-&gt;yy_ch_buf = (char *) cmCommandArgument_yyalloc(b-&gt;yy_buf_size  2 ,yyscanner );</text:p>
            <text:p>        if ( ! b-&gt;yy_ch_buf )</text:p>
            <text:p>                YY_FATAL_ERROR( "out of dynamic memory in cmCommandArgument_yy_create_buffer()" );</text:p>
            <text:p/>
            <text:p>        b-&gt;yy_is_our_buffer = 1;</text:p>
            <text:p/>
            <text:p>        cmCommandArgument_yy_init_buffer(b,file ,yyscanner);</text:p>
            <text:p/>
            <text:p>        return b;</text:p>
            <text:p>}</text:p>
            <text:p/>
            <text:p>/** Destroy the buffer.</text:p>
            <text:p/>
          </table:table-cell>
          <table:table-cell office:value-type="string" calcext:value-type="string">
            <text:p> */</text:p>
            <text:p>    YY_BUFFER_STATE cmCommandArgument_yy_create_buffer  (FILE * file, int  size , yyscan_t yyscanner)</text:p>
            <text:p>{</text:p>
            <text:p>YY_BUFFER_STATE b;</text:p>
            <text:p/>
            <text:p>b = (YY_BUFFER_STATE) cmCommandArgument_yyalloc(sizeof( struct yy_buffer_state ) ,yyscanner );</text:p>
            <text:p>if ( ! b )</text:p>
            <text:p>YY_FATAL_ERROR( "out of dynamic memory in cmCommandArgument_yy_create_buffer()" );</text:p>
            <text:p/>
            <text:p>b-&gt;yy_buf_size = (yy_size_t)size;</text:p>
            <text:p/>
            <text:p>/* yy_ch_buf has to be 2 characters longer than the size given because</text:p>
            <text:p> * we need to put in 2 end-of-buffer characters.</text:p>
            <text:p> */</text:p>
            <text:p>b-&gt;yy_ch_buf = (char *) cmCommandArgument_yyalloc(b-&gt;yy_buf_size  2 ,yyscanner );</text:p>
            <text:p>if ( ! b-&gt;yy_ch_buf )</text:p>
            <text:p>YY_FATAL_ERROR( "out of dynamic memory in cmCommandArgument_yy_create_buffer()" );</text:p>
            <text:p/>
            <text:p>b-&gt;yy_is_our_buffer = 1;</text:p>
            <text:p/>
            <text:p>cmCommandArgument_yy_init_buffer(b,file ,yyscanner);</text:p>
            <text:p/>
            <text:p>return b;</text:p>
            <text:p>}</text:p>
            <text:p/>
            <text:p>/** Destroy the buffer.</text:p>
            <text:p/>
          </table:table-cell>
          <table:table-cell office:value-type="float" office:value="1400" calcext:value-type="float">
            <text:p>1400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[7, 16]</text:p>
          </table:table-cell>
          <table:table-cell office:value-type="string" calcext:value-type="string">
            <text:p>[]</text:p>
          </table:table-cell>
        </table:table-row>
        <table:table-row table:style-name="ro33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mandArgumentLexer.cxx</text:p>
          </table:table-cell>
          <table:table-cell office:value-type="string" calcext:value-type="string">
            <text:p>second/download/CMake/CMake-old-new/Kitware_CMake_old_file_111.cpp</text:p>
          </table:table-cell>
          <table:table-cell office:value-type="string" calcext:value-type="string">
            <text:p>second/download/CMake/CMake-old-new/Kitware_CMake_new_file_111.cpp</text:p>
          </table:table-cell>
          <table:table-cell office:value-type="string" calcext:value-type="string">
            <text:p>second/download/CMake/CMake-old-new/Kitware_CMake_old_hunk_223.cpp</text:p>
          </table:table-cell>
          <table:table-cell office:value-type="string" calcext:value-type="string">
            <text:p>second/download/CMake/CMake-old-new/Kitware_CMake_new_hunk_223.cpp</text:p>
          </table:table-cell>
          <table:table-cell office:value-type="string" calcext:value-type="string">
            <text:p>void cmCommandArgument_yypop_buffer_state (yyscan_t yyscanner)</text:p>
            <text:p>{</text:p>
            <text:p>    struct yyguts_t * yyg = (struct yyguts_t*)yyscanner;</text:p>
            <text:p>        if (!YY_CURRENT_BUFFER)</text:p>
            <text:p>                return;</text:p>
            <text:p/>
            <text:p>        cmCommandArgument_yy_delete_buffer(YY_CURRENT_BUFFER ,yyscanner);</text:p>
            <text:p>        YY_CURRENT_BUFFER_LVALUE = NULL;</text:p>
            <text:p>        if (yyg-&gt;yy_buffer_stack_top &gt; 0)</text:p>
            <text:p>                --yyg-&gt;yy_buffer_stack_top;</text:p>
            <text:p/>
            <text:p>        if (YY_CURRENT_BUFFER) {</text:p>
            <text:p>                cmCommandArgument_yy_load_buffer_state(yyscanner );</text:p>
            <text:p>                yyg-&gt;yy_did_buffer_switch_on_eof = 1;</text:p>
            <text:p>        }</text:p>
            <text:p>}</text:p>
            <text:p/>
            <text:p>/* Allocates the stack if it does not exist.</text:p>
            <text:p> *  Guarantees space for at least one push.</text:p>
            <text:p> */</text:p>
            <text:p>static void cmCommandArgument_yyensure_buffer_stack (yyscan_t yyscanner)</text:p>
            <text:p>{</text:p>
            <text:p>        int num_to_alloc;</text:p>
            <text:p>    struct yyguts_t * yyg = (struct yyguts_t*)yyscanner;</text:p>
            <text:p/>
            <text:p>        if (!yyg-&gt;yy_buffer_stack) {</text:p>
            <text:p/>
            <text:p>                /* First allocation is just for 2 elements, since we don't know if this</text:p>
            <text:p>                 * scanner will even need a stack. We use 2 instead of 1 to avoid an</text:p>
            <text:p>                 * immediate realloc on the next call.</text:p>
            <text:p>         */</text:p>
            <text:p>                num_to_alloc = 1;</text:p>
            <text:p>                yyg-&gt;yy_buffer_stack = (struct yy_buffer_state**)cmCommandArgument_yyalloc</text:p>
            <text:p>                                                                (num_to_alloc * sizeof(struct yy_buffer_state*)</text:p>
            <text:p>                                                                , yyscanner);</text:p>
            <text:p>                if ( ! yyg-&gt;yy_buffer_stack )</text:p>
            <text:p>                        YY_FATAL_ERROR( "out of dynamic memory in cmCommandArgument_yyensure_buffer_stack()" );</text:p>
            <text:p/>
            <text:p>                memset(yyg-&gt;yy_buffer_stack, 0, num_to_alloc * sizeof(struct yy_buffer_state*));</text:p>
            <text:p/>
            <text:p>                yyg-&gt;yy_buffer_stack_max = num_to_alloc;</text:p>
            <text:p>                yyg-&gt;yy_buffer_stack_top = 0;</text:p>
            <text:p>                return;</text:p>
            <text:p>        }</text:p>
            <text:p/>
            <text:p>        if (yyg-&gt;yy_buffer_stack_top &gt;= (yyg-&gt;yy_buffer_stack_max) - 1){</text:p>
            <text:p/>
            <text:p>                /* Increase the buffer to prepare for a possible push. */</text:p>
            <text:p>                int grow_size = 8 /* arbitrary grow size */;</text:p>
            <text:p/>
            <text:p>                num_to_alloc = yyg-&gt;yy_buffer_stack_max  grow_size;</text:p>
            <text:p>                yyg-&gt;yy_buffer_stack = (struct yy_buffer_state**)cmCommandArgument_yyrealloc</text:p>
            <text:p>                                                                (yyg-&gt;yy_buffer_stack,</text:p>
            <text:p>                                                                num_to_alloc * sizeof(struct yy_buffer_state*)</text:p>
            <text:p>                                                                , yyscanner);</text:p>
            <text:p>                if ( ! yyg-&gt;yy_buffer_stack )</text:p>
            <text:p>                        YY_FATAL_ERROR( "out of dynamic memory in cmCommandArgument_yyensure_buffer_stack()" );</text:p>
            <text:p/>
            <text:p>                /* zero only the new slots.*/</text:p>
            <text:p>                memset(yyg-&gt;yy_buffer_stack  yyg-&gt;yy_buffer_stack_max, 0, grow_size * sizeof(struct yy_buffer_state*));</text:p>
            <text:p>                yyg-&gt;yy_buffer_stack_max = num_to_alloc;</text:p>
            <text:p>        }</text:p>
            <text:p>}</text:p>
            <text:p/>
            <text:p>/** Setup the input buffer state to scan directly from a user-specified character buffer.</text:p>
            <text:p/>
          </table:table-cell>
          <table:table-cell office:value-type="string" calcext:value-type="string">
            <text:p>void cmCommandArgument_yypop_buffer_state (yyscan_t yyscanner)</text:p>
            <text:p>{</text:p>
            <text:p>    struct yyguts_t * yyg = (struct yyguts_t*)yyscanner;</text:p>
            <text:p>if (!YY_CURRENT_BUFFER)</text:p>
            <text:p>return;</text:p>
            <text:p/>
            <text:p>cmCommandArgument_yy_delete_buffer(YY_CURRENT_BUFFER ,yyscanner);</text:p>
            <text:p>YY_CURRENT_BUFFER_LVALUE = NULL;</text:p>
            <text:p>if (yyg-&gt;yy_buffer_stack_top &gt; 0)</text:p>
            <text:p>--yyg-&gt;yy_buffer_stack_top;</text:p>
            <text:p/>
            <text:p>if (YY_CURRENT_BUFFER) {</text:p>
            <text:p>cmCommandArgument_yy_load_buffer_state(yyscanner );</text:p>
            <text:p>yyg-&gt;yy_did_buffer_switch_on_eof = 1;</text:p>
            <text:p>}</text:p>
            <text:p>}</text:p>
            <text:p/>
            <text:p>/* Allocates the stack if it does not exist.</text:p>
            <text:p> *  Guarantees space for at least one push.</text:p>
            <text:p> */</text:p>
            <text:p>static void cmCommandArgument_yyensure_buffer_stack (yyscan_t yyscanner)</text:p>
            <text:p>{</text:p>
            <text:p>int num_to_alloc;</text:p>
            <text:p>    struct yyguts_t * yyg = (struct yyguts_t*)yyscanner;</text:p>
            <text:p/>
            <text:p>if (!yyg-&gt;yy_buffer_stack) {</text:p>
            <text:p/>
            <text:p>/* First allocation is just for 2 elements, since we don't know if this</text:p>
            <text:p> * scanner will even need a stack. We use 2 instead of 1 to avoid an</text:p>
            <text:p> * immediate realloc on the next call.</text:p>
            <text:p>         */</text:p>
            <text:p>      num_to_alloc = 1; /* After all that talk, this was set to 1 anyways... */</text:p>
            <text:p>yyg-&gt;yy_buffer_stack = (struct yy_buffer_state**)cmCommandArgument_yyalloc</text:p>
            <text:p>(num_to_alloc * sizeof(struct yy_buffer_state*)</text:p>
            <text:p>, yyscanner);</text:p>
            <text:p>if ( ! yyg-&gt;yy_buffer_stack )</text:p>
            <text:p>YY_FATAL_ERROR( "out of dynamic memory in cmCommandArgument_yyensure_buffer_stack()" );</text:p>
            <text:p/>
            <text:p>memset(yyg-&gt;yy_buffer_stack, 0, num_to_alloc * sizeof(struct yy_buffer_state*));</text:p>
            <text:p/>
            <text:p>yyg-&gt;yy_buffer_stack_max = num_to_alloc;</text:p>
            <text:p>yyg-&gt;yy_buffer_stack_top = 0;</text:p>
            <text:p>return;</text:p>
            <text:p>}</text:p>
            <text:p/>
            <text:p>if (yyg-&gt;yy_buffer_stack_top &gt;= (yyg-&gt;yy_buffer_stack_max) - 1){</text:p>
            <text:p/>
            <text:p>/* Increase the buffer to prepare for a possible push. */</text:p>
            <text:p>yy_size_t grow_size = 8 /* arbitrary grow size */;</text:p>
            <text:p/>
            <text:p>num_to_alloc = yyg-&gt;yy_buffer_stack_max  grow_size;</text:p>
            <text:p>yyg-&gt;yy_buffer_stack = (struct yy_buffer_state**)cmCommandArgument_yyrealloc</text:p>
            <text:p>(yyg-&gt;yy_buffer_stack,</text:p>
            <text:p>num_to_alloc * sizeof(struct yy_buffer_state*)</text:p>
            <text:p>, yyscanner);</text:p>
            <text:p>if ( ! yyg-&gt;yy_buffer_stack )</text:p>
            <text:p>YY_FATAL_ERROR( "out of dynamic memory in cmCommandArgument_yyensure_buffer_stack()" );</text:p>
            <text:p/>
            <text:p>/* zero only the new slots.*/</text:p>
            <text:p>memset(yyg-&gt;yy_buffer_stack  yyg-&gt;yy_buffer_stack_max, 0, grow_size * sizeof(struct yy_buffer_state*));</text:p>
            <text:p>yyg-&gt;yy_buffer_stack_max = num_to_alloc;</text:p>
            <text:p>}</text:p>
            <text:p>}</text:p>
            <text:p/>
            <text:p>/** Setup the input buffer state to scan directly from a user-specified character buffer.</text:p>
            <text:p/>
          </table:table-cell>
          <table:table-cell office:value-type="float" office:value="1543" calcext:value-type="float">
            <text:p>1543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[36, 56]</text:p>
          </table:table-cell>
          <table:table-cell office:value-type="string" calcext:value-type="string">
            <text:p>[]</text:p>
          </table:table-cell>
        </table:table-row>
        <table:table-row table:style-name="ro3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mandArgumentLexer.cxx</text:p>
          </table:table-cell>
          <table:table-cell office:value-type="string" calcext:value-type="string">
            <text:p>second/download/CMake/CMake-old-new/Kitware_CMake_old_file_111.cpp</text:p>
          </table:table-cell>
          <table:table-cell office:value-type="string" calcext:value-type="string">
            <text:p>second/download/CMake/CMake-old-new/Kitware_CMake_new_file_111.cpp</text:p>
          </table:table-cell>
          <table:table-cell office:value-type="string" calcext:value-type="string">
            <text:p>second/download/CMake/CMake-old-new/Kitware_CMake_old_hunk_224.cpp</text:p>
          </table:table-cell>
          <table:table-cell office:value-type="string" calcext:value-type="string">
            <text:p>second/download/CMake/CMake-old-new/Kitware_CMake_new_hunk_224.cpp</text:p>
          </table:table-cell>
          <table:table-cell office:value-type="string" calcext:value-type="string">
            <text:p> */</text:p>
            <text:p>YY_BUFFER_STATE cmCommandArgument_yy_scan_buffer  (char * base, yy_size_t  size , yyscan_t yyscanner)</text:p>
            <text:p>{</text:p>
            <text:p>        YY_BUFFER_STATE b;</text:p>
            <text:p/>
            <text:p>        if ( size &lt; 2 ||</text:p>
            <text:p>             base[size-2] != YY_END_OF_BUFFER_CHAR ||</text:p>
            <text:p>             base[size-1] != YY_END_OF_BUFFER_CHAR )</text:p>
            <text:p>                /* They forgot to leave room for the EOB's. */</text:p>
            <text:p>                return 0;</text:p>
            <text:p/>
            <text:p>        b = (YY_BUFFER_STATE) cmCommandArgument_yyalloc(sizeof( struct yy_buffer_state ) ,yyscanner );</text:p>
            <text:p>        if ( ! b )</text:p>
            <text:p>                YY_FATAL_ERROR( "out of dynamic memory in cmCommandArgument_yy_scan_buffer()" );</text:p>
            <text:p/>
            <text:p>        b-&gt;yy_buf_size = size - 2;      /* "- 2" to take care of EOB's */</text:p>
            <text:p>        b-&gt;yy_buf_pos = b-&gt;yy_ch_buf = base;</text:p>
            <text:p>        b-&gt;yy_is_our_buffer = 0;</text:p>
            <text:p>        b-&gt;yy_input_file = 0;</text:p>
            <text:p>        b-&gt;yy_n_chars = b-&gt;yy_buf_size;</text:p>
            <text:p>        b-&gt;yy_is_interactive = 0;</text:p>
            <text:p>        b-&gt;yy_at_bol = 1;</text:p>
            <text:p>        b-&gt;yy_fill_buffer = 0;</text:p>
            <text:p>        b-&gt;yy_buffer_status = YY_BUFFER_NEW;</text:p>
            <text:p/>
            <text:p>        cmCommandArgument_yy_switch_to_buffer(b ,yyscanner );</text:p>
            <text:p/>
            <text:p>        return b;</text:p>
            <text:p>}</text:p>
            <text:p/>
            <text:p>/** Setup the input buffer state to scan a string. The next call to cmCommandArgument_yylex() will</text:p>
            <text:p/>
          </table:table-cell>
          <table:table-cell office:value-type="string" calcext:value-type="string">
            <text:p> */</text:p>
            <text:p>YY_BUFFER_STATE cmCommandArgument_yy_scan_buffer  (char * base, yy_size_t  size , yyscan_t yyscanner)</text:p>
            <text:p>{</text:p>
            <text:p>YY_BUFFER_STATE b;</text:p>
            <text:p/>
            <text:p>if ( size &lt; 2 ||</text:p>
            <text:p>     base[size-2] != YY_END_OF_BUFFER_CHAR ||</text:p>
            <text:p>     base[size-1] != YY_END_OF_BUFFER_CHAR )</text:p>
            <text:p>/* They forgot to leave room for the EOB's. */</text:p>
            <text:p>return NULL;</text:p>
            <text:p/>
            <text:p>b = (YY_BUFFER_STATE) cmCommandArgument_yyalloc(sizeof( struct yy_buffer_state ) ,yyscanner );</text:p>
            <text:p>if ( ! b )</text:p>
            <text:p>YY_FATAL_ERROR( "out of dynamic memory in cmCommandArgument_yy_scan_buffer()" );</text:p>
            <text:p/>
            <text:p>b-&gt;yy_buf_size = size - 2;/* "- 2" to take care of EOB's */</text:p>
            <text:p>b-&gt;yy_buf_pos = b-&gt;yy_ch_buf = base;</text:p>
            <text:p>b-&gt;yy_is_our_buffer = 0;</text:p>
            <text:p>b-&gt;yy_input_file = NULL;</text:p>
            <text:p>b-&gt;yy_n_chars = b-&gt;yy_buf_size;</text:p>
            <text:p>b-&gt;yy_is_interactive = 0;</text:p>
            <text:p>b-&gt;yy_at_bol = 1;</text:p>
            <text:p>b-&gt;yy_fill_buffer = 0;</text:p>
            <text:p>b-&gt;yy_buffer_status = YY_BUFFER_NEW;</text:p>
            <text:p/>
            <text:p>cmCommandArgument_yy_switch_to_buffer(b ,yyscanner );</text:p>
            <text:p/>
            <text:p>return b;</text:p>
            <text:p>}</text:p>
            <text:p/>
            <text:p>/** Setup the input buffer state to scan a string. The next call to cmCommandArgument_yylex() will</text:p>
            <text:p/>
          </table:table-cell>
          <table:table-cell office:value-type="float" office:value="1612" calcext:value-type="float">
            <text:p>1612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35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mandArgumentLexer.cxx</text:p>
          </table:table-cell>
          <table:table-cell office:value-type="string" calcext:value-type="string">
            <text:p>second/download/CMake/CMake-old-new/Kitware_CMake_old_file_111.cpp</text:p>
          </table:table-cell>
          <table:table-cell office:value-type="string" calcext:value-type="string">
            <text:p>second/download/CMake/CMake-old-new/Kitware_CMake_new_file_111.cpp</text:p>
          </table:table-cell>
          <table:table-cell office:value-type="string" calcext:value-type="string">
            <text:p>second/download/CMake/CMake-old-new/Kitware_CMake_old_hunk_225.cpp</text:p>
          </table:table-cell>
          <table:table-cell office:value-type="string" calcext:value-type="string">
            <text:p>second/download/CMake/CMake-old-new/Kitware_CMake_new_hunk_225.cpp</text:p>
          </table:table-cell>
          <table:table-cell office:value-type="string" calcext:value-type="string">
            <text:p>YY_BUFFER_STATE cmCommandArgument_yy_scan_string (yyconst char * yystr , yyscan_t yyscanner)</text:p>
            <text:p>{</text:p>
            <text:p/>
            <text:p>        return cmCommandArgument_yy_scan_bytes(yystr,strlen(yystr) ,yyscanner);</text:p>
            <text:p>}</text:p>
            <text:p/>
            <text:p>/** Setup the input buffer state to scan the given bytes. The next call to cmCommandArgument_yylex() will</text:p>
            <text:p> * scan from a @e copy of @a yybytes.</text:p>
            <text:p> * @param yybytes the byte buffer to scan</text:p>
            <text:p> * @param _yybytes_len the number of bytes in the buffer pointed to by @a bytes.</text:p>
            <text:p> * @param yyscanner The scanner object.</text:p>
            <text:p> * @return the newly allocated buffer state object.</text:p>
            <text:p> */</text:p>
            <text:p>YY_BUFFER_STATE cmCommandArgument_yy_scan_bytes  (yyconst char * yybytes, int  _yybytes_len , yyscan_t yyscanner)</text:p>
            <text:p>{</text:p>
            <text:p>        YY_BUFFER_STATE b;</text:p>
            <text:p>        char *buf;</text:p>
            <text:p>        yy_size_t n;</text:p>
            <text:p>        int i;</text:p>
            <text:p/>
            <text:p>        /* Get memory for full buffer, including space for trailing EOB's. */</text:p>
            <text:p>        n = _yybytes_len  2;</text:p>
            <text:p>        buf = (char *) cmCommandArgument_yyalloc(n ,yyscanner );</text:p>
            <text:p>        if ( ! buf )</text:p>
            <text:p>                YY_FATAL_ERROR( "out of dynamic memory in cmCommandArgument_yy_scan_bytes()" );</text:p>
            <text:p/>
            <text:p>        for ( i = 0; i &lt; _yybytes_len; � )</text:p>
            <text:p>                buf[i] = yybytes[i];</text:p>
            <text:p/>
            <text:p>        buf[_yybytes_len] = buf[_yybytes_len�] = YY_END_OF_BUFFER_CHAR;</text:p>
            <text:p/>
            <text:p>        b = cmCommandArgument_yy_scan_buffer(buf,n ,yyscanner);</text:p>
            <text:p>        if ( ! b )</text:p>
            <text:p>                YY_FATAL_ERROR( "bad buffer in cmCommandArgument_yy_scan_bytes()" );</text:p>
            <text:p/>
            <text:p>        /* It's okay to grow etc. this buffer, and we should throw it</text:p>
            <text:p>         * away when we're done.</text:p>
            <text:p>         */</text:p>
            <text:p>        b-&gt;yy_is_our_buffer = 1;</text:p>
            <text:p/>
            <text:p>        return b;</text:p>
            <text:p>}</text:p>
            <text:p/>
            <text:p>#ifndef YY_EXIT_FAILURE</text:p>
            <text:p>#define YY_EXIT_FAILURE 2</text:p>
            <text:p>#endif</text:p>
            <text:p/>
            <text:p>static void yy_fatal_error (yyconst char* msg , yyscan_t)</text:p>
            <text:p>{</text:p>
            <text:p>        (void) fprintf( stderr, "%s\n", msg );</text:p>
            <text:p>        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        do \</text:p>
            <text:p>                { \</text:p>
            <text:p>                /* Undo effects of setting up yytext. */ \</text:p>
            <text:p>        int yyless_macro_arg = (n); \</text:p>
            <text:p>        YY_LESS_LINENO(yyless_macro_arg);\</text:p>
            <text:p>                yytext[yyleng] = yyg-&gt;yy_hold_char; \</text:p>
            <text:p>                yyg-&gt;yy_c_buf_p = yytext  yyless_macro_arg; \</text:p>
            <text:p>                yyg-&gt;yy_hold_char = *yyg-&gt;yy_c_buf_p; \</text:p>
            <text:p>                *yyg-&gt;yy_c_buf_p = '\0'; \</text:p>
            <text:p>                yyleng = yyless_macro_arg; \</text:p>
            <text:p>                } \</text:p>
            <text:p>        while ( 0 )</text:p>
            <text:p/>
            <text:p>/* Accessor  methods (get/set functions) to struct members. */</text:p>
            <text:p/>
            <text:p/>
          </table:table-cell>
          <table:table-cell office:value-type="string" calcext:value-type="string">
            <text:p>YY_BUFFER_STATE cmCommandArgument_yy_scan_string (yyconst char * yystr , yyscan_t yyscanner)</text:p>
            <text:p>{</text:p>
            <text:p/>
            <text:p>return cmCommandArgument_yy_scan_bytes(yystr,(int) strlen(yystr) ,yyscanner);</text:p>
            <text:p>}</text:p>
            <text:p/>
            <text:p>/** Setup the input buffer state to scan the given bytes. The next call to cmCommandArgument_yylex() will</text:p>
            <text:p> * scan from a @e copy of @a bytes.</text:p>
            <text:p> * @param yybytes the byte buffer to scan</text:p>
            <text:p> * @param _yybytes_len the number of bytes in the buffer pointed to by @a bytes.</text:p>
            <text:p> * @param yyscanner The scanner object.</text:p>
            <text:p> * @return the newly allocated buffer state object.</text:p>
            <text:p> */</text:p>
            <text:p>YY_BUFFER_STATE cmCommandArgument_yy_scan_bytes  (yyconst char * yybytes, int  _yybytes_len , yyscan_t yyscanner)</text:p>
            <text:p>{</text:p>
            <text:p>YY_BUFFER_STATE b;</text:p>
            <text:p>char *buf;</text:p>
            <text:p>yy_size_t n;</text:p>
            <text:p>yy_size_t i;</text:p>
            <text:p/>
            <text:p>/* Get memory for full buffer, including space for trailing EOB's. */</text:p>
            <text:p>n = (yy_size_t) _yybytes_len  2;</text:p>
            <text:p>buf = (char *) cmCommandArgument_yyalloc(n ,yyscanner );</text:p>
            <text:p>if ( ! buf )</text:p>
            <text:p>YY_FATAL_ERROR( "out of dynamic memory in cmCommandArgument_yy_scan_bytes()" );</text:p>
            <text:p/>
            <text:p>for ( i = 0; i &lt; (size_t)_yybytes_len; � )</text:p>
            <text:p>buf[i] = yybytes[i];</text:p>
            <text:p/>
            <text:p>buf[_yybytes_len] = buf[_yybytes_len�] = YY_END_OF_BUFFER_CHAR;</text:p>
            <text:p/>
            <text:p>b = cmCommandArgument_yy_scan_buffer(buf,n ,yyscanner);</text:p>
            <text:p>if ( ! b )</text:p>
            <text:p>YY_FATAL_ERROR( "bad buffer in cmCommandArgument_yy_scan_bytes()" );</text:p>
            <text:p/>
            <text:p>/* It's okay to grow etc. this buffer, and we should throw it</text:p>
            <text:p> * away when we're done.</text:p>
            <text:p> */</text:p>
            <text:p>b-&gt;yy_is_our_buffer = 1;</text:p>
            <text:p/>
            <text:p>return b;</text:p>
            <text:p>}</text:p>
            <text:p/>
            <text:p>#ifndef YY_EXIT_FAILURE</text:p>
            <text:p>#define YY_EXIT_FAILURE 2</text:p>
            <text:p>#endif</text:p>
            <text:p/>
            <text:p>static void yynoreturn yy_fatal_error (yyconst char* msg , yyscan_t yyscanner)</text:p>
            <text:p>{</text:p>
            <text:p>struct yyguts_t * yyg = (struct yyguts_t*)yyscanner;</text:p>
            <text:p>(void)yyg;</text:p>
            <text:p>(void) fprintf( stderr, "%s\n", msg );</text:p>
            <text:p>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do \</text:p>
            <text:p>{ \</text:p>
            <text:p>/* Undo effects of setting up yytext. */ \</text:p>
            <text:p>        int yyless_macro_arg = (n); \</text:p>
            <text:p>        YY_LESS_LINENO(yyless_macro_arg);\</text:p>
            <text:p>yytext[yyleng] = yyg-&gt;yy_hold_char; \</text:p>
            <text:p>yyg-&gt;yy_c_buf_p = yytext  yyless_macro_arg; \</text:p>
            <text:p>yyg-&gt;yy_hold_char = *yyg-&gt;yy_c_buf_p; \</text:p>
            <text:p>*yyg-&gt;yy_c_buf_p = '\0'; \</text:p>
            <text:p>yyleng = yyless_macro_arg; \</text:p>
            <text:p>} \</text:p>
            <text:p>while ( 0 )</text:p>
            <text:p/>
            <text:p>/* Accessor  methods (get/set functions) to struct members. */</text:p>
            <text:p/>
            <text:p/>
          </table:table-cell>
          <table:table-cell office:value-type="float" office:value="1650" calcext:value-type="float">
            <text:p>1650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[24, 33, 49]</text:p>
          </table:table-cell>
          <table:table-cell office:value-type="string" calcext:value-type="string">
            <text:p>[]</text:p>
          </table:table-cell>
        </table:table-row>
        <table:table-row table:style-name="ro36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mandArgumentLexer.cxx</text:p>
          </table:table-cell>
          <table:table-cell office:value-type="string" calcext:value-type="string">
            <text:p>second/download/CMake/CMake-old-new/Kitware_CMake_old_file_111.cpp</text:p>
          </table:table-cell>
          <table:table-cell office:value-type="string" calcext:value-type="string">
            <text:p>second/download/CMake/CMake-old-new/Kitware_CMake_new_file_111.cpp</text:p>
          </table:table-cell>
          <table:table-cell office:value-type="string" calcext:value-type="string">
            <text:p>second/download/CMake/CMake-old-new/Kitware_CMake_old_hunk_226.cpp</text:p>
          </table:table-cell>
          <table:table-cell office:value-type="string" calcext:value-type="string">
            <text:p>second/download/CMake/CMake-old-new/Kitware_CMake_new_hunk_226.cpp</text:p>
          </table:table-cell>
          <table:table-cell office:value-type="string" calcext:value-type="string">
            <text:p>}</text:p>
            <text:p/>
            <text:p>/** Set the current line number.</text:p>
            <text:p> * @param line_number The line number to set.</text:p>
            <text:p> * @param yyscanner The scanner object.</text:p>
            <text:p> */</text:p>
            <text:p>void cmCommandArgument_yyset_lineno (int  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CommandArgument_yyset_lineno called with no buffer" , yyscanner);</text:p>
            <text:p/>
            <text:p>    yylineno = line_number;</text:p>
            <text:p>}</text:p>
            <text:p/>
            <text:p>/** Set the current column.</text:p>
            <text:p> * @param column_no The column number to set.</text:p>
            <text:p> * @param yyscanner The scanner object.</text:p>
            <text:p> */</text:p>
            <text:p>void cmCommandArgument_yyset_column (int  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CommandArgument_yyset_column called with no buffer" , yyscanner);</text:p>
            <text:p/>
            <text:p>    yycolumn = column_no;</text:p>
            <text:p>}</text:p>
            <text:p/>
            <text:p>/** Set the input stream. This does not discard the current</text:p>
            <text:p> * input buffer.</text:p>
            <text:p> * @param in_str A readable stream.</text:p>
            <text:p> * @param yyscanner The scanner object.</text:p>
            <text:p> * @see cmCommandArgument_yy_switch_to_buffer</text:p>
            <text:p> */</text:p>
            <text:p>void cmCommandArgument_yyset_in (FILE *  in_str , yyscan_t yyscanner)</text:p>
            <text:p>{</text:p>
            <text:p>    struct yyguts_t * yyg = (struct yyguts_t*)yyscanner;</text:p>
            <text:p>    yyin = in_str ;</text:p>
            <text:p>}</text:p>
            <text:p/>
            <text:p>void cmCommandArgument_yyset_out (FILE *  out_str , yyscan_t yyscanner)</text:p>
            <text:p>{</text:p>
            <text:p>    struct yyguts_t * yyg = (struct yyguts_t*)yyscanner;</text:p>
            <text:p>    yyout = out_str ;</text:p>
            <text:p>}</text:p>
            <text:p/>
            <text:p>int cmCommandArgument_yyget_debug  (yyscan_t yyscanner)</text:p>
            <text:p/>
          </table:table-cell>
          <table:table-cell office:value-type="string" calcext:value-type="string">
            <text:p>}</text:p>
            <text:p/>
            <text:p>/** Set the current line number.</text:p>
            <text:p> * @param _line_number line number</text:p>
            <text:p> * @param yyscanner The scanner object.</text:p>
            <text:p> */</text:p>
            <text:p>void cmCommandArgument_yyset_lineno (int  _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CommandArgument_yyset_lineno called with no buffer" );</text:p>
            <text:p/>
            <text:p>    yylineno = _line_number;</text:p>
            <text:p>}</text:p>
            <text:p/>
            <text:p>/** Set the current column.</text:p>
            <text:p> * @param _column_no column number</text:p>
            <text:p> * @param yyscanner The scanner object.</text:p>
            <text:p> */</text:p>
            <text:p>void cmCommandArgument_yyset_column (int  _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CommandArgument_yyset_column called with no buffer" );</text:p>
            <text:p/>
            <text:p>    yycolumn = _column_no;</text:p>
            <text:p>}</text:p>
            <text:p/>
            <text:p>/** Set the input stream. This does not discard the current</text:p>
            <text:p> * input buffer.</text:p>
            <text:p> * @param _in_str A readable stream.</text:p>
            <text:p> * @param yyscanner The scanner object.</text:p>
            <text:p> * @see cmCommandArgument_yy_switch_to_buffer</text:p>
            <text:p> */</text:p>
            <text:p>void cmCommandArgument_yyset_in (FILE *  _in_str , yyscan_t yyscanner)</text:p>
            <text:p>{</text:p>
            <text:p>    struct yyguts_t * yyg = (struct yyguts_t*)yyscanner;</text:p>
            <text:p>    yyin = _in_str ;</text:p>
            <text:p>}</text:p>
            <text:p/>
            <text:p>void cmCommandArgument_yyset_out (FILE *  _out_str , yyscan_t yyscanner)</text:p>
            <text:p>{</text:p>
            <text:p>    struct yyguts_t * yyg = (struct yyguts_t*)yyscanner;</text:p>
            <text:p>    yyout = _out_str ;</text:p>
            <text:p>}</text:p>
            <text:p/>
            <text:p>int cmCommandArgument_yyget_debug  (yyscan_t yyscanner)</text:p>
            <text:p/>
          </table:table-cell>
          <table:table-cell office:value-type="float" office:value="1802" calcext:value-type="float">
            <text:p>1802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[12, 27]</text:p>
          </table:table-cell>
          <table:table-cell office:value-type="string" calcext:value-type="string">
            <text:p>[]</text:p>
          </table:table-cell>
        </table:table-row>
        <table:table-row table:style-name="ro31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prLexer.cxx</text:p>
          </table:table-cell>
          <table:table-cell office:value-type="string" calcext:value-type="string">
            <text:p>second/download/CMake/CMake-old-new/Kitware_CMake_old_file_112.cpp</text:p>
          </table:table-cell>
          <table:table-cell office:value-type="string" calcext:value-type="string">
            <text:p>second/download/CMake/CMake-old-new/Kitware_CMake_new_file_112.cpp</text:p>
          </table:table-cell>
          <table:table-cell office:value-type="string" calcext:value-type="string">
            <text:p>second/download/CMake/CMake-old-new/Kitware_CMake_old_hunk_227.cpp</text:p>
          </table:table-cell>
          <table:table-cell office:value-type="string" calcext:value-type="string">
            <text:p>second/download/CMake/CMake-old-new/Kitware_CMake_new_hunk_227.cpp</text:p>
          </table:table-cell>
          <table:table-cell office:value-type="string" calcext:value-type="string">
            <text:p/>
            <text:p>/* Amount of stuff to slurp up with each read. */</text:p>
            <text:p>#ifndef YY_READ_BUF_SIZE</text:p>
            <text:p>#define YY_READ_BUF_SIZE 8192</text:p>
            <text:p>#endif</text:p>
            <text:p/>
            <text:p>/* Copy whatever the last rule matched to the standard output. */</text:p>
            <text:p>#ifndef ECHO</text:p>
            <text:p>/* This used to be an fputs(), but since the string might contain NUL's,</text:p>
            <text:p> * we now use fwrite().</text:p>
            <text:p> */</text:p>
            <text:p>#define ECHO (void) fwrite( yytext, yyleng, 1, yyout )</text:p>
            <text:p>#endif</text:p>
            <text:p/>
            <text:p>/* Gets input and stuffs it into "buf".  number of characters read, or YY_NULL,</text:p>
            <text:p> * is returned in "result".</text:p>
            <text:p> */</text:p>
            <text:p>#ifndef YY_INPUT</text:p>
            <text:p>#define YY_INPUT(buf,result,max_size) \</text:p>
            <text:p>  if ( YY_CURRENT_BUFFER_LVALUE-&gt;yy_is_interactive ) \</text:p>
            <text:p>    { \</text:p>
            <text:p>    int c = '*'; \</text:p>
            <text:p>    size_t n; \</text:p>
            <text:p>    for ( n = 0; n &lt; max_size &amp;&amp; \</text:p>
            <text:p>           (c = getc( yyin )) != EOF &amp;&amp; c != '\n'; � ) \</text:p>
            <text:p>      buf[n] = (char) c; \</text:p>
            <text:p>    if ( c == '\n' ) \</text:p>
            <text:p>      buf[n�] = (char) c; \</text:p>
            <text:p>    if ( c == EOF &amp;&amp; ferror( yyin ) ) \</text:p>
            <text:p>      YY_FATAL_ERROR( "input in flex scanner failed" ); \</text:p>
            <text:p>    result = n; \</text:p>
            <text:p>    } \</text:p>
            <text:p>  else \</text:p>
            <text:p>    { \</text:p>
            <text:p>    errno=0; \</text:p>
            <text:p>    while ( (result = fread(buf, 1, max_size, yyin))==0 &amp;&amp; ferror(yyin)) \</text:p>
            <text:p>      { \</text:p>
            <text:p>      if( errno != EINTR) \</text:p>
            <text:p>        { \</text:p>
            <text:p>        YY_FATAL_ERROR( "input in flex scanner failed" ); \</text:p>
            <text:p>        break; \</text:p>
            <text:p>        } \</text:p>
            <text:p>      errno=0; \</text:p>
            <text:p>      clearerr(yyin); \</text:p>
            <text:p>      } \</text:p>
            <text:p>    }\</text:p>
            <text:p>\</text:p>
            <text:p/>
            <text:p>#endif</text:p>
            <text:p/>
          </table:table-cell>
          <table:table-cell office:value-type="string" calcext:value-type="string">
            <text:p/>
            <text:p>/* Amount of stuff to slurp up with each read. */</text:p>
            <text:p>#ifndef YY_READ_BUF_SIZE</text:p>
            <text:p>#ifdef __ia64__</text:p>
            <text:p>/* On IA-64, the buffer size is 16k, not 8k */</text:p>
            <text:p>#define YY_READ_BUF_SIZE 16384</text:p>
            <text:p>#else</text:p>
            <text:p>#define YY_READ_BUF_SIZE 8192</text:p>
            <text:p>#endif /* __ia64__ */</text:p>
            <text:p>#endif</text:p>
            <text:p/>
            <text:p>/* Copy whatever the last rule matched to the standard output. */</text:p>
            <text:p>#ifndef ECHO</text:p>
            <text:p>/* This used to be an fputs(), but since the string might contain NUL's,</text:p>
            <text:p> * we now use fwrite().</text:p>
            <text:p> */</text:p>
            <text:p>#define ECHO do { if (fwrite( yytext, (size_t) yyleng, 1, yyout )) {} } while (0)</text:p>
            <text:p>#endif</text:p>
            <text:p/>
            <text:p>/* Gets input and stuffs it into "buf".  number of characters read, or YY_NULL,</text:p>
            <text:p> * is returned in "result".</text:p>
            <text:p> */</text:p>
            <text:p>#ifndef YY_INPUT</text:p>
            <text:p>#define YY_INPUT(buf,result,max_size) \</text:p>
            <text:p>if ( YY_CURRENT_BUFFER_LVALUE-&gt;yy_is_interactive ) \</text:p>
            <text:p>{ \</text:p>
            <text:p>int c = '*'; \</text:p>
            <text:p>size_t n; \</text:p>
            <text:p>for ( n = 0; n &lt; max_size &amp;&amp; \</text:p>
            <text:p>     (c = getc( yyin )) != EOF &amp;&amp; c != '\n'; � ) \</text:p>
            <text:p>buf[n] = (char) c; \</text:p>
            <text:p>if ( c == '\n' ) \</text:p>
            <text:p>buf[n�] = (char) c; \</text:p>
            <text:p>if ( c == EOF &amp;&amp; ferror( yyin ) ) \</text:p>
            <text:p>YY_FATAL_ERROR( "input in flex scanner failed" ); \</text:p>
            <text:p>result = n; \</text:p>
            <text:p>} \</text:p>
            <text:p>else \</text:p>
            <text:p>{ \</text:p>
            <text:p>errno=0; \</text:p>
            <text:p>while ( (result = (int) fread(buf, 1, max_size, yyin))==0 &amp;&amp; ferror(yyin)) \</text:p>
            <text:p>{ \</text:p>
            <text:p>if( errno != EINTR) \</text:p>
            <text:p>{ \</text:p>
            <text:p>YY_FATAL_ERROR( "input in flex scanner failed" ); \</text:p>
            <text:p>break; \</text:p>
            <text:p>} \</text:p>
            <text:p>errno=0; \</text:p>
            <text:p>clearerr(yyin); \</text:p>
            <text:p>} \</text:p>
            <text:p>}\</text:p>
            <text:p>\</text:p>
            <text:p/>
            <text:p>#endif</text:p>
            <text:p/>
          </table:table-cell>
          <table:table-cell office:value-type="float" office:value="589" calcext:value-type="float">
            <text:p>589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[29, 39]</text:p>
          </table:table-cell>
          <table:table-cell office:value-type="string" calcext:value-type="string">
            <text:p>[]</text:p>
          </table:table-cell>
        </table:table-row>
        <table:table-row table:style-name="ro37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prLexer.cxx</text:p>
          </table:table-cell>
          <table:table-cell office:value-type="string" calcext:value-type="string">
            <text:p>second/download/CMake/CMake-old-new/Kitware_CMake_old_file_112.cpp</text:p>
          </table:table-cell>
          <table:table-cell office:value-type="string" calcext:value-type="string">
            <text:p>second/download/CMake/CMake-old-new/Kitware_CMake_new_file_112.cpp</text:p>
          </table:table-cell>
          <table:table-cell office:value-type="string" calcext:value-type="string">
            <text:p>second/download/CMake/CMake-old-new/Kitware_CMake_old_hunk_228.cpp</text:p>
          </table:table-cell>
          <table:table-cell office:value-type="string" calcext:value-type="string">
            <text:p>second/download/CMake/CMake-old-new/Kitware_CMake_new_hunk_228.cpp</text:p>
          </table:table-cell>
          <table:table-cell office:value-type="string" calcext:value-type="string">
            <text:p/>
            <text:p>/* Code executed at the end of each rule. */</text:p>
            <text:p>#ifndef YY_BREAK</text:p>
            <text:p>#define YY_BREAK break;</text:p>
            <text:p>#endif</text:p>
            <text:p/>
            <text:p>#define YY_RULE_SETUP \</text:p>
            <text:p>  YY_USER_ACTION</text:p>
            <text:p/>
            <text:p>/** The main scanner function which does all the work.</text:p>
            <text:p> */</text:p>
            <text:p>YY_DECL</text:p>
            <text:p>{</text:p>
            <text:p>  yy_state_type yy_current_state;</text:p>
            <text:p>  char *yy_cp, *yy_bp;</text:p>
            <text:p>  int yy_act;</text:p>
            <text:p>    struct yyguts_t * yyg = (struct yyguts_t*)yyscanner;</text:p>
            <text:p/>
            <text:p>#line 86 "/home/andy/vtk/CMake/Source/cmExprLexer.in.l"</text:p>
            <text:p/>
            <text:p/>
            <text:p>#line 736 "/home/andy/vtk/CMake-bin/Source/cmExprLexer.cxx"</text:p>
            <text:p/>
            <text:p>  if ( yyg-&gt;yy_init )</text:p>
            <text:p>    {</text:p>
            <text:p>    yyg-&gt;yy_init = 0;</text:p>
            <text:p/>
            <text:p>#ifdef YY_USER_INIT</text:p>
            <text:p>    YY_USER_INIT;</text:p>
            <text:p>#endif</text:p>
            <text:p/>
            <text:p>    if ( ! yyg-&gt;yy_start )</text:p>
            <text:p>      yyg-&gt;yy_start = 1;  /* first start state */</text:p>
            <text:p/>
            <text:p>    if ( ! yyin )</text:p>
            <text:p>      yyin = stdin;</text:p>
            <text:p/>
            <text:p>    if ( ! yyout )</text:p>
            <text:p>      yyout = stdout;</text:p>
            <text:p/>
            <text:p>    if ( ! YY_CURRENT_BUFFER ) {</text:p>
            <text:p>      cmExpr_yyensure_buffer_stack (yyscanner);</text:p>
            <text:p>      YY_CURRENT_BUFFER_LVALUE =</text:p>
            <text:p>        cmExpr_yy_create_buffer(yyin,YY_BUF_SIZE ,yyscanner);</text:p>
            <text:p>    }</text:p>
            <text:p/>
            <text:p>    cmExpr_yy_load_buffer_state(yyscanner );</text:p>
            <text:p>    }</text:p>
            <text:p/>
            <text:p>  for(;;)    /* loops until end-of-file is reached */</text:p>
            <text:p>    {</text:p>
            <text:p>    yy_cp = yyg-&gt;yy_c_buf_p;</text:p>
            <text:p/>
            <text:p>    /* Support of yytext. */</text:p>
            <text:p>    *yy_cp = yyg-&gt;yy_hold_char;</text:p>
            <text:p/>
            <text:p>    /* yy_bp points to the position in yy_ch_buf of the start of</text:p>
            <text:p>     * the current run.</text:p>
            <text:p>     */</text:p>
            <text:p>    yy_bp = yy_cp;</text:p>
            <text:p/>
            <text:p>    yy_current_state = yyg-&gt;yy_start;</text:p>
            <text:p>yy_match:</text:p>
            <text:p>    do</text:p>
            <text:p>      {</text:p>
            <text:p>      YY_CHAR yy_c = yy_ec[YY_SC_TO_UI(*yy_cp)];</text:p>
            <text:p>      if ( yy_accept[yy_current_state] )</text:p>
            <text:p>        {</text:p>
            <text:p>        yyg-&gt;yy_last_accepting_state = yy_current_state;</text:p>
            <text:p>        yyg-&gt;yy_last_accepting_cpos = yy_cp;</text:p>
            <text:p>        }</text:p>
            <text:p>      while ( yy_chk[yy_base[yy_current_state]  yy_c] != yy_current_state )</text:p>
            <text:p>        {</text:p>
            <text:p>        yy_current_state = (int) yy_def[yy_current_state];</text:p>
            <text:p>        if ( yy_current_state &gt;= 23 )</text:p>
            <text:p>          yy_c = yy_meta[(unsigned int) yy_c];</text:p>
            <text:p>        }</text:p>
            <text:p>      yy_current_state = yy_nxt[yy_base[yy_current_state]  (unsigned int) yy_c];</text:p>
            <text:p>      שּׁ�_cp;</text:p>
            <text:p>      }</text:p>
            <text:p>    while ( yy_base[yy_current_state] != 21 );</text:p>
            <text:p/>
            <text:p>yy_find_action:</text:p>
            <text:p>    yy_act = yy_accept[yy_current_state];</text:p>
            <text:p>    if ( yy_act == 0 )</text:p>
            <text:p>      { /* have to back up */</text:p>
            <text:p>      yy_cp = yyg-&gt;yy_last_accepting_cpos;</text:p>
            <text:p>      yy_current_state = yyg-&gt;yy_last_accepting_state;</text:p>
            <text:p>      yy_act = yy_accept[yy_current_state];</text:p>
            <text:p>      }</text:p>
            <text:p/>
            <text:p>    YY_DO_BEFORE_ACTION;</text:p>
            <text:p/>
            <text:p>do_action:  /* This label is used only to access EOF actions. */</text:p>
            <text:p/>
            <text:p>    switch ( yy_act )</text:p>
            <text:p>  { /* beginning of action switch */</text:p>
            <text:p>      case 0: /* must back up */</text:p>
            <text:p>      /* undo the effects of YY_DO_BEFORE_ACTION */</text:p>
            <text:p>      *yy_cp = yyg-&gt;yy_hold_char;</text:p>
            <text:p>      yy_cp = yyg-&gt;yy_last_accepting_cpos;</text:p>
            <text:p>      yy_current_state = yyg-&gt;yy_last_accepting_state;</text:p>
            <text:p>      goto yy_find_action;</text:p>
            <text:p/>
            <text:p>case 1:</text:p>
            <text:p>YY_RULE_SETUP</text:p>
            <text:p>#line 88 "/home/andy/vtk/CMake/Source/cmExprLexer.in.l"</text:p>
            <text:p>{ yylvalp-&gt;Number = atoi(yytext); return exp_NUMBER; }</text:p>
            <text:p>case 2:</text:p>
            <text:p>YY_RULE_SETUP</text:p>
            <text:p>#line 90 "/home/andy/vtk/CMake/Source/cmExprLexer.in.l"</text:p>
            <text:p>{ return exp_PLUS; }</text:p>
            <text:p>case 3:</text:p>
            <text:p>YY_RULE_SETUP</text:p>
            <text:p>#line 91 "/home/andy/vtk/CMake/Source/cmExprLexer.in.l"</text:p>
            <text:p>{ return exp_MINUS; }</text:p>
            <text:p>case 4:</text:p>
            <text:p>YY_RULE_SETUP</text:p>
            <text:p>#line 92 "/home/andy/vtk/CMake/Source/cmExprLexer.in.l"</text:p>
            <text:p>{ return exp_TIMES; }</text:p>
            <text:p>case 5:</text:p>
            <text:p>YY_RULE_SETUP</text:p>
            <text:p>#line 93 "/home/andy/vtk/CMake/Source/cmExprLexer.in.l"</text:p>
            <text:p>{ return exp_DIVIDE; }</text:p>
            <text:p>case 6:</text:p>
            <text:p>YY_RULE_SETUP</text:p>
            <text:p>#line 94 "/home/andy/vtk/CMake/Source/cmExprLexer.in.l"</text:p>
            <text:p>{ return exp_MOD; }</text:p>
            <text:p>case 7:</text:p>
            <text:p>YY_RULE_SETUP</text:p>
            <text:p>#line 95 "/home/andy/vtk/CMake/Source/cmExprLexer.in.l"</text:p>
            <text:p>{ return exp_OR; }</text:p>
            <text:p>case 8:</text:p>
            <text:p>YY_RULE_SETUP</text:p>
            <text:p>#line 96 "/home/andy/vtk/CMake/Source/cmExprLexer.in.l"</text:p>
            <text:p>{ return exp_AND; }</text:p>
            <text:p>case 9:</text:p>
            <text:p>YY_RULE_SETUP</text:p>
            <text:p>#line 97 "/home/andy/vtk/CMake/Source/cmExprLexer.in.l"</text:p>
            <text:p>{ return exp_XOR; }</text:p>
            <text:p>case 10:</text:p>
            <text:p>YY_RULE_SETUP</text:p>
            <text:p>#line 98 "/home/andy/vtk/CMake/Source/cmExprLexer.in.l"</text:p>
            <text:p>{ return exp_NOT; }</text:p>
            <text:p>case 11:</text:p>
            <text:p>YY_RULE_SETUP</text:p>
            <text:p>#line 99 "/home/andy/vtk/CMake/Source/cmExprLexer.in.l"</text:p>
            <text:p>{ return exp_SHIFTLEFT; }</text:p>
            <text:p>case 12:</text:p>
            <text:p>YY_RULE_SETUP</text:p>
            <text:p>#line 100 "/home/andy/vtk/CMake/Source/cmExprLexer.in.l"</text:p>
            <text:p>{ return exp_SHIFTRIGHT; }</text:p>
            <text:p>case 13:</text:p>
            <text:p>YY_RULE_SETUP</text:p>
            <text:p>#line 101 "/home/andy/vtk/CMake/Source/cmExprLexer.in.l"</text:p>
            <text:p>{ return exp_OPENPARENT; }</text:p>
            <text:p>case 14:</text:p>
            <text:p>YY_RULE_SETUP</text:p>
            <text:p>#line 102 "/home/andy/vtk/CMake/Source/cmExprLexer.in.l"</text:p>
            <text:p>{ return exp_CLOSEPARENT; }</text:p>
            <text:p>case 15:</text:p>
            <text:p>YY_RULE_SETUP</text:p>
            <text:p>#line 104 "/home/andy/vtk/CMake/Source/cmExprLexer.in.l"</text:p>
            <text:p>ECHO;</text:p>
            <text:p>  YY_BREAK</text:p>
            <text:p>#line 894 "/home/andy/vtk/CMake-bin/Source/cmExprLexer.cxx"</text:p>
            <text:p>case YY_STATE_EOF(INITIAL):</text:p>
            <text:p>  yyterminate();</text:p>
            <text:p/>
            <text:p>  case YY_END_OF_BUFFER:</text:p>
            <text:p>    {</text:p>
            <text:p>    /* Amount of text matched not including the EOB char. */</text:p>
            <text:p>    int yy_amount_of_matched_text = (int) (yy_cp - yyg-&gt;yytext_ptr) - 1;</text:p>
            <text:p/>
            <text:p>    /* Undo the effects of YY_DO_BEFORE_ACTION. */</text:p>
            <text:p>    *yy_cp = yyg-&gt;yy_hold_char;</text:p>
            <text:p>    YY_RESTORE_YY_MORE_OFFSET</text:p>
            <text:p/>
            <text:p>    if ( YY_CURRENT_BUFFER_LVALUE-&gt;yy_buffer_status == YY_BUFFER_NEW )</text:p>
            <text:p>      {</text:p>
            <text:p>      /* We're scanning a new file or input source.  It's</text:p>
            <text:p>       * possible that this happened because the user</text:p>
            <text:p>       * just pointed yyin at a new source and called</text:p>
            <text:p>       * cmExpr_yylex().  If so, then we have to assure</text:p>
            <text:p>       * consistency between YY_CURRENT_BUFFER and our</text:p>
            <text:p>       * globals.  Here is the right place to do so, because</text:p>
            <text:p>       * this is the first action (other than possibly a</text:p>
            <text:p>       * back-up) that will match for the new input source.</text:p>
            <text:p>       */</text:p>
            <text:p>      yyg-&gt;yy_n_chars = YY_CURRENT_BUFFER_LVALUE-&gt;yy_n_chars;</text:p>
            <text:p>      YY_CURRENT_BUFFER_LVALUE-&gt;yy_input_file = yyin;</text:p>
            <text:p>      YY_CURRENT_BUFFER_LVALUE-&gt;yy_buffer_status = YY_BUFFER_NORMAL;</text:p>
            <text:p>      }</text:p>
            <text:p/>
            <text:p>    /* Note that here we test for yy_c_buf_p "&lt;=" to the position</text:p>
            <text:p>     * of the first EOB in the buffer, since yy_c_buf_p will</text:p>
            <text:p>     * already have been incremented past the NUL character</text:p>
            <text:p>     * (since all states make transitions on EOB to the</text:p>
            <text:p>     * end-of-buffer state).  Contrast this with the test</text:p>
            <text:p>     * in input().</text:p>
            <text:p>     */</text:p>
            <text:p>    if ( yyg-&gt;yy_c_buf_p &lt;= &amp;YY_CURRENT_BUFFER_LVALUE-&gt;yy_ch_buf[yyg-&gt;yy_n_chars] )</text:p>
            <text:p>      { /* This was really a NUL. */</text:p>
            <text:p>      yy_state_type yy_next_state;</text:p>
            <text:p/>
            <text:p>      yyg-&gt;yy_c_buf_p = yyg-&gt;yytext_ptr  yy_amount_of_matched_text;</text:p>
            <text:p/>
            <text:p>      yy_current_state = yy_get_previous_state( yyscanner );</text:p>
            <text:p/>
            <text:p>      /* Okay, we're now positioned to make the NUL</text:p>
            <text:p>       * transition.  We couldn't have</text:p>
            <text:p>       * yy_get_previous_state() go ahead and do it</text:p>
            <text:p>       * for us because it doesn't know how to deal</text:p>
            <text:p>       * with the possibility of jamming (and we don't</text:p>
            <text:p>       * want to build jamming into it because then it</text:p>
            <text:p>       * will run more slowly).</text:p>
            <text:p>       */</text:p>
            <text:p/>
            <text:p>      yy_next_state = yy_try_NUL_trans( yy_current_state , yyscanner);</text:p>
            <text:p/>
            <text:p>      yy_bp = yyg-&gt;yytext_ptr  YY_MORE_ADJ;</text:p>
            <text:p/>
            <text:p>      if ( yy_next_state )</text:p>
            <text:p>        {</text:p>
            <text:p>        /* Consume the NUL. */</text:p>
            <text:p>        yy_cp = שּׁ�&gt;yy_c_buf_p;</text:p>
            <text:p>        yy_current_state = yy_next_state;</text:p>
            <text:p>        goto yy_match;</text:p>
            <text:p>        }</text:p>
            <text:p/>
            <text:p>      else</text:p>
            <text:p>        {</text:p>
            <text:p>        yy_cp = yyg-&gt;yy_c_buf_p;</text:p>
            <text:p>        goto yy_find_action;</text:p>
            <text:p>        }</text:p>
            <text:p>      }</text:p>
            <text:p/>
            <text:p>    else switch ( yy_get_next_buffer( yyscanner ) )</text:p>
            <text:p>      {</text:p>
            <text:p>      case EOB_ACT_END_OF_FILE:</text:p>
            <text:p>        {</text:p>
            <text:p>        yyg-&gt;yy_did_buffer_switch_on_eof = 0;</text:p>
            <text:p/>
            <text:p>        if ( cmExpr_yywrap(yyscanner ) )</text:p>
            <text:p>          {</text:p>
            <text:p>          /* Note: because we've taken care in</text:p>
            <text:p>           * yy_get_next_buffer() to have set up</text:p>
            <text:p>           * yytext, we can now set up</text:p>
            <text:p>           * yy_c_buf_p so that if some total</text:p>
            <text:p>           * hoser (like flex itself) wants to</text:p>
            <text:p>           * call the scanner after we return the</text:p>
            <text:p>           * YY_NULL, it'll still work - another</text:p>
            <text:p>           * YY_NULL will get returned.</text:p>
            <text:p>           */</text:p>
            <text:p>          yyg-&gt;yy_c_buf_p = yyg-&gt;yytext_ptr  YY_MORE_ADJ;</text:p>
            <text:p/>
            <text:p>          yy_act = YY_STATE_EOF(YY_START);</text:p>
            <text:p>          goto do_action;</text:p>
            <text:p>          }</text:p>
            <text:p/>
            <text:p>        else</text:p>
            <text:p>          {</text:p>
            <text:p>          if ( ! yyg-&gt;yy_did_buffer_switch_on_eof )</text:p>
            <text:p>            YY_NEW_FILE;</text:p>
            <text:p>          }</text:p>
            <text:p>        break;</text:p>
            <text:p>        }</text:p>
            <text:p/>
            <text:p>      case EOB_ACT_CONTINUE_SCAN:</text:p>
            <text:p>        yyg-&gt;yy_c_buf_p =</text:p>
            <text:p>          yyg-&gt;yytext_ptr  yy_amount_of_matched_text;</text:p>
            <text:p/>
            <text:p>        yy_current_state = yy_get_previous_state( yyscanner );</text:p>
            <text:p/>
            <text:p>        yy_cp = yyg-&gt;yy_c_buf_p;</text:p>
            <text:p>        yy_bp = yyg-&gt;yytext_ptr  YY_MORE_ADJ;</text:p>
            <text:p>        goto yy_match;</text:p>
            <text:p/>
            <text:p>      case EOB_ACT_LAST_MATCH:</text:p>
            <text:p>        yyg-&gt;yy_c_buf_p =</text:p>
            <text:p>        &amp;YY_CURRENT_BUFFER_LVALUE-&gt;yy_ch_buf[yyg-&gt;yy_n_chars];</text:p>
            <text:p/>
            <text:p>        yy_current_state = yy_get_previous_state( yyscanner );</text:p>
            <text:p/>
            <text:p>        yy_cp = yyg-&gt;yy_c_buf_p;</text:p>
            <text:p>        yy_bp = yyg-&gt;yytext_ptr  YY_MORE_ADJ;</text:p>
            <text:p>        goto yy_find_action;</text:p>
            <text:p>      }</text:p>
            <text:p>    break;</text:p>
            <text:p>    }</text:p>
            <text:p/>
            <text:p>  default:</text:p>
            <text:p>    YY_FATAL_ERROR(</text:p>
            <text:p>      "fatal flex scanner internal error--no action found" );</text:p>
            <text:p>  } /* end of action switch */</text:p>
            <text:p>    } /* end of scanning one token */</text:p>
            <text:p>return 0; /* this should not happen but it quiets some compilers */</text:p>
            <text:p>} /* end of cmExpr_yylex */</text:p>
            <text:p/>
            <text:p>/* yy_get_next_buffer - try to read in a new buffer</text:p>
            <text:p> *</text:p>
            <text:p> * Returns a code representing an action:</text:p>
            <text:p> *  EOB_ACT_LAST_MATCH -</text:p>
            <text:p> *  EOB_ACT_CONTINUE_SCAN - continue scanning from current position</text:p>
            <text:p> *  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  char *dest = YY_CURRENT_BUFFER_LVALUE-&gt;yy_ch_buf;</text:p>
            <text:p>  char *source = yyg-&gt;yytext_ptr;</text:p>
            <text:p>  int number_to_move, i;</text:p>
            <text:p>  int ret_val;</text:p>
            <text:p/>
            <text:p>  if ( yyg-&gt;yy_c_buf_p &gt; &amp;YY_CURRENT_BUFFER_LVALUE-&gt;yy_ch_buf[yyg-&gt;yy_n_chars  1] )</text:p>
            <text:p>    YY_FATAL_ERROR(</text:p>
            <text:p>    "fatal flex scanner internal error--end of buffer missed" );</text:p>
            <text:p/>
            <text:p>  if ( YY_CURRENT_BUFFER_LVALUE-&gt;yy_fill_buffer == 0 )</text:p>
            <text:p>    { /* Don't try to fill the buffer, so this is an EOF. */</text:p>
            <text:p>    if ( yyg-&gt;yy_c_buf_p - yyg-&gt;yytext_ptr - YY_MORE_ADJ == 1 )</text:p>
            <text:p>      {</text:p>
            <text:p>      /* We matched a single character, the EOB, so</text:p>
            <text:p>       * treat this as a final EOF.</text:p>
            <text:p>       */</text:p>
            <text:p>      return EOB_ACT_END_OF_FILE;</text:p>
            <text:p>      }</text:p>
            <text:p/>
            <text:p>    else</text:p>
            <text:p>      {</text:p>
            <text:p>      /* We matched some text prior to the EOB, first</text:p>
            <text:p>       * process it.</text:p>
            <text:p>       */</text:p>
            <text:p>      return EOB_ACT_LAST_MATCH;</text:p>
            <text:p>      }</text:p>
            <text:p>    }</text:p>
            <text:p/>
            <text:p>  /* Try to read more data. */</text:p>
            <text:p/>
            <text:p>  /* First move last chars to start of buffer. */</text:p>
            <text:p>  number_to_move = (int) (yyg-&gt;yy_c_buf_p - yyg-&gt;yytext_ptr) - 1;</text:p>
            <text:p/>
            <text:p>  for ( i = 0; i &lt; number_to_move; � )</text:p>
            <text:p>    *(dest�) = *(source�);</text:p>
            <text:p/>
            <text:p>  if ( YY_CURRENT_BUFFER_LVALUE-&gt;yy_buffer_status == YY_BUFFER_EOF_PENDING )</text:p>
            <text:p>    /* don't do the read, it's not guaranteed to return an EOF,</text:p>
            <text:p>     * just force an EOF</text:p>
            <text:p>     */</text:p>
            <text:p>    YY_CURRENT_BUFFER_LVALUE-&gt;yy_n_chars = yyg-&gt;yy_n_chars = 0;</text:p>
            <text:p/>
            <text:p>  else</text:p>
            <text:p>    {</text:p>
            <text:p>      size_t nuto_read =</text:p>
            <text:p>      YY_CURRENT_BUFFER_LVALUE-&gt;yy_buf_size - number_to_move - 1;</text:p>
            <text:p/>
            <text:p>    while ( nuto_read &lt;= 0 )</text:p>
            <text:p>      { /* Not enough room in the buffer - grow it. */</text:p>
            <text:p/>
            <text:p>      /* just a shorter name for the current buffer */</text:p>
            <text:p>      YY_BUFFER_STATE b = YY_CURRENT_BUFFER;</text:p>
            <text:p/>
            <text:p>      int yy_c_buf_p_offset =</text:p>
            <text:p>        (int) (yyg-&gt;yy_c_buf_p - b-&gt;yy_ch_buf);</text:p>
            <text:p/>
            <text:p>      if ( b-&gt;yy_is_our_buffer )</text:p>
            <text:p>        {</text:p>
            <text:p>        int new_size = b-&gt;yy_buf_size * 2;</text:p>
            <text:p/>
            <text:p>        if ( new_size &lt;= 0 )</text:p>
            <text:p>          b-&gt;yy_buf_size = b-&gt;yy_buf_size / 8;</text:p>
            <text:p>        else</text:p>
            <text:p>          b-&gt;yy_buf_size *= 2;</text:p>
            <text:p/>
            <text:p>        b-&gt;yy_ch_buf = (char *)</text:p>
            <text:p>          /* Include room in for 2 EOB chars. */</text:p>
            <text:p>          cmExpr_yyrealloc((void *) b-&gt;yy_ch_buf,b-&gt;yy_buf_size  2 ,yyscanner );</text:p>
            <text:p>        }</text:p>
            <text:p>      else</text:p>
            <text:p>        /* Can't grow it, we don't own it. */</text:p>
            <text:p>        b-&gt;yy_ch_buf = 0;</text:p>
            <text:p/>
            <text:p>      if ( ! b-&gt;yy_ch_buf )</text:p>
            <text:p>        YY_FATAL_ERROR(</text:p>
            <text:p>        "fatal error - scanner input buffer overflow" );</text:p>
            <text:p/>
            <text:p>      yyg-&gt;yy_c_buf_p = &amp;b-&gt;yy_ch_buf[yy_c_buf_p_offset];</text:p>
            <text:p/>
            <text:p>      nuto_read = YY_CURRENT_BUFFER_LVALUE-&gt;yy_buf_size -</text:p>
            <text:p>            number_to_move - 1;</text:p>
            <text:p/>
            <text:p>      }</text:p>
            <text:p/>
            <text:p>    if ( nuto_read &gt; YY_READ_BUF_SIZE )</text:p>
            <text:p>      nuto_read = YY_READ_BUF_SIZE;</text:p>
            <text:p/>
            <text:p>    /* Read in more data. */</text:p>
            <text:p>    YY_INPUT( (&amp;YY_CURRENT_BUFFER_LVALUE-&gt;yy_ch_buf[number_to_move]),</text:p>
            <text:p>      yyg-&gt;yy_n_chars, nuto_read );</text:p>
            <text:p/>
            <text:p>    YY_CURRENT_BUFFER_LVALUE-&gt;yy_n_chars = yyg-&gt;yy_n_chars;</text:p>
            <text:p>    }</text:p>
            <text:p/>
            <text:p>  if ( yyg-&gt;yy_n_chars == 0 )</text:p>
            <text:p>    {</text:p>
            <text:p>    if ( number_to_move == YY_MORE_ADJ )</text:p>
            <text:p>      {</text:p>
            <text:p>      ret_val = EOB_ACT_END_OF_FILE;</text:p>
            <text:p>      cmExpr_yyrestart(yyin  ,yyscanner);</text:p>
            <text:p>      }</text:p>
            <text:p/>
            <text:p>    else</text:p>
            <text:p>      {</text:p>
            <text:p>      ret_val = EOB_ACT_LAST_MATCH;</text:p>
            <text:p>      YY_CURRENT_BUFFER_LVALUE-&gt;yy_buffer_status =</text:p>
            <text:p>        YY_BUFFER_EOF_PENDING;</text:p>
            <text:p>      }</text:p>
            <text:p>    }</text:p>
            <text:p/>
            <text:p>  else</text:p>
            <text:p>    ret_val = EOB_ACT_CONTINUE_SCAN;</text:p>
            <text:p/>
            <text:p>  yyg-&gt;yy_n_chars = number_to_move;</text:p>
            <text:p>  YY_CURRENT_BUFFER_LVALUE-&gt;yy_ch_buf[yyg-&gt;yy_n_chars] = YY_END_OF_BUFFER_CHAR;</text:p>
            <text:p>  YY_CURRENT_BUFFER_LVALUE-&gt;yy_ch_buf[yyg-&gt;yy_n_chars  1] = YY_END_OF_BUFFER_CHAR;</text:p>
            <text:p/>
            <text:p>  yyg-&gt;yytext_ptr = &amp;YY_CURRENT_BUFFER_LVALUE-&gt;yy_ch_buf[0];</text:p>
            <text:p/>
            <text:p>  return ret_val;</text:p>
            <text:p>}</text:p>
            <text:p/>
            <text:p>/* yy_get_previous_state - get the state just before the EOB char was</text:p>
            <text:p>   reached */</text:p>
            <text:p/>
            <text:p>    static yy_state_type yy_get_previous_state (yyscan_t yyscanner)</text:p>
            <text:p>{</text:p>
            <text:p>  yy_state_type yy_current_state;</text:p>
            <text:p>  char *yy_cp;</text:p>
            <text:p>    struct yyguts_t * yyg = (struct yyguts_t*)yyscanner;</text:p>
            <text:p/>
            <text:p>  yy_current_state = yyg-&gt;yy_start;</text:p>
            <text:p/>
            <text:p>  for ( yy_cp = yyg-&gt;yytext_ptr  YY_MORE_ADJ; yy_cp &lt; yyg-&gt;yy_c_buf_p; שּׁ�_cp )</text:p>
            <text:p>    {</text:p>
            <text:p>    YY_CHAR yy_c = (*yy_cp ? yy_ec[YY_SC_TO_UI(*yy_cp)] : 1);</text:p>
            <text:p>    if ( yy_accept[yy_current_state] )</text:p>
            <text:p>      {</text:p>
            <text:p>      yyg-&gt;yy_last_accepting_state = yy_current_state;</text:p>
            <text:p>      yyg-&gt;yy_last_accepting_cpos = yy_cp;</text:p>
            <text:p>      }</text:p>
            <text:p>    while ( yy_chk[yy_base[yy_current_state]  yy_c] != yy_current_state )</text:p>
            <text:p>      {</text:p>
            <text:p>      yy_current_state = (int) yy_def[yy_current_state];</text:p>
            <text:p>      if ( yy_current_state &gt;= 23 )</text:p>
            <text:p>        yy_c = yy_meta[(unsigned int) yy_c];</text:p>
            <text:p>      }</text:p>
            <text:p>    yy_current_state = yy_nxt[yy_base[yy_current_state]  (unsigned int) yy_c];</text:p>
            <text:p>    }</text:p>
            <text:p/>
            <text:p>  return yy_current_state;</text:p>
            <text:p>}</text:p>
            <text:p/>
            <text:p>/* yy_try_NUL_trans - try to make a transition on the NUL character</text:p>
            <text:p> *</text:p>
            <text:p> * synopsis</text:p>
            <text:p> *  next_state = yy_try_NUL_trans( current_state );</text:p>
            <text:p> */</text:p>
            <text:p>    static yy_state_type yy_try_NUL_trans  (yy_state_type yy_current_state , yyscan_t yyscanner)</text:p>
            <text:p>{</text:p>
            <text:p>  int yy_is_jam;</text:p>
            <text:p>    struct yyguts_t * yyg = (struct yyguts_t*)yyscanner;</text:p>
            <text:p>  char *yy_cp = yyg-&gt;yy_c_buf_p;</text:p>
            <text:p/>
            <text:p>  YY_CHAR yy_c = 1;</text:p>
            <text:p>  if ( yy_accept[yy_current_state] )</text:p>
            <text:p>    {</text:p>
            <text:p>    yyg-&gt;yy_last_accepting_state = yy_current_state;</text:p>
            <text:p>    yyg-&gt;yy_last_accepting_cpos = yy_cp;</text:p>
            <text:p>    }</text:p>
            <text:p>  while ( yy_chk[yy_base[yy_current_state]  yy_c] != yy_current_state )</text:p>
            <text:p>    {</text:p>
            <text:p>    yy_current_state = (int) yy_def[yy_current_state];</text:p>
            <text:p>    if ( yy_current_state &gt;= 23 )</text:p>
            <text:p>      yy_c = yy_meta[(unsigned int) yy_c];</text:p>
            <text:p>    }</text:p>
            <text:p>  yy_current_state = yy_nxt[yy_base[yy_current_state]  (unsigned int) yy_c];</text:p>
            <text:p>  yy_is_jam = (yy_current_state == 22);</text:p>
            <text:p/>
            <text:p>  return yy_is_jam ? 0 : yy_current_state;</text:p>
            <text:p>}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string" calcext:value-type="string">
            <text:p/>
            <text:p>/* Code executed at the end of each rule. */</text:p>
            <text:p>#ifndef YY_BREAK</text:p>
            <text:p>#define YY_BREAK /*LINTED*/break;</text:p>
            <text:p>#endif</text:p>
            <text:p/>
            <text:p>#define YY_RULE_SETUP \</text:p>
            <text:p>YY_USER_ACTION</text:p>
            <text:p/>
            <text:p>/** The main scanner function which does all the work.</text:p>
            <text:p> */</text:p>
            <text:p>YY_DECL</text:p>
            <text:p>{</text:p>
            <text:p>yy_state_type yy_current_state;</text:p>
            <text:p>char *yy_cp, *yy_bp;</text:p>
            <text:p>int yy_act;</text:p>
            <text:p>    struct yyguts_t * yyg = (struct yyguts_t*)yyscanner;</text:p>
            <text:p/>
            <text:p>if ( !yyg-&gt;yy_init )</text:p>
            <text:p>{</text:p>
            <text:p>yyg-&gt;yy_init = 1;</text:p>
            <text:p/>
            <text:p>#ifdef YY_USER_INIT</text:p>
            <text:p>YY_USER_INIT;</text:p>
            <text:p>#endif</text:p>
            <text:p/>
            <text:p>if ( ! yyg-&gt;yy_start )</text:p>
            <text:p>yyg-&gt;yy_start = 1;/* first start state */</text:p>
            <text:p/>
            <text:p>if ( ! yyin )</text:p>
            <text:p>yyin = stdin;</text:p>
            <text:p/>
            <text:p>if ( ! yyout )</text:p>
            <text:p>yyout = stdout;</text:p>
            <text:p/>
            <text:p>if ( ! YY_CURRENT_BUFFER ) {</text:p>
            <text:p>cmExpr_yyensure_buffer_stack (yyscanner);</text:p>
            <text:p>YY_CURRENT_BUFFER_LVALUE =</text:p>
            <text:p>cmExpr_yy_create_buffer(yyin,YY_BUF_SIZE ,yyscanner);</text:p>
            <text:p>}</text:p>
            <text:p/>
            <text:p>cmExpr_yy_load_buffer_state(yyscanner );</text:p>
            <text:p>}</text:p>
            <text:p/>
            <text:p>{</text:p>
            <text:p>#line 39 "cmExprLexer.in.l"</text:p>
            <text:p/>
            <text:p/>
            <text:p>#line 732 "cmExprLexer.cxx"</text:p>
            <text:p/>
            <text:p>while ( /*CONSTCOND*/1 )/* loops until end-of-file is reached */</text:p>
            <text:p>{</text:p>
            <text:p>yy_cp = yyg-&gt;yy_c_buf_p;</text:p>
            <text:p/>
            <text:p>/* Support of yytext. */</text:p>
            <text:p>*yy_cp = yyg-&gt;yy_hold_char;</text:p>
            <text:p/>
            <text:p>/* yy_bp points to the position in yy_ch_buf of the start of</text:p>
            <text:p> * the current run.</text:p>
            <text:p> */</text:p>
            <text:p>yy_bp = yy_cp;</text:p>
            <text:p/>
            <text:p>yy_current_state = yyg-&gt;yy_start;</text:p>
            <text:p>yy_match:</text:p>
            <text:p>do</text:p>
            <text:p>{</text:p>
            <text:p>YY_CHAR yy_c = yy_ec[YY_SC_TO_UI(*yy_cp)] 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23 )</text:p>
            <text:p>yy_c = yy_meta[(unsigned int) yy_c];</text:p>
            <text:p>}</text:p>
            <text:p>yy_current_state = yy_nxt[yy_base[yy_current_state]  (flex_int16_t) yy_c];</text:p>
            <text:p>שּׁ�_cp;</text:p>
            <text:p>}</text:p>
            <text:p>while ( yy_base[yy_current_state] != 21 );</text:p>
            <text:p/>
            <text:p>yy_find_action:</text:p>
            <text:p>yy_act = yy_accept[yy_current_state];</text:p>
            <text:p>if ( yy_act == 0 )</text:p>
            <text:p>{ /* have to back up */</text:p>
            <text:p>yy_cp = yyg-&gt;yy_last_accepting_cpos;</text:p>
            <text:p>yy_current_state = yyg-&gt;yy_last_accepting_state;</text:p>
            <text:p>yy_act = yy_accept[yy_current_state];</text:p>
            <text:p>}</text:p>
            <text:p/>
            <text:p>YY_DO_BEFORE_ACTION;</text:p>
            <text:p/>
            <text:p>do_action:/* This label is used only to access EOF actions. */</text:p>
            <text:p/>
            <text:p>switch ( yy_act )</text:p>
            <text:p>{ /* beginning of action switch */</text:p>
            <text:p>case 0: /* must back up */</text:p>
            <text:p>/* undo the effects of YY_DO_BEFORE_ACTION */</text:p>
            <text:p>*yy_cp = yyg-&gt;yy_hold_char;</text:p>
            <text:p>yy_cp = yyg-&gt;yy_last_accepting_cpos;</text:p>
            <text:p>yy_current_state = yyg-&gt;yy_last_accepting_state;</text:p>
            <text:p>goto yy_find_action;</text:p>
            <text:p/>
            <text:p>case 1:</text:p>
            <text:p>YY_RULE_SETUP</text:p>
            <text:p>#line 41 "cmExprLexer.in.l"</text:p>
            <text:p>{ yylvalp-&gt;Number = atoi(yytext); return exp_NUMBER; }</text:p>
            <text:p>YY_BREAK</text:p>
            <text:p>case 2:</text:p>
            <text:p>YY_RULE_SETUP</text:p>
            <text:p>#line 43 "cmExprLexer.in.l"</text:p>
            <text:p>{ return exp_PLUS; }</text:p>
            <text:p>YY_BREAK</text:p>
            <text:p>case 3:</text:p>
            <text:p>YY_RULE_SETUP</text:p>
            <text:p>#line 44 "cmExprLexer.in.l"</text:p>
            <text:p>{ return exp_MINUS; }</text:p>
            <text:p>YY_BREAK</text:p>
            <text:p>case 4:</text:p>
            <text:p>YY_RULE_SETUP</text:p>
            <text:p>#line 45 "cmExprLexer.in.l"</text:p>
            <text:p>{ return exp_TIMES; }</text:p>
            <text:p>YY_BREAK</text:p>
            <text:p>case 5:</text:p>
            <text:p>YY_RULE_SETUP</text:p>
            <text:p>#line 46 "cmExprLexer.in.l"</text:p>
            <text:p>{ return exp_DIVIDE; }</text:p>
            <text:p>YY_BREAK</text:p>
            <text:p>case 6:</text:p>
            <text:p>YY_RULE_SETUP</text:p>
            <text:p>#line 47 "cmExprLexer.in.l"</text:p>
            <text:p>{ return exp_MOD; }</text:p>
            <text:p>YY_BREAK</text:p>
            <text:p>case 7:</text:p>
            <text:p>YY_RULE_SETUP</text:p>
            <text:p>#line 48 "cmExprLexer.in.l"</text:p>
            <text:p>{ return exp_OR; }</text:p>
            <text:p>YY_BREAK</text:p>
            <text:p>case 8:</text:p>
            <text:p>YY_RULE_SETUP</text:p>
            <text:p>#line 49 "cmExprLexer.in.l"</text:p>
            <text:p>{ return exp_AND; }</text:p>
            <text:p>YY_BREAK</text:p>
            <text:p>case 9:</text:p>
            <text:p>YY_RULE_SETUP</text:p>
            <text:p>#line 50 "cmExprLexer.in.l"</text:p>
            <text:p>{ return exp_XOR; }</text:p>
            <text:p>YY_BREAK</text:p>
            <text:p>case 10:</text:p>
            <text:p>YY_RULE_SETUP</text:p>
            <text:p>#line 51 "cmExprLexer.in.l"</text:p>
            <text:p>{ return exp_NOT; }</text:p>
            <text:p>YY_BREAK</text:p>
            <text:p>case 11:</text:p>
            <text:p>YY_RULE_SETUP</text:p>
            <text:p>#line 52 "cmExprLexer.in.l"</text:p>
            <text:p>{ return exp_SHIFTLEFT; }</text:p>
            <text:p>YY_BREAK</text:p>
            <text:p>case 12:</text:p>
            <text:p>YY_RULE_SETUP</text:p>
            <text:p>#line 53 "cmExprLexer.in.l"</text:p>
            <text:p>{ return exp_SHIFTRIGHT; }</text:p>
            <text:p>YY_BREAK</text:p>
            <text:p>case 13:</text:p>
            <text:p>YY_RULE_SETUP</text:p>
            <text:p>#line 54 "cmExprLexer.in.l"</text:p>
            <text:p>{ return exp_OPENPARENT; }</text:p>
            <text:p>YY_BREAK</text:p>
            <text:p>case 14:</text:p>
            <text:p>YY_RULE_SETUP</text:p>
            <text:p>#line 55 "cmExprLexer.in.l"</text:p>
            <text:p>{ return exp_CLOSEPARENT; }</text:p>
            <text:p>YY_BREAK</text:p>
            <text:p>case 15:</text:p>
            <text:p>YY_RULE_SETUP</text:p>
            <text:p>#line 57 "cmExprLexer.in.l"</text:p>
            <text:p>ECHO;</text:p>
            <text:p>YY_BREAK</text:p>
            <text:p>#line 864 "cmExprLexer.cxx"</text:p>
            <text:p>case YY_STATE_EOF(INITIAL):</text:p>
            <text:p>yyterminate();</text:p>
            <text:p/>
            <text:p>case YY_END_OF_BUFFER:</text:p>
            <text:p>{</text:p>
            <text:p>/* Amount of text matched not including the EOB char. */</text:p>
            <text:p>int yy_amount_of_matched_text = (int) (yy_cp - yyg-&gt;yytext_ptr) - 1;</text:p>
            <text:p/>
            <text:p>/* Undo the effects of YY_DO_BEFORE_ACTION. */</text:p>
            <text:p>*yy_cp = yyg-&gt;yy_hold_char;</text:p>
            <text:p>YY_RESTORE_YY_MORE_OFFSET</text:p>
            <text:p/>
            <text:p>if ( YY_CURRENT_BUFFER_LVALUE-&gt;yy_buffer_status == YY_BUFFER_NEW )</text:p>
            <text:p>{</text:p>
            <text:p>/* We're scanning a new file or input source.  It's</text:p>
            <text:p> * possible that this happened because the user</text:p>
            <text:p> * just pointed yyin at a new source and called</text:p>
            <text:p> * cmExpr_yylex().  If so, then we have to assure</text:p>
            <text:p> * consistency between YY_CURRENT_BUFFER and our</text:p>
            <text:p> * globals.  Here is the right place to do so, because</text:p>
            <text:p> * this is the first action (other than possibly a</text:p>
            <text:p> * back-up) that will match for the new input source.</text:p>
            <text:p> */</text:p>
            <text:p>yyg-&gt;yy_n_chars = YY_CURRENT_BUFFER_LVALUE-&gt;yy_n_chars;</text:p>
            <text:p>YY_CURRENT_BUFFER_LVALUE-&gt;yy_input_file = yyin;</text:p>
            <text:p>YY_CURRENT_BUFFER_LVALUE-&gt;yy_buffer_status = YY_BUFFER_NORMAL;</text:p>
            <text:p>}</text:p>
            <text:p/>
            <text:p>/* Note that here we test for yy_c_buf_p "&lt;=" to the position</text:p>
            <text:p> * of the first EOB in the buffer, since yy_c_buf_p will</text:p>
            <text:p> * already have been incremented past the NUL character</text:p>
            <text:p> * (since all states make transitions on EOB to the</text:p>
            <text:p> * end-of-buffer state).  Contrast this with the test</text:p>
            <text:p> * in input().</text:p>
            <text:p> */</text:p>
            <text:p>if ( yyg-&gt;yy_c_buf_p &lt;= &amp;YY_CURRENT_BUFFER_LVALUE-&gt;yy_ch_buf[yyg-&gt;yy_n_chars] )</text:p>
            <text:p>{ /* This was really a NUL. */</text:p>
            <text:p>yy_state_type yy_next_state;</text:p>
            <text:p/>
            <text:p>yyg-&gt;yy_c_buf_p = yyg-&gt;yytext_ptr  yy_amount_of_matched_text;</text:p>
            <text:p/>
            <text:p>yy_current_state = yy_get_previous_state( yyscanner );</text:p>
            <text:p/>
            <text:p>/* Okay, we're now positioned to make the NUL</text:p>
            <text:p> * transition.  We couldn't have</text:p>
            <text:p> * yy_get_previous_state() go ahead and do it</text:p>
            <text:p> * for us because it doesn't know how to deal</text:p>
            <text:p> * with the possibility of jamming (and we don't</text:p>
            <text:p> * want to build jamming into it because then it</text:p>
            <text:p> * will run more slowly).</text:p>
            <text:p> */</text:p>
            <text:p/>
            <text:p>yy_next_state = yy_try_NUL_trans( yy_current_state , yyscanner);</text:p>
            <text:p/>
            <text:p>yy_bp = yyg-&gt;yytext_ptr  YY_MORE_ADJ;</text:p>
            <text:p/>
            <text:p>if ( yy_next_state )</text:p>
            <text:p>{</text:p>
            <text:p>/* Consume the NUL. */</text:p>
            <text:p>yy_cp = שּׁ�&gt;yy_c_buf_p;</text:p>
            <text:p>yy_current_state = yy_next_state;</text:p>
            <text:p>goto yy_match;</text:p>
            <text:p>}</text:p>
            <text:p/>
            <text:p>else</text:p>
            <text:p>{</text:p>
            <text:p>yy_cp = yyg-&gt;yy_c_buf_p;</text:p>
            <text:p>goto yy_find_action;</text:p>
            <text:p>}</text:p>
            <text:p>}</text:p>
            <text:p/>
            <text:p>else switch ( yy_get_next_buffer( yyscanner ) )</text:p>
            <text:p>{</text:p>
            <text:p>case EOB_ACT_END_OF_FILE:</text:p>
            <text:p>{</text:p>
            <text:p>yyg-&gt;yy_did_buffer_switch_on_eof = 0;</text:p>
            <text:p/>
            <text:p>if ( cmExpr_yywrap(yyscanner ) )</text:p>
            <text:p>{</text:p>
            <text:p>/* Note: because we've taken care in</text:p>
            <text:p> * yy_get_next_buffer() to have set up</text:p>
            <text:p> * yytext, we can now set up</text:p>
            <text:p> * yy_c_buf_p so that if some total</text:p>
            <text:p> * hoser (like flex itself) wants to</text:p>
            <text:p> * call the scanner after we return the</text:p>
            <text:p> * YY_NULL, it'll still work - another</text:p>
            <text:p> * YY_NULL will get returned.</text:p>
            <text:p> */</text:p>
            <text:p>yyg-&gt;yy_c_buf_p = yyg-&gt;yytext_ptr  YY_MORE_ADJ;</text:p>
            <text:p/>
            <text:p>yy_act = YY_STATE_EOF(YY_START);</text:p>
            <text:p>goto do_action;</text:p>
            <text:p>}</text:p>
            <text:p/>
            <text:p>else</text:p>
            <text:p>{</text:p>
            <text:p>if ( ! yyg-&gt;yy_did_buffer_switch_on_eof )</text:p>
            <text:p>YY_NEW_FILE;</text:p>
            <text:p>}</text:p>
            <text:p>break;</text:p>
            <text:p>}</text:p>
            <text:p/>
            <text:p>case EOB_ACT_CONTINUE_SCAN:</text:p>
            <text:p>yyg-&gt;yy_c_buf_p =</text:p>
            <text:p>yyg-&gt;yytext_ptr  yy_amount_of_matched_text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match;</text:p>
            <text:p/>
            <text:p>case EOB_ACT_LAST_MATCH:</text:p>
            <text:p>yyg-&gt;yy_c_buf_p =</text:p>
            <text:p>&amp;YY_CURRENT_BUFFER_LVALUE-&gt;yy_ch_buf[yyg-&gt;yy_n_chars]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find_action;</text:p>
            <text:p>}</text:p>
            <text:p>break;</text:p>
            <text:p>}</text:p>
            <text:p/>
            <text:p>default:</text:p>
            <text:p>YY_FATAL_ERROR(</text:p>
            <text:p>"fatal flex scanner internal error--no action found" );</text:p>
            <text:p>} /* end of action switch */</text:p>
            <text:p>} /* end of scanning one token */</text:p>
            <text:p>} /* end of user's declarations */</text:p>
            <text:p>} /* end of cmExpr_yylex */</text:p>
            <text:p/>
            <text:p>/* yy_get_next_buffer - try to read in a new buffer</text:p>
            <text:p> *</text:p>
            <text:p> * Returns a code representing an action:</text:p>
            <text:p> *EOB_ACT_LAST_MATCH -</text:p>
            <text:p> *EOB_ACT_CONTINUE_SCAN - continue scanning from current position</text:p>
            <text:p> *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char *dest = YY_CURRENT_BUFFER_LVALUE-&gt;yy_ch_buf;</text:p>
            <text:p>char *source = yyg-&gt;yytext_ptr;</text:p>
            <text:p>yy_size_t number_to_move, i;</text:p>
            <text:p>int ret_val;</text:p>
            <text:p/>
            <text:p>if ( yyg-&gt;yy_c_buf_p &gt; &amp;YY_CURRENT_BUFFER_LVALUE-&gt;yy_ch_buf[yyg-&gt;yy_n_chars  1] )</text:p>
            <text:p>YY_FATAL_ERROR(</text:p>
            <text:p>"fatal flex scanner internal error--end of buffer missed" );</text:p>
            <text:p/>
            <text:p>if ( YY_CURRENT_BUFFER_LVALUE-&gt;yy_fill_buffer == 0 )</text:p>
            <text:p>{ /* Don't try to fill the buffer, so this is an EOF. */</text:p>
            <text:p>if ( yyg-&gt;yy_c_buf_p - yyg-&gt;yytext_ptr - YY_MORE_ADJ == 1 )</text:p>
            <text:p>{</text:p>
            <text:p>/* We matched a single character, the EOB, so</text:p>
            <text:p> * treat this as a final EOF.</text:p>
            <text:p> */</text:p>
            <text:p>return EOB_ACT_END_OF_FILE;</text:p>
            <text:p>}</text:p>
            <text:p/>
            <text:p>else</text:p>
            <text:p>{</text:p>
            <text:p>/* We matched some text prior to the EOB, first</text:p>
            <text:p> * process it.</text:p>
            <text:p> */</text:p>
            <text:p>return EOB_ACT_LAST_MATCH;</text:p>
            <text:p>}</text:p>
            <text:p>}</text:p>
            <text:p/>
            <text:p>/* Try to read more data. */</text:p>
            <text:p/>
            <text:p>/* First move last chars to start of buffer. */</text:p>
            <text:p>number_to_move = (yy_size_t) (yyg-&gt;yy_c_buf_p - yyg-&gt;yytext_ptr) - 1;</text:p>
            <text:p/>
            <text:p>for ( i = 0; i &lt; number_to_move; � )</text:p>
            <text:p>*(dest�) = *(source�);</text:p>
            <text:p/>
            <text:p>if ( YY_CURRENT_BUFFER_LVALUE-&gt;yy_buffer_status == YY_BUFFER_EOF_PENDING )</text:p>
            <text:p>/* don't do the read, it's not guaranteed to return an EOF,</text:p>
            <text:p> * just force an EOF</text:p>
            <text:p> */</text:p>
            <text:p>YY_CURRENT_BUFFER_LVALUE-&gt;yy_n_chars = yyg-&gt;yy_n_chars = 0;</text:p>
            <text:p/>
            <text:p>else</text:p>
            <text:p>{</text:p>
            <text:p>int num_to_read =</text:p>
            <text:p>YY_CURRENT_BUFFER_LVALUE-&gt;yy_buf_size - number_to_move - 1;</text:p>
            <text:p/>
            <text:p>while ( num_to_read &lt;= 0 )</text:p>
            <text:p>{ /* Not enough room in the buffer - grow it. */</text:p>
            <text:p/>
            <text:p>/* just a shorter name for the current buffer */</text:p>
            <text:p>YY_BUFFER_STATE b = YY_CURRENT_BUFFER_LVALUE;</text:p>
            <text:p/>
            <text:p>int yy_c_buf_p_offset =</text:p>
            <text:p>(int) (yyg-&gt;yy_c_buf_p - b-&gt;yy_ch_buf);</text:p>
            <text:p/>
            <text:p>if ( b-&gt;yy_is_our_buffer )</text:p>
            <text:p>{</text:p>
            <text:p>int new_size = b-&gt;yy_buf_size * 2;</text:p>
            <text:p/>
            <text:p>if ( new_size &lt;= 0 )</text:p>
            <text:p>b-&gt;yy_buf_size = b-&gt;yy_buf_size / 8;</text:p>
            <text:p>else</text:p>
            <text:p>b-&gt;yy_buf_size *= 2;</text:p>
            <text:p/>
            <text:p>b-&gt;yy_ch_buf = (char *)</text:p>
            <text:p>/* Include room in for 2 EOB chars. */</text:p>
            <text:p>cmExpr_yyrealloc((void *) b-&gt;yy_ch_buf,b-&gt;yy_buf_size  2 ,yyscanner );</text:p>
            <text:p>}</text:p>
            <text:p>else</text:p>
            <text:p>/* Can't grow it, we don't own it. */</text:p>
            <text:p>b-&gt;yy_ch_buf = NULL;</text:p>
            <text:p/>
            <text:p>if ( ! b-&gt;yy_ch_buf )</text:p>
            <text:p>YY_FATAL_ERROR(</text:p>
            <text:p>"fatal error - scanner input buffer overflow" );</text:p>
            <text:p/>
            <text:p>yyg-&gt;yy_c_buf_p = &amp;b-&gt;yy_ch_buf[yy_c_buf_p_offset];</text:p>
            <text:p/>
            <text:p>num_to_read = YY_CURRENT_BUFFER_LVALUE-&gt;yy_buf_size -</text:p>
            <text:p>number_to_move - 1;</text:p>
            <text:p/>
            <text:p>}</text:p>
            <text:p/>
            <text:p>if ( num_to_read &gt; YY_READ_BUF_SIZE )</text:p>
            <text:p>num_to_read = YY_READ_BUF_SIZE;</text:p>
            <text:p/>
            <text:p>/* Read in more data. */</text:p>
            <text:p>YY_INPUT( (&amp;YY_CURRENT_BUFFER_LVALUE-&gt;yy_ch_buf[number_to_move]),</text:p>
            <text:p>yyg-&gt;yy_n_chars, num_to_read );</text:p>
            <text:p/>
            <text:p>YY_CURRENT_BUFFER_LVALUE-&gt;yy_n_chars = yyg-&gt;yy_n_chars;</text:p>
            <text:p>}</text:p>
            <text:p/>
            <text:p>if ( yyg-&gt;yy_n_chars == 0 )</text:p>
            <text:p>{</text:p>
            <text:p>if ( number_to_move == YY_MORE_ADJ )</text:p>
            <text:p>{</text:p>
            <text:p>ret_val = EOB_ACT_END_OF_FILE;</text:p>
            <text:p>cmExpr_yyrestart(yyin  ,yyscanner);</text:p>
            <text:p>}</text:p>
            <text:p/>
            <text:p>else</text:p>
            <text:p>{</text:p>
            <text:p>ret_val = EOB_ACT_LAST_MATCH;</text:p>
            <text:p>YY_CURRENT_BUFFER_LVALUE-&gt;yy_buffer_status =</text:p>
            <text:p>YY_BUFFER_EOF_PENDING;</text:p>
            <text:p>}</text:p>
            <text:p>}</text:p>
            <text:p/>
            <text:p>else</text:p>
            <text:p>ret_val = EOB_ACT_CONTINUE_SCAN;</text:p>
            <text:p/>
            <text:p>if ((int) (yyg-&gt;yy_n_chars  number_to_move) &gt; YY_CURRENT_BUFFER_LVALUE-&gt;yy_buf_size) {</text:p>
            <text:p>/* Extend the array by 50%, plus the number we really need. */</text:p>
            <text:p>int new_size = yyg-&gt;yy_n_chars  number_to_move  (yyg-&gt;yy_n_chars &gt;&gt; 1);</text:p>
            <text:p>YY_CURRENT_BUFFER_LVALUE-&gt;yy_ch_buf = (char *) cmExpr_yyrealloc((void *) YY_CURRENT_BUFFER_LVALUE-&gt;yy_ch_buf,new_size ,yyscanner );</text:p>
            <text:p>if ( ! YY_CURRENT_BUFFER_LVALUE-&gt;yy_ch_buf )</text:p>
            <text:p>YY_FATAL_ERROR( "out of dynamic memory in yy_get_next_buffer()" );</text:p>
            <text:p>}</text:p>
            <text:p/>
            <text:p>yyg-&gt;yy_n_chars = number_to_move;</text:p>
            <text:p>YY_CURRENT_BUFFER_LVALUE-&gt;yy_ch_buf[yyg-&gt;yy_n_chars] = YY_END_OF_BUFFER_CHAR;</text:p>
            <text:p>YY_CURRENT_BUFFER_LVALUE-&gt;yy_ch_buf[yyg-&gt;yy_n_chars  1] = YY_END_OF_BUFFER_CHAR;</text:p>
            <text:p/>
            <text:p>yyg-&gt;yytext_ptr = &amp;YY_CURRENT_BUFFER_LVALUE-&gt;yy_ch_buf[0];</text:p>
            <text:p/>
            <text:p>return ret_val;</text:p>
            <text:p>}</text:p>
            <text:p/>
            <text:p>/* yy_get_previous_state - get the state just before the EOB char was reached */</text:p>
            <text:p/>
            <text:p>    static yy_state_type yy_get_previous_state (yyscan_t yyscanner)</text:p>
            <text:p>{</text:p>
            <text:p>yy_state_type yy_current_state;</text:p>
            <text:p>char *yy_cp;</text:p>
            <text:p>    struct yyguts_t * yyg = (struct yyguts_t*)yyscanner;</text:p>
            <text:p/>
            <text:p>yy_current_state = yyg-&gt;yy_start;</text:p>
            <text:p/>
            <text:p>for ( yy_cp = yyg-&gt;yytext_ptr  YY_MORE_ADJ; yy_cp &lt; yyg-&gt;yy_c_buf_p; שּׁ�_cp )</text:p>
            <text:p>{</text:p>
            <text:p>YY_CHAR yy_c = (*yy_cp ? yy_ec[YY_SC_TO_UI(*yy_cp)] : 1)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23 )</text:p>
            <text:p>yy_c = yy_meta[(unsigned int) yy_c];</text:p>
            <text:p>}</text:p>
            <text:p>yy_current_state = yy_nxt[yy_base[yy_current_state]  (flex_int16_t) yy_c];</text:p>
            <text:p>}</text:p>
            <text:p/>
            <text:p>return yy_current_state;</text:p>
            <text:p>}</text:p>
            <text:p/>
            <text:p>/* yy_try_NUL_trans - try to make a transition on the NUL character</text:p>
            <text:p> *</text:p>
            <text:p> * synopsis</text:p>
            <text:p> *next_state = yy_try_NUL_trans( current_state );</text:p>
            <text:p> */</text:p>
            <text:p>    static yy_state_type yy_try_NUL_trans  (yy_state_type yy_current_state , yyscan_t yyscanner)</text:p>
            <text:p>{</text:p>
            <text:p>int yy_is_jam;</text:p>
            <text:p>    struct yyguts_t * yyg = (struct yyguts_t*)yyscanner; /* This var may be unused depending upon options. */</text:p>
            <text:p>char *yy_cp = yyg-&gt;yy_c_buf_p;</text:p>
            <text:p/>
            <text:p>YY_CHAR yy_c = 1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23 )</text:p>
            <text:p>yy_c = yy_meta[(unsigned int) yy_c];</text:p>
            <text:p>}</text:p>
            <text:p>yy_current_state = yy_nxt[yy_base[yy_current_state]  (flex_int16_t) yy_c];</text:p>
            <text:p>yy_is_jam = (yy_current_state == 22);</text:p>
            <text:p/>
            <text:p>(void)yyg;</text:p>
            <text:p>return yy_is_jam ? 0 : yy_current_state;</text:p>
            <text:p>}</text:p>
            <text:p/>
            <text:p>#ifndef YY_NO_UNPUT</text:p>
            <text:p/>
            <text:p>    static void yyunput (int c, char * yy_bp , yyscan_t yyscanner)</text:p>
            <text:p>{</text:p>
            <text:p>char *yy_cp;</text:p>
            <text:p>    struct yyguts_t * yyg = (struct yyguts_t*)yyscanner;</text:p>
            <text:p/>
            <text:p>    yy_cp = yyg-&gt;yy_c_buf_p;</text:p>
            <text:p/>
            <text:p>/* undo effects of setting up yytext */</text:p>
            <text:p>*yy_cp = yyg-&gt;yy_hold_char;</text:p>
            <text:p/>
            <text:p>if ( yy_cp &lt; YY_CURRENT_BUFFER_LVALUE-&gt;yy_ch_buf  2 )</text:p>
            <text:p>{ /* need to shift things up to make room */</text:p>
            <text:p>/* � for EOB chars. */</text:p>
            <text:p>int number_to_move = yyg-&gt;yy_n_chars  2;</text:p>
            <text:p>char *dest = &amp;YY_CURRENT_BUFFER_LVALUE-&gt;yy_ch_buf[</text:p>
            <text:p>YY_CURRENT_BUFFER_LVALUE-&gt;yy_buf_size  2];</text:p>
            <text:p>char *source =</text:p>
            <text:p>&amp;YY_CURRENT_BUFFER_LVALUE-&gt;yy_ch_buf[number_to_move];</text:p>
            <text:p/>
            <text:p>while ( source &gt; YY_CURRENT_BUFFER_LVALUE-&gt;yy_ch_buf )</text:p>
            <text:p>*--dest = *--source;</text:p>
            <text:p/>
            <text:p>yy_cp = (int) (dest - source);</text:p>
            <text:p>yy_bp = (int) (dest - source);</text:p>
            <text:p>YY_CURRENT_BUFFER_LVALUE-&gt;yy_n_chars =</text:p>
            <text:p>yyg-&gt;yy_n_chars = (int) YY_CURRENT_BUFFER_LVALUE-&gt;yy_buf_size;</text:p>
            <text:p/>
            <text:p>if ( yy_cp &lt; YY_CURRENT_BUFFER_LVALUE-&gt;yy_ch_buf  2 )</text:p>
            <text:p>YY_FATAL_ERROR( "flex scanner push-back overflow" );</text:p>
            <text:p>}</text:p>
            <text:p/>
            <text:p>*--yy_cp = (char) c;</text:p>
            <text:p/>
            <text:p>yyg-&gt;yytext_ptr = yy_bp;</text:p>
            <text:p>yyg-&gt;yy_hold_char = *yy_cp;</text:p>
            <text:p>yyg-&gt;yy_c_buf_p = yy_cp;</text:p>
            <text:p>}</text:p>
            <text:p/>
            <text:p>#endif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float" office:value="676" calcext:value-type="float">
            <text:p>676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[292, 315, 383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prLexer.cxx</text:p>
          </table:table-cell>
          <table:table-cell office:value-type="string" calcext:value-type="string">
            <text:p>second/download/CMake/CMake-old-new/Kitware_CMake_old_file_112.cpp</text:p>
          </table:table-cell>
          <table:table-cell office:value-type="string" calcext:value-type="string">
            <text:p>second/download/CMake/CMake-old-new/Kitware_CMake_new_file_112.cpp</text:p>
          </table:table-cell>
          <table:table-cell office:value-type="string" calcext:value-type="string">
            <text:p>second/download/CMake/CMake-old-new/Kitware_CMake_old_hunk_229.cpp</text:p>
          </table:table-cell>
          <table:table-cell office:value-type="string" calcext:value-type="string">
            <text:p>second/download/CMake/CMake-old-new/Kitware_CMake_new_hunk_229.cpp</text:p>
          </table:table-cell>
          <table:table-cell office:value-type="string" calcext:value-type="string">
            <text:p> */</text:p>
            <text:p>    YY_BUFFER_STATE cmExpr_yy_create_buffer  (FILE * file, int  size , yyscan_t yyscanner)</text:p>
            <text:p>{</text:p>
            <text:p>  YY_BUFFER_STATE b;</text:p>
            <text:p/>
            <text:p>  b = (YY_BUFFER_STATE) cmExpr_yyalloc(sizeof( struct yy_buffer_state ) ,yyscanner );</text:p>
            <text:p>  if ( ! b )</text:p>
            <text:p>    YY_FATAL_ERROR( "out of dynamic memory in cmExpr_yy_create_buffer()" );</text:p>
            <text:p/>
            <text:p>  b-&gt;yy_buf_size = size;</text:p>
            <text:p/>
            <text:p>  /* yy_ch_buf has to be 2 characters longer than the size given because</text:p>
            <text:p>   * we need to put in 2 end-of-buffer characters.</text:p>
            <text:p>   */</text:p>
            <text:p>  b-&gt;yy_ch_buf = (char *) cmExpr_yyalloc(b-&gt;yy_buf_size  2 ,yyscanner );</text:p>
            <text:p>  if ( ! b-&gt;yy_ch_buf )</text:p>
            <text:p>    YY_FATAL_ERROR( "out of dynamic memory in cmExpr_yy_create_buffer()" );</text:p>
            <text:p/>
            <text:p>  b-&gt;yy_is_our_buffer = 1;</text:p>
            <text:p/>
            <text:p>  cmExpr_yy_init_buffer(b,file ,yyscanner);</text:p>
            <text:p/>
            <text:p>  return b;</text:p>
            <text:p>}</text:p>
            <text:p/>
            <text:p>/** Destroy the buffer.</text:p>
            <text:p/>
          </table:table-cell>
          <table:table-cell office:value-type="string" calcext:value-type="string">
            <text:p> */</text:p>
            <text:p>    YY_BUFFER_STATE cmExpr_yy_create_buffer  (FILE * file, int  size , yyscan_t yyscanner)</text:p>
            <text:p>{</text:p>
            <text:p>YY_BUFFER_STATE b;</text:p>
            <text:p/>
            <text:p>b = (YY_BUFFER_STATE) cmExpr_yyalloc(sizeof( struct yy_buffer_state ) ,yyscanner );</text:p>
            <text:p>if ( ! b )</text:p>
            <text:p>YY_FATAL_ERROR( "out of dynamic memory in cmExpr_yy_create_buffer()" );</text:p>
            <text:p/>
            <text:p>b-&gt;yy_buf_size = (yy_size_t)size;</text:p>
            <text:p/>
            <text:p>/* yy_ch_buf has to be 2 characters longer than the size given because</text:p>
            <text:p> * we need to put in 2 end-of-buffer characters.</text:p>
            <text:p> */</text:p>
            <text:p>b-&gt;yy_ch_buf = (char *) cmExpr_yyalloc(b-&gt;yy_buf_size  2 ,yyscanner );</text:p>
            <text:p>if ( ! b-&gt;yy_ch_buf )</text:p>
            <text:p>YY_FATAL_ERROR( "out of dynamic memory in cmExpr_yy_create_buffer()" );</text:p>
            <text:p/>
            <text:p>b-&gt;yy_is_our_buffer = 1;</text:p>
            <text:p/>
            <text:p>cmExpr_yy_init_buffer(b,file ,yyscanner);</text:p>
            <text:p/>
            <text:p>return b;</text:p>
            <text:p>}</text:p>
            <text:p/>
            <text:p>/** Destroy the buffer.</text:p>
            <text:p/>
          </table:table-cell>
          <table:table-cell office:value-type="float" office:value="1311" calcext:value-type="float">
            <text:p>1311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[7, 16]</text:p>
          </table:table-cell>
          <table:table-cell office:value-type="string" calcext:value-type="string">
            <text:p>[]</text:p>
          </table:table-cell>
        </table:table-row>
        <table:table-row table:style-name="ro38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prLexer.cxx</text:p>
          </table:table-cell>
          <table:table-cell office:value-type="string" calcext:value-type="string">
            <text:p>second/download/CMake/CMake-old-new/Kitware_CMake_old_file_112.cpp</text:p>
          </table:table-cell>
          <table:table-cell office:value-type="string" calcext:value-type="string">
            <text:p>second/download/CMake/CMake-old-new/Kitware_CMake_new_file_112.cpp</text:p>
          </table:table-cell>
          <table:table-cell office:value-type="string" calcext:value-type="string">
            <text:p>second/download/CMake/CMake-old-new/Kitware_CMake_old_hunk_230.cpp</text:p>
          </table:table-cell>
          <table:table-cell office:value-type="string" calcext:value-type="string">
            <text:p>second/download/CMake/CMake-old-new/Kitware_CMake_new_hunk_230.cpp</text:p>
          </table:table-cell>
          <table:table-cell office:value-type="string" calcext:value-type="string">
            <text:p> */</text:p>
            <text:p>YY_BUFFER_STATE cmExpr_yy_scan_buffer  (char * base, yy_size_t  size , yyscan_t yyscanner)</text:p>
            <text:p>{</text:p>
            <text:p>  YY_BUFFER_STATE b;</text:p>
            <text:p/>
            <text:p>  if ( size &lt; 2 ||</text:p>
            <text:p>       base[size-2] != YY_END_OF_BUFFER_CHAR ||</text:p>
            <text:p>       base[size-1] != YY_END_OF_BUFFER_CHAR )</text:p>
            <text:p>    /* They forgot to leave room for the EOB's. */</text:p>
            <text:p>    return 0;</text:p>
            <text:p/>
            <text:p>  b = (YY_BUFFER_STATE) cmExpr_yyalloc(sizeof( struct yy_buffer_state ) ,yyscanner );</text:p>
            <text:p>  if ( ! b )</text:p>
            <text:p>    YY_FATAL_ERROR( "out of dynamic memory in cmExpr_yy_scan_buffer()" );</text:p>
            <text:p/>
            <text:p>  b-&gt;yy_buf_size = size - 2;  /* "- 2" to take care of EOB's */</text:p>
            <text:p>  b-&gt;yy_buf_pos = b-&gt;yy_ch_buf = base;</text:p>
            <text:p>  b-&gt;yy_is_our_buffer = 0;</text:p>
            <text:p>  b-&gt;yy_input_file = 0;</text:p>
            <text:p>  b-&gt;yy_n_chars = b-&gt;yy_buf_size;</text:p>
            <text:p>  b-&gt;yy_is_interactive = 0;</text:p>
            <text:p>  b-&gt;yy_at_bol = 1;</text:p>
            <text:p>  b-&gt;yy_fill_buffer = 0;</text:p>
            <text:p>  b-&gt;yy_buffer_status = YY_BUFFER_NEW;</text:p>
            <text:p/>
            <text:p>  cmExpr_yy_switch_to_buffer(b ,yyscanner );</text:p>
            <text:p/>
            <text:p>  return b;</text:p>
            <text:p>}</text:p>
            <text:p/>
            <text:p>/** Setup the input buffer state to scan a string. The next call to cmExpr_yylex() will</text:p>
            <text:p> * scan from a @e copy of @a yy_str.</text:p>
            <text:p> * @param yy_str a NUL-terminated string to scan</text:p>
            <text:p> * @param yyscanner The scanner object.</text:p>
            <text:p> * @return the newly allocated buffer state object.</text:p>
            <text:p> * @note If you want to scan bytes that may contain NUL values, then use</text:p>
            <text:p> *       cmExpr_yy_scan_bytes() instead.</text:p>
            <text:p> */</text:p>
            <text:p>YY_BUFFER_STATE cmExpr_yy_scan_string (yyconst char * yy_str , yyscan_t yyscanner)</text:p>
            <text:p>{</text:p>
            <text:p/>
            <text:p>  return cmExpr_yy_scan_bytes(yy_str,strlen(yy_str) ,yyscanner);</text:p>
            <text:p>}</text:p>
            <text:p/>
            <text:p>/** Setup the input buffer state to scan the given bytes. The next call to cmExpr_yylex() will</text:p>
            <text:p> * scan from a @e copy of @a bytes.</text:p>
            <text:p> * @param bytes the byte buffer to scan</text:p>
            <text:p> * @param len the number of bytes in the buffer pointed to by @a bytes.</text:p>
            <text:p> * @param yyscanner The scanner object.</text:p>
            <text:p> * @return the newly allocated buffer state object.</text:p>
            <text:p> */</text:p>
            <text:p>YY_BUFFER_STATE cmExpr_yy_scan_bytes  (yyconst char * bytes, int  len , yyscan_t yyscanner)</text:p>
            <text:p>{</text:p>
            <text:p>  YY_BUFFER_STATE b;</text:p>
            <text:p>  char *buf;</text:p>
            <text:p>  yy_size_t n;</text:p>
            <text:p>  int i;</text:p>
            <text:p/>
            <text:p>  /* Get memory for full buffer, including space for trailing EOB's. */</text:p>
            <text:p>  n = len  2;</text:p>
            <text:p>  buf = (char *) cmExpr_yyalloc(n ,yyscanner );</text:p>
            <text:p>  if ( ! buf )</text:p>
            <text:p>    YY_FATAL_ERROR( "out of dynamic memory in cmExpr_yy_scan_bytes()" );</text:p>
            <text:p/>
            <text:p>  for ( i = 0; i &lt; len; � )</text:p>
            <text:p>    buf[i] = bytes[i];</text:p>
            <text:p/>
            <text:p>  buf[len] = buf[len�] = YY_END_OF_BUFFER_CHAR;</text:p>
            <text:p/>
            <text:p>  b = cmExpr_yy_scan_buffer(buf,n ,yyscanner);</text:p>
            <text:p>  if ( ! b )</text:p>
            <text:p>    YY_FATAL_ERROR( "bad buffer in cmExpr_yy_scan_bytes()" );</text:p>
            <text:p/>
            <text:p>  /* It's okay to grow etc. this buffer, and we should throw it</text:p>
            <text:p>   * away when we're done.</text:p>
            <text:p>   */</text:p>
            <text:p>  b-&gt;yy_is_our_buffer = 1;</text:p>
            <text:p/>
            <text:p>  return b;</text:p>
            <text:p>}</text:p>
            <text:p/>
            <text:p>#ifndef YY_EXIT_FAILURE</text:p>
            <text:p>#define YY_EXIT_FAILURE 2</text:p>
            <text:p>#endif</text:p>
            <text:p/>
            <text:p>static void yy_fatal_error (yyconst char* msg , yyscan_t)</text:p>
            <text:p>{</text:p>
            <text:p>      (void) fprintf( stderr, "%s\n", msg );</text:p>
            <text:p>  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  do \</text:p>
            <text:p>    { \</text:p>
            <text:p>    /* Undo effects of setting up yytext. */ \</text:p>
            <text:p>        int yyless_macro_arg = (n); \</text:p>
            <text:p>        YY_LESS_LINENO(yyless_macro_arg);\</text:p>
            <text:p>    yytext[yyleng] = yyg-&gt;yy_hold_char; \</text:p>
            <text:p>    yyg-&gt;yy_c_buf_p = yytext  yyless_macro_arg; \</text:p>
            <text:p>    yyg-&gt;yy_hold_char = *yyg-&gt;yy_c_buf_p; \</text:p>
            <text:p>    *yyg-&gt;yy_c_buf_p = '\0'; \</text:p>
            <text:p>    yyleng = yyless_macro_arg; \</text:p>
            <text:p>    } \</text:p>
            <text:p>  while ( 0 )</text:p>
            <text:p/>
            <text:p>/* Accessor  methods (get/set functions) to struct members. */</text:p>
            <text:p/>
            <text:p/>
          </table:table-cell>
          <table:table-cell office:value-type="string" calcext:value-type="string">
            <text:p> */</text:p>
            <text:p>YY_BUFFER_STATE cmExpr_yy_scan_buffer  (char * base, yy_size_t  size , yyscan_t yyscanner)</text:p>
            <text:p>{</text:p>
            <text:p>YY_BUFFER_STATE b;</text:p>
            <text:p/>
            <text:p>if ( size &lt; 2 ||</text:p>
            <text:p>     base[size-2] != YY_END_OF_BUFFER_CHAR ||</text:p>
            <text:p>     base[size-1] != YY_END_OF_BUFFER_CHAR )</text:p>
            <text:p>/* They forgot to leave room for the EOB's. */</text:p>
            <text:p>return NULL;</text:p>
            <text:p/>
            <text:p>b = (YY_BUFFER_STATE) cmExpr_yyalloc(sizeof( struct yy_buffer_state ) ,yyscanner );</text:p>
            <text:p>if ( ! b )</text:p>
            <text:p>YY_FATAL_ERROR( "out of dynamic memory in cmExpr_yy_scan_buffer()" );</text:p>
            <text:p/>
            <text:p>b-&gt;yy_buf_size = size - 2;/* "- 2" to take care of EOB's */</text:p>
            <text:p>b-&gt;yy_buf_pos = b-&gt;yy_ch_buf = base;</text:p>
            <text:p>b-&gt;yy_is_our_buffer = 0;</text:p>
            <text:p>b-&gt;yy_input_file = NULL;</text:p>
            <text:p>b-&gt;yy_n_chars = b-&gt;yy_buf_size;</text:p>
            <text:p>b-&gt;yy_is_interactive = 0;</text:p>
            <text:p>b-&gt;yy_at_bol = 1;</text:p>
            <text:p>b-&gt;yy_fill_buffer = 0;</text:p>
            <text:p>b-&gt;yy_buffer_status = YY_BUFFER_NEW;</text:p>
            <text:p/>
            <text:p>cmExpr_yy_switch_to_buffer(b ,yyscanner );</text:p>
            <text:p/>
            <text:p>return b;</text:p>
            <text:p>}</text:p>
            <text:p/>
            <text:p>/** Setup the input buffer state to scan a string. The next call to cmExpr_yylex() will</text:p>
            <text:p> * scan from a @e copy of @a str.</text:p>
            <text:p> * @param yystr a NUL-terminated string to scan</text:p>
            <text:p> * @param yyscanner The scanner object.</text:p>
            <text:p> * @return the newly allocated buffer state object.</text:p>
            <text:p> * @note If you want to scan bytes that may contain NUL values, then use</text:p>
            <text:p> *       cmExpr_yy_scan_bytes() instead.</text:p>
            <text:p> */</text:p>
            <text:p>YY_BUFFER_STATE cmExpr_yy_scan_string (yyconst char * yystr , yyscan_t yyscanner)</text:p>
            <text:p>{</text:p>
            <text:p/>
            <text:p>return cmExpr_yy_scan_bytes(yystr,(int) strlen(yystr) ,yyscanner);</text:p>
            <text:p>}</text:p>
            <text:p/>
            <text:p>/** Setup the input buffer state to scan the given bytes. The next call to cmExpr_yylex() will</text:p>
            <text:p> * scan from a @e copy of @a bytes.</text:p>
            <text:p> * @param yybytes the byte buffer to scan</text:p>
            <text:p> * @param _yybytes_len the number of bytes in the buffer pointed to by @a bytes.</text:p>
            <text:p> * @param yyscanner The scanner object.</text:p>
            <text:p> * @return the newly allocated buffer state object.</text:p>
            <text:p> */</text:p>
            <text:p>YY_BUFFER_STATE cmExpr_yy_scan_bytes  (yyconst char * yybytes, int  _yybytes_len , yyscan_t yyscanner)</text:p>
            <text:p>{</text:p>
            <text:p>YY_BUFFER_STATE b;</text:p>
            <text:p>char *buf;</text:p>
            <text:p>yy_size_t n;</text:p>
            <text:p>yy_size_t i;</text:p>
            <text:p/>
            <text:p>/* Get memory for full buffer, including space for trailing EOB's. */</text:p>
            <text:p>n = (yy_size_t) _yybytes_len  2;</text:p>
            <text:p>buf = (char *) cmExpr_yyalloc(n ,yyscanner );</text:p>
            <text:p>if ( ! buf )</text:p>
            <text:p>YY_FATAL_ERROR( "out of dynamic memory in cmExpr_yy_scan_bytes()" );</text:p>
            <text:p/>
            <text:p>for ( i = 0; i &lt; (size_t)_yybytes_len; � )</text:p>
            <text:p>buf[i] = yybytes[i];</text:p>
            <text:p/>
            <text:p>buf[_yybytes_len] = buf[_yybytes_len�] = YY_END_OF_BUFFER_CHAR;</text:p>
            <text:p/>
            <text:p>b = cmExpr_yy_scan_buffer(buf,n ,yyscanner);</text:p>
            <text:p>if ( ! b )</text:p>
            <text:p>YY_FATAL_ERROR( "bad buffer in cmExpr_yy_scan_bytes()" );</text:p>
            <text:p/>
            <text:p>/* It's okay to grow etc. this buffer, and we should throw it</text:p>
            <text:p> * away when we're done.</text:p>
            <text:p> */</text:p>
            <text:p>b-&gt;yy_is_our_buffer = 1;</text:p>
            <text:p/>
            <text:p>return b;</text:p>
            <text:p>}</text:p>
            <text:p/>
            <text:p>#ifndef YY_EXIT_FAILURE</text:p>
            <text:p>#define YY_EXIT_FAILURE 2</text:p>
            <text:p>#endif</text:p>
            <text:p/>
            <text:p>static void yynoreturn yy_fatal_error (yyconst char* msg , yyscan_t yyscanner)</text:p>
            <text:p>{</text:p>
            <text:p>struct yyguts_t * yyg = (struct yyguts_t*)yyscanner;</text:p>
            <text:p>(void)yyg;</text:p>
            <text:p>(void) fprintf( stderr, "%s\n", msg );</text:p>
            <text:p>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do \</text:p>
            <text:p>{ \</text:p>
            <text:p>/* Undo effects of setting up yytext. */ \</text:p>
            <text:p>        int yyless_macro_arg = (n); \</text:p>
            <text:p>        YY_LESS_LINENO(yyless_macro_arg);\</text:p>
            <text:p>yytext[yyleng] = yyg-&gt;yy_hold_char; \</text:p>
            <text:p>yyg-&gt;yy_c_buf_p = yytext  yyless_macro_arg; \</text:p>
            <text:p>yyg-&gt;yy_hold_char = *yyg-&gt;yy_c_buf_p; \</text:p>
            <text:p>*yyg-&gt;yy_c_buf_p = '\0'; \</text:p>
            <text:p>yyleng = yyless_macro_arg; \</text:p>
            <text:p>} \</text:p>
            <text:p>while ( 0 )</text:p>
            <text:p/>
            <text:p>/* Accessor  methods (get/set functions) to struct members. */</text:p>
            <text:p/>
            <text:p/>
          </table:table-cell>
          <table:table-cell office:value-type="float" office:value="1519" calcext:value-type="float">
            <text:p>1519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[13, 62, 71, 87]</text:p>
          </table:table-cell>
          <table:table-cell office:value-type="string" calcext:value-type="string">
            <text:p>[]</text:p>
          </table:table-cell>
        </table:table-row>
        <table:table-row table:style-name="ro36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prLexer.cxx</text:p>
          </table:table-cell>
          <table:table-cell office:value-type="string" calcext:value-type="string">
            <text:p>second/download/CMake/CMake-old-new/Kitware_CMake_old_file_112.cpp</text:p>
          </table:table-cell>
          <table:table-cell office:value-type="string" calcext:value-type="string">
            <text:p>second/download/CMake/CMake-old-new/Kitware_CMake_new_file_112.cpp</text:p>
          </table:table-cell>
          <table:table-cell office:value-type="string" calcext:value-type="string">
            <text:p>second/download/CMake/CMake-old-new/Kitware_CMake_old_hunk_231.cpp</text:p>
          </table:table-cell>
          <table:table-cell office:value-type="string" calcext:value-type="string">
            <text:p>second/download/CMake/CMake-old-new/Kitware_CMake_new_hunk_231.cpp</text:p>
          </table:table-cell>
          <table:table-cell office:value-type="string" calcext:value-type="string">
            <text:p>}</text:p>
            <text:p/>
            <text:p>/** Set the current line number.</text:p>
            <text:p> * @param line_number The line number to set.</text:p>
            <text:p> * @param yyscanner The scanner object.</text:p>
            <text:p> */</text:p>
            <text:p>void cmExpr_yyset_lineno (int  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Expr_yyset_lineno called with no buffer" , yyscanner);</text:p>
            <text:p/>
            <text:p>    yylineno = line_number;</text:p>
            <text:p>}</text:p>
            <text:p/>
            <text:p>/** Set the current column.</text:p>
            <text:p> * @param column_no The column number to set.</text:p>
            <text:p> * @param yyscanner The scanner object.</text:p>
            <text:p> */</text:p>
            <text:p>void cmExpr_yyset_column (int  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Expr_yyset_column called with no buffer" , yyscanner);</text:p>
            <text:p/>
            <text:p>    yycolumn = column_no;</text:p>
            <text:p>}</text:p>
            <text:p/>
            <text:p>/** Set the input stream. This does not discard the current</text:p>
            <text:p> * input buffer.</text:p>
            <text:p> * @param in_str A readable stream.</text:p>
            <text:p> * @param yyscanner The scanner object.</text:p>
            <text:p> * @see cmExpr_yy_switch_to_buffer</text:p>
            <text:p> */</text:p>
            <text:p>void cmExpr_yyset_in (FILE *  in_str , yyscan_t yyscanner)</text:p>
            <text:p>{</text:p>
            <text:p>    struct yyguts_t * yyg = (struct yyguts_t*)yyscanner;</text:p>
            <text:p>    yyin = in_str ;</text:p>
            <text:p>}</text:p>
            <text:p/>
            <text:p>void cmExpr_yyset_out (FILE *  out_str , yyscan_t yyscanner)</text:p>
            <text:p>{</text:p>
            <text:p>    struct yyguts_t * yyg = (struct yyguts_t*)yyscanner;</text:p>
            <text:p>    yyout = out_str ;</text:p>
            <text:p>}</text:p>
            <text:p/>
            <text:p>int cmExpr_yyget_debug  (yyscan_t yyscanner)</text:p>
            <text:p/>
          </table:table-cell>
          <table:table-cell office:value-type="string" calcext:value-type="string">
            <text:p>}</text:p>
            <text:p/>
            <text:p>/** Set the current line number.</text:p>
            <text:p> * @param _line_number line number</text:p>
            <text:p> * @param yyscanner The scanner object.</text:p>
            <text:p> */</text:p>
            <text:p>void cmExpr_yyset_lineno (int  _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Expr_yyset_lineno called with no buffer" );</text:p>
            <text:p/>
            <text:p>    yylineno = _line_number;</text:p>
            <text:p>}</text:p>
            <text:p/>
            <text:p>/** Set the current column.</text:p>
            <text:p> * @param _column_no column number</text:p>
            <text:p> * @param yyscanner The scanner object.</text:p>
            <text:p> */</text:p>
            <text:p>void cmExpr_yyset_column (int  _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Expr_yyset_column called with no buffer" );</text:p>
            <text:p/>
            <text:p>    yycolumn = _column_no;</text:p>
            <text:p>}</text:p>
            <text:p/>
            <text:p>/** Set the input stream. This does not discard the current</text:p>
            <text:p> * input buffer.</text:p>
            <text:p> * @param _in_str A readable stream.</text:p>
            <text:p> * @param yyscanner The scanner object.</text:p>
            <text:p> * @see cmExpr_yy_switch_to_buffer</text:p>
            <text:p> */</text:p>
            <text:p>void cmExpr_yyset_in (FILE *  _in_str , yyscan_t yyscanner)</text:p>
            <text:p>{</text:p>
            <text:p>    struct yyguts_t * yyg = (struct yyguts_t*)yyscanner;</text:p>
            <text:p>    yyin = _in_str ;</text:p>
            <text:p>}</text:p>
            <text:p/>
            <text:p>void cmExpr_yyset_out (FILE *  _out_str , yyscan_t yyscanner)</text:p>
            <text:p>{</text:p>
            <text:p>    struct yyguts_t * yyg = (struct yyguts_t*)yyscanner;</text:p>
            <text:p>    yyout = _out_str ;</text:p>
            <text:p>}</text:p>
            <text:p/>
            <text:p>int cmExpr_yyget_debug  (yyscan_t yyscanner)</text:p>
            <text:p/>
          </table:table-cell>
          <table:table-cell office:value-type="float" office:value="1709" calcext:value-type="float">
            <text:p>1709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[12, 27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113.cpp</text:p>
          </table:table-cell>
          <table:table-cell office:value-type="string" calcext:value-type="string">
            <text:p>second/download/CMake/CMake-old-new/Kitware_CMake_new_file_113.cpp</text:p>
          </table:table-cell>
          <table:table-cell office:value-type="string" calcext:value-type="string">
            <text:p>second/download/CMake/CMake-old-new/Kitware_CMake_old_hunk_232.cpp</text:p>
          </table:table-cell>
          <table:table-cell office:value-type="string" calcext:value-type="string">
            <text:p>second/download/CMake/CMake-old-new/Kitware_CMake_new_hunk_232.cpp</text:p>
          </table:table-cell>
          <table:table-cell office:value-type="string" calcext:value-type="string">
            <text:p>}</text:p>
            <text:p>else</text:p>
            <text:p>/* Can't grow it, we don't own it. */</text:p>
            <text:p>b-&gt;yy_ch_buf = 0;</text:p>
            <text:p/>
            <text:p>if ( ! b-&gt;yy_ch_buf )</text:p>
            <text:p>YY_FATAL_ERROR(</text:p>
            <text:p/>
          </table:table-cell>
          <table:table-cell office:value-type="string" calcext:value-type="string">
            <text:p>}</text:p>
            <text:p>else</text:p>
            <text:p>/* Can't grow it, we don't own it. */</text:p>
            <text:p>b-&gt;yy_ch_buf = NULL;</text:p>
            <text:p/>
            <text:p>if ( ! b-&gt;yy_ch_buf )</text:p>
            <text:p>YY_FATAL_ERROR(</text:p>
            <text:p/>
          </table:table-cell>
          <table:table-cell office:value-type="float" office:value="1421" calcext:value-type="float">
            <text:p>1421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113.cpp</text:p>
          </table:table-cell>
          <table:table-cell office:value-type="string" calcext:value-type="string">
            <text:p>second/download/CMake/CMake-old-new/Kitware_CMake_new_file_113.cpp</text:p>
          </table:table-cell>
          <table:table-cell office:value-type="string" calcext:value-type="string">
            <text:p>second/download/CMake/CMake-old-new/Kitware_CMake_old_hunk_233.cpp</text:p>
          </table:table-cell>
          <table:table-cell office:value-type="string" calcext:value-type="string">
            <text:p>second/download/CMake/CMake-old-new/Kitware_CMake_new_hunk_233.cpp</text:p>
          </table:table-cell>
          <table:table-cell office:value-type="string" calcext:value-type="string">
            <text:p>yy_cp = (int) (dest - source);</text:p>
            <text:p>yy_bp = (int) (dest - source);</text:p>
            <text:p>YY_CURRENT_BUFFER_LVALUE-&gt;yy_n_chars =</text:p>
            <text:p>yyg-&gt;yy_n_chars = YY_CURRENT_BUFFER_LVALUE-&gt;yy_buf_size;</text:p>
            <text:p/>
            <text:p>if ( yy_cp &lt; YY_CURRENT_BUFFER_LVALUE-&gt;yy_ch_buf  2 )</text:p>
            <text:p>YY_FATAL_ERROR( "flex scanner push-back overflow" );</text:p>
            <text:p/>
          </table:table-cell>
          <table:table-cell office:value-type="string" calcext:value-type="string">
            <text:p>yy_cp = (int) (dest - source);</text:p>
            <text:p>yy_bp = (int) (dest - source);</text:p>
            <text:p>YY_CURRENT_BUFFER_LVALUE-&gt;yy_n_chars =</text:p>
            <text:p>yyg-&gt;yy_n_chars = (int) YY_CURRENT_BUFFER_LVALUE-&gt;yy_buf_size;</text:p>
            <text:p/>
            <text:p>if ( yy_cp &lt; YY_CURRENT_BUFFER_LVALUE-&gt;yy_ch_buf  2 )</text:p>
            <text:p>YY_FATAL_ERROR( "flex scanner push-back overflow" );</text:p>
            <text:p/>
          </table:table-cell>
          <table:table-cell office:value-type="float" office:value="1567" calcext:value-type="float">
            <text:p>1567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1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113.cpp</text:p>
          </table:table-cell>
          <table:table-cell office:value-type="string" calcext:value-type="string">
            <text:p>second/download/CMake/CMake-old-new/Kitware_CMake_new_file_113.cpp</text:p>
          </table:table-cell>
          <table:table-cell office:value-type="string" calcext:value-type="string">
            <text:p>second/download/CMake/CMake-old-new/Kitware_CMake_old_hunk_234.cpp</text:p>
          </table:table-cell>
          <table:table-cell office:value-type="string" calcext:value-type="string">
            <text:p>second/download/CMake/CMake-old-new/Kitware_CMake_new_hunk_234.cpp</text:p>
          </table:table-cell>
          <table:table-cell office:value-type="string" calcext:value-type="string">
            <text:p> * @param yyscanner The scanner object.</text:p>
            <text:p> * @return the newly allocated buffer state object.</text:p>
            <text:p> */</text:p>
            <text:p>YY_BUFFER_STATE cmListFileLexer_yy_scan_bytes  (yyconst char * yybytes, yy_size_t  _yybytes_len , yyscan_t yyscanner)</text:p>
            <text:p>{</text:p>
            <text:p>YY_BUFFER_STATE b;</text:p>
            <text:p>char *buf;</text:p>
            <text:p>yy_size_t n;</text:p>
            <text:p>yy_size_t i;</text:p>
            <text:p/>
            <text:p>/* Get memory for full buffer, including space for trailing EOB's. */</text:p>
            <text:p>n = _yybytes_len  2;</text:p>
            <text:p>buf = (char *) cmListFileLexer_yyalloc(n ,yyscanner );</text:p>
            <text:p>if ( ! buf )</text:p>
            <text:p>YY_FATAL_ERROR( "out of dynamic memory in cmListFileLexer_yy_scan_bytes()" );</text:p>
            <text:p/>
            <text:p>for ( i = 0; i &lt; _yybytes_len; � )</text:p>
            <text:p>buf[i] = yybytes[i];</text:p>
            <text:p/>
            <text:p>buf[_yybytes_len] = buf[_yybytes_len�] = YY_END_OF_BUFFER_CHAR;</text:p>
            <text:p/>
          </table:table-cell>
          <table:table-cell office:value-type="string" calcext:value-type="string">
            <text:p> * @param yyscanner The scanner object.</text:p>
            <text:p> * @return the newly allocated buffer state object.</text:p>
            <text:p> */</text:p>
            <text:p>YY_BUFFER_STATE cmListFileLexer_yy_scan_bytes  (yyconst char * yybytes, int  _yybytes_len , yyscan_t yyscanner)</text:p>
            <text:p>{</text:p>
            <text:p>YY_BUFFER_STATE b;</text:p>
            <text:p>char *buf;</text:p>
            <text:p>yy_size_t n;</text:p>
            <text:p>yy_size_t i;</text:p>
            <text:p/>
            <text:p>/* Get memory for full buffer, including space for trailing EOB's. */</text:p>
            <text:p>n = (yy_size_t) _yybytes_len  2;</text:p>
            <text:p>buf = (char *) cmListFileLexer_yyalloc(n ,yyscanner );</text:p>
            <text:p>if ( ! buf )</text:p>
            <text:p>YY_FATAL_ERROR( "out of dynamic memory in cmListFileLexer_yy_scan_bytes()" );</text:p>
            <text:p/>
            <text:p>for ( i = 0; i &lt; (size_t)_yybytes_len; � )</text:p>
            <text:p>buf[i] = yybytes[i];</text:p>
            <text:p/>
            <text:p>buf[_yybytes_len] = buf[_yybytes_len�] = YY_END_OF_BUFFER_CHAR;</text:p>
            <text:p/>
          </table:table-cell>
          <table:table-cell office:value-type="float" office:value="1996" calcext:value-type="float">
            <text:p>1996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5.cpp</text:p>
          </table:table-cell>
          <table:table-cell office:value-type="string" calcext:value-type="string">
            <text:p>second/download/CMake/CMake-old-new/Kitware_CMake_new_hunk_235.cpp</text:p>
          </table:table-cell>
          <table:table-cell office:value-type="string" calcext:value-type="string">
            <text:p>  return CURLE_OK;</text:p>
            <text:p>}</text:p>
            <text:p/>
            <text:p>#ifdef USE_LIBIDN</text:p>
            <text:p>/*</text:p>
            <text:p> * Initialise use of IDNA library.</text:p>
            <text:p> * It falls back to ASCII if $CHARSET isn't defined. This doesn't work for</text:p>
            <text:p> * idna_to_ascii_lz().</text:p>
            <text:p> */</text:p>
            <text:p>static void idna_init (void)</text:p>
            <text:p>{</text:p>
            <text:p>#ifdef WIN32</text:p>
            <text:p>  char buf[60];</text:p>
            <text:p>  UINT cp = GetACP();</text:p>
            <text:p/>
            <text:p>  if(!getenv("CHARSET") &amp;&amp; cp &gt; 0) {</text:p>
            <text:p>    snprintf(buf, sizeof(buf), "CHARSET=cp%u", cp);</text:p>
            <text:p>    putenv(buf);</text:p>
            <text:p>  }</text:p>
            <text:p>#else</text:p>
            <text:p>  /* to do? */</text:p>
            <text:p>#endif</text:p>
            <text:p>}</text:p>
            <text:p>#endif  /* USE_LIBIDN */</text:p>
            <text:p/>
            <text:p>/* true globals -- for curl_global_init() and curl_global_cleanup() */</text:p>
            <text:p>static unsigned int  initialized;</text:p>
            <text:p>static long          init_flags;</text:p>
            <text:p/>
          </table:table-cell>
          <table:table-cell office:value-type="string" calcext:value-type="string">
            <text:p>  return CURLE_OK;</text:p>
            <text:p>}</text:p>
            <text:p/>
            <text:p>/* true globals -- for curl_global_init() and curl_global_cleanup() */</text:p>
            <text:p>static unsigned int  initialized;</text:p>
            <text:p>static long          init_flags;</text:p>
            <text:p/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0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ormdata.c</text:p>
          </table:table-cell>
          <table:table-cell office:value-type="string" calcext:value-type="string">
            <text:p>second/download/CMake/CMake-old-new/Kitware_CMake_old_file_115.cpp</text:p>
          </table:table-cell>
          <table:table-cell office:value-type="string" calcext:value-type="string">
            <text:p>second/download/CMake/CMake-old-new/Kitware_CMake_new_file_115.cpp</text:p>
          </table:table-cell>
          <table:table-cell office:value-type="string" calcext:value-type="string">
            <text:p>second/download/CMake/CMake-old-new/Kitware_CMake_old_hunk_237.cpp</text:p>
          </table:table-cell>
          <table:table-cell office:value-type="string" calcext:value-type="string">
            <text:p>second/download/CMake/CMake-old-new/Kitware_CMake_new_hunk_237.cpp</text:p>
          </table:table-cell>
          <table:table-cell office:value-type="string" calcext:value-type="string">
            <text:p>                             curl_off_t *size,</text:p>
            <text:p>                             const char *fmt, ...)</text:p>
            <text:p>{</text:p>
            <text:p>  char s[4096];</text:p>
            <text:p>  va_list ap;</text:p>
            <text:p>  va_start(ap, fmt);</text:p>
            <text:p>  vsnprintf(s, sizeof(s), fmt, ap);</text:p>
            <text:p>  va_end(ap);</text:p>
            <text:p/>
            <text:p>  return AddFormData(formp, FORM_DATA, s, 0, size);</text:p>
            <text:p>}</text:p>
            <text:p/>
            <text:p>/*</text:p>
            <text:p/>
          </table:table-cell>
          <table:table-cell office:value-type="string" calcext:value-type="string">
            <text:p>                             curl_off_t *size,</text:p>
            <text:p>                             const char *fmt, ...)</text:p>
            <text:p>{</text:p>
            <text:p>  char *s;</text:p>
            <text:p>  CURLcode result;</text:p>
            <text:p>  va_list ap;</text:p>
            <text:p>  va_start(ap, fmt);</text:p>
            <text:p>  s = curl_mvaprintf(fmt, ap);</text:p>
            <text:p>  va_end(ap);</text:p>
            <text:p/>
            <text:p>  if(!s)</text:p>
            <text:p>    return CURLE_OUT_OF_MEMORY;</text:p>
            <text:p/>
            <text:p>  result = AddFormData(formp, FORM_DATAMEM, s, 0, size);</text:p>
            <text:p>  if(result)</text:p>
            <text:p>    free(s);</text:p>
            <text:p/>
            <text:p>  return result;</text:p>
            <text:p>}</text:p>
            <text:p/>
            <text:p>/*</text:p>
            <text:p/>
          </table:table-cell>
          <table:table-cell office:value-type="float" office:value="906" calcext:value-type="float">
            <text:p>90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116.cpp</text:p>
          </table:table-cell>
          <table:table-cell office:value-type="string" calcext:value-type="string">
            <text:p>second/download/CMake/CMake-old-new/Kitware_CMake_new_file_116.cpp</text:p>
          </table:table-cell>
          <table:table-cell office:value-type="string" calcext:value-type="string">
            <text:p>second/download/CMake/CMake-old-new/Kitware_CMake_old_hunk_238.cpp</text:p>
          </table:table-cell>
          <table:table-cell office:value-type="string" calcext:value-type="string">
            <text:p>second/download/CMake/CMake-old-new/Kitware_CMake_new_hunk_238.cpp</text:p>
          </table:table-cell>
          <table:table-cell office:value-type="string" calcext:value-type="string">
            <text:p>  enum protection_level data_sec = conn-&gt;data_prot;</text:p>
            <text:p>#endif</text:p>
            <text:p/>
            <text:p>  va_list ap;</text:p>
            <text:p>  va_start(ap, fmt);</text:p>
            <text:p>  write_len = vsnprintf(s, SBUF_SIZE-3, fmt, ap);</text:p>
            <text:p>  va_end(ap);</text:p>
            <text:p/>
            <text:p>  strcpy(&amp;s[write_len], "\r\n"); /* append a trailing CRLF */</text:p>
            <text:p>  write_len =2;</text:p>
            <text:p/>
          </table:table-cell>
          <table:table-cell office:value-type="string" calcext:value-type="string">
            <text:p>  enum protection_level data_sec = conn-&gt;data_prot;</text:p>
            <text:p>#endif</text:p>
            <text:p/>
            <text:p>  write_len = strlen(cmd);</text:p>
            <text:p>  if(write_len &gt; (sizeof(s) -3))</text:p>
            <text:p>    return CURLE_BAD_FUNCTION_ARGUMENT;</text:p>
            <text:p/>
            <text:p>  strcpy(&amp;s[write_len], "\r\n"); /* append a trailing CRLF */</text:p>
            <text:p>  write_len =2;</text:p>
            <text:p/>
          </table:table-cell>
          <table:table-cell office:value-type="float" office:value="4107" calcext:value-type="float">
            <text:p>4107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ecurity.c</text:p>
          </table:table-cell>
          <table:table-cell office:value-type="string" calcext:value-type="string">
            <text:p>second/download/CMake/CMake-old-new/Kitware_CMake_old_file_117.cpp</text:p>
          </table:table-cell>
          <table:table-cell office:value-type="string" calcext:value-type="string">
            <text:p>second/download/CMake/CMake-old-new/Kitware_CMake_new_file_117.cpp</text:p>
          </table:table-cell>
          <table:table-cell office:value-type="string" calcext:value-type="string">
            <text:p>second/download/CMake/CMake-old-new/Kitware_CMake_old_hunk_239.cpp</text:p>
          </table:table-cell>
          <table:table-cell office:value-type="string" calcext:value-type="string">
            <text:p>second/download/CMake/CMake-old-new/Kitware_CMake_new_hunk_239.cpp</text:p>
          </table:table-cell>
          <table:table-cell office:value-type="string" calcext:value-type="string">
            <text:p>  vsnprintf(print_buffer, sizeof(print_buffer), message, args);</text:p>
            <text:p>  va_end(args);</text:p>
            <text:p/>
            <text:p>  if(Curl_ftpsendf(conn, print_buffer)) {</text:p>
            <text:p>    ftp_code = -1;</text:p>
            <text:p>  }</text:p>
            <text:p>  else {</text:p>
            <text:p/>
          </table:table-cell>
          <table:table-cell office:value-type="string" calcext:value-type="string">
            <text:p>  vsnprintf(print_buffer, sizeof(print_buffer), message, args);</text:p>
            <text:p>  va_end(args);</text:p>
            <text:p/>
            <text:p>  if(Curl_ftpsend(conn, print_buffer)) {</text:p>
            <text:p>    ftp_code = -1;</text:p>
            <text:p>  }</text:p>
            <text:p>  else {</text:p>
            <text:p/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sh.c</text:p>
          </table:table-cell>
          <table:table-cell office:value-type="string" calcext:value-type="string">
            <text:p>second/download/CMake/CMake-old-new/Kitware_CMake_old_file_118.cpp</text:p>
          </table:table-cell>
          <table:table-cell office:value-type="string" calcext:value-type="string">
            <text:p>second/download/CMake/CMake-old-new/Kitware_CMake_new_file_118.cpp</text:p>
          </table:table-cell>
          <table:table-cell office:value-type="string" calcext:value-type="string">
            <text:p>second/download/CMake/CMake-old-new/Kitware_CMake_old_hunk_240.cpp</text:p>
          </table:table-cell>
          <table:table-cell office:value-type="string" calcext:value-type="string">
            <text:p>second/download/CMake/CMake-old-new/Kitware_CMake_new_hunk_240.cpp</text:p>
          </table:table-cell>
          <table:table-cell office:value-type="string" calcext:value-type="string">
            <text:p>        sshc-&gt;acceptfail = TRUE;</text:p>
            <text:p>      }</text:p>
            <text:p/>
            <text:p>      if(curl_strequal("pwd", cmd)) {</text:p>
            <text:p>        /* output debug output if that is requested */</text:p>
            <text:p>        char *tmp = aprintf("257 \"%s\" is current directory.\n",</text:p>
            <text:p>                            sftp_scp-&gt;path);</text:p>
            <text:p/>
          </table:table-cell>
          <table:table-cell office:value-type="string" calcext:value-type="string">
            <text:p>        sshc-&gt;acceptfail = TRUE;</text:p>
            <text:p>      }</text:p>
            <text:p/>
            <text:p>      if(strcasecompare("pwd", cmd)) {</text:p>
            <text:p>        /* output debug output if that is requested */</text:p>
            <text:p>        char *tmp = aprintf("257 \"%s\" is current directory.\n",</text:p>
            <text:p>                            sftp_scp-&gt;path);</text:p>
            <text:p/>
          </table:table-cell>
          <table:table-cell table:number-columns-repeated="2" office:value-type="float" office:value="1233" calcext:value-type="float">
            <text:p>1233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tftp.c</text:p>
          </table:table-cell>
          <table:table-cell office:value-type="string" calcext:value-type="string">
            <text:p>second/download/CMake/CMake-old-new/Kitware_CMake_old_file_119.cpp</text:p>
          </table:table-cell>
          <table:table-cell office:value-type="string" calcext:value-type="string">
            <text:p>second/download/CMake/CMake-old-new/Kitware_CMake_new_file_119.cpp</text:p>
          </table:table-cell>
          <table:table-cell office:value-type="string" calcext:value-type="string">
            <text:p>second/download/CMake/CMake-old-new/Kitware_CMake_old_hunk_241.cpp</text:p>
          </table:table-cell>
          <table:table-cell office:value-type="string" calcext:value-type="string">
            <text:p>second/download/CMake/CMake-old-new/Kitware_CMake_new_hunk_241.cpp</text:p>
          </table:table-cell>
          <table:table-cell office:value-type="string" calcext:value-type="string">
            <text:p>    /* As RFC3617 describes the separator slash is not actually part of the</text:p>
            <text:p>       file name so we skip the always-present first letter of the path</text:p>
            <text:p>       string. */</text:p>
            <text:p>    filename = curl_easy_unescape(data, &amp;state-&gt;conn-&gt;data-&gt;state.path[1], 0,</text:p>
            <text:p>                                  NULL);</text:p>
            <text:p>    if(!filename)</text:p>
            <text:p>      return CURLE_OUT_OF_MEMORY;</text:p>
            <text:p/>
            <text:p>    snprintf((char *)state-&gt;spacket.data�,</text:p>
            <text:p>             state-&gt;blksize,</text:p>
            <text:p/>
          </table:table-cell>
          <table:table-cell office:value-type="string" calcext:value-type="string">
            <text:p>    /* As RFC3617 describes the separator slash is not actually part of the</text:p>
            <text:p>       file name so we skip the always-present first letter of the path</text:p>
            <text:p>       string. */</text:p>
            <text:p>    result = Curl_urldecode(data, &amp;state-&gt;conn-&gt;data-&gt;state.path[1], 0,</text:p>
            <text:p>                            &amp;filename, NULL, FALSE);</text:p>
            <text:p>    if(result)</text:p>
            <text:p>      return result;</text:p>
            <text:p/>
            <text:p>    snprintf((char *)state-&gt;spacket.data�,</text:p>
            <text:p>             state-&gt;blksize,</text:p>
            <text:p/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auth/digest.c</text:p>
          </table:table-cell>
          <table:table-cell office:value-type="string" calcext:value-type="string">
            <text:p>second/download/CMake/CMake-old-new/Kitware_CMake_old_file_120.cpp</text:p>
          </table:table-cell>
          <table:table-cell office:value-type="string" calcext:value-type="string">
            <text:p>second/download/CMake/CMake-old-new/Kitware_CMake_new_file_120.cpp</text:p>
          </table:table-cell>
          <table:table-cell office:value-type="string" calcext:value-type="string">
            <text:p>second/download/CMake/CMake-old-new/Kitware_CMake_old_hunk_242.cpp</text:p>
          </table:table-cell>
          <table:table-cell office:value-type="string" calcext:value-type="string">
            <text:p>second/download/CMake/CMake-old-new/Kitware_CMake_new_hunk_242.cpp</text:p>
          </table:table-cell>
          <table:table-cell office:value-type="string" calcext:value-type="string">
            <text:p/>
            <text:p>  md5this = (unsigned char *) aprintf("%s:%s", request, uripath);</text:p>
            <text:p/>
            <text:p>  if(digest-&gt;qop &amp;&amp; Curl_raw_equal(digest-&gt;qop, "auth-int")) {</text:p>
            <text:p>    /* We don't support auth-int for PUT or POST at the moment.</text:p>
            <text:p>       TODO: replace md5 of empty string with entity-body for PUT/POST */</text:p>
            <text:p>    unsigned char *md5this2 = (unsigned char *)</text:p>
            <text:p/>
          </table:table-cell>
          <table:table-cell office:value-type="string" calcext:value-type="string">
            <text:p/>
            <text:p>  md5this = (unsigned char *) aprintf("%s:%s", request, uripath);</text:p>
            <text:p/>
            <text:p>  if(digest-&gt;qop &amp;&amp; strcasecompare(digest-&gt;qop, "auth-int")) {</text:p>
            <text:p>    /* We don't support auth-int for PUT or POST at the moment.</text:p>
            <text:p>       TODO: replace md5 of empty string with entity-body for PUT/POST */</text:p>
            <text:p>    unsigned char *md5this2 = (unsigned char *)</text:p>
            <text:p/>
          </table:table-cell>
          <table:table-cell office:value-type="float" office:value="730" calcext:value-type="float">
            <text:p>73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ersion.c</text:p>
          </table:table-cell>
          <table:table-cell office:value-type="string" calcext:value-type="string">
            <text:p>second/download/CMake/CMake-old-new/Kitware_CMake_old_file_121.cpp</text:p>
          </table:table-cell>
          <table:table-cell office:value-type="string" calcext:value-type="string">
            <text:p>second/download/CMake/CMake-old-new/Kitware_CMake_new_file_121.cpp</text:p>
          </table:table-cell>
          <table:table-cell office:value-type="string" calcext:value-type="string">
            <text:p>second/download/CMake/CMake-old-new/Kitware_CMake_old_hunk_243.cpp</text:p>
          </table:table-cell>
          <table:table-cell office:value-type="string" calcext:value-type="string">
            <text:p>second/download/CMake/CMake-old-new/Kitware_CMake_new_hunk_243.cpp</text:p>
          </table:table-cell>
          <table:table-cell office:value-type="string" calcext:value-type="string">
            <text:p>  left -= len;</text:p>
            <text:p>  ptr = len;</text:p>
            <text:p>#endif</text:p>
            <text:p>#ifdef USE_LIBIDN</text:p>
            <text:p>  if(stringprep_check_version(LIBIDN_REQUIRED_VERSION)) {</text:p>
            <text:p>    len = snprintf(ptr, left, " libidn/%s", stringprep_check_version(NULL));</text:p>
            <text:p>    left -= len;</text:p>
            <text:p>    ptr = len;</text:p>
            <text:p>  }</text:p>
            <text:p/>
          </table:table-cell>
          <table:table-cell office:value-type="string" calcext:value-type="string">
            <text:p>  left -= len;</text:p>
            <text:p>  ptr = len;</text:p>
            <text:p>#endif</text:p>
            <text:p>#ifdef USE_LIBIDN2</text:p>
            <text:p>  if(idn2_check_version(IDN2_VERSION)) {</text:p>
            <text:p>    len = snprintf(ptr, left, " libidn2/%s", idn2_check_version(NULL));</text:p>
            <text:p>    left -= len;</text:p>
            <text:p>    ptr = len;</text:p>
            <text:p>  }</text:p>
            <text:p/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vtls/openssl.c</text:p>
          </table:table-cell>
          <table:table-cell office:value-type="string" calcext:value-type="string">
            <text:p>second/download/CMake/CMake-old-new/Kitware_CMake_old_file_122.cpp</text:p>
          </table:table-cell>
          <table:table-cell office:value-type="string" calcext:value-type="string">
            <text:p>second/download/CMake/CMake-old-new/Kitware_CMake_new_file_122.cpp</text:p>
          </table:table-cell>
          <table:table-cell office:value-type="string" calcext:value-type="string">
            <text:p>second/download/CMake/CMake-old-new/Kitware_CMake_old_hunk_244.cpp</text:p>
          </table:table-cell>
          <table:table-cell office:value-type="string" calcext:value-type="string">
            <text:p>second/download/CMake/CMake-old-new/Kitware_CMake_new_hunk_244.cpp</text:p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data-&gt;set.ssl.certverifyresult = lerr;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float" office:value="2178" calcext:value-type="float">
            <text:p>2178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5.cpp</text:p>
          </table:table-cell>
          <table:table-cell office:value-type="string" calcext:value-type="string">
            <text:p>second/download/CMake/CMake-old-new/Kitware_CMake_new_hunk_245.cpp</text:p>
          </table:table-cell>
          <table:table-cell office:value-type="string" calcext:value-type="string">
            <text:p>  return CURLE_OK;</text:p>
            <text:p>}</text:p>
            <text:p/>
            <text:p>#ifdef USE_LIBIDN</text:p>
            <text:p>/*</text:p>
            <text:p> * Initialise use of IDNA library.</text:p>
            <text:p> * It falls back to ASCII if $CHARSET isn't defined. This doesn't work for</text:p>
            <text:p> * idna_to_ascii_lz().</text:p>
            <text:p> */</text:p>
            <text:p>static void idna_init (void)</text:p>
            <text:p>{</text:p>
            <text:p>#ifdef WIN32</text:p>
            <text:p>  char buf[60];</text:p>
            <text:p>  UINT cp = GetACP();</text:p>
            <text:p/>
            <text:p>  if(!getenv("CHARSET") &amp;&amp; cp &gt; 0) {</text:p>
            <text:p>    snprintf(buf, sizeof(buf), "CHARSET=cp%u", cp);</text:p>
            <text:p>    putenv(buf);</text:p>
            <text:p>  }</text:p>
            <text:p>#else</text:p>
            <text:p>  /* to do? */</text:p>
            <text:p>#endif</text:p>
            <text:p>}</text:p>
            <text:p>#endif  /* USE_LIBIDN */</text:p>
            <text:p/>
            <text:p>/* true globals -- for curl_global_init() and curl_global_cleanup() */</text:p>
            <text:p>static unsigned int  initialized;</text:p>
            <text:p>static long          init_flags;</text:p>
            <text:p/>
          </table:table-cell>
          <table:table-cell office:value-type="string" calcext:value-type="string">
            <text:p>  return CURLE_OK;</text:p>
            <text:p>}</text:p>
            <text:p/>
            <text:p>/* true globals -- for curl_global_init() and curl_global_cleanup() */</text:p>
            <text:p>static unsigned int  initialized;</text:p>
            <text:p>static long          init_flags;</text:p>
            <text:p/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0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ormdata.c</text:p>
          </table:table-cell>
          <table:table-cell office:value-type="string" calcext:value-type="string">
            <text:p>second/download/CMake/CMake-old-new/Kitware_CMake_old_file_124.cpp</text:p>
          </table:table-cell>
          <table:table-cell office:value-type="string" calcext:value-type="string">
            <text:p>second/download/CMake/CMake-old-new/Kitware_CMake_new_file_124.cpp</text:p>
          </table:table-cell>
          <table:table-cell office:value-type="string" calcext:value-type="string">
            <text:p>second/download/CMake/CMake-old-new/Kitware_CMake_old_hunk_247.cpp</text:p>
          </table:table-cell>
          <table:table-cell office:value-type="string" calcext:value-type="string">
            <text:p>second/download/CMake/CMake-old-new/Kitware_CMake_new_hunk_247.cpp</text:p>
          </table:table-cell>
          <table:table-cell office:value-type="string" calcext:value-type="string">
            <text:p>                             curl_off_t *size,</text:p>
            <text:p>                             const char *fmt, ...)</text:p>
            <text:p>{</text:p>
            <text:p>  char s[4096];</text:p>
            <text:p>  va_list ap;</text:p>
            <text:p>  va_start(ap, fmt);</text:p>
            <text:p>  vsnprintf(s, sizeof(s), fmt, ap);</text:p>
            <text:p>  va_end(ap);</text:p>
            <text:p/>
            <text:p>  return AddFormData(formp, FORM_DATA, s, 0, size);</text:p>
            <text:p>}</text:p>
            <text:p/>
            <text:p>/*</text:p>
            <text:p/>
          </table:table-cell>
          <table:table-cell office:value-type="string" calcext:value-type="string">
            <text:p>                             curl_off_t *size,</text:p>
            <text:p>                             const char *fmt, ...)</text:p>
            <text:p>{</text:p>
            <text:p>  char *s;</text:p>
            <text:p>  CURLcode result;</text:p>
            <text:p>  va_list ap;</text:p>
            <text:p>  va_start(ap, fmt);</text:p>
            <text:p>  s = curl_mvaprintf(fmt, ap);</text:p>
            <text:p>  va_end(ap);</text:p>
            <text:p/>
            <text:p>  if(!s)</text:p>
            <text:p>    return CURLE_OUT_OF_MEMORY;</text:p>
            <text:p/>
            <text:p>  result = AddFormData(formp, FORM_DATAMEM, s, 0, size);</text:p>
            <text:p>  if(result)</text:p>
            <text:p>    free(s);</text:p>
            <text:p/>
            <text:p>  return result;</text:p>
            <text:p>}</text:p>
            <text:p/>
            <text:p>/*</text:p>
            <text:p/>
          </table:table-cell>
          <table:table-cell office:value-type="float" office:value="906" calcext:value-type="float">
            <text:p>90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125.cpp</text:p>
          </table:table-cell>
          <table:table-cell office:value-type="string" calcext:value-type="string">
            <text:p>second/download/CMake/CMake-old-new/Kitware_CMake_new_file_125.cpp</text:p>
          </table:table-cell>
          <table:table-cell office:value-type="string" calcext:value-type="string">
            <text:p>second/download/CMake/CMake-old-new/Kitware_CMake_old_hunk_248.cpp</text:p>
          </table:table-cell>
          <table:table-cell office:value-type="string" calcext:value-type="string">
            <text:p>second/download/CMake/CMake-old-new/Kitware_CMake_new_hunk_248.cpp</text:p>
          </table:table-cell>
          <table:table-cell office:value-type="string" calcext:value-type="string">
            <text:p>  enum protection_level data_sec = conn-&gt;data_prot;</text:p>
            <text:p>#endif</text:p>
            <text:p/>
            <text:p>  va_list ap;</text:p>
            <text:p>  va_start(ap, fmt);</text:p>
            <text:p>  write_len = vsnprintf(s, SBUF_SIZE-3, fmt, ap);</text:p>
            <text:p>  va_end(ap);</text:p>
            <text:p/>
            <text:p>  strcpy(&amp;s[write_len], "\r\n"); /* append a trailing CRLF */</text:p>
            <text:p>  write_len =2;</text:p>
            <text:p/>
          </table:table-cell>
          <table:table-cell office:value-type="string" calcext:value-type="string">
            <text:p>  enum protection_level data_sec = conn-&gt;data_prot;</text:p>
            <text:p>#endif</text:p>
            <text:p/>
            <text:p>  write_len = strlen(cmd);</text:p>
            <text:p>  if(write_len &gt; (sizeof(s) -3))</text:p>
            <text:p>    return CURLE_BAD_FUNCTION_ARGUMENT;</text:p>
            <text:p/>
            <text:p>  strcpy(&amp;s[write_len], "\r\n"); /* append a trailing CRLF */</text:p>
            <text:p>  write_len =2;</text:p>
            <text:p/>
          </table:table-cell>
          <table:table-cell office:value-type="float" office:value="4106" calcext:value-type="float">
            <text:p>4106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security.c</text:p>
          </table:table-cell>
          <table:table-cell office:value-type="string" calcext:value-type="string">
            <text:p>second/download/CMake/CMake-old-new/Kitware_CMake_old_file_126.cpp</text:p>
          </table:table-cell>
          <table:table-cell office:value-type="string" calcext:value-type="string">
            <text:p>second/download/CMake/CMake-old-new/Kitware_CMake_new_file_126.cpp</text:p>
          </table:table-cell>
          <table:table-cell office:value-type="string" calcext:value-type="string">
            <text:p>second/download/CMake/CMake-old-new/Kitware_CMake_old_hunk_249.cpp</text:p>
          </table:table-cell>
          <table:table-cell office:value-type="string" calcext:value-type="string">
            <text:p>second/download/CMake/CMake-old-new/Kitware_CMake_new_hunk_249.cpp</text:p>
          </table:table-cell>
          <table:table-cell office:value-type="string" calcext:value-type="string">
            <text:p>  vsnprintf(print_buffer, sizeof(print_buffer), message, args);</text:p>
            <text:p>  va_end(args);</text:p>
            <text:p/>
            <text:p>  if(Curl_ftpsendf(conn, print_buffer)) {</text:p>
            <text:p>    ftp_code = -1;</text:p>
            <text:p>  }</text:p>
            <text:p>  else {</text:p>
            <text:p/>
          </table:table-cell>
          <table:table-cell office:value-type="string" calcext:value-type="string">
            <text:p>  vsnprintf(print_buffer, sizeof(print_buffer), message, args);</text:p>
            <text:p>  va_end(args);</text:p>
            <text:p/>
            <text:p>  if(Curl_ftpsend(conn, print_buffer)) {</text:p>
            <text:p>    ftp_code = -1;</text:p>
            <text:p>  }</text:p>
            <text:p>  else {</text:p>
            <text:p/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ssh.c</text:p>
          </table:table-cell>
          <table:table-cell office:value-type="string" calcext:value-type="string">
            <text:p>second/download/CMake/CMake-old-new/Kitware_CMake_old_file_127.cpp</text:p>
          </table:table-cell>
          <table:table-cell office:value-type="string" calcext:value-type="string">
            <text:p>second/download/CMake/CMake-old-new/Kitware_CMake_new_file_127.cpp</text:p>
          </table:table-cell>
          <table:table-cell office:value-type="string" calcext:value-type="string">
            <text:p>second/download/CMake/CMake-old-new/Kitware_CMake_old_hunk_250.cpp</text:p>
          </table:table-cell>
          <table:table-cell office:value-type="string" calcext:value-type="string">
            <text:p>second/download/CMake/CMake-old-new/Kitware_CMake_new_hunk_250.cpp</text:p>
          </table:table-cell>
          <table:table-cell office:value-type="string" calcext:value-type="string">
            <text:p>        sshc-&gt;acceptfail = TRUE;</text:p>
            <text:p>      }</text:p>
            <text:p/>
            <text:p>      if(curl_strequal("pwd", cmd)) {</text:p>
            <text:p>        /* output debug output if that is requested */</text:p>
            <text:p>        char *tmp = aprintf("257 \"%s\" is current directory.\n",</text:p>
            <text:p>                            sftp_scp-&gt;path);</text:p>
            <text:p/>
          </table:table-cell>
          <table:table-cell office:value-type="string" calcext:value-type="string">
            <text:p>        sshc-&gt;acceptfail = TRUE;</text:p>
            <text:p>      }</text:p>
            <text:p/>
            <text:p>      if(strcasecompare("pwd", cmd)) {</text:p>
            <text:p>        /* output debug output if that is requested */</text:p>
            <text:p>        char *tmp = aprintf("257 \"%s\" is current directory.\n",</text:p>
            <text:p>                            sftp_scp-&gt;path);</text:p>
            <text:p/>
          </table:table-cell>
          <table:table-cell table:number-columns-repeated="2" office:value-type="float" office:value="1233" calcext:value-type="float">
            <text:p>1233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tftp.c</text:p>
          </table:table-cell>
          <table:table-cell office:value-type="string" calcext:value-type="string">
            <text:p>second/download/CMake/CMake-old-new/Kitware_CMake_old_file_128.cpp</text:p>
          </table:table-cell>
          <table:table-cell office:value-type="string" calcext:value-type="string">
            <text:p>second/download/CMake/CMake-old-new/Kitware_CMake_new_file_128.cpp</text:p>
          </table:table-cell>
          <table:table-cell office:value-type="string" calcext:value-type="string">
            <text:p>second/download/CMake/CMake-old-new/Kitware_CMake_old_hunk_251.cpp</text:p>
          </table:table-cell>
          <table:table-cell office:value-type="string" calcext:value-type="string">
            <text:p>second/download/CMake/CMake-old-new/Kitware_CMake_new_hunk_251.cpp</text:p>
          </table:table-cell>
          <table:table-cell office:value-type="string" calcext:value-type="string">
            <text:p>    /* As RFC3617 describes the separator slash is not actually part of the</text:p>
            <text:p>       file name so we skip the always-present first letter of the path</text:p>
            <text:p>       string. */</text:p>
            <text:p>    filename = curl_easy_unescape(data, &amp;state-&gt;conn-&gt;data-&gt;state.path[1], 0,</text:p>
            <text:p>                                  NULL);</text:p>
            <text:p>    if(!filename)</text:p>
            <text:p>      return CURLE_OUT_OF_MEMORY;</text:p>
            <text:p/>
            <text:p>    snprintf((char *)state-&gt;spacket.data�,</text:p>
            <text:p>             state-&gt;blksize,</text:p>
            <text:p/>
          </table:table-cell>
          <table:table-cell office:value-type="string" calcext:value-type="string">
            <text:p>    /* As RFC3617 describes the separator slash is not actually part of the</text:p>
            <text:p>       file name so we skip the always-present first letter of the path</text:p>
            <text:p>       string. */</text:p>
            <text:p>    result = Curl_urldecode(data, &amp;state-&gt;conn-&gt;data-&gt;state.path[1], 0,</text:p>
            <text:p>                            &amp;filename, NULL, FALSE);</text:p>
            <text:p>    if(result)</text:p>
            <text:p>      return result;</text:p>
            <text:p/>
            <text:p>    snprintf((char *)state-&gt;spacket.data�,</text:p>
            <text:p>             state-&gt;blksize,</text:p>
            <text:p/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auth/digest.c</text:p>
          </table:table-cell>
          <table:table-cell office:value-type="string" calcext:value-type="string">
            <text:p>second/download/CMake/CMake-old-new/Kitware_CMake_old_file_129.cpp</text:p>
          </table:table-cell>
          <table:table-cell office:value-type="string" calcext:value-type="string">
            <text:p>second/download/CMake/CMake-old-new/Kitware_CMake_new_file_129.cpp</text:p>
          </table:table-cell>
          <table:table-cell office:value-type="string" calcext:value-type="string">
            <text:p>second/download/CMake/CMake-old-new/Kitware_CMake_old_hunk_252.cpp</text:p>
          </table:table-cell>
          <table:table-cell office:value-type="string" calcext:value-type="string">
            <text:p>second/download/CMake/CMake-old-new/Kitware_CMake_new_hunk_252.cpp</text:p>
          </table:table-cell>
          <table:table-cell office:value-type="string" calcext:value-type="string">
            <text:p/>
            <text:p>  md5this = (unsigned char *) aprintf("%s:%s", request, uripath);</text:p>
            <text:p/>
            <text:p>  if(digest-&gt;qop &amp;&amp; Curl_raw_equal(digest-&gt;qop, "auth-int")) {</text:p>
            <text:p>    /* We don't support auth-int for PUT or POST at the moment.</text:p>
            <text:p>       TODO: replace md5 of empty string with entity-body for PUT/POST */</text:p>
            <text:p>    unsigned char *md5this2 = (unsigned char *)</text:p>
            <text:p/>
          </table:table-cell>
          <table:table-cell office:value-type="string" calcext:value-type="string">
            <text:p/>
            <text:p>  md5this = (unsigned char *) aprintf("%s:%s", request, uripath);</text:p>
            <text:p/>
            <text:p>  if(digest-&gt;qop &amp;&amp; strcasecompare(digest-&gt;qop, "auth-int")) {</text:p>
            <text:p>    /* We don't support auth-int for PUT or POST at the moment.</text:p>
            <text:p>       TODO: replace md5 of empty string with entity-body for PUT/POST */</text:p>
            <text:p>    unsigned char *md5this2 = (unsigned char *)</text:p>
            <text:p/>
          </table:table-cell>
          <table:table-cell office:value-type="float" office:value="730" calcext:value-type="float">
            <text:p>73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ersion.c</text:p>
          </table:table-cell>
          <table:table-cell office:value-type="string" calcext:value-type="string">
            <text:p>second/download/CMake/CMake-old-new/Kitware_CMake_old_file_130.cpp</text:p>
          </table:table-cell>
          <table:table-cell office:value-type="string" calcext:value-type="string">
            <text:p>second/download/CMake/CMake-old-new/Kitware_CMake_new_file_130.cpp</text:p>
          </table:table-cell>
          <table:table-cell office:value-type="string" calcext:value-type="string">
            <text:p>second/download/CMake/CMake-old-new/Kitware_CMake_old_hunk_253.cpp</text:p>
          </table:table-cell>
          <table:table-cell office:value-type="string" calcext:value-type="string">
            <text:p>second/download/CMake/CMake-old-new/Kitware_CMake_new_hunk_253.cpp</text:p>
          </table:table-cell>
          <table:table-cell office:value-type="string" calcext:value-type="string">
            <text:p>  left -= len;</text:p>
            <text:p>  ptr = len;</text:p>
            <text:p>#endif</text:p>
            <text:p>#ifdef USE_LIBIDN</text:p>
            <text:p>  if(stringprep_check_version(LIBIDN_REQUIRED_VERSION)) {</text:p>
            <text:p>    len = snprintf(ptr, left, " libidn/%s", stringprep_check_version(NULL));</text:p>
            <text:p>    left -= len;</text:p>
            <text:p>    ptr = len;</text:p>
            <text:p>  }</text:p>
            <text:p/>
          </table:table-cell>
          <table:table-cell office:value-type="string" calcext:value-type="string">
            <text:p>  left -= len;</text:p>
            <text:p>  ptr = len;</text:p>
            <text:p>#endif</text:p>
            <text:p>#ifdef USE_LIBIDN2</text:p>
            <text:p>  if(idn2_check_version(IDN2_VERSION)) {</text:p>
            <text:p>    len = snprintf(ptr, left, " libidn2/%s", idn2_check_version(NULL));</text:p>
            <text:p>    left -= len;</text:p>
            <text:p>    ptr = len;</text:p>
            <text:p>  }</text:p>
            <text:p/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vtls/openssl.c</text:p>
          </table:table-cell>
          <table:table-cell office:value-type="string" calcext:value-type="string">
            <text:p>second/download/CMake/CMake-old-new/Kitware_CMake_old_file_131.cpp</text:p>
          </table:table-cell>
          <table:table-cell office:value-type="string" calcext:value-type="string">
            <text:p>second/download/CMake/CMake-old-new/Kitware_CMake_new_file_131.cpp</text:p>
          </table:table-cell>
          <table:table-cell office:value-type="string" calcext:value-type="string">
            <text:p>second/download/CMake/CMake-old-new/Kitware_CMake_old_hunk_254.cpp</text:p>
          </table:table-cell>
          <table:table-cell office:value-type="string" calcext:value-type="string">
            <text:p>second/download/CMake/CMake-old-new/Kitware_CMake_new_hunk_254.cpp</text:p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string" calcext:value-type="string">
            <text:p/>
            <text:p>        lerr = SSL_get_verify_result(connssl-&gt;handle);</text:p>
            <text:p>        if(lerr != X509_V_OK) {</text:p>
            <text:p>          data-&gt;set.ssl.certverifyresult = lerr;</text:p>
            <text:p>          snprintf(error_buffer, sizeof(error_buffer),</text:p>
            <text:p>                   "SSL certificate problem: %s",</text:p>
            <text:p>                   X509_verify_cert_error_string(lerr));</text:p>
            <text:p/>
          </table:table-cell>
          <table:table-cell office:value-type="float" office:value="2178" calcext:value-type="float">
            <text:p>2178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3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CommandLineArguments.cxx</text:p>
          </table:table-cell>
          <table:table-cell office:value-type="string" calcext:value-type="string">
            <text:p>second/download/CMake/CMake-old-new/Kitware_CMake_old_file_132.cpp</text:p>
          </table:table-cell>
          <table:table-cell office:value-type="string" calcext:value-type="string">
            <text:p>second/download/CMake/CMake-old-new/Kitware_CMake_new_file_132.cpp</text:p>
          </table:table-cell>
          <table:table-cell office:value-type="string" calcext:value-type="string">
            <text:p>second/download/CMake/CMake-old-new/Kitware_CMake_old_hunk_255.cpp</text:p>
          </table:table-cell>
          <table:table-cell office:value-type="string" calcext:value-type="string">
            <text:p>second/download/CMake/CMake-old-new/Kitware_CMake_new_hunk_255.cpp</text:p>
          </table:table-cell>
          <table:table-cell office:value-type="string" calcext:value-type="string">
            <text:p>  maxlen = 4; // For the space before and after the option</text:p>
            <text:p/>
            <text:p>  // Print help for each option</text:p>
            <text:p>  for ( mpit = mp.begin();</text:p>
            <text:p>    mpit != mp.end();</text:p>
            <text:p>    mpit � )</text:p>
            <text:p>    {</text:p>
            <text:p>    CommandLineArguments::Internal::SetOfStrings::iterator sit;</text:p>
            <text:p>    for ( sit = mpit-&gt;second.begin(); sit != mpit-&gt;second.end(); sit� )</text:p>
            <text:p>      {</text:p>
            <text:p>      str &lt;&lt; std::endl;</text:p>
            <text:p>      char argument[100];</text:p>
            <text:p>      sprintf(argument, "%s", sit-&gt;c_str());</text:p>
            <text:p>      switch ( this-&gt;Internals-&gt;Callbacks[*sit].ArgumentType )</text:p>
            <text:p>        {</text:p>
            <text:p>        case CommandLineArguments::NO_ARGUMENT: break;</text:p>
            <text:p>        case CommandLineArguments::CONCAT_ARGUMENT: strcat(argument, "opt"); break;</text:p>
            <text:p>        case CommandLineArguments::SPACE_ARGUMENT:  strcat(argument, " opt"); break;</text:p>
            <text:p>        case CommandLineArguments::EQUAL_ARGUMENT:  strcat(argument, "=opt"); break;</text:p>
            <text:p>        case CommandLineArguments::MULTI_ARGUMENT:  strcat(argument, " opt opt ..."); break;</text:p>
            <text:p>        }</text:p>
            <text:p>      char buffer[80];</text:p>
            <text:p>      sprintf(buffer, format, argument);</text:p>
            <text:p>      str &lt;&lt; buffer;</text:p>
            <text:p>      }</text:p>
            <text:p>    const char* ptr = this-&gt;Internals-&gt;Callbacks[mpit-&gt;first].Help;</text:p>
            <text:p>    size_t len = strlen(ptr);</text:p>
            <text:p>    int cnt = 0;</text:p>
            <text:p>    while ( len &gt; 0)</text:p>
            <text:p>      {</text:p>
            <text:p>      // If argument with help is longer than line length, split it on previous</text:p>
            <text:p>      // space (or tab) and continue on the next line</text:p>
            <text:p>      CommandLineArguments::Internal::String::size_type cc;</text:p>
            <text:p>      for ( cc = 0; ptr[cc]; cc � )</text:p>
            <text:p>        {</text:p>
            <text:p>        if ( *ptr == ' ' || *ptr == '\t' )</text:p>
            <text:p>          {</text:p>
            <text:p>          ptr �;</text:p>
            <text:p>          len --;</text:p>
            <text:p>          }</text:p>
            <text:p>        }</text:p>
            <text:p>      if ( cnt &gt; 0 )</text:p>
            <text:p>        {</text:p>
            <text:p>        for ( cc = 0; cc &lt; maxlen; cc � )</text:p>
            <text:p>          {</text:p>
            <text:p>          str &lt;&lt; " ";</text:p>
            <text:p>          }</text:p>
            <text:p>        }</text:p>
            <text:p>      CommandLineArguments::Internal::String::size_type skip = len;</text:p>
            <text:p>      if ( skip &gt; this-&gt;LineLength - maxlen )</text:p>
            <text:p>        {</text:p>
            <text:p>        skip = this-&gt;LineLength - maxlen;</text:p>
            <text:p>        for ( cc = skip-1; cc &gt; 0; cc -- )</text:p>
            <text:p>          {</text:p>
            <text:p>          if ( ptr[cc] == ' ' || ptr[cc] == '\t' )</text:p>
            <text:p>            {</text:p>
            <text:p>            break;</text:p>
            <text:p>            }</text:p>
            <text:p>          }</text:p>
            <text:p>        if ( cc != 0 )</text:p>
            <text:p>          {</text:p>
            <text:p>          skip = cc;</text:p>
            <text:p>          }</text:p>
            <text:p>        }</text:p>
            <text:p>      str.write(ptr, static_cast&lt;std::streamsize&gt;(skip));</text:p>
            <text:p>      str &lt;&lt; std::endl;</text:p>
            <text:p>      ptr = skip;</text:p>
            <text:p>      len -= skip;</text:p>
            <text:p>      cnt �;</text:p>
            <text:p>      }</text:p>
            <text:p>    }</text:p>
            <text:p>  /*</text:p>
            <text:p>  // This can help debugging help string</text:p>
            <text:p>  str &lt;&lt; endl;</text:p>
            <text:p/>
          </table:table-cell>
          <table:table-cell office:value-type="string" calcext:value-type="string">
            <text:p>  maxlen = 4; // For the space before and after the option</text:p>
            <text:p/>
            <text:p>  // Print help for each option</text:p>
            <text:p>  for (mpit = mp.begin(); mpit != mp.end(); mpit�) {</text:p>
            <text:p>    CommandLineArguments::Internal::SetOfStrings::iterator sit;</text:p>
            <text:p>    for (sit = mpit-&gt;second.begin(); sit != mpit-&gt;second.end(); sit�) {</text:p>
            <text:p>      str &lt;&lt; std::endl;</text:p>
            <text:p>      char argument[100];</text:p>
            <text:p>      sprintf(argument, "%s", sit-&gt;c_str());</text:p>
            <text:p>      switch (this-&gt;Internals-&gt;Callbacks[*sit].ArgumentType) {</text:p>
            <text:p>        case CommandLineArguments::NO_ARGUMENT:</text:p>
            <text:p>          break;</text:p>
            <text:p>        case CommandLineArguments::CONCAT_ARGUMENT:</text:p>
            <text:p>          strcat(argument, "opt");</text:p>
            <text:p>          break;</text:p>
            <text:p>        case CommandLineArguments::SPACE_ARGUMENT:</text:p>
            <text:p>          strcat(argument, " opt");</text:p>
            <text:p>          break;</text:p>
            <text:p>        case CommandLineArguments::EQUAL_ARGUMENT:</text:p>
            <text:p>          strcat(argument, "=opt");</text:p>
            <text:p>          break;</text:p>
            <text:p>        case CommandLineArguments::MULTI_ARGUMENT:</text:p>
            <text:p>          strcat(argument, " opt opt ...");</text:p>
            <text:p>          break;</text:p>
            <text:p>      }</text:p>
            <text:p>      char buffer[80];</text:p>
            <text:p>      sprintf(buffer, format, argument);</text:p>
            <text:p>      str &lt;&lt; buffer;</text:p>
            <text:p>    }</text:p>
            <text:p>    const char* ptr = this-&gt;Internals-&gt;Callbacks[mpit-&gt;first].Help;</text:p>
            <text:p>    size_t len = strlen(ptr);</text:p>
            <text:p>    int cnt = 0;</text:p>
            <text:p>    while (len &gt; 0) {</text:p>
            <text:p>      // If argument with help is longer than line length, split it on previous</text:p>
            <text:p>      // space (or tab) and continue on the next line</text:p>
            <text:p>      CommandLineArguments::Internal::String::size_type cc;</text:p>
            <text:p>      for (cc = 0; ptr[cc]; cc�) {</text:p>
            <text:p>        if (*ptr == ' ' || *ptr == '\t') {</text:p>
            <text:p>          ptr�;</text:p>
            <text:p>          len--;</text:p>
            <text:p>        }</text:p>
            <text:p>      }</text:p>
            <text:p>      if (cnt &gt; 0) {</text:p>
            <text:p>        for (cc = 0; cc &lt; maxlen; cc�) {</text:p>
            <text:p>          str &lt;&lt; " ";</text:p>
            <text:p>        }</text:p>
            <text:p>      }</text:p>
            <text:p>      CommandLineArguments::Internal::String::size_type skip = len;</text:p>
            <text:p>      if (skip &gt; this-&gt;LineLength - maxlen) {</text:p>
            <text:p>        skip = this-&gt;LineLength - maxlen;</text:p>
            <text:p>        for (cc = skip - 1; cc &gt; 0; cc--) {</text:p>
            <text:p>          if (ptr[cc] == ' ' || ptr[cc] == '\t') {</text:p>
            <text:p>            break;</text:p>
            <text:p>          }</text:p>
            <text:p>        }</text:p>
            <text:p>        if (cc != 0) {</text:p>
            <text:p>          skip = cc;</text:p>
            <text:p>        }</text:p>
            <text:p>      }</text:p>
            <text:p>      str.write(ptr, static_cast&lt;std::streamsize&gt;(skip));</text:p>
            <text:p>      str &lt;&lt; std::endl;</text:p>
            <text:p>      ptr = skip;</text:p>
            <text:p>      len -= skip;</text:p>
            <text:p>      cnt�;</text:p>
            <text:p>    }</text:p>
            <text:p>  }</text:p>
            <text:p>  /*</text:p>
            <text:p>  // This can help debugging help string</text:p>
            <text:p>  str &lt;&lt; endl;</text:p>
            <text:p/>
          </table:table-cell>
          <table:table-cell office:value-type="float" office:value="595" calcext:value-type="float">
            <text:p>59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[12, 22]</text:p>
          </table:table-cell>
          <table:table-cell office:value-type="string" calcext:value-type="string">
            <text:p>[]</text:p>
          </table:table-cell>
        </table:table-row>
        <table:table-row table:style-name="ro41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Directory.cxx</text:p>
          </table:table-cell>
          <table:table-cell office:value-type="string" calcext:value-type="string">
            <text:p>second/download/CMake/CMake-old-new/Kitware_CMake_old_file_133.cpp</text:p>
          </table:table-cell>
          <table:table-cell office:value-type="string" calcext:value-type="string">
            <text:p>second/download/CMake/CMake-old-new/Kitware_CMake_new_file_133.cpp</text:p>
          </table:table-cell>
          <table:table-cell office:value-type="string" calcext:value-type="string">
            <text:p>second/download/CMake/CMake-old-new/Kitware_CMake_old_hunk_256.cpp</text:p>
          </table:table-cell>
          <table:table-cell office:value-type="string" calcext:value-type="string">
            <text:p>second/download/CMake/CMake-old-new/Kitware_CMake_new_hunk_256.cpp</text:p>
          </table:table-cell>
          <table:table-cell office:value-type="string" calcext:value-type="string">
            <text:p>#endif</text:p>
            <text:p>  char* buf;</text:p>
            <text:p>  size_t n = name.size();</text:p>
            <text:p>  if ( *name.rbegin() == '/' || *name.rbegin() == '\\' )</text:p>
            <text:p>    {</text:p>
            <text:p>    buf = new char[n  1  1];</text:p>
            <text:p>    sprintf(buf, "%s*", name.c_str()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 2  1];</text:p>
            <text:p>    if ( name.find('\\') != name.npos )</text:p>
            <text:p>      {</text:p>
            <text:p>      sprintf(buf, "%s\\*", name.c_str());</text:p>
            <text:p>      }</text:p>
            <text:p>    else</text:p>
            <text:p>      {</text:p>
            <text:p>      sprintf(buf, "%s/*", name.c_str());</text:p>
            <text:p>      }</text:p>
            <text:p>    }</text:p>
            <text:p>  struct _wfinddata_t data;      // data of current file</text:p>
            <text:p/>
            <text:p>  // Now put them into the file array</text:p>
            <text:p>  srchHandle = _wfindfirst_func((wchar_t*)Encoding::ToWide(buf).c_str(), &amp;data);</text:p>
            <text:p>  delete [] buf;</text:p>
            <text:p/>
            <text:p>  if ( srchHandle == -1 )</text:p>
            <text:p>    {</text:p>
            <text:p>    return 0;</text:p>
            <text:p>    }</text:p>
            <text:p/>
            <text:p>  // Loop through names</text:p>
            <text:p>  do</text:p>
            <text:p>    {</text:p>
            <text:p>    this-&gt;Internal-&gt;Files.push_back(Encoding::ToNarrow(data.name));</text:p>
            <text:p>    }</text:p>
            <text:p>  while ( _wfindnext_func(srchHandle, &amp;data) != -1 );</text:p>
            <text:p>  this-&gt;Internal-&gt;Path = name;</text:p>
            <text:p>  return _findclose(srchHandle) != -1;</text:p>
            <text:p>}</text:p>
            <text:p/>
          </table:table-cell>
          <table:table-cell office:value-type="string" calcext:value-type="string">
            <text:p>#endif</text:p>
            <text:p>  char* buf;</text:p>
            <text:p>  size_t n = name.size();</text:p>
            <text:p>  if (*name.rbegin() == '/' || *name.rbegin() == '\\') {</text:p>
            <text:p>    buf = new char[n  1  1];</text:p>
            <text:p>    sprintf(buf, "%s*", name.c_str());</text:p>
            <text:p>  } else {</text:p>
            <text:p>    // Make sure the slashes in the wildcard suffix are consistent with the</text:p>
            <text:p>    // rest of the path</text:p>
            <text:p>    buf = new char[n  2  1];</text:p>
            <text:p>    if (name.find('\\') != name.npos) {</text:p>
            <text:p>      sprintf(buf, "%s\\*", name.c_str());</text:p>
            <text:p>    } else {</text:p>
            <text:p>      sprintf(buf, "%s/*", name.c_str());</text:p>
            <text:p>    }</text:p>
            <text:p>  }</text:p>
            <text:p>  struct _wfinddata_t data; // data of current file</text:p>
            <text:p/>
            <text:p>  // Now put them into the file array</text:p>
            <text:p>  srchHandle =</text:p>
            <text:p>    _wfindfirst_func((wchar_t*)Encoding::ToWide(buf).c_str(), &amp;data);</text:p>
            <text:p>  delete[] buf;</text:p>
            <text:p/>
            <text:p>  if (srchHandle == -1) {</text:p>
            <text:p>    return 0;</text:p>
            <text:p>  }</text:p>
            <text:p/>
            <text:p>  // Loop through names</text:p>
            <text:p>  do {</text:p>
            <text:p>    this-&gt;Internal-&gt;Files.push_back(Encoding::ToNarrow(data.name));</text:p>
            <text:p>  } while (_wfindnext_func(srchHandle, &amp;data) != -1);</text:p>
            <text:p>  this-&gt;Internal-&gt;Path = name;</text:p>
            <text:p>  return _findclose(srchHandle) != -1;</text:p>
            <text:p>}</text:p>
            <text:p/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, 15, 19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Directory.cxx</text:p>
          </table:table-cell>
          <table:table-cell office:value-type="string" calcext:value-type="string">
            <text:p>second/download/CMake/CMake-old-new/Kitware_CMake_old_file_133.cpp</text:p>
          </table:table-cell>
          <table:table-cell office:value-type="string" calcext:value-type="string">
            <text:p>second/download/CMake/CMake-old-new/Kitware_CMake_new_file_133.cpp</text:p>
          </table:table-cell>
          <table:table-cell office:value-type="string" calcext:value-type="string">
            <text:p>second/download/CMake/CMake-old-new/Kitware_CMake_old_hunk_257.cpp</text:p>
          </table:table-cell>
          <table:table-cell office:value-type="string" calcext:value-type="string">
            <text:p>second/download/CMake/CMake-old-new/Kitware_CMake_new_hunk_257.cpp</text:p>
          </table:table-cell>
          <table:table-cell office:value-type="string" calcext:value-type="string">
            <text:p>#endif</text:p>
            <text:p>  char* buf;</text:p>
            <text:p>  size_t n = name.size();</text:p>
            <text:p>  if ( *name.rbegin() == '/' )</text:p>
            <text:p>    {</text:p>
            <text:p>    buf = new char[n  1  1];</text:p>
            <text:p>    sprintf(buf, "%s*", name.c_str());</text:p>
            <text:p>    }</text:p>
            <text:p>  else</text:p>
            <text:p>    {</text:p>
            <text:p>    buf = new char[n  2  1];</text:p>
            <text:p>    sprintf(buf, "%s/*", name.c_str());</text:p>
            <text:p>    }</text:p>
            <text:p>  struct _wfinddata_t data;      // data of current file</text:p>
            <text:p/>
            <text:p>  // Now put them into the file array</text:p>
            <text:p>  srchHandle = _wfindfirst_func((wchar_t*)Encoding::ToWide(buf).c_str(), &amp;data);</text:p>
            <text:p>  delete [] buf;</text:p>
            <text:p/>
            <text:p>  if ( srchHandle == -1 )</text:p>
            <text:p>    {</text:p>
            <text:p>    return 0;</text:p>
            <text:p>    }</text:p>
            <text:p/>
            <text:p>  // Loop through names</text:p>
            <text:p>  unsigned long count = 0;</text:p>
            <text:p>  do</text:p>
            <text:p>    {</text:p>
            <text:p>    count�;</text:p>
            <text:p>    }</text:p>
            <text:p>  while ( _wfindnext_func(srchHandle, &amp;data) != -1 );</text:p>
            <text:p>  _findclose(srchHandle);</text:p>
            <text:p>  return count;</text:p>
            <text:p>}</text:p>
            <text:p/>
          </table:table-cell>
          <table:table-cell office:value-type="string" calcext:value-type="string">
            <text:p>#endif</text:p>
            <text:p>  char* buf;</text:p>
            <text:p>  size_t n = name.size();</text:p>
            <text:p>  if (*name.rbegin() == '/') {</text:p>
            <text:p>    buf = new char[n  1  1];</text:p>
            <text:p>    sprintf(buf, "%s*", name.c_str());</text:p>
            <text:p>  } else {</text:p>
            <text:p>    buf = new char[n  2  1];</text:p>
            <text:p>    sprintf(buf, "%s/*", name.c_str());</text:p>
            <text:p>  }</text:p>
            <text:p>  struct _wfinddata_t data; // data of current file</text:p>
            <text:p/>
            <text:p>  // Now put them into the file array</text:p>
            <text:p>  srchHandle =</text:p>
            <text:p>    _wfindfirst_func((wchar_t*)Encoding::ToWide(buf).c_str(), &amp;data);</text:p>
            <text:p>  delete[] buf;</text:p>
            <text:p/>
            <text:p>  if (srchHandle == -1) {</text:p>
            <text:p>    return 0;</text:p>
            <text:p>  }</text:p>
            <text:p/>
            <text:p>  // Loop through names</text:p>
            <text:p>  unsigned long count = 0;</text:p>
            <text:p>  do {</text:p>
            <text:p>    count�;</text:p>
            <text:p>  } while (_wfindnext_func(srchHandle, &amp;data) != -1);</text:p>
            <text:p>  _findclose(srchHandle);</text:p>
            <text:p>  return count;</text:p>
            <text:p>}</text:p>
            <text:p/>
          </table:table-cell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6, 11]</text:p>
          </table:table-cell>
          <table:table-cell office:value-type="string" calcext:value-type="string">
            <text:p>[]</text:p>
          </table:table-cell>
        </table:table-row>
        <table:table-row table:style-name="ro42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IOStream.cxx</text:p>
          </table:table-cell>
          <table:table-cell office:value-type="string" calcext:value-type="string">
            <text:p>second/download/CMake/CMake-old-new/Kitware_CMake_old_file_134.cpp</text:p>
          </table:table-cell>
          <table:table-cell office:value-type="string" calcext:value-type="string">
            <text:p>second/download/CMake/CMake-old-new/Kitware_CMake_new_file_134.cpp</text:p>
          </table:table-cell>
          <table:table-cell office:value-type="string" calcext:value-type="string">
            <text:p>second/download/CMake/CMake-old-new/Kitware_CMake_old_hunk_258.cpp</text:p>
          </table:table-cell>
          <table:table-cell office:value-type="string" calcext:value-type="string">
            <text:p>second/download/CMake/CMake-old-new/Kitware_CMake_new_hunk_258.cpp</text:p>
          </table:table-cell>
          <table:table-cell office:value-type="string" calcext:value-type="string">
            <text:p/>
            <text:p>// Read an integer value from an input stream.</text:p>
            <text:p>template &lt;class T&gt;</text:p>
            <text:p>std::istream&amp;</text:p>
            <text:p>IOStreamScanTemplate(std::istream&amp; is, T&amp; value, char type)</text:p>
            <text:p>{</text:p>
            <text:p>  int state = std::ios_base::goodbit;</text:p>
            <text:p/>
            <text:p>  // Skip leading whitespace.</text:p>
            <text:p>  std::istream::sentry okay(is);</text:p>
            <text:p/>
            <text:p>  if(okay)</text:p>
            <text:p>    {</text:p>
            <text:p>    try {</text:p>
            <text:p>    // Copy the string to a buffer and construct the format string.</text:p>
            <text:p>    char buffer[KWSYS_IOS_INT64_MAX_DIG];</text:p>
            <text:p>#   if defined(_MSC_VER)</text:p>
            <text:p>    char format[] = "%I64_";</text:p>
            <text:p>    const int typeIndex = 4;</text:p>
            <text:p>#   else</text:p>
            <text:p>    char format[] = "%ll_";</text:p>
            <text:p>    const int typeIndex = 3;</text:p>
            <text:p>#   endif</text:p>
            <text:p>    switch(IOStreamScanStream(is, buffer))</text:p>
            <text:p>      {</text:p>
            <text:p>      case 8: format[typeIndex] = 'o'; break;</text:p>
            <text:p>      case 0: // Default to decimal if not told otherwise.</text:p>
            <text:p>      case 10: format[typeIndex] = type; break;</text:p>
            <text:p>      case 16: format[typeIndex] = 'x'; break;</text:p>
            <text:p>      };</text:p>
            <text:p/>
            <text:p>    // Use sscanf to parse the number from the buffer.</text:p>
            <text:p>    T result;</text:p>
            <text:p>    int success = (sscanf(buffer, format, &amp;result) == 1)?1:0;</text:p>
            <text:p/>
            <text:p>    // Set flags for resulting state.</text:p>
            <text:p>    if(is.peek() == EOF) { state |= std::ios_base::eofbit; }</text:p>
            <text:p>    if(!success) { state |= std::ios_base::failbit; }</text:p>
            <text:p>    else { value = result; }</text:p>
            <text:p>    } catch(...) { state |= std::ios_base::badbit; }</text:p>
            <text:p>    }</text:p>
            <text:p/>
            <text:p>  is.setstate(std::ios_base::iostate(state));</text:p>
            <text:p>  return is;</text:p>
            <text:p>}</text:p>
            <text:p/>
            <text:p>// Print an integer value to an output stream.</text:p>
            <text:p>template &lt;class T&gt;</text:p>
            <text:p>std::ostream&amp;</text:p>
            <text:p>IOStreamPrintTemplate(std::ostream&amp; os, T value, char type)</text:p>
            <text:p>{</text:p>
            <text:p>  std::ostream::sentry okay(os);</text:p>
            <text:p>  if(okay)</text:p>
            <text:p>    {</text:p>
            <text:p>    try {</text:p>
            <text:p>    // Construct the format string.</text:p>
            <text:p>    char format[8];</text:p>
            <text:p>    char* f = format;</text:p>
            <text:p>    *f� = '%';</text:p>
            <text:p>    if(os.flags() &amp; std::ios_base::showpos) { *f� = ''; }</text:p>
            <text:p>    if(os.flags() &amp; std::ios_base::showbase) { *f� = '#'; }</text:p>
            <text:p>#   if defined(_MSC_VER)</text:p>
            <text:p>    *f� = 'I'; *f� = '6'; *f� = '4';</text:p>
            <text:p>#   else</text:p>
            <text:p>    *f� = 'l'; *f� = 'l';</text:p>
            <text:p>#   endif</text:p>
            <text:p>    long bflags = os.flags() &amp; std::ios_base::basefield;</text:p>
            <text:p>    if(bflags == std::ios_base::oct) { *f� = 'o'; }</text:p>
            <text:p>    else if(bflags != std::ios_base::hex) { *f� = type; }</text:p>
            <text:p>    else if(os.flags() &amp; std::ios_base::uppercase) { *f� = 'X'; }</text:p>
            <text:p>    else { *f� = 'x'; }</text:p>
            <text:p>    *f = '\0';</text:p>
            <text:p/>
            <text:p>    // Use sprintf to print to a buffer and then write the</text:p>
            <text:p>    // buffer to the stream.</text:p>
            <text:p>    char buffer[2*KWSYS_IOS_INT64_MAX_DIG];</text:p>
            <text:p>    sprintf(buffer, format, value);</text:p>
            <text:p>    os &lt;&lt; buffer;</text:p>
            <text:p>    } catch(...) { os.clear(os.rdstate() | std::ios_base::badbit); }</text:p>
            <text:p>    }</text:p>
            <text:p>  return os;</text:p>
            <text:p>}</text:p>
            <text:p/>
            <text:p># if !KWSYS_IOS_HAS_ISTREAM_LONG_LONG</text:p>
            <text:p>// Implement input stream operator for IOStreamSLL.</text:p>
            <text:p>std::istream&amp; IOStreamScan(std::istream&amp; is, IOStreamSLL&amp; value)</text:p>
            <text:p>{</text:p>
            <text:p/>
          </table:table-cell>
          <table:table-cell office:value-type="string" calcext:value-type="string">
            <text:p/>
            <text:p>// Read an integer value from an input stream.</text:p>
            <text:p>template &lt;class T&gt;</text:p>
            <text:p>std::istream&amp; IOStreamScanTemplate(std::istream&amp; is, T&amp; value, char type)</text:p>
            <text:p>{</text:p>
            <text:p>  int state = std::ios_base::goodbit;</text:p>
            <text:p/>
            <text:p>  // Skip leading whitespace.</text:p>
            <text:p>  std::istream::sentry okay(is);</text:p>
            <text:p/>
            <text:p>  if (okay) {</text:p>
            <text:p>    try {</text:p>
            <text:p>      // Copy the string to a buffer and construct the format string.</text:p>
            <text:p>      char buffer[KWSYS_IOS_INT64_MAX_DIG];</text:p>
            <text:p>#if defined(_MSC_VER)</text:p>
            <text:p>      char format[] = "%I64_";</text:p>
            <text:p>      const int typeIndex = 4;</text:p>
            <text:p>#else</text:p>
            <text:p>      char format[] = "%ll_";</text:p>
            <text:p>      const int typeIndex = 3;</text:p>
            <text:p>#endif</text:p>
            <text:p>      switch (IOStreamScanStream(is, buffer)) {</text:p>
            <text:p>        case 8:</text:p>
            <text:p>          format[typeIndex] = 'o';</text:p>
            <text:p>          break;</text:p>
            <text:p>        case 0: // Default to decimal if not told otherwise.</text:p>
            <text:p>        case 10:</text:p>
            <text:p>          format[typeIndex] = type;</text:p>
            <text:p>          break;</text:p>
            <text:p>        case 16:</text:p>
            <text:p>          format[typeIndex] = 'x';</text:p>
            <text:p>          break;</text:p>
            <text:p>      };</text:p>
            <text:p/>
            <text:p>      // Use sscanf to parse the number from the buffer.</text:p>
            <text:p>      T result;</text:p>
            <text:p>      int success = (sscanf(buffer, format, &amp;result) == 1) ? 1 : 0;</text:p>
            <text:p/>
            <text:p>      // Set flags for resulting state.</text:p>
            <text:p>      if (is.peek() == EOF) {</text:p>
            <text:p>        state |= std::ios_base::eofbit;</text:p>
            <text:p>      }</text:p>
            <text:p>      if (!success) {</text:p>
            <text:p>        state |= std::ios_base::failbit;</text:p>
            <text:p>      } else {</text:p>
            <text:p>        value = result;</text:p>
            <text:p>      }</text:p>
            <text:p>    } catch (...) {</text:p>
            <text:p>      state |= std::ios_base::badbit;</text:p>
            <text:p>    }</text:p>
            <text:p>  }</text:p>
            <text:p/>
            <text:p>  is.setstate(std::ios_base::iostate(state));</text:p>
            <text:p>  return is;</text:p>
            <text:p>}</text:p>
            <text:p/>
            <text:p>// Print an integer value to an output stream.</text:p>
            <text:p>template &lt;class T&gt;</text:p>
            <text:p>std::ostream&amp; IOStreamPrintTemplate(std::ostream&amp; os, T value, char type)</text:p>
            <text:p>{</text:p>
            <text:p>  std::ostream::sentry okay(os);</text:p>
            <text:p>  if (okay) {</text:p>
            <text:p>    try {</text:p>
            <text:p>      // Construct the format string.</text:p>
            <text:p>      char format[8];</text:p>
            <text:p>      char* f = format;</text:p>
            <text:p>      *f� = '%';</text:p>
            <text:p>      if (os.flags() &amp; std::ios_base::showpos) {</text:p>
            <text:p>        *f� = '';</text:p>
            <text:p>      }</text:p>
            <text:p>      if (os.flags() &amp; std::ios_base::showbase) {</text:p>
            <text:p>        *f� = '#';</text:p>
            <text:p>      }</text:p>
            <text:p>#if defined(_MSC_VER)</text:p>
            <text:p>      *f� = 'I';</text:p>
            <text:p>      *f� = '6';</text:p>
            <text:p>      *f� = '4';</text:p>
            <text:p>#else</text:p>
            <text:p>      *f� = 'l';</text:p>
            <text:p>      *f� = 'l';</text:p>
            <text:p>#endif</text:p>
            <text:p>      long bflags = os.flags() &amp; std::ios_base::basefield;</text:p>
            <text:p>      if (bflags == std::ios_base::oct) {</text:p>
            <text:p>        *f� = 'o';</text:p>
            <text:p>      } else if (bflags != std::ios_base::hex) {</text:p>
            <text:p>        *f� = type;</text:p>
            <text:p>      } else if (os.flags() &amp; std::ios_base::uppercase) {</text:p>
            <text:p>        *f� = 'X';</text:p>
            <text:p>      } else {</text:p>
            <text:p>        *f� = 'x';</text:p>
            <text:p>      }</text:p>
            <text:p>      *f = '\0';</text:p>
            <text:p/>
            <text:p>      // Use sprintf to print to a buffer and then write the</text:p>
            <text:p>      // buffer to the stream.</text:p>
            <text:p>      char buffer[2 * KWSYS_IOS_INT64_MAX_DIG];</text:p>
            <text:p>      sprintf(buffer, format, value);</text:p>
            <text:p>      os &lt;&lt; buffer;</text:p>
            <text:p>    } catch (...) {</text:p>
            <text:p>      os.clear(os.rdstate() | std::ios_base::badbit);</text:p>
            <text:p>    }</text:p>
            <text:p>  }</text:p>
            <text:p>  return os;</text:p>
            <text:p>}</text:p>
            <text:p/>
            <text:p>#if !KWSYS_IOS_HAS_ISTREAM_LONG_LONG</text:p>
            <text:p>// Implement input stream operator for IOStreamSLL.</text:p>
            <text:p>std::istream&amp; IOStreamScan(std::istream&amp; is, IOStreamSLL&amp; value)</text:p>
            <text:p>{</text:p>
            <text:p/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]</text:p>
          </table:table-cell>
        </table:table-row>
        <table:table-row table:style-name="ro4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rminal.c</text:p>
          </table:table-cell>
          <table:table-cell office:value-type="string" calcext:value-type="string">
            <text:p>second/download/CMake/CMake-old-new/Kitware_CMake_old_file_135.cpp</text:p>
          </table:table-cell>
          <table:table-cell office:value-type="string" calcext:value-type="string">
            <text:p>second/download/CMake/CMake-old-new/Kitware_CMake_new_file_135.cpp</text:p>
          </table:table-cell>
          <table:table-cell office:value-type="string" calcext:value-type="string">
            <text:p>second/download/CMake/CMake-old-new/Kitware_CMake_old_hunk_259.cpp</text:p>
          </table:table-cell>
          <table:table-cell office:value-type="string" calcext:value-type="string">
            <text:p>second/download/CMake/CMake-old-new/Kitware_CMake_new_hunk_259.cpp</text:p>
          </table:table-cell>
          <table:table-cell office:value-type="string" calcext:value-type="string">
            <text:p>#if defined(KWSYS_TERMINAL_SUPPORT_CONSOLE)</text:p>
            <text:p>  CONSOLE_SCREEN_BUFFER_INFO hOutInfo;</text:p>
            <text:p>  HANDLE hOut = kwsysTerminalGetStreamHandle(stream);</text:p>
            <text:p>  if(GetConsoleScreenBufferInfo(hOut, &amp;hOutInfo))</text:p>
            <text:p>    {</text:p>
            <text:p>    pipeIsConsole = 1;</text:p>
            <text:p>    kwsysTerminalSetConsoleColor(hOut, &amp;hOutInfo, stream, color);</text:p>
            <text:p>    }</text:p>
            <text:p>#endif</text:p>
            <text:p>  if(!pipeIsConsole &amp;&amp; kwsysTerminalStreamIsVT100(stream,</text:p>
            <text:p>                                                  default_vt100, default_tty))</text:p>
            <text:p>    {</text:p>
            <text:p>    pipeIsVT100 = 1;</text:p>
            <text:p>    kwsysTerminalSetVT100Color(stream, color);</text:p>
            <text:p>    }</text:p>
            <text:p/>
            <text:p>  /* Format the text into the stream.  */</text:p>
            <text:p>  {</text:p>
            <text:p>  va_list var_args;</text:p>
            <text:p>  va_start(var_args, format);</text:p>
            <text:p>  vfprintf(stream, format, var_args);</text:p>
            <text:p>  va_end(var_args);</text:p>
            <text:p>  }</text:p>
            <text:p/>
            <text:p>  /* Restore the normal color state for the stream.  */</text:p>
            <text:p>#if defined(KWSYS_TERMINAL_SUPPORT_CONSOLE)</text:p>
            <text:p>  if(pipeIsConsole)</text:p>
            <text:p>    {</text:p>
            <text:p>    kwsysTerminalSetConsoleColor(hOut, &amp;hOutInfo, stream,</text:p>
            <text:p>                                 kwsysTerminal_Color_Normal);</text:p>
            <text:p>    }</text:p>
            <text:p>#endif</text:p>
            <text:p>  if(pipeIsVT100)</text:p>
            <text:p>    {</text:p>
            <text:p>    kwsysTerminalSetVT100Color(stream, kwsysTerminal_Color_Normal);</text:p>
            <text:p>    }</text:p>
            <text:p>}</text:p>
            <text:p/>
            <text:p>/*--------------------------------------------------------------------------*/</text:p>
            <text:p/>
          </table:table-cell>
          <table:table-cell office:value-type="string" calcext:value-type="string">
            <text:p>#if defined(KWSYS_TERMINAL_SUPPORT_CONSOLE)</text:p>
            <text:p>  CONSOLE_SCREEN_BUFFER_INFO hOutInfo;</text:p>
            <text:p>  HANDLE hOut = kwsysTerminalGetStreamHandle(stream);</text:p>
            <text:p>  if (GetConsoleScreenBufferInfo(hOut, &amp;hOutInfo)) {</text:p>
            <text:p>    pipeIsConsole = 1;</text:p>
            <text:p>    kwsysTerminalSetConsoleColor(hOut, &amp;hOutInfo, stream, color);</text:p>
            <text:p>  }</text:p>
            <text:p>#endif</text:p>
            <text:p>  if (!pipeIsConsole &amp;&amp;</text:p>
            <text:p>      kwsysTerminalStreamIsVT100(stream, default_vt100, default_tty)) {</text:p>
            <text:p>    pipeIsVT100 = 1;</text:p>
            <text:p>    kwsysTerminalSetVT100Color(stream, color);</text:p>
            <text:p>  }</text:p>
            <text:p/>
            <text:p>  /* Format the text into the stream.  */</text:p>
            <text:p>  {</text:p>
            <text:p>    va_list var_args;</text:p>
            <text:p>    va_start(var_args, format);</text:p>
            <text:p>    vfprintf(stream, format, var_args);</text:p>
            <text:p>    va_end(var_args);</text:p>
            <text:p>  }</text:p>
            <text:p/>
            <text:p>/* Restore the normal color state for the stream.  */</text:p>
            <text:p>#if defined(KWSYS_TERMINAL_SUPPORT_CONSOLE)</text:p>
            <text:p>  if (pipeIsConsole) {</text:p>
            <text:p>    kwsysTerminalSetConsoleColor(hOut, &amp;hOutInfo, stream,</text:p>
            <text:p>                                 kwsysTerminal_Color_Normal);</text:p>
            <text:p>  }</text:p>
            <text:p>#endif</text:p>
            <text:p>  if (pipeIsVT100) {</text:p>
            <text:p>    kwsysTerminalSetVT100Color(stream, kwsysTerminal_Color_Normal);</text:p>
            <text:p>  }</text:p>
            <text:p>}</text:p>
            <text:p/>
            <text:p>/*--------------------------------------------------------------------------*/</text:p>
            <text:p/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4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rminal.c</text:p>
          </table:table-cell>
          <table:table-cell office:value-type="string" calcext:value-type="string">
            <text:p>second/download/CMake/CMake-old-new/Kitware_CMake_old_file_135.cpp</text:p>
          </table:table-cell>
          <table:table-cell office:value-type="string" calcext:value-type="string">
            <text:p>second/download/CMake/CMake-old-new/Kitware_CMake_new_file_135.cpp</text:p>
          </table:table-cell>
          <table:table-cell office:value-type="string" calcext:value-type="string">
            <text:p>second/download/CMake/CMake-old-new/Kitware_CMake_old_hunk_260.cpp</text:p>
          </table:table-cell>
          <table:table-cell office:value-type="string" calcext:value-type="string">
            <text:p>second/download/CMake/CMake-old-new/Kitware_CMake_new_hunk_260.cpp</text:p>
          </table:table-cell>
          <table:table-cell office:value-type="string" calcext:value-type="string">
            <text:p/>
            <text:p>/*--------------------------------------------------------------------------*/</text:p>
            <text:p>/* VT100 escape sequence strings.  */</text:p>
            <text:p>#define KWSYS_TERMINAL_VT100_NORMAL              "\33[0m"</text:p>
            <text:p>#define KWSYS_TERMINAL_VT100_BOLD                "\33[1m"</text:p>
            <text:p>#define KWSYS_TERMINAL_VT100_UNDERLINE           "\33[4m"</text:p>
            <text:p>#define KWSYS_TERMINAL_VT100_BLINK               "\33[5m"</text:p>
            <text:p>#define KWSYS_TERMINAL_VT100_INVERSE             "\33[7m"</text:p>
            <text:p>#define KWSYS_TERMINAL_VT100_FOREGROUND_BLACK    "\33[30m"</text:p>
            <text:p>#define KWSYS_TERMINAL_VT100_FOREGROUND_RED      "\33[31m"</text:p>
            <text:p>#define KWSYS_TERMINAL_VT100_FOREGROUND_GREEN    "\33[32m"</text:p>
            <text:p>#define KWSYS_TERMINAL_VT100_FOREGROUND_YELLOW   "\33[33m"</text:p>
            <text:p>#define KWSYS_TERMINAL_VT100_FOREGROUND_BLUE     "\33[34m"</text:p>
            <text:p>#define KWSYS_TERMINAL_VT100_FOREGROUND_MAGENTA  "\33[35m"</text:p>
            <text:p>#define KWSYS_TERMINAL_VT100_FOREGROUND_CYAN     "\33[36m"</text:p>
            <text:p>#define KWSYS_TERMINAL_VT100_FOREGROUND_WHITE    "\33[37m"</text:p>
            <text:p>#define KWSYS_TERMINAL_VT100_BACKGROUND_BLACK    "\33[40m"</text:p>
            <text:p>#define KWSYS_TERMINAL_VT100_BACKGROUND_RED      "\33[41m"</text:p>
            <text:p>#define KWSYS_TERMINAL_VT100_BACKGROUND_GREEN    "\33[42m"</text:p>
            <text:p>#define KWSYS_TERMINAL_VT100_BACKGROUND_YELLOW   "\33[43m"</text:p>
            <text:p>#define KWSYS_TERMINAL_VT100_BACKGROUND_BLUE     "\33[44m"</text:p>
            <text:p>#define KWSYS_TERMINAL_VT100_BACKGROUND_MAGENTA  "\33[45m"</text:p>
            <text:p>#define KWSYS_TERMINAL_VT100_BACKGROUND_CYAN     "\33[46m"</text:p>
            <text:p>#define KWSYS_TERMINAL_VT100_BACKGROUND_WHITE    "\33[47m"</text:p>
            <text:p/>
            <text:p>/*--------------------------------------------------------------------------*/</text:p>
            <text:p>/* Write VT100 escape sequences to the stream for the given color.  */</text:p>
            <text:p>static void kwsysTerminalSetVT100Color(FILE* stream, int color)</text:p>
            <text:p>{</text:p>
            <text:p>  if(color == kwsysTerminal_Color_Normal)</text:p>
            <text:p>    {</text:p>
            <text:p>    fprintf(stream, KWSYS_TERMINAL_VT100_NORMAL);</text:p>
            <text:p>    return;</text:p>
            <text:p>    }</text:p>
            <text:p/>
            <text:p>  switch(color &amp; kwsysTerminal_Color_ForegroundMask)</text:p>
            <text:p>    {</text:p>
            <text:p>    case kwsysTerminal_Color_Normal:</text:p>
            <text:p>      fprintf(stream, KWSYS_TERMINAL_VT100_NORMAL);</text:p>
            <text:p>      break;</text:p>
            <text:p/>
          </table:table-cell>
          <table:table-cell office:value-type="string" calcext:value-type="string">
            <text:p/>
            <text:p>/*--------------------------------------------------------------------------*/</text:p>
            <text:p>/* VT100 escape sequence strings.  */</text:p>
            <text:p>#define KWSYS_TERMINAL_VT100_NORMAL "\33[0m"</text:p>
            <text:p>#define KWSYS_TERMINAL_VT100_BOLD "\33[1m"</text:p>
            <text:p>#define KWSYS_TERMINAL_VT100_UNDERLINE "\33[4m"</text:p>
            <text:p>#define KWSYS_TERMINAL_VT100_BLINK "\33[5m"</text:p>
            <text:p>#define KWSYS_TERMINAL_VT100_INVERSE "\33[7m"</text:p>
            <text:p>#define KWSYS_TERMINAL_VT100_FOREGROUND_BLACK "\33[30m"</text:p>
            <text:p>#define KWSYS_TERMINAL_VT100_FOREGROUND_RED "\33[31m"</text:p>
            <text:p>#define KWSYS_TERMINAL_VT100_FOREGROUND_GREEN "\33[32m"</text:p>
            <text:p>#define KWSYS_TERMINAL_VT100_FOREGROUND_YELLOW "\33[33m"</text:p>
            <text:p>#define KWSYS_TERMINAL_VT100_FOREGROUND_BLUE "\33[34m"</text:p>
            <text:p>#define KWSYS_TERMINAL_VT100_FOREGROUND_MAGENTA "\33[35m"</text:p>
            <text:p>#define KWSYS_TERMINAL_VT100_FOREGROUND_CYAN "\33[36m"</text:p>
            <text:p>#define KWSYS_TERMINAL_VT100_FOREGROUND_WHITE "\33[37m"</text:p>
            <text:p>#define KWSYS_TERMINAL_VT100_BACKGROUND_BLACK "\33[40m"</text:p>
            <text:p>#define KWSYS_TERMINAL_VT100_BACKGROUND_RED "\33[41m"</text:p>
            <text:p>#define KWSYS_TERMINAL_VT100_BACKGROUND_GREEN "\33[42m"</text:p>
            <text:p>#define KWSYS_TERMINAL_VT100_BACKGROUND_YELLOW "\33[43m"</text:p>
            <text:p>#define KWSYS_TERMINAL_VT100_BACKGROUND_BLUE "\33[44m"</text:p>
            <text:p>#define KWSYS_TERMINAL_VT100_BACKGROUND_MAGENTA "\33[45m"</text:p>
            <text:p>#define KWSYS_TERMINAL_VT100_BACKGROUND_CYAN "\33[46m"</text:p>
            <text:p>#define KWSYS_TERMINAL_VT100_BACKGROUND_WHITE "\33[47m"</text:p>
            <text:p/>
            <text:p>/*--------------------------------------------------------------------------*/</text:p>
            <text:p>/* Write VT100 escape sequences to the stream for the given color.  */</text:p>
            <text:p>static void kwsysTerminalSetVT100Color(FILE* stream, int color)</text:p>
            <text:p>{</text:p>
            <text:p>  if (color == kwsysTerminal_Color_Normal) {</text:p>
            <text:p>    fprintf(stream, KWSYS_TERMINAL_VT100_NORMAL);</text:p>
            <text:p>    return;</text:p>
            <text:p>  }</text:p>
            <text:p/>
            <text:p>  switch (color &amp; kwsysTerminal_Color_ForegroundMask) {</text:p>
            <text:p>    case kwsysTerminal_Color_Normal:</text:p>
            <text:p>      fprintf(stream, KWSYS_TERMINAL_VT100_NORMAL);</text:p>
            <text:p>      break;</text:p>
            <text:p/>
          </table:table-cell>
          <table:table-cell office:value-type="float" office:value="237" calcext:value-type="float">
            <text:p>23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[31, 38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rminal.c</text:p>
          </table:table-cell>
          <table:table-cell office:value-type="string" calcext:value-type="string">
            <text:p>second/download/CMake/CMake-old-new/Kitware_CMake_old_file_135.cpp</text:p>
          </table:table-cell>
          <table:table-cell office:value-type="string" calcext:value-type="string">
            <text:p>second/download/CMake/CMake-old-new/Kitware_CMake_new_file_135.cpp</text:p>
          </table:table-cell>
          <table:table-cell office:value-type="string" calcext:value-type="string">
            <text:p>second/download/CMake/CMake-old-new/Kitware_CMake_old_hunk_261.cpp</text:p>
          </table:table-cell>
          <table:table-cell office:value-type="string" calcext:value-type="string">
            <text:p>second/download/CMake/CMake-old-new/Kitware_CMake_new_hunk_261.cpp</text:p>
          </table:table-cell>
          <table:table-cell office:value-type="string" calcext:value-type="string">
            <text:p>    case kwsysTerminal_Color_ForegroundWhite:</text:p>
            <text:p>      fprintf(stream, KWSYS_TERMINAL_VT100_FOREGROUND_WHITE);</text:p>
            <text:p>      break;</text:p>
            <text:p>    }</text:p>
            <text:p>  switch(color &amp; kwsysTerminal_Color_BackgroundMask)</text:p>
            <text:p>    {</text:p>
            <text:p>    case kwsysTerminal_Color_BackgroundBlack:</text:p>
            <text:p>      fprintf(stream, KWSYS_TERMINAL_VT100_BACKGROUND_BLACK);</text:p>
            <text:p>      break;</text:p>
            <text:p/>
          </table:table-cell>
          <table:table-cell office:value-type="string" calcext:value-type="string">
            <text:p>    case kwsysTerminal_Color_ForegroundWhite:</text:p>
            <text:p>      fprintf(stream, KWSYS_TERMINAL_VT100_FOREGROUND_WHITE);</text:p>
            <text:p>      break;</text:p>
            <text:p>  }</text:p>
            <text:p>  switch (color &amp; kwsysTerminal_Color_BackgroundMask) {</text:p>
            <text:p>    case kwsysTerminal_Color_BackgroundBlack:</text:p>
            <text:p>      fprintf(stream, KWSYS_TERMINAL_VT100_BACKGROUND_BLACK);</text:p>
            <text:p>      break;</text:p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1, 7]</text:p>
          </table:table-cell>
          <table:table-cell office:value-type="string" calcext:value-type="string">
            <text:p>[]</text:p>
          </table:table-cell>
        </table:table-row>
        <table:table-row table:style-name="ro4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rminal.c</text:p>
          </table:table-cell>
          <table:table-cell office:value-type="string" calcext:value-type="string">
            <text:p>second/download/CMake/CMake-old-new/Kitware_CMake_old_file_135.cpp</text:p>
          </table:table-cell>
          <table:table-cell office:value-type="string" calcext:value-type="string">
            <text:p>second/download/CMake/CMake-old-new/Kitware_CMake_new_file_135.cpp</text:p>
          </table:table-cell>
          <table:table-cell office:value-type="string" calcext:value-type="string">
            <text:p>second/download/CMake/CMake-old-new/Kitware_CMake_old_hunk_262.cpp</text:p>
          </table:table-cell>
          <table:table-cell office:value-type="string" calcext:value-type="string">
            <text:p>second/download/CMake/CMake-old-new/Kitware_CMake_new_hunk_262.cpp</text:p>
          </table:table-cell>
          <table:table-cell office:value-type="string" calcext:value-type="string">
            <text:p>    case kwsysTerminal_Color_BackgroundWhite:</text:p>
            <text:p>      fprintf(stream, KWSYS_TERMINAL_VT100_BACKGROUND_WHITE);</text:p>
            <text:p>      break;</text:p>
            <text:p>    }</text:p>
            <text:p>  if(color &amp; kwsysTerminal_Color_ForegroundBold)</text:p>
            <text:p>    {</text:p>
            <text:p>    fprintf(stream, KWSYS_TERMINAL_VT100_BOLD);</text:p>
            <text:p>    }</text:p>
            <text:p>}</text:p>
            <text:p/>
            <text:p>/*--------------------------------------------------------------------------*/</text:p>
            <text:p>#if defined(KWSYS_TERMINAL_SUPPORT_CONSOLE)</text:p>
            <text:p/>
            <text:p># define KWSYS_TERMINAL_MASK_FOREGROUND \</text:p>
            <text:p>  (FOREGROUND_BLUE | FOREGROUND_GREEN | FOREGROUND_RED | FOREGROUND_INTENSITY)</text:p>
            <text:p># define KWSYS_TERMINAL_MASK_BACKGROUND \</text:p>
            <text:p>  (BACKGROUND_BLUE | BACKGROUND_GREEN | BACKGROUND_RED | BACKGROUND_INTENSITY)</text:p>
            <text:p/>
            <text:p>/* Get the Windows handle for a FILE stream.  */</text:p>
            <text:p/>
          </table:table-cell>
          <table:table-cell office:value-type="string" calcext:value-type="string">
            <text:p>    case kwsysTerminal_Color_BackgroundWhite:</text:p>
            <text:p>      fprintf(stream, KWSYS_TERMINAL_VT100_BACKGROUND_WHITE);</text:p>
            <text:p>      break;</text:p>
            <text:p>  }</text:p>
            <text:p>  if (color &amp; kwsysTerminal_Color_ForegroundBold) {</text:p>
            <text:p>    fprintf(stream, KWSYS_TERMINAL_VT100_BOLD);</text:p>
            <text:p>  }</text:p>
            <text:p>}</text:p>
            <text:p/>
            <text:p>/*--------------------------------------------------------------------------*/</text:p>
            <text:p>#if defined(KWSYS_TERMINAL_SUPPORT_CONSOLE)</text:p>
            <text:p/>
            <text:p>#define KWSYS_TERMINAL_MASK_FOREGROUND                                        \</text:p>
            <text:p>  (FOREGROUND_BLUE | FOREGROUND_GREEN | FOREGROUND_RED | FOREGROUND_INTENSITY)</text:p>
            <text:p>#define KWSYS_TERMINAL_MASK_BACKGROUND                                        \</text:p>
            <text:p>  (BACKGROUND_BLUE | BACKGROUND_GREEN | BACKGROUND_RED | BACKGROUND_INTENSITY)</text:p>
            <text:p/>
            <text:p>/* Get the Windows handle for a FILE stream.  */</text:p>
            <text:p/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[1, 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Encode.c</text:p>
          </table:table-cell>
          <table:table-cell office:value-type="string" calcext:value-type="string">
            <text:p>second/download/CMake/CMake-old-new/Kitware_CMake_old_file_136.cpp</text:p>
          </table:table-cell>
          <table:table-cell office:value-type="string" calcext:value-type="string">
            <text:p>second/download/CMake/CMake-old-new/Kitware_CMake_new_file_136.cpp</text:p>
          </table:table-cell>
          <table:table-cell office:value-type="string" calcext:value-type="string">
            <text:p>second/download/CMake/CMake-old-new/Kitware_CMake_old_hunk_263.cpp</text:p>
          </table:table-cell>
          <table:table-cell office:value-type="string" calcext:value-type="string">
            <text:p>second/download/CMake/CMake-old-new/Kitware_CMake_new_hunk_263.cpp</text:p>
          </table:table-cell>
          <table:table-cell office:value-type="string" calcext:value-type="string">
            <text:p>  printf("md5sum 1: expected [%s]\n"</text:p>
            <text:p>         "               got [%s]\n",</text:p>
            <text:p>         testMD5output1, md5out);</text:p>
            <text:p>  return (strcmp(md5out, testMD5output1) != 0)? 1:0;</text:p>
            <text:p>}</text:p>
            <text:p/>
            <text:p>static int testMD5_2(kwsysMD5* md5)</text:p>
            <text:p/>
          </table:table-cell>
          <table:table-cell office:value-type="string" calcext:value-type="string">
            <text:p>  printf("md5sum 1: expected [%s]\n"</text:p>
            <text:p>         "               got [%s]\n",</text:p>
            <text:p>         testMD5output1, md5out);</text:p>
            <text:p>  return (strcmp(md5out, testMD5output1) != 0) ? 1 : 0;</text:p>
            <text:p>}</text:p>
            <text:p/>
            <text:p>static int testMD5_2(kwsysMD5* md5)</text:p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Encode.c</text:p>
          </table:table-cell>
          <table:table-cell office:value-type="string" calcext:value-type="string">
            <text:p>second/download/CMake/CMake-old-new/Kitware_CMake_old_file_136.cpp</text:p>
          </table:table-cell>
          <table:table-cell office:value-type="string" calcext:value-type="string">
            <text:p>second/download/CMake/CMake-old-new/Kitware_CMake_new_file_136.cpp</text:p>
          </table:table-cell>
          <table:table-cell office:value-type="string" calcext:value-type="string">
            <text:p>second/download/CMake/CMake-old-new/Kitware_CMake_old_hunk_264.cpp</text:p>
          </table:table-cell>
          <table:table-cell office:value-type="string" calcext:value-type="string">
            <text:p>second/download/CMake/CMake-old-new/Kitware_CMake_new_hunk_264.cpp</text:p>
          </table:table-cell>
          <table:table-cell office:value-type="string" calcext:value-type="string">
            <text:p>  printf("md5sum 2: expected [%s]\n"</text:p>
            <text:p>         "               got [%s]\n",</text:p>
            <text:p>         testMD5output2, md5out);</text:p>
            <text:p>  return (strcmp(md5out, testMD5output2) != 0)? 1:0;</text:p>
            <text:p>}</text:p>
            <text:p/>
            <text:p>int testEncode(int argc, char* argv[])</text:p>
            <text:p/>
          </table:table-cell>
          <table:table-cell office:value-type="string" calcext:value-type="string">
            <text:p>  printf("md5sum 2: expected [%s]\n"</text:p>
            <text:p>         "               got [%s]\n",</text:p>
            <text:p>         testMD5output2, md5out);</text:p>
            <text:p>  return (strcmp(md5out, testMD5output2) != 0) ? 1 : 0;</text:p>
            <text:p>}</text:p>
            <text:p/>
            <text:p>int testEncode(int argc, char* argv[])</text:p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65.cpp</text:p>
          </table:table-cell>
          <table:table-cell office:value-type="string" calcext:value-type="string">
            <text:p>second/download/CMake/CMake-old-new/Kitware_CMake_new_hunk_265.cpp</text:p>
          </table:table-cell>
          <table:table-cell office:value-type="string" calcext:value-type="string">
            <text:p>     If you have problems with this test timing out on your system, or want to</text:p>
            <text:p>     run more than 257 iterations, you can change the number of iterations by</text:p>
            <text:p>     setting the KWSYS_TEST_PROCESS_1_COUNT environment variable.  */</text:p>
            <text:p>  (void)argc; (void)argv;</text:p>
            <text:p>  fprintf(stdout, "Output on stdout from test returning 0.\n");</text:p>
            <text:p>  fprintf(stderr, "Output on stderr from test returning 0.\n");</text:p>
            <text:p>  return 0;</text:p>
            <text:p>}</text:p>
            <text:p/>
            <text:p>static int test2(int argc, const char* argv[])</text:p>
            <text:p>{</text:p>
            <text:p>  (void)argc; (void)argv;</text:p>
            <text:p>  fprintf(stdout, "Output on stdout from test returning 123.\n");</text:p>
            <text:p>  fprintf(stderr, "Output on stderr from test returning 123.\n");</text:p>
            <text:p>  return 123;</text:p>
            <text:p>}</text:p>
            <text:p/>
            <text:p>static int test3(int argc, const char* argv[])</text:p>
            <text:p>{</text:p>
            <text:p>  (void)argc; (void)argv;</text:p>
            <text:p>  fprintf(stdout, "Output before sleep on stdout from timeout test.\n");</text:p>
            <text:p>  fprintf(stderr, "Output before sleep on stderr from timeout test.\n");</text:p>
            <text:p>  fflush(stdout);</text:p>
            <text:p/>
          </table:table-cell>
          <table:table-cell office:value-type="string" calcext:value-type="string">
            <text:p>     If you have problems with this test timing out on your system, or want to</text:p>
            <text:p>     run more than 257 iterations, you can change the number of iterations by</text:p>
            <text:p>     setting the KWSYS_TEST_PROCESS_1_COUNT environment variable.  */</text:p>
            <text:p>  (void)argc;</text:p>
            <text:p>  (void)argv;</text:p>
            <text:p>  fprintf(stdout, "Output on stdout from test returning 0.\n");</text:p>
            <text:p>  fprintf(stderr, "Output on stderr from test returning 0.\n");</text:p>
            <text:p>  return 0;</text:p>
            <text:p>}</text:p>
            <text:p/>
            <text:p>static int test2(int argc, const char* argv[])</text:p>
            <text:p>{</text:p>
            <text:p>  (void)argc;</text:p>
            <text:p>  (void)argv;</text:p>
            <text:p>  fprintf(stdout, "Output on stdout from test returning 123.\n");</text:p>
            <text:p>  fprintf(stderr, "Output on stderr from test returning 123.\n");</text:p>
            <text:p>  return 123;</text:p>
            <text:p>}</text:p>
            <text:p/>
            <text:p>static int test3(int argc, const char* argv[])</text:p>
            <text:p>{</text:p>
            <text:p>  (void)argc;</text:p>
            <text:p>  (void)argv;</text:p>
            <text:p>  fprintf(stdout, "Output before sleep on stdout from timeout test.\n");</text:p>
            <text:p>  fprintf(stderr, "Output before sleep on stderr from timeout test.\n");</text:p>
            <text:p>  fflush(stdout);</text:p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4, 5, 12, 13, 20, 21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66.cpp</text:p>
          </table:table-cell>
          <table:table-cell office:value-type="string" calcext:value-type="string">
            <text:p>second/download/CMake/CMake-old-new/Kitware_CMake_new_hunk_266.cpp</text:p>
          </table:table-cell>
          <table:table-cell office:value-type="string" calcext:value-type="string">
            <text:p>  /* Avoid error diagnostic popups since we are crashing on purpose.  */</text:p>
            <text:p>  disable_debugger(1);</text:p>
            <text:p>#endif</text:p>
            <text:p>  (void)argc; (void)argv;</text:p>
            <text:p>  fprintf(stdout, "Output before crash on stdout from crash test.\n");</text:p>
            <text:p>  fprintf(stderr, "Output before crash on stderr from crash test.\n");</text:p>
            <text:p>  fflush(stdout);</text:p>
            <text:p/>
          </table:table-cell>
          <table:table-cell office:value-type="string" calcext:value-type="string">
            <text:p>  /* Avoid error diagnostic popups since we are crashing on purpose.  */</text:p>
            <text:p>  disable_debugger(1);</text:p>
            <text:p>#endif</text:p>
            <text:p>  (void)argc;</text:p>
            <text:p>  (void)argv;</text:p>
            <text:p>  fprintf(stdout, "Output before crash on stdout from crash test.\n");</text:p>
            <text:p>  fprintf(stderr, "Output before crash on stderr from crash test.\n");</text:p>
            <text:p>  fflush(stdout);</text:p>
            <text:p/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46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67.cpp</text:p>
          </table:table-cell>
          <table:table-cell office:value-type="string" calcext:value-type="string">
            <text:p>second/download/CMake/CMake-old-new/Kitware_CMake_new_hunk_267.cpp</text:p>
          </table:table-cell>
          <table:table-cell office:value-type="string" calcext:value-type="string">
            <text:p>  fprintf(stderr, "Output on stderr before recursive test.\n");</text:p>
            <text:p>  fflush(stdout);</text:p>
            <text:p>  fflush(stderr);</text:p>
            <text:p>  r = runChild(cmd, kwsysProcess_State_Exception,</text:p>
            <text:p>               kwsysProcess_Exception_Fault, 1, 1, 1, 0, 15, 0, 1, 0, 0, 0);</text:p>
            <text:p>  fprintf(stdout, "Output on stdout after recursive test.\n");</text:p>
            <text:p>  fprintf(stderr, "Output on stderr after recursive test.\n");</text:p>
            <text:p>  fflush(stdout);</text:p>
            <text:p>  fflush(stderr);</text:p>
            <text:p>  return r;</text:p>
            <text:p>}</text:p>
            <text:p/>
            <text:p>#define TEST6_SIZE (4096*2)</text:p>
            <text:p>static void test6(int argc, const char* argv[])</text:p>
            <text:p>{</text:p>
            <text:p>  int i;</text:p>
            <text:p>  char runaway[TEST6_SIZE�];</text:p>
            <text:p>  (void)argc; (void)argv;</text:p>
            <text:p>  for(i=0;i &lt; TEST6_SIZE;�)</text:p>
            <text:p>    {</text:p>
            <text:p>    runaway[i] = '.';</text:p>
            <text:p>    }</text:p>
            <text:p>  runaway[TEST6_SIZE] = '\n';</text:p>
            <text:p/>
            <text:p>  /* Generate huge amounts of output to test killing.  */</text:p>
            <text:p>  for(;;)</text:p>
            <text:p>    {</text:p>
            <text:p>    fwrite(runaway, 1, TEST6_SIZE�, stdout);</text:p>
            <text:p>    fflush(stdout);</text:p>
            <text:p>    }</text:p>
            <text:p>}</text:p>
            <text:p/>
            <text:p>/* Define MINPOLL to be one more than the number of times output is</text:p>
            <text:p/>
          </table:table-cell>
          <table:table-cell office:value-type="string" calcext:value-type="string">
            <text:p>  fprintf(stderr, "Output on stderr before recursive test.\n");</text:p>
            <text:p>  fflush(stdout);</text:p>
            <text:p>  fflush(stderr);</text:p>
            <text:p>  r = runChild(cmd, kwsysProcess_State_Exception, kwsysProcess_Exception_Fault,</text:p>
            <text:p>               1, 1, 1, 0, 15, 0, 1, 0, 0, 0);</text:p>
            <text:p>  fprintf(stdout, "Output on stdout after recursive test.\n");</text:p>
            <text:p>  fprintf(stderr, "Output on stderr after recursive test.\n");</text:p>
            <text:p>  fflush(stdout);</text:p>
            <text:p>  fflush(stderr);</text:p>
            <text:p>  return r;</text:p>
            <text:p>}</text:p>
            <text:p/>
            <text:p>#define TEST6_SIZE (4096 * 2)</text:p>
            <text:p>static void test6(int argc, const char* argv[])</text:p>
            <text:p>{</text:p>
            <text:p>  int i;</text:p>
            <text:p>  char runaway[TEST6_SIZE  1];</text:p>
            <text:p>  (void)argc;</text:p>
            <text:p>  (void)argv;</text:p>
            <text:p>  for (i = 0; i &lt; TEST6_SIZE; �) {</text:p>
            <text:p>    runaway[i] = '.';</text:p>
            <text:p>  }</text:p>
            <text:p>  runaway[TEST6_SIZE] = '\n';</text:p>
            <text:p/>
            <text:p>  /* Generate huge amounts of output to test killing.  */</text:p>
            <text:p>  for (;;) {</text:p>
            <text:p>    fwrite(runaway, 1, TEST6_SIZE  1, stdout);</text:p>
            <text:p>    fflush(stdout);</text:p>
            <text:p>  }</text:p>
            <text:p>}</text:p>
            <text:p/>
            <text:p>/* Define MINPOLL to be one more than the number of times output is</text:p>
            <text:p/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0, 5, 6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68.cpp</text:p>
          </table:table-cell>
          <table:table-cell office:value-type="string" calcext:value-type="string">
            <text:p>second/download/CMake/CMake-old-new/Kitware_CMake_new_hunk_268.cpp</text:p>
          </table:table-cell>
          <table:table-cell office:value-type="string" calcext:value-type="string">
            <text:p>#define MAXPOLL 20</text:p>
            <text:p>static int test7(int argc, const char* argv[])</text:p>
            <text:p>{</text:p>
            <text:p>  (void)argc; (void)argv;</text:p>
            <text:p>  fprintf(stdout, "Output on stdout before sleep.\n");</text:p>
            <text:p>  fprintf(stderr, "Output on stderr before sleep.\n");</text:p>
            <text:p>  fflush(stdout);</text:p>
            <text:p/>
          </table:table-cell>
          <table:table-cell office:value-type="string" calcext:value-type="string">
            <text:p>#define MAXPOLL 20</text:p>
            <text:p>static int test7(int argc, const char* argv[])</text:p>
            <text:p>{</text:p>
            <text:p>  (void)argc;</text:p>
            <text:p>  (void)argv;</text:p>
            <text:p>  fprintf(stdout, "Output on stdout before sleep.\n");</text:p>
            <text:p>  fprintf(stderr, "Output on stderr before sleep.\n");</text:p>
            <text:p>  fflush(stdout);</text:p>
            <text:p/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69.cpp</text:p>
          </table:table-cell>
          <table:table-cell office:value-type="string" calcext:value-type="string">
            <text:p>second/download/CMake/CMake-old-new/Kitware_CMake_new_hunk_269.cpp</text:p>
          </table:table-cell>
          <table:table-cell office:value-type="string" calcext:value-type="string">
            <text:p/>
            <text:p>static int test8_grandchild(int argc, const char* argv[])</text:p>
            <text:p>{</text:p>
            <text:p>  (void)argc;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string" calcext:value-type="string">
            <text:p/>
            <text:p>static int test8_grandchild(int argc, const char* argv[])</text:p>
            <text:p>{</text:p>
            <text:p>  (void)argc;</text:p>
            <text:p> 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70.cpp</text:p>
          </table:table-cell>
          <table:table-cell office:value-type="string" calcext:value-type="string">
            <text:p>second/download/CMake/CMake-old-new/Kitware_CMake_new_hunk_270.cpp</text:p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 runChild(cmd, kwsysProcess_State_Exited,</text:p>
            <text:p>               kwsysProcess_Exception_None,</text:p>
            <text:p>               0, 1, 1, 0, 30, 0, 1, 0, 0, 0);</text:p>
            <text:p>  /* This sleep will avoid a race condition between this function exiting</text:p>
            <text:p>     normally and our Ctrl� handler exiting abnormally after the process</text:p>
            <text:p>     exits.  */</text:p>
            <text:p/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 runChild(cmd, kwsysProcess_State_Exited, kwsysProcess_Exception_None, 0,</text:p>
            <text:p>               1, 1, 0, 30, 0, 1, 0, 0, 0);</text:p>
            <text:p>  /* This sleep will avoid a race condition between this function exiting</text:p>
            <text:p>     normally and our Ctrl� handler exiting abnormally after the process</text:p>
            <text:p>     exits.  */</text:p>
            <text:p/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0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71.cpp</text:p>
          </table:table-cell>
          <table:table-cell office:value-type="string" calcext:value-type="string">
            <text:p>second/download/CMake/CMake-old-new/Kitware_CMake_new_hunk_271.cpp</text:p>
          </table:table-cell>
          <table:table-cell office:value-type="string" calcext:value-type="string">
            <text:p>static int test9_grandchild(int argc, const char* argv[])</text:p>
            <text:p>{</text:p>
            <text:p>  /* The grandchild just sleeps for a few seconds while ignoring signals.  */</text:p>
            <text:p>  (void)argc; (void)argv;</text:p>
            <text:p>#if defined(_WIN32)</text:p>
            <text:p>  if(!SetConsoleCtrlHandler(test9_grandchild_handler, TRUE))</text:p>
            <text:p>    {</text:p>
            <text:p>    return 1;</text:p>
            <text:p>    }</text:p>
            <text:p>#else</text:p>
            <text:p>  struct sigaction sa;</text:p>
            <text:p>  memset(&amp;sa, 0, sizeof(sa));</text:p>
            <text:p>  sa.sa_handler = SIG_IGN;</text:p>
            <text:p>  sigemptyset(&amp;sa.sa_mask);</text:p>
            <text:p>  if(sigaction(SIGINT, &amp;sa, 0) &lt; 0)</text:p>
            <text:p>    {</text:p>
            <text:p>    return 1;</text:p>
            <text:p>    }</text:p>
            <text:p>#endif</text:p>
            <text:p>  fprintf(stdout, "Output on stdout from grandchild before sleep.\n");</text:p>
            <text:p>  fprintf(stderr, "Output on stderr from grandchild before sleep.\n");</text:p>
            <text:p/>
          </table:table-cell>
          <table:table-cell office:value-type="string" calcext:value-type="string">
            <text:p>static int test9_grandchild(int argc, const char* argv[])</text:p>
            <text:p>{</text:p>
            <text:p>  /* The grandchild just sleeps for a few seconds while ignoring signals.  */</text:p>
            <text:p>  (void)argc;</text:p>
            <text:p>  (void)argv;</text:p>
            <text:p>#if defined(_WIN32)</text:p>
            <text:p>  if (!SetConsoleCtrlHandler(test9_grandchild_handler, TRUE)) {</text:p>
            <text:p>    return 1;</text:p>
            <text:p>  }</text:p>
            <text:p>#else</text:p>
            <text:p>  struct sigaction sa;</text:p>
            <text:p>  memset(&amp;sa, 0, sizeof(sa));</text:p>
            <text:p>  sa.sa_handler = SIG_IGN;</text:p>
            <text:p>  sigemptyset(&amp;sa.sa_mask);</text:p>
            <text:p>  if (sigaction(SIGINT, &amp;sa, 0) &lt; 0) {</text:p>
            <text:p>    return 1;</text:p>
            <text:p>  }</text:p>
            <text:p>#endif</text:p>
            <text:p>  fprintf(stdout, "Output on stdout from grandchild before sleep.\n");</text:p>
            <text:p>  fprintf(stderr, "Output on stderr from grandchild before sleep.\n");</text:p>
            <text:p/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[19, 2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72.cpp</text:p>
          </table:table-cell>
          <table:table-cell office:value-type="string" calcext:value-type="string">
            <text:p>second/download/CMake/CMake-old-new/Kitware_CMake_new_hunk_272.cpp</text:p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 runChild(cmd, kwsysProcess_State_Exception,</text:p>
            <text:p>               kwsysProcess_Exception_Interrupt,</text:p>
            <text:p>               0, 1, 1, 0, 30, 0, 1, 0, 1, 0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</text:p>
            <text:p>    runChild(cmd, kwsysProcess_State_Exception,</text:p>
            <text:p>             kwsysProcess_Exception_Interrupt, 0, 1, 1, 0, 30, 0, 1, 0, 1, 0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0, 6, 7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73.cpp</text:p>
          </table:table-cell>
          <table:table-cell office:value-type="string" calcext:value-type="string">
            <text:p>second/download/CMake/CMake-old-new/Kitware_CMake_new_hunk_273.cpp</text:p>
          </table:table-cell>
          <table:table-cell office:value-type="string" calcext:value-type="string">
            <text:p>static int test10_grandchild(int argc, const char* argv[])</text:p>
            <text:p>{</text:p>
            <text:p>  /* The grandchild just sleeps for a few seconds and handles signals.  */</text:p>
            <text:p>  (void)argc;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string" calcext:value-type="string">
            <text:p>static int test10_grandchild(int argc, const char* argv[])</text:p>
            <text:p>{</text:p>
            <text:p>  /* The grandchild just sleeps for a few seconds and handles signals.  */</text:p>
            <text:p>  (void)argc;</text:p>
            <text:p> 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47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74.cpp</text:p>
          </table:table-cell>
          <table:table-cell office:value-type="string" calcext:value-type="string">
            <text:p>second/download/CMake/CMake-old-new/Kitware_CMake_new_hunk_274.cpp</text:p>
          </table:table-cell>
          <table:table-cell office:value-type="string" calcext:value-type="string">
            <text:p>  return 0;</text:p>
            <text:p>}</text:p>
            <text:p/>
            <text:p>static int runChild2(kwsysProcess* kp,</text:p>
            <text:p>              const char* cmd[], int state, int exception, int value,</text:p>
            <text:p>              int share, int output, int delay, double timeout,</text:p>
            <text:p>              int poll, int disown, int createNewGroup,</text:p>
            <text:p>              unsigned int interruptDelay)</text:p>
            <text:p>{</text:p>
            <text:p>  int result = 0;</text:p>
            <text:p>  char* data = 0;</text:p>
            <text:p>  int length = 0;</text:p>
            <text:p>  double userTimeout = 0;</text:p>
            <text:p>  double* pUserTimeout = 0;</text:p>
            <text:p>  kwsysProcess_SetCommand(kp, cmd);</text:p>
            <text:p>  if(timeout &gt;= 0)</text:p>
            <text:p>    {</text:p>
            <text:p>    kwsysProcess_SetTimeout(kp, timeout);</text:p>
            <text:p>    }</text:p>
            <text:p>  if(share)</text:p>
            <text:p>    {</text:p>
            <text:p>    kwsysProcess_SetPipeShared(kp, kwsysProcess_Pipe_STDOUT, 1);</text:p>
            <text:p>    kwsysProcess_SetPipeShared(kp, kwsysProcess_Pipe_STDERR, 1);</text:p>
            <text:p>    }</text:p>
            <text:p>  if(disown)</text:p>
            <text:p>    {</text:p>
            <text:p>    kwsysProcess_SetOption(kp, kwsysProcess_Option_Detach, 1);</text:p>
            <text:p>    }</text:p>
            <text:p>  if(createNewGroup)</text:p>
            <text:p>    {</text:p>
            <text:p>    kwsysProcess_SetOption(kp, kwsysProcess_Option_CreateProcessGroup, 1);</text:p>
            <text:p>    }</text:p>
            <text:p>  kwsysProcess_Execute(kp);</text:p>
            <text:p/>
            <text:p>  if(poll)</text:p>
            <text:p>    {</text:p>
            <text:p>    pUserTimeout = &amp;userTimeout;</text:p>
            <text:p>    }</text:p>
            <text:p/>
            <text:p>  if(interruptDelay)</text:p>
            <text:p>    {</text:p>
            <text:p>    testProcess_sleep(interruptDelay);</text:p>
            <text:p>    kwsysProcess_Interrupt(kp);</text:p>
            <text:p>    }</text:p>
            <text:p/>
            <text:p>  if(!share &amp;&amp; !disown)</text:p>
            <text:p>    {</text:p>
            <text:p>    int p;</text:p>
            <text:p>    while((p = kwsysProcess_WaitForData(kp, &amp;data, &amp;length, pUserTimeout)))</text:p>
            <text:p>      {</text:p>
            <text:p>      if(output)</text:p>
            <text:p>        {</text:p>
            <text:p>        if(poll &amp;&amp; p == kwsysProcess_Pipe_Timeout)</text:p>
            <text:p>          {</text:p>
            <text:p>          fprintf(stdout, "WaitForData timeout reached.\n");</text:p>
            <text:p>          fflush(stdout);</text:p>
            <text:p/>
            <text:p>          /* Count the number of times we polled without getting data.</text:p>
            <text:p>             If it is excessive then kill the child and fail.  */</text:p>
            <text:p>          if(漢� &gt;= MAXPOLL)</text:p>
            <text:p>            {</text:p>
            <text:p>            fprintf(stdout, "Poll count reached limit %d.\n",</text:p>
            <text:p>                    MAXPOLL);</text:p>
            <text:p>            kwsysProcess_Kill(kp);</text:p>
            <text:p>            }</text:p>
            <text:p>          }</text:p>
            <text:p>        else</text:p>
            <text:p>          {</text:p>
            <text:p>          fwrite(data, 1, (size_t) length, stdout);</text:p>
            <text:p>          fflush(stdout);</text:p>
            <text:p>          }</text:p>
            <text:p>        }</text:p>
            <text:p>      if(poll)</text:p>
            <text:p>        {</text:p>
            <text:p>        /* Delay to avoid busy loop during polling.  */</text:p>
            <text:p>        testProcess_usleep(100000);</text:p>
            <text:p>        }</text:p>
            <text:p>      if(delay)</text:p>
            <text:p>        {</text:p>
            <text:p>        /* Purposely sleeping only on Win32 to let pipe fill up.  */</text:p>
            <text:p>#if defined(_WIN32)</text:p>
            <text:p>        testProcess_usleep(100000);</text:p>
            <text:p>#endif</text:p>
            <text:p>        }</text:p>
            <text:p>      }</text:p>
            <text:p>    }</text:p>
            <text:p/>
            <text:p>  if(disown)</text:p>
            <text:p>    {</text:p>
            <text:p>    kwsysProcess_Disown(kp);</text:p>
            <text:p>    }</text:p>
            <text:p>  else</text:p>
            <text:p>    {</text:p>
            <text:p>    kwsysProcess_WaitForExit(kp, 0);</text:p>
            <text:p>    }</text:p>
            <text:p/>
            <text:p>  switch (kwsysProcess_GetState(kp))</text:p>
            <text:p>    {</text:p>
            <text:p>    case kwsysProcess_State_Starting:</text:p>
            <text:p>      printf("No process has been executed.\n"); break;</text:p>
            <text:p>    case kwsysProcess_State_Executing:</text:p>
            <text:p>      printf("The process is still executing.\n"); break;</text:p>
            <text:p>    case kwsysProcess_State_Expired:</text:p>
            <text:p>      printf("Child was killed when timeout expired.\n"); break;</text:p>
            <text:p>    case kwsysProcess_State_Exited:</text:p>
            <text:p>      printf("Child exited with value = %d\n",</text:p>
            <text:p>             kwsysProcess_GetExitValue(kp));</text:p>
            <text:p>      result = ((exception != kwsysProcess_GetExitException(kp)) ||</text:p>
            <text:p>                (value != kwsysProcess_GetExitValue(kp))); break;</text:p>
            <text:p>    case kwsysProcess_State_Killed:</text:p>
            <text:p>      printf("Child was killed by parent.\n"); break;</text:p>
            <text:p>    case kwsysProcess_State_Exception:</text:p>
            <text:p>      printf("Child terminated abnormally: %s\n",</text:p>
            <text:p>             kwsysProcess_GetExceptionString(kp));</text:p>
            <text:p>      result = ((exception != kwsysProcess_GetExitException(kp)) ||</text:p>
            <text:p>                (value != kwsysProcess_GetExitValue(kp))); break;</text:p>
            <text:p>    case kwsysProcess_State_Disowned:</text:p>
            <text:p>      printf("Child was disowned.\n"); break;</text:p>
            <text:p>    case kwsysProcess_State_Error:</text:p>
            <text:p>      printf("Error in administrating child process: [%s]\n",</text:p>
            <text:p>             kwsysProcess_GetErrorString(kp)); break;</text:p>
            <text:p>    };</text:p>
            <text:p/>
            <text:p>  if(result)</text:p>
            <text:p>    {</text:p>
            <text:p>    if(exception != kwsysProcess_GetExitException(kp))</text:p>
            <text:p>      {</text:p>
            <text:p>      fprintf(stderr, "Mismatch in exit exception.  "</text:p>
            <text:p>              "Should have been %d, was %d.\n",</text:p>
            <text:p>              exception, kwsysProcess_GetExitException(kp));</text:p>
            <text:p>      }</text:p>
            <text:p>    if(value != kwsysProcess_GetExitValue(kp))</text:p>
            <text:p>      {</text:p>
            <text:p>      fprintf(stderr, "Mismatch in exit value.  "</text:p>
            <text:p>              "Should have been %d, was %d.\n",</text:p>
            <text:p>              value, kwsysProcess_GetExitValue(kp));</text:p>
            <text:p>      }</text:p>
            <text:p>    }</text:p>
            <text:p/>
            <text:p>  if(kwsysProcess_GetState(kp) != state)</text:p>
            <text:p>    {</text:p>
            <text:p>    fprintf(stderr, "Mismatch in state.  "</text:p>
            <text:p>            "Should have been %d, was %d.\n",</text:p>
            <text:p>            state, kwsysProcess_GetState(kp));</text:p>
            <text:p>    result = 1;</text:p>
            <text:p>    }</text:p>
            <text:p/>
            <text:p>  /* We should have polled more times than there were data if polling</text:p>
            <text:p>     was enabled.  */</text:p>
            <text:p>  if(poll &amp;&amp; poll &lt; MINPOLL)</text:p>
            <text:p>    {</text:p>
            <text:p>    fprintf(stderr, "Poll count is %d, which is less than %d.\n",</text:p>
            <text:p>            poll, MINPOLL);</text:p>
            <text:p>    result = 1;</text:p>
            <text:p>    }</text:p>
            <text:p/>
            <text:p>  return result;</text:p>
            <text:p>}</text:p>
            <text:p/>
          </table:table-cell>
          <table:table-cell office:value-type="string" calcext:value-type="string">
            <text:p>  return 0;</text:p>
            <text:p>}</text:p>
            <text:p/>
            <text:p>static int runChild2(kwsysProcess* kp, const char* cmd[], int state,</text:p>
            <text:p>                     int exception, int value, int share, int output,</text:p>
            <text:p>                     int delay, double timeout, int poll, int disown,</text:p>
            <text:p>                     int createNewGroup, unsigned int interruptDelay)</text:p>
            <text:p>{</text:p>
            <text:p>  int result = 0;</text:p>
            <text:p>  char* data = 0;</text:p>
            <text:p>  int length = 0;</text:p>
            <text:p>  double userTimeout = 0;</text:p>
            <text:p>  double* pUserTimeout = 0;</text:p>
            <text:p>  kwsysProcess_SetCommand(kp, cmd);</text:p>
            <text:p>  if (timeout &gt;= 0) {</text:p>
            <text:p>    kwsysProcess_SetTimeout(kp, timeout);</text:p>
            <text:p>  }</text:p>
            <text:p>  if (share) {</text:p>
            <text:p>    kwsysProcess_SetPipeShared(kp, kwsysProcess_Pipe_STDOUT, 1);</text:p>
            <text:p>    kwsysProcess_SetPipeShared(kp, kwsysProcess_Pipe_STDERR, 1);</text:p>
            <text:p>  }</text:p>
            <text:p>  if (disown) {</text:p>
            <text:p>    kwsysProcess_SetOption(kp, kwsysProcess_Option_Detach, 1);</text:p>
            <text:p>  }</text:p>
            <text:p>  if (createNewGroup) {</text:p>
            <text:p>    kwsysProcess_SetOption(kp, kwsysProcess_Option_CreateProcessGroup, 1);</text:p>
            <text:p>  }</text:p>
            <text:p>  kwsysProcess_Execute(kp);</text:p>
            <text:p/>
            <text:p>  if (poll) {</text:p>
            <text:p>    pUserTimeout = &amp;userTimeout;</text:p>
            <text:p>  }</text:p>
            <text:p/>
            <text:p>  if (interruptDelay) {</text:p>
            <text:p>    testProcess_sleep(interruptDelay);</text:p>
            <text:p>    kwsysProcess_Interrupt(kp);</text:p>
            <text:p>  }</text:p>
            <text:p/>
            <text:p>  if (!share &amp;&amp; !disown) {</text:p>
            <text:p>    int p;</text:p>
            <text:p>    while ((p = kwsysProcess_WaitForData(kp, &amp;data, &amp;length, pUserTimeout))) {</text:p>
            <text:p>      if (output) {</text:p>
            <text:p>        if (poll &amp;&amp; p == kwsysProcess_Pipe_Timeout) {</text:p>
            <text:p>          fprintf(stdout, "WaitForData timeout reached.\n");</text:p>
            <text:p>          fflush(stdout);</text:p>
            <text:p/>
            <text:p>          /* Count the number of times we polled without getting data.</text:p>
            <text:p>             If it is excessive then kill the child and fail.  */</text:p>
            <text:p>          if (漢� &gt;= MAXPOLL) {</text:p>
            <text:p>            fprintf(stdout, "Poll count reached limit %d.\n", MAXPOLL);</text:p>
            <text:p>            kwsysProcess_Kill(kp);</text:p>
            <text:p>          }</text:p>
            <text:p>        } else {</text:p>
            <text:p>          fwrite(data, 1, (size_t)length, stdout);</text:p>
            <text:p>          fflush(stdout);</text:p>
            <text:p>        }</text:p>
            <text:p>      }</text:p>
            <text:p>      if (poll) {</text:p>
            <text:p>        /* Delay to avoid busy loop during polling.  */</text:p>
            <text:p>        testProcess_usleep(100000);</text:p>
            <text:p>      }</text:p>
            <text:p>      if (delay) {</text:p>
            <text:p>/* Purposely sleeping only on Win32 to let pipe fill up.  */</text:p>
            <text:p>#if defined(_WIN32)</text:p>
            <text:p>        testProcess_usleep(100000);</text:p>
            <text:p>#endif</text:p>
            <text:p>      }</text:p>
            <text:p>    }</text:p>
            <text:p>  }</text:p>
            <text:p/>
            <text:p>  if (disown) {</text:p>
            <text:p>    kwsysProcess_Disown(kp);</text:p>
            <text:p>  } else {</text:p>
            <text:p>    kwsysProcess_WaitForExit(kp, 0);</text:p>
            <text:p>  }</text:p>
            <text:p/>
            <text:p>  switch (kwsysProcess_GetState(kp)) {</text:p>
            <text:p>    case kwsysProcess_State_Starting:</text:p>
            <text:p>      printf("No process has been executed.\n");</text:p>
            <text:p>      break;</text:p>
            <text:p>    case kwsysProcess_State_Executing:</text:p>
            <text:p>      printf("The process is still executing.\n");</text:p>
            <text:p>      break;</text:p>
            <text:p>    case kwsysProcess_State_Expired:</text:p>
            <text:p>      printf("Child was killed when timeout expired.\n");</text:p>
            <text:p>      break;</text:p>
            <text:p>    case kwsysProcess_State_Exited:</text:p>
            <text:p>      printf("Child exited with value = %d\n", kwsysProcess_GetExitValue(kp));</text:p>
            <text:p>      result = ((exception != kwsysProcess_GetExitException(kp)) ||</text:p>
            <text:p>                (value != kwsysProcess_GetExitValue(kp)));</text:p>
            <text:p>      break;</text:p>
            <text:p>    case kwsysProcess_State_Killed:</text:p>
            <text:p>      printf("Child was killed by parent.\n");</text:p>
            <text:p>      break;</text:p>
            <text:p>    case kwsysProcess_State_Exception:</text:p>
            <text:p>      printf("Child terminated abnormally: %s\n",</text:p>
            <text:p>             kwsysProcess_GetExceptionString(kp));</text:p>
            <text:p>      result = ((exception != kwsysProcess_GetExitException(kp)) ||</text:p>
            <text:p>                (value != kwsysProcess_GetExitValue(kp)));</text:p>
            <text:p>      break;</text:p>
            <text:p>    case kwsysProcess_State_Disowned:</text:p>
            <text:p>      printf("Child was disowned.\n");</text:p>
            <text:p>      break;</text:p>
            <text:p>    case kwsysProcess_State_Error:</text:p>
            <text:p>      printf("Error in administrating child process: [%s]\n",</text:p>
            <text:p>             kwsysProcess_GetErrorString(kp));</text:p>
            <text:p>      break;</text:p>
            <text:p>  };</text:p>
            <text:p/>
            <text:p>  if (result) {</text:p>
            <text:p>    if (exception != kwsysProcess_GetExitException(kp)) {</text:p>
            <text:p>      fprintf(stderr, "Mismatch in exit exception.  "</text:p>
            <text:p>                      "Should have been %d, was %d.\n",</text:p>
            <text:p>              exception, kwsysProcess_GetExitException(kp));</text:p>
            <text:p>    }</text:p>
            <text:p>    if (value != kwsysProcess_GetExitValue(kp)) {</text:p>
            <text:p>      fprintf(stderr, "Mismatch in exit value.  "</text:p>
            <text:p>                      "Should have been %d, was %d.\n",</text:p>
            <text:p>              value, kwsysProcess_GetExitValue(kp));</text:p>
            <text:p>    }</text:p>
            <text:p>  }</text:p>
            <text:p/>
            <text:p>  if (kwsysProcess_GetState(kp) != state) {</text:p>
            <text:p>    fprintf(stderr, "Mismatch in state.  "</text:p>
            <text:p>                    "Should have been %d, was %d.\n",</text:p>
            <text:p>            state, kwsysProcess_GetState(kp));</text:p>
            <text:p>    result = 1;</text:p>
            <text:p>  }</text:p>
            <text:p/>
            <text:p>  /* We should have polled more times than there were data if polling</text:p>
            <text:p>     was enabled.  */</text:p>
            <text:p>  if (poll &amp;&amp; poll &lt; MINPOLL) {</text:p>
            <text:p>    fprintf(stderr, "Poll count is %d, which is less than %d.\n", poll,</text:p>
            <text:p>            MINPOLL);</text:p>
            <text:p>    result = 1;</text:p>
            <text:p>  }</text:p>
            <text:p/>
            <text:p>  return result;</text:p>
            <text:p>}</text:p>
            <text:p/>
          </table:table-cell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54, 61, 99, 101, 103, 105, 110, 112, 117, 119, 127, 133, 141, 151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75.cpp</text:p>
          </table:table-cell>
          <table:table-cell office:value-type="string" calcext:value-type="string">
            <text:p>second/download/CMake/CMake-old-new/Kitware_CMake_new_hunk_275.cpp</text:p>
          </table:table-cell>
          <table:table-cell office:value-type="string" calcext:value-type="string">
            <text:p> *                  BEFORE any reading/polling of pipes occurs and before any</text:p>
            <text:p> *                  detachment occurs.</text:p>
            <text:p> */</text:p>
            <text:p>int runChild(const char* cmd[], int state, int exception, int value,</text:p>
            <text:p>             int share, int output, int delay, double timeout,</text:p>
            <text:p>             int poll, int repeat, int disown, int createNewGroup,</text:p>
            <text:p>             unsigned int interruptDelay)</text:p>
            <text:p>{</text:p>
            <text:p>  int result = 1;</text:p>
            <text:p>  kwsysProcess* kp = kwsysProcess_New();</text:p>
            <text:p>  if(!kp)</text:p>
            <text:p>    {</text:p>
            <text:p>    fprintf(stderr, "kwsysProcess_New returned NULL!\n");</text:p>
            <text:p>    return 1;</text:p>
            <text:p>    }</text:p>
            <text:p>  while(repeat-- &gt; 0)</text:p>
            <text:p>    {</text:p>
            <text:p>    result = runChild2(kp, cmd, state, exception, value, share,</text:p>
            <text:p>                       output, delay, timeout, poll, disown, createNewGroup,</text:p>
            <text:p>                       interruptDelay);</text:p>
            <text:p>    if(result)</text:p>
            <text:p>      {</text:p>
            <text:p>      break;</text:p>
            <text:p>      }</text:p>
            <text:p>    }</text:p>
            <text:p>  kwsysProcess_Delete(kp);</text:p>
            <text:p>  return result;</text:p>
            <text:p>}</text:p>
            <text:p/>
          </table:table-cell>
          <table:table-cell office:value-type="string" calcext:value-type="string">
            <text:p> *                  BEFORE any reading/polling of pipes occurs and before any</text:p>
            <text:p> *                  detachment occurs.</text:p>
            <text:p> */</text:p>
            <text:p>int runChild(const char* cmd[], int state, int exception, int value, int share,</text:p>
            <text:p>             int output, int delay, double timeout, int poll, int repeat,</text:p>
            <text:p>             int disown, int createNewGroup, unsigned int interruptDelay)</text:p>
            <text:p>{</text:p>
            <text:p>  int result = 1;</text:p>
            <text:p>  kwsysProcess* kp = kwsysProcess_New();</text:p>
            <text:p>  if (!kp) {</text:p>
            <text:p>    fprintf(stderr, "kwsysProcess_New returned NULL!\n");</text:p>
            <text:p>    return 1;</text:p>
            <text:p>  }</text:p>
            <text:p>  while (repeat-- &gt; 0) {</text:p>
            <text:p>    result = runChild2(kp, cmd, state, exception, value, share, output, delay,</text:p>
            <text:p>                       timeout, poll, disown, createNewGroup, interruptDelay);</text:p>
            <text:p>    if (result) {</text:p>
            <text:p>      break;</text:p>
            <text:p>    }</text:p>
            <text:p>  }</text:p>
            <text:p>  kwsysProcess_Delete(kp);</text:p>
            <text:p>  return result;</text:p>
            <text:p>}</text:p>
            <text:p/>
          </table:table-cell>
          <table:table-cell office:value-type="float" office:value="551" calcext:value-type="float">
            <text:p>55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48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137.cpp</text:p>
          </table:table-cell>
          <table:table-cell office:value-type="string" calcext:value-type="string">
            <text:p>second/download/CMake/CMake-old-new/Kitware_CMake_new_file_137.cpp</text:p>
          </table:table-cell>
          <table:table-cell office:value-type="string" calcext:value-type="string">
            <text:p>second/download/CMake/CMake-old-new/Kitware_CMake_old_hunk_276.cpp</text:p>
          </table:table-cell>
          <table:table-cell office:value-type="string" calcext:value-type="string">
            <text:p>second/download/CMake/CMake-old-new/Kitware_CMake_new_hunk_276.cpp</text:p>
          </table:table-cell>
          <table:table-cell office:value-type="string" calcext:value-type="string">
            <text:p>    SetStdHandle(STD_ERROR_HANDLE, out);</text:p>
            <text:p>    }</text:p>
            <text:p>#endif</text:p>
            <text:p>  if(argc == 2)</text:p>
            <text:p>    {</text:p>
            <text:p>    n = atoi(argv[1]);</text:p>
            <text:p>    }</text:p>
            <text:p>  else if(argc == 3 &amp;&amp; strcmp(argv[1], "run") == 0)</text:p>
            <text:p>    {</text:p>
            <text:p>    n = atoi(argv[2]);</text:p>
            <text:p>    }</text:p>
            <text:p>  /* Check arguments.  */</text:p>
            <text:p>  if(((n &gt;= 1 &amp;&amp; n &lt;= 10) || n == 108 || n == 109 || n == 110) &amp;&amp; argc == 3)</text:p>
            <text:p>    {</text:p>
            <text:p>    /* This is the child process for a requested test number.  */</text:p>
            <text:p>    switch (n)</text:p>
            <text:p>      {</text:p>
            <text:p>      case 1: return test1(argc, argv);</text:p>
            <text:p>      case 2: return test2(argc, argv);</text:p>
            <text:p>      case 3: return test3(argc, argv);</text:p>
            <text:p>      case 4: return test4(argc, argv);</text:p>
            <text:p>      case 5: return test5(argc, argv);</text:p>
            <text:p>      case 6: test6(argc, argv); return 0;</text:p>
            <text:p>      case 7: return test7(argc, argv);</text:p>
            <text:p>      case 8: return test8(argc, argv);</text:p>
            <text:p>      case 9: return test9(argc, argv);</text:p>
            <text:p>      case 10: return test10(argc, argv);</text:p>
            <text:p>      case 108: return test8_grandchild(argc, argv);</text:p>
            <text:p>      case 109: return test9_grandchild(argc, argv);</text:p>
            <text:p>      case 110: return test10_grandchild(argc, argv);</text:p>
            <text:p>      }</text:p>
            <text:p>    fprintf(stderr, "Invalid test number %d.\n", n);</text:p>
            <text:p>    return 1;</text:p>
            <text:p>    }</text:p>
            <text:p>  else if(n &gt;= 1 &amp;&amp; n &lt;= 10)</text:p>
            <text:p>    {</text:p>
            <text:p>    /* This is the parent process for a requested test number.  */</text:p>
            <text:p>    int states[10] =</text:p>
            <text:p>    {</text:p>
            <text:p>      kwsysProcess_State_Exited,</text:p>
            <text:p>      kwsysProcess_State_Exited,</text:p>
            <text:p>      kwsysProcess_State_Expired,</text:p>
            <text:p>      kwsysProcess_State_Exception,</text:p>
            <text:p>      kwsysProcess_State_Exited,</text:p>
            <text:p>      kwsysProcess_State_Expired,</text:p>
            <text:p>      kwsysProcess_State_Exited,</text:p>
            <text:p>      kwsysProcess_State_Exited,</text:p>
            <text:p>      kwsysProcess_State_Expired, /* Ctrl� handler test */</text:p>
            <text:p>      kwsysProcess_State_Exception /* Process group test */</text:p>
            <text:p>    };</text:p>
            <text:p>    int exceptions[10] =</text:p>
            <text:p>    {</text:p>
            <text:p>      kwsysProcess_Exception_None,</text:p>
            <text:p>      kwsysProcess_Exception_None,</text:p>
            <text:p>      kwsysProcess_Exception_None,</text:p>
            <text:p>      kwsysProcess_Exception_Fault,</text:p>
            <text:p>      kwsysProcess_Exception_None,</text:p>
            <text:p>      kwsysProcess_Exception_None,</text:p>
            <text:p>      kwsysProcess_Exception_None,</text:p>
            <text:p>      kwsysProcess_Exception_None,</text:p>
            <text:p>      kwsysProcess_Exception_None,</text:p>
            <text:p>      kwsysProcess_Exception_Interrupt</text:p>
            <text:p>    };</text:p>
            <text:p>    int values[10] = {0, 123, 1, 1, 0, 0, 0, 0, 1, 1};</text:p>
            <text:p>    int shares[10] = {0, 0, 0, 0, 0, 0, 0, 0, 1, 1};</text:p>
            <text:p>    int outputs[10] = {1, 1, 1, 1, 1, 0, 1, 1, 1, 1};</text:p>
            <text:p>    int delays[10] = {0, 0, 0, 0, 0, 1, 0, 0, 0, 0};</text:p>
            <text:p>    double timeouts[10] = {10, 10, 10, 30, 30, 10, -1, 10, 6, 4};</text:p>
            <text:p>    int polls[10] = {0, 0, 0, 0, 0, 0, 1, 0, 0, 0};</text:p>
            <text:p>    int repeat[10] = {257, 1, 1, 1, 1, 1, 1, 1, 1, 1};</text:p>
            <text:p>    int createNewGroups[10] = {0, 0, 0, 0, 0, 0, 0, 0, 1, 1};</text:p>
            <text:p>    unsigned int interruptDelays[10] = {0, 0, 0, 0, 0, 0, 0, 0, 3, 2};</text:p>
            <text:p>    int r;</text:p>
            <text:p>    const char* cmd[4];</text:p>
            <text:p>#ifdef _WIN32</text:p>
            <text:p>    char* argv0 = 0;</text:p>
            <text:p>#endif</text:p>
            <text:p>    char* test1IterationsStr = getenv("KWSYS_TEST_PROCESS_1_COUNT");</text:p>
            <text:p>    if(test1IterationsStr)</text:p>
            <text:p>      {</text:p>
            <text:p>      long int test1Iterations = strtol(test1IterationsStr, 0, 10);</text:p>
            <text:p>      if(test1Iterations &gt; 10 &amp;&amp; test1Iterations != LONG_MAX)</text:p>
            <text:p>        {</text:p>
            <text:p>        repeat[0] = (int)test1Iterations;</text:p>
            <text:p>        }</text:p>
            <text:p>      }</text:p>
            <text:p>#ifdef _WIN32</text:p>
            <text:p>    if(n == 0 &amp;&amp; (argv0 = strdup(argv[0])))</text:p>
            <text:p>      {</text:p>
            <text:p>      /* Try converting to forward slashes to see if it works.  */</text:p>
            <text:p>      char* c;</text:p>
            <text:p>      for(c=argv0; *c; �)</text:p>
            <text:p>        {</text:p>
            <text:p>        if(*c == '\\')</text:p>
            <text:p>          {</text:p>
            <text:p>          *c = '/';</text:p>
            <text:p>          }</text:p>
            <text:p>        }</text:p>
            <text:p>      cmd[0] = argv0;</text:p>
            <text:p>      }</text:p>
            <text:p>    else</text:p>
            <text:p>      {</text:p>
            <text:p>      cmd[0] = argv[0];</text:p>
            <text:p>      }</text:p>
            <text:p>#else</text:p>
            <text:p>    cmd[0] = argv[0];</text:p>
            <text:p>#endif</text:p>
            <text:p/>
          </table:table-cell>
          <table:table-cell office:value-type="string" calcext:value-type="string">
            <text:p>    SetStdHandle(STD_ERROR_HANDLE, out);</text:p>
            <text:p>    }</text:p>
            <text:p>#endif</text:p>
            <text:p>  if (argc == 2) {</text:p>
            <text:p>    n = atoi(argv[1]);</text:p>
            <text:p>  } else if (argc == 3 &amp;&amp; strcmp(argv[1], "run") == 0) {</text:p>
            <text:p>    n = atoi(argv[2]);</text:p>
            <text:p>  }</text:p>
            <text:p>  /* Check arguments.  */</text:p>
            <text:p>  if (((n &gt;= 1 &amp;&amp; n &lt;= 10) || n == 108 || n == 109 || n == 110) &amp;&amp; argc == 3) {</text:p>
            <text:p>    /* This is the child process for a requested test number.  */</text:p>
            <text:p>    switch (n) {</text:p>
            <text:p>      case 1:</text:p>
            <text:p>        return test1(argc, argv);</text:p>
            <text:p>      case 2:</text:p>
            <text:p>        return test2(argc, argv);</text:p>
            <text:p>      case 3:</text:p>
            <text:p>        return test3(argc, argv);</text:p>
            <text:p>      case 4:</text:p>
            <text:p>        return test4(argc, argv);</text:p>
            <text:p>      case 5:</text:p>
            <text:p>        return test5(argc, argv);</text:p>
            <text:p>      case 6:</text:p>
            <text:p>        test6(argc, argv);</text:p>
            <text:p>        return 0;</text:p>
            <text:p>      case 7:</text:p>
            <text:p>        return test7(argc, argv);</text:p>
            <text:p>      case 8:</text:p>
            <text:p>        return test8(argc, argv);</text:p>
            <text:p>      case 9:</text:p>
            <text:p>        return test9(argc, argv);</text:p>
            <text:p>      case 10:</text:p>
            <text:p>        return test10(argc, argv);</text:p>
            <text:p>      case 108:</text:p>
            <text:p>        return test8_grandchild(argc, argv);</text:p>
            <text:p>      case 109:</text:p>
            <text:p>        return test9_grandchild(argc, argv);</text:p>
            <text:p>      case 110:</text:p>
            <text:p>        return test10_grandchild(argc, argv);</text:p>
            <text:p>    }</text:p>
            <text:p>    fprintf(stderr, "Invalid test number %d.\n", n);</text:p>
            <text:p>    return 1;</text:p>
            <text:p>  } else if (n &gt;= 1 &amp;&amp; n &lt;= 10) {</text:p>
            <text:p>    /* This is the parent process for a requested test number.  */</text:p>
            <text:p>    int states[10] = {</text:p>
            <text:p>      kwsysProcess_State_Exited,   kwsysProcess_State_Exited,</text:p>
            <text:p>      kwsysProcess_State_Expired,  kwsysProcess_State_Exception,</text:p>
            <text:p>      kwsysProcess_State_Exited,   kwsysProcess_State_Expired,</text:p>
            <text:p>      kwsysProcess_State_Exited,   kwsysProcess_State_Exited,</text:p>
            <text:p>      kwsysProcess_State_Expired,  /* Ctrl� handler test */</text:p>
            <text:p>      kwsysProcess_State_Exception /* Process group test */</text:p>
            <text:p>    };</text:p>
            <text:p>    int exceptions[10] = {</text:p>
            <text:p>      kwsysProcess_Exception_None, kwsysProcess_Exception_None,</text:p>
            <text:p>      kwsysProcess_Exception_None, kwsysProcess_Exception_Fault,</text:p>
            <text:p>      kwsysProcess_Exception_None, kwsysProcess_Exception_None,</text:p>
            <text:p>      kwsysProcess_Exception_None, kwsysProcess_Exception_None,</text:p>
            <text:p>      kwsysProcess_Exception_None, kwsysProcess_Exception_Interrupt</text:p>
            <text:p>    };</text:p>
            <text:p>    int values[10] = { 0, 123, 1, 1, 0, 0, 0, 0, 1, 1 };</text:p>
            <text:p>    int shares[10] = { 0, 0, 0, 0, 0, 0, 0, 0, 1, 1 };</text:p>
            <text:p>    int outputs[10] = { 1, 1, 1, 1, 1, 0, 1, 1, 1, 1 };</text:p>
            <text:p>    int delays[10] = { 0, 0, 0, 0, 0, 1, 0, 0, 0, 0 };</text:p>
            <text:p>    double timeouts[10] = { 10, 10, 10, 30, 30, 10, -1, 10, 6, 4 };</text:p>
            <text:p>    int polls[10] = { 0, 0, 0, 0, 0, 0, 1, 0, 0, 0 };</text:p>
            <text:p>    int repeat[10] = { 257, 1, 1, 1, 1, 1, 1, 1, 1, 1 };</text:p>
            <text:p>    int createNewGroups[10] = { 0, 0, 0, 0, 0, 0, 0, 0, 1, 1 };</text:p>
            <text:p>    unsigned int interruptDelays[10] = { 0, 0, 0, 0, 0, 0, 0, 0, 3, 2 };</text:p>
            <text:p>    int r;</text:p>
            <text:p>    const char* cmd[4];</text:p>
            <text:p>#ifdef _WIN32</text:p>
            <text:p>    char* argv0 = 0;</text:p>
            <text:p>#endif</text:p>
            <text:p>    char* test1IterationsStr = getenv("KWSYS_TEST_PROCESS_1_COUNT");</text:p>
            <text:p>    if (test1IterationsStr) {</text:p>
            <text:p>      long int test1Iterations = strtol(test1IterationsStr, 0, 10);</text:p>
            <text:p>      if (test1Iterations &gt; 10 &amp;&amp; test1Iterations != LONG_MAX) {</text:p>
            <text:p>        repeat[0] = (int)test1Iterations;</text:p>
            <text:p>      }</text:p>
            <text:p>    }</text:p>
            <text:p>#ifdef _WIN32</text:p>
            <text:p>    if (n == 0 &amp;&amp; (argv0 = strdup(argv[0]))) {</text:p>
            <text:p>      /* Try converting to forward slashes to see if it works.  */</text:p>
            <text:p>      char* c;</text:p>
            <text:p>      for (c = argv0; *c; �) {</text:p>
            <text:p>        if (*c == '\\') {</text:p>
            <text:p>          *c = '/';</text:p>
            <text:p>        }</text:p>
            <text:p>      }</text:p>
            <text:p>      cmd[0] = argv0;</text:p>
            <text:p>    } else {</text:p>
            <text:p>      cmd[0] = argv[0];</text:p>
            <text:p>    }</text:p>
            <text:p>#else</text:p>
            <text:p>    cmd[0] = argv[0];</text:p>
            <text:p>#endif</text:p>
            <text:p/>
          </table:table-cell>
          <table:table-cell office:value-type="float" office:value="609" calcext:value-type="float">
            <text:p>60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]</text:p>
          </table:table-cell>
        </table:table-row>
        <table:table-row table:style-name="ro35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ommandLineArguments.cxx</text:p>
          </table:table-cell>
          <table:table-cell office:value-type="string" calcext:value-type="string">
            <text:p>second/download/CMake/CMake-old-new/Kitware_CMake_old_file_138.cpp</text:p>
          </table:table-cell>
          <table:table-cell office:value-type="string" calcext:value-type="string">
            <text:p>second/download/CMake/CMake-old-new/Kitware_CMake_new_file_138.cpp</text:p>
          </table:table-cell>
          <table:table-cell office:value-type="string" calcext:value-type="string">
            <text:p>second/download/CMake/CMake-old-new/Kitware_CMake_old_hunk_277.cpp</text:p>
          </table:table-cell>
          <table:table-cell office:value-type="string" calcext:value-type="string">
            <text:p>second/download/CMake/CMake-old-new/Kitware_CMake_new_hunk_277.cpp</text:p>
          </table:table-cell>
          <table:table-cell office:value-type="string" calcext:value-type="string">
            <text:p>  maxlen = 4; // For the space before and after the option</text:p>
            <text:p/>
            <text:p>  // Print help for each option</text:p>
            <text:p>  for ( mpit = mp.begin();</text:p>
            <text:p>    mpit != mp.end();</text:p>
            <text:p>    mpit � )</text:p>
            <text:p>    {</text:p>
            <text:p>    CommandLineArguments::Internal::SetOfStrings::iterator sit;</text:p>
            <text:p>    for ( sit = mpit-&gt;second.begin(); sit != mpit-&gt;second.end(); sit� )</text:p>
            <text:p>      {</text:p>
            <text:p>      str &lt;&lt; std::endl;</text:p>
            <text:p>      char argument[100];</text:p>
            <text:p>      sprintf(argument, "%s", sit-&gt;c_str());</text:p>
            <text:p>      switch ( this-&gt;Internals-&gt;Callbacks[*sit].ArgumentType )</text:p>
            <text:p>        {</text:p>
            <text:p>        case CommandLineArguments::NO_ARGUMENT: break;</text:p>
            <text:p>        case CommandLineArguments::CONCAT_ARGUMENT: strcat(argument, "opt"); break;</text:p>
            <text:p>        case CommandLineArguments::SPACE_ARGUMENT:  strcat(argument, " opt"); break;</text:p>
            <text:p>        case CommandLineArguments::EQUAL_ARGUMENT:  strcat(argument, "=opt"); break;</text:p>
            <text:p>        case CommandLineArguments::MULTI_ARGUMENT:  strcat(argument, " opt opt ..."); break;</text:p>
            <text:p>        }</text:p>
            <text:p>      char buffer[80];</text:p>
            <text:p>      sprintf(buffer, format, argument);</text:p>
            <text:p>      str &lt;&lt; buffer;</text:p>
            <text:p>      }</text:p>
            <text:p>    const char* ptr = this-&gt;Internals-&gt;Callbacks[mpit-&gt;first].Help;</text:p>
            <text:p>    size_t len = strlen(ptr);</text:p>
            <text:p>    int cnt = 0;</text:p>
            <text:p>    while ( len &gt; 0)</text:p>
            <text:p>      {</text:p>
            <text:p>      // If argument with help is longer than line length, split it on previous</text:p>
            <text:p>      // space (or tab) and continue on the next line</text:p>
            <text:p>      CommandLineArguments::Internal::String::size_type cc;</text:p>
            <text:p>      for ( cc = 0; ptr[cc]; cc � )</text:p>
            <text:p>        {</text:p>
            <text:p>        if ( *ptr == ' ' || *ptr == '\t' )</text:p>
            <text:p>          {</text:p>
            <text:p>          ptr �;</text:p>
            <text:p>          len --;</text:p>
            <text:p>          }</text:p>
            <text:p>        }</text:p>
            <text:p>      if ( cnt &gt; 0 )</text:p>
            <text:p>        {</text:p>
            <text:p>        for ( cc = 0; cc &lt; maxlen; cc � )</text:p>
            <text:p>          {</text:p>
            <text:p>          str &lt;&lt; " ";</text:p>
            <text:p>          }</text:p>
            <text:p>        }</text:p>
            <text:p>      CommandLineArguments::Internal::String::size_type skip = len;</text:p>
            <text:p>      if ( skip &gt; this-&gt;LineLength - maxlen )</text:p>
            <text:p>        {</text:p>
            <text:p>        skip = this-&gt;LineLength - maxlen;</text:p>
            <text:p>        for ( cc = skip-1; cc &gt; 0; cc -- )</text:p>
            <text:p>          {</text:p>
            <text:p>          if ( ptr[cc] == ' ' || ptr[cc] == '\t' )</text:p>
            <text:p>            {</text:p>
            <text:p>            break;</text:p>
            <text:p>            }</text:p>
            <text:p>          }</text:p>
            <text:p>        if ( cc != 0 )</text:p>
            <text:p>          {</text:p>
            <text:p>          skip = cc;</text:p>
            <text:p>          }</text:p>
            <text:p>        }</text:p>
            <text:p>      str.write(ptr, static_cast&lt;std::streamsize&gt;(skip));</text:p>
            <text:p>      str &lt;&lt; std::endl;</text:p>
            <text:p>      ptr = skip;</text:p>
            <text:p>      len -= skip;</text:p>
            <text:p>      cnt �;</text:p>
            <text:p>      }</text:p>
            <text:p>    }</text:p>
            <text:p>  /*</text:p>
            <text:p>  // This can help debugging help string</text:p>
            <text:p>  str &lt;&lt; endl;</text:p>
            <text:p/>
          </table:table-cell>
          <table:table-cell office:value-type="string" calcext:value-type="string">
            <text:p>  maxlen = 4; // For the space before and after the option</text:p>
            <text:p/>
            <text:p>  // Print help for each option</text:p>
            <text:p>  for (mpit = mp.begin(); mpit != mp.end(); mpit�) {</text:p>
            <text:p>    CommandLineArguments::Internal::SetOfStrings::iterator sit;</text:p>
            <text:p>    for (sit = mpit-&gt;second.begin(); sit != mpit-&gt;second.end(); sit�) {</text:p>
            <text:p>      str &lt;&lt; std::endl;</text:p>
            <text:p>      char argument[100];</text:p>
            <text:p>      sprintf(argument, "%s", sit-&gt;c_str());</text:p>
            <text:p>      switch (this-&gt;Internals-&gt;Callbacks[*sit].ArgumentType) {</text:p>
            <text:p>        case CommandLineArguments::NO_ARGUMENT:</text:p>
            <text:p>          break;</text:p>
            <text:p>        case CommandLineArguments::CONCAT_ARGUMENT:</text:p>
            <text:p>          strcat(argument, "opt");</text:p>
            <text:p>          break;</text:p>
            <text:p>        case CommandLineArguments::SPACE_ARGUMENT:</text:p>
            <text:p>          strcat(argument, " opt");</text:p>
            <text:p>          break;</text:p>
            <text:p>        case CommandLineArguments::EQUAL_ARGUMENT:</text:p>
            <text:p>          strcat(argument, "=opt");</text:p>
            <text:p>          break;</text:p>
            <text:p>        case CommandLineArguments::MULTI_ARGUMENT:</text:p>
            <text:p>          strcat(argument, " opt opt ...");</text:p>
            <text:p>          break;</text:p>
            <text:p>      }</text:p>
            <text:p>      char buffer[80];</text:p>
            <text:p>      sprintf(buffer, format, argument);</text:p>
            <text:p>      str &lt;&lt; buffer;</text:p>
            <text:p>    }</text:p>
            <text:p>    const char* ptr = this-&gt;Internals-&gt;Callbacks[mpit-&gt;first].Help;</text:p>
            <text:p>    size_t len = strlen(ptr);</text:p>
            <text:p>    int cnt = 0;</text:p>
            <text:p>    while (len &gt; 0) {</text:p>
            <text:p>      // If argument with help is longer than line length, split it on previous</text:p>
            <text:p>      // space (or tab) and continue on the next line</text:p>
            <text:p>      CommandLineArguments::Internal::String::size_type cc;</text:p>
            <text:p>      for (cc = 0; ptr[cc]; cc�) {</text:p>
            <text:p>        if (*ptr == ' ' || *ptr == '\t') {</text:p>
            <text:p>          ptr�;</text:p>
            <text:p>          len--;</text:p>
            <text:p>        }</text:p>
            <text:p>      }</text:p>
            <text:p>      if (cnt &gt; 0) {</text:p>
            <text:p>        for (cc = 0; cc &lt; maxlen; cc�) {</text:p>
            <text:p>          str &lt;&lt; " ";</text:p>
            <text:p>        }</text:p>
            <text:p>      }</text:p>
            <text:p>      CommandLineArguments::Internal::String::size_type skip = len;</text:p>
            <text:p>      if (skip &gt; this-&gt;LineLength - maxlen) {</text:p>
            <text:p>        skip = this-&gt;LineLength - maxlen;</text:p>
            <text:p>        for (cc = skip - 1; cc &gt; 0; cc--) {</text:p>
            <text:p>          if (ptr[cc] == ' ' || ptr[cc] == '\t') {</text:p>
            <text:p>            break;</text:p>
            <text:p>          }</text:p>
            <text:p>        }</text:p>
            <text:p>        if (cc != 0) {</text:p>
            <text:p>          skip = cc;</text:p>
            <text:p>        }</text:p>
            <text:p>      }</text:p>
            <text:p>      str.write(ptr, static_cast&lt;std::streamsize&gt;(skip));</text:p>
            <text:p>      str &lt;&lt; std::endl;</text:p>
            <text:p>      ptr = skip;</text:p>
            <text:p>      len -= skip;</text:p>
            <text:p>      cnt�;</text:p>
            <text:p>    }</text:p>
            <text:p>  }</text:p>
            <text:p>  /*</text:p>
            <text:p>  // This can help debugging help string</text:p>
            <text:p>  str &lt;&lt; endl;</text:p>
            <text:p/>
          </table:table-cell>
          <table:table-cell office:value-type="float" office:value="595" calcext:value-type="float">
            <text:p>59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[12, 22]</text:p>
          </table:table-cell>
          <table:table-cell office:value-type="string" calcext:value-type="string">
            <text:p>[]</text:p>
          </table:table-cell>
        </table:table-row>
        <table:table-row table:style-name="ro41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irectory.cxx</text:p>
          </table:table-cell>
          <table:table-cell office:value-type="string" calcext:value-type="string">
            <text:p>second/download/CMake/CMake-old-new/Kitware_CMake_old_file_139.cpp</text:p>
          </table:table-cell>
          <table:table-cell office:value-type="string" calcext:value-type="string">
            <text:p>second/download/CMake/CMake-old-new/Kitware_CMake_new_file_139.cpp</text:p>
          </table:table-cell>
          <table:table-cell office:value-type="string" calcext:value-type="string">
            <text:p>second/download/CMake/CMake-old-new/Kitware_CMake_old_hunk_278.cpp</text:p>
          </table:table-cell>
          <table:table-cell office:value-type="string" calcext:value-type="string">
            <text:p>second/download/CMake/CMake-old-new/Kitware_CMake_new_hunk_278.cpp</text:p>
          </table:table-cell>
          <table:table-cell office:value-type="string" calcext:value-type="string">
            <text:p>#endif</text:p>
            <text:p>  char* buf;</text:p>
            <text:p>  size_t n = name.size();</text:p>
            <text:p>  if ( *name.rbegin() == '/' || *name.rbegin() == '\\' )</text:p>
            <text:p>    {</text:p>
            <text:p>    buf = new char[n  1  1];</text:p>
            <text:p>    sprintf(buf, "%s*", name.c_str());</text:p>
            <text:p>    }</text:p>
            <text:p>  else</text:p>
            <text:p>    {</text:p>
            <text:p>    // Make sure the slashes in the wildcard suffix are consistent with the</text:p>
            <text:p>    // rest of the path</text:p>
            <text:p>    buf = new char[n  2  1];</text:p>
            <text:p>    if ( name.find('\\') != name.npos )</text:p>
            <text:p>      {</text:p>
            <text:p>      sprintf(buf, "%s\\*", name.c_str());</text:p>
            <text:p>      }</text:p>
            <text:p>    else</text:p>
            <text:p>      {</text:p>
            <text:p>      sprintf(buf, "%s/*", name.c_str());</text:p>
            <text:p>      }</text:p>
            <text:p>    }</text:p>
            <text:p>  struct _wfinddata_t data;      // data of current file</text:p>
            <text:p/>
            <text:p>  // Now put them into the file array</text:p>
            <text:p>  srchHandle = _wfindfirst_func((wchar_t*)Encoding::ToWide(buf).c_str(), &amp;data);</text:p>
            <text:p>  delete [] buf;</text:p>
            <text:p/>
            <text:p>  if ( srchHandle == -1 )</text:p>
            <text:p>    {</text:p>
            <text:p>    return 0;</text:p>
            <text:p>    }</text:p>
            <text:p/>
            <text:p>  // Loop through names</text:p>
            <text:p>  do</text:p>
            <text:p>    {</text:p>
            <text:p>    this-&gt;Internal-&gt;Files.push_back(Encoding::ToNarrow(data.name));</text:p>
            <text:p>    }</text:p>
            <text:p>  while ( _wfindnext_func(srchHandle, &amp;data) != -1 );</text:p>
            <text:p>  this-&gt;Internal-&gt;Path = name;</text:p>
            <text:p>  return _findclose(srchHandle) != -1;</text:p>
            <text:p>}</text:p>
            <text:p/>
          </table:table-cell>
          <table:table-cell office:value-type="string" calcext:value-type="string">
            <text:p>#endif</text:p>
            <text:p>  char* buf;</text:p>
            <text:p>  size_t n = name.size();</text:p>
            <text:p>  if (*name.rbegin() == '/' || *name.rbegin() == '\\') {</text:p>
            <text:p>    buf = new char[n  1  1];</text:p>
            <text:p>    sprintf(buf, "%s*", name.c_str());</text:p>
            <text:p>  } else {</text:p>
            <text:p>    // Make sure the slashes in the wildcard suffix are consistent with the</text:p>
            <text:p>    // rest of the path</text:p>
            <text:p>    buf = new char[n  2  1];</text:p>
            <text:p>    if (name.find('\\') != name.npos) {</text:p>
            <text:p>      sprintf(buf, "%s\\*", name.c_str());</text:p>
            <text:p>    } else {</text:p>
            <text:p>      sprintf(buf, "%s/*", name.c_str());</text:p>
            <text:p>    }</text:p>
            <text:p>  }</text:p>
            <text:p>  struct _wfinddata_t data; // data of current file</text:p>
            <text:p/>
            <text:p>  // Now put them into the file array</text:p>
            <text:p>  srchHandle =</text:p>
            <text:p>    _wfindfirst_func((wchar_t*)Encoding::ToWide(buf).c_str(), &amp;data);</text:p>
            <text:p>  delete[] buf;</text:p>
            <text:p/>
            <text:p>  if (srchHandle == -1) {</text:p>
            <text:p>    return 0;</text:p>
            <text:p>  }</text:p>
            <text:p/>
            <text:p>  // Loop through names</text:p>
            <text:p>  do {</text:p>
            <text:p>    this-&gt;Internal-&gt;Files.push_back(Encoding::ToNarrow(data.name));</text:p>
            <text:p>  } while (_wfindnext_func(srchHandle, &amp;data) != -1);</text:p>
            <text:p>  this-&gt;Internal-&gt;Path = name;</text:p>
            <text:p>  return _findclose(srchHandle) != -1;</text:p>
            <text:p>}</text:p>
            <text:p/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, 15, 19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irectory.cxx</text:p>
          </table:table-cell>
          <table:table-cell office:value-type="string" calcext:value-type="string">
            <text:p>second/download/CMake/CMake-old-new/Kitware_CMake_old_file_139.cpp</text:p>
          </table:table-cell>
          <table:table-cell office:value-type="string" calcext:value-type="string">
            <text:p>second/download/CMake/CMake-old-new/Kitware_CMake_new_file_139.cpp</text:p>
          </table:table-cell>
          <table:table-cell office:value-type="string" calcext:value-type="string">
            <text:p>second/download/CMake/CMake-old-new/Kitware_CMake_old_hunk_279.cpp</text:p>
          </table:table-cell>
          <table:table-cell office:value-type="string" calcext:value-type="string">
            <text:p>second/download/CMake/CMake-old-new/Kitware_CMake_new_hunk_279.cpp</text:p>
          </table:table-cell>
          <table:table-cell office:value-type="string" calcext:value-type="string">
            <text:p>#endif</text:p>
            <text:p>  char* buf;</text:p>
            <text:p>  size_t n = name.size();</text:p>
            <text:p>  if ( *name.rbegin() == '/' )</text:p>
            <text:p>    {</text:p>
            <text:p>    buf = new char[n  1  1];</text:p>
            <text:p>    sprintf(buf, "%s*", name.c_str());</text:p>
            <text:p>    }</text:p>
            <text:p>  else</text:p>
            <text:p>    {</text:p>
            <text:p>    buf = new char[n  2  1];</text:p>
            <text:p>    sprintf(buf, "%s/*", name.c_str());</text:p>
            <text:p>    }</text:p>
            <text:p>  struct _wfinddata_t data;      // data of current file</text:p>
            <text:p/>
            <text:p>  // Now put them into the file array</text:p>
            <text:p>  srchHandle = _wfindfirst_func((wchar_t*)Encoding::ToWide(buf).c_str(), &amp;data);</text:p>
            <text:p>  delete [] buf;</text:p>
            <text:p/>
            <text:p>  if ( srchHandle == -1 )</text:p>
            <text:p>    {</text:p>
            <text:p>    return 0;</text:p>
            <text:p>    }</text:p>
            <text:p/>
            <text:p>  // Loop through names</text:p>
            <text:p>  unsigned long count = 0;</text:p>
            <text:p>  do</text:p>
            <text:p>    {</text:p>
            <text:p>    count�;</text:p>
            <text:p>    }</text:p>
            <text:p>  while ( _wfindnext_func(srchHandle, &amp;data) != -1 );</text:p>
            <text:p>  _findclose(srchHandle);</text:p>
            <text:p>  return count;</text:p>
            <text:p>}</text:p>
            <text:p/>
          </table:table-cell>
          <table:table-cell office:value-type="string" calcext:value-type="string">
            <text:p>#endif</text:p>
            <text:p>  char* buf;</text:p>
            <text:p>  size_t n = name.size();</text:p>
            <text:p>  if (*name.rbegin() == '/') {</text:p>
            <text:p>    buf = new char[n  1  1];</text:p>
            <text:p>    sprintf(buf, "%s*", name.c_str());</text:p>
            <text:p>  } else {</text:p>
            <text:p>    buf = new char[n  2  1];</text:p>
            <text:p>    sprintf(buf, "%s/*", name.c_str());</text:p>
            <text:p>  }</text:p>
            <text:p>  struct _wfinddata_t data; // data of current file</text:p>
            <text:p/>
            <text:p>  // Now put them into the file array</text:p>
            <text:p>  srchHandle =</text:p>
            <text:p>    _wfindfirst_func((wchar_t*)Encoding::ToWide(buf).c_str(), &amp;data);</text:p>
            <text:p>  delete[] buf;</text:p>
            <text:p/>
            <text:p>  if (srchHandle == -1) {</text:p>
            <text:p>    return 0;</text:p>
            <text:p>  }</text:p>
            <text:p/>
            <text:p>  // Loop through names</text:p>
            <text:p>  unsigned long count = 0;</text:p>
            <text:p>  do {</text:p>
            <text:p>    count�;</text:p>
            <text:p>  } while (_wfindnext_func(srchHandle, &amp;data) != -1);</text:p>
            <text:p>  _findclose(srchHandle);</text:p>
            <text:p>  return count;</text:p>
            <text:p>}</text:p>
            <text:p/>
          </table:table-cell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6, 11]</text:p>
          </table:table-cell>
          <table:table-cell office:value-type="string" calcext:value-type="string">
            <text:p>[]</text:p>
          </table:table-cell>
        </table:table-row>
        <table:table-row table:style-name="ro42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IOStream.cxx</text:p>
          </table:table-cell>
          <table:table-cell office:value-type="string" calcext:value-type="string">
            <text:p>second/download/CMake/CMake-old-new/Kitware_CMake_old_file_140.cpp</text:p>
          </table:table-cell>
          <table:table-cell office:value-type="string" calcext:value-type="string">
            <text:p>second/download/CMake/CMake-old-new/Kitware_CMake_new_file_140.cpp</text:p>
          </table:table-cell>
          <table:table-cell office:value-type="string" calcext:value-type="string">
            <text:p>second/download/CMake/CMake-old-new/Kitware_CMake_old_hunk_280.cpp</text:p>
          </table:table-cell>
          <table:table-cell office:value-type="string" calcext:value-type="string">
            <text:p>second/download/CMake/CMake-old-new/Kitware_CMake_new_hunk_280.cpp</text:p>
          </table:table-cell>
          <table:table-cell office:value-type="string" calcext:value-type="string">
            <text:p/>
            <text:p>// Read an integer value from an input stream.</text:p>
            <text:p>template &lt;class T&gt;</text:p>
            <text:p>std::istream&amp;</text:p>
            <text:p>IOStreamScanTemplate(std::istream&amp; is, T&amp; value, char type)</text:p>
            <text:p>{</text:p>
            <text:p>  int state = std::ios_base::goodbit;</text:p>
            <text:p/>
            <text:p>  // Skip leading whitespace.</text:p>
            <text:p>  std::istream::sentry okay(is);</text:p>
            <text:p/>
            <text:p>  if(okay)</text:p>
            <text:p>    {</text:p>
            <text:p>    try {</text:p>
            <text:p>    // Copy the string to a buffer and construct the format string.</text:p>
            <text:p>    char buffer[KWSYS_IOS_INT64_MAX_DIG];</text:p>
            <text:p>#   if defined(_MSC_VER)</text:p>
            <text:p>    char format[] = "%I64_";</text:p>
            <text:p>    const int typeIndex = 4;</text:p>
            <text:p>#   else</text:p>
            <text:p>    char format[] = "%ll_";</text:p>
            <text:p>    const int typeIndex = 3;</text:p>
            <text:p>#   endif</text:p>
            <text:p>    switch(IOStreamScanStream(is, buffer))</text:p>
            <text:p>      {</text:p>
            <text:p>      case 8: format[typeIndex] = 'o'; break;</text:p>
            <text:p>      case 0: // Default to decimal if not told otherwise.</text:p>
            <text:p>      case 10: format[typeIndex] = type; break;</text:p>
            <text:p>      case 16: format[typeIndex] = 'x'; break;</text:p>
            <text:p>      };</text:p>
            <text:p/>
            <text:p>    // Use sscanf to parse the number from the buffer.</text:p>
            <text:p>    T result;</text:p>
            <text:p>    int success = (sscanf(buffer, format, &amp;result) == 1)?1:0;</text:p>
            <text:p/>
            <text:p>    // Set flags for resulting state.</text:p>
            <text:p>    if(is.peek() == EOF) { state |= std::ios_base::eofbit; }</text:p>
            <text:p>    if(!success) { state |= std::ios_base::failbit; }</text:p>
            <text:p>    else { value = result; }</text:p>
            <text:p>    } catch(...) { state |= std::ios_base::badbit; }</text:p>
            <text:p>    }</text:p>
            <text:p/>
            <text:p>  is.setstate(std::ios_base::iostate(state));</text:p>
            <text:p>  return is;</text:p>
            <text:p>}</text:p>
            <text:p/>
            <text:p>// Print an integer value to an output stream.</text:p>
            <text:p>template &lt;class T&gt;</text:p>
            <text:p>std::ostream&amp;</text:p>
            <text:p>IOStreamPrintTemplate(std::ostream&amp; os, T value, char type)</text:p>
            <text:p>{</text:p>
            <text:p>  std::ostream::sentry okay(os);</text:p>
            <text:p>  if(okay)</text:p>
            <text:p>    {</text:p>
            <text:p>    try {</text:p>
            <text:p>    // Construct the format string.</text:p>
            <text:p>    char format[8];</text:p>
            <text:p>    char* f = format;</text:p>
            <text:p>    *f� = '%';</text:p>
            <text:p>    if(os.flags() &amp; std::ios_base::showpos) { *f� = ''; }</text:p>
            <text:p>    if(os.flags() &amp; std::ios_base::showbase) { *f� = '#'; }</text:p>
            <text:p>#   if defined(_MSC_VER)</text:p>
            <text:p>    *f� = 'I'; *f� = '6'; *f� = '4';</text:p>
            <text:p>#   else</text:p>
            <text:p>    *f� = 'l'; *f� = 'l';</text:p>
            <text:p>#   endif</text:p>
            <text:p>    long bflags = os.flags() &amp; std::ios_base::basefield;</text:p>
            <text:p>    if(bflags == std::ios_base::oct) { *f� = 'o'; }</text:p>
            <text:p>    else if(bflags != std::ios_base::hex) { *f� = type; }</text:p>
            <text:p>    else if(os.flags() &amp; std::ios_base::uppercase) { *f� = 'X'; }</text:p>
            <text:p>    else { *f� = 'x'; }</text:p>
            <text:p>    *f = '\0';</text:p>
            <text:p/>
            <text:p>    // Use sprintf to print to a buffer and then write the</text:p>
            <text:p>    // buffer to the stream.</text:p>
            <text:p>    char buffer[2*KWSYS_IOS_INT64_MAX_DIG];</text:p>
            <text:p>    sprintf(buffer, format, value);</text:p>
            <text:p>    os &lt;&lt; buffer;</text:p>
            <text:p>    } catch(...) { os.clear(os.rdstate() | std::ios_base::badbit); }</text:p>
            <text:p>    }</text:p>
            <text:p>  return os;</text:p>
            <text:p>}</text:p>
            <text:p/>
            <text:p># if !KWSYS_IOS_HAS_ISTREAM_LONG_LONG</text:p>
            <text:p>// Implement input stream operator for IOStreamSLL.</text:p>
            <text:p>std::istream&amp; IOStreamScan(std::istream&amp; is, IOStreamSLL&amp; value)</text:p>
            <text:p>{</text:p>
            <text:p/>
          </table:table-cell>
          <table:table-cell office:value-type="string" calcext:value-type="string">
            <text:p/>
            <text:p>// Read an integer value from an input stream.</text:p>
            <text:p>template &lt;class T&gt;</text:p>
            <text:p>std::istream&amp; IOStreamScanTemplate(std::istream&amp; is, T&amp; value, char type)</text:p>
            <text:p>{</text:p>
            <text:p>  int state = std::ios_base::goodbit;</text:p>
            <text:p/>
            <text:p>  // Skip leading whitespace.</text:p>
            <text:p>  std::istream::sentry okay(is);</text:p>
            <text:p/>
            <text:p>  if (okay) {</text:p>
            <text:p>    try {</text:p>
            <text:p>      // Copy the string to a buffer and construct the format string.</text:p>
            <text:p>      char buffer[KWSYS_IOS_INT64_MAX_DIG];</text:p>
            <text:p>#if defined(_MSC_VER)</text:p>
            <text:p>      char format[] = "%I64_";</text:p>
            <text:p>      const int typeIndex = 4;</text:p>
            <text:p>#else</text:p>
            <text:p>      char format[] = "%ll_";</text:p>
            <text:p>      const int typeIndex = 3;</text:p>
            <text:p>#endif</text:p>
            <text:p>      switch (IOStreamScanStream(is, buffer)) {</text:p>
            <text:p>        case 8:</text:p>
            <text:p>          format[typeIndex] = 'o';</text:p>
            <text:p>          break;</text:p>
            <text:p>        case 0: // Default to decimal if not told otherwise.</text:p>
            <text:p>        case 10:</text:p>
            <text:p>          format[typeIndex] = type;</text:p>
            <text:p>          break;</text:p>
            <text:p>        case 16:</text:p>
            <text:p>          format[typeIndex] = 'x';</text:p>
            <text:p>          break;</text:p>
            <text:p>      };</text:p>
            <text:p/>
            <text:p>      // Use sscanf to parse the number from the buffer.</text:p>
            <text:p>      T result;</text:p>
            <text:p>      int success = (sscanf(buffer, format, &amp;result) == 1) ? 1 : 0;</text:p>
            <text:p/>
            <text:p>      // Set flags for resulting state.</text:p>
            <text:p>      if (is.peek() == EOF) {</text:p>
            <text:p>        state |= std::ios_base::eofbit;</text:p>
            <text:p>      }</text:p>
            <text:p>      if (!success) {</text:p>
            <text:p>        state |= std::ios_base::failbit;</text:p>
            <text:p>      } else {</text:p>
            <text:p>        value = result;</text:p>
            <text:p>      }</text:p>
            <text:p>    } catch (...) {</text:p>
            <text:p>      state |= std::ios_base::badbit;</text:p>
            <text:p>    }</text:p>
            <text:p>  }</text:p>
            <text:p/>
            <text:p>  is.setstate(std::ios_base::iostate(state));</text:p>
            <text:p>  return is;</text:p>
            <text:p>}</text:p>
            <text:p/>
            <text:p>// Print an integer value to an output stream.</text:p>
            <text:p>template &lt;class T&gt;</text:p>
            <text:p>std::ostream&amp; IOStreamPrintTemplate(std::ostream&amp; os, T value, char type)</text:p>
            <text:p>{</text:p>
            <text:p>  std::ostream::sentry okay(os);</text:p>
            <text:p>  if (okay) {</text:p>
            <text:p>    try {</text:p>
            <text:p>      // Construct the format string.</text:p>
            <text:p>      char format[8];</text:p>
            <text:p>      char* f = format;</text:p>
            <text:p>      *f� = '%';</text:p>
            <text:p>      if (os.flags() &amp; std::ios_base::showpos) {</text:p>
            <text:p>        *f� = '';</text:p>
            <text:p>      }</text:p>
            <text:p>      if (os.flags() &amp; std::ios_base::showbase) {</text:p>
            <text:p>        *f� = '#';</text:p>
            <text:p>      }</text:p>
            <text:p>#if defined(_MSC_VER)</text:p>
            <text:p>      *f� = 'I';</text:p>
            <text:p>      *f� = '6';</text:p>
            <text:p>      *f� = '4';</text:p>
            <text:p>#else</text:p>
            <text:p>      *f� = 'l';</text:p>
            <text:p>      *f� = 'l';</text:p>
            <text:p>#endif</text:p>
            <text:p>      long bflags = os.flags() &amp; std::ios_base::basefield;</text:p>
            <text:p>      if (bflags == std::ios_base::oct) {</text:p>
            <text:p>        *f� = 'o';</text:p>
            <text:p>      } else if (bflags != std::ios_base::hex) {</text:p>
            <text:p>        *f� = type;</text:p>
            <text:p>      } else if (os.flags() &amp; std::ios_base::uppercase) {</text:p>
            <text:p>        *f� = 'X';</text:p>
            <text:p>      } else {</text:p>
            <text:p>        *f� = 'x';</text:p>
            <text:p>      }</text:p>
            <text:p>      *f = '\0';</text:p>
            <text:p/>
            <text:p>      // Use sprintf to print to a buffer and then write the</text:p>
            <text:p>      // buffer to the stream.</text:p>
            <text:p>      char buffer[2 * KWSYS_IOS_INT64_MAX_DIG];</text:p>
            <text:p>      sprintf(buffer, format, value);</text:p>
            <text:p>      os &lt;&lt; buffer;</text:p>
            <text:p>    } catch (...) {</text:p>
            <text:p>      os.clear(os.rdstate() | std::ios_base::badbit);</text:p>
            <text:p>    }</text:p>
            <text:p>  }</text:p>
            <text:p>  return os;</text:p>
            <text:p>}</text:p>
            <text:p/>
            <text:p>#if !KWSYS_IOS_HAS_ISTREAM_LONG_LONG</text:p>
            <text:p>// Implement input stream operator for IOStreamSLL.</text:p>
            <text:p>std::istream&amp; IOStreamScan(std::istream&amp; is, IOStreamSLL&amp; value)</text:p>
            <text:p>{</text:p>
            <text:p/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]</text:p>
          </table:table-cell>
        </table:table-row>
        <table:table-row table:style-name="ro43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rminal.c</text:p>
          </table:table-cell>
          <table:table-cell office:value-type="string" calcext:value-type="string">
            <text:p>second/download/CMake/CMake-old-new/Kitware_CMake_old_file_141.cpp</text:p>
          </table:table-cell>
          <table:table-cell office:value-type="string" calcext:value-type="string">
            <text:p>second/download/CMake/CMake-old-new/Kitware_CMake_new_file_141.cpp</text:p>
          </table:table-cell>
          <table:table-cell office:value-type="string" calcext:value-type="string">
            <text:p>second/download/CMake/CMake-old-new/Kitware_CMake_old_hunk_281.cpp</text:p>
          </table:table-cell>
          <table:table-cell office:value-type="string" calcext:value-type="string">
            <text:p>second/download/CMake/CMake-old-new/Kitware_CMake_new_hunk_281.cpp</text:p>
          </table:table-cell>
          <table:table-cell office:value-type="string" calcext:value-type="string">
            <text:p>#if defined(KWSYS_TERMINAL_SUPPORT_CONSOLE)</text:p>
            <text:p>  CONSOLE_SCREEN_BUFFER_INFO hOutInfo;</text:p>
            <text:p>  HANDLE hOut = kwsysTerminalGetStreamHandle(stream);</text:p>
            <text:p>  if(GetConsoleScreenBufferInfo(hOut, &amp;hOutInfo))</text:p>
            <text:p>    {</text:p>
            <text:p>    pipeIsConsole = 1;</text:p>
            <text:p>    kwsysTerminalSetConsoleColor(hOut, &amp;hOutInfo, stream, color);</text:p>
            <text:p>    }</text:p>
            <text:p>#endif</text:p>
            <text:p>  if(!pipeIsConsole &amp;&amp; kwsysTerminalStreamIsVT100(stream,</text:p>
            <text:p>                                                  default_vt100, default_tty))</text:p>
            <text:p>    {</text:p>
            <text:p>    pipeIsVT100 = 1;</text:p>
            <text:p>    kwsysTerminalSetVT100Color(stream, color);</text:p>
            <text:p>    }</text:p>
            <text:p/>
            <text:p>  /* Format the text into the stream.  */</text:p>
            <text:p>  {</text:p>
            <text:p>  va_list var_args;</text:p>
            <text:p>  va_start(var_args, format);</text:p>
            <text:p>  vfprintf(stream, format, var_args);</text:p>
            <text:p>  va_end(var_args);</text:p>
            <text:p>  }</text:p>
            <text:p/>
            <text:p>  /* Restore the normal color state for the stream.  */</text:p>
            <text:p>#if defined(KWSYS_TERMINAL_SUPPORT_CONSOLE)</text:p>
            <text:p>  if(pipeIsConsole)</text:p>
            <text:p>    {</text:p>
            <text:p>    kwsysTerminalSetConsoleColor(hOut, &amp;hOutInfo, stream,</text:p>
            <text:p>                                 kwsysTerminal_Color_Normal);</text:p>
            <text:p>    }</text:p>
            <text:p>#endif</text:p>
            <text:p>  if(pipeIsVT100)</text:p>
            <text:p>    {</text:p>
            <text:p>    kwsysTerminalSetVT100Color(stream, kwsysTerminal_Color_Normal);</text:p>
            <text:p>    }</text:p>
            <text:p>}</text:p>
            <text:p/>
            <text:p>/*--------------------------------------------------------------------------*/</text:p>
            <text:p/>
          </table:table-cell>
          <table:table-cell office:value-type="string" calcext:value-type="string">
            <text:p>#if defined(KWSYS_TERMINAL_SUPPORT_CONSOLE)</text:p>
            <text:p>  CONSOLE_SCREEN_BUFFER_INFO hOutInfo;</text:p>
            <text:p>  HANDLE hOut = kwsysTerminalGetStreamHandle(stream);</text:p>
            <text:p>  if (GetConsoleScreenBufferInfo(hOut, &amp;hOutInfo)) {</text:p>
            <text:p>    pipeIsConsole = 1;</text:p>
            <text:p>    kwsysTerminalSetConsoleColor(hOut, &amp;hOutInfo, stream, color);</text:p>
            <text:p>  }</text:p>
            <text:p>#endif</text:p>
            <text:p>  if (!pipeIsConsole &amp;&amp;</text:p>
            <text:p>      kwsysTerminalStreamIsVT100(stream, default_vt100, default_tty)) {</text:p>
            <text:p>    pipeIsVT100 = 1;</text:p>
            <text:p>    kwsysTerminalSetVT100Color(stream, color);</text:p>
            <text:p>  }</text:p>
            <text:p/>
            <text:p>  /* Format the text into the stream.  */</text:p>
            <text:p>  {</text:p>
            <text:p>    va_list var_args;</text:p>
            <text:p>    va_start(var_args, format);</text:p>
            <text:p>    vfprintf(stream, format, var_args);</text:p>
            <text:p>    va_end(var_args);</text:p>
            <text:p>  }</text:p>
            <text:p/>
            <text:p>/* Restore the normal color state for the stream.  */</text:p>
            <text:p>#if defined(KWSYS_TERMINAL_SUPPORT_CONSOLE)</text:p>
            <text:p>  if (pipeIsConsole) {</text:p>
            <text:p>    kwsysTerminalSetConsoleColor(hOut, &amp;hOutInfo, stream,</text:p>
            <text:p>                                 kwsysTerminal_Color_Normal);</text:p>
            <text:p>  }</text:p>
            <text:p>#endif</text:p>
            <text:p>  if (pipeIsVT100) {</text:p>
            <text:p>    kwsysTerminalSetVT100Color(stream, kwsysTerminal_Color_Normal);</text:p>
            <text:p>  }</text:p>
            <text:p>}</text:p>
            <text:p/>
            <text:p>/*--------------------------------------------------------------------------*/</text:p>
            <text:p/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4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rminal.c</text:p>
          </table:table-cell>
          <table:table-cell office:value-type="string" calcext:value-type="string">
            <text:p>second/download/CMake/CMake-old-new/Kitware_CMake_old_file_141.cpp</text:p>
          </table:table-cell>
          <table:table-cell office:value-type="string" calcext:value-type="string">
            <text:p>second/download/CMake/CMake-old-new/Kitware_CMake_new_file_141.cpp</text:p>
          </table:table-cell>
          <table:table-cell office:value-type="string" calcext:value-type="string">
            <text:p>second/download/CMake/CMake-old-new/Kitware_CMake_old_hunk_282.cpp</text:p>
          </table:table-cell>
          <table:table-cell office:value-type="string" calcext:value-type="string">
            <text:p>second/download/CMake/CMake-old-new/Kitware_CMake_new_hunk_282.cpp</text:p>
          </table:table-cell>
          <table:table-cell office:value-type="string" calcext:value-type="string">
            <text:p/>
            <text:p>/*--------------------------------------------------------------------------*/</text:p>
            <text:p>/* VT100 escape sequence strings.  */</text:p>
            <text:p>#define KWSYS_TERMINAL_VT100_NORMAL              "\33[0m"</text:p>
            <text:p>#define KWSYS_TERMINAL_VT100_BOLD                "\33[1m"</text:p>
            <text:p>#define KWSYS_TERMINAL_VT100_UNDERLINE           "\33[4m"</text:p>
            <text:p>#define KWSYS_TERMINAL_VT100_BLINK               "\33[5m"</text:p>
            <text:p>#define KWSYS_TERMINAL_VT100_INVERSE             "\33[7m"</text:p>
            <text:p>#define KWSYS_TERMINAL_VT100_FOREGROUND_BLACK    "\33[30m"</text:p>
            <text:p>#define KWSYS_TERMINAL_VT100_FOREGROUND_RED      "\33[31m"</text:p>
            <text:p>#define KWSYS_TERMINAL_VT100_FOREGROUND_GREEN    "\33[32m"</text:p>
            <text:p>#define KWSYS_TERMINAL_VT100_FOREGROUND_YELLOW   "\33[33m"</text:p>
            <text:p>#define KWSYS_TERMINAL_VT100_FOREGROUND_BLUE     "\33[34m"</text:p>
            <text:p>#define KWSYS_TERMINAL_VT100_FOREGROUND_MAGENTA  "\33[35m"</text:p>
            <text:p>#define KWSYS_TERMINAL_VT100_FOREGROUND_CYAN     "\33[36m"</text:p>
            <text:p>#define KWSYS_TERMINAL_VT100_FOREGROUND_WHITE    "\33[37m"</text:p>
            <text:p>#define KWSYS_TERMINAL_VT100_BACKGROUND_BLACK    "\33[40m"</text:p>
            <text:p>#define KWSYS_TERMINAL_VT100_BACKGROUND_RED      "\33[41m"</text:p>
            <text:p>#define KWSYS_TERMINAL_VT100_BACKGROUND_GREEN    "\33[42m"</text:p>
            <text:p>#define KWSYS_TERMINAL_VT100_BACKGROUND_YELLOW   "\33[43m"</text:p>
            <text:p>#define KWSYS_TERMINAL_VT100_BACKGROUND_BLUE     "\33[44m"</text:p>
            <text:p>#define KWSYS_TERMINAL_VT100_BACKGROUND_MAGENTA  "\33[45m"</text:p>
            <text:p>#define KWSYS_TERMINAL_VT100_BACKGROUND_CYAN     "\33[46m"</text:p>
            <text:p>#define KWSYS_TERMINAL_VT100_BACKGROUND_WHITE    "\33[47m"</text:p>
            <text:p/>
            <text:p>/*--------------------------------------------------------------------------*/</text:p>
            <text:p>/* Write VT100 escape sequences to the stream for the given color.  */</text:p>
            <text:p>static void kwsysTerminalSetVT100Color(FILE* stream, int color)</text:p>
            <text:p>{</text:p>
            <text:p>  if(color == kwsysTerminal_Color_Normal)</text:p>
            <text:p>    {</text:p>
            <text:p>    fprintf(stream, KWSYS_TERMINAL_VT100_NORMAL);</text:p>
            <text:p>    return;</text:p>
            <text:p>    }</text:p>
            <text:p/>
            <text:p>  switch(color &amp; kwsysTerminal_Color_ForegroundMask)</text:p>
            <text:p>    {</text:p>
            <text:p>    case kwsysTerminal_Color_Normal:</text:p>
            <text:p>      fprintf(stream, KWSYS_TERMINAL_VT100_NORMAL);</text:p>
            <text:p>      break;</text:p>
            <text:p/>
          </table:table-cell>
          <table:table-cell office:value-type="string" calcext:value-type="string">
            <text:p/>
            <text:p>/*--------------------------------------------------------------------------*/</text:p>
            <text:p>/* VT100 escape sequence strings.  */</text:p>
            <text:p>#define KWSYS_TERMINAL_VT100_NORMAL "\33[0m"</text:p>
            <text:p>#define KWSYS_TERMINAL_VT100_BOLD "\33[1m"</text:p>
            <text:p>#define KWSYS_TERMINAL_VT100_UNDERLINE "\33[4m"</text:p>
            <text:p>#define KWSYS_TERMINAL_VT100_BLINK "\33[5m"</text:p>
            <text:p>#define KWSYS_TERMINAL_VT100_INVERSE "\33[7m"</text:p>
            <text:p>#define KWSYS_TERMINAL_VT100_FOREGROUND_BLACK "\33[30m"</text:p>
            <text:p>#define KWSYS_TERMINAL_VT100_FOREGROUND_RED "\33[31m"</text:p>
            <text:p>#define KWSYS_TERMINAL_VT100_FOREGROUND_GREEN "\33[32m"</text:p>
            <text:p>#define KWSYS_TERMINAL_VT100_FOREGROUND_YELLOW "\33[33m"</text:p>
            <text:p>#define KWSYS_TERMINAL_VT100_FOREGROUND_BLUE "\33[34m"</text:p>
            <text:p>#define KWSYS_TERMINAL_VT100_FOREGROUND_MAGENTA "\33[35m"</text:p>
            <text:p>#define KWSYS_TERMINAL_VT100_FOREGROUND_CYAN "\33[36m"</text:p>
            <text:p>#define KWSYS_TERMINAL_VT100_FOREGROUND_WHITE "\33[37m"</text:p>
            <text:p>#define KWSYS_TERMINAL_VT100_BACKGROUND_BLACK "\33[40m"</text:p>
            <text:p>#define KWSYS_TERMINAL_VT100_BACKGROUND_RED "\33[41m"</text:p>
            <text:p>#define KWSYS_TERMINAL_VT100_BACKGROUND_GREEN "\33[42m"</text:p>
            <text:p>#define KWSYS_TERMINAL_VT100_BACKGROUND_YELLOW "\33[43m"</text:p>
            <text:p>#define KWSYS_TERMINAL_VT100_BACKGROUND_BLUE "\33[44m"</text:p>
            <text:p>#define KWSYS_TERMINAL_VT100_BACKGROUND_MAGENTA "\33[45m"</text:p>
            <text:p>#define KWSYS_TERMINAL_VT100_BACKGROUND_CYAN "\33[46m"</text:p>
            <text:p>#define KWSYS_TERMINAL_VT100_BACKGROUND_WHITE "\33[47m"</text:p>
            <text:p/>
            <text:p>/*--------------------------------------------------------------------------*/</text:p>
            <text:p>/* Write VT100 escape sequences to the stream for the given color.  */</text:p>
            <text:p>static void kwsysTerminalSetVT100Color(FILE* stream, int color)</text:p>
            <text:p>{</text:p>
            <text:p>  if (color == kwsysTerminal_Color_Normal) {</text:p>
            <text:p>    fprintf(stream, KWSYS_TERMINAL_VT100_NORMAL);</text:p>
            <text:p>    return;</text:p>
            <text:p>  }</text:p>
            <text:p/>
            <text:p>  switch (color &amp; kwsysTerminal_Color_ForegroundMask) {</text:p>
            <text:p>    case kwsysTerminal_Color_Normal:</text:p>
            <text:p>      fprintf(stream, KWSYS_TERMINAL_VT100_NORMAL);</text:p>
            <text:p>      break;</text:p>
            <text:p/>
          </table:table-cell>
          <table:table-cell office:value-type="float" office:value="237" calcext:value-type="float">
            <text:p>23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[31, 38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rminal.c</text:p>
          </table:table-cell>
          <table:table-cell office:value-type="string" calcext:value-type="string">
            <text:p>second/download/CMake/CMake-old-new/Kitware_CMake_old_file_141.cpp</text:p>
          </table:table-cell>
          <table:table-cell office:value-type="string" calcext:value-type="string">
            <text:p>second/download/CMake/CMake-old-new/Kitware_CMake_new_file_141.cpp</text:p>
          </table:table-cell>
          <table:table-cell office:value-type="string" calcext:value-type="string">
            <text:p>second/download/CMake/CMake-old-new/Kitware_CMake_old_hunk_283.cpp</text:p>
          </table:table-cell>
          <table:table-cell office:value-type="string" calcext:value-type="string">
            <text:p>second/download/CMake/CMake-old-new/Kitware_CMake_new_hunk_283.cpp</text:p>
          </table:table-cell>
          <table:table-cell office:value-type="string" calcext:value-type="string">
            <text:p>    case kwsysTerminal_Color_ForegroundWhite:</text:p>
            <text:p>      fprintf(stream, KWSYS_TERMINAL_VT100_FOREGROUND_WHITE);</text:p>
            <text:p>      break;</text:p>
            <text:p>    }</text:p>
            <text:p>  switch(color &amp; kwsysTerminal_Color_BackgroundMask)</text:p>
            <text:p>    {</text:p>
            <text:p>    case kwsysTerminal_Color_BackgroundBlack:</text:p>
            <text:p>      fprintf(stream, KWSYS_TERMINAL_VT100_BACKGROUND_BLACK);</text:p>
            <text:p>      break;</text:p>
            <text:p/>
          </table:table-cell>
          <table:table-cell office:value-type="string" calcext:value-type="string">
            <text:p>    case kwsysTerminal_Color_ForegroundWhite:</text:p>
            <text:p>      fprintf(stream, KWSYS_TERMINAL_VT100_FOREGROUND_WHITE);</text:p>
            <text:p>      break;</text:p>
            <text:p>  }</text:p>
            <text:p>  switch (color &amp; kwsysTerminal_Color_BackgroundMask) {</text:p>
            <text:p>    case kwsysTerminal_Color_BackgroundBlack:</text:p>
            <text:p>      fprintf(stream, KWSYS_TERMINAL_VT100_BACKGROUND_BLACK);</text:p>
            <text:p>      break;</text:p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1, 7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rminal.c</text:p>
          </table:table-cell>
          <table:table-cell office:value-type="string" calcext:value-type="string">
            <text:p>second/download/CMake/CMake-old-new/Kitware_CMake_old_file_141.cpp</text:p>
          </table:table-cell>
          <table:table-cell office:value-type="string" calcext:value-type="string">
            <text:p>second/download/CMake/CMake-old-new/Kitware_CMake_new_file_141.cpp</text:p>
          </table:table-cell>
          <table:table-cell office:value-type="string" calcext:value-type="string">
            <text:p>second/download/CMake/CMake-old-new/Kitware_CMake_old_hunk_284.cpp</text:p>
          </table:table-cell>
          <table:table-cell office:value-type="string" calcext:value-type="string">
            <text:p>second/download/CMake/CMake-old-new/Kitware_CMake_new_hunk_284.cpp</text:p>
          </table:table-cell>
          <table:table-cell office:value-type="string" calcext:value-type="string">
            <text:p>    case kwsysTerminal_Color_BackgroundWhite:</text:p>
            <text:p>      fprintf(stream, KWSYS_TERMINAL_VT100_BACKGROUND_WHITE);</text:p>
            <text:p>      break;</text:p>
            <text:p>    }</text:p>
            <text:p>  if(color &amp; kwsysTerminal_Color_ForegroundBold)</text:p>
            <text:p>    {</text:p>
            <text:p>    fprintf(stream, KWSYS_TERMINAL_VT100_BOLD);</text:p>
            <text:p>    }</text:p>
            <text:p>}</text:p>
            <text:p/>
            <text:p>/*--------------------------------------------------------------------------*/</text:p>
            <text:p>#if defined(KWSYS_TERMINAL_SUPPORT_CONSOLE)</text:p>
            <text:p/>
            <text:p># define KWSYS_TERMINAL_MASK_FOREGROUND \</text:p>
            <text:p>  (FOREGROUND_BLUE | FOREGROUND_GREEN | FOREGROUND_RED | FOREGROUND_INTENSITY)</text:p>
            <text:p># define KWSYS_TERMINAL_MASK_BACKGROUND \</text:p>
            <text:p>  (BACKGROUND_BLUE | BACKGROUND_GREEN | BACKGROUND_RED | BACKGROUND_INTENSITY)</text:p>
            <text:p/>
            <text:p>/* Get the Windows handle for a FILE stream.  */</text:p>
            <text:p/>
          </table:table-cell>
          <table:table-cell office:value-type="string" calcext:value-type="string">
            <text:p>    case kwsysTerminal_Color_BackgroundWhite:</text:p>
            <text:p>      fprintf(stream, KWSYS_TERMINAL_VT100_BACKGROUND_WHITE);</text:p>
            <text:p>      break;</text:p>
            <text:p>  }</text:p>
            <text:p>  if (color &amp; kwsysTerminal_Color_ForegroundBold) {</text:p>
            <text:p>    fprintf(stream, KWSYS_TERMINAL_VT100_BOLD);</text:p>
            <text:p>  }</text:p>
            <text:p>}</text:p>
            <text:p/>
            <text:p>/*--------------------------------------------------------------------------*/</text:p>
            <text:p>#if defined(KWSYS_TERMINAL_SUPPORT_CONSOLE)</text:p>
            <text:p/>
            <text:p>#define KWSYS_TERMINAL_MASK_FOREGROUND                                        \</text:p>
            <text:p>  (FOREGROUND_BLUE | FOREGROUND_GREEN | FOREGROUND_RED | FOREGROUND_INTENSITY)</text:p>
            <text:p>#define KWSYS_TERMINAL_MASK_BACKGROUND                                        \</text:p>
            <text:p>  (BACKGROUND_BLUE | BACKGROUND_GREEN | BACKGROUND_RED | BACKGROUND_INTENSITY)</text:p>
            <text:p/>
            <text:p>/* Get the Windows handle for a FILE stream.  */</text:p>
            <text:p/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[1, 6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Encode.c</text:p>
          </table:table-cell>
          <table:table-cell office:value-type="string" calcext:value-type="string">
            <text:p>second/download/CMake/CMake-old-new/Kitware_CMake_old_file_142.cpp</text:p>
          </table:table-cell>
          <table:table-cell office:value-type="string" calcext:value-type="string">
            <text:p>second/download/CMake/CMake-old-new/Kitware_CMake_new_file_142.cpp</text:p>
          </table:table-cell>
          <table:table-cell office:value-type="string" calcext:value-type="string">
            <text:p>second/download/CMake/CMake-old-new/Kitware_CMake_old_hunk_285.cpp</text:p>
          </table:table-cell>
          <table:table-cell office:value-type="string" calcext:value-type="string">
            <text:p>second/download/CMake/CMake-old-new/Kitware_CMake_new_hunk_285.cpp</text:p>
          </table:table-cell>
          <table:table-cell office:value-type="string" calcext:value-type="string">
            <text:p>  printf("md5sum 1: expected [%s]\n"</text:p>
            <text:p>         "               got [%s]\n",</text:p>
            <text:p>         testMD5output1, md5out);</text:p>
            <text:p>  return (strcmp(md5out, testMD5output1) != 0)? 1:0;</text:p>
            <text:p>}</text:p>
            <text:p/>
            <text:p>static int testMD5_2(kwsysMD5* md5)</text:p>
            <text:p/>
          </table:table-cell>
          <table:table-cell office:value-type="string" calcext:value-type="string">
            <text:p>  printf("md5sum 1: expected [%s]\n"</text:p>
            <text:p>         "               got [%s]\n",</text:p>
            <text:p>         testMD5output1, md5out);</text:p>
            <text:p>  return (strcmp(md5out, testMD5output1) != 0) ? 1 : 0;</text:p>
            <text:p>}</text:p>
            <text:p/>
            <text:p>static int testMD5_2(kwsysMD5* md5)</text:p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Encode.c</text:p>
          </table:table-cell>
          <table:table-cell office:value-type="string" calcext:value-type="string">
            <text:p>second/download/CMake/CMake-old-new/Kitware_CMake_old_file_142.cpp</text:p>
          </table:table-cell>
          <table:table-cell office:value-type="string" calcext:value-type="string">
            <text:p>second/download/CMake/CMake-old-new/Kitware_CMake_new_file_142.cpp</text:p>
          </table:table-cell>
          <table:table-cell office:value-type="string" calcext:value-type="string">
            <text:p>second/download/CMake/CMake-old-new/Kitware_CMake_old_hunk_286.cpp</text:p>
          </table:table-cell>
          <table:table-cell office:value-type="string" calcext:value-type="string">
            <text:p>second/download/CMake/CMake-old-new/Kitware_CMake_new_hunk_286.cpp</text:p>
          </table:table-cell>
          <table:table-cell office:value-type="string" calcext:value-type="string">
            <text:p>  printf("md5sum 2: expected [%s]\n"</text:p>
            <text:p>         "               got [%s]\n",</text:p>
            <text:p>         testMD5output2, md5out);</text:p>
            <text:p>  return (strcmp(md5out, testMD5output2) != 0)? 1:0;</text:p>
            <text:p>}</text:p>
            <text:p/>
            <text:p>int testEncode(int argc, char* argv[])</text:p>
            <text:p/>
          </table:table-cell>
          <table:table-cell office:value-type="string" calcext:value-type="string">
            <text:p>  printf("md5sum 2: expected [%s]\n"</text:p>
            <text:p>         "               got [%s]\n",</text:p>
            <text:p>         testMD5output2, md5out);</text:p>
            <text:p>  return (strcmp(md5out, testMD5output2) != 0) ? 1 : 0;</text:p>
            <text:p>}</text:p>
            <text:p/>
            <text:p>int testEncode(int argc, char* argv[])</text:p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87.cpp</text:p>
          </table:table-cell>
          <table:table-cell office:value-type="string" calcext:value-type="string">
            <text:p>second/download/CMake/CMake-old-new/Kitware_CMake_new_hunk_287.cpp</text:p>
          </table:table-cell>
          <table:table-cell office:value-type="string" calcext:value-type="string">
            <text:p>     If you have problems with this test timing out on your system, or want to</text:p>
            <text:p>     run more than 257 iterations, you can change the number of iterations by</text:p>
            <text:p>     setting the KWSYS_TEST_PROCESS_1_COUNT environment variable.  */</text:p>
            <text:p>  (void)argc; (void)argv;</text:p>
            <text:p>  fprintf(stdout, "Output on stdout from test returning 0.\n");</text:p>
            <text:p>  fprintf(stderr, "Output on stderr from test returning 0.\n");</text:p>
            <text:p>  return 0;</text:p>
            <text:p>}</text:p>
            <text:p/>
            <text:p>static int test2(int argc, const char* argv[])</text:p>
            <text:p>{</text:p>
            <text:p>  (void)argc; (void)argv;</text:p>
            <text:p>  fprintf(stdout, "Output on stdout from test returning 123.\n");</text:p>
            <text:p>  fprintf(stderr, "Output on stderr from test returning 123.\n");</text:p>
            <text:p>  return 123;</text:p>
            <text:p>}</text:p>
            <text:p/>
            <text:p>static int test3(int argc, const char* argv[])</text:p>
            <text:p>{</text:p>
            <text:p>  (void)argc; (void)argv;</text:p>
            <text:p>  fprintf(stdout, "Output before sleep on stdout from timeout test.\n");</text:p>
            <text:p>  fprintf(stderr, "Output before sleep on stderr from timeout test.\n");</text:p>
            <text:p>  fflush(stdout);</text:p>
            <text:p/>
          </table:table-cell>
          <table:table-cell office:value-type="string" calcext:value-type="string">
            <text:p>     If you have problems with this test timing out on your system, or want to</text:p>
            <text:p>     run more than 257 iterations, you can change the number of iterations by</text:p>
            <text:p>     setting the KWSYS_TEST_PROCESS_1_COUNT environment variable.  */</text:p>
            <text:p>  (void)argc;</text:p>
            <text:p>  (void)argv;</text:p>
            <text:p>  fprintf(stdout, "Output on stdout from test returning 0.\n");</text:p>
            <text:p>  fprintf(stderr, "Output on stderr from test returning 0.\n");</text:p>
            <text:p>  return 0;</text:p>
            <text:p>}</text:p>
            <text:p/>
            <text:p>static int test2(int argc, const char* argv[])</text:p>
            <text:p>{</text:p>
            <text:p>  (void)argc;</text:p>
            <text:p>  (void)argv;</text:p>
            <text:p>  fprintf(stdout, "Output on stdout from test returning 123.\n");</text:p>
            <text:p>  fprintf(stderr, "Output on stderr from test returning 123.\n");</text:p>
            <text:p>  return 123;</text:p>
            <text:p>}</text:p>
            <text:p/>
            <text:p>static int test3(int argc, const char* argv[])</text:p>
            <text:p>{</text:p>
            <text:p>  (void)argc;</text:p>
            <text:p>  (void)argv;</text:p>
            <text:p>  fprintf(stdout, "Output before sleep on stdout from timeout test.\n");</text:p>
            <text:p>  fprintf(stderr, "Output before sleep on stderr from timeout test.\n");</text:p>
            <text:p>  fflush(stdout);</text:p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4, 5, 12, 13, 20, 21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88.cpp</text:p>
          </table:table-cell>
          <table:table-cell office:value-type="string" calcext:value-type="string">
            <text:p>second/download/CMake/CMake-old-new/Kitware_CMake_new_hunk_288.cpp</text:p>
          </table:table-cell>
          <table:table-cell office:value-type="string" calcext:value-type="string">
            <text:p>  /* Avoid error diagnostic popups since we are crashing on purpose.  */</text:p>
            <text:p>  disable_debugger(1);</text:p>
            <text:p>#endif</text:p>
            <text:p>  (void)argc; (void)argv;</text:p>
            <text:p>  fprintf(stdout, "Output before crash on stdout from crash test.\n");</text:p>
            <text:p>  fprintf(stderr, "Output before crash on stderr from crash test.\n");</text:p>
            <text:p>  fflush(stdout);</text:p>
            <text:p/>
          </table:table-cell>
          <table:table-cell office:value-type="string" calcext:value-type="string">
            <text:p>  /* Avoid error diagnostic popups since we are crashing on purpose.  */</text:p>
            <text:p>  disable_debugger(1);</text:p>
            <text:p>#endif</text:p>
            <text:p>  (void)argc;</text:p>
            <text:p>  (void)argv;</text:p>
            <text:p>  fprintf(stdout, "Output before crash on stdout from crash test.\n");</text:p>
            <text:p>  fprintf(stderr, "Output before crash on stderr from crash test.\n");</text:p>
            <text:p>  fflush(stdout);</text:p>
            <text:p/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46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89.cpp</text:p>
          </table:table-cell>
          <table:table-cell office:value-type="string" calcext:value-type="string">
            <text:p>second/download/CMake/CMake-old-new/Kitware_CMake_new_hunk_289.cpp</text:p>
          </table:table-cell>
          <table:table-cell office:value-type="string" calcext:value-type="string">
            <text:p>  fprintf(stderr, "Output on stderr before recursive test.\n");</text:p>
            <text:p>  fflush(stdout);</text:p>
            <text:p>  fflush(stderr);</text:p>
            <text:p>  r = runChild(cmd, kwsysProcess_State_Exception,</text:p>
            <text:p>               kwsysProcess_Exception_Fault, 1, 1, 1, 0, 15, 0, 1, 0, 0, 0);</text:p>
            <text:p>  fprintf(stdout, "Output on stdout after recursive test.\n");</text:p>
            <text:p>  fprintf(stderr, "Output on stderr after recursive test.\n");</text:p>
            <text:p>  fflush(stdout);</text:p>
            <text:p>  fflush(stderr);</text:p>
            <text:p>  return r;</text:p>
            <text:p>}</text:p>
            <text:p/>
            <text:p>#define TEST6_SIZE (4096*2)</text:p>
            <text:p>static void test6(int argc, const char* argv[])</text:p>
            <text:p>{</text:p>
            <text:p>  int i;</text:p>
            <text:p>  char runaway[TEST6_SIZE�];</text:p>
            <text:p>  (void)argc; (void)argv;</text:p>
            <text:p>  for(i=0;i &lt; TEST6_SIZE;�)</text:p>
            <text:p>    {</text:p>
            <text:p>    runaway[i] = '.';</text:p>
            <text:p>    }</text:p>
            <text:p>  runaway[TEST6_SIZE] = '\n';</text:p>
            <text:p/>
            <text:p>  /* Generate huge amounts of output to test killing.  */</text:p>
            <text:p>  for(;;)</text:p>
            <text:p>    {</text:p>
            <text:p>    fwrite(runaway, 1, TEST6_SIZE�, stdout);</text:p>
            <text:p>    fflush(stdout);</text:p>
            <text:p>    }</text:p>
            <text:p>}</text:p>
            <text:p/>
            <text:p>/* Define MINPOLL to be one more than the number of times output is</text:p>
            <text:p/>
          </table:table-cell>
          <table:table-cell office:value-type="string" calcext:value-type="string">
            <text:p>  fprintf(stderr, "Output on stderr before recursive test.\n");</text:p>
            <text:p>  fflush(stdout);</text:p>
            <text:p>  fflush(stderr);</text:p>
            <text:p>  r = runChild(cmd, kwsysProcess_State_Exception, kwsysProcess_Exception_Fault,</text:p>
            <text:p>               1, 1, 1, 0, 15, 0, 1, 0, 0, 0);</text:p>
            <text:p>  fprintf(stdout, "Output on stdout after recursive test.\n");</text:p>
            <text:p>  fprintf(stderr, "Output on stderr after recursive test.\n");</text:p>
            <text:p>  fflush(stdout);</text:p>
            <text:p>  fflush(stderr);</text:p>
            <text:p>  return r;</text:p>
            <text:p>}</text:p>
            <text:p/>
            <text:p>#define TEST6_SIZE (4096 * 2)</text:p>
            <text:p>static void test6(int argc, const char* argv[])</text:p>
            <text:p>{</text:p>
            <text:p>  int i;</text:p>
            <text:p>  char runaway[TEST6_SIZE  1];</text:p>
            <text:p>  (void)argc;</text:p>
            <text:p>  (void)argv;</text:p>
            <text:p>  for (i = 0; i &lt; TEST6_SIZE; �) {</text:p>
            <text:p>    runaway[i] = '.';</text:p>
            <text:p>  }</text:p>
            <text:p>  runaway[TEST6_SIZE] = '\n';</text:p>
            <text:p/>
            <text:p>  /* Generate huge amounts of output to test killing.  */</text:p>
            <text:p>  for (;;) {</text:p>
            <text:p>    fwrite(runaway, 1, TEST6_SIZE  1, stdout);</text:p>
            <text:p>    fflush(stdout);</text:p>
            <text:p>  }</text:p>
            <text:p>}</text:p>
            <text:p/>
            <text:p>/* Define MINPOLL to be one more than the number of times output is</text:p>
            <text:p/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0, 5, 6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0.cpp</text:p>
          </table:table-cell>
          <table:table-cell office:value-type="string" calcext:value-type="string">
            <text:p>second/download/CMake/CMake-old-new/Kitware_CMake_new_hunk_290.cpp</text:p>
          </table:table-cell>
          <table:table-cell office:value-type="string" calcext:value-type="string">
            <text:p>#define MAXPOLL 20</text:p>
            <text:p>static int test7(int argc, const char* argv[])</text:p>
            <text:p>{</text:p>
            <text:p>  (void)argc; (void)argv;</text:p>
            <text:p>  fprintf(stdout, "Output on stdout before sleep.\n");</text:p>
            <text:p>  fprintf(stderr, "Output on stderr before sleep.\n");</text:p>
            <text:p>  fflush(stdout);</text:p>
            <text:p/>
          </table:table-cell>
          <table:table-cell office:value-type="string" calcext:value-type="string">
            <text:p>#define MAXPOLL 20</text:p>
            <text:p>static int test7(int argc, const char* argv[])</text:p>
            <text:p>{</text:p>
            <text:p>  (void)argc;</text:p>
            <text:p>  (void)argv;</text:p>
            <text:p>  fprintf(stdout, "Output on stdout before sleep.\n");</text:p>
            <text:p>  fprintf(stderr, "Output on stderr before sleep.\n");</text:p>
            <text:p>  fflush(stdout);</text:p>
            <text:p/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1.cpp</text:p>
          </table:table-cell>
          <table:table-cell office:value-type="string" calcext:value-type="string">
            <text:p>second/download/CMake/CMake-old-new/Kitware_CMake_new_hunk_291.cpp</text:p>
          </table:table-cell>
          <table:table-cell office:value-type="string" calcext:value-type="string">
            <text:p/>
            <text:p>static int test8_grandchild(int argc, const char* argv[])</text:p>
            <text:p>{</text:p>
            <text:p>  (void)argc;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string" calcext:value-type="string">
            <text:p/>
            <text:p>static int test8_grandchild(int argc, const char* argv[])</text:p>
            <text:p>{</text:p>
            <text:p>  (void)argc;</text:p>
            <text:p> 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2.cpp</text:p>
          </table:table-cell>
          <table:table-cell office:value-type="string" calcext:value-type="string">
            <text:p>second/download/CMake/CMake-old-new/Kitware_CMake_new_hunk_292.cpp</text:p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 runChild(cmd, kwsysProcess_State_Exited,</text:p>
            <text:p>               kwsysProcess_Exception_None,</text:p>
            <text:p>               0, 1, 1, 0, 30, 0, 1, 0, 0, 0);</text:p>
            <text:p>  /* This sleep will avoid a race condition between this function exiting</text:p>
            <text:p>     normally and our Ctrl� handler exiting abnormally after the process</text:p>
            <text:p>     exits.  */</text:p>
            <text:p/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 runChild(cmd, kwsysProcess_State_Exited, kwsysProcess_Exception_None, 0,</text:p>
            <text:p>               1, 1, 0, 30, 0, 1, 0, 0, 0);</text:p>
            <text:p>  /* This sleep will avoid a race condition between this function exiting</text:p>
            <text:p>     normally and our Ctrl� handler exiting abnormally after the process</text:p>
            <text:p>     exits.  */</text:p>
            <text:p/>
          </table:table-cell>
          <table:table-cell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3.cpp</text:p>
          </table:table-cell>
          <table:table-cell office:value-type="string" calcext:value-type="string">
            <text:p>second/download/CMake/CMake-old-new/Kitware_CMake_new_hunk_293.cpp</text:p>
          </table:table-cell>
          <table:table-cell office:value-type="string" calcext:value-type="string">
            <text:p>static int test9_grandchild(int argc, const char* argv[])</text:p>
            <text:p>{</text:p>
            <text:p>  /* The grandchild just sleeps for a few seconds while ignoring signals.  */</text:p>
            <text:p>  (void)argc; (void)argv;</text:p>
            <text:p>#if defined(_WIN32)</text:p>
            <text:p>  if(!SetConsoleCtrlHandler(test9_grandchild_handler, TRUE))</text:p>
            <text:p>    {</text:p>
            <text:p>    return 1;</text:p>
            <text:p>    }</text:p>
            <text:p>#else</text:p>
            <text:p>  struct sigaction sa;</text:p>
            <text:p>  memset(&amp;sa, 0, sizeof(sa));</text:p>
            <text:p>  sa.sa_handler = SIG_IGN;</text:p>
            <text:p>  sigemptyset(&amp;sa.sa_mask);</text:p>
            <text:p>  if(sigaction(SIGINT, &amp;sa, 0) &lt; 0)</text:p>
            <text:p>    {</text:p>
            <text:p>    return 1;</text:p>
            <text:p>    }</text:p>
            <text:p>#endif</text:p>
            <text:p>  fprintf(stdout, "Output on stdout from grandchild before sleep.\n");</text:p>
            <text:p>  fprintf(stderr, "Output on stderr from grandchild before sleep.\n");</text:p>
            <text:p/>
          </table:table-cell>
          <table:table-cell office:value-type="string" calcext:value-type="string">
            <text:p>static int test9_grandchild(int argc, const char* argv[])</text:p>
            <text:p>{</text:p>
            <text:p>  /* The grandchild just sleeps for a few seconds while ignoring signals.  */</text:p>
            <text:p>  (void)argc;</text:p>
            <text:p>  (void)argv;</text:p>
            <text:p>#if defined(_WIN32)</text:p>
            <text:p>  if (!SetConsoleCtrlHandler(test9_grandchild_handler, TRUE)) {</text:p>
            <text:p>    return 1;</text:p>
            <text:p>  }</text:p>
            <text:p>#else</text:p>
            <text:p>  struct sigaction sa;</text:p>
            <text:p>  memset(&amp;sa, 0, sizeof(sa));</text:p>
            <text:p>  sa.sa_handler = SIG_IGN;</text:p>
            <text:p>  sigemptyset(&amp;sa.sa_mask);</text:p>
            <text:p>  if (sigaction(SIGINT, &amp;sa, 0) &lt; 0) {</text:p>
            <text:p>    return 1;</text:p>
            <text:p>  }</text:p>
            <text:p>#endif</text:p>
            <text:p>  fprintf(stdout, "Output on stdout from grandchild before sleep.\n");</text:p>
            <text:p>  fprintf(stderr, "Output on stderr from grandchild before sleep.\n");</text:p>
            <text:p/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[19, 20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4.cpp</text:p>
          </table:table-cell>
          <table:table-cell office:value-type="string" calcext:value-type="string">
            <text:p>second/download/CMake/CMake-old-new/Kitware_CMake_new_hunk_294.cpp</text:p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 runChild(cmd, kwsysProcess_State_Exception,</text:p>
            <text:p>               kwsysProcess_Exception_Interrupt,</text:p>
            <text:p>               0, 1, 1, 0, 30, 0, 1, 0, 1, 0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string" calcext:value-type="string">
            <text:p>  fprintf(stderr, "Output on stderr before grandchild test.\n");</text:p>
            <text:p>  fflush(stdout);</text:p>
            <text:p>  fflush(stderr);</text:p>
            <text:p>  r =</text:p>
            <text:p>    runChild(cmd, kwsysProcess_State_Exception,</text:p>
            <text:p>             kwsysProcess_Exception_Interrupt, 0, 1, 1, 0, 30, 0, 1, 0, 1, 0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0, 6, 7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5.cpp</text:p>
          </table:table-cell>
          <table:table-cell office:value-type="string" calcext:value-type="string">
            <text:p>second/download/CMake/CMake-old-new/Kitware_CMake_new_hunk_295.cpp</text:p>
          </table:table-cell>
          <table:table-cell office:value-type="string" calcext:value-type="string">
            <text:p>static int test10_grandchild(int argc, const char* argv[])</text:p>
            <text:p>{</text:p>
            <text:p>  /* The grandchild just sleeps for a few seconds and handles signals.  */</text:p>
            <text:p>  (void)argc;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string" calcext:value-type="string">
            <text:p>static int test10_grandchild(int argc, const char* argv[])</text:p>
            <text:p>{</text:p>
            <text:p>  /* The grandchild just sleeps for a few seconds and handles signals.  */</text:p>
            <text:p>  (void)argc;</text:p>
            <text:p>  (void)argv;</text:p>
            <text:p>  fprintf(stdout, "Output on stdout from grandchild before sleep.\n");</text:p>
            <text:p>  fprintf(stderr, "Output on stderr from grandchild before sleep.\n");</text:p>
            <text:p>  fflush(stdout);</text:p>
            <text:p/>
          </table:table-cell>
          <table:table-cell office:value-type="float" office:value="354" calcext:value-type="float">
            <text:p>35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47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6.cpp</text:p>
          </table:table-cell>
          <table:table-cell office:value-type="string" calcext:value-type="string">
            <text:p>second/download/CMake/CMake-old-new/Kitware_CMake_new_hunk_296.cpp</text:p>
          </table:table-cell>
          <table:table-cell office:value-type="string" calcext:value-type="string">
            <text:p>  return 0;</text:p>
            <text:p>}</text:p>
            <text:p/>
            <text:p>static int runChild2(kwsysProcess* kp,</text:p>
            <text:p>              const char* cmd[], int state, int exception, int value,</text:p>
            <text:p>              int share, int output, int delay, double timeout,</text:p>
            <text:p>              int poll, int disown, int createNewGroup,</text:p>
            <text:p>              unsigned int interruptDelay)</text:p>
            <text:p>{</text:p>
            <text:p>  int result = 0;</text:p>
            <text:p>  char* data = 0;</text:p>
            <text:p>  int length = 0;</text:p>
            <text:p>  double userTimeout = 0;</text:p>
            <text:p>  double* pUserTimeout = 0;</text:p>
            <text:p>  kwsysProcess_SetCommand(kp, cmd);</text:p>
            <text:p>  if(timeout &gt;= 0)</text:p>
            <text:p>    {</text:p>
            <text:p>    kwsysProcess_SetTimeout(kp, timeout);</text:p>
            <text:p>    }</text:p>
            <text:p>  if(share)</text:p>
            <text:p>    {</text:p>
            <text:p>    kwsysProcess_SetPipeShared(kp, kwsysProcess_Pipe_STDOUT, 1);</text:p>
            <text:p>    kwsysProcess_SetPipeShared(kp, kwsysProcess_Pipe_STDERR, 1);</text:p>
            <text:p>    }</text:p>
            <text:p>  if(disown)</text:p>
            <text:p>    {</text:p>
            <text:p>    kwsysProcess_SetOption(kp, kwsysProcess_Option_Detach, 1);</text:p>
            <text:p>    }</text:p>
            <text:p>  if(createNewGroup)</text:p>
            <text:p>    {</text:p>
            <text:p>    kwsysProcess_SetOption(kp, kwsysProcess_Option_CreateProcessGroup, 1);</text:p>
            <text:p>    }</text:p>
            <text:p>  kwsysProcess_Execute(kp);</text:p>
            <text:p/>
            <text:p>  if(poll)</text:p>
            <text:p>    {</text:p>
            <text:p>    pUserTimeout = &amp;userTimeout;</text:p>
            <text:p>    }</text:p>
            <text:p/>
            <text:p>  if(interruptDelay)</text:p>
            <text:p>    {</text:p>
            <text:p>    testProcess_sleep(interruptDelay);</text:p>
            <text:p>    kwsysProcess_Interrupt(kp);</text:p>
            <text:p>    }</text:p>
            <text:p/>
            <text:p>  if(!share &amp;&amp; !disown)</text:p>
            <text:p>    {</text:p>
            <text:p>    int p;</text:p>
            <text:p>    while((p = kwsysProcess_WaitForData(kp, &amp;data, &amp;length, pUserTimeout)))</text:p>
            <text:p>      {</text:p>
            <text:p>      if(output)</text:p>
            <text:p>        {</text:p>
            <text:p>        if(poll &amp;&amp; p == kwsysProcess_Pipe_Timeout)</text:p>
            <text:p>          {</text:p>
            <text:p>          fprintf(stdout, "WaitForData timeout reached.\n");</text:p>
            <text:p>          fflush(stdout);</text:p>
            <text:p/>
            <text:p>          /* Count the number of times we polled without getting data.</text:p>
            <text:p>             If it is excessive then kill the child and fail.  */</text:p>
            <text:p>          if(漢� &gt;= MAXPOLL)</text:p>
            <text:p>            {</text:p>
            <text:p>            fprintf(stdout, "Poll count reached limit %d.\n",</text:p>
            <text:p>                    MAXPOLL);</text:p>
            <text:p>            kwsysProcess_Kill(kp);</text:p>
            <text:p>            }</text:p>
            <text:p>          }</text:p>
            <text:p>        else</text:p>
            <text:p>          {</text:p>
            <text:p>          fwrite(data, 1, (size_t) length, stdout);</text:p>
            <text:p>          fflush(stdout);</text:p>
            <text:p>          }</text:p>
            <text:p>        }</text:p>
            <text:p>      if(poll)</text:p>
            <text:p>        {</text:p>
            <text:p>        /* Delay to avoid busy loop during polling.  */</text:p>
            <text:p>        testProcess_usleep(100000);</text:p>
            <text:p>        }</text:p>
            <text:p>      if(delay)</text:p>
            <text:p>        {</text:p>
            <text:p>        /* Purposely sleeping only on Win32 to let pipe fill up.  */</text:p>
            <text:p>#if defined(_WIN32)</text:p>
            <text:p>        testProcess_usleep(100000);</text:p>
            <text:p>#endif</text:p>
            <text:p>        }</text:p>
            <text:p>      }</text:p>
            <text:p>    }</text:p>
            <text:p/>
            <text:p>  if(disown)</text:p>
            <text:p>    {</text:p>
            <text:p>    kwsysProcess_Disown(kp);</text:p>
            <text:p>    }</text:p>
            <text:p>  else</text:p>
            <text:p>    {</text:p>
            <text:p>    kwsysProcess_WaitForExit(kp, 0);</text:p>
            <text:p>    }</text:p>
            <text:p/>
            <text:p>  switch (kwsysProcess_GetState(kp))</text:p>
            <text:p>    {</text:p>
            <text:p>    case kwsysProcess_State_Starting:</text:p>
            <text:p>      printf("No process has been executed.\n"); break;</text:p>
            <text:p>    case kwsysProcess_State_Executing:</text:p>
            <text:p>      printf("The process is still executing.\n"); break;</text:p>
            <text:p>    case kwsysProcess_State_Expired:</text:p>
            <text:p>      printf("Child was killed when timeout expired.\n"); break;</text:p>
            <text:p>    case kwsysProcess_State_Exited:</text:p>
            <text:p>      printf("Child exited with value = %d\n",</text:p>
            <text:p>             kwsysProcess_GetExitValue(kp));</text:p>
            <text:p>      result = ((exception != kwsysProcess_GetExitException(kp)) ||</text:p>
            <text:p>                (value != kwsysProcess_GetExitValue(kp))); break;</text:p>
            <text:p>    case kwsysProcess_State_Killed:</text:p>
            <text:p>      printf("Child was killed by parent.\n"); break;</text:p>
            <text:p>    case kwsysProcess_State_Exception:</text:p>
            <text:p>      printf("Child terminated abnormally: %s\n",</text:p>
            <text:p>             kwsysProcess_GetExceptionString(kp));</text:p>
            <text:p>      result = ((exception != kwsysProcess_GetExitException(kp)) ||</text:p>
            <text:p>                (value != kwsysProcess_GetExitValue(kp))); break;</text:p>
            <text:p>    case kwsysProcess_State_Disowned:</text:p>
            <text:p>      printf("Child was disowned.\n"); break;</text:p>
            <text:p>    case kwsysProcess_State_Error:</text:p>
            <text:p>      printf("Error in administrating child process: [%s]\n",</text:p>
            <text:p>             kwsysProcess_GetErrorString(kp)); break;</text:p>
            <text:p>    };</text:p>
            <text:p/>
            <text:p>  if(result)</text:p>
            <text:p>    {</text:p>
            <text:p>    if(exception != kwsysProcess_GetExitException(kp))</text:p>
            <text:p>      {</text:p>
            <text:p>      fprintf(stderr, "Mismatch in exit exception.  "</text:p>
            <text:p>              "Should have been %d, was %d.\n",</text:p>
            <text:p>              exception, kwsysProcess_GetExitException(kp));</text:p>
            <text:p>      }</text:p>
            <text:p>    if(value != kwsysProcess_GetExitValue(kp))</text:p>
            <text:p>      {</text:p>
            <text:p>      fprintf(stderr, "Mismatch in exit value.  "</text:p>
            <text:p>              "Should have been %d, was %d.\n",</text:p>
            <text:p>              value, kwsysProcess_GetExitValue(kp));</text:p>
            <text:p>      }</text:p>
            <text:p>    }</text:p>
            <text:p/>
            <text:p>  if(kwsysProcess_GetState(kp) != state)</text:p>
            <text:p>    {</text:p>
            <text:p>    fprintf(stderr, "Mismatch in state.  "</text:p>
            <text:p>            "Should have been %d, was %d.\n",</text:p>
            <text:p>            state, kwsysProcess_GetState(kp));</text:p>
            <text:p>    result = 1;</text:p>
            <text:p>    }</text:p>
            <text:p/>
            <text:p>  /* We should have polled more times than there were data if polling</text:p>
            <text:p>     was enabled.  */</text:p>
            <text:p>  if(poll &amp;&amp; poll &lt; MINPOLL)</text:p>
            <text:p>    {</text:p>
            <text:p>    fprintf(stderr, "Poll count is %d, which is less than %d.\n",</text:p>
            <text:p>            poll, MINPOLL);</text:p>
            <text:p>    result = 1;</text:p>
            <text:p>    }</text:p>
            <text:p/>
            <text:p>  return result;</text:p>
            <text:p>}</text:p>
            <text:p/>
          </table:table-cell>
          <table:table-cell office:value-type="string" calcext:value-type="string">
            <text:p>  return 0;</text:p>
            <text:p>}</text:p>
            <text:p/>
            <text:p>static int runChild2(kwsysProcess* kp, const char* cmd[], int state,</text:p>
            <text:p>                     int exception, int value, int share, int output,</text:p>
            <text:p>                     int delay, double timeout, int poll, int disown,</text:p>
            <text:p>                     int createNewGroup, unsigned int interruptDelay)</text:p>
            <text:p>{</text:p>
            <text:p>  int result = 0;</text:p>
            <text:p>  char* data = 0;</text:p>
            <text:p>  int length = 0;</text:p>
            <text:p>  double userTimeout = 0;</text:p>
            <text:p>  double* pUserTimeout = 0;</text:p>
            <text:p>  kwsysProcess_SetCommand(kp, cmd);</text:p>
            <text:p>  if (timeout &gt;= 0) {</text:p>
            <text:p>    kwsysProcess_SetTimeout(kp, timeout);</text:p>
            <text:p>  }</text:p>
            <text:p>  if (share) {</text:p>
            <text:p>    kwsysProcess_SetPipeShared(kp, kwsysProcess_Pipe_STDOUT, 1);</text:p>
            <text:p>    kwsysProcess_SetPipeShared(kp, kwsysProcess_Pipe_STDERR, 1);</text:p>
            <text:p>  }</text:p>
            <text:p>  if (disown) {</text:p>
            <text:p>    kwsysProcess_SetOption(kp, kwsysProcess_Option_Detach, 1);</text:p>
            <text:p>  }</text:p>
            <text:p>  if (createNewGroup) {</text:p>
            <text:p>    kwsysProcess_SetOption(kp, kwsysProcess_Option_CreateProcessGroup, 1);</text:p>
            <text:p>  }</text:p>
            <text:p>  kwsysProcess_Execute(kp);</text:p>
            <text:p/>
            <text:p>  if (poll) {</text:p>
            <text:p>    pUserTimeout = &amp;userTimeout;</text:p>
            <text:p>  }</text:p>
            <text:p/>
            <text:p>  if (interruptDelay) {</text:p>
            <text:p>    testProcess_sleep(interruptDelay);</text:p>
            <text:p>    kwsysProcess_Interrupt(kp);</text:p>
            <text:p>  }</text:p>
            <text:p/>
            <text:p>  if (!share &amp;&amp; !disown) {</text:p>
            <text:p>    int p;</text:p>
            <text:p>    while ((p = kwsysProcess_WaitForData(kp, &amp;data, &amp;length, pUserTimeout))) {</text:p>
            <text:p>      if (output) {</text:p>
            <text:p>        if (poll &amp;&amp; p == kwsysProcess_Pipe_Timeout) {</text:p>
            <text:p>          fprintf(stdout, "WaitForData timeout reached.\n");</text:p>
            <text:p>          fflush(stdout);</text:p>
            <text:p/>
            <text:p>          /* Count the number of times we polled without getting data.</text:p>
            <text:p>             If it is excessive then kill the child and fail.  */</text:p>
            <text:p>          if (漢� &gt;= MAXPOLL) {</text:p>
            <text:p>            fprintf(stdout, "Poll count reached limit %d.\n", MAXPOLL);</text:p>
            <text:p>            kwsysProcess_Kill(kp);</text:p>
            <text:p>          }</text:p>
            <text:p>        } else {</text:p>
            <text:p>          fwrite(data, 1, (size_t)length, stdout);</text:p>
            <text:p>          fflush(stdout);</text:p>
            <text:p>        }</text:p>
            <text:p>      }</text:p>
            <text:p>      if (poll) {</text:p>
            <text:p>        /* Delay to avoid busy loop during polling.  */</text:p>
            <text:p>        testProcess_usleep(100000);</text:p>
            <text:p>      }</text:p>
            <text:p>      if (delay) {</text:p>
            <text:p>/* Purposely sleeping only on Win32 to let pipe fill up.  */</text:p>
            <text:p>#if defined(_WIN32)</text:p>
            <text:p>        testProcess_usleep(100000);</text:p>
            <text:p>#endif</text:p>
            <text:p>      }</text:p>
            <text:p>    }</text:p>
            <text:p>  }</text:p>
            <text:p/>
            <text:p>  if (disown) {</text:p>
            <text:p>    kwsysProcess_Disown(kp);</text:p>
            <text:p>  } else {</text:p>
            <text:p>    kwsysProcess_WaitForExit(kp, 0);</text:p>
            <text:p>  }</text:p>
            <text:p/>
            <text:p>  switch (kwsysProcess_GetState(kp)) {</text:p>
            <text:p>    case kwsysProcess_State_Starting:</text:p>
            <text:p>      printf("No process has been executed.\n");</text:p>
            <text:p>      break;</text:p>
            <text:p>    case kwsysProcess_State_Executing:</text:p>
            <text:p>      printf("The process is still executing.\n");</text:p>
            <text:p>      break;</text:p>
            <text:p>    case kwsysProcess_State_Expired:</text:p>
            <text:p>      printf("Child was killed when timeout expired.\n");</text:p>
            <text:p>      break;</text:p>
            <text:p>    case kwsysProcess_State_Exited:</text:p>
            <text:p>      printf("Child exited with value = %d\n", kwsysProcess_GetExitValue(kp));</text:p>
            <text:p>      result = ((exception != kwsysProcess_GetExitException(kp)) ||</text:p>
            <text:p>                (value != kwsysProcess_GetExitValue(kp)));</text:p>
            <text:p>      break;</text:p>
            <text:p>    case kwsysProcess_State_Killed:</text:p>
            <text:p>      printf("Child was killed by parent.\n");</text:p>
            <text:p>      break;</text:p>
            <text:p>    case kwsysProcess_State_Exception:</text:p>
            <text:p>      printf("Child terminated abnormally: %s\n",</text:p>
            <text:p>             kwsysProcess_GetExceptionString(kp));</text:p>
            <text:p>      result = ((exception != kwsysProcess_GetExitException(kp)) ||</text:p>
            <text:p>                (value != kwsysProcess_GetExitValue(kp)));</text:p>
            <text:p>      break;</text:p>
            <text:p>    case kwsysProcess_State_Disowned:</text:p>
            <text:p>      printf("Child was disowned.\n");</text:p>
            <text:p>      break;</text:p>
            <text:p>    case kwsysProcess_State_Error:</text:p>
            <text:p>      printf("Error in administrating child process: [%s]\n",</text:p>
            <text:p>             kwsysProcess_GetErrorString(kp));</text:p>
            <text:p>      break;</text:p>
            <text:p>  };</text:p>
            <text:p/>
            <text:p>  if (result) {</text:p>
            <text:p>    if (exception != kwsysProcess_GetExitException(kp)) {</text:p>
            <text:p>      fprintf(stderr, "Mismatch in exit exception.  "</text:p>
            <text:p>                      "Should have been %d, was %d.\n",</text:p>
            <text:p>              exception, kwsysProcess_GetExitException(kp));</text:p>
            <text:p>    }</text:p>
            <text:p>    if (value != kwsysProcess_GetExitValue(kp)) {</text:p>
            <text:p>      fprintf(stderr, "Mismatch in exit value.  "</text:p>
            <text:p>                      "Should have been %d, was %d.\n",</text:p>
            <text:p>              value, kwsysProcess_GetExitValue(kp));</text:p>
            <text:p>    }</text:p>
            <text:p>  }</text:p>
            <text:p/>
            <text:p>  if (kwsysProcess_GetState(kp) != state) {</text:p>
            <text:p>    fprintf(stderr, "Mismatch in state.  "</text:p>
            <text:p>                    "Should have been %d, was %d.\n",</text:p>
            <text:p>            state, kwsysProcess_GetState(kp));</text:p>
            <text:p>    result = 1;</text:p>
            <text:p>  }</text:p>
            <text:p/>
            <text:p>  /* We should have polled more times than there were data if polling</text:p>
            <text:p>     was enabled.  */</text:p>
            <text:p>  if (poll &amp;&amp; poll &lt; MINPOLL) {</text:p>
            <text:p>    fprintf(stderr, "Poll count is %d, which is less than %d.\n", poll,</text:p>
            <text:p>            MINPOLL);</text:p>
            <text:p>    result = 1;</text:p>
            <text:p>  }</text:p>
            <text:p/>
            <text:p>  return result;</text:p>
            <text:p>}</text:p>
            <text:p/>
          </table:table-cell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54, 61, 99, 101, 103, 105, 110, 112, 117, 119, 127, 133, 141, 151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7.cpp</text:p>
          </table:table-cell>
          <table:table-cell office:value-type="string" calcext:value-type="string">
            <text:p>second/download/CMake/CMake-old-new/Kitware_CMake_new_hunk_297.cpp</text:p>
          </table:table-cell>
          <table:table-cell office:value-type="string" calcext:value-type="string">
            <text:p> *                  BEFORE any reading/polling of pipes occurs and before any</text:p>
            <text:p> *                  detachment occurs.</text:p>
            <text:p> */</text:p>
            <text:p>int runChild(const char* cmd[], int state, int exception, int value,</text:p>
            <text:p>             int share, int output, int delay, double timeout,</text:p>
            <text:p>             int poll, int repeat, int disown, int createNewGroup,</text:p>
            <text:p>             unsigned int interruptDelay)</text:p>
            <text:p>{</text:p>
            <text:p>  int result = 1;</text:p>
            <text:p>  kwsysProcess* kp = kwsysProcess_New();</text:p>
            <text:p>  if(!kp)</text:p>
            <text:p>    {</text:p>
            <text:p>    fprintf(stderr, "kwsysProcess_New returned NULL!\n");</text:p>
            <text:p>    return 1;</text:p>
            <text:p>    }</text:p>
            <text:p>  while(repeat-- &gt; 0)</text:p>
            <text:p>    {</text:p>
            <text:p>    result = runChild2(kp, cmd, state, exception, value, share,</text:p>
            <text:p>                       output, delay, timeout, poll, disown, createNewGroup,</text:p>
            <text:p>                       interruptDelay);</text:p>
            <text:p>    if(result)</text:p>
            <text:p>      {</text:p>
            <text:p>      break;</text:p>
            <text:p>      }</text:p>
            <text:p>    }</text:p>
            <text:p>  kwsysProcess_Delete(kp);</text:p>
            <text:p>  return result;</text:p>
            <text:p>}</text:p>
            <text:p/>
          </table:table-cell>
          <table:table-cell office:value-type="string" calcext:value-type="string">
            <text:p> *                  BEFORE any reading/polling of pipes occurs and before any</text:p>
            <text:p> *                  detachment occurs.</text:p>
            <text:p> */</text:p>
            <text:p>int runChild(const char* cmd[], int state, int exception, int value, int share,</text:p>
            <text:p>             int output, int delay, double timeout, int poll, int repeat,</text:p>
            <text:p>             int disown, int createNewGroup, unsigned int interruptDelay)</text:p>
            <text:p>{</text:p>
            <text:p>  int result = 1;</text:p>
            <text:p>  kwsysProcess* kp = kwsysProcess_New();</text:p>
            <text:p>  if (!kp) {</text:p>
            <text:p>    fprintf(stderr, "kwsysProcess_New returned NULL!\n");</text:p>
            <text:p>    return 1;</text:p>
            <text:p>  }</text:p>
            <text:p>  while (repeat-- &gt; 0) {</text:p>
            <text:p>    result = runChild2(kp, cmd, state, exception, value, share, output, delay,</text:p>
            <text:p>                       timeout, poll, disown, createNewGroup, interruptDelay);</text:p>
            <text:p>    if (result) {</text:p>
            <text:p>      break;</text:p>
            <text:p>    }</text:p>
            <text:p>  }</text:p>
            <text:p>  kwsysProcess_Delete(kp);</text:p>
            <text:p>  return result;</text:p>
            <text:p>}</text:p>
            <text:p/>
          </table:table-cell>
          <table:table-cell office:value-type="float" office:value="551" calcext:value-type="float">
            <text:p>55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48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143.cpp</text:p>
          </table:table-cell>
          <table:table-cell office:value-type="string" calcext:value-type="string">
            <text:p>second/download/CMake/CMake-old-new/Kitware_CMake_new_file_143.cpp</text:p>
          </table:table-cell>
          <table:table-cell office:value-type="string" calcext:value-type="string">
            <text:p>second/download/CMake/CMake-old-new/Kitware_CMake_old_hunk_298.cpp</text:p>
          </table:table-cell>
          <table:table-cell office:value-type="string" calcext:value-type="string">
            <text:p>second/download/CMake/CMake-old-new/Kitware_CMake_new_hunk_298.cpp</text:p>
          </table:table-cell>
          <table:table-cell office:value-type="string" calcext:value-type="string">
            <text:p>    SetStdHandle(STD_ERROR_HANDLE, out);</text:p>
            <text:p>    }</text:p>
            <text:p>#endif</text:p>
            <text:p>  if(argc == 2)</text:p>
            <text:p>    {</text:p>
            <text:p>    n = atoi(argv[1]);</text:p>
            <text:p>    }</text:p>
            <text:p>  else if(argc == 3 &amp;&amp; strcmp(argv[1], "run") == 0)</text:p>
            <text:p>    {</text:p>
            <text:p>    n = atoi(argv[2]);</text:p>
            <text:p>    }</text:p>
            <text:p>  /* Check arguments.  */</text:p>
            <text:p>  if(((n &gt;= 1 &amp;&amp; n &lt;= 10) || n == 108 || n == 109 || n == 110) &amp;&amp; argc == 3)</text:p>
            <text:p>    {</text:p>
            <text:p>    /* This is the child process for a requested test number.  */</text:p>
            <text:p>    switch (n)</text:p>
            <text:p>      {</text:p>
            <text:p>      case 1: return test1(argc, argv);</text:p>
            <text:p>      case 2: return test2(argc, argv);</text:p>
            <text:p>      case 3: return test3(argc, argv);</text:p>
            <text:p>      case 4: return test4(argc, argv);</text:p>
            <text:p>      case 5: return test5(argc, argv);</text:p>
            <text:p>      case 6: test6(argc, argv); return 0;</text:p>
            <text:p>      case 7: return test7(argc, argv);</text:p>
            <text:p>      case 8: return test8(argc, argv);</text:p>
            <text:p>      case 9: return test9(argc, argv);</text:p>
            <text:p>      case 10: return test10(argc, argv);</text:p>
            <text:p>      case 108: return test8_grandchild(argc, argv);</text:p>
            <text:p>      case 109: return test9_grandchild(argc, argv);</text:p>
            <text:p>      case 110: return test10_grandchild(argc, argv);</text:p>
            <text:p>      }</text:p>
            <text:p>    fprintf(stderr, "Invalid test number %d.\n", n);</text:p>
            <text:p>    return 1;</text:p>
            <text:p>    }</text:p>
            <text:p>  else if(n &gt;= 1 &amp;&amp; n &lt;= 10)</text:p>
            <text:p>    {</text:p>
            <text:p>    /* This is the parent process for a requested test number.  */</text:p>
            <text:p>    int states[10] =</text:p>
            <text:p>    {</text:p>
            <text:p>      kwsysProcess_State_Exited,</text:p>
            <text:p>      kwsysProcess_State_Exited,</text:p>
            <text:p>      kwsysProcess_State_Expired,</text:p>
            <text:p>      kwsysProcess_State_Exception,</text:p>
            <text:p>      kwsysProcess_State_Exited,</text:p>
            <text:p>      kwsysProcess_State_Expired,</text:p>
            <text:p>      kwsysProcess_State_Exited,</text:p>
            <text:p>      kwsysProcess_State_Exited,</text:p>
            <text:p>      kwsysProcess_State_Expired, /* Ctrl� handler test */</text:p>
            <text:p>      kwsysProcess_State_Exception /* Process group test */</text:p>
            <text:p>    };</text:p>
            <text:p>    int exceptions[10] =</text:p>
            <text:p>    {</text:p>
            <text:p>      kwsysProcess_Exception_None,</text:p>
            <text:p>      kwsysProcess_Exception_None,</text:p>
            <text:p>      kwsysProcess_Exception_None,</text:p>
            <text:p>      kwsysProcess_Exception_Fault,</text:p>
            <text:p>      kwsysProcess_Exception_None,</text:p>
            <text:p>      kwsysProcess_Exception_None,</text:p>
            <text:p>      kwsysProcess_Exception_None,</text:p>
            <text:p>      kwsysProcess_Exception_None,</text:p>
            <text:p>      kwsysProcess_Exception_None,</text:p>
            <text:p>      kwsysProcess_Exception_Interrupt</text:p>
            <text:p>    };</text:p>
            <text:p>    int values[10] = {0, 123, 1, 1, 0, 0, 0, 0, 1, 1};</text:p>
            <text:p>    int shares[10] = {0, 0, 0, 0, 0, 0, 0, 0, 1, 1};</text:p>
            <text:p>    int outputs[10] = {1, 1, 1, 1, 1, 0, 1, 1, 1, 1};</text:p>
            <text:p>    int delays[10] = {0, 0, 0, 0, 0, 1, 0, 0, 0, 0};</text:p>
            <text:p>    double timeouts[10] = {10, 10, 10, 30, 30, 10, -1, 10, 6, 4};</text:p>
            <text:p>    int polls[10] = {0, 0, 0, 0, 0, 0, 1, 0, 0, 0};</text:p>
            <text:p>    int repeat[10] = {257, 1, 1, 1, 1, 1, 1, 1, 1, 1};</text:p>
            <text:p>    int createNewGroups[10] = {0, 0, 0, 0, 0, 0, 0, 0, 1, 1};</text:p>
            <text:p>    unsigned int interruptDelays[10] = {0, 0, 0, 0, 0, 0, 0, 0, 3, 2};</text:p>
            <text:p>    int r;</text:p>
            <text:p>    const char* cmd[4];</text:p>
            <text:p>#ifdef _WIN32</text:p>
            <text:p>    char* argv0 = 0;</text:p>
            <text:p>#endif</text:p>
            <text:p>    char* test1IterationsStr = getenv("KWSYS_TEST_PROCESS_1_COUNT");</text:p>
            <text:p>    if(test1IterationsStr)</text:p>
            <text:p>      {</text:p>
            <text:p>      long int test1Iterations = strtol(test1IterationsStr, 0, 10);</text:p>
            <text:p>      if(test1Iterations &gt; 10 &amp;&amp; test1Iterations != LONG_MAX)</text:p>
            <text:p>        {</text:p>
            <text:p>        repeat[0] = (int)test1Iterations;</text:p>
            <text:p>        }</text:p>
            <text:p>      }</text:p>
            <text:p>#ifdef _WIN32</text:p>
            <text:p>    if(n == 0 &amp;&amp; (argv0 = strdup(argv[0])))</text:p>
            <text:p>      {</text:p>
            <text:p>      /* Try converting to forward slashes to see if it works.  */</text:p>
            <text:p>      char* c;</text:p>
            <text:p>      for(c=argv0; *c; �)</text:p>
            <text:p>        {</text:p>
            <text:p>        if(*c == '\\')</text:p>
            <text:p>          {</text:p>
            <text:p>          *c = '/';</text:p>
            <text:p>          }</text:p>
            <text:p>        }</text:p>
            <text:p>      cmd[0] = argv0;</text:p>
            <text:p>      }</text:p>
            <text:p>    else</text:p>
            <text:p>      {</text:p>
            <text:p>      cmd[0] = argv[0];</text:p>
            <text:p>      }</text:p>
            <text:p>#else</text:p>
            <text:p>    cmd[0] = argv[0];</text:p>
            <text:p>#endif</text:p>
            <text:p/>
          </table:table-cell>
          <table:table-cell office:value-type="string" calcext:value-type="string">
            <text:p>    SetStdHandle(STD_ERROR_HANDLE, out);</text:p>
            <text:p>    }</text:p>
            <text:p>#endif</text:p>
            <text:p>  if (argc == 2) {</text:p>
            <text:p>    n = atoi(argv[1]);</text:p>
            <text:p>  } else if (argc == 3 &amp;&amp; strcmp(argv[1], "run") == 0) {</text:p>
            <text:p>    n = atoi(argv[2]);</text:p>
            <text:p>  }</text:p>
            <text:p>  /* Check arguments.  */</text:p>
            <text:p>  if (((n &gt;= 1 &amp;&amp; n &lt;= 10) || n == 108 || n == 109 || n == 110) &amp;&amp; argc == 3) {</text:p>
            <text:p>    /* This is the child process for a requested test number.  */</text:p>
            <text:p>    switch (n) {</text:p>
            <text:p>      case 1:</text:p>
            <text:p>        return test1(argc, argv);</text:p>
            <text:p>      case 2:</text:p>
            <text:p>        return test2(argc, argv);</text:p>
            <text:p>      case 3:</text:p>
            <text:p>        return test3(argc, argv);</text:p>
            <text:p>      case 4:</text:p>
            <text:p>        return test4(argc, argv);</text:p>
            <text:p>      case 5:</text:p>
            <text:p>        return test5(argc, argv);</text:p>
            <text:p>      case 6:</text:p>
            <text:p>        test6(argc, argv);</text:p>
            <text:p>        return 0;</text:p>
            <text:p>      case 7:</text:p>
            <text:p>        return test7(argc, argv);</text:p>
            <text:p>      case 8:</text:p>
            <text:p>        return test8(argc, argv);</text:p>
            <text:p>      case 9:</text:p>
            <text:p>        return test9(argc, argv);</text:p>
            <text:p>      case 10:</text:p>
            <text:p>        return test10(argc, argv);</text:p>
            <text:p>      case 108:</text:p>
            <text:p>        return test8_grandchild(argc, argv);</text:p>
            <text:p>      case 109:</text:p>
            <text:p>        return test9_grandchild(argc, argv);</text:p>
            <text:p>      case 110:</text:p>
            <text:p>        return test10_grandchild(argc, argv);</text:p>
            <text:p>    }</text:p>
            <text:p>    fprintf(stderr, "Invalid test number %d.\n", n);</text:p>
            <text:p>    return 1;</text:p>
            <text:p>  } else if (n &gt;= 1 &amp;&amp; n &lt;= 10) {</text:p>
            <text:p>    /* This is the parent process for a requested test number.  */</text:p>
            <text:p>    int states[10] = {</text:p>
            <text:p>      kwsysProcess_State_Exited,   kwsysProcess_State_Exited,</text:p>
            <text:p>      kwsysProcess_State_Expired,  kwsysProcess_State_Exception,</text:p>
            <text:p>      kwsysProcess_State_Exited,   kwsysProcess_State_Expired,</text:p>
            <text:p>      kwsysProcess_State_Exited,   kwsysProcess_State_Exited,</text:p>
            <text:p>      kwsysProcess_State_Expired,  /* Ctrl� handler test */</text:p>
            <text:p>      kwsysProcess_State_Exception /* Process group test */</text:p>
            <text:p>    };</text:p>
            <text:p>    int exceptions[10] = {</text:p>
            <text:p>      kwsysProcess_Exception_None, kwsysProcess_Exception_None,</text:p>
            <text:p>      kwsysProcess_Exception_None, kwsysProcess_Exception_Fault,</text:p>
            <text:p>      kwsysProcess_Exception_None, kwsysProcess_Exception_None,</text:p>
            <text:p>      kwsysProcess_Exception_None, kwsysProcess_Exception_None,</text:p>
            <text:p>      kwsysProcess_Exception_None, kwsysProcess_Exception_Interrupt</text:p>
            <text:p>    };</text:p>
            <text:p>    int values[10] = { 0, 123, 1, 1, 0, 0, 0, 0, 1, 1 };</text:p>
            <text:p>    int shares[10] = { 0, 0, 0, 0, 0, 0, 0, 0, 1, 1 };</text:p>
            <text:p>    int outputs[10] = { 1, 1, 1, 1, 1, 0, 1, 1, 1, 1 };</text:p>
            <text:p>    int delays[10] = { 0, 0, 0, 0, 0, 1, 0, 0, 0, 0 };</text:p>
            <text:p>    double timeouts[10] = { 10, 10, 10, 30, 30, 10, -1, 10, 6, 4 };</text:p>
            <text:p>    int polls[10] = { 0, 0, 0, 0, 0, 0, 1, 0, 0, 0 };</text:p>
            <text:p>    int repeat[10] = { 257, 1, 1, 1, 1, 1, 1, 1, 1, 1 };</text:p>
            <text:p>    int createNewGroups[10] = { 0, 0, 0, 0, 0, 0, 0, 0, 1, 1 };</text:p>
            <text:p>    unsigned int interruptDelays[10] = { 0, 0, 0, 0, 0, 0, 0, 0, 3, 2 };</text:p>
            <text:p>    int r;</text:p>
            <text:p>    const char* cmd[4];</text:p>
            <text:p>#ifdef _WIN32</text:p>
            <text:p>    char* argv0 = 0;</text:p>
            <text:p>#endif</text:p>
            <text:p>    char* test1IterationsStr = getenv("KWSYS_TEST_PROCESS_1_COUNT");</text:p>
            <text:p>    if (test1IterationsStr) {</text:p>
            <text:p>      long int test1Iterations = strtol(test1IterationsStr, 0, 10);</text:p>
            <text:p>      if (test1Iterations &gt; 10 &amp;&amp; test1Iterations != LONG_MAX) {</text:p>
            <text:p>        repeat[0] = (int)test1Iterations;</text:p>
            <text:p>      }</text:p>
            <text:p>    }</text:p>
            <text:p>#ifdef _WIN32</text:p>
            <text:p>    if (n == 0 &amp;&amp; (argv0 = strdup(argv[0]))) {</text:p>
            <text:p>      /* Try converting to forward slashes to see if it works.  */</text:p>
            <text:p>      char* c;</text:p>
            <text:p>      for (c = argv0; *c; �) {</text:p>
            <text:p>        if (*c == '\\') {</text:p>
            <text:p>          *c = '/';</text:p>
            <text:p>        }</text:p>
            <text:p>      }</text:p>
            <text:p>      cmd[0] = argv0;</text:p>
            <text:p>    } else {</text:p>
            <text:p>      cmd[0] = argv[0];</text:p>
            <text:p>    }</text:p>
            <text:p>#else</text:p>
            <text:p>    cmd[0] = argv[0];</text:p>
            <text:p>#endif</text:p>
            <text:p/>
          </table:table-cell>
          <table:table-cell office:value-type="float" office:value="609" calcext:value-type="float">
            <text:p>60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2fe3e55d53989c909be595b00a4749b75886accf</text:p>
          </table:table-cell>
          <table:table-cell office:value-type="string" calcext:value-type="string">
            <text:p>cmState: Move CacheEntryType enum to separate namespace</text:p>
            <text:p/>
            <text:p>Port dependent code to the chang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acheManager.cxx</text:p>
          </table:table-cell>
          <table:table-cell office:value-type="string" calcext:value-type="string">
            <text:p>second/download/CMake/CMake-old-new/Kitware_CMake_old_file_144.cpp</text:p>
          </table:table-cell>
          <table:table-cell office:value-type="string" calcext:value-type="string">
            <text:p>second/download/CMake/CMake-old-new/Kitware_CMake_new_file_144.cpp</text:p>
          </table:table-cell>
          <table:table-cell office:value-type="string" calcext:value-type="string">
            <text:p>second/download/CMake/CMake-old-new/Kitware_CMake_old_hunk_299.cpp</text:p>
          </table:table-cell>
          <table:table-cell office:value-type="string" calcext:value-type="string">
            <text:p>second/download/CMake/CMake-old-new/Kitware_CMake_new_hunk_299.cpp</text:p>
          </table:table-cell>
          <table:table-cell office:value-type="string" calcext:value-type="string">
            <text:p>  this-&gt;AddCacheEntry("CMAKE_CACHE_MINOR_VERSION", temp,</text:p>
            <text:p>                      "Minor version of cmake used to create the "</text:p>
            <text:p>                      "current loaded cache",</text:p>
            <text:p>                      cmState::INTERNAL);</text:p>
            <text:p>  sprintf(temp, "%d", cmVersion::GetMajorVersion());</text:p>
            <text:p>  this-&gt;AddCacheEntry("CMAKE_CACHE_MAJOR_VERSION", temp,</text:p>
            <text:p>                      "Major version of cmake used to create the "</text:p>
            <text:p>                      "current loaded cache",</text:p>
            <text:p>                      cmState::INTERNAL);</text:p>
            <text:p>  sprintf(temp, "%d", cmVersion::GetPatchVersion());</text:p>
            <text:p>  this-&gt;AddCacheEntry("CMAKE_CACHE_PATCH_VERSION", temp,</text:p>
            <text:p>                      "Patch version of cmake used to create the "</text:p>
            <text:p>                      "current loaded cache",</text:p>
            <text:p>                      cmState::INTERNAL);</text:p>
            <text:p/>
            <text:p>  // Let us store the current working directory so that if somebody</text:p>
            <text:p>  // Copies it, he will not be surprised</text:p>
            <text:p/>
          </table:table-cell>
          <table:table-cell office:value-type="string" calcext:value-type="string">
            <text:p>  this-&gt;AddCacheEntry("CMAKE_CACHE_MINOR_VERSION", temp,</text:p>
            <text:p>                      "Minor version of cmake used to create the "</text:p>
            <text:p>                      "current loaded cache",</text:p>
            <text:p>                      cmStateEnums::INTERNAL);</text:p>
            <text:p>  sprintf(temp, "%d", cmVersion::GetMajorVersion());</text:p>
            <text:p>  this-&gt;AddCacheEntry("CMAKE_CACHE_MAJOR_VERSION", temp,</text:p>
            <text:p>                      "Major version of cmake used to create the "</text:p>
            <text:p>                      "current loaded cache",</text:p>
            <text:p>                      cmStateEnums::INTERNAL);</text:p>
            <text:p>  sprintf(temp, "%d", cmVersion::GetPatchVersion());</text:p>
            <text:p>  this-&gt;AddCacheEntry("CMAKE_CACHE_PATCH_VERSION", temp,</text:p>
            <text:p>                      "Patch version of cmake used to create the "</text:p>
            <text:p>                      "current loaded cache",</text:p>
            <text:p>                      cmStateEnums::INTERNAL);</text:p>
            <text:p/>
            <text:p>  // Let us store the current working directory so that if somebody</text:p>
            <text:p>  // Copies it, he will not be surprised</text:p>
            <text:p/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[4, 9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fe3e55d53989c909be595b00a4749b75886accf</text:p>
          </table:table-cell>
          <table:table-cell office:value-type="string" calcext:value-type="string">
            <text:p>cmState: Move CacheEntryType enum to separate namespace</text:p>
            <text:p/>
            <text:p>Port dependent code to the chang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GlobalGenerator.cxx</text:p>
          </table:table-cell>
          <table:table-cell office:value-type="string" calcext:value-type="string">
            <text:p>second/download/CMake/CMake-old-new/Kitware_CMake_old_file_145.cpp</text:p>
          </table:table-cell>
          <table:table-cell office:value-type="string" calcext:value-type="string">
            <text:p>second/download/CMake/CMake-old-new/Kitware_CMake_new_file_145.cpp</text:p>
          </table:table-cell>
          <table:table-cell office:value-type="string" calcext:value-type="string">
            <text:p>second/download/CMake/CMake-old-new/Kitware_CMake_old_hunk_300.cpp</text:p>
          </table:table-cell>
          <table:table-cell office:value-type="string" calcext:value-type="string">
            <text:p>second/download/CMake/CMake-old-new/Kitware_CMake_new_hunk_300.cpp</text:p>
          </table:table-cell>
          <table:table-cell office:value-type="string" calcext:value-type="string">
            <text:p>  sprintf(num, "%d", static_cast&lt;int&gt;(this-&gt;Makefiles.size()));</text:p>
            <text:p>  this-&gt;GetCMakeInstance()-&gt;AddCacheEntry("CMAKE_NUMBER_OF_MAKEFILES", num,</text:p>
            <text:p>                                          "number of local generators",</text:p>
            <text:p>                                          cmState::INTERNAL);</text:p>
            <text:p/>
            <text:p>  // check for link libraries and include directories containing "NOTFOUND"</text:p>
            <text:p>  // and for infinite loops</text:p>
            <text:p/>
          </table:table-cell>
          <table:table-cell office:value-type="string" calcext:value-type="string">
            <text:p>  sprintf(num, "%d", static_cast&lt;int&gt;(this-&gt;Makefiles.size()));</text:p>
            <text:p>  this-&gt;GetCMakeInstance()-&gt;AddCacheEntry("CMAKE_NUMBER_OF_MAKEFILES", num,</text:p>
            <text:p>                                          "number of local generators",</text:p>
            <text:p>                                          cmStateEnums::INTERNAL);</text:p>
            <text:p/>
            <text:p>  // check for link libraries and include directories containing "NOTFOUND"</text:p>
            <text:p>  // and for infinite loops</text:p>
            <text:p/>
          </table:table-cell>
          <table:table-cell table:number-columns-repeated="2" office:value-type="float" office:value="1103" calcext:value-type="float">
            <text:p>1103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a49751fb2eed0ca6415b243c35b23201b8060597</text:p>
          </table:table-cell>
          <table:table-cell office:value-type="string" calcext:value-type="string">
            <text:p>cmState: Move TargetType enum to separate namespa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146.cpp</text:p>
          </table:table-cell>
          <table:table-cell office:value-type="string" calcext:value-type="string">
            <text:p>second/download/CMake/CMake-old-new/Kitware_CMake_new_file_146.cpp</text:p>
          </table:table-cell>
          <table:table-cell office:value-type="string" calcext:value-type="string">
            <text:p>second/download/CMake/CMake-old-new/Kitware_CMake_old_hunk_301.cpp</text:p>
          </table:table-cell>
          <table:table-cell office:value-type="string" calcext:value-type="string">
            <text:p>second/download/CMake/CMake-old-new/Kitware_CMake_new_hunk_301.cpp</text:p>
          </table:table-cell>
          <table:table-cell office:value-type="string" calcext:value-type="string">
            <text:p>              ? "NEW"</text:p>
            <text:p>              : "OLD");</text:p>
            <text:p/>
            <text:p>    if (targetType == cmState::EXECUTABLE) {</text:p>
            <text:p>      /* Put the executable at a known location (for COPY_FILE).  */</text:p>
            <text:p>      fprintf(fout, "set(CMAKE_RUNTIME_OUTPUT_DIRECTORY \"%s\")\n",</text:p>
            <text:p>              this-&gt;BinaryDirectory.c_str());</text:p>
            <text:p>      /* Create the actual executable.  */</text:p>
            <text:p>      fprintf(fout, "add_executable(%s", targetName.c_str());</text:p>
            <text:p>    } else // if (targetType == cmState::STATIC_LIBRARY)</text:p>
            <text:p>    {</text:p>
            <text:p>      /* Put the static library at a known location (for COPY_FILE).  */</text:p>
            <text:p>      fprintf(fout, "set(CMAKE_ARCHIVE_OUTPUT_DIRECTORY \"%s\")\n",</text:p>
            <text:p/>
          </table:table-cell>
          <table:table-cell office:value-type="string" calcext:value-type="string">
            <text:p>              ? "NEW"</text:p>
            <text:p>              : "OLD");</text:p>
            <text:p/>
            <text:p>    if (targetType == cmStateEnums::EXECUTABLE) {</text:p>
            <text:p>      /* Put the executable at a known location (for COPY_FILE).  */</text:p>
            <text:p>      fprintf(fout, "set(CMAKE_RUNTIME_OUTPUT_DIRECTORY \"%s\")\n",</text:p>
            <text:p>              this-&gt;BinaryDirectory.c_str());</text:p>
            <text:p>      /* Create the actual executable.  */</text:p>
            <text:p>      fprintf(fout, "add_executable(%s", targetName.c_str());</text:p>
            <text:p>    } else // if (targetType == cmStateEnums::STATIC_LIBRARY)</text:p>
            <text:p>    {</text:p>
            <text:p>      /* Put the static library at a known location (for COPY_FILE).  */</text:p>
            <text:p>      fprintf(fout, "set(CMAKE_ARCHIVE_OUTPUT_DIRECTORY \"%s\")\n",</text:p>
            <text:p/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[5, 8, 12]</text:p>
          </table:table-cell>
          <table:table-cell office:value-type="string" calcext:value-type="string">
            <text:p>[]</text:p>
          </table:table-cell>
        </table:table-row>
        <table:table-row table:style-name="ro49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prParser.cxx</text:p>
          </table:table-cell>
          <table:table-cell office:value-type="string" calcext:value-type="string">
            <text:p>second/download/CMake/CMake-old-new/Kitware_CMake_old_file_147.cpp</text:p>
          </table:table-cell>
          <table:table-cell office:value-type="string" calcext:value-type="string">
            <text:p>second/download/CMake/CMake-old-new/Kitware_CMake_new_file_147.cpp</text:p>
          </table:table-cell>
          <table:table-cell office:value-type="string" calcext:value-type="string">
            <text:p>second/download/CMake/CMake-old-new/Kitware_CMake_old_hunk_302.cpp</text:p>
          </table:table-cell>
          <table:table-cell office:value-type="string" calcext:value-type="string">
            <text:p>second/download/CMake/CMake-old-new/Kitware_CMake_new_hunk_302.cpp</text:p>
          </table:table-cell>
          <table:table-cell office:value-type="string" calcext:value-type="string">
            <text:p>#  define YYFPRINTF fprintf</text:p>
            <text:p># endif</text:p>
            <text:p/>
            <text:p># define YYDPRINTF(Args)      \</text:p>
            <text:p>do {            \</text:p>
            <text:p>  if (yydebug)          \</text:p>
            <text:p>    YYFPRINTF Args;        \</text:p>
            <text:p>} while (0)</text:p>
            <text:p/>
            <text:p># define YYDSYMPRINT(Args)      \</text:p>
            <text:p>do {            \</text:p>
            <text:p>  if (yydebug)          \</text:p>
            <text:p>    yysymprint Args;        \</text:p>
            <text:p>} while (0)</text:p>
            <text:p/>
            <text:p># define YYDSYMPRINTF(Title, Token, Value, Location)    \</text:p>
            <text:p>do {                \</text:p>
            <text:p>  if (yydebug)              \</text:p>
            <text:p>    {                \</text:p>
            <text:p>      YYFPRINTF (stderr, "%s ", Title);        \</text:p>
            <text:p>      yysymprint (stderr,           \</text:p>
            <text:p>                  Token, Value);  \</text:p>
            <text:p>      YYFPRINTF (stderr, "\n");          \</text:p>
            <text:p>    }                \</text:p>
            <text:p>} while (0)</text:p>
            <text:p/>
            <text:p>/*------------------------------------------------------------------.</text:p>
            <text:p>| yy_stack_print -- Print the state stack from its BOTTOM up to its |</text:p>
            <text:p>| TOP (included).                                                   |</text:p>
            <text:p>`------------------------------------------------------------------*/</text:p>
            <text:p/>
            <text:p>#if defined (__STDC__) || defined (__cplusplus)</text:p>
            <text:p>static void</text:p>
            <text:p>yy_stack_print (short int *bottom, short int *top)</text:p>
            <text:p>#else</text:p>
            <text:p>static void</text:p>
            <text:p>yy_stack_print (bottom, top)</text:p>
            <text:p>    short int *bottom;</text:p>
            <text:p>    short int *top;</text:p>
            <text:p>#endif</text:p>
            <text:p>{</text:p>
            <text:p>  YYFPRINTF (stderr, "Stack now");</text:p>
            <text:p>  for (/* Nothing. */; bottom &lt;= top; 了ⶶ�)</text:p>
            <text:p>    YYFPRINTF (stderr, " %d", *bottom);</text:p>
            <text:p>  YYFPRINTF (stderr, "\n");</text:p>
            <text:p>}</text:p>
            <text:p/>
            <text:p># define YY_STACK_PRINT(Bottom, Top)        \</text:p>
            <text:p>do {                \</text:p>
            <text:p>  if (yydebug)              \</text:p>
            <text:p>    yy_stack_print ((Bottom), (Top));        \</text:p>
            <text:p>} while (0)</text:p>
            <text:p/>
            <text:p/>
            <text:p>/*------------------------------------------------.</text:p>
            <text:p>| Report that the YYRULE is going to be reduced.  |</text:p>
            <text:p>`------------------------------------------------*/</text:p>
            <text:p/>
            <text:p>#if defined (__STDC__) || defined (__cplusplus)</text:p>
            <text:p>static void</text:p>
            <text:p>yy_reduce_print (int yyrule)</text:p>
            <text:p>#else</text:p>
            <text:p>static void</text:p>
            <text:p>yy_reduce_print (yyrule)</text:p>
            <text:p>    int yyrule;</text:p>
            <text:p>#endif</text:p>
            <text:p>{</text:p>
            <text:p>  int yyi;</text:p>
            <text:p>  unsigned int yylno = yyrline[yyrule];</text:p>
            <text:p>  YYFPRINTF (stderr, "Reducing stack by rule %d (line %u), ",</text:p>
            <text:p>             yyrule - 1, yylno);</text:p>
            <text:p>  /* Print the symbols being reduced, and their result.  */</text:p>
            <text:p>  for (yyi = yyprhs[yyrule]; 0 &lt;= yyrhs[yyi]; yyi�)</text:p>
            <text:p>    YYFPRINTF (stderr, "%s ", yytname [yyrhs[yyi]]);</text:p>
            <text:p>  YYFPRINTF (stderr, "-&gt; %s\n", yytname [yyr1[yyrule]]);</text:p>
            <text:p>}</text:p>
            <text:p/>
            <text:p># define YY_REDUCE_PRINT(Rule)    \</text:p>
            <text:p>do {          \</text:p>
            <text:p>  if (yydebug)        \</text:p>
            <text:p>    yy_reduce_print (Rule);    \</text:p>
            <text:p>} while (0)</text:p>
            <text:p/>
            <text:p>/* Nonzero means print parse trace.  It is left uninitialized so that</text:p>
            <text:p>   multiple parsers can coexist.  */</text:p>
            <text:p>int yydebug;</text:p>
            <text:p>#else /* !YYDEBUG */</text:p>
            <text:p># define YYDPRINTF(Args)</text:p>
            <text:p># define YYDSYMPRINT(Args)</text:p>
            <text:p># define YYDSYMPRINTF(Title, Token, Value, Location)</text:p>
            <text:p># define YY_STACK_PRINT(Bottom, Top)</text:p>
            <text:p># define YY_REDUCE_PRINT(Rule)</text:p>
            <text:p>#endif /* !YYDEBUG */</text:p>
            <text:p/>
            <text:p/>
            <text:p>/* YYINITDEPTH -- initial size of the parser's stacks.  */</text:p>
            <text:p>#ifndef  YYINITDEPTH</text:p>
            <text:p># define YYINITDEPTH 200</text:p>
            <text:p>#endif</text:p>
            <text:p/>
            <text:p>/* YYMAXDEPTH -- maximum size the stacks can grow to (effective only</text:p>
            <text:p>   if the built-in stack extension method is used).</text:p>
            <text:p/>
            <text:p>   Do not make this value too large; the results are undefined if</text:p>
            <text:p>   SIZE_MAX &lt; YYSTACK_BYTES (YYMAXDEPTH)</text:p>
            <text:p>   evaluated with infinite-precision integer arithmetic.  */</text:p>
            <text:p/>
            <text:p>#if defined (YYMAXDEPTH) &amp;&amp; YYMAXDEPTH == 0</text:p>
            <text:p># undef YYMAXDEPTH</text:p>
            <text:p>#endif</text:p>
            <text:p/>
            <text:p>#ifndef YYMAXDEPTH</text:p>
            <text:p># define YYMAXDEPTH 10000</text:p>
            <text:p>#endif</text:p>
            <text:p/>
            <text:p/>
            <text:p/>
            <text:p>#if YYERROR_VERBOSE</text:p>
            <text:p/>
            <text:p># ifndef yystrlen</text:p>
            <text:p>#  if defined (__GLIBC__) &amp;&amp; defined (_STRING_H)</text:p>
            <text:p>#   define yystrlen strlen</text:p>
            <text:p>#  else</text:p>
            <text:p>/* Return the length of YYSTR.  */</text:p>
            <text:p>static YYSIZE_T</text:p>
            <text:p>#   if defined (__STDC__) || defined (__cplusplus)</text:p>
            <text:p>yystrlen (const char *yystr)</text:p>
            <text:p>#   else</text:p>
            <text:p>yystrlen (yystr)</text:p>
            <text:p>     const char *yystr;</text:p>
            <text:p>#   endif</text:p>
            <text:p>{</text:p>
            <text:p>  const char *yys = yystr;</text:p>
            <text:p/>
            <text:p>  while (*yys� != '\0')</text:p>
            <text:p>    continue;</text:p>
            <text:p/>
            <text:p>  return yys - yystr - 1;</text:p>
            <text:p>}</text:p>
            <text:p>#  endif</text:p>
            <text:p># endif</text:p>
            <text:p/>
            <text:p># ifndef yystpcpy</text:p>
            <text:p>#  if defined (__GLIBC__) &amp;&amp; defined (_STRING_H) &amp;&amp; defined (_GNU_SOURCE)</text:p>
            <text:p>#   define yystpcpy stpcpy</text:p>
            <text:p>#  else</text:p>
            <text:p>/* Copy YYSRC to YYDEST, returning the address of the terminating '\0' in</text:p>
            <text:p>   YYDEST.  */</text:p>
            <text:p>static char *</text:p>
            <text:p>#   if defined (__STDC__) || defined (__cplusplus)</text:p>
            <text:p>yystpcpy (char *yydest, const char *yysrc)</text:p>
            <text:p>#   else</text:p>
            <text:p>yystpcpy (yydest, yysrc)</text:p>
            <text:p>     char *yydest;</text:p>
            <text:p>     const char *yysrc;</text:p>
            <text:p>#   endif</text:p>
            <text:p>{</text:p>
            <text:p>  char *yyd = yydest;</text:p>
            <text:p>  const char *yys = yysrc;</text:p>
            <text:p/>
          </table:table-cell>
          <table:table-cell office:value-type="string" calcext:value-type="string">
            <text:p>#  define YYFPRINTF fprintf</text:p>
            <text:p># endif</text:p>
            <text:p/>
            <text:p># define YYDPRINTF(Args)                        \</text:p>
            <text:p>do {                                            \</text:p>
            <text:p>  if (yydebug)                                  \</text:p>
            <text:p>    YYFPRINTF Args;                             \</text:p>
            <text:p>} while (0)</text:p>
            <text:p/>
            <text:p>/* This macro is provided for backward compatibility. */</text:p>
            <text:p>#ifndef YY_LOCATION_PRINT</text:p>
            <text:p># define YY_LOCATION_PRINT(File, Loc) ((void) 0)</text:p>
            <text:p>#endif</text:p>
            <text:p/>
            <text:p/>
            <text:p># define YY_SYMBOL_PRINT(Title, Type, Value, Location)                    \</text:p>
            <text:p>do {                                                                      \</text:p>
            <text:p>  if (yydebug)                                                            \</text:p>
            <text:p>    {                                                                     \</text:p>
            <text:p>      YYFPRINTF (stderr, "%s ", Title);                                   \</text:p>
            <text:p>      yy_symbol_print (stderr,                                            \</text:p>
            <text:p>                  Type, Value, yyscanner); \</text:p>
            <text:p>      YYFPRINTF (stderr, "\n");                                           \</text:p>
            <text:p>    }                                                                     \</text:p>
            <text:p>} while (0)</text:p>
            <text:p/>
            <text:p/>
            <text:p>/*----------------------------------------.</text:p>
            <text:p>| Print this symbol's value on YYOUTPUT.  |</text:p>
            <text:p>`----------------------------------------*/</text:p>
            <text:p/>
            <text:p>static void</text:p>
            <text:p>yy_symbol_value_print (FILE *yyoutput, int yytype, YYSTYPE const * const yyvaluep, yyscan_t yyscanner)</text:p>
            <text:p>{</text:p>
            <text:p>  FILE *yyo = yyoutput;</text:p>
            <text:p>  YYUSE (yyo);</text:p>
            <text:p>  YYUSE (yyscanner);</text:p>
            <text:p>  if (!yyvaluep)</text:p>
            <text:p>    return;</text:p>
            <text:p># ifdef YYPRINT</text:p>
            <text:p>  if (yytype &lt; YYNTOKENS)</text:p>
            <text:p>    YYPRINT (yyoutput, yytoknum[yytype], *yyvaluep);</text:p>
            <text:p># endif</text:p>
            <text:p>  YYUSE (yytype);</text:p>
            <text:p>}</text:p>
            <text:p/>
            <text:p/>
            <text:p>/*--------------------------------.</text:p>
            <text:p>| Print this symbol on YYOUTPUT.  |</text:p>
            <text:p>`--------------------------------*/</text:p>
            <text:p/>
            <text:p>static void</text:p>
            <text:p>yy_symbol_print (FILE *yyoutput, int yytype, YYSTYPE const * const yyvaluep, yyscan_t yyscanner)</text:p>
            <text:p>{</text:p>
            <text:p>  YYFPRINTF (yyoutput, "%s %s (",</text:p>
            <text:p>             yytype &lt; YYNTOKENS ? "token" : "nterm", yytname[yytype]);</text:p>
            <text:p/>
            <text:p>  yy_symbol_value_print (yyoutput, yytype, yyvaluep, yyscanner);</text:p>
            <text:p>  YYFPRINTF (yyoutput, ")");</text:p>
            <text:p>}</text:p>
            <text:p/>
            <text:p>/*------------------------------------------------------------------.</text:p>
            <text:p>| yy_stack_print -- Print the state stack from its BOTTOM up to its |</text:p>
            <text:p>| TOP (included).                                                   |</text:p>
            <text:p>`------------------------------------------------------------------*/</text:p>
            <text:p/>
            <text:p>static void</text:p>
            <text:p>yy_stack_print (yytype_int16 *yybottom, yytype_int16 *yytop)</text:p>
            <text:p>{</text:p>
            <text:p>  YYFPRINTF (stderr, "Stack now");</text:p>
            <text:p>  for (; yybottom &lt;= yytop; yybottom�)</text:p>
            <text:p>    {</text:p>
            <text:p>      int yybot = *yybottom;</text:p>
            <text:p>      YYFPRINTF (stderr, " %d", yybot);</text:p>
            <text:p>    }</text:p>
            <text:p>  YYFPRINTF (stderr, "\n");</text:p>
            <text:p>}</text:p>
            <text:p/>
            <text:p># define YY_STACK_PRINT(Bottom, Top)                            \</text:p>
            <text:p>do {                                                            \</text:p>
            <text:p>  if (yydebug)                                                  \</text:p>
            <text:p>    yy_stack_print ((Bottom), (Top));                           \</text:p>
            <text:p>} while (0)</text:p>
            <text:p/>
            <text:p/>
            <text:p>/*------------------------------------------------.</text:p>
            <text:p>| Report that the YYRULE is going to be reduced.  |</text:p>
            <text:p>`------------------------------------------------*/</text:p>
            <text:p/>
            <text:p>static void</text:p>
            <text:p>yy_reduce_print (yytype_int16 *yyssp, YYSTYPE *yyvsp, int yyrule, yyscan_t yyscanner)</text:p>
            <text:p>{</text:p>
            <text:p>  unsigned long int yylno = yyrline[yyrule];</text:p>
            <text:p>  int yynrhs = yyr2[yyrule];</text:p>
            <text:p>  int yyi;</text:p>
            <text:p>  YYFPRINTF (stderr, "Reducing stack by rule %d (line %lu):\n",</text:p>
            <text:p>             yyrule - 1, yylno);</text:p>
            <text:p>  /* The symbols being reduced.  */</text:p>
            <text:p>  for (yyi = 0; yyi &lt; yynrhs; yyi�)</text:p>
            <text:p>    {</text:p>
            <text:p>      YYFPRINTF (stderr, "   $%d = ", yyi  1);</text:p>
            <text:p>      yy_symbol_print (stderr,</text:p>
            <text:p>                       yystos[yyssp[yyi  1 - yynrhs]],</text:p>
            <text:p>                       &amp;(yyvsp[(yyi  1) - (yynrhs)])</text:p>
            <text:p>                                              , yyscanner);</text:p>
            <text:p>      YYFPRINTF (stderr, "\n");</text:p>
            <text:p>    }</text:p>
            <text:p>}</text:p>
            <text:p/>
            <text:p># define YY_REDUCE_PRINT(Rule)          \</text:p>
            <text:p>do {                                    \</text:p>
            <text:p>  if (yydebug)                          \</text:p>
            <text:p>    yy_reduce_print (yyssp, yyvsp, Rule, yyscanner); \</text:p>
            <text:p>} while (0)</text:p>
            <text:p/>
            <text:p>/* Nonzero means print parse trace.  It is left uninitialized so that</text:p>
            <text:p>   multiple parsers can coexist.  */</text:p>
            <text:p>int yydebug;</text:p>
            <text:p>#else /* !YYDEBUG */</text:p>
            <text:p># define YYDPRINTF(Args)</text:p>
            <text:p># define YY_SYMBOL_PRINT(Title, Type, Value, Location)</text:p>
            <text:p># define YY_STACK_PRINT(Bottom, Top)</text:p>
            <text:p># define YY_REDUCE_PRINT(Rule)</text:p>
            <text:p>#endif /* !YYDEBUG */</text:p>
            <text:p/>
            <text:p/>
            <text:p>/* YYINITDEPTH -- initial size of the parser's stacks.  */</text:p>
            <text:p>#ifndef YYINITDEPTH</text:p>
            <text:p># define YYINITDEPTH 200</text:p>
            <text:p>#endif</text:p>
            <text:p/>
            <text:p>/* YYMAXDEPTH -- maximum size the stacks can grow to (effective only</text:p>
            <text:p>   if the built-in stack extension method is used).</text:p>
            <text:p/>
            <text:p>   Do not make this value too large; the results are undefined if</text:p>
            <text:p>   YYSTACK_ALLOC_MAXIMUM &lt; YYSTACK_BYTES (YYMAXDEPTH)</text:p>
            <text:p>   evaluated with infinite-precision integer arithmetic.  */</text:p>
            <text:p/>
            <text:p>#ifndef YYMAXDEPTH</text:p>
            <text:p># define YYMAXDEPTH 10000</text:p>
            <text:p>#endif</text:p>
            <text:p/>
            <text:p/>
            <text:p>#if YYERROR_VERBOSE</text:p>
            <text:p/>
            <text:p># ifndef yystrlen</text:p>
            <text:p>#  if defined __GLIBC__ &amp;&amp; defined _STRING_H</text:p>
            <text:p>#   define yystrlen strlen</text:p>
            <text:p>#  else</text:p>
            <text:p>/* Return the length of YYSTR.  */</text:p>
            <text:p>static YYSIZE_T</text:p>
            <text:p>yystrlen (const char *yystr)</text:p>
            <text:p>{</text:p>
            <text:p>  YYSIZE_T yylen;</text:p>
            <text:p>  for (yylen = 0; yystr[yylen]; yylen�)</text:p>
            <text:p>    continue;</text:p>
            <text:p>  return yylen;</text:p>
            <text:p>}</text:p>
            <text:p>#  endif</text:p>
            <text:p># endif</text:p>
            <text:p/>
            <text:p># ifndef yystpcpy</text:p>
            <text:p>#  if defined __GLIBC__ &amp;&amp; defined _STRING_H &amp;&amp; defined _GNU_SOURCE</text:p>
            <text:p>#   define yystpcpy stpcpy</text:p>
            <text:p>#  else</text:p>
            <text:p>/* Copy YYSRC to YYDEST, returning the address of the terminating '\0' in</text:p>
            <text:p>   YYDEST.  */</text:p>
            <text:p>static char *</text:p>
            <text:p>yystpcpy (char *yydest, const char *yysrc)</text:p>
            <text:p>{</text:p>
            <text:p>  char *yyd = yydest;</text:p>
            <text:p>  const char *yys = yysrc;</text:p>
            <text:p/>
          </table:table-cell>
          <table:table-cell office:value-type="float" office:value="552" calcext:value-type="float">
            <text:p>55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[3, 15, 87, 89]</text:p>
          </table:table-cell>
          <table:table-cell office:value-type="string" calcext:value-type="string">
            <text:p>[]</text:p>
          </table:table-cell>
        </table:table-row>
        <table:table-row table:style-name="ro49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ExprParser.cxx</text:p>
          </table:table-cell>
          <table:table-cell office:value-type="string" calcext:value-type="string">
            <text:p>second/download/CMake/CMake-old-new/Kitware_CMake_old_file_148.cpp</text:p>
          </table:table-cell>
          <table:table-cell office:value-type="string" calcext:value-type="string">
            <text:p>second/download/CMake/CMake-old-new/Kitware_CMake_new_file_148.cpp</text:p>
          </table:table-cell>
          <table:table-cell office:value-type="string" calcext:value-type="string">
            <text:p>second/download/CMake/CMake-old-new/Kitware_CMake_old_hunk_304.cpp</text:p>
          </table:table-cell>
          <table:table-cell office:value-type="string" calcext:value-type="string">
            <text:p>second/download/CMake/CMake-old-new/Kitware_CMake_new_hunk_304.cpp</text:p>
          </table:table-cell>
          <table:table-cell office:value-type="string" calcext:value-type="string">
            <text:p>#  define YYFPRINTF fprintf</text:p>
            <text:p># endif</text:p>
            <text:p/>
            <text:p># define YYDPRINTF(Args)      \</text:p>
            <text:p>do {            \</text:p>
            <text:p>  if (yydebug)          \</text:p>
            <text:p>    YYFPRINTF Args;        \</text:p>
            <text:p>} while (0)</text:p>
            <text:p/>
            <text:p># define YYDSYMPRINT(Args)      \</text:p>
            <text:p>do {            \</text:p>
            <text:p>  if (yydebug)          \</text:p>
            <text:p>    yysymprint Args;        \</text:p>
            <text:p>} while (0)</text:p>
            <text:p/>
            <text:p># define YYDSYMPRINTF(Title, Token, Value, Location)    \</text:p>
            <text:p>do {                \</text:p>
            <text:p>  if (yydebug)              \</text:p>
            <text:p>    {                \</text:p>
            <text:p>      YYFPRINTF (stderr, "%s ", Title);        \</text:p>
            <text:p>      yysymprint (stderr,           \</text:p>
            <text:p>                  Token, Value);  \</text:p>
            <text:p>      YYFPRINTF (stderr, "\n");          \</text:p>
            <text:p>    }                \</text:p>
            <text:p>} while (0)</text:p>
            <text:p/>
            <text:p>/*------------------------------------------------------------------.</text:p>
            <text:p>| yy_stack_print -- Print the state stack from its BOTTOM up to its |</text:p>
            <text:p>| TOP (included).                                                   |</text:p>
            <text:p>`------------------------------------------------------------------*/</text:p>
            <text:p/>
            <text:p>#if defined (__STDC__) || defined (__cplusplus)</text:p>
            <text:p>static void</text:p>
            <text:p>yy_stack_print (short int *bottom, short int *top)</text:p>
            <text:p>#else</text:p>
            <text:p>static void</text:p>
            <text:p>yy_stack_print (bottom, top)</text:p>
            <text:p>    short int *bottom;</text:p>
            <text:p>    short int *top;</text:p>
            <text:p>#endif</text:p>
            <text:p>{</text:p>
            <text:p>  YYFPRINTF (stderr, "Stack now");</text:p>
            <text:p>  for (/* Nothing. */; bottom &lt;= top; 了ⶶ�)</text:p>
            <text:p>    YYFPRINTF (stderr, " %d", *bottom);</text:p>
            <text:p>  YYFPRINTF (stderr, "\n");</text:p>
            <text:p>}</text:p>
            <text:p/>
            <text:p># define YY_STACK_PRINT(Bottom, Top)        \</text:p>
            <text:p>do {                \</text:p>
            <text:p>  if (yydebug)              \</text:p>
            <text:p>    yy_stack_print ((Bottom), (Top));        \</text:p>
            <text:p>} while (0)</text:p>
            <text:p/>
            <text:p/>
            <text:p>/*------------------------------------------------.</text:p>
            <text:p>| Report that the YYRULE is going to be reduced.  |</text:p>
            <text:p>`------------------------------------------------*/</text:p>
            <text:p/>
            <text:p>#if defined (__STDC__) || defined (__cplusplus)</text:p>
            <text:p>static void</text:p>
            <text:p>yy_reduce_print (int yyrule)</text:p>
            <text:p>#else</text:p>
            <text:p>static void</text:p>
            <text:p>yy_reduce_print (yyrule)</text:p>
            <text:p>    int yyrule;</text:p>
            <text:p>#endif</text:p>
            <text:p>{</text:p>
            <text:p>  int yyi;</text:p>
            <text:p>  unsigned int yylno = yyrline[yyrule];</text:p>
            <text:p>  YYFPRINTF (stderr, "Reducing stack by rule %d (line %u), ",</text:p>
            <text:p>             yyrule - 1, yylno);</text:p>
            <text:p>  /* Print the symbols being reduced, and their result.  */</text:p>
            <text:p>  for (yyi = yyprhs[yyrule]; 0 &lt;= yyrhs[yyi]; yyi�)</text:p>
            <text:p>    YYFPRINTF (stderr, "%s ", yytname [yyrhs[yyi]]);</text:p>
            <text:p>  YYFPRINTF (stderr, "-&gt; %s\n", yytname [yyr1[yyrule]]);</text:p>
            <text:p>}</text:p>
            <text:p/>
            <text:p># define YY_REDUCE_PRINT(Rule)    \</text:p>
            <text:p>do {          \</text:p>
            <text:p>  if (yydebug)        \</text:p>
            <text:p>    yy_reduce_print (Rule);    \</text:p>
            <text:p>} while (0)</text:p>
            <text:p/>
            <text:p>/* Nonzero means print parse trace.  It is left uninitialized so that</text:p>
            <text:p>   multiple parsers can coexist.  */</text:p>
            <text:p>int yydebug;</text:p>
            <text:p>#else /* !YYDEBUG */</text:p>
            <text:p># define YYDPRINTF(Args)</text:p>
            <text:p># define YYDSYMPRINT(Args)</text:p>
            <text:p># define YYDSYMPRINTF(Title, Token, Value, Location)</text:p>
            <text:p># define YY_STACK_PRINT(Bottom, Top)</text:p>
            <text:p># define YY_REDUCE_PRINT(Rule)</text:p>
            <text:p>#endif /* !YYDEBUG */</text:p>
            <text:p/>
            <text:p/>
            <text:p>/* YYINITDEPTH -- initial size of the parser's stacks.  */</text:p>
            <text:p>#ifndef  YYINITDEPTH</text:p>
            <text:p># define YYINITDEPTH 200</text:p>
            <text:p>#endif</text:p>
            <text:p/>
            <text:p>/* YYMAXDEPTH -- maximum size the stacks can grow to (effective only</text:p>
            <text:p>   if the built-in stack extension method is used).</text:p>
            <text:p/>
            <text:p>   Do not make this value too large; the results are undefined if</text:p>
            <text:p>   SIZE_MAX &lt; YYSTACK_BYTES (YYMAXDEPTH)</text:p>
            <text:p>   evaluated with infinite-precision integer arithmetic.  */</text:p>
            <text:p/>
            <text:p>#if defined (YYMAXDEPTH) &amp;&amp; YYMAXDEPTH == 0</text:p>
            <text:p># undef YYMAXDEPTH</text:p>
            <text:p>#endif</text:p>
            <text:p/>
            <text:p>#ifndef YYMAXDEPTH</text:p>
            <text:p># define YYMAXDEPTH 10000</text:p>
            <text:p>#endif</text:p>
            <text:p/>
            <text:p/>
            <text:p/>
            <text:p>#if YYERROR_VERBOSE</text:p>
            <text:p/>
            <text:p># ifndef yystrlen</text:p>
            <text:p>#  if defined (__GLIBC__) &amp;&amp; defined (_STRING_H)</text:p>
            <text:p>#   define yystrlen strlen</text:p>
            <text:p>#  else</text:p>
            <text:p>/* Return the length of YYSTR.  */</text:p>
            <text:p>static YYSIZE_T</text:p>
            <text:p>#   if defined (__STDC__) || defined (__cplusplus)</text:p>
            <text:p>yystrlen (const char *yystr)</text:p>
            <text:p>#   else</text:p>
            <text:p>yystrlen (yystr)</text:p>
            <text:p>     const char *yystr;</text:p>
            <text:p>#   endif</text:p>
            <text:p>{</text:p>
            <text:p>  const char *yys = yystr;</text:p>
            <text:p/>
            <text:p>  while (*yys� != '\0')</text:p>
            <text:p>    continue;</text:p>
            <text:p/>
            <text:p>  return yys - yystr - 1;</text:p>
            <text:p>}</text:p>
            <text:p>#  endif</text:p>
            <text:p># endif</text:p>
            <text:p/>
            <text:p># ifndef yystpcpy</text:p>
            <text:p>#  if defined (__GLIBC__) &amp;&amp; defined (_STRING_H) &amp;&amp; defined (_GNU_SOURCE)</text:p>
            <text:p>#   define yystpcpy stpcpy</text:p>
            <text:p>#  else</text:p>
            <text:p>/* Copy YYSRC to YYDEST, returning the address of the terminating '\0' in</text:p>
            <text:p>   YYDEST.  */</text:p>
            <text:p>static char *</text:p>
            <text:p>#   if defined (__STDC__) || defined (__cplusplus)</text:p>
            <text:p>yystpcpy (char *yydest, const char *yysrc)</text:p>
            <text:p>#   else</text:p>
            <text:p>yystpcpy (yydest, yysrc)</text:p>
            <text:p>     char *yydest;</text:p>
            <text:p>     const char *yysrc;</text:p>
            <text:p>#   endif</text:p>
            <text:p>{</text:p>
            <text:p>  char *yyd = yydest;</text:p>
            <text:p>  const char *yys = yysrc;</text:p>
            <text:p/>
          </table:table-cell>
          <table:table-cell office:value-type="string" calcext:value-type="string">
            <text:p>#  define YYFPRINTF fprintf</text:p>
            <text:p># endif</text:p>
            <text:p/>
            <text:p># define YYDPRINTF(Args)                        \</text:p>
            <text:p>do {                                            \</text:p>
            <text:p>  if (yydebug)                                  \</text:p>
            <text:p>    YYFPRINTF Args;                             \</text:p>
            <text:p>} while (0)</text:p>
            <text:p/>
            <text:p>/* This macro is provided for backward compatibility. */</text:p>
            <text:p>#ifndef YY_LOCATION_PRINT</text:p>
            <text:p># define YY_LOCATION_PRINT(File, Loc) ((void) 0)</text:p>
            <text:p>#endif</text:p>
            <text:p/>
            <text:p/>
            <text:p># define YY_SYMBOL_PRINT(Title, Type, Value, Location)                    \</text:p>
            <text:p>do {                                                                      \</text:p>
            <text:p>  if (yydebug)                                                            \</text:p>
            <text:p>    {                                                                     \</text:p>
            <text:p>      YYFPRINTF (stderr, "%s ", Title);                                   \</text:p>
            <text:p>      yy_symbol_print (stderr,                                            \</text:p>
            <text:p>                  Type, Value, yyscanner); \</text:p>
            <text:p>      YYFPRINTF (stderr, "\n");                                           \</text:p>
            <text:p>    }                                                                     \</text:p>
            <text:p>} while (0)</text:p>
            <text:p/>
            <text:p/>
            <text:p>/*----------------------------------------.</text:p>
            <text:p>| Print this symbol's value on YYOUTPUT.  |</text:p>
            <text:p>`----------------------------------------*/</text:p>
            <text:p/>
            <text:p>static void</text:p>
            <text:p>yy_symbol_value_print (FILE *yyoutput, int yytype, YYSTYPE const * const yyvaluep, yyscan_t yyscanner)</text:p>
            <text:p>{</text:p>
            <text:p>  FILE *yyo = yyoutput;</text:p>
            <text:p>  YYUSE (yyo);</text:p>
            <text:p>  YYUSE (yyscanner);</text:p>
            <text:p>  if (!yyvaluep)</text:p>
            <text:p>    return;</text:p>
            <text:p># ifdef YYPRINT</text:p>
            <text:p>  if (yytype &lt; YYNTOKENS)</text:p>
            <text:p>    YYPRINT (yyoutput, yytoknum[yytype], *yyvaluep);</text:p>
            <text:p># endif</text:p>
            <text:p>  YYUSE (yytype);</text:p>
            <text:p>}</text:p>
            <text:p/>
            <text:p/>
            <text:p>/*--------------------------------.</text:p>
            <text:p>| Print this symbol on YYOUTPUT.  |</text:p>
            <text:p>`--------------------------------*/</text:p>
            <text:p/>
            <text:p>static void</text:p>
            <text:p>yy_symbol_print (FILE *yyoutput, int yytype, YYSTYPE const * const yyvaluep, yyscan_t yyscanner)</text:p>
            <text:p>{</text:p>
            <text:p>  YYFPRINTF (yyoutput, "%s %s (",</text:p>
            <text:p>             yytype &lt; YYNTOKENS ? "token" : "nterm", yytname[yytype]);</text:p>
            <text:p/>
            <text:p>  yy_symbol_value_print (yyoutput, yytype, yyvaluep, yyscanner);</text:p>
            <text:p>  YYFPRINTF (yyoutput, ")");</text:p>
            <text:p>}</text:p>
            <text:p/>
            <text:p>/*------------------------------------------------------------------.</text:p>
            <text:p>| yy_stack_print -- Print the state stack from its BOTTOM up to its |</text:p>
            <text:p>| TOP (included).                                                   |</text:p>
            <text:p>`------------------------------------------------------------------*/</text:p>
            <text:p/>
            <text:p>static void</text:p>
            <text:p>yy_stack_print (yytype_int16 *yybottom, yytype_int16 *yytop)</text:p>
            <text:p>{</text:p>
            <text:p>  YYFPRINTF (stderr, "Stack now");</text:p>
            <text:p>  for (; yybottom &lt;= yytop; yybottom�)</text:p>
            <text:p>    {</text:p>
            <text:p>      int yybot = *yybottom;</text:p>
            <text:p>      YYFPRINTF (stderr, " %d", yybot);</text:p>
            <text:p>    }</text:p>
            <text:p>  YYFPRINTF (stderr, "\n");</text:p>
            <text:p>}</text:p>
            <text:p/>
            <text:p># define YY_STACK_PRINT(Bottom, Top)                            \</text:p>
            <text:p>do {                                                            \</text:p>
            <text:p>  if (yydebug)                                                  \</text:p>
            <text:p>    yy_stack_print ((Bottom), (Top));                           \</text:p>
            <text:p>} while (0)</text:p>
            <text:p/>
            <text:p/>
            <text:p>/*------------------------------------------------.</text:p>
            <text:p>| Report that the YYRULE is going to be reduced.  |</text:p>
            <text:p>`------------------------------------------------*/</text:p>
            <text:p/>
            <text:p>static void</text:p>
            <text:p>yy_reduce_print (yytype_int16 *yyssp, YYSTYPE *yyvsp, int yyrule, yyscan_t yyscanner)</text:p>
            <text:p>{</text:p>
            <text:p>  unsigned long int yylno = yyrline[yyrule];</text:p>
            <text:p>  int yynrhs = yyr2[yyrule];</text:p>
            <text:p>  int yyi;</text:p>
            <text:p>  YYFPRINTF (stderr, "Reducing stack by rule %d (line %lu):\n",</text:p>
            <text:p>             yyrule - 1, yylno);</text:p>
            <text:p>  /* The symbols being reduced.  */</text:p>
            <text:p>  for (yyi = 0; yyi &lt; yynrhs; yyi�)</text:p>
            <text:p>    {</text:p>
            <text:p>      YYFPRINTF (stderr, "   $%d = ", yyi  1);</text:p>
            <text:p>      yy_symbol_print (stderr,</text:p>
            <text:p>                       yystos[yyssp[yyi  1 - yynrhs]],</text:p>
            <text:p>                       &amp;(yyvsp[(yyi  1) - (yynrhs)])</text:p>
            <text:p>                                              , yyscanner);</text:p>
            <text:p>      YYFPRINTF (stderr, "\n");</text:p>
            <text:p>    }</text:p>
            <text:p>}</text:p>
            <text:p/>
            <text:p># define YY_REDUCE_PRINT(Rule)          \</text:p>
            <text:p>do {                                    \</text:p>
            <text:p>  if (yydebug)                          \</text:p>
            <text:p>    yy_reduce_print (yyssp, yyvsp, Rule, yyscanner); \</text:p>
            <text:p>} while (0)</text:p>
            <text:p/>
            <text:p>/* Nonzero means print parse trace.  It is left uninitialized so that</text:p>
            <text:p>   multiple parsers can coexist.  */</text:p>
            <text:p>int yydebug;</text:p>
            <text:p>#else /* !YYDEBUG */</text:p>
            <text:p># define YYDPRINTF(Args)</text:p>
            <text:p># define YY_SYMBOL_PRINT(Title, Type, Value, Location)</text:p>
            <text:p># define YY_STACK_PRINT(Bottom, Top)</text:p>
            <text:p># define YY_REDUCE_PRINT(Rule)</text:p>
            <text:p>#endif /* !YYDEBUG */</text:p>
            <text:p/>
            <text:p/>
            <text:p>/* YYINITDEPTH -- initial size of the parser's stacks.  */</text:p>
            <text:p>#ifndef YYINITDEPTH</text:p>
            <text:p># define YYINITDEPTH 200</text:p>
            <text:p>#endif</text:p>
            <text:p/>
            <text:p>/* YYMAXDEPTH -- maximum size the stacks can grow to (effective only</text:p>
            <text:p>   if the built-in stack extension method is used).</text:p>
            <text:p/>
            <text:p>   Do not make this value too large; the results are undefined if</text:p>
            <text:p>   YYSTACK_ALLOC_MAXIMUM &lt; YYSTACK_BYTES (YYMAXDEPTH)</text:p>
            <text:p>   evaluated with infinite-precision integer arithmetic.  */</text:p>
            <text:p/>
            <text:p>#ifndef YYMAXDEPTH</text:p>
            <text:p># define YYMAXDEPTH 10000</text:p>
            <text:p>#endif</text:p>
            <text:p/>
            <text:p/>
            <text:p>#if YYERROR_VERBOSE</text:p>
            <text:p/>
            <text:p># ifndef yystrlen</text:p>
            <text:p>#  if defined __GLIBC__ &amp;&amp; defined _STRING_H</text:p>
            <text:p>#   define yystrlen strlen</text:p>
            <text:p>#  else</text:p>
            <text:p>/* Return the length of YYSTR.  */</text:p>
            <text:p>static YYSIZE_T</text:p>
            <text:p>yystrlen (const char *yystr)</text:p>
            <text:p>{</text:p>
            <text:p>  YYSIZE_T yylen;</text:p>
            <text:p>  for (yylen = 0; yystr[yylen]; yylen�)</text:p>
            <text:p>    continue;</text:p>
            <text:p>  return yylen;</text:p>
            <text:p>}</text:p>
            <text:p>#  endif</text:p>
            <text:p># endif</text:p>
            <text:p/>
            <text:p># ifndef yystpcpy</text:p>
            <text:p>#  if defined __GLIBC__ &amp;&amp; defined _STRING_H &amp;&amp; defined _GNU_SOURCE</text:p>
            <text:p>#   define yystpcpy stpcpy</text:p>
            <text:p>#  else</text:p>
            <text:p>/* Copy YYSRC to YYDEST, returning the address of the terminating '\0' in</text:p>
            <text:p>   YYDEST.  */</text:p>
            <text:p>static char *</text:p>
            <text:p>yystpcpy (char *yydest, const char *yysrc)</text:p>
            <text:p>{</text:p>
            <text:p>  char *yyd = yydest;</text:p>
            <text:p>  const char *yys = yysrc;</text:p>
            <text:p/>
          </table:table-cell>
          <table:table-cell office:value-type="float" office:value="552" calcext:value-type="float">
            <text:p>55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[3, 15, 87, 89]</text:p>
          </table:table-cell>
          <table:table-cell office:value-type="string" calcext:value-type="string">
            <text:p>[]</text:p>
          </table:table-cell>
        </table:table-row>
        <table:table-row table:style-name="ro50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149.cpp</text:p>
          </table:table-cell>
          <table:table-cell office:value-type="string" calcext:value-type="string">
            <text:p>second/download/CMake/CMake-old-new/Kitware_CMake_new_file_149.cpp</text:p>
          </table:table-cell>
          <table:table-cell office:value-type="string" calcext:value-type="string">
            <text:p>second/download/CMake/CMake-old-new/Kitware_CMake_old_hunk_305.cpp</text:p>
          </table:table-cell>
          <table:table-cell office:value-type="string" calcext:value-type="string">
            <text:p>second/download/CMake/CMake-old-new/Kitware_CMake_new_hunk_305.cpp</text:p>
          </table:table-cell>
          <table:table-cell office:value-type="string" calcext:value-type="string">
            <text:p>/* This used to be an fputs(), but since the string might contain NUL's,</text:p>
            <text:p> * we now use fwrite().</text:p>
            <text:p> */</text:p>
            <text:p>#define ECHO do { if (fwrite( yytext, yyleng, 1, yyout )) {} } while (0)</text:p>
            <text:p>#endif</text:p>
            <text:p/>
            <text:p>/* Gets input and stuffs it into "buf".  number of characters read, or YY_NULL,</text:p>
            <text:p> * is returned in "result".</text:p>
            <text:p> */</text:p>
            <text:p>#ifndef YY_INPUT</text:p>
            <text:p>#define YY_INPUT(buf,result,max_size) \</text:p>
            <text:p>        if ( YY_CURRENT_BUFFER_LVALUE-&gt;yy_is_interactive ) \</text:p>
            <text:p>                { \</text:p>
            <text:p>                int c = '*'; \</text:p>
            <text:p>                size_t n; \</text:p>
            <text:p>                for ( n = 0; n &lt; max_size &amp;&amp; \</text:p>
            <text:p>                             (c = getc( yyin )) != EOF &amp;&amp; c != '\n'; � ) \</text:p>
            <text:p>                        buf[n] = (char) c; \</text:p>
            <text:p>                if ( c == '\n' ) \</text:p>
            <text:p>                        buf[n�] = (char) c; \</text:p>
            <text:p>                if ( c == EOF &amp;&amp; ferror( yyin ) ) \</text:p>
            <text:p>                        YY_FATAL_ERROR( "input in flex scanner failed" ); \</text:p>
            <text:p>                result = n; \</text:p>
            <text:p>                } \</text:p>
            <text:p>        else \</text:p>
            <text:p>                { \</text:p>
            <text:p>                errno=0; \</text:p>
            <text:p>                while ( (result = fread(buf, 1, max_size, yyin))==0 &amp;&amp; ferror(yyin)) \</text:p>
            <text:p>                        { \</text:p>
            <text:p>                        if( errno != EINTR) \</text:p>
            <text:p>                                { \</text:p>
            <text:p>                                YY_FATAL_ERROR( "input in flex scanner failed" ); \</text:p>
            <text:p>                                break; \</text:p>
            <text:p>                                } \</text:p>
            <text:p>                        errno=0; \</text:p>
            <text:p>                        clearerr(yyin); \</text:p>
            <text:p>                        } \</text:p>
            <text:p>                }\</text:p>
            <text:p>\</text:p>
            <text:p/>
            <text:p>#endif</text:p>
            <text:p/>
          </table:table-cell>
          <table:table-cell office:value-type="string" calcext:value-type="string">
            <text:p>/* This used to be an fputs(), but since the string might contain NUL's,</text:p>
            <text:p> * we now use fwrite().</text:p>
            <text:p> */</text:p>
            <text:p>#define ECHO do { if (fwrite( yytext, (size_t) yyleng, 1, yyout )) {} } while (0)</text:p>
            <text:p>#endif</text:p>
            <text:p/>
            <text:p>/* Gets input and stuffs it into "buf".  number of characters read, or YY_NULL,</text:p>
            <text:p> * is returned in "result".</text:p>
            <text:p> */</text:p>
            <text:p>#ifndef YY_INPUT</text:p>
            <text:p>#define YY_INPUT(buf,result,max_size) \</text:p>
            <text:p>if ( YY_CURRENT_BUFFER_LVALUE-&gt;yy_is_interactive ) \</text:p>
            <text:p>{ \</text:p>
            <text:p>int c = '*'; \</text:p>
            <text:p>size_t n; \</text:p>
            <text:p>for ( n = 0; n &lt; max_size &amp;&amp; \</text:p>
            <text:p>     (c = getc( yyin )) != EOF &amp;&amp; c != '\n'; � ) \</text:p>
            <text:p>buf[n] = (char) c; \</text:p>
            <text:p>if ( c == '\n' ) \</text:p>
            <text:p>buf[n�] = (char) c; \</text:p>
            <text:p>if ( c == EOF &amp;&amp; ferror( yyin ) ) \</text:p>
            <text:p>YY_FATAL_ERROR( "input in flex scanner failed" ); \</text:p>
            <text:p>result = n; \</text:p>
            <text:p>} \</text:p>
            <text:p>else \</text:p>
            <text:p>{ \</text:p>
            <text:p>errno=0; \</text:p>
            <text:p>while ( (result = (int) fread(buf, 1, max_size, yyin))==0 &amp;&amp; ferror(yyin)) \</text:p>
            <text:p>{ \</text:p>
            <text:p>if( errno != EINTR) \</text:p>
            <text:p>{ \</text:p>
            <text:p>YY_FATAL_ERROR( "input in flex scanner failed" ); \</text:p>
            <text:p>break; \</text:p>
            <text:p>} \</text:p>
            <text:p>errno=0; \</text:p>
            <text:p>clearerr(yyin); \</text:p>
            <text:p>} \</text:p>
            <text:p>}\</text:p>
            <text:p>\</text:p>
            <text:p/>
            <text:p>#endif</text:p>
            <text:p/>
          </table:table-cell>
          <table:table-cell office:value-type="float" office:value="836" calcext:value-type="float">
            <text:p>83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[21, 31]</text:p>
          </table:table-cell>
          <table:table-cell office:value-type="string" calcext:value-type="string">
            <text:p>[]</text:p>
          </table:table-cell>
        </table:table-row>
        <table:table-row table:style-name="ro3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149.cpp</text:p>
          </table:table-cell>
          <table:table-cell office:value-type="string" calcext:value-type="string">
            <text:p>second/download/CMake/CMake-old-new/Kitware_CMake_new_file_149.cpp</text:p>
          </table:table-cell>
          <table:table-cell office:value-type="string" calcext:value-type="string">
            <text:p>second/download/CMake/CMake-old-new/Kitware_CMake_old_hunk_306.cpp</text:p>
          </table:table-cell>
          <table:table-cell office:value-type="string" calcext:value-type="string">
            <text:p>second/download/CMake/CMake-old-new/Kitware_CMake_new_hunk_306.cpp</text:p>
          </table:table-cell>
          <table:table-cell office:value-type="string" calcext:value-type="string">
            <text:p>    unput(yytext[strlen(yytext)-1]);</text:p>
            <text:p>    }</text:p>
            <text:p>}</text:p>
            <text:p>        YY_BREAK</text:p>
            <text:p>case 8:</text:p>
            <text:p>/* rule 8 can match eol */</text:p>
            <text:p>YY_RULE_SETUP</text:p>
            <text:p>#line 106 "cmFortranLexer.in.l"</text:p>
            <text:p>{</text:p>
            <text:p>  unput ('\n');</text:p>
            <text:p>  BEGIN(INITIAL);</text:p>
            <text:p>  return UNTERMINATED_STRING;</text:p>
            <text:p>}</text:p>
            <text:p>case 9:</text:p>
            <text:p>YY_RULE_SETUP</text:p>
            <text:p>#line 112 "cmFortranLexer.in.l"</text:p>
            <text:p>{</text:p>
            <text:p>  cmFortranParser_StringAppend(yyextra, yytext[0]);</text:p>
            <text:p>}</text:p>
            <text:p>        YY_BREAK</text:p>
            <text:p>case 10:</text:p>
            <text:p>/* rule 10 can match eol */</text:p>
            <text:p>YY_RULE_SETUP</text:p>
            <text:p>#line 116 "cmFortranLexer.in.l"</text:p>
            <text:p>{ return EOSTMT; } /* Treat comments like */</text:p>
            <text:p>case 11:</text:p>
            <text:p>/* rule 11 can match eol */</text:p>
            <text:p>YY_RULE_SETUP</text:p>
            <text:p>#line 117 "cmFortranLexer.in.l"</text:p>
            <text:p>{ return EOSTMT; } /* empty lines */</text:p>
            <text:p>case 12:</text:p>
            <text:p>YY_RULE_SETUP</text:p>
            <text:p>#line 119 "cmFortranLexer.in.l"</text:p>
            <text:p>{ return CPP_LINE_DIRECTIVE; }</text:p>
            <text:p>case 13:</text:p>
            <text:p>/* rule 13 can match eol */</text:p>
            <text:p>YY_RULE_SETUP</text:p>
            <text:p>#line 120 "cmFortranLexer.in.l"</text:p>
            <text:p>{</text:p>
            <text:p>  yytext[yyleng-1] = 0;</text:p>
            <text:p>  yylvalp-&gt;string = strdup(strchr(yytext, '&lt;')�);</text:p>
            <text:p>  return CPP_INCLUDE_ANGLE;</text:p>
            <text:p>}</text:p>
            <text:p>case 14:</text:p>
            <text:p>YY_RULE_SETUP</text:p>
            <text:p>#line 125 "cmFortranLexer.in.l"</text:p>
            <text:p>{ return CPP_INCLUDE; }</text:p>
            <text:p>case 15:</text:p>
            <text:p>YY_RULE_SETUP</text:p>
            <text:p>#line 126 "cmFortranLexer.in.l"</text:p>
            <text:p>{ return F90PPR_INCLUDE; }</text:p>
            <text:p>case 16:</text:p>
            <text:p>YY_RULE_SETUP</text:p>
            <text:p>#line 127 "cmFortranLexer.in.l"</text:p>
            <text:p>{ return COCO_INCLUDE; }</text:p>
            <text:p>case 17:</text:p>
            <text:p>YY_RULE_SETUP</text:p>
            <text:p>#line 129 "cmFortranLexer.in.l"</text:p>
            <text:p>{ return CPP_DEFINE; }</text:p>
            <text:p>case 18:</text:p>
            <text:p>YY_RULE_SETUP</text:p>
            <text:p>#line 130 "cmFortranLexer.in.l"</text:p>
            <text:p>{ return F90PPR_DEFINE; }</text:p>
            <text:p>case 19:</text:p>
            <text:p>YY_RULE_SETUP</text:p>
            <text:p>#line 132 "cmFortranLexer.in.l"</text:p>
            <text:p>{ return CPP_UNDEF; }</text:p>
            <text:p>case 20:</text:p>
            <text:p>YY_RULE_SETUP</text:p>
            <text:p>#line 133 "cmFortranLexer.in.l"</text:p>
            <text:p>{ return F90PPR_UNDEF; }</text:p>
            <text:p>case 21:</text:p>
            <text:p>YY_RULE_SETUP</text:p>
            <text:p>#line 135 "cmFortranLexer.in.l"</text:p>
            <text:p>{ return CPP_IFDEF; }</text:p>
            <text:p>case 22:</text:p>
            <text:p>YY_RULE_SETUP</text:p>
            <text:p>#line 136 "cmFortranLexer.in.l"</text:p>
            <text:p>{ return CPP_IFNDEF; }</text:p>
            <text:p>case 23:</text:p>
            <text:p>YY_RULE_SETUP</text:p>
            <text:p>#line 137 "cmFortranLexer.in.l"</text:p>
            <text:p>{ return CPP_IF; }</text:p>
            <text:p>case 24:</text:p>
            <text:p>YY_RULE_SETUP</text:p>
            <text:p>#line 138 "cmFortranLexer.in.l"</text:p>
            <text:p>{ return CPP_ELIF; }</text:p>
            <text:p>case 25:</text:p>
            <text:p>YY_RULE_SETUP</text:p>
            <text:p>#line 139 "cmFortranLexer.in.l"</text:p>
            <text:p>{ return CPP_ELSE; }</text:p>
            <text:p>case 26:</text:p>
            <text:p>YY_RULE_SETUP</text:p>
            <text:p>#line 140 "cmFortranLexer.in.l"</text:p>
            <text:p>{ return CPP_ENDIF; }</text:p>
            <text:p>case 27:</text:p>
            <text:p>YY_RULE_SETUP</text:p>
            <text:p>#line 142 "cmFortranLexer.in.l"</text:p>
            <text:p>{ return F90PPR_IFDEF; }</text:p>
            <text:p>case 28:</text:p>
            <text:p>YY_RULE_SETUP</text:p>
            <text:p>#line 143 "cmFortranLexer.in.l"</text:p>
            <text:p>{ return F90PPR_IFNDEF; }</text:p>
            <text:p>case 29:</text:p>
            <text:p>YY_RULE_SETUP</text:p>
            <text:p>#line 144 "cmFortranLexer.in.l"</text:p>
            <text:p>{ return F90PPR_IF; }</text:p>
            <text:p>case 30:</text:p>
            <text:p>YY_RULE_SETUP</text:p>
            <text:p>#line 145 "cmFortranLexer.in.l"</text:p>
            <text:p>{ return F90PPR_ELIF; }</text:p>
            <text:p>case 31:</text:p>
            <text:p>YY_RULE_SETUP</text:p>
            <text:p>#line 146 "cmFortranLexer.in.l"</text:p>
            <text:p>{ return F90PPR_ELSE; }</text:p>
            <text:p>case 32:</text:p>
            <text:p>YY_RULE_SETUP</text:p>
            <text:p>#line 147 "cmFortranLexer.in.l"</text:p>
            <text:p>{ return F90PPR_ENDIF; }</text:p>
            <text:p>/* Line continuations, possible involving comments.  */</text:p>
            <text:p>case 33:</text:p>
            <text:p>/* rule 33 can match eol */</text:p>
            <text:p>YY_RULE_SETUP</text:p>
            <text:p>#line 150 "cmFortranLexer.in.l"</text:p>
            <text:p/>
            <text:p>        YY_BREAK</text:p>
            <text:p>case 34:</text:p>
            <text:p>/* rule 34 can match eol */</text:p>
            <text:p>YY_RULE_SETUP</text:p>
            <text:p>#line 151 "cmFortranLexer.in.l"</text:p>
            <text:p/>
            <text:p>        YY_BREAK</text:p>
            <text:p>case 35:</text:p>
            <text:p>YY_RULE_SETUP</text:p>
            <text:p>#line 153 "cmFortranLexer.in.l"</text:p>
            <text:p>{ return COMMA; }</text:p>
            <text:p>case 36:</text:p>
            <text:p>YY_RULE_SETUP</text:p>
            <text:p>#line 155 "cmFortranLexer.in.l"</text:p>
            <text:p>{ return DCOLON; }</text:p>
            <text:p>case 37:</text:p>
            <text:p>/* rule 37 can match eol */</text:p>
            <text:p>YY_RULE_SETUP</text:p>
            <text:p>#line 157 "cmFortranLexer.in.l"</text:p>
            <text:p>{ return GARBAGE; }</text:p>
            <text:p>case 38:</text:p>
            <text:p>YY_RULE_SETUP</text:p>
            <text:p>#line 159 "cmFortranLexer.in.l"</text:p>
            <text:p>{ return ASSIGNMENT_OP; }</text:p>
            <text:p>case 39:</text:p>
            <text:p>YY_RULE_SETUP</text:p>
            <text:p>#line 161 "cmFortranLexer.in.l"</text:p>
            <text:p>{</text:p>
            <text:p>  yylvalp-&gt;string = strdup(yytext);</text:p>
            <text:p>  return WORD;</text:p>
            <text:p>}</text:p>
            <text:p>case 40:</text:p>
            <text:p>YY_RULE_SETUP</text:p>
            <text:p>#line 166 "cmFortranLexer.in.l"</text:p>
            <text:p>{ return GARBAGE; }</text:p>
            <text:p>case 41:</text:p>
            <text:p>/* rule 41 can match eol */</text:p>
            <text:p>YY_RULE_SETUP</text:p>
            <text:p>#line 168 "cmFortranLexer.in.l"</text:p>
            <text:p>{ return EOSTMT; }</text:p>
            <text:p>case 42:</text:p>
            <text:p>YY_RULE_SETUP</text:p>
            <text:p>#line 171 "cmFortranLexer.in.l"</text:p>
            <text:p>/* Ignore */</text:p>
            <text:p>        YY_BREAK</text:p>
            <text:p>case 43:</text:p>
            <text:p>/* rule 43 can match eol */</text:p>
            <text:p>YY_RULE_SETUP</text:p>
            <text:p>#line 172 "cmFortranLexer.in.l"</text:p>
            <text:p>/* Ignore line-endings preceded by \ */</text:p>
            <text:p>        YY_BREAK</text:p>
            <text:p>case 44:</text:p>
            <text:p>YY_RULE_SETUP</text:p>
            <text:p>#line 174 "cmFortranLexer.in.l"</text:p>
            <text:p>{ return *yytext; }</text:p>
            <text:p>case YY_STATE_EOF(INITIAL):</text:p>
            <text:p>case YY_STATE_EOF(free_fmt):</text:p>
            <text:p>case YY_STATE_EOF(fixed_fmt):</text:p>
            <text:p>case YY_STATE_EOF(str_sq):</text:p>
            <text:p>case YY_STATE_EOF(str_dq):</text:p>
            <text:p>#line 176 "cmFortranLexer.in.l"</text:p>
            <text:p>{</text:p>
            <text:p>  if(!cmFortranParser_FilePop(yyextra) )</text:p>
            <text:p>    {</text:p>
            <text:p>    return YY_NULL;</text:p>
            <text:p>    }</text:p>
            <text:p>}</text:p>
            <text:p>        YY_BREAK</text:p>
            <text:p>case 45:</text:p>
            <text:p>YY_RULE_SETUP</text:p>
            <text:p>#line 183 "cmFortranLexer.in.l"</text:p>
            <text:p>ECHO;</text:p>
            <text:p>        YY_BREAK</text:p>
            <text:p>#line 1291 "cmFortranLexer.cxx"</text:p>
            <text:p/>
            <text:p>        case YY_END_OF_BUFFER:</text:p>
            <text:p>                {</text:p>
            <text:p>                /* Amount of text matched not including the EOB char. */</text:p>
            <text:p>                int yy_amount_of_matched_text = (int) (yy_cp - yyg-&gt;yytext_ptr) - 1;</text:p>
            <text:p/>
            <text:p>                /* Undo the effects of YY_DO_BEFORE_ACTION. */</text:p>
            <text:p>                *yy_cp = yyg-&gt;yy_hold_char;</text:p>
            <text:p>                YY_RESTORE_YY_MORE_OFFSET</text:p>
            <text:p/>
            <text:p>                if ( YY_CURRENT_BUFFER_LVALUE-&gt;yy_buffer_status == YY_BUFFER_NEW )</text:p>
            <text:p>                        {</text:p>
            <text:p>                        /* We're scanning a new file or input source.  It's</text:p>
            <text:p>                         * possible that this happened because the user</text:p>
            <text:p>                         * just pointed yyin at a new source and called</text:p>
            <text:p>                         * cmFortran_yylex().  If so, then we have to assure</text:p>
            <text:p>                         * consistency between YY_CURRENT_BUFFER and our</text:p>
            <text:p>                         * globals.  Here is the right place to do so, because</text:p>
            <text:p>                         * this is the first action (other than possibly a</text:p>
            <text:p>                         * back-up) that will match for the new input source.</text:p>
            <text:p>                         */</text:p>
            <text:p>                        yyg-&gt;yy_n_chars = YY_CURRENT_BUFFER_LVALUE-&gt;yy_n_chars;</text:p>
            <text:p>                        YY_CURRENT_BUFFER_LVALUE-&gt;yy_input_file = yyin;</text:p>
            <text:p>                        YY_CURRENT_BUFFER_LVALUE-&gt;yy_buffer_status = YY_BUFFER_NORMAL;</text:p>
            <text:p>                        }</text:p>
            <text:p/>
            <text:p>                /* Note that here we test for yy_c_buf_p "&lt;=" to the position</text:p>
            <text:p>                 * of the first EOB in the buffer, since yy_c_buf_p will</text:p>
            <text:p>                 * already have been incremented past the NUL character</text:p>
            <text:p>                 * (since all states make transitions on EOB to the</text:p>
            <text:p>                 * end-of-buffer state).  Contrast this with the test</text:p>
            <text:p>                 * in input().</text:p>
            <text:p>                 */</text:p>
            <text:p>                if ( yyg-&gt;yy_c_buf_p &lt;= &amp;YY_CURRENT_BUFFER_LVALUE-&gt;yy_ch_buf[yyg-&gt;yy_n_chars] )</text:p>
            <text:p>                        { /* This was really a NUL. */</text:p>
            <text:p>                        yy_state_type yy_next_state;</text:p>
            <text:p/>
            <text:p>                        yyg-&gt;yy_c_buf_p = yyg-&gt;yytext_ptr  yy_amount_of_matched_text;</text:p>
            <text:p/>
            <text:p>                        yy_current_state = yy_get_previous_state( yyscanner );</text:p>
            <text:p/>
            <text:p>                        /* Okay, we're now positioned to make the NUL</text:p>
            <text:p>                         * transition.  We couldn't have</text:p>
            <text:p>                         * yy_get_previous_state() go ahead and do it</text:p>
            <text:p>                         * for us because it doesn't know how to deal</text:p>
            <text:p>                         * with the possibility of jamming (and we don't</text:p>
            <text:p>                         * want to build jamming into it because then it</text:p>
            <text:p>                         * will run more slowly).</text:p>
            <text:p>                         */</text:p>
            <text:p/>
            <text:p>                        yy_next_state = yy_try_NUL_trans( yy_current_state , yyscanner);</text:p>
            <text:p/>
            <text:p>                        yy_bp = yyg-&gt;yytext_ptr  YY_MORE_ADJ;</text:p>
            <text:p/>
            <text:p>                        if ( yy_next_state )</text:p>
            <text:p>                                {</text:p>
            <text:p>                                /* Consume the NUL. */</text:p>
            <text:p>                                yy_cp = שּׁ�&gt;yy_c_buf_p;</text:p>
            <text:p>                                yy_current_state = yy_next_state;</text:p>
            <text:p>                                goto yy_match;</text:p>
            <text:p>                                }</text:p>
            <text:p/>
            <text:p>                        else</text:p>
            <text:p>                                {</text:p>
            <text:p>                                yy_cp = yyg-&gt;yy_c_buf_p;</text:p>
            <text:p>                                goto yy_find_action;</text:p>
            <text:p>                                }</text:p>
            <text:p>                        }</text:p>
            <text:p/>
            <text:p>                else switch ( yy_get_next_buffer( yyscanner ) )</text:p>
            <text:p>                        {</text:p>
            <text:p>                        case EOB_ACT_END_OF_FILE:</text:p>
            <text:p>                                {</text:p>
            <text:p>                                yyg-&gt;yy_did_buffer_switch_on_eof = 0;</text:p>
            <text:p/>
            <text:p>                                if ( cmFortran_yywrap(yyscanner ) )</text:p>
            <text:p>                                        {</text:p>
            <text:p>                                        /* Note: because we've taken care in</text:p>
            <text:p>                                         * yy_get_next_buffer() to have set up</text:p>
            <text:p>                                         * yytext, we can now set up</text:p>
            <text:p>                                         * yy_c_buf_p so that if some total</text:p>
            <text:p>                                         * hoser (like flex itself) wants to</text:p>
            <text:p>                                         * call the scanner after we return the</text:p>
            <text:p>                                         * YY_NULL, it'll still work - another</text:p>
            <text:p>                                         * YY_NULL will get returned.</text:p>
            <text:p>                                         */</text:p>
            <text:p>                                        yyg-&gt;yy_c_buf_p = yyg-&gt;yytext_ptr  YY_MORE_ADJ;</text:p>
            <text:p/>
            <text:p>                                        yy_act = YY_STATE_EOF(YY_START);</text:p>
            <text:p>                                        goto do_action;</text:p>
            <text:p>                                        }</text:p>
            <text:p/>
            <text:p>                                else</text:p>
            <text:p>                                        {</text:p>
            <text:p>                                        if ( ! yyg-&gt;yy_did_buffer_switch_on_eof )</text:p>
            <text:p>                                                YY_NEW_FILE;</text:p>
            <text:p>                                        }</text:p>
            <text:p>                                break;</text:p>
            <text:p>                                }</text:p>
            <text:p/>
            <text:p>                        case EOB_ACT_CONTINUE_SCAN:</text:p>
            <text:p>                                yyg-&gt;yy_c_buf_p =</text:p>
            <text:p>                                        yyg-&gt;yytext_ptr  yy_amount_of_matched_text;</text:p>
            <text:p/>
            <text:p>                                yy_current_state = yy_get_previous_state( yyscanner );</text:p>
            <text:p/>
            <text:p>                                yy_cp = yyg-&gt;yy_c_buf_p;</text:p>
            <text:p>                                yy_bp = yyg-&gt;yytext_ptr  YY_MORE_ADJ;</text:p>
            <text:p>                                goto yy_match;</text:p>
            <text:p/>
            <text:p>                        case EOB_ACT_LAST_MATCH:</text:p>
            <text:p>                                yyg-&gt;yy_c_buf_p =</text:p>
            <text:p>                                &amp;YY_CURRENT_BUFFER_LVALUE-&gt;yy_ch_buf[yyg-&gt;yy_n_chars];</text:p>
            <text:p/>
            <text:p>                                yy_current_state = yy_get_previous_state( yyscanner );</text:p>
            <text:p/>
            <text:p>                                yy_cp = yyg-&gt;yy_c_buf_p;</text:p>
            <text:p>                                yy_bp = yyg-&gt;yytext_ptr  YY_MORE_ADJ;</text:p>
            <text:p>                                goto yy_find_action;</text:p>
            <text:p>                        }</text:p>
            <text:p>                break;</text:p>
            <text:p>                }</text:p>
            <text:p/>
            <text:p>        default:</text:p>
            <text:p>                YY_FATAL_ERROR(</text:p>
            <text:p>                        "fatal flex scanner internal error--no action found" );</text:p>
            <text:p>        } /* end of action switch */</text:p>
            <text:p>                } /* end of scanning one token */</text:p>
            <text:p>        } /* end of user's declarations */</text:p>
            <text:p>} /* end of cmFortran_yylex */</text:p>
            <text:p/>
            <text:p>/* yy_get_next_buffer - try to read in a new buffer</text:p>
            <text:p> *</text:p>
            <text:p> * Returns a code representing an action:</text:p>
            <text:p> *      EOB_ACT_LAST_MATCH -</text:p>
            <text:p> *      EOB_ACT_CONTINUE_SCAN - continue scanning from current position</text:p>
            <text:p> *      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        char *dest = YY_CURRENT_BUFFER_LVALUE-&gt;yy_ch_buf;</text:p>
            <text:p>        char *source = yyg-&gt;yytext_ptr;</text:p>
            <text:p>        int number_to_move, i;</text:p>
            <text:p>        int ret_val;</text:p>
            <text:p/>
            <text:p>        if ( yyg-&gt;yy_c_buf_p &gt; &amp;YY_CURRENT_BUFFER_LVALUE-&gt;yy_ch_buf[yyg-&gt;yy_n_chars  1] )</text:p>
            <text:p>                YY_FATAL_ERROR(</text:p>
            <text:p>                "fatal flex scanner internal error--end of buffer missed" );</text:p>
            <text:p/>
            <text:p>        if ( YY_CURRENT_BUFFER_LVALUE-&gt;yy_fill_buffer == 0 )</text:p>
            <text:p>                { /* Don't try to fill the buffer, so this is an EOF. */</text:p>
            <text:p>                if ( yyg-&gt;yy_c_buf_p - yyg-&gt;yytext_ptr - YY_MORE_ADJ == 1 )</text:p>
            <text:p>                        {</text:p>
            <text:p>                        /* We matched a single character, the EOB, so</text:p>
            <text:p>                         * treat this as a final EOF.</text:p>
            <text:p>                         */</text:p>
            <text:p>                        return EOB_ACT_END_OF_FILE;</text:p>
            <text:p>                        }</text:p>
            <text:p/>
            <text:p>                else</text:p>
            <text:p>                        {</text:p>
            <text:p>                        /* We matched some text prior to the EOB, first</text:p>
            <text:p>                         * process it.</text:p>
            <text:p>                         */</text:p>
            <text:p>                        return EOB_ACT_LAST_MATCH;</text:p>
            <text:p>                        }</text:p>
            <text:p>                }</text:p>
            <text:p/>
            <text:p>        /* Try to read more data. */</text:p>
            <text:p/>
            <text:p>        /* First move last chars to start of buffer. */</text:p>
            <text:p>        number_to_move = (int) (yyg-&gt;yy_c_buf_p - yyg-&gt;yytext_ptr) - 1;</text:p>
            <text:p/>
            <text:p>        for ( i = 0; i &lt; number_to_move; � )</text:p>
            <text:p>                *(dest�) = *(source�);</text:p>
            <text:p/>
            <text:p>        if ( YY_CURRENT_BUFFER_LVALUE-&gt;yy_buffer_status == YY_BUFFER_EOF_PENDING )</text:p>
            <text:p>                /* don't do the read, it's not guaranteed to return an EOF,</text:p>
            <text:p>                 * just force an EOF</text:p>
            <text:p>                 */</text:p>
            <text:p>                YY_CURRENT_BUFFER_LVALUE-&gt;yy_n_chars = yyg-&gt;yy_n_chars = 0;</text:p>
            <text:p/>
            <text:p>        else</text:p>
            <text:p>                {</text:p>
            <text:p>                        yy_size_t num_to_read =</text:p>
            <text:p>                        YY_CURRENT_BUFFER_LVALUE-&gt;yy_buf_size - number_to_move - 1;</text:p>
            <text:p/>
            <text:p>                while ( num_to_read &lt;= 0 )</text:p>
            <text:p>                        { /* Not enough room in the buffer - grow it. */</text:p>
            <text:p/>
            <text:p>                        /* just a shorter name for the current buffer */</text:p>
            <text:p>                        YY_BUFFER_STATE b = YY_CURRENT_BUFFER_LVALUE;</text:p>
            <text:p/>
            <text:p>                        int yy_c_buf_p_offset =</text:p>
            <text:p>                                (int) (yyg-&gt;yy_c_buf_p - b-&gt;yy_ch_buf);</text:p>
            <text:p/>
            <text:p>                        if ( b-&gt;yy_is_our_buffer )</text:p>
            <text:p>                                {</text:p>
            <text:p>                                yy_size_t new_size = b-&gt;yy_buf_size * 2;</text:p>
            <text:p/>
            <text:p>                                if ( new_size &lt;= 0 )</text:p>
            <text:p>                                        b-&gt;yy_buf_size = b-&gt;yy_buf_size / 8;</text:p>
            <text:p>                                else</text:p>
            <text:p>                                        b-&gt;yy_buf_size *= 2;</text:p>
            <text:p/>
            <text:p>                                b-&gt;yy_ch_buf = (char *)</text:p>
            <text:p>                                        /* Include room in for 2 EOB chars. */</text:p>
            <text:p>                                        cmFortran_yyrealloc((void *) b-&gt;yy_ch_buf,b-&gt;yy_buf_size  2 ,yyscanner );</text:p>
            <text:p>                                }</text:p>
            <text:p>                        else</text:p>
            <text:p>                                /* Can't grow it, we don't own it. */</text:p>
            <text:p>                                b-&gt;yy_ch_buf = 0;</text:p>
            <text:p/>
            <text:p>                        if ( ! b-&gt;yy_ch_buf )</text:p>
            <text:p>                                YY_FATAL_ERROR(</text:p>
            <text:p>                                "fatal error - scanner input buffer overflow" );</text:p>
            <text:p/>
            <text:p>                        yyg-&gt;yy_c_buf_p = &amp;b-&gt;yy_ch_buf[yy_c_buf_p_offset];</text:p>
            <text:p/>
            <text:p>                        num_to_read = YY_CURRENT_BUFFER_LVALUE-&gt;yy_buf_size -</text:p>
            <text:p>                                                number_to_move - 1;</text:p>
            <text:p/>
            <text:p>                        }</text:p>
            <text:p/>
            <text:p>                if ( num_to_read &gt; YY_READ_BUF_SIZE )</text:p>
            <text:p>                        num_to_read = YY_READ_BUF_SIZE;</text:p>
            <text:p/>
            <text:p>                /* Read in more data. */</text:p>
            <text:p>                YY_INPUT( (&amp;YY_CURRENT_BUFFER_LVALUE-&gt;yy_ch_buf[number_to_move]),</text:p>
            <text:p>                        yyg-&gt;yy_n_chars, num_to_read );</text:p>
            <text:p/>
            <text:p>                YY_CURRENT_BUFFER_LVALUE-&gt;yy_n_chars = yyg-&gt;yy_n_chars;</text:p>
            <text:p>                }</text:p>
            <text:p/>
            <text:p>        if ( yyg-&gt;yy_n_chars == 0 )</text:p>
            <text:p>                {</text:p>
            <text:p>                if ( number_to_move == YY_MORE_ADJ )</text:p>
            <text:p>                        {</text:p>
            <text:p>                        ret_val = EOB_ACT_END_OF_FILE;</text:p>
            <text:p>                        cmFortran_yyrestart(yyin  ,yyscanner);</text:p>
            <text:p>                        }</text:p>
            <text:p/>
            <text:p>                else</text:p>
            <text:p>                        {</text:p>
            <text:p>                        ret_val = EOB_ACT_LAST_MATCH;</text:p>
            <text:p>                        YY_CURRENT_BUFFER_LVALUE-&gt;yy_buffer_status =</text:p>
            <text:p>                                YY_BUFFER_EOF_PENDING;</text:p>
            <text:p>                        }</text:p>
            <text:p>                }</text:p>
            <text:p/>
            <text:p>        else</text:p>
            <text:p>                ret_val = EOB_ACT_CONTINUE_SCAN;</text:p>
            <text:p/>
            <text:p>        if ((yy_size_t) (yyg-&gt;yy_n_chars  number_to_move) &gt; YY_CURRENT_BUFFER_LVALUE-&gt;yy_buf_size) {</text:p>
            <text:p>                /* Extend the array by 50%, plus the number we really need. */</text:p>
            <text:p>                yy_size_t new_size = yyg-&gt;yy_n_chars  number_to_move  (yyg-&gt;yy_n_chars &gt;&gt; 1);</text:p>
            <text:p>                YY_CURRENT_BUFFER_LVALUE-&gt;yy_ch_buf = (char *) cmFortran_yyrealloc((void *) YY_CURRENT_BUFFER_LVALUE-&gt;yy_ch_buf,new_size ,yyscanner );</text:p>
            <text:p>                if ( ! YY_CURRENT_BUFFER_LVALUE-&gt;yy_ch_buf )</text:p>
            <text:p>                        YY_FATAL_ERROR( "out of dynamic memory in yy_get_next_buffer()" );</text:p>
            <text:p>        }</text:p>
            <text:p/>
            <text:p>        yyg-&gt;yy_n_chars = number_to_move;</text:p>
            <text:p>        YY_CURRENT_BUFFER_LVALUE-&gt;yy_ch_buf[yyg-&gt;yy_n_chars] = YY_END_OF_BUFFER_CHAR;</text:p>
            <text:p>        YY_CURRENT_BUFFER_LVALUE-&gt;yy_ch_buf[yyg-&gt;yy_n_chars  1] = YY_END_OF_BUFFER_CHAR;</text:p>
            <text:p/>
            <text:p>        yyg-&gt;yytext_ptr = &amp;YY_CURRENT_BUFFER_LVALUE-&gt;yy_ch_buf[0];</text:p>
            <text:p/>
            <text:p>        return ret_val;</text:p>
            <text:p>}</text:p>
            <text:p/>
            <text:p>/* yy_get_previous_state - get the state just before the EOB char was reached */</text:p>
            <text:p/>
            <text:p>    static yy_state_type yy_get_previous_state (yyscan_t yyscanner)</text:p>
            <text:p>{</text:p>
            <text:p>        yy_state_type yy_current_state;</text:p>
            <text:p>        char *yy_cp;</text:p>
            <text:p>    struct yyguts_t * yyg = (struct yyguts_t*)yyscanner;</text:p>
            <text:p/>
            <text:p>        yy_current_state = yyg-&gt;yy_start;</text:p>
            <text:p>        yy_current_state = YY_AT_BOL();</text:p>
            <text:p/>
            <text:p>        for ( yy_cp = yyg-&gt;yytext_ptr  YY_MORE_ADJ; yy_cp &lt; yyg-&gt;yy_c_buf_p; שּׁ�_cp )</text:p>
            <text:p>                {</text:p>
            <text:p>                YY_CHAR yy_c = (*yy_cp ? yy_ec[YY_SC_TO_UI(*yy_cp)] : 1);</text:p>
            <text:p>                if ( yy_accept[yy_current_state] )</text:p>
            <text:p>                        {</text:p>
            <text:p>                        yyg-&gt;yy_last_accepting_state = yy_current_state;</text:p>
            <text:p>                        yyg-&gt;yy_last_accepting_cpos = yy_cp;</text:p>
            <text:p>                        }</text:p>
            <text:p>                while ( yy_chk[yy_base[yy_current_state]  yy_c] != yy_current_state )</text:p>
            <text:p>                        {</text:p>
            <text:p>                        yy_current_state = (int) yy_def[yy_current_state];</text:p>
            <text:p>                        if ( yy_current_state &gt;= 173 )</text:p>
            <text:p>                                yy_c = yy_meta[(unsigned int) yy_c];</text:p>
            <text:p>                        }</text:p>
            <text:p>                yy_current_state = yy_nxt[yy_base[yy_current_state]  (unsigned int) yy_c];</text:p>
            <text:p>                }</text:p>
            <text:p/>
            <text:p>        return yy_current_state;</text:p>
            <text:p>}</text:p>
            <text:p/>
            <text:p>/* yy_try_NUL_trans - try to make a transition on the NUL character</text:p>
            <text:p> *</text:p>
            <text:p> * synopsis</text:p>
            <text:p> *      next_state = yy_try_NUL_trans( current_state );</text:p>
            <text:p> */</text:p>
            <text:p>    static yy_state_type yy_try_NUL_trans  (yy_state_type yy_current_state , yyscan_t yyscanner)</text:p>
            <text:p>{</text:p>
            <text:p>        int yy_is_jam;</text:p>
            <text:p>    struct yyguts_t * yyg = (struct yyguts_t*)yyscanner; /* This var may be unused depending upon options. */</text:p>
            <text:p>        char *yy_cp = yyg-&gt;yy_c_buf_p;</text:p>
            <text:p/>
            <text:p>        YY_CHAR yy_c = 1;</text:p>
            <text:p>        if ( yy_accept[yy_current_state] )</text:p>
            <text:p>                {</text:p>
            <text:p>                yyg-&gt;yy_last_accepting_state = yy_current_state;</text:p>
            <text:p>                yyg-&gt;yy_last_accepting_cpos = yy_cp;</text:p>
            <text:p>                }</text:p>
            <text:p>        while ( yy_chk[yy_base[yy_current_state]  yy_c] != yy_current_state )</text:p>
            <text:p>                {</text:p>
            <text:p>                yy_current_state = (int) yy_def[yy_current_state];</text:p>
            <text:p>                if ( yy_current_state &gt;= 173 )</text:p>
            <text:p>                        yy_c = yy_meta[(unsigned int) yy_c];</text:p>
            <text:p>                }</text:p>
            <text:p>        yy_current_state = yy_nxt[yy_base[yy_current_state]  (unsigned int) yy_c];</text:p>
            <text:p>        yy_is_jam = (yy_current_state == 172);</text:p>
            <text:p/>
            <text:p>        (void)yyg;</text:p>
            <text:p>        return yy_is_jam ? 0 : yy_current_state;</text:p>
            <text:p>}</text:p>
            <text:p/>
            <text:p>    static void yyunput (int c, char * yy_bp , yyscan_t yyscanner)</text:p>
            <text:p>{</text:p>
            <text:p>        char *yy_cp;</text:p>
            <text:p>    struct yyguts_t * yyg = (struct yyguts_t*)yyscanner;</text:p>
            <text:p/>
            <text:p>    yy_cp = yyg-&gt;yy_c_buf_p;</text:p>
            <text:p/>
            <text:p>        /* undo effects of setting up yytext */</text:p>
            <text:p>        *yy_cp = yyg-&gt;yy_hold_char;</text:p>
            <text:p/>
            <text:p>        if ( yy_cp &lt; YY_CURRENT_BUFFER_LVALUE-&gt;yy_ch_buf  2 )</text:p>
            <text:p>                { /* need to shift things up to make room */</text:p>
            <text:p>                /* � for EOB chars. */</text:p>
            <text:p>                yy_size_t number_to_move = yyg-&gt;yy_n_chars  2;</text:p>
            <text:p>                char *dest = &amp;YY_CURRENT_BUFFER_LVALUE-&gt;yy_ch_buf[</text:p>
            <text:p>                                        YY_CURRENT_BUFFER_LVALUE-&gt;yy_buf_size  2];</text:p>
            <text:p>                char *source =</text:p>
            <text:p>                                &amp;YY_CURRENT_BUFFER_LVALUE-&gt;yy_ch_buf[number_to_move];</text:p>
            <text:p/>
            <text:p>                while ( source &gt; YY_CURRENT_BUFFER_LVALUE-&gt;yy_ch_buf )</text:p>
            <text:p>                        *--dest = *--source;</text:p>
            <text:p/>
            <text:p>                yy_cp = (int) (dest - source);</text:p>
            <text:p>                yy_bp = (int) (dest - source);</text:p>
            <text:p>                YY_CURRENT_BUFFER_LVALUE-&gt;yy_n_chars =</text:p>
            <text:p>                        yyg-&gt;yy_n_chars = YY_CURRENT_BUFFER_LVALUE-&gt;yy_buf_size;</text:p>
            <text:p/>
            <text:p>                if ( yy_cp &lt; YY_CURRENT_BUFFER_LVALUE-&gt;yy_ch_buf  2 )</text:p>
            <text:p>                        YY_FATAL_ERROR( "flex scanner push-back overflow" );</text:p>
            <text:p>                }</text:p>
            <text:p/>
            <text:p>        *--yy_cp = (char) c;</text:p>
            <text:p/>
            <text:p>        yyg-&gt;yytext_ptr = yy_bp;</text:p>
            <text:p>        yyg-&gt;yy_hold_char = *yy_cp;</text:p>
            <text:p>        yyg-&gt;yy_c_buf_p = yy_cp;</text:p>
            <text:p>}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string" calcext:value-type="string">
            <text:p>    unput(yytext[strlen(yytext)-1]);</text:p>
            <text:p>    }</text:p>
            <text:p>}</text:p>
            <text:p>YY_BREAK</text:p>
            <text:p>case 8:</text:p>
            <text:p>/* rule 8 can match eol */</text:p>
            <text:p>YY_RULE_SETUP</text:p>
            <text:p>#line 99 "cmFortranLexer.in.l"</text:p>
            <text:p>{</text:p>
            <text:p>  unput ('\n');</text:p>
            <text:p>  BEGIN(INITIAL);</text:p>
            <text:p>  return UNTERMINATED_STRING;</text:p>
            <text:p>}</text:p>
            <text:p>case 9:</text:p>
            <text:p>YY_RULE_SETUP</text:p>
            <text:p>#line 105 "cmFortranLexer.in.l"</text:p>
            <text:p>{</text:p>
            <text:p>  cmFortranParser_StringAppend(yyextra, yytext[0]);</text:p>
            <text:p>}</text:p>
            <text:p>YY_BREAK</text:p>
            <text:p>case 10:</text:p>
            <text:p>/* rule 10 can match eol */</text:p>
            <text:p>YY_RULE_SETUP</text:p>
            <text:p>#line 109 "cmFortranLexer.in.l"</text:p>
            <text:p>{ return EOSTMT; } /* Treat comments like */</text:p>
            <text:p>case 11:</text:p>
            <text:p>/* rule 11 can match eol */</text:p>
            <text:p>YY_RULE_SETUP</text:p>
            <text:p>#line 110 "cmFortranLexer.in.l"</text:p>
            <text:p>{ return EOSTMT; } /* empty lines */</text:p>
            <text:p>case 12:</text:p>
            <text:p>YY_RULE_SETUP</text:p>
            <text:p>#line 112 "cmFortranLexer.in.l"</text:p>
            <text:p>{ return CPP_LINE_DIRECTIVE; }</text:p>
            <text:p>case 13:</text:p>
            <text:p>/* rule 13 can match eol */</text:p>
            <text:p>YY_RULE_SETUP</text:p>
            <text:p>#line 113 "cmFortranLexer.in.l"</text:p>
            <text:p>{</text:p>
            <text:p>  yytext[yyleng-1] = 0;</text:p>
            <text:p>  yylvalp-&gt;string = strdup(strchr(yytext, '&lt;')�);</text:p>
            <text:p>  return CPP_INCLUDE_ANGLE;</text:p>
            <text:p>}</text:p>
            <text:p>case 14:</text:p>
            <text:p>YY_RULE_SETUP</text:p>
            <text:p>#line 118 "cmFortranLexer.in.l"</text:p>
            <text:p>{ return CPP_INCLUDE; }</text:p>
            <text:p>case 15:</text:p>
            <text:p>YY_RULE_SETUP</text:p>
            <text:p>#line 119 "cmFortranLexer.in.l"</text:p>
            <text:p>{ return F90PPR_INCLUDE; }</text:p>
            <text:p>case 16:</text:p>
            <text:p>YY_RULE_SETUP</text:p>
            <text:p>#line 120 "cmFortranLexer.in.l"</text:p>
            <text:p>{ return COCO_INCLUDE; }</text:p>
            <text:p>case 17:</text:p>
            <text:p>YY_RULE_SETUP</text:p>
            <text:p>#line 122 "cmFortranLexer.in.l"</text:p>
            <text:p>{ return CPP_DEFINE; }</text:p>
            <text:p>case 18:</text:p>
            <text:p>YY_RULE_SETUP</text:p>
            <text:p>#line 123 "cmFortranLexer.in.l"</text:p>
            <text:p>{ return F90PPR_DEFINE; }</text:p>
            <text:p>case 19:</text:p>
            <text:p>YY_RULE_SETUP</text:p>
            <text:p>#line 125 "cmFortranLexer.in.l"</text:p>
            <text:p>{ return CPP_UNDEF; }</text:p>
            <text:p>case 20:</text:p>
            <text:p>YY_RULE_SETUP</text:p>
            <text:p>#line 126 "cmFortranLexer.in.l"</text:p>
            <text:p>{ return F90PPR_UNDEF; }</text:p>
            <text:p>case 21:</text:p>
            <text:p>YY_RULE_SETUP</text:p>
            <text:p>#line 128 "cmFortranLexer.in.l"</text:p>
            <text:p>{ return CPP_IFDEF; }</text:p>
            <text:p>case 22:</text:p>
            <text:p>YY_RULE_SETUP</text:p>
            <text:p>#line 129 "cmFortranLexer.in.l"</text:p>
            <text:p>{ return CPP_IFNDEF; }</text:p>
            <text:p>case 23:</text:p>
            <text:p>YY_RULE_SETUP</text:p>
            <text:p>#line 130 "cmFortranLexer.in.l"</text:p>
            <text:p>{ return CPP_IF; }</text:p>
            <text:p>case 24:</text:p>
            <text:p>YY_RULE_SETUP</text:p>
            <text:p>#line 131 "cmFortranLexer.in.l"</text:p>
            <text:p>{ return CPP_ELIF; }</text:p>
            <text:p>case 25:</text:p>
            <text:p>YY_RULE_SETUP</text:p>
            <text:p>#line 132 "cmFortranLexer.in.l"</text:p>
            <text:p>{ return CPP_ELSE; }</text:p>
            <text:p>case 26:</text:p>
            <text:p>YY_RULE_SETUP</text:p>
            <text:p>#line 133 "cmFortranLexer.in.l"</text:p>
            <text:p>{ return CPP_ENDIF; }</text:p>
            <text:p>case 27:</text:p>
            <text:p>YY_RULE_SETUP</text:p>
            <text:p>#line 135 "cmFortranLexer.in.l"</text:p>
            <text:p>{ return F90PPR_IFDEF; }</text:p>
            <text:p>case 28:</text:p>
            <text:p>YY_RULE_SETUP</text:p>
            <text:p>#line 136 "cmFortranLexer.in.l"</text:p>
            <text:p>{ return F90PPR_IFNDEF; }</text:p>
            <text:p>case 29:</text:p>
            <text:p>YY_RULE_SETUP</text:p>
            <text:p>#line 137 "cmFortranLexer.in.l"</text:p>
            <text:p>{ return F90PPR_IF; }</text:p>
            <text:p>case 30:</text:p>
            <text:p>YY_RULE_SETUP</text:p>
            <text:p>#line 138 "cmFortranLexer.in.l"</text:p>
            <text:p>{ return F90PPR_ELIF; }</text:p>
            <text:p>case 31:</text:p>
            <text:p>YY_RULE_SETUP</text:p>
            <text:p>#line 139 "cmFortranLexer.in.l"</text:p>
            <text:p>{ return F90PPR_ELSE; }</text:p>
            <text:p>case 32:</text:p>
            <text:p>YY_RULE_SETUP</text:p>
            <text:p>#line 140 "cmFortranLexer.in.l"</text:p>
            <text:p>{ return F90PPR_ENDIF; }</text:p>
            <text:p>/* Line continuations, possible involving comments.  */</text:p>
            <text:p>case 33:</text:p>
            <text:p>/* rule 33 can match eol */</text:p>
            <text:p>YY_RULE_SETUP</text:p>
            <text:p>#line 143 "cmFortranLexer.in.l"</text:p>
            <text:p/>
            <text:p>YY_BREAK</text:p>
            <text:p>case 34:</text:p>
            <text:p>/* rule 34 can match eol */</text:p>
            <text:p>YY_RULE_SETUP</text:p>
            <text:p>#line 144 "cmFortranLexer.in.l"</text:p>
            <text:p/>
            <text:p>YY_BREAK</text:p>
            <text:p>case 35:</text:p>
            <text:p>YY_RULE_SETUP</text:p>
            <text:p>#line 146 "cmFortranLexer.in.l"</text:p>
            <text:p>{ return COMMA; }</text:p>
            <text:p>case 36:</text:p>
            <text:p>YY_RULE_SETUP</text:p>
            <text:p>#line 148 "cmFortranLexer.in.l"</text:p>
            <text:p>{ return DCOLON; }</text:p>
            <text:p>case 37:</text:p>
            <text:p>/* rule 37 can match eol */</text:p>
            <text:p>YY_RULE_SETUP</text:p>
            <text:p>#line 150 "cmFortranLexer.in.l"</text:p>
            <text:p>{ return GARBAGE; }</text:p>
            <text:p>case 38:</text:p>
            <text:p>YY_RULE_SETUP</text:p>
            <text:p>#line 152 "cmFortranLexer.in.l"</text:p>
            <text:p>{ return ASSIGNMENT_OP; }</text:p>
            <text:p>case 39:</text:p>
            <text:p>YY_RULE_SETUP</text:p>
            <text:p>#line 154 "cmFortranLexer.in.l"</text:p>
            <text:p>{</text:p>
            <text:p>  yylvalp-&gt;string = strdup(yytext);</text:p>
            <text:p>  return WORD;</text:p>
            <text:p>}</text:p>
            <text:p>case 40:</text:p>
            <text:p>YY_RULE_SETUP</text:p>
            <text:p>#line 159 "cmFortranLexer.in.l"</text:p>
            <text:p>{ return GARBAGE; }</text:p>
            <text:p>case 41:</text:p>
            <text:p>/* rule 41 can match eol */</text:p>
            <text:p>YY_RULE_SETUP</text:p>
            <text:p>#line 161 "cmFortranLexer.in.l"</text:p>
            <text:p>{ return EOSTMT; }</text:p>
            <text:p>case 42:</text:p>
            <text:p>YY_RULE_SETUP</text:p>
            <text:p>#line 164 "cmFortranLexer.in.l"</text:p>
            <text:p>/* Ignore */</text:p>
            <text:p>YY_BREAK</text:p>
            <text:p>case 43:</text:p>
            <text:p>/* rule 43 can match eol */</text:p>
            <text:p>YY_RULE_SETUP</text:p>
            <text:p>#line 165 "cmFortranLexer.in.l"</text:p>
            <text:p>/* Ignore line-endings preceded by \ */</text:p>
            <text:p>YY_BREAK</text:p>
            <text:p>case 44:</text:p>
            <text:p>YY_RULE_SETUP</text:p>
            <text:p>#line 167 "cmFortranLexer.in.l"</text:p>
            <text:p>{ return *yytext; }</text:p>
            <text:p>case YY_STATE_EOF(INITIAL):</text:p>
            <text:p>case YY_STATE_EOF(free_fmt):</text:p>
            <text:p>case YY_STATE_EOF(fixed_fmt):</text:p>
            <text:p>case YY_STATE_EOF(str_sq):</text:p>
            <text:p>case YY_STATE_EOF(str_dq):</text:p>
            <text:p>#line 169 "cmFortranLexer.in.l"</text:p>
            <text:p>{</text:p>
            <text:p>  if(!cmFortranParser_FilePop(yyextra) )</text:p>
            <text:p>    {</text:p>
            <text:p>    return YY_NULL;</text:p>
            <text:p>    }</text:p>
            <text:p>}</text:p>
            <text:p>YY_BREAK</text:p>
            <text:p>case 45:</text:p>
            <text:p>YY_RULE_SETUP</text:p>
            <text:p>#line 176 "cmFortranLexer.in.l"</text:p>
            <text:p>ECHO;</text:p>
            <text:p>YY_BREAK</text:p>
            <text:p>#line 1276 "cmFortranLexer.cxx"</text:p>
            <text:p/>
            <text:p>case YY_END_OF_BUFFER:</text:p>
            <text:p>{</text:p>
            <text:p>/* Amount of text matched not including the EOB char. */</text:p>
            <text:p>int yy_amount_of_matched_text = (int) (yy_cp - yyg-&gt;yytext_ptr) - 1;</text:p>
            <text:p/>
            <text:p>/* Undo the effects of YY_DO_BEFORE_ACTION. */</text:p>
            <text:p>*yy_cp = yyg-&gt;yy_hold_char;</text:p>
            <text:p>YY_RESTORE_YY_MORE_OFFSET</text:p>
            <text:p/>
            <text:p>if ( YY_CURRENT_BUFFER_LVALUE-&gt;yy_buffer_status == YY_BUFFER_NEW )</text:p>
            <text:p>{</text:p>
            <text:p>/* We're scanning a new file or input source.  It's</text:p>
            <text:p> * possible that this happened because the user</text:p>
            <text:p> * just pointed yyin at a new source and called</text:p>
            <text:p> * cmFortran_yylex().  If so, then we have to assure</text:p>
            <text:p> * consistency between YY_CURRENT_BUFFER and our</text:p>
            <text:p> * globals.  Here is the right place to do so, because</text:p>
            <text:p> * this is the first action (other than possibly a</text:p>
            <text:p> * back-up) that will match for the new input source.</text:p>
            <text:p> */</text:p>
            <text:p>yyg-&gt;yy_n_chars = YY_CURRENT_BUFFER_LVALUE-&gt;yy_n_chars;</text:p>
            <text:p>YY_CURRENT_BUFFER_LVALUE-&gt;yy_input_file = yyin;</text:p>
            <text:p>YY_CURRENT_BUFFER_LVALUE-&gt;yy_buffer_status = YY_BUFFER_NORMAL;</text:p>
            <text:p>}</text:p>
            <text:p/>
            <text:p>/* Note that here we test for yy_c_buf_p "&lt;=" to the position</text:p>
            <text:p> * of the first EOB in the buffer, since yy_c_buf_p will</text:p>
            <text:p> * already have been incremented past the NUL character</text:p>
            <text:p> * (since all states make transitions on EOB to the</text:p>
            <text:p> * end-of-buffer state).  Contrast this with the test</text:p>
            <text:p> * in input().</text:p>
            <text:p> */</text:p>
            <text:p>if ( yyg-&gt;yy_c_buf_p &lt;= &amp;YY_CURRENT_BUFFER_LVALUE-&gt;yy_ch_buf[yyg-&gt;yy_n_chars] )</text:p>
            <text:p>{ /* This was really a NUL. */</text:p>
            <text:p>yy_state_type yy_next_state;</text:p>
            <text:p/>
            <text:p>yyg-&gt;yy_c_buf_p = yyg-&gt;yytext_ptr  yy_amount_of_matched_text;</text:p>
            <text:p/>
            <text:p>yy_current_state = yy_get_previous_state( yyscanner );</text:p>
            <text:p/>
            <text:p>/* Okay, we're now positioned to make the NUL</text:p>
            <text:p> * transition.  We couldn't have</text:p>
            <text:p> * yy_get_previous_state() go ahead and do it</text:p>
            <text:p> * for us because it doesn't know how to deal</text:p>
            <text:p> * with the possibility of jamming (and we don't</text:p>
            <text:p> * want to build jamming into it because then it</text:p>
            <text:p> * will run more slowly).</text:p>
            <text:p> */</text:p>
            <text:p/>
            <text:p>yy_next_state = yy_try_NUL_trans( yy_current_state , yyscanner);</text:p>
            <text:p/>
            <text:p>yy_bp = yyg-&gt;yytext_ptr  YY_MORE_ADJ;</text:p>
            <text:p/>
            <text:p>if ( yy_next_state )</text:p>
            <text:p>{</text:p>
            <text:p>/* Consume the NUL. */</text:p>
            <text:p>yy_cp = שּׁ�&gt;yy_c_buf_p;</text:p>
            <text:p>yy_current_state = yy_next_state;</text:p>
            <text:p>goto yy_match;</text:p>
            <text:p>}</text:p>
            <text:p/>
            <text:p>else</text:p>
            <text:p>{</text:p>
            <text:p>yy_cp = yyg-&gt;yy_c_buf_p;</text:p>
            <text:p>goto yy_find_action;</text:p>
            <text:p>}</text:p>
            <text:p>}</text:p>
            <text:p/>
            <text:p>else switch ( yy_get_next_buffer( yyscanner ) )</text:p>
            <text:p>{</text:p>
            <text:p>case EOB_ACT_END_OF_FILE:</text:p>
            <text:p>{</text:p>
            <text:p>yyg-&gt;yy_did_buffer_switch_on_eof = 0;</text:p>
            <text:p/>
            <text:p>if ( cmFortran_yywrap(yyscanner ) )</text:p>
            <text:p>{</text:p>
            <text:p>/* Note: because we've taken care in</text:p>
            <text:p> * yy_get_next_buffer() to have set up</text:p>
            <text:p> * yytext, we can now set up</text:p>
            <text:p> * yy_c_buf_p so that if some total</text:p>
            <text:p> * hoser (like flex itself) wants to</text:p>
            <text:p> * call the scanner after we return the</text:p>
            <text:p> * YY_NULL, it'll still work - another</text:p>
            <text:p> * YY_NULL will get returned.</text:p>
            <text:p> */</text:p>
            <text:p>yyg-&gt;yy_c_buf_p = yyg-&gt;yytext_ptr  YY_MORE_ADJ;</text:p>
            <text:p/>
            <text:p>yy_act = YY_STATE_EOF(YY_START);</text:p>
            <text:p>goto do_action;</text:p>
            <text:p>}</text:p>
            <text:p/>
            <text:p>else</text:p>
            <text:p>{</text:p>
            <text:p>if ( ! yyg-&gt;yy_did_buffer_switch_on_eof )</text:p>
            <text:p>YY_NEW_FILE;</text:p>
            <text:p>}</text:p>
            <text:p>break;</text:p>
            <text:p>}</text:p>
            <text:p/>
            <text:p>case EOB_ACT_CONTINUE_SCAN:</text:p>
            <text:p>yyg-&gt;yy_c_buf_p =</text:p>
            <text:p>yyg-&gt;yytext_ptr  yy_amount_of_matched_text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match;</text:p>
            <text:p/>
            <text:p>case EOB_ACT_LAST_MATCH:</text:p>
            <text:p>yyg-&gt;yy_c_buf_p =</text:p>
            <text:p>&amp;YY_CURRENT_BUFFER_LVALUE-&gt;yy_ch_buf[yyg-&gt;yy_n_chars]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find_action;</text:p>
            <text:p>}</text:p>
            <text:p>break;</text:p>
            <text:p>}</text:p>
            <text:p/>
            <text:p>default:</text:p>
            <text:p>YY_FATAL_ERROR(</text:p>
            <text:p>"fatal flex scanner internal error--no action found" );</text:p>
            <text:p>} /* end of action switch */</text:p>
            <text:p>} /* end of scanning one token */</text:p>
            <text:p>} /* end of user's declarations */</text:p>
            <text:p>} /* end of cmFortran_yylex */</text:p>
            <text:p/>
            <text:p>/* yy_get_next_buffer - try to read in a new buffer</text:p>
            <text:p> *</text:p>
            <text:p> * Returns a code representing an action:</text:p>
            <text:p> *EOB_ACT_LAST_MATCH -</text:p>
            <text:p> *EOB_ACT_CONTINUE_SCAN - continue scanning from current position</text:p>
            <text:p> *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char *dest = YY_CURRENT_BUFFER_LVALUE-&gt;yy_ch_buf;</text:p>
            <text:p>char *source = yyg-&gt;yytext_ptr;</text:p>
            <text:p>yy_size_t number_to_move, i;</text:p>
            <text:p>int ret_val;</text:p>
            <text:p/>
            <text:p>if ( yyg-&gt;yy_c_buf_p &gt; &amp;YY_CURRENT_BUFFER_LVALUE-&gt;yy_ch_buf[yyg-&gt;yy_n_chars  1] )</text:p>
            <text:p>YY_FATAL_ERROR(</text:p>
            <text:p>"fatal flex scanner internal error--end of buffer missed" );</text:p>
            <text:p/>
            <text:p>if ( YY_CURRENT_BUFFER_LVALUE-&gt;yy_fill_buffer == 0 )</text:p>
            <text:p>{ /* Don't try to fill the buffer, so this is an EOF. */</text:p>
            <text:p>if ( yyg-&gt;yy_c_buf_p - yyg-&gt;yytext_ptr - YY_MORE_ADJ == 1 )</text:p>
            <text:p>{</text:p>
            <text:p>/* We matched a single character, the EOB, so</text:p>
            <text:p> * treat this as a final EOF.</text:p>
            <text:p> */</text:p>
            <text:p>return EOB_ACT_END_OF_FILE;</text:p>
            <text:p>}</text:p>
            <text:p/>
            <text:p>else</text:p>
            <text:p>{</text:p>
            <text:p>/* We matched some text prior to the EOB, first</text:p>
            <text:p> * process it.</text:p>
            <text:p> */</text:p>
            <text:p>return EOB_ACT_LAST_MATCH;</text:p>
            <text:p>}</text:p>
            <text:p>}</text:p>
            <text:p/>
            <text:p>/* Try to read more data. */</text:p>
            <text:p/>
            <text:p>/* First move last chars to start of buffer. */</text:p>
            <text:p>number_to_move = (yy_size_t) (yyg-&gt;yy_c_buf_p - yyg-&gt;yytext_ptr) - 1;</text:p>
            <text:p/>
            <text:p>for ( i = 0; i &lt; number_to_move; � )</text:p>
            <text:p>*(dest�) = *(source�);</text:p>
            <text:p/>
            <text:p>if ( YY_CURRENT_BUFFER_LVALUE-&gt;yy_buffer_status == YY_BUFFER_EOF_PENDING )</text:p>
            <text:p>/* don't do the read, it's not guaranteed to return an EOF,</text:p>
            <text:p> * just force an EOF</text:p>
            <text:p> */</text:p>
            <text:p>YY_CURRENT_BUFFER_LVALUE-&gt;yy_n_chars = yyg-&gt;yy_n_chars = 0;</text:p>
            <text:p/>
            <text:p>else</text:p>
            <text:p>{</text:p>
            <text:p>int num_to_read =</text:p>
            <text:p>YY_CURRENT_BUFFER_LVALUE-&gt;yy_buf_size - number_to_move - 1;</text:p>
            <text:p/>
            <text:p>while ( num_to_read &lt;= 0 )</text:p>
            <text:p>{ /* Not enough room in the buffer - grow it. */</text:p>
            <text:p/>
            <text:p>/* just a shorter name for the current buffer */</text:p>
            <text:p>YY_BUFFER_STATE b = YY_CURRENT_BUFFER_LVALUE;</text:p>
            <text:p/>
            <text:p>int yy_c_buf_p_offset =</text:p>
            <text:p>(int) (yyg-&gt;yy_c_buf_p - b-&gt;yy_ch_buf);</text:p>
            <text:p/>
            <text:p>if ( b-&gt;yy_is_our_buffer )</text:p>
            <text:p>{</text:p>
            <text:p>int new_size = b-&gt;yy_buf_size * 2;</text:p>
            <text:p/>
            <text:p>if ( new_size &lt;= 0 )</text:p>
            <text:p>b-&gt;yy_buf_size = b-&gt;yy_buf_size / 8;</text:p>
            <text:p>else</text:p>
            <text:p>b-&gt;yy_buf_size *= 2;</text:p>
            <text:p/>
            <text:p>b-&gt;yy_ch_buf = (char *)</text:p>
            <text:p>/* Include room in for 2 EOB chars. */</text:p>
            <text:p>cmFortran_yyrealloc((void *) b-&gt;yy_ch_buf,b-&gt;yy_buf_size  2 ,yyscanner );</text:p>
            <text:p>}</text:p>
            <text:p>else</text:p>
            <text:p>/* Can't grow it, we don't own it. */</text:p>
            <text:p>b-&gt;yy_ch_buf = NULL;</text:p>
            <text:p/>
            <text:p>if ( ! b-&gt;yy_ch_buf )</text:p>
            <text:p>YY_FATAL_ERROR(</text:p>
            <text:p>"fatal error - scanner input buffer overflow" );</text:p>
            <text:p/>
            <text:p>yyg-&gt;yy_c_buf_p = &amp;b-&gt;yy_ch_buf[yy_c_buf_p_offset];</text:p>
            <text:p/>
            <text:p>num_to_read = YY_CURRENT_BUFFER_LVALUE-&gt;yy_buf_size -</text:p>
            <text:p>number_to_move - 1;</text:p>
            <text:p/>
            <text:p>}</text:p>
            <text:p/>
            <text:p>if ( num_to_read &gt; YY_READ_BUF_SIZE )</text:p>
            <text:p>num_to_read = YY_READ_BUF_SIZE;</text:p>
            <text:p/>
            <text:p>/* Read in more data. */</text:p>
            <text:p>YY_INPUT( (&amp;YY_CURRENT_BUFFER_LVALUE-&gt;yy_ch_buf[number_to_move]),</text:p>
            <text:p>yyg-&gt;yy_n_chars, num_to_read );</text:p>
            <text:p/>
            <text:p>YY_CURRENT_BUFFER_LVALUE-&gt;yy_n_chars = yyg-&gt;yy_n_chars;</text:p>
            <text:p>}</text:p>
            <text:p/>
            <text:p>if ( yyg-&gt;yy_n_chars == 0 )</text:p>
            <text:p>{</text:p>
            <text:p>if ( number_to_move == YY_MORE_ADJ )</text:p>
            <text:p>{</text:p>
            <text:p>ret_val = EOB_ACT_END_OF_FILE;</text:p>
            <text:p>cmFortran_yyrestart(yyin  ,yyscanner);</text:p>
            <text:p>}</text:p>
            <text:p/>
            <text:p>else</text:p>
            <text:p>{</text:p>
            <text:p>ret_val = EOB_ACT_LAST_MATCH;</text:p>
            <text:p>YY_CURRENT_BUFFER_LVALUE-&gt;yy_buffer_status =</text:p>
            <text:p>YY_BUFFER_EOF_PENDING;</text:p>
            <text:p>}</text:p>
            <text:p>}</text:p>
            <text:p/>
            <text:p>else</text:p>
            <text:p>ret_val = EOB_ACT_CONTINUE_SCAN;</text:p>
            <text:p/>
            <text:p>if ((int) (yyg-&gt;yy_n_chars  number_to_move) &gt; YY_CURRENT_BUFFER_LVALUE-&gt;yy_buf_size) {</text:p>
            <text:p>/* Extend the array by 50%, plus the number we really need. */</text:p>
            <text:p>int new_size = yyg-&gt;yy_n_chars  number_to_move  (yyg-&gt;yy_n_chars &gt;&gt; 1);</text:p>
            <text:p>YY_CURRENT_BUFFER_LVALUE-&gt;yy_ch_buf = (char *) cmFortran_yyrealloc((void *) YY_CURRENT_BUFFER_LVALUE-&gt;yy_ch_buf,new_size ,yyscanner );</text:p>
            <text:p>if ( ! YY_CURRENT_BUFFER_LVALUE-&gt;yy_ch_buf )</text:p>
            <text:p>YY_FATAL_ERROR( "out of dynamic memory in yy_get_next_buffer()" );</text:p>
            <text:p>}</text:p>
            <text:p/>
            <text:p>yyg-&gt;yy_n_chars = number_to_move;</text:p>
            <text:p>YY_CURRENT_BUFFER_LVALUE-&gt;yy_ch_buf[yyg-&gt;yy_n_chars] = YY_END_OF_BUFFER_CHAR;</text:p>
            <text:p>YY_CURRENT_BUFFER_LVALUE-&gt;yy_ch_buf[yyg-&gt;yy_n_chars  1] = YY_END_OF_BUFFER_CHAR;</text:p>
            <text:p/>
            <text:p>yyg-&gt;yytext_ptr = &amp;YY_CURRENT_BUFFER_LVALUE-&gt;yy_ch_buf[0];</text:p>
            <text:p/>
            <text:p>return ret_val;</text:p>
            <text:p>}</text:p>
            <text:p/>
            <text:p>/* yy_get_previous_state - get the state just before the EOB char was reached */</text:p>
            <text:p/>
            <text:p>    static yy_state_type yy_get_previous_state (yyscan_t yyscanner)</text:p>
            <text:p>{</text:p>
            <text:p>yy_state_type yy_current_state;</text:p>
            <text:p>char *yy_cp;</text:p>
            <text:p>    struct yyguts_t * yyg = (struct yyguts_t*)yyscanner;</text:p>
            <text:p/>
            <text:p>yy_current_state = yyg-&gt;yy_start;</text:p>
            <text:p>yy_current_state = YY_AT_BOL();</text:p>
            <text:p/>
            <text:p>for ( yy_cp = yyg-&gt;yytext_ptr  YY_MORE_ADJ; yy_cp &lt; yyg-&gt;yy_c_buf_p; שּׁ�_cp )</text:p>
            <text:p>{</text:p>
            <text:p>YY_CHAR yy_c = (*yy_cp ? yy_ec[YY_SC_TO_UI(*yy_cp)] : 1)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173 )</text:p>
            <text:p>yy_c = yy_meta[(unsigned int) yy_c];</text:p>
            <text:p>}</text:p>
            <text:p>yy_current_state = yy_nxt[yy_base[yy_current_state]  (flex_int16_t) yy_c];</text:p>
            <text:p>}</text:p>
            <text:p/>
            <text:p>return yy_current_state;</text:p>
            <text:p>}</text:p>
            <text:p/>
            <text:p>/* yy_try_NUL_trans - try to make a transition on the NUL character</text:p>
            <text:p> *</text:p>
            <text:p> * synopsis</text:p>
            <text:p> *next_state = yy_try_NUL_trans( current_state );</text:p>
            <text:p> */</text:p>
            <text:p>    static yy_state_type yy_try_NUL_trans  (yy_state_type yy_current_state , yyscan_t yyscanner)</text:p>
            <text:p>{</text:p>
            <text:p>int yy_is_jam;</text:p>
            <text:p>    struct yyguts_t * yyg = (struct yyguts_t*)yyscanner; /* This var may be unused depending upon options. */</text:p>
            <text:p>char *yy_cp = yyg-&gt;yy_c_buf_p;</text:p>
            <text:p/>
            <text:p>YY_CHAR yy_c = 1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173 )</text:p>
            <text:p>yy_c = yy_meta[(unsigned int) yy_c];</text:p>
            <text:p>}</text:p>
            <text:p>yy_current_state = yy_nxt[yy_base[yy_current_state]  (flex_int16_t) yy_c];</text:p>
            <text:p>yy_is_jam = (yy_current_state == 172);</text:p>
            <text:p/>
            <text:p>(void)yyg;</text:p>
            <text:p>return yy_is_jam ? 0 : yy_current_state;</text:p>
            <text:p>}</text:p>
            <text:p/>
            <text:p>#ifndef YY_NO_UNPUT</text:p>
            <text:p/>
            <text:p>    static void yyunput (int c, char * yy_bp , yyscan_t yyscanner)</text:p>
            <text:p>{</text:p>
            <text:p>char *yy_cp;</text:p>
            <text:p>    struct yyguts_t * yyg = (struct yyguts_t*)yyscanner;</text:p>
            <text:p/>
            <text:p>    yy_cp = yyg-&gt;yy_c_buf_p;</text:p>
            <text:p/>
            <text:p>/* undo effects of setting up yytext */</text:p>
            <text:p>*yy_cp = yyg-&gt;yy_hold_char;</text:p>
            <text:p/>
            <text:p>if ( yy_cp &lt; YY_CURRENT_BUFFER_LVALUE-&gt;yy_ch_buf  2 )</text:p>
            <text:p>{ /* need to shift things up to make room */</text:p>
            <text:p>/* � for EOB chars. */</text:p>
            <text:p>int number_to_move = yyg-&gt;yy_n_chars  2;</text:p>
            <text:p>char *dest = &amp;YY_CURRENT_BUFFER_LVALUE-&gt;yy_ch_buf[</text:p>
            <text:p>YY_CURRENT_BUFFER_LVALUE-&gt;yy_buf_size  2];</text:p>
            <text:p>char *source =</text:p>
            <text:p>&amp;YY_CURRENT_BUFFER_LVALUE-&gt;yy_ch_buf[number_to_move];</text:p>
            <text:p/>
            <text:p>while ( source &gt; YY_CURRENT_BUFFER_LVALUE-&gt;yy_ch_buf )</text:p>
            <text:p>*--dest = *--source;</text:p>
            <text:p/>
            <text:p>yy_cp = (int) (dest - source);</text:p>
            <text:p>yy_bp = (int) (dest - source);</text:p>
            <text:p>YY_CURRENT_BUFFER_LVALUE-&gt;yy_n_chars =</text:p>
            <text:p>yyg-&gt;yy_n_chars = (int) YY_CURRENT_BUFFER_LVALUE-&gt;yy_buf_size;</text:p>
            <text:p/>
            <text:p>if ( yy_cp &lt; YY_CURRENT_BUFFER_LVALUE-&gt;yy_ch_buf  2 )</text:p>
            <text:p>YY_FATAL_ERROR( "flex scanner push-back overflow" );</text:p>
            <text:p>}</text:p>
            <text:p/>
            <text:p>*--yy_cp = (char) c;</text:p>
            <text:p/>
            <text:p>yyg-&gt;yytext_ptr = yy_bp;</text:p>
            <text:p>yyg-&gt;yy_hold_char = *yy_cp;</text:p>
            <text:p>yyg-&gt;yy_c_buf_p = yy_cp;</text:p>
            <text:p>}</text:p>
            <text:p/>
            <text:p>#endif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float" office:value="1070" calcext:value-type="float">
            <text:p>107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[323, 346, 414, 458, 559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149.cpp</text:p>
          </table:table-cell>
          <table:table-cell office:value-type="string" calcext:value-type="string">
            <text:p>second/download/CMake/CMake-old-new/Kitware_CMake_new_file_149.cpp</text:p>
          </table:table-cell>
          <table:table-cell office:value-type="string" calcext:value-type="string">
            <text:p>second/download/CMake/CMake-old-new/Kitware_CMake_old_hunk_307.cpp</text:p>
          </table:table-cell>
          <table:table-cell office:value-type="string" calcext:value-type="string">
            <text:p>second/download/CMake/CMake-old-new/Kitware_CMake_new_hunk_307.cpp</text:p>
          </table:table-cell>
          <table:table-cell office:value-type="string" calcext:value-type="string">
            <text:p> */</text:p>
            <text:p>    YY_BUFFER_STATE cmFortran_yy_create_buffer  (FILE * file, int  size , yyscan_t yyscanner)</text:p>
            <text:p>{</text:p>
            <text:p>        YY_BUFFER_STATE b;</text:p>
            <text:p/>
            <text:p>        b = (YY_BUFFER_STATE) cmFortran_yyalloc(sizeof( struct yy_buffer_state ) ,yyscanner );</text:p>
            <text:p>        if ( ! b )</text:p>
            <text:p>                YY_FATAL_ERROR( "out of dynamic memory in cmFortran_yy_create_buffer()" );</text:p>
            <text:p/>
            <text:p>        b-&gt;yy_buf_size = size;</text:p>
            <text:p/>
            <text:p>        /* yy_ch_buf has to be 2 characters longer than the size given because</text:p>
            <text:p>         * we need to put in 2 end-of-buffer characters.</text:p>
            <text:p>         */</text:p>
            <text:p>        b-&gt;yy_ch_buf = (char *) cmFortran_yyalloc(b-&gt;yy_buf_size  2 ,yyscanner );</text:p>
            <text:p>        if ( ! b-&gt;yy_ch_buf )</text:p>
            <text:p>                YY_FATAL_ERROR( "out of dynamic memory in cmFortran_yy_create_buffer()" );</text:p>
            <text:p/>
            <text:p>        b-&gt;yy_is_our_buffer = 1;</text:p>
            <text:p/>
            <text:p>        cmFortran_yy_init_buffer(b,file ,yyscanner);</text:p>
            <text:p/>
            <text:p>        return b;</text:p>
            <text:p>}</text:p>
            <text:p/>
            <text:p>/** Destroy the buffer.</text:p>
            <text:p/>
          </table:table-cell>
          <table:table-cell office:value-type="string" calcext:value-type="string">
            <text:p> */</text:p>
            <text:p>    YY_BUFFER_STATE cmFortran_yy_create_buffer  (FILE * file, int  size , yyscan_t yyscanner)</text:p>
            <text:p>{</text:p>
            <text:p>YY_BUFFER_STATE b;</text:p>
            <text:p/>
            <text:p>b = (YY_BUFFER_STATE) cmFortran_yyalloc(sizeof( struct yy_buffer_state ) ,yyscanner );</text:p>
            <text:p>if ( ! b )</text:p>
            <text:p>YY_FATAL_ERROR( "out of dynamic memory in cmFortran_yy_create_buffer()" );</text:p>
            <text:p/>
            <text:p>b-&gt;yy_buf_size = (yy_size_t)size;</text:p>
            <text:p/>
            <text:p>/* yy_ch_buf has to be 2 characters longer than the size given because</text:p>
            <text:p> * we need to put in 2 end-of-buffer characters.</text:p>
            <text:p> */</text:p>
            <text:p>b-&gt;yy_ch_buf = (char *) cmFortran_yyalloc(b-&gt;yy_buf_size  2 ,yyscanner );</text:p>
            <text:p>if ( ! b-&gt;yy_ch_buf )</text:p>
            <text:p>YY_FATAL_ERROR( "out of dynamic memory in cmFortran_yy_create_buffer()" );</text:p>
            <text:p/>
            <text:p>b-&gt;yy_is_our_buffer = 1;</text:p>
            <text:p/>
            <text:p>cmFortran_yy_init_buffer(b,file ,yyscanner);</text:p>
            <text:p/>
            <text:p>return b;</text:p>
            <text:p>}</text:p>
            <text:p/>
            <text:p>/** Destroy the buffer.</text:p>
            <text:p/>
          </table:table-cell>
          <table:table-cell office:value-type="float" office:value="1785" calcext:value-type="float">
            <text:p>178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[7, 16]</text:p>
          </table:table-cell>
          <table:table-cell office:value-type="string" calcext:value-type="string">
            <text:p>[]</text:p>
          </table:table-cell>
        </table:table-row>
        <table:table-row table:style-name="ro33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149.cpp</text:p>
          </table:table-cell>
          <table:table-cell office:value-type="string" calcext:value-type="string">
            <text:p>second/download/CMake/CMake-old-new/Kitware_CMake_new_file_149.cpp</text:p>
          </table:table-cell>
          <table:table-cell office:value-type="string" calcext:value-type="string">
            <text:p>second/download/CMake/CMake-old-new/Kitware_CMake_old_hunk_308.cpp</text:p>
          </table:table-cell>
          <table:table-cell office:value-type="string" calcext:value-type="string">
            <text:p>second/download/CMake/CMake-old-new/Kitware_CMake_new_hunk_308.cpp</text:p>
          </table:table-cell>
          <table:table-cell office:value-type="string" calcext:value-type="string">
            <text:p>void cmFortran_yypop_buffer_state (yyscan_t yyscanner)</text:p>
            <text:p>{</text:p>
            <text:p>    struct yyguts_t * yyg = (struct yyguts_t*)yyscanner;</text:p>
            <text:p>        if (!YY_CURRENT_BUFFER)</text:p>
            <text:p>                return;</text:p>
            <text:p/>
            <text:p>        cmFortran_yy_delete_buffer(YY_CURRENT_BUFFER ,yyscanner);</text:p>
            <text:p>        YY_CURRENT_BUFFER_LVALUE = NULL;</text:p>
            <text:p>        if (yyg-&gt;yy_buffer_stack_top &gt; 0)</text:p>
            <text:p>                --yyg-&gt;yy_buffer_stack_top;</text:p>
            <text:p/>
            <text:p>        if (YY_CURRENT_BUFFER) {</text:p>
            <text:p>                cmFortran_yy_load_buffer_state(yyscanner );</text:p>
            <text:p>                yyg-&gt;yy_did_buffer_switch_on_eof = 1;</text:p>
            <text:p>        }</text:p>
            <text:p>}</text:p>
            <text:p/>
            <text:p>/* Allocates the stack if it does not exist.</text:p>
            <text:p> *  Guarantees space for at least one push.</text:p>
            <text:p> */</text:p>
            <text:p>static void cmFortran_yyensure_buffer_stack (yyscan_t yyscanner)</text:p>
            <text:p>{</text:p>
            <text:p>        yy_size_t num_to_alloc;</text:p>
            <text:p>    struct yyguts_t * yyg = (struct yyguts_t*)yyscanner;</text:p>
            <text:p/>
            <text:p>        if (!yyg-&gt;yy_buffer_stack) {</text:p>
            <text:p/>
            <text:p>                /* First allocation is just for 2 elements, since we don't know if this</text:p>
            <text:p>                 * scanner will even need a stack. We use 2 instead of 1 to avoid an</text:p>
            <text:p>                 * immediate realloc on the next call.</text:p>
            <text:p>         */</text:p>
            <text:p>                num_to_alloc = 1;</text:p>
            <text:p>                yyg-&gt;yy_buffer_stack = (struct yy_buffer_state**)cmFortran_yyalloc</text:p>
            <text:p>                                                                (num_to_alloc * sizeof(struct yy_buffer_state*)</text:p>
            <text:p>                                                                , yyscanner);</text:p>
            <text:p>                if ( ! yyg-&gt;yy_buffer_stack )</text:p>
            <text:p>                        YY_FATAL_ERROR( "out of dynamic memory in cmFortran_yyensure_buffer_stack()" );</text:p>
            <text:p/>
            <text:p>                memset(yyg-&gt;yy_buffer_stack, 0, num_to_alloc * sizeof(struct yy_buffer_state*));</text:p>
            <text:p/>
            <text:p>                yyg-&gt;yy_buffer_stack_max = num_to_alloc;</text:p>
            <text:p>                yyg-&gt;yy_buffer_stack_top = 0;</text:p>
            <text:p>                return;</text:p>
            <text:p>        }</text:p>
            <text:p/>
            <text:p>        if (yyg-&gt;yy_buffer_stack_top &gt;= (yyg-&gt;yy_buffer_stack_max) - 1){</text:p>
            <text:p/>
            <text:p>                /* Increase the buffer to prepare for a possible push. */</text:p>
            <text:p>                int grow_size = 8 /* arbitrary grow size */;</text:p>
            <text:p/>
            <text:p>                num_to_alloc = yyg-&gt;yy_buffer_stack_max  grow_size;</text:p>
            <text:p>                yyg-&gt;yy_buffer_stack = (struct yy_buffer_state**)cmFortran_yyrealloc</text:p>
            <text:p>                                                                (yyg-&gt;yy_buffer_stack,</text:p>
            <text:p>                                                                num_to_alloc * sizeof(struct yy_buffer_state*)</text:p>
            <text:p>                                                                , yyscanner);</text:p>
            <text:p>                if ( ! yyg-&gt;yy_buffer_stack )</text:p>
            <text:p>                        YY_FATAL_ERROR( "out of dynamic memory in cmFortran_yyensure_buffer_stack()" );</text:p>
            <text:p/>
            <text:p>                /* zero only the new slots.*/</text:p>
            <text:p>                memset(yyg-&gt;yy_buffer_stack  yyg-&gt;yy_buffer_stack_max, 0, grow_size * sizeof(struct yy_buffer_state*));</text:p>
            <text:p>                yyg-&gt;yy_buffer_stack_max = num_to_alloc;</text:p>
            <text:p>        }</text:p>
            <text:p>}</text:p>
            <text:p/>
            <text:p>/** Setup the input buffer state to scan directly from a user-specified character buffer.</text:p>
            <text:p/>
          </table:table-cell>
          <table:table-cell office:value-type="string" calcext:value-type="string">
            <text:p>void cmFortran_yypop_buffer_state (yyscan_t yyscanner)</text:p>
            <text:p>{</text:p>
            <text:p>    struct yyguts_t * yyg = (struct yyguts_t*)yyscanner;</text:p>
            <text:p>if (!YY_CURRENT_BUFFER)</text:p>
            <text:p>return;</text:p>
            <text:p/>
            <text:p>cmFortran_yy_delete_buffer(YY_CURRENT_BUFFER ,yyscanner);</text:p>
            <text:p>YY_CURRENT_BUFFER_LVALUE = NULL;</text:p>
            <text:p>if (yyg-&gt;yy_buffer_stack_top &gt; 0)</text:p>
            <text:p>--yyg-&gt;yy_buffer_stack_top;</text:p>
            <text:p/>
            <text:p>if (YY_CURRENT_BUFFER) {</text:p>
            <text:p>cmFortran_yy_load_buffer_state(yyscanner );</text:p>
            <text:p>yyg-&gt;yy_did_buffer_switch_on_eof = 1;</text:p>
            <text:p>}</text:p>
            <text:p>}</text:p>
            <text:p/>
            <text:p>/* Allocates the stack if it does not exist.</text:p>
            <text:p> *  Guarantees space for at least one push.</text:p>
            <text:p> */</text:p>
            <text:p>static void cmFortran_yyensure_buffer_stack (yyscan_t yyscanner)</text:p>
            <text:p>{</text:p>
            <text:p>int num_to_alloc;</text:p>
            <text:p>    struct yyguts_t * yyg = (struct yyguts_t*)yyscanner;</text:p>
            <text:p/>
            <text:p>if (!yyg-&gt;yy_buffer_stack) {</text:p>
            <text:p/>
            <text:p>/* First allocation is just for 2 elements, since we don't know if this</text:p>
            <text:p> * scanner will even need a stack. We use 2 instead of 1 to avoid an</text:p>
            <text:p> * immediate realloc on the next call.</text:p>
            <text:p>         */</text:p>
            <text:p>      num_to_alloc = 1; /* After all that talk, this was set to 1 anyways... */</text:p>
            <text:p>yyg-&gt;yy_buffer_stack = (struct yy_buffer_state**)cmFortran_yyalloc</text:p>
            <text:p>(num_to_alloc * sizeof(struct yy_buffer_state*)</text:p>
            <text:p>, yyscanner);</text:p>
            <text:p>if ( ! yyg-&gt;yy_buffer_stack )</text:p>
            <text:p>YY_FATAL_ERROR( "out of dynamic memory in cmFortran_yyensure_buffer_stack()" );</text:p>
            <text:p/>
            <text:p>memset(yyg-&gt;yy_buffer_stack, 0, num_to_alloc * sizeof(struct yy_buffer_state*));</text:p>
            <text:p/>
            <text:p>yyg-&gt;yy_buffer_stack_max = num_to_alloc;</text:p>
            <text:p>yyg-&gt;yy_buffer_stack_top = 0;</text:p>
            <text:p>return;</text:p>
            <text:p>}</text:p>
            <text:p/>
            <text:p>if (yyg-&gt;yy_buffer_stack_top &gt;= (yyg-&gt;yy_buffer_stack_max) - 1){</text:p>
            <text:p/>
            <text:p>/* Increase the buffer to prepare for a possible push. */</text:p>
            <text:p>yy_size_t grow_size = 8 /* arbitrary grow size */;</text:p>
            <text:p/>
            <text:p>num_to_alloc = yyg-&gt;yy_buffer_stack_max  grow_size;</text:p>
            <text:p>yyg-&gt;yy_buffer_stack = (struct yy_buffer_state**)cmFortran_yyrealloc</text:p>
            <text:p>(yyg-&gt;yy_buffer_stack,</text:p>
            <text:p>num_to_alloc * sizeof(struct yy_buffer_state*)</text:p>
            <text:p>, yyscanner);</text:p>
            <text:p>if ( ! yyg-&gt;yy_buffer_stack )</text:p>
            <text:p>YY_FATAL_ERROR( "out of dynamic memory in cmFortran_yyensure_buffer_stack()" );</text:p>
            <text:p/>
            <text:p>/* zero only the new slots.*/</text:p>
            <text:p>memset(yyg-&gt;yy_buffer_stack  yyg-&gt;yy_buffer_stack_max, 0, grow_size * sizeof(struct yy_buffer_state*));</text:p>
            <text:p>yyg-&gt;yy_buffer_stack_max = num_to_alloc;</text:p>
            <text:p>}</text:p>
            <text:p>}</text:p>
            <text:p/>
            <text:p>/** Setup the input buffer state to scan directly from a user-specified character buffer.</text:p>
            <text:p/>
          </table:table-cell>
          <table:table-cell office:value-type="float" office:value="1924" calcext:value-type="float">
            <text:p>1924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[36, 56]</text:p>
          </table:table-cell>
          <table:table-cell office:value-type="string" calcext:value-type="string">
            <text:p>[]</text:p>
          </table:table-cell>
        </table:table-row>
        <table:table-row table:style-name="ro34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149.cpp</text:p>
          </table:table-cell>
          <table:table-cell office:value-type="string" calcext:value-type="string">
            <text:p>second/download/CMake/CMake-old-new/Kitware_CMake_new_file_149.cpp</text:p>
          </table:table-cell>
          <table:table-cell office:value-type="string" calcext:value-type="string">
            <text:p>second/download/CMake/CMake-old-new/Kitware_CMake_old_hunk_309.cpp</text:p>
          </table:table-cell>
          <table:table-cell office:value-type="string" calcext:value-type="string">
            <text:p>second/download/CMake/CMake-old-new/Kitware_CMake_new_hunk_309.cpp</text:p>
          </table:table-cell>
          <table:table-cell office:value-type="string" calcext:value-type="string">
            <text:p> */</text:p>
            <text:p>YY_BUFFER_STATE cmFortran_yy_scan_buffer  (char * base, yy_size_t  size , yyscan_t yyscanner)</text:p>
            <text:p>{</text:p>
            <text:p>        YY_BUFFER_STATE b;</text:p>
            <text:p/>
            <text:p>        if ( size &lt; 2 ||</text:p>
            <text:p>             base[size-2] != YY_END_OF_BUFFER_CHAR ||</text:p>
            <text:p>             base[size-1] != YY_END_OF_BUFFER_CHAR )</text:p>
            <text:p>                /* They forgot to leave room for the EOB's. */</text:p>
            <text:p>                return 0;</text:p>
            <text:p/>
            <text:p>        b = (YY_BUFFER_STATE) cmFortran_yyalloc(sizeof( struct yy_buffer_state ) ,yyscanner );</text:p>
            <text:p>        if ( ! b )</text:p>
            <text:p>                YY_FATAL_ERROR( "out of dynamic memory in cmFortran_yy_scan_buffer()" );</text:p>
            <text:p/>
            <text:p>        b-&gt;yy_buf_size = size - 2;      /* "- 2" to take care of EOB's */</text:p>
            <text:p>        b-&gt;yy_buf_pos = b-&gt;yy_ch_buf = base;</text:p>
            <text:p>        b-&gt;yy_is_our_buffer = 0;</text:p>
            <text:p>        b-&gt;yy_input_file = 0;</text:p>
            <text:p>        b-&gt;yy_n_chars = b-&gt;yy_buf_size;</text:p>
            <text:p>        b-&gt;yy_is_interactive = 0;</text:p>
            <text:p>        b-&gt;yy_at_bol = 1;</text:p>
            <text:p>        b-&gt;yy_fill_buffer = 0;</text:p>
            <text:p>        b-&gt;yy_buffer_status = YY_BUFFER_NEW;</text:p>
            <text:p/>
            <text:p>        cmFortran_yy_switch_to_buffer(b ,yyscanner );</text:p>
            <text:p/>
            <text:p>        return b;</text:p>
            <text:p>}</text:p>
            <text:p/>
            <text:p>/** Setup the input buffer state to scan a string. The next call to cmFortran_yylex() will</text:p>
            <text:p/>
          </table:table-cell>
          <table:table-cell office:value-type="string" calcext:value-type="string">
            <text:p> */</text:p>
            <text:p>YY_BUFFER_STATE cmFortran_yy_scan_buffer  (char * base, yy_size_t  size , yyscan_t yyscanner)</text:p>
            <text:p>{</text:p>
            <text:p>YY_BUFFER_STATE b;</text:p>
            <text:p/>
            <text:p>if ( size &lt; 2 ||</text:p>
            <text:p>     base[size-2] != YY_END_OF_BUFFER_CHAR ||</text:p>
            <text:p>     base[size-1] != YY_END_OF_BUFFER_CHAR )</text:p>
            <text:p>/* They forgot to leave room for the EOB's. */</text:p>
            <text:p>return NULL;</text:p>
            <text:p/>
            <text:p>b = (YY_BUFFER_STATE) cmFortran_yyalloc(sizeof( struct yy_buffer_state ) ,yyscanner );</text:p>
            <text:p>if ( ! b )</text:p>
            <text:p>YY_FATAL_ERROR( "out of dynamic memory in cmFortran_yy_scan_buffer()" );</text:p>
            <text:p/>
            <text:p>b-&gt;yy_buf_size = size - 2;/* "- 2" to take care of EOB's */</text:p>
            <text:p>b-&gt;yy_buf_pos = b-&gt;yy_ch_buf = base;</text:p>
            <text:p>b-&gt;yy_is_our_buffer = 0;</text:p>
            <text:p>b-&gt;yy_input_file = NULL;</text:p>
            <text:p>b-&gt;yy_n_chars = b-&gt;yy_buf_size;</text:p>
            <text:p>b-&gt;yy_is_interactive = 0;</text:p>
            <text:p>b-&gt;yy_at_bol = 1;</text:p>
            <text:p>b-&gt;yy_fill_buffer = 0;</text:p>
            <text:p>b-&gt;yy_buffer_status = YY_BUFFER_NEW;</text:p>
            <text:p/>
            <text:p>cmFortran_yy_switch_to_buffer(b ,yyscanner );</text:p>
            <text:p/>
            <text:p>return b;</text:p>
            <text:p>}</text:p>
            <text:p/>
            <text:p>/** Setup the input buffer state to scan a string. The next call to cmFortran_yylex() will</text:p>
            <text:p/>
          </table:table-cell>
          <table:table-cell office:value-type="float" office:value="1993" calcext:value-type="float">
            <text:p>199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51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149.cpp</text:p>
          </table:table-cell>
          <table:table-cell office:value-type="string" calcext:value-type="string">
            <text:p>second/download/CMake/CMake-old-new/Kitware_CMake_new_file_149.cpp</text:p>
          </table:table-cell>
          <table:table-cell office:value-type="string" calcext:value-type="string">
            <text:p>second/download/CMake/CMake-old-new/Kitware_CMake_old_hunk_310.cpp</text:p>
          </table:table-cell>
          <table:table-cell office:value-type="string" calcext:value-type="string">
            <text:p>second/download/CMake/CMake-old-new/Kitware_CMake_new_hunk_310.cpp</text:p>
          </table:table-cell>
          <table:table-cell office:value-type="string" calcext:value-type="string">
            <text:p> * @param yyscanner The scanner object.</text:p>
            <text:p> * @return the newly allocated buffer state object.</text:p>
            <text:p> */</text:p>
            <text:p>YY_BUFFER_STATE cmFortran_yy_scan_bytes  (yyconst char * yybytes, yy_size_t  _yybytes_len , yyscan_t yyscanner)</text:p>
            <text:p>{</text:p>
            <text:p>        YY_BUFFER_STATE b;</text:p>
            <text:p>        char *buf;</text:p>
            <text:p>        yy_size_t n;</text:p>
            <text:p>        yy_size_t i;</text:p>
            <text:p/>
            <text:p>        /* Get memory for full buffer, including space for trailing EOB's. */</text:p>
            <text:p>        n = _yybytes_len  2;</text:p>
            <text:p>        buf = (char *) cmFortran_yyalloc(n ,yyscanner );</text:p>
            <text:p>        if ( ! buf )</text:p>
            <text:p>                YY_FATAL_ERROR( "out of dynamic memory in cmFortran_yy_scan_bytes()" );</text:p>
            <text:p/>
            <text:p>        for ( i = 0; i &lt; _yybytes_len; � )</text:p>
            <text:p>                buf[i] = yybytes[i];</text:p>
            <text:p/>
            <text:p>        buf[_yybytes_len] = buf[_yybytes_len�] = YY_END_OF_BUFFER_CHAR;</text:p>
            <text:p/>
            <text:p>        b = cmFortran_yy_scan_buffer(buf,n ,yyscanner);</text:p>
            <text:p>        if ( ! b )</text:p>
            <text:p>                YY_FATAL_ERROR( "bad buffer in cmFortran_yy_scan_bytes()" );</text:p>
            <text:p/>
            <text:p>        /* It's okay to grow etc. this buffer, and we should throw it</text:p>
            <text:p>         * away when we're done.</text:p>
            <text:p>         */</text:p>
            <text:p>        b-&gt;yy_is_our_buffer = 1;</text:p>
            <text:p/>
            <text:p>        return b;</text:p>
            <text:p>}</text:p>
            <text:p/>
            <text:p>#ifndef YY_EXIT_FAILURE</text:p>
            <text:p>#define YY_EXIT_FAILURE 2</text:p>
            <text:p>#endif</text:p>
            <text:p/>
            <text:p>static void yy_fatal_error (yyconst char* msg , yyscan_t)</text:p>
            <text:p>{</text:p>
            <text:p>        (void) fprintf( stderr, "%s\n", msg );</text:p>
            <text:p>        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        do \</text:p>
            <text:p>                { \</text:p>
            <text:p>                /* Undo effects of setting up yytext. */ \</text:p>
            <text:p>        int yyless_macro_arg = (n); \</text:p>
            <text:p>        YY_LESS_LINENO(yyless_macro_arg);\</text:p>
            <text:p>                yytext[yyleng] = yyg-&gt;yy_hold_char; \</text:p>
            <text:p>                yyg-&gt;yy_c_buf_p = yytext  yyless_macro_arg; \</text:p>
            <text:p>                yyg-&gt;yy_hold_char = *yyg-&gt;yy_c_buf_p; \</text:p>
            <text:p>                *yyg-&gt;yy_c_buf_p = '\0'; \</text:p>
            <text:p>                yyleng = yyless_macro_arg; \</text:p>
            <text:p>                } \</text:p>
            <text:p>        while ( 0 )</text:p>
            <text:p/>
            <text:p>/* Accessor  methods (get/set functions) to struct members. */</text:p>
            <text:p/>
            <text:p/>
          </table:table-cell>
          <table:table-cell office:value-type="string" calcext:value-type="string">
            <text:p> * @param yyscanner The scanner object.</text:p>
            <text:p> * @return the newly allocated buffer state object.</text:p>
            <text:p> */</text:p>
            <text:p>YY_BUFFER_STATE cmFortran_yy_scan_bytes  (yyconst char * yybytes, int  _yybytes_len , yyscan_t yyscanner)</text:p>
            <text:p>{</text:p>
            <text:p>YY_BUFFER_STATE b;</text:p>
            <text:p>char *buf;</text:p>
            <text:p>yy_size_t n;</text:p>
            <text:p>yy_size_t i;</text:p>
            <text:p/>
            <text:p>/* Get memory for full buffer, including space for trailing EOB's. */</text:p>
            <text:p>n = (yy_size_t) _yybytes_len  2;</text:p>
            <text:p>buf = (char *) cmFortran_yyalloc(n ,yyscanner );</text:p>
            <text:p>if ( ! buf )</text:p>
            <text:p>YY_FATAL_ERROR( "out of dynamic memory in cmFortran_yy_scan_bytes()" );</text:p>
            <text:p/>
            <text:p>for ( i = 0; i &lt; (size_t)_yybytes_len; � )</text:p>
            <text:p>buf[i] = yybytes[i];</text:p>
            <text:p/>
            <text:p>buf[_yybytes_len] = buf[_yybytes_len�] = YY_END_OF_BUFFER_CHAR;</text:p>
            <text:p/>
            <text:p>b = cmFortran_yy_scan_buffer(buf,n ,yyscanner);</text:p>
            <text:p>if ( ! b )</text:p>
            <text:p>YY_FATAL_ERROR( "bad buffer in cmFortran_yy_scan_bytes()" );</text:p>
            <text:p/>
            <text:p>/* It's okay to grow etc. this buffer, and we should throw it</text:p>
            <text:p> * away when we're done.</text:p>
            <text:p> */</text:p>
            <text:p>b-&gt;yy_is_our_buffer = 1;</text:p>
            <text:p/>
            <text:p>return b;</text:p>
            <text:p>}</text:p>
            <text:p/>
            <text:p>#ifndef YY_EXIT_FAILURE</text:p>
            <text:p>#define YY_EXIT_FAILURE 2</text:p>
            <text:p>#endif</text:p>
            <text:p/>
            <text:p>static void yynoreturn yy_fatal_error (yyconst char* msg , yyscan_t yyscanner)</text:p>
            <text:p>{</text:p>
            <text:p>struct yyguts_t * yyg = (struct yyguts_t*)yyscanner;</text:p>
            <text:p>(void)yyg;</text:p>
            <text:p>(void) fprintf( stderr, "%s\n", msg );</text:p>
            <text:p>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do \</text:p>
            <text:p>{ \</text:p>
            <text:p>/* Undo effects of setting up yytext. */ \</text:p>
            <text:p>        int yyless_macro_arg = (n); \</text:p>
            <text:p>        YY_LESS_LINENO(yyless_macro_arg);\</text:p>
            <text:p>yytext[yyleng] = yyg-&gt;yy_hold_char; \</text:p>
            <text:p>yyg-&gt;yy_c_buf_p = yytext  yyless_macro_arg; \</text:p>
            <text:p>yyg-&gt;yy_hold_char = *yyg-&gt;yy_c_buf_p; \</text:p>
            <text:p>*yyg-&gt;yy_c_buf_p = '\0'; \</text:p>
            <text:p>yyleng = yyless_macro_arg; \</text:p>
            <text:p>} \</text:p>
            <text:p>while ( 0 )</text:p>
            <text:p/>
            <text:p>/* Accessor  methods (get/set functions) to struct members. */</text:p>
            <text:p/>
            <text:p/>
          </table:table-cell>
          <table:table-cell office:value-type="float" office:value="2041" calcext:value-type="float">
            <text:p>20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[14, 23, 39]</text:p>
          </table:table-cell>
          <table:table-cell office:value-type="string" calcext:value-type="string">
            <text:p>[]</text:p>
          </table:table-cell>
        </table:table-row>
        <table:table-row table:style-name="ro36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149.cpp</text:p>
          </table:table-cell>
          <table:table-cell office:value-type="string" calcext:value-type="string">
            <text:p>second/download/CMake/CMake-old-new/Kitware_CMake_new_file_149.cpp</text:p>
          </table:table-cell>
          <table:table-cell office:value-type="string" calcext:value-type="string">
            <text:p>second/download/CMake/CMake-old-new/Kitware_CMake_old_hunk_311.cpp</text:p>
          </table:table-cell>
          <table:table-cell office:value-type="string" calcext:value-type="string">
            <text:p>second/download/CMake/CMake-old-new/Kitware_CMake_new_hunk_311.cpp</text:p>
          </table:table-cell>
          <table:table-cell office:value-type="string" calcext:value-type="string">
            <text:p>}</text:p>
            <text:p/>
            <text:p>/** Set the current line number.</text:p>
            <text:p> * @param line_number The line number to set.</text:p>
            <text:p> * @param yyscanner The scanner object.</text:p>
            <text:p> */</text:p>
            <text:p>void cmFortran_yyset_lineno (int  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Fortran_yyset_lineno called with no buffer" );</text:p>
            <text:p/>
            <text:p>    yylineno = line_number;</text:p>
            <text:p>}</text:p>
            <text:p/>
            <text:p>/** Set the current column.</text:p>
            <text:p> * @param column_no The column number to set.</text:p>
            <text:p> * @param yyscanner The scanner object.</text:p>
            <text:p> */</text:p>
            <text:p>void cmFortran_yyset_column (int  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Fortran_yyset_column called with no buffer" );</text:p>
            <text:p/>
            <text:p>    yycolumn = column_no;</text:p>
            <text:p>}</text:p>
            <text:p/>
            <text:p>/** Set the input stream. This does not discard the current</text:p>
            <text:p> * input buffer.</text:p>
            <text:p> * @param in_str A readable stream.</text:p>
            <text:p> * @param yyscanner The scanner object.</text:p>
            <text:p> * @see cmFortran_yy_switch_to_buffer</text:p>
            <text:p> */</text:p>
            <text:p>void cmFortran_yyset_in (FILE *  in_str , yyscan_t yyscanner)</text:p>
            <text:p>{</text:p>
            <text:p>    struct yyguts_t * yyg = (struct yyguts_t*)yyscanner;</text:p>
            <text:p>    yyin = in_str ;</text:p>
            <text:p>}</text:p>
            <text:p/>
            <text:p>void cmFortran_yyset_out (FILE *  out_str , yyscan_t yyscanner)</text:p>
            <text:p>{</text:p>
            <text:p>    struct yyguts_t * yyg = (struct yyguts_t*)yyscanner;</text:p>
            <text:p>    yyout = out_str ;</text:p>
            <text:p>}</text:p>
            <text:p/>
            <text:p>int cmFortran_yyget_debug  (yyscan_t yyscanner)</text:p>
            <text:p/>
          </table:table-cell>
          <table:table-cell office:value-type="string" calcext:value-type="string">
            <text:p>}</text:p>
            <text:p/>
            <text:p>/** Set the current line number.</text:p>
            <text:p> * @param _line_number line number</text:p>
            <text:p> * @param yyscanner The scanner object.</text:p>
            <text:p> */</text:p>
            <text:p>void cmFortran_yyset_lineno (int  _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Fortran_yyset_lineno called with no buffer" );</text:p>
            <text:p/>
            <text:p>    yylineno = _line_number;</text:p>
            <text:p>}</text:p>
            <text:p/>
            <text:p>/** Set the current column.</text:p>
            <text:p> * @param _column_no column number</text:p>
            <text:p> * @param yyscanner The scanner object.</text:p>
            <text:p> */</text:p>
            <text:p>void cmFortran_yyset_column (int  _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Fortran_yyset_column called with no buffer" );</text:p>
            <text:p/>
            <text:p>    yycolumn = _column_no;</text:p>
            <text:p>}</text:p>
            <text:p/>
            <text:p>/** Set the input stream. This does not discard the current</text:p>
            <text:p> * input buffer.</text:p>
            <text:p> * @param _in_str A readable stream.</text:p>
            <text:p> * @param yyscanner The scanner object.</text:p>
            <text:p> * @see cmFortran_yy_switch_to_buffer</text:p>
            <text:p> */</text:p>
            <text:p>void cmFortran_yyset_in (FILE *  _in_str , yyscan_t yyscanner)</text:p>
            <text:p>{</text:p>
            <text:p>    struct yyguts_t * yyg = (struct yyguts_t*)yyscanner;</text:p>
            <text:p>    yyin = _in_str ;</text:p>
            <text:p>}</text:p>
            <text:p/>
            <text:p>void cmFortran_yyset_out (FILE *  _out_str , yyscan_t yyscanner)</text:p>
            <text:p>{</text:p>
            <text:p>    struct yyguts_t * yyg = (struct yyguts_t*)yyscanner;</text:p>
            <text:p>    yyout = _out_str ;</text:p>
            <text:p>}</text:p>
            <text:p/>
            <text:p>int cmFortran_yyget_debug  (yyscan_t yyscanner)</text:p>
            <text:p/>
          </table:table-cell>
          <table:table-cell office:value-type="float" office:value="2183" calcext:value-type="float">
            <text:p>2183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[12, 27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ursesDialog/cmCursesMainForm.cxx</text:p>
          </table:table-cell>
          <table:table-cell office:value-type="string" calcext:value-type="string">
            <text:p>second/download/CMake/CMake-old-new/Kitware_CMake_old_file_150.cpp</text:p>
          </table:table-cell>
          <table:table-cell office:value-type="string" calcext:value-type="string">
            <text:p>second/download/CMake/CMake-old-new/Kitware_CMake_new_file_150.cpp</text:p>
          </table:table-cell>
          <table:table-cell office:value-type="string" calcext:value-type="string">
            <text:p>second/download/CMake/CMake-old-new/Kitware_CMake_old_hunk_312.cpp</text:p>
          </table:table-cell>
          <table:table-cell office:value-type="string" calcext:value-type="string">
            <text:p>second/download/CMake/CMake-old-new/Kitware_CMake_new_hunk_312.cpp</text:p>
          </table:table-cell>
          <table:table-cell office:value-type="string" calcext:value-type="string">
            <text:p>  return 0;</text:p>
            <text:p>}</text:p>
            <text:p/>
            <text:p>void cmCursesMainForm::AddError(const char* message, const char*)</text:p>
            <text:p>{</text:p>
            <text:p>  this-&gt;Errors.push_back(message);</text:p>
            <text:p>}</text:p>
            <text:p/>
          </table:table-cell>
          <table:table-cell office:value-type="string" calcext:value-type="string">
            <text:p>  return 0;</text:p>
            <text:p>}</text:p>
            <text:p/>
            <text:p>void cmCursesMainForm::AddError(const char* message, const char* /*unused*/)</text:p>
            <text:p>{</text:p>
            <text:p>  this-&gt;Errors.push_back(message);</text:p>
            <text:p>}</text:p>
            <text:p/>
          </table:table-cell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ursesDialog/cmCursesMainForm.cxx</text:p>
          </table:table-cell>
          <table:table-cell office:value-type="string" calcext:value-type="string">
            <text:p>second/download/CMake/CMake-old-new/Kitware_CMake_old_file_151.cpp</text:p>
          </table:table-cell>
          <table:table-cell office:value-type="string" calcext:value-type="string">
            <text:p>second/download/CMake/CMake-old-new/Kitware_CMake_new_file_151.cpp</text:p>
          </table:table-cell>
          <table:table-cell office:value-type="string" calcext:value-type="string">
            <text:p>second/download/CMake/CMake-old-new/Kitware_CMake_old_hunk_314.cpp</text:p>
          </table:table-cell>
          <table:table-cell office:value-type="string" calcext:value-type="string">
            <text:p>second/download/CMake/CMake-old-new/Kitware_CMake_new_hunk_314.cpp</text:p>
          </table:table-cell>
          <table:table-cell office:value-type="string" calcext:value-type="string">
            <text:p>  return 0;</text:p>
            <text:p>}</text:p>
            <text:p/>
            <text:p>void cmCursesMainForm::AddError(const char* message, const char*)</text:p>
            <text:p>{</text:p>
            <text:p>  this-&gt;Errors.push_back(message);</text:p>
            <text:p>}</text:p>
            <text:p/>
          </table:table-cell>
          <table:table-cell office:value-type="string" calcext:value-type="string">
            <text:p>  return 0;</text:p>
            <text:p>}</text:p>
            <text:p/>
            <text:p>void cmCursesMainForm::AddError(const char* message, const char* /*unused*/)</text:p>
            <text:p>{</text:p>
            <text:p>  this-&gt;Errors.push_back(message);</text:p>
            <text:p>}</text:p>
            <text:p/>
          </table:table-cell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2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base64.c</text:p>
          </table:table-cell>
          <table:table-cell office:value-type="string" calcext:value-type="string">
            <text:p>second/download/CMake/CMake-old-new/Kitware_CMake_old_file_152.cpp</text:p>
          </table:table-cell>
          <table:table-cell office:value-type="string" calcext:value-type="string">
            <text:p>second/download/CMake/CMake-old-new/Kitware_CMake_new_file_152.cpp</text:p>
          </table:table-cell>
          <table:table-cell office:value-type="string" calcext:value-type="string">
            <text:p>second/download/CMake/CMake-old-new/Kitware_CMake_old_hunk_315.cpp</text:p>
          </table:table-cell>
          <table:table-cell office:value-type="string" calcext:value-type="string">
            <text:p>second/download/CMake/CMake-old-new/Kitware_CMake_new_hunk_315.cpp</text:p>
          </table:table-cell>
          <table:table-cell office:value-type="string" calcext:value-type="string">
            <text:p>               table64[obuf[0]],</text:p>
            <text:p>               table64[obuf[1]]);</text:p>
            <text:p>      break;</text:p>
            <text:p>    case 2: /* two bytes read */</text:p>
            <text:p>      snprintf(output, 5, "%c%c%c=",</text:p>
            <text:p>               table64[obuf[0]],</text:p>
            <text:p>               table64[obuf[1]],</text:p>
            <text:p>               table64[obuf[2]]);</text:p>
            <text:p>      break;</text:p>
            <text:p>    default:</text:p>
            <text:p>      snprintf(output, 5, "%c%c%c%c",</text:p>
            <text:p>               table64[obuf[0]],</text:p>
            <text:p>               table64[obuf[1]],</text:p>
            <text:p>               table64[obuf[2]],</text:p>
            <text:p>               table64[obuf[3]] );</text:p>
            <text:p>      break;</text:p>
            <text:p>    }</text:p>
            <text:p>    output = 4;</text:p>
            <text:p>  }</text:p>
            <text:p>  *output = '\0';</text:p>
            <text:p>  *outptr = base64data; /* return pointer to new data, allocated memory */</text:p>
            <text:p/>
            <text:p>  free(convbuf);</text:p>
            <text:p/>
            <text:p>  *outlen = strlen(base64data); /* return the length of the new data */</text:p>
            <text:p/>
            <text:p>  return CURLE_OK;</text:p>
            <text:p>}</text:p>
            <text:p/>
          </table:table-cell>
          <table:table-cell office:value-type="string" calcext:value-type="string">
            <text:p>               table64[obuf[0]],</text:p>
            <text:p>               table64[obuf[1]]);</text:p>
            <text:p>      break;</text:p>
            <text:p/>
            <text:p>    case 2: /* two bytes read */</text:p>
            <text:p>      snprintf(output, 5, "%c%c%c=",</text:p>
            <text:p>               table64[obuf[0]],</text:p>
            <text:p>               table64[obuf[1]],</text:p>
            <text:p>               table64[obuf[2]]);</text:p>
            <text:p>      break;</text:p>
            <text:p/>
            <text:p>    default:</text:p>
            <text:p>      snprintf(output, 5, "%c%c%c%c",</text:p>
            <text:p>               table64[obuf[0]],</text:p>
            <text:p>               table64[obuf[1]],</text:p>
            <text:p>               table64[obuf[2]],</text:p>
            <text:p>               table64[obuf[3]]);</text:p>
            <text:p>      break;</text:p>
            <text:p>    }</text:p>
            <text:p>    output = 4;</text:p>
            <text:p>  }</text:p>
            <text:p/>
            <text:p>  /* Zero terminate */</text:p>
            <text:p>  *output = '\0';</text:p>
            <text:p/>
            <text:p>  /* Return the pointer to the new data (allocated memory) */</text:p>
            <text:p>  *outptr = base64data;</text:p>
            <text:p/>
            <text:p>  free(convbuf);</text:p>
            <text:p/>
            <text:p>  /* Return the length of the new data */</text:p>
            <text:p>  *outlen = strlen(base64data);</text:p>
            <text:p/>
            <text:p>  return CURLE_OK;</text:p>
            <text:p>}</text:p>
            <text:p/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onncache.c</text:p>
          </table:table-cell>
          <table:table-cell office:value-type="string" calcext:value-type="string">
            <text:p>second/download/CMake/CMake-old-new/Kitware_CMake_old_file_153.cpp</text:p>
          </table:table-cell>
          <table:table-cell office:value-type="string" calcext:value-type="string">
            <text:p>second/download/CMake/CMake-old-new/Kitware_CMake_new_file_153.cpp</text:p>
          </table:table-cell>
          <table:table-cell office:value-type="string" calcext:value-type="string">
            <text:p>second/download/CMake/CMake-old-new/Kitware_CMake_old_hunk_316.cpp</text:p>
          </table:table-cell>
          <table:table-cell office:value-type="string" calcext:value-type="string">
            <text:p>second/download/CMake/CMake-old-new/Kitware_CMake_new_hunk_316.cpp</text:p>
          </table:table-cell>
          <table:table-cell office:value-type="string" calcext:value-type="string">
            <text:p>/* returns an allocated key to find a bundle for this connection */</text:p>
            <text:p>static char *hashkey(struct connectdata *conn)</text:p>
            <text:p>{</text:p>
            <text:p>  return aprintf("%s:%d",</text:p>
            <text:p>                 conn-&gt;bits.proxy?conn-&gt;proxy.name:conn-&gt;host.name,</text:p>
            <text:p>                 conn-&gt;localport);</text:p>
            <text:p>}</text:p>
            <text:p/>
            <text:p>/* Look up the bundle with all the connections to the same host this</text:p>
            <text:p/>
          </table:table-cell>
          <table:table-cell office:value-type="string" calcext:value-type="string">
            <text:p>/* returns an allocated key to find a bundle for this connection */</text:p>
            <text:p>static char *hashkey(struct connectdata *conn)</text:p>
            <text:p>{</text:p>
            <text:p>  const char *hostname;</text:p>
            <text:p/>
            <text:p>  if(conn-&gt;bits.proxy)</text:p>
            <text:p>    hostname = conn-&gt;proxy.name;</text:p>
            <text:p>  else if(conn-&gt;bits.conn_to_host)</text:p>
            <text:p>    hostname = conn-&gt;conn_to_host.name;</text:p>
            <text:p>  else</text:p>
            <text:p>    hostname = conn-&gt;host.name;</text:p>
            <text:p/>
            <text:p>  return aprintf("%s:%d", hostname, conn-&gt;port);</text:p>
            <text:p>}</text:p>
            <text:p/>
            <text:p>/* Look up the bundle with all the connections to the same host this</text:p>
            <text:p/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8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ookie.c</text:p>
          </table:table-cell>
          <table:table-cell office:value-type="string" calcext:value-type="string">
            <text:p>second/download/CMake/CMake-old-new/Kitware_CMake_old_file_154.cpp</text:p>
          </table:table-cell>
          <table:table-cell office:value-type="string" calcext:value-type="string">
            <text:p>second/download/CMake/CMake-old-new/Kitware_CMake_new_file_154.cpp</text:p>
          </table:table-cell>
          <table:table-cell office:value-type="string" calcext:value-type="string">
            <text:p>second/download/CMake/CMake-old-new/Kitware_CMake_old_hunk_317.cpp</text:p>
          </table:table-cell>
          <table:table-cell office:value-type="string" calcext:value-type="string">
            <text:p>second/download/CMake/CMake-old-new/Kitware_CMake_new_hunk_317.cpp</text:p>
          </table:table-cell>
          <table:table-cell office:value-type="string" calcext:value-type="string">
            <text:p>      return 1; /* failure */</text:p>
            <text:p>  }</text:p>
            <text:p/>
            <text:p>  if(c) {</text:p>
            <text:p>    char *format_ptr;</text:p>
            <text:p/>
            <text:p>    fputs("# Netscape HTTP Cookie File\n"</text:p>
            <text:p>          "# http://curl.haxx.se/docs/http-cookies.html\n"</text:p>
            <text:p>          "# This file was generated by libcurl! Edit at your own risk.\n\n",</text:p>
            <text:p>          out);</text:p>
            <text:p/>
            <text:p>    for(co = c-&gt;cookies; co; co = co-&gt;next) {</text:p>
            <text:p>      if(!co-&gt;domain)</text:p>
            <text:p>        continue;</text:p>
            <text:p>      format_ptr = get_netscape_format(co);</text:p>
            <text:p>      if(format_ptr == NULL) {</text:p>
            <text:p>        fprintf(out, "#\n# Fatal libcurl error\n");</text:p>
            <text:p>        if(!use_stdout)</text:p>
            <text:p>          fclose(out);</text:p>
            <text:p>        return 1;</text:p>
            <text:p>      }</text:p>
            <text:p>      fprintf(out, "%s\n", format_ptr);</text:p>
            <text:p>      free(format_ptr);</text:p>
            <text:p>    }</text:p>
            <text:p>  }</text:p>
            <text:p/>
            <text:p>  if(!use_stdout)</text:p>
            <text:p/>
          </table:table-cell>
          <table:table-cell office:value-type="string" calcext:value-type="string">
            <text:p>      return 1; /* failure */</text:p>
            <text:p>  }</text:p>
            <text:p/>
            <text:p>  fputs("# Netscape HTTP Cookie File\n"</text:p>
            <text:p>        "# https://curl.haxx.se/docs/http-cookies.html\n"</text:p>
            <text:p>        "# This file was generated by libcurl! Edit at your own risk.\n\n",</text:p>
            <text:p>        out);</text:p>
            <text:p/>
            <text:p>  for(co = c-&gt;cookies; co; co = co-&gt;next) {</text:p>
            <text:p>    if(!co-&gt;domain)</text:p>
            <text:p>      continue;</text:p>
            <text:p>    format_ptr = get_netscape_format(co);</text:p>
            <text:p>    if(format_ptr == NULL) {</text:p>
            <text:p>      fprintf(out, "#\n# Fatal libcurl error\n");</text:p>
            <text:p>      if(!use_stdout)</text:p>
            <text:p>        fclose(out);</text:p>
            <text:p>      return 1;</text:p>
            <text:p>    }</text:p>
            <text:p>    fprintf(out, "%s\n", format_ptr);</text:p>
            <text:p>    free(format_ptr);</text:p>
            <text:p>  }</text:p>
            <text:p/>
            <text:p>  if(!use_stdout)</text:p>
            <text:p/>
          </table:table-cell>
          <table:table-cell office:value-type="float" office:value="1267" calcext:value-type="float">
            <text:p>1267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[16, 21]</text:p>
          </table:table-cell>
          <table:table-cell office:value-type="string" calcext:value-type="string">
            <text:p>[]</text:p>
          </table:table-cell>
        </table:table-row>
        <table:table-row table:style-name="ro54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url_sasl.c</text:p>
          </table:table-cell>
          <table:table-cell office:value-type="string" calcext:value-type="string">
            <text:p>second/download/CMake/CMake-old-new/Kitware_CMake_old_file_155.cpp</text:p>
          </table:table-cell>
          <table:table-cell office:value-type="string" calcext:value-type="string">
            <text:p>second/download/CMake/CMake-old-new/Kitware_CMake_new_file_155.cpp</text:p>
          </table:table-cell>
          <table:table-cell office:value-type="string" calcext:value-type="string">
            <text:p>second/download/CMake/CMake-old-new/Kitware_CMake_old_hunk_318.cpp</text:p>
          </table:table-cell>
          <table:table-cell office:value-type="string" calcext:value-type="string">
            <text:p>second/download/CMake/CMake-old-new/Kitware_CMake_new_hunk_318.cpp</text:p>
          </table:table-cell>
          <table:table-cell office:value-type="string" calcext:value-type="string">
            <text:p>  size_t        len;   /* Name length */</text:p>
            <text:p>  unsigned int  bit;   /* Flag bit */</text:p>
            <text:p>} mechtable[] = {</text:p>
            <text:p>  { "LOGIN",      5,  SASL_MECH_LOGIN },</text:p>
            <text:p>  { "PLAIN",      5,  SASL_MECH_PLAIN },</text:p>
            <text:p>  { "CRAM-MD5",   8,  SASL_MECH_CRAM_MD5 },</text:p>
            <text:p>  { "DIGEST-MD5", 10, SASL_MECH_DIGEST_MD5 },</text:p>
            <text:p>  { "GSSAPI",     6,  SASL_MECH_GSSAPI },</text:p>
            <text:p>  { "EXTERNAL",   8,  SASL_MECH_EXTERNAL },</text:p>
            <text:p>  { "NTLM",       4,  SASL_MECH_NTLM },</text:p>
            <text:p>  { "XOAUTH2",    7,  SASL_MECH_XOAUTH2 },</text:p>
            <text:p>  { ZERO_NULL,    0,  0 }</text:p>
            <text:p>};</text:p>
            <text:p/>
            <text:p>#if !defined(CURL_DISABLE_CRYPTO_AUTH) &amp;&amp; !defined(USE_WINDOWS_SSPI)</text:p>
            <text:p>#define DIGEST_QOP_VALUE_AUTH             (1 &lt;&lt; 0)</text:p>
            <text:p>#define DIGEST_QOP_VALUE_AUTH_INT         (1 &lt;&lt; 1)</text:p>
            <text:p>#define DIGEST_QOP_VALUE_AUTH_CONF        (1 &lt;&lt; 2)</text:p>
            <text:p/>
            <text:p>#define DIGEST_QOP_VALUE_STRING_AUTH      "auth"</text:p>
            <text:p>#define DIGEST_QOP_VALUE_STRING_AUTH_INT  "auth-int"</text:p>
            <text:p>#define DIGEST_QOP_VALUE_STRING_AUTH_CONF "auth-conf"</text:p>
            <text:p/>
            <text:p>/* The CURL_OUTPUT_DIGEST_CONV macro below is for non-ASCII machines.</text:p>
            <text:p>   It converts digest text to ASCII so the MD5 will be correct for</text:p>
            <text:p>   what ultimately goes over the network.</text:p>
            <text:p>*/</text:p>
            <text:p>#define CURL_OUTPUT_DIGEST_CONV(a, b) \</text:p>
            <text:p>  result = Curl_convert_to_network(a, (char *)b, strlen((const char*)b)); \</text:p>
            <text:p>  if(result) { \</text:p>
            <text:p>    free(b); \</text:p>
            <text:p>    return result; \</text:p>
            <text:p>  }</text:p>
            <text:p/>
            <text:p>#endif</text:p>
            <text:p/>
            <text:p>#if !defined(CURL_DISABLE_CRYPTO_AUTH)</text:p>
            <text:p>/*</text:p>
            <text:p> * Returns 0 on success and then the buffers are filled in fine.</text:p>
            <text:p> *</text:p>
            <text:p> * Non-zero means failure to parse.</text:p>
            <text:p> */</text:p>
            <text:p>int Curl_sasl_digest_get_pair(const char *str, char *value, char *content,</text:p>
            <text:p>                              const char **endptr)</text:p>
            <text:p>{</text:p>
            <text:p>  int c;</text:p>
            <text:p>  bool starts_with_quote = FALSE;</text:p>
            <text:p>  bool escape = FALSE;</text:p>
            <text:p/>
            <text:p>  for(c = DIGEST_MAX_VALUE_LENGTH - 1; (*str &amp;&amp; (*str != '=') &amp;&amp; c--); )</text:p>
            <text:p>    *value� = *str�;</text:p>
            <text:p>  *value = 0;</text:p>
            <text:p/>
            <text:p>  if('=' != *str�)</text:p>
            <text:p>    /* eek, no match */</text:p>
            <text:p>    return 1;</text:p>
            <text:p/>
            <text:p>  if('\"' == *str) {</text:p>
            <text:p>    /* this starts with a quote so it must end with one as well! */</text:p>
            <text:p>    str�;</text:p>
            <text:p>    starts_with_quote = TRUE;</text:p>
            <text:p>  }</text:p>
            <text:p/>
            <text:p>  for(c = DIGEST_MAX_CONTENT_LENGTH - 1; *str &amp;&amp; c--; str�) {</text:p>
            <text:p>    switch(*str) {</text:p>
            <text:p>    case '\\':</text:p>
            <text:p>      if(!escape) {</text:p>
            <text:p>        /* possibly the start of an escaped quote */</text:p>
            <text:p>        escape = TRUE;</text:p>
            <text:p>        *content� = '\\'; /* even though this is an escape character, we still</text:p>
            <text:p>                              store it as-is in the target buffer */</text:p>
            <text:p>        continue;</text:p>
            <text:p>      }</text:p>
            <text:p>      break;</text:p>
            <text:p>    case ',':</text:p>
            <text:p>      if(!starts_with_quote) {</text:p>
            <text:p>        /* this signals the end of the content if we didn't get a starting</text:p>
            <text:p>           quote and then we do "sloppy" parsing */</text:p>
            <text:p>        c = 0; /* the end */</text:p>
            <text:p>        continue;</text:p>
            <text:p>      }</text:p>
            <text:p>      break;</text:p>
            <text:p>    case '\r':</text:p>
            <text:p>    case '\n':</text:p>
            <text:p>      /* end of string */</text:p>
            <text:p>      c = 0;</text:p>
            <text:p>      continue;</text:p>
            <text:p>    case '\"':</text:p>
            <text:p>      if(!escape &amp;&amp; starts_with_quote) {</text:p>
            <text:p>        /* end of string */</text:p>
            <text:p>        c = 0;</text:p>
            <text:p>        continue;</text:p>
            <text:p>      }</text:p>
            <text:p>      break;</text:p>
            <text:p>    }</text:p>
            <text:p>    escape = FALSE;</text:p>
            <text:p>    *content� = *str;</text:p>
            <text:p>  }</text:p>
            <text:p>  *content = 0;</text:p>
            <text:p/>
            <text:p>  *endptr = str;</text:p>
            <text:p/>
            <text:p>  return 0; /* all is fine! */</text:p>
            <text:p>}</text:p>
            <text:p>#endif</text:p>
            <text:p/>
            <text:p>#if !defined(CURL_DISABLE_CRYPTO_AUTH) &amp;&amp; !defined(USE_WINDOWS_SSPI)</text:p>
            <text:p>/* Convert md5 chunk to RFC2617 (section 3.1.3) -suitable ascii string*/</text:p>
            <text:p>static void sasl_digest_md5_to_ascii(unsigned char *source, /* 16 bytes */</text:p>
            <text:p>                                     unsigned char *dest) /* 33 bytes */</text:p>
            <text:p>{</text:p>
            <text:p>  int i;</text:p>
            <text:p>  for(i = 0; i &lt; 16; i�)</text:p>
            <text:p>    snprintf((char *)&amp;dest[i*2], 3, "%02x", source[i]);</text:p>
            <text:p>}</text:p>
            <text:p/>
            <text:p>/* Perform quoted-string escaping as described in RFC2616 and its errata */</text:p>
            <text:p>static char *sasl_digest_string_quoted(const char *source)</text:p>
            <text:p>{</text:p>
            <text:p>  char *dest, *d;</text:p>
            <text:p>  const char *s = source;</text:p>
            <text:p>  size_t n = 1; /* null terminator */</text:p>
            <text:p/>
            <text:p>  /* Calculate size needed */</text:p>
            <text:p>  while(*s) {</text:p>
            <text:p>    �;</text:p>
            <text:p>    if(*s == '"' || *s == '\\') {</text:p>
            <text:p>      �;</text:p>
            <text:p>    }</text:p>
            <text:p>    �;</text:p>
            <text:p>  }</text:p>
            <text:p/>
            <text:p>  dest = malloc(n);</text:p>
            <text:p>  if(dest) {</text:p>
            <text:p>    s = source;</text:p>
            <text:p>    d = dest;</text:p>
            <text:p>    while(*s) {</text:p>
            <text:p>      if(*s == '"' || *s == '\\') {</text:p>
            <text:p>        *d� = '\\';</text:p>
            <text:p>      }</text:p>
            <text:p>      *d� = *s�;</text:p>
            <text:p>    }</text:p>
            <text:p>    *d = 0;</text:p>
            <text:p>  }</text:p>
            <text:p/>
            <text:p>  return dest;</text:p>
            <text:p>}</text:p>
            <text:p/>
            <text:p>/* Retrieves the value for a corresponding key from the challenge string</text:p>
            <text:p> * returns TRUE if the key could be found, FALSE if it does not exists</text:p>
            <text:p> */</text:p>
            <text:p>static bool sasl_digest_get_key_value(const char *chlg,</text:p>
            <text:p>                                      const char *key,</text:p>
            <text:p>                                      char *value,</text:p>
            <text:p>                                      size_t max_val_len,</text:p>
            <text:p>                                      char end_char)</text:p>
            <text:p>{</text:p>
            <text:p>  char *find_pos;</text:p>
            <text:p>  size_t i;</text:p>
            <text:p/>
            <text:p>  find_pos = strstr(chlg, key);</text:p>
            <text:p>  if(!find_pos)</text:p>
            <text:p>    return FALSE;</text:p>
            <text:p/>
            <text:p>  find_pos = strlen(key);</text:p>
            <text:p/>
            <text:p>  for(i = 0; *find_pos &amp;&amp; *find_pos != end_char &amp;&amp; i &lt; max_val_len - 1; �)</text:p>
            <text:p>    value[i] = *find_pos�;</text:p>
            <text:p>  value[i] = '\0';</text:p>
            <text:p/>
            <text:p>  return TRUE;</text:p>
            <text:p>}</text:p>
            <text:p/>
            <text:p>static CURLcode sasl_digest_get_qop_values(const char *options, int *value)</text:p>
            <text:p>{</text:p>
            <text:p>  char *tmp;</text:p>
            <text:p>  char *token;</text:p>
            <text:p>  char *tok_buf;</text:p>
            <text:p/>
            <text:p>  /* Initialise the output */</text:p>
            <text:p>  *value = 0;</text:p>
            <text:p/>
            <text:p>  /* Tokenise the list of qop values. Use a temporary clone of the buffer since</text:p>
            <text:p>     strtok_r() ruins it. */</text:p>
            <text:p>  tmp = strdup(options);</text:p>
            <text:p>  if(!tmp)</text:p>
            <text:p>    return CURLE_OUT_OF_MEMORY;</text:p>
            <text:p/>
            <text:p>  token = strtok_r(tmp, ",", &amp;tok_buf);</text:p>
            <text:p>  while(token != NULL) {</text:p>
            <text:p>    if(Curl_raw_equal(token, DIGEST_QOP_VALUE_STRING_AUTH))</text:p>
            <text:p>      *value |= DIGEST_QOP_VALUE_AUTH;</text:p>
            <text:p>    else if(Curl_raw_equal(token, DIGEST_QOP_VALUE_STRING_AUTH_INT))</text:p>
            <text:p>      *value |= DIGEST_QOP_VALUE_AUTH_INT;</text:p>
            <text:p>    else if(Curl_raw_equal(token, DIGEST_QOP_VALUE_STRING_AUTH_CONF))</text:p>
            <text:p>      *value |= DIGEST_QOP_VALUE_AUTH_CONF;</text:p>
            <text:p/>
            <text:p>    token = strtok_r(NULL, ",", &amp;tok_buf);</text:p>
            <text:p>  }</text:p>
            <text:p/>
            <text:p>  free(tmp);</text:p>
            <text:p/>
            <text:p>  return CURLE_OK;</text:p>
            <text:p>}</text:p>
            <text:p>#endif /* !CURL_DISABLE_CRYPTO_AUTH &amp;&amp; !USE_WINDOWS_SSPI */</text:p>
            <text:p/>
            <text:p>#if !defined(USE_WINDOWS_SSPI)</text:p>
            <text:p>/*</text:p>
            <text:p> * Curl_sasl_build_spn()</text:p>
            <text:p> *</text:p>
            <text:p> * This is used to build a SPN string in the format service/host.</text:p>
            <text:p> *</text:p>
            <text:p> * Parameters:</text:p>
            <text:p> *</text:p>
            <text:p> * service  [in] - The service type such as www, smtp, pop or imap.</text:p>
            <text:p> * host     [in] - The host name or realm.</text:p>
            <text:p> *</text:p>
            <text:p> * Returns a pointer to the newly allocated SPN.</text:p>
            <text:p> */</text:p>
            <text:p>char *Curl_sasl_build_spn(const char *service, const char *host)</text:p>
            <text:p>{</text:p>
            <text:p>  /* Generate and return our SPN */</text:p>
            <text:p>  return aprintf("%s/%s", service, host);</text:p>
            <text:p>}</text:p>
            <text:p>#endif</text:p>
            <text:p/>
            <text:p>/*</text:p>
            <text:p> * sasl_create_plain_message()</text:p>
            <text:p> *</text:p>
            <text:p> * This is used to generate an already encoded PLAIN message ready</text:p>
            <text:p> * for sending to the recipient.</text:p>
            <text:p> *</text:p>
            <text:p> * Parameters:</text:p>
            <text:p> *</text:p>
            <text:p> * data    [in]     - The session handle.</text:p>
            <text:p> * userp   [in]     - The user name.</text:p>
            <text:p> * passdwp [in]     - The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plain_message(struct SessionHandle *data,</text:p>
            <text:p>                                          const char *userp,</text:p>
            <text:p>                                          const char *passwdp,</text:p>
            <text:p>                                          char **outptr, size_t *outlen)</text:p>
            <text:p>{</text:p>
            <text:p>  CURLcode result;</text:p>
            <text:p>  char *plainauth;</text:p>
            <text:p>  size_t ulen;</text:p>
            <text:p>  size_t plen;</text:p>
            <text:p/>
            <text:p>  ulen = strlen(userp);</text:p>
            <text:p>  plen = strlen(passwdp);</text:p>
            <text:p/>
            <text:p>  plainauth = malloc(2 * ulen  plen  2);</text:p>
            <text:p>  if(!plainauth) {</text:p>
            <text:p>    *outlen = 0;</text:p>
            <text:p>    *outptr = NULL;</text:p>
            <text:p>    return CURLE_OUT_OF_MEMORY;</text:p>
            <text:p>  }</text:p>
            <text:p/>
            <text:p>  /* Calculate the reply */</text:p>
            <text:p>  memcpy(plainauth, userp, ulen);</text:p>
            <text:p>  plainauth[ulen] = '\0';</text:p>
            <text:p>  memcpy(plainauth  ulen  1, userp, ulen);</text:p>
            <text:p>  plainauth[2 * ulen  1] = '\0';</text:p>
            <text:p>  memcpy(plainauth  2 * ulen  2, passwdp, plen);</text:p>
            <text:p/>
            <text:p>  /* Base64 encode the reply */</text:p>
            <text:p>  result = Curl_base64_encode(data, plainauth, 2 * ulen  plen  2, outptr,</text:p>
            <text:p>                              outlen);</text:p>
            <text:p>  free(plainauth);</text:p>
            <text:p>  return result;</text:p>
            <text:p>}</text:p>
            <text:p/>
            <text:p>/*</text:p>
            <text:p> * sasl_create_login_message()</text:p>
            <text:p> *</text:p>
            <text:p> * This is used to generate an already encoded LOGIN message containing the</text:p>
            <text:p> * user name or password ready for sending to the recipient.</text:p>
            <text:p> *</text:p>
            <text:p> * Parameters:</text:p>
            <text:p> *</text:p>
            <text:p> * data    [in]     - The session handle.</text:p>
            <text:p> * valuep  [in]     - The user name or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login_message(struct SessionHandle *data,</text:p>
            <text:p>                                          const char *valuep, char **outptr,</text:p>
            <text:p>                                          size_t *outlen)</text:p>
            <text:p>{</text:p>
            <text:p>  size_t vlen = strlen(valuep);</text:p>
            <text:p/>
            <text:p>  if(!vlen) {</text:p>
            <text:p>    /* Calculate an empty reply */</text:p>
            <text:p>    *outptr = strdup("=");</text:p>
            <text:p>    if(*outptr) {</text:p>
            <text:p>      *outlen = (size_t) 1;</text:p>
            <text:p>      return CURLE_OK;</text:p>
            <text:p>    }</text:p>
            <text:p/>
            <text:p>    *outlen = 0;</text:p>
            <text:p>    return CURLE_OUT_OF_MEMORY;</text:p>
            <text:p>  }</text:p>
            <text:p/>
            <text:p>  /* Base64 encode the value */</text:p>
            <text:p>  return Curl_base64_encode(data, valuep, vlen, outptr, outlen);</text:p>
            <text:p>}</text:p>
            <text:p/>
            <text:p>/*</text:p>
            <text:p> * sasl_create_external_message()</text:p>
            <text:p> *</text:p>
            <text:p> * This is used to generate an already encoded EXTERNAL message containing</text:p>
            <text:p> * the user name ready for sending to the recipient.</text:p>
            <text:p> *</text:p>
            <text:p> * Parameters:</text:p>
            <text:p> *</text:p>
            <text:p> * data    [in]     - The session handle.</text:p>
            <text:p> * user    [in]     - The user name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external_message(struct SessionHandle *data,</text:p>
            <text:p>                                             const char *user, char **outptr,</text:p>
            <text:p>                                             size_t *outlen)</text:p>
            <text:p>{</text:p>
            <text:p>  /* This is the same formatting as the login message. */</text:p>
            <text:p>  return sasl_create_login_message(data, user, outptr, outlen);</text:p>
            <text:p>}</text:p>
            <text:p/>
            <text:p>#ifndef CURL_DISABLE_CRYPTO_AUTH</text:p>
            <text:p> /*</text:p>
            <text:p> * sasl_decode_cram_md5_message()</text:p>
            <text:p> *</text:p>
            <text:p> * This is used to decode an already encoded CRAM-MD5 challenge message.</text:p>
            <text:p> *</text:p>
            <text:p> * Parameters:</text:p>
            <text:p> *</text:p>
            <text:p> * chlg64  [in]     - The base64 encoded challenge message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decode_cram_md5_message(const char *chlg64, char **outptr,</text:p>
            <text:p>                                             size_t *outlen)</text:p>
            <text:p>{</text:p>
            <text:p>  CURLcode result = CURLE_OK;</text:p>
            <text:p>  size_t chlg64len = strlen(chlg64);</text:p>
            <text:p/>
            <text:p>  *outptr = NULL;</text:p>
            <text:p>  *outlen = 0;</text:p>
            <text:p/>
            <text:p>  /* Decode the challenge if necessary */</text:p>
            <text:p>  if(chlg64len &amp;&amp; *chlg64 != '=')</text:p>
            <text:p>    result = Curl_base64_decode(chlg64, (unsigned char **) outptr, outlen);</text:p>
            <text:p/>
            <text:p>    return result;</text:p>
            <text:p> }</text:p>
            <text:p/>
            <text:p> /*</text:p>
            <text:p> * sasl_create_cram_md5_message()</text:p>
            <text:p> *</text:p>
            <text:p> * This is used to generate an already encoded CRAM-MD5 response message ready</text:p>
            <text:p> * for sending to the recipient.</text:p>
            <text:p> *</text:p>
            <text:p> * Parameters:</text:p>
            <text:p> *</text:p>
            <text:p> * data    [in]     - The session handle.</text:p>
            <text:p> * chlg    [in]     - The challenge.</text:p>
            <text:p> * userp   [in]     - The user name.</text:p>
            <text:p> * passdwp [in]     - The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cram_md5_message(struct SessionHandle *data,</text:p>
            <text:p>                                             const char *chlg,</text:p>
            <text:p>                                             const char *userp,</text:p>
            <text:p>                                             const char *passwdp,</text:p>
            <text:p>                                             char **outptr, size_t *outlen)</text:p>
            <text:p>{</text:p>
            <text:p>  CURLcode result = CURLE_OK;</text:p>
            <text:p>  size_t chlglen = 0;</text:p>
            <text:p>  HMAC_context *ctxt;</text:p>
            <text:p>  unsigned char digest[MD5_DIGEST_LEN];</text:p>
            <text:p>  char *response;</text:p>
            <text:p/>
            <text:p>  if(chlg)</text:p>
            <text:p>    chlglen = strlen(chlg);</text:p>
            <text:p/>
            <text:p>  /* Compute the digest using the password as the key */</text:p>
            <text:p>  ctxt = Curl_HMAC_init(Curl_HMAC_MD5,</text:p>
            <text:p>                        (const unsigned char *) passwdp,</text:p>
            <text:p>                        curlx_uztoui(strlen(passwdp)));</text:p>
            <text:p>  if(!ctxt)</text:p>
            <text:p>    return CURLE_OUT_OF_MEMORY;</text:p>
            <text:p/>
            <text:p>  /* Update the digest with the given challenge */</text:p>
            <text:p>  if(chlglen &gt; 0)</text:p>
            <text:p>    Curl_HMAC_update(ctxt, (const unsigned char *) chlg,</text:p>
            <text:p>                     curlx_uztoui(chlglen));</text:p>
            <text:p/>
            <text:p>  /* Finalise the digest */</text:p>
            <text:p>  Curl_HMAC_final(ctxt, digest);</text:p>
            <text:p/>
            <text:p>  /* Generate the response */</text:p>
            <text:p>  response = aprintf(</text:p>
            <text:p>      "%s %02x%02x%02x%02x%02x%02x%02x%02x%02x%02x%02x%02x%02x%02x%02x%02x",</text:p>
            <text:p>           userp, digest[0], digest[1], digest[2], digest[3], digest[4],</text:p>
            <text:p>           digest[5], digest[6], digest[7], digest[8], digest[9], digest[10],</text:p>
            <text:p>           digest[11], digest[12], digest[13], digest[14], digest[15]);</text:p>
            <text:p>  if(!response)</text:p>
            <text:p>    return CURLE_OUT_OF_MEMORY;</text:p>
            <text:p/>
            <text:p>  /* Base64 encode the response */</text:p>
            <text:p>  result = Curl_base64_encode(data, response, 0, outptr, outlen);</text:p>
            <text:p/>
            <text:p>  free(response);</text:p>
            <text:p/>
            <text:p>  return result;</text:p>
            <text:p>}</text:p>
            <text:p/>
            <text:p>#ifndef USE_WINDOWS_SSPI</text:p>
            <text:p>/*</text:p>
            <text:p> * sasl_decode_digest_md5_message()</text:p>
            <text:p> *</text:p>
            <text:p> * This is used internally to decode an already encoded DIGEST-MD5 challenge</text:p>
            <text:p> * message into the seperate attributes.</text:p>
            <text:p> *</text:p>
            <text:p> * Parameters:</text:p>
            <text:p> *</text:p>
            <text:p> * chlg64  [in]     - The base64 encoded challenge message.</text:p>
            <text:p> * nonce   [in/out] - The buffer where the nonce will be stored.</text:p>
            <text:p> * nlen    [in]     - The length of the nonce buffer.</text:p>
            <text:p> * realm   [in/out] - The buffer where the realm will be stored.</text:p>
            <text:p> * rlen    [in]     - The length of the realm buffer.</text:p>
            <text:p> * alg     [in/out] - The buffer where the algorithm will be stored.</text:p>
            <text:p> * alen    [in]     - The length of the algorithm buffer.</text:p>
            <text:p> * qop     [in/out] - The buffer where the qop-options will be stored.</text:p>
            <text:p> * qlen    [in]     - The length of the qop buffer.</text:p>
            <text:p> *</text:p>
            <text:p> * Returns CURLE_OK on success.</text:p>
            <text:p> */</text:p>
            <text:p>static CURLcode sasl_decode_digest_md5_message(const char *chlg64,</text:p>
            <text:p>                                               char *nonce, size_t nlen,</text:p>
            <text:p>                                               char *realm, size_t rlen,</text:p>
            <text:p>                                               char *alg, size_t alen,</text:p>
            <text:p>                                               char *qop, size_t qlen)</text:p>
            <text:p>{</text:p>
            <text:p>  CURLcode result = CURLE_OK;</text:p>
            <text:p>  unsigned char *chlg = NULL;</text:p>
            <text:p>  size_t chlglen = 0;</text:p>
            <text:p>  size_t chlg64len = strlen(chlg64);</text:p>
            <text:p/>
            <text:p>  /* Decode the base-64 encoded challenge message */</text:p>
            <text:p>  if(chlg64len &amp;&amp; *chlg64 != '=') {</text:p>
            <text:p>    result = Curl_base64_decode(chlg64, &amp;chlg, &amp;chlglen);</text:p>
            <text:p>    if(result)</text:p>
            <text:p>      return result;</text:p>
            <text:p>  }</text:p>
            <text:p/>
            <text:p>  /* Ensure we have a valid challenge message */</text:p>
            <text:p>  if(!chlg)</text:p>
            <text:p>    return CURLE_BAD_CONTENT_ENCODING;</text:p>
            <text:p/>
            <text:p>  /* Retrieve nonce string from the challenge */</text:p>
            <text:p>  if(!sasl_digest_get_key_value((char *)chlg, "nonce=\"", nonce, nlen, '\"')) {</text:p>
            <text:p>    free(chlg);</text:p>
            <text:p>    return CURLE_BAD_CONTENT_ENCODING;</text:p>
            <text:p>  }</text:p>
            <text:p/>
            <text:p>  /* Retrieve realm string from the challenge */</text:p>
            <text:p>  if(!sasl_digest_get_key_value((char *)chlg, "realm=\"", realm, rlen, '\"')) {</text:p>
            <text:p>    /* Challenge does not have a realm, set empty string [RFC2831] page 6 */</text:p>
            <text:p>    strcpy(realm, "");</text:p>
            <text:p>  }</text:p>
            <text:p/>
            <text:p>  /* Retrieve algorithm string from the challenge */</text:p>
            <text:p>  if(!sasl_digest_get_key_value((char *)chlg, "algorithm=", alg, alen, ',')) {</text:p>
            <text:p>    free(chlg);</text:p>
            <text:p>    return CURLE_BAD_CONTENT_ENCODING;</text:p>
            <text:p>  }</text:p>
            <text:p/>
            <text:p>  /* Retrieve qop-options string from the challenge */</text:p>
            <text:p>  if(!sasl_digest_get_key_value((char *)chlg, "qop=\"", qop, qlen, '\"')) {</text:p>
            <text:p>    free(chlg);</text:p>
            <text:p>    return CURLE_BAD_CONTENT_ENCODING;</text:p>
            <text:p>  }</text:p>
            <text:p/>
            <text:p>  free(chlg);</text:p>
            <text:p/>
            <text:p>  return CURLE_OK;</text:p>
            <text:p>}</text:p>
            <text:p/>
            <text:p>/*</text:p>
            <text:p> * Curl_sasl_create_digest_md5_message()</text:p>
            <text:p> *</text:p>
            <text:p> * This is used to generate an already encoded DIGEST-MD5 response message</text:p>
            <text:p> * ready for sending to the recipient.</text:p>
            <text:p> *</text:p>
            <text:p> * Parameters:</text:p>
            <text:p> *</text:p>
            <text:p> * data    [in]     - The session handle.</text:p>
            <text:p> * chlg64  [in]     - The base64 encoded challenge message.</text:p>
            <text:p> * userp   [in]     - The user name.</text:p>
            <text:p> * passdwp [in]     - The user's password.</text:p>
            <text:p> * service [in]     - The service type such as www, smtp, pop or imap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CURLcode Curl_sasl_create_digest_md5_message(struct SessionHandle *data,</text:p>
            <text:p>                                             const char *chlg64,</text:p>
            <text:p>                                             const char *userp,</text:p>
            <text:p>                                             const char *passwdp,</text:p>
            <text:p>                                             const char *service,</text:p>
            <text:p>                                             char **outptr, size_t *outlen)</text:p>
            <text:p>{</text:p>
            <text:p>  CURLcode result = CURLE_OK;</text:p>
            <text:p>  size_t i;</text:p>
            <text:p>  MD5_context *ctxt;</text:p>
            <text:p>  char *response = NULL;</text:p>
            <text:p>  unsigned char digest[MD5_DIGEST_LEN];</text:p>
            <text:p>  char HA1_hex[2 * MD5_DIGEST_LEN  1];</text:p>
            <text:p>  char HA2_hex[2 * MD5_DIGEST_LEN  1];</text:p>
            <text:p>  char resp_hash_hex[2 * MD5_DIGEST_LEN  1];</text:p>
            <text:p>  char nonce[64];</text:p>
            <text:p>  char realm[128];</text:p>
            <text:p>  char algorithm[64];</text:p>
            <text:p>  char qop_options[64];</text:p>
            <text:p>  int qop_values;</text:p>
            <text:p>  char cnonce[33];</text:p>
            <text:p>  unsigned int entropy[4];</text:p>
            <text:p>  char nonceCount[] = "00000001";</text:p>
            <text:p>  char method[]     = "AUTHENTICATE";</text:p>
            <text:p>  char qop[]        = DIGEST_QOP_VALUE_STRING_AUTH;</text:p>
            <text:p>  char *spn         = NULL;</text:p>
            <text:p/>
            <text:p>  /* Decode the challange message */</text:p>
            <text:p>  result = sasl_decode_digest_md5_message(chlg64, nonce, sizeof(nonce),</text:p>
            <text:p>                                          realm, sizeof(realm),</text:p>
            <text:p>                                          algorithm, sizeof(algorithm),</text:p>
            <text:p>                                          qop_options, sizeof(qop_options));</text:p>
            <text:p>  if(result)</text:p>
            <text:p>    return result;</text:p>
            <text:p/>
            <text:p>  /* We only support md5 sessions */</text:p>
            <text:p>  if(strcmp(algorithm, "md5-sess") != 0)</text:p>
            <text:p>    return CURLE_BAD_CONTENT_ENCODING;</text:p>
            <text:p/>
            <text:p>  /* Get the qop-values from the qop-options */</text:p>
            <text:p>  result = sasl_digest_get_qop_values(qop_options, &amp;qop_values);</text:p>
            <text:p>  if(result)</text:p>
            <text:p>    return result;</text:p>
            <text:p/>
            <text:p>  /* We only support auth quality-of-protection */</text:p>
            <text:p>  if(!(qop_values &amp; DIGEST_QOP_VALUE_AUTH))</text:p>
            <text:p>    return CURLE_BAD_CONTENT_ENCODING;</text:p>
            <text:p/>
            <text:p>  /* Generate 16 bytes of random data */</text:p>
            <text:p>  entropy[0] = Curl_rand(data);</text:p>
            <text:p>  entropy[1] = Curl_rand(data);</text:p>
            <text:p>  entropy[2] = Curl_rand(data);</text:p>
            <text:p>  entropy[3] = Curl_rand(data);</text:p>
            <text:p/>
            <text:p>  /* Convert the random data into a 32 byte hex string */</text:p>
            <text:p>  snprintf(cnonce, sizeof(cnonce), "%08x%08x%08x%08x",</text:p>
            <text:p>           entropy[0], entropy[1], entropy[2], entropy[3]);</text:p>
            <text:p/>
            <text:p>  /* So far so good, now calculate A1 and H(A1) according to RFC 2831 */</text:p>
            <text:p>  ctxt = Curl_MD5_init(Curl_DIGEST_MD5);</text:p>
            <text:p>  if(!ctxt)</text:p>
            <text:p>    return CURLE_OUT_OF_MEMORY;</text:p>
            <text:p/>
            <text:p>  Curl_MD5_update(ctxt, (const unsigned char *) userp,</text:p>
            <text:p>                  curlx_uztoui(strlen(userp)));</text:p>
            <text:p>  Curl_MD5_update(ctxt, (const unsigned char *) ":", 1);</text:p>
            <text:p>  Curl_MD5_update(ctxt, (const unsigned char *) realm,</text:p>
            <text:p>                  curlx_uztoui(strlen(realm)));</text:p>
            <text:p>  Curl_MD5_update(ctxt, (const unsigned char *) ":", 1);</text:p>
            <text:p>  Curl_MD5_update(ctxt, (const unsigned char *) passwdp,</text:p>
            <text:p>                  curlx_uztoui(strlen(passwdp)));</text:p>
            <text:p>  Curl_MD5_final(ctxt, digest);</text:p>
            <text:p/>
            <text:p>  ctxt = Curl_MD5_init(Curl_DIGEST_MD5);</text:p>
            <text:p>  if(!ctxt)</text:p>
            <text:p>    return CURLE_OUT_OF_MEMORY;</text:p>
            <text:p/>
            <text:p>  Curl_MD5_update(ctxt, (const unsigned char *) digest, MD5_DIGEST_LEN);</text:p>
            <text:p>  Curl_MD5_update(ctxt, (const unsigned char *) ":", 1);</text:p>
            <text:p>  Curl_MD5_update(ctxt, (const unsigned char *) nonce,</text:p>
            <text:p>                  curlx_uztoui(strlen(nonce)));</text:p>
            <text:p>  Curl_MD5_update(ctxt, (const unsigned char *) ":", 1);</text:p>
            <text:p>  Curl_MD5_update(ctxt, (const unsigned char *) cnonce,</text:p>
            <text:p>                  curlx_uztoui(strlen(cnonce)));</text:p>
            <text:p>  Curl_MD5_final(ctxt, digest);</text:p>
            <text:p/>
            <text:p>  /* Convert calculated 16 octet hex into 32 bytes string */</text:p>
            <text:p>  for(i = 0; i &lt; MD5_DIGEST_LEN; i�)</text:p>
            <text:p>    snprintf(&amp;HA1_hex[2 * i], 3, "%02x", digest[i]);</text:p>
            <text:p/>
            <text:p>  /* Generate our SPN */</text:p>
            <text:p>  spn = Curl_sasl_build_spn(service, realm);</text:p>
            <text:p>  if(!spn)</text:p>
            <text:p>    return CURLE_OUT_OF_MEMORY;</text:p>
            <text:p/>
            <text:p>  /* Calculate H(A2) */</text:p>
            <text:p>  ctxt = Curl_MD5_init(Curl_DIGEST_MD5);</text:p>
            <text:p>  if(!ctxt) {</text:p>
            <text:p>    free(spn);</text:p>
            <text:p/>
            <text:p>    return CURLE_OUT_OF_MEMORY;</text:p>
            <text:p>  }</text:p>
            <text:p/>
            <text:p>  Curl_MD5_update(ctxt, (const unsigned char *) method,</text:p>
            <text:p>                  curlx_uztoui(strlen(method)));</text:p>
            <text:p>  Curl_MD5_update(ctxt, (const unsigned char *) ":", 1);</text:p>
            <text:p>  Curl_MD5_update(ctxt, (const unsigned char *) spn,</text:p>
            <text:p>                  curlx_uztoui(strlen(spn)));</text:p>
            <text:p>  Curl_MD5_final(ctxt, digest);</text:p>
            <text:p/>
            <text:p>  for(i = 0; i &lt; MD5_DIGEST_LEN; i�)</text:p>
            <text:p>    snprintf(&amp;HA2_hex[2 * i], 3, "%02x", digest[i]);</text:p>
            <text:p/>
            <text:p>  /* Now calculate the response hash */</text:p>
            <text:p>  ctxt = Curl_MD5_init(Curl_DIGEST_MD5);</text:p>
            <text:p>  if(!ctxt) {</text:p>
            <text:p>    free(spn);</text:p>
            <text:p/>
            <text:p>    return CURLE_OUT_OF_MEMORY;</text:p>
            <text:p>  }</text:p>
            <text:p/>
            <text:p>  Curl_MD5_update(ctxt, (const unsigned char *) HA1_hex, 2 * MD5_DIGEST_LEN);</text:p>
            <text:p>  Curl_MD5_update(ctxt, (const unsigned char *) ":", 1);</text:p>
            <text:p>  Curl_MD5_update(ctxt, (const unsigned char *) nonce,</text:p>
            <text:p>                  curlx_uztoui(strlen(nonce)));</text:p>
            <text:p>  Curl_MD5_update(ctxt, (const unsigned char *) ":", 1);</text:p>
            <text:p/>
            <text:p>  Curl_MD5_update(ctxt, (const unsigned char *) nonceCount,</text:p>
            <text:p>                  curlx_uztoui(strlen(nonceCount)));</text:p>
            <text:p>  Curl_MD5_update(ctxt, (const unsigned char *) ":", 1);</text:p>
            <text:p>  Curl_MD5_update(ctxt, (const unsigned char *) cnonce,</text:p>
            <text:p>                  curlx_uztoui(strlen(cnonce)));</text:p>
            <text:p>  Curl_MD5_update(ctxt, (const unsigned char *) ":", 1);</text:p>
            <text:p>  Curl_MD5_update(ctxt, (const unsigned char *) qop,</text:p>
            <text:p>                  curlx_uztoui(strlen(qop)));</text:p>
            <text:p>  Curl_MD5_update(ctxt, (const unsigned char *) ":", 1);</text:p>
            <text:p/>
            <text:p>  Curl_MD5_update(ctxt, (const unsigned char *) HA2_hex, 2 * MD5_DIGEST_LEN);</text:p>
            <text:p>  Curl_MD5_final(ctxt, digest);</text:p>
            <text:p/>
            <text:p>  for(i = 0; i &lt; MD5_DIGEST_LEN; i�)</text:p>
            <text:p>    snprintf(&amp;resp_hash_hex[2 * i], 3, "%02x", digest[i]);</text:p>
            <text:p/>
            <text:p>  /* Generate the response */</text:p>
            <text:p>  response = aprintf("username=\"%s\",realm=\"%s\",nonce=\"%s\","</text:p>
            <text:p>                     "cnonce=\"%s\",nc=\"%s\",digest-uri=\"%s\",response=%s,"</text:p>
            <text:p>                     "qop=%s",</text:p>
            <text:p>                     userp, realm, nonce,</text:p>
            <text:p>                     cnonce, nonceCount, spn, resp_hash_hex, qop);</text:p>
            <text:p>  free(spn);</text:p>
            <text:p>  if(!response)</text:p>
            <text:p>    return CURLE_OUT_OF_MEMORY;</text:p>
            <text:p/>
            <text:p>  /* Base64 encode the response */</text:p>
            <text:p>  result = Curl_base64_encode(data, response, 0, outptr, outlen);</text:p>
            <text:p/>
            <text:p>  free(response);</text:p>
            <text:p/>
            <text:p>  return result;</text:p>
            <text:p>}</text:p>
            <text:p/>
            <text:p>/*</text:p>
            <text:p> * Curl_sasl_decode_digest_http_message()</text:p>
            <text:p> *</text:p>
            <text:p> * This is used to decode a HTTP DIGEST challenge message into the seperate</text:p>
            <text:p> * attributes.</text:p>
            <text:p> *</text:p>
            <text:p> * Parameters:</text:p>
            <text:p> *</text:p>
            <text:p> * chlg    [in]     - The challenge message.</text:p>
            <text:p> * digest  [in/out] - The digest data struct being used and modified.</text:p>
            <text:p> *</text:p>
            <text:p> * Returns CURLE_OK on success.</text:p>
            <text:p> */</text:p>
            <text:p>CURLcode Curl_sasl_decode_digest_http_message(const char *chlg,</text:p>
            <text:p>                                              struct digestdata *digest)</text:p>
            <text:p>{</text:p>
            <text:p>  bool before = FALSE; /* got a nonce before */</text:p>
            <text:p>  bool foundAuth = FALSE;</text:p>
            <text:p>  bool foundAuthInt = FALSE;</text:p>
            <text:p>  char *token = NULL;</text:p>
            <text:p>  char *tmp = NULL;</text:p>
            <text:p/>
            <text:p>  /* If we already have received a nonce, keep that in mind */</text:p>
            <text:p>  if(digest-&gt;nonce)</text:p>
            <text:p>    before = TRUE;</text:p>
            <text:p/>
            <text:p>  /* Clean up any former leftovers and initialise to defaults */</text:p>
            <text:p>  Curl_sasl_digest_cleanup(digest);</text:p>
            <text:p/>
            <text:p>  for(;;) {</text:p>
            <text:p>    char value[DIGEST_MAX_VALUE_LENGTH];</text:p>
            <text:p>    char content[DIGEST_MAX_CONTENT_LENGTH];</text:p>
            <text:p/>
            <text:p>    /* Pass all additional spaces here */</text:p>
            <text:p>    while(*chlg &amp;&amp; ISSPACE(*chlg))</text:p>
            <text:p>      chlg�;</text:p>
            <text:p/>
            <text:p>    /* Extract a value=content pair */</text:p>
            <text:p>    if(!Curl_sasl_digest_get_pair(chlg, value, content, &amp;chlg)) {</text:p>
            <text:p>      if(Curl_raw_equal(value, "nonce")) {</text:p>
            <text:p>        digest-&gt;nonce = strdup(content);</text:p>
            <text:p>        if(!digest-&gt;nonce)</text:p>
            <text:p>          return CURLE_OUT_OF_MEMORY;</text:p>
            <text:p>      }</text:p>
            <text:p>      else if(Curl_raw_equal(value, "stale")) {</text:p>
            <text:p>        if(Curl_raw_equal(content, "true")) {</text:p>
            <text:p>          digest-&gt;stale = TRUE;</text:p>
            <text:p>          digest-&gt;nc = 1; /* we make a new nonce now */</text:p>
            <text:p>        }</text:p>
            <text:p>      }</text:p>
            <text:p>      else if(Curl_raw_equal(value, "realm")) {</text:p>
            <text:p>        digest-&gt;realm = strdup(content);</text:p>
            <text:p>        if(!digest-&gt;realm)</text:p>
            <text:p>          return CURLE_OUT_OF_MEMORY;</text:p>
            <text:p>      }</text:p>
            <text:p>      else if(Curl_raw_equal(value, "opaque")) {</text:p>
            <text:p>        digest-&gt;opaque = strdup(content);</text:p>
            <text:p>        if(!digest-&gt;opaque)</text:p>
            <text:p>          return CURLE_OUT_OF_MEMORY;</text:p>
            <text:p>      }</text:p>
            <text:p>      else if(Curl_raw_equal(value, "qop")) {</text:p>
            <text:p>        char *tok_buf;</text:p>
            <text:p>        /* Tokenize the list and choose auth if possible, use a temporary</text:p>
            <text:p>            clone of the buffer since strtok_r() ruins it */</text:p>
            <text:p>        tmp = strdup(content);</text:p>
            <text:p>        if(!tmp)</text:p>
            <text:p>          return CURLE_OUT_OF_MEMORY;</text:p>
            <text:p/>
            <text:p>        token = strtok_r(tmp, ",", &amp;tok_buf);</text:p>
            <text:p>        while(token != NULL) {</text:p>
            <text:p>          if(Curl_raw_equal(token, DIGEST_QOP_VALUE_STRING_AUTH)) {</text:p>
            <text:p>            foundAuth = TRUE;</text:p>
            <text:p>          }</text:p>
            <text:p>          else if(Curl_raw_equal(token, DIGEST_QOP_VALUE_STRING_AUTH_INT)) {</text:p>
            <text:p>            foundAuthInt = TRUE;</text:p>
            <text:p>          }</text:p>
            <text:p>          token = strtok_r(NULL, ",", &amp;tok_buf);</text:p>
            <text:p>        }</text:p>
            <text:p/>
            <text:p>        free(tmp);</text:p>
            <text:p/>
            <text:p>        /* Select only auth or auth-int. Otherwise, ignore */</text:p>
            <text:p>        if(foundAuth) {</text:p>
            <text:p>          digest-&gt;qop = strdup(DIGEST_QOP_VALUE_STRING_AUTH);</text:p>
            <text:p>          if(!digest-&gt;qop)</text:p>
            <text:p>            return CURLE_OUT_OF_MEMORY;</text:p>
            <text:p>        }</text:p>
            <text:p>        else if(foundAuthInt) {</text:p>
            <text:p>          digest-&gt;qop = strdup(DIGEST_QOP_VALUE_STRING_AUTH_INT);</text:p>
            <text:p>          if(!digest-&gt;qop)</text:p>
            <text:p>            return CURLE_OUT_OF_MEMORY;</text:p>
            <text:p>        }</text:p>
            <text:p>      }</text:p>
            <text:p>      else if(Curl_raw_equal(value, "algorithm")) {</text:p>
            <text:p>        digest-&gt;algorithm = strdup(content);</text:p>
            <text:p>        if(!digest-&gt;algorithm)</text:p>
            <text:p>          return CURLE_OUT_OF_MEMORY;</text:p>
            <text:p/>
            <text:p>        if(Curl_raw_equal(content, "MD5-sess"))</text:p>
            <text:p>          digest-&gt;algo = CURLDIGESTALGO_MD5SESS;</text:p>
            <text:p>        else if(Curl_raw_equal(content, "MD5"))</text:p>
            <text:p>          digest-&gt;algo = CURLDIGESTALGO_MD5;</text:p>
            <text:p>        else</text:p>
            <text:p>          return CURLE_BAD_CONTENT_ENCODING;</text:p>
            <text:p>      }</text:p>
            <text:p>      else {</text:p>
            <text:p>        /* unknown specifier, ignore it! */</text:p>
            <text:p>      }</text:p>
            <text:p>    }</text:p>
            <text:p>    else</text:p>
            <text:p>      break; /* we're done here */</text:p>
            <text:p/>
            <text:p>    /* Pass all additional spaces here */</text:p>
            <text:p>    while(*chlg &amp;&amp; ISSPACE(*chlg))</text:p>
            <text:p>      chlg�;</text:p>
            <text:p/>
            <text:p>    /* Allow the list to be comma-separated */</text:p>
            <text:p>    if(',' == *chlg)</text:p>
            <text:p>      chlg�;</text:p>
            <text:p>  }</text:p>
            <text:p/>
            <text:p>  /* We had a nonce since before, and we got another one now without</text:p>
            <text:p>     'stale=true'. This means we provided bad credentials in the previous</text:p>
            <text:p>     request */</text:p>
            <text:p>  if(before &amp;&amp; !digest-&gt;stale)</text:p>
            <text:p>    return CURLE_BAD_CONTENT_ENCODING;</text:p>
            <text:p/>
            <text:p>  /* We got this header without a nonce, that's a bad Digest line! */</text:p>
            <text:p>  if(!digest-&gt;nonce)</text:p>
            <text:p>    return CURLE_BAD_CONTENT_ENCODING;</text:p>
            <text:p/>
            <text:p>  return CURLE_OK;</text:p>
            <text:p>}</text:p>
            <text:p/>
            <text:p>/*</text:p>
            <text:p> * Curl_sasl_create_digest_http_message()</text:p>
            <text:p> *</text:p>
            <text:p> * This is used to generate a HTTP DIGEST response message ready for sending</text:p>
            <text:p> * to the recipient.</text:p>
            <text:p> *</text:p>
            <text:p> * Parameters:</text:p>
            <text:p> *</text:p>
            <text:p> * data    [in]     - The session handle.</text:p>
            <text:p> * userp   [in]     - The user name.</text:p>
            <text:p> * passdwp [in]     - The user's password.</text:p>
            <text:p> * request [in]     - The HTTP request.</text:p>
            <text:p> * uripath [in]     - The path of the HTTP uri.</text:p>
            <text:p> * digest  [in/out] - The digest data struct being used and modifie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CURLcode Curl_sasl_create_digest_http_message(struct SessionHandle *data,</text:p>
            <text:p>                                              const char *userp,</text:p>
            <text:p>                                              const char *passwdp,</text:p>
            <text:p>                                              const unsigned char *request,</text:p>
            <text:p>                                              const unsigned char *uripath,</text:p>
            <text:p>                                              struct digestdata *digest,</text:p>
            <text:p>                                              char **outptr, size_t *outlen)</text:p>
            <text:p>{</text:p>
            <text:p>  CURLcode result;</text:p>
            <text:p>  unsigned char md5buf[16]; /* 16 bytes/128 bits */</text:p>
            <text:p>  unsigned char request_digest[33];</text:p>
            <text:p>  unsigned char *md5this;</text:p>
            <text:p>  unsigned char ha1[33];/* 32 digits and 1 zero byte */</text:p>
            <text:p>  unsigned char ha2[33];/* 32 digits and 1 zero byte */</text:p>
            <text:p>  char cnoncebuf[33];</text:p>
            <text:p>  char *cnonce = NULL;</text:p>
            <text:p>  size_t cnonce_sz = 0;</text:p>
            <text:p>  char *userp_quoted;</text:p>
            <text:p>  char *response = NULL;</text:p>
            <text:p>  char *tmp = NULL;</text:p>
            <text:p/>
            <text:p>  if(!digest-&gt;nc)</text:p>
            <text:p>    digest-&gt;nc = 1;</text:p>
            <text:p/>
            <text:p>  if(!digest-&gt;cnonce) {</text:p>
            <text:p>    snprintf(cnoncebuf, sizeof(cnoncebuf), "%08x%08x%08x%08x",</text:p>
            <text:p>             Curl_rand(data), Curl_rand(data),</text:p>
            <text:p>             Curl_rand(data), Curl_rand(data));</text:p>
            <text:p/>
            <text:p>    result = Curl_base64_encode(data, cnoncebuf, strlen(cnoncebuf),</text:p>
            <text:p>                                &amp;cnonce, &amp;cnonce_sz);</text:p>
            <text:p>    if(result)</text:p>
            <text:p>      return result;</text:p>
            <text:p/>
            <text:p>    digest-&gt;cnonce = cnonce;</text:p>
            <text:p>  }</text:p>
            <text:p/>
            <text:p>  /*</text:p>
            <text:p>    if the algorithm is "MD5" or unspecified (which then defaults to MD5):</text:p>
            <text:p/>
            <text:p>    A1 = unq(username-value) ":" unq(realm-value) ":" passwd</text:p>
            <text:p/>
            <text:p>    if the algorithm is "MD5-sess" then:</text:p>
            <text:p/>
            <text:p>    A1 = H( unq(username-value) ":" unq(realm-value) ":" passwd )</text:p>
            <text:p>         ":" unq(nonce-value) ":" unq(cnonce-value)</text:p>
            <text:p>  */</text:p>
            <text:p/>
            <text:p>  md5this = (unsigned char *)</text:p>
            <text:p>    aprintf("%s:%s:%s", userp, digest-&gt;realm, passwdp);</text:p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ha1);</text:p>
            <text:p/>
            <text:p>  if(digest-&gt;algo == CURLDIGESTALGO_MD5SESS) {</text:p>
            <text:p>    /* nonce and cnonce are OUTSIDE the hash */</text:p>
            <text:p>    tmp = aprintf("%s:%s:%s", ha1, digest-&gt;nonce, digest-&gt;cnonce);</text:p>
            <text:p>    if(!tmp)</text:p>
            <text:p>      return CURLE_OUT_OF_MEMORY;</text:p>
            <text:p/>
            <text:p>    CURL_OUTPUT_DIGEST_CONV(data, tmp); /* convert on non-ASCII machines */</text:p>
            <text:p>    Curl_md5it(md5buf, (unsigned char *)tmp);</text:p>
            <text:p>    free(tmp);</text:p>
            <text:p>    sasl_digest_md5_to_ascii(md5buf, ha1);</text:p>
            <text:p>  }</text:p>
            <text:p/>
            <text:p>  /*</text:p>
            <text:p>    If the "qop" directive's value is "auth" or is unspecified, then A2 is:</text:p>
            <text:p/>
            <text:p>      A2       = Method ":" digest-uri-value</text:p>
            <text:p/>
            <text:p>          If the "qop" value is "auth-int", then A2 is:</text:p>
            <text:p/>
            <text:p>      A2       = Method ":" digest-uri-value ":" H(entity-body)</text:p>
            <text:p/>
            <text:p>    (The "Method" value is the HTTP request method as specified in section</text:p>
            <text:p>    5.1.1 of RFC 2616)</text:p>
            <text:p>  */</text:p>
            <text:p/>
            <text:p>  md5this = (unsigned char *)aprintf("%s:%s", request, uripath);</text:p>
            <text:p/>
            <text:p>  if(digest-&gt;qop &amp;&amp; Curl_raw_equal(digest-&gt;qop, "auth-int")) {</text:p>
            <text:p>    /* We don't support auth-int for PUT or POST at the moment.</text:p>
            <text:p>       TODO: replace md5 of empty string with entity-body for PUT/POST */</text:p>
            <text:p>    unsigned char *md5this2 = (unsigned char *)</text:p>
            <text:p>      aprintf("%s:%s", md5this, "d41d8cd98f00b204e9800998ecf8427e");</text:p>
            <text:p>    free(md5this);</text:p>
            <text:p>    md5this = md5this2;</text:p>
            <text:p>  }</text:p>
            <text:p/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ha2);</text:p>
            <text:p/>
            <text:p>  if(digest-&gt;qop) {</text:p>
            <text:p>    md5this = (unsigned char *)aprintf("%s:%s:%08x:%s:%s:%s",</text:p>
            <text:p>                                       ha1,</text:p>
            <text:p>                                       digest-&gt;nonce,</text:p>
            <text:p>                                       digest-&gt;nc,</text:p>
            <text:p>                                       digest-&gt;cnonce,</text:p>
            <text:p>                                       digest-&gt;qop,</text:p>
            <text:p>                                       ha2);</text:p>
            <text:p>  }</text:p>
            <text:p>  else {</text:p>
            <text:p>    md5this = (unsigned char *)aprintf("%s:%s:%s",</text:p>
            <text:p>                                       ha1,</text:p>
            <text:p>                                       digest-&gt;nonce,</text:p>
            <text:p>                                       ha2);</text:p>
            <text:p>  }</text:p>
            <text:p/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request_digest);</text:p>
            <text:p/>
            <text:p>  /* for test case 64 (snooped from a Mozilla 1.3a request)</text:p>
            <text:p/>
            <text:p>    Authorization: Digest username="testuser", realm="testrealm", \</text:p>
            <text:p>    nonce="1053604145", uri="/64", response="c55f7f30d83d774a3d2dcacf725abaca"</text:p>
            <text:p/>
            <text:p>    Digest parameters are all quoted strings.  Username which is provided by</text:p>
            <text:p>    the user will need double quotes and backslashes within it escaped.  For</text:p>
            <text:p>    the other fields, this shouldn't be an issue.  realm, nonce, and opaque</text:p>
            <text:p>    are copied as is from the server, escapes and all.  cnonce is generated</text:p>
            <text:p>    with web-safe characters.  uri is already percent encoded.  nc is 8 hex</text:p>
            <text:p>    characters.  algorithm and qop with standard values only contain web-safe</text:p>
            <text:p>    chracters.</text:p>
            <text:p>  */</text:p>
            <text:p>  userp_quoted = sasl_digest_string_quoted(userp);</text:p>
            <text:p>  if(!userp_quoted)</text:p>
            <text:p>    return CURLE_OUT_OF_MEMORY;</text:p>
            <text:p/>
            <text:p>  if(digest-&gt;qop) {</text:p>
            <text:p>    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cnonce=\"%s\", "</text:p>
            <text:p>                       "nc=%08x, "</text:p>
            <text:p>                       "qop=%s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digest-&gt;cnonce,</text:p>
            <text:p>                       digest-&gt;nc,</text:p>
            <text:p>                       digest-&gt;qop,</text:p>
            <text:p>                       request_digest);</text:p>
            <text:p/>
            <text:p>    if(Curl_raw_equal(digest-&gt;qop, "auth"))</text:p>
            <text:p>      digest-&gt;nc�; /* The nc (from RFC) has to be a 8 hex digit number 0</text:p>
            <text:p>                       padded which tells to the server how many times you are</text:p>
            <text:p>                       using the same nonce in the qop=auth mode */</text:p>
            <text:p>  }</text:p>
            <text:p>  else {</text:p>
            <text:p>    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request_digest);</text:p>
            <text:p>  }</text:p>
            <text:p>  free(userp_quoted);</text:p>
            <text:p>  if(!response)</text:p>
            <text:p>    return CURLE_OUT_OF_MEMORY;</text:p>
            <text:p/>
            <text:p>  /* Add the optional fields */</text:p>
            <text:p>  if(digest-&gt;opaque) {</text:p>
            <text:p>    /* Append the opaque */</text:p>
            <text:p>    tmp = aprintf("%s, opaque=\"%s\"", response, digest-&gt;opaque);</text:p>
            <text:p>    free(response);</text:p>
            <text:p>    if(!tmp)</text:p>
            <text:p>      return CURLE_OUT_OF_MEMORY;</text:p>
            <text:p/>
            <text:p>    response = tmp;</text:p>
            <text:p>  }</text:p>
            <text:p/>
            <text:p>  if(digest-&gt;algorithm) {</text:p>
            <text:p>    /* Append the algorithm */</text:p>
            <text:p>    tmp = aprintf("%s, algorithm=\"%s\"", response, digest-&gt;algorithm);</text:p>
            <text:p>    free(response);</text:p>
            <text:p>    if(!tmp)</text:p>
            <text:p>      return CURLE_OUT_OF_MEMORY;</text:p>
            <text:p/>
            <text:p>    response = tmp;</text:p>
            <text:p>  }</text:p>
            <text:p/>
            <text:p>  /* Return the output */</text:p>
            <text:p>  *outptr = response;</text:p>
            <text:p>  *outlen = strlen(response);</text:p>
            <text:p/>
            <text:p>  return CURLE_OK;</text:p>
            <text:p>}</text:p>
            <text:p/>
            <text:p>/*</text:p>
            <text:p> * Curl_sasl_digest_cleanup()</text:p>
            <text:p> *</text:p>
            <text:p> * This is used to clean up the digest specific data.</text:p>
            <text:p> *</text:p>
            <text:p> * Parameters:</text:p>
            <text:p> *</text:p>
            <text:p> * digest    [in/out] - The digest data struct being cleaned up.</text:p>
            <text:p> *</text:p>
            <text:p> */</text:p>
            <text:p>void Curl_sasl_digest_cleanup(struct digestdata *digest)</text:p>
            <text:p>{</text:p>
            <text:p>  Curl_safefree(digest-&gt;nonce);</text:p>
            <text:p>  Curl_safefree(digest-&gt;cnonce);</text:p>
            <text:p>  Curl_safefree(digest-&gt;realm);</text:p>
            <text:p>  Curl_safefree(digest-&gt;opaque);</text:p>
            <text:p>  Curl_safefree(digest-&gt;qop);</text:p>
            <text:p>  Curl_safefree(digest-&gt;algorithm);</text:p>
            <text:p/>
            <text:p>  digest-&gt;nc = 0;</text:p>
            <text:p>  digest-&gt;algo = CURLDIGESTALGO_MD5; /* default algorithm */</text:p>
            <text:p>  digest-&gt;stale = FALSE; /* default means normal, not stale */</text:p>
            <text:p>}</text:p>
            <text:p>#endif  /* !USE_WINDOWS_SSPI */</text:p>
            <text:p/>
            <text:p>#endif  /* CURL_DISABLE_CRYPTO_AUTH */</text:p>
            <text:p/>
            <text:p>#if defined(USE_NTLM) &amp;&amp; !defined(USE_WINDOWS_SSPI)</text:p>
            <text:p>/*</text:p>
            <text:p> * Curl_sasl_ntlm_cleanup()</text:p>
            <text:p> *</text:p>
            <text:p> * This is used to clean up the ntlm specific data.</text:p>
            <text:p> *</text:p>
            <text:p> * Parameters:</text:p>
            <text:p> *</text:p>
            <text:p> * ntlm    [in/out] - The ntlm data struct being cleaned up.</text:p>
            <text:p> *</text:p>
            <text:p> */</text:p>
            <text:p>void Curl_sasl_ntlm_cleanup(struct ntlmdata *ntlm)</text:p>
            <text:p>{</text:p>
            <text:p>  /* Free the target info */</text:p>
            <text:p>  Curl_safefree(ntlm-&gt;target_info);</text:p>
            <text:p/>
            <text:p>  /* Reset any variables */</text:p>
            <text:p>  ntlm-&gt;target_info_len = 0;</text:p>
            <text:p>}</text:p>
            <text:p>#endif /* USE_NTLM &amp;&amp; !USE_WINDOWS_SSPI*/</text:p>
            <text:p/>
            <text:p>/*</text:p>
            <text:p> * sasl_create_xoauth2_message()</text:p>
            <text:p> *</text:p>
            <text:p> * This is used to generate an already encoded OAuth 2.0 message ready for</text:p>
            <text:p> * sending to the recipient.</text:p>
            <text:p> *</text:p>
            <text:p> * Parameters:</text:p>
            <text:p> *</text:p>
            <text:p> * data    [in]     - The session handle.</text:p>
            <text:p> * user    [in]     - The user name.</text:p>
            <text:p> * bearer  [in]     - The bearer token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xoauth2_message(struct SessionHandle *data,</text:p>
            <text:p>                                            const char *user,</text:p>
            <text:p>                                            const char *bearer,</text:p>
            <text:p>                                            char **outptr, size_t *outlen)</text:p>
            <text:p>{</text:p>
            <text:p>  CURLcode result = CURLE_OK;</text:p>
            <text:p>  char *xoauth = NULL;</text:p>
            <text:p/>
            <text:p>  /* Generate the message */</text:p>
            <text:p>  xoauth = aprintf("user=%s\1auth=Bearer %s\1\1", user, bearer);</text:p>
            <text:p>  if(!xoauth)</text:p>
            <text:p>    return CURLE_OUT_OF_MEMORY;</text:p>
            <text:p/>
            <text:p>  /* Base64 encode the reply */</text:p>
            <text:p>  result = Curl_base64_encode(data, xoauth, strlen(xoauth), outptr, outlen);</text:p>
            <text:p/>
            <text:p>  free(xoauth);</text:p>
            <text:p/>
            <text:p>  return result;</text:p>
            <text:p>}</text:p>
            <text:p/>
            <text:p>/*</text:p>
            <text:p> * Curl_sasl_cleanup()</text:p>
            <text:p> *</text:p>
            <text:p/>
          </table:table-cell>
          <table:table-cell office:value-type="string" calcext:value-type="string">
            <text:p>  size_t        len;   /* Name length */</text:p>
            <text:p>  unsigned int  bit;   /* Flag bit */</text:p>
            <text:p>} mechtable[] = {</text:p>
            <text:p>  { "LOGIN",        5,  SASL_MECH_LOGIN },</text:p>
            <text:p>  { "PLAIN",        5,  SASL_MECH_PLAIN },</text:p>
            <text:p>  { "CRAM-MD5",     8,  SASL_MECH_CRAM_MD5 },</text:p>
            <text:p>  { "DIGEST-MD5",   10, SASL_MECH_DIGEST_MD5 },</text:p>
            <text:p>  { "GSSAPI",       6,  SASL_MECH_GSSAPI },</text:p>
            <text:p>  { "EXTERNAL",     8,  SASL_MECH_EXTERNAL },</text:p>
            <text:p>  { "NTLM",         4,  SASL_MECH_NTLM },</text:p>
            <text:p>  { "XOAUTH2",      7,  SASL_MECH_XOAUTH2 },</text:p>
            <text:p>  { "OAUTHBEARER",  11, SASL_MECH_OAUTHBEARER },</text:p>
            <text:p>  { ZERO_NULL,      0,  0 }</text:p>
            <text:p>};</text:p>
            <text:p/>
            <text:p>/*</text:p>
            <text:p> * Curl_sasl_cleanup()</text:p>
            <text:p> *</text:p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113, 222, 419, 581, 614, 637, 667, 670, 866, 890, 901, 924, 930, 944, 953, 985, 1008, 1026, 1036, 1125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56.cpp</text:p>
          </table:table-cell>
          <table:table-cell office:value-type="string" calcext:value-type="string">
            <text:p>second/download/CMake/CMake-old-new/Kitware_CMake_new_file_156.cpp</text:p>
          </table:table-cell>
          <table:table-cell office:value-type="string" calcext:value-type="string">
            <text:p>second/download/CMake/CMake-old-new/Kitware_CMake_old_hunk_319.cpp</text:p>
          </table:table-cell>
          <table:table-cell office:value-type="string" calcext:value-type="string">
            <text:p>second/download/CMake/CMake-old-new/Kitware_CMake_new_hunk_319.cpp</text:p>
          </table:table-cell>
          <table:table-cell office:value-type="string" calcext:value-type="string">
            <text:p>    return CURLE_FAILED_INIT;</text:p>
            <text:p>  }</text:p>
            <text:p/>
            <text:p>#if defined(USE_LIBSSH2) &amp;&amp; defined(HAVE_LIBSSH2_INIT)</text:p>
            <text:p>  if(libssh2_init(0)) {</text:p>
            <text:p>    DEBUGF(fprintf(stderr, "Error: libssh2_init failed\n"));</text:p>
            <text:p/>
          </table:table-cell>
          <table:table-cell office:value-type="string" calcext:value-type="string">
            <text:p>    return CURLE_FAILED_INIT;</text:p>
            <text:p>  }</text:p>
            <text:p/>
            <text:p>  (void)Curl_ipv6works();</text:p>
            <text:p/>
            <text:p>#if defined(USE_LIBSSH2) &amp;&amp; defined(HAVE_LIBSSH2_INIT)</text:p>
            <text:p>  if(libssh2_init(0)) {</text:p>
            <text:p>    DEBUGF(fprintf(stderr, "Error: libssh2_init failed\n"));</text:p>
            <text:p/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56.cpp</text:p>
          </table:table-cell>
          <table:table-cell office:value-type="string" calcext:value-type="string">
            <text:p>second/download/CMake/CMake-old-new/Kitware_CMake_new_file_156.cpp</text:p>
          </table:table-cell>
          <table:table-cell office:value-type="string" calcext:value-type="string">
            <text:p>second/download/CMake/CMake-old-new/Kitware_CMake_old_hunk_320.cpp</text:p>
          </table:table-cell>
          <table:table-cell office:value-type="string" calcext:value-type="string">
            <text:p>second/download/CMake/CMake-old-new/Kitware_CMake_new_hunk_320.cpp</text:p>
          </table:table-cell>
          <table:table-cell office:value-type="string" calcext:value-type="string">
            <text:p>    if(0 == pollrc) {</text:p>
            <text:p>      /* timeout! */</text:p>
            <text:p>      ev-&gt;ms = 0;</text:p>
            <text:p>      /* fprintf(stderr, "call curl_multi_socket_action( TIMEOUT )\n"); */</text:p>
            <text:p>      mcode = curl_multi_socket_action(multi, CURL_SOCKET_TIMEOUT, 0,</text:p>
            <text:p>                                       &amp;ev-&gt;running_handles);</text:p>
            <text:p>    }</text:p>
            <text:p/>
          </table:table-cell>
          <table:table-cell office:value-type="string" calcext:value-type="string">
            <text:p>    if(0 == pollrc) {</text:p>
            <text:p>      /* timeout! */</text:p>
            <text:p>      ev-&gt;ms = 0;</text:p>
            <text:p>      /* fprintf(stderr, "call curl_multi_socket_action(TIMEOUT)\n"); */</text:p>
            <text:p>      mcode = curl_multi_socket_action(multi, CURL_SOCKET_TIMEOUT, 0,</text:p>
            <text:p>                                       &amp;ev-&gt;running_handles);</text:p>
            <text:p>    }</text:p>
            <text:p/>
          </table:table-cell>
          <table:table-cell office:value-type="float" office:value="609" calcext:value-type="float">
            <text:p>60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157.cpp</text:p>
          </table:table-cell>
          <table:table-cell office:value-type="string" calcext:value-type="string">
            <text:p>second/download/CMake/CMake-old-new/Kitware_CMake_new_file_157.cpp</text:p>
          </table:table-cell>
          <table:table-cell office:value-type="string" calcext:value-type="string">
            <text:p>second/download/CMake/CMake-old-new/Kitware_CMake_old_hunk_321.cpp</text:p>
          </table:table-cell>
          <table:table-cell office:value-type="string" calcext:value-type="string">
            <text:p>second/download/CMake/CMake-old-new/Kitware_CMake_new_hunk_321.cpp</text:p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time_t filetime;</text:p>
            <text:p>    struct tm buffer;</text:p>
            <text:p>    const struct tm *tm = &amp;buffer;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157.cpp</text:p>
          </table:table-cell>
          <table:table-cell office:value-type="string" calcext:value-type="string">
            <text:p>second/download/CMake/CMake-old-new/Kitware_CMake_new_file_157.cpp</text:p>
          </table:table-cell>
          <table:table-cell office:value-type="string" calcext:value-type="string">
            <text:p>second/download/CMake/CMake-old-new/Kitware_CMake_old_hunk_322.cpp</text:p>
          </table:table-cell>
          <table:table-cell office:value-type="string" calcext:value-type="string">
            <text:p>second/download/CMake/CMake-old-new/Kitware_CMake_new_hunk_322.cpp</text:p>
          </table:table-cell>
          <table:table-cell office:value-type="string" calcext:value-type="string">
            <text:p>    if(result)</text:p>
            <text:p>      return result;</text:p>
            <text:p/>
            <text:p>    if(fstated) {</text:p>
            <text:p>      time_t filetime = (time_t)statbuf.st_mtime;</text:p>
            <text:p>      struct tm buffer;</text:p>
            <text:p>      const struct tm *tm = &amp;buffer;</text:p>
            <text:p>      result = Curl_gmtime(filetime, &amp;buffer);</text:p>
            <text:p>      if(result)</text:p>
            <text:p>        return result;</text:p>
            <text:p/>
            <text:p>      /* format: "Tue, 15 Nov 1994 12:45:26 GMT" */</text:p>
            <text:p>      snprintf(buf, BUFSIZE-1,</text:p>
            <text:p>               "Last-Modified: %s, %02d %s %4d %02d:%02d:%02d GMT\r\n",</text:p>
            <text:p>               Curl_wkday[tm-&gt;tm_wday?tm-&gt;tm_wday-1:6],</text:p>
            <text:p>               tm-&gt;tm_mday,</text:p>
            <text:p>               Curl_month[tm-&gt;tm_mon],</text:p>
            <text:p>               tm-&gt;tm_year  1900,</text:p>
            <text:p>               tm-&gt;tm_hour,</text:p>
            <text:p>               tm-&gt;tm_min,</text:p>
            <text:p>               tm-&gt;tm_sec);</text:p>
            <text:p>      result = Curl_client_write(conn, CLIENTWRITE_BOTH, buf, 0);</text:p>
            <text:p>    }</text:p>
            <text:p>    /* if we fstat()ed the file, set the file size to make it available post-</text:p>
            <text:p>       transfer */</text:p>
            <text:p>    if(fstated)</text:p>
            <text:p>      Curl_pgrsSetDownloadSize(data, expected_size);</text:p>
            <text:p>    return result;</text:p>
            <text:p>  }</text:p>
            <text:p/>
          </table:table-cell>
          <table:table-cell office:value-type="string" calcext:value-type="string">
            <text:p>    if(result)</text:p>
            <text:p>      return result;</text:p>
            <text:p/>
            <text:p>    filetime = (time_t)statbuf.st_mtime;</text:p>
            <text:p>    result = Curl_gmtime(filetime, &amp;buffer);</text:p>
            <text:p>    if(result)</text:p>
            <text:p>      return result;</text:p>
            <text:p/>
            <text:p>    /* format: "Tue, 15 Nov 1994 12:45:26 GMT" */</text:p>
            <text:p>    snprintf(buf, BUFSIZE-1,</text:p>
            <text:p>             "Last-Modified: %s, %02d %s %4d %02d:%02d:%02d GMT\r\n",</text:p>
            <text:p>             Curl_wkday[tm-&gt;tm_wday?tm-&gt;tm_wday-1:6],</text:p>
            <text:p>             tm-&gt;tm_mday,</text:p>
            <text:p>             Curl_month[tm-&gt;tm_mon],</text:p>
            <text:p>             tm-&gt;tm_year  1900,</text:p>
            <text:p>             tm-&gt;tm_hour,</text:p>
            <text:p>             tm-&gt;tm_min,</text:p>
            <text:p>             tm-&gt;tm_sec);</text:p>
            <text:p>    result = Curl_client_write(conn, CLIENTWRITE_BOTH, buf, 0);</text:p>
            <text:p>    if(!result)</text:p>
            <text:p>      /* set the file size to make it available post transfer */</text:p>
            <text:p>      Curl_pgrsSetDownloadSize(data, expected_size);</text:p>
            <text:p>    return result;</text:p>
            <text:p>  }</text:p>
            <text:p/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158.cpp</text:p>
          </table:table-cell>
          <table:table-cell office:value-type="string" calcext:value-type="string">
            <text:p>second/download/CMake/CMake-old-new/Kitware_CMake_new_file_158.cpp</text:p>
          </table:table-cell>
          <table:table-cell office:value-type="string" calcext:value-type="string">
            <text:p>second/download/CMake/CMake-old-new/Kitware_CMake_old_hunk_323.cpp</text:p>
          </table:table-cell>
          <table:table-cell office:value-type="string" calcext:value-type="string">
            <text:p>second/download/CMake/CMake-old-new/Kitware_CMake_new_hunk_323.cpp</text:p>
          </table:table-cell>
          <table:table-cell office:value-type="string" calcext:value-type="string">
            <text:p>    }</text:p>
            <text:p>  }</text:p>
            <text:p/>
            <text:p>  cmd = aprintf( "%s%s%s",</text:p>
            <text:p>                 data-&gt;set.str[STRING_CUSTOMREQUEST]?</text:p>
            <text:p>                 data-&gt;set.str[STRING_CUSTOMREQUEST]:</text:p>
            <text:p>                 (data-&gt;set.ftp_list_only?"NLST":"LIST"),</text:p>
            <text:p>                 lstArg? " ": "",</text:p>
            <text:p>                 lstArg? lstArg: "" );</text:p>
            <text:p/>
            <text:p>  if(!cmd) {</text:p>
            <text:p>    free(lstArg);</text:p>
            <text:p/>
          </table:table-cell>
          <table:table-cell office:value-type="string" calcext:value-type="string">
            <text:p>    }</text:p>
            <text:p>  }</text:p>
            <text:p/>
            <text:p>  cmd = aprintf("%s%s%s",</text:p>
            <text:p>                data-&gt;set.str[STRING_CUSTOMREQUEST]?</text:p>
            <text:p>                data-&gt;set.str[STRING_CUSTOMREQUEST]:</text:p>
            <text:p>                (data-&gt;set.ftp_list_only?"NLST":"LIST"),</text:p>
            <text:p>                lstArg? " ": "",</text:p>
            <text:p>                lstArg? lstArg: "");</text:p>
            <text:p/>
            <text:p>  if(!cmd) {</text:p>
            <text:p>    free(lstArg);</text:p>
            <text:p/>
          </table:table-cell>
          <table:table-cell office:value-type="float" office:value="1513" calcext:value-type="float">
            <text:p>1513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159.cpp</text:p>
          </table:table-cell>
          <table:table-cell office:value-type="string" calcext:value-type="string">
            <text:p>second/download/CMake/CMake-old-new/Kitware_CMake_new_file_159.cpp</text:p>
          </table:table-cell>
          <table:table-cell office:value-type="string" calcext:value-type="string">
            <text:p>second/download/CMake/CMake-old-new/Kitware_CMake_old_hunk_324.cpp</text:p>
          </table:table-cell>
          <table:table-cell office:value-type="string" calcext:value-type="string">
            <text:p>second/download/CMake/CMake-old-new/Kitware_CMake_new_hunk_324.cpp</text:p>
          </table:table-cell>
          <table:table-cell office:value-type="string" calcext:value-type="string">
            <text:p/>
            <text:p>  free(*userp);</text:p>
            <text:p>  *userp = aprintf("%sAuthorization: Basic %s\r\n",</text:p>
            <text:p>                   proxy?"Proxy-":"",</text:p>
            <text:p>                   authorization);</text:p>
            <text:p>  free(authorization);</text:p>
            <text:p>  if(!*userp)</text:p>
            <text:p/>
          </table:table-cell>
          <table:table-cell office:value-type="string" calcext:value-type="string"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</text:p>
            <text:p/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2.c</text:p>
          </table:table-cell>
          <table:table-cell office:value-type="string" calcext:value-type="string">
            <text:p>second/download/CMake/CMake-old-new/Kitware_CMake_old_file_160.cpp</text:p>
          </table:table-cell>
          <table:table-cell office:value-type="string" calcext:value-type="string">
            <text:p>second/download/CMake/CMake-old-new/Kitware_CMake_new_file_160.cpp</text:p>
          </table:table-cell>
          <table:table-cell office:value-type="string" calcext:value-type="string">
            <text:p>second/download/CMake/CMake-old-new/Kitware_CMake_old_hunk_325.cpp</text:p>
          </table:table-cell>
          <table:table-cell office:value-type="string" calcext:value-type="string">
            <text:p>second/download/CMake/CMake-old-new/Kitware_CMake_new_hunk_325.cpp</text:p>
          </table:table-cell>
          <table:table-cell office:value-type="string" calcext:value-type="string">
            <text:p>  return snprintf(p, len, " nghttp2/%s", h2-&gt;version_str);</text:p>
            <text:p>}</text:p>
            <text:p/>
            <text:p>/*</text:p>
            <text:p> * The implementation of nghttp2_send_callback type. Here we write |data| with</text:p>
            <text:p> * size |length| to the network and return the number of bytes actually</text:p>
            <text:p/>
          </table:table-cell>
          <table:table-cell office:value-type="string" calcext:value-type="string">
            <text:p>  return snprintf(p, len, " nghttp2/%s", h2-&gt;version_str);</text:p>
            <text:p>}</text:p>
            <text:p/>
            <text:p>/* HTTP/2 error code to name based on the Error Code Registry.</text:p>
            <text:p>https://tools.ietf.org/html/rfc7540#page-77</text:p>
            <text:p>nghttp2_error_code enums are identical.</text:p>
            <text:p>*/</text:p>
            <text:p>const char *Curl_http2_strerror(uint32_t err) {</text:p>
            <text:p>#ifndef NGHTTP2_HAS_HTTP2_STRERROR</text:p>
            <text:p>  const char *str[] = {</text:p>
            <text:p>    "NO_ERROR",             /* 0x0 */</text:p>
            <text:p>    "PROTOCOL_ERROR",       /* 0x1 */</text:p>
            <text:p>    "INTERNAL_ERROR",       /* 0x2 */</text:p>
            <text:p>    "FLOW_CONTROL_ERROR",   /* 0x3 */</text:p>
            <text:p>    "SETTINGS_TIMEOUT",     /* 0x4 */</text:p>
            <text:p>    "STREAM_CLOSED",        /* 0x5 */</text:p>
            <text:p>    "FRAME_SIZE_ERROR",     /* 0x6 */</text:p>
            <text:p>    "REFUSED_STREAM",       /* 0x7 */</text:p>
            <text:p>    "CANCEL",               /* 0x8 */</text:p>
            <text:p>    "COMPRESSION_ERROR",    /* 0x9 */</text:p>
            <text:p>    "CONNECT_ERROR",        /* 0xA */</text:p>
            <text:p>    "ENHANCE_YOUR_CALM",    /* 0xB */</text:p>
            <text:p>    "INADEQUATE_SECURITY",  /* 0xC */</text:p>
            <text:p>    "HTTP_1_1_REQUIRED"     /* 0xD */</text:p>
            <text:p>  };</text:p>
            <text:p>  return (err &lt; sizeof str / sizeof str[0]) ? str[err] : "unknown";</text:p>
            <text:p>#else</text:p>
            <text:p>  return nghttp2_http2_strerror(err);</text:p>
            <text:p>#endif</text:p>
            <text:p>}</text:p>
            <text:p/>
            <text:p>/*</text:p>
            <text:p> * The implementation of nghttp2_send_callback type. Here we write |data| with</text:p>
            <text:p> * size |length| to the network and return the number of bytes actually</text:p>
            <text:p/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56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negotiate.c</text:p>
          </table:table-cell>
          <table:table-cell office:value-type="string" calcext:value-type="string">
            <text:p>second/download/CMake/CMake-old-new/Kitware_CMake_old_file_161.cpp</text:p>
          </table:table-cell>
          <table:table-cell office:value-type="string" calcext:value-type="string">
            <text:p>second/download/CMake/CMake-old-new/Kitware_CMake_new_file_161.cpp</text:p>
          </table:table-cell>
          <table:table-cell office:value-type="string" calcext:value-type="string">
            <text:p>second/download/CMake/CMake-old-new/Kitware_CMake_old_hunk_326.cpp</text:p>
          </table:table-cell>
          <table:table-cell office:value-type="string" calcext:value-type="string">
            <text:p>second/download/CMake/CMake-old-new/Kitware_CMake_new_hunk_326.cpp</text:p>
          </table:table-cell>
          <table:table-cell office:value-type="string" calcext:value-type="string">
            <text:p/>
            <text:p>#include "curl_setup.h"</text:p>
            <text:p/>
            <text:p>#if defined(HAVE_GSSAPI) &amp;&amp; !defined(CURL_DISABLE_HTTP) &amp;&amp; defined(USE_SPNEGO)</text:p>
            <text:p/>
            <text:p>#include "urldata.h"</text:p>
            <text:p>#include "sendf.h"</text:p>
            <text:p>#include "curl_gssapi.h"</text:p>
            <text:p>#include "rawstr.h"</text:p>
            <text:p>#include "curl_base64.h"</text:p>
            <text:p>#include "http_negotiate.h"</text:p>
            <text:p>#include "curl_sasl.h"</text:p>
            <text:p>#include "url.h"</text:p>
            <text:p>#include "curl_printf.h"</text:p>
            <text:p/>
            <text:p>/* The last #include files should be: */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SessionHandle *data = conn-&gt;data;</text:p>
            <text:p>  struct negotiatedata *neg_ctx = proxy?&amp;data-&gt;state.proxyneg:</text:p>
            <text:p>    &amp;data-&gt;state.negotiate;</text:p>
            <text:p>  OM_uint32 major_status, minor_status, discard_st;</text:p>
            <text:p>  gss_buffer_desc spn_token = GSS_C_EMPTY_BUFFER;</text:p>
            <text:p>  gss_buffer_desc input_token = GSS_C_EMPTY_BUFFER;</text:p>
            <text:p>  gss_buffer_desc output_token = GSS_C_EMPTY_BUFFER;</text:p>
            <text:p>  size_t len;</text:p>
            <text:p>  size_t rawlen = 0;</text:p>
            <text:p>  CURLcode result;</text:p>
            <text:p/>
            <text:p>  if(neg_ctx-&gt;context &amp;&amp; neg_ctx-&gt;status == GSS_S_COMPLETE) {</text:p>
            <text:p>    /* We finished successfully our part of authentication, but server</text:p>
            <text:p>     * rejected it (since we're again here). Exit with an error since we</text:p>
            <text:p>     * can't invent anything better */</text:p>
            <text:p>    Curl_cleanup_negotiate(data);</text:p>
            <text:p>    return CURLE_LOGIN_DENIED;</text:p>
            <text:p>  }</text:p>
            <text:p/>
            <text:p>  if(!neg_ctx-&gt;server_name) {</text:p>
            <text:p>    /* Generate our SPN */</text:p>
            <text:p>    char *spn = Curl_sasl_build_gssapi_spn(</text:p>
            <text:p>      proxy ? data-&gt;set.str[STRING_PROXY_SERVICE_NAME] :</text:p>
            <text:p>      data-&gt;set.str[STRING_SERVICE_NAME],</text:p>
            <text:p>      proxy ? conn-&gt;proxy.name : conn-&gt;host.name);</text:p>
            <text:p>    if(!spn)</text:p>
            <text:p>      return CURLE_OUT_OF_MEMORY;</text:p>
            <text:p/>
            <text:p>    /* Populate the SPN structure */</text:p>
            <text:p>    spn_token.value = spn;</text:p>
            <text:p>    spn_token.length = strlen(spn);</text:p>
            <text:p/>
            <text:p>    /* Import the SPN */</text:p>
            <text:p>    major_status = gss_import_name(&amp;minor_status, &amp;spn_token,</text:p>
            <text:p>                                   GSS_C_NT_HOSTBASED_SERVICE,</text:p>
            <text:p>                                   &amp;neg_ctx-&gt;server_name);</text:p>
            <text:p>    if(GSS_ERROR(major_status)) {</text:p>
            <text:p>      Curl_gss_log_error(data, minor_status, "gss_import_name() failed: ");</text:p>
            <text:p/>
            <text:p>      free(spn);</text:p>
            <text:p/>
            <text:p>      return CURLE_OUT_OF_MEMORY;</text:p>
            <text:p>    }</text:p>
            <text:p/>
            <text:p>    free(spn);</text:p>
            <text:p>  }</text:p>
            <text:p/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len &gt; 0) {</text:p>
            <text:p>    result = Curl_base64_decode(header, (unsigned char **)&amp;input_token.value,</text:p>
            <text:p>                                &amp;rawlen);</text:p>
            <text:p>    if(result)</text:p>
            <text:p>      return result;</text:p>
            <text:p/>
            <text:p>    if(!rawlen) {</text:p>
            <text:p>      infof(data, "Negotiate handshake failure (empty challenge message)\n");</text:p>
            <text:p/>
            <text:p>      return CURLE_BAD_CONTENT_ENCODING;</text:p>
            <text:p>    }</text:p>
            <text:p/>
            <text:p>    input_token.length = rawlen;</text:p>
            <text:p/>
            <text:p>    DEBUGASSERT(input_token.value != NULL);</text:p>
            <text:p>  }</text:p>
            <text:p/>
            <text:p>  major_status = Curl_gss_init_sec_context(data,</text:p>
            <text:p>                                           &amp;minor_status,</text:p>
            <text:p>                                           &amp;neg_ctx-&gt;context,</text:p>
            <text:p>                                           neg_ctx-&gt;server_name,</text:p>
            <text:p>                                           &amp;Curl_spnego_mech_oid,</text:p>
            <text:p>                                           GSS_C_NO_CHANNEL_BINDINGS,</text:p>
            <text:p>                                           &amp;input_token,</text:p>
            <text:p>                                           &amp;output_token,</text:p>
            <text:p>                                           TRUE,</text:p>
            <text:p>                                           NULL);</text:p>
            <text:p>  Curl_safefree(input_token.value);</text:p>
            <text:p/>
            <text:p>  neg_ctx-&gt;status = major_status;</text:p>
            <text:p>  if(GSS_ERROR(major_status)) {</text:p>
            <text:p>    if(output_token.value)</text:p>
            <text:p>      gss_release_buffer(&amp;discard_st, &amp;output_token);</text:p>
            <text:p>    Curl_gss_log_error(conn-&gt;data, minor_status,</text:p>
            <text:p>                       "gss_init_sec_context() failed: ");</text:p>
            <text:p>    return CURLE_OUT_OF_MEMORY;</text:p>
            <text:p>  }</text:p>
            <text:p/>
            <text:p>  if(!output_token.value || !output_token.length) {</text:p>
            <text:p>    if(output_token.value)</text:p>
            <text:p>      gss_release_buffer(&amp;discard_st, &amp;output_token);</text:p>
            <text:p>    return CURLE_OUT_OF_MEMORY;</text:p>
            <text:p>  }</text:p>
            <text:p/>
            <text:p>  neg_ctx-&gt;output_token = output_token;</text:p>
            <text:p/>
            <text:p>  return CURLE_OK;</text:p>
            <text:p>}</text:p>
            <text:p/>
            <text:p>CURLcode Curl_output_negotiate(struct connectdata *conn, bool proxy)</text:p>
            <text:p>{</text:p>
            <text:p>  struct negotiatedata *neg_ctx = proxy?&amp;conn-&gt;data-&gt;state.proxyneg:</text:p>
            <text:p>    &amp;conn-&gt;data-&gt;state.negotiate;</text:p>
            <text:p>  char *encoded = NULL;</text:p>
            <text:p>  size_t len = 0;</text:p>
            <text:p>  char *userp;</text:p>
            <text:p>  CURLcode result;</text:p>
            <text:p>  OM_uint32 discard_st;</text:p>
            <text:p/>
            <text:p>  result = Curl_base64_encode(conn-&gt;data,</text:p>
            <text:p>                              neg_ctx-&gt;output_token.value,</text:p>
            <text:p>                              neg_ctx-&gt;output_token.length,</text:p>
            <text:p>                              &amp;encoded, &amp;len);</text:p>
            <text:p>  if(result) {</text:p>
            <text:p>    gss_release_buffer(&amp;discard_st, &amp;neg_ctx-&gt;output_token);</text:p>
            <text:p>    neg_ctx-&gt;output_token.value = NULL;</text:p>
            <text:p>    neg_ctx-&gt;output_token.length = 0;</text:p>
            <text:p>    return result;</text:p>
            <text:p>  }</text:p>
            <text:p/>
            <text:p>  if(!encoded || !len) {</text:p>
            <text:p>    gss_release_buffer(&amp;discard_st, &amp;neg_ctx-&gt;output_token);</text:p>
            <text:p>    neg_ctx-&gt;output_token.value = NULL;</text:p>
            <text:p>    neg_ctx-&gt;output_token.length = 0;</text:p>
            <text:p>    return CURLE_REMOTE_ACCESS_DENIED;</text:p>
            <text:p>  }</text:p>
            <text:p/>
            <text:p>  userp = aprintf("%sAuthorization: Negotiate %s\r\n", proxy ? "Proxy-" : "",</text:p>
            <text:p>                  encoded);</text:p>
            <text:p>  if(proxy) {</text:p>
            <text:p>    Curl_safefree(conn-&gt;allocptr.proxyuserpwd);</text:p>
            <text:p>    conn-&gt;allocptr.proxyuserpwd = userp;</text:p>
            <text:p/>
          </table:table-cell>
          <table:table-cell office:value-type="string" calcext:value-type="string">
            <text:p/>
            <text:p>#include "curl_setup.h"</text:p>
            <text:p/>
            <text:p>#if !defined(CURL_DISABLE_HTTP) &amp;&amp; defined(USE_SPNEGO)</text:p>
            <text:p/>
            <text:p>#include "urldata.h"</text:p>
            <text:p>#include "sendf.h"</text:p>
            <text:p>#include "rawstr.h"</text:p>
            <text:p>#include "http_negotiate.h"</text:p>
            <text:p>#include "vauth/vauth.h"</text:p>
            <text:p/>
            <text:p>/* The last 3 #include files should be in this order */</text:p>
            <text:p>#include "curl_printf.h"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Curl_easy *data = conn-&gt;data;</text:p>
            <text:p>  size_t len;</text:p>
            <text:p/>
            <text:p>  /* Point to the username, password, service and host */</text:p>
            <text:p>  const char *userp;</text:p>
            <text:p>  const char *passwdp;</text:p>
            <text:p>  const char *service;</text:p>
            <text:p>  const char *host;</text:p>
            <text:p/>
            <text:p>  /* Point to the correct struct with this */</text:p>
            <text:p>  struct negotiatedata *neg_ctx;</text:p>
            <text:p/>
            <text:p>  if(proxy) {</text:p>
            <text:p>    userp = conn-&gt;proxyuser;</text:p>
            <text:p>    passwdp = conn-&gt;proxypasswd;</text:p>
            <text:p>    service = data-&gt;set.str[STRING_PROXY_SERVICE_NAME] ?</text:p>
            <text:p>              data-&gt;set.str[STRING_PROXY_SERVICE_NAME] : "HTTP";</text:p>
            <text:p>    host = conn-&gt;proxy.name;</text:p>
            <text:p>    neg_ctx = &amp;data-&gt;state.proxyneg;</text:p>
            <text:p>  }</text:p>
            <text:p>  else {</text:p>
            <text:p>    userp = conn-&gt;user;</text:p>
            <text:p>    passwdp = conn-&gt;passwd;</text:p>
            <text:p>    service = data-&gt;set.str[STRING_SERVICE_NAME] ?</text:p>
            <text:p>              data-&gt;set.str[STRING_SERVICE_NAME] : "HTTP";</text:p>
            <text:p>    host = conn-&gt;host.name;</text:p>
            <text:p>    neg_ctx = &amp;data-&gt;state.negotiate;</text:p>
            <text:p>  }</text:p>
            <text:p/>
            <text:p>  /* Not set means empty */</text:p>
            <text:p>  if(!userp)</text:p>
            <text:p>    userp = "";</text:p>
            <text:p/>
            <text:p>  if(!passwdp)</text:p>
            <text:p>    passwdp = "";</text:p>
            <text:p/>
            <text:p>  /* Obtain the input token, if any */</text:p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!len) {</text:p>
            <text:p>    /* Is this the first call in a new negotiation? */</text:p>
            <text:p>    if(neg_ctx-&gt;context) {</text:p>
            <text:p>      /* The server rejected our authentication and hasn't suppled any more</text:p>
            <text:p>      negotiation mechanisms */</text:p>
            <text:p>      return CURLE_LOGIN_DENIED;</text:p>
            <text:p>    }</text:p>
            <text:p>  }</text:p>
            <text:p/>
            <text:p>  /* Initilise the security context and decode our challenge */</text:p>
            <text:p>  return Curl_auth_decode_spnego_message(data, userp, passwdp, service, host,</text:p>
            <text:p>                                         header, neg_ctx);</text:p>
            <text:p>}</text:p>
            <text:p/>
            <text:p>CURLcode Curl_output_negotiate(struct connectdata *conn, bool proxy)</text:p>
            <text:p>{</text:p>
            <text:p>  struct negotiatedata *neg_ctx = proxy ? &amp;conn-&gt;data-&gt;state.proxyneg :</text:p>
            <text:p>    &amp;conn-&gt;data-&gt;state.negotiate;</text:p>
            <text:p>  char *base64 = NULL;</text:p>
            <text:p>  size_t len = 0;</text:p>
            <text:p>  char *userp;</text:p>
            <text:p>  CURLcode result;</text:p>
            <text:p/>
            <text:p>  result = Curl_auth_create_spnego_message(conn-&gt;data, neg_ctx, &amp;base64, &amp;len);</text:p>
            <text:p>  if(result)</text:p>
            <text:p>    return result;</text:p>
            <text:p/>
            <text:p>  userp = aprintf("%sAuthorization: Negotiate %s\r\n", proxy ? "Proxy-" : "",</text:p>
            <text:p>                  base64);</text:p>
            <text:p/>
            <text:p>  if(proxy) {</text:p>
            <text:p>    Curl_safefree(conn-&gt;allocptr.proxyuserpwd);</text:p>
            <text:p>    conn-&gt;allocptr.proxyuserpwd = userp;</text:p>
            <text:p/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[151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proxy.c</text:p>
          </table:table-cell>
          <table:table-cell office:value-type="string" calcext:value-type="string">
            <text:p>second/download/CMake/CMake-old-new/Kitware_CMake_old_file_162.cpp</text:p>
          </table:table-cell>
          <table:table-cell office:value-type="string" calcext:value-type="string">
            <text:p>second/download/CMake/CMake-old-new/Kitware_CMake_new_file_162.cpp</text:p>
          </table:table-cell>
          <table:table-cell office:value-type="string" calcext:value-type="string">
            <text:p>second/download/CMake/CMake-old-new/Kitware_CMake_old_hunk_327.cpp</text:p>
          </table:table-cell>
          <table:table-cell office:value-type="string" calcext:value-type="string">
            <text:p>second/download/CMake/CMake-old-new/Kitware_CMake_new_hunk_327.cpp</text:p>
          </table:table-cell>
          <table:table-cell office:value-type="string" calcext:value-type="string">
            <text:p/>
            <text:p>      if(!result) {</text:p>
            <text:p>        char *host=(char *)"";</text:p>
            <text:p>        const char *proxyconn="";</text:p>
            <text:p>        const char *useragent="";</text:p>
            <text:p>        const char *http = (conn-&gt;proxytype == CURLPROXY_HTTP_1_0) ?</text:p>
            <text:p>          "1.0" : "1.1";</text:p>
            <text:p>        char *hostheader= /* host:port with IPv6 support */</text:p>
            <text:p>          aprintf("%s%s%s:%hu", conn-&gt;bits.ipv6_ip?"[":"",</text:p>
            <text:p>                  hostname, conn-&gt;bits.ipv6_ip?"]":"",</text:p>
            <text:p>                  remote_port);</text:p>
            <text:p>        if(!hostheader) {</text:p>
            <text:p>          Curl_add_buffer_free(req_buffer);</text:p>
            <text:p/>
          </table:table-cell>
          <table:table-cell office:value-type="string" calcext:value-type="string">
            <text:p/>
            <text:p>      if(!result) {</text:p>
            <text:p>        char *host=(char *)"";</text:p>
            <text:p>        const char *useragent="";</text:p>
            <text:p>        const char *http = (conn-&gt;proxytype == CURLPROXY_HTTP_1_0) ?</text:p>
            <text:p>          "1.0" : "1.1";</text:p>
            <text:p>        bool ipv6_ip = conn-&gt;bits.ipv6_ip;</text:p>
            <text:p>        char *hostheader;</text:p>
            <text:p/>
            <text:p>        /* the hostname may be different */</text:p>
            <text:p>        if(hostname != conn-&gt;host.name)</text:p>
            <text:p>          ipv6_ip = (strchr(hostname, ':') != NULL);</text:p>
            <text:p>        hostheader= /* host:port with IPv6 support */</text:p>
            <text:p>          aprintf("%s%s%s:%hu", ipv6_ip?"[":"", hostname, ipv6_ip?"]":"",</text:p>
            <text:p>                  remote_port);</text:p>
            <text:p>        if(!hostheader) {</text:p>
            <text:p>          Curl_add_buffer_free(req_buffer);</text:p>
            <text:p/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mprintf.c</text:p>
          </table:table-cell>
          <table:table-cell office:value-type="string" calcext:value-type="string">
            <text:p>second/download/CMake/CMake-old-new/Kitware_CMake_old_file_163.cpp</text:p>
          </table:table-cell>
          <table:table-cell office:value-type="string" calcext:value-type="string">
            <text:p>second/download/CMake/CMake-old-new/Kitware_CMake_new_file_163.cpp</text:p>
          </table:table-cell>
          <table:table-cell office:value-type="string" calcext:value-type="string">
            <text:p>second/download/CMake/CMake-old-new/Kitware_CMake_old_hunk_328.cpp</text:p>
          </table:table-cell>
          <table:table-cell office:value-type="string" calcext:value-type="string">
            <text:p>second/download/CMake/CMake-old-new/Kitware_CMake_new_hunk_328.cpp</text:p>
          </table:table-cell>
          <table:table-cell office:value-type="string" calcext:value-type="string">
            <text:p> *</text:p>
            <text:p> * If you ever want truly portable and good *printf() clones, the project that</text:p>
            <text:p> * took on from here is named 'Trio' and you find more details on the trio web</text:p>
            <text:p> * page at http://daniel.haxx.se/trio/</text:p>
            <text:p> */</text:p>
            <text:p/>
            <text:p>#include "curl_setup.h"</text:p>
            <text:p/>
            <text:p>#if defined(DJGPP) &amp;&amp; (DJGPP_MINOR &lt; 4)</text:p>
            <text:p>#undef _MPRINTF_REPLACE /* don't use x_was_used() here */</text:p>
            <text:p>#endif</text:p>
            <text:p/>
            <text:p>#include &lt;curl/mprintf.h&gt;</text:p>
            <text:p/>
            <text:p>#include "curl_memory.h"</text:p>
            <text:p/>
          </table:table-cell>
          <table:table-cell office:value-type="string" calcext:value-type="string">
            <text:p> *</text:p>
            <text:p> * If you ever want truly portable and good *printf() clones, the project that</text:p>
            <text:p> * took on from here is named 'Trio' and you find more details on the trio web</text:p>
            <text:p> * page at https://daniel.haxx.se/projects/trio/</text:p>
            <text:p> */</text:p>
            <text:p/>
            <text:p>#include "curl_setup.h"</text:p>
            <text:p>#include &lt;curl/mprintf.h&gt;</text:p>
            <text:p/>
            <text:p>#include "curl_memory.h"</text:p>
            <text:p/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multi.c</text:p>
          </table:table-cell>
          <table:table-cell office:value-type="string" calcext:value-type="string">
            <text:p>second/download/CMake/CMake-old-new/Kitware_CMake_old_file_164.cpp</text:p>
          </table:table-cell>
          <table:table-cell office:value-type="string" calcext:value-type="string">
            <text:p>second/download/CMake/CMake-old-new/Kitware_CMake_new_file_164.cpp</text:p>
          </table:table-cell>
          <table:table-cell office:value-type="string" calcext:value-type="string">
            <text:p>second/download/CMake/CMake-old-new/Kitware_CMake_old_hunk_329.cpp</text:p>
          </table:table-cell>
          <table:table-cell office:value-type="string" calcext:value-type="string">
            <text:p>second/download/CMake/CMake-old-new/Kitware_CMake_new_hunk_329.cpp</text:p>
          </table:table-cell>
          <table:table-cell office:value-type="string" calcext:value-type="string">
            <text:p>}</text:p>
            <text:p/>
            <text:p>#ifdef DEBUGBUILD</text:p>
            <text:p>void Curl_multi_dump(const struct Curl_multi *multi_handle)</text:p>
            <text:p>{</text:p>
            <text:p>  struct Curl_multi *multi=(struct Curl_multi *)multi_handle;</text:p>
            <text:p>  struct SessionHandle *data;</text:p>
            <text:p>  int i;</text:p>
            <text:p>  fprintf(stderr, "* Multi status: %d handles, %d alive\n",</text:p>
            <text:p>          multi-&gt;num_easy, multi-&gt;num_alive);</text:p>
            <text:p/>
          </table:table-cell>
          <table:table-cell office:value-type="string" calcext:value-type="string">
            <text:p>}</text:p>
            <text:p/>
            <text:p>#ifdef DEBUGBUILD</text:p>
            <text:p>void Curl_multi_dump(struct Curl_multi *multi)</text:p>
            <text:p>{</text:p>
            <text:p>  struct Curl_easy *data;</text:p>
            <text:p>  int i;</text:p>
            <text:p>  fprintf(stderr, "* Multi status: %d handles, %d alive\n",</text:p>
            <text:p>          multi-&gt;num_easy, multi-&gt;num_alive);</text:p>
            <text:p/>
          </table:table-cell>
          <table:table-cell office:value-type="float" office:value="2789" calcext:value-type="float">
            <text:p>278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endf.c</text:p>
          </table:table-cell>
          <table:table-cell office:value-type="string" calcext:value-type="string">
            <text:p>second/download/CMake/CMake-old-new/Kitware_CMake_old_file_165.cpp</text:p>
          </table:table-cell>
          <table:table-cell office:value-type="string" calcext:value-type="string">
            <text:p>second/download/CMake/CMake-old-new/Kitware_CMake_new_file_165.cpp</text:p>
          </table:table-cell>
          <table:table-cell office:value-type="string" calcext:value-type="string">
            <text:p>second/download/CMake/CMake-old-new/Kitware_CMake_old_hunk_330.cpp</text:p>
          </table:table-cell>
          <table:table-cell office:value-type="string" calcext:value-type="string">
            <text:p>second/download/CMake/CMake-old-new/Kitware_CMake_new_hunk_330.cpp</text:p>
          </table:table-cell>
          <table:table-cell office:value-type="string" calcext:value-type="string">
            <text:p> * The message SHALL NOT include any LF or CR.</text:p>
            <text:p> */</text:p>
            <text:p/>
            <text:p>void Curl_failf(struct SessionHandle *data, const char *fmt, ...)</text:p>
            <text:p>{</text:p>
            <text:p>  va_list ap;</text:p>
            <text:p>  size_t len;</text:p>
            <text:p/>
          </table:table-cell>
          <table:table-cell office:value-type="string" calcext:value-type="string">
            <text:p> * The message SHALL NOT include any LF or CR.</text:p>
            <text:p> */</text:p>
            <text:p/>
            <text:p>void Curl_failf(struct Curl_easy *data, const char *fmt, ...)</text:p>
            <text:p>{</text:p>
            <text:p>  va_list ap;</text:p>
            <text:p>  size_t len;</text:p>
            <text:p/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endf.h</text:p>
          </table:table-cell>
          <table:table-cell office:value-type="string" calcext:value-type="string">
            <text:p>second/download/CMake/CMake-old-new/Kitware_CMake_old_file_166.cpp</text:p>
          </table:table-cell>
          <table:table-cell office:value-type="string" calcext:value-type="string">
            <text:p>second/download/CMake/CMake-old-new/Kitware_CMake_new_file_166.cpp</text:p>
          </table:table-cell>
          <table:table-cell office:value-type="string" calcext:value-type="string">
            <text:p>second/download/CMake/CMake-old-new/Kitware_CMake_old_hunk_331.cpp</text:p>
          </table:table-cell>
          <table:table-cell office:value-type="string" calcext:value-type="string">
            <text:p>second/download/CMake/CMake-old-new/Kitware_CMake_new_hunk_331.cpp</text:p>
          </table:table-cell>
          <table:table-cell office:value-type="string" calcext:value-type="string">
            <text:p/>
            <text:p>CURLcode Curl_sendf(curl_socket_t sockfd, struct connectdata *,</text:p>
            <text:p>                    const char *fmt, ...);</text:p>
            <text:p>void Curl_infof(struct SessionHandle *, const char *fmt, ...);</text:p>
            <text:p>void Curl_failf(struct SessionHandle *, const char *fmt, ...);</text:p>
            <text:p/>
            <text:p>#if defined(CURL_DISABLE_VERBOSE_STRINGS)</text:p>
            <text:p/>
            <text:p/>
          </table:table-cell>
          <table:table-cell office:value-type="string" calcext:value-type="string">
            <text:p/>
            <text:p>CURLcode Curl_sendf(curl_socket_t sockfd, struct connectdata *,</text:p>
            <text:p>                    const char *fmt, ...);</text:p>
            <text:p>void Curl_infof(struct Curl_easy *, const char *fmt, ...);</text:p>
            <text:p>void Curl_failf(struct Curl_easy *, const char *fmt, ...);</text:p>
            <text:p/>
            <text:p>#if defined(CURL_DISABLE_VERBOSE_STRINGS)</text:p>
            <text:p/>
            <text:p/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2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base64.c</text:p>
          </table:table-cell>
          <table:table-cell office:value-type="string" calcext:value-type="string">
            <text:p>second/download/CMake/CMake-old-new/Kitware_CMake_old_file_167.cpp</text:p>
          </table:table-cell>
          <table:table-cell office:value-type="string" calcext:value-type="string">
            <text:p>second/download/CMake/CMake-old-new/Kitware_CMake_new_file_167.cpp</text:p>
          </table:table-cell>
          <table:table-cell office:value-type="string" calcext:value-type="string">
            <text:p>second/download/CMake/CMake-old-new/Kitware_CMake_old_hunk_332.cpp</text:p>
          </table:table-cell>
          <table:table-cell office:value-type="string" calcext:value-type="string">
            <text:p>second/download/CMake/CMake-old-new/Kitware_CMake_new_hunk_332.cpp</text:p>
          </table:table-cell>
          <table:table-cell office:value-type="string" calcext:value-type="string">
            <text:p>               table64[obuf[0]],</text:p>
            <text:p>               table64[obuf[1]]);</text:p>
            <text:p>      break;</text:p>
            <text:p>    case 2: /* two bytes read */</text:p>
            <text:p>      snprintf(output, 5, "%c%c%c=",</text:p>
            <text:p>               table64[obuf[0]],</text:p>
            <text:p>               table64[obuf[1]],</text:p>
            <text:p>               table64[obuf[2]]);</text:p>
            <text:p>      break;</text:p>
            <text:p>    default:</text:p>
            <text:p>      snprintf(output, 5, "%c%c%c%c",</text:p>
            <text:p>               table64[obuf[0]],</text:p>
            <text:p>               table64[obuf[1]],</text:p>
            <text:p>               table64[obuf[2]],</text:p>
            <text:p>               table64[obuf[3]] );</text:p>
            <text:p>      break;</text:p>
            <text:p>    }</text:p>
            <text:p>    output = 4;</text:p>
            <text:p>  }</text:p>
            <text:p>  *output = '\0';</text:p>
            <text:p>  *outptr = base64data; /* return pointer to new data, allocated memory */</text:p>
            <text:p/>
            <text:p>  free(convbuf);</text:p>
            <text:p/>
            <text:p>  *outlen = strlen(base64data); /* return the length of the new data */</text:p>
            <text:p/>
            <text:p>  return CURLE_OK;</text:p>
            <text:p>}</text:p>
            <text:p/>
          </table:table-cell>
          <table:table-cell office:value-type="string" calcext:value-type="string">
            <text:p>               table64[obuf[0]],</text:p>
            <text:p>               table64[obuf[1]]);</text:p>
            <text:p>      break;</text:p>
            <text:p/>
            <text:p>    case 2: /* two bytes read */</text:p>
            <text:p>      snprintf(output, 5, "%c%c%c=",</text:p>
            <text:p>               table64[obuf[0]],</text:p>
            <text:p>               table64[obuf[1]],</text:p>
            <text:p>               table64[obuf[2]]);</text:p>
            <text:p>      break;</text:p>
            <text:p/>
            <text:p>    default:</text:p>
            <text:p>      snprintf(output, 5, "%c%c%c%c",</text:p>
            <text:p>               table64[obuf[0]],</text:p>
            <text:p>               table64[obuf[1]],</text:p>
            <text:p>               table64[obuf[2]],</text:p>
            <text:p>               table64[obuf[3]]);</text:p>
            <text:p>      break;</text:p>
            <text:p>    }</text:p>
            <text:p>    output = 4;</text:p>
            <text:p>  }</text:p>
            <text:p/>
            <text:p>  /* Zero terminate */</text:p>
            <text:p>  *output = '\0';</text:p>
            <text:p/>
            <text:p>  /* Return the pointer to the new data (allocated memory) */</text:p>
            <text:p>  *outptr = base64data;</text:p>
            <text:p/>
            <text:p>  free(convbuf);</text:p>
            <text:p/>
            <text:p>  /* Return the length of the new data */</text:p>
            <text:p>  *outlen = strlen(base64data);</text:p>
            <text:p/>
            <text:p>  return CURLE_OK;</text:p>
            <text:p>}</text:p>
            <text:p/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onncache.c</text:p>
          </table:table-cell>
          <table:table-cell office:value-type="string" calcext:value-type="string">
            <text:p>second/download/CMake/CMake-old-new/Kitware_CMake_old_file_168.cpp</text:p>
          </table:table-cell>
          <table:table-cell office:value-type="string" calcext:value-type="string">
            <text:p>second/download/CMake/CMake-old-new/Kitware_CMake_new_file_168.cpp</text:p>
          </table:table-cell>
          <table:table-cell office:value-type="string" calcext:value-type="string">
            <text:p>second/download/CMake/CMake-old-new/Kitware_CMake_old_hunk_333.cpp</text:p>
          </table:table-cell>
          <table:table-cell office:value-type="string" calcext:value-type="string">
            <text:p>second/download/CMake/CMake-old-new/Kitware_CMake_new_hunk_333.cpp</text:p>
          </table:table-cell>
          <table:table-cell office:value-type="string" calcext:value-type="string">
            <text:p>/* returns an allocated key to find a bundle for this connection */</text:p>
            <text:p>static char *hashkey(struct connectdata *conn)</text:p>
            <text:p>{</text:p>
            <text:p>  return aprintf("%s:%d",</text:p>
            <text:p>                 conn-&gt;bits.proxy?conn-&gt;proxy.name:conn-&gt;host.name,</text:p>
            <text:p>                 conn-&gt;localport);</text:p>
            <text:p>}</text:p>
            <text:p/>
            <text:p>/* Look up the bundle with all the connections to the same host this</text:p>
            <text:p/>
          </table:table-cell>
          <table:table-cell office:value-type="string" calcext:value-type="string">
            <text:p>/* returns an allocated key to find a bundle for this connection */</text:p>
            <text:p>static char *hashkey(struct connectdata *conn)</text:p>
            <text:p>{</text:p>
            <text:p>  const char *hostname;</text:p>
            <text:p/>
            <text:p>  if(conn-&gt;bits.proxy)</text:p>
            <text:p>    hostname = conn-&gt;proxy.name;</text:p>
            <text:p>  else if(conn-&gt;bits.conn_to_host)</text:p>
            <text:p>    hostname = conn-&gt;conn_to_host.name;</text:p>
            <text:p>  else</text:p>
            <text:p>    hostname = conn-&gt;host.name;</text:p>
            <text:p/>
            <text:p>  return aprintf("%s:%d", hostname, conn-&gt;port);</text:p>
            <text:p>}</text:p>
            <text:p/>
            <text:p>/* Look up the bundle with all the connections to the same host this</text:p>
            <text:p/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8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ookie.c</text:p>
          </table:table-cell>
          <table:table-cell office:value-type="string" calcext:value-type="string">
            <text:p>second/download/CMake/CMake-old-new/Kitware_CMake_old_file_169.cpp</text:p>
          </table:table-cell>
          <table:table-cell office:value-type="string" calcext:value-type="string">
            <text:p>second/download/CMake/CMake-old-new/Kitware_CMake_new_file_169.cpp</text:p>
          </table:table-cell>
          <table:table-cell office:value-type="string" calcext:value-type="string">
            <text:p>second/download/CMake/CMake-old-new/Kitware_CMake_old_hunk_334.cpp</text:p>
          </table:table-cell>
          <table:table-cell office:value-type="string" calcext:value-type="string">
            <text:p>second/download/CMake/CMake-old-new/Kitware_CMake_new_hunk_334.cpp</text:p>
          </table:table-cell>
          <table:table-cell office:value-type="string" calcext:value-type="string">
            <text:p>      return 1; /* failure */</text:p>
            <text:p>  }</text:p>
            <text:p/>
            <text:p>  if(c) {</text:p>
            <text:p>    char *format_ptr;</text:p>
            <text:p/>
            <text:p>    fputs("# Netscape HTTP Cookie File\n"</text:p>
            <text:p>          "# http://curl.haxx.se/docs/http-cookies.html\n"</text:p>
            <text:p>          "# This file was generated by libcurl! Edit at your own risk.\n\n",</text:p>
            <text:p>          out);</text:p>
            <text:p/>
            <text:p>    for(co = c-&gt;cookies; co; co = co-&gt;next) {</text:p>
            <text:p>      if(!co-&gt;domain)</text:p>
            <text:p>        continue;</text:p>
            <text:p>      format_ptr = get_netscape_format(co);</text:p>
            <text:p>      if(format_ptr == NULL) {</text:p>
            <text:p>        fprintf(out, "#\n# Fatal libcurl error\n");</text:p>
            <text:p>        if(!use_stdout)</text:p>
            <text:p>          fclose(out);</text:p>
            <text:p>        return 1;</text:p>
            <text:p>      }</text:p>
            <text:p>      fprintf(out, "%s\n", format_ptr);</text:p>
            <text:p>      free(format_ptr);</text:p>
            <text:p>    }</text:p>
            <text:p>  }</text:p>
            <text:p/>
            <text:p>  if(!use_stdout)</text:p>
            <text:p/>
          </table:table-cell>
          <table:table-cell office:value-type="string" calcext:value-type="string">
            <text:p>      return 1; /* failure */</text:p>
            <text:p>  }</text:p>
            <text:p/>
            <text:p>  fputs("# Netscape HTTP Cookie File\n"</text:p>
            <text:p>        "# https://curl.haxx.se/docs/http-cookies.html\n"</text:p>
            <text:p>        "# This file was generated by libcurl! Edit at your own risk.\n\n",</text:p>
            <text:p>        out);</text:p>
            <text:p/>
            <text:p>  for(co = c-&gt;cookies; co; co = co-&gt;next) {</text:p>
            <text:p>    if(!co-&gt;domain)</text:p>
            <text:p>      continue;</text:p>
            <text:p>    format_ptr = get_netscape_format(co);</text:p>
            <text:p>    if(format_ptr == NULL) {</text:p>
            <text:p>      fprintf(out, "#\n# Fatal libcurl error\n");</text:p>
            <text:p>      if(!use_stdout)</text:p>
            <text:p>        fclose(out);</text:p>
            <text:p>      return 1;</text:p>
            <text:p>    }</text:p>
            <text:p>    fprintf(out, "%s\n", format_ptr);</text:p>
            <text:p>    free(format_ptr);</text:p>
            <text:p>  }</text:p>
            <text:p/>
            <text:p>  if(!use_stdout)</text:p>
            <text:p/>
          </table:table-cell>
          <table:table-cell office:value-type="float" office:value="1267" calcext:value-type="float">
            <text:p>1267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[16, 21]</text:p>
          </table:table-cell>
          <table:table-cell office:value-type="string" calcext:value-type="string">
            <text:p>[]</text:p>
          </table:table-cell>
        </table:table-row>
        <table:table-row table:style-name="ro5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url_sasl.c</text:p>
          </table:table-cell>
          <table:table-cell office:value-type="string" calcext:value-type="string">
            <text:p>second/download/CMake/CMake-old-new/Kitware_CMake_old_file_170.cpp</text:p>
          </table:table-cell>
          <table:table-cell office:value-type="string" calcext:value-type="string">
            <text:p>second/download/CMake/CMake-old-new/Kitware_CMake_new_file_170.cpp</text:p>
          </table:table-cell>
          <table:table-cell office:value-type="string" calcext:value-type="string">
            <text:p>second/download/CMake/CMake-old-new/Kitware_CMake_old_hunk_335.cpp</text:p>
          </table:table-cell>
          <table:table-cell office:value-type="string" calcext:value-type="string">
            <text:p>second/download/CMake/CMake-old-new/Kitware_CMake_new_hunk_335.cpp</text:p>
          </table:table-cell>
          <table:table-cell office:value-type="string" calcext:value-type="string">
            <text:p>  size_t        len;   /* Name length */</text:p>
            <text:p>  unsigned int  bit;   /* Flag bit */</text:p>
            <text:p>} mechtable[] = {</text:p>
            <text:p>  { "LOGIN",      5,  SASL_MECH_LOGIN },</text:p>
            <text:p>  { "PLAIN",      5,  SASL_MECH_PLAIN },</text:p>
            <text:p>  { "CRAM-MD5",   8,  SASL_MECH_CRAM_MD5 },</text:p>
            <text:p>  { "DIGEST-MD5", 10, SASL_MECH_DIGEST_MD5 },</text:p>
            <text:p>  { "GSSAPI",     6,  SASL_MECH_GSSAPI },</text:p>
            <text:p>  { "EXTERNAL",   8,  SASL_MECH_EXTERNAL },</text:p>
            <text:p>  { "NTLM",       4,  SASL_MECH_NTLM },</text:p>
            <text:p>  { "XOAUTH2",    7,  SASL_MECH_XOAUTH2 },</text:p>
            <text:p>  { ZERO_NULL,    0,  0 }</text:p>
            <text:p>};</text:p>
            <text:p/>
            <text:p>#if !defined(CURL_DISABLE_CRYPTO_AUTH) &amp;&amp; !defined(USE_WINDOWS_SSPI)</text:p>
            <text:p>#define DIGEST_QOP_VALUE_AUTH             (1 &lt;&lt; 0)</text:p>
            <text:p>#define DIGEST_QOP_VALUE_AUTH_INT         (1 &lt;&lt; 1)</text:p>
            <text:p>#define DIGEST_QOP_VALUE_AUTH_CONF        (1 &lt;&lt; 2)</text:p>
            <text:p/>
            <text:p>#define DIGEST_QOP_VALUE_STRING_AUTH      "auth"</text:p>
            <text:p>#define DIGEST_QOP_VALUE_STRING_AUTH_INT  "auth-int"</text:p>
            <text:p>#define DIGEST_QOP_VALUE_STRING_AUTH_CONF "auth-conf"</text:p>
            <text:p/>
            <text:p>/* The CURL_OUTPUT_DIGEST_CONV macro below is for non-ASCII machines.</text:p>
            <text:p>   It converts digest text to ASCII so the MD5 will be correct for</text:p>
            <text:p>   what ultimately goes over the network.</text:p>
            <text:p>*/</text:p>
            <text:p>#define CURL_OUTPUT_DIGEST_CONV(a, b) \</text:p>
            <text:p>  result = Curl_convert_to_network(a, (char *)b, strlen((const char*)b)); \</text:p>
            <text:p>  if(result) { \</text:p>
            <text:p>    free(b); \</text:p>
            <text:p>    return result; \</text:p>
            <text:p>  }</text:p>
            <text:p/>
            <text:p>#endif</text:p>
            <text:p/>
            <text:p>#if !defined(CURL_DISABLE_CRYPTO_AUTH)</text:p>
            <text:p>/*</text:p>
            <text:p> * Returns 0 on success and then the buffers are filled in fine.</text:p>
            <text:p> *</text:p>
            <text:p> * Non-zero means failure to parse.</text:p>
            <text:p> */</text:p>
            <text:p>int Curl_sasl_digest_get_pair(const char *str, char *value, char *content,</text:p>
            <text:p>                              const char **endptr)</text:p>
            <text:p>{</text:p>
            <text:p>  int c;</text:p>
            <text:p>  bool starts_with_quote = FALSE;</text:p>
            <text:p>  bool escape = FALSE;</text:p>
            <text:p/>
            <text:p>  for(c = DIGEST_MAX_VALUE_LENGTH - 1; (*str &amp;&amp; (*str != '=') &amp;&amp; c--); )</text:p>
            <text:p>    *value� = *str�;</text:p>
            <text:p>  *value = 0;</text:p>
            <text:p/>
            <text:p>  if('=' != *str�)</text:p>
            <text:p>    /* eek, no match */</text:p>
            <text:p>    return 1;</text:p>
            <text:p/>
            <text:p>  if('\"' == *str) {</text:p>
            <text:p>    /* this starts with a quote so it must end with one as well! */</text:p>
            <text:p>    str�;</text:p>
            <text:p>    starts_with_quote = TRUE;</text:p>
            <text:p>  }</text:p>
            <text:p/>
            <text:p>  for(c = DIGEST_MAX_CONTENT_LENGTH - 1; *str &amp;&amp; c--; str�) {</text:p>
            <text:p>    switch(*str) {</text:p>
            <text:p>    case '\\':</text:p>
            <text:p>      if(!escape) {</text:p>
            <text:p>        /* possibly the start of an escaped quote */</text:p>
            <text:p>        escape = TRUE;</text:p>
            <text:p>        *content� = '\\'; /* even though this is an escape character, we still</text:p>
            <text:p>                              store it as-is in the target buffer */</text:p>
            <text:p>        continue;</text:p>
            <text:p>      }</text:p>
            <text:p>      break;</text:p>
            <text:p>    case ',':</text:p>
            <text:p>      if(!starts_with_quote) {</text:p>
            <text:p>        /* this signals the end of the content if we didn't get a starting</text:p>
            <text:p>           quote and then we do "sloppy" parsing */</text:p>
            <text:p>        c = 0; /* the end */</text:p>
            <text:p>        continue;</text:p>
            <text:p>      }</text:p>
            <text:p>      break;</text:p>
            <text:p>    case '\r':</text:p>
            <text:p>    case '\n':</text:p>
            <text:p>      /* end of string */</text:p>
            <text:p>      c = 0;</text:p>
            <text:p>      continue;</text:p>
            <text:p>    case '\"':</text:p>
            <text:p>      if(!escape &amp;&amp; starts_with_quote) {</text:p>
            <text:p>        /* end of string */</text:p>
            <text:p>        c = 0;</text:p>
            <text:p>        continue;</text:p>
            <text:p>      }</text:p>
            <text:p>      break;</text:p>
            <text:p>    }</text:p>
            <text:p>    escape = FALSE;</text:p>
            <text:p>    *content� = *str;</text:p>
            <text:p>  }</text:p>
            <text:p>  *content = 0;</text:p>
            <text:p/>
            <text:p>  *endptr = str;</text:p>
            <text:p/>
            <text:p>  return 0; /* all is fine! */</text:p>
            <text:p>}</text:p>
            <text:p>#endif</text:p>
            <text:p/>
            <text:p>#if !defined(CURL_DISABLE_CRYPTO_AUTH) &amp;&amp; !defined(USE_WINDOWS_SSPI)</text:p>
            <text:p>/* Convert md5 chunk to RFC2617 (section 3.1.3) -suitable ascii string*/</text:p>
            <text:p>static void sasl_digest_md5_to_ascii(unsigned char *source, /* 16 bytes */</text:p>
            <text:p>                                     unsigned char *dest) /* 33 bytes */</text:p>
            <text:p>{</text:p>
            <text:p>  int i;</text:p>
            <text:p>  for(i = 0; i &lt; 16; i�)</text:p>
            <text:p>    snprintf((char *)&amp;dest[i*2], 3, "%02x", source[i]);</text:p>
            <text:p>}</text:p>
            <text:p/>
            <text:p>/* Perform quoted-string escaping as described in RFC2616 and its errata */</text:p>
            <text:p>static char *sasl_digest_string_quoted(const char *source)</text:p>
            <text:p>{</text:p>
            <text:p>  char *dest, *d;</text:p>
            <text:p>  const char *s = source;</text:p>
            <text:p>  size_t n = 1; /* null terminator */</text:p>
            <text:p/>
            <text:p>  /* Calculate size needed */</text:p>
            <text:p>  while(*s) {</text:p>
            <text:p>    �;</text:p>
            <text:p>    if(*s == '"' || *s == '\\') {</text:p>
            <text:p>      �;</text:p>
            <text:p>    }</text:p>
            <text:p>    �;</text:p>
            <text:p>  }</text:p>
            <text:p/>
            <text:p>  dest = malloc(n);</text:p>
            <text:p>  if(dest) {</text:p>
            <text:p>    s = source;</text:p>
            <text:p>    d = dest;</text:p>
            <text:p>    while(*s) {</text:p>
            <text:p>      if(*s == '"' || *s == '\\') {</text:p>
            <text:p>        *d� = '\\';</text:p>
            <text:p>      }</text:p>
            <text:p>      *d� = *s�;</text:p>
            <text:p>    }</text:p>
            <text:p>    *d = 0;</text:p>
            <text:p>  }</text:p>
            <text:p/>
            <text:p>  return dest;</text:p>
            <text:p>}</text:p>
            <text:p/>
            <text:p>/* Retrieves the value for a corresponding key from the challenge string</text:p>
            <text:p> * returns TRUE if the key could be found, FALSE if it does not exists</text:p>
            <text:p> */</text:p>
            <text:p>static bool sasl_digest_get_key_value(const char *chlg,</text:p>
            <text:p>                                      const char *key,</text:p>
            <text:p>                                      char *value,</text:p>
            <text:p>                                      size_t max_val_len,</text:p>
            <text:p>                                      char end_char)</text:p>
            <text:p>{</text:p>
            <text:p>  char *find_pos;</text:p>
            <text:p>  size_t i;</text:p>
            <text:p/>
            <text:p>  find_pos = strstr(chlg, key);</text:p>
            <text:p>  if(!find_pos)</text:p>
            <text:p>    return FALSE;</text:p>
            <text:p/>
            <text:p>  find_pos = strlen(key);</text:p>
            <text:p/>
            <text:p>  for(i = 0; *find_pos &amp;&amp; *find_pos != end_char &amp;&amp; i &lt; max_val_len - 1; �)</text:p>
            <text:p>    value[i] = *find_pos�;</text:p>
            <text:p>  value[i] = '\0';</text:p>
            <text:p/>
            <text:p>  return TRUE;</text:p>
            <text:p>}</text:p>
            <text:p/>
            <text:p>static CURLcode sasl_digest_get_qop_values(const char *options, int *value)</text:p>
            <text:p>{</text:p>
            <text:p>  char *tmp;</text:p>
            <text:p>  char *token;</text:p>
            <text:p>  char *tok_buf;</text:p>
            <text:p/>
            <text:p>  /* Initialise the output */</text:p>
            <text:p>  *value = 0;</text:p>
            <text:p/>
            <text:p>  /* Tokenise the list of qop values. Use a temporary clone of the buffer since</text:p>
            <text:p>     strtok_r() ruins it. */</text:p>
            <text:p>  tmp = strdup(options);</text:p>
            <text:p>  if(!tmp)</text:p>
            <text:p>    return CURLE_OUT_OF_MEMORY;</text:p>
            <text:p/>
            <text:p>  token = strtok_r(tmp, ",", &amp;tok_buf);</text:p>
            <text:p>  while(token != NULL) {</text:p>
            <text:p>    if(Curl_raw_equal(token, DIGEST_QOP_VALUE_STRING_AUTH))</text:p>
            <text:p>      *value |= DIGEST_QOP_VALUE_AUTH;</text:p>
            <text:p>    else if(Curl_raw_equal(token, DIGEST_QOP_VALUE_STRING_AUTH_INT))</text:p>
            <text:p>      *value |= DIGEST_QOP_VALUE_AUTH_INT;</text:p>
            <text:p>    else if(Curl_raw_equal(token, DIGEST_QOP_VALUE_STRING_AUTH_CONF))</text:p>
            <text:p>      *value |= DIGEST_QOP_VALUE_AUTH_CONF;</text:p>
            <text:p/>
            <text:p>    token = strtok_r(NULL, ",", &amp;tok_buf);</text:p>
            <text:p>  }</text:p>
            <text:p/>
            <text:p>  free(tmp);</text:p>
            <text:p/>
            <text:p>  return CURLE_OK;</text:p>
            <text:p>}</text:p>
            <text:p>#endif /* !CURL_DISABLE_CRYPTO_AUTH &amp;&amp; !USE_WINDOWS_SSPI */</text:p>
            <text:p/>
            <text:p>#if !defined(USE_WINDOWS_SSPI)</text:p>
            <text:p>/*</text:p>
            <text:p> * Curl_sasl_build_spn()</text:p>
            <text:p> *</text:p>
            <text:p> * This is used to build a SPN string in the format service/host.</text:p>
            <text:p> *</text:p>
            <text:p> * Parameters:</text:p>
            <text:p> *</text:p>
            <text:p> * service  [in] - The service type such as www, smtp, pop or imap.</text:p>
            <text:p> * host     [in] - The host name or realm.</text:p>
            <text:p> *</text:p>
            <text:p> * Returns a pointer to the newly allocated SPN.</text:p>
            <text:p> */</text:p>
            <text:p>char *Curl_sasl_build_spn(const char *service, const char *host)</text:p>
            <text:p>{</text:p>
            <text:p>  /* Generate and return our SPN */</text:p>
            <text:p>  return aprintf("%s/%s", service, host);</text:p>
            <text:p>}</text:p>
            <text:p>#endif</text:p>
            <text:p/>
            <text:p>/*</text:p>
            <text:p> * sasl_create_plain_message()</text:p>
            <text:p> *</text:p>
            <text:p> * This is used to generate an already encoded PLAIN message ready</text:p>
            <text:p> * for sending to the recipient.</text:p>
            <text:p> *</text:p>
            <text:p> * Parameters:</text:p>
            <text:p> *</text:p>
            <text:p> * data    [in]     - The session handle.</text:p>
            <text:p> * userp   [in]     - The user name.</text:p>
            <text:p> * passdwp [in]     - The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plain_message(struct SessionHandle *data,</text:p>
            <text:p>                                          const char *userp,</text:p>
            <text:p>                                          const char *passwdp,</text:p>
            <text:p>                                          char **outptr, size_t *outlen)</text:p>
            <text:p>{</text:p>
            <text:p>  CURLcode result;</text:p>
            <text:p>  char *plainauth;</text:p>
            <text:p>  size_t ulen;</text:p>
            <text:p>  size_t plen;</text:p>
            <text:p/>
            <text:p>  ulen = strlen(userp);</text:p>
            <text:p>  plen = strlen(passwdp);</text:p>
            <text:p/>
            <text:p>  plainauth = malloc(2 * ulen  plen  2);</text:p>
            <text:p>  if(!plainauth) {</text:p>
            <text:p>    *outlen = 0;</text:p>
            <text:p>    *outptr = NULL;</text:p>
            <text:p>    return CURLE_OUT_OF_MEMORY;</text:p>
            <text:p>  }</text:p>
            <text:p/>
            <text:p>  /* Calculate the reply */</text:p>
            <text:p>  memcpy(plainauth, userp, ulen);</text:p>
            <text:p>  plainauth[ulen] = '\0';</text:p>
            <text:p>  memcpy(plainauth  ulen  1, userp, ulen);</text:p>
            <text:p>  plainauth[2 * ulen  1] = '\0';</text:p>
            <text:p>  memcpy(plainauth  2 * ulen  2, passwdp, plen);</text:p>
            <text:p/>
            <text:p>  /* Base64 encode the reply */</text:p>
            <text:p>  result = Curl_base64_encode(data, plainauth, 2 * ulen  plen  2, outptr,</text:p>
            <text:p>                              outlen);</text:p>
            <text:p>  free(plainauth);</text:p>
            <text:p>  return result;</text:p>
            <text:p>}</text:p>
            <text:p/>
            <text:p>/*</text:p>
            <text:p> * sasl_create_login_message()</text:p>
            <text:p> *</text:p>
            <text:p> * This is used to generate an already encoded LOGIN message containing the</text:p>
            <text:p> * user name or password ready for sending to the recipient.</text:p>
            <text:p> *</text:p>
            <text:p> * Parameters:</text:p>
            <text:p> *</text:p>
            <text:p> * data    [in]     - The session handle.</text:p>
            <text:p> * valuep  [in]     - The user name or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login_message(struct SessionHandle *data,</text:p>
            <text:p>                                          const char *valuep, char **outptr,</text:p>
            <text:p>                                          size_t *outlen)</text:p>
            <text:p>{</text:p>
            <text:p>  size_t vlen = strlen(valuep);</text:p>
            <text:p/>
            <text:p>  if(!vlen) {</text:p>
            <text:p>    /* Calculate an empty reply */</text:p>
            <text:p>    *outptr = strdup("=");</text:p>
            <text:p>    if(*outptr) {</text:p>
            <text:p>      *outlen = (size_t) 1;</text:p>
            <text:p>      return CURLE_OK;</text:p>
            <text:p>    }</text:p>
            <text:p/>
            <text:p>    *outlen = 0;</text:p>
            <text:p>    return CURLE_OUT_OF_MEMORY;</text:p>
            <text:p>  }</text:p>
            <text:p/>
            <text:p>  /* Base64 encode the value */</text:p>
            <text:p>  return Curl_base64_encode(data, valuep, vlen, outptr, outlen);</text:p>
            <text:p>}</text:p>
            <text:p/>
            <text:p>/*</text:p>
            <text:p> * sasl_create_external_message()</text:p>
            <text:p> *</text:p>
            <text:p> * This is used to generate an already encoded EXTERNAL message containing</text:p>
            <text:p> * the user name ready for sending to the recipient.</text:p>
            <text:p> *</text:p>
            <text:p> * Parameters:</text:p>
            <text:p> *</text:p>
            <text:p> * data    [in]     - The session handle.</text:p>
            <text:p> * user    [in]     - The user name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external_message(struct SessionHandle *data,</text:p>
            <text:p>                                             const char *user, char **outptr,</text:p>
            <text:p>                                             size_t *outlen)</text:p>
            <text:p>{</text:p>
            <text:p>  /* This is the same formatting as the login message. */</text:p>
            <text:p>  return sasl_create_login_message(data, user, outptr, outlen);</text:p>
            <text:p>}</text:p>
            <text:p/>
            <text:p>#ifndef CURL_DISABLE_CRYPTO_AUTH</text:p>
            <text:p> /*</text:p>
            <text:p> * sasl_decode_cram_md5_message()</text:p>
            <text:p> *</text:p>
            <text:p> * This is used to decode an already encoded CRAM-MD5 challenge message.</text:p>
            <text:p> *</text:p>
            <text:p> * Parameters:</text:p>
            <text:p> *</text:p>
            <text:p> * chlg64  [in]     - The base64 encoded challenge message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decode_cram_md5_message(const char *chlg64, char **outptr,</text:p>
            <text:p>                                             size_t *outlen)</text:p>
            <text:p>{</text:p>
            <text:p>  CURLcode result = CURLE_OK;</text:p>
            <text:p>  size_t chlg64len = strlen(chlg64);</text:p>
            <text:p/>
            <text:p>  *outptr = NULL;</text:p>
            <text:p>  *outlen = 0;</text:p>
            <text:p/>
            <text:p>  /* Decode the challenge if necessary */</text:p>
            <text:p>  if(chlg64len &amp;&amp; *chlg64 != '=')</text:p>
            <text:p>    result = Curl_base64_decode(chlg64, (unsigned char **) outptr, outlen);</text:p>
            <text:p/>
            <text:p>    return result;</text:p>
            <text:p> }</text:p>
            <text:p/>
            <text:p> /*</text:p>
            <text:p> * sasl_create_cram_md5_message()</text:p>
            <text:p> *</text:p>
            <text:p> * This is used to generate an already encoded CRAM-MD5 response message ready</text:p>
            <text:p> * for sending to the recipient.</text:p>
            <text:p> *</text:p>
            <text:p> * Parameters:</text:p>
            <text:p> *</text:p>
            <text:p> * data    [in]     - The session handle.</text:p>
            <text:p> * chlg    [in]     - The challenge.</text:p>
            <text:p> * userp   [in]     - The user name.</text:p>
            <text:p> * passdwp [in]     - The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cram_md5_message(struct SessionHandle *data,</text:p>
            <text:p>                                             const char *chlg,</text:p>
            <text:p>                                             const char *userp,</text:p>
            <text:p>                                             const char *passwdp,</text:p>
            <text:p>                                             char **outptr, size_t *outlen)</text:p>
            <text:p>{</text:p>
            <text:p>  CURLcode result = CURLE_OK;</text:p>
            <text:p>  size_t chlglen = 0;</text:p>
            <text:p>  HMAC_context *ctxt;</text:p>
            <text:p>  unsigned char digest[MD5_DIGEST_LEN];</text:p>
            <text:p>  char *response;</text:p>
            <text:p/>
            <text:p>  if(chlg)</text:p>
            <text:p>    chlglen = strlen(chlg);</text:p>
            <text:p/>
            <text:p>  /* Compute the digest using the password as the key */</text:p>
            <text:p>  ctxt = Curl_HMAC_init(Curl_HMAC_MD5,</text:p>
            <text:p>                        (const unsigned char *) passwdp,</text:p>
            <text:p>                        curlx_uztoui(strlen(passwdp)));</text:p>
            <text:p>  if(!ctxt)</text:p>
            <text:p>    return CURLE_OUT_OF_MEMORY;</text:p>
            <text:p/>
            <text:p>  /* Update the digest with the given challenge */</text:p>
            <text:p>  if(chlglen &gt; 0)</text:p>
            <text:p>    Curl_HMAC_update(ctxt, (const unsigned char *) chlg,</text:p>
            <text:p>                     curlx_uztoui(chlglen));</text:p>
            <text:p/>
            <text:p>  /* Finalise the digest */</text:p>
            <text:p>  Curl_HMAC_final(ctxt, digest);</text:p>
            <text:p/>
            <text:p>  /* Generate the response */</text:p>
            <text:p>  response = aprintf(</text:p>
            <text:p>      "%s %02x%02x%02x%02x%02x%02x%02x%02x%02x%02x%02x%02x%02x%02x%02x%02x",</text:p>
            <text:p>           userp, digest[0], digest[1], digest[2], digest[3], digest[4],</text:p>
            <text:p>           digest[5], digest[6], digest[7], digest[8], digest[9], digest[10],</text:p>
            <text:p>           digest[11], digest[12], digest[13], digest[14], digest[15]);</text:p>
            <text:p>  if(!response)</text:p>
            <text:p>    return CURLE_OUT_OF_MEMORY;</text:p>
            <text:p/>
            <text:p>  /* Base64 encode the response */</text:p>
            <text:p>  result = Curl_base64_encode(data, response, 0, outptr, outlen);</text:p>
            <text:p/>
            <text:p>  free(response);</text:p>
            <text:p/>
            <text:p>  return result;</text:p>
            <text:p>}</text:p>
            <text:p/>
            <text:p>#ifndef USE_WINDOWS_SSPI</text:p>
            <text:p>/*</text:p>
            <text:p> * sasl_decode_digest_md5_message()</text:p>
            <text:p> *</text:p>
            <text:p> * This is used internally to decode an already encoded DIGEST-MD5 challenge</text:p>
            <text:p> * message into the seperate attributes.</text:p>
            <text:p> *</text:p>
            <text:p> * Parameters:</text:p>
            <text:p> *</text:p>
            <text:p> * chlg64  [in]     - The base64 encoded challenge message.</text:p>
            <text:p> * nonce   [in/out] - The buffer where the nonce will be stored.</text:p>
            <text:p> * nlen    [in]     - The length of the nonce buffer.</text:p>
            <text:p> * realm   [in/out] - The buffer where the realm will be stored.</text:p>
            <text:p> * rlen    [in]     - The length of the realm buffer.</text:p>
            <text:p> * alg     [in/out] - The buffer where the algorithm will be stored.</text:p>
            <text:p> * alen    [in]     - The length of the algorithm buffer.</text:p>
            <text:p> * qop     [in/out] - The buffer where the qop-options will be stored.</text:p>
            <text:p> * qlen    [in]     - The length of the qop buffer.</text:p>
            <text:p> *</text:p>
            <text:p> * Returns CURLE_OK on success.</text:p>
            <text:p> */</text:p>
            <text:p>static CURLcode sasl_decode_digest_md5_message(const char *chlg64,</text:p>
            <text:p>                                               char *nonce, size_t nlen,</text:p>
            <text:p>                                               char *realm, size_t rlen,</text:p>
            <text:p>                                               char *alg, size_t alen,</text:p>
            <text:p>                                               char *qop, size_t qlen)</text:p>
            <text:p>{</text:p>
            <text:p>  CURLcode result = CURLE_OK;</text:p>
            <text:p>  unsigned char *chlg = NULL;</text:p>
            <text:p>  size_t chlglen = 0;</text:p>
            <text:p>  size_t chlg64len = strlen(chlg64);</text:p>
            <text:p/>
            <text:p>  /* Decode the base-64 encoded challenge message */</text:p>
            <text:p>  if(chlg64len &amp;&amp; *chlg64 != '=') {</text:p>
            <text:p>    result = Curl_base64_decode(chlg64, &amp;chlg, &amp;chlglen);</text:p>
            <text:p>    if(result)</text:p>
            <text:p>      return result;</text:p>
            <text:p>  }</text:p>
            <text:p/>
            <text:p>  /* Ensure we have a valid challenge message */</text:p>
            <text:p>  if(!chlg)</text:p>
            <text:p>    return CURLE_BAD_CONTENT_ENCODING;</text:p>
            <text:p/>
            <text:p>  /* Retrieve nonce string from the challenge */</text:p>
            <text:p>  if(!sasl_digest_get_key_value((char *)chlg, "nonce=\"", nonce, nlen, '\"')) {</text:p>
            <text:p>    free(chlg);</text:p>
            <text:p>    return CURLE_BAD_CONTENT_ENCODING;</text:p>
            <text:p>  }</text:p>
            <text:p/>
            <text:p>  /* Retrieve realm string from the challenge */</text:p>
            <text:p>  if(!sasl_digest_get_key_value((char *)chlg, "realm=\"", realm, rlen, '\"')) {</text:p>
            <text:p>    /* Challenge does not have a realm, set empty string [RFC2831] page 6 */</text:p>
            <text:p>    strcpy(realm, "");</text:p>
            <text:p>  }</text:p>
            <text:p/>
            <text:p>  /* Retrieve algorithm string from the challenge */</text:p>
            <text:p>  if(!sasl_digest_get_key_value((char *)chlg, "algorithm=", alg, alen, ',')) {</text:p>
            <text:p>    free(chlg);</text:p>
            <text:p>    return CURLE_BAD_CONTENT_ENCODING;</text:p>
            <text:p>  }</text:p>
            <text:p/>
            <text:p>  /* Retrieve qop-options string from the challenge */</text:p>
            <text:p>  if(!sasl_digest_get_key_value((char *)chlg, "qop=\"", qop, qlen, '\"')) {</text:p>
            <text:p>    free(chlg);</text:p>
            <text:p>    return CURLE_BAD_CONTENT_ENCODING;</text:p>
            <text:p>  }</text:p>
            <text:p/>
            <text:p>  free(chlg);</text:p>
            <text:p/>
            <text:p>  return CURLE_OK;</text:p>
            <text:p>}</text:p>
            <text:p/>
            <text:p>/*</text:p>
            <text:p> * Curl_sasl_create_digest_md5_message()</text:p>
            <text:p> *</text:p>
            <text:p> * This is used to generate an already encoded DIGEST-MD5 response message</text:p>
            <text:p> * ready for sending to the recipient.</text:p>
            <text:p> *</text:p>
            <text:p> * Parameters:</text:p>
            <text:p> *</text:p>
            <text:p> * data    [in]     - The session handle.</text:p>
            <text:p> * chlg64  [in]     - The base64 encoded challenge message.</text:p>
            <text:p> * userp   [in]     - The user name.</text:p>
            <text:p> * passdwp [in]     - The user's password.</text:p>
            <text:p> * service [in]     - The service type such as www, smtp, pop or imap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CURLcode Curl_sasl_create_digest_md5_message(struct SessionHandle *data,</text:p>
            <text:p>                                             const char *chlg64,</text:p>
            <text:p>                                             const char *userp,</text:p>
            <text:p>                                             const char *passwdp,</text:p>
            <text:p>                                             const char *service,</text:p>
            <text:p>                                             char **outptr, size_t *outlen)</text:p>
            <text:p>{</text:p>
            <text:p>  CURLcode result = CURLE_OK;</text:p>
            <text:p>  size_t i;</text:p>
            <text:p>  MD5_context *ctxt;</text:p>
            <text:p>  char *response = NULL;</text:p>
            <text:p>  unsigned char digest[MD5_DIGEST_LEN];</text:p>
            <text:p>  char HA1_hex[2 * MD5_DIGEST_LEN  1];</text:p>
            <text:p>  char HA2_hex[2 * MD5_DIGEST_LEN  1];</text:p>
            <text:p>  char resp_hash_hex[2 * MD5_DIGEST_LEN  1];</text:p>
            <text:p>  char nonce[64];</text:p>
            <text:p>  char realm[128];</text:p>
            <text:p>  char algorithm[64];</text:p>
            <text:p>  char qop_options[64];</text:p>
            <text:p>  int qop_values;</text:p>
            <text:p>  char cnonce[33];</text:p>
            <text:p>  unsigned int entropy[4];</text:p>
            <text:p>  char nonceCount[] = "00000001";</text:p>
            <text:p>  char method[]     = "AUTHENTICATE";</text:p>
            <text:p>  char qop[]        = DIGEST_QOP_VALUE_STRING_AUTH;</text:p>
            <text:p>  char *spn         = NULL;</text:p>
            <text:p/>
            <text:p>  /* Decode the challange message */</text:p>
            <text:p>  result = sasl_decode_digest_md5_message(chlg64, nonce, sizeof(nonce),</text:p>
            <text:p>                                          realm, sizeof(realm),</text:p>
            <text:p>                                          algorithm, sizeof(algorithm),</text:p>
            <text:p>                                          qop_options, sizeof(qop_options));</text:p>
            <text:p>  if(result)</text:p>
            <text:p>    return result;</text:p>
            <text:p/>
            <text:p>  /* We only support md5 sessions */</text:p>
            <text:p>  if(strcmp(algorithm, "md5-sess") != 0)</text:p>
            <text:p>    return CURLE_BAD_CONTENT_ENCODING;</text:p>
            <text:p/>
            <text:p>  /* Get the qop-values from the qop-options */</text:p>
            <text:p>  result = sasl_digest_get_qop_values(qop_options, &amp;qop_values);</text:p>
            <text:p>  if(result)</text:p>
            <text:p>    return result;</text:p>
            <text:p/>
            <text:p>  /* We only support auth quality-of-protection */</text:p>
            <text:p>  if(!(qop_values &amp; DIGEST_QOP_VALUE_AUTH))</text:p>
            <text:p>    return CURLE_BAD_CONTENT_ENCODING;</text:p>
            <text:p/>
            <text:p>  /* Generate 16 bytes of random data */</text:p>
            <text:p>  entropy[0] = Curl_rand(data);</text:p>
            <text:p>  entropy[1] = Curl_rand(data);</text:p>
            <text:p>  entropy[2] = Curl_rand(data);</text:p>
            <text:p>  entropy[3] = Curl_rand(data);</text:p>
            <text:p/>
            <text:p>  /* Convert the random data into a 32 byte hex string */</text:p>
            <text:p>  snprintf(cnonce, sizeof(cnonce), "%08x%08x%08x%08x",</text:p>
            <text:p>           entropy[0], entropy[1], entropy[2], entropy[3]);</text:p>
            <text:p/>
            <text:p>  /* So far so good, now calculate A1 and H(A1) according to RFC 2831 */</text:p>
            <text:p>  ctxt = Curl_MD5_init(Curl_DIGEST_MD5);</text:p>
            <text:p>  if(!ctxt)</text:p>
            <text:p>    return CURLE_OUT_OF_MEMORY;</text:p>
            <text:p/>
            <text:p>  Curl_MD5_update(ctxt, (const unsigned char *) userp,</text:p>
            <text:p>                  curlx_uztoui(strlen(userp)));</text:p>
            <text:p>  Curl_MD5_update(ctxt, (const unsigned char *) ":", 1);</text:p>
            <text:p>  Curl_MD5_update(ctxt, (const unsigned char *) realm,</text:p>
            <text:p>                  curlx_uztoui(strlen(realm)));</text:p>
            <text:p>  Curl_MD5_update(ctxt, (const unsigned char *) ":", 1);</text:p>
            <text:p>  Curl_MD5_update(ctxt, (const unsigned char *) passwdp,</text:p>
            <text:p>                  curlx_uztoui(strlen(passwdp)));</text:p>
            <text:p>  Curl_MD5_final(ctxt, digest);</text:p>
            <text:p/>
            <text:p>  ctxt = Curl_MD5_init(Curl_DIGEST_MD5);</text:p>
            <text:p>  if(!ctxt)</text:p>
            <text:p>    return CURLE_OUT_OF_MEMORY;</text:p>
            <text:p/>
            <text:p>  Curl_MD5_update(ctxt, (const unsigned char *) digest, MD5_DIGEST_LEN);</text:p>
            <text:p>  Curl_MD5_update(ctxt, (const unsigned char *) ":", 1);</text:p>
            <text:p>  Curl_MD5_update(ctxt, (const unsigned char *) nonce,</text:p>
            <text:p>                  curlx_uztoui(strlen(nonce)));</text:p>
            <text:p>  Curl_MD5_update(ctxt, (const unsigned char *) ":", 1);</text:p>
            <text:p>  Curl_MD5_update(ctxt, (const unsigned char *) cnonce,</text:p>
            <text:p>                  curlx_uztoui(strlen(cnonce)));</text:p>
            <text:p>  Curl_MD5_final(ctxt, digest);</text:p>
            <text:p/>
            <text:p>  /* Convert calculated 16 octet hex into 32 bytes string */</text:p>
            <text:p>  for(i = 0; i &lt; MD5_DIGEST_LEN; i�)</text:p>
            <text:p>    snprintf(&amp;HA1_hex[2 * i], 3, "%02x", digest[i]);</text:p>
            <text:p/>
            <text:p>  /* Generate our SPN */</text:p>
            <text:p>  spn = Curl_sasl_build_spn(service, realm);</text:p>
            <text:p>  if(!spn)</text:p>
            <text:p>    return CURLE_OUT_OF_MEMORY;</text:p>
            <text:p/>
            <text:p>  /* Calculate H(A2) */</text:p>
            <text:p>  ctxt = Curl_MD5_init(Curl_DIGEST_MD5);</text:p>
            <text:p>  if(!ctxt) {</text:p>
            <text:p>    free(spn);</text:p>
            <text:p/>
            <text:p>    return CURLE_OUT_OF_MEMORY;</text:p>
            <text:p>  }</text:p>
            <text:p/>
            <text:p>  Curl_MD5_update(ctxt, (const unsigned char *) method,</text:p>
            <text:p>                  curlx_uztoui(strlen(method)));</text:p>
            <text:p>  Curl_MD5_update(ctxt, (const unsigned char *) ":", 1);</text:p>
            <text:p>  Curl_MD5_update(ctxt, (const unsigned char *) spn,</text:p>
            <text:p>                  curlx_uztoui(strlen(spn)));</text:p>
            <text:p>  Curl_MD5_final(ctxt, digest);</text:p>
            <text:p/>
            <text:p>  for(i = 0; i &lt; MD5_DIGEST_LEN; i�)</text:p>
            <text:p>    snprintf(&amp;HA2_hex[2 * i], 3, "%02x", digest[i]);</text:p>
            <text:p/>
            <text:p>  /* Now calculate the response hash */</text:p>
            <text:p>  ctxt = Curl_MD5_init(Curl_DIGEST_MD5);</text:p>
            <text:p>  if(!ctxt) {</text:p>
            <text:p>    free(spn);</text:p>
            <text:p/>
            <text:p>    return CURLE_OUT_OF_MEMORY;</text:p>
            <text:p>  }</text:p>
            <text:p/>
            <text:p>  Curl_MD5_update(ctxt, (const unsigned char *) HA1_hex, 2 * MD5_DIGEST_LEN);</text:p>
            <text:p>  Curl_MD5_update(ctxt, (const unsigned char *) ":", 1);</text:p>
            <text:p>  Curl_MD5_update(ctxt, (const unsigned char *) nonce,</text:p>
            <text:p>                  curlx_uztoui(strlen(nonce)));</text:p>
            <text:p>  Curl_MD5_update(ctxt, (const unsigned char *) ":", 1);</text:p>
            <text:p/>
            <text:p>  Curl_MD5_update(ctxt, (const unsigned char *) nonceCount,</text:p>
            <text:p>                  curlx_uztoui(strlen(nonceCount)));</text:p>
            <text:p>  Curl_MD5_update(ctxt, (const unsigned char *) ":", 1);</text:p>
            <text:p>  Curl_MD5_update(ctxt, (const unsigned char *) cnonce,</text:p>
            <text:p>                  curlx_uztoui(strlen(cnonce)));</text:p>
            <text:p>  Curl_MD5_update(ctxt, (const unsigned char *) ":", 1);</text:p>
            <text:p>  Curl_MD5_update(ctxt, (const unsigned char *) qop,</text:p>
            <text:p>                  curlx_uztoui(strlen(qop)));</text:p>
            <text:p>  Curl_MD5_update(ctxt, (const unsigned char *) ":", 1);</text:p>
            <text:p/>
            <text:p>  Curl_MD5_update(ctxt, (const unsigned char *) HA2_hex, 2 * MD5_DIGEST_LEN);</text:p>
            <text:p>  Curl_MD5_final(ctxt, digest);</text:p>
            <text:p/>
            <text:p>  for(i = 0; i &lt; MD5_DIGEST_LEN; i�)</text:p>
            <text:p>    snprintf(&amp;resp_hash_hex[2 * i], 3, "%02x", digest[i]);</text:p>
            <text:p/>
            <text:p>  /* Generate the response */</text:p>
            <text:p>  response = aprintf("username=\"%s\",realm=\"%s\",nonce=\"%s\","</text:p>
            <text:p>                     "cnonce=\"%s\",nc=\"%s\",digest-uri=\"%s\",response=%s,"</text:p>
            <text:p>                     "qop=%s",</text:p>
            <text:p>                     userp, realm, nonce,</text:p>
            <text:p>                     cnonce, nonceCount, spn, resp_hash_hex, qop);</text:p>
            <text:p>  free(spn);</text:p>
            <text:p>  if(!response)</text:p>
            <text:p>    return CURLE_OUT_OF_MEMORY;</text:p>
            <text:p/>
            <text:p>  /* Base64 encode the response */</text:p>
            <text:p>  result = Curl_base64_encode(data, response, 0, outptr, outlen);</text:p>
            <text:p/>
            <text:p>  free(response);</text:p>
            <text:p/>
            <text:p>  return result;</text:p>
            <text:p>}</text:p>
            <text:p/>
            <text:p>/*</text:p>
            <text:p> * Curl_sasl_decode_digest_http_message()</text:p>
            <text:p> *</text:p>
            <text:p> * This is used to decode a HTTP DIGEST challenge message into the seperate</text:p>
            <text:p> * attributes.</text:p>
            <text:p> *</text:p>
            <text:p> * Parameters:</text:p>
            <text:p> *</text:p>
            <text:p> * chlg    [in]     - The challenge message.</text:p>
            <text:p> * digest  [in/out] - The digest data struct being used and modified.</text:p>
            <text:p> *</text:p>
            <text:p> * Returns CURLE_OK on success.</text:p>
            <text:p> */</text:p>
            <text:p>CURLcode Curl_sasl_decode_digest_http_message(const char *chlg,</text:p>
            <text:p>                                              struct digestdata *digest)</text:p>
            <text:p>{</text:p>
            <text:p>  bool before = FALSE; /* got a nonce before */</text:p>
            <text:p>  bool foundAuth = FALSE;</text:p>
            <text:p>  bool foundAuthInt = FALSE;</text:p>
            <text:p>  char *token = NULL;</text:p>
            <text:p>  char *tmp = NULL;</text:p>
            <text:p/>
            <text:p>  /* If we already have received a nonce, keep that in mind */</text:p>
            <text:p>  if(digest-&gt;nonce)</text:p>
            <text:p>    before = TRUE;</text:p>
            <text:p/>
            <text:p>  /* Clean up any former leftovers and initialise to defaults */</text:p>
            <text:p>  Curl_sasl_digest_cleanup(digest);</text:p>
            <text:p/>
            <text:p>  for(;;) {</text:p>
            <text:p>    char value[DIGEST_MAX_VALUE_LENGTH];</text:p>
            <text:p>    char content[DIGEST_MAX_CONTENT_LENGTH];</text:p>
            <text:p/>
            <text:p>    /* Pass all additional spaces here */</text:p>
            <text:p>    while(*chlg &amp;&amp; ISSPACE(*chlg))</text:p>
            <text:p>      chlg�;</text:p>
            <text:p/>
            <text:p>    /* Extract a value=content pair */</text:p>
            <text:p>    if(!Curl_sasl_digest_get_pair(chlg, value, content, &amp;chlg)) {</text:p>
            <text:p>      if(Curl_raw_equal(value, "nonce")) {</text:p>
            <text:p>        digest-&gt;nonce = strdup(content);</text:p>
            <text:p>        if(!digest-&gt;nonce)</text:p>
            <text:p>          return CURLE_OUT_OF_MEMORY;</text:p>
            <text:p>      }</text:p>
            <text:p>      else if(Curl_raw_equal(value, "stale")) {</text:p>
            <text:p>        if(Curl_raw_equal(content, "true")) {</text:p>
            <text:p>          digest-&gt;stale = TRUE;</text:p>
            <text:p>          digest-&gt;nc = 1; /* we make a new nonce now */</text:p>
            <text:p>        }</text:p>
            <text:p>      }</text:p>
            <text:p>      else if(Curl_raw_equal(value, "realm")) {</text:p>
            <text:p>        digest-&gt;realm = strdup(content);</text:p>
            <text:p>        if(!digest-&gt;realm)</text:p>
            <text:p>          return CURLE_OUT_OF_MEMORY;</text:p>
            <text:p>      }</text:p>
            <text:p>      else if(Curl_raw_equal(value, "opaque")) {</text:p>
            <text:p>        digest-&gt;opaque = strdup(content);</text:p>
            <text:p>        if(!digest-&gt;opaque)</text:p>
            <text:p>          return CURLE_OUT_OF_MEMORY;</text:p>
            <text:p>      }</text:p>
            <text:p>      else if(Curl_raw_equal(value, "qop")) {</text:p>
            <text:p>        char *tok_buf;</text:p>
            <text:p>        /* Tokenize the list and choose auth if possible, use a temporary</text:p>
            <text:p>            clone of the buffer since strtok_r() ruins it */</text:p>
            <text:p>        tmp = strdup(content);</text:p>
            <text:p>        if(!tmp)</text:p>
            <text:p>          return CURLE_OUT_OF_MEMORY;</text:p>
            <text:p/>
            <text:p>        token = strtok_r(tmp, ",", &amp;tok_buf);</text:p>
            <text:p>        while(token != NULL) {</text:p>
            <text:p>          if(Curl_raw_equal(token, DIGEST_QOP_VALUE_STRING_AUTH)) {</text:p>
            <text:p>            foundAuth = TRUE;</text:p>
            <text:p>          }</text:p>
            <text:p>          else if(Curl_raw_equal(token, DIGEST_QOP_VALUE_STRING_AUTH_INT)) {</text:p>
            <text:p>            foundAuthInt = TRUE;</text:p>
            <text:p>          }</text:p>
            <text:p>          token = strtok_r(NULL, ",", &amp;tok_buf);</text:p>
            <text:p>        }</text:p>
            <text:p/>
            <text:p>        free(tmp);</text:p>
            <text:p/>
            <text:p>        /* Select only auth or auth-int. Otherwise, ignore */</text:p>
            <text:p>        if(foundAuth) {</text:p>
            <text:p>          digest-&gt;qop = strdup(DIGEST_QOP_VALUE_STRING_AUTH);</text:p>
            <text:p>          if(!digest-&gt;qop)</text:p>
            <text:p>            return CURLE_OUT_OF_MEMORY;</text:p>
            <text:p>        }</text:p>
            <text:p>        else if(foundAuthInt) {</text:p>
            <text:p>          digest-&gt;qop = strdup(DIGEST_QOP_VALUE_STRING_AUTH_INT);</text:p>
            <text:p>          if(!digest-&gt;qop)</text:p>
            <text:p>            return CURLE_OUT_OF_MEMORY;</text:p>
            <text:p>        }</text:p>
            <text:p>      }</text:p>
            <text:p>      else if(Curl_raw_equal(value, "algorithm")) {</text:p>
            <text:p>        digest-&gt;algorithm = strdup(content);</text:p>
            <text:p>        if(!digest-&gt;algorithm)</text:p>
            <text:p>          return CURLE_OUT_OF_MEMORY;</text:p>
            <text:p/>
            <text:p>        if(Curl_raw_equal(content, "MD5-sess"))</text:p>
            <text:p>          digest-&gt;algo = CURLDIGESTALGO_MD5SESS;</text:p>
            <text:p>        else if(Curl_raw_equal(content, "MD5"))</text:p>
            <text:p>          digest-&gt;algo = CURLDIGESTALGO_MD5;</text:p>
            <text:p>        else</text:p>
            <text:p>          return CURLE_BAD_CONTENT_ENCODING;</text:p>
            <text:p>      }</text:p>
            <text:p>      else {</text:p>
            <text:p>        /* unknown specifier, ignore it! */</text:p>
            <text:p>      }</text:p>
            <text:p>    }</text:p>
            <text:p>    else</text:p>
            <text:p>      break; /* we're done here */</text:p>
            <text:p/>
            <text:p>    /* Pass all additional spaces here */</text:p>
            <text:p>    while(*chlg &amp;&amp; ISSPACE(*chlg))</text:p>
            <text:p>      chlg�;</text:p>
            <text:p/>
            <text:p>    /* Allow the list to be comma-separated */</text:p>
            <text:p>    if(',' == *chlg)</text:p>
            <text:p>      chlg�;</text:p>
            <text:p>  }</text:p>
            <text:p/>
            <text:p>  /* We had a nonce since before, and we got another one now without</text:p>
            <text:p>     'stale=true'. This means we provided bad credentials in the previous</text:p>
            <text:p>     request */</text:p>
            <text:p>  if(before &amp;&amp; !digest-&gt;stale)</text:p>
            <text:p>    return CURLE_BAD_CONTENT_ENCODING;</text:p>
            <text:p/>
            <text:p>  /* We got this header without a nonce, that's a bad Digest line! */</text:p>
            <text:p>  if(!digest-&gt;nonce)</text:p>
            <text:p>    return CURLE_BAD_CONTENT_ENCODING;</text:p>
            <text:p/>
            <text:p>  return CURLE_OK;</text:p>
            <text:p>}</text:p>
            <text:p/>
            <text:p>/*</text:p>
            <text:p> * Curl_sasl_create_digest_http_message()</text:p>
            <text:p> *</text:p>
            <text:p> * This is used to generate a HTTP DIGEST response message ready for sending</text:p>
            <text:p> * to the recipient.</text:p>
            <text:p> *</text:p>
            <text:p> * Parameters:</text:p>
            <text:p> *</text:p>
            <text:p> * data    [in]     - The session handle.</text:p>
            <text:p> * userp   [in]     - The user name.</text:p>
            <text:p> * passdwp [in]     - The user's password.</text:p>
            <text:p> * request [in]     - The HTTP request.</text:p>
            <text:p> * uripath [in]     - The path of the HTTP uri.</text:p>
            <text:p> * digest  [in/out] - The digest data struct being used and modifie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CURLcode Curl_sasl_create_digest_http_message(struct SessionHandle *data,</text:p>
            <text:p>                                              const char *userp,</text:p>
            <text:p>                                              const char *passwdp,</text:p>
            <text:p>                                              const unsigned char *request,</text:p>
            <text:p>                                              const unsigned char *uripath,</text:p>
            <text:p>                                              struct digestdata *digest,</text:p>
            <text:p>                                              char **outptr, size_t *outlen)</text:p>
            <text:p>{</text:p>
            <text:p>  CURLcode result;</text:p>
            <text:p>  unsigned char md5buf[16]; /* 16 bytes/128 bits */</text:p>
            <text:p>  unsigned char request_digest[33];</text:p>
            <text:p>  unsigned char *md5this;</text:p>
            <text:p>  unsigned char ha1[33];/* 32 digits and 1 zero byte */</text:p>
            <text:p>  unsigned char ha2[33];/* 32 digits and 1 zero byte */</text:p>
            <text:p>  char cnoncebuf[33];</text:p>
            <text:p>  char *cnonce = NULL;</text:p>
            <text:p>  size_t cnonce_sz = 0;</text:p>
            <text:p>  char *userp_quoted;</text:p>
            <text:p>  char *response = NULL;</text:p>
            <text:p>  char *tmp = NULL;</text:p>
            <text:p/>
            <text:p>  if(!digest-&gt;nc)</text:p>
            <text:p>    digest-&gt;nc = 1;</text:p>
            <text:p/>
            <text:p>  if(!digest-&gt;cnonce) {</text:p>
            <text:p>    snprintf(cnoncebuf, sizeof(cnoncebuf), "%08x%08x%08x%08x",</text:p>
            <text:p>             Curl_rand(data), Curl_rand(data),</text:p>
            <text:p>             Curl_rand(data), Curl_rand(data));</text:p>
            <text:p/>
            <text:p>    result = Curl_base64_encode(data, cnoncebuf, strlen(cnoncebuf),</text:p>
            <text:p>                                &amp;cnonce, &amp;cnonce_sz);</text:p>
            <text:p>    if(result)</text:p>
            <text:p>      return result;</text:p>
            <text:p/>
            <text:p>    digest-&gt;cnonce = cnonce;</text:p>
            <text:p>  }</text:p>
            <text:p/>
            <text:p>  /*</text:p>
            <text:p>    if the algorithm is "MD5" or unspecified (which then defaults to MD5):</text:p>
            <text:p/>
            <text:p>    A1 = unq(username-value) ":" unq(realm-value) ":" passwd</text:p>
            <text:p/>
            <text:p>    if the algorithm is "MD5-sess" then:</text:p>
            <text:p/>
            <text:p>    A1 = H( unq(username-value) ":" unq(realm-value) ":" passwd )</text:p>
            <text:p>         ":" unq(nonce-value) ":" unq(cnonce-value)</text:p>
            <text:p>  */</text:p>
            <text:p/>
            <text:p>  md5this = (unsigned char *)</text:p>
            <text:p>    aprintf("%s:%s:%s", userp, digest-&gt;realm, passwdp);</text:p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ha1);</text:p>
            <text:p/>
            <text:p>  if(digest-&gt;algo == CURLDIGESTALGO_MD5SESS) {</text:p>
            <text:p>    /* nonce and cnonce are OUTSIDE the hash */</text:p>
            <text:p>    tmp = aprintf("%s:%s:%s", ha1, digest-&gt;nonce, digest-&gt;cnonce);</text:p>
            <text:p>    if(!tmp)</text:p>
            <text:p>      return CURLE_OUT_OF_MEMORY;</text:p>
            <text:p/>
            <text:p>    CURL_OUTPUT_DIGEST_CONV(data, tmp); /* convert on non-ASCII machines */</text:p>
            <text:p>    Curl_md5it(md5buf, (unsigned char *)tmp);</text:p>
            <text:p>    free(tmp);</text:p>
            <text:p>    sasl_digest_md5_to_ascii(md5buf, ha1);</text:p>
            <text:p>  }</text:p>
            <text:p/>
            <text:p>  /*</text:p>
            <text:p>    If the "qop" directive's value is "auth" or is unspecified, then A2 is:</text:p>
            <text:p/>
            <text:p>      A2       = Method ":" digest-uri-value</text:p>
            <text:p/>
            <text:p>          If the "qop" value is "auth-int", then A2 is:</text:p>
            <text:p/>
            <text:p>      A2       = Method ":" digest-uri-value ":" H(entity-body)</text:p>
            <text:p/>
            <text:p>    (The "Method" value is the HTTP request method as specified in section</text:p>
            <text:p>    5.1.1 of RFC 2616)</text:p>
            <text:p>  */</text:p>
            <text:p/>
            <text:p>  md5this = (unsigned char *)aprintf("%s:%s", request, uripath);</text:p>
            <text:p/>
            <text:p>  if(digest-&gt;qop &amp;&amp; Curl_raw_equal(digest-&gt;qop, "auth-int")) {</text:p>
            <text:p>    /* We don't support auth-int for PUT or POST at the moment.</text:p>
            <text:p>       TODO: replace md5 of empty string with entity-body for PUT/POST */</text:p>
            <text:p>    unsigned char *md5this2 = (unsigned char *)</text:p>
            <text:p>      aprintf("%s:%s", md5this, "d41d8cd98f00b204e9800998ecf8427e");</text:p>
            <text:p>    free(md5this);</text:p>
            <text:p>    md5this = md5this2;</text:p>
            <text:p>  }</text:p>
            <text:p/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ha2);</text:p>
            <text:p/>
            <text:p>  if(digest-&gt;qop) {</text:p>
            <text:p>    md5this = (unsigned char *)aprintf("%s:%s:%08x:%s:%s:%s",</text:p>
            <text:p>                                       ha1,</text:p>
            <text:p>                                       digest-&gt;nonce,</text:p>
            <text:p>                                       digest-&gt;nc,</text:p>
            <text:p>                                       digest-&gt;cnonce,</text:p>
            <text:p>                                       digest-&gt;qop,</text:p>
            <text:p>                                       ha2);</text:p>
            <text:p>  }</text:p>
            <text:p>  else {</text:p>
            <text:p>    md5this = (unsigned char *)aprintf("%s:%s:%s",</text:p>
            <text:p>                                       ha1,</text:p>
            <text:p>                                       digest-&gt;nonce,</text:p>
            <text:p>                                       ha2);</text:p>
            <text:p>  }</text:p>
            <text:p/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request_digest);</text:p>
            <text:p/>
            <text:p>  /* for test case 64 (snooped from a Mozilla 1.3a request)</text:p>
            <text:p/>
            <text:p>    Authorization: Digest username="testuser", realm="testrealm", \</text:p>
            <text:p>    nonce="1053604145", uri="/64", response="c55f7f30d83d774a3d2dcacf725abaca"</text:p>
            <text:p/>
            <text:p>    Digest parameters are all quoted strings.  Username which is provided by</text:p>
            <text:p>    the user will need double quotes and backslashes within it escaped.  For</text:p>
            <text:p>    the other fields, this shouldn't be an issue.  realm, nonce, and opaque</text:p>
            <text:p>    are copied as is from the server, escapes and all.  cnonce is generated</text:p>
            <text:p>    with web-safe characters.  uri is already percent encoded.  nc is 8 hex</text:p>
            <text:p>    characters.  algorithm and qop with standard values only contain web-safe</text:p>
            <text:p>    chracters.</text:p>
            <text:p>  */</text:p>
            <text:p>  userp_quoted = sasl_digest_string_quoted(userp);</text:p>
            <text:p>  if(!userp_quoted)</text:p>
            <text:p>    return CURLE_OUT_OF_MEMORY;</text:p>
            <text:p/>
            <text:p>  if(digest-&gt;qop) {</text:p>
            <text:p>    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cnonce=\"%s\", "</text:p>
            <text:p>                       "nc=%08x, "</text:p>
            <text:p>                       "qop=%s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digest-&gt;cnonce,</text:p>
            <text:p>                       digest-&gt;nc,</text:p>
            <text:p>                       digest-&gt;qop,</text:p>
            <text:p>                       request_digest);</text:p>
            <text:p/>
            <text:p>    if(Curl_raw_equal(digest-&gt;qop, "auth"))</text:p>
            <text:p>      digest-&gt;nc�; /* The nc (from RFC) has to be a 8 hex digit number 0</text:p>
            <text:p>                       padded which tells to the server how many times you are</text:p>
            <text:p>                       using the same nonce in the qop=auth mode */</text:p>
            <text:p>  }</text:p>
            <text:p>  else {</text:p>
            <text:p>    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request_digest);</text:p>
            <text:p>  }</text:p>
            <text:p>  free(userp_quoted);</text:p>
            <text:p>  if(!response)</text:p>
            <text:p>    return CURLE_OUT_OF_MEMORY;</text:p>
            <text:p/>
            <text:p>  /* Add the optional fields */</text:p>
            <text:p>  if(digest-&gt;opaque) {</text:p>
            <text:p>    /* Append the opaque */</text:p>
            <text:p>    tmp = aprintf("%s, opaque=\"%s\"", response, digest-&gt;opaque);</text:p>
            <text:p>    free(response);</text:p>
            <text:p>    if(!tmp)</text:p>
            <text:p>      return CURLE_OUT_OF_MEMORY;</text:p>
            <text:p/>
            <text:p>    response = tmp;</text:p>
            <text:p>  }</text:p>
            <text:p/>
            <text:p>  if(digest-&gt;algorithm) {</text:p>
            <text:p>    /* Append the algorithm */</text:p>
            <text:p>    tmp = aprintf("%s, algorithm=\"%s\"", response, digest-&gt;algorithm);</text:p>
            <text:p>    free(response);</text:p>
            <text:p>    if(!tmp)</text:p>
            <text:p>      return CURLE_OUT_OF_MEMORY;</text:p>
            <text:p/>
            <text:p>    response = tmp;</text:p>
            <text:p>  }</text:p>
            <text:p/>
            <text:p>  /* Return the output */</text:p>
            <text:p>  *outptr = response;</text:p>
            <text:p>  *outlen = strlen(response);</text:p>
            <text:p/>
            <text:p>  return CURLE_OK;</text:p>
            <text:p>}</text:p>
            <text:p/>
            <text:p>/*</text:p>
            <text:p> * Curl_sasl_digest_cleanup()</text:p>
            <text:p> *</text:p>
            <text:p> * This is used to clean up the digest specific data.</text:p>
            <text:p> *</text:p>
            <text:p> * Parameters:</text:p>
            <text:p> *</text:p>
            <text:p> * digest    [in/out] - The digest data struct being cleaned up.</text:p>
            <text:p> *</text:p>
            <text:p> */</text:p>
            <text:p>void Curl_sasl_digest_cleanup(struct digestdata *digest)</text:p>
            <text:p>{</text:p>
            <text:p>  Curl_safefree(digest-&gt;nonce);</text:p>
            <text:p>  Curl_safefree(digest-&gt;cnonce);</text:p>
            <text:p>  Curl_safefree(digest-&gt;realm);</text:p>
            <text:p>  Curl_safefree(digest-&gt;opaque);</text:p>
            <text:p>  Curl_safefree(digest-&gt;qop);</text:p>
            <text:p>  Curl_safefree(digest-&gt;algorithm);</text:p>
            <text:p/>
            <text:p>  digest-&gt;nc = 0;</text:p>
            <text:p>  digest-&gt;algo = CURLDIGESTALGO_MD5; /* default algorithm */</text:p>
            <text:p>  digest-&gt;stale = FALSE; /* default means normal, not stale */</text:p>
            <text:p>}</text:p>
            <text:p>#endif  /* !USE_WINDOWS_SSPI */</text:p>
            <text:p/>
            <text:p>#endif  /* CURL_DISABLE_CRYPTO_AUTH */</text:p>
            <text:p/>
            <text:p>#if defined(USE_NTLM) &amp;&amp; !defined(USE_WINDOWS_SSPI)</text:p>
            <text:p>/*</text:p>
            <text:p> * Curl_sasl_ntlm_cleanup()</text:p>
            <text:p> *</text:p>
            <text:p> * This is used to clean up the ntlm specific data.</text:p>
            <text:p> *</text:p>
            <text:p> * Parameters:</text:p>
            <text:p> *</text:p>
            <text:p> * ntlm    [in/out] - The ntlm data struct being cleaned up.</text:p>
            <text:p> *</text:p>
            <text:p> */</text:p>
            <text:p>void Curl_sasl_ntlm_cleanup(struct ntlmdata *ntlm)</text:p>
            <text:p>{</text:p>
            <text:p>  /* Free the target info */</text:p>
            <text:p>  Curl_safefree(ntlm-&gt;target_info);</text:p>
            <text:p/>
            <text:p>  /* Reset any variables */</text:p>
            <text:p>  ntlm-&gt;target_info_len = 0;</text:p>
            <text:p>}</text:p>
            <text:p>#endif /* USE_NTLM &amp;&amp; !USE_WINDOWS_SSPI*/</text:p>
            <text:p/>
            <text:p>/*</text:p>
            <text:p> * sasl_create_xoauth2_message()</text:p>
            <text:p> *</text:p>
            <text:p> * This is used to generate an already encoded OAuth 2.0 message ready for</text:p>
            <text:p> * sending to the recipient.</text:p>
            <text:p> *</text:p>
            <text:p> * Parameters:</text:p>
            <text:p> *</text:p>
            <text:p> * data    [in]     - The session handle.</text:p>
            <text:p> * user    [in]     - The user name.</text:p>
            <text:p> * bearer  [in]     - The bearer token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xoauth2_message(struct SessionHandle *data,</text:p>
            <text:p>                                            const char *user,</text:p>
            <text:p>                                            const char *bearer,</text:p>
            <text:p>                                            char **outptr, size_t *outlen)</text:p>
            <text:p>{</text:p>
            <text:p>  CURLcode result = CURLE_OK;</text:p>
            <text:p>  char *xoauth = NULL;</text:p>
            <text:p/>
            <text:p>  /* Generate the message */</text:p>
            <text:p>  xoauth = aprintf("user=%s\1auth=Bearer %s\1\1", user, bearer);</text:p>
            <text:p>  if(!xoauth)</text:p>
            <text:p>    return CURLE_OUT_OF_MEMORY;</text:p>
            <text:p/>
            <text:p>  /* Base64 encode the reply */</text:p>
            <text:p>  result = Curl_base64_encode(data, xoauth, strlen(xoauth), outptr, outlen);</text:p>
            <text:p/>
            <text:p>  free(xoauth);</text:p>
            <text:p/>
            <text:p>  return result;</text:p>
            <text:p>}</text:p>
            <text:p/>
            <text:p>/*</text:p>
            <text:p> * Curl_sasl_cleanup()</text:p>
            <text:p> *</text:p>
            <text:p/>
          </table:table-cell>
          <table:table-cell office:value-type="string" calcext:value-type="string">
            <text:p>  size_t        len;   /* Name length */</text:p>
            <text:p>  unsigned int  bit;   /* Flag bit */</text:p>
            <text:p>} mechtable[] = {</text:p>
            <text:p>  { "LOGIN",        5,  SASL_MECH_LOGIN },</text:p>
            <text:p>  { "PLAIN",        5,  SASL_MECH_PLAIN },</text:p>
            <text:p>  { "CRAM-MD5",     8,  SASL_MECH_CRAM_MD5 },</text:p>
            <text:p>  { "DIGEST-MD5",   10, SASL_MECH_DIGEST_MD5 },</text:p>
            <text:p>  { "GSSAPI",       6,  SASL_MECH_GSSAPI },</text:p>
            <text:p>  { "EXTERNAL",     8,  SASL_MECH_EXTERNAL },</text:p>
            <text:p>  { "NTLM",         4,  SASL_MECH_NTLM },</text:p>
            <text:p>  { "XOAUTH2",      7,  SASL_MECH_XOAUTH2 },</text:p>
            <text:p>  { "OAUTHBEARER",  11, SASL_MECH_OAUTHBEARER },</text:p>
            <text:p>  { ZERO_NULL,      0,  0 }</text:p>
            <text:p>};</text:p>
            <text:p/>
            <text:p>/*</text:p>
            <text:p> * Curl_sasl_cleanup()</text:p>
            <text:p> *</text:p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113, 222, 419, 581, 614, 637, 667, 670, 866, 890, 901, 924, 930, 944, 953, 985, 1008, 1026, 1036, 1125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71.cpp</text:p>
          </table:table-cell>
          <table:table-cell office:value-type="string" calcext:value-type="string">
            <text:p>second/download/CMake/CMake-old-new/Kitware_CMake_new_file_171.cpp</text:p>
          </table:table-cell>
          <table:table-cell office:value-type="string" calcext:value-type="string">
            <text:p>second/download/CMake/CMake-old-new/Kitware_CMake_old_hunk_336.cpp</text:p>
          </table:table-cell>
          <table:table-cell office:value-type="string" calcext:value-type="string">
            <text:p>second/download/CMake/CMake-old-new/Kitware_CMake_new_hunk_336.cpp</text:p>
          </table:table-cell>
          <table:table-cell office:value-type="string" calcext:value-type="string">
            <text:p>    return CURLE_FAILED_INIT;</text:p>
            <text:p>  }</text:p>
            <text:p/>
            <text:p>#if defined(USE_LIBSSH2) &amp;&amp; defined(HAVE_LIBSSH2_INIT)</text:p>
            <text:p>  if(libssh2_init(0)) {</text:p>
            <text:p>    DEBUGF(fprintf(stderr, "Error: libssh2_init failed\n"));</text:p>
            <text:p/>
          </table:table-cell>
          <table:table-cell office:value-type="string" calcext:value-type="string">
            <text:p>    return CURLE_FAILED_INIT;</text:p>
            <text:p>  }</text:p>
            <text:p/>
            <text:p>  (void)Curl_ipv6works();</text:p>
            <text:p/>
            <text:p>#if defined(USE_LIBSSH2) &amp;&amp; defined(HAVE_LIBSSH2_INIT)</text:p>
            <text:p>  if(libssh2_init(0)) {</text:p>
            <text:p>    DEBUGF(fprintf(stderr, "Error: libssh2_init failed\n"));</text:p>
            <text:p/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71.cpp</text:p>
          </table:table-cell>
          <table:table-cell office:value-type="string" calcext:value-type="string">
            <text:p>second/download/CMake/CMake-old-new/Kitware_CMake_new_file_171.cpp</text:p>
          </table:table-cell>
          <table:table-cell office:value-type="string" calcext:value-type="string">
            <text:p>second/download/CMake/CMake-old-new/Kitware_CMake_old_hunk_337.cpp</text:p>
          </table:table-cell>
          <table:table-cell office:value-type="string" calcext:value-type="string">
            <text:p>second/download/CMake/CMake-old-new/Kitware_CMake_new_hunk_337.cpp</text:p>
          </table:table-cell>
          <table:table-cell office:value-type="string" calcext:value-type="string">
            <text:p>    if(0 == pollrc) {</text:p>
            <text:p>      /* timeout! */</text:p>
            <text:p>      ev-&gt;ms = 0;</text:p>
            <text:p>      /* fprintf(stderr, "call curl_multi_socket_action( TIMEOUT )\n"); */</text:p>
            <text:p>      mcode = curl_multi_socket_action(multi, CURL_SOCKET_TIMEOUT, 0,</text:p>
            <text:p>                                       &amp;ev-&gt;running_handles);</text:p>
            <text:p>    }</text:p>
            <text:p/>
          </table:table-cell>
          <table:table-cell office:value-type="string" calcext:value-type="string">
            <text:p>    if(0 == pollrc) {</text:p>
            <text:p>      /* timeout! */</text:p>
            <text:p>      ev-&gt;ms = 0;</text:p>
            <text:p>      /* fprintf(stderr, "call curl_multi_socket_action(TIMEOUT)\n"); */</text:p>
            <text:p>      mcode = curl_multi_socket_action(multi, CURL_SOCKET_TIMEOUT, 0,</text:p>
            <text:p>                                       &amp;ev-&gt;running_handles);</text:p>
            <text:p>    }</text:p>
            <text:p/>
          </table:table-cell>
          <table:table-cell office:value-type="float" office:value="609" calcext:value-type="float">
            <text:p>60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172.cpp</text:p>
          </table:table-cell>
          <table:table-cell office:value-type="string" calcext:value-type="string">
            <text:p>second/download/CMake/CMake-old-new/Kitware_CMake_new_file_172.cpp</text:p>
          </table:table-cell>
          <table:table-cell office:value-type="string" calcext:value-type="string">
            <text:p>second/download/CMake/CMake-old-new/Kitware_CMake_old_hunk_338.cpp</text:p>
          </table:table-cell>
          <table:table-cell office:value-type="string" calcext:value-type="string">
            <text:p>second/download/CMake/CMake-old-new/Kitware_CMake_new_hunk_338.cpp</text:p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time_t filetime;</text:p>
            <text:p>    struct tm buffer;</text:p>
            <text:p>    const struct tm *tm = &amp;buffer;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172.cpp</text:p>
          </table:table-cell>
          <table:table-cell office:value-type="string" calcext:value-type="string">
            <text:p>second/download/CMake/CMake-old-new/Kitware_CMake_new_file_172.cpp</text:p>
          </table:table-cell>
          <table:table-cell office:value-type="string" calcext:value-type="string">
            <text:p>second/download/CMake/CMake-old-new/Kitware_CMake_old_hunk_339.cpp</text:p>
          </table:table-cell>
          <table:table-cell office:value-type="string" calcext:value-type="string">
            <text:p>second/download/CMake/CMake-old-new/Kitware_CMake_new_hunk_339.cpp</text:p>
          </table:table-cell>
          <table:table-cell office:value-type="string" calcext:value-type="string">
            <text:p>    if(result)</text:p>
            <text:p>      return result;</text:p>
            <text:p/>
            <text:p>    if(fstated) {</text:p>
            <text:p>      time_t filetime = (time_t)statbuf.st_mtime;</text:p>
            <text:p>      struct tm buffer;</text:p>
            <text:p>      const struct tm *tm = &amp;buffer;</text:p>
            <text:p>      result = Curl_gmtime(filetime, &amp;buffer);</text:p>
            <text:p>      if(result)</text:p>
            <text:p>        return result;</text:p>
            <text:p/>
            <text:p>      /* format: "Tue, 15 Nov 1994 12:45:26 GMT" */</text:p>
            <text:p>      snprintf(buf, BUFSIZE-1,</text:p>
            <text:p>               "Last-Modified: %s, %02d %s %4d %02d:%02d:%02d GMT\r\n",</text:p>
            <text:p>               Curl_wkday[tm-&gt;tm_wday?tm-&gt;tm_wday-1:6],</text:p>
            <text:p>               tm-&gt;tm_mday,</text:p>
            <text:p>               Curl_month[tm-&gt;tm_mon],</text:p>
            <text:p>               tm-&gt;tm_year  1900,</text:p>
            <text:p>               tm-&gt;tm_hour,</text:p>
            <text:p>               tm-&gt;tm_min,</text:p>
            <text:p>               tm-&gt;tm_sec);</text:p>
            <text:p>      result = Curl_client_write(conn, CLIENTWRITE_BOTH, buf, 0);</text:p>
            <text:p>    }</text:p>
            <text:p>    /* if we fstat()ed the file, set the file size to make it available post-</text:p>
            <text:p>       transfer */</text:p>
            <text:p>    if(fstated)</text:p>
            <text:p>      Curl_pgrsSetDownloadSize(data, expected_size);</text:p>
            <text:p>    return result;</text:p>
            <text:p>  }</text:p>
            <text:p/>
          </table:table-cell>
          <table:table-cell office:value-type="string" calcext:value-type="string">
            <text:p>    if(result)</text:p>
            <text:p>      return result;</text:p>
            <text:p/>
            <text:p>    filetime = (time_t)statbuf.st_mtime;</text:p>
            <text:p>    result = Curl_gmtime(filetime, &amp;buffer);</text:p>
            <text:p>    if(result)</text:p>
            <text:p>      return result;</text:p>
            <text:p/>
            <text:p>    /* format: "Tue, 15 Nov 1994 12:45:26 GMT" */</text:p>
            <text:p>    snprintf(buf, BUFSIZE-1,</text:p>
            <text:p>             "Last-Modified: %s, %02d %s %4d %02d:%02d:%02d GMT\r\n",</text:p>
            <text:p>             Curl_wkday[tm-&gt;tm_wday?tm-&gt;tm_wday-1:6],</text:p>
            <text:p>             tm-&gt;tm_mday,</text:p>
            <text:p>             Curl_month[tm-&gt;tm_mon],</text:p>
            <text:p>             tm-&gt;tm_year  1900,</text:p>
            <text:p>             tm-&gt;tm_hour,</text:p>
            <text:p>             tm-&gt;tm_min,</text:p>
            <text:p>             tm-&gt;tm_sec);</text:p>
            <text:p>    result = Curl_client_write(conn, CLIENTWRITE_BOTH, buf, 0);</text:p>
            <text:p>    if(!result)</text:p>
            <text:p>      /* set the file size to make it available post transfer */</text:p>
            <text:p>      Curl_pgrsSetDownloadSize(data, expected_size);</text:p>
            <text:p>    return result;</text:p>
            <text:p>  }</text:p>
            <text:p/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173.cpp</text:p>
          </table:table-cell>
          <table:table-cell office:value-type="string" calcext:value-type="string">
            <text:p>second/download/CMake/CMake-old-new/Kitware_CMake_new_file_173.cpp</text:p>
          </table:table-cell>
          <table:table-cell office:value-type="string" calcext:value-type="string">
            <text:p>second/download/CMake/CMake-old-new/Kitware_CMake_old_hunk_340.cpp</text:p>
          </table:table-cell>
          <table:table-cell office:value-type="string" calcext:value-type="string">
            <text:p>second/download/CMake/CMake-old-new/Kitware_CMake_new_hunk_340.cpp</text:p>
          </table:table-cell>
          <table:table-cell office:value-type="string" calcext:value-type="string">
            <text:p>    }</text:p>
            <text:p>  }</text:p>
            <text:p/>
            <text:p>  cmd = aprintf( "%s%s%s",</text:p>
            <text:p>                 data-&gt;set.str[STRING_CUSTOMREQUEST]?</text:p>
            <text:p>                 data-&gt;set.str[STRING_CUSTOMREQUEST]:</text:p>
            <text:p>                 (data-&gt;set.ftp_list_only?"NLST":"LIST"),</text:p>
            <text:p>                 lstArg? " ": "",</text:p>
            <text:p>                 lstArg? lstArg: "" );</text:p>
            <text:p/>
            <text:p>  if(!cmd) {</text:p>
            <text:p>    free(lstArg);</text:p>
            <text:p/>
          </table:table-cell>
          <table:table-cell office:value-type="string" calcext:value-type="string">
            <text:p>    }</text:p>
            <text:p>  }</text:p>
            <text:p/>
            <text:p>  cmd = aprintf("%s%s%s",</text:p>
            <text:p>                data-&gt;set.str[STRING_CUSTOMREQUEST]?</text:p>
            <text:p>                data-&gt;set.str[STRING_CUSTOMREQUEST]:</text:p>
            <text:p>                (data-&gt;set.ftp_list_only?"NLST":"LIST"),</text:p>
            <text:p>                lstArg? " ": "",</text:p>
            <text:p>                lstArg? lstArg: "");</text:p>
            <text:p/>
            <text:p>  if(!cmd) {</text:p>
            <text:p>    free(lstArg);</text:p>
            <text:p/>
          </table:table-cell>
          <table:table-cell office:value-type="float" office:value="1513" calcext:value-type="float">
            <text:p>1513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174.cpp</text:p>
          </table:table-cell>
          <table:table-cell office:value-type="string" calcext:value-type="string">
            <text:p>second/download/CMake/CMake-old-new/Kitware_CMake_new_file_174.cpp</text:p>
          </table:table-cell>
          <table:table-cell office:value-type="string" calcext:value-type="string">
            <text:p>second/download/CMake/CMake-old-new/Kitware_CMake_old_hunk_341.cpp</text:p>
          </table:table-cell>
          <table:table-cell office:value-type="string" calcext:value-type="string">
            <text:p>second/download/CMake/CMake-old-new/Kitware_CMake_new_hunk_341.cpp</text:p>
          </table:table-cell>
          <table:table-cell office:value-type="string" calcext:value-type="string">
            <text:p/>
            <text:p>  free(*userp);</text:p>
            <text:p>  *userp = aprintf("%sAuthorization: Basic %s\r\n",</text:p>
            <text:p>                   proxy?"Proxy-":"",</text:p>
            <text:p>                   authorization);</text:p>
            <text:p>  free(authorization);</text:p>
            <text:p>  if(!*userp)</text:p>
            <text:p/>
          </table:table-cell>
          <table:table-cell office:value-type="string" calcext:value-type="string"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</text:p>
            <text:p/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2.c</text:p>
          </table:table-cell>
          <table:table-cell office:value-type="string" calcext:value-type="string">
            <text:p>second/download/CMake/CMake-old-new/Kitware_CMake_old_file_175.cpp</text:p>
          </table:table-cell>
          <table:table-cell office:value-type="string" calcext:value-type="string">
            <text:p>second/download/CMake/CMake-old-new/Kitware_CMake_new_file_175.cpp</text:p>
          </table:table-cell>
          <table:table-cell office:value-type="string" calcext:value-type="string">
            <text:p>second/download/CMake/CMake-old-new/Kitware_CMake_old_hunk_342.cpp</text:p>
          </table:table-cell>
          <table:table-cell office:value-type="string" calcext:value-type="string">
            <text:p>second/download/CMake/CMake-old-new/Kitware_CMake_new_hunk_342.cpp</text:p>
          </table:table-cell>
          <table:table-cell office:value-type="string" calcext:value-type="string">
            <text:p>  return snprintf(p, len, " nghttp2/%s", h2-&gt;version_str);</text:p>
            <text:p>}</text:p>
            <text:p/>
            <text:p>/*</text:p>
            <text:p> * The implementation of nghttp2_send_callback type. Here we write |data| with</text:p>
            <text:p> * size |length| to the network and return the number of bytes actually</text:p>
            <text:p/>
          </table:table-cell>
          <table:table-cell office:value-type="string" calcext:value-type="string">
            <text:p>  return snprintf(p, len, " nghttp2/%s", h2-&gt;version_str);</text:p>
            <text:p>}</text:p>
            <text:p/>
            <text:p>/* HTTP/2 error code to name based on the Error Code Registry.</text:p>
            <text:p>https://tools.ietf.org/html/rfc7540#page-77</text:p>
            <text:p>nghttp2_error_code enums are identical.</text:p>
            <text:p>*/</text:p>
            <text:p>const char *Curl_http2_strerror(uint32_t err) {</text:p>
            <text:p>#ifndef NGHTTP2_HAS_HTTP2_STRERROR</text:p>
            <text:p>  const char *str[] = {</text:p>
            <text:p>    "NO_ERROR",             /* 0x0 */</text:p>
            <text:p>    "PROTOCOL_ERROR",       /* 0x1 */</text:p>
            <text:p>    "INTERNAL_ERROR",       /* 0x2 */</text:p>
            <text:p>    "FLOW_CONTROL_ERROR",   /* 0x3 */</text:p>
            <text:p>    "SETTINGS_TIMEOUT",     /* 0x4 */</text:p>
            <text:p>    "STREAM_CLOSED",        /* 0x5 */</text:p>
            <text:p>    "FRAME_SIZE_ERROR",     /* 0x6 */</text:p>
            <text:p>    "REFUSED_STREAM",       /* 0x7 */</text:p>
            <text:p>    "CANCEL",               /* 0x8 */</text:p>
            <text:p>    "COMPRESSION_ERROR",    /* 0x9 */</text:p>
            <text:p>    "CONNECT_ERROR",        /* 0xA */</text:p>
            <text:p>    "ENHANCE_YOUR_CALM",    /* 0xB */</text:p>
            <text:p>    "INADEQUATE_SECURITY",  /* 0xC */</text:p>
            <text:p>    "HTTP_1_1_REQUIRED"     /* 0xD */</text:p>
            <text:p>  };</text:p>
            <text:p>  return (err &lt; sizeof str / sizeof str[0]) ? str[err] : "unknown";</text:p>
            <text:p>#else</text:p>
            <text:p>  return nghttp2_http2_strerror(err);</text:p>
            <text:p>#endif</text:p>
            <text:p>}</text:p>
            <text:p/>
            <text:p>/*</text:p>
            <text:p> * The implementation of nghttp2_send_callback type. Here we write |data| with</text:p>
            <text:p> * size |length| to the network and return the number of bytes actually</text:p>
            <text:p/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56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negotiate.c</text:p>
          </table:table-cell>
          <table:table-cell office:value-type="string" calcext:value-type="string">
            <text:p>second/download/CMake/CMake-old-new/Kitware_CMake_old_file_176.cpp</text:p>
          </table:table-cell>
          <table:table-cell office:value-type="string" calcext:value-type="string">
            <text:p>second/download/CMake/CMake-old-new/Kitware_CMake_new_file_176.cpp</text:p>
          </table:table-cell>
          <table:table-cell office:value-type="string" calcext:value-type="string">
            <text:p>second/download/CMake/CMake-old-new/Kitware_CMake_old_hunk_343.cpp</text:p>
          </table:table-cell>
          <table:table-cell office:value-type="string" calcext:value-type="string">
            <text:p>second/download/CMake/CMake-old-new/Kitware_CMake_new_hunk_343.cpp</text:p>
          </table:table-cell>
          <table:table-cell office:value-type="string" calcext:value-type="string">
            <text:p/>
            <text:p>#include "curl_setup.h"</text:p>
            <text:p/>
            <text:p>#if defined(HAVE_GSSAPI) &amp;&amp; !defined(CURL_DISABLE_HTTP) &amp;&amp; defined(USE_SPNEGO)</text:p>
            <text:p/>
            <text:p>#include "urldata.h"</text:p>
            <text:p>#include "sendf.h"</text:p>
            <text:p>#include "curl_gssapi.h"</text:p>
            <text:p>#include "rawstr.h"</text:p>
            <text:p>#include "curl_base64.h"</text:p>
            <text:p>#include "http_negotiate.h"</text:p>
            <text:p>#include "curl_sasl.h"</text:p>
            <text:p>#include "url.h"</text:p>
            <text:p>#include "curl_printf.h"</text:p>
            <text:p/>
            <text:p>/* The last #include files should be: */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SessionHandle *data = conn-&gt;data;</text:p>
            <text:p>  struct negotiatedata *neg_ctx = proxy?&amp;data-&gt;state.proxyneg:</text:p>
            <text:p>    &amp;data-&gt;state.negotiate;</text:p>
            <text:p>  OM_uint32 major_status, minor_status, discard_st;</text:p>
            <text:p>  gss_buffer_desc spn_token = GSS_C_EMPTY_BUFFER;</text:p>
            <text:p>  gss_buffer_desc input_token = GSS_C_EMPTY_BUFFER;</text:p>
            <text:p>  gss_buffer_desc output_token = GSS_C_EMPTY_BUFFER;</text:p>
            <text:p>  size_t len;</text:p>
            <text:p>  size_t rawlen = 0;</text:p>
            <text:p>  CURLcode result;</text:p>
            <text:p/>
            <text:p>  if(neg_ctx-&gt;context &amp;&amp; neg_ctx-&gt;status == GSS_S_COMPLETE) {</text:p>
            <text:p>    /* We finished successfully our part of authentication, but server</text:p>
            <text:p>     * rejected it (since we're again here). Exit with an error since we</text:p>
            <text:p>     * can't invent anything better */</text:p>
            <text:p>    Curl_cleanup_negotiate(data);</text:p>
            <text:p>    return CURLE_LOGIN_DENIED;</text:p>
            <text:p>  }</text:p>
            <text:p/>
            <text:p>  if(!neg_ctx-&gt;server_name) {</text:p>
            <text:p>    /* Generate our SPN */</text:p>
            <text:p>    char *spn = Curl_sasl_build_gssapi_spn(</text:p>
            <text:p>      proxy ? data-&gt;set.str[STRING_PROXY_SERVICE_NAME] :</text:p>
            <text:p>      data-&gt;set.str[STRING_SERVICE_NAME],</text:p>
            <text:p>      proxy ? conn-&gt;proxy.name : conn-&gt;host.name);</text:p>
            <text:p>    if(!spn)</text:p>
            <text:p>      return CURLE_OUT_OF_MEMORY;</text:p>
            <text:p/>
            <text:p>    /* Populate the SPN structure */</text:p>
            <text:p>    spn_token.value = spn;</text:p>
            <text:p>    spn_token.length = strlen(spn);</text:p>
            <text:p/>
            <text:p>    /* Import the SPN */</text:p>
            <text:p>    major_status = gss_import_name(&amp;minor_status, &amp;spn_token,</text:p>
            <text:p>                                   GSS_C_NT_HOSTBASED_SERVICE,</text:p>
            <text:p>                                   &amp;neg_ctx-&gt;server_name);</text:p>
            <text:p>    if(GSS_ERROR(major_status)) {</text:p>
            <text:p>      Curl_gss_log_error(data, minor_status, "gss_import_name() failed: ");</text:p>
            <text:p/>
            <text:p>      free(spn);</text:p>
            <text:p/>
            <text:p>      return CURLE_OUT_OF_MEMORY;</text:p>
            <text:p>    }</text:p>
            <text:p/>
            <text:p>    free(spn);</text:p>
            <text:p>  }</text:p>
            <text:p/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len &gt; 0) {</text:p>
            <text:p>    result = Curl_base64_decode(header, (unsigned char **)&amp;input_token.value,</text:p>
            <text:p>                                &amp;rawlen);</text:p>
            <text:p>    if(result)</text:p>
            <text:p>      return result;</text:p>
            <text:p/>
            <text:p>    if(!rawlen) {</text:p>
            <text:p>      infof(data, "Negotiate handshake failure (empty challenge message)\n");</text:p>
            <text:p/>
            <text:p>      return CURLE_BAD_CONTENT_ENCODING;</text:p>
            <text:p>    }</text:p>
            <text:p/>
            <text:p>    input_token.length = rawlen;</text:p>
            <text:p/>
            <text:p>    DEBUGASSERT(input_token.value != NULL);</text:p>
            <text:p>  }</text:p>
            <text:p/>
            <text:p>  major_status = Curl_gss_init_sec_context(data,</text:p>
            <text:p>                                           &amp;minor_status,</text:p>
            <text:p>                                           &amp;neg_ctx-&gt;context,</text:p>
            <text:p>                                           neg_ctx-&gt;server_name,</text:p>
            <text:p>                                           &amp;Curl_spnego_mech_oid,</text:p>
            <text:p>                                           GSS_C_NO_CHANNEL_BINDINGS,</text:p>
            <text:p>                                           &amp;input_token,</text:p>
            <text:p>                                           &amp;output_token,</text:p>
            <text:p>                                           TRUE,</text:p>
            <text:p>                                           NULL);</text:p>
            <text:p>  Curl_safefree(input_token.value);</text:p>
            <text:p/>
            <text:p>  neg_ctx-&gt;status = major_status;</text:p>
            <text:p>  if(GSS_ERROR(major_status)) {</text:p>
            <text:p>    if(output_token.value)</text:p>
            <text:p>      gss_release_buffer(&amp;discard_st, &amp;output_token);</text:p>
            <text:p>    Curl_gss_log_error(conn-&gt;data, minor_status,</text:p>
            <text:p>                       "gss_init_sec_context() failed: ");</text:p>
            <text:p>    return CURLE_OUT_OF_MEMORY;</text:p>
            <text:p>  }</text:p>
            <text:p/>
            <text:p>  if(!output_token.value || !output_token.length) {</text:p>
            <text:p>    if(output_token.value)</text:p>
            <text:p>      gss_release_buffer(&amp;discard_st, &amp;output_token);</text:p>
            <text:p>    return CURLE_OUT_OF_MEMORY;</text:p>
            <text:p>  }</text:p>
            <text:p/>
            <text:p>  neg_ctx-&gt;output_token = output_token;</text:p>
            <text:p/>
            <text:p>  return CURLE_OK;</text:p>
            <text:p>}</text:p>
            <text:p/>
            <text:p>CURLcode Curl_output_negotiate(struct connectdata *conn, bool proxy)</text:p>
            <text:p>{</text:p>
            <text:p>  struct negotiatedata *neg_ctx = proxy?&amp;conn-&gt;data-&gt;state.proxyneg:</text:p>
            <text:p>    &amp;conn-&gt;data-&gt;state.negotiate;</text:p>
            <text:p>  char *encoded = NULL;</text:p>
            <text:p>  size_t len = 0;</text:p>
            <text:p>  char *userp;</text:p>
            <text:p>  CURLcode result;</text:p>
            <text:p>  OM_uint32 discard_st;</text:p>
            <text:p/>
            <text:p>  result = Curl_base64_encode(conn-&gt;data,</text:p>
            <text:p>                              neg_ctx-&gt;output_token.value,</text:p>
            <text:p>                              neg_ctx-&gt;output_token.length,</text:p>
            <text:p>                              &amp;encoded, &amp;len);</text:p>
            <text:p>  if(result) {</text:p>
            <text:p>    gss_release_buffer(&amp;discard_st, &amp;neg_ctx-&gt;output_token);</text:p>
            <text:p>    neg_ctx-&gt;output_token.value = NULL;</text:p>
            <text:p>    neg_ctx-&gt;output_token.length = 0;</text:p>
            <text:p>    return result;</text:p>
            <text:p>  }</text:p>
            <text:p/>
            <text:p>  if(!encoded || !len) {</text:p>
            <text:p>    gss_release_buffer(&amp;discard_st, &amp;neg_ctx-&gt;output_token);</text:p>
            <text:p>    neg_ctx-&gt;output_token.value = NULL;</text:p>
            <text:p>    neg_ctx-&gt;output_token.length = 0;</text:p>
            <text:p>    return CURLE_REMOTE_ACCESS_DENIED;</text:p>
            <text:p>  }</text:p>
            <text:p/>
            <text:p>  userp = aprintf("%sAuthorization: Negotiate %s\r\n", proxy ? "Proxy-" : "",</text:p>
            <text:p>                  encoded);</text:p>
            <text:p>  if(proxy) {</text:p>
            <text:p>    Curl_safefree(conn-&gt;allocptr.proxyuserpwd);</text:p>
            <text:p>    conn-&gt;allocptr.proxyuserpwd = userp;</text:p>
            <text:p/>
          </table:table-cell>
          <table:table-cell office:value-type="string" calcext:value-type="string">
            <text:p/>
            <text:p>#include "curl_setup.h"</text:p>
            <text:p/>
            <text:p>#if !defined(CURL_DISABLE_HTTP) &amp;&amp; defined(USE_SPNEGO)</text:p>
            <text:p/>
            <text:p>#include "urldata.h"</text:p>
            <text:p>#include "sendf.h"</text:p>
            <text:p>#include "rawstr.h"</text:p>
            <text:p>#include "http_negotiate.h"</text:p>
            <text:p>#include "vauth/vauth.h"</text:p>
            <text:p/>
            <text:p>/* The last 3 #include files should be in this order */</text:p>
            <text:p>#include "curl_printf.h"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Curl_easy *data = conn-&gt;data;</text:p>
            <text:p>  size_t len;</text:p>
            <text:p/>
            <text:p>  /* Point to the username, password, service and host */</text:p>
            <text:p>  const char *userp;</text:p>
            <text:p>  const char *passwdp;</text:p>
            <text:p>  const char *service;</text:p>
            <text:p>  const char *host;</text:p>
            <text:p/>
            <text:p>  /* Point to the correct struct with this */</text:p>
            <text:p>  struct negotiatedata *neg_ctx;</text:p>
            <text:p/>
            <text:p>  if(proxy) {</text:p>
            <text:p>    userp = conn-&gt;proxyuser;</text:p>
            <text:p>    passwdp = conn-&gt;proxypasswd;</text:p>
            <text:p>    service = data-&gt;set.str[STRING_PROXY_SERVICE_NAME] ?</text:p>
            <text:p>              data-&gt;set.str[STRING_PROXY_SERVICE_NAME] : "HTTP";</text:p>
            <text:p>    host = conn-&gt;proxy.name;</text:p>
            <text:p>    neg_ctx = &amp;data-&gt;state.proxyneg;</text:p>
            <text:p>  }</text:p>
            <text:p>  else {</text:p>
            <text:p>    userp = conn-&gt;user;</text:p>
            <text:p>    passwdp = conn-&gt;passwd;</text:p>
            <text:p>    service = data-&gt;set.str[STRING_SERVICE_NAME] ?</text:p>
            <text:p>              data-&gt;set.str[STRING_SERVICE_NAME] : "HTTP";</text:p>
            <text:p>    host = conn-&gt;host.name;</text:p>
            <text:p>    neg_ctx = &amp;data-&gt;state.negotiate;</text:p>
            <text:p>  }</text:p>
            <text:p/>
            <text:p>  /* Not set means empty */</text:p>
            <text:p>  if(!userp)</text:p>
            <text:p>    userp = "";</text:p>
            <text:p/>
            <text:p>  if(!passwdp)</text:p>
            <text:p>    passwdp = "";</text:p>
            <text:p/>
            <text:p>  /* Obtain the input token, if any */</text:p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!len) {</text:p>
            <text:p>    /* Is this the first call in a new negotiation? */</text:p>
            <text:p>    if(neg_ctx-&gt;context) {</text:p>
            <text:p>      /* The server rejected our authentication and hasn't suppled any more</text:p>
            <text:p>      negotiation mechanisms */</text:p>
            <text:p>      return CURLE_LOGIN_DENIED;</text:p>
            <text:p>    }</text:p>
            <text:p>  }</text:p>
            <text:p/>
            <text:p>  /* Initilise the security context and decode our challenge */</text:p>
            <text:p>  return Curl_auth_decode_spnego_message(data, userp, passwdp, service, host,</text:p>
            <text:p>                                         header, neg_ctx);</text:p>
            <text:p>}</text:p>
            <text:p/>
            <text:p>CURLcode Curl_output_negotiate(struct connectdata *conn, bool proxy)</text:p>
            <text:p>{</text:p>
            <text:p>  struct negotiatedata *neg_ctx = proxy ? &amp;conn-&gt;data-&gt;state.proxyneg :</text:p>
            <text:p>    &amp;conn-&gt;data-&gt;state.negotiate;</text:p>
            <text:p>  char *base64 = NULL;</text:p>
            <text:p>  size_t len = 0;</text:p>
            <text:p>  char *userp;</text:p>
            <text:p>  CURLcode result;</text:p>
            <text:p/>
            <text:p>  result = Curl_auth_create_spnego_message(conn-&gt;data, neg_ctx, &amp;base64, &amp;len);</text:p>
            <text:p>  if(result)</text:p>
            <text:p>    return result;</text:p>
            <text:p/>
            <text:p>  userp = aprintf("%sAuthorization: Negotiate %s\r\n", proxy ? "Proxy-" : "",</text:p>
            <text:p>                  base64);</text:p>
            <text:p/>
            <text:p>  if(proxy) {</text:p>
            <text:p>    Curl_safefree(conn-&gt;allocptr.proxyuserpwd);</text:p>
            <text:p>    conn-&gt;allocptr.proxyuserpwd = userp;</text:p>
            <text:p/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[151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proxy.c</text:p>
          </table:table-cell>
          <table:table-cell office:value-type="string" calcext:value-type="string">
            <text:p>second/download/CMake/CMake-old-new/Kitware_CMake_old_file_177.cpp</text:p>
          </table:table-cell>
          <table:table-cell office:value-type="string" calcext:value-type="string">
            <text:p>second/download/CMake/CMake-old-new/Kitware_CMake_new_file_177.cpp</text:p>
          </table:table-cell>
          <table:table-cell office:value-type="string" calcext:value-type="string">
            <text:p>second/download/CMake/CMake-old-new/Kitware_CMake_old_hunk_344.cpp</text:p>
          </table:table-cell>
          <table:table-cell office:value-type="string" calcext:value-type="string">
            <text:p>second/download/CMake/CMake-old-new/Kitware_CMake_new_hunk_344.cpp</text:p>
          </table:table-cell>
          <table:table-cell office:value-type="string" calcext:value-type="string">
            <text:p/>
            <text:p>      if(!result) {</text:p>
            <text:p>        char *host=(char *)"";</text:p>
            <text:p>        const char *proxyconn="";</text:p>
            <text:p>        const char *useragent="";</text:p>
            <text:p>        const char *http = (conn-&gt;proxytype == CURLPROXY_HTTP_1_0) ?</text:p>
            <text:p>          "1.0" : "1.1";</text:p>
            <text:p>        char *hostheader= /* host:port with IPv6 support */</text:p>
            <text:p>          aprintf("%s%s%s:%hu", conn-&gt;bits.ipv6_ip?"[":"",</text:p>
            <text:p>                  hostname, conn-&gt;bits.ipv6_ip?"]":"",</text:p>
            <text:p>                  remote_port);</text:p>
            <text:p>        if(!hostheader) {</text:p>
            <text:p>          Curl_add_buffer_free(req_buffer);</text:p>
            <text:p/>
          </table:table-cell>
          <table:table-cell office:value-type="string" calcext:value-type="string">
            <text:p/>
            <text:p>      if(!result) {</text:p>
            <text:p>        char *host=(char *)"";</text:p>
            <text:p>        const char *useragent="";</text:p>
            <text:p>        const char *http = (conn-&gt;proxytype == CURLPROXY_HTTP_1_0) ?</text:p>
            <text:p>          "1.0" : "1.1";</text:p>
            <text:p>        bool ipv6_ip = conn-&gt;bits.ipv6_ip;</text:p>
            <text:p>        char *hostheader;</text:p>
            <text:p/>
            <text:p>        /* the hostname may be different */</text:p>
            <text:p>        if(hostname != conn-&gt;host.name)</text:p>
            <text:p>          ipv6_ip = (strchr(hostname, ':') != NULL);</text:p>
            <text:p>        hostheader= /* host:port with IPv6 support */</text:p>
            <text:p>          aprintf("%s%s%s:%hu", ipv6_ip?"[":"", hostname, ipv6_ip?"]":"",</text:p>
            <text:p>                  remote_port);</text:p>
            <text:p>        if(!hostheader) {</text:p>
            <text:p>          Curl_add_buffer_free(req_buffer);</text:p>
            <text:p/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mprintf.c</text:p>
          </table:table-cell>
          <table:table-cell office:value-type="string" calcext:value-type="string">
            <text:p>second/download/CMake/CMake-old-new/Kitware_CMake_old_file_178.cpp</text:p>
          </table:table-cell>
          <table:table-cell office:value-type="string" calcext:value-type="string">
            <text:p>second/download/CMake/CMake-old-new/Kitware_CMake_new_file_178.cpp</text:p>
          </table:table-cell>
          <table:table-cell office:value-type="string" calcext:value-type="string">
            <text:p>second/download/CMake/CMake-old-new/Kitware_CMake_old_hunk_345.cpp</text:p>
          </table:table-cell>
          <table:table-cell office:value-type="string" calcext:value-type="string">
            <text:p>second/download/CMake/CMake-old-new/Kitware_CMake_new_hunk_345.cpp</text:p>
          </table:table-cell>
          <table:table-cell office:value-type="string" calcext:value-type="string">
            <text:p> *</text:p>
            <text:p> * If you ever want truly portable and good *printf() clones, the project that</text:p>
            <text:p> * took on from here is named 'Trio' and you find more details on the trio web</text:p>
            <text:p> * page at http://daniel.haxx.se/trio/</text:p>
            <text:p> */</text:p>
            <text:p/>
            <text:p>#include "curl_setup.h"</text:p>
            <text:p/>
            <text:p>#if defined(DJGPP) &amp;&amp; (DJGPP_MINOR &lt; 4)</text:p>
            <text:p>#undef _MPRINTF_REPLACE /* don't use x_was_used() here */</text:p>
            <text:p>#endif</text:p>
            <text:p/>
            <text:p>#include &lt;curl/mprintf.h&gt;</text:p>
            <text:p/>
            <text:p>#include "curl_memory.h"</text:p>
            <text:p/>
          </table:table-cell>
          <table:table-cell office:value-type="string" calcext:value-type="string">
            <text:p> *</text:p>
            <text:p> * If you ever want truly portable and good *printf() clones, the project that</text:p>
            <text:p> * took on from here is named 'Trio' and you find more details on the trio web</text:p>
            <text:p> * page at https://daniel.haxx.se/projects/trio/</text:p>
            <text:p> */</text:p>
            <text:p/>
            <text:p>#include "curl_setup.h"</text:p>
            <text:p>#include &lt;curl/mprintf.h&gt;</text:p>
            <text:p/>
            <text:p>#include "curl_memory.h"</text:p>
            <text:p/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multi.c</text:p>
          </table:table-cell>
          <table:table-cell office:value-type="string" calcext:value-type="string">
            <text:p>second/download/CMake/CMake-old-new/Kitware_CMake_old_file_179.cpp</text:p>
          </table:table-cell>
          <table:table-cell office:value-type="string" calcext:value-type="string">
            <text:p>second/download/CMake/CMake-old-new/Kitware_CMake_new_file_179.cpp</text:p>
          </table:table-cell>
          <table:table-cell office:value-type="string" calcext:value-type="string">
            <text:p>second/download/CMake/CMake-old-new/Kitware_CMake_old_hunk_346.cpp</text:p>
          </table:table-cell>
          <table:table-cell office:value-type="string" calcext:value-type="string">
            <text:p>second/download/CMake/CMake-old-new/Kitware_CMake_new_hunk_346.cpp</text:p>
          </table:table-cell>
          <table:table-cell office:value-type="string" calcext:value-type="string">
            <text:p>}</text:p>
            <text:p/>
            <text:p>#ifdef DEBUGBUILD</text:p>
            <text:p>void Curl_multi_dump(const struct Curl_multi *multi_handle)</text:p>
            <text:p>{</text:p>
            <text:p>  struct Curl_multi *multi=(struct Curl_multi *)multi_handle;</text:p>
            <text:p>  struct SessionHandle *data;</text:p>
            <text:p>  int i;</text:p>
            <text:p>  fprintf(stderr, "* Multi status: %d handles, %d alive\n",</text:p>
            <text:p>          multi-&gt;num_easy, multi-&gt;num_alive);</text:p>
            <text:p/>
          </table:table-cell>
          <table:table-cell office:value-type="string" calcext:value-type="string">
            <text:p>}</text:p>
            <text:p/>
            <text:p>#ifdef DEBUGBUILD</text:p>
            <text:p>void Curl_multi_dump(struct Curl_multi *multi)</text:p>
            <text:p>{</text:p>
            <text:p>  struct Curl_easy *data;</text:p>
            <text:p>  int i;</text:p>
            <text:p>  fprintf(stderr, "* Multi status: %d handles, %d alive\n",</text:p>
            <text:p>          multi-&gt;num_easy, multi-&gt;num_alive);</text:p>
            <text:p/>
          </table:table-cell>
          <table:table-cell office:value-type="float" office:value="2789" calcext:value-type="float">
            <text:p>278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endf.c</text:p>
          </table:table-cell>
          <table:table-cell office:value-type="string" calcext:value-type="string">
            <text:p>second/download/CMake/CMake-old-new/Kitware_CMake_old_file_180.cpp</text:p>
          </table:table-cell>
          <table:table-cell office:value-type="string" calcext:value-type="string">
            <text:p>second/download/CMake/CMake-old-new/Kitware_CMake_new_file_180.cpp</text:p>
          </table:table-cell>
          <table:table-cell office:value-type="string" calcext:value-type="string">
            <text:p>second/download/CMake/CMake-old-new/Kitware_CMake_old_hunk_347.cpp</text:p>
          </table:table-cell>
          <table:table-cell office:value-type="string" calcext:value-type="string">
            <text:p>second/download/CMake/CMake-old-new/Kitware_CMake_new_hunk_347.cpp</text:p>
          </table:table-cell>
          <table:table-cell office:value-type="string" calcext:value-type="string">
            <text:p> * The message SHALL NOT include any LF or CR.</text:p>
            <text:p> */</text:p>
            <text:p/>
            <text:p>void Curl_failf(struct SessionHandle *data, const char *fmt, ...)</text:p>
            <text:p>{</text:p>
            <text:p>  va_list ap;</text:p>
            <text:p>  size_t len;</text:p>
            <text:p/>
          </table:table-cell>
          <table:table-cell office:value-type="string" calcext:value-type="string">
            <text:p> * The message SHALL NOT include any LF or CR.</text:p>
            <text:p> */</text:p>
            <text:p/>
            <text:p>void Curl_failf(struct Curl_easy *data, const char *fmt, ...)</text:p>
            <text:p>{</text:p>
            <text:p>  va_list ap;</text:p>
            <text:p>  size_t len;</text:p>
            <text:p/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sendf.h</text:p>
          </table:table-cell>
          <table:table-cell office:value-type="string" calcext:value-type="string">
            <text:p>second/download/CMake/CMake-old-new/Kitware_CMake_old_file_181.cpp</text:p>
          </table:table-cell>
          <table:table-cell office:value-type="string" calcext:value-type="string">
            <text:p>second/download/CMake/CMake-old-new/Kitware_CMake_new_file_181.cpp</text:p>
          </table:table-cell>
          <table:table-cell office:value-type="string" calcext:value-type="string">
            <text:p>second/download/CMake/CMake-old-new/Kitware_CMake_old_hunk_348.cpp</text:p>
          </table:table-cell>
          <table:table-cell office:value-type="string" calcext:value-type="string">
            <text:p>second/download/CMake/CMake-old-new/Kitware_CMake_new_hunk_348.cpp</text:p>
          </table:table-cell>
          <table:table-cell office:value-type="string" calcext:value-type="string">
            <text:p/>
            <text:p>CURLcode Curl_sendf(curl_socket_t sockfd, struct connectdata *,</text:p>
            <text:p>                    const char *fmt, ...);</text:p>
            <text:p>void Curl_infof(struct SessionHandle *, const char *fmt, ...);</text:p>
            <text:p>void Curl_failf(struct SessionHandle *, const char *fmt, ...);</text:p>
            <text:p/>
            <text:p>#if defined(CURL_DISABLE_VERBOSE_STRINGS)</text:p>
            <text:p/>
            <text:p/>
          </table:table-cell>
          <table:table-cell office:value-type="string" calcext:value-type="string">
            <text:p/>
            <text:p>CURLcode Curl_sendf(curl_socket_t sockfd, struct connectdata *,</text:p>
            <text:p>                    const char *fmt, ...);</text:p>
            <text:p>void Curl_infof(struct Curl_easy *, const char *fmt, ...);</text:p>
            <text:p>void Curl_failf(struct Curl_easy *, const char *fmt, ...);</text:p>
            <text:p/>
            <text:p>#if defined(CURL_DISABLE_VERBOSE_STRINGS)</text:p>
            <text:p/>
            <text:p/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7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tftp.c</text:p>
          </table:table-cell>
          <table:table-cell office:value-type="string" calcext:value-type="string">
            <text:p>second/download/CMake/CMake-old-new/Kitware_CMake_old_file_182.cpp</text:p>
          </table:table-cell>
          <table:table-cell office:value-type="string" calcext:value-type="string">
            <text:p>second/download/CMake/CMake-old-new/Kitware_CMake_new_file_182.cpp</text:p>
          </table:table-cell>
          <table:table-cell office:value-type="string" calcext:value-type="string">
            <text:p>second/download/CMake/CMake-old-new/Kitware_CMake_old_hunk_349.cpp</text:p>
          </table:table-cell>
          <table:table-cell office:value-type="string" calcext:value-type="string">
            <text:p>second/download/CMake/CMake-old-new/Kitware_CMake_new_hunk_349.cpp</text:p>
          </table:table-cell>
          <table:table-cell office:value-type="string" calcext:value-type="string">
            <text:p>             "%s%c%s%c", filename, '\0',  mode, '\0');</text:p>
            <text:p>    sbytes = 4  strlen(filename)  strlen(mode);</text:p>
            <text:p/>
            <text:p>    /* add tsize option */</text:p>
            <text:p>    if(data-&gt;set.upload &amp;&amp; (data-&gt;state.infilesize != -1))</text:p>
            <text:p>      snprintf(buf, sizeof(buf), "%" CURL_FORMAT_CURL_OFF_T,</text:p>
            <text:p>               data-&gt;state.infilesize);</text:p>
            <text:p>    else</text:p>
            <text:p>      strcpy(buf, "0"); /* the destination is large enough */</text:p>
            <text:p/>
            <text:p>    sbytes = tftp_option_add(state, sbytes,</text:p>
            <text:p>                              (char *)state-&gt;spacket.data놼굺�,</text:p>
            <text:p>                              TFTP_OPTION_TSIZE);</text:p>
            <text:p>    sbytes = tftp_option_add(state, sbytes,</text:p>
            <text:p>                              (char *)state-&gt;spacket.data놼굺�, buf);</text:p>
            <text:p>    /* add blksize option */</text:p>
            <text:p>    snprintf( buf, sizeof(buf), "%d", state-&gt;requested_blksize );</text:p>
            <text:p>    sbytes = tftp_option_add(state, sbytes,</text:p>
            <text:p>                              (char *)state-&gt;spacket.data놼굺�,</text:p>
            <text:p>                              TFTP_OPTION_BLKSIZE);</text:p>
            <text:p>    sbytes = tftp_option_add(state, sbytes,</text:p>
            <text:p>                              (char *)state-&gt;spacket.data놼굺�, buf );</text:p>
            <text:p/>
            <text:p>    /* add timeout option */</text:p>
            <text:p>    snprintf( buf, sizeof(buf), "%d", state-&gt;retry_time);</text:p>
            <text:p>    sbytes = tftp_option_add(state, sbytes,</text:p>
            <text:p>                              (char *)state-&gt;spacket.data놼굺�,</text:p>
            <text:p>                              TFTP_OPTION_INTERVAL);</text:p>
            <text:p>    sbytes = tftp_option_add(state, sbytes,</text:p>
            <text:p>                              (char *)state-&gt;spacket.data놼굺�, buf );</text:p>
            <text:p/>
            <text:p>    /* the typecase for the 3rd argument is mostly for systems that do</text:p>
            <text:p>       not have a size_t argument, like older unixes that want an 'int' */</text:p>
            <text:p/>
          </table:table-cell>
          <table:table-cell office:value-type="string" calcext:value-type="string">
            <text:p>             "%s%c%s%c", filename, '\0',  mode, '\0');</text:p>
            <text:p>    sbytes = 4  strlen(filename)  strlen(mode);</text:p>
            <text:p/>
            <text:p>    /* optional addition of TFTP options */</text:p>
            <text:p>    if(!data-&gt;set.tftp_no_options) {</text:p>
            <text:p>      /* add tsize option */</text:p>
            <text:p>      if(data-&gt;set.upload &amp;&amp; (data-&gt;state.infilesize != -1))</text:p>
            <text:p>        snprintf(buf, sizeof(buf), "%" CURL_FORMAT_CURL_OFF_T,</text:p>
            <text:p>                 data-&gt;state.infilesize);</text:p>
            <text:p>      else</text:p>
            <text:p>        strcpy(buf, "0"); /* the destination is large enough */</text:p>
            <text:p/>
            <text:p>      sbytes = tftp_option_add(state, sbytes,</text:p>
            <text:p>                                (char *)state-&gt;spacket.data놼굺�,</text:p>
            <text:p>                                TFTP_OPTION_TSIZE);</text:p>
            <text:p>      sbytes = tftp_option_add(state, sbytes,</text:p>
            <text:p>                                (char *)state-&gt;spacket.data놼굺�, buf);</text:p>
            <text:p>      /* add blksize option */</text:p>
            <text:p>      snprintf(buf, sizeof(buf), "%d", state-&gt;requested_blksize);</text:p>
            <text:p>      sbytes = tftp_option_add(state, sbytes,</text:p>
            <text:p>                                (char *)state-&gt;spacket.data놼굺�,</text:p>
            <text:p>                                TFTP_OPTION_BLKSIZE);</text:p>
            <text:p>      sbytes = tftp_option_add(state, sbytes,</text:p>
            <text:p>                                (char *)state-&gt;spacket.data놼굺�, buf);</text:p>
            <text:p/>
            <text:p>      /* add timeout option */</text:p>
            <text:p>      snprintf(buf, sizeof(buf), "%d", state-&gt;retry_time);</text:p>
            <text:p>      sbytes = tftp_option_add(state, sbytes,</text:p>
            <text:p>                                (char *)state-&gt;spacket.data놼굺�,</text:p>
            <text:p>                                TFTP_OPTION_INTERVAL);</text:p>
            <text:p>      sbytes = tftp_option_add(state, sbytes,</text:p>
            <text:p>                                (char *)state-&gt;spacket.data놼굺�, buf);</text:p>
            <text:p>    }</text:p>
            <text:p/>
            <text:p>    /* the typecase for the 3rd argument is mostly for systems that do</text:p>
            <text:p>       not have a size_t argument, like older unixes that want an 'int' */</text:p>
            <text:p/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[5, 16, 24]</text:p>
          </table:table-cell>
          <table:table-cell office:value-type="string" calcext:value-type="string">
            <text:p>[]</text:p>
          </table:table-cell>
        </table:table-row>
        <table:table-row table:style-name="ro5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base64.c</text:p>
          </table:table-cell>
          <table:table-cell office:value-type="string" calcext:value-type="string">
            <text:p>second/download/CMake/CMake-old-new/Kitware_CMake_old_file_183.cpp</text:p>
          </table:table-cell>
          <table:table-cell office:value-type="string" calcext:value-type="string">
            <text:p>second/download/CMake/CMake-old-new/Kitware_CMake_new_file_183.cpp</text:p>
          </table:table-cell>
          <table:table-cell office:value-type="string" calcext:value-type="string">
            <text:p>second/download/CMake/CMake-old-new/Kitware_CMake_old_hunk_350.cpp</text:p>
          </table:table-cell>
          <table:table-cell office:value-type="string" calcext:value-type="string">
            <text:p>second/download/CMake/CMake-old-new/Kitware_CMake_new_hunk_350.cpp</text:p>
          </table:table-cell>
          <table:table-cell office:value-type="string" calcext:value-type="string">
            <text:p>               table64[obuf[0]],</text:p>
            <text:p>               table64[obuf[1]]);</text:p>
            <text:p>      break;</text:p>
            <text:p>    case 2: /* two bytes read */</text:p>
            <text:p>      snprintf(output, 5, "%c%c%c=",</text:p>
            <text:p>               table64[obuf[0]],</text:p>
            <text:p>               table64[obuf[1]],</text:p>
            <text:p>               table64[obuf[2]]);</text:p>
            <text:p>      break;</text:p>
            <text:p>    default:</text:p>
            <text:p>      snprintf(output, 5, "%c%c%c%c",</text:p>
            <text:p>               table64[obuf[0]],</text:p>
            <text:p>               table64[obuf[1]],</text:p>
            <text:p>               table64[obuf[2]],</text:p>
            <text:p>               table64[obuf[3]] );</text:p>
            <text:p>      break;</text:p>
            <text:p>    }</text:p>
            <text:p>    output = 4;</text:p>
            <text:p>  }</text:p>
            <text:p>  *output = '\0';</text:p>
            <text:p>  *outptr = base64data; /* return pointer to new data, allocated memory */</text:p>
            <text:p/>
            <text:p>  free(convbuf);</text:p>
            <text:p/>
            <text:p>  *outlen = strlen(base64data); /* return the length of the new data */</text:p>
            <text:p/>
            <text:p>  return CURLE_OK;</text:p>
            <text:p>}</text:p>
            <text:p/>
          </table:table-cell>
          <table:table-cell office:value-type="string" calcext:value-type="string">
            <text:p>               table64[obuf[0]],</text:p>
            <text:p>               table64[obuf[1]]);</text:p>
            <text:p>      break;</text:p>
            <text:p/>
            <text:p>    case 2: /* two bytes read */</text:p>
            <text:p>      snprintf(output, 5, "%c%c%c=",</text:p>
            <text:p>               table64[obuf[0]],</text:p>
            <text:p>               table64[obuf[1]],</text:p>
            <text:p>               table64[obuf[2]]);</text:p>
            <text:p>      break;</text:p>
            <text:p/>
            <text:p>    default:</text:p>
            <text:p>      snprintf(output, 5, "%c%c%c%c",</text:p>
            <text:p>               table64[obuf[0]],</text:p>
            <text:p>               table64[obuf[1]],</text:p>
            <text:p>               table64[obuf[2]],</text:p>
            <text:p>               table64[obuf[3]]);</text:p>
            <text:p>      break;</text:p>
            <text:p>    }</text:p>
            <text:p>    output = 4;</text:p>
            <text:p>  }</text:p>
            <text:p/>
            <text:p>  /* Zero terminate */</text:p>
            <text:p>  *output = '\0';</text:p>
            <text:p/>
            <text:p>  /* Return the pointer to the new data (allocated memory) */</text:p>
            <text:p>  *outptr = base64data;</text:p>
            <text:p/>
            <text:p>  free(convbuf);</text:p>
            <text:p/>
            <text:p>  /* Return the length of the new data */</text:p>
            <text:p>  *outlen = strlen(base64data);</text:p>
            <text:p/>
            <text:p>  return CURLE_OK;</text:p>
            <text:p>}</text:p>
            <text:p/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onncache.c</text:p>
          </table:table-cell>
          <table:table-cell office:value-type="string" calcext:value-type="string">
            <text:p>second/download/CMake/CMake-old-new/Kitware_CMake_old_file_184.cpp</text:p>
          </table:table-cell>
          <table:table-cell office:value-type="string" calcext:value-type="string">
            <text:p>second/download/CMake/CMake-old-new/Kitware_CMake_new_file_184.cpp</text:p>
          </table:table-cell>
          <table:table-cell office:value-type="string" calcext:value-type="string">
            <text:p>second/download/CMake/CMake-old-new/Kitware_CMake_old_hunk_351.cpp</text:p>
          </table:table-cell>
          <table:table-cell office:value-type="string" calcext:value-type="string">
            <text:p>second/download/CMake/CMake-old-new/Kitware_CMake_new_hunk_351.cpp</text:p>
          </table:table-cell>
          <table:table-cell office:value-type="string" calcext:value-type="string">
            <text:p>/* returns an allocated key to find a bundle for this connection */</text:p>
            <text:p>static char *hashkey(struct connectdata *conn)</text:p>
            <text:p>{</text:p>
            <text:p>  return aprintf("%s:%d",</text:p>
            <text:p>                 conn-&gt;bits.proxy?conn-&gt;proxy.name:conn-&gt;host.name,</text:p>
            <text:p>                 conn-&gt;localport);</text:p>
            <text:p>}</text:p>
            <text:p/>
            <text:p>/* Look up the bundle with all the connections to the same host this</text:p>
            <text:p/>
          </table:table-cell>
          <table:table-cell office:value-type="string" calcext:value-type="string">
            <text:p>/* returns an allocated key to find a bundle for this connection */</text:p>
            <text:p>static char *hashkey(struct connectdata *conn)</text:p>
            <text:p>{</text:p>
            <text:p>  const char *hostname;</text:p>
            <text:p/>
            <text:p>  if(conn-&gt;bits.proxy)</text:p>
            <text:p>    hostname = conn-&gt;proxy.name;</text:p>
            <text:p>  else if(conn-&gt;bits.conn_to_host)</text:p>
            <text:p>    hostname = conn-&gt;conn_to_host.name;</text:p>
            <text:p>  else</text:p>
            <text:p>    hostname = conn-&gt;host.name;</text:p>
            <text:p/>
            <text:p>  return aprintf("%s:%d", hostname, conn-&gt;port);</text:p>
            <text:p>}</text:p>
            <text:p/>
            <text:p>/* Look up the bundle with all the connections to the same host this</text:p>
            <text:p/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8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ookie.c</text:p>
          </table:table-cell>
          <table:table-cell office:value-type="string" calcext:value-type="string">
            <text:p>second/download/CMake/CMake-old-new/Kitware_CMake_old_file_185.cpp</text:p>
          </table:table-cell>
          <table:table-cell office:value-type="string" calcext:value-type="string">
            <text:p>second/download/CMake/CMake-old-new/Kitware_CMake_new_file_185.cpp</text:p>
          </table:table-cell>
          <table:table-cell office:value-type="string" calcext:value-type="string">
            <text:p>second/download/CMake/CMake-old-new/Kitware_CMake_old_hunk_352.cpp</text:p>
          </table:table-cell>
          <table:table-cell office:value-type="string" calcext:value-type="string">
            <text:p>second/download/CMake/CMake-old-new/Kitware_CMake_new_hunk_352.cpp</text:p>
          </table:table-cell>
          <table:table-cell office:value-type="string" calcext:value-type="string">
            <text:p>      return 1; /* failure */</text:p>
            <text:p>  }</text:p>
            <text:p/>
            <text:p>  if(c) {</text:p>
            <text:p>    char *format_ptr;</text:p>
            <text:p/>
            <text:p>    fputs("# Netscape HTTP Cookie File\n"</text:p>
            <text:p>          "# http://curl.haxx.se/docs/http-cookies.html\n"</text:p>
            <text:p>          "# This file was generated by libcurl! Edit at your own risk.\n\n",</text:p>
            <text:p>          out);</text:p>
            <text:p/>
            <text:p>    for(co = c-&gt;cookies; co; co = co-&gt;next) {</text:p>
            <text:p>      if(!co-&gt;domain)</text:p>
            <text:p>        continue;</text:p>
            <text:p>      format_ptr = get_netscape_format(co);</text:p>
            <text:p>      if(format_ptr == NULL) {</text:p>
            <text:p>        fprintf(out, "#\n# Fatal libcurl error\n");</text:p>
            <text:p>        if(!use_stdout)</text:p>
            <text:p>          fclose(out);</text:p>
            <text:p>        return 1;</text:p>
            <text:p>      }</text:p>
            <text:p>      fprintf(out, "%s\n", format_ptr);</text:p>
            <text:p>      free(format_ptr);</text:p>
            <text:p>    }</text:p>
            <text:p>  }</text:p>
            <text:p/>
            <text:p>  if(!use_stdout)</text:p>
            <text:p/>
          </table:table-cell>
          <table:table-cell office:value-type="string" calcext:value-type="string">
            <text:p>      return 1; /* failure */</text:p>
            <text:p>  }</text:p>
            <text:p/>
            <text:p>  fputs("# Netscape HTTP Cookie File\n"</text:p>
            <text:p>        "# https://curl.haxx.se/docs/http-cookies.html\n"</text:p>
            <text:p>        "# This file was generated by libcurl! Edit at your own risk.\n\n",</text:p>
            <text:p>        out);</text:p>
            <text:p/>
            <text:p>  for(co = c-&gt;cookies; co; co = co-&gt;next) {</text:p>
            <text:p>    if(!co-&gt;domain)</text:p>
            <text:p>      continue;</text:p>
            <text:p>    format_ptr = get_netscape_format(co);</text:p>
            <text:p>    if(format_ptr == NULL) {</text:p>
            <text:p>      fprintf(out, "#\n# Fatal libcurl error\n");</text:p>
            <text:p>      if(!use_stdout)</text:p>
            <text:p>        fclose(out);</text:p>
            <text:p>      return 1;</text:p>
            <text:p>    }</text:p>
            <text:p>    fprintf(out, "%s\n", format_ptr);</text:p>
            <text:p>    free(format_ptr);</text:p>
            <text:p>  }</text:p>
            <text:p/>
            <text:p>  if(!use_stdout)</text:p>
            <text:p/>
          </table:table-cell>
          <table:table-cell office:value-type="float" office:value="1267" calcext:value-type="float">
            <text:p>1267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[16, 21]</text:p>
          </table:table-cell>
          <table:table-cell office:value-type="string" calcext:value-type="string">
            <text:p>[]</text:p>
          </table:table-cell>
        </table:table-row>
        <table:table-row table:style-name="ro5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url_sasl.c</text:p>
          </table:table-cell>
          <table:table-cell office:value-type="string" calcext:value-type="string">
            <text:p>second/download/CMake/CMake-old-new/Kitware_CMake_old_file_186.cpp</text:p>
          </table:table-cell>
          <table:table-cell office:value-type="string" calcext:value-type="string">
            <text:p>second/download/CMake/CMake-old-new/Kitware_CMake_new_file_186.cpp</text:p>
          </table:table-cell>
          <table:table-cell office:value-type="string" calcext:value-type="string">
            <text:p>second/download/CMake/CMake-old-new/Kitware_CMake_old_hunk_353.cpp</text:p>
          </table:table-cell>
          <table:table-cell office:value-type="string" calcext:value-type="string">
            <text:p>second/download/CMake/CMake-old-new/Kitware_CMake_new_hunk_353.cpp</text:p>
          </table:table-cell>
          <table:table-cell office:value-type="string" calcext:value-type="string">
            <text:p>  size_t        len;   /* Name length */</text:p>
            <text:p>  unsigned int  bit;   /* Flag bit */</text:p>
            <text:p>} mechtable[] = {</text:p>
            <text:p>  { "LOGIN",      5,  SASL_MECH_LOGIN },</text:p>
            <text:p>  { "PLAIN",      5,  SASL_MECH_PLAIN },</text:p>
            <text:p>  { "CRAM-MD5",   8,  SASL_MECH_CRAM_MD5 },</text:p>
            <text:p>  { "DIGEST-MD5", 10, SASL_MECH_DIGEST_MD5 },</text:p>
            <text:p>  { "GSSAPI",     6,  SASL_MECH_GSSAPI },</text:p>
            <text:p>  { "EXTERNAL",   8,  SASL_MECH_EXTERNAL },</text:p>
            <text:p>  { "NTLM",       4,  SASL_MECH_NTLM },</text:p>
            <text:p>  { "XOAUTH2",    7,  SASL_MECH_XOAUTH2 },</text:p>
            <text:p>  { ZERO_NULL,    0,  0 }</text:p>
            <text:p>};</text:p>
            <text:p/>
            <text:p>#if !defined(CURL_DISABLE_CRYPTO_AUTH) &amp;&amp; !defined(USE_WINDOWS_SSPI)</text:p>
            <text:p>#define DIGEST_QOP_VALUE_AUTH             (1 &lt;&lt; 0)</text:p>
            <text:p>#define DIGEST_QOP_VALUE_AUTH_INT         (1 &lt;&lt; 1)</text:p>
            <text:p>#define DIGEST_QOP_VALUE_AUTH_CONF        (1 &lt;&lt; 2)</text:p>
            <text:p/>
            <text:p>#define DIGEST_QOP_VALUE_STRING_AUTH      "auth"</text:p>
            <text:p>#define DIGEST_QOP_VALUE_STRING_AUTH_INT  "auth-int"</text:p>
            <text:p>#define DIGEST_QOP_VALUE_STRING_AUTH_CONF "auth-conf"</text:p>
            <text:p/>
            <text:p>/* The CURL_OUTPUT_DIGEST_CONV macro below is for non-ASCII machines.</text:p>
            <text:p>   It converts digest text to ASCII so the MD5 will be correct for</text:p>
            <text:p>   what ultimately goes over the network.</text:p>
            <text:p>*/</text:p>
            <text:p>#define CURL_OUTPUT_DIGEST_CONV(a, b) \</text:p>
            <text:p>  result = Curl_convert_to_network(a, (char *)b, strlen((const char*)b)); \</text:p>
            <text:p>  if(result) { \</text:p>
            <text:p>    free(b); \</text:p>
            <text:p>    return result; \</text:p>
            <text:p>  }</text:p>
            <text:p/>
            <text:p>#endif</text:p>
            <text:p/>
            <text:p>#if !defined(CURL_DISABLE_CRYPTO_AUTH)</text:p>
            <text:p>/*</text:p>
            <text:p> * Returns 0 on success and then the buffers are filled in fine.</text:p>
            <text:p> *</text:p>
            <text:p> * Non-zero means failure to parse.</text:p>
            <text:p> */</text:p>
            <text:p>int Curl_sasl_digest_get_pair(const char *str, char *value, char *content,</text:p>
            <text:p>                              const char **endptr)</text:p>
            <text:p>{</text:p>
            <text:p>  int c;</text:p>
            <text:p>  bool starts_with_quote = FALSE;</text:p>
            <text:p>  bool escape = FALSE;</text:p>
            <text:p/>
            <text:p>  for(c = DIGEST_MAX_VALUE_LENGTH - 1; (*str &amp;&amp; (*str != '=') &amp;&amp; c--); )</text:p>
            <text:p>    *value� = *str�;</text:p>
            <text:p>  *value = 0;</text:p>
            <text:p/>
            <text:p>  if('=' != *str�)</text:p>
            <text:p>    /* eek, no match */</text:p>
            <text:p>    return 1;</text:p>
            <text:p/>
            <text:p>  if('\"' == *str) {</text:p>
            <text:p>    /* this starts with a quote so it must end with one as well! */</text:p>
            <text:p>    str�;</text:p>
            <text:p>    starts_with_quote = TRUE;</text:p>
            <text:p>  }</text:p>
            <text:p/>
            <text:p>  for(c = DIGEST_MAX_CONTENT_LENGTH - 1; *str &amp;&amp; c--; str�) {</text:p>
            <text:p>    switch(*str) {</text:p>
            <text:p>    case '\\':</text:p>
            <text:p>      if(!escape) {</text:p>
            <text:p>        /* possibly the start of an escaped quote */</text:p>
            <text:p>        escape = TRUE;</text:p>
            <text:p>        *content� = '\\'; /* even though this is an escape character, we still</text:p>
            <text:p>                              store it as-is in the target buffer */</text:p>
            <text:p>        continue;</text:p>
            <text:p>      }</text:p>
            <text:p>      break;</text:p>
            <text:p>    case ',':</text:p>
            <text:p>      if(!starts_with_quote) {</text:p>
            <text:p>        /* this signals the end of the content if we didn't get a starting</text:p>
            <text:p>           quote and then we do "sloppy" parsing */</text:p>
            <text:p>        c = 0; /* the end */</text:p>
            <text:p>        continue;</text:p>
            <text:p>      }</text:p>
            <text:p>      break;</text:p>
            <text:p>    case '\r':</text:p>
            <text:p>    case '\n':</text:p>
            <text:p>      /* end of string */</text:p>
            <text:p>      c = 0;</text:p>
            <text:p>      continue;</text:p>
            <text:p>    case '\"':</text:p>
            <text:p>      if(!escape &amp;&amp; starts_with_quote) {</text:p>
            <text:p>        /* end of string */</text:p>
            <text:p>        c = 0;</text:p>
            <text:p>        continue;</text:p>
            <text:p>      }</text:p>
            <text:p>      break;</text:p>
            <text:p>    }</text:p>
            <text:p>    escape = FALSE;</text:p>
            <text:p>    *content� = *str;</text:p>
            <text:p>  }</text:p>
            <text:p>  *content = 0;</text:p>
            <text:p/>
            <text:p>  *endptr = str;</text:p>
            <text:p/>
            <text:p>  return 0; /* all is fine! */</text:p>
            <text:p>}</text:p>
            <text:p>#endif</text:p>
            <text:p/>
            <text:p>#if !defined(CURL_DISABLE_CRYPTO_AUTH) &amp;&amp; !defined(USE_WINDOWS_SSPI)</text:p>
            <text:p>/* Convert md5 chunk to RFC2617 (section 3.1.3) -suitable ascii string*/</text:p>
            <text:p>static void sasl_digest_md5_to_ascii(unsigned char *source, /* 16 bytes */</text:p>
            <text:p>                                     unsigned char *dest) /* 33 bytes */</text:p>
            <text:p>{</text:p>
            <text:p>  int i;</text:p>
            <text:p>  for(i = 0; i &lt; 16; i�)</text:p>
            <text:p>    snprintf((char *)&amp;dest[i*2], 3, "%02x", source[i]);</text:p>
            <text:p>}</text:p>
            <text:p/>
            <text:p>/* Perform quoted-string escaping as described in RFC2616 and its errata */</text:p>
            <text:p>static char *sasl_digest_string_quoted(const char *source)</text:p>
            <text:p>{</text:p>
            <text:p>  char *dest, *d;</text:p>
            <text:p>  const char *s = source;</text:p>
            <text:p>  size_t n = 1; /* null terminator */</text:p>
            <text:p/>
            <text:p>  /* Calculate size needed */</text:p>
            <text:p>  while(*s) {</text:p>
            <text:p>    �;</text:p>
            <text:p>    if(*s == '"' || *s == '\\') {</text:p>
            <text:p>      �;</text:p>
            <text:p>    }</text:p>
            <text:p>    �;</text:p>
            <text:p>  }</text:p>
            <text:p/>
            <text:p>  dest = malloc(n);</text:p>
            <text:p>  if(dest) {</text:p>
            <text:p>    s = source;</text:p>
            <text:p>    d = dest;</text:p>
            <text:p>    while(*s) {</text:p>
            <text:p>      if(*s == '"' || *s == '\\') {</text:p>
            <text:p>        *d� = '\\';</text:p>
            <text:p>      }</text:p>
            <text:p>      *d� = *s�;</text:p>
            <text:p>    }</text:p>
            <text:p>    *d = 0;</text:p>
            <text:p>  }</text:p>
            <text:p/>
            <text:p>  return dest;</text:p>
            <text:p>}</text:p>
            <text:p/>
            <text:p>/* Retrieves the value for a corresponding key from the challenge string</text:p>
            <text:p> * returns TRUE if the key could be found, FALSE if it does not exists</text:p>
            <text:p> */</text:p>
            <text:p>static bool sasl_digest_get_key_value(const char *chlg,</text:p>
            <text:p>                                      const char *key,</text:p>
            <text:p>                                      char *value,</text:p>
            <text:p>                                      size_t max_val_len,</text:p>
            <text:p>                                      char end_char)</text:p>
            <text:p>{</text:p>
            <text:p>  char *find_pos;</text:p>
            <text:p>  size_t i;</text:p>
            <text:p/>
            <text:p>  find_pos = strstr(chlg, key);</text:p>
            <text:p>  if(!find_pos)</text:p>
            <text:p>    return FALSE;</text:p>
            <text:p/>
            <text:p>  find_pos = strlen(key);</text:p>
            <text:p/>
            <text:p>  for(i = 0; *find_pos &amp;&amp; *find_pos != end_char &amp;&amp; i &lt; max_val_len - 1; �)</text:p>
            <text:p>    value[i] = *find_pos�;</text:p>
            <text:p>  value[i] = '\0';</text:p>
            <text:p/>
            <text:p>  return TRUE;</text:p>
            <text:p>}</text:p>
            <text:p/>
            <text:p>static CURLcode sasl_digest_get_qop_values(const char *options, int *value)</text:p>
            <text:p>{</text:p>
            <text:p>  char *tmp;</text:p>
            <text:p>  char *token;</text:p>
            <text:p>  char *tok_buf;</text:p>
            <text:p/>
            <text:p>  /* Initialise the output */</text:p>
            <text:p>  *value = 0;</text:p>
            <text:p/>
            <text:p>  /* Tokenise the list of qop values. Use a temporary clone of the buffer since</text:p>
            <text:p>     strtok_r() ruins it. */</text:p>
            <text:p>  tmp = strdup(options);</text:p>
            <text:p>  if(!tmp)</text:p>
            <text:p>    return CURLE_OUT_OF_MEMORY;</text:p>
            <text:p/>
            <text:p>  token = strtok_r(tmp, ",", &amp;tok_buf);</text:p>
            <text:p>  while(token != NULL) {</text:p>
            <text:p>    if(Curl_raw_equal(token, DIGEST_QOP_VALUE_STRING_AUTH))</text:p>
            <text:p>      *value |= DIGEST_QOP_VALUE_AUTH;</text:p>
            <text:p>    else if(Curl_raw_equal(token, DIGEST_QOP_VALUE_STRING_AUTH_INT))</text:p>
            <text:p>      *value |= DIGEST_QOP_VALUE_AUTH_INT;</text:p>
            <text:p>    else if(Curl_raw_equal(token, DIGEST_QOP_VALUE_STRING_AUTH_CONF))</text:p>
            <text:p>      *value |= DIGEST_QOP_VALUE_AUTH_CONF;</text:p>
            <text:p/>
            <text:p>    token = strtok_r(NULL, ",", &amp;tok_buf);</text:p>
            <text:p>  }</text:p>
            <text:p/>
            <text:p>  free(tmp);</text:p>
            <text:p/>
            <text:p>  return CURLE_OK;</text:p>
            <text:p>}</text:p>
            <text:p>#endif /* !CURL_DISABLE_CRYPTO_AUTH &amp;&amp; !USE_WINDOWS_SSPI */</text:p>
            <text:p/>
            <text:p>#if !defined(USE_WINDOWS_SSPI)</text:p>
            <text:p>/*</text:p>
            <text:p> * Curl_sasl_build_spn()</text:p>
            <text:p> *</text:p>
            <text:p> * This is used to build a SPN string in the format service/host.</text:p>
            <text:p> *</text:p>
            <text:p> * Parameters:</text:p>
            <text:p> *</text:p>
            <text:p> * service  [in] - The service type such as www, smtp, pop or imap.</text:p>
            <text:p> * host     [in] - The host name or realm.</text:p>
            <text:p> *</text:p>
            <text:p> * Returns a pointer to the newly allocated SPN.</text:p>
            <text:p> */</text:p>
            <text:p>char *Curl_sasl_build_spn(const char *service, const char *host)</text:p>
            <text:p>{</text:p>
            <text:p>  /* Generate and return our SPN */</text:p>
            <text:p>  return aprintf("%s/%s", service, host);</text:p>
            <text:p>}</text:p>
            <text:p>#endif</text:p>
            <text:p/>
            <text:p>/*</text:p>
            <text:p> * sasl_create_plain_message()</text:p>
            <text:p> *</text:p>
            <text:p> * This is used to generate an already encoded PLAIN message ready</text:p>
            <text:p> * for sending to the recipient.</text:p>
            <text:p> *</text:p>
            <text:p> * Parameters:</text:p>
            <text:p> *</text:p>
            <text:p> * data    [in]     - The session handle.</text:p>
            <text:p> * userp   [in]     - The user name.</text:p>
            <text:p> * passdwp [in]     - The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plain_message(struct SessionHandle *data,</text:p>
            <text:p>                                          const char *userp,</text:p>
            <text:p>                                          const char *passwdp,</text:p>
            <text:p>                                          char **outptr, size_t *outlen)</text:p>
            <text:p>{</text:p>
            <text:p>  CURLcode result;</text:p>
            <text:p>  char *plainauth;</text:p>
            <text:p>  size_t ulen;</text:p>
            <text:p>  size_t plen;</text:p>
            <text:p/>
            <text:p>  ulen = strlen(userp);</text:p>
            <text:p>  plen = strlen(passwdp);</text:p>
            <text:p/>
            <text:p>  plainauth = malloc(2 * ulen  plen  2);</text:p>
            <text:p>  if(!plainauth) {</text:p>
            <text:p>    *outlen = 0;</text:p>
            <text:p>    *outptr = NULL;</text:p>
            <text:p>    return CURLE_OUT_OF_MEMORY;</text:p>
            <text:p>  }</text:p>
            <text:p/>
            <text:p>  /* Calculate the reply */</text:p>
            <text:p>  memcpy(plainauth, userp, ulen);</text:p>
            <text:p>  plainauth[ulen] = '\0';</text:p>
            <text:p>  memcpy(plainauth  ulen  1, userp, ulen);</text:p>
            <text:p>  plainauth[2 * ulen  1] = '\0';</text:p>
            <text:p>  memcpy(plainauth  2 * ulen  2, passwdp, plen);</text:p>
            <text:p/>
            <text:p>  /* Base64 encode the reply */</text:p>
            <text:p>  result = Curl_base64_encode(data, plainauth, 2 * ulen  plen  2, outptr,</text:p>
            <text:p>                              outlen);</text:p>
            <text:p>  free(plainauth);</text:p>
            <text:p>  return result;</text:p>
            <text:p>}</text:p>
            <text:p/>
            <text:p>/*</text:p>
            <text:p> * sasl_create_login_message()</text:p>
            <text:p> *</text:p>
            <text:p> * This is used to generate an already encoded LOGIN message containing the</text:p>
            <text:p> * user name or password ready for sending to the recipient.</text:p>
            <text:p> *</text:p>
            <text:p> * Parameters:</text:p>
            <text:p> *</text:p>
            <text:p> * data    [in]     - The session handle.</text:p>
            <text:p> * valuep  [in]     - The user name or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login_message(struct SessionHandle *data,</text:p>
            <text:p>                                          const char *valuep, char **outptr,</text:p>
            <text:p>                                          size_t *outlen)</text:p>
            <text:p>{</text:p>
            <text:p>  size_t vlen = strlen(valuep);</text:p>
            <text:p/>
            <text:p>  if(!vlen) {</text:p>
            <text:p>    /* Calculate an empty reply */</text:p>
            <text:p>    *outptr = strdup("=");</text:p>
            <text:p>    if(*outptr) {</text:p>
            <text:p>      *outlen = (size_t) 1;</text:p>
            <text:p>      return CURLE_OK;</text:p>
            <text:p>    }</text:p>
            <text:p/>
            <text:p>    *outlen = 0;</text:p>
            <text:p>    return CURLE_OUT_OF_MEMORY;</text:p>
            <text:p>  }</text:p>
            <text:p/>
            <text:p>  /* Base64 encode the value */</text:p>
            <text:p>  return Curl_base64_encode(data, valuep, vlen, outptr, outlen);</text:p>
            <text:p>}</text:p>
            <text:p/>
            <text:p>/*</text:p>
            <text:p> * sasl_create_external_message()</text:p>
            <text:p> *</text:p>
            <text:p> * This is used to generate an already encoded EXTERNAL message containing</text:p>
            <text:p> * the user name ready for sending to the recipient.</text:p>
            <text:p> *</text:p>
            <text:p> * Parameters:</text:p>
            <text:p> *</text:p>
            <text:p> * data    [in]     - The session handle.</text:p>
            <text:p> * user    [in]     - The user name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external_message(struct SessionHandle *data,</text:p>
            <text:p>                                             const char *user, char **outptr,</text:p>
            <text:p>                                             size_t *outlen)</text:p>
            <text:p>{</text:p>
            <text:p>  /* This is the same formatting as the login message. */</text:p>
            <text:p>  return sasl_create_login_message(data, user, outptr, outlen);</text:p>
            <text:p>}</text:p>
            <text:p/>
            <text:p>#ifndef CURL_DISABLE_CRYPTO_AUTH</text:p>
            <text:p> /*</text:p>
            <text:p> * sasl_decode_cram_md5_message()</text:p>
            <text:p> *</text:p>
            <text:p> * This is used to decode an already encoded CRAM-MD5 challenge message.</text:p>
            <text:p> *</text:p>
            <text:p> * Parameters:</text:p>
            <text:p> *</text:p>
            <text:p> * chlg64  [in]     - The base64 encoded challenge message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decode_cram_md5_message(const char *chlg64, char **outptr,</text:p>
            <text:p>                                             size_t *outlen)</text:p>
            <text:p>{</text:p>
            <text:p>  CURLcode result = CURLE_OK;</text:p>
            <text:p>  size_t chlg64len = strlen(chlg64);</text:p>
            <text:p/>
            <text:p>  *outptr = NULL;</text:p>
            <text:p>  *outlen = 0;</text:p>
            <text:p/>
            <text:p>  /* Decode the challenge if necessary */</text:p>
            <text:p>  if(chlg64len &amp;&amp; *chlg64 != '=')</text:p>
            <text:p>    result = Curl_base64_decode(chlg64, (unsigned char **) outptr, outlen);</text:p>
            <text:p/>
            <text:p>    return result;</text:p>
            <text:p> }</text:p>
            <text:p/>
            <text:p> /*</text:p>
            <text:p> * sasl_create_cram_md5_message()</text:p>
            <text:p> *</text:p>
            <text:p> * This is used to generate an already encoded CRAM-MD5 response message ready</text:p>
            <text:p> * for sending to the recipient.</text:p>
            <text:p> *</text:p>
            <text:p> * Parameters:</text:p>
            <text:p> *</text:p>
            <text:p> * data    [in]     - The session handle.</text:p>
            <text:p> * chlg    [in]     - The challenge.</text:p>
            <text:p> * userp   [in]     - The user name.</text:p>
            <text:p> * passdwp [in]     - The user's passwor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cram_md5_message(struct SessionHandle *data,</text:p>
            <text:p>                                             const char *chlg,</text:p>
            <text:p>                                             const char *userp,</text:p>
            <text:p>                                             const char *passwdp,</text:p>
            <text:p>                                             char **outptr, size_t *outlen)</text:p>
            <text:p>{</text:p>
            <text:p>  CURLcode result = CURLE_OK;</text:p>
            <text:p>  size_t chlglen = 0;</text:p>
            <text:p>  HMAC_context *ctxt;</text:p>
            <text:p>  unsigned char digest[MD5_DIGEST_LEN];</text:p>
            <text:p>  char *response;</text:p>
            <text:p/>
            <text:p>  if(chlg)</text:p>
            <text:p>    chlglen = strlen(chlg);</text:p>
            <text:p/>
            <text:p>  /* Compute the digest using the password as the key */</text:p>
            <text:p>  ctxt = Curl_HMAC_init(Curl_HMAC_MD5,</text:p>
            <text:p>                        (const unsigned char *) passwdp,</text:p>
            <text:p>                        curlx_uztoui(strlen(passwdp)));</text:p>
            <text:p>  if(!ctxt)</text:p>
            <text:p>    return CURLE_OUT_OF_MEMORY;</text:p>
            <text:p/>
            <text:p>  /* Update the digest with the given challenge */</text:p>
            <text:p>  if(chlglen &gt; 0)</text:p>
            <text:p>    Curl_HMAC_update(ctxt, (const unsigned char *) chlg,</text:p>
            <text:p>                     curlx_uztoui(chlglen));</text:p>
            <text:p/>
            <text:p>  /* Finalise the digest */</text:p>
            <text:p>  Curl_HMAC_final(ctxt, digest);</text:p>
            <text:p/>
            <text:p>  /* Generate the response */</text:p>
            <text:p>  response = aprintf(</text:p>
            <text:p>      "%s %02x%02x%02x%02x%02x%02x%02x%02x%02x%02x%02x%02x%02x%02x%02x%02x",</text:p>
            <text:p>           userp, digest[0], digest[1], digest[2], digest[3], digest[4],</text:p>
            <text:p>           digest[5], digest[6], digest[7], digest[8], digest[9], digest[10],</text:p>
            <text:p>           digest[11], digest[12], digest[13], digest[14], digest[15]);</text:p>
            <text:p>  if(!response)</text:p>
            <text:p>    return CURLE_OUT_OF_MEMORY;</text:p>
            <text:p/>
            <text:p>  /* Base64 encode the response */</text:p>
            <text:p>  result = Curl_base64_encode(data, response, 0, outptr, outlen);</text:p>
            <text:p/>
            <text:p>  free(response);</text:p>
            <text:p/>
            <text:p>  return result;</text:p>
            <text:p>}</text:p>
            <text:p/>
            <text:p>#ifndef USE_WINDOWS_SSPI</text:p>
            <text:p>/*</text:p>
            <text:p> * sasl_decode_digest_md5_message()</text:p>
            <text:p> *</text:p>
            <text:p> * This is used internally to decode an already encoded DIGEST-MD5 challenge</text:p>
            <text:p> * message into the seperate attributes.</text:p>
            <text:p> *</text:p>
            <text:p> * Parameters:</text:p>
            <text:p> *</text:p>
            <text:p> * chlg64  [in]     - The base64 encoded challenge message.</text:p>
            <text:p> * nonce   [in/out] - The buffer where the nonce will be stored.</text:p>
            <text:p> * nlen    [in]     - The length of the nonce buffer.</text:p>
            <text:p> * realm   [in/out] - The buffer where the realm will be stored.</text:p>
            <text:p> * rlen    [in]     - The length of the realm buffer.</text:p>
            <text:p> * alg     [in/out] - The buffer where the algorithm will be stored.</text:p>
            <text:p> * alen    [in]     - The length of the algorithm buffer.</text:p>
            <text:p> * qop     [in/out] - The buffer where the qop-options will be stored.</text:p>
            <text:p> * qlen    [in]     - The length of the qop buffer.</text:p>
            <text:p> *</text:p>
            <text:p> * Returns CURLE_OK on success.</text:p>
            <text:p> */</text:p>
            <text:p>static CURLcode sasl_decode_digest_md5_message(const char *chlg64,</text:p>
            <text:p>                                               char *nonce, size_t nlen,</text:p>
            <text:p>                                               char *realm, size_t rlen,</text:p>
            <text:p>                                               char *alg, size_t alen,</text:p>
            <text:p>                                               char *qop, size_t qlen)</text:p>
            <text:p>{</text:p>
            <text:p>  CURLcode result = CURLE_OK;</text:p>
            <text:p>  unsigned char *chlg = NULL;</text:p>
            <text:p>  size_t chlglen = 0;</text:p>
            <text:p>  size_t chlg64len = strlen(chlg64);</text:p>
            <text:p/>
            <text:p>  /* Decode the base-64 encoded challenge message */</text:p>
            <text:p>  if(chlg64len &amp;&amp; *chlg64 != '=') {</text:p>
            <text:p>    result = Curl_base64_decode(chlg64, &amp;chlg, &amp;chlglen);</text:p>
            <text:p>    if(result)</text:p>
            <text:p>      return result;</text:p>
            <text:p>  }</text:p>
            <text:p/>
            <text:p>  /* Ensure we have a valid challenge message */</text:p>
            <text:p>  if(!chlg)</text:p>
            <text:p>    return CURLE_BAD_CONTENT_ENCODING;</text:p>
            <text:p/>
            <text:p>  /* Retrieve nonce string from the challenge */</text:p>
            <text:p>  if(!sasl_digest_get_key_value((char *)chlg, "nonce=\"", nonce, nlen, '\"')) {</text:p>
            <text:p>    free(chlg);</text:p>
            <text:p>    return CURLE_BAD_CONTENT_ENCODING;</text:p>
            <text:p>  }</text:p>
            <text:p/>
            <text:p>  /* Retrieve realm string from the challenge */</text:p>
            <text:p>  if(!sasl_digest_get_key_value((char *)chlg, "realm=\"", realm, rlen, '\"')) {</text:p>
            <text:p>    /* Challenge does not have a realm, set empty string [RFC2831] page 6 */</text:p>
            <text:p>    strcpy(realm, "");</text:p>
            <text:p>  }</text:p>
            <text:p/>
            <text:p>  /* Retrieve algorithm string from the challenge */</text:p>
            <text:p>  if(!sasl_digest_get_key_value((char *)chlg, "algorithm=", alg, alen, ',')) {</text:p>
            <text:p>    free(chlg);</text:p>
            <text:p>    return CURLE_BAD_CONTENT_ENCODING;</text:p>
            <text:p>  }</text:p>
            <text:p/>
            <text:p>  /* Retrieve qop-options string from the challenge */</text:p>
            <text:p>  if(!sasl_digest_get_key_value((char *)chlg, "qop=\"", qop, qlen, '\"')) {</text:p>
            <text:p>    free(chlg);</text:p>
            <text:p>    return CURLE_BAD_CONTENT_ENCODING;</text:p>
            <text:p>  }</text:p>
            <text:p/>
            <text:p>  free(chlg);</text:p>
            <text:p/>
            <text:p>  return CURLE_OK;</text:p>
            <text:p>}</text:p>
            <text:p/>
            <text:p>/*</text:p>
            <text:p> * Curl_sasl_create_digest_md5_message()</text:p>
            <text:p> *</text:p>
            <text:p> * This is used to generate an already encoded DIGEST-MD5 response message</text:p>
            <text:p> * ready for sending to the recipient.</text:p>
            <text:p> *</text:p>
            <text:p> * Parameters:</text:p>
            <text:p> *</text:p>
            <text:p> * data    [in]     - The session handle.</text:p>
            <text:p> * chlg64  [in]     - The base64 encoded challenge message.</text:p>
            <text:p> * userp   [in]     - The user name.</text:p>
            <text:p> * passdwp [in]     - The user's password.</text:p>
            <text:p> * service [in]     - The service type such as www, smtp, pop or imap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CURLcode Curl_sasl_create_digest_md5_message(struct SessionHandle *data,</text:p>
            <text:p>                                             const char *chlg64,</text:p>
            <text:p>                                             const char *userp,</text:p>
            <text:p>                                             const char *passwdp,</text:p>
            <text:p>                                             const char *service,</text:p>
            <text:p>                                             char **outptr, size_t *outlen)</text:p>
            <text:p>{</text:p>
            <text:p>  CURLcode result = CURLE_OK;</text:p>
            <text:p>  size_t i;</text:p>
            <text:p>  MD5_context *ctxt;</text:p>
            <text:p>  char *response = NULL;</text:p>
            <text:p>  unsigned char digest[MD5_DIGEST_LEN];</text:p>
            <text:p>  char HA1_hex[2 * MD5_DIGEST_LEN  1];</text:p>
            <text:p>  char HA2_hex[2 * MD5_DIGEST_LEN  1];</text:p>
            <text:p>  char resp_hash_hex[2 * MD5_DIGEST_LEN  1];</text:p>
            <text:p>  char nonce[64];</text:p>
            <text:p>  char realm[128];</text:p>
            <text:p>  char algorithm[64];</text:p>
            <text:p>  char qop_options[64];</text:p>
            <text:p>  int qop_values;</text:p>
            <text:p>  char cnonce[33];</text:p>
            <text:p>  unsigned int entropy[4];</text:p>
            <text:p>  char nonceCount[] = "00000001";</text:p>
            <text:p>  char method[]     = "AUTHENTICATE";</text:p>
            <text:p>  char qop[]        = DIGEST_QOP_VALUE_STRING_AUTH;</text:p>
            <text:p>  char *spn         = NULL;</text:p>
            <text:p/>
            <text:p>  /* Decode the challange message */</text:p>
            <text:p>  result = sasl_decode_digest_md5_message(chlg64, nonce, sizeof(nonce),</text:p>
            <text:p>                                          realm, sizeof(realm),</text:p>
            <text:p>                                          algorithm, sizeof(algorithm),</text:p>
            <text:p>                                          qop_options, sizeof(qop_options));</text:p>
            <text:p>  if(result)</text:p>
            <text:p>    return result;</text:p>
            <text:p/>
            <text:p>  /* We only support md5 sessions */</text:p>
            <text:p>  if(strcmp(algorithm, "md5-sess") != 0)</text:p>
            <text:p>    return CURLE_BAD_CONTENT_ENCODING;</text:p>
            <text:p/>
            <text:p>  /* Get the qop-values from the qop-options */</text:p>
            <text:p>  result = sasl_digest_get_qop_values(qop_options, &amp;qop_values);</text:p>
            <text:p>  if(result)</text:p>
            <text:p>    return result;</text:p>
            <text:p/>
            <text:p>  /* We only support auth quality-of-protection */</text:p>
            <text:p>  if(!(qop_values &amp; DIGEST_QOP_VALUE_AUTH))</text:p>
            <text:p>    return CURLE_BAD_CONTENT_ENCODING;</text:p>
            <text:p/>
            <text:p>  /* Generate 16 bytes of random data */</text:p>
            <text:p>  entropy[0] = Curl_rand(data);</text:p>
            <text:p>  entropy[1] = Curl_rand(data);</text:p>
            <text:p>  entropy[2] = Curl_rand(data);</text:p>
            <text:p>  entropy[3] = Curl_rand(data);</text:p>
            <text:p/>
            <text:p>  /* Convert the random data into a 32 byte hex string */</text:p>
            <text:p>  snprintf(cnonce, sizeof(cnonce), "%08x%08x%08x%08x",</text:p>
            <text:p>           entropy[0], entropy[1], entropy[2], entropy[3]);</text:p>
            <text:p/>
            <text:p>  /* So far so good, now calculate A1 and H(A1) according to RFC 2831 */</text:p>
            <text:p>  ctxt = Curl_MD5_init(Curl_DIGEST_MD5);</text:p>
            <text:p>  if(!ctxt)</text:p>
            <text:p>    return CURLE_OUT_OF_MEMORY;</text:p>
            <text:p/>
            <text:p>  Curl_MD5_update(ctxt, (const unsigned char *) userp,</text:p>
            <text:p>                  curlx_uztoui(strlen(userp)));</text:p>
            <text:p>  Curl_MD5_update(ctxt, (const unsigned char *) ":", 1);</text:p>
            <text:p>  Curl_MD5_update(ctxt, (const unsigned char *) realm,</text:p>
            <text:p>                  curlx_uztoui(strlen(realm)));</text:p>
            <text:p>  Curl_MD5_update(ctxt, (const unsigned char *) ":", 1);</text:p>
            <text:p>  Curl_MD5_update(ctxt, (const unsigned char *) passwdp,</text:p>
            <text:p>                  curlx_uztoui(strlen(passwdp)));</text:p>
            <text:p>  Curl_MD5_final(ctxt, digest);</text:p>
            <text:p/>
            <text:p>  ctxt = Curl_MD5_init(Curl_DIGEST_MD5);</text:p>
            <text:p>  if(!ctxt)</text:p>
            <text:p>    return CURLE_OUT_OF_MEMORY;</text:p>
            <text:p/>
            <text:p>  Curl_MD5_update(ctxt, (const unsigned char *) digest, MD5_DIGEST_LEN);</text:p>
            <text:p>  Curl_MD5_update(ctxt, (const unsigned char *) ":", 1);</text:p>
            <text:p>  Curl_MD5_update(ctxt, (const unsigned char *) nonce,</text:p>
            <text:p>                  curlx_uztoui(strlen(nonce)));</text:p>
            <text:p>  Curl_MD5_update(ctxt, (const unsigned char *) ":", 1);</text:p>
            <text:p>  Curl_MD5_update(ctxt, (const unsigned char *) cnonce,</text:p>
            <text:p>                  curlx_uztoui(strlen(cnonce)));</text:p>
            <text:p>  Curl_MD5_final(ctxt, digest);</text:p>
            <text:p/>
            <text:p>  /* Convert calculated 16 octet hex into 32 bytes string */</text:p>
            <text:p>  for(i = 0; i &lt; MD5_DIGEST_LEN; i�)</text:p>
            <text:p>    snprintf(&amp;HA1_hex[2 * i], 3, "%02x", digest[i]);</text:p>
            <text:p/>
            <text:p>  /* Generate our SPN */</text:p>
            <text:p>  spn = Curl_sasl_build_spn(service, realm);</text:p>
            <text:p>  if(!spn)</text:p>
            <text:p>    return CURLE_OUT_OF_MEMORY;</text:p>
            <text:p/>
            <text:p>  /* Calculate H(A2) */</text:p>
            <text:p>  ctxt = Curl_MD5_init(Curl_DIGEST_MD5);</text:p>
            <text:p>  if(!ctxt) {</text:p>
            <text:p>    free(spn);</text:p>
            <text:p/>
            <text:p>    return CURLE_OUT_OF_MEMORY;</text:p>
            <text:p>  }</text:p>
            <text:p/>
            <text:p>  Curl_MD5_update(ctxt, (const unsigned char *) method,</text:p>
            <text:p>                  curlx_uztoui(strlen(method)));</text:p>
            <text:p>  Curl_MD5_update(ctxt, (const unsigned char *) ":", 1);</text:p>
            <text:p>  Curl_MD5_update(ctxt, (const unsigned char *) spn,</text:p>
            <text:p>                  curlx_uztoui(strlen(spn)));</text:p>
            <text:p>  Curl_MD5_final(ctxt, digest);</text:p>
            <text:p/>
            <text:p>  for(i = 0; i &lt; MD5_DIGEST_LEN; i�)</text:p>
            <text:p>    snprintf(&amp;HA2_hex[2 * i], 3, "%02x", digest[i]);</text:p>
            <text:p/>
            <text:p>  /* Now calculate the response hash */</text:p>
            <text:p>  ctxt = Curl_MD5_init(Curl_DIGEST_MD5);</text:p>
            <text:p>  if(!ctxt) {</text:p>
            <text:p>    free(spn);</text:p>
            <text:p/>
            <text:p>    return CURLE_OUT_OF_MEMORY;</text:p>
            <text:p>  }</text:p>
            <text:p/>
            <text:p>  Curl_MD5_update(ctxt, (const unsigned char *) HA1_hex, 2 * MD5_DIGEST_LEN);</text:p>
            <text:p>  Curl_MD5_update(ctxt, (const unsigned char *) ":", 1);</text:p>
            <text:p>  Curl_MD5_update(ctxt, (const unsigned char *) nonce,</text:p>
            <text:p>                  curlx_uztoui(strlen(nonce)));</text:p>
            <text:p>  Curl_MD5_update(ctxt, (const unsigned char *) ":", 1);</text:p>
            <text:p/>
            <text:p>  Curl_MD5_update(ctxt, (const unsigned char *) nonceCount,</text:p>
            <text:p>                  curlx_uztoui(strlen(nonceCount)));</text:p>
            <text:p>  Curl_MD5_update(ctxt, (const unsigned char *) ":", 1);</text:p>
            <text:p>  Curl_MD5_update(ctxt, (const unsigned char *) cnonce,</text:p>
            <text:p>                  curlx_uztoui(strlen(cnonce)));</text:p>
            <text:p>  Curl_MD5_update(ctxt, (const unsigned char *) ":", 1);</text:p>
            <text:p>  Curl_MD5_update(ctxt, (const unsigned char *) qop,</text:p>
            <text:p>                  curlx_uztoui(strlen(qop)));</text:p>
            <text:p>  Curl_MD5_update(ctxt, (const unsigned char *) ":", 1);</text:p>
            <text:p/>
            <text:p>  Curl_MD5_update(ctxt, (const unsigned char *) HA2_hex, 2 * MD5_DIGEST_LEN);</text:p>
            <text:p>  Curl_MD5_final(ctxt, digest);</text:p>
            <text:p/>
            <text:p>  for(i = 0; i &lt; MD5_DIGEST_LEN; i�)</text:p>
            <text:p>    snprintf(&amp;resp_hash_hex[2 * i], 3, "%02x", digest[i]);</text:p>
            <text:p/>
            <text:p>  /* Generate the response */</text:p>
            <text:p>  response = aprintf("username=\"%s\",realm=\"%s\",nonce=\"%s\","</text:p>
            <text:p>                     "cnonce=\"%s\",nc=\"%s\",digest-uri=\"%s\",response=%s,"</text:p>
            <text:p>                     "qop=%s",</text:p>
            <text:p>                     userp, realm, nonce,</text:p>
            <text:p>                     cnonce, nonceCount, spn, resp_hash_hex, qop);</text:p>
            <text:p>  free(spn);</text:p>
            <text:p>  if(!response)</text:p>
            <text:p>    return CURLE_OUT_OF_MEMORY;</text:p>
            <text:p/>
            <text:p>  /* Base64 encode the response */</text:p>
            <text:p>  result = Curl_base64_encode(data, response, 0, outptr, outlen);</text:p>
            <text:p/>
            <text:p>  free(response);</text:p>
            <text:p/>
            <text:p>  return result;</text:p>
            <text:p>}</text:p>
            <text:p/>
            <text:p>/*</text:p>
            <text:p> * Curl_sasl_decode_digest_http_message()</text:p>
            <text:p> *</text:p>
            <text:p> * This is used to decode a HTTP DIGEST challenge message into the seperate</text:p>
            <text:p> * attributes.</text:p>
            <text:p> *</text:p>
            <text:p> * Parameters:</text:p>
            <text:p> *</text:p>
            <text:p> * chlg    [in]     - The challenge message.</text:p>
            <text:p> * digest  [in/out] - The digest data struct being used and modified.</text:p>
            <text:p> *</text:p>
            <text:p> * Returns CURLE_OK on success.</text:p>
            <text:p> */</text:p>
            <text:p>CURLcode Curl_sasl_decode_digest_http_message(const char *chlg,</text:p>
            <text:p>                                              struct digestdata *digest)</text:p>
            <text:p>{</text:p>
            <text:p>  bool before = FALSE; /* got a nonce before */</text:p>
            <text:p>  bool foundAuth = FALSE;</text:p>
            <text:p>  bool foundAuthInt = FALSE;</text:p>
            <text:p>  char *token = NULL;</text:p>
            <text:p>  char *tmp = NULL;</text:p>
            <text:p/>
            <text:p>  /* If we already have received a nonce, keep that in mind */</text:p>
            <text:p>  if(digest-&gt;nonce)</text:p>
            <text:p>    before = TRUE;</text:p>
            <text:p/>
            <text:p>  /* Clean up any former leftovers and initialise to defaults */</text:p>
            <text:p>  Curl_sasl_digest_cleanup(digest);</text:p>
            <text:p/>
            <text:p>  for(;;) {</text:p>
            <text:p>    char value[DIGEST_MAX_VALUE_LENGTH];</text:p>
            <text:p>    char content[DIGEST_MAX_CONTENT_LENGTH];</text:p>
            <text:p/>
            <text:p>    /* Pass all additional spaces here */</text:p>
            <text:p>    while(*chlg &amp;&amp; ISSPACE(*chlg))</text:p>
            <text:p>      chlg�;</text:p>
            <text:p/>
            <text:p>    /* Extract a value=content pair */</text:p>
            <text:p>    if(!Curl_sasl_digest_get_pair(chlg, value, content, &amp;chlg)) {</text:p>
            <text:p>      if(Curl_raw_equal(value, "nonce")) {</text:p>
            <text:p>        digest-&gt;nonce = strdup(content);</text:p>
            <text:p>        if(!digest-&gt;nonce)</text:p>
            <text:p>          return CURLE_OUT_OF_MEMORY;</text:p>
            <text:p>      }</text:p>
            <text:p>      else if(Curl_raw_equal(value, "stale")) {</text:p>
            <text:p>        if(Curl_raw_equal(content, "true")) {</text:p>
            <text:p>          digest-&gt;stale = TRUE;</text:p>
            <text:p>          digest-&gt;nc = 1; /* we make a new nonce now */</text:p>
            <text:p>        }</text:p>
            <text:p>      }</text:p>
            <text:p>      else if(Curl_raw_equal(value, "realm")) {</text:p>
            <text:p>        digest-&gt;realm = strdup(content);</text:p>
            <text:p>        if(!digest-&gt;realm)</text:p>
            <text:p>          return CURLE_OUT_OF_MEMORY;</text:p>
            <text:p>      }</text:p>
            <text:p>      else if(Curl_raw_equal(value, "opaque")) {</text:p>
            <text:p>        digest-&gt;opaque = strdup(content);</text:p>
            <text:p>        if(!digest-&gt;opaque)</text:p>
            <text:p>          return CURLE_OUT_OF_MEMORY;</text:p>
            <text:p>      }</text:p>
            <text:p>      else if(Curl_raw_equal(value, "qop")) {</text:p>
            <text:p>        char *tok_buf;</text:p>
            <text:p>        /* Tokenize the list and choose auth if possible, use a temporary</text:p>
            <text:p>            clone of the buffer since strtok_r() ruins it */</text:p>
            <text:p>        tmp = strdup(content);</text:p>
            <text:p>        if(!tmp)</text:p>
            <text:p>          return CURLE_OUT_OF_MEMORY;</text:p>
            <text:p/>
            <text:p>        token = strtok_r(tmp, ",", &amp;tok_buf);</text:p>
            <text:p>        while(token != NULL) {</text:p>
            <text:p>          if(Curl_raw_equal(token, DIGEST_QOP_VALUE_STRING_AUTH)) {</text:p>
            <text:p>            foundAuth = TRUE;</text:p>
            <text:p>          }</text:p>
            <text:p>          else if(Curl_raw_equal(token, DIGEST_QOP_VALUE_STRING_AUTH_INT)) {</text:p>
            <text:p>            foundAuthInt = TRUE;</text:p>
            <text:p>          }</text:p>
            <text:p>          token = strtok_r(NULL, ",", &amp;tok_buf);</text:p>
            <text:p>        }</text:p>
            <text:p/>
            <text:p>        free(tmp);</text:p>
            <text:p/>
            <text:p>        /* Select only auth or auth-int. Otherwise, ignore */</text:p>
            <text:p>        if(foundAuth) {</text:p>
            <text:p>          digest-&gt;qop = strdup(DIGEST_QOP_VALUE_STRING_AUTH);</text:p>
            <text:p>          if(!digest-&gt;qop)</text:p>
            <text:p>            return CURLE_OUT_OF_MEMORY;</text:p>
            <text:p>        }</text:p>
            <text:p>        else if(foundAuthInt) {</text:p>
            <text:p>          digest-&gt;qop = strdup(DIGEST_QOP_VALUE_STRING_AUTH_INT);</text:p>
            <text:p>          if(!digest-&gt;qop)</text:p>
            <text:p>            return CURLE_OUT_OF_MEMORY;</text:p>
            <text:p>        }</text:p>
            <text:p>      }</text:p>
            <text:p>      else if(Curl_raw_equal(value, "algorithm")) {</text:p>
            <text:p>        digest-&gt;algorithm = strdup(content);</text:p>
            <text:p>        if(!digest-&gt;algorithm)</text:p>
            <text:p>          return CURLE_OUT_OF_MEMORY;</text:p>
            <text:p/>
            <text:p>        if(Curl_raw_equal(content, "MD5-sess"))</text:p>
            <text:p>          digest-&gt;algo = CURLDIGESTALGO_MD5SESS;</text:p>
            <text:p>        else if(Curl_raw_equal(content, "MD5"))</text:p>
            <text:p>          digest-&gt;algo = CURLDIGESTALGO_MD5;</text:p>
            <text:p>        else</text:p>
            <text:p>          return CURLE_BAD_CONTENT_ENCODING;</text:p>
            <text:p>      }</text:p>
            <text:p>      else {</text:p>
            <text:p>        /* unknown specifier, ignore it! */</text:p>
            <text:p>      }</text:p>
            <text:p>    }</text:p>
            <text:p>    else</text:p>
            <text:p>      break; /* we're done here */</text:p>
            <text:p/>
            <text:p>    /* Pass all additional spaces here */</text:p>
            <text:p>    while(*chlg &amp;&amp; ISSPACE(*chlg))</text:p>
            <text:p>      chlg�;</text:p>
            <text:p/>
            <text:p>    /* Allow the list to be comma-separated */</text:p>
            <text:p>    if(',' == *chlg)</text:p>
            <text:p>      chlg�;</text:p>
            <text:p>  }</text:p>
            <text:p/>
            <text:p>  /* We had a nonce since before, and we got another one now without</text:p>
            <text:p>     'stale=true'. This means we provided bad credentials in the previous</text:p>
            <text:p>     request */</text:p>
            <text:p>  if(before &amp;&amp; !digest-&gt;stale)</text:p>
            <text:p>    return CURLE_BAD_CONTENT_ENCODING;</text:p>
            <text:p/>
            <text:p>  /* We got this header without a nonce, that's a bad Digest line! */</text:p>
            <text:p>  if(!digest-&gt;nonce)</text:p>
            <text:p>    return CURLE_BAD_CONTENT_ENCODING;</text:p>
            <text:p/>
            <text:p>  return CURLE_OK;</text:p>
            <text:p>}</text:p>
            <text:p/>
            <text:p>/*</text:p>
            <text:p> * Curl_sasl_create_digest_http_message()</text:p>
            <text:p> *</text:p>
            <text:p> * This is used to generate a HTTP DIGEST response message ready for sending</text:p>
            <text:p> * to the recipient.</text:p>
            <text:p> *</text:p>
            <text:p> * Parameters:</text:p>
            <text:p> *</text:p>
            <text:p> * data    [in]     - The session handle.</text:p>
            <text:p> * userp   [in]     - The user name.</text:p>
            <text:p> * passdwp [in]     - The user's password.</text:p>
            <text:p> * request [in]     - The HTTP request.</text:p>
            <text:p> * uripath [in]     - The path of the HTTP uri.</text:p>
            <text:p> * digest  [in/out] - The digest data struct being used and modified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CURLcode Curl_sasl_create_digest_http_message(struct SessionHandle *data,</text:p>
            <text:p>                                              const char *userp,</text:p>
            <text:p>                                              const char *passwdp,</text:p>
            <text:p>                                              const unsigned char *request,</text:p>
            <text:p>                                              const unsigned char *uripath,</text:p>
            <text:p>                                              struct digestdata *digest,</text:p>
            <text:p>                                              char **outptr, size_t *outlen)</text:p>
            <text:p>{</text:p>
            <text:p>  CURLcode result;</text:p>
            <text:p>  unsigned char md5buf[16]; /* 16 bytes/128 bits */</text:p>
            <text:p>  unsigned char request_digest[33];</text:p>
            <text:p>  unsigned char *md5this;</text:p>
            <text:p>  unsigned char ha1[33];/* 32 digits and 1 zero byte */</text:p>
            <text:p>  unsigned char ha2[33];/* 32 digits and 1 zero byte */</text:p>
            <text:p>  char cnoncebuf[33];</text:p>
            <text:p>  char *cnonce = NULL;</text:p>
            <text:p>  size_t cnonce_sz = 0;</text:p>
            <text:p>  char *userp_quoted;</text:p>
            <text:p>  char *response = NULL;</text:p>
            <text:p>  char *tmp = NULL;</text:p>
            <text:p/>
            <text:p>  if(!digest-&gt;nc)</text:p>
            <text:p>    digest-&gt;nc = 1;</text:p>
            <text:p/>
            <text:p>  if(!digest-&gt;cnonce) {</text:p>
            <text:p>    snprintf(cnoncebuf, sizeof(cnoncebuf), "%08x%08x%08x%08x",</text:p>
            <text:p>             Curl_rand(data), Curl_rand(data),</text:p>
            <text:p>             Curl_rand(data), Curl_rand(data));</text:p>
            <text:p/>
            <text:p>    result = Curl_base64_encode(data, cnoncebuf, strlen(cnoncebuf),</text:p>
            <text:p>                                &amp;cnonce, &amp;cnonce_sz);</text:p>
            <text:p>    if(result)</text:p>
            <text:p>      return result;</text:p>
            <text:p/>
            <text:p>    digest-&gt;cnonce = cnonce;</text:p>
            <text:p>  }</text:p>
            <text:p/>
            <text:p>  /*</text:p>
            <text:p>    if the algorithm is "MD5" or unspecified (which then defaults to MD5):</text:p>
            <text:p/>
            <text:p>    A1 = unq(username-value) ":" unq(realm-value) ":" passwd</text:p>
            <text:p/>
            <text:p>    if the algorithm is "MD5-sess" then:</text:p>
            <text:p/>
            <text:p>    A1 = H( unq(username-value) ":" unq(realm-value) ":" passwd )</text:p>
            <text:p>         ":" unq(nonce-value) ":" unq(cnonce-value)</text:p>
            <text:p>  */</text:p>
            <text:p/>
            <text:p>  md5this = (unsigned char *)</text:p>
            <text:p>    aprintf("%s:%s:%s", userp, digest-&gt;realm, passwdp);</text:p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ha1);</text:p>
            <text:p/>
            <text:p>  if(digest-&gt;algo == CURLDIGESTALGO_MD5SESS) {</text:p>
            <text:p>    /* nonce and cnonce are OUTSIDE the hash */</text:p>
            <text:p>    tmp = aprintf("%s:%s:%s", ha1, digest-&gt;nonce, digest-&gt;cnonce);</text:p>
            <text:p>    if(!tmp)</text:p>
            <text:p>      return CURLE_OUT_OF_MEMORY;</text:p>
            <text:p/>
            <text:p>    CURL_OUTPUT_DIGEST_CONV(data, tmp); /* convert on non-ASCII machines */</text:p>
            <text:p>    Curl_md5it(md5buf, (unsigned char *)tmp);</text:p>
            <text:p>    free(tmp);</text:p>
            <text:p>    sasl_digest_md5_to_ascii(md5buf, ha1);</text:p>
            <text:p>  }</text:p>
            <text:p/>
            <text:p>  /*</text:p>
            <text:p>    If the "qop" directive's value is "auth" or is unspecified, then A2 is:</text:p>
            <text:p/>
            <text:p>      A2       = Method ":" digest-uri-value</text:p>
            <text:p/>
            <text:p>          If the "qop" value is "auth-int", then A2 is:</text:p>
            <text:p/>
            <text:p>      A2       = Method ":" digest-uri-value ":" H(entity-body)</text:p>
            <text:p/>
            <text:p>    (The "Method" value is the HTTP request method as specified in section</text:p>
            <text:p>    5.1.1 of RFC 2616)</text:p>
            <text:p>  */</text:p>
            <text:p/>
            <text:p>  md5this = (unsigned char *)aprintf("%s:%s", request, uripath);</text:p>
            <text:p/>
            <text:p>  if(digest-&gt;qop &amp;&amp; Curl_raw_equal(digest-&gt;qop, "auth-int")) {</text:p>
            <text:p>    /* We don't support auth-int for PUT or POST at the moment.</text:p>
            <text:p>       TODO: replace md5 of empty string with entity-body for PUT/POST */</text:p>
            <text:p>    unsigned char *md5this2 = (unsigned char *)</text:p>
            <text:p>      aprintf("%s:%s", md5this, "d41d8cd98f00b204e9800998ecf8427e");</text:p>
            <text:p>    free(md5this);</text:p>
            <text:p>    md5this = md5this2;</text:p>
            <text:p>  }</text:p>
            <text:p/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ha2);</text:p>
            <text:p/>
            <text:p>  if(digest-&gt;qop) {</text:p>
            <text:p>    md5this = (unsigned char *)aprintf("%s:%s:%08x:%s:%s:%s",</text:p>
            <text:p>                                       ha1,</text:p>
            <text:p>                                       digest-&gt;nonce,</text:p>
            <text:p>                                       digest-&gt;nc,</text:p>
            <text:p>                                       digest-&gt;cnonce,</text:p>
            <text:p>                                       digest-&gt;qop,</text:p>
            <text:p>                                       ha2);</text:p>
            <text:p>  }</text:p>
            <text:p>  else {</text:p>
            <text:p>    md5this = (unsigned char *)aprintf("%s:%s:%s",</text:p>
            <text:p>                                       ha1,</text:p>
            <text:p>                                       digest-&gt;nonce,</text:p>
            <text:p>                                       ha2);</text:p>
            <text:p>  }</text:p>
            <text:p/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free(md5this);</text:p>
            <text:p>  sasl_digest_md5_to_ascii(md5buf, request_digest);</text:p>
            <text:p/>
            <text:p>  /* for test case 64 (snooped from a Mozilla 1.3a request)</text:p>
            <text:p/>
            <text:p>    Authorization: Digest username="testuser", realm="testrealm", \</text:p>
            <text:p>    nonce="1053604145", uri="/64", response="c55f7f30d83d774a3d2dcacf725abaca"</text:p>
            <text:p/>
            <text:p>    Digest parameters are all quoted strings.  Username which is provided by</text:p>
            <text:p>    the user will need double quotes and backslashes within it escaped.  For</text:p>
            <text:p>    the other fields, this shouldn't be an issue.  realm, nonce, and opaque</text:p>
            <text:p>    are copied as is from the server, escapes and all.  cnonce is generated</text:p>
            <text:p>    with web-safe characters.  uri is already percent encoded.  nc is 8 hex</text:p>
            <text:p>    characters.  algorithm and qop with standard values only contain web-safe</text:p>
            <text:p>    chracters.</text:p>
            <text:p>  */</text:p>
            <text:p>  userp_quoted = sasl_digest_string_quoted(userp);</text:p>
            <text:p>  if(!userp_quoted)</text:p>
            <text:p>    return CURLE_OUT_OF_MEMORY;</text:p>
            <text:p/>
            <text:p>  if(digest-&gt;qop) {</text:p>
            <text:p>    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cnonce=\"%s\", "</text:p>
            <text:p>                       "nc=%08x, "</text:p>
            <text:p>                       "qop=%s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digest-&gt;cnonce,</text:p>
            <text:p>                       digest-&gt;nc,</text:p>
            <text:p>                       digest-&gt;qop,</text:p>
            <text:p>                       request_digest);</text:p>
            <text:p/>
            <text:p>    if(Curl_raw_equal(digest-&gt;qop, "auth"))</text:p>
            <text:p>      digest-&gt;nc�; /* The nc (from RFC) has to be a 8 hex digit number 0</text:p>
            <text:p>                       padded which tells to the server how many times you are</text:p>
            <text:p>                       using the same nonce in the qop=auth mode */</text:p>
            <text:p>  }</text:p>
            <text:p>  else {</text:p>
            <text:p>    response = aprintf("username=\"%s\", "</text:p>
            <text:p>                       "realm=\"%s\", "</text:p>
            <text:p>                       "nonce=\"%s\", "</text:p>
            <text:p>                       "uri=\"%s\", "</text:p>
            <text:p>                       "response=\"%s\"",</text:p>
            <text:p>                       userp_quoted,</text:p>
            <text:p>                       digest-&gt;realm,</text:p>
            <text:p>                       digest-&gt;nonce,</text:p>
            <text:p>                       uripath,</text:p>
            <text:p>                       request_digest);</text:p>
            <text:p>  }</text:p>
            <text:p>  free(userp_quoted);</text:p>
            <text:p>  if(!response)</text:p>
            <text:p>    return CURLE_OUT_OF_MEMORY;</text:p>
            <text:p/>
            <text:p>  /* Add the optional fields */</text:p>
            <text:p>  if(digest-&gt;opaque) {</text:p>
            <text:p>    /* Append the opaque */</text:p>
            <text:p>    tmp = aprintf("%s, opaque=\"%s\"", response, digest-&gt;opaque);</text:p>
            <text:p>    free(response);</text:p>
            <text:p>    if(!tmp)</text:p>
            <text:p>      return CURLE_OUT_OF_MEMORY;</text:p>
            <text:p/>
            <text:p>    response = tmp;</text:p>
            <text:p>  }</text:p>
            <text:p/>
            <text:p>  if(digest-&gt;algorithm) {</text:p>
            <text:p>    /* Append the algorithm */</text:p>
            <text:p>    tmp = aprintf("%s, algorithm=\"%s\"", response, digest-&gt;algorithm);</text:p>
            <text:p>    free(response);</text:p>
            <text:p>    if(!tmp)</text:p>
            <text:p>      return CURLE_OUT_OF_MEMORY;</text:p>
            <text:p/>
            <text:p>    response = tmp;</text:p>
            <text:p>  }</text:p>
            <text:p/>
            <text:p>  /* Return the output */</text:p>
            <text:p>  *outptr = response;</text:p>
            <text:p>  *outlen = strlen(response);</text:p>
            <text:p/>
            <text:p>  return CURLE_OK;</text:p>
            <text:p>}</text:p>
            <text:p/>
            <text:p>/*</text:p>
            <text:p> * Curl_sasl_digest_cleanup()</text:p>
            <text:p> *</text:p>
            <text:p> * This is used to clean up the digest specific data.</text:p>
            <text:p> *</text:p>
            <text:p> * Parameters:</text:p>
            <text:p> *</text:p>
            <text:p> * digest    [in/out] - The digest data struct being cleaned up.</text:p>
            <text:p> *</text:p>
            <text:p> */</text:p>
            <text:p>void Curl_sasl_digest_cleanup(struct digestdata *digest)</text:p>
            <text:p>{</text:p>
            <text:p>  Curl_safefree(digest-&gt;nonce);</text:p>
            <text:p>  Curl_safefree(digest-&gt;cnonce);</text:p>
            <text:p>  Curl_safefree(digest-&gt;realm);</text:p>
            <text:p>  Curl_safefree(digest-&gt;opaque);</text:p>
            <text:p>  Curl_safefree(digest-&gt;qop);</text:p>
            <text:p>  Curl_safefree(digest-&gt;algorithm);</text:p>
            <text:p/>
            <text:p>  digest-&gt;nc = 0;</text:p>
            <text:p>  digest-&gt;algo = CURLDIGESTALGO_MD5; /* default algorithm */</text:p>
            <text:p>  digest-&gt;stale = FALSE; /* default means normal, not stale */</text:p>
            <text:p>}</text:p>
            <text:p>#endif  /* !USE_WINDOWS_SSPI */</text:p>
            <text:p/>
            <text:p>#endif  /* CURL_DISABLE_CRYPTO_AUTH */</text:p>
            <text:p/>
            <text:p>#if defined(USE_NTLM) &amp;&amp; !defined(USE_WINDOWS_SSPI)</text:p>
            <text:p>/*</text:p>
            <text:p> * Curl_sasl_ntlm_cleanup()</text:p>
            <text:p> *</text:p>
            <text:p> * This is used to clean up the ntlm specific data.</text:p>
            <text:p> *</text:p>
            <text:p> * Parameters:</text:p>
            <text:p> *</text:p>
            <text:p> * ntlm    [in/out] - The ntlm data struct being cleaned up.</text:p>
            <text:p> *</text:p>
            <text:p> */</text:p>
            <text:p>void Curl_sasl_ntlm_cleanup(struct ntlmdata *ntlm)</text:p>
            <text:p>{</text:p>
            <text:p>  /* Free the target info */</text:p>
            <text:p>  Curl_safefree(ntlm-&gt;target_info);</text:p>
            <text:p/>
            <text:p>  /* Reset any variables */</text:p>
            <text:p>  ntlm-&gt;target_info_len = 0;</text:p>
            <text:p>}</text:p>
            <text:p>#endif /* USE_NTLM &amp;&amp; !USE_WINDOWS_SSPI*/</text:p>
            <text:p/>
            <text:p>/*</text:p>
            <text:p> * sasl_create_xoauth2_message()</text:p>
            <text:p> *</text:p>
            <text:p> * This is used to generate an already encoded OAuth 2.0 message ready for</text:p>
            <text:p> * sending to the recipient.</text:p>
            <text:p> *</text:p>
            <text:p> * Parameters:</text:p>
            <text:p> *</text:p>
            <text:p> * data    [in]     - The session handle.</text:p>
            <text:p> * user    [in]     - The user name.</text:p>
            <text:p> * bearer  [in]     - The bearer token.</text:p>
            <text:p> * outptr  [in/out] - The address where a pointer to newly allocated memory</text:p>
            <text:p> *                    holding the result will be stored upon completion.</text:p>
            <text:p> * outlen  [out]    - The length of the output message.</text:p>
            <text:p> *</text:p>
            <text:p> * Returns CURLE_OK on success.</text:p>
            <text:p> */</text:p>
            <text:p>static CURLcode sasl_create_xoauth2_message(struct SessionHandle *data,</text:p>
            <text:p>                                            const char *user,</text:p>
            <text:p>                                            const char *bearer,</text:p>
            <text:p>                                            char **outptr, size_t *outlen)</text:p>
            <text:p>{</text:p>
            <text:p>  CURLcode result = CURLE_OK;</text:p>
            <text:p>  char *xoauth = NULL;</text:p>
            <text:p/>
            <text:p>  /* Generate the message */</text:p>
            <text:p>  xoauth = aprintf("user=%s\1auth=Bearer %s\1\1", user, bearer);</text:p>
            <text:p>  if(!xoauth)</text:p>
            <text:p>    return CURLE_OUT_OF_MEMORY;</text:p>
            <text:p/>
            <text:p>  /* Base64 encode the reply */</text:p>
            <text:p>  result = Curl_base64_encode(data, xoauth, strlen(xoauth), outptr, outlen);</text:p>
            <text:p/>
            <text:p>  free(xoauth);</text:p>
            <text:p/>
            <text:p>  return result;</text:p>
            <text:p>}</text:p>
            <text:p/>
            <text:p>/*</text:p>
            <text:p> * Curl_sasl_cleanup()</text:p>
            <text:p> *</text:p>
            <text:p/>
          </table:table-cell>
          <table:table-cell office:value-type="string" calcext:value-type="string">
            <text:p>  size_t        len;   /* Name length */</text:p>
            <text:p>  unsigned int  bit;   /* Flag bit */</text:p>
            <text:p>} mechtable[] = {</text:p>
            <text:p>  { "LOGIN",        5,  SASL_MECH_LOGIN },</text:p>
            <text:p>  { "PLAIN",        5,  SASL_MECH_PLAIN },</text:p>
            <text:p>  { "CRAM-MD5",     8,  SASL_MECH_CRAM_MD5 },</text:p>
            <text:p>  { "DIGEST-MD5",   10, SASL_MECH_DIGEST_MD5 },</text:p>
            <text:p>  { "GSSAPI",       6,  SASL_MECH_GSSAPI },</text:p>
            <text:p>  { "EXTERNAL",     8,  SASL_MECH_EXTERNAL },</text:p>
            <text:p>  { "NTLM",         4,  SASL_MECH_NTLM },</text:p>
            <text:p>  { "XOAUTH2",      7,  SASL_MECH_XOAUTH2 },</text:p>
            <text:p>  { "OAUTHBEARER",  11, SASL_MECH_OAUTHBEARER },</text:p>
            <text:p>  { ZERO_NULL,      0,  0 }</text:p>
            <text:p>};</text:p>
            <text:p/>
            <text:p>/*</text:p>
            <text:p> * Curl_sasl_cleanup()</text:p>
            <text:p> *</text:p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113, 222, 419, 581, 614, 637, 667, 670, 866, 890, 901, 924, 930, 944, 953, 985, 1008, 1026, 1036, 1125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87.cpp</text:p>
          </table:table-cell>
          <table:table-cell office:value-type="string" calcext:value-type="string">
            <text:p>second/download/CMake/CMake-old-new/Kitware_CMake_new_file_187.cpp</text:p>
          </table:table-cell>
          <table:table-cell office:value-type="string" calcext:value-type="string">
            <text:p>second/download/CMake/CMake-old-new/Kitware_CMake_old_hunk_354.cpp</text:p>
          </table:table-cell>
          <table:table-cell office:value-type="string" calcext:value-type="string">
            <text:p>second/download/CMake/CMake-old-new/Kitware_CMake_new_hunk_354.cpp</text:p>
          </table:table-cell>
          <table:table-cell office:value-type="string" calcext:value-type="string">
            <text:p>    return CURLE_FAILED_INIT;</text:p>
            <text:p>  }</text:p>
            <text:p/>
            <text:p>#if defined(USE_LIBSSH2) &amp;&amp; defined(HAVE_LIBSSH2_INIT)</text:p>
            <text:p>  if(libssh2_init(0)) {</text:p>
            <text:p>    DEBUGF(fprintf(stderr, "Error: libssh2_init failed\n"));</text:p>
            <text:p/>
          </table:table-cell>
          <table:table-cell office:value-type="string" calcext:value-type="string">
            <text:p>    return CURLE_FAILED_INIT;</text:p>
            <text:p>  }</text:p>
            <text:p/>
            <text:p>  (void)Curl_ipv6works();</text:p>
            <text:p/>
            <text:p>#if defined(USE_LIBSSH2) &amp;&amp; defined(HAVE_LIBSSH2_INIT)</text:p>
            <text:p>  if(libssh2_init(0)) {</text:p>
            <text:p>    DEBUGF(fprintf(stderr, "Error: libssh2_init failed\n"));</text:p>
            <text:p/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87.cpp</text:p>
          </table:table-cell>
          <table:table-cell office:value-type="string" calcext:value-type="string">
            <text:p>second/download/CMake/CMake-old-new/Kitware_CMake_new_file_187.cpp</text:p>
          </table:table-cell>
          <table:table-cell office:value-type="string" calcext:value-type="string">
            <text:p>second/download/CMake/CMake-old-new/Kitware_CMake_old_hunk_355.cpp</text:p>
          </table:table-cell>
          <table:table-cell office:value-type="string" calcext:value-type="string">
            <text:p>second/download/CMake/CMake-old-new/Kitware_CMake_new_hunk_355.cpp</text:p>
          </table:table-cell>
          <table:table-cell office:value-type="string" calcext:value-type="string">
            <text:p>    if(0 == pollrc) {</text:p>
            <text:p>      /* timeout! */</text:p>
            <text:p>      ev-&gt;ms = 0;</text:p>
            <text:p>      /* fprintf(stderr, "call curl_multi_socket_action( TIMEOUT )\n"); */</text:p>
            <text:p>      mcode = curl_multi_socket_action(multi, CURL_SOCKET_TIMEOUT, 0,</text:p>
            <text:p>                                       &amp;ev-&gt;running_handles);</text:p>
            <text:p>    }</text:p>
            <text:p/>
          </table:table-cell>
          <table:table-cell office:value-type="string" calcext:value-type="string">
            <text:p>    if(0 == pollrc) {</text:p>
            <text:p>      /* timeout! */</text:p>
            <text:p>      ev-&gt;ms = 0;</text:p>
            <text:p>      /* fprintf(stderr, "call curl_multi_socket_action(TIMEOUT)\n"); */</text:p>
            <text:p>      mcode = curl_multi_socket_action(multi, CURL_SOCKET_TIMEOUT, 0,</text:p>
            <text:p>                                       &amp;ev-&gt;running_handles);</text:p>
            <text:p>    }</text:p>
            <text:p/>
          </table:table-cell>
          <table:table-cell office:value-type="float" office:value="609" calcext:value-type="float">
            <text:p>60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ile.c</text:p>
          </table:table-cell>
          <table:table-cell office:value-type="string" calcext:value-type="string">
            <text:p>second/download/CMake/CMake-old-new/Kitware_CMake_old_file_188.cpp</text:p>
          </table:table-cell>
          <table:table-cell office:value-type="string" calcext:value-type="string">
            <text:p>second/download/CMake/CMake-old-new/Kitware_CMake_new_file_188.cpp</text:p>
          </table:table-cell>
          <table:table-cell office:value-type="string" calcext:value-type="string">
            <text:p>second/download/CMake/CMake-old-new/Kitware_CMake_old_hunk_356.cpp</text:p>
          </table:table-cell>
          <table:table-cell office:value-type="string" calcext:value-type="string">
            <text:p>second/download/CMake/CMake-old-new/Kitware_CMake_new_hunk_356.cpp</text:p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time_t filetime;</text:p>
            <text:p>    struct tm buffer;</text:p>
            <text:p>    const struct tm *tm = &amp;buffer;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ile.c</text:p>
          </table:table-cell>
          <table:table-cell office:value-type="string" calcext:value-type="string">
            <text:p>second/download/CMake/CMake-old-new/Kitware_CMake_old_file_188.cpp</text:p>
          </table:table-cell>
          <table:table-cell office:value-type="string" calcext:value-type="string">
            <text:p>second/download/CMake/CMake-old-new/Kitware_CMake_new_file_188.cpp</text:p>
          </table:table-cell>
          <table:table-cell office:value-type="string" calcext:value-type="string">
            <text:p>second/download/CMake/CMake-old-new/Kitware_CMake_old_hunk_357.cpp</text:p>
          </table:table-cell>
          <table:table-cell office:value-type="string" calcext:value-type="string">
            <text:p>second/download/CMake/CMake-old-new/Kitware_CMake_new_hunk_357.cpp</text:p>
          </table:table-cell>
          <table:table-cell office:value-type="string" calcext:value-type="string">
            <text:p>    if(result)</text:p>
            <text:p>      return result;</text:p>
            <text:p/>
            <text:p>    if(fstated) {</text:p>
            <text:p>      time_t filetime = (time_t)statbuf.st_mtime;</text:p>
            <text:p>      struct tm buffer;</text:p>
            <text:p>      const struct tm *tm = &amp;buffer;</text:p>
            <text:p>      result = Curl_gmtime(filetime, &amp;buffer);</text:p>
            <text:p>      if(result)</text:p>
            <text:p>        return result;</text:p>
            <text:p/>
            <text:p>      /* format: "Tue, 15 Nov 1994 12:45:26 GMT" */</text:p>
            <text:p>      snprintf(buf, BUFSIZE-1,</text:p>
            <text:p>               "Last-Modified: %s, %02d %s %4d %02d:%02d:%02d GMT\r\n",</text:p>
            <text:p>               Curl_wkday[tm-&gt;tm_wday?tm-&gt;tm_wday-1:6],</text:p>
            <text:p>               tm-&gt;tm_mday,</text:p>
            <text:p>               Curl_month[tm-&gt;tm_mon],</text:p>
            <text:p>               tm-&gt;tm_year  1900,</text:p>
            <text:p>               tm-&gt;tm_hour,</text:p>
            <text:p>               tm-&gt;tm_min,</text:p>
            <text:p>               tm-&gt;tm_sec);</text:p>
            <text:p>      result = Curl_client_write(conn, CLIENTWRITE_BOTH, buf, 0);</text:p>
            <text:p>    }</text:p>
            <text:p>    /* if we fstat()ed the file, set the file size to make it available post-</text:p>
            <text:p>       transfer */</text:p>
            <text:p>    if(fstated)</text:p>
            <text:p>      Curl_pgrsSetDownloadSize(data, expected_size);</text:p>
            <text:p>    return result;</text:p>
            <text:p>  }</text:p>
            <text:p/>
          </table:table-cell>
          <table:table-cell office:value-type="string" calcext:value-type="string">
            <text:p>    if(result)</text:p>
            <text:p>      return result;</text:p>
            <text:p/>
            <text:p>    filetime = (time_t)statbuf.st_mtime;</text:p>
            <text:p>    result = Curl_gmtime(filetime, &amp;buffer);</text:p>
            <text:p>    if(result)</text:p>
            <text:p>      return result;</text:p>
            <text:p/>
            <text:p>    /* format: "Tue, 15 Nov 1994 12:45:26 GMT" */</text:p>
            <text:p>    snprintf(buf, BUFSIZE-1,</text:p>
            <text:p>             "Last-Modified: %s, %02d %s %4d %02d:%02d:%02d GMT\r\n",</text:p>
            <text:p>             Curl_wkday[tm-&gt;tm_wday?tm-&gt;tm_wday-1:6],</text:p>
            <text:p>             tm-&gt;tm_mday,</text:p>
            <text:p>             Curl_month[tm-&gt;tm_mon],</text:p>
            <text:p>             tm-&gt;tm_year  1900,</text:p>
            <text:p>             tm-&gt;tm_hour,</text:p>
            <text:p>             tm-&gt;tm_min,</text:p>
            <text:p>             tm-&gt;tm_sec);</text:p>
            <text:p>    result = Curl_client_write(conn, CLIENTWRITE_BOTH, buf, 0);</text:p>
            <text:p>    if(!result)</text:p>
            <text:p>      /* set the file size to make it available post transfer */</text:p>
            <text:p>      Curl_pgrsSetDownloadSize(data, expected_size);</text:p>
            <text:p>    return result;</text:p>
            <text:p>  }</text:p>
            <text:p/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189.cpp</text:p>
          </table:table-cell>
          <table:table-cell office:value-type="string" calcext:value-type="string">
            <text:p>second/download/CMake/CMake-old-new/Kitware_CMake_new_file_189.cpp</text:p>
          </table:table-cell>
          <table:table-cell office:value-type="string" calcext:value-type="string">
            <text:p>second/download/CMake/CMake-old-new/Kitware_CMake_old_hunk_358.cpp</text:p>
          </table:table-cell>
          <table:table-cell office:value-type="string" calcext:value-type="string">
            <text:p>second/download/CMake/CMake-old-new/Kitware_CMake_new_hunk_358.cpp</text:p>
          </table:table-cell>
          <table:table-cell office:value-type="string" calcext:value-type="string">
            <text:p>    }</text:p>
            <text:p>  }</text:p>
            <text:p/>
            <text:p>  cmd = aprintf( "%s%s%s",</text:p>
            <text:p>                 data-&gt;set.str[STRING_CUSTOMREQUEST]?</text:p>
            <text:p>                 data-&gt;set.str[STRING_CUSTOMREQUEST]:</text:p>
            <text:p>                 (data-&gt;set.ftp_list_only?"NLST":"LIST"),</text:p>
            <text:p>                 lstArg? " ": "",</text:p>
            <text:p>                 lstArg? lstArg: "" );</text:p>
            <text:p/>
            <text:p>  if(!cmd) {</text:p>
            <text:p>    free(lstArg);</text:p>
            <text:p/>
          </table:table-cell>
          <table:table-cell office:value-type="string" calcext:value-type="string">
            <text:p>    }</text:p>
            <text:p>  }</text:p>
            <text:p/>
            <text:p>  cmd = aprintf("%s%s%s",</text:p>
            <text:p>                data-&gt;set.str[STRING_CUSTOMREQUEST]?</text:p>
            <text:p>                data-&gt;set.str[STRING_CUSTOMREQUEST]:</text:p>
            <text:p>                (data-&gt;set.ftp_list_only?"NLST":"LIST"),</text:p>
            <text:p>                lstArg? " ": "",</text:p>
            <text:p>                lstArg? lstArg: "");</text:p>
            <text:p/>
            <text:p>  if(!cmd) {</text:p>
            <text:p>    free(lstArg);</text:p>
            <text:p/>
          </table:table-cell>
          <table:table-cell office:value-type="float" office:value="1513" calcext:value-type="float">
            <text:p>1513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.c</text:p>
          </table:table-cell>
          <table:table-cell office:value-type="string" calcext:value-type="string">
            <text:p>second/download/CMake/CMake-old-new/Kitware_CMake_old_file_190.cpp</text:p>
          </table:table-cell>
          <table:table-cell office:value-type="string" calcext:value-type="string">
            <text:p>second/download/CMake/CMake-old-new/Kitware_CMake_new_file_190.cpp</text:p>
          </table:table-cell>
          <table:table-cell office:value-type="string" calcext:value-type="string">
            <text:p>second/download/CMake/CMake-old-new/Kitware_CMake_old_hunk_359.cpp</text:p>
          </table:table-cell>
          <table:table-cell office:value-type="string" calcext:value-type="string">
            <text:p>second/download/CMake/CMake-old-new/Kitware_CMake_new_hunk_359.cpp</text:p>
          </table:table-cell>
          <table:table-cell office:value-type="string" calcext:value-type="string">
            <text:p/>
            <text:p>  free(*userp);</text:p>
            <text:p>  *userp = aprintf("%sAuthorization: Basic %s\r\n",</text:p>
            <text:p>                   proxy?"Proxy-":"",</text:p>
            <text:p>                   authorization);</text:p>
            <text:p>  free(authorization);</text:p>
            <text:p>  if(!*userp)</text:p>
            <text:p/>
          </table:table-cell>
          <table:table-cell office:value-type="string" calcext:value-type="string">
            <text:p/>
            <text:p>  free(*userp);</text:p>
            <text:p>  *userp = aprintf("%sAuthorization: Basic %s\r\n",</text:p>
            <text:p>                   proxy ? "Proxy-" : "",</text:p>
            <text:p>                   authorization);</text:p>
            <text:p>  free(authorization);</text:p>
            <text:p>  if(!*userp)</text:p>
            <text:p/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2.c</text:p>
          </table:table-cell>
          <table:table-cell office:value-type="string" calcext:value-type="string">
            <text:p>second/download/CMake/CMake-old-new/Kitware_CMake_old_file_191.cpp</text:p>
          </table:table-cell>
          <table:table-cell office:value-type="string" calcext:value-type="string">
            <text:p>second/download/CMake/CMake-old-new/Kitware_CMake_new_file_191.cpp</text:p>
          </table:table-cell>
          <table:table-cell office:value-type="string" calcext:value-type="string">
            <text:p>second/download/CMake/CMake-old-new/Kitware_CMake_old_hunk_360.cpp</text:p>
          </table:table-cell>
          <table:table-cell office:value-type="string" calcext:value-type="string">
            <text:p>second/download/CMake/CMake-old-new/Kitware_CMake_new_hunk_360.cpp</text:p>
          </table:table-cell>
          <table:table-cell office:value-type="string" calcext:value-type="string">
            <text:p>  return snprintf(p, len, " nghttp2/%s", h2-&gt;version_str);</text:p>
            <text:p>}</text:p>
            <text:p/>
            <text:p>/*</text:p>
            <text:p> * The implementation of nghttp2_send_callback type. Here we write |data| with</text:p>
            <text:p> * size |length| to the network and return the number of bytes actually</text:p>
            <text:p/>
          </table:table-cell>
          <table:table-cell office:value-type="string" calcext:value-type="string">
            <text:p>  return snprintf(p, len, " nghttp2/%s", h2-&gt;version_str);</text:p>
            <text:p>}</text:p>
            <text:p/>
            <text:p>/* HTTP/2 error code to name based on the Error Code Registry.</text:p>
            <text:p>https://tools.ietf.org/html/rfc7540#page-77</text:p>
            <text:p>nghttp2_error_code enums are identical.</text:p>
            <text:p>*/</text:p>
            <text:p>const char *Curl_http2_strerror(uint32_t err) {</text:p>
            <text:p>#ifndef NGHTTP2_HAS_HTTP2_STRERROR</text:p>
            <text:p>  const char *str[] = {</text:p>
            <text:p>    "NO_ERROR",             /* 0x0 */</text:p>
            <text:p>    "PROTOCOL_ERROR",       /* 0x1 */</text:p>
            <text:p>    "INTERNAL_ERROR",       /* 0x2 */</text:p>
            <text:p>    "FLOW_CONTROL_ERROR",   /* 0x3 */</text:p>
            <text:p>    "SETTINGS_TIMEOUT",     /* 0x4 */</text:p>
            <text:p>    "STREAM_CLOSED",        /* 0x5 */</text:p>
            <text:p>    "FRAME_SIZE_ERROR",     /* 0x6 */</text:p>
            <text:p>    "REFUSED_STREAM",       /* 0x7 */</text:p>
            <text:p>    "CANCEL",               /* 0x8 */</text:p>
            <text:p>    "COMPRESSION_ERROR",    /* 0x9 */</text:p>
            <text:p>    "CONNECT_ERROR",        /* 0xA */</text:p>
            <text:p>    "ENHANCE_YOUR_CALM",    /* 0xB */</text:p>
            <text:p>    "INADEQUATE_SECURITY",  /* 0xC */</text:p>
            <text:p>    "HTTP_1_1_REQUIRED"     /* 0xD */</text:p>
            <text:p>  };</text:p>
            <text:p>  return (err &lt; sizeof str / sizeof str[0]) ? str[err] : "unknown";</text:p>
            <text:p>#else</text:p>
            <text:p>  return nghttp2_http2_strerror(err);</text:p>
            <text:p>#endif</text:p>
            <text:p>}</text:p>
            <text:p/>
            <text:p>/*</text:p>
            <text:p> * The implementation of nghttp2_send_callback type. Here we write |data| with</text:p>
            <text:p> * size |length| to the network and return the number of bytes actually</text:p>
            <text:p/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56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_negotiate.c</text:p>
          </table:table-cell>
          <table:table-cell office:value-type="string" calcext:value-type="string">
            <text:p>second/download/CMake/CMake-old-new/Kitware_CMake_old_file_192.cpp</text:p>
          </table:table-cell>
          <table:table-cell office:value-type="string" calcext:value-type="string">
            <text:p>second/download/CMake/CMake-old-new/Kitware_CMake_new_file_192.cpp</text:p>
          </table:table-cell>
          <table:table-cell office:value-type="string" calcext:value-type="string">
            <text:p>second/download/CMake/CMake-old-new/Kitware_CMake_old_hunk_361.cpp</text:p>
          </table:table-cell>
          <table:table-cell office:value-type="string" calcext:value-type="string">
            <text:p>second/download/CMake/CMake-old-new/Kitware_CMake_new_hunk_361.cpp</text:p>
          </table:table-cell>
          <table:table-cell office:value-type="string" calcext:value-type="string">
            <text:p/>
            <text:p>#include "curl_setup.h"</text:p>
            <text:p/>
            <text:p>#if defined(HAVE_GSSAPI) &amp;&amp; !defined(CURL_DISABLE_HTTP) &amp;&amp; defined(USE_SPNEGO)</text:p>
            <text:p/>
            <text:p>#include "urldata.h"</text:p>
            <text:p>#include "sendf.h"</text:p>
            <text:p>#include "curl_gssapi.h"</text:p>
            <text:p>#include "rawstr.h"</text:p>
            <text:p>#include "curl_base64.h"</text:p>
            <text:p>#include "http_negotiate.h"</text:p>
            <text:p>#include "curl_sasl.h"</text:p>
            <text:p>#include "url.h"</text:p>
            <text:p>#include "curl_printf.h"</text:p>
            <text:p/>
            <text:p>/* The last #include files should be: */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SessionHandle *data = conn-&gt;data;</text:p>
            <text:p>  struct negotiatedata *neg_ctx = proxy?&amp;data-&gt;state.proxyneg:</text:p>
            <text:p>    &amp;data-&gt;state.negotiate;</text:p>
            <text:p>  OM_uint32 major_status, minor_status, discard_st;</text:p>
            <text:p>  gss_buffer_desc spn_token = GSS_C_EMPTY_BUFFER;</text:p>
            <text:p>  gss_buffer_desc input_token = GSS_C_EMPTY_BUFFER;</text:p>
            <text:p>  gss_buffer_desc output_token = GSS_C_EMPTY_BUFFER;</text:p>
            <text:p>  size_t len;</text:p>
            <text:p>  size_t rawlen = 0;</text:p>
            <text:p>  CURLcode result;</text:p>
            <text:p/>
            <text:p>  if(neg_ctx-&gt;context &amp;&amp; neg_ctx-&gt;status == GSS_S_COMPLETE) {</text:p>
            <text:p>    /* We finished successfully our part of authentication, but server</text:p>
            <text:p>     * rejected it (since we're again here). Exit with an error since we</text:p>
            <text:p>     * can't invent anything better */</text:p>
            <text:p>    Curl_cleanup_negotiate(data);</text:p>
            <text:p>    return CURLE_LOGIN_DENIED;</text:p>
            <text:p>  }</text:p>
            <text:p/>
            <text:p>  if(!neg_ctx-&gt;server_name) {</text:p>
            <text:p>    /* Generate our SPN */</text:p>
            <text:p>    char *spn = Curl_sasl_build_gssapi_spn(</text:p>
            <text:p>      proxy ? data-&gt;set.str[STRING_PROXY_SERVICE_NAME] :</text:p>
            <text:p>      data-&gt;set.str[STRING_SERVICE_NAME],</text:p>
            <text:p>      proxy ? conn-&gt;proxy.name : conn-&gt;host.name);</text:p>
            <text:p>    if(!spn)</text:p>
            <text:p>      return CURLE_OUT_OF_MEMORY;</text:p>
            <text:p/>
            <text:p>    /* Populate the SPN structure */</text:p>
            <text:p>    spn_token.value = spn;</text:p>
            <text:p>    spn_token.length = strlen(spn);</text:p>
            <text:p/>
            <text:p>    /* Import the SPN */</text:p>
            <text:p>    major_status = gss_import_name(&amp;minor_status, &amp;spn_token,</text:p>
            <text:p>                                   GSS_C_NT_HOSTBASED_SERVICE,</text:p>
            <text:p>                                   &amp;neg_ctx-&gt;server_name);</text:p>
            <text:p>    if(GSS_ERROR(major_status)) {</text:p>
            <text:p>      Curl_gss_log_error(data, minor_status, "gss_import_name() failed: ");</text:p>
            <text:p/>
            <text:p>      free(spn);</text:p>
            <text:p/>
            <text:p>      return CURLE_OUT_OF_MEMORY;</text:p>
            <text:p>    }</text:p>
            <text:p/>
            <text:p>    free(spn);</text:p>
            <text:p>  }</text:p>
            <text:p/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len &gt; 0) {</text:p>
            <text:p>    result = Curl_base64_decode(header, (unsigned char **)&amp;input_token.value,</text:p>
            <text:p>                                &amp;rawlen);</text:p>
            <text:p>    if(result)</text:p>
            <text:p>      return result;</text:p>
            <text:p/>
            <text:p>    if(!rawlen) {</text:p>
            <text:p>      infof(data, "Negotiate handshake failure (empty challenge message)\n");</text:p>
            <text:p/>
            <text:p>      return CURLE_BAD_CONTENT_ENCODING;</text:p>
            <text:p>    }</text:p>
            <text:p/>
            <text:p>    input_token.length = rawlen;</text:p>
            <text:p/>
            <text:p>    DEBUGASSERT(input_token.value != NULL);</text:p>
            <text:p>  }</text:p>
            <text:p/>
            <text:p>  major_status = Curl_gss_init_sec_context(data,</text:p>
            <text:p>                                           &amp;minor_status,</text:p>
            <text:p>                                           &amp;neg_ctx-&gt;context,</text:p>
            <text:p>                                           neg_ctx-&gt;server_name,</text:p>
            <text:p>                                           &amp;Curl_spnego_mech_oid,</text:p>
            <text:p>                                           GSS_C_NO_CHANNEL_BINDINGS,</text:p>
            <text:p>                                           &amp;input_token,</text:p>
            <text:p>                                           &amp;output_token,</text:p>
            <text:p>                                           TRUE,</text:p>
            <text:p>                                           NULL);</text:p>
            <text:p>  Curl_safefree(input_token.value);</text:p>
            <text:p/>
            <text:p>  neg_ctx-&gt;status = major_status;</text:p>
            <text:p>  if(GSS_ERROR(major_status)) {</text:p>
            <text:p>    if(output_token.value)</text:p>
            <text:p>      gss_release_buffer(&amp;discard_st, &amp;output_token);</text:p>
            <text:p>    Curl_gss_log_error(conn-&gt;data, minor_status,</text:p>
            <text:p>                       "gss_init_sec_context() failed: ");</text:p>
            <text:p>    return CURLE_OUT_OF_MEMORY;</text:p>
            <text:p>  }</text:p>
            <text:p/>
            <text:p>  if(!output_token.value || !output_token.length) {</text:p>
            <text:p>    if(output_token.value)</text:p>
            <text:p>      gss_release_buffer(&amp;discard_st, &amp;output_token);</text:p>
            <text:p>    return CURLE_OUT_OF_MEMORY;</text:p>
            <text:p>  }</text:p>
            <text:p/>
            <text:p>  neg_ctx-&gt;output_token = output_token;</text:p>
            <text:p/>
            <text:p>  return CURLE_OK;</text:p>
            <text:p>}</text:p>
            <text:p/>
            <text:p>CURLcode Curl_output_negotiate(struct connectdata *conn, bool proxy)</text:p>
            <text:p>{</text:p>
            <text:p>  struct negotiatedata *neg_ctx = proxy?&amp;conn-&gt;data-&gt;state.proxyneg:</text:p>
            <text:p>    &amp;conn-&gt;data-&gt;state.negotiate;</text:p>
            <text:p>  char *encoded = NULL;</text:p>
            <text:p>  size_t len = 0;</text:p>
            <text:p>  char *userp;</text:p>
            <text:p>  CURLcode result;</text:p>
            <text:p>  OM_uint32 discard_st;</text:p>
            <text:p/>
            <text:p>  result = Curl_base64_encode(conn-&gt;data,</text:p>
            <text:p>                              neg_ctx-&gt;output_token.value,</text:p>
            <text:p>                              neg_ctx-&gt;output_token.length,</text:p>
            <text:p>                              &amp;encoded, &amp;len);</text:p>
            <text:p>  if(result) {</text:p>
            <text:p>    gss_release_buffer(&amp;discard_st, &amp;neg_ctx-&gt;output_token);</text:p>
            <text:p>    neg_ctx-&gt;output_token.value = NULL;</text:p>
            <text:p>    neg_ctx-&gt;output_token.length = 0;</text:p>
            <text:p>    return result;</text:p>
            <text:p>  }</text:p>
            <text:p/>
            <text:p>  if(!encoded || !len) {</text:p>
            <text:p>    gss_release_buffer(&amp;discard_st, &amp;neg_ctx-&gt;output_token);</text:p>
            <text:p>    neg_ctx-&gt;output_token.value = NULL;</text:p>
            <text:p>    neg_ctx-&gt;output_token.length = 0;</text:p>
            <text:p>    return CURLE_REMOTE_ACCESS_DENIED;</text:p>
            <text:p>  }</text:p>
            <text:p/>
            <text:p>  userp = aprintf("%sAuthorization: Negotiate %s\r\n", proxy ? "Proxy-" : "",</text:p>
            <text:p>                  encoded);</text:p>
            <text:p>  if(proxy) {</text:p>
            <text:p>    Curl_safefree(conn-&gt;allocptr.proxyuserpwd);</text:p>
            <text:p>    conn-&gt;allocptr.proxyuserpwd = userp;</text:p>
            <text:p/>
          </table:table-cell>
          <table:table-cell office:value-type="string" calcext:value-type="string">
            <text:p/>
            <text:p>#include "curl_setup.h"</text:p>
            <text:p/>
            <text:p>#if !defined(CURL_DISABLE_HTTP) &amp;&amp; defined(USE_SPNEGO)</text:p>
            <text:p/>
            <text:p>#include "urldata.h"</text:p>
            <text:p>#include "sendf.h"</text:p>
            <text:p>#include "rawstr.h"</text:p>
            <text:p>#include "http_negotiate.h"</text:p>
            <text:p>#include "vauth/vauth.h"</text:p>
            <text:p/>
            <text:p>/* The last 3 #include files should be in this order */</text:p>
            <text:p>#include "curl_printf.h"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Curl_easy *data = conn-&gt;data;</text:p>
            <text:p>  size_t len;</text:p>
            <text:p/>
            <text:p>  /* Point to the username, password, service and host */</text:p>
            <text:p>  const char *userp;</text:p>
            <text:p>  const char *passwdp;</text:p>
            <text:p>  const char *service;</text:p>
            <text:p>  const char *host;</text:p>
            <text:p/>
            <text:p>  /* Point to the correct struct with this */</text:p>
            <text:p>  struct negotiatedata *neg_ctx;</text:p>
            <text:p/>
            <text:p>  if(proxy) {</text:p>
            <text:p>    userp = conn-&gt;proxyuser;</text:p>
            <text:p>    passwdp = conn-&gt;proxypasswd;</text:p>
            <text:p>    service = data-&gt;set.str[STRING_PROXY_SERVICE_NAME] ?</text:p>
            <text:p>              data-&gt;set.str[STRING_PROXY_SERVICE_NAME] : "HTTP";</text:p>
            <text:p>    host = conn-&gt;proxy.name;</text:p>
            <text:p>    neg_ctx = &amp;data-&gt;state.proxyneg;</text:p>
            <text:p>  }</text:p>
            <text:p>  else {</text:p>
            <text:p>    userp = conn-&gt;user;</text:p>
            <text:p>    passwdp = conn-&gt;passwd;</text:p>
            <text:p>    service = data-&gt;set.str[STRING_SERVICE_NAME] ?</text:p>
            <text:p>              data-&gt;set.str[STRING_SERVICE_NAME] : "HTTP";</text:p>
            <text:p>    host = conn-&gt;host.name;</text:p>
            <text:p>    neg_ctx = &amp;data-&gt;state.negotiate;</text:p>
            <text:p>  }</text:p>
            <text:p/>
            <text:p>  /* Not set means empty */</text:p>
            <text:p>  if(!userp)</text:p>
            <text:p>    userp = "";</text:p>
            <text:p/>
            <text:p>  if(!passwdp)</text:p>
            <text:p>    passwdp = "";</text:p>
            <text:p/>
            <text:p>  /* Obtain the input token, if any */</text:p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!len) {</text:p>
            <text:p>    /* Is this the first call in a new negotiation? */</text:p>
            <text:p>    if(neg_ctx-&gt;context) {</text:p>
            <text:p>      /* The server rejected our authentication and hasn't suppled any more</text:p>
            <text:p>      negotiation mechanisms */</text:p>
            <text:p>      return CURLE_LOGIN_DENIED;</text:p>
            <text:p>    }</text:p>
            <text:p>  }</text:p>
            <text:p/>
            <text:p>  /* Initilise the security context and decode our challenge */</text:p>
            <text:p>  return Curl_auth_decode_spnego_message(data, userp, passwdp, service, host,</text:p>
            <text:p>                                         header, neg_ctx);</text:p>
            <text:p>}</text:p>
            <text:p/>
            <text:p>CURLcode Curl_output_negotiate(struct connectdata *conn, bool proxy)</text:p>
            <text:p>{</text:p>
            <text:p>  struct negotiatedata *neg_ctx = proxy ? &amp;conn-&gt;data-&gt;state.proxyneg :</text:p>
            <text:p>    &amp;conn-&gt;data-&gt;state.negotiate;</text:p>
            <text:p>  char *base64 = NULL;</text:p>
            <text:p>  size_t len = 0;</text:p>
            <text:p>  char *userp;</text:p>
            <text:p>  CURLcode result;</text:p>
            <text:p/>
            <text:p>  result = Curl_auth_create_spnego_message(conn-&gt;data, neg_ctx, &amp;base64, &amp;len);</text:p>
            <text:p>  if(result)</text:p>
            <text:p>    return result;</text:p>
            <text:p/>
            <text:p>  userp = aprintf("%sAuthorization: Negotiate %s\r\n", proxy ? "Proxy-" : "",</text:p>
            <text:p>                  base64);</text:p>
            <text:p/>
            <text:p>  if(proxy) {</text:p>
            <text:p>    Curl_safefree(conn-&gt;allocptr.proxyuserpwd);</text:p>
            <text:p>    conn-&gt;allocptr.proxyuserpwd = userp;</text:p>
            <text:p/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[151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_proxy.c</text:p>
          </table:table-cell>
          <table:table-cell office:value-type="string" calcext:value-type="string">
            <text:p>second/download/CMake/CMake-old-new/Kitware_CMake_old_file_193.cpp</text:p>
          </table:table-cell>
          <table:table-cell office:value-type="string" calcext:value-type="string">
            <text:p>second/download/CMake/CMake-old-new/Kitware_CMake_new_file_193.cpp</text:p>
          </table:table-cell>
          <table:table-cell office:value-type="string" calcext:value-type="string">
            <text:p>second/download/CMake/CMake-old-new/Kitware_CMake_old_hunk_362.cpp</text:p>
          </table:table-cell>
          <table:table-cell office:value-type="string" calcext:value-type="string">
            <text:p>second/download/CMake/CMake-old-new/Kitware_CMake_new_hunk_362.cpp</text:p>
          </table:table-cell>
          <table:table-cell office:value-type="string" calcext:value-type="string">
            <text:p/>
            <text:p>      if(!result) {</text:p>
            <text:p>        char *host=(char *)"";</text:p>
            <text:p>        const char *proxyconn="";</text:p>
            <text:p>        const char *useragent="";</text:p>
            <text:p>        const char *http = (conn-&gt;proxytype == CURLPROXY_HTTP_1_0) ?</text:p>
            <text:p>          "1.0" : "1.1";</text:p>
            <text:p>        char *hostheader= /* host:port with IPv6 support */</text:p>
            <text:p>          aprintf("%s%s%s:%hu", conn-&gt;bits.ipv6_ip?"[":"",</text:p>
            <text:p>                  hostname, conn-&gt;bits.ipv6_ip?"]":"",</text:p>
            <text:p>                  remote_port);</text:p>
            <text:p>        if(!hostheader) {</text:p>
            <text:p>          Curl_add_buffer_free(req_buffer);</text:p>
            <text:p/>
          </table:table-cell>
          <table:table-cell office:value-type="string" calcext:value-type="string">
            <text:p/>
            <text:p>      if(!result) {</text:p>
            <text:p>        char *host=(char *)"";</text:p>
            <text:p>        const char *useragent="";</text:p>
            <text:p>        const char *http = (conn-&gt;proxytype == CURLPROXY_HTTP_1_0) ?</text:p>
            <text:p>          "1.0" : "1.1";</text:p>
            <text:p>        bool ipv6_ip = conn-&gt;bits.ipv6_ip;</text:p>
            <text:p>        char *hostheader;</text:p>
            <text:p/>
            <text:p>        /* the hostname may be different */</text:p>
            <text:p>        if(hostname != conn-&gt;host.name)</text:p>
            <text:p>          ipv6_ip = (strchr(hostname, ':') != NULL);</text:p>
            <text:p>        hostheader= /* host:port with IPv6 support */</text:p>
            <text:p>          aprintf("%s%s%s:%hu", ipv6_ip?"[":"", hostname, ipv6_ip?"]":"",</text:p>
            <text:p>                  remote_port);</text:p>
            <text:p>        if(!hostheader) {</text:p>
            <text:p>          Curl_add_buffer_free(req_buffer);</text:p>
            <text:p/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mprintf.c</text:p>
          </table:table-cell>
          <table:table-cell office:value-type="string" calcext:value-type="string">
            <text:p>second/download/CMake/CMake-old-new/Kitware_CMake_old_file_194.cpp</text:p>
          </table:table-cell>
          <table:table-cell office:value-type="string" calcext:value-type="string">
            <text:p>second/download/CMake/CMake-old-new/Kitware_CMake_new_file_194.cpp</text:p>
          </table:table-cell>
          <table:table-cell office:value-type="string" calcext:value-type="string">
            <text:p>second/download/CMake/CMake-old-new/Kitware_CMake_old_hunk_363.cpp</text:p>
          </table:table-cell>
          <table:table-cell office:value-type="string" calcext:value-type="string">
            <text:p>second/download/CMake/CMake-old-new/Kitware_CMake_new_hunk_363.cpp</text:p>
          </table:table-cell>
          <table:table-cell office:value-type="string" calcext:value-type="string">
            <text:p> *</text:p>
            <text:p> * If you ever want truly portable and good *printf() clones, the project that</text:p>
            <text:p> * took on from here is named 'Trio' and you find more details on the trio web</text:p>
            <text:p> * page at http://daniel.haxx.se/trio/</text:p>
            <text:p> */</text:p>
            <text:p/>
            <text:p>#include "curl_setup.h"</text:p>
            <text:p/>
            <text:p>#if defined(DJGPP) &amp;&amp; (DJGPP_MINOR &lt; 4)</text:p>
            <text:p>#undef _MPRINTF_REPLACE /* don't use x_was_used() here */</text:p>
            <text:p>#endif</text:p>
            <text:p/>
            <text:p>#include &lt;curl/mprintf.h&gt;</text:p>
            <text:p/>
            <text:p>#include "curl_memory.h"</text:p>
            <text:p/>
          </table:table-cell>
          <table:table-cell office:value-type="string" calcext:value-type="string">
            <text:p> *</text:p>
            <text:p> * If you ever want truly portable and good *printf() clones, the project that</text:p>
            <text:p> * took on from here is named 'Trio' and you find more details on the trio web</text:p>
            <text:p> * page at https://daniel.haxx.se/projects/trio/</text:p>
            <text:p> */</text:p>
            <text:p/>
            <text:p>#include "curl_setup.h"</text:p>
            <text:p>#include &lt;curl/mprintf.h&gt;</text:p>
            <text:p/>
            <text:p>#include "curl_memory.h"</text:p>
            <text:p/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multi.c</text:p>
          </table:table-cell>
          <table:table-cell office:value-type="string" calcext:value-type="string">
            <text:p>second/download/CMake/CMake-old-new/Kitware_CMake_old_file_195.cpp</text:p>
          </table:table-cell>
          <table:table-cell office:value-type="string" calcext:value-type="string">
            <text:p>second/download/CMake/CMake-old-new/Kitware_CMake_new_file_195.cpp</text:p>
          </table:table-cell>
          <table:table-cell office:value-type="string" calcext:value-type="string">
            <text:p>second/download/CMake/CMake-old-new/Kitware_CMake_old_hunk_364.cpp</text:p>
          </table:table-cell>
          <table:table-cell office:value-type="string" calcext:value-type="string">
            <text:p>second/download/CMake/CMake-old-new/Kitware_CMake_new_hunk_364.cpp</text:p>
          </table:table-cell>
          <table:table-cell office:value-type="string" calcext:value-type="string">
            <text:p>}</text:p>
            <text:p/>
            <text:p>#ifdef DEBUGBUILD</text:p>
            <text:p>void Curl_multi_dump(const struct Curl_multi *multi_handle)</text:p>
            <text:p>{</text:p>
            <text:p>  struct Curl_multi *multi=(struct Curl_multi *)multi_handle;</text:p>
            <text:p>  struct SessionHandle *data;</text:p>
            <text:p>  int i;</text:p>
            <text:p>  fprintf(stderr, "* Multi status: %d handles, %d alive\n",</text:p>
            <text:p>          multi-&gt;num_easy, multi-&gt;num_alive);</text:p>
            <text:p/>
          </table:table-cell>
          <table:table-cell office:value-type="string" calcext:value-type="string">
            <text:p>}</text:p>
            <text:p/>
            <text:p>#ifdef DEBUGBUILD</text:p>
            <text:p>void Curl_multi_dump(struct Curl_multi *multi)</text:p>
            <text:p>{</text:p>
            <text:p>  struct Curl_easy *data;</text:p>
            <text:p>  int i;</text:p>
            <text:p>  fprintf(stderr, "* Multi status: %d handles, %d alive\n",</text:p>
            <text:p>          multi-&gt;num_easy, multi-&gt;num_alive);</text:p>
            <text:p/>
          </table:table-cell>
          <table:table-cell office:value-type="float" office:value="2789" calcext:value-type="float">
            <text:p>278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sendf.c</text:p>
          </table:table-cell>
          <table:table-cell office:value-type="string" calcext:value-type="string">
            <text:p>second/download/CMake/CMake-old-new/Kitware_CMake_old_file_196.cpp</text:p>
          </table:table-cell>
          <table:table-cell office:value-type="string" calcext:value-type="string">
            <text:p>second/download/CMake/CMake-old-new/Kitware_CMake_new_file_196.cpp</text:p>
          </table:table-cell>
          <table:table-cell office:value-type="string" calcext:value-type="string">
            <text:p>second/download/CMake/CMake-old-new/Kitware_CMake_old_hunk_365.cpp</text:p>
          </table:table-cell>
          <table:table-cell office:value-type="string" calcext:value-type="string">
            <text:p>second/download/CMake/CMake-old-new/Kitware_CMake_new_hunk_365.cpp</text:p>
          </table:table-cell>
          <table:table-cell office:value-type="string" calcext:value-type="string">
            <text:p> * The message SHALL NOT include any LF or CR.</text:p>
            <text:p> */</text:p>
            <text:p/>
            <text:p>void Curl_failf(struct SessionHandle *data, const char *fmt, ...)</text:p>
            <text:p>{</text:p>
            <text:p>  va_list ap;</text:p>
            <text:p>  size_t len;</text:p>
            <text:p/>
          </table:table-cell>
          <table:table-cell office:value-type="string" calcext:value-type="string">
            <text:p> * The message SHALL NOT include any LF or CR.</text:p>
            <text:p> */</text:p>
            <text:p/>
            <text:p>void Curl_failf(struct Curl_easy *data, const char *fmt, ...)</text:p>
            <text:p>{</text:p>
            <text:p>  va_list ap;</text:p>
            <text:p>  size_t len;</text:p>
            <text:p/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sendf.h</text:p>
          </table:table-cell>
          <table:table-cell office:value-type="string" calcext:value-type="string">
            <text:p>second/download/CMake/CMake-old-new/Kitware_CMake_old_file_197.cpp</text:p>
          </table:table-cell>
          <table:table-cell office:value-type="string" calcext:value-type="string">
            <text:p>second/download/CMake/CMake-old-new/Kitware_CMake_new_file_197.cpp</text:p>
          </table:table-cell>
          <table:table-cell office:value-type="string" calcext:value-type="string">
            <text:p>second/download/CMake/CMake-old-new/Kitware_CMake_old_hunk_366.cpp</text:p>
          </table:table-cell>
          <table:table-cell office:value-type="string" calcext:value-type="string">
            <text:p>second/download/CMake/CMake-old-new/Kitware_CMake_new_hunk_366.cpp</text:p>
          </table:table-cell>
          <table:table-cell office:value-type="string" calcext:value-type="string">
            <text:p/>
            <text:p>CURLcode Curl_sendf(curl_socket_t sockfd, struct connectdata *,</text:p>
            <text:p>                    const char *fmt, ...);</text:p>
            <text:p>void Curl_infof(struct SessionHandle *, const char *fmt, ...);</text:p>
            <text:p>void Curl_failf(struct SessionHandle *, const char *fmt, ...);</text:p>
            <text:p/>
            <text:p>#if defined(CURL_DISABLE_VERBOSE_STRINGS)</text:p>
            <text:p/>
            <text:p/>
          </table:table-cell>
          <table:table-cell office:value-type="string" calcext:value-type="string">
            <text:p/>
            <text:p>CURLcode Curl_sendf(curl_socket_t sockfd, struct connectdata *,</text:p>
            <text:p>                    const char *fmt, ...);</text:p>
            <text:p>void Curl_infof(struct Curl_easy *, const char *fmt, ...);</text:p>
            <text:p>void Curl_failf(struct Curl_easy *, const char *fmt, ...);</text:p>
            <text:p/>
            <text:p>#if defined(CURL_DISABLE_VERBOSE_STRINGS)</text:p>
            <text:p/>
            <text:p/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7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tftp.c</text:p>
          </table:table-cell>
          <table:table-cell office:value-type="string" calcext:value-type="string">
            <text:p>second/download/CMake/CMake-old-new/Kitware_CMake_old_file_198.cpp</text:p>
          </table:table-cell>
          <table:table-cell office:value-type="string" calcext:value-type="string">
            <text:p>second/download/CMake/CMake-old-new/Kitware_CMake_new_file_198.cpp</text:p>
          </table:table-cell>
          <table:table-cell office:value-type="string" calcext:value-type="string">
            <text:p>second/download/CMake/CMake-old-new/Kitware_CMake_old_hunk_367.cpp</text:p>
          </table:table-cell>
          <table:table-cell office:value-type="string" calcext:value-type="string">
            <text:p>second/download/CMake/CMake-old-new/Kitware_CMake_new_hunk_367.cpp</text:p>
          </table:table-cell>
          <table:table-cell office:value-type="string" calcext:value-type="string">
            <text:p>             "%s%c%s%c", filename, '\0',  mode, '\0');</text:p>
            <text:p>    sbytes = 4  strlen(filename)  strlen(mode);</text:p>
            <text:p/>
            <text:p>    /* add tsize option */</text:p>
            <text:p>    if(data-&gt;set.upload &amp;&amp; (data-&gt;state.infilesize != -1))</text:p>
            <text:p>      snprintf(buf, sizeof(buf), "%" CURL_FORMAT_CURL_OFF_T,</text:p>
            <text:p>               data-&gt;state.infilesize);</text:p>
            <text:p>    else</text:p>
            <text:p>      strcpy(buf, "0"); /* the destination is large enough */</text:p>
            <text:p/>
            <text:p>    sbytes = tftp_option_add(state, sbytes,</text:p>
            <text:p>                              (char *)state-&gt;spacket.data놼굺�,</text:p>
            <text:p>                              TFTP_OPTION_TSIZE);</text:p>
            <text:p>    sbytes = tftp_option_add(state, sbytes,</text:p>
            <text:p>                              (char *)state-&gt;spacket.data놼굺�, buf);</text:p>
            <text:p>    /* add blksize option */</text:p>
            <text:p>    snprintf( buf, sizeof(buf), "%d", state-&gt;requested_blksize );</text:p>
            <text:p>    sbytes = tftp_option_add(state, sbytes,</text:p>
            <text:p>                              (char *)state-&gt;spacket.data놼굺�,</text:p>
            <text:p>                              TFTP_OPTION_BLKSIZE);</text:p>
            <text:p>    sbytes = tftp_option_add(state, sbytes,</text:p>
            <text:p>                              (char *)state-&gt;spacket.data놼굺�, buf );</text:p>
            <text:p/>
            <text:p>    /* add timeout option */</text:p>
            <text:p>    snprintf( buf, sizeof(buf), "%d", state-&gt;retry_time);</text:p>
            <text:p>    sbytes = tftp_option_add(state, sbytes,</text:p>
            <text:p>                              (char *)state-&gt;spacket.data놼굺�,</text:p>
            <text:p>                              TFTP_OPTION_INTERVAL);</text:p>
            <text:p>    sbytes = tftp_option_add(state, sbytes,</text:p>
            <text:p>                              (char *)state-&gt;spacket.data놼굺�, buf );</text:p>
            <text:p/>
            <text:p>    /* the typecase for the 3rd argument is mostly for systems that do</text:p>
            <text:p>       not have a size_t argument, like older unixes that want an 'int' */</text:p>
            <text:p/>
          </table:table-cell>
          <table:table-cell office:value-type="string" calcext:value-type="string">
            <text:p>             "%s%c%s%c", filename, '\0',  mode, '\0');</text:p>
            <text:p>    sbytes = 4  strlen(filename)  strlen(mode);</text:p>
            <text:p/>
            <text:p>    /* optional addition of TFTP options */</text:p>
            <text:p>    if(!data-&gt;set.tftp_no_options) {</text:p>
            <text:p>      /* add tsize option */</text:p>
            <text:p>      if(data-&gt;set.upload &amp;&amp; (data-&gt;state.infilesize != -1))</text:p>
            <text:p>        snprintf(buf, sizeof(buf), "%" CURL_FORMAT_CURL_OFF_T,</text:p>
            <text:p>                 data-&gt;state.infilesize);</text:p>
            <text:p>      else</text:p>
            <text:p>        strcpy(buf, "0"); /* the destination is large enough */</text:p>
            <text:p/>
            <text:p>      sbytes = tftp_option_add(state, sbytes,</text:p>
            <text:p>                                (char *)state-&gt;spacket.data놼굺�,</text:p>
            <text:p>                                TFTP_OPTION_TSIZE);</text:p>
            <text:p>      sbytes = tftp_option_add(state, sbytes,</text:p>
            <text:p>                                (char *)state-&gt;spacket.data놼굺�, buf);</text:p>
            <text:p>      /* add blksize option */</text:p>
            <text:p>      snprintf(buf, sizeof(buf), "%d", state-&gt;requested_blksize);</text:p>
            <text:p>      sbytes = tftp_option_add(state, sbytes,</text:p>
            <text:p>                                (char *)state-&gt;spacket.data놼굺�,</text:p>
            <text:p>                                TFTP_OPTION_BLKSIZE);</text:p>
            <text:p>      sbytes = tftp_option_add(state, sbytes,</text:p>
            <text:p>                                (char *)state-&gt;spacket.data놼굺�, buf);</text:p>
            <text:p/>
            <text:p>      /* add timeout option */</text:p>
            <text:p>      snprintf(buf, sizeof(buf), "%d", state-&gt;retry_time);</text:p>
            <text:p>      sbytes = tftp_option_add(state, sbytes,</text:p>
            <text:p>                                (char *)state-&gt;spacket.data놼굺�,</text:p>
            <text:p>                                TFTP_OPTION_INTERVAL);</text:p>
            <text:p>      sbytes = tftp_option_add(state, sbytes,</text:p>
            <text:p>                                (char *)state-&gt;spacket.data놼굺�, buf);</text:p>
            <text:p>    }</text:p>
            <text:p/>
            <text:p>    /* the typecase for the 3rd argument is mostly for systems that do</text:p>
            <text:p>       not have a size_t argument, like older unixes that want an 'int' */</text:p>
            <text:p/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[5, 16, 2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1d6909a287bb73b5ec7bf51ec56f7efcf2a869eb</text:p>
          </table:table-cell>
          <table:table-cell office:value-type="string" calcext:value-type="string">
            <text:p>use CM_NULLPT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199.cpp</text:p>
          </table:table-cell>
          <table:table-cell office:value-type="string" calcext:value-type="string">
            <text:p>second/download/CMake/CMake-old-new/Kitware_CMake_new_file_199.cpp</text:p>
          </table:table-cell>
          <table:table-cell office:value-type="string" calcext:value-type="string">
            <text:p>second/download/CMake/CMake-old-new/Kitware_CMake_old_hunk_368.cpp</text:p>
          </table:table-cell>
          <table:table-cell office:value-type="string" calcext:value-type="string">
            <text:p>second/download/CMake/CMake-old-new/Kitware_CMake_new_hunk_368.cpp</text:p>
          </table:table-cell>
          <table:table-cell office:value-type="string" calcext:value-type="string">
            <text:p/>
            <text:p>  /* Use uname if it's present, else uid. */</text:p>
            <text:p>  p = archive_entry_uname(entry);</text:p>
            <text:p>  if ((p == NULL) || (*p == '\0')) {</text:p>
            <text:p>    sprintf(tmp, "%lu ", (unsigned long)archive_entry_uid(entry));</text:p>
            <text:p>    p = tmp;</text:p>
            <text:p>  }</text:p>
            <text:p/>
          </table:table-cell>
          <table:table-cell office:value-type="string" calcext:value-type="string">
            <text:p/>
            <text:p>  /* Use uname if it's present, else uid. */</text:p>
            <text:p>  p = archive_entry_uname(entry);</text:p>
            <text:p>  if ((p == CM_NULLPTR) || (*p == '\0')) {</text:p>
            <text:p>    sprintf(tmp, "%lu ", (unsigned long)archive_entry_uid(entry));</text:p>
            <text:p>    p = tmp;</text:p>
            <text:p>  }</text:p>
            <text:p/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1d6909a287bb73b5ec7bf51ec56f7efcf2a869eb</text:p>
          </table:table-cell>
          <table:table-cell office:value-type="string" calcext:value-type="string">
            <text:p>use CM_NULLPT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SystemTools.cxx</text:p>
          </table:table-cell>
          <table:table-cell office:value-type="string" calcext:value-type="string">
            <text:p>second/download/CMake/CMake-old-new/Kitware_CMake_old_file_199.cpp</text:p>
          </table:table-cell>
          <table:table-cell office:value-type="string" calcext:value-type="string">
            <text:p>second/download/CMake/CMake-old-new/Kitware_CMake_new_file_199.cpp</text:p>
          </table:table-cell>
          <table:table-cell office:value-type="string" calcext:value-type="string">
            <text:p>second/download/CMake/CMake-old-new/Kitware_CMake_old_hunk_369.cpp</text:p>
          </table:table-cell>
          <table:table-cell office:value-type="string" calcext:value-type="string">
            <text:p>second/download/CMake/CMake-old-new/Kitware_CMake_new_hunk_369.cpp</text:p>
          </table:table-cell>
          <table:table-cell office:value-type="string" calcext:value-type="string">
            <text:p>  fprintf(out, "%-*s ", (int)u_width, p);</text:p>
            <text:p>  /* Use gname if it's present, else gid. */</text:p>
            <text:p>  p = archive_entry_gname(entry);</text:p>
            <text:p>  if (p != NULL &amp;&amp; p[0] != '\0') {</text:p>
            <text:p>    fprintf(out, "%s", p);</text:p>
            <text:p>    w = strlen(p);</text:p>
            <text:p>  } else {</text:p>
            <text:p/>
          </table:table-cell>
          <table:table-cell office:value-type="string" calcext:value-type="string">
            <text:p>  fprintf(out, "%-*s ", (int)u_width, p);</text:p>
            <text:p>  /* Use gname if it's present, else gid. */</text:p>
            <text:p>  p = archive_entry_gname(entry);</text:p>
            <text:p>  if (p != CM_NULLPTR &amp;&amp; p[0] != '\0') {</text:p>
            <text:p>    fprintf(out, "%s", p);</text:p>
            <text:p>    w = strlen(p);</text:p>
            <text:p>  } else {</text:p>
            <text:p/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[0, 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1d6909a287bb73b5ec7bf51ec56f7efcf2a869eb</text:p>
          </table:table-cell>
          <table:table-cell office:value-type="string" calcext:value-type="string">
            <text:p>use CM_NULLPT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ake.cxx</text:p>
          </table:table-cell>
          <table:table-cell office:value-type="string" calcext:value-type="string">
            <text:p>second/download/CMake/CMake-old-new/Kitware_CMake_old_file_200.cpp</text:p>
          </table:table-cell>
          <table:table-cell office:value-type="string" calcext:value-type="string">
            <text:p>second/download/CMake/CMake-old-new/Kitware_CMake_new_file_200.cpp</text:p>
          </table:table-cell>
          <table:table-cell office:value-type="string" calcext:value-type="string">
            <text:p>second/download/CMake/CMake-old-new/Kitware_CMake_old_hunk_370.cpp</text:p>
          </table:table-cell>
          <table:table-cell office:value-type="string" calcext:value-type="string">
            <text:p>second/download/CMake/CMake-old-new/Kitware_CMake_new_hunk_370.cpp</text:p>
          </table:table-cell>
          <table:table-cell office:value-type="string" calcext:value-type="string">
            <text:p/>
            <text:p>    gg-&gt;CreateGenerationObjects();</text:p>
            <text:p>    cmLocalGenerator* lg = gg-&gt;LocalGenerators[0];</text:p>
            <text:p>    std::string includeFlags = lg-&gt;GetIncludeFlags(includeDirs, 0, language);</text:p>
            <text:p/>
            <text:p>    std::string definitions = mf-&gt;GetSafeDefinition("PACKAGE_DEFINITIONS");</text:p>
            <text:p>    printf("%s %s\n", includeFlags.c_str(), definitions.c_str());</text:p>
            <text:p/>
          </table:table-cell>
          <table:table-cell office:value-type="string" calcext:value-type="string">
            <text:p/>
            <text:p>    gg-&gt;CreateGenerationObjects();</text:p>
            <text:p>    cmLocalGenerator* lg = gg-&gt;LocalGenerators[0];</text:p>
            <text:p>    std::string includeFlags =</text:p>
            <text:p>      lg-&gt;GetIncludeFlags(includeDirs, CM_NULLPTR, language);</text:p>
            <text:p/>
            <text:p>    std::string definitions = mf-&gt;GetSafeDefinition("PACKAGE_DEFINITIONS");</text:p>
            <text:p>    printf("%s %s\n", includeFlags.c_str(), definitions.c_str());</text:p>
            <text:p/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string" calcext:value-type="string">
            <text:p>second/download/CMake/CMake-old-new/Kitware_CMake_old_file_201.cpp</text:p>
          </table:table-cell>
          <table:table-cell office:value-type="string" calcext:value-type="string">
            <text:p>second/download/CMake/CMake-old-new/Kitware_CMake_new_file_201.cpp</text:p>
          </table:table-cell>
          <table:table-cell office:value-type="string" calcext:value-type="string">
            <text:p>second/download/CMake/CMake-old-new/Kitware_CMake_old_hunk_371.cpp</text:p>
          </table:table-cell>
          <table:table-cell office:value-type="string" calcext:value-type="string">
            <text:p>second/download/CMake/CMake-old-new/Kitware_CMake_new_hunk_371.cpp</text:p>
          </table:table-cell>
          <table:table-cell office:value-type="string" calcext:value-type="string">
            <text:p>  }</text:p>
            <text:p/>
            <text:p>  windowoffs = lzss_offset_for_position(&amp;rar-&gt;lzss, startpos);</text:p>
            <text:p>  if(windowoffs  length &lt;= lzss_size(&amp;rar-&gt;lzss))</text:p>
            <text:p>    memcpy(&amp;rar-&gt;unp_buffer[rar-&gt;unp_offset], &amp;rar-&gt;lzss.window[windowoffs],</text:p>
            <text:p>           length);</text:p>
            <text:p>  else</text:p>
            <text:p>  {</text:p>
            <text:p>    firstpart = lzss_size(&amp;rar-&gt;lzss) - windowoffs;</text:p>
            <text:p>    if (firstpart &lt; 0) {</text:p>
            <text:p>      archive_set_error(&amp;a-&gt;archive, ARCHIVE_ERRNO_FILE_FORMAT,</text:p>
            <text:p/>
          </table:table-cell>
          <table:table-cell office:value-type="string" calcext:value-type="string">
            <text:p>  }</text:p>
            <text:p/>
            <text:p>  windowoffs = lzss_offset_for_position(&amp;rar-&gt;lzss, startpos);</text:p>
            <text:p>  if(windowoffs  length &lt;= lzss_size(&amp;rar-&gt;lzss)) {</text:p>
            <text:p>    memcpy(&amp;rar-&gt;unp_buffer[rar-&gt;unp_offset], &amp;rar-&gt;lzss.window[windowoffs],</text:p>
            <text:p>           length);</text:p>
            <text:p>  } else if (length &lt;= lzss_size(&amp;rar-&gt;lzss)) {</text:p>
            <text:p>    firstpart = lzss_size(&amp;rar-&gt;lzss) - windowoffs;</text:p>
            <text:p>    if (firstpart &lt; 0) {</text:p>
            <text:p>      archive_set_error(&amp;a-&gt;archive, ARCHIVE_ERRNO_FILE_FORMAT,</text:p>
            <text:p/>
          </table:table-cell>
          <table:table-cell office:value-type="float" office:value="2884" calcext:value-type="float">
            <text:p>2884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iso9660.c</text:p>
          </table:table-cell>
          <table:table-cell office:value-type="string" calcext:value-type="string">
            <text:p>second/download/CMake/CMake-old-new/Kitware_CMake_old_file_202.cpp</text:p>
          </table:table-cell>
          <table:table-cell office:value-type="string" calcext:value-type="string">
            <text:p>second/download/CMake/CMake-old-new/Kitware_CMake_new_file_202.cpp</text:p>
          </table:table-cell>
          <table:table-cell office:value-type="string" calcext:value-type="string">
            <text:p>second/download/CMake/CMake-old-new/Kitware_CMake_old_hunk_372.cpp</text:p>
          </table:table-cell>
          <table:table-cell office:value-type="string" calcext:value-type="string">
            <text:p>second/download/CMake/CMake-old-new/Kitware_CMake_new_hunk_372.cpp</text:p>
          </table:table-cell>
          <table:table-cell office:value-type="string" calcext:value-type="string">
            <text:p/>
            <text:p>/* If a length of full-pathname is longer than 240 bytes,</text:p>
            <text:p> * it violates Joliet extensions regulation. */</text:p>
            <text:p>if (parent_len  np-&gt;mb_len &gt; 240) {</text:p>
            <text:p>archive_set_error(&amp;a-&gt;archive, ARCHIVE_ERRNO_MISC,</text:p>
            <text:p>    "The regulation of Joliet extensions;"</text:p>
            <text:p>    " A length of a full-pathname of `%s' is "</text:p>
            <text:p/>
          </table:table-cell>
          <table:table-cell office:value-type="string" calcext:value-type="string">
            <text:p/>
            <text:p>/* If a length of full-pathname is longer than 240 bytes,</text:p>
            <text:p> * it violates Joliet extensions regulation. */</text:p>
            <text:p>if (parent_len &gt; 240</text:p>
            <text:p>    || np-&gt;mb_len &gt; 240</text:p>
            <text:p>    || parent_len  np-&gt;mb_len &gt; 240) {</text:p>
            <text:p>archive_set_error(&amp;a-&gt;archive, ARCHIVE_ERRNO_MISC,</text:p>
            <text:p>    "The regulation of Joliet extensions;"</text:p>
            <text:p>    " A length of a full-pathname of `%s' is "</text:p>
            <text:p/>
          </table:table-cell>
          <table:table-cell table:number-columns-repeated="2" office:value-type="float" office:value="6302" calcext:value-type="float">
            <text:p>630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string" calcext:value-type="string">
            <text:p>second/download/CMake/CMake-old-new/Kitware_CMake_old_file_203.cpp</text:p>
          </table:table-cell>
          <table:table-cell office:value-type="string" calcext:value-type="string">
            <text:p>second/download/CMake/CMake-old-new/Kitware_CMake_new_file_203.cpp</text:p>
          </table:table-cell>
          <table:table-cell office:value-type="string" calcext:value-type="string">
            <text:p>second/download/CMake/CMake-old-new/Kitware_CMake_old_hunk_373.cpp</text:p>
          </table:table-cell>
          <table:table-cell office:value-type="string" calcext:value-type="string">
            <text:p>second/download/CMake/CMake-old-new/Kitware_CMake_new_hunk_373.cpp</text:p>
          </table:table-cell>
          <table:table-cell office:value-type="string" calcext:value-type="string">
            <text:p>  }</text:p>
            <text:p/>
            <text:p>  windowoffs = lzss_offset_for_position(&amp;rar-&gt;lzss, startpos);</text:p>
            <text:p>  if(windowoffs  length &lt;= lzss_size(&amp;rar-&gt;lzss))</text:p>
            <text:p>    memcpy(&amp;rar-&gt;unp_buffer[rar-&gt;unp_offset], &amp;rar-&gt;lzss.window[windowoffs],</text:p>
            <text:p>           length);</text:p>
            <text:p>  else</text:p>
            <text:p>  {</text:p>
            <text:p>    firstpart = lzss_size(&amp;rar-&gt;lzss) - windowoffs;</text:p>
            <text:p>    if (firstpart &lt; 0) {</text:p>
            <text:p>      archive_set_error(&amp;a-&gt;archive, ARCHIVE_ERRNO_FILE_FORMAT,</text:p>
            <text:p/>
          </table:table-cell>
          <table:table-cell office:value-type="string" calcext:value-type="string">
            <text:p>  }</text:p>
            <text:p/>
            <text:p>  windowoffs = lzss_offset_for_position(&amp;rar-&gt;lzss, startpos);</text:p>
            <text:p>  if(windowoffs  length &lt;= lzss_size(&amp;rar-&gt;lzss)) {</text:p>
            <text:p>    memcpy(&amp;rar-&gt;unp_buffer[rar-&gt;unp_offset], &amp;rar-&gt;lzss.window[windowoffs],</text:p>
            <text:p>           length);</text:p>
            <text:p>  } else if (length &lt;= lzss_size(&amp;rar-&gt;lzss)) {</text:p>
            <text:p>    firstpart = lzss_size(&amp;rar-&gt;lzss) - windowoffs;</text:p>
            <text:p>    if (firstpart &lt; 0) {</text:p>
            <text:p>      archive_set_error(&amp;a-&gt;archive, ARCHIVE_ERRNO_FILE_FORMAT,</text:p>
            <text:p/>
          </table:table-cell>
          <table:table-cell office:value-type="float" office:value="2884" calcext:value-type="float">
            <text:p>2884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iso9660.c</text:p>
          </table:table-cell>
          <table:table-cell office:value-type="string" calcext:value-type="string">
            <text:p>second/download/CMake/CMake-old-new/Kitware_CMake_old_file_204.cpp</text:p>
          </table:table-cell>
          <table:table-cell office:value-type="string" calcext:value-type="string">
            <text:p>second/download/CMake/CMake-old-new/Kitware_CMake_new_file_204.cpp</text:p>
          </table:table-cell>
          <table:table-cell office:value-type="string" calcext:value-type="string">
            <text:p>second/download/CMake/CMake-old-new/Kitware_CMake_old_hunk_374.cpp</text:p>
          </table:table-cell>
          <table:table-cell office:value-type="string" calcext:value-type="string">
            <text:p>second/download/CMake/CMake-old-new/Kitware_CMake_new_hunk_374.cpp</text:p>
          </table:table-cell>
          <table:table-cell office:value-type="string" calcext:value-type="string">
            <text:p/>
            <text:p>/* If a length of full-pathname is longer than 240 bytes,</text:p>
            <text:p> * it violates Joliet extensions regulation. */</text:p>
            <text:p>if (parent_len  np-&gt;mb_len &gt; 240) {</text:p>
            <text:p>archive_set_error(&amp;a-&gt;archive, ARCHIVE_ERRNO_MISC,</text:p>
            <text:p>    "The regulation of Joliet extensions;"</text:p>
            <text:p>    " A length of a full-pathname of `%s' is "</text:p>
            <text:p/>
          </table:table-cell>
          <table:table-cell office:value-type="string" calcext:value-type="string">
            <text:p/>
            <text:p>/* If a length of full-pathname is longer than 240 bytes,</text:p>
            <text:p> * it violates Joliet extensions regulation. */</text:p>
            <text:p>if (parent_len &gt; 240</text:p>
            <text:p>    || np-&gt;mb_len &gt; 240</text:p>
            <text:p>    || parent_len  np-&gt;mb_len &gt; 240) {</text:p>
            <text:p>archive_set_error(&amp;a-&gt;archive, ARCHIVE_ERRNO_MISC,</text:p>
            <text:p>    "The regulation of Joliet extensions;"</text:p>
            <text:p>    " A length of a full-pathname of `%s' is "</text:p>
            <text:p/>
          </table:table-cell>
          <table:table-cell table:number-columns-repeated="2" office:value-type="float" office:value="6302" calcext:value-type="float">
            <text:p>630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2b94d71d8850d68b677d5653c698371528344a10</text:p>
          </table:table-cell>
          <table:table-cell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rar.c</text:p>
          </table:table-cell>
          <table:table-cell office:value-type="string" calcext:value-type="string">
            <text:p>second/download/CMake/CMake-old-new/Kitware_CMake_old_file_205.cpp</text:p>
          </table:table-cell>
          <table:table-cell office:value-type="string" calcext:value-type="string">
            <text:p>second/download/CMake/CMake-old-new/Kitware_CMake_new_file_205.cpp</text:p>
          </table:table-cell>
          <table:table-cell office:value-type="string" calcext:value-type="string">
            <text:p>second/download/CMake/CMake-old-new/Kitware_CMake_old_hunk_375.cpp</text:p>
          </table:table-cell>
          <table:table-cell office:value-type="string" calcext:value-type="string">
            <text:p>second/download/CMake/CMake-old-new/Kitware_CMake_new_hunk_375.cpp</text:p>
          </table:table-cell>
          <table:table-cell office:value-type="string" calcext:value-type="string">
            <text:p>  }</text:p>
            <text:p/>
            <text:p>  windowoffs = lzss_offset_for_position(&amp;rar-&gt;lzss, startpos);</text:p>
            <text:p>  if(windowoffs  length &lt;= lzss_size(&amp;rar-&gt;lzss))</text:p>
            <text:p>    memcpy(&amp;rar-&gt;unp_buffer[rar-&gt;unp_offset], &amp;rar-&gt;lzss.window[windowoffs],</text:p>
            <text:p>           length);</text:p>
            <text:p>  else</text:p>
            <text:p>  {</text:p>
            <text:p>    firstpart = lzss_size(&amp;rar-&gt;lzss) - windowoffs;</text:p>
            <text:p>    if (firstpart &lt; 0) {</text:p>
            <text:p>      archive_set_error(&amp;a-&gt;archive, ARCHIVE_ERRNO_FILE_FORMAT,</text:p>
            <text:p/>
          </table:table-cell>
          <table:table-cell office:value-type="string" calcext:value-type="string">
            <text:p>  }</text:p>
            <text:p/>
            <text:p>  windowoffs = lzss_offset_for_position(&amp;rar-&gt;lzss, startpos);</text:p>
            <text:p>  if(windowoffs  length &lt;= lzss_size(&amp;rar-&gt;lzss)) {</text:p>
            <text:p>    memcpy(&amp;rar-&gt;unp_buffer[rar-&gt;unp_offset], &amp;rar-&gt;lzss.window[windowoffs],</text:p>
            <text:p>           length);</text:p>
            <text:p>  } else if (length &lt;= lzss_size(&amp;rar-&gt;lzss)) {</text:p>
            <text:p>    firstpart = lzss_size(&amp;rar-&gt;lzss) - windowoffs;</text:p>
            <text:p>    if (firstpart &lt; 0) {</text:p>
            <text:p>      archive_set_error(&amp;a-&gt;archive, ARCHIVE_ERRNO_FILE_FORMAT,</text:p>
            <text:p/>
          </table:table-cell>
          <table:table-cell office:value-type="float" office:value="2884" calcext:value-type="float">
            <text:p>2884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2b94d71d8850d68b677d5653c698371528344a10</text:p>
          </table:table-cell>
          <table:table-cell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iso9660.c</text:p>
          </table:table-cell>
          <table:table-cell office:value-type="string" calcext:value-type="string">
            <text:p>second/download/CMake/CMake-old-new/Kitware_CMake_old_file_206.cpp</text:p>
          </table:table-cell>
          <table:table-cell office:value-type="string" calcext:value-type="string">
            <text:p>second/download/CMake/CMake-old-new/Kitware_CMake_new_file_206.cpp</text:p>
          </table:table-cell>
          <table:table-cell office:value-type="string" calcext:value-type="string">
            <text:p>second/download/CMake/CMake-old-new/Kitware_CMake_old_hunk_376.cpp</text:p>
          </table:table-cell>
          <table:table-cell office:value-type="string" calcext:value-type="string">
            <text:p>second/download/CMake/CMake-old-new/Kitware_CMake_new_hunk_376.cpp</text:p>
          </table:table-cell>
          <table:table-cell office:value-type="string" calcext:value-type="string">
            <text:p/>
            <text:p>/* If a length of full-pathname is longer than 240 bytes,</text:p>
            <text:p> * it violates Joliet extensions regulation. */</text:p>
            <text:p>if (parent_len  np-&gt;mb_len &gt; 240) {</text:p>
            <text:p>archive_set_error(&amp;a-&gt;archive, ARCHIVE_ERRNO_MISC,</text:p>
            <text:p>    "The regulation of Joliet extensions;"</text:p>
            <text:p>    " A length of a full-pathname of `%s' is "</text:p>
            <text:p/>
          </table:table-cell>
          <table:table-cell office:value-type="string" calcext:value-type="string">
            <text:p/>
            <text:p>/* If a length of full-pathname is longer than 240 bytes,</text:p>
            <text:p> * it violates Joliet extensions regulation. */</text:p>
            <text:p>if (parent_len &gt; 240</text:p>
            <text:p>    || np-&gt;mb_len &gt; 240</text:p>
            <text:p>    || parent_len  np-&gt;mb_len &gt; 240) {</text:p>
            <text:p>archive_set_error(&amp;a-&gt;archive, ARCHIVE_ERRNO_MISC,</text:p>
            <text:p>    "The regulation of Joliet extensions;"</text:p>
            <text:p>    " A length of a full-pathname of `%s' is "</text:p>
            <text:p/>
          </table:table-cell>
          <table:table-cell table:number-columns-repeated="2" office:value-type="float" office:value="6302" calcext:value-type="float">
            <text:p>630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8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207.cpp</text:p>
          </table:table-cell>
          <table:table-cell office:value-type="string" calcext:value-type="string">
            <text:p>second/download/CMake/CMake-old-new/Kitware_CMake_new_file_207.cpp</text:p>
          </table:table-cell>
          <table:table-cell office:value-type="string" calcext:value-type="string">
            <text:p>second/download/CMake/CMake-old-new/Kitware_CMake_old_hunk_377.cpp</text:p>
          </table:table-cell>
          <table:table-cell office:value-type="string" calcext:value-type="string">
            <text:p>second/download/CMake/CMake-old-new/Kitware_CMake_new_hunk_377.cpp</text:p>
          </table:table-cell>
          <table:table-cell office:value-type="string" calcext:value-type="string">
            <text:p>              fname.c_str());</text:p>
            <text:p>    }</text:p>
            <text:p/>
            <text:p>    /* for the TRY_COMPILEs we want to be able to specify the architecture.</text:p>
            <text:p>      So the user can set CMAKE_OSX_ARCHITECTURES to i386;ppc and then set</text:p>
            <text:p>      CMAKE_TRY_COMPILE_OSX_ARCHITECTURES first to i386 and then to ppc to</text:p>
            <text:p>      have the tests run for each specific architecture. Since</text:p>
            <text:p>      cmLocalGenerator doesn't allow building for "the other"</text:p>
            <text:p>      architecture only via CMAKE_OSX_ARCHITECTURES.</text:p>
            <text:p>      */</text:p>
            <text:p>    if (this-&gt;Makefile-&gt;GetDefinition("CMAKE_TRY_COMPILE_OSX_ARCHITECTURES") !=</text:p>
            <text:p>        0) {</text:p>
            <text:p>      std::string flag = "-DCMAKE_OSX_ARCHITECTURES=";</text:p>
            <text:p>      flag = this-&gt;Makefile-&gt;GetSafeDefinition(</text:p>
            <text:p>        "CMAKE_TRY_COMPILE_OSX_ARCHITECTURES");</text:p>
            <text:p>      cmakeFlags.push_back(flag);</text:p>
            <text:p>    } else if (this-&gt;Makefile-&gt;GetDefinition("CMAKE_OSX_ARCHITECTURES") != 0) {</text:p>
            <text:p>      std::string flag = "-DCMAKE_OSX_ARCHITECTURES=";</text:p>
            <text:p>      flag = this-&gt;Makefile-&gt;GetSafeDefinition("CMAKE_OSX_ARCHITECTURES");</text:p>
            <text:p>      cmakeFlags.push_back(flag);</text:p>
            <text:p>    }</text:p>
            <text:p>    /* on APPLE also pass CMAKE_OSX_SYSROOT to the try_compile */</text:p>
            <text:p>    if (this-&gt;Makefile-&gt;GetDefinition("CMAKE_OSX_SYSROOT") != 0) {</text:p>
            <text:p>      std::string flag = "-DCMAKE_OSX_SYSROOT=";</text:p>
            <text:p>      flag = this-&gt;Makefile-&gt;GetSafeDefinition("CMAKE_OSX_SYSROOT");</text:p>
            <text:p>      cmakeFlags.push_back(flag);</text:p>
            <text:p>    }</text:p>
            <text:p>    /* on APPLE also pass CMAKE_OSX_DEPLOYMENT_TARGET to the try_compile */</text:p>
            <text:p>    if (this-&gt;Makefile-&gt;GetDefinition("CMAKE_OSX_DEPLOYMENT_TARGET") != 0) {</text:p>
            <text:p>      std::string flag = "-DCMAKE_OSX_DEPLOYMENT_TARGET=";</text:p>
            <text:p>      flag = this-&gt;Makefile-&gt;GetSafeDefinition("CMAKE_OSX_DEPLOYMENT_TARGET");</text:p>
            <text:p>      cmakeFlags.push_back(flag);</text:p>
            <text:p>    }</text:p>
            <text:p>    if (const char* cxxDef =</text:p>
            <text:p>          this-&gt;Makefile-&gt;GetDefinition("CMAKE_CXX_COMPILER_TARGET")) {</text:p>
            <text:p>      std::string flag = "-DCMAKE_CXX_COMPILER_TARGET=";</text:p>
            <text:p>      flag = cxxDef;</text:p>
            <text:p>      cmakeFlags.push_back(flag);</text:p>
            <text:p>    }</text:p>
            <text:p>    if (const char* cDef =</text:p>
            <text:p>          this-&gt;Makefile-&gt;GetDefinition("CMAKE_C_COMPILER_TARGET")) {</text:p>
            <text:p>      std::string flag = "-DCMAKE_C_COMPILER_TARGET=";</text:p>
            <text:p>      flag = cDef;</text:p>
            <text:p>      cmakeFlags.push_back(flag);</text:p>
            <text:p>    }</text:p>
            <text:p>    if (const char* tcxxDef = this-&gt;Makefile-&gt;GetDefinition(</text:p>
            <text:p>          "CMAKE_CXX_COMPILER_EXTERNAL_TOOLCHAIN")) {</text:p>
            <text:p>      std::string flag = "-DCMAKE_CXX_COMPILER_EXTERNAL_TOOLCHAIN=";</text:p>
            <text:p>      flag = tcxxDef;</text:p>
            <text:p>      cmakeFlags.push_back(flag);</text:p>
            <text:p>    }</text:p>
            <text:p>    if (const char* tcDef = this-&gt;Makefile-&gt;GetDefinition(</text:p>
            <text:p>          "CMAKE_C_COMPILER_EXTERNAL_TOOLCHAIN")) {</text:p>
            <text:p>      std::string flag = "-DCMAKE_C_COMPILER_EXTERNAL_TOOLCHAIN=";</text:p>
            <text:p>      flag = tcDef;</text:p>
            <text:p>      cmakeFlags.push_back(flag);</text:p>
            <text:p>    }</text:p>
            <text:p>    if (const char* rootDef = this-&gt;Makefile-&gt;GetDefinition("CMAKE_SYSROOT")) {</text:p>
            <text:p>      std::string flag = "-DCMAKE_SYSROOT=";</text:p>
            <text:p>      flag = rootDef;</text:p>
            <text:p>      cmakeFlags.push_back(flag);</text:p>
            <text:p>    }</text:p>
            <text:p>    if (this-&gt;Makefile-&gt;GetDefinition("CMAKE_POSITION_INDEPENDENT_CODE") !=</text:p>
            <text:p>        0) {</text:p>
            <text:p>      fprintf(fout, "set(CMAKE_POSITION_INDEPENDENT_CODE \"ON\")\n");</text:p>
            <text:p>    }</text:p>
            <text:p>    if (const char* lssDef =</text:p>
            <text:p>          this-&gt;Makefile-&gt;GetDefinition("CMAKE_LINK_SEARCH_START_STATIC")) {</text:p>
            <text:p>      fprintf(fout, "set(CMAKE_LINK_SEARCH_START_STATIC \"%s\")\n", lssDef);</text:p>
            <text:p>    }</text:p>
            <text:p>    if (const char* lssDef =</text:p>
            <text:p>          this-&gt;Makefile-&gt;GetDefinition("CMAKE_LINK_SEARCH_END_STATIC")) {</text:p>
            <text:p>      fprintf(fout, "set(CMAKE_LINK_SEARCH_END_STATIC \"%s\")\n", lssDef);</text:p>
            <text:p>    }</text:p>
            <text:p/>
            <text:p>    /* Set the appropriate policy information for ENABLE_EXPORTS */</text:p>
            <text:p/>
          </table:table-cell>
          <table:table-cell office:value-type="string" calcext:value-type="string">
            <text:p>              fname.c_str());</text:p>
            <text:p>    }</text:p>
            <text:p/>
            <text:p>    // Forward a set of variables to the inner project cache.</text:p>
            <text:p>    {</text:p>
            <text:p>      std::set&lt;std::string&gt; vars;</text:p>
            <text:p>      vars.insert(kCMAKE_C_COMPILER_EXTERNAL_TOOLCHAIN);</text:p>
            <text:p>      vars.insert(kCMAKE_C_COMPILER_TARGET);</text:p>
            <text:p>      vars.insert(kCMAKE_CXX_COMPILER_EXTERNAL_TOOLCHAIN);</text:p>
            <text:p>      vars.insert(kCMAKE_CXX_COMPILER_TARGET);</text:p>
            <text:p>      vars.insert(kCMAKE_ENABLE_EXPORTS);</text:p>
            <text:p>      vars.insert(kCMAKE_LINK_SEARCH_END_STATIC);</text:p>
            <text:p>      vars.insert(kCMAKE_LINK_SEARCH_START_STATIC);</text:p>
            <text:p>      vars.insert(kCMAKE_OSX_ARCHITECTURES);</text:p>
            <text:p>      vars.insert(kCMAKE_OSX_DEPLOYMENT_TARGET);</text:p>
            <text:p>      vars.insert(kCMAKE_OSX_SYSROOT);</text:p>
            <text:p>      vars.insert(kCMAKE_POSITION_INDEPENDENT_CODE);</text:p>
            <text:p>      vars.insert(kCMAKE_SYSROOT);</text:p>
            <text:p/>
            <text:p>      /* for the TRY_COMPILEs we want to be able to specify the architecture.</text:p>
            <text:p>         So the user can set CMAKE_OSX_ARCHITECTURES to i386;ppc and then set</text:p>
            <text:p>         CMAKE_TRY_COMPILE_OSX_ARCHITECTURES first to i386 and then to ppc to</text:p>
            <text:p>         have the tests run for each specific architecture. Since</text:p>
            <text:p>         cmLocalGenerator doesn't allow building for "the other"</text:p>
            <text:p>         architecture only via CMAKE_OSX_ARCHITECTURES.</text:p>
            <text:p>         */</text:p>
            <text:p>      if (const char* tcArchs = this-&gt;Makefile-&gt;GetDefinition(</text:p>
            <text:p>            kCMAKE_TRY_COMPILE_OSX_ARCHITECTURES)) {</text:p>
            <text:p>        vars.erase(kCMAKE_OSX_ARCHITECTURES);</text:p>
            <text:p>        std::string flag = "-DCMAKE_OSX_ARCHITECTURES="  std::string(tcArchs);</text:p>
            <text:p>        cmakeFlags.push_back(flag);</text:p>
            <text:p>      }</text:p>
            <text:p/>
            <text:p>      for (std::set&lt;std::string&gt;::iterator vi = vars.begin(); vi != vars.end();</text:p>
            <text:p>           﫸�) {</text:p>
            <text:p>        std::string const&amp; var = *vi;</text:p>
            <text:p>        if (const char* val = this-&gt;Makefile-&gt;GetDefinition(var)) {</text:p>
            <text:p>          std::string flag = "-D"  var  "="  val;</text:p>
            <text:p>          cmakeFlags.push_back(flag);</text:p>
            <text:p>        }</text:p>
            <text:p>      }</text:p>
            <text:p>    }</text:p>
            <text:p/>
            <text:p>    /* Set the appropriate policy information for ENABLE_EXPORTS */</text:p>
            <text:p/>
          </table:table-cell>
          <table:table-cell office:value-type="float" office:value="383" calcext:value-type="float">
            <text:p>38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[64, 68, 72]</text:p>
          </table:table-cell>
          <table:table-cell office:value-type="string" calcext:value-type="string">
            <text:p>[]</text:p>
          </table:table-cell>
        </table:table-row>
        <table:table-row table:style-name="ro46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78.cpp</text:p>
          </table:table-cell>
          <table:table-cell office:value-type="string" calcext:value-type="string">
            <text:p>second/download/CMake/CMake-old-new/Kitware_CMake_new_hunk_378.cpp</text:p>
          </table:table-cell>
          <table:table-cell office:value-type="string" calcext:value-type="string">
            <text:p> */</text:p>
            <text:p>#ifndef YY_INPUT</text:p>
            <text:p>#define YY_INPUT(buf,result,max_size) \</text:p>
            <text:p>        if ( YY_CURRENT_BUFFER_LVALUE-&gt;yy_is_interactive ) \</text:p>
            <text:p>                { \</text:p>
            <text:p>                int c = '*'; \</text:p>
            <text:p>                size_t n; \</text:p>
            <text:p>                for ( n = 0; n &lt; max_size &amp;&amp; \</text:p>
            <text:p>                             (c = getc( yyin )) != EOF &amp;&amp; c != '\n'; � ) \</text:p>
            <text:p>                        buf[n] = (char) c; \</text:p>
            <text:p>                if ( c == '\n' ) \</text:p>
            <text:p>                        buf[n�] = (char) c; \</text:p>
            <text:p>                if ( c == EOF &amp;&amp; ferror( yyin ) ) \</text:p>
            <text:p>                        YY_FATAL_ERROR( "input in flex scanner failed" ); \</text:p>
            <text:p>                result = n; \</text:p>
            <text:p>                } \</text:p>
            <text:p>        else \</text:p>
            <text:p>                { \</text:p>
            <text:p>                errno=0; \</text:p>
            <text:p>                while ( (result = fread(buf, 1, max_size, yyin))==0 &amp;&amp; ferror(yyin)) \</text:p>
            <text:p>                        { \</text:p>
            <text:p>                        if( errno != EINTR) \</text:p>
            <text:p>                                { \</text:p>
            <text:p>                                YY_FATAL_ERROR( "input in flex scanner failed" ); \</text:p>
            <text:p>                                break; \</text:p>
            <text:p>                                } \</text:p>
            <text:p>                        errno=0; \</text:p>
            <text:p>                        clearerr(yyin); \</text:p>
            <text:p>                        } \</text:p>
            <text:p>                }\</text:p>
            <text:p>\</text:p>
            <text:p/>
            <text:p>#endif</text:p>
            <text:p/>
          </table:table-cell>
          <table:table-cell office:value-type="string" calcext:value-type="string">
            <text:p> */</text:p>
            <text:p>#ifndef YY_INPUT</text:p>
            <text:p>#define YY_INPUT(buf,result,max_size) \</text:p>
            <text:p>if ( YY_CURRENT_BUFFER_LVALUE-&gt;yy_is_interactive ) \</text:p>
            <text:p>{ \</text:p>
            <text:p>int c = '*'; \</text:p>
            <text:p>size_t n; \</text:p>
            <text:p>for ( n = 0; n &lt; max_size &amp;&amp; \</text:p>
            <text:p>     (c = getc( yyin )) != EOF &amp;&amp; c != '\n'; � ) \</text:p>
            <text:p>buf[n] = (char) c; \</text:p>
            <text:p>if ( c == '\n' ) \</text:p>
            <text:p>buf[n�] = (char) c; \</text:p>
            <text:p>if ( c == EOF &amp;&amp; ferror( yyin ) ) \</text:p>
            <text:p>YY_FATAL_ERROR( "input in flex scanner failed" ); \</text:p>
            <text:p>result = n; \</text:p>
            <text:p>} \</text:p>
            <text:p>else \</text:p>
            <text:p>{ \</text:p>
            <text:p>errno=0; \</text:p>
            <text:p>while ( (result = fread(buf, 1, max_size, yyin))==0 &amp;&amp; ferror(yyin)) \</text:p>
            <text:p>{ \</text:p>
            <text:p>if( errno != EINTR) \</text:p>
            <text:p>{ \</text:p>
            <text:p>YY_FATAL_ERROR( "input in flex scanner failed" ); \</text:p>
            <text:p>break; \</text:p>
            <text:p>} \</text:p>
            <text:p>errno=0; \</text:p>
            <text:p>clearerr(yyin); \</text:p>
            <text:p>} \</text:p>
            <text:p>}\</text:p>
            <text:p>\</text:p>
            <text:p/>
            <text:p>#endif</text:p>
            <text:p/>
          </table:table-cell>
          <table:table-cell office:value-type="float" office:value="761" calcext:value-type="float">
            <text:p>76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[13, 23]</text:p>
          </table:table-cell>
          <table:table-cell office:value-type="string" calcext:value-type="string">
            <text:p>[]</text:p>
          </table:table-cell>
        </table:table-row>
        <table:table-row table:style-name="ro59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79.cpp</text:p>
          </table:table-cell>
          <table:table-cell office:value-type="string" calcext:value-type="string">
            <text:p>second/download/CMake/CMake-old-new/Kitware_CMake_new_hunk_379.cpp</text:p>
          </table:table-cell>
          <table:table-cell office:value-type="string" calcext:value-type="string">
            <text:p>}</text:p>
            <text:p>case YY_STATE_EOF(INITIAL):</text:p>
            <text:p>case YY_STATE_EOF(COMMENT):</text:p>
            <text:p>#line 277 "cmListFileLexer.in.l"</text:p>
            <text:p>{</text:p>
            <text:p>  lexer-&gt;token.type = cmListFileLexer_Token_None;</text:p>
            <text:p>  cmListFileLexerSetToken(lexer, 0, 0);</text:p>
            <text:p>  return 0;</text:p>
            <text:p>}</text:p>
            <text:p>case 24:</text:p>
            <text:p>YY_RULE_SETUP</text:p>
            <text:p>#line 283 "cmListFileLexer.in.l"</text:p>
            <text:p>ECHO;</text:p>
            <text:p>        YY_BREAK</text:p>
            <text:p>#line 1238 "cmListFileLexer.c"</text:p>
            <text:p/>
            <text:p>        case YY_END_OF_BUFFER:</text:p>
            <text:p>                {</text:p>
            <text:p>                /* Amount of text matched not including the EOB char. */</text:p>
            <text:p>                int yy_amount_of_matched_text = (int) (yy_cp - yyg-&gt;yytext_ptr) - 1;</text:p>
            <text:p/>
            <text:p>                /* Undo the effects of YY_DO_BEFORE_ACTION. */</text:p>
            <text:p>                *yy_cp = yyg-&gt;yy_hold_char;</text:p>
            <text:p>                YY_RESTORE_YY_MORE_OFFSET</text:p>
            <text:p/>
            <text:p>                if ( YY_CURRENT_BUFFER_LVALUE-&gt;yy_buffer_status == YY_BUFFER_NEW )</text:p>
            <text:p>                        {</text:p>
            <text:p>                        /* We're scanning a new file or input source.  It's</text:p>
            <text:p>                         * possible that this happened because the user</text:p>
            <text:p>                         * just pointed yyin at a new source and called</text:p>
            <text:p>                         * cmListFileLexer_yylex().  If so, then we have to assure</text:p>
            <text:p>                         * consistency between YY_CURRENT_BUFFER and our</text:p>
            <text:p>                         * globals.  Here is the right place to do so, because</text:p>
            <text:p>                         * this is the first action (other than possibly a</text:p>
            <text:p>                         * back-up) that will match for the new input source.</text:p>
            <text:p>                         */</text:p>
            <text:p>                        yyg-&gt;yy_n_chars = YY_CURRENT_BUFFER_LVALUE-&gt;yy_n_chars;</text:p>
            <text:p>                        YY_CURRENT_BUFFER_LVALUE-&gt;yy_input_file = yyin;</text:p>
            <text:p>                        YY_CURRENT_BUFFER_LVALUE-&gt;yy_buffer_status = YY_BUFFER_NORMAL;</text:p>
            <text:p>                        }</text:p>
            <text:p/>
            <text:p>                /* Note that here we test for yy_c_buf_p "&lt;=" to the position</text:p>
            <text:p>                 * of the first EOB in the buffer, since yy_c_buf_p will</text:p>
            <text:p>                 * already have been incremented past the NUL character</text:p>
            <text:p>                 * (since all states make transitions on EOB to the</text:p>
            <text:p>                 * end-of-buffer state).  Contrast this with the test</text:p>
            <text:p>                 * in input().</text:p>
            <text:p>                 */</text:p>
            <text:p>                if ( yyg-&gt;yy_c_buf_p &lt;= &amp;YY_CURRENT_BUFFER_LVALUE-&gt;yy_ch_buf[yyg-&gt;yy_n_chars] )</text:p>
            <text:p>                        { /* This was really a NUL. */</text:p>
            <text:p>                        yy_state_type yy_next_state;</text:p>
            <text:p/>
            <text:p>                        yyg-&gt;yy_c_buf_p = yyg-&gt;yytext_ptr  yy_amount_of_matched_text;</text:p>
            <text:p/>
            <text:p>                        yy_current_state = yy_get_previous_state( yyscanner );</text:p>
            <text:p/>
            <text:p>                        /* Okay, we're now positioned to make the NUL</text:p>
            <text:p>                         * transition.  We couldn't have</text:p>
            <text:p>                         * yy_get_previous_state() go ahead and do it</text:p>
            <text:p>                         * for us because it doesn't know how to deal</text:p>
            <text:p>                         * with the possibility of jamming (and we don't</text:p>
            <text:p>                         * want to build jamming into it because then it</text:p>
            <text:p>                         * will run more slowly).</text:p>
            <text:p>                         */</text:p>
            <text:p/>
            <text:p>                        yy_next_state = yy_try_NUL_trans( yy_current_state , yyscanner);</text:p>
            <text:p/>
            <text:p>                        yy_bp = yyg-&gt;yytext_ptr  YY_MORE_ADJ;</text:p>
            <text:p/>
            <text:p>                        if ( yy_next_state )</text:p>
            <text:p>                                {</text:p>
            <text:p>                                /* Consume the NUL. */</text:p>
            <text:p>                                yy_cp = שּׁ�&gt;yy_c_buf_p;</text:p>
            <text:p>                                yy_current_state = yy_next_state;</text:p>
            <text:p>                                goto yy_match;</text:p>
            <text:p>                                }</text:p>
            <text:p/>
            <text:p>                        else</text:p>
            <text:p>                                {</text:p>
            <text:p>                                yy_cp = yyg-&gt;yy_c_buf_p;</text:p>
            <text:p>                                goto yy_find_action;</text:p>
            <text:p>                                }</text:p>
            <text:p>                        }</text:p>
            <text:p/>
            <text:p>                else switch ( yy_get_next_buffer( yyscanner ) )</text:p>
            <text:p>                        {</text:p>
            <text:p>                        case EOB_ACT_END_OF_FILE:</text:p>
            <text:p>                                {</text:p>
            <text:p>                                yyg-&gt;yy_did_buffer_switch_on_eof = 0;</text:p>
            <text:p/>
            <text:p>                                if ( cmListFileLexer_yywrap(yyscanner ) )</text:p>
            <text:p>                                        {</text:p>
            <text:p>                                        /* Note: because we've taken care in</text:p>
            <text:p>                                         * yy_get_next_buffer() to have set up</text:p>
            <text:p>                                         * yytext, we can now set up</text:p>
            <text:p>                                         * yy_c_buf_p so that if some total</text:p>
            <text:p>                                         * hoser (like flex itself) wants to</text:p>
            <text:p>                                         * call the scanner after we return the</text:p>
            <text:p>                                         * YY_NULL, it'll still work - another</text:p>
            <text:p>                                         * YY_NULL will get returned.</text:p>
            <text:p>                                         */</text:p>
            <text:p>                                        yyg-&gt;yy_c_buf_p = yyg-&gt;yytext_ptr  YY_MORE_ADJ;</text:p>
            <text:p/>
            <text:p>                                        yy_act = YY_STATE_EOF(YY_START);</text:p>
            <text:p>                                        goto do_action;</text:p>
            <text:p>                                        }</text:p>
            <text:p/>
            <text:p>                                else</text:p>
            <text:p>                                        {</text:p>
            <text:p>                                        if ( ! yyg-&gt;yy_did_buffer_switch_on_eof )</text:p>
            <text:p>                                                YY_NEW_FILE;</text:p>
            <text:p>                                        }</text:p>
            <text:p>                                break;</text:p>
            <text:p>                                }</text:p>
            <text:p/>
            <text:p>                        case EOB_ACT_CONTINUE_SCAN:</text:p>
            <text:p>                                yyg-&gt;yy_c_buf_p =</text:p>
            <text:p>                                        yyg-&gt;yytext_ptr  yy_amount_of_matched_text;</text:p>
            <text:p/>
            <text:p>                                yy_current_state = yy_get_previous_state( yyscanner );</text:p>
            <text:p/>
            <text:p>                                yy_cp = yyg-&gt;yy_c_buf_p;</text:p>
            <text:p>                                yy_bp = yyg-&gt;yytext_ptr  YY_MORE_ADJ;</text:p>
            <text:p>                                goto yy_match;</text:p>
            <text:p/>
            <text:p>                        case EOB_ACT_LAST_MATCH:</text:p>
            <text:p>                                yyg-&gt;yy_c_buf_p =</text:p>
            <text:p>                                &amp;YY_CURRENT_BUFFER_LVALUE-&gt;yy_ch_buf[yyg-&gt;yy_n_chars];</text:p>
            <text:p/>
            <text:p>                                yy_current_state = yy_get_previous_state( yyscanner );</text:p>
            <text:p/>
            <text:p>                                yy_cp = yyg-&gt;yy_c_buf_p;</text:p>
            <text:p>                                yy_bp = yyg-&gt;yytext_ptr  YY_MORE_ADJ;</text:p>
            <text:p>                                goto yy_find_action;</text:p>
            <text:p>                        }</text:p>
            <text:p>                break;</text:p>
            <text:p>                }</text:p>
            <text:p/>
            <text:p>        default:</text:p>
            <text:p>                YY_FATAL_ERROR(</text:p>
            <text:p>                        "fatal flex scanner internal error--no action found" );</text:p>
            <text:p>        } /* end of action switch */</text:p>
            <text:p>                } /* end of scanning one token */</text:p>
            <text:p>} /* end of cmListFileLexer_yylex */</text:p>
            <text:p/>
            <text:p>/* yy_get_next_buffer - try to read in a new buffer</text:p>
            <text:p> *</text:p>
            <text:p> * Returns a code representing an action:</text:p>
            <text:p> *      EOB_ACT_LAST_MATCH -</text:p>
            <text:p> *      EOB_ACT_CONTINUE_SCAN - continue scanning from current position</text:p>
            <text:p> *      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        char *dest = YY_CURRENT_BUFFER_LVALUE-&gt;yy_ch_buf;</text:p>
            <text:p>        char *source = yyg-&gt;yytext_ptr;</text:p>
            <text:p>        int number_to_move, i;</text:p>
            <text:p>        int ret_val;</text:p>
            <text:p/>
            <text:p>        if ( yyg-&gt;yy_c_buf_p &gt; &amp;YY_CURRENT_BUFFER_LVALUE-&gt;yy_ch_buf[yyg-&gt;yy_n_chars  1] )</text:p>
            <text:p>                YY_FATAL_ERROR(</text:p>
            <text:p>                "fatal flex scanner internal error--end of buffer missed" );</text:p>
            <text:p/>
            <text:p>        if ( YY_CURRENT_BUFFER_LVALUE-&gt;yy_fill_buffer == 0 )</text:p>
            <text:p>                { /* Don't try to fill the buffer, so this is an EOF. */</text:p>
            <text:p>                if ( yyg-&gt;yy_c_buf_p - yyg-&gt;yytext_ptr - YY_MORE_ADJ == 1 )</text:p>
            <text:p>                        {</text:p>
            <text:p>                        /* We matched a single character, the EOB, so</text:p>
            <text:p>                         * treat this as a final EOF.</text:p>
            <text:p>                         */</text:p>
            <text:p>                        return EOB_ACT_END_OF_FILE;</text:p>
            <text:p>                        }</text:p>
            <text:p/>
            <text:p>                else</text:p>
            <text:p>                        {</text:p>
            <text:p>                        /* We matched some text prior to the EOB, first</text:p>
            <text:p>                         * process it.</text:p>
            <text:p>                         */</text:p>
            <text:p>                        return EOB_ACT_LAST_MATCH;</text:p>
            <text:p>                        }</text:p>
            <text:p>                }</text:p>
            <text:p/>
            <text:p>        /* Try to read more data. */</text:p>
            <text:p/>
            <text:p>        /* First move last chars to start of buffer. */</text:p>
            <text:p>        number_to_move = (int) (yyg-&gt;yy_c_buf_p - yyg-&gt;yytext_ptr) - 1;</text:p>
            <text:p/>
            <text:p>        for ( i = 0; i &lt; number_to_move; � )</text:p>
            <text:p>                *(dest�) = *(source�);</text:p>
            <text:p/>
            <text:p>        if ( YY_CURRENT_BUFFER_LVALUE-&gt;yy_buffer_status == YY_BUFFER_EOF_PENDING )</text:p>
            <text:p>                /* don't do the read, it's not guaranteed to return an EOF,</text:p>
            <text:p>                 * just force an EOF</text:p>
            <text:p>                 */</text:p>
            <text:p>                YY_CURRENT_BUFFER_LVALUE-&gt;yy_n_chars = yyg-&gt;yy_n_chars = 0;</text:p>
            <text:p/>
            <text:p>        else</text:p>
            <text:p>                {</text:p>
            <text:p>                        int num_to_read =</text:p>
            <text:p>                        YY_CURRENT_BUFFER_LVALUE-&gt;yy_buf_size - number_to_move - 1;</text:p>
            <text:p/>
            <text:p>                while ( num_to_read &lt;= 0 )</text:p>
            <text:p>                        { /* Not enough room in the buffer - grow it. */</text:p>
            <text:p/>
            <text:p>                        /* just a shorter name for the current buffer */</text:p>
            <text:p>                        YY_BUFFER_STATE b = YY_CURRENT_BUFFER;</text:p>
            <text:p/>
            <text:p>                        int yy_c_buf_p_offset =</text:p>
            <text:p>                                (int) (yyg-&gt;yy_c_buf_p - b-&gt;yy_ch_buf);</text:p>
            <text:p/>
            <text:p>                        if ( b-&gt;yy_is_our_buffer )</text:p>
            <text:p>                                {</text:p>
            <text:p>                                int new_size = b-&gt;yy_buf_size * 2;</text:p>
            <text:p/>
            <text:p>                                if ( new_size &lt;= 0 )</text:p>
            <text:p>                                        b-&gt;yy_buf_size = b-&gt;yy_buf_size / 8;</text:p>
            <text:p>                                else</text:p>
            <text:p>                                        b-&gt;yy_buf_size *= 2;</text:p>
            <text:p/>
            <text:p>                                b-&gt;yy_ch_buf = (char *)</text:p>
            <text:p>                                        /* Include room in for 2 EOB chars. */</text:p>
            <text:p>                                        cmListFileLexer_yyrealloc((void *) b-&gt;yy_ch_buf,b-&gt;yy_buf_size  2 ,yyscanner );</text:p>
            <text:p>                                }</text:p>
            <text:p>                        else</text:p>
            <text:p>                                /* Can't grow it, we don't own it. */</text:p>
            <text:p>                                b-&gt;yy_ch_buf = 0;</text:p>
            <text:p/>
            <text:p>                        if ( ! b-&gt;yy_ch_buf )</text:p>
            <text:p>                                YY_FATAL_ERROR(</text:p>
            <text:p>                                "fatal error - scanner input buffer overflow" );</text:p>
            <text:p/>
            <text:p>                        yyg-&gt;yy_c_buf_p = &amp;b-&gt;yy_ch_buf[yy_c_buf_p_offset];</text:p>
            <text:p/>
            <text:p>                        num_to_read = YY_CURRENT_BUFFER_LVALUE-&gt;yy_buf_size -</text:p>
            <text:p>                                                number_to_move - 1;</text:p>
            <text:p/>
            <text:p>                        }</text:p>
            <text:p/>
            <text:p>                if ( num_to_read &gt; YY_READ_BUF_SIZE )</text:p>
            <text:p>                        num_to_read = YY_READ_BUF_SIZE;</text:p>
            <text:p/>
            <text:p>                /* Read in more data. */</text:p>
            <text:p>                YY_INPUT( (&amp;YY_CURRENT_BUFFER_LVALUE-&gt;yy_ch_buf[number_to_move]),</text:p>
            <text:p>                        yyg-&gt;yy_n_chars, (size_t) num_to_read );</text:p>
            <text:p/>
            <text:p>                YY_CURRENT_BUFFER_LVALUE-&gt;yy_n_chars = yyg-&gt;yy_n_chars;</text:p>
            <text:p>                }</text:p>
            <text:p/>
            <text:p>        if ( yyg-&gt;yy_n_chars == 0 )</text:p>
            <text:p>                {</text:p>
            <text:p>                if ( number_to_move == YY_MORE_ADJ )</text:p>
            <text:p>                        {</text:p>
            <text:p>                        ret_val = EOB_ACT_END_OF_FILE;</text:p>
            <text:p>                        cmListFileLexer_yyrestart(yyin  ,yyscanner);</text:p>
            <text:p>                        }</text:p>
            <text:p/>
            <text:p>                else</text:p>
            <text:p>                        {</text:p>
            <text:p>                        ret_val = EOB_ACT_LAST_MATCH;</text:p>
            <text:p>                        YY_CURRENT_BUFFER_LVALUE-&gt;yy_buffer_status =</text:p>
            <text:p>                                YY_BUFFER_EOF_PENDING;</text:p>
            <text:p>                        }</text:p>
            <text:p>                }</text:p>
            <text:p/>
            <text:p>        else</text:p>
            <text:p>                ret_val = EOB_ACT_CONTINUE_SCAN;</text:p>
            <text:p/>
            <text:p>        if ((yy_size_t) (yyg-&gt;yy_n_chars  number_to_move) &gt; YY_CURRENT_BUFFER_LVALUE-&gt;yy_buf_size) {</text:p>
            <text:p>                /* Extend the array by 50%, plus the number we really need. */</text:p>
            <text:p>                yy_size_t new_size = yyg-&gt;yy_n_chars  number_to_move  (yyg-&gt;yy_n_chars &gt;&gt; 1);</text:p>
            <text:p>                YY_CURRENT_BUFFER_LVALUE-&gt;yy_ch_buf = (char *) cmListFileLexer_yyrealloc((void *) YY_CURRENT_BUFFER_LVALUE-&gt;yy_ch_buf,new_size ,yyscanner );</text:p>
            <text:p>                if ( ! YY_CURRENT_BUFFER_LVALUE-&gt;yy_ch_buf )</text:p>
            <text:p>                        YY_FATAL_ERROR( "out of dynamic memory in yy_get_next_buffer()" );</text:p>
            <text:p>        }</text:p>
            <text:p/>
            <text:p>        yyg-&gt;yy_n_chars = number_to_move;</text:p>
            <text:p>        YY_CURRENT_BUFFER_LVALUE-&gt;yy_ch_buf[yyg-&gt;yy_n_chars] = YY_END_OF_BUFFER_CHAR;</text:p>
            <text:p>        YY_CURRENT_BUFFER_LVALUE-&gt;yy_ch_buf[yyg-&gt;yy_n_chars  1] = YY_END_OF_BUFFER_CHAR;</text:p>
            <text:p/>
            <text:p>        yyg-&gt;yytext_ptr = &amp;YY_CURRENT_BUFFER_LVALUE-&gt;yy_ch_buf[0];</text:p>
            <text:p/>
            <text:p>        return ret_val;</text:p>
            <text:p>}</text:p>
            <text:p/>
            <text:p>/* yy_get_previous_state - get the state just before the EOB char was reached */</text:p>
            <text:p/>
            <text:p>    static yy_state_type yy_get_previous_state (yyscan_t yyscanner)</text:p>
            <text:p>{</text:p>
            <text:p>        yy_state_type yy_current_state;</text:p>
            <text:p>        char *yy_cp;</text:p>
            <text:p>    struct yyguts_t * yyg = (struct yyguts_t*)yyscanner;</text:p>
            <text:p/>
            <text:p>        yy_current_state = yyg-&gt;yy_start;</text:p>
            <text:p/>
            <text:p>        for ( yy_cp = yyg-&gt;yytext_ptr  YY_MORE_ADJ; yy_cp &lt; yyg-&gt;yy_c_buf_p; שּׁ�_cp )</text:p>
            <text:p>                {</text:p>
            <text:p>                YY_CHAR yy_c = (*yy_cp ? yy_ec[YY_SC_TO_UI(*yy_cp)] : 1);</text:p>
            <text:p>                if ( yy_accept[yy_current_state] )</text:p>
            <text:p>                        {</text:p>
            <text:p>                        yyg-&gt;yy_last_accepting_state = yy_current_state;</text:p>
            <text:p>                        yyg-&gt;yy_last_accepting_cpos = yy_cp;</text:p>
            <text:p>                        }</text:p>
            <text:p>                while ( yy_chk[yy_base[yy_current_state]  yy_c] != yy_current_state )</text:p>
            <text:p>                        {</text:p>
            <text:p>                        yy_current_state = (int) yy_def[yy_current_state];</text:p>
            <text:p>                        if ( yy_current_state &gt;= 77 )</text:p>
            <text:p>                                yy_c = yy_meta[(unsigned int) yy_c];</text:p>
            <text:p>                        }</text:p>
            <text:p>                yy_current_state = yy_nxt[yy_base[yy_current_state]  (unsigned int) yy_c];</text:p>
            <text:p>                }</text:p>
            <text:p/>
            <text:p>        return yy_current_state;</text:p>
            <text:p>}</text:p>
            <text:p/>
            <text:p>/* yy_try_NUL_trans - try to make a transition on the NUL character</text:p>
            <text:p> *</text:p>
            <text:p> * synopsis</text:p>
            <text:p> *      next_state = yy_try_NUL_trans( current_state );</text:p>
            <text:p> */</text:p>
            <text:p>    static yy_state_type yy_try_NUL_trans  (yy_state_type yy_current_state , yyscan_t yyscanner)</text:p>
            <text:p>{</text:p>
            <text:p>        int yy_is_jam;</text:p>
            <text:p>    struct yyguts_t * yyg = (struct yyguts_t*)yyscanner; /* This var may be unused depending upon options. */</text:p>
            <text:p>        char *yy_cp = yyg-&gt;yy_c_buf_p;</text:p>
            <text:p/>
            <text:p>        YY_CHAR yy_c = 1;</text:p>
            <text:p>        if ( yy_accept[yy_current_state] )</text:p>
            <text:p>                {</text:p>
            <text:p>                yyg-&gt;yy_last_accepting_state = yy_current_state;</text:p>
            <text:p>                yyg-&gt;yy_last_accepting_cpos = yy_cp;</text:p>
            <text:p>                }</text:p>
            <text:p>        while ( yy_chk[yy_base[yy_current_state]  yy_c] != yy_current_state )</text:p>
            <text:p>                {</text:p>
            <text:p>                yy_current_state = (int) yy_def[yy_current_state];</text:p>
            <text:p>                if ( yy_current_state &gt;= 77 )</text:p>
            <text:p>                        yy_c = yy_meta[(unsigned int) yy_c];</text:p>
            <text:p>                }</text:p>
            <text:p>        yy_current_state = yy_nxt[yy_base[yy_current_state]  (unsigned int) yy_c];</text:p>
            <text:p>        yy_is_jam = (yy_current_state == 76);</text:p>
            <text:p/>
            <text:p>        return yy_is_jam ? 0 : yy_current_state;</text:p>
            <text:p>}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string" calcext:value-type="string">
            <text:p>}</text:p>
            <text:p>case YY_STATE_EOF(INITIAL):</text:p>
            <text:p>case YY_STATE_EOF(COMMENT):</text:p>
            <text:p>#line 274 "cmListFileLexer.in.l"</text:p>
            <text:p>{</text:p>
            <text:p>  lexer-&gt;token.type = cmListFileLexer_Token_None;</text:p>
            <text:p>  cmListFileLexerSetToken(lexer, 0, 0);</text:p>
            <text:p>  return 0;</text:p>
            <text:p>}</text:p>
            <text:p>case 24:</text:p>
            <text:p>YY_RULE_SETUP</text:p>
            <text:p>#line 280 "cmListFileLexer.in.l"</text:p>
            <text:p>ECHO;</text:p>
            <text:p>YY_BREAK</text:p>
            <text:p>#line 1242 "cmListFileLexer.c"</text:p>
            <text:p/>
            <text:p>case YY_END_OF_BUFFER:</text:p>
            <text:p>{</text:p>
            <text:p>/* Amount of text matched not including the EOB char. */</text:p>
            <text:p>int yy_amount_of_matched_text = (int) (yy_cp - yyg-&gt;yytext_ptr) - 1;</text:p>
            <text:p/>
            <text:p>/* Undo the effects of YY_DO_BEFORE_ACTION. */</text:p>
            <text:p>*yy_cp = yyg-&gt;yy_hold_char;</text:p>
            <text:p>YY_RESTORE_YY_MORE_OFFSET</text:p>
            <text:p/>
            <text:p>if ( YY_CURRENT_BUFFER_LVALUE-&gt;yy_buffer_status == YY_BUFFER_NEW )</text:p>
            <text:p>{</text:p>
            <text:p>/* We're scanning a new file or input source.  It's</text:p>
            <text:p> * possible that this happened because the user</text:p>
            <text:p> * just pointed yyin at a new source and called</text:p>
            <text:p> * cmListFileLexer_yylex().  If so, then we have to assure</text:p>
            <text:p> * consistency between YY_CURRENT_BUFFER and our</text:p>
            <text:p> * globals.  Here is the right place to do so, because</text:p>
            <text:p> * this is the first action (other than possibly a</text:p>
            <text:p> * back-up) that will match for the new input source.</text:p>
            <text:p> */</text:p>
            <text:p>yyg-&gt;yy_n_chars = YY_CURRENT_BUFFER_LVALUE-&gt;yy_n_chars;</text:p>
            <text:p>YY_CURRENT_BUFFER_LVALUE-&gt;yy_input_file = yyin;</text:p>
            <text:p>YY_CURRENT_BUFFER_LVALUE-&gt;yy_buffer_status = YY_BUFFER_NORMAL;</text:p>
            <text:p>}</text:p>
            <text:p/>
            <text:p>/* Note that here we test for yy_c_buf_p "&lt;=" to the position</text:p>
            <text:p> * of the first EOB in the buffer, since yy_c_buf_p will</text:p>
            <text:p> * already have been incremented past the NUL character</text:p>
            <text:p> * (since all states make transitions on EOB to the</text:p>
            <text:p> * end-of-buffer state).  Contrast this with the test</text:p>
            <text:p> * in input().</text:p>
            <text:p> */</text:p>
            <text:p>if ( yyg-&gt;yy_c_buf_p &lt;= &amp;YY_CURRENT_BUFFER_LVALUE-&gt;yy_ch_buf[yyg-&gt;yy_n_chars] )</text:p>
            <text:p>{ /* This was really a NUL. */</text:p>
            <text:p>yy_state_type yy_next_state;</text:p>
            <text:p/>
            <text:p>yyg-&gt;yy_c_buf_p = yyg-&gt;yytext_ptr  yy_amount_of_matched_text;</text:p>
            <text:p/>
            <text:p>yy_current_state = yy_get_previous_state( yyscanner );</text:p>
            <text:p/>
            <text:p>/* Okay, we're now positioned to make the NUL</text:p>
            <text:p> * transition.  We couldn't have</text:p>
            <text:p> * yy_get_previous_state() go ahead and do it</text:p>
            <text:p> * for us because it doesn't know how to deal</text:p>
            <text:p> * with the possibility of jamming (and we don't</text:p>
            <text:p> * want to build jamming into it because then it</text:p>
            <text:p> * will run more slowly).</text:p>
            <text:p> */</text:p>
            <text:p/>
            <text:p>yy_next_state = yy_try_NUL_trans( yy_current_state , yyscanner);</text:p>
            <text:p/>
            <text:p>yy_bp = yyg-&gt;yytext_ptr  YY_MORE_ADJ;</text:p>
            <text:p/>
            <text:p>if ( yy_next_state )</text:p>
            <text:p>{</text:p>
            <text:p>/* Consume the NUL. */</text:p>
            <text:p>yy_cp = שּׁ�&gt;yy_c_buf_p;</text:p>
            <text:p>yy_current_state = yy_next_state;</text:p>
            <text:p>goto yy_match;</text:p>
            <text:p>}</text:p>
            <text:p/>
            <text:p>else</text:p>
            <text:p>{</text:p>
            <text:p>yy_cp = yyg-&gt;yy_c_buf_p;</text:p>
            <text:p>goto yy_find_action;</text:p>
            <text:p>}</text:p>
            <text:p>}</text:p>
            <text:p/>
            <text:p>else switch ( yy_get_next_buffer( yyscanner ) )</text:p>
            <text:p>{</text:p>
            <text:p>case EOB_ACT_END_OF_FILE:</text:p>
            <text:p>{</text:p>
            <text:p>yyg-&gt;yy_did_buffer_switch_on_eof = 0;</text:p>
            <text:p/>
            <text:p>if ( cmListFileLexer_yywrap(yyscanner ) )</text:p>
            <text:p>{</text:p>
            <text:p>/* Note: because we've taken care in</text:p>
            <text:p> * yy_get_next_buffer() to have set up</text:p>
            <text:p> * yytext, we can now set up</text:p>
            <text:p> * yy_c_buf_p so that if some total</text:p>
            <text:p> * hoser (like flex itself) wants to</text:p>
            <text:p> * call the scanner after we return the</text:p>
            <text:p> * YY_NULL, it'll still work - another</text:p>
            <text:p> * YY_NULL will get returned.</text:p>
            <text:p> */</text:p>
            <text:p>yyg-&gt;yy_c_buf_p = yyg-&gt;yytext_ptr  YY_MORE_ADJ;</text:p>
            <text:p/>
            <text:p>yy_act = YY_STATE_EOF(YY_START);</text:p>
            <text:p>goto do_action;</text:p>
            <text:p>}</text:p>
            <text:p/>
            <text:p>else</text:p>
            <text:p>{</text:p>
            <text:p>if ( ! yyg-&gt;yy_did_buffer_switch_on_eof )</text:p>
            <text:p>YY_NEW_FILE;</text:p>
            <text:p>}</text:p>
            <text:p>break;</text:p>
            <text:p>}</text:p>
            <text:p/>
            <text:p>case EOB_ACT_CONTINUE_SCAN:</text:p>
            <text:p>yyg-&gt;yy_c_buf_p =</text:p>
            <text:p>yyg-&gt;yytext_ptr  yy_amount_of_matched_text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match;</text:p>
            <text:p/>
            <text:p>case EOB_ACT_LAST_MATCH:</text:p>
            <text:p>yyg-&gt;yy_c_buf_p =</text:p>
            <text:p>&amp;YY_CURRENT_BUFFER_LVALUE-&gt;yy_ch_buf[yyg-&gt;yy_n_chars];</text:p>
            <text:p/>
            <text:p>yy_current_state = yy_get_previous_state( yyscanner );</text:p>
            <text:p/>
            <text:p>yy_cp = yyg-&gt;yy_c_buf_p;</text:p>
            <text:p>yy_bp = yyg-&gt;yytext_ptr  YY_MORE_ADJ;</text:p>
            <text:p>goto yy_find_action;</text:p>
            <text:p>}</text:p>
            <text:p>break;</text:p>
            <text:p>}</text:p>
            <text:p/>
            <text:p>default:</text:p>
            <text:p>YY_FATAL_ERROR(</text:p>
            <text:p>"fatal flex scanner internal error--no action found" );</text:p>
            <text:p>} /* end of action switch */</text:p>
            <text:p>} /* end of scanning one token */</text:p>
            <text:p>} /* end of user's declarations */</text:p>
            <text:p>} /* end of cmListFileLexer_yylex */</text:p>
            <text:p/>
            <text:p>/* yy_get_next_buffer - try to read in a new buffer</text:p>
            <text:p> *</text:p>
            <text:p> * Returns a code representing an action:</text:p>
            <text:p> *EOB_ACT_LAST_MATCH -</text:p>
            <text:p> *EOB_ACT_CONTINUE_SCAN - continue scanning from current position</text:p>
            <text:p> *EOB_ACT_END_OF_FILE - end of file</text:p>
            <text:p> */</text:p>
            <text:p>static int yy_get_next_buffer (yyscan_t yyscanner)</text:p>
            <text:p>{</text:p>
            <text:p>    struct yyguts_t * yyg = (struct yyguts_t*)yyscanner;</text:p>
            <text:p>char *dest = YY_CURRENT_BUFFER_LVALUE-&gt;yy_ch_buf;</text:p>
            <text:p>char *source = yyg-&gt;yytext_ptr;</text:p>
            <text:p>yy_size_t number_to_move, i;</text:p>
            <text:p>int ret_val;</text:p>
            <text:p/>
            <text:p>if ( yyg-&gt;yy_c_buf_p &gt; &amp;YY_CURRENT_BUFFER_LVALUE-&gt;yy_ch_buf[yyg-&gt;yy_n_chars  1] )</text:p>
            <text:p>YY_FATAL_ERROR(</text:p>
            <text:p>"fatal flex scanner internal error--end of buffer missed" );</text:p>
            <text:p/>
            <text:p>if ( YY_CURRENT_BUFFER_LVALUE-&gt;yy_fill_buffer == 0 )</text:p>
            <text:p>{ /* Don't try to fill the buffer, so this is an EOF. */</text:p>
            <text:p>if ( yyg-&gt;yy_c_buf_p - yyg-&gt;yytext_ptr - YY_MORE_ADJ == 1 )</text:p>
            <text:p>{</text:p>
            <text:p>/* We matched a single character, the EOB, so</text:p>
            <text:p> * treat this as a final EOF.</text:p>
            <text:p> */</text:p>
            <text:p>return EOB_ACT_END_OF_FILE;</text:p>
            <text:p>}</text:p>
            <text:p/>
            <text:p>else</text:p>
            <text:p>{</text:p>
            <text:p>/* We matched some text prior to the EOB, first</text:p>
            <text:p> * process it.</text:p>
            <text:p> */</text:p>
            <text:p>return EOB_ACT_LAST_MATCH;</text:p>
            <text:p>}</text:p>
            <text:p>}</text:p>
            <text:p/>
            <text:p>/* Try to read more data. */</text:p>
            <text:p/>
            <text:p>/* First move last chars to start of buffer. */</text:p>
            <text:p>number_to_move = (yy_size_t) (yyg-&gt;yy_c_buf_p - yyg-&gt;yytext_ptr) - 1;</text:p>
            <text:p/>
            <text:p>for ( i = 0; i &lt; number_to_move; � )</text:p>
            <text:p>*(dest�) = *(source�);</text:p>
            <text:p/>
            <text:p>if ( YY_CURRENT_BUFFER_LVALUE-&gt;yy_buffer_status == YY_BUFFER_EOF_PENDING )</text:p>
            <text:p>/* don't do the read, it's not guaranteed to return an EOF,</text:p>
            <text:p> * just force an EOF</text:p>
            <text:p> */</text:p>
            <text:p>YY_CURRENT_BUFFER_LVALUE-&gt;yy_n_chars = yyg-&gt;yy_n_chars = 0;</text:p>
            <text:p/>
            <text:p>else</text:p>
            <text:p>{</text:p>
            <text:p>yy_size_t num_to_read =</text:p>
            <text:p>YY_CURRENT_BUFFER_LVALUE-&gt;yy_buf_size - number_to_move - 1;</text:p>
            <text:p/>
            <text:p>while ( num_to_read &lt;= 0 )</text:p>
            <text:p>{ /* Not enough room in the buffer - grow it. */</text:p>
            <text:p/>
            <text:p>/* just a shorter name for the current buffer */</text:p>
            <text:p>YY_BUFFER_STATE b = YY_CURRENT_BUFFER_LVALUE;</text:p>
            <text:p/>
            <text:p>int yy_c_buf_p_offset =</text:p>
            <text:p>(int) (yyg-&gt;yy_c_buf_p - b-&gt;yy_ch_buf);</text:p>
            <text:p/>
            <text:p>if ( b-&gt;yy_is_our_buffer )</text:p>
            <text:p>{</text:p>
            <text:p>yy_size_t new_size = b-&gt;yy_buf_size * 2;</text:p>
            <text:p/>
            <text:p>if ( new_size &lt;= 0 )</text:p>
            <text:p>b-&gt;yy_buf_size = b-&gt;yy_buf_size / 8;</text:p>
            <text:p>else</text:p>
            <text:p>b-&gt;yy_buf_size *= 2;</text:p>
            <text:p/>
            <text:p>b-&gt;yy_ch_buf = (char *)</text:p>
            <text:p>/* Include room in for 2 EOB chars. */</text:p>
            <text:p>cmListFileLexer_yyrealloc((void *) b-&gt;yy_ch_buf,b-&gt;yy_buf_size  2 ,yyscanner );</text:p>
            <text:p>}</text:p>
            <text:p>else</text:p>
            <text:p>/* Can't grow it, we don't own it. */</text:p>
            <text:p>b-&gt;yy_ch_buf = 0;</text:p>
            <text:p/>
            <text:p>if ( ! b-&gt;yy_ch_buf )</text:p>
            <text:p>YY_FATAL_ERROR(</text:p>
            <text:p>"fatal error - scanner input buffer overflow" );</text:p>
            <text:p/>
            <text:p>yyg-&gt;yy_c_buf_p = &amp;b-&gt;yy_ch_buf[yy_c_buf_p_offset];</text:p>
            <text:p/>
            <text:p>num_to_read = YY_CURRENT_BUFFER_LVALUE-&gt;yy_buf_size -</text:p>
            <text:p>number_to_move - 1;</text:p>
            <text:p/>
            <text:p>}</text:p>
            <text:p/>
            <text:p>if ( num_to_read &gt; YY_READ_BUF_SIZE )</text:p>
            <text:p>num_to_read = YY_READ_BUF_SIZE;</text:p>
            <text:p/>
            <text:p>/* Read in more data. */</text:p>
            <text:p>YY_INPUT( (&amp;YY_CURRENT_BUFFER_LVALUE-&gt;yy_ch_buf[number_to_move]),</text:p>
            <text:p>yyg-&gt;yy_n_chars, num_to_read );</text:p>
            <text:p/>
            <text:p>YY_CURRENT_BUFFER_LVALUE-&gt;yy_n_chars = yyg-&gt;yy_n_chars;</text:p>
            <text:p>}</text:p>
            <text:p/>
            <text:p>if ( yyg-&gt;yy_n_chars == 0 )</text:p>
            <text:p>{</text:p>
            <text:p>if ( number_to_move == YY_MORE_ADJ )</text:p>
            <text:p>{</text:p>
            <text:p>ret_val = EOB_ACT_END_OF_FILE;</text:p>
            <text:p>cmListFileLexer_yyrestart(yyin  ,yyscanner);</text:p>
            <text:p>}</text:p>
            <text:p/>
            <text:p>else</text:p>
            <text:p>{</text:p>
            <text:p>ret_val = EOB_ACT_LAST_MATCH;</text:p>
            <text:p>YY_CURRENT_BUFFER_LVALUE-&gt;yy_buffer_status =</text:p>
            <text:p>YY_BUFFER_EOF_PENDING;</text:p>
            <text:p>}</text:p>
            <text:p>}</text:p>
            <text:p/>
            <text:p>else</text:p>
            <text:p>ret_val = EOB_ACT_CONTINUE_SCAN;</text:p>
            <text:p/>
            <text:p>if ((yyg-&gt;yy_n_chars  number_to_move) &gt; YY_CURRENT_BUFFER_LVALUE-&gt;yy_buf_size) {</text:p>
            <text:p>/* Extend the array by 50%, plus the number we really need. */</text:p>
            <text:p>int new_size = yyg-&gt;yy_n_chars  number_to_move  (yyg-&gt;yy_n_chars &gt;&gt; 1);</text:p>
            <text:p>YY_CURRENT_BUFFER_LVALUE-&gt;yy_ch_buf = (char *) cmListFileLexer_yyrealloc((void *) YY_CURRENT_BUFFER_LVALUE-&gt;yy_ch_buf,new_size ,yyscanner );</text:p>
            <text:p>if ( ! YY_CURRENT_BUFFER_LVALUE-&gt;yy_ch_buf )</text:p>
            <text:p>YY_FATAL_ERROR( "out of dynamic memory in yy_get_next_buffer()" );</text:p>
            <text:p>}</text:p>
            <text:p/>
            <text:p>yyg-&gt;yy_n_chars = number_to_move;</text:p>
            <text:p>YY_CURRENT_BUFFER_LVALUE-&gt;yy_ch_buf[yyg-&gt;yy_n_chars] = YY_END_OF_BUFFER_CHAR;</text:p>
            <text:p>YY_CURRENT_BUFFER_LVALUE-&gt;yy_ch_buf[yyg-&gt;yy_n_chars  1] = YY_END_OF_BUFFER_CHAR;</text:p>
            <text:p/>
            <text:p>yyg-&gt;yytext_ptr = &amp;YY_CURRENT_BUFFER_LVALUE-&gt;yy_ch_buf[0];</text:p>
            <text:p/>
            <text:p>return ret_val;</text:p>
            <text:p>}</text:p>
            <text:p/>
            <text:p>/* yy_get_previous_state - get the state just before the EOB char was reached */</text:p>
            <text:p/>
            <text:p>    static yy_state_type yy_get_previous_state (yyscan_t yyscanner)</text:p>
            <text:p>{</text:p>
            <text:p>yy_state_type yy_current_state;</text:p>
            <text:p>char *yy_cp;</text:p>
            <text:p>    struct yyguts_t * yyg = (struct yyguts_t*)yyscanner;</text:p>
            <text:p/>
            <text:p>yy_current_state = yyg-&gt;yy_start;</text:p>
            <text:p/>
            <text:p>for ( yy_cp = yyg-&gt;yytext_ptr  YY_MORE_ADJ; yy_cp &lt; yyg-&gt;yy_c_buf_p; שּׁ�_cp )</text:p>
            <text:p>{</text:p>
            <text:p>YY_CHAR yy_c = (*yy_cp ? yy_ec[YY_SC_TO_UI(*yy_cp)] : 1)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77 )</text:p>
            <text:p>yy_c = yy_meta[(unsigned int) yy_c];</text:p>
            <text:p>}</text:p>
            <text:p>yy_current_state = yy_nxt[yy_base[yy_current_state]  (unsigned int) yy_c];</text:p>
            <text:p>}</text:p>
            <text:p/>
            <text:p>return yy_current_state;</text:p>
            <text:p>}</text:p>
            <text:p/>
            <text:p>/* yy_try_NUL_trans - try to make a transition on the NUL character</text:p>
            <text:p> *</text:p>
            <text:p> * synopsis</text:p>
            <text:p> *next_state = yy_try_NUL_trans( current_state );</text:p>
            <text:p> */</text:p>
            <text:p>    static yy_state_type yy_try_NUL_trans  (yy_state_type yy_current_state , yyscan_t yyscanner)</text:p>
            <text:p>{</text:p>
            <text:p>int yy_is_jam;</text:p>
            <text:p>    struct yyguts_t * yyg = (struct yyguts_t*)yyscanner; /* This var may be unused depending upon options. */</text:p>
            <text:p>char *yy_cp = yyg-&gt;yy_c_buf_p;</text:p>
            <text:p/>
            <text:p>YY_CHAR yy_c = 1;</text:p>
            <text:p>if ( yy_accept[yy_current_state] )</text:p>
            <text:p>{</text:p>
            <text:p>yyg-&gt;yy_last_accepting_state = yy_current_state;</text:p>
            <text:p>yyg-&gt;yy_last_accepting_cpos = yy_cp;</text:p>
            <text:p>}</text:p>
            <text:p>while ( yy_chk[yy_base[yy_current_state]  yy_c] != yy_current_state )</text:p>
            <text:p>{</text:p>
            <text:p>yy_current_state = (int) yy_def[yy_current_state];</text:p>
            <text:p>if ( yy_current_state &gt;= 77 )</text:p>
            <text:p>yy_c = yy_meta[(unsigned int) yy_c];</text:p>
            <text:p>}</text:p>
            <text:p>yy_current_state = yy_nxt[yy_base[yy_current_state]  (unsigned int) yy_c];</text:p>
            <text:p>yy_is_jam = (yy_current_state == 76);</text:p>
            <text:p/>
            <text:p>(void)yyg;</text:p>
            <text:p>return yy_is_jam ? 0 : yy_current_state;</text:p>
            <text:p>}</text:p>
            <text:p/>
            <text:p>#ifndef YY_NO_UNPUT</text:p>
            <text:p/>
            <text:p>    static void yyunput (int c, char * yy_bp , yyscan_t yyscanner)</text:p>
            <text:p>{</text:p>
            <text:p>char *yy_cp;</text:p>
            <text:p>    struct yyguts_t * yyg = (struct yyguts_t*)yyscanner;</text:p>
            <text:p/>
            <text:p>    yy_cp = yyg-&gt;yy_c_buf_p;</text:p>
            <text:p/>
            <text:p>/* undo effects of setting up yytext */</text:p>
            <text:p>*yy_cp = yyg-&gt;yy_hold_char;</text:p>
            <text:p/>
            <text:p>if ( yy_cp &lt; YY_CURRENT_BUFFER_LVALUE-&gt;yy_ch_buf  2 )</text:p>
            <text:p>{ /* need to shift things up to make room */</text:p>
            <text:p>/* � for EOB chars. */</text:p>
            <text:p>yy_size_t number_to_move = yyg-&gt;yy_n_chars  2;</text:p>
            <text:p>char *dest = &amp;YY_CURRENT_BUFFER_LVALUE-&gt;yy_ch_buf[</text:p>
            <text:p>YY_CURRENT_BUFFER_LVALUE-&gt;yy_buf_size  2];</text:p>
            <text:p>char *source =</text:p>
            <text:p>&amp;YY_CURRENT_BUFFER_LVALUE-&gt;yy_ch_buf[number_to_move];</text:p>
            <text:p/>
            <text:p>while ( source &gt; YY_CURRENT_BUFFER_LVALUE-&gt;yy_ch_buf )</text:p>
            <text:p>*--dest = *--source;</text:p>
            <text:p/>
            <text:p>yy_cp = (int) (dest - source);</text:p>
            <text:p>yy_bp = (int) (dest - source);</text:p>
            <text:p>YY_CURRENT_BUFFER_LVALUE-&gt;yy_n_chars =</text:p>
            <text:p>yyg-&gt;yy_n_chars = YY_CURRENT_BUFFER_LVALUE-&gt;yy_buf_size;</text:p>
            <text:p/>
            <text:p>if ( yy_cp &lt; YY_CURRENT_BUFFER_LVALUE-&gt;yy_ch_buf  2 )</text:p>
            <text:p>YY_FATAL_ERROR( "flex scanner push-back overflow" );</text:p>
            <text:p>}</text:p>
            <text:p/>
            <text:p>*--yy_cp = (char) c;</text:p>
            <text:p/>
            <text:p>    if ( c == '\n' ){</text:p>
            <text:p>        --yylineno;</text:p>
            <text:p>    }</text:p>
            <text:p/>
            <text:p>yyg-&gt;yytext_ptr = yy_bp;</text:p>
            <text:p>yyg-&gt;yy_hold_char = *yy_cp;</text:p>
            <text:p>yyg-&gt;yy_c_buf_p = yy_cp;</text:p>
            <text:p>}</text:p>
            <text:p/>
            <text:p>#endif</text:p>
            <text:p/>
            <text:p>#ifndef YY_NO_INPUT</text:p>
            <text:p>#ifdef __cplusplus</text:p>
            <text:p>    static int yyinput (yyscan_t yyscanner)</text:p>
            <text:p/>
          </table:table-cell>
          <table:table-cell office:value-type="float" office:value="1197" calcext:value-type="float">
            <text:p>1197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[139, 161, 229, 273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80.cpp</text:p>
          </table:table-cell>
          <table:table-cell office:value-type="string" calcext:value-type="string">
            <text:p>second/download/CMake/CMake-old-new/Kitware_CMake_new_hunk_380.cpp</text:p>
          </table:table-cell>
          <table:table-cell office:value-type="string" calcext:value-type="string">
            <text:p> */</text:p>
            <text:p>    YY_BUFFER_STATE cmListFileLexer_yy_create_buffer  (FILE * file, int  size , yyscan_t yyscanner)</text:p>
            <text:p>{</text:p>
            <text:p>        YY_BUFFER_STATE b;</text:p>
            <text:p/>
            <text:p>        b = (YY_BUFFER_STATE) cmListFileLexer_yyalloc(sizeof( struct yy_buffer_state ) ,yyscanner );</text:p>
            <text:p>        if ( ! b )</text:p>
            <text:p>                YY_FATAL_ERROR( "out of dynamic memory in cmListFileLexer_yy_create_buffer()" );</text:p>
            <text:p/>
            <text:p>        b-&gt;yy_buf_size = size;</text:p>
            <text:p/>
            <text:p>        /* yy_ch_buf has to be 2 characters longer than the size given because</text:p>
            <text:p>         * we need to put in 2 end-of-buffer characters.</text:p>
            <text:p>         */</text:p>
            <text:p>        b-&gt;yy_ch_buf = (char *) cmListFileLexer_yyalloc(b-&gt;yy_buf_size  2 ,yyscanner );</text:p>
            <text:p>        if ( ! b-&gt;yy_ch_buf )</text:p>
            <text:p>                YY_FATAL_ERROR( "out of dynamic memory in cmListFileLexer_yy_create_buffer()" );</text:p>
            <text:p/>
            <text:p>        b-&gt;yy_is_our_buffer = 1;</text:p>
            <text:p/>
            <text:p>        cmListFileLexer_yy_init_buffer(b,file ,yyscanner);</text:p>
            <text:p/>
            <text:p>        return b;</text:p>
            <text:p>}</text:p>
            <text:p/>
            <text:p>/** Destroy the buffer.</text:p>
            <text:p/>
          </table:table-cell>
          <table:table-cell office:value-type="string" calcext:value-type="string">
            <text:p> */</text:p>
            <text:p>    YY_BUFFER_STATE cmListFileLexer_yy_create_buffer  (FILE * file, int  size , yyscan_t yyscanner)</text:p>
            <text:p>{</text:p>
            <text:p>YY_BUFFER_STATE b;</text:p>
            <text:p/>
            <text:p>b = (YY_BUFFER_STATE) cmListFileLexer_yyalloc(sizeof( struct yy_buffer_state ) ,yyscanner );</text:p>
            <text:p>if ( ! b )</text:p>
            <text:p>YY_FATAL_ERROR( "out of dynamic memory in cmListFileLexer_yy_create_buffer()" );</text:p>
            <text:p/>
            <text:p>b-&gt;yy_buf_size = (yy_size_t)size;</text:p>
            <text:p/>
            <text:p>/* yy_ch_buf has to be 2 characters longer than the size given because</text:p>
            <text:p> * we need to put in 2 end-of-buffer characters.</text:p>
            <text:p> */</text:p>
            <text:p>b-&gt;yy_ch_buf = (char *) cmListFileLexer_yyalloc(b-&gt;yy_buf_size  2 ,yyscanner );</text:p>
            <text:p>if ( ! b-&gt;yy_ch_buf )</text:p>
            <text:p>YY_FATAL_ERROR( "out of dynamic memory in cmListFileLexer_yy_create_buffer()" );</text:p>
            <text:p/>
            <text:p>b-&gt;yy_is_our_buffer = 1;</text:p>
            <text:p/>
            <text:p>cmListFileLexer_yy_init_buffer(b,file ,yyscanner);</text:p>
            <text:p/>
            <text:p>return b;</text:p>
            <text:p>}</text:p>
            <text:p/>
            <text:p>/** Destroy the buffer.</text:p>
            <text:p/>
          </table:table-cell>
          <table:table-cell office:value-type="float" office:value="1692" calcext:value-type="float">
            <text:p>1692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[7, 16]</text:p>
          </table:table-cell>
          <table:table-cell office:value-type="string" calcext:value-type="string">
            <text:p>[]</text:p>
          </table:table-cell>
        </table:table-row>
        <table:table-row table:style-name="ro33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81.cpp</text:p>
          </table:table-cell>
          <table:table-cell office:value-type="string" calcext:value-type="string">
            <text:p>second/download/CMake/CMake-old-new/Kitware_CMake_new_hunk_381.cpp</text:p>
          </table:table-cell>
          <table:table-cell office:value-type="string" calcext:value-type="string">
            <text:p>void cmListFileLexer_yypop_buffer_state (yyscan_t yyscanner)</text:p>
            <text:p>{</text:p>
            <text:p>    struct yyguts_t * yyg = (struct yyguts_t*)yyscanner;</text:p>
            <text:p>        if (!YY_CURRENT_BUFFER)</text:p>
            <text:p>                return;</text:p>
            <text:p/>
            <text:p>        cmListFileLexer_yy_delete_buffer(YY_CURRENT_BUFFER ,yyscanner);</text:p>
            <text:p>        YY_CURRENT_BUFFER_LVALUE = NULL;</text:p>
            <text:p>        if (yyg-&gt;yy_buffer_stack_top &gt; 0)</text:p>
            <text:p>                --yyg-&gt;yy_buffer_stack_top;</text:p>
            <text:p/>
            <text:p>        if (YY_CURRENT_BUFFER) {</text:p>
            <text:p>                cmListFileLexer_yy_load_buffer_state(yyscanner );</text:p>
            <text:p>                yyg-&gt;yy_did_buffer_switch_on_eof = 1;</text:p>
            <text:p>        }</text:p>
            <text:p>}</text:p>
            <text:p/>
            <text:p>/* Allocates the stack if it does not exist.</text:p>
            <text:p> *  Guarantees space for at least one push.</text:p>
            <text:p> */</text:p>
            <text:p>static void cmListFileLexer_yyensure_buffer_stack (yyscan_t yyscanner)</text:p>
            <text:p>{</text:p>
            <text:p>        int num_to_alloc;</text:p>
            <text:p>    struct yyguts_t * yyg = (struct yyguts_t*)yyscanner;</text:p>
            <text:p/>
            <text:p>        if (!yyg-&gt;yy_buffer_stack) {</text:p>
            <text:p/>
            <text:p>                /* First allocation is just for 2 elements, since we don't know if this</text:p>
            <text:p>                 * scanner will even need a stack. We use 2 instead of 1 to avoid an</text:p>
            <text:p>                 * immediate realloc on the next call.</text:p>
            <text:p>         */</text:p>
            <text:p>                num_to_alloc = 1;</text:p>
            <text:p>                yyg-&gt;yy_buffer_stack = (struct yy_buffer_state**)cmListFileLexer_yyalloc</text:p>
            <text:p>                                                                (num_to_alloc * sizeof(struct yy_buffer_state*)</text:p>
            <text:p>                                                                , yyscanner);</text:p>
            <text:p>                if ( ! yyg-&gt;yy_buffer_stack )</text:p>
            <text:p>                        YY_FATAL_ERROR( "out of dynamic memory in cmListFileLexer_yyensure_buffer_stack()" );</text:p>
            <text:p/>
            <text:p>                memset(yyg-&gt;yy_buffer_stack, 0, num_to_alloc * sizeof(struct yy_buffer_state*));</text:p>
            <text:p/>
            <text:p>                yyg-&gt;yy_buffer_stack_max = num_to_alloc;</text:p>
            <text:p>                yyg-&gt;yy_buffer_stack_top = 0;</text:p>
            <text:p>                return;</text:p>
            <text:p>        }</text:p>
            <text:p/>
            <text:p>        if (yyg-&gt;yy_buffer_stack_top &gt;= (yyg-&gt;yy_buffer_stack_max) - 1){</text:p>
            <text:p/>
            <text:p>                /* Increase the buffer to prepare for a possible push. */</text:p>
            <text:p>                int grow_size = 8 /* arbitrary grow size */;</text:p>
            <text:p/>
            <text:p>                num_to_alloc = yyg-&gt;yy_buffer_stack_max  grow_size;</text:p>
            <text:p>                yyg-&gt;yy_buffer_stack = (struct yy_buffer_state**)cmListFileLexer_yyrealloc</text:p>
            <text:p>                                                                (yyg-&gt;yy_buffer_stack,</text:p>
            <text:p>                                                                num_to_alloc * sizeof(struct yy_buffer_state*)</text:p>
            <text:p>                                                                , yyscanner);</text:p>
            <text:p>                if ( ! yyg-&gt;yy_buffer_stack )</text:p>
            <text:p>                        YY_FATAL_ERROR( "out of dynamic memory in cmListFileLexer_yyensure_buffer_stack()" );</text:p>
            <text:p/>
            <text:p>                /* zero only the new slots.*/</text:p>
            <text:p>                memset(yyg-&gt;yy_buffer_stack  yyg-&gt;yy_buffer_stack_max, 0, grow_size * sizeof(struct yy_buffer_state*));</text:p>
            <text:p>                yyg-&gt;yy_buffer_stack_max = num_to_alloc;</text:p>
            <text:p>        }</text:p>
            <text:p>}</text:p>
            <text:p/>
            <text:p>/** Setup the input buffer state to scan directly from a user-specified character buffer.</text:p>
            <text:p/>
          </table:table-cell>
          <table:table-cell office:value-type="string" calcext:value-type="string">
            <text:p>void cmListFileLexer_yypop_buffer_state (yyscan_t yyscanner)</text:p>
            <text:p>{</text:p>
            <text:p>    struct yyguts_t * yyg = (struct yyguts_t*)yyscanner;</text:p>
            <text:p>if (!YY_CURRENT_BUFFER)</text:p>
            <text:p>return;</text:p>
            <text:p/>
            <text:p>cmListFileLexer_yy_delete_buffer(YY_CURRENT_BUFFER ,yyscanner);</text:p>
            <text:p>YY_CURRENT_BUFFER_LVALUE = NULL;</text:p>
            <text:p>if (yyg-&gt;yy_buffer_stack_top &gt; 0)</text:p>
            <text:p>--yyg-&gt;yy_buffer_stack_top;</text:p>
            <text:p/>
            <text:p>if (YY_CURRENT_BUFFER) {</text:p>
            <text:p>cmListFileLexer_yy_load_buffer_state(yyscanner );</text:p>
            <text:p>yyg-&gt;yy_did_buffer_switch_on_eof = 1;</text:p>
            <text:p>}</text:p>
            <text:p>}</text:p>
            <text:p/>
            <text:p>/* Allocates the stack if it does not exist.</text:p>
            <text:p> *  Guarantees space for at least one push.</text:p>
            <text:p> */</text:p>
            <text:p>static void cmListFileLexer_yyensure_buffer_stack (yyscan_t yyscanner)</text:p>
            <text:p>{</text:p>
            <text:p>yy_size_t num_to_alloc;</text:p>
            <text:p>    struct yyguts_t * yyg = (struct yyguts_t*)yyscanner;</text:p>
            <text:p/>
            <text:p>if (!yyg-&gt;yy_buffer_stack) {</text:p>
            <text:p/>
            <text:p>/* First allocation is just for 2 elements, since we don't know if this</text:p>
            <text:p> * scanner will even need a stack. We use 2 instead of 1 to avoid an</text:p>
            <text:p> * immediate realloc on the next call.</text:p>
            <text:p>         */</text:p>
            <text:p>num_to_alloc = 1; /* After all that talk, this was set to 1 anyways... */</text:p>
            <text:p>yyg-&gt;yy_buffer_stack = (struct yy_buffer_state**)cmListFileLexer_yyalloc</text:p>
            <text:p>(num_to_alloc * sizeof(struct yy_buffer_state*)</text:p>
            <text:p>, yyscanner);</text:p>
            <text:p>if ( ! yyg-&gt;yy_buffer_stack )</text:p>
            <text:p>YY_FATAL_ERROR( "out of dynamic memory in cmListFileLexer_yyensure_buffer_stack()" );</text:p>
            <text:p/>
            <text:p>memset(yyg-&gt;yy_buffer_stack, 0, num_to_alloc * sizeof(struct yy_buffer_state*));</text:p>
            <text:p/>
            <text:p>yyg-&gt;yy_buffer_stack_max = num_to_alloc;</text:p>
            <text:p>yyg-&gt;yy_buffer_stack_top = 0;</text:p>
            <text:p>return;</text:p>
            <text:p>}</text:p>
            <text:p/>
            <text:p>if (yyg-&gt;yy_buffer_stack_top &gt;= (yyg-&gt;yy_buffer_stack_max) - 1){</text:p>
            <text:p/>
            <text:p>/* Increase the buffer to prepare for a possible push. */</text:p>
            <text:p>yy_size_t grow_size = 8 /* arbitrary grow size */;</text:p>
            <text:p/>
            <text:p>num_to_alloc = yyg-&gt;yy_buffer_stack_max  grow_size;</text:p>
            <text:p>yyg-&gt;yy_buffer_stack = (struct yy_buffer_state**)cmListFileLexer_yyrealloc</text:p>
            <text:p>(yyg-&gt;yy_buffer_stack,</text:p>
            <text:p>num_to_alloc * sizeof(struct yy_buffer_state*)</text:p>
            <text:p>, yyscanner);</text:p>
            <text:p>if ( ! yyg-&gt;yy_buffer_stack )</text:p>
            <text:p>YY_FATAL_ERROR( "out of dynamic memory in cmListFileLexer_yyensure_buffer_stack()" );</text:p>
            <text:p/>
            <text:p>/* zero only the new slots.*/</text:p>
            <text:p>memset(yyg-&gt;yy_buffer_stack  yyg-&gt;yy_buffer_stack_max, 0, grow_size * sizeof(struct yy_buffer_state*));</text:p>
            <text:p>yyg-&gt;yy_buffer_stack_max = num_to_alloc;</text:p>
            <text:p>}</text:p>
            <text:p>}</text:p>
            <text:p/>
            <text:p>/** Setup the input buffer state to scan directly from a user-specified character buffer.</text:p>
            <text:p/>
          </table:table-cell>
          <table:table-cell office:value-type="float" office:value="1831" calcext:value-type="float">
            <text:p>183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[36, 56]</text:p>
          </table:table-cell>
          <table:table-cell office:value-type="string" calcext:value-type="string">
            <text:p>[]</text:p>
          </table:table-cell>
        </table:table-row>
        <table:table-row table:style-name="ro34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82.cpp</text:p>
          </table:table-cell>
          <table:table-cell office:value-type="string" calcext:value-type="string">
            <text:p>second/download/CMake/CMake-old-new/Kitware_CMake_new_hunk_382.cpp</text:p>
          </table:table-cell>
          <table:table-cell office:value-type="string" calcext:value-type="string">
            <text:p> */</text:p>
            <text:p>YY_BUFFER_STATE cmListFileLexer_yy_scan_buffer  (char * base, yy_size_t  size , yyscan_t yyscanner)</text:p>
            <text:p>{</text:p>
            <text:p>        YY_BUFFER_STATE b;</text:p>
            <text:p/>
            <text:p>        if ( size &lt; 2 ||</text:p>
            <text:p>             base[size-2] != YY_END_OF_BUFFER_CHAR ||</text:p>
            <text:p>             base[size-1] != YY_END_OF_BUFFER_CHAR )</text:p>
            <text:p>                /* They forgot to leave room for the EOB's. */</text:p>
            <text:p>                return 0;</text:p>
            <text:p/>
            <text:p>        b = (YY_BUFFER_STATE) cmListFileLexer_yyalloc(sizeof( struct yy_buffer_state ) ,yyscanner );</text:p>
            <text:p>        if ( ! b )</text:p>
            <text:p>                YY_FATAL_ERROR( "out of dynamic memory in cmListFileLexer_yy_scan_buffer()" );</text:p>
            <text:p/>
            <text:p>        b-&gt;yy_buf_size = size - 2;      /* "- 2" to take care of EOB's */</text:p>
            <text:p>        b-&gt;yy_buf_pos = b-&gt;yy_ch_buf = base;</text:p>
            <text:p>        b-&gt;yy_is_our_buffer = 0;</text:p>
            <text:p>        b-&gt;yy_input_file = 0;</text:p>
            <text:p>        b-&gt;yy_n_chars = b-&gt;yy_buf_size;</text:p>
            <text:p>        b-&gt;yy_is_interactive = 0;</text:p>
            <text:p>        b-&gt;yy_at_bol = 1;</text:p>
            <text:p>        b-&gt;yy_fill_buffer = 0;</text:p>
            <text:p>        b-&gt;yy_buffer_status = YY_BUFFER_NEW;</text:p>
            <text:p/>
            <text:p>        cmListFileLexer_yy_switch_to_buffer(b ,yyscanner );</text:p>
            <text:p/>
            <text:p>        return b;</text:p>
            <text:p>}</text:p>
            <text:p/>
            <text:p>/** Setup the input buffer state to scan a string. The next call to cmListFileLexer_yylex() will</text:p>
            <text:p/>
          </table:table-cell>
          <table:table-cell office:value-type="string" calcext:value-type="string">
            <text:p> */</text:p>
            <text:p>YY_BUFFER_STATE cmListFileLexer_yy_scan_buffer  (char * base, yy_size_t  size , yyscan_t yyscanner)</text:p>
            <text:p>{</text:p>
            <text:p>YY_BUFFER_STATE b;</text:p>
            <text:p/>
            <text:p>if ( size &lt; 2 ||</text:p>
            <text:p>     base[size-2] != YY_END_OF_BUFFER_CHAR ||</text:p>
            <text:p>     base[size-1] != YY_END_OF_BUFFER_CHAR )</text:p>
            <text:p>/* They forgot to leave room for the EOB's. */</text:p>
            <text:p>return 0;</text:p>
            <text:p/>
            <text:p>b = (YY_BUFFER_STATE) cmListFileLexer_yyalloc(sizeof( struct yy_buffer_state ) ,yyscanner );</text:p>
            <text:p>if ( ! b )</text:p>
            <text:p>YY_FATAL_ERROR( "out of dynamic memory in cmListFileLexer_yy_scan_buffer()" );</text:p>
            <text:p/>
            <text:p>b-&gt;yy_buf_size = size - 2;/* "- 2" to take care of EOB's */</text:p>
            <text:p>b-&gt;yy_buf_pos = b-&gt;yy_ch_buf = base;</text:p>
            <text:p>b-&gt;yy_is_our_buffer = 0;</text:p>
            <text:p>b-&gt;yy_input_file = 0;</text:p>
            <text:p>b-&gt;yy_n_chars = b-&gt;yy_buf_size;</text:p>
            <text:p>b-&gt;yy_is_interactive = 0;</text:p>
            <text:p>b-&gt;yy_at_bol = 1;</text:p>
            <text:p>b-&gt;yy_fill_buffer = 0;</text:p>
            <text:p>b-&gt;yy_buffer_status = YY_BUFFER_NEW;</text:p>
            <text:p/>
            <text:p>cmListFileLexer_yy_switch_to_buffer(b ,yyscanner );</text:p>
            <text:p/>
            <text:p>return b;</text:p>
            <text:p>}</text:p>
            <text:p/>
            <text:p>/** Setup the input buffer state to scan a string. The next call to cmListFileLexer_yylex() will</text:p>
            <text:p/>
          </table:table-cell>
          <table:table-cell office:value-type="float" office:value="1900" calcext:value-type="float">
            <text:p>190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24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83.cpp</text:p>
          </table:table-cell>
          <table:table-cell office:value-type="string" calcext:value-type="string">
            <text:p>second/download/CMake/CMake-old-new/Kitware_CMake_new_hunk_383.cpp</text:p>
          </table:table-cell>
          <table:table-cell office:value-type="string" calcext:value-type="string">
            <text:p> * @param yyscanner The scanner object.</text:p>
            <text:p> * @return the newly allocated buffer state object.</text:p>
            <text:p> */</text:p>
            <text:p>YY_BUFFER_STATE cmListFileLexer_yy_scan_bytes  (yyconst char * yybytes, int  _yybytes_len , yyscan_t yyscanner)</text:p>
            <text:p>{</text:p>
            <text:p>        YY_BUFFER_STATE b;</text:p>
            <text:p>        char *buf;</text:p>
            <text:p>        yy_size_t n;</text:p>
            <text:p>        int i;</text:p>
            <text:p/>
            <text:p>        /* Get memory for full buffer, including space for trailing EOB's. */</text:p>
            <text:p>        n = _yybytes_len  2;</text:p>
            <text:p>        buf = (char *) cmListFileLexer_yyalloc(n ,yyscanner );</text:p>
            <text:p>        if ( ! buf )</text:p>
            <text:p>                YY_FATAL_ERROR( "out of dynamic memory in cmListFileLexer_yy_scan_bytes()" );</text:p>
            <text:p/>
            <text:p>        for ( i = 0; i &lt; _yybytes_len; � )</text:p>
            <text:p>                buf[i] = yybytes[i];</text:p>
            <text:p/>
            <text:p>        buf[_yybytes_len] = buf[_yybytes_len�] = YY_END_OF_BUFFER_CHAR;</text:p>
            <text:p/>
            <text:p>        b = cmListFileLexer_yy_scan_buffer(buf,n ,yyscanner);</text:p>
            <text:p>        if ( ! b )</text:p>
            <text:p>                YY_FATAL_ERROR( "bad buffer in cmListFileLexer_yy_scan_bytes()" );</text:p>
            <text:p/>
            <text:p>        /* It's okay to grow etc. this buffer, and we should throw it</text:p>
            <text:p>         * away when we're done.</text:p>
            <text:p>         */</text:p>
            <text:p>        b-&gt;yy_is_our_buffer = 1;</text:p>
            <text:p/>
            <text:p>        return b;</text:p>
            <text:p>}</text:p>
            <text:p/>
            <text:p>#ifndef YY_EXIT_FAILURE</text:p>
            <text:p/>
          </table:table-cell>
          <table:table-cell office:value-type="string" calcext:value-type="string">
            <text:p> * @param yyscanner The scanner object.</text:p>
            <text:p> * @return the newly allocated buffer state object.</text:p>
            <text:p> */</text:p>
            <text:p>YY_BUFFER_STATE cmListFileLexer_yy_scan_bytes  (yyconst char * yybytes, yy_size_t  _yybytes_len , yyscan_t yyscanner)</text:p>
            <text:p>{</text:p>
            <text:p>YY_BUFFER_STATE b;</text:p>
            <text:p>char *buf;</text:p>
            <text:p>yy_size_t n;</text:p>
            <text:p>yy_size_t i;</text:p>
            <text:p/>
            <text:p>/* Get memory for full buffer, including space for trailing EOB's. */</text:p>
            <text:p>n = _yybytes_len  2;</text:p>
            <text:p>buf = (char *) cmListFileLexer_yyalloc(n ,yyscanner );</text:p>
            <text:p>if ( ! buf )</text:p>
            <text:p>YY_FATAL_ERROR( "out of dynamic memory in cmListFileLexer_yy_scan_bytes()" );</text:p>
            <text:p/>
            <text:p>for ( i = 0; i &lt; _yybytes_len; � )</text:p>
            <text:p>buf[i] = yybytes[i];</text:p>
            <text:p/>
            <text:p>buf[_yybytes_len] = buf[_yybytes_len�] = YY_END_OF_BUFFER_CHAR;</text:p>
            <text:p/>
            <text:p>b = cmListFileLexer_yy_scan_buffer(buf,n ,yyscanner);</text:p>
            <text:p>if ( ! b )</text:p>
            <text:p>YY_FATAL_ERROR( "bad buffer in cmListFileLexer_yy_scan_bytes()" );</text:p>
            <text:p/>
            <text:p>/* It's okay to grow etc. this buffer, and we should throw it</text:p>
            <text:p> * away when we're done.</text:p>
            <text:p> */</text:p>
            <text:p>b-&gt;yy_is_our_buffer = 1;</text:p>
            <text:p/>
            <text:p>return b;</text:p>
            <text:p>}</text:p>
            <text:p/>
            <text:p>#ifndef YY_EXIT_FAILURE</text:p>
            <text:p/>
          </table:table-cell>
          <table:table-cell office:value-type="float" office:value="1948" calcext:value-type="float">
            <text:p>19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[14, 23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84.cpp</text:p>
          </table:table-cell>
          <table:table-cell office:value-type="string" calcext:value-type="string">
            <text:p>second/download/CMake/CMake-old-new/Kitware_CMake_new_hunk_384.cpp</text:p>
          </table:table-cell>
          <table:table-cell office:value-type="string" calcext:value-type="string">
            <text:p/>
            <text:p>static void yy_fatal_error (yyconst char* msg , yyscan_t yyscanner)</text:p>
            <text:p>{</text:p>
            <text:p>        (void)yyscanner;</text:p>
            <text:p>        (void) fprintf( stderr, "%s\n", msg );</text:p>
            <text:p>        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        do \</text:p>
            <text:p>                { \</text:p>
            <text:p>                /* Undo effects of setting up yytext. */ \</text:p>
            <text:p>        int yyless_macro_arg = (n); \</text:p>
            <text:p>        YY_LESS_LINENO(yyless_macro_arg);\</text:p>
            <text:p>                yytext[yyleng] = yyg-&gt;yy_hold_char; \</text:p>
            <text:p>                yyg-&gt;yy_c_buf_p = yytext  yyless_macro_arg; \</text:p>
            <text:p>                yyg-&gt;yy_hold_char = *yyg-&gt;yy_c_buf_p; \</text:p>
            <text:p>                *yyg-&gt;yy_c_buf_p = '\0'; \</text:p>
            <text:p>                yyleng = yyless_macro_arg; \</text:p>
            <text:p>                } \</text:p>
            <text:p>        while ( 0 )</text:p>
            <text:p/>
            <text:p>/* Accessor  methods (get/set functions) to struct members. */</text:p>
            <text:p/>
            <text:p/>
          </table:table-cell>
          <table:table-cell office:value-type="string" calcext:value-type="string">
            <text:p/>
            <text:p>static void yy_fatal_error (yyconst char* msg , yyscan_t yyscanner)</text:p>
            <text:p>{</text:p>
            <text:p>struct yyguts_t * yyg = (struct yyguts_t*)yyscanner;</text:p>
            <text:p>(void)yyg;</text:p>
            <text:p>(void) fprintf( stderr, "%s\n", msg );</text:p>
            <text:p>exit( YY_EXIT_FAILURE );</text:p>
            <text:p>}</text:p>
            <text:p/>
            <text:p>/* Redefine yyless() so it works in section 3 code. */</text:p>
            <text:p/>
            <text:p>#undef yyless</text:p>
            <text:p>#define yyless(n) \</text:p>
            <text:p>do \</text:p>
            <text:p>{ \</text:p>
            <text:p>/* Undo effects of setting up yytext. */ \</text:p>
            <text:p>        int yyless_macro_arg = (n); \</text:p>
            <text:p>        YY_LESS_LINENO(yyless_macro_arg);\</text:p>
            <text:p>yytext[yyleng] = yyg-&gt;yy_hold_char; \</text:p>
            <text:p>yyg-&gt;yy_c_buf_p = yytext  yyless_macro_arg; \</text:p>
            <text:p>yyg-&gt;yy_hold_char = *yyg-&gt;yy_c_buf_p; \</text:p>
            <text:p>*yyg-&gt;yy_c_buf_p = '\0'; \</text:p>
            <text:p>yyleng = yyless_macro_arg; \</text:p>
            <text:p>} \</text:p>
            <text:p>while ( 0 )</text:p>
            <text:p/>
            <text:p>/* Accessor  methods (get/set functions) to struct members. */</text:p>
            <text:p/>
            <text:p/>
          </table:table-cell>
          <table:table-cell office:value-type="float" office:value="1984" calcext:value-type="float">
            <text:p>198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36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istFileLexer.c</text:p>
          </table:table-cell>
          <table:table-cell office:value-type="string" calcext:value-type="string">
            <text:p>second/download/CMake/CMake-old-new/Kitware_CMake_old_file_208.cpp</text:p>
          </table:table-cell>
          <table:table-cell office:value-type="string" calcext:value-type="string">
            <text:p>second/download/CMake/CMake-old-new/Kitware_CMake_new_file_208.cpp</text:p>
          </table:table-cell>
          <table:table-cell office:value-type="string" calcext:value-type="string">
            <text:p>second/download/CMake/CMake-old-new/Kitware_CMake_old_hunk_385.cpp</text:p>
          </table:table-cell>
          <table:table-cell office:value-type="string" calcext:value-type="string">
            <text:p>second/download/CMake/CMake-old-new/Kitware_CMake_new_hunk_385.cpp</text:p>
          </table:table-cell>
          <table:table-cell office:value-type="string" calcext:value-type="string">
            <text:p>}</text:p>
            <text:p/>
            <text:p>/** Set the current line number.</text:p>
            <text:p> * @param line_number</text:p>
            <text:p> * @param yyscanner The scanner object.</text:p>
            <text:p> */</text:p>
            <text:p>void cmListFileLexer_yyset_lineno (int  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ListFileLexer_yyset_lineno called with no buffer" , yyscanner);</text:p>
            <text:p/>
            <text:p>    yylineno = line_number;</text:p>
            <text:p>}</text:p>
            <text:p/>
            <text:p>/** Set the current column.</text:p>
            <text:p> * @param line_number</text:p>
            <text:p> * @param yyscanner The scanner object.</text:p>
            <text:p> */</text:p>
            <text:p>void cmListFileLexer_yyset_column (int  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ListFileLexer_yyset_column called with no buffer" , yyscanner);</text:p>
            <text:p/>
            <text:p>    yycolumn = column_no;</text:p>
            <text:p>}</text:p>
            <text:p/>
            <text:p>/** Set the input stream. This does not discard the current</text:p>
            <text:p> * input buffer.</text:p>
            <text:p> * @param in_str A readable stream.</text:p>
            <text:p> * @param yyscanner The scanner object.</text:p>
            <text:p> * @see cmListFileLexer_yy_switch_to_buffer</text:p>
            <text:p> */</text:p>
            <text:p>void cmListFileLexer_yyset_in (FILE *  in_str , yyscan_t yyscanner)</text:p>
            <text:p>{</text:p>
            <text:p>    struct yyguts_t * yyg = (struct yyguts_t*)yyscanner;</text:p>
            <text:p>    yyin = in_str ;</text:p>
            <text:p>}</text:p>
            <text:p/>
            <text:p>void cmListFileLexer_yyset_out (FILE *  out_str , yyscan_t yyscanner)</text:p>
            <text:p>{</text:p>
            <text:p>    struct yyguts_t * yyg = (struct yyguts_t*)yyscanner;</text:p>
            <text:p>    yyout = out_str ;</text:p>
            <text:p>}</text:p>
            <text:p/>
            <text:p>int cmListFileLexer_yyget_debug  (yyscan_t yyscanner)</text:p>
            <text:p/>
          </table:table-cell>
          <table:table-cell office:value-type="string" calcext:value-type="string">
            <text:p>}</text:p>
            <text:p/>
            <text:p>/** Set the current line number.</text:p>
            <text:p> * @param _line_number line number</text:p>
            <text:p> * @param yyscanner The scanner object.</text:p>
            <text:p> */</text:p>
            <text:p>void cmListFileLexer_yyset_lineno (int  _line_number , yyscan_t yyscanner)</text:p>
            <text:p>{</text:p>
            <text:p>    struct yyguts_t * yyg = (struct yyguts_t*)yyscanner;</text:p>
            <text:p/>
            <text:p>        /* lineno is only valid if an input buffer exists. */</text:p>
            <text:p>        if (! YY_CURRENT_BUFFER )</text:p>
            <text:p>           YY_FATAL_ERROR( "cmListFileLexer_yyset_lineno called with no buffer" );</text:p>
            <text:p/>
            <text:p>    yylineno = _line_number;</text:p>
            <text:p>}</text:p>
            <text:p/>
            <text:p>/** Set the current column.</text:p>
            <text:p> * @param _column_no column number</text:p>
            <text:p> * @param yyscanner The scanner object.</text:p>
            <text:p> */</text:p>
            <text:p>void cmListFileLexer_yyset_column (int  _column_no , yyscan_t yyscanner)</text:p>
            <text:p>{</text:p>
            <text:p>    struct yyguts_t * yyg = (struct yyguts_t*)yyscanner;</text:p>
            <text:p/>
            <text:p>        /* column is only valid if an input buffer exists. */</text:p>
            <text:p>        if (! YY_CURRENT_BUFFER )</text:p>
            <text:p>           YY_FATAL_ERROR( "cmListFileLexer_yyset_column called with no buffer" );</text:p>
            <text:p/>
            <text:p>    yycolumn = _column_no;</text:p>
            <text:p>}</text:p>
            <text:p/>
            <text:p>/** Set the input stream. This does not discard the current</text:p>
            <text:p> * input buffer.</text:p>
            <text:p> * @param _in_str A readable stream.</text:p>
            <text:p> * @param yyscanner The scanner object.</text:p>
            <text:p> * @see cmListFileLexer_yy_switch_to_buffer</text:p>
            <text:p> */</text:p>
            <text:p>void cmListFileLexer_yyset_in (FILE *  _in_str , yyscan_t yyscanner)</text:p>
            <text:p>{</text:p>
            <text:p>    struct yyguts_t * yyg = (struct yyguts_t*)yyscanner;</text:p>
            <text:p>    yyin = _in_str ;</text:p>
            <text:p>}</text:p>
            <text:p/>
            <text:p>void cmListFileLexer_yyset_out (FILE *  _out_str , yyscan_t yyscanner)</text:p>
            <text:p>{</text:p>
            <text:p>    struct yyguts_t * yyg = (struct yyguts_t*)yyscanner;</text:p>
            <text:p>    yyout = _out_str ;</text:p>
            <text:p>}</text:p>
            <text:p/>
            <text:p>int cmListFileLexer_yyget_debug  (yyscan_t yyscanner)</text:p>
            <text:p/>
          </table:table-cell>
          <table:table-cell office:value-type="float" office:value="2091" calcext:value-type="float">
            <text:p>2091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[12, 27]</text:p>
          </table:table-cell>
          <table:table-cell office:value-type="string" calcext:value-type="string">
            <text:p>[]</text:p>
          </table:table-cell>
        </table:table-row>
        <table:table-row table:style-name="ro60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Pack/cmCPackDebGenerator.cxx</text:p>
          </table:table-cell>
          <table:table-cell office:value-type="string" calcext:value-type="string">
            <text:p>second/download/CMake/CMake-old-new/Kitware_CMake_old_file_209.cpp</text:p>
          </table:table-cell>
          <table:table-cell office:value-type="string" calcext:value-type="string">
            <text:p>second/download/CMake/CMake-old-new/Kitware_CMake_new_file_209.cpp</text:p>
          </table:table-cell>
          <table:table-cell office:value-type="string" calcext:value-type="string">
            <text:p>second/download/CMake/CMake-old-new/Kitware_CMake_old_hunk_386.cpp</text:p>
          </table:table-cell>
          <table:table-cell office:value-type="string" calcext:value-type="string">
            <text:p>second/download/CMake/CMake-old-new/Kitware_CMake_new_hunk_386.cpp</text:p>
          </table:table-cell>
          <table:table-cell office:value-type="string" calcext:value-type="string">
            <text:p> *      because 16-bit word addressed copies were faster?)  Anyhow, it should</text:p>
            <text:p> *      have been ripped out long ago.</text:p>
            <text:p> */</text:p>
            <text:p>static int copy_ar(CF *cfp, off_t size)</text:p>
            <text:p>{</text:p>
            <text:p>  static char pad = '\n';</text:p>
            <text:p>  off_t sz = size;</text:p>
            <text:p>  size_t nr, nw;</text:p>
            <text:p>  char buf[8*1024];</text:p>
            <text:p/>
            <text:p>  if (sz == 0)</text:p>
            <text:p>    return 0;</text:p>
            <text:p/>
            <text:p>  FILE* from = cfp-&gt;rFile;</text:p>
            <text:p>  FILE* to = cfp-&gt;wFile;</text:p>
            <text:p>  while (sz &amp;&amp;</text:p>
            <text:p>        (nr = fread(buf, 1, sz &lt; static_cast&lt;off_t&gt;(sizeof(buf))</text:p>
            <text:p>                    ? static_cast&lt;size_t&gt;(sz) : sizeof(buf), from ))</text:p>
            <text:p>               &gt; 0) {</text:p>
            <text:p>    sz -= nr;</text:p>
            <text:p>    for (size_t off = 0; off &lt; nr; nr -= off, off = nw)</text:p>
            <text:p>      if ((nw = fwrite(buf  off, 1, nr, to)) &lt; nr)</text:p>
            <text:p>        return -1;</text:p>
            <text:p>    }</text:p>
            <text:p>  if (sz)</text:p>
            <text:p>    return -2;</text:p>
            <text:p/>
            <text:p>  if (cfp-&gt;flags &amp; WPAD &amp;&amp; (size  ar_already_written) &amp; 1</text:p>
            <text:p>      &amp;&amp; fwrite(&amp;pad, 1, 1, to) != 1)</text:p>
            <text:p>    return -4;</text:p>
            <text:p/>
            <text:p>  return 0;</text:p>
            <text:p>}</text:p>
            <text:p/>
            <text:p>/* put_arobj --  Write an archive member to a file. */</text:p>
            <text:p>static int put_arobj(CF *cfp, struct stat *sb)</text:p>
            <text:p>{</text:p>
            <text:p>  int result = 0;</text:p>
            <text:p>  struct ar_hdr *hdr;</text:p>
            <text:p/>
            <text:p> /* If passed an sb structure, reading a file from disk.  Get stat(2)</text:p>
            <text:p>  * information, build a name and construct a header.  (Files are named</text:p>
            <text:p>  * by their last component in the archive.) */</text:p>
            <text:p>  const char* name = ar_rname(cfp-&gt;rname);</text:p>
            <text:p>  (void)stat(cfp-&gt;rname, sb);</text:p>
            <text:p/>
            <text:p> /* If not truncating names and the name is too long or contains</text:p>
            <text:p>  * a space, use extended format 1.   */</text:p>
            <text:p>  size_t lname = strlen(name);</text:p>
            <text:p>  uid_t uid = sb-&gt;st_uid;</text:p>
            <text:p>  gid_t gid = sb-&gt;st_gid;</text:p>
            <text:p>  if (uid &gt; USHRT_MAX) {</text:p>
            <text:p>    uid = USHRT_MAX;</text:p>
            <text:p>    }</text:p>
            <text:p>  if (gid &gt; USHRT_MAX) {</text:p>
            <text:p>    gid = USHRT_MAX;</text:p>
            <text:p>    }</text:p>
            <text:p>  if (lname &gt; sizeof(hdr-&gt;ar_name) || strchr(name, ' '))</text:p>
            <text:p>    (void)sprintf(ar_hb, HDR1, AR_EFMT1, (int)lname,</text:p>
            <text:p>                  (long int)sb-&gt;st_mtime, (unsigned)uid, (unsigned)gid,</text:p>
            <text:p>                  (unsigned)sb-&gt;st_mode, (long long)sb-&gt;st_size  lname,</text:p>
            <text:p>                  ARFMAG);</text:p>
            <text:p>    else {</text:p>
            <text:p>      lname = 0;</text:p>
            <text:p>      (void)sprintf(ar_hb, HDR2, name,</text:p>
            <text:p>                    (long int)sb-&gt;st_mtime, (unsigned)uid, (unsigned)gid,</text:p>
            <text:p>                    (unsigned)sb-&gt;st_mode, (long long)sb-&gt;st_size,</text:p>
            <text:p>                    ARFMAG);</text:p>
            <text:p>      }</text:p>
            <text:p>    off_t size = sb-&gt;st_size;</text:p>
            <text:p/>
            <text:p>  if (fwrite(ar_hb, 1, sizeof(HDR), cfp-&gt;wFile) != sizeof(HDR))</text:p>
            <text:p>    return -1;</text:p>
            <text:p/>
          </table:table-cell>
          <table:table-cell office:value-type="string" calcext:value-type="string">
            <text:p> *      because 16-bit word addressed copies were faster?)  Anyhow, it should</text:p>
            <text:p> *      have been ripped out long ago.</text:p>
            <text:p> */</text:p>
            <text:p>static int copy_ar(CF* cfp, off_t size)</text:p>
            <text:p>{</text:p>
            <text:p>  static char pad = '\n';</text:p>
            <text:p>  off_t sz = size;</text:p>
            <text:p>  size_t nr, nw;</text:p>
            <text:p>  char buf[8 * 1024];</text:p>
            <text:p/>
            <text:p>  if (sz == 0)</text:p>
            <text:p>    return 0;</text:p>
            <text:p/>
            <text:p>  FILE* from = cfp-&gt;rFile;</text:p>
            <text:p>  FILE* to = cfp-&gt;wFile;</text:p>
            <text:p>  while (sz &amp;&amp;</text:p>
            <text:p>         (nr = fread(buf, 1, sz &lt; static_cast&lt;off_t&gt;(sizeof(buf))</text:p>
            <text:p>                       ? static_cast&lt;size_t&gt;(sz)</text:p>
            <text:p>                       : sizeof(buf),</text:p>
            <text:p>                     from)) &gt; 0) {</text:p>
            <text:p>    sz -= nr;</text:p>
            <text:p>    for (size_t off = 0; off &lt; nr; nr -= off, off = nw)</text:p>
            <text:p>      if ((nw = fwrite(buf  off, 1, nr, to)) &lt; nr)</text:p>
            <text:p>        return -1;</text:p>
            <text:p>  }</text:p>
            <text:p>  if (sz)</text:p>
            <text:p>    return -2;</text:p>
            <text:p/>
            <text:p>  if (cfp-&gt;flags &amp; WPAD &amp;&amp; (size  ar_already_written) &amp; 1 &amp;&amp;</text:p>
            <text:p>      fwrite(&amp;pad, 1, 1, to) != 1)</text:p>
            <text:p>    return -4;</text:p>
            <text:p/>
            <text:p>  return 0;</text:p>
            <text:p>}</text:p>
            <text:p/>
            <text:p>/* put_arobj --  Write an archive member to a file. */</text:p>
            <text:p>static int put_arobj(CF* cfp, struct stat* sb)</text:p>
            <text:p>{</text:p>
            <text:p>  int result = 0;</text:p>
            <text:p>  struct ar_hdr* hdr;</text:p>
            <text:p/>
            <text:p>  /* If passed an sb structure, reading a file from disk.  Get stat(2)</text:p>
            <text:p>   * information, build a name and construct a header.  (Files are named</text:p>
            <text:p>   * by their last component in the archive.) */</text:p>
            <text:p>  const char* name = ar_rname(cfp-&gt;rname);</text:p>
            <text:p>  (void)stat(cfp-&gt;rname, sb);</text:p>
            <text:p/>
            <text:p>  /* If not truncating names and the name is too long or contains</text:p>
            <text:p>   * a space, use extended format 1.   */</text:p>
            <text:p>  size_t lname = strlen(name);</text:p>
            <text:p>  uid_t uid = sb-&gt;st_uid;</text:p>
            <text:p>  gid_t gid = sb-&gt;st_gid;</text:p>
            <text:p>  if (uid &gt; USHRT_MAX) {</text:p>
            <text:p>    uid = USHRT_MAX;</text:p>
            <text:p>  }</text:p>
            <text:p>  if (gid &gt; USHRT_MAX) {</text:p>
            <text:p>    gid = USHRT_MAX;</text:p>
            <text:p>  }</text:p>
            <text:p>  if (lname &gt; sizeof(hdr-&gt;ar_name) || strchr(name, ' '))</text:p>
            <text:p>    (void)sprintf(ar_hb, HDR1, AR_EFMT1, (int)lname, (long int)sb-&gt;st_mtime,</text:p>
            <text:p>                  (unsigned)uid, (unsigned)gid, (unsigned)sb-&gt;st_mode,</text:p>
            <text:p>                  (long long)sb-&gt;st_size  lname, ARFMAG);</text:p>
            <text:p>  else {</text:p>
            <text:p>    lname = 0;</text:p>
            <text:p>    (void)sprintf(ar_hb, HDR2, name, (long int)sb-&gt;st_mtime, (unsigned)uid,</text:p>
            <text:p>                  (unsigned)gid, (unsigned)sb-&gt;st_mode, (long long)sb-&gt;st_size,</text:p>
            <text:p>                  ARFMAG);</text:p>
            <text:p>  }</text:p>
            <text:p>  off_t size = sb-&gt;st_size;</text:p>
            <text:p/>
            <text:p>  if (fwrite(ar_hb, 1, sizeof(HDR), cfp-&gt;wFile) != sizeof(HDR))</text:p>
            <text:p>    return -1;</text:p>
            <text:p/>
          </table:table-cell>
          <table:table-cell office:value-type="float" office:value="908" calcext:value-type="float">
            <text:p>90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[58, 64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0ac18d40c8c29a17f1acfcaca506f41a26185901</text:p>
          </table:table-cell>
          <table:table-cell office:value-type="string" calcext:value-type="string">
            <text:p>Remove `//------...` horizontal separator comments</text:p>
            <text:p/>
            <text:p>Modern editors provide plenty of ways to visually separate functions.</text:p>
            <text:p>Drop the explicit comments that previously served this purpose.</text:p>
            <text:p>Use the following command to automate the change:</text:p>
            <text:p/>
            <text:p>    $ git ls-files -z -- \</text:p>
            <text:p>        "*.c" "*.cc" "*.cpp" "*.cxx" "*.h" "*.hh" "*.hpp" "*.hxx" |</text:p>
            <text:p>      egrep -z -v "^Source/cmCommandArgumentLexer\." |</text:p>
            <text:p>      egrep -z -v "^Source/cmCommandArgumentParser(\.y|\.cxx|Tokens\.h)" |</text:p>
            <text:p>      egrep -z -v "^Source/cmDependsJavaLexer\." |</text:p>
            <text:p>      egrep -z -v "^Source/cmDependsJavaParser(\.y|\.cxx|Tokens\.h)" |</text:p>
            <text:p>      egrep -z -v "^Source/cmExprLexer\." |</text:p>
            <text:p>      egrep -z -v "^Source/cmExprParser(\.y|\.cxx|Tokens\.h)" |</text:p>
            <text:p>      egrep -z -v "^Source/cmFortranLexer\." |</text:p>
            <text:p>      egrep -z -v "^Source/cmFortranParser(\.y|\.cxx|Tokens\.h)" |</text:p>
            <text:p>      egrep -z -v "^Source/cmListFileLexer\." |</text:p>
            <text:p>      egrep -z -v "^Source/cm_sha2" |</text:p>
            <text:p>      egrep -z -v "^Source/(kwsys|CursesDialog/form)/" |</text:p>
            <text:p>      egrep -z -v "^Utilities/(KW|cm).*/" |</text:p>
            <text:p>      xargs -0 sed -i '/^\(\/\/---*\|\/\*---*\*\/\)$/ {d;}'</text:p>
            <text:p/>
            <text:p>This avoids modifying third-party sources and generated sourc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puteLinkDepends.cxx</text:p>
          </table:table-cell>
          <table:table-cell office:value-type="string" calcext:value-type="string">
            <text:p>second/download/CMake/CMake-old-new/Kitware_CMake_old_file_210.cpp</text:p>
          </table:table-cell>
          <table:table-cell office:value-type="string" calcext:value-type="string">
            <text:p>second/download/CMake/CMake-old-new/Kitware_CMake_new_file_210.cpp</text:p>
          </table:table-cell>
          <table:table-cell office:value-type="string" calcext:value-type="string">
            <text:p>second/download/CMake/CMake-old-new/Kitware_CMake_old_hunk_387.cpp</text:p>
          </table:table-cell>
          <table:table-cell office:value-type="string" calcext:value-type="string">
            <text:p>second/download/CMake/CMake-old-new/Kitware_CMake_new_hunk_387.cpp</text:p>
          </table:table-cell>
          <table:table-cell office:value-type="string" calcext:value-type="string">
            <text:p>  fprintf(stderr, "%s\n", e.str().c_str());</text:p>
            <text:p>}</text:p>
            <text:p/>
            <text:p>//----------------------------------------------------------------------------</text:p>
            <text:p>void cmComputeLinkDepends::OrderLinkEntires()</text:p>
            <text:p>{</text:p>
            <text:p>  // Compute the DAG of strongly connected components.  The algorithm</text:p>
            <text:p/>
          </table:table-cell>
          <table:table-cell office:value-type="string" calcext:value-type="string">
            <text:p>  fprintf(stderr, "%s\n", e.str().c_str());</text:p>
            <text:p>}</text:p>
            <text:p/>
            <text:p>void cmComputeLinkDepends::OrderLinkEntires()</text:p>
            <text:p>{</text:p>
            <text:p>  // Compute the DAG of strongly connected components.  The algorithm</text:p>
            <text:p/>
          </table:table-cell>
          <table:table-cell office:value-type="float" office:value="714" calcext:value-type="float">
            <text:p>71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0ac18d40c8c29a17f1acfcaca506f41a26185901</text:p>
          </table:table-cell>
          <table:table-cell office:value-type="string" calcext:value-type="string">
            <text:p>Remove `//------...` horizontal separator comments</text:p>
            <text:p/>
            <text:p>Modern editors provide plenty of ways to visually separate functions.</text:p>
            <text:p>Drop the explicit comments that previously served this purpose.</text:p>
            <text:p>Use the following command to automate the change:</text:p>
            <text:p/>
            <text:p>    $ git ls-files -z -- \</text:p>
            <text:p>        "*.c" "*.cc" "*.cpp" "*.cxx" "*.h" "*.hh" "*.hpp" "*.hxx" |</text:p>
            <text:p>      egrep -z -v "^Source/cmCommandArgumentLexer\." |</text:p>
            <text:p>      egrep -z -v "^Source/cmCommandArgumentParser(\.y|\.cxx|Tokens\.h)" |</text:p>
            <text:p>      egrep -z -v "^Source/cmDependsJavaLexer\." |</text:p>
            <text:p>      egrep -z -v "^Source/cmDependsJavaParser(\.y|\.cxx|Tokens\.h)" |</text:p>
            <text:p>      egrep -z -v "^Source/cmExprLexer\." |</text:p>
            <text:p>      egrep -z -v "^Source/cmExprParser(\.y|\.cxx|Tokens\.h)" |</text:p>
            <text:p>      egrep -z -v "^Source/cmFortranLexer\." |</text:p>
            <text:p>      egrep -z -v "^Source/cmFortranParser(\.y|\.cxx|Tokens\.h)" |</text:p>
            <text:p>      egrep -z -v "^Source/cmListFileLexer\." |</text:p>
            <text:p>      egrep -z -v "^Source/cm_sha2" |</text:p>
            <text:p>      egrep -z -v "^Source/(kwsys|CursesDialog/form)/" |</text:p>
            <text:p>      egrep -z -v "^Utilities/(KW|cm).*/" |</text:p>
            <text:p>      xargs -0 sed -i '/^\(\/\/---*\|\/\*---*\*\/\)$/ {d;}'</text:p>
            <text:p/>
            <text:p>This avoids modifying third-party sources and generated sourc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puteLinkDepends.cxx</text:p>
          </table:table-cell>
          <table:table-cell office:value-type="string" calcext:value-type="string">
            <text:p>second/download/CMake/CMake-old-new/Kitware_CMake_old_file_210.cpp</text:p>
          </table:table-cell>
          <table:table-cell office:value-type="string" calcext:value-type="string">
            <text:p>second/download/CMake/CMake-old-new/Kitware_CMake_new_file_210.cpp</text:p>
          </table:table-cell>
          <table:table-cell office:value-type="string" calcext:value-type="string">
            <text:p>second/download/CMake/CMake-old-new/Kitware_CMake_old_hunk_388.cpp</text:p>
          </table:table-cell>
          <table:table-cell office:value-type="string" calcext:value-type="string">
            <text:p>second/download/CMake/CMake-old-new/Kitware_CMake_new_hunk_388.cpp</text:p>
          </table:table-cell>
          <table:table-cell office:value-type="string" calcext:value-type="string">
            <text:p>  fprintf(stderr, "\n");</text:p>
            <text:p>}</text:p>
            <text:p/>
            <text:p>//----------------------------------------------------------------------------</text:p>
            <text:p>void cmComputeLinkDepends::VisitComponent(unsigned int c)</text:p>
            <text:p>{</text:p>
            <text:p>  // Check if the node has already been visited.</text:p>
            <text:p/>
          </table:table-cell>
          <table:table-cell office:value-type="string" calcext:value-type="string">
            <text:p>  fprintf(stderr, "\n");</text:p>
            <text:p>}</text:p>
            <text:p/>
            <text:p>void cmComputeLinkDepends::VisitComponent(unsigned int c)</text:p>
            <text:p>{</text:p>
            <text:p>  // Check if the node has already been visited.</text:p>
            <text:p/>
          </table:table-cell>
          <table:table-cell office:value-type="float" office:value="793" calcext:value-type="float">
            <text:p>793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0ac18d40c8c29a17f1acfcaca506f41a26185901</text:p>
          </table:table-cell>
          <table:table-cell office:value-type="string" calcext:value-type="string">
            <text:p>Remove `//------...` horizontal separator comments</text:p>
            <text:p/>
            <text:p>Modern editors provide plenty of ways to visually separate functions.</text:p>
            <text:p>Drop the explicit comments that previously served this purpose.</text:p>
            <text:p>Use the following command to automate the change:</text:p>
            <text:p/>
            <text:p>    $ git ls-files -z -- \</text:p>
            <text:p>        "*.c" "*.cc" "*.cpp" "*.cxx" "*.h" "*.hh" "*.hpp" "*.hxx" |</text:p>
            <text:p>      egrep -z -v "^Source/cmCommandArgumentLexer\." |</text:p>
            <text:p>      egrep -z -v "^Source/cmCommandArgumentParser(\.y|\.cxx|Tokens\.h)" |</text:p>
            <text:p>      egrep -z -v "^Source/cmDependsJavaLexer\." |</text:p>
            <text:p>      egrep -z -v "^Source/cmDependsJavaParser(\.y|\.cxx|Tokens\.h)" |</text:p>
            <text:p>      egrep -z -v "^Source/cmExprLexer\." |</text:p>
            <text:p>      egrep -z -v "^Source/cmExprParser(\.y|\.cxx|Tokens\.h)" |</text:p>
            <text:p>      egrep -z -v "^Source/cmFortranLexer\." |</text:p>
            <text:p>      egrep -z -v "^Source/cmFortranParser(\.y|\.cxx|Tokens\.h)" |</text:p>
            <text:p>      egrep -z -v "^Source/cmListFileLexer\." |</text:p>
            <text:p>      egrep -z -v "^Source/cm_sha2" |</text:p>
            <text:p>      egrep -z -v "^Source/(kwsys|CursesDialog/form)/" |</text:p>
            <text:p>      egrep -z -v "^Utilities/(KW|cm).*/" |</text:p>
            <text:p>      xargs -0 sed -i '/^\(\/\/---*\|\/\*---*\*\/\)$/ {d;}'</text:p>
            <text:p/>
            <text:p>This avoids modifying third-party sources and generated sourc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puteLinkDepends.cxx</text:p>
          </table:table-cell>
          <table:table-cell office:value-type="string" calcext:value-type="string">
            <text:p>second/download/CMake/CMake-old-new/Kitware_CMake_old_file_210.cpp</text:p>
          </table:table-cell>
          <table:table-cell office:value-type="string" calcext:value-type="string">
            <text:p>second/download/CMake/CMake-old-new/Kitware_CMake_new_file_210.cpp</text:p>
          </table:table-cell>
          <table:table-cell office:value-type="string" calcext:value-type="string">
            <text:p>second/download/CMake/CMake-old-new/Kitware_CMake_old_hunk_389.cpp</text:p>
          </table:table-cell>
          <table:table-cell office:value-type="string" calcext:value-type="string">
            <text:p>second/download/CMake/CMake-old-new/Kitware_CMake_new_hunk_389.cpp</text:p>
          </table:table-cell>
          <table:table-cell office:value-type="string" calcext:value-type="string">
            <text:p>  return count;</text:p>
            <text:p>}</text:p>
            <text:p/>
            <text:p>//----------------------------------------------------------------------------</text:p>
            <text:p>void cmComputeLinkDepends::DisplayFinalEntries()</text:p>
            <text:p>{</text:p>
            <text:p>  fprintf(stderr, "target [%s] links to:\n", this-&gt;Target-&gt;GetName().c_str());</text:p>
            <text:p/>
          </table:table-cell>
          <table:table-cell office:value-type="string" calcext:value-type="string">
            <text:p>  return count;</text:p>
            <text:p>}</text:p>
            <text:p/>
            <text:p>void cmComputeLinkDepends::DisplayFinalEntries()</text:p>
            <text:p>{</text:p>
            <text:p>  fprintf(stderr, "target [%s] links to:\n", this-&gt;Target-&gt;GetName().c_str());</text:p>
            <text:p/>
          </table:table-cell>
          <table:table-cell office:value-type="float" office:value="949" calcext:value-type="float">
            <text:p>949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0ac18d40c8c29a17f1acfcaca506f41a26185901</text:p>
          </table:table-cell>
          <table:table-cell office:value-type="string" calcext:value-type="string">
            <text:p>Remove `//------...` horizontal separator comments</text:p>
            <text:p/>
            <text:p>Modern editors provide plenty of ways to visually separate functions.</text:p>
            <text:p>Drop the explicit comments that previously served this purpose.</text:p>
            <text:p>Use the following command to automate the change:</text:p>
            <text:p/>
            <text:p>    $ git ls-files -z -- \</text:p>
            <text:p>        "*.c" "*.cc" "*.cpp" "*.cxx" "*.h" "*.hh" "*.hpp" "*.hxx" |</text:p>
            <text:p>      egrep -z -v "^Source/cmCommandArgumentLexer\." |</text:p>
            <text:p>      egrep -z -v "^Source/cmCommandArgumentParser(\.y|\.cxx|Tokens\.h)" |</text:p>
            <text:p>      egrep -z -v "^Source/cmDependsJavaLexer\." |</text:p>
            <text:p>      egrep -z -v "^Source/cmDependsJavaParser(\.y|\.cxx|Tokens\.h)" |</text:p>
            <text:p>      egrep -z -v "^Source/cmExprLexer\." |</text:p>
            <text:p>      egrep -z -v "^Source/cmExprParser(\.y|\.cxx|Tokens\.h)" |</text:p>
            <text:p>      egrep -z -v "^Source/cmFortranLexer\." |</text:p>
            <text:p>      egrep -z -v "^Source/cmFortranParser(\.y|\.cxx|Tokens\.h)" |</text:p>
            <text:p>      egrep -z -v "^Source/cmListFileLexer\." |</text:p>
            <text:p>      egrep -z -v "^Source/cm_sha2" |</text:p>
            <text:p>      egrep -z -v "^Source/(kwsys|CursesDialog/form)/" |</text:p>
            <text:p>      egrep -z -v "^Utilities/(KW|cm).*/" |</text:p>
            <text:p>      xargs -0 sed -i '/^\(\/\/---*\|\/\*---*\*\/\)$/ {d;}'</text:p>
            <text:p/>
            <text:p>This avoids modifying third-party sources and generated sourc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puteTargetDepends.cxx</text:p>
          </table:table-cell>
          <table:table-cell office:value-type="string" calcext:value-type="string">
            <text:p>second/download/CMake/CMake-old-new/Kitware_CMake_old_file_211.cpp</text:p>
          </table:table-cell>
          <table:table-cell office:value-type="string" calcext:value-type="string">
            <text:p>second/download/CMake/CMake-old-new/Kitware_CMake_new_file_211.cpp</text:p>
          </table:table-cell>
          <table:table-cell office:value-type="string" calcext:value-type="string">
            <text:p>second/download/CMake/CMake-old-new/Kitware_CMake_old_hunk_390.cpp</text:p>
          </table:table-cell>
          <table:table-cell office:value-type="string" calcext:value-type="string">
            <text:p>second/download/CMake/CMake-old-new/Kitware_CMake_new_hunk_390.cpp</text:p>
          </table:table-cell>
          <table:table-cell office:value-type="string" calcext:value-type="string">
            <text:p>  fprintf(stderr, "\n");</text:p>
            <text:p>}</text:p>
            <text:p/>
            <text:p>//----------------------------------------------------------------------------</text:p>
            <text:p>void</text:p>
            <text:p>cmComputeTargetDepends</text:p>
            <text:p>::DisplayComponents(cmComputeComponentGraph const&amp; ccg)</text:p>
            <text:p/>
          </table:table-cell>
          <table:table-cell office:value-type="string" calcext:value-type="string">
            <text:p>  fprintf(stderr, "\n");</text:p>
            <text:p>}</text:p>
            <text:p/>
            <text:p>void</text:p>
            <text:p>cmComputeTargetDepends</text:p>
            <text:p>::DisplayComponents(cmComputeComponentGraph const&amp; ccg)</text:p>
            <text:p/>
          </table:table-cell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0ac18d40c8c29a17f1acfcaca506f41a26185901</text:p>
          </table:table-cell>
          <table:table-cell office:value-type="string" calcext:value-type="string">
            <text:p>Remove `//------...` horizontal separator comments</text:p>
            <text:p/>
            <text:p>Modern editors provide plenty of ways to visually separate functions.</text:p>
            <text:p>Drop the explicit comments that previously served this purpose.</text:p>
            <text:p>Use the following command to automate the change:</text:p>
            <text:p/>
            <text:p>    $ git ls-files -z -- \</text:p>
            <text:p>        "*.c" "*.cc" "*.cpp" "*.cxx" "*.h" "*.hh" "*.hpp" "*.hxx" |</text:p>
            <text:p>      egrep -z -v "^Source/cmCommandArgumentLexer\." |</text:p>
            <text:p>      egrep -z -v "^Source/cmCommandArgumentParser(\.y|\.cxx|Tokens\.h)" |</text:p>
            <text:p>      egrep -z -v "^Source/cmDependsJavaLexer\." |</text:p>
            <text:p>      egrep -z -v "^Source/cmDependsJavaParser(\.y|\.cxx|Tokens\.h)" |</text:p>
            <text:p>      egrep -z -v "^Source/cmExprLexer\." |</text:p>
            <text:p>      egrep -z -v "^Source/cmExprParser(\.y|\.cxx|Tokens\.h)" |</text:p>
            <text:p>      egrep -z -v "^Source/cmFortranLexer\." |</text:p>
            <text:p>      egrep -z -v "^Source/cmFortranParser(\.y|\.cxx|Tokens\.h)" |</text:p>
            <text:p>      egrep -z -v "^Source/cmListFileLexer\." |</text:p>
            <text:p>      egrep -z -v "^Source/cm_sha2" |</text:p>
            <text:p>      egrep -z -v "^Source/(kwsys|CursesDialog/form)/" |</text:p>
            <text:p>      egrep -z -v "^Utilities/(KW|cm).*/" |</text:p>
            <text:p>      xargs -0 sed -i '/^\(\/\/---*\|\/\*---*\*\/\)$/ {d;}'</text:p>
            <text:p/>
            <text:p>This avoids modifying third-party sources and generated sourc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puteTargetDepends.cxx</text:p>
          </table:table-cell>
          <table:table-cell office:value-type="string" calcext:value-type="string">
            <text:p>second/download/CMake/CMake-old-new/Kitware_CMake_old_file_211.cpp</text:p>
          </table:table-cell>
          <table:table-cell office:value-type="string" calcext:value-type="string">
            <text:p>second/download/CMake/CMake-old-new/Kitware_CMake_new_file_211.cpp</text:p>
          </table:table-cell>
          <table:table-cell office:value-type="string" calcext:value-type="string">
            <text:p>second/download/CMake/CMake-old-new/Kitware_CMake_old_hunk_391.cpp</text:p>
          </table:table-cell>
          <table:table-cell office:value-type="string" calcext:value-type="string">
            <text:p>second/download/CMake/CMake-old-new/Kitware_CMake_new_hunk_391.cpp</text:p>
          </table:table-cell>
          <table:table-cell office:value-type="string" calcext:value-type="string">
            <text:p>  fprintf(stderr, "\n");</text:p>
            <text:p>}</text:p>
            <text:p/>
            <text:p>//----------------------------------------------------------------------------</text:p>
            <text:p>bool</text:p>
            <text:p>cmComputeTargetDepends</text:p>
            <text:p>::CheckComponents(cmComputeComponentGraph const&amp; ccg)</text:p>
            <text:p/>
          </table:table-cell>
          <table:table-cell office:value-type="string" calcext:value-type="string">
            <text:p>  fprintf(stderr, "\n");</text:p>
            <text:p>}</text:p>
            <text:p/>
            <text:p>bool</text:p>
            <text:p>cmComputeTargetDepends</text:p>
            <text:p>::CheckComponents(cmComputeComponentGraph const&amp; ccg)</text:p>
            <text:p/>
          </table:table-cell>
          <table:table-cell office:value-type="float" office:value="492" calcext:value-type="float">
            <text:p>49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string" calcext:value-type="string">
            <text:p>second/download/CMake/CMake-old-new/Kitware_CMake_old_file_212.cpp</text:p>
          </table:table-cell>
          <table:table-cell office:value-type="string" calcext:value-type="string">
            <text:p>second/download/CMake/CMake-old-new/Kitware_CMake_new_file_212.cpp</text:p>
          </table:table-cell>
          <table:table-cell office:value-type="string" calcext:value-type="string">
            <text:p>second/download/CMake/CMake-old-new/Kitware_CMake_old_hunk_392.cpp</text:p>
          </table:table-cell>
          <table:table-cell office:value-type="string" calcext:value-type="string">
            <text:p>second/download/CMake/CMake-old-new/Kitware_CMake_new_hunk_392.cpp</text:p>
          </table:table-cell>
          <table:table-cell office:value-type="string" calcext:value-type="string">
            <text:p>while (off_s &lt; size) {</text:p>
            <text:p>off_s = lseek(*fd, off_s, SEEK_DATA);</text:p>
            <text:p>if (off_s == (off_t)-1) {</text:p>
            <text:p>if (errno == ENXIO)</text:p>
            <text:p>break;/* no more hole */</text:p>
            <text:p>archive_set_error(&amp;a-&gt;archive, errno,</text:p>
            <text:p>    "lseek(SEEK_HOLE) failed");</text:p>
            <text:p>exit_sts = ARCHIVE_FAILED;</text:p>
            <text:p/>
          </table:table-cell>
          <table:table-cell office:value-type="string" calcext:value-type="string">
            <text:p>while (off_s &lt; size) {</text:p>
            <text:p>off_s = lseek(*fd, off_s, SEEK_DATA);</text:p>
            <text:p>if (off_s == (off_t)-1) {</text:p>
            <text:p>if (errno == ENXIO) {</text:p>
            <text:p>/* no more hole */</text:p>
            <text:p>if (archive_entry_sparse_count(entry) == 0) {</text:p>
            <text:p>/* Potentially a fully-sparse file. */</text:p>
            <text:p>check_fully_sparse = 1;</text:p>
            <text:p>}</text:p>
            <text:p>break;</text:p>
            <text:p>}</text:p>
            <text:p>archive_set_error(&amp;a-&gt;archive, errno,</text:p>
            <text:p>    "lseek(SEEK_HOLE) failed");</text:p>
            <text:p>exit_sts = ARCHIVE_FAILED;</text:p>
            <text:p/>
          </table:table-cell>
          <table:table-cell office:value-type="float" office:value="1191" calcext:value-type="float">
            <text:p>119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213.cpp</text:p>
          </table:table-cell>
          <table:table-cell office:value-type="string" calcext:value-type="string">
            <text:p>second/download/CMake/CMake-old-new/Kitware_CMake_new_file_213.cpp</text:p>
          </table:table-cell>
          <table:table-cell office:value-type="string" calcext:value-type="string">
            <text:p>second/download/CMake/CMake-old-new/Kitware_CMake_old_hunk_393.cpp</text:p>
          </table:table-cell>
          <table:table-cell office:value-type="string" calcext:value-type="string">
            <text:p>second/download/CMake/CMake-old-new/Kitware_CMake_new_hunk_393.cpp</text:p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vr = statvfs(tree_current_access_path(t), &amp;svfs);</text:p>
            <text:p>r = statfs(tree_current_access_path(t), &amp;sfs);</text:p>
            <text:p>if (r == 0)</text:p>
            <text:p>xr = get_xfer_size(t, -1, tree_current_access_path(t));</text:p>
            <text:p>#endif</text:p>
            <text:p>} else {</text:p>
            <text:p>#ifdef HAVE_FSTATFS</text:p>
            <text:p>vr = fstatvfs(tree_current_dir_fd(t), &amp;svfs);</text:p>
            <text:p>r = fstatfs(tree_current_dir_fd(t), &amp;sfs);</text:p>
            <text:p>if (r == 0)</text:p>
            <text:p>xr = get_xfer_size(t, tree_current_dir_fd(t), NULL);</text:p>
            <text:p/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#if defined(HAVE_STATVFS)</text:p>
            <text:p>vr = statvfs(tree_current_access_path(t), &amp;svfs);</text:p>
            <text:p>#endif</text:p>
            <text:p>r = statfs(tree_current_access_path(t), &amp;sfs);</text:p>
            <text:p>if (r == 0)</text:p>
            <text:p>xr = get_xfer_size(t, -1, tree_current_access_path(t));</text:p>
            <text:p>#endif</text:p>
            <text:p>} else {</text:p>
            <text:p>#ifdef HAVE_FSTATFS</text:p>
            <text:p>#if defined(HAVE_FSTATVFS)</text:p>
            <text:p>vr = fstatvfs(tree_current_dir_fd(t), &amp;svfs);</text:p>
            <text:p>#endif</text:p>
            <text:p>r = fstatfs(tree_current_dir_fd(t), &amp;sfs);</text:p>
            <text:p>if (r == 0)</text:p>
            <text:p>xr = get_xfer_size(t, tree_current_dir_fd(t), NULL);</text:p>
            <text:p/>
          </table:table-cell>
          <table:table-cell office:value-type="float" office:value="1708" calcext:value-type="float">
            <text:p>1708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disk_posix.c</text:p>
          </table:table-cell>
          <table:table-cell office:value-type="string" calcext:value-type="string">
            <text:p>second/download/CMake/CMake-old-new/Kitware_CMake_old_file_213.cpp</text:p>
          </table:table-cell>
          <table:table-cell office:value-type="string" calcext:value-type="string">
            <text:p>second/download/CMake/CMake-old-new/Kitware_CMake_new_file_213.cpp</text:p>
          </table:table-cell>
          <table:table-cell office:value-type="string" calcext:value-type="string">
            <text:p>second/download/CMake/CMake-old-new/Kitware_CMake_old_hunk_394.cpp</text:p>
          </table:table-cell>
          <table:table-cell office:value-type="string" calcext:value-type="string">
            <text:p>second/download/CMake/CMake-old-new/Kitware_CMake_new_hunk_394.cpp</text:p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vr = statvfs(".", &amp;svfs);</text:p>
            <text:p>r = statfs(".", &amp;sfs);</text:p>
            <text:p>if (r == 0)</text:p>
            <text:p>xr = get_xfer_size(t, -1, ".");</text:p>
            <text:p/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#if defined(HAVE_STATVFS)</text:p>
            <text:p>vr = statvfs(".", &amp;svfs);</text:p>
            <text:p>#endif</text:p>
            <text:p>r = statfs(".", &amp;sfs);</text:p>
            <text:p>if (r == 0)</text:p>
            <text:p>xr = get_xfer_size(t, -1, ".");</text:p>
            <text:p/>
          </table:table-cell>
          <table:table-cell office:value-type="float" office:value="1724" calcext:value-type="float">
            <text:p>1724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214.cpp</text:p>
          </table:table-cell>
          <table:table-cell office:value-type="string" calcext:value-type="string">
            <text:p>second/download/CMake/CMake-old-new/Kitware_CMake_new_file_214.cpp</text:p>
          </table:table-cell>
          <table:table-cell office:value-type="string" calcext:value-type="string">
            <text:p>second/download/CMake/CMake-old-new/Kitware_CMake_old_hunk_395.cpp</text:p>
          </table:table-cell>
          <table:table-cell office:value-type="string" calcext:value-type="string">
            <text:p>second/download/CMake/CMake-old-new/Kitware_CMake_new_hunk_395.cpp</text:p>
          </table:table-cell>
          <table:table-cell office:value-type="string" calcext:value-type="string">
            <text:p>struct mtree_entry *entry;</text:p>
            <text:p>struct mtree_option *iter;</text:p>
            <text:p>const char *next, *eq, *name, *end;</text:p>
            <text:p>size_t len;</text:p>
            <text:p>int r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string" calcext:value-type="string">
            <text:p>struct mtree_entry *entry;</text:p>
            <text:p>struct mtree_option *iter;</text:p>
            <text:p>const char *next, *eq, *name, *end;</text:p>
            <text:p>size_t name_len, len;</text:p>
            <text:p>int r, i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float" office:value="852" calcext:value-type="float">
            <text:p>85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61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214.cpp</text:p>
          </table:table-cell>
          <table:table-cell office:value-type="string" calcext:value-type="string">
            <text:p>second/download/CMake/CMake-old-new/Kitware_CMake_new_file_214.cpp</text:p>
          </table:table-cell>
          <table:table-cell office:value-type="string" calcext:value-type="string">
            <text:p>second/download/CMake/CMake-old-new/Kitware_CMake_old_hunk_396.cpp</text:p>
          </table:table-cell>
          <table:table-cell office:value-type="string" calcext:value-type="string">
            <text:p>second/download/CMake/CMake-old-new/Kitware_CMake_new_hunk_396.cpp</text:p>
          </table:table-cell>
          <table:table-cell office:value-type="string" calcext:value-type="string">
            <text:p>*last_entry = entry;</text:p>
            <text:p/>
            <text:p>if (is_form_d) {</text:p>
            <text:p>/*</text:p>
            <text:p> * This form places the file name as last parameter.</text:p>
            <text:p> */</text:p>
            <text:p>name = line  line_len -1;</text:p>
            <text:p>while (line_len &gt; 0) {</text:p>
            <text:p>if (*name != '\r' &amp;&amp; *name != '\n' &amp;&amp;</text:p>
            <text:p>    *name != '\t' &amp;&amp; *name != ' ')</text:p>
            <text:p>break;</text:p>
            <text:p>name--;</text:p>
            <text:p>line_len--;</text:p>
            <text:p>}</text:p>
            <text:p>len = 0;</text:p>
            <text:p>while (line_len &gt; 0) {</text:p>
            <text:p>if (*name == '\r' || *name == '\n' ||</text:p>
            <text:p>    *name == '\t' || *name == ' ') {</text:p>
            <text:p>name�;</text:p>
            <text:p>break;</text:p>
            <text:p>}</text:p>
            <text:p>name--;</text:p>
            <text:p>line_len--;</text:p>
            <text:p>len�;</text:p>
            <text:p>}</text:p>
            <text:p>end = name;</text:p>
            <text:p>} else {</text:p>
            <text:p>len = strcspn(line, " \t\r\n");</text:p>
            <text:p>name = line;</text:p>
            <text:p>line = len;</text:p>
            <text:p>end = line  line_len;</text:p>
            <text:p>}</text:p>
            <text:p/>
            <text:p>if ((entry-&gt;name = malloc(len  1)) == NULL) {</text:p>
            <text:p>archive_set_error(&amp;a-&gt;archive, errno, "Can't allocate memory");</text:p>
            <text:p>return (ARCHIVE_FATAL);</text:p>
            <text:p>}</text:p>
            <text:p/>
            <text:p>memcpy(entry-&gt;name, name, len);</text:p>
            <text:p>entry-&gt;name[len] = '\0';</text:p>
            <text:p>parse_escapes(entry-&gt;name, entry);</text:p>
            <text:p/>
            <text:p>for (iter = *global; iter != NULL; iter = iter-&gt;next) {</text:p>
            <text:p/>
          </table:table-cell>
          <table:table-cell office:value-type="string" calcext:value-type="string">
            <text:p>*last_entry = entry;</text:p>
            <text:p/>
            <text:p>if (is_form_d) {</text:p>
            <text:p>/* Filename is last item on line. */</text:p>
            <text:p>/* Adjust line_len to trim trailing whitespace */</text:p>
            <text:p>while (line_len &gt; 0) {</text:p>
            <text:p>char last_character = line[line_len - 1];</text:p>
            <text:p>if (last_character == '\r'</text:p>
            <text:p>    || last_character == '\n'</text:p>
            <text:p>    || last_character == '\t'</text:p>
            <text:p>    || last_character == ' ') {</text:p>
            <text:p>line_len--;</text:p>
            <text:p>} else {</text:p>
            <text:p>break;</text:p>
            <text:p>}</text:p>
            <text:p>}</text:p>
            <text:p>/* Name starts after the last whitespace separator */</text:p>
            <text:p>name = line;</text:p>
            <text:p>for (i = 0; i &lt; line_len; i�) {</text:p>
            <text:p>if (line[i] == '\r'</text:p>
            <text:p>    || line[i] == '\n'</text:p>
            <text:p>    || line[i] == '\t'</text:p>
            <text:p>    || line[i] == ' ') {</text:p>
            <text:p>name = line  i  1;</text:p>
            <text:p>}</text:p>
            <text:p>}</text:p>
            <text:p>name_len = line  line_len - name;</text:p>
            <text:p>end = name;</text:p>
            <text:p>} else {</text:p>
            <text:p>/* Filename is first item on line */</text:p>
            <text:p>name_len = strcspn(line, " \t\r\n");</text:p>
            <text:p>name = line;</text:p>
            <text:p>line = name_len;</text:p>
            <text:p>end = line  line_len;</text:p>
            <text:p>}</text:p>
            <text:p>/* name/name_len is the name within the line. */</text:p>
            <text:p>/* line..end brackets the entire line except the name */</text:p>
            <text:p/>
            <text:p>if ((entry-&gt;name = malloc(name_len  1)) == NULL) {</text:p>
            <text:p>archive_set_error(&amp;a-&gt;archive, errno, "Can't allocate memory");</text:p>
            <text:p>return (ARCHIVE_FATAL);</text:p>
            <text:p>}</text:p>
            <text:p/>
            <text:p>memcpy(entry-&gt;name, name, name_len);</text:p>
            <text:p>entry-&gt;name[name_len] = '\0';</text:p>
            <text:p>parse_escapes(entry-&gt;name, entry);</text:p>
            <text:p/>
            <text:p>for (iter = *global; iter != NULL; iter = iter-&gt;next) {</text:p>
            <text:p/>
          </table:table-cell>
          <table:table-cell office:value-type="float" office:value="873" calcext:value-type="float">
            <text:p>87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string" calcext:value-type="string">
            <text:p>second/download/CMake/CMake-old-new/Kitware_CMake_old_file_215.cpp</text:p>
          </table:table-cell>
          <table:table-cell office:value-type="string" calcext:value-type="string">
            <text:p>second/download/CMake/CMake-old-new/Kitware_CMake_new_file_215.cpp</text:p>
          </table:table-cell>
          <table:table-cell office:value-type="string" calcext:value-type="string">
            <text:p>second/download/CMake/CMake-old-new/Kitware_CMake_old_hunk_397.cpp</text:p>
          </table:table-cell>
          <table:table-cell office:value-type="string" calcext:value-type="string">
            <text:p>second/download/CMake/CMake-old-new/Kitware_CMake_new_hunk_397.cpp</text:p>
          </table:table-cell>
          <table:table-cell office:value-type="string" calcext:value-type="string">
            <text:p>{</text:p>
            <text:p>struct unknown_tag *tag;</text:p>
            <text:p/>
            <text:p>#if DEBUG</text:p>
            <text:p>fprintf(stderr, "unknowntag_start:%s\n", name);</text:p>
            <text:p>#endif</text:p>
            <text:p>tag = malloc(sizeof(*tag));</text:p>
            <text:p>if (tag == NULL) {</text:p>
            <text:p>archive_set_error(&amp;a-&gt;archive, ENOMEM, "Out of memory");</text:p>
            <text:p/>
          </table:table-cell>
          <table:table-cell office:value-type="string" calcext:value-type="string">
            <text:p>{</text:p>
            <text:p>struct unknown_tag *tag;</text:p>
            <text:p/>
            <text:p>tag = malloc(sizeof(*tag));</text:p>
            <text:p>if (tag == NULL) {</text:p>
            <text:p>archive_set_error(&amp;a-&gt;archive, ENOMEM, "Out of memory");</text:p>
            <text:p/>
          </table:table-cell>
          <table:table-cell table:number-columns-repeated="2" office:value-type="float" office:value="1939" calcext:value-type="float">
            <text:p>1939</text:p>
          </table:table-cell>
          <table:table-cell office:value-type="string" calcext:value-type="string">
            <text:p>[4, 8]</text:p>
          </table:table-cell>
          <table:table-cell office:value-type="string" calcext:value-type="string">
            <text:p>[]</text:p>
          </table:table-cell>
        </table:table-row>
        <table:table-row table:style-name="ro45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string" calcext:value-type="string">
            <text:p>second/download/CMake/CMake-old-new/Kitware_CMake_old_file_215.cpp</text:p>
          </table:table-cell>
          <table:table-cell office:value-type="string" calcext:value-type="string">
            <text:p>second/download/CMake/CMake-old-new/Kitware_CMake_new_file_215.cpp</text:p>
          </table:table-cell>
          <table:table-cell office:value-type="string" calcext:value-type="string">
            <text:p>second/download/CMake/CMake-old-new/Kitware_CMake_old_hunk_398.cpp</text:p>
          </table:table-cell>
          <table:table-cell office:value-type="string" calcext:value-type="string">
            <text:p>second/download/CMake/CMake-old-new/Kitware_CMake_new_hunk_398.cpp</text:p>
          </table:table-cell>
          <table:table-cell office:value-type="string" calcext:value-type="string">
            <text:p>{</text:p>
            <text:p>struct unknown_tag *tag;</text:p>
            <text:p/>
            <text:p>#if DEBUG</text:p>
            <text:p>fprintf(stderr, "unknowntag_end:%s\n", name);</text:p>
            <text:p>#endif</text:p>
            <text:p>tag = xar-&gt;unknowntags;</text:p>
            <text:p>if (tag == NULL || name == NULL)</text:p>
            <text:p>return;</text:p>
            <text:p>if (strcmp(tag-&gt;name.s, name) == 0) {</text:p>
            <text:p>xar-&gt;unknowntags = tag-&gt;next;</text:p>
            <text:p>archive_string_free(&amp;(tag-&gt;name));</text:p>
            <text:p>free(tag);</text:p>
            <text:p>if (xar-&gt;unknowntags == NULL)</text:p>
            <text:p>xar-&gt;xmlsts = xar-&gt;xmlsts_unknown;</text:p>
            <text:p>}</text:p>
            <text:p>}</text:p>
            <text:p/>
            <text:p/>
          </table:table-cell>
          <table:table-cell office:value-type="string" calcext:value-type="string">
            <text:p>{</text:p>
            <text:p>struct unknown_tag *tag;</text:p>
            <text:p/>
            <text:p>tag = xar-&gt;unknowntags;</text:p>
            <text:p>if (tag == NULL || name == NULL)</text:p>
            <text:p>return;</text:p>
            <text:p>if (strcmp(tag-&gt;name.s, name) == 0) {</text:p>
            <text:p>xar-&gt;unknowntags = tag-&gt;next;</text:p>
            <text:p>archive_string_free(&amp;(tag-&gt;name));</text:p>
            <text:p>free(tag);</text:p>
            <text:p>if (xar-&gt;unknowntags == NULL) {</text:p>
            <text:p>#if DEBUG</text:p>
            <text:p>fprintf(stderr, "UNKNOWNTAG_END:%s\n", name);</text:p>
            <text:p>#endif</text:p>
            <text:p>xar-&gt;xmlsts = xar-&gt;xmlsts_unknown;</text:p>
            <text:p>}</text:p>
            <text:p>}</text:p>
            <text:p>}</text:p>
            <text:p/>
            <text:p/>
          </table:table-cell>
          <table:table-cell table:number-columns-repeated="2" office:value-type="float" office:value="1963" calcext:value-type="float">
            <text:p>1963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399.cpp</text:p>
          </table:table-cell>
          <table:table-cell office:value-type="string" calcext:value-type="string">
            <text:p>second/download/CMake/CMake-old-new/Kitware_CMake_new_hunk_399.cpp</text:p>
          </table:table-cell>
          <table:table-cell office:value-type="string" calcext:value-type="string">
            <text:p>unsigned short datasize = archive_le16dec(p  offset  2);</text:p>
            <text:p/>
            <text:p>offset = 4;</text:p>
            <text:p>if (offset  datasize &gt; extra_length)</text:p>
            <text:p>break;</text:p>
            <text:p>#ifdef DEBUG</text:p>
            <text:p>fprintf(stderr, "Header id 0x%04x, length %d\n",</text:p>
            <text:p>    headerid, datasize);</text:p>
            <text:p/>
          </table:table-cell>
          <table:table-cell office:value-type="string" calcext:value-type="string">
            <text:p>unsigned short datasize = archive_le16dec(p  offset  2);</text:p>
            <text:p/>
            <text:p>offset = 4;</text:p>
            <text:p>if (offset  datasize &gt; extra_length) {</text:p>
            <text:p>break;</text:p>
            <text:p>}</text:p>
            <text:p>#ifdef DEBUG</text:p>
            <text:p>fprintf(stderr, "Header id 0x%04x, length %d\n",</text:p>
            <text:p>    headerid, datasize);</text:p>
            <text:p/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34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add_filter_lz4.c</text:p>
          </table:table-cell>
          <table:table-cell office:value-type="string" calcext:value-type="string">
            <text:p>second/download/CMake/CMake-old-new/Kitware_CMake_old_file_217.cpp</text:p>
          </table:table-cell>
          <table:table-cell office:value-type="string" calcext:value-type="string">
            <text:p>second/download/CMake/CMake-old-new/Kitware_CMake_new_file_217.cpp</text:p>
          </table:table-cell>
          <table:table-cell office:value-type="string" calcext:value-type="string">
            <text:p>second/download/CMake/CMake-old-new/Kitware_CMake_old_hunk_401.cpp</text:p>
          </table:table-cell>
          <table:table-cell office:value-type="string" calcext:value-type="string">
            <text:p>second/download/CMake/CMake-old-new/Kitware_CMake_new_hunk_401.cpp</text:p>
          </table:table-cell>
          <table:table-cell office:value-type="string" calcext:value-type="string">
            <text:p> * We don't have lz4 library, and execute external lz4 program</text:p>
            <text:p> * instead.</text:p>
            <text:p> */</text:p>
            <text:p>data-&gt;pdata = __archive_write_program_allocate();</text:p>
            <text:p>if (data-&gt;pdata == NULL) {</text:p>
            <text:p>free(data);</text:p>
            <text:p>archive_set_error(&amp;a-&gt;archive, ENOMEM, "Out of memory");</text:p>
            <text:p/>
          </table:table-cell>
          <table:table-cell office:value-type="string" calcext:value-type="string">
            <text:p> * We don't have lz4 library, and execute external lz4 program</text:p>
            <text:p> * instead.</text:p>
            <text:p> */</text:p>
            <text:p>data-&gt;pdata = __archive_write_program_allocate("lz4");</text:p>
            <text:p>if (data-&gt;pdata == NULL) {</text:p>
            <text:p>free(data);</text:p>
            <text:p>archive_set_error(&amp;a-&gt;archive, ENOMEM, "Out of memory");</text:p>
            <text:p/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62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add_filter_lz4.c</text:p>
          </table:table-cell>
          <table:table-cell office:value-type="string" calcext:value-type="string">
            <text:p>second/download/CMake/CMake-old-new/Kitware_CMake_old_file_217.cpp</text:p>
          </table:table-cell>
          <table:table-cell office:value-type="string" calcext:value-type="string">
            <text:p>second/download/CMake/CMake-old-new/Kitware_CMake_new_file_217.cpp</text:p>
          </table:table-cell>
          <table:table-cell office:value-type="string" calcext:value-type="string">
            <text:p>second/download/CMake/CMake-old-new/Kitware_CMake_old_hunk_402.cpp</text:p>
          </table:table-cell>
          <table:table-cell office:value-type="string" calcext:value-type="string">
            <text:p>second/download/CMake/CMake-old-new/Kitware_CMake_new_hunk_402.cpp</text:p>
          </table:table-cell>
          <table:table-cell office:value-type="string" calcext:value-type="string">
            <text:p>struct private_data *data = (struct private_data *)f-&gt;data;</text:p>
            <text:p>int outsize;</text:p>
            <text:p/>
            <text:p>if (data-&gt;compression_level &lt; 3) {</text:p>
            <text:p>if (data-&gt;lz4_stream == NULL) {</text:p>
            <text:p>data-&gt;lz4_stream = LZ4_createStream();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outsize = LZ4_compress_limitedOutput_continue(</text:p>
            <text:p>    data-&gt;lz4_stream, p, data-&gt;out  4, (int)length,</text:p>
            <text:p>    (int)data-&gt;block_size);</text:p>
            <text:p>} else {</text:p>
            <text:p>if (data-&gt;lz4_stream == NULL) {</text:p>
            <text:p>data-&gt;lz4_stream =</text:p>
            <text:p>    LZ4_createHC(data-&gt;in_buffer_allocated);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outsize = LZ4_compressHC2_limitedOutput_continue(</text:p>
            <text:p>    data-&gt;lz4_stream, p, data-&gt;out  4, (int)length,</text:p>
            <text:p>    (int)data-&gt;block_size, data-&gt;compression_level);</text:p>
            <text:p>}</text:p>
            <text:p/>
            <text:p>if (outsize) {</text:p>
            <text:p/>
          </table:table-cell>
          <table:table-cell office:value-type="string" calcext:value-type="string">
            <text:p>struct private_data *data = (struct private_data *)f-&gt;data;</text:p>
            <text:p>int outsize;</text:p>
            <text:p/>
            <text:p>#define DICT_SIZE(64 * 1024)</text:p>
            <text:p>#ifdef HAVE_LZ4HC_H</text:p>
            <text:p>if (data-&gt;compression_level &gt;= 3) {</text:p>
            <text:p>if (data-&gt;lz4_stream == NULL) {</text:p>
            <text:p>#if LZ4_VERSION_MAJOR &gt;= 1 &amp;&amp; LZ4_VERSION_MINOR &gt;= 7</text:p>
            <text:p>data-&gt;lz4_stream = LZ4_createStreamHC();</text:p>
            <text:p>LZ4_resetStreamHC(data-&gt;lz4_stream, data-&gt;compression_level);</text:p>
            <text:p>#else</text:p>
            <text:p>data-&gt;lz4_stream =</text:p>
            <text:p>    LZ4_createHC(data-&gt;in_buffer_allocated);</text:p>
            <text:p>#endif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else</text:p>
            <text:p>LZ4_loadDictHC(data-&gt;lz4_stream, data-&gt;in_buffer_allocated, DICT_SIZE);</text:p>
            <text:p/>
            <text:p>#if LZ4_VERSION_MAJOR &gt;= 1 &amp;&amp; LZ4_VERSION_MINOR &gt;= 7</text:p>
            <text:p>outsize = LZ4_compress_HC_continue(</text:p>
            <text:p>    data-&gt;lz4_stream, p, data-&gt;out  4, (int)length,</text:p>
            <text:p>    (int)data-&gt;block_size);</text:p>
            <text:p>#else</text:p>
            <text:p>outsize = LZ4_compressHC2_limitedOutput_continue(</text:p>
            <text:p>    data-&gt;lz4_stream, p, data-&gt;out  4, (int)length,</text:p>
            <text:p>    (int)data-&gt;block_size, data-&gt;compression_level);</text:p>
            <text:p>#endif</text:p>
            <text:p>} else</text:p>
            <text:p>#endif</text:p>
            <text:p>{</text:p>
            <text:p>if (data-&gt;lz4_stream == NULL) {</text:p>
            <text:p>data-&gt;lz4_stream = LZ4_createStream();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else</text:p>
            <text:p>LZ4_loadDict(data-&gt;lz4_stream, data-&gt;in_buffer_allocated, DICT_SIZE);</text:p>
            <text:p/>
            <text:p>#if LZ4_VERSION_MAJOR &gt;= 1 &amp;&amp; LZ4_VERSION_MINOR &gt;= 7</text:p>
            <text:p>outsize = LZ4_compress_fast_continue(</text:p>
            <text:p>    data-&gt;lz4_stream, p, data-&gt;out  4, (int)length,</text:p>
            <text:p>    (int)data-&gt;block_size, 1);</text:p>
            <text:p>#else</text:p>
            <text:p>outsize = LZ4_compress_limitedOutput_continue(</text:p>
            <text:p>    data-&gt;lz4_stream, p, data-&gt;out  4, (int)length,</text:p>
            <text:p>    (int)data-&gt;block_size);</text:p>
            <text:p>#endif</text:p>
            <text:p>}</text:p>
            <text:p/>
            <text:p>if (outsize) {</text:p>
            <text:p/>
          </table:table-cell>
          <table:table-cell office:value-type="float" office:value="518" calcext:value-type="float">
            <text:p>51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[7, 2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add_filter_program.c</text:p>
          </table:table-cell>
          <table:table-cell office:value-type="string" calcext:value-type="string">
            <text:p>second/download/CMake/CMake-old-new/Kitware_CMake_old_file_218.cpp</text:p>
          </table:table-cell>
          <table:table-cell office:value-type="string" calcext:value-type="string">
            <text:p>second/download/CMake/CMake-old-new/Kitware_CMake_new_file_218.cpp</text:p>
          </table:table-cell>
          <table:table-cell office:value-type="string" calcext:value-type="string">
            <text:p>second/download/CMake/CMake-old-new/Kitware_CMake_old_hunk_403.cpp</text:p>
          </table:table-cell>
          <table:table-cell office:value-type="string" calcext:value-type="string">
            <text:p>second/download/CMake/CMake-old-new/Kitware_CMake_new_hunk_403.cpp</text:p>
          </table:table-cell>
          <table:table-cell office:value-type="string" calcext:value-type="string">
            <text:p>    &amp;data-&gt;child_stdout);</text:p>
            <text:p>if (child == -1) {</text:p>
            <text:p>archive_set_error(f-&gt;archive, EINVAL,</text:p>
            <text:p>    "Can't initialise filter");</text:p>
            <text:p>return (ARCHIVE_FATAL);</text:p>
            <text:p>}</text:p>
            <text:p>#if defined(_WIN32) &amp;&amp; !defined(__CYGWIN__)</text:p>
            <text:p/>
          </table:table-cell>
          <table:table-cell office:value-type="string" calcext:value-type="string">
            <text:p>    &amp;data-&gt;child_stdout);</text:p>
            <text:p>if (child == -1) {</text:p>
            <text:p>archive_set_error(f-&gt;archive, EINVAL,</text:p>
            <text:p>    "Can't launch external program: %s", cmd);</text:p>
            <text:p>return (ARCHIVE_FATAL);</text:p>
            <text:p>}</text:p>
            <text:p>#if defined(_WIN32) &amp;&amp; !defined(__CYGWIN__)</text:p>
            <text:p/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add_filter_program.c</text:p>
          </table:table-cell>
          <table:table-cell office:value-type="string" calcext:value-type="string">
            <text:p>second/download/CMake/CMake-old-new/Kitware_CMake_old_file_218.cpp</text:p>
          </table:table-cell>
          <table:table-cell office:value-type="string" calcext:value-type="string">
            <text:p>second/download/CMake/CMake-old-new/Kitware_CMake_new_file_218.cpp</text:p>
          </table:table-cell>
          <table:table-cell office:value-type="string" calcext:value-type="string">
            <text:p>second/download/CMake/CMake-old-new/Kitware_CMake_old_hunk_404.cpp</text:p>
          </table:table-cell>
          <table:table-cell office:value-type="string" calcext:value-type="string">
            <text:p>second/download/CMake/CMake-old-new/Kitware_CMake_new_hunk_404.cpp</text:p>
          </table:table-cell>
          <table:table-cell office:value-type="string" calcext:value-type="string">
            <text:p>close(data-&gt;child_stdout);</text:p>
            <text:p>data-&gt;child_stdout = -1;</text:p>
            <text:p>archive_set_error(f-&gt;archive, EINVAL,</text:p>
            <text:p>    "Can't initialise filter");</text:p>
            <text:p>return (ARCHIVE_FATAL);</text:p>
            <text:p>}</text:p>
            <text:p>#else</text:p>
            <text:p/>
          </table:table-cell>
          <table:table-cell office:value-type="string" calcext:value-type="string">
            <text:p>close(data-&gt;child_stdout);</text:p>
            <text:p>data-&gt;child_stdout = -1;</text:p>
            <text:p>archive_set_error(f-&gt;archive, EINVAL,</text:p>
            <text:p>    "Can't launch external program: %s", cmd);</text:p>
            <text:p>return (ARCHIVE_FATAL);</text:p>
            <text:p>}</text:p>
            <text:p>#else</text:p>
            <text:p/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add_filter_program.c</text:p>
          </table:table-cell>
          <table:table-cell office:value-type="string" calcext:value-type="string">
            <text:p>second/download/CMake/CMake-old-new/Kitware_CMake_old_file_218.cpp</text:p>
          </table:table-cell>
          <table:table-cell office:value-type="string" calcext:value-type="string">
            <text:p>second/download/CMake/CMake-old-new/Kitware_CMake_new_file_218.cpp</text:p>
          </table:table-cell>
          <table:table-cell office:value-type="string" calcext:value-type="string">
            <text:p>second/download/CMake/CMake-old-new/Kitware_CMake_old_hunk_405.cpp</text:p>
          </table:table-cell>
          <table:table-cell office:value-type="string" calcext:value-type="string">
            <text:p>second/download/CMake/CMake-old-new/Kitware_CMake_new_hunk_405.cpp</text:p>
          </table:table-cell>
          <table:table-cell office:value-type="string" calcext:value-type="string">
            <text:p>ret = child_write(f, data, buf, length);</text:p>
            <text:p>if (ret == -1 || ret == 0) {</text:p>
            <text:p>archive_set_error(f-&gt;archive, EIO,</text:p>
            <text:p>    "Can't write to filter");</text:p>
            <text:p>return (ARCHIVE_FATAL);</text:p>
            <text:p>}</text:p>
            <text:p>length -= ret;</text:p>
            <text:p/>
          </table:table-cell>
          <table:table-cell office:value-type="string" calcext:value-type="string">
            <text:p>ret = child_write(f, data, buf, length);</text:p>
            <text:p>if (ret == -1 || ret == 0) {</text:p>
            <text:p>archive_set_error(f-&gt;archive, EIO,</text:p>
            <text:p>    "Can't write to program: %s", data-&gt;program_name);</text:p>
            <text:p>return (ARCHIVE_FATAL);</text:p>
            <text:p>}</text:p>
            <text:p>length -= ret;</text:p>
            <text:p/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add_filter_program.c</text:p>
          </table:table-cell>
          <table:table-cell office:value-type="string" calcext:value-type="string">
            <text:p>second/download/CMake/CMake-old-new/Kitware_CMake_old_file_218.cpp</text:p>
          </table:table-cell>
          <table:table-cell office:value-type="string" calcext:value-type="string">
            <text:p>second/download/CMake/CMake-old-new/Kitware_CMake_new_file_218.cpp</text:p>
          </table:table-cell>
          <table:table-cell office:value-type="string" calcext:value-type="string">
            <text:p>second/download/CMake/CMake-old-new/Kitware_CMake_old_hunk_406.cpp</text:p>
          </table:table-cell>
          <table:table-cell office:value-type="string" calcext:value-type="string">
            <text:p>second/download/CMake/CMake-old-new/Kitware_CMake_new_hunk_406.cpp</text:p>
          </table:table-cell>
          <table:table-cell office:value-type="string" calcext:value-type="string">
            <text:p/>
            <text:p>if (bytes_read == -1) {</text:p>
            <text:p>archive_set_error(f-&gt;archive, errno,</text:p>
            <text:p>    "Read from filter failed unexpectedly.");</text:p>
            <text:p>ret = ARCHIVE_FATAL;</text:p>
            <text:p>goto cleanup;</text:p>
            <text:p>}</text:p>
            <text:p/>
          </table:table-cell>
          <table:table-cell office:value-type="string" calcext:value-type="string">
            <text:p/>
            <text:p>if (bytes_read == -1) {</text:p>
            <text:p>archive_set_error(f-&gt;archive, errno,</text:p>
            <text:p>    "Error reading from program: %s", data-&gt;program_name);</text:p>
            <text:p>ret = ARCHIVE_FATAL;</text:p>
            <text:p>goto cleanup;</text:p>
            <text:p>}</text:p>
            <text:p/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zip.c</text:p>
          </table:table-cell>
          <table:table-cell office:value-type="string" calcext:value-type="string">
            <text:p>second/download/CMake/CMake-old-new/Kitware_CMake_old_file_219.cpp</text:p>
          </table:table-cell>
          <table:table-cell office:value-type="string" calcext:value-type="string">
            <text:p>second/download/CMake/CMake-old-new/Kitware_CMake_new_file_219.cpp</text:p>
          </table:table-cell>
          <table:table-cell office:value-type="string" calcext:value-type="string">
            <text:p>second/download/CMake/CMake-old-new/Kitware_CMake_old_hunk_407.cpp</text:p>
          </table:table-cell>
          <table:table-cell office:value-type="string" calcext:value-type="string">
            <text:p>second/download/CMake/CMake-old-new/Kitware_CMake_new_hunk_407.cpp</text:p>
          </table:table-cell>
          <table:table-cell office:value-type="string" calcext:value-type="string">
            <text:p>if (zip-&gt;flags &amp; ZIP_FLAG_AVOID_ZIP64) {</text:p>
            <text:p>/* Reject entries over 4GB. */</text:p>
            <text:p>if (archive_entry_size_is_set(entry)</text:p>
            <text:p>    &amp;&amp; (archive_entry_size(entry) &gt;</text:p>
            <text:p>ARCHIVE_LITERAL_LL(0xffffffff))) {</text:p>
            <text:p>archive_set_error(&amp;a-&gt;archive, ARCHIVE_ERRNO_MISC,</text:p>
            <text:p>    "Files &gt; 4GB require Zip64 extensions");</text:p>
            <text:p>return ARCHIVE_FAILED;</text:p>
            <text:p>}</text:p>
            <text:p>/* Reject entries if archive is &gt; 4GB. */</text:p>
            <text:p>if (zip-&gt;written_bytes &gt; ARCHIVE_LITERAL_LL(0xffffffff)) {</text:p>
            <text:p>archive_set_error(&amp;a-&gt;archive, ARCHIVE_ERRNO_MISC,</text:p>
            <text:p>    "Archives &gt; 4GB require Zip64 extensions");</text:p>
            <text:p>return ARCHIVE_FAILED;</text:p>
            <text:p/>
          </table:table-cell>
          <table:table-cell office:value-type="string" calcext:value-type="string">
            <text:p>if (zip-&gt;flags &amp; ZIP_FLAG_AVOID_ZIP64) {</text:p>
            <text:p>/* Reject entries over 4GB. */</text:p>
            <text:p>if (archive_entry_size_is_set(entry)</text:p>
            <text:p>    &amp;&amp; (archive_entry_size(entry) &gt; ZIP_4GB_MAX)) {</text:p>
            <text:p>archive_set_error(&amp;a-&gt;archive, ARCHIVE_ERRNO_MISC,</text:p>
            <text:p>    "Files &gt; 4GB require Zip64 extensions");</text:p>
            <text:p>return ARCHIVE_FAILED;</text:p>
            <text:p>}</text:p>
            <text:p>/* Reject entries if archive is &gt; 4GB. */</text:p>
            <text:p>if (zip-&gt;written_bytes &gt; ZIP_4GB_MAX) {</text:p>
            <text:p>archive_set_error(&amp;a-&gt;archive, ARCHIVE_ERRNO_MISC,</text:p>
            <text:p>    "Archives &gt; 4GB require Zip64 extensions");</text:p>
            <text:p>return ARCHIVE_FAILED;</text:p>
            <text:p/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[5, 11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.h</text:p>
          </table:table-cell>
          <table:table-cell office:value-type="string" calcext:value-type="string">
            <text:p>second/download/CMake/CMake-old-new/Kitware_CMake_old_file_220.cpp</text:p>
          </table:table-cell>
          <table:table-cell office:value-type="string" calcext:value-type="string">
            <text:p>second/download/CMake/CMake-old-new/Kitware_CMake_new_file_220.cpp</text:p>
          </table:table-cell>
          <table:table-cell office:value-type="string" calcext:value-type="string">
            <text:p>second/download/CMake/CMake-old-new/Kitware_CMake_old_hunk_408.cpp</text:p>
          </table:table-cell>
          <table:table-cell office:value-type="string" calcext:value-type="string">
            <text:p>second/download/CMake/CMake-old-new/Kitware_CMake_new_hunk_408.cpp</text:p>
          </table:table-cell>
          <table:table-cell office:value-type="string" calcext:value-type="string">
            <text:p> * header and library are very different, you should expect some</text:p>
            <text:p> * strangeness.  Don't do that.</text:p>
            <text:p> */</text:p>
            <text:p/>
            <text:p>/*</text:p>
            <text:p> * The version number is expressed as a single integer that makes it</text:p>
            <text:p> * easy to compare versions at build time: for version a.b.c, the</text:p>
            <text:p> * version number is printf("%d%03d%03d",a,b,c).  For example, if you</text:p>
            <text:p> * know your application requires version 2.12.108 or later, you can</text:p>
            <text:p> * assert that ARCHIVE_VERSION_NUMBER &gt;= 2012108.</text:p>
            <text:p> */</text:p>
            <text:p>/* Note: Compiler will complain if this does not match archive_entry.h! */</text:p>
            <text:p>#defineARCHIVE_VERSION_NUMBER 3001002</text:p>
            <text:p>__LA_DECL intarchive_version_number(void);</text:p>
            <text:p/>
            <text:p>/*</text:p>
            <text:p> * Textual name/version of the library, useful for version displays.</text:p>
            <text:p> */</text:p>
            <text:p>#defineARCHIVE_VERSION_ONLY_STRING "3.1.2"</text:p>
            <text:p>#defineARCHIVE_VERSION_STRING "libarchive " ARCHIVE_VERSION_ONLY_STRING</text:p>
            <text:p>__LA_DECL const char *archive_version_string(void);</text:p>
            <text:p/>
            <text:p/>
          </table:table-cell>
          <table:table-cell office:value-type="string" calcext:value-type="string">
            <text:p> * header and library are very different, you should expect some</text:p>
            <text:p> * strangeness.  Don't do that.</text:p>
            <text:p> */</text:p>
            <text:p>__LA_DECL intarchive_version_number(void);</text:p>
            <text:p/>
            <text:p>/*</text:p>
            <text:p> * Textual name/version of the library, useful for version displays.</text:p>
            <text:p> */</text:p>
            <text:p>#defineARCHIVE_VERSION_ONLY_STRING "3.2.0"</text:p>
            <text:p>#defineARCHIVE_VERSION_STRING "libarchive " ARCHIVE_VERSION_ONLY_STRING</text:p>
            <text:p>__LA_DECL const char *archive_version_string(void);</text:p>
            <text:p/>
            <text:p/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entry_from_file.c</text:p>
          </table:table-cell>
          <table:table-cell office:value-type="string" calcext:value-type="string">
            <text:p>second/download/CMake/CMake-old-new/Kitware_CMake_old_file_221.cpp</text:p>
          </table:table-cell>
          <table:table-cell office:value-type="string" calcext:value-type="string">
            <text:p>second/download/CMake/CMake-old-new/Kitware_CMake_new_file_221.cpp</text:p>
          </table:table-cell>
          <table:table-cell office:value-type="string" calcext:value-type="string">
            <text:p>second/download/CMake/CMake-old-new/Kitware_CMake_old_hunk_409.cpp</text:p>
          </table:table-cell>
          <table:table-cell office:value-type="string" calcext:value-type="string">
            <text:p>second/download/CMake/CMake-old-new/Kitware_CMake_new_hunk_409.cpp</text:p>
          </table:table-cell>
          <table:table-cell office:value-type="string" calcext:value-type="string">
            <text:p>while (off_s &lt; size) {</text:p>
            <text:p>off_s = lseek(*fd, off_s, SEEK_DATA);</text:p>
            <text:p>if (off_s == (off_t)-1) {</text:p>
            <text:p>if (errno == ENXIO)</text:p>
            <text:p>break;/* no more hole */</text:p>
            <text:p>archive_set_error(&amp;a-&gt;archive, errno,</text:p>
            <text:p>    "lseek(SEEK_HOLE) failed");</text:p>
            <text:p>exit_sts = ARCHIVE_FAILED;</text:p>
            <text:p/>
          </table:table-cell>
          <table:table-cell office:value-type="string" calcext:value-type="string">
            <text:p>while (off_s &lt; size) {</text:p>
            <text:p>off_s = lseek(*fd, off_s, SEEK_DATA);</text:p>
            <text:p>if (off_s == (off_t)-1) {</text:p>
            <text:p>if (errno == ENXIO) {</text:p>
            <text:p>/* no more hole */</text:p>
            <text:p>if (archive_entry_sparse_count(entry) == 0) {</text:p>
            <text:p>/* Potentially a fully-sparse file. */</text:p>
            <text:p>check_fully_sparse = 1;</text:p>
            <text:p>}</text:p>
            <text:p>break;</text:p>
            <text:p>}</text:p>
            <text:p>archive_set_error(&amp;a-&gt;archive, errno,</text:p>
            <text:p>    "lseek(SEEK_HOLE) failed");</text:p>
            <text:p>exit_sts = ARCHIVE_FAILED;</text:p>
            <text:p/>
          </table:table-cell>
          <table:table-cell office:value-type="float" office:value="1191" calcext:value-type="float">
            <text:p>119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222.cpp</text:p>
          </table:table-cell>
          <table:table-cell office:value-type="string" calcext:value-type="string">
            <text:p>second/download/CMake/CMake-old-new/Kitware_CMake_new_file_222.cpp</text:p>
          </table:table-cell>
          <table:table-cell office:value-type="string" calcext:value-type="string">
            <text:p>second/download/CMake/CMake-old-new/Kitware_CMake_old_hunk_410.cpp</text:p>
          </table:table-cell>
          <table:table-cell office:value-type="string" calcext:value-type="string">
            <text:p>second/download/CMake/CMake-old-new/Kitware_CMake_new_hunk_410.cpp</text:p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vr = statvfs(tree_current_access_path(t), &amp;svfs);</text:p>
            <text:p>r = statfs(tree_current_access_path(t), &amp;sfs);</text:p>
            <text:p>if (r == 0)</text:p>
            <text:p>xr = get_xfer_size(t, -1, tree_current_access_path(t));</text:p>
            <text:p>#endif</text:p>
            <text:p>} else {</text:p>
            <text:p>#ifdef HAVE_FSTATFS</text:p>
            <text:p>vr = fstatvfs(tree_current_dir_fd(t), &amp;svfs);</text:p>
            <text:p>r = fstatfs(tree_current_dir_fd(t), &amp;sfs);</text:p>
            <text:p>if (r == 0)</text:p>
            <text:p>xr = get_xfer_size(t, tree_current_dir_fd(t), NULL);</text:p>
            <text:p/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#if defined(HAVE_STATVFS)</text:p>
            <text:p>vr = statvfs(tree_current_access_path(t), &amp;svfs);</text:p>
            <text:p>#endif</text:p>
            <text:p>r = statfs(tree_current_access_path(t), &amp;sfs);</text:p>
            <text:p>if (r == 0)</text:p>
            <text:p>xr = get_xfer_size(t, -1, tree_current_access_path(t));</text:p>
            <text:p>#endif</text:p>
            <text:p>} else {</text:p>
            <text:p>#ifdef HAVE_FSTATFS</text:p>
            <text:p>#if defined(HAVE_FSTATVFS)</text:p>
            <text:p>vr = fstatvfs(tree_current_dir_fd(t), &amp;svfs);</text:p>
            <text:p>#endif</text:p>
            <text:p>r = fstatfs(tree_current_dir_fd(t), &amp;sfs);</text:p>
            <text:p>if (r == 0)</text:p>
            <text:p>xr = get_xfer_size(t, tree_current_dir_fd(t), NULL);</text:p>
            <text:p/>
          </table:table-cell>
          <table:table-cell office:value-type="float" office:value="1708" calcext:value-type="float">
            <text:p>1708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disk_posix.c</text:p>
          </table:table-cell>
          <table:table-cell office:value-type="string" calcext:value-type="string">
            <text:p>second/download/CMake/CMake-old-new/Kitware_CMake_old_file_222.cpp</text:p>
          </table:table-cell>
          <table:table-cell office:value-type="string" calcext:value-type="string">
            <text:p>second/download/CMake/CMake-old-new/Kitware_CMake_new_file_222.cpp</text:p>
          </table:table-cell>
          <table:table-cell office:value-type="string" calcext:value-type="string">
            <text:p>second/download/CMake/CMake-old-new/Kitware_CMake_old_hunk_411.cpp</text:p>
          </table:table-cell>
          <table:table-cell office:value-type="string" calcext:value-type="string">
            <text:p>second/download/CMake/CMake-old-new/Kitware_CMake_new_hunk_411.cpp</text:p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vr = statvfs(".", &amp;svfs);</text:p>
            <text:p>r = statfs(".", &amp;sfs);</text:p>
            <text:p>if (r == 0)</text:p>
            <text:p>xr = get_xfer_size(t, -1, ".");</text:p>
            <text:p/>
          </table:table-cell>
          <table:table-cell office:value-type="string" calcext:value-type="string">
            <text:p>archive_set_error(&amp;a-&gt;archive, errno, "fchdir failed");</text:p>
            <text:p>return (ARCHIVE_FAILED);</text:p>
            <text:p>}</text:p>
            <text:p>#if defined(HAVE_STATVFS)</text:p>
            <text:p>vr = statvfs(".", &amp;svfs);</text:p>
            <text:p>#endif</text:p>
            <text:p>r = statfs(".", &amp;sfs);</text:p>
            <text:p>if (r == 0)</text:p>
            <text:p>xr = get_xfer_size(t, -1, ".");</text:p>
            <text:p/>
          </table:table-cell>
          <table:table-cell office:value-type="float" office:value="1724" calcext:value-type="float">
            <text:p>1724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223.cpp</text:p>
          </table:table-cell>
          <table:table-cell office:value-type="string" calcext:value-type="string">
            <text:p>second/download/CMake/CMake-old-new/Kitware_CMake_new_file_223.cpp</text:p>
          </table:table-cell>
          <table:table-cell office:value-type="string" calcext:value-type="string">
            <text:p>second/download/CMake/CMake-old-new/Kitware_CMake_old_hunk_412.cpp</text:p>
          </table:table-cell>
          <table:table-cell office:value-type="string" calcext:value-type="string">
            <text:p>second/download/CMake/CMake-old-new/Kitware_CMake_new_hunk_412.cpp</text:p>
          </table:table-cell>
          <table:table-cell office:value-type="string" calcext:value-type="string">
            <text:p>struct mtree_entry *entry;</text:p>
            <text:p>struct mtree_option *iter;</text:p>
            <text:p>const char *next, *eq, *name, *end;</text:p>
            <text:p>size_t len;</text:p>
            <text:p>int r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string" calcext:value-type="string">
            <text:p>struct mtree_entry *entry;</text:p>
            <text:p>struct mtree_option *iter;</text:p>
            <text:p>const char *next, *eq, *name, *end;</text:p>
            <text:p>size_t name_len, len;</text:p>
            <text:p>int r, i;</text:p>
            <text:p/>
            <text:p>if ((entry = malloc(sizeof(*entry))) == NULL) {</text:p>
            <text:p>archive_set_error(&amp;a-&gt;archive, errno, "Can't allocate memory");</text:p>
            <text:p/>
          </table:table-cell>
          <table:table-cell office:value-type="float" office:value="852" calcext:value-type="float">
            <text:p>85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61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223.cpp</text:p>
          </table:table-cell>
          <table:table-cell office:value-type="string" calcext:value-type="string">
            <text:p>second/download/CMake/CMake-old-new/Kitware_CMake_new_file_223.cpp</text:p>
          </table:table-cell>
          <table:table-cell office:value-type="string" calcext:value-type="string">
            <text:p>second/download/CMake/CMake-old-new/Kitware_CMake_old_hunk_413.cpp</text:p>
          </table:table-cell>
          <table:table-cell office:value-type="string" calcext:value-type="string">
            <text:p>second/download/CMake/CMake-old-new/Kitware_CMake_new_hunk_413.cpp</text:p>
          </table:table-cell>
          <table:table-cell office:value-type="string" calcext:value-type="string">
            <text:p>*last_entry = entry;</text:p>
            <text:p/>
            <text:p>if (is_form_d) {</text:p>
            <text:p>/*</text:p>
            <text:p> * This form places the file name as last parameter.</text:p>
            <text:p> */</text:p>
            <text:p>name = line  line_len -1;</text:p>
            <text:p>while (line_len &gt; 0) {</text:p>
            <text:p>if (*name != '\r' &amp;&amp; *name != '\n' &amp;&amp;</text:p>
            <text:p>    *name != '\t' &amp;&amp; *name != ' ')</text:p>
            <text:p>break;</text:p>
            <text:p>name--;</text:p>
            <text:p>line_len--;</text:p>
            <text:p>}</text:p>
            <text:p>len = 0;</text:p>
            <text:p>while (line_len &gt; 0) {</text:p>
            <text:p>if (*name == '\r' || *name == '\n' ||</text:p>
            <text:p>    *name == '\t' || *name == ' ') {</text:p>
            <text:p>name�;</text:p>
            <text:p>break;</text:p>
            <text:p>}</text:p>
            <text:p>name--;</text:p>
            <text:p>line_len--;</text:p>
            <text:p>len�;</text:p>
            <text:p>}</text:p>
            <text:p>end = name;</text:p>
            <text:p>} else {</text:p>
            <text:p>len = strcspn(line, " \t\r\n");</text:p>
            <text:p>name = line;</text:p>
            <text:p>line = len;</text:p>
            <text:p>end = line  line_len;</text:p>
            <text:p>}</text:p>
            <text:p/>
            <text:p>if ((entry-&gt;name = malloc(len  1)) == NULL) {</text:p>
            <text:p>archive_set_error(&amp;a-&gt;archive, errno, "Can't allocate memory");</text:p>
            <text:p>return (ARCHIVE_FATAL);</text:p>
            <text:p>}</text:p>
            <text:p/>
            <text:p>memcpy(entry-&gt;name, name, len);</text:p>
            <text:p>entry-&gt;name[len] = '\0';</text:p>
            <text:p>parse_escapes(entry-&gt;name, entry);</text:p>
            <text:p/>
            <text:p>for (iter = *global; iter != NULL; iter = iter-&gt;next) {</text:p>
            <text:p/>
          </table:table-cell>
          <table:table-cell office:value-type="string" calcext:value-type="string">
            <text:p>*last_entry = entry;</text:p>
            <text:p/>
            <text:p>if (is_form_d) {</text:p>
            <text:p>/* Filename is last item on line. */</text:p>
            <text:p>/* Adjust line_len to trim trailing whitespace */</text:p>
            <text:p>while (line_len &gt; 0) {</text:p>
            <text:p>char last_character = line[line_len - 1];</text:p>
            <text:p>if (last_character == '\r'</text:p>
            <text:p>    || last_character == '\n'</text:p>
            <text:p>    || last_character == '\t'</text:p>
            <text:p>    || last_character == ' ') {</text:p>
            <text:p>line_len--;</text:p>
            <text:p>} else {</text:p>
            <text:p>break;</text:p>
            <text:p>}</text:p>
            <text:p>}</text:p>
            <text:p>/* Name starts after the last whitespace separator */</text:p>
            <text:p>name = line;</text:p>
            <text:p>for (i = 0; i &lt; line_len; i�) {</text:p>
            <text:p>if (line[i] == '\r'</text:p>
            <text:p>    || line[i] == '\n'</text:p>
            <text:p>    || line[i] == '\t'</text:p>
            <text:p>    || line[i] == ' ') {</text:p>
            <text:p>name = line  i  1;</text:p>
            <text:p>}</text:p>
            <text:p>}</text:p>
            <text:p>name_len = line  line_len - name;</text:p>
            <text:p>end = name;</text:p>
            <text:p>} else {</text:p>
            <text:p>/* Filename is first item on line */</text:p>
            <text:p>name_len = strcspn(line, " \t\r\n");</text:p>
            <text:p>name = line;</text:p>
            <text:p>line = name_len;</text:p>
            <text:p>end = line  line_len;</text:p>
            <text:p>}</text:p>
            <text:p>/* name/name_len is the name within the line. */</text:p>
            <text:p>/* line..end brackets the entire line except the name */</text:p>
            <text:p/>
            <text:p>if ((entry-&gt;name = malloc(name_len  1)) == NULL) {</text:p>
            <text:p>archive_set_error(&amp;a-&gt;archive, errno, "Can't allocate memory");</text:p>
            <text:p>return (ARCHIVE_FATAL);</text:p>
            <text:p>}</text:p>
            <text:p/>
            <text:p>memcpy(entry-&gt;name, name, name_len);</text:p>
            <text:p>entry-&gt;name[name_len] = '\0';</text:p>
            <text:p>parse_escapes(entry-&gt;name, entry);</text:p>
            <text:p/>
            <text:p>for (iter = *global; iter != NULL; iter = iter-&gt;next) {</text:p>
            <text:p/>
          </table:table-cell>
          <table:table-cell office:value-type="float" office:value="873" calcext:value-type="float">
            <text:p>87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xar.c</text:p>
          </table:table-cell>
          <table:table-cell office:value-type="string" calcext:value-type="string">
            <text:p>second/download/CMake/CMake-old-new/Kitware_CMake_old_file_224.cpp</text:p>
          </table:table-cell>
          <table:table-cell office:value-type="string" calcext:value-type="string">
            <text:p>second/download/CMake/CMake-old-new/Kitware_CMake_new_file_224.cpp</text:p>
          </table:table-cell>
          <table:table-cell office:value-type="string" calcext:value-type="string">
            <text:p>second/download/CMake/CMake-old-new/Kitware_CMake_old_hunk_414.cpp</text:p>
          </table:table-cell>
          <table:table-cell office:value-type="string" calcext:value-type="string">
            <text:p>second/download/CMake/CMake-old-new/Kitware_CMake_new_hunk_414.cpp</text:p>
          </table:table-cell>
          <table:table-cell office:value-type="string" calcext:value-type="string">
            <text:p>{</text:p>
            <text:p>struct unknown_tag *tag;</text:p>
            <text:p/>
            <text:p>#if DEBUG</text:p>
            <text:p>fprintf(stderr, "unknowntag_start:%s\n", name);</text:p>
            <text:p>#endif</text:p>
            <text:p>tag = malloc(sizeof(*tag));</text:p>
            <text:p>if (tag == NULL) {</text:p>
            <text:p>archive_set_error(&amp;a-&gt;archive, ENOMEM, "Out of memory");</text:p>
            <text:p/>
          </table:table-cell>
          <table:table-cell office:value-type="string" calcext:value-type="string">
            <text:p>{</text:p>
            <text:p>struct unknown_tag *tag;</text:p>
            <text:p/>
            <text:p>tag = malloc(sizeof(*tag));</text:p>
            <text:p>if (tag == NULL) {</text:p>
            <text:p>archive_set_error(&amp;a-&gt;archive, ENOMEM, "Out of memory");</text:p>
            <text:p/>
          </table:table-cell>
          <table:table-cell table:number-columns-repeated="2" office:value-type="float" office:value="1939" calcext:value-type="float">
            <text:p>1939</text:p>
          </table:table-cell>
          <table:table-cell office:value-type="string" calcext:value-type="string">
            <text:p>[4, 8]</text:p>
          </table:table-cell>
          <table:table-cell office:value-type="string" calcext:value-type="string">
            <text:p>[]</text:p>
          </table:table-cell>
        </table:table-row>
        <table:table-row table:style-name="ro45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xar.c</text:p>
          </table:table-cell>
          <table:table-cell office:value-type="string" calcext:value-type="string">
            <text:p>second/download/CMake/CMake-old-new/Kitware_CMake_old_file_224.cpp</text:p>
          </table:table-cell>
          <table:table-cell office:value-type="string" calcext:value-type="string">
            <text:p>second/download/CMake/CMake-old-new/Kitware_CMake_new_file_224.cpp</text:p>
          </table:table-cell>
          <table:table-cell office:value-type="string" calcext:value-type="string">
            <text:p>second/download/CMake/CMake-old-new/Kitware_CMake_old_hunk_415.cpp</text:p>
          </table:table-cell>
          <table:table-cell office:value-type="string" calcext:value-type="string">
            <text:p>second/download/CMake/CMake-old-new/Kitware_CMake_new_hunk_415.cpp</text:p>
          </table:table-cell>
          <table:table-cell office:value-type="string" calcext:value-type="string">
            <text:p>{</text:p>
            <text:p>struct unknown_tag *tag;</text:p>
            <text:p/>
            <text:p>#if DEBUG</text:p>
            <text:p>fprintf(stderr, "unknowntag_end:%s\n", name);</text:p>
            <text:p>#endif</text:p>
            <text:p>tag = xar-&gt;unknowntags;</text:p>
            <text:p>if (tag == NULL || name == NULL)</text:p>
            <text:p>return;</text:p>
            <text:p>if (strcmp(tag-&gt;name.s, name) == 0) {</text:p>
            <text:p>xar-&gt;unknowntags = tag-&gt;next;</text:p>
            <text:p>archive_string_free(&amp;(tag-&gt;name));</text:p>
            <text:p>free(tag);</text:p>
            <text:p>if (xar-&gt;unknowntags == NULL)</text:p>
            <text:p>xar-&gt;xmlsts = xar-&gt;xmlsts_unknown;</text:p>
            <text:p>}</text:p>
            <text:p>}</text:p>
            <text:p/>
            <text:p/>
          </table:table-cell>
          <table:table-cell office:value-type="string" calcext:value-type="string">
            <text:p>{</text:p>
            <text:p>struct unknown_tag *tag;</text:p>
            <text:p/>
            <text:p>tag = xar-&gt;unknowntags;</text:p>
            <text:p>if (tag == NULL || name == NULL)</text:p>
            <text:p>return;</text:p>
            <text:p>if (strcmp(tag-&gt;name.s, name) == 0) {</text:p>
            <text:p>xar-&gt;unknowntags = tag-&gt;next;</text:p>
            <text:p>archive_string_free(&amp;(tag-&gt;name));</text:p>
            <text:p>free(tag);</text:p>
            <text:p>if (xar-&gt;unknowntags == NULL) {</text:p>
            <text:p>#if DEBUG</text:p>
            <text:p>fprintf(stderr, "UNKNOWNTAG_END:%s\n", name);</text:p>
            <text:p>#endif</text:p>
            <text:p>xar-&gt;xmlsts = xar-&gt;xmlsts_unknown;</text:p>
            <text:p>}</text:p>
            <text:p>}</text:p>
            <text:p>}</text:p>
            <text:p/>
            <text:p/>
          </table:table-cell>
          <table:table-cell table:number-columns-repeated="2" office:value-type="float" office:value="1963" calcext:value-type="float">
            <text:p>1963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6.cpp</text:p>
          </table:table-cell>
          <table:table-cell office:value-type="string" calcext:value-type="string">
            <text:p>second/download/CMake/CMake-old-new/Kitware_CMake_new_hunk_416.cpp</text:p>
          </table:table-cell>
          <table:table-cell office:value-type="string" calcext:value-type="string">
            <text:p>unsigned short datasize = archive_le16dec(p  offset  2);</text:p>
            <text:p/>
            <text:p>offset = 4;</text:p>
            <text:p>if (offset  datasize &gt; extra_length)</text:p>
            <text:p>break;</text:p>
            <text:p>#ifdef DEBUG</text:p>
            <text:p>fprintf(stderr, "Header id 0x%04x, length %d\n",</text:p>
            <text:p>    headerid, datasize);</text:p>
            <text:p/>
          </table:table-cell>
          <table:table-cell office:value-type="string" calcext:value-type="string">
            <text:p>unsigned short datasize = archive_le16dec(p  offset  2);</text:p>
            <text:p/>
            <text:p>offset = 4;</text:p>
            <text:p>if (offset  datasize &gt; extra_length) {</text:p>
            <text:p>break;</text:p>
            <text:p>}</text:p>
            <text:p>#ifdef DEBUG</text:p>
            <text:p>fprintf(stderr, "Header id 0x%04x, length %d\n",</text:p>
            <text:p>    headerid, datasize);</text:p>
            <text:p/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34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add_filter_lz4.c</text:p>
          </table:table-cell>
          <table:table-cell office:value-type="string" calcext:value-type="string">
            <text:p>second/download/CMake/CMake-old-new/Kitware_CMake_old_file_226.cpp</text:p>
          </table:table-cell>
          <table:table-cell office:value-type="string" calcext:value-type="string">
            <text:p>second/download/CMake/CMake-old-new/Kitware_CMake_new_file_226.cpp</text:p>
          </table:table-cell>
          <table:table-cell office:value-type="string" calcext:value-type="string">
            <text:p>second/download/CMake/CMake-old-new/Kitware_CMake_old_hunk_418.cpp</text:p>
          </table:table-cell>
          <table:table-cell office:value-type="string" calcext:value-type="string">
            <text:p>second/download/CMake/CMake-old-new/Kitware_CMake_new_hunk_418.cpp</text:p>
          </table:table-cell>
          <table:table-cell office:value-type="string" calcext:value-type="string">
            <text:p> * We don't have lz4 library, and execute external lz4 program</text:p>
            <text:p> * instead.</text:p>
            <text:p> */</text:p>
            <text:p>data-&gt;pdata = __archive_write_program_allocate();</text:p>
            <text:p>if (data-&gt;pdata == NULL) {</text:p>
            <text:p>free(data);</text:p>
            <text:p>archive_set_error(&amp;a-&gt;archive, ENOMEM, "Out of memory");</text:p>
            <text:p/>
          </table:table-cell>
          <table:table-cell office:value-type="string" calcext:value-type="string">
            <text:p> * We don't have lz4 library, and execute external lz4 program</text:p>
            <text:p> * instead.</text:p>
            <text:p> */</text:p>
            <text:p>data-&gt;pdata = __archive_write_program_allocate("lz4");</text:p>
            <text:p>if (data-&gt;pdata == NULL) {</text:p>
            <text:p>free(data);</text:p>
            <text:p>archive_set_error(&amp;a-&gt;archive, ENOMEM, "Out of memory");</text:p>
            <text:p/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62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add_filter_lz4.c</text:p>
          </table:table-cell>
          <table:table-cell office:value-type="string" calcext:value-type="string">
            <text:p>second/download/CMake/CMake-old-new/Kitware_CMake_old_file_226.cpp</text:p>
          </table:table-cell>
          <table:table-cell office:value-type="string" calcext:value-type="string">
            <text:p>second/download/CMake/CMake-old-new/Kitware_CMake_new_file_226.cpp</text:p>
          </table:table-cell>
          <table:table-cell office:value-type="string" calcext:value-type="string">
            <text:p>second/download/CMake/CMake-old-new/Kitware_CMake_old_hunk_419.cpp</text:p>
          </table:table-cell>
          <table:table-cell office:value-type="string" calcext:value-type="string">
            <text:p>second/download/CMake/CMake-old-new/Kitware_CMake_new_hunk_419.cpp</text:p>
          </table:table-cell>
          <table:table-cell office:value-type="string" calcext:value-type="string">
            <text:p>struct private_data *data = (struct private_data *)f-&gt;data;</text:p>
            <text:p>int outsize;</text:p>
            <text:p/>
            <text:p>if (data-&gt;compression_level &lt; 3) {</text:p>
            <text:p>if (data-&gt;lz4_stream == NULL) {</text:p>
            <text:p>data-&gt;lz4_stream = LZ4_createStream();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outsize = LZ4_compress_limitedOutput_continue(</text:p>
            <text:p>    data-&gt;lz4_stream, p, data-&gt;out  4, (int)length,</text:p>
            <text:p>    (int)data-&gt;block_size);</text:p>
            <text:p>} else {</text:p>
            <text:p>if (data-&gt;lz4_stream == NULL) {</text:p>
            <text:p>data-&gt;lz4_stream =</text:p>
            <text:p>    LZ4_createHC(data-&gt;in_buffer_allocated);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outsize = LZ4_compressHC2_limitedOutput_continue(</text:p>
            <text:p>    data-&gt;lz4_stream, p, data-&gt;out  4, (int)length,</text:p>
            <text:p>    (int)data-&gt;block_size, data-&gt;compression_level);</text:p>
            <text:p>}</text:p>
            <text:p/>
            <text:p>if (outsize) {</text:p>
            <text:p/>
          </table:table-cell>
          <table:table-cell office:value-type="string" calcext:value-type="string">
            <text:p>struct private_data *data = (struct private_data *)f-&gt;data;</text:p>
            <text:p>int outsize;</text:p>
            <text:p/>
            <text:p>#define DICT_SIZE(64 * 1024)</text:p>
            <text:p>#ifdef HAVE_LZ4HC_H</text:p>
            <text:p>if (data-&gt;compression_level &gt;= 3) {</text:p>
            <text:p>if (data-&gt;lz4_stream == NULL) {</text:p>
            <text:p>#if LZ4_VERSION_MAJOR &gt;= 1 &amp;&amp; LZ4_VERSION_MINOR &gt;= 7</text:p>
            <text:p>data-&gt;lz4_stream = LZ4_createStreamHC();</text:p>
            <text:p>LZ4_resetStreamHC(data-&gt;lz4_stream, data-&gt;compression_level);</text:p>
            <text:p>#else</text:p>
            <text:p>data-&gt;lz4_stream =</text:p>
            <text:p>    LZ4_createHC(data-&gt;in_buffer_allocated);</text:p>
            <text:p>#endif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else</text:p>
            <text:p>LZ4_loadDictHC(data-&gt;lz4_stream, data-&gt;in_buffer_allocated, DICT_SIZE);</text:p>
            <text:p/>
            <text:p>#if LZ4_VERSION_MAJOR &gt;= 1 &amp;&amp; LZ4_VERSION_MINOR &gt;= 7</text:p>
            <text:p>outsize = LZ4_compress_HC_continue(</text:p>
            <text:p>    data-&gt;lz4_stream, p, data-&gt;out  4, (int)length,</text:p>
            <text:p>    (int)data-&gt;block_size);</text:p>
            <text:p>#else</text:p>
            <text:p>outsize = LZ4_compressHC2_limitedOutput_continue(</text:p>
            <text:p>    data-&gt;lz4_stream, p, data-&gt;out  4, (int)length,</text:p>
            <text:p>    (int)data-&gt;block_size, data-&gt;compression_level);</text:p>
            <text:p>#endif</text:p>
            <text:p>} else</text:p>
            <text:p>#endif</text:p>
            <text:p>{</text:p>
            <text:p>if (data-&gt;lz4_stream == NULL) {</text:p>
            <text:p>data-&gt;lz4_stream = LZ4_createStream();</text:p>
            <text:p>if (data-&gt;lz4_stream == NULL) {</text:p>
            <text:p>archive_set_error(f-&gt;archive, ENOMEM,</text:p>
            <text:p>    "Can't allocate data for compression"</text:p>
            <text:p>    " buffer");</text:p>
            <text:p>return (ARCHIVE_FATAL);</text:p>
            <text:p>}</text:p>
            <text:p>}</text:p>
            <text:p>else</text:p>
            <text:p>LZ4_loadDict(data-&gt;lz4_stream, data-&gt;in_buffer_allocated, DICT_SIZE);</text:p>
            <text:p/>
            <text:p>#if LZ4_VERSION_MAJOR &gt;= 1 &amp;&amp; LZ4_VERSION_MINOR &gt;= 7</text:p>
            <text:p>outsize = LZ4_compress_fast_continue(</text:p>
            <text:p>    data-&gt;lz4_stream, p, data-&gt;out  4, (int)length,</text:p>
            <text:p>    (int)data-&gt;block_size, 1);</text:p>
            <text:p>#else</text:p>
            <text:p>outsize = LZ4_compress_limitedOutput_continue(</text:p>
            <text:p>    data-&gt;lz4_stream, p, data-&gt;out  4, (int)length,</text:p>
            <text:p>    (int)data-&gt;block_size);</text:p>
            <text:p>#endif</text:p>
            <text:p>}</text:p>
            <text:p/>
            <text:p>if (outsize) {</text:p>
            <text:p/>
          </table:table-cell>
          <table:table-cell office:value-type="float" office:value="518" calcext:value-type="float">
            <text:p>51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[7, 2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add_filter_program.c</text:p>
          </table:table-cell>
          <table:table-cell office:value-type="string" calcext:value-type="string">
            <text:p>second/download/CMake/CMake-old-new/Kitware_CMake_old_file_227.cpp</text:p>
          </table:table-cell>
          <table:table-cell office:value-type="string" calcext:value-type="string">
            <text:p>second/download/CMake/CMake-old-new/Kitware_CMake_new_file_227.cpp</text:p>
          </table:table-cell>
          <table:table-cell office:value-type="string" calcext:value-type="string">
            <text:p>second/download/CMake/CMake-old-new/Kitware_CMake_old_hunk_420.cpp</text:p>
          </table:table-cell>
          <table:table-cell office:value-type="string" calcext:value-type="string">
            <text:p>second/download/CMake/CMake-old-new/Kitware_CMake_new_hunk_420.cpp</text:p>
          </table:table-cell>
          <table:table-cell office:value-type="string" calcext:value-type="string">
            <text:p>    &amp;data-&gt;child_stdout);</text:p>
            <text:p>if (child == -1) {</text:p>
            <text:p>archive_set_error(f-&gt;archive, EINVAL,</text:p>
            <text:p>    "Can't initialise filter");</text:p>
            <text:p>return (ARCHIVE_FATAL);</text:p>
            <text:p>}</text:p>
            <text:p>#if defined(_WIN32) &amp;&amp; !defined(__CYGWIN__)</text:p>
            <text:p/>
          </table:table-cell>
          <table:table-cell office:value-type="string" calcext:value-type="string">
            <text:p>    &amp;data-&gt;child_stdout);</text:p>
            <text:p>if (child == -1) {</text:p>
            <text:p>archive_set_error(f-&gt;archive, EINVAL,</text:p>
            <text:p>    "Can't launch external program: %s", cmd);</text:p>
            <text:p>return (ARCHIVE_FATAL);</text:p>
            <text:p>}</text:p>
            <text:p>#if defined(_WIN32) &amp;&amp; !defined(__CYGWIN__)</text:p>
            <text:p/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add_filter_program.c</text:p>
          </table:table-cell>
          <table:table-cell office:value-type="string" calcext:value-type="string">
            <text:p>second/download/CMake/CMake-old-new/Kitware_CMake_old_file_227.cpp</text:p>
          </table:table-cell>
          <table:table-cell office:value-type="string" calcext:value-type="string">
            <text:p>second/download/CMake/CMake-old-new/Kitware_CMake_new_file_227.cpp</text:p>
          </table:table-cell>
          <table:table-cell office:value-type="string" calcext:value-type="string">
            <text:p>second/download/CMake/CMake-old-new/Kitware_CMake_old_hunk_421.cpp</text:p>
          </table:table-cell>
          <table:table-cell office:value-type="string" calcext:value-type="string">
            <text:p>second/download/CMake/CMake-old-new/Kitware_CMake_new_hunk_421.cpp</text:p>
          </table:table-cell>
          <table:table-cell office:value-type="string" calcext:value-type="string">
            <text:p>close(data-&gt;child_stdout);</text:p>
            <text:p>data-&gt;child_stdout = -1;</text:p>
            <text:p>archive_set_error(f-&gt;archive, EINVAL,</text:p>
            <text:p>    "Can't initialise filter");</text:p>
            <text:p>return (ARCHIVE_FATAL);</text:p>
            <text:p>}</text:p>
            <text:p>#else</text:p>
            <text:p/>
          </table:table-cell>
          <table:table-cell office:value-type="string" calcext:value-type="string">
            <text:p>close(data-&gt;child_stdout);</text:p>
            <text:p>data-&gt;child_stdout = -1;</text:p>
            <text:p>archive_set_error(f-&gt;archive, EINVAL,</text:p>
            <text:p>    "Can't launch external program: %s", cmd);</text:p>
            <text:p>return (ARCHIVE_FATAL);</text:p>
            <text:p>}</text:p>
            <text:p>#else</text:p>
            <text:p/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add_filter_program.c</text:p>
          </table:table-cell>
          <table:table-cell office:value-type="string" calcext:value-type="string">
            <text:p>second/download/CMake/CMake-old-new/Kitware_CMake_old_file_227.cpp</text:p>
          </table:table-cell>
          <table:table-cell office:value-type="string" calcext:value-type="string">
            <text:p>second/download/CMake/CMake-old-new/Kitware_CMake_new_file_227.cpp</text:p>
          </table:table-cell>
          <table:table-cell office:value-type="string" calcext:value-type="string">
            <text:p>second/download/CMake/CMake-old-new/Kitware_CMake_old_hunk_422.cpp</text:p>
          </table:table-cell>
          <table:table-cell office:value-type="string" calcext:value-type="string">
            <text:p>second/download/CMake/CMake-old-new/Kitware_CMake_new_hunk_422.cpp</text:p>
          </table:table-cell>
          <table:table-cell office:value-type="string" calcext:value-type="string">
            <text:p>ret = child_write(f, data, buf, length);</text:p>
            <text:p>if (ret == -1 || ret == 0) {</text:p>
            <text:p>archive_set_error(f-&gt;archive, EIO,</text:p>
            <text:p>    "Can't write to filter");</text:p>
            <text:p>return (ARCHIVE_FATAL);</text:p>
            <text:p>}</text:p>
            <text:p>length -= ret;</text:p>
            <text:p/>
          </table:table-cell>
          <table:table-cell office:value-type="string" calcext:value-type="string">
            <text:p>ret = child_write(f, data, buf, length);</text:p>
            <text:p>if (ret == -1 || ret == 0) {</text:p>
            <text:p>archive_set_error(f-&gt;archive, EIO,</text:p>
            <text:p>    "Can't write to program: %s", data-&gt;program_name);</text:p>
            <text:p>return (ARCHIVE_FATAL);</text:p>
            <text:p>}</text:p>
            <text:p>length -= ret;</text:p>
            <text:p/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add_filter_program.c</text:p>
          </table:table-cell>
          <table:table-cell office:value-type="string" calcext:value-type="string">
            <text:p>second/download/CMake/CMake-old-new/Kitware_CMake_old_file_227.cpp</text:p>
          </table:table-cell>
          <table:table-cell office:value-type="string" calcext:value-type="string">
            <text:p>second/download/CMake/CMake-old-new/Kitware_CMake_new_file_227.cpp</text:p>
          </table:table-cell>
          <table:table-cell office:value-type="string" calcext:value-type="string">
            <text:p>second/download/CMake/CMake-old-new/Kitware_CMake_old_hunk_423.cpp</text:p>
          </table:table-cell>
          <table:table-cell office:value-type="string" calcext:value-type="string">
            <text:p>second/download/CMake/CMake-old-new/Kitware_CMake_new_hunk_423.cpp</text:p>
          </table:table-cell>
          <table:table-cell office:value-type="string" calcext:value-type="string">
            <text:p/>
            <text:p>if (bytes_read == -1) {</text:p>
            <text:p>archive_set_error(f-&gt;archive, errno,</text:p>
            <text:p>    "Read from filter failed unexpectedly.");</text:p>
            <text:p>ret = ARCHIVE_FATAL;</text:p>
            <text:p>goto cleanup;</text:p>
            <text:p>}</text:p>
            <text:p/>
          </table:table-cell>
          <table:table-cell office:value-type="string" calcext:value-type="string">
            <text:p/>
            <text:p>if (bytes_read == -1) {</text:p>
            <text:p>archive_set_error(f-&gt;archive, errno,</text:p>
            <text:p>    "Error reading from program: %s", data-&gt;program_name);</text:p>
            <text:p>ret = ARCHIVE_FATAL;</text:p>
            <text:p>goto cleanup;</text:p>
            <text:p>}</text:p>
            <text:p/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zip.c</text:p>
          </table:table-cell>
          <table:table-cell office:value-type="string" calcext:value-type="string">
            <text:p>second/download/CMake/CMake-old-new/Kitware_CMake_old_file_228.cpp</text:p>
          </table:table-cell>
          <table:table-cell office:value-type="string" calcext:value-type="string">
            <text:p>second/download/CMake/CMake-old-new/Kitware_CMake_new_file_228.cpp</text:p>
          </table:table-cell>
          <table:table-cell office:value-type="string" calcext:value-type="string">
            <text:p>second/download/CMake/CMake-old-new/Kitware_CMake_old_hunk_424.cpp</text:p>
          </table:table-cell>
          <table:table-cell office:value-type="string" calcext:value-type="string">
            <text:p>second/download/CMake/CMake-old-new/Kitware_CMake_new_hunk_424.cpp</text:p>
          </table:table-cell>
          <table:table-cell office:value-type="string" calcext:value-type="string">
            <text:p>if (zip-&gt;flags &amp; ZIP_FLAG_AVOID_ZIP64) {</text:p>
            <text:p>/* Reject entries over 4GB. */</text:p>
            <text:p>if (archive_entry_size_is_set(entry)</text:p>
            <text:p>    &amp;&amp; (archive_entry_size(entry) &gt; 0xffffffff)) {</text:p>
            <text:p>archive_set_error(&amp;a-&gt;archive, ARCHIVE_ERRNO_MISC,</text:p>
            <text:p>    "Files &gt; 4GB require Zip64 extensions");</text:p>
            <text:p>return ARCHIVE_FAILED;</text:p>
            <text:p>}</text:p>
            <text:p>/* Reject entries if archive is &gt; 4GB. */</text:p>
            <text:p>if (zip-&gt;written_bytes &gt; 0xffffffff) {</text:p>
            <text:p>archive_set_error(&amp;a-&gt;archive, ARCHIVE_ERRNO_MISC,</text:p>
            <text:p>    "Archives &gt; 4GB require Zip64 extensions");</text:p>
            <text:p>return ARCHIVE_FAILED;</text:p>
            <text:p/>
          </table:table-cell>
          <table:table-cell office:value-type="string" calcext:value-type="string">
            <text:p>if (zip-&gt;flags &amp; ZIP_FLAG_AVOID_ZIP64) {</text:p>
            <text:p>/* Reject entries over 4GB. */</text:p>
            <text:p>if (archive_entry_size_is_set(entry)</text:p>
            <text:p>    &amp;&amp; (archive_entry_size(entry) &gt; ZIP_4GB_MAX)) {</text:p>
            <text:p>archive_set_error(&amp;a-&gt;archive, ARCHIVE_ERRNO_MISC,</text:p>
            <text:p>    "Files &gt; 4GB require Zip64 extensions");</text:p>
            <text:p>return ARCHIVE_FAILED;</text:p>
            <text:p>}</text:p>
            <text:p>/* Reject entries if archive is &gt; 4GB. */</text:p>
            <text:p>if (zip-&gt;written_bytes &gt; ZIP_4GB_MAX) {</text:p>
            <text:p>archive_set_error(&amp;a-&gt;archive, ARCHIVE_ERRNO_MISC,</text:p>
            <text:p>    "Archives &gt; 4GB require Zip64 extensions");</text:p>
            <text:p>return ARCHIVE_FAILED;</text:p>
            <text:p/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63">
          <table:table-cell office:value-type="string" calcext:value-type="string">
            <text:p>7f1bd9fe6910f7633d98dec018cc01331a46b87e</text:p>
          </table:table-cell>
          <table:table-cell office:value-type="string" calcext:value-type="string">
            <text:p>try_compile: Add option to control type of target</text:p>
            <text:p/>
            <text:p>Create a `CMAKE_TRY_COMPILE_TARGET_TYPE` option to specify use</text:p>
            <text:p>of `add_library(... STATIC ...)` for the generated test project.</text:p>
            <text:p>This will be useful for cross-compiling toolchains that cannot</text:p>
            <text:p>link a binary without custom flags or script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229.cpp</text:p>
          </table:table-cell>
          <table:table-cell office:value-type="string" calcext:value-type="string">
            <text:p>second/download/CMake/CMake-old-new/Kitware_CMake_new_file_229.cpp</text:p>
          </table:table-cell>
          <table:table-cell office:value-type="string" calcext:value-type="string">
            <text:p>second/download/CMake/CMake-old-new/Kitware_CMake_old_hunk_425.cpp</text:p>
          </table:table-cell>
          <table:table-cell office:value-type="string" calcext:value-type="string">
            <text:p>second/download/CMake/CMake-old-new/Kitware_CMake_new_hunk_425.cpp</text:p>
          </table:table-cell>
          <table:table-cell office:value-type="string" calcext:value-type="string">
            <text:p>      fprintf(fout, "set(CMAKE_ENABLE_EXPORTS %s)\n", ee);</text:p>
            <text:p>      }</text:p>
            <text:p/>
            <text:p>    /* Put the executable at a known location (for COPY_FILE).  */</text:p>
            <text:p>    fprintf(fout, "set(CMAKE_RUNTIME_OUTPUT_DIRECTORY \"%s\")\n",</text:p>
            <text:p>            this-&gt;BinaryDirectory.c_str());</text:p>
            <text:p>    /* Create the actual executable.  */</text:p>
            <text:p>    fprintf(fout, "add_executable(%s", targetName.c_str());</text:p>
            <text:p>    for(std::vector&lt;std::string&gt;::iterator si = sources.begin();</text:p>
            <text:p>        si != sources.end(); 靖�)</text:p>
            <text:p>      {</text:p>
            <text:p/>
          </table:table-cell>
          <table:table-cell office:value-type="string" calcext:value-type="string">
            <text:p>      fprintf(fout, "set(CMAKE_ENABLE_EXPORTS %s)\n", ee);</text:p>
            <text:p>      }</text:p>
            <text:p/>
            <text:p>    if (targetType == cmState::EXECUTABLE)</text:p>
            <text:p>      {</text:p>
            <text:p>      /* Put the executable at a known location (for COPY_FILE).  */</text:p>
            <text:p>      fprintf(fout, "set(CMAKE_RUNTIME_OUTPUT_DIRECTORY \"%s\")\n",</text:p>
            <text:p>              this-&gt;BinaryDirectory.c_str());</text:p>
            <text:p>      /* Create the actual executable.  */</text:p>
            <text:p>      fprintf(fout, "add_executable(%s", targetName.c_str());</text:p>
            <text:p>      }</text:p>
            <text:p>    else // if (targetType == cmState::STATIC_LIBRARY)</text:p>
            <text:p>      {</text:p>
            <text:p>      /* Put the static library at a known location (for COPY_FILE).  */</text:p>
            <text:p>      fprintf(fout, "set(CMAKE_ARCHIVE_OUTPUT_DIRECTORY \"%s\")\n",</text:p>
            <text:p>              this-&gt;BinaryDirectory.c_str());</text:p>
            <text:p>      /* Create the actual static library.  */</text:p>
            <text:p>      fprintf(fout, "add_library(%s STATIC", targetName.c_str());</text:p>
            <text:p>      }</text:p>
            <text:p>    for(std::vector&lt;std::string&gt;::iterator si = sources.begin();</text:p>
            <text:p>        si != sources.end(); 靖�)</text:p>
            <text:p>      {</text:p>
            <text:p/>
          </table:table-cell>
          <table:table-cell office:value-type="float" office:value="486" calcext:value-type="float">
            <text:p>486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0, 4, 7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1c1ace2db012919f23b6de5400ab192b9277dfc6</text:p>
          </table:table-cell>
          <table:table-cell office:value-type="string" calcext:value-type="string">
            <text:p>De-duplicate symbols listed in generated module definition files</text:p>
            <text:p/>
            <text:p>MS tools have a limit on the number of symbols that can be listed</text:p>
            <text:p>in a `.def` file.  If multiple `.obj` files provide a symbol then</text:p>
            <text:p>avoid listing it more than once in the generated `.def` file to</text:p>
            <text:p>avoid counting toward the lim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30.cpp</text:p>
          </table:table-cell>
          <table:table-cell office:value-type="string" calcext:value-type="string">
            <text:p>second/download/CMake/CMake-old-new/Kitware_CMake_new_file_230.cpp</text:p>
          </table:table-cell>
          <table:table-cell office:value-type="string" calcext:value-type="string">
            <text:p>second/download/CMake/CMake-old-new/Kitware_CMake_old_hunk_426.cpp</text:p>
          </table:table-cell>
          <table:table-cell office:value-type="string" calcext:value-type="string">
            <text:p>second/download/CMake/CMake-old-new/Kitware_CMake_new_hunk_426.cpp</text:p>
          </table:table-cell>
          <table:table-cell office:value-type="string" calcext:value-type="string">
            <text:p>                symbol.erase(0,1);</text:p>
            <text:p>                }</text:p>
            <text:p>              }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>            "Vector deleting destructor"</text:p>
            <text:p/>
          </table:table-cell>
          <table:table-cell office:value-type="string" calcext:value-type="string">
            <text:p>                symbol.erase(0,1);</text:p>
            <text:p>                }</text:p>
            <text:p>              }</text:p>
            <text:p>            /*</text:p>
            <text:p>            Check whether it is "Scalar deleting destructor" and</text:p>
            <text:p>            "Vector deleting destructor"</text:p>
            <text:p/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1c1ace2db012919f23b6de5400ab192b9277dfc6</text:p>
          </table:table-cell>
          <table:table-cell office:value-type="string" calcext:value-type="string">
            <text:p>De-duplicate symbols listed in generated module definition files</text:p>
            <text:p/>
            <text:p>MS tools have a limit on the number of symbols that can be listed</text:p>
            <text:p>in a `.def` file.  If multiple `.obj` files provide a symbol then</text:p>
            <text:p>avoid listing it more than once in the generated `.def` file to</text:p>
            <text:p>avoid counting toward the lim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30.cpp</text:p>
          </table:table-cell>
          <table:table-cell office:value-type="string" calcext:value-type="string">
            <text:p>second/download/CMake/CMake-old-new/Kitware_CMake_new_file_230.cpp</text:p>
          </table:table-cell>
          <table:table-cell office:value-type="string" calcext:value-type="string">
            <text:p>second/download/CMake/CMake-old-new/Kitware_CMake_old_hunk_427.cpp</text:p>
          </table:table-cell>
          <table:table-cell office:value-type="string" calcext:value-type="string">
            <text:p>second/download/CMake/CMake-old-new/Kitware_CMake_new_hunk_427.cpp</text:p>
          </table:table-cell>
          <table:table-cell office:value-type="string" calcext:value-type="string"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this-&gt;DataSymbols.insert(symbol);</text:p>
            <text:p>               } else {</text:p>
            <text:p>                  if ( pSymbolTable-&gt;Type  ||</text:p>
            <text:p>                       !(SectChar &amp; IMAGE_SCN_MEM_READ)) {</text:p>
            <text:p>                     this-&gt;Symbols.insert(symbol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[3, 7, 9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1c1ace2db012919f23b6de5400ab192b9277dfc6</text:p>
          </table:table-cell>
          <table:table-cell office:value-type="string" calcext:value-type="string">
            <text:p>De-duplicate symbols listed in generated module definition files</text:p>
            <text:p/>
            <text:p>MS tools have a limit on the number of symbols that can be listed</text:p>
            <text:p>in a `.def` file.  If multiple `.obj` files provide a symbol then</text:p>
            <text:p>avoid listing it more than once in the generated `.def` file to</text:p>
            <text:p>avoid counting toward the limi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30.cpp</text:p>
          </table:table-cell>
          <table:table-cell office:value-type="string" calcext:value-type="string">
            <text:p>second/download/CMake/CMake-old-new/Kitware_CMake_new_file_230.cpp</text:p>
          </table:table-cell>
          <table:table-cell office:value-type="string" calcext:value-type="string">
            <text:p>second/download/CMake/CMake-old-new/Kitware_CMake_old_hunk_428.cpp</text:p>
          </table:table-cell>
          <table:table-cell office:value-type="string" calcext:value-type="string">
            <text:p>second/download/CMake/CMake-old-new/Kitware_CMake_new_hunk_42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this-&gt;DataSymbols.insert(symbol);</text:p>
            <text:p>         }</text:p>
            <text:p>      }</text:p>
            <text:p/>
            <text:p/>
          </table:table-cell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[5, 7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ba819f49df33b546072a5928de3253770c4716b9</text:p>
          </table:table-cell>
          <table:table-cell office:value-type="string" calcext:value-type="string">
            <text:p>cmFortranParser: Parse #line directives</text:p>
            <text:p/>
            <text:p>Teach the lexer to extract the #line directive prefix and line number as</text:p>
            <text:p>a new token type.  Teach the parser to recognize this token followed by</text:p>
            <text:p>a string as the file name (plus possibly other content).  Report the</text:p>
            <text:p>named file as included by the source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231.cpp</text:p>
          </table:table-cell>
          <table:table-cell office:value-type="string" calcext:value-type="string">
            <text:p>second/download/CMake/CMake-old-new/Kitware_CMake_new_file_231.cpp</text:p>
          </table:table-cell>
          <table:table-cell office:value-type="string" calcext:value-type="string">
            <text:p>second/download/CMake/CMake-old-new/Kitware_CMake_old_hunk_429.cpp</text:p>
          </table:table-cell>
          <table:table-cell office:value-type="string" calcext:value-type="string">
            <text:p>second/download/CMake/CMake-old-new/Kitware_CMake_new_hunk_429.cpp</text:p>
          </table:table-cell>
          <table:table-cell office:value-type="string" calcext:value-type="string">
            <text:p/>
            <text:p>        /* lineno is only valid if an input buffer exists. */</text:p>
            <text:p>        if (! YY_CURRENT_BUFFER )</text:p>
            <text:p>           yy_fatal_error( "cmFortran_yyset_lineno called with no buffer" , yyscanner);</text:p>
            <text:p/>
            <text:p>    yylineno = line_number;</text:p>
            <text:p>}</text:p>
            <text:p/>
            <text:p>/** Set the current column.</text:p>
            <text:p> * @param column_no The column number to set.</text:p>
            <text:p> * @param yyscanner The scanner object.</text:p>
            <text:p> */</text:p>
            <text:p>void cmFortran_yyset_column (int  column_no , yyscan_t yyscanner)</text:p>
            <text:p/>
          </table:table-cell>
          <table:table-cell office:value-type="string" calcext:value-type="string">
            <text:p/>
            <text:p>        /* lineno is only valid if an input buffer exists. */</text:p>
            <text:p>        if (! YY_CURRENT_BUFFER )</text:p>
            <text:p>           YY_FATAL_ERROR( "cmFortran_yyset_lineno called with no buffer" );</text:p>
            <text:p/>
            <text:p>    yylineno = line_number;</text:p>
            <text:p>}</text:p>
            <text:p/>
            <text:p>/** Set the current column.</text:p>
            <text:p> * @param line_number</text:p>
            <text:p> * @param yyscanner The scanner object.</text:p>
            <text:p> */</text:p>
            <text:p>void cmFortran_yyset_column (int  column_no , yyscan_t yyscanner)</text:p>
            <text:p/>
          </table:table-cell>
          <table:table-cell office:value-type="float" office:value="2174" calcext:value-type="float">
            <text:p>2174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ba819f49df33b546072a5928de3253770c4716b9</text:p>
          </table:table-cell>
          <table:table-cell office:value-type="string" calcext:value-type="string">
            <text:p>cmFortranParser: Parse #line directives</text:p>
            <text:p/>
            <text:p>Teach the lexer to extract the #line directive prefix and line number as</text:p>
            <text:p>a new token type.  Teach the parser to recognize this token followed by</text:p>
            <text:p>a string as the file name (plus possibly other content).  Report the</text:p>
            <text:p>named file as included by the source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FortranLexer.cxx</text:p>
          </table:table-cell>
          <table:table-cell office:value-type="string" calcext:value-type="string">
            <text:p>second/download/CMake/CMake-old-new/Kitware_CMake_old_file_231.cpp</text:p>
          </table:table-cell>
          <table:table-cell office:value-type="string" calcext:value-type="string">
            <text:p>second/download/CMake/CMake-old-new/Kitware_CMake_new_file_231.cpp</text:p>
          </table:table-cell>
          <table:table-cell office:value-type="string" calcext:value-type="string">
            <text:p>second/download/CMake/CMake-old-new/Kitware_CMake_old_hunk_430.cpp</text:p>
          </table:table-cell>
          <table:table-cell office:value-type="string" calcext:value-type="string">
            <text:p>second/download/CMake/CMake-old-new/Kitware_CMake_new_hunk_430.cpp</text:p>
          </table:table-cell>
          <table:table-cell office:value-type="string" calcext:value-type="string">
            <text:p/>
            <text:p>        /* column is only valid if an input buffer exists. */</text:p>
            <text:p>        if (! YY_CURRENT_BUFFER )</text:p>
            <text:p>           yy_fatal_error( "cmFortran_yyset_column called with no buffer" , yyscanner);</text:p>
            <text:p/>
            <text:p>    yycolumn = column_no;</text:p>
            <text:p>}</text:p>
            <text:p/>
          </table:table-cell>
          <table:table-cell office:value-type="string" calcext:value-type="string">
            <text:p/>
            <text:p>        /* column is only valid if an input buffer exists. */</text:p>
            <text:p>        if (! YY_CURRENT_BUFFER )</text:p>
            <text:p>           YY_FATAL_ERROR( "cmFortran_yyset_column called with no buffer" );</text:p>
            <text:p/>
            <text:p>    yycolumn = column_no;</text:p>
            <text:p>}</text:p>
            <text:p/>
          </table:table-cell>
          <table:table-cell office:value-type="float" office:value="2189" calcext:value-type="float">
            <text:p>2189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7f8bb857b8ab714b80acfa6a6e2c34195fabff6f</text:p>
          </table:table-cell>
          <table:table-cell office:value-type="string" calcext:value-type="string">
            <text:p>VS6: Port to cmGeneratorTarge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ocalVisualStudio6Generator.cxx</text:p>
          </table:table-cell>
          <table:table-cell office:value-type="string" calcext:value-type="string">
            <text:p>second/download/CMake/CMake-old-new/Kitware_CMake_old_file_232.cpp</text:p>
          </table:table-cell>
          <table:table-cell office:value-type="string" calcext:value-type="string">
            <text:p>second/download/CMake/CMake-old-new/Kitware_CMake_new_file_232.cpp</text:p>
          </table:table-cell>
          <table:table-cell office:value-type="string" calcext:value-type="string">
            <text:p>second/download/CMake/CMake-old-new/Kitware_CMake_old_hunk_431.cpp</text:p>
          </table:table-cell>
          <table:table-cell office:value-type="string" calcext:value-type="string">
            <text:p>second/download/CMake/CMake-old-new/Kitware_CMake_new_hunk_431.cpp</text:p>
          </table:table-cell>
          <table:table-cell office:value-type="string" calcext:value-type="string">
            <text:p/>
            <text:p>void</text:p>
            <text:p>cmLocalVisualStudio6Generator</text:p>
            <text:p>::AddUtilityCommandHack(cmTarget&amp; target, int count,</text:p>
            <text:p>                        std::vector&lt;std::string&gt;&amp; depends,</text:p>
            <text:p>                        const cmCustomCommand&amp; origCommand)</text:p>
            <text:p>{</text:p>
            <text:p>  // Create a fake output that forces the rule to run.</text:p>
            <text:p>  char* output = new char[(strlen(this-&gt;GetCurrentBinaryDirectory())</text:p>
            <text:p>                            target.GetName().size()  30)];</text:p>
            <text:p>  sprintf(output,"%s/%s_force_%i", this-&gt;GetCurrentBinaryDirectory(),</text:p>
            <text:p>          target.GetName().c_str(), count);</text:p>
            <text:p>  const char* comment = origCommand.GetComment();</text:p>
            <text:p>  if(!comment &amp;&amp; origCommand.GetOutputs().empty())</text:p>
            <text:p>    {</text:p>
            <text:p/>
          </table:table-cell>
          <table:table-cell office:value-type="string" calcext:value-type="string">
            <text:p/>
            <text:p>void</text:p>
            <text:p>cmLocalVisualStudio6Generator</text:p>
            <text:p>::AddUtilityCommandHack(cmGeneratorTarget *target, int count,</text:p>
            <text:p>                        std::vector&lt;std::string&gt;&amp; depends,</text:p>
            <text:p>                        const cmCustomCommand&amp; origCommand)</text:p>
            <text:p>{</text:p>
            <text:p>  // Create a fake output that forces the rule to run.</text:p>
            <text:p>  char* output = new char[(strlen(this-&gt;GetCurrentBinaryDirectory())</text:p>
            <text:p>                            target-&gt;GetName().size()  30)];</text:p>
            <text:p>  sprintf(output,"%s/%s_force_%i", this-&gt;GetCurrentBinaryDirectory(),</text:p>
            <text:p>          target-&gt;GetName().c_str(), count);</text:p>
            <text:p>  const char* comment = origCommand.GetComment();</text:p>
            <text:p>  if(!comment &amp;&amp; origCommand.GetOutputs().empty())</text:p>
            <text:p>    {</text:p>
            <text:p/>
          </table:table-cell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.c</text:p>
          </table:table-cell>
          <table:table-cell office:value-type="string" calcext:value-type="string">
            <text:p>second/download/CMake/CMake-old-new/Kitware_CMake_old_file_233.cpp</text:p>
          </table:table-cell>
          <table:table-cell office:value-type="string" calcext:value-type="string">
            <text:p>second/download/CMake/CMake-old-new/Kitware_CMake_new_file_233.cpp</text:p>
          </table:table-cell>
          <table:table-cell office:value-type="string" calcext:value-type="string">
            <text:p>second/download/CMake/CMake-old-new/Kitware_CMake_old_hunk_432.cpp</text:p>
          </table:table-cell>
          <table:table-cell office:value-type="string" calcext:value-type="string">
            <text:p>second/download/CMake/CMake-old-new/Kitware_CMake_new_hunk_432.cpp</text:p>
          </table:table-cell>
          <table:table-cell office:value-type="string" calcext:value-type="string">
            <text:p>}</text:p>
            <text:p/>
            <text:p>if (a-&gt;read_data_offset &lt; a-&gt;read_data_output_offset) {</text:p>
            <text:p>archive_set_error(&amp;a-&gt;archive, ARCHIVE_ERRNO_FILE_FORMAT,</text:p>
            <text:p>    "Encountered out-of-order sparse blocks");</text:p>
            <text:p>return (ARCHIVE_RETRY);</text:p>
            <text:p>}</text:p>
            <text:p/>
          </table:table-cell>
          <table:table-cell office:value-type="string" calcext:value-type="string">
            <text:p>}</text:p>
            <text:p/>
            <text:p>if (a-&gt;read_data_offset &lt; a-&gt;read_data_output_offset) {</text:p>
            <text:p>archive_set_error(a, ARCHIVE_ERRNO_FILE_FORMAT,</text:p>
            <text:p>    "Encountered out-of-order sparse blocks");</text:p>
            <text:p>return (ARCHIVE_RETRY);</text:p>
            <text:p>}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.c</text:p>
          </table:table-cell>
          <table:table-cell office:value-type="string" calcext:value-type="string">
            <text:p>second/download/CMake/CMake-old-new/Kitware_CMake_old_file_233.cpp</text:p>
          </table:table-cell>
          <table:table-cell office:value-type="string" calcext:value-type="string">
            <text:p>second/download/CMake/CMake-old-new/Kitware_CMake_new_file_233.cpp</text:p>
          </table:table-cell>
          <table:table-cell office:value-type="string" calcext:value-type="string">
            <text:p>second/download/CMake/CMake-old-new/Kitware_CMake_old_hunk_433.cpp</text:p>
          </table:table-cell>
          <table:table-cell office:value-type="string" calcext:value-type="string">
            <text:p>second/download/CMake/CMake-old-new/Kitware_CMake_new_hunk_433.cpp</text:p>
          </table:table-cell>
          <table:table-cell office:value-type="string" calcext:value-type="string">
            <text:p>if (a-&gt;format-&gt;read_data == NULL) {</text:p>
            <text:p>archive_set_error(&amp;a-&gt;archive, ARCHIVE_ERRNO_PROGRAMMER,</text:p>
            <text:p>    "Internal error: "</text:p>
            <text:p>    "No format_read_data_block function registered");</text:p>
            <text:p>return (ARCHIVE_FATAL);</text:p>
            <text:p>}</text:p>
            <text:p/>
            <text:p/>
          </table:table-cell>
          <table:table-cell office:value-type="string" calcext:value-type="string">
            <text:p>if (a-&gt;format-&gt;read_data == NULL) {</text:p>
            <text:p>archive_set_error(&amp;a-&gt;archive, ARCHIVE_ERRNO_PROGRAMMER,</text:p>
            <text:p>    "Internal error: "</text:p>
            <text:p>    "No format-&gt;read_data function registered");</text:p>
            <text:p>return (ARCHIVE_FATAL);</text:p>
            <text:p>}</text:p>
            <text:p/>
            <text:p/>
          </table:table-cell>
          <table:table-cell office:value-type="float" office:value="953" calcext:value-type="float">
            <text:p>95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ar.c</text:p>
          </table:table-cell>
          <table:table-cell office:value-type="string" calcext:value-type="string">
            <text:p>second/download/CMake/CMake-old-new/Kitware_CMake_old_file_234.cpp</text:p>
          </table:table-cell>
          <table:table-cell office:value-type="string" calcext:value-type="string">
            <text:p>second/download/CMake/CMake-old-new/Kitware_CMake_new_file_234.cpp</text:p>
          </table:table-cell>
          <table:table-cell office:value-type="string" calcext:value-type="string">
            <text:p>second/download/CMake/CMake-old-new/Kitware_CMake_old_hunk_434.cpp</text:p>
          </table:table-cell>
          <table:table-cell office:value-type="string" calcext:value-type="string">
            <text:p>second/download/CMake/CMake-old-new/Kitware_CMake_new_hunk_434.cpp</text:p>
          </table:table-cell>
          <table:table-cell office:value-type="string" calcext:value-type="string">
            <text:p>if (strncmp(h  AR_fmag_offset, "`\n", 2) != 0) {</text:p>
            <text:p>archive_set_error(&amp;a-&gt;archive, EINVAL,</text:p>
            <text:p>    "Incorrect file header signature");</text:p>
            <text:p>return (ARCHIVE_WARN);</text:p>
            <text:p>}</text:p>
            <text:p/>
            <text:p>/* Copy filename into work buffer. */</text:p>
            <text:p/>
          </table:table-cell>
          <table:table-cell office:value-type="string" calcext:value-type="string">
            <text:p>if (strncmp(h  AR_fmag_offset, "`\n", 2) != 0) {</text:p>
            <text:p>archive_set_error(&amp;a-&gt;archive, EINVAL,</text:p>
            <text:p>    "Incorrect file header signature");</text:p>
            <text:p>return (ARCHIVE_FATAL);</text:p>
            <text:p>}</text:p>
            <text:p/>
            <text:p>/* Copy filename into work buffer. */</text:p>
            <text:p/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ar.c</text:p>
          </table:table-cell>
          <table:table-cell office:value-type="string" calcext:value-type="string">
            <text:p>second/download/CMake/CMake-old-new/Kitware_CMake_old_file_234.cpp</text:p>
          </table:table-cell>
          <table:table-cell office:value-type="string" calcext:value-type="string">
            <text:p>second/download/CMake/CMake-old-new/Kitware_CMake_new_file_234.cpp</text:p>
          </table:table-cell>
          <table:table-cell office:value-type="string" calcext:value-type="string">
            <text:p>second/download/CMake/CMake-old-new/Kitware_CMake_old_hunk_435.cpp</text:p>
          </table:table-cell>
          <table:table-cell office:value-type="string" calcext:value-type="string">
            <text:p>second/download/CMake/CMake-old-new/Kitware_CMake_new_hunk_435.cpp</text:p>
          </table:table-cell>
          <table:table-cell office:value-type="string" calcext:value-type="string">
            <text:p>if (entry_size == 0) {</text:p>
            <text:p>archive_set_error(&amp;a-&gt;archive, EINVAL,</text:p>
            <text:p>    "Invalid string table");</text:p>
            <text:p>return (ARCHIVE_WARN);</text:p>
            <text:p>}</text:p>
            <text:p>if (ar-&gt;strtab != NULL) {</text:p>
            <text:p>archive_set_error(&amp;a-&gt;archive, EINVAL,</text:p>
            <text:p>    "More than one string tables exist");</text:p>
            <text:p>return (ARCHIVE_WARN);</text:p>
            <text:p>}</text:p>
            <text:p/>
            <text:p>/* Read the filename table into memory. */</text:p>
            <text:p/>
          </table:table-cell>
          <table:table-cell office:value-type="string" calcext:value-type="string">
            <text:p>if (entry_size == 0) {</text:p>
            <text:p>archive_set_error(&amp;a-&gt;archive, EINVAL,</text:p>
            <text:p>    "Invalid string table");</text:p>
            <text:p>return (ARCHIVE_FATAL);</text:p>
            <text:p>}</text:p>
            <text:p>if (ar-&gt;strtab != NULL) {</text:p>
            <text:p>archive_set_error(&amp;a-&gt;archive, EINVAL,</text:p>
            <text:p>    "More than one string tables exist");</text:p>
            <text:p>return (ARCHIVE_FATAL);</text:p>
            <text:p>}</text:p>
            <text:p/>
            <text:p>/* Read the filename table into memory. */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1, 6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ar.c</text:p>
          </table:table-cell>
          <table:table-cell office:value-type="string" calcext:value-type="string">
            <text:p>second/download/CMake/CMake-old-new/Kitware_CMake_old_file_234.cpp</text:p>
          </table:table-cell>
          <table:table-cell office:value-type="string" calcext:value-type="string">
            <text:p>second/download/CMake/CMake-old-new/Kitware_CMake_new_file_234.cpp</text:p>
          </table:table-cell>
          <table:table-cell office:value-type="string" calcext:value-type="string">
            <text:p>second/download/CMake/CMake-old-new/Kitware_CMake_old_hunk_436.cpp</text:p>
          </table:table-cell>
          <table:table-cell office:value-type="string" calcext:value-type="string">
            <text:p>second/download/CMake/CMake-old-new/Kitware_CMake_new_hunk_436.cpp</text:p>
          </table:table-cell>
          <table:table-cell office:value-type="string" calcext:value-type="string">
            <text:p> */</text:p>
            <text:p>if (ar-&gt;strtab == NULL || number &gt; ar-&gt;strtab_size) {</text:p>
            <text:p>archive_set_error(&amp;a-&gt;archive, EINVAL,</text:p>
            <text:p>    "Can't find long filename for entry");</text:p>
            <text:p>archive_entry_copy_pathname(entry, filename);</text:p>
            <text:p>/* Parse the time, owner, mode, size fields. */</text:p>
            <text:p>ar_parse_common_header(ar, entry, h);</text:p>
            <text:p>return (ARCHIVE_WARN);</text:p>
            <text:p>}</text:p>
            <text:p/>
            <text:p>archive_entry_copy_pathname(entry, &amp;ar-&gt;strtab[(size_t)number]);</text:p>
            <text:p/>
          </table:table-cell>
          <table:table-cell office:value-type="string" calcext:value-type="string">
            <text:p> */</text:p>
            <text:p>if (ar-&gt;strtab == NULL || number &gt; ar-&gt;strtab_size) {</text:p>
            <text:p>archive_set_error(&amp;a-&gt;archive, EINVAL,</text:p>
            <text:p>    "Can't find long filename for GNU/SVR4 archive entry");</text:p>
            <text:p>archive_entry_copy_pathname(entry, filename);</text:p>
            <text:p>/* Parse the time, owner, mode, size fields. */</text:p>
            <text:p>ar_parse_common_header(ar, entry, h);</text:p>
            <text:p>return (ARCHIVE_FATAL);</text:p>
            <text:p>}</text:p>
            <text:p/>
            <text:p>archive_entry_copy_pathname(entry, &amp;ar-&gt;strtab[(size_t)number]);</text:p>
            <text:p/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iso9660.c</text:p>
          </table:table-cell>
          <table:table-cell office:value-type="string" calcext:value-type="string">
            <text:p>second/download/CMake/CMake-old-new/Kitware_CMake_old_file_235.cpp</text:p>
          </table:table-cell>
          <table:table-cell office:value-type="string" calcext:value-type="string">
            <text:p>second/download/CMake/CMake-old-new/Kitware_CMake_new_file_235.cpp</text:p>
          </table:table-cell>
          <table:table-cell office:value-type="string" calcext:value-type="string">
            <text:p>second/download/CMake/CMake-old-new/Kitware_CMake_old_hunk_437.cpp</text:p>
          </table:table-cell>
          <table:table-cell office:value-type="string" calcext:value-type="string">
            <text:p>second/download/CMake/CMake-old-new/Kitware_CMake_new_hunk_437.cpp</text:p>
          </table:table-cell>
          <table:table-cell office:value-type="string" calcext:value-type="string">
            <text:p>archive_set_error(&amp;a-&gt;archive,</text:p>
            <text:p>    ARCHIVE_ERRNO_FILE_FORMAT,</text:p>
            <text:p>    "Pathname is too long");</text:p>
            <text:p>}</text:p>
            <text:p/>
            <text:p>r = archive_entry_copy_pathname_l(entry,</text:p>
            <text:p/>
          </table:table-cell>
          <table:table-cell office:value-type="string" calcext:value-type="string">
            <text:p>archive_set_error(&amp;a-&gt;archive,</text:p>
            <text:p>    ARCHIVE_ERRNO_FILE_FORMAT,</text:p>
            <text:p>    "Pathname is too long");</text:p>
            <text:p>return (ARCHIVE_FATAL);</text:p>
            <text:p>}</text:p>
            <text:p/>
            <text:p>r = archive_entry_copy_pathname_l(entry,</text:p>
            <text:p/>
          </table:table-cell>
          <table:table-cell table:number-columns-repeated="2" office:value-type="float" office:value="1225" calcext:value-type="float">
            <text:p>1225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lha.c</text:p>
          </table:table-cell>
          <table:table-cell office:value-type="string" calcext:value-type="string">
            <text:p>second/download/CMake/CMake-old-new/Kitware_CMake_old_file_236.cpp</text:p>
          </table:table-cell>
          <table:table-cell office:value-type="string" calcext:value-type="string">
            <text:p>second/download/CMake/CMake-old-new/Kitware_CMake_new_file_236.cpp</text:p>
          </table:table-cell>
          <table:table-cell office:value-type="string" calcext:value-type="string">
            <text:p>second/download/CMake/CMake-old-new/Kitware_CMake_old_hunk_438.cpp</text:p>
          </table:table-cell>
          <table:table-cell office:value-type="string" calcext:value-type="string">
            <text:p>second/download/CMake/CMake-old-new/Kitware_CMake_new_hunk_438.cpp</text:p>
          </table:table-cell>
          <table:table-cell office:value-type="string" calcext:value-type="string">
            <text:p>lha-&gt;entry_unconsumed = 0;</text:p>
            <text:p>}</text:p>
            <text:p>if (lha-&gt;end_of_entry) {</text:p>
            <text:p>if (!lha-&gt;end_of_entry_cleanup) {</text:p>
            <text:p>if ((lha-&gt;setflag &amp; CRC_IS_SET) &amp;&amp;</text:p>
            <text:p>    lha-&gt;crc != lha-&gt;entry_crc_calculated) {</text:p>
            <text:p>archive_set_error(&amp;a-&gt;archive,</text:p>
            <text:p>    ARCHIVE_ERRNO_MISC,</text:p>
            <text:p>    "LHa data CRC error");</text:p>
            <text:p>return (ARCHIVE_WARN);</text:p>
            <text:p>}</text:p>
            <text:p/>
            <text:p>/* End-of-entry cleanup done. */</text:p>
            <text:p>lha-&gt;end_of_entry_cleanup = 1;</text:p>
            <text:p>}</text:p>
            <text:p>*offset = lha-&gt;entry_offset;</text:p>
            <text:p>*size = 0;</text:p>
            <text:p>*buff = NULL;</text:p>
            <text:p>return (ARCHIVE_EOF);</text:p>
            <text:p>}</text:p>
            <text:p/>
            <text:p>if (lha-&gt;entry_is_compressed)</text:p>
            <text:p/>
          </table:table-cell>
          <table:table-cell office:value-type="string" calcext:value-type="string">
            <text:p>lha-&gt;entry_unconsumed = 0;</text:p>
            <text:p>}</text:p>
            <text:p>if (lha-&gt;end_of_entry) {</text:p>
            <text:p>*offset = lha-&gt;entry_offset;</text:p>
            <text:p>*size = 0;</text:p>
            <text:p>*buff = NULL;</text:p>
            <text:p>return (lha_end_of_entry(a));</text:p>
            <text:p>}</text:p>
            <text:p/>
            <text:p>if (lha-&gt;entry_is_compressed)</text:p>
            <text:p/>
          </table:table-cell>
          <table:table-cell office:value-type="float" office:value="1390" calcext:value-type="float">
            <text:p>1390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lha.c</text:p>
          </table:table-cell>
          <table:table-cell office:value-type="string" calcext:value-type="string">
            <text:p>second/download/CMake/CMake-old-new/Kitware_CMake_old_file_236.cpp</text:p>
          </table:table-cell>
          <table:table-cell office:value-type="string" calcext:value-type="string">
            <text:p>second/download/CMake/CMake-old-new/Kitware_CMake_new_file_236.cpp</text:p>
          </table:table-cell>
          <table:table-cell office:value-type="string" calcext:value-type="string">
            <text:p>second/download/CMake/CMake-old-new/Kitware_CMake_old_hunk_439.cpp</text:p>
          </table:table-cell>
          <table:table-cell office:value-type="string" calcext:value-type="string">
            <text:p>second/download/CMake/CMake-old-new/Kitware_CMake_new_hunk_439.cpp</text:p>
          </table:table-cell>
          <table:table-cell office:value-type="string" calcext:value-type="string">
            <text:p>ssize_t bytes_avail;</text:p>
            <text:p>int r;</text:p>
            <text:p/>
            <text:p>/* If the buffer hasn't been allocated, allocate it now. */</text:p>
            <text:p>if (lha-&gt;uncompressed_buffer == NULL) {</text:p>
            <text:p>lha-&gt;uncompressed_buffer_size = 64 * 1024;</text:p>
            <text:p>lha-&gt;uncompressed_buffer</text:p>
            <text:p>    = (unsigned char *)malloc(lha-&gt;uncompressed_buffer_size);</text:p>
            <text:p>if (lha-&gt;uncompressed_buffer == NULL) {</text:p>
            <text:p>archive_set_error(&amp;a-&gt;archive, ENOMEM,</text:p>
            <text:p>    "No memory for lzh decompression");</text:p>
            <text:p>return (ARCHIVE_FATAL);</text:p>
            <text:p>}</text:p>
            <text:p>}</text:p>
            <text:p/>
            <text:p>/* If we haven't yet read any data, initialize the decompressor. */</text:p>
            <text:p>if (!lha-&gt;decompress_init) {</text:p>
            <text:p>r = lzh_decode_init(&amp;(lha-&gt;strm), lha-&gt;method);</text:p>
            <text:p/>
          </table:table-cell>
          <table:table-cell office:value-type="string" calcext:value-type="string">
            <text:p>ssize_t bytes_avail;</text:p>
            <text:p>int r;</text:p>
            <text:p/>
            <text:p>/* If we haven't yet read any data, initialize the decompressor. */</text:p>
            <text:p>if (!lha-&gt;decompress_init) {</text:p>
            <text:p>r = lzh_decode_init(&amp;(lha-&gt;strm), lha-&gt;method);</text:p>
            <text:p/>
          </table:table-cell>
          <table:table-cell office:value-type="float" office:value="1477" calcext:value-type="float">
            <text:p>1477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237.cpp</text:p>
          </table:table-cell>
          <table:table-cell office:value-type="string" calcext:value-type="string">
            <text:p>second/download/CMake/CMake-old-new/Kitware_CMake_new_file_237.cpp</text:p>
          </table:table-cell>
          <table:table-cell office:value-type="string" calcext:value-type="string">
            <text:p>second/download/CMake/CMake-old-new/Kitware_CMake_old_hunk_440.cpp</text:p>
          </table:table-cell>
          <table:table-cell office:value-type="string" calcext:value-type="string">
            <text:p>second/download/CMake/CMake-old-new/Kitware_CMake_new_hunk_440.cpp</text:p>
          </table:table-cell>
          <table:table-cell office:value-type="string" calcext:value-type="string">
            <text:p>mtree-&gt;fd = open(path, O_RDONLY | O_BINARY | O_CLOEXEC);</text:p>
            <text:p>__archive_ensure_cloexec_flag(mtree-&gt;fd);</text:p>
            <text:p>if (mtree-&gt;fd == -1 &amp;&amp;</text:p>
            <text:p>(errno != ENOENT ||</text:p>
            <text:p> archive_strlen(&amp;mtree-&gt;contents_name) &gt; 0)) {</text:p>
            <text:p>archive_set_error(&amp;a-&gt;archive, errno,</text:p>
            <text:p>"Can't open %s", path);</text:p>
            <text:p>r = ARCHIVE_WARN;</text:p>
            <text:p/>
          </table:table-cell>
          <table:table-cell office:value-type="string" calcext:value-type="string">
            <text:p>mtree-&gt;fd = open(path, O_RDONLY | O_BINARY | O_CLOEXEC);</text:p>
            <text:p>__archive_ensure_cloexec_flag(mtree-&gt;fd);</text:p>
            <text:p>if (mtree-&gt;fd == -1 &amp;&amp;</text:p>
            <text:p>(errno != ENOENT ||</text:p>
            <text:p> archive_strlen(&amp;mtree-&gt;contents_name) &gt; 0)) {</text:p>
            <text:p>archive_set_error(&amp;a-&gt;archive, errno,</text:p>
            <text:p>"Can't open %s", path);</text:p>
            <text:p>r = ARCHIVE_WARN;</text:p>
            <text:p/>
          </table:table-cell>
          <table:table-cell office:value-type="float" office:value="1151" calcext:value-type="float">
            <text:p>1151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237.cpp</text:p>
          </table:table-cell>
          <table:table-cell office:value-type="string" calcext:value-type="string">
            <text:p>second/download/CMake/CMake-old-new/Kitware_CMake_new_file_237.cpp</text:p>
          </table:table-cell>
          <table:table-cell office:value-type="string" calcext:value-type="string">
            <text:p>second/download/CMake/CMake-old-new/Kitware_CMake_old_hunk_441.cpp</text:p>
          </table:table-cell>
          <table:table-cell office:value-type="string" calcext:value-type="string">
            <text:p>second/download/CMake/CMake-old-new/Kitware_CMake_new_hunk_441.cpp</text:p>
          </table:table-cell>
          <table:table-cell office:value-type="string" calcext:value-type="string">
            <text:p>}</text:p>
            <text:p/>
            <text:p>/*</text:p>
            <text:p> * Check for a mismatch between the type in the specification and</text:p>
            <text:p> * the type of the contents object on disk.</text:p>
            <text:p> */</text:p>
            <text:p>if (st != NULL) {</text:p>
            <text:p>if (</text:p>
            <text:p>((st-&gt;st_mode &amp; S_IFMT) == S_IFREG &amp;&amp;</text:p>
            <text:p> archive_entry_filetype(entry) == AE_IFREG)</text:p>
            <text:p>#ifdef S_IFLNK</text:p>
            <text:p>|| ((st-&gt;st_mode &amp; S_IFMT) == S_IFLNK &amp;&amp;</text:p>
            <text:p>archive_entry_filetype(entry) == AE_IFLNK)</text:p>
            <text:p>#endif</text:p>
            <text:p>#ifdef S_IFSOCK</text:p>
            <text:p>|| ((st-&gt;st_mode &amp; S_IFSOCK) == S_IFSOCK &amp;&amp;</text:p>
            <text:p>archive_entry_filetype(entry) == AE_IFSOCK)</text:p>
            <text:p>#endif</text:p>
            <text:p>#ifdef S_IFCHR</text:p>
            <text:p>|| ((st-&gt;st_mode &amp; S_IFMT) == S_IFCHR &amp;&amp;</text:p>
            <text:p>archive_entry_filetype(entry) == AE_IFCHR)</text:p>
            <text:p>#endif</text:p>
            <text:p>#ifdef S_IFBLK</text:p>
            <text:p>|| ((st-&gt;st_mode &amp; S_IFMT) == S_IFBLK &amp;&amp;</text:p>
            <text:p>archive_entry_filetype(entry) == AE_IFBLK)</text:p>
            <text:p>#endif</text:p>
            <text:p>|| ((st-&gt;st_mode &amp; S_IFMT) == S_IFDIR &amp;&amp;</text:p>
            <text:p>archive_entry_filetype(entry) == AE_IFDIR)</text:p>
            <text:p>#ifdef S_IFIFO</text:p>
            <text:p>|| ((st-&gt;st_mode &amp; S_IFMT) == S_IFIFO &amp;&amp;</text:p>
            <text:p>archive_entry_filetype(entry) == AE_IFIFO)</text:p>
            <text:p>#endif</text:p>
            <text:p>) {</text:p>
            <text:p>/* Types match. */</text:p>
            <text:p>} else {</text:p>
            <text:p>/* Types don't match; bail out gracefully. */</text:p>
            <text:p>if (mtree-&gt;fd &gt;= 0)</text:p>
            <text:p>close(mtree-&gt;fd);</text:p>
            <text:p>mtree-&gt;fd = -1;</text:p>
            <text:p>if (parsed_kws &amp; MTREE_HAS_OPTIONAL) {</text:p>
            <text:p>/* It's not an error for an optional entry</text:p>
            <text:p>   to not match disk. */</text:p>
            <text:p>*use_next = 1;</text:p>
            <text:p>} else if (r == ARCHIVE_OK) {</text:p>
            <text:p>archive_set_error(&amp;a-&gt;archive,</text:p>
            <text:p>ARCHIVE_ERRNO_MISC,</text:p>
            <text:p>"mtree specification has different type for %s",</text:p>
            <text:p>archive_entry_pathname(entry));</text:p>
            <text:p>r = ARCHIVE_WARN;</text:p>
            <text:p>}</text:p>
            <text:p>return r;</text:p>
            <text:p>}</text:p>
            <text:p>}</text:p>
            <text:p/>
            <text:p>/*</text:p>
            <text:p> * If there is a contents file on disk, pick some of the metadata</text:p>
            <text:p> * from that file.  For most of these, we only set it from the contents</text:p>
            <text:p> * if it wasn't already parsed from the specification.</text:p>
            <text:p> */</text:p>
            <text:p>if (st != NULL) {</text:p>
            <text:p>if (((parsed_kws &amp; MTREE_HAS_DEVICE) == 0 ||</text:p>
            <text:p>(parsed_kws &amp; MTREE_HAS_NOCHANGE) != 0) &amp;&amp;</text:p>
            <text:p>(archive_entry_filetype(entry) == AE_IFCHR ||</text:p>
            <text:p> archive_entry_filetype(entry) == AE_IFBLK))</text:p>
            <text:p>archive_entry_set_rdev(entry, st-&gt;st_rdev);</text:p>
            <text:p>if ((parsed_kws &amp; (MTREE_HAS_GID | MTREE_HAS_GNAME)) == 0 ||</text:p>
            <text:p>(parsed_kws &amp; MTREE_HAS_NOCHANGE) != 0)</text:p>
            <text:p>archive_entry_set_gid(entry, st-&gt;st_gid);</text:p>
            <text:p>if ((parsed_kws &amp; (MTREE_HAS_UID | MTREE_HAS_UNAME)) == 0 ||</text:p>
            <text:p>(parsed_kws &amp; MTREE_HAS_NOCHANGE) != 0)</text:p>
            <text:p>archive_entry_set_uid(entry, st-&gt;st_uid);</text:p>
            <text:p>if ((parsed_kws &amp; MTREE_HAS_MTIME) == 0 ||</text:p>
            <text:p>(parsed_kws &amp; MTREE_HAS_NOCHANGE) != 0) {</text:p>
            <text:p>#if HAVE_STRUCT_STAT_ST_MTIMESPEC_TV_NSEC</text:p>
            <text:p>archive_entry_set_mtime(entry, st-&gt;st_mtime,</text:p>
            <text:p>st-&gt;st_mtimespec.tv_nsec);</text:p>
            <text:p/>
          </table:table-cell>
          <table:table-cell office:value-type="string" calcext:value-type="string">
            <text:p>}</text:p>
            <text:p/>
            <text:p>/*</text:p>
            <text:p> * Check for a mismatch between the type in the specification</text:p>
            <text:p> * and the type of the contents object on disk.</text:p>
            <text:p> */</text:p>
            <text:p>if (st != NULL) {</text:p>
            <text:p>if (((st-&gt;st_mode &amp; S_IFMT) == S_IFREG &amp;&amp;</text:p>
            <text:p>      archive_entry_filetype(entry) == AE_IFREG)</text:p>
            <text:p>#ifdef S_IFLNK</text:p>
            <text:p>  ||((st-&gt;st_mode &amp; S_IFMT) == S_IFLNK &amp;&amp;</text:p>
            <text:p>      archive_entry_filetype(entry) == AE_IFLNK)</text:p>
            <text:p>#endif</text:p>
            <text:p>#ifdef S_IFSOCK</text:p>
            <text:p>  ||((st-&gt;st_mode &amp; S_IFSOCK) == S_IFSOCK &amp;&amp;</text:p>
            <text:p>      archive_entry_filetype(entry) == AE_IFSOCK)</text:p>
            <text:p>#endif</text:p>
            <text:p>#ifdef S_IFCHR</text:p>
            <text:p>  ||((st-&gt;st_mode &amp; S_IFMT) == S_IFCHR &amp;&amp;</text:p>
            <text:p>      archive_entry_filetype(entry) == AE_IFCHR)</text:p>
            <text:p>#endif</text:p>
            <text:p>#ifdef S_IFBLK</text:p>
            <text:p>  ||((st-&gt;st_mode &amp; S_IFMT) == S_IFBLK &amp;&amp;</text:p>
            <text:p>      archive_entry_filetype(entry) == AE_IFBLK)</text:p>
            <text:p>#endif</text:p>
            <text:p>  ||((st-&gt;st_mode &amp; S_IFMT) == S_IFDIR &amp;&amp;</text:p>
            <text:p>      archive_entry_filetype(entry) == AE_IFDIR)</text:p>
            <text:p>#ifdef S_IFIFO</text:p>
            <text:p>  ||((st-&gt;st_mode &amp; S_IFMT) == S_IFIFO &amp;&amp;</text:p>
            <text:p>      archive_entry_filetype(entry) == AE_IFIFO)</text:p>
            <text:p>#endif</text:p>
            <text:p>) {</text:p>
            <text:p>/* Types match. */</text:p>
            <text:p>} else {</text:p>
            <text:p>/* Types don't match; bail out gracefully. */</text:p>
            <text:p>if (mtree-&gt;fd &gt;= 0)</text:p>
            <text:p>close(mtree-&gt;fd);</text:p>
            <text:p>mtree-&gt;fd = -1;</text:p>
            <text:p>if (parsed_kws &amp; MTREE_HAS_OPTIONAL) {</text:p>
            <text:p>/* It's not an error for an optional</text:p>
            <text:p> * entry to not match disk. */</text:p>
            <text:p>*use_next = 1;</text:p>
            <text:p>} else if (r == ARCHIVE_OK) {</text:p>
            <text:p>archive_set_error(&amp;a-&gt;archive,</text:p>
            <text:p>    ARCHIVE_ERRNO_MISC,</text:p>
            <text:p>    "mtree specification has different"</text:p>
            <text:p>    " type for %s",</text:p>
            <text:p>    archive_entry_pathname(entry));</text:p>
            <text:p>r = ARCHIVE_WARN;</text:p>
            <text:p>}</text:p>
            <text:p>return (r);</text:p>
            <text:p>}</text:p>
            <text:p>}</text:p>
            <text:p/>
            <text:p>/*</text:p>
            <text:p> * If there is a contents file on disk, pick some of the</text:p>
            <text:p> * metadata from that file.  For most of these, we only</text:p>
            <text:p> * set it from the contents if it wasn't already parsed</text:p>
            <text:p> * from the specification.</text:p>
            <text:p> */</text:p>
            <text:p>if (st != NULL) {</text:p>
            <text:p>if (((parsed_kws &amp; MTREE_HAS_DEVICE) == 0 ||</text:p>
            <text:p>(parsed_kws &amp; MTREE_HAS_NOCHANGE) != 0) &amp;&amp;</text:p>
            <text:p>(archive_entry_filetype(entry) == AE_IFCHR ||</text:p>
            <text:p> archive_entry_filetype(entry) == AE_IFBLK))</text:p>
            <text:p>archive_entry_set_rdev(entry, st-&gt;st_rdev);</text:p>
            <text:p>if ((parsed_kws &amp; (MTREE_HAS_GID | MTREE_HAS_GNAME))</text:p>
            <text:p>== 0 ||</text:p>
            <text:p>    (parsed_kws &amp; MTREE_HAS_NOCHANGE) != 0)</text:p>
            <text:p>archive_entry_set_gid(entry, st-&gt;st_gid);</text:p>
            <text:p>if ((parsed_kws &amp; (MTREE_HAS_UID | MTREE_HAS_UNAME))</text:p>
            <text:p>== 0 ||</text:p>
            <text:p>    (parsed_kws &amp; MTREE_HAS_NOCHANGE) != 0)</text:p>
            <text:p>archive_entry_set_uid(entry, st-&gt;st_uid);</text:p>
            <text:p>if ((parsed_kws &amp; MTREE_HAS_MTIME) == 0 ||</text:p>
            <text:p>    (parsed_kws &amp; MTREE_HAS_NOCHANGE) != 0) {</text:p>
            <text:p>#if HAVE_STRUCT_STAT_ST_MTIMESPEC_TV_NSEC</text:p>
            <text:p>archive_entry_set_mtime(entry, st-&gt;st_mtime,</text:p>
            <text:p>st-&gt;st_mtimespec.tv_nsec);</text:p>
            <text:p/>
          </table:table-cell>
          <table:table-cell office:value-type="float" office:value="1175" calcext:value-type="float">
            <text:p>1175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237.cpp</text:p>
          </table:table-cell>
          <table:table-cell office:value-type="string" calcext:value-type="string">
            <text:p>second/download/CMake/CMake-old-new/Kitware_CMake_new_file_237.cpp</text:p>
          </table:table-cell>
          <table:table-cell office:value-type="string" calcext:value-type="string">
            <text:p>second/download/CMake/CMake-old-new/Kitware_CMake_old_hunk_442.cpp</text:p>
          </table:table-cell>
          <table:table-cell office:value-type="string" calcext:value-type="string">
            <text:p>second/download/CMake/CMake-old-new/Kitware_CMake_new_hunk_442.cpp</text:p>
          </table:table-cell>
          <table:table-cell office:value-type="string" calcext:value-type="string">
            <text:p>    "Missing number");</text:p>
            <text:p>return ARCHIVE_WARN;</text:p>
            <text:p>}</text:p>
            <text:p>numbers[argc�] = mtree_atol(&amp;p);</text:p>
            <text:p>if (argc &gt; MAX_PACK_ARGS) {</text:p>
            <text:p>archive_set_error(a, ARCHIVE_ERRNO_FILE_FORMAT,</text:p>
            <text:p>    "Too many arguments");</text:p>
            <text:p/>
          </table:table-cell>
          <table:table-cell office:value-type="string" calcext:value-type="string">
            <text:p>    "Missing number");</text:p>
            <text:p>return ARCHIVE_WARN;</text:p>
            <text:p>}</text:p>
            <text:p>numbers[argc�] = (unsigned long)mtree_atol(&amp;p);</text:p>
            <text:p>if (argc &gt; MAX_PACK_ARGS) {</text:p>
            <text:p>archive_set_error(a, ARCHIVE_ERRNO_FILE_FORMAT,</text:p>
            <text:p>    "Too many arguments");</text:p>
            <text:p/>
          </table:table-cell>
          <table:table-cell office:value-type="float" office:value="1370" calcext:value-type="float">
            <text:p>1370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5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237.cpp</text:p>
          </table:table-cell>
          <table:table-cell office:value-type="string" calcext:value-type="string">
            <text:p>second/download/CMake/CMake-old-new/Kitware_CMake_new_file_237.cpp</text:p>
          </table:table-cell>
          <table:table-cell office:value-type="string" calcext:value-type="string">
            <text:p>second/download/CMake/CMake-old-new/Kitware_CMake_old_hunk_443.cpp</text:p>
          </table:table-cell>
          <table:table-cell office:value-type="string" calcext:value-type="string">
            <text:p>second/download/CMake/CMake-old-new/Kitware_CMake_new_hunk_443.cpp</text:p>
          </table:table-cell>
          <table:table-cell office:value-type="string" calcext:value-type="string">
            <text:p>}</text:p>
            <text:p>case 'c':</text:p>
            <text:p>if (strcmp(val, "char") == 0) {</text:p>
            <text:p>archive_entry_set_filetype(entry, AE_IFCHR);</text:p>
            <text:p>break;</text:p>
            <text:p>}</text:p>
            <text:p>case 'd':</text:p>
            <text:p>if (strcmp(val, "dir") == 0) {</text:p>
            <text:p>archive_entry_set_filetype(entry, AE_IFDIR);</text:p>
            <text:p>break;</text:p>
            <text:p>}</text:p>
            <text:p>case 'f':</text:p>
            <text:p>if (strcmp(val, "fifo") == 0) {</text:p>
            <text:p>archive_entry_set_filetype(entry, AE_IFIFO);</text:p>
            <text:p>break;</text:p>
            <text:p>}</text:p>
            <text:p>if (strcmp(val, "file") == 0) {</text:p>
            <text:p>archive_entry_set_filetype(entry, AE_IFREG);</text:p>
            <text:p>break;</text:p>
            <text:p>}</text:p>
            <text:p>case 'l':</text:p>
            <text:p>if (strcmp(val, "link") == 0) {</text:p>
            <text:p>archive_entry_set_filetype(entry, AE_IFLNK);</text:p>
            <text:p>break;</text:p>
            <text:p>}</text:p>
            <text:p>default:</text:p>
            <text:p>archive_set_error(&amp;a-&gt;archive,</text:p>
            <text:p>    ARCHIVE_ERRNO_FILE_FORMAT,</text:p>
            <text:p>    "Unrecognized file type \"%s\"; assuming \"file\"", val);</text:p>
            <text:p>archive_entry_set_filetype(entry, AE_IFREG);</text:p>
            <text:p>return (ARCHIVE_WARN);</text:p>
            <text:p>}</text:p>
            <text:p/>
          </table:table-cell>
          <table:table-cell office:value-type="string" calcext:value-type="string">
            <text:p>}</text:p>
            <text:p>case 'c':</text:p>
            <text:p>if (strcmp(val, "char") == 0) {</text:p>
            <text:p>archive_entry_set_filetype(entry,</text:p>
            <text:p>AE_IFCHR);</text:p>
            <text:p>break;</text:p>
            <text:p>}</text:p>
            <text:p>case 'd':</text:p>
            <text:p>if (strcmp(val, "dir") == 0) {</text:p>
            <text:p>archive_entry_set_filetype(entry,</text:p>
            <text:p>AE_IFDIR);</text:p>
            <text:p>break;</text:p>
            <text:p>}</text:p>
            <text:p>case 'f':</text:p>
            <text:p>if (strcmp(val, "fifo") == 0) {</text:p>
            <text:p>archive_entry_set_filetype(entry,</text:p>
            <text:p>AE_IFIFO);</text:p>
            <text:p>break;</text:p>
            <text:p>}</text:p>
            <text:p>if (strcmp(val, "file") == 0) {</text:p>
            <text:p>archive_entry_set_filetype(entry,</text:p>
            <text:p>AE_IFREG);</text:p>
            <text:p>break;</text:p>
            <text:p>}</text:p>
            <text:p>case 'l':</text:p>
            <text:p>if (strcmp(val, "link") == 0) {</text:p>
            <text:p>archive_entry_set_filetype(entry,</text:p>
            <text:p>AE_IFLNK);</text:p>
            <text:p>break;</text:p>
            <text:p>}</text:p>
            <text:p>default:</text:p>
            <text:p>archive_set_error(&amp;a-&gt;archive,</text:p>
            <text:p>    ARCHIVE_ERRNO_FILE_FORMAT,</text:p>
            <text:p>    "Unrecognized file type \"%s\"; "</text:p>
            <text:p>    "assuming \"file\"", val);</text:p>
            <text:p>archive_entry_set_filetype(entry, AE_IFREG);</text:p>
            <text:p>return (ARCHIVE_WARN);</text:p>
            <text:p>}</text:p>
            <text:p/>
          </table:table-cell>
          <table:table-cell office:value-type="float" office:value="1583" calcext:value-type="float">
            <text:p>1583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mtree.c</text:p>
          </table:table-cell>
          <table:table-cell office:value-type="string" calcext:value-type="string">
            <text:p>second/download/CMake/CMake-old-new/Kitware_CMake_old_file_237.cpp</text:p>
          </table:table-cell>
          <table:table-cell office:value-type="string" calcext:value-type="string">
            <text:p>second/download/CMake/CMake-old-new/Kitware_CMake_new_file_237.cpp</text:p>
          </table:table-cell>
          <table:table-cell office:value-type="string" calcext:value-type="string">
            <text:p>second/download/CMake/CMake-old-new/Kitware_CMake_old_hunk_444.cpp</text:p>
          </table:table-cell>
          <table:table-cell office:value-type="string" calcext:value-type="string">
            <text:p>second/download/CMake/CMake-old-new/Kitware_CMake_new_hunk_444.cpp</text:p>
          </table:table-cell>
          <table:table-cell office:value-type="string" calcext:value-type="string">
            <text:p>return (0);</text:p>
            <text:p>if (bytes_read &lt; 0)</text:p>
            <text:p>return (ARCHIVE_FATAL);</text:p>
            <text:p>s = t;  /* Start of line? */</text:p>
            <text:p>p = memchr(t, '\n', bytes_read);</text:p>
            <text:p>/* If we found '\n', trim the read. */</text:p>
            <text:p>if (p != NULL) {</text:p>
            <text:p>bytes_read = 1  ((const char *)p) - s;</text:p>
            <text:p>}</text:p>
            <text:p>if (total_size  bytes_read  1 &gt; limit) {</text:p>
            <text:p>archive_set_error(&amp;a-&gt;archive,</text:p>
            <text:p/>
          </table:table-cell>
          <table:table-cell office:value-type="string" calcext:value-type="string">
            <text:p>return (0);</text:p>
            <text:p>if (bytes_read &lt; 0)</text:p>
            <text:p>return (ARCHIVE_FATAL);</text:p>
            <text:p>nl = memchr(t, '\n', bytes_read);</text:p>
            <text:p>/* If we found '\n', trim the read to end exactly there. */</text:p>
            <text:p>if (nl != NULL) {</text:p>
            <text:p>bytes_read = ((const char *)nl) - ((const char *)t)  1;</text:p>
            <text:p>}</text:p>
            <text:p>if (total_size  bytes_read  1 &gt; limit) {</text:p>
            <text:p>archive_set_error(&amp;a-&gt;archive,</text:p>
            <text:p/>
          </table:table-cell>
          <table:table-cell office:value-type="float" office:value="1916" calcext:value-type="float">
            <text:p>191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string" calcext:value-type="string">
            <text:p>second/download/CMake/CMake-old-new/Kitware_CMake_old_file_238.cpp</text:p>
          </table:table-cell>
          <table:table-cell office:value-type="string" calcext:value-type="string">
            <text:p>second/download/CMake/CMake-old-new/Kitware_CMake_new_file_238.cpp</text:p>
          </table:table-cell>
          <table:table-cell office:value-type="string" calcext:value-type="string">
            <text:p>second/download/CMake/CMake-old-new/Kitware_CMake_old_hunk_445.cpp</text:p>
          </table:table-cell>
          <table:table-cell office:value-type="string" calcext:value-type="string">
            <text:p>second/download/CMake/CMake-old-new/Kitware_CMake_new_hunk_445.cpp</text:p>
          </table:table-cell>
          <table:table-cell office:value-type="string" calcext:value-type="string">
            <text:p>{</text:p>
            <text:p>  int i, j, codebits = 0, symbolsleft = numsymbols;</text:p>
            <text:p/>
            <text:p>  if (new_node(code) &lt; 0) {</text:p>
            <text:p>    archive_set_error(&amp;a-&gt;archive, ENOMEM,</text:p>
            <text:p>                      "Unable to allocate memory for node data.");</text:p>
            <text:p/>
          </table:table-cell>
          <table:table-cell office:value-type="string" calcext:value-type="string">
            <text:p>{</text:p>
            <text:p>  int i, j, codebits = 0, symbolsleft = numsymbols;</text:p>
            <text:p/>
            <text:p>  code-&gt;numentries = 0;</text:p>
            <text:p>  code-&gt;numallocatedentries = 0;</text:p>
            <text:p>  if (new_node(code) &lt; 0) {</text:p>
            <text:p>    archive_set_error(&amp;a-&gt;archive, ENOMEM,</text:p>
            <text:p>                      "Unable to allocate memory for node data.");</text:p>
            <text:p/>
          </table:table-cell>
          <table:table-cell office:value-type="float" office:value="2406" calcext:value-type="float">
            <text:p>2406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39.cpp</text:p>
          </table:table-cell>
          <table:table-cell office:value-type="string" calcext:value-type="string">
            <text:p>second/download/CMake/CMake-old-new/Kitware_CMake_new_file_239.cpp</text:p>
          </table:table-cell>
          <table:table-cell office:value-type="string" calcext:value-type="string">
            <text:p>second/download/CMake/CMake-old-new/Kitware_CMake_old_hunk_446.cpp</text:p>
          </table:table-cell>
          <table:table-cell office:value-type="string" calcext:value-type="string">
            <text:p>second/download/CMake/CMake-old-new/Kitware_CMake_new_hunk_446.cpp</text:p>
          </table:table-cell>
          <table:table-cell office:value-type="string" calcext:value-type="string">
            <text:p>{</text:p>
            <text:p>unsigned offset = 0;</text:p>
            <text:p/>
            <text:p>while (offset &lt; extra_length - 4)</text:p>
            <text:p>{</text:p>
            <text:p>unsigned short headerid = archive_le16dec(p  offset);</text:p>
            <text:p>unsigned short datasize = archive_le16dec(p  offset  2);</text:p>
            <text:p>offset = 4;</text:p>
            <text:p>if (offset  datasize &gt; extra_length)</text:p>
            <text:p>break;</text:p>
            <text:p>#ifdef DEBUG</text:p>
            <text:p>fprintf(stderr, "Header id 0x%x, length %d\n",</text:p>
            <text:p>    headerid, datasize);</text:p>
            <text:p>#endif</text:p>
            <text:p>switch (headerid) {</text:p>
            <text:p/>
          </table:table-cell>
          <table:table-cell office:value-type="string" calcext:value-type="string">
            <text:p>{</text:p>
            <text:p>unsigned offset = 0;</text:p>
            <text:p/>
            <text:p>while (offset &lt; extra_length - 4) {</text:p>
            <text:p>unsigned short headerid = archive_le16dec(p  offset);</text:p>
            <text:p>unsigned short datasize = archive_le16dec(p  offset  2);</text:p>
            <text:p/>
            <text:p>offset = 4;</text:p>
            <text:p>if (offset  datasize &gt; extra_length)</text:p>
            <text:p>break;</text:p>
            <text:p>#ifdef DEBUG</text:p>
            <text:p>fprintf(stderr, "Header id 0x%04x, length %d\n",</text:p>
            <text:p>    headerid, datasize);</text:p>
            <text:p>#endif</text:p>
            <text:p>switch (headerid) {</text:p>
            <text:p/>
          </table:table-cell>
          <table:table-cell office:value-type="float" office:value="248" calcext:value-type="float">
            <text:p>24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39.cpp</text:p>
          </table:table-cell>
          <table:table-cell office:value-type="string" calcext:value-type="string">
            <text:p>second/download/CMake/CMake-old-new/Kitware_CMake_new_file_239.cpp</text:p>
          </table:table-cell>
          <table:table-cell office:value-type="string" calcext:value-type="string">
            <text:p>second/download/CMake/CMake-old-new/Kitware_CMake_old_hunk_447.cpp</text:p>
          </table:table-cell>
          <table:table-cell office:value-type="string" calcext:value-type="string">
            <text:p>second/download/CMake/CMake-old-new/Kitware_CMake_new_hunk_447.cpp</text:p>
          </table:table-cell>
          <table:table-cell office:value-type="string" calcext:value-type="string">
            <text:p>    "Truncated Zip file");</text:p>
            <text:p>return ARCHIVE_FATAL;</text:p>
            <text:p>}</text:p>
            <text:p>if (__archive_read_consume(a, linkname_length) &lt; 0) {</text:p>
            <text:p>archive_set_error(&amp;a-&gt;archive, ARCHIVE_ERRNO_MISC,</text:p>
            <text:p>    "Read error skipping symlink target name");</text:p>
            <text:p>return ARCHIVE_FATAL;</text:p>
            <text:p>}</text:p>
            <text:p/>
            <text:p>sconv = zip-&gt;sconv;</text:p>
            <text:p>if (sconv == NULL &amp;&amp; (zip-&gt;entry-&gt;zip_flags &amp; ZIP_UTF8_NAME))</text:p>
            <text:p/>
          </table:table-cell>
          <table:table-cell office:value-type="string" calcext:value-type="string">
            <text:p>    "Truncated Zip file");</text:p>
            <text:p>return ARCHIVE_FATAL;</text:p>
            <text:p>}</text:p>
            <text:p/>
            <text:p>sconv = zip-&gt;sconv;</text:p>
            <text:p>if (sconv == NULL &amp;&amp; (zip-&gt;entry-&gt;zip_flags &amp; ZIP_UTF8_NAME))</text:p>
            <text:p/>
          </table:table-cell>
          <table:table-cell office:value-type="float" office:value="696" calcext:value-type="float">
            <text:p>69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36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39.cpp</text:p>
          </table:table-cell>
          <table:table-cell office:value-type="string" calcext:value-type="string">
            <text:p>second/download/CMake/CMake-old-new/Kitware_CMake_new_file_239.cpp</text:p>
          </table:table-cell>
          <table:table-cell office:value-type="string" calcext:value-type="string">
            <text:p>second/download/CMake/CMake-old-new/Kitware_CMake_old_hunk_448.cpp</text:p>
          </table:table-cell>
          <table:table-cell office:value-type="string" calcext:value-type="string">
            <text:p>second/download/CMake/CMake-old-new/Kitware_CMake_new_hunk_448.cpp</text:p>
          </table:table-cell>
          <table:table-cell office:value-type="string" calcext:value-type="string">
            <text:p>zip-&gt;end_of_entry = 1;</text:p>
            <text:p/>
            <text:p>/* Set up a more descriptive format name. */</text:p>
            <text:p>snprintf(zip-&gt;format_name, sizeof(zip-&gt;format_name), "ZIP %d.%d (%s)",</text:p>
            <text:p>    version / 10, version % 10,</text:p>
            <text:p>    compression_name(zip-&gt;entry-&gt;compression));</text:p>
            <text:p>a-&gt;archive.archive_format_name = zip-&gt;format_name;</text:p>
            <text:p/>
            <text:p>return (ret);</text:p>
            <text:p>}</text:p>
            <text:p/>
            <text:p>/*</text:p>
            <text:p> * Read "uncompressed" data.  There are three cases:</text:p>
            <text:p> *  1) We know the size of the data.  This is always true for the</text:p>
            <text:p/>
          </table:table-cell>
          <table:table-cell office:value-type="string" calcext:value-type="string">
            <text:p>zip-&gt;end_of_entry = 1;</text:p>
            <text:p/>
            <text:p>/* Set up a more descriptive format name. */</text:p>
            <text:p>archive_string_sprintf(&amp;zip-&gt;format_name, "ZIP %d.%d (%s)",</text:p>
            <text:p>    version / 10, version % 10,</text:p>
            <text:p>    compression_name(zip-&gt;entry-&gt;compression));</text:p>
            <text:p>a-&gt;archive.archive_format_name = zip-&gt;format_name.s;</text:p>
            <text:p/>
            <text:p>return (ret);</text:p>
            <text:p>}</text:p>
            <text:p/>
            <text:p>static int</text:p>
            <text:p>check_authentication_code(struct archive_read *a, const void *_p)</text:p>
            <text:p>{</text:p>
            <text:p>struct zip *zip = (struct zip *)(a-&gt;format-&gt;data);</text:p>
            <text:p/>
            <text:p>/* Check authentication code. */</text:p>
            <text:p>if (zip-&gt;hctx_valid) {</text:p>
            <text:p>const void *p;</text:p>
            <text:p>uint8_t hmac[20];</text:p>
            <text:p>size_t hmac_len = 20;</text:p>
            <text:p>int cmp;</text:p>
            <text:p/>
            <text:p>archive_hmac_sha1_final(&amp;zip-&gt;hctx, hmac, &amp;hmac_len);</text:p>
            <text:p>if (_p == NULL) {</text:p>
            <text:p>/* Read authentication code. */</text:p>
            <text:p>p = __archive_read_ahead(a, AUTH_CODE_SIZE, NULL);</text:p>
            <text:p>if (p == NULL) {</text:p>
            <text:p>archive_set_error(&amp;a-&gt;archive,</text:p>
            <text:p>    ARCHIVE_ERRNO_FILE_FORMAT,</text:p>
            <text:p>    "Truncated ZIP file data");</text:p>
            <text:p>return (ARCHIVE_FATAL);</text:p>
            <text:p>}</text:p>
            <text:p>} else {</text:p>
            <text:p>p = _p;</text:p>
            <text:p>}</text:p>
            <text:p>cmp = memcmp(hmac, p, AUTH_CODE_SIZE);</text:p>
            <text:p>__archive_read_consume(a, AUTH_CODE_SIZE);</text:p>
            <text:p>if (cmp != 0) {</text:p>
            <text:p>archive_set_error(&amp;a-&gt;archive,</text:p>
            <text:p>    ARCHIVE_ERRNO_MISC,</text:p>
            <text:p>    "ZIP bad Authentication code");</text:p>
            <text:p>return (ARCHIVE_WARN);</text:p>
            <text:p>}</text:p>
            <text:p>}</text:p>
            <text:p>return (ARCHIVE_OK);</text:p>
            <text:p>}</text:p>
            <text:p/>
            <text:p>/*</text:p>
            <text:p> * Read "uncompressed" data.  There are three cases:</text:p>
            <text:p> *  1) We know the size of the data.  This is always true for the</text:p>
            <text:p/>
          </table:table-cell>
          <table:table-cell office:value-type="float" office:value="748" calcext:value-type="float">
            <text:p>748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39.cpp</text:p>
          </table:table-cell>
          <table:table-cell office:value-type="string" calcext:value-type="string">
            <text:p>second/download/CMake/CMake-old-new/Kitware_CMake_new_file_239.cpp</text:p>
          </table:table-cell>
          <table:table-cell office:value-type="string" calcext:value-type="string">
            <text:p>second/download/CMake/CMake-old-new/Kitware_CMake_old_hunk_449.cpp</text:p>
          </table:table-cell>
          <table:table-cell office:value-type="string" calcext:value-type="string">
            <text:p>second/download/CMake/CMake-old-new/Kitware_CMake_new_hunk_449.cpp</text:p>
          </table:table-cell>
          <table:table-cell office:value-type="string" calcext:value-type="string">
            <text:p>if (AE_IFREG != (zip-&gt;entry-&gt;mode &amp; AE_IFMT))</text:p>
            <text:p>return (ARCHIVE_EOF);</text:p>
            <text:p/>
            <text:p>if (zip-&gt;entry-&gt;zip_flags &amp; (ZIP_ENCRYPTED | ZIP_STRONG_ENCRYPTED)) {</text:p>
            <text:p>zip-&gt;has_encrypted_entries = 1;</text:p>
            <text:p>archive_set_error(&amp;a-&gt;archive, ARCHIVE_ERRNO_FILE_FORMAT,</text:p>
            <text:p>    "Encrypted file is unsupported");</text:p>
            <text:p>return (ARCHIVE_FAILED);</text:p>
            <text:p>}</text:p>
            <text:p/>
            <text:p>__archive_read_consume(a, zip-&gt;unconsumed);</text:p>
            <text:p>zip-&gt;unconsumed = 0;</text:p>
            <text:p/>
            <text:p>switch(zip-&gt;entry-&gt;compression) {</text:p>
            <text:p>case 0:  /* No compression. */</text:p>
            <text:p>r =  zip_read_data_none(a, buff, size, offset);</text:p>
            <text:p/>
          </table:table-cell>
          <table:table-cell office:value-type="string" calcext:value-type="string">
            <text:p>if (AE_IFREG != (zip-&gt;entry-&gt;mode &amp; AE_IFMT))</text:p>
            <text:p>return (ARCHIVE_EOF);</text:p>
            <text:p/>
            <text:p>__archive_read_consume(a, zip-&gt;unconsumed);</text:p>
            <text:p>zip-&gt;unconsumed = 0;</text:p>
            <text:p/>
            <text:p>if (zip-&gt;init_decryption) {</text:p>
            <text:p>zip-&gt;has_encrypted_entries = 1;</text:p>
            <text:p>if (zip-&gt;entry-&gt;zip_flags &amp; ZIP_STRONG_ENCRYPTED)</text:p>
            <text:p>r = read_decryption_header(a);</text:p>
            <text:p>else if (zip-&gt;entry-&gt;compression == WINZIP_AES_ENCRYPTION)</text:p>
            <text:p>r = init_WinZip_AES_decryption(a);</text:p>
            <text:p>else</text:p>
            <text:p>r = init_traditional_PKWARE_decryption(a);</text:p>
            <text:p>if (r != ARCHIVE_OK)</text:p>
            <text:p>return (r);</text:p>
            <text:p>zip-&gt;init_decryption = 0;</text:p>
            <text:p>}</text:p>
            <text:p/>
            <text:p>switch(zip-&gt;entry-&gt;compression) {</text:p>
            <text:p>case 0:  /* No compression. */</text:p>
            <text:p>r =  zip_read_data_none(a, buff, size, offset);</text:p>
            <text:p/>
          </table:table-cell>
          <table:table-cell office:value-type="float" office:value="1037" calcext:value-type="float">
            <text:p>1037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39.cpp</text:p>
          </table:table-cell>
          <table:table-cell office:value-type="string" calcext:value-type="string">
            <text:p>second/download/CMake/CMake-old-new/Kitware_CMake_new_file_239.cpp</text:p>
          </table:table-cell>
          <table:table-cell office:value-type="string" calcext:value-type="string">
            <text:p>second/download/CMake/CMake-old-new/Kitware_CMake_old_hunk_450.cpp</text:p>
          </table:table-cell>
          <table:table-cell office:value-type="string" calcext:value-type="string">
            <text:p>second/download/CMake/CMake-old-new/Kitware_CMake_new_hunk_450.cpp</text:p>
          </table:table-cell>
          <table:table-cell office:value-type="string" calcext:value-type="string">
            <text:p>return (ARCHIVE_WARN);</text:p>
            <text:p>}</text:p>
            <text:p>/* Check computed CRC against header */</text:p>
            <text:p>if (zip-&gt;entry-&gt;crc32 != zip-&gt;entry_crc32</text:p>
            <text:p>    &amp;&amp; !zip-&gt;ignore_crc32) {</text:p>
            <text:p>archive_set_error(&amp;a-&gt;archive, ARCHIVE_ERRNO_MISC,</text:p>
            <text:p>    "ZIP bad CRC: 0x%lx should be 0x%lx",</text:p>
            <text:p/>
          </table:table-cell>
          <table:table-cell office:value-type="string" calcext:value-type="string">
            <text:p>return (ARCHIVE_WARN);</text:p>
            <text:p>}</text:p>
            <text:p>/* Check computed CRC against header */</text:p>
            <text:p>if ((!zip-&gt;hctx_valid ||</text:p>
            <text:p>      zip-&gt;entry-&gt;aes_extra.vendor != AES_VENDOR_AE_2) &amp;&amp;</text:p>
            <text:p>   zip-&gt;entry-&gt;crc32 != zip-&gt;entry_crc32</text:p>
            <text:p>    &amp;&amp; !zip-&gt;ignore_crc32) {</text:p>
            <text:p>archive_set_error(&amp;a-&gt;archive, ARCHIVE_ERRNO_MISC,</text:p>
            <text:p>    "ZIP bad CRC: 0x%lx should be 0x%lx",</text:p>
            <text:p/>
          </table:table-cell>
          <table:table-cell office:value-type="float" office:value="1096" calcext:value-type="float">
            <text:p>1096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39.cpp</text:p>
          </table:table-cell>
          <table:table-cell office:value-type="string" calcext:value-type="string">
            <text:p>second/download/CMake/CMake-old-new/Kitware_CMake_new_file_239.cpp</text:p>
          </table:table-cell>
          <table:table-cell office:value-type="string" calcext:value-type="string">
            <text:p>second/download/CMake/CMake-old-new/Kitware_CMake_old_hunk_451.cpp</text:p>
          </table:table-cell>
          <table:table-cell office:value-type="string" calcext:value-type="string">
            <text:p>second/download/CMake/CMake-old-new/Kitware_CMake_new_hunk_451.cpp</text:p>
          </table:table-cell>
          <table:table-cell office:value-type="string" calcext:value-type="string">
            <text:p>archive_check_magic(_a, ARCHIVE_READ_MAGIC,</text:p>
            <text:p>    ARCHIVE_STATE_NEW, "archive_read_support_format_zip");</text:p>
            <text:p/>
            <text:p>zip = (struct zip *)malloc(sizeof(*zip));</text:p>
            <text:p>if (zip == NULL) {</text:p>
            <text:p>archive_set_error(&amp;a-&gt;archive, ENOMEM,</text:p>
            <text:p>    "Can't allocate zip data");</text:p>
            <text:p>return (ARCHIVE_FATAL);</text:p>
            <text:p>}</text:p>
            <text:p>memset(zip, 0, sizeof(*zip));</text:p>
            <text:p/>
            <text:p>/* Streamable reader doesn't support mac extensions. */</text:p>
            <text:p>zip-&gt;process_mac_extensions = 0;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zip");</text:p>
            <text:p/>
            <text:p>zip = (struct zip *)calloc(1, sizeof(*zip));</text:p>
            <text:p>if (zip == NULL) {</text:p>
            <text:p>archive_set_error(&amp;a-&gt;archive, ENOMEM,</text:p>
            <text:p>    "Can't allocate zip data");</text:p>
            <text:p>return (ARCHIVE_FATAL);</text:p>
            <text:p>}</text:p>
            <text:p/>
            <text:p>/* Streamable reader doesn't support mac extensions. */</text:p>
            <text:p>zip-&gt;process_mac_extensions = 0;</text:p>
            <text:p/>
          </table:table-cell>
          <table:table-cell office:value-type="float" office:value="1427" calcext:value-type="float">
            <text:p>1427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39.cpp</text:p>
          </table:table-cell>
          <table:table-cell office:value-type="string" calcext:value-type="string">
            <text:p>second/download/CMake/CMake-old-new/Kitware_CMake_new_file_239.cpp</text:p>
          </table:table-cell>
          <table:table-cell office:value-type="string" calcext:value-type="string">
            <text:p>second/download/CMake/CMake-old-new/Kitware_CMake_old_hunk_452.cpp</text:p>
          </table:table-cell>
          <table:table-cell office:value-type="string" calcext:value-type="string">
            <text:p>second/download/CMake/CMake-old-new/Kitware_CMake_new_hunk_452.cpp</text:p>
          </table:table-cell>
          <table:table-cell office:value-type="string" calcext:value-type="string">
            <text:p>/* We're done with the regular data; get the filename and</text:p>
            <text:p> * extra data. */</text:p>
            <text:p>__archive_read_consume(a, 46);</text:p>
            <text:p>if ((p = __archive_read_ahead(a, filename_length  extra_length, NULL))</text:p>
            <text:p>    == NULL) {</text:p>
            <text:p>archive_set_error(&amp;a-&gt;archive, ARCHIVE_ERRNO_FILE_FORMAT,</text:p>
            <text:p>    "Truncated ZIP file header");</text:p>
            <text:p>return ARCHIVE_FATAL;</text:p>
            <text:p>}</text:p>
            <text:p/>
          </table:table-cell>
          <table:table-cell office:value-type="string" calcext:value-type="string">
            <text:p>/* We're done with the regular data; get the filename and</text:p>
            <text:p> * extra data. */</text:p>
            <text:p>__archive_read_consume(a, 46);</text:p>
            <text:p>p = __archive_read_ahead(a, filename_length  extra_length,</text:p>
            <text:p>NULL);</text:p>
            <text:p>if (p == NULL) {</text:p>
            <text:p>archive_set_error(&amp;a-&gt;archive,</text:p>
            <text:p>    ARCHIVE_ERRNO_FILE_FORMAT,</text:p>
            <text:p>    "Truncated ZIP file header");</text:p>
            <text:p>return ARCHIVE_FATAL;</text:p>
            <text:p>}</text:p>
            <text:p/>
          </table:table-cell>
          <table:table-cell office:value-type="float" office:value="1823" calcext:value-type="float">
            <text:p>1823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6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add_filter_xz.c</text:p>
          </table:table-cell>
          <table:table-cell office:value-type="string" calcext:value-type="string">
            <text:p>second/download/CMake/CMake-old-new/Kitware_CMake_old_file_240.cpp</text:p>
          </table:table-cell>
          <table:table-cell office:value-type="string" calcext:value-type="string">
            <text:p>second/download/CMake/CMake-old-new/Kitware_CMake_new_file_240.cpp</text:p>
          </table:table-cell>
          <table:table-cell office:value-type="string" calcext:value-type="string">
            <text:p>second/download/CMake/CMake-old-new/Kitware_CMake_old_hunk_453.cpp</text:p>
          </table:table-cell>
          <table:table-cell office:value-type="string" calcext:value-type="string">
            <text:p>second/download/CMake/CMake-old-new/Kitware_CMake_new_hunk_453.cpp</text:p>
          </table:table-cell>
          <table:table-cell office:value-type="string" calcext:value-type="string">
            <text:p>{</text:p>
            <text:p>static const lzma_stream lzma_stream_init_data = LZMA_STREAM_INIT;</text:p>
            <text:p>int ret;</text:p>
            <text:p/>
            <text:p>data-&gt;stream = lzma_stream_init_data;</text:p>
            <text:p>data-&gt;stream.next_out = data-&gt;compressed;</text:p>
            <text:p>data-&gt;stream.avail_out = data-&gt;compressed_buffer_size;</text:p>
            <text:p>if (f-&gt;code == ARCHIVE_FILTER_XZ)</text:p>
            <text:p>ret = lzma_stream_encoder(&amp;(data-&gt;stream),</text:p>
            <text:p>    data-&gt;lzmafilters, LZMA_CHECK_CRC64);</text:p>
            <text:p>else if (f-&gt;code == ARCHIVE_FILTER_LZMA)</text:p>
            <text:p>ret = lzma_alone_encoder(&amp;(data-&gt;stream), &amp;data-&gt;lzma_opt);</text:p>
            <text:p>else {/* ARCHIVE_FILTER_LZIP */</text:p>
            <text:p>int dict_size = data-&gt;lzma_opt.dict_size;</text:p>
            <text:p>int ds, log2dic, wedges;</text:p>
            <text:p/>
            <text:p>/* Calculate a coded dictionary size */</text:p>
            <text:p>if (dict_size &lt; (1 &lt;&lt; 12) || dict_size &gt; (1 &lt;&lt; 27)) {</text:p>
            <text:p>archive_set_error(f-&gt;archive, ARCHIVE_ERRNO_MISC,</text:p>
            <text:p>    "Unacceptable dictionary dize for lzip: %d",</text:p>
            <text:p>    dict_size);</text:p>
            <text:p>return (ARCHIVE_FATAL);</text:p>
            <text:p>}</text:p>
            <text:p/>
          </table:table-cell>
          <table:table-cell office:value-type="string" calcext:value-type="string">
            <text:p>{</text:p>
            <text:p>static const lzma_stream lzma_stream_init_data = LZMA_STREAM_INIT;</text:p>
            <text:p>int ret;</text:p>
            <text:p>#ifdef HAVE_LZMA_STREAM_ENCODER_MT</text:p>
            <text:p>lzma_mt mt_options;</text:p>
            <text:p>#endif</text:p>
            <text:p/>
            <text:p>data-&gt;stream = lzma_stream_init_data;</text:p>
            <text:p>data-&gt;stream.next_out = data-&gt;compressed;</text:p>
            <text:p>data-&gt;stream.avail_out = data-&gt;compressed_buffer_size;</text:p>
            <text:p>if (f-&gt;code == ARCHIVE_FILTER_XZ) {</text:p>
            <text:p>#ifdef HAVE_LZMA_STREAM_ENCODER_MT</text:p>
            <text:p>if (data-&gt;threads != 1) {</text:p>
            <text:p>bzero(&amp;mt_options, sizeof(mt_options));</text:p>
            <text:p>mt_options.threads = data-&gt;threads;</text:p>
            <text:p>mt_options.timeout = 300;</text:p>
            <text:p>mt_options.filters = data-&gt;lzmafilters;</text:p>
            <text:p>mt_options.check = LZMA_CHECK_CRC64;</text:p>
            <text:p>ret = lzma_stream_encoder_mt(&amp;(data-&gt;stream),</text:p>
            <text:p>    &amp;mt_options);</text:p>
            <text:p>} else</text:p>
            <text:p>#endif</text:p>
            <text:p>ret = lzma_stream_encoder(&amp;(data-&gt;stream),</text:p>
            <text:p>    data-&gt;lzmafilters, LZMA_CHECK_CRC64);</text:p>
            <text:p>} else if (f-&gt;code == ARCHIVE_FILTER_LZMA) {</text:p>
            <text:p>ret = lzma_alone_encoder(&amp;(data-&gt;stream), &amp;data-&gt;lzma_opt);</text:p>
            <text:p>} else {/* ARCHIVE_FILTER_LZIP */</text:p>
            <text:p>int dict_size = data-&gt;lzma_opt.dict_size;</text:p>
            <text:p>int ds, log2dic, wedges;</text:p>
            <text:p/>
            <text:p>/* Calculate a coded dictionary size */</text:p>
            <text:p>if (dict_size &lt; (1 &lt;&lt; 12) || dict_size &gt; (1 &lt;&lt; 27)) {</text:p>
            <text:p>archive_set_error(f-&gt;archive, ARCHIVE_ERRNO_MISC,</text:p>
            <text:p>    "Unacceptable dictionary size for lzip: %d",</text:p>
            <text:p>    dict_size);</text:p>
            <text:p>return (ARCHIVE_FATAL);</text:p>
            <text:p>}</text:p>
            <text:p/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241.cpp</text:p>
          </table:table-cell>
          <table:table-cell office:value-type="string" calcext:value-type="string">
            <text:p>second/download/CMake/CMake-old-new/Kitware_CMake_new_file_241.cpp</text:p>
          </table:table-cell>
          <table:table-cell office:value-type="string" calcext:value-type="string">
            <text:p>second/download/CMake/CMake-old-new/Kitware_CMake_old_hunk_454.cpp</text:p>
          </table:table-cell>
          <table:table-cell office:value-type="string" calcext:value-type="string">
            <text:p>second/download/CMake/CMake-old-new/Kitware_CMake_new_hunk_45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241.cpp</text:p>
          </table:table-cell>
          <table:table-cell office:value-type="string" calcext:value-type="string">
            <text:p>second/download/CMake/CMake-old-new/Kitware_CMake_new_file_241.cpp</text:p>
          </table:table-cell>
          <table:table-cell office:value-type="string" calcext:value-type="string">
            <text:p>second/download/CMake/CMake-old-new/Kitware_CMake_old_hunk_455.cpp</text:p>
          </table:table-cell>
          <table:table-cell office:value-type="string" calcext:value-type="string">
            <text:p>second/download/CMake/CMake-old-new/Kitware_CMake_new_hunk_455.cpp</text:p>
          </table:table-cell>
          <table:table-cell office:value-type="string" calcext:value-type="string">
            <text:p/>
            <text:p>if (!S_ISDIR(a-&gt;st.st_mode)) {</text:p>
            <text:p>/* A non-dir is in the way, unlink it. */</text:p>
            <text:p>if (unlink(a-&gt;name) != 0) {</text:p>
            <text:p>archive_set_error(&amp;a-&gt;archive, errno,</text:p>
            <text:p>    "Can't unlink already-existing object");</text:p>
            <text:p/>
          </table:table-cell>
          <table:table-cell office:value-type="string" calcext:value-type="string">
            <text:p/>
            <text:p>if (!S_ISDIR(a-&gt;st.st_mode)) {</text:p>
            <text:p>/* A non-dir is in the way, unlink it. */</text:p>
            <text:p>if (a-&gt;flags &amp; ARCHIVE_EXTRACT_CLEAR_NOCHANGE_FFLAGS)</text:p>
            <text:p>(void)clear_nochange_fflags(a);</text:p>
            <text:p>if (unlink(a-&gt;name) != 0) {</text:p>
            <text:p>archive_set_error(&amp;a-&gt;archive, errno,</text:p>
            <text:p>    "Can't unlink already-existing object");</text:p>
            <text:p/>
          </table:table-cell>
          <table:table-cell office:value-type="float" office:value="1940" calcext:value-type="float">
            <text:p>194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241.cpp</text:p>
          </table:table-cell>
          <table:table-cell office:value-type="string" calcext:value-type="string">
            <text:p>second/download/CMake/CMake-old-new/Kitware_CMake_new_file_241.cpp</text:p>
          </table:table-cell>
          <table:table-cell office:value-type="string" calcext:value-type="string">
            <text:p>second/download/CMake/CMake-old-new/Kitware_CMake_old_hunk_456.cpp</text:p>
          </table:table-cell>
          <table:table-cell office:value-type="string" calcext:value-type="string">
            <text:p>second/download/CMake/CMake-old-new/Kitware_CMake_new_hunk_456.cpp</text:p>
          </table:table-cell>
          <table:table-cell office:value-type="string" calcext:value-type="string">
            <text:p>en = create_filesystem_object(a);</text:p>
            <text:p>} else if (!S_ISDIR(a-&gt;mode)) {</text:p>
            <text:p>/* A dir is in the way of a non-dir, rmdir it. */</text:p>
            <text:p>if (rmdir(a-&gt;name) != 0) {</text:p>
            <text:p>archive_set_error(&amp;a-&gt;archive, errno,</text:p>
            <text:p>    "Can't replace existing directory with non-directory");</text:p>
            <text:p/>
          </table:table-cell>
          <table:table-cell office:value-type="string" calcext:value-type="string">
            <text:p>en = create_filesystem_object(a);</text:p>
            <text:p>} else if (!S_ISDIR(a-&gt;mode)) {</text:p>
            <text:p>/* A dir is in the way of a non-dir, rmdir it. */</text:p>
            <text:p>if (a-&gt;flags &amp; ARCHIVE_EXTRACT_CLEAR_NOCHANGE_FFLAGS)</text:p>
            <text:p>(void)clear_nochange_fflags(a);</text:p>
            <text:p>if (rmdir(a-&gt;name) != 0) {</text:p>
            <text:p>archive_set_error(&amp;a-&gt;archive, errno,</text:p>
            <text:p>    "Can't replace existing directory with non-directory");</text:p>
            <text:p/>
          </table:table-cell>
          <table:table-cell office:value-type="float" office:value="1950" calcext:value-type="float">
            <text:p>195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241.cpp</text:p>
          </table:table-cell>
          <table:table-cell office:value-type="string" calcext:value-type="string">
            <text:p>second/download/CMake/CMake-old-new/Kitware_CMake_new_file_241.cpp</text:p>
          </table:table-cell>
          <table:table-cell office:value-type="string" calcext:value-type="string">
            <text:p>second/download/CMake/CMake-old-new/Kitware_CMake_old_hunk_457.cpp</text:p>
          </table:table-cell>
          <table:table-cell office:value-type="string" calcext:value-type="string">
            <text:p>second/download/CMake/CMake-old-new/Kitware_CMake_new_hunk_457.cpp</text:p>
          </table:table-cell>
          <table:table-cell office:value-type="string" calcext:value-type="string">
            <text:p> * impact.</text:p>
            <text:p> */</text:p>
            <text:p>if (lchmod(a-&gt;name, mode) != 0) {</text:p>
            <text:p>archive_set_error(&amp;a-&gt;archive, errno,</text:p>
            <text:p>    "Can't set permissions to 0%o", (int)mode);</text:p>
            <text:p>r = ARCHIVE_WARN;</text:p>
            <text:p>}</text:p>
            <text:p>#endif</text:p>
            <text:p>} else if (!S_ISDIR(a-&gt;mode)) {</text:p>
            <text:p/>
          </table:table-cell>
          <table:table-cell office:value-type="string" calcext:value-type="string">
            <text:p> * impact.</text:p>
            <text:p> */</text:p>
            <text:p>if (lchmod(a-&gt;name, mode) != 0) {</text:p>
            <text:p>switch (errno) {</text:p>
            <text:p>case ENOTSUP:</text:p>
            <text:p>case ENOSYS:</text:p>
            <text:p>#if ENOTSUP != EOPNOTSUPP</text:p>
            <text:p>case EOPNOTSUPP:</text:p>
            <text:p>#endif</text:p>
            <text:p>/*</text:p>
            <text:p> * if lchmod is defined but the platform</text:p>
            <text:p> * doesn't support it, silently ignore</text:p>
            <text:p> * error</text:p>
            <text:p> */</text:p>
            <text:p>break;</text:p>
            <text:p>default:</text:p>
            <text:p>archive_set_error(&amp;a-&gt;archive, errno,</text:p>
            <text:p>    "Can't set permissions to 0%o", (int)mode);</text:p>
            <text:p>r = ARCHIVE_WARN;</text:p>
            <text:p>}</text:p>
            <text:p>}</text:p>
            <text:p>#endif</text:p>
            <text:p>} else if (!S_ISDIR(a-&gt;mode)) {</text:p>
            <text:p/>
          </table:table-cell>
          <table:table-cell office:value-type="float" office:value="3056" calcext:value-type="float">
            <text:p>3056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xar.c</text:p>
          </table:table-cell>
          <table:table-cell office:value-type="string" calcext:value-type="string">
            <text:p>second/download/CMake/CMake-old-new/Kitware_CMake_old_file_242.cpp</text:p>
          </table:table-cell>
          <table:table-cell office:value-type="string" calcext:value-type="string">
            <text:p>second/download/CMake/CMake-old-new/Kitware_CMake_new_file_242.cpp</text:p>
          </table:table-cell>
          <table:table-cell office:value-type="string" calcext:value-type="string">
            <text:p>second/download/CMake/CMake-old-new/Kitware_CMake_old_hunk_458.cpp</text:p>
          </table:table-cell>
          <table:table-cell office:value-type="string" calcext:value-type="string">
            <text:p>second/download/CMake/CMake-old-new/Kitware_CMake_new_hunk_458.cpp</text:p>
          </table:table-cell>
          <table:table-cell office:value-type="string" calcext:value-type="string">
            <text:p/>
            <text:p>if (value == NULL)</text:p>
            <text:p>return (ARCHIVE_OK);</text:p>
            <text:p/>
            <text:p>r = xmlTextWriterStartElement(writer, BAD_CAST_CONST(key));</text:p>
            <text:p>if (r &lt; 0) {</text:p>
            <text:p>archive_set_error(&amp;a-&gt;archive,</text:p>
            <text:p/>
          </table:table-cell>
          <table:table-cell office:value-type="string" calcext:value-type="string">
            <text:p/>
            <text:p>if (value == NULL)</text:p>
            <text:p>return (ARCHIVE_OK);</text:p>
            <text:p/>
            <text:p>r = xmlTextWriterStartElement(writer, BAD_CAST_CONST(key));</text:p>
            <text:p>if (r &lt; 0) {</text:p>
            <text:p>archive_set_error(&amp;a-&gt;archive,</text:p>
            <text:p/>
          </table:table-cell>
          <table:table-cell office:value-type="float" office:value="805" calcext:value-type="float">
            <text:p>80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zip.c</text:p>
          </table:table-cell>
          <table:table-cell office:value-type="string" calcext:value-type="string">
            <text:p>second/download/CMake/CMake-old-new/Kitware_CMake_old_file_243.cpp</text:p>
          </table:table-cell>
          <table:table-cell office:value-type="string" calcext:value-type="string">
            <text:p>second/download/CMake/CMake-old-new/Kitware_CMake_new_file_243.cpp</text:p>
          </table:table-cell>
          <table:table-cell office:value-type="string" calcext:value-type="string">
            <text:p>second/download/CMake/CMake-old-new/Kitware_CMake_old_hunk_459.cpp</text:p>
          </table:table-cell>
          <table:table-cell office:value-type="string" calcext:value-type="string">
            <text:p>second/download/CMake/CMake-old-new/Kitware_CMake_new_hunk_459.cpp</text:p>
          </table:table-cell>
          <table:table-cell office:value-type="string" calcext:value-type="string">
            <text:p>if (zip-&gt;flags &amp; ZIP_FLAG_AVOID_ZIP64) {</text:p>
            <text:p>/* Reject entries over 4GB. */</text:p>
            <text:p>if (archive_entry_size_is_set(entry)</text:p>
            <text:p>    &amp;&amp; (archive_entry_size(entry) &gt; 0xffffffff)) {</text:p>
            <text:p>archive_set_error(&amp;a-&gt;archive, ARCHIVE_ERRNO_MISC,</text:p>
            <text:p>    "Files &gt; 4GB require Zip64 extensions");</text:p>
            <text:p>return ARCHIVE_FAILED;</text:p>
            <text:p>}</text:p>
            <text:p>/* Reject entries if archive is &gt; 4GB. */</text:p>
            <text:p>if (zip-&gt;written_bytes &gt; 0xffffffff) {</text:p>
            <text:p>archive_set_error(&amp;a-&gt;archive, ARCHIVE_ERRNO_MISC,</text:p>
            <text:p>    "Archives &gt; 4GB require Zip64 extensions");</text:p>
            <text:p>return ARCHIVE_FAILED;</text:p>
            <text:p/>
          </table:table-cell>
          <table:table-cell office:value-type="string" calcext:value-type="string">
            <text:p>if (zip-&gt;flags &amp; ZIP_FLAG_AVOID_ZIP64) {</text:p>
            <text:p>/* Reject entries over 4GB. */</text:p>
            <text:p>if (archive_entry_size_is_set(entry)</text:p>
            <text:p>    &amp;&amp; (archive_entry_size(entry) &gt;</text:p>
            <text:p>ARCHIVE_LITERAL_LL(0xffffffff))) {</text:p>
            <text:p>archive_set_error(&amp;a-&gt;archive, ARCHIVE_ERRNO_MISC,</text:p>
            <text:p>    "Files &gt; 4GB require Zip64 extensions");</text:p>
            <text:p>return ARCHIVE_FAILED;</text:p>
            <text:p>}</text:p>
            <text:p>/* Reject entries if archive is &gt; 4GB. */</text:p>
            <text:p>if (zip-&gt;written_bytes &gt; ARCHIVE_LITERAL_LL(0xffffffff)) {</text:p>
            <text:p>archive_set_error(&amp;a-&gt;archive, ARCHIVE_ERRNO_MISC,</text:p>
            <text:p>    "Archives &gt; 4GB require Zip64 extensions");</text:p>
            <text:p>return ARCHIVE_FAILED;</text:p>
            <text:p/>
          </table:table-cell>
          <table:table-cell office:value-type="float" office:value="425" calcext:value-type="float">
            <text:p>42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zip.c</text:p>
          </table:table-cell>
          <table:table-cell office:value-type="string" calcext:value-type="string">
            <text:p>second/download/CMake/CMake-old-new/Kitware_CMake_old_file_243.cpp</text:p>
          </table:table-cell>
          <table:table-cell office:value-type="string" calcext:value-type="string">
            <text:p>second/download/CMake/CMake-old-new/Kitware_CMake_new_file_243.cpp</text:p>
          </table:table-cell>
          <table:table-cell office:value-type="string" calcext:value-type="string">
            <text:p>second/download/CMake/CMake-old-new/Kitware_CMake_old_hunk_460.cpp</text:p>
          </table:table-cell>
          <table:table-cell office:value-type="string" calcext:value-type="string">
            <text:p>second/download/CMake/CMake-old-new/Kitware_CMake_new_hunk_460.cpp</text:p>
          </table:table-cell>
          <table:table-cell office:value-type="string" calcext:value-type="string">
            <text:p>zip-&gt;stream.opaque = Z_NULL;</text:p>
            <text:p>zip-&gt;stream.next_out = zip-&gt;buf;</text:p>
            <text:p>zip-&gt;stream.avail_out = (uInt)zip-&gt;len_buf;</text:p>
            <text:p>if (deflateInit2(&amp;zip-&gt;stream, Z_DEFAULT_COMPRESSION,</text:p>
            <text:p>    Z_DEFLATED, -15, 8, Z_DEFAULT_STRATEGY) != Z_OK) {</text:p>
            <text:p>archive_set_error(&amp;a-&gt;archive, ENOMEM,</text:p>
            <text:p>    "Can't init deflate compressor");</text:p>
            <text:p/>
          </table:table-cell>
          <table:table-cell office:value-type="string" calcext:value-type="string">
            <text:p>zip-&gt;stream.opaque = Z_NULL;</text:p>
            <text:p>zip-&gt;stream.next_out = zip-&gt;buf;</text:p>
            <text:p>zip-&gt;stream.avail_out = (uInt)zip-&gt;len_buf;</text:p>
            <text:p>if (deflateInit2(&amp;zip-&gt;stream, zip-&gt;deflate_compression_level,</text:p>
            <text:p>    Z_DEFLATED, -15, 8, Z_DEFAULT_STRATEGY) != Z_OK) {</text:p>
            <text:p>archive_set_error(&amp;a-&gt;archive, ENOMEM,</text:p>
            <text:p>    "Can't init deflate compressor");</text:p>
            <text:p/>
          </table:table-cell>
          <table:table-cell office:value-type="float" office:value="758" calcext:value-type="float">
            <text:p>758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set_format_zip.c</text:p>
          </table:table-cell>
          <table:table-cell office:value-type="string" calcext:value-type="string">
            <text:p>second/download/CMake/CMake-old-new/Kitware_CMake_old_file_243.cpp</text:p>
          </table:table-cell>
          <table:table-cell office:value-type="string" calcext:value-type="string">
            <text:p>second/download/CMake/CMake-old-new/Kitware_CMake_new_file_243.cpp</text:p>
          </table:table-cell>
          <table:table-cell office:value-type="string" calcext:value-type="string">
            <text:p>second/download/CMake/CMake-old-new/Kitware_CMake_old_hunk_461.cpp</text:p>
          </table:table-cell>
          <table:table-cell office:value-type="string" calcext:value-type="string">
            <text:p>second/download/CMake/CMake-old-new/Kitware_CMake_new_hunk_461.cpp</text:p>
          </table:table-cell>
          <table:table-cell office:value-type="string" calcext:value-type="string">
            <text:p>archive_le64enc(z, zip-&gt;entry_offset);</text:p>
            <text:p>z = 8;</text:p>
            <text:p>}</text:p>
            <text:p>archive_le16enc(zip64  2, z - (zip64  4));</text:p>
            <text:p>zd = cd_alloc(zip, z - zip64);</text:p>
            <text:p>if (zd == NULL) {</text:p>
            <text:p>archive_set_error(&amp;a-&gt;archive, ENOMEM,</text:p>
            <text:p/>
          </table:table-cell>
          <table:table-cell office:value-type="string" calcext:value-type="string">
            <text:p>archive_le64enc(z, zip-&gt;entry_offset);</text:p>
            <text:p>z = 8;</text:p>
            <text:p>}</text:p>
            <text:p>archive_le16enc(zip64  2, (uint16_t)(z - (zip64  4)));</text:p>
            <text:p>zd = cd_alloc(zip, z - zip64);</text:p>
            <text:p>if (zd == NULL) {</text:p>
            <text:p>archive_set_error(&amp;a-&gt;archive, ENOMEM,</text:p>
            <text:p/>
          </table:table-cell>
          <table:table-cell office:value-type="float" office:value="892" calcext:value-type="float">
            <text:p>892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.c</text:p>
          </table:table-cell>
          <table:table-cell office:value-type="string" calcext:value-type="string">
            <text:p>second/download/CMake/CMake-old-new/Kitware_CMake_old_file_244.cpp</text:p>
          </table:table-cell>
          <table:table-cell office:value-type="string" calcext:value-type="string">
            <text:p>second/download/CMake/CMake-old-new/Kitware_CMake_new_file_244.cpp</text:p>
          </table:table-cell>
          <table:table-cell office:value-type="string" calcext:value-type="string">
            <text:p>second/download/CMake/CMake-old-new/Kitware_CMake_old_hunk_462.cpp</text:p>
          </table:table-cell>
          <table:table-cell office:value-type="string" calcext:value-type="string">
            <text:p>second/download/CMake/CMake-old-new/Kitware_CMake_new_hunk_462.cpp</text:p>
          </table:table-cell>
          <table:table-cell office:value-type="string" calcext:value-type="string">
            <text:p>}</text:p>
            <text:p/>
            <text:p>if (a-&gt;read_data_offset &lt; a-&gt;read_data_output_offset) {</text:p>
            <text:p>archive_set_error(&amp;a-&gt;archive, ARCHIVE_ERRNO_FILE_FORMAT,</text:p>
            <text:p>    "Encountered out-of-order sparse blocks");</text:p>
            <text:p>return (ARCHIVE_RETRY);</text:p>
            <text:p>}</text:p>
            <text:p/>
          </table:table-cell>
          <table:table-cell office:value-type="string" calcext:value-type="string">
            <text:p>}</text:p>
            <text:p/>
            <text:p>if (a-&gt;read_data_offset &lt; a-&gt;read_data_output_offset) {</text:p>
            <text:p>archive_set_error(a, ARCHIVE_ERRNO_FILE_FORMAT,</text:p>
            <text:p>    "Encountered out-of-order sparse blocks");</text:p>
            <text:p>return (ARCHIVE_RETRY);</text:p>
            <text:p>}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.c</text:p>
          </table:table-cell>
          <table:table-cell office:value-type="string" calcext:value-type="string">
            <text:p>second/download/CMake/CMake-old-new/Kitware_CMake_old_file_244.cpp</text:p>
          </table:table-cell>
          <table:table-cell office:value-type="string" calcext:value-type="string">
            <text:p>second/download/CMake/CMake-old-new/Kitware_CMake_new_file_244.cpp</text:p>
          </table:table-cell>
          <table:table-cell office:value-type="string" calcext:value-type="string">
            <text:p>second/download/CMake/CMake-old-new/Kitware_CMake_old_hunk_463.cpp</text:p>
          </table:table-cell>
          <table:table-cell office:value-type="string" calcext:value-type="string">
            <text:p>second/download/CMake/CMake-old-new/Kitware_CMake_new_hunk_463.cpp</text:p>
          </table:table-cell>
          <table:table-cell office:value-type="string" calcext:value-type="string">
            <text:p>if (a-&gt;format-&gt;read_data == NULL) {</text:p>
            <text:p>archive_set_error(&amp;a-&gt;archive, ARCHIVE_ERRNO_PROGRAMMER,</text:p>
            <text:p>    "Internal error: "</text:p>
            <text:p>    "No format_read_data_block function registered");</text:p>
            <text:p>return (ARCHIVE_FATAL);</text:p>
            <text:p>}</text:p>
            <text:p/>
            <text:p/>
          </table:table-cell>
          <table:table-cell office:value-type="string" calcext:value-type="string">
            <text:p>if (a-&gt;format-&gt;read_data == NULL) {</text:p>
            <text:p>archive_set_error(&amp;a-&gt;archive, ARCHIVE_ERRNO_PROGRAMMER,</text:p>
            <text:p>    "Internal error: "</text:p>
            <text:p>    "No format-&gt;read_data function registered");</text:p>
            <text:p>return (ARCHIVE_FATAL);</text:p>
            <text:p>}</text:p>
            <text:p/>
            <text:p/>
          </table:table-cell>
          <table:table-cell office:value-type="float" office:value="953" calcext:value-type="float">
            <text:p>95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ar.c</text:p>
          </table:table-cell>
          <table:table-cell office:value-type="string" calcext:value-type="string">
            <text:p>second/download/CMake/CMake-old-new/Kitware_CMake_old_file_245.cpp</text:p>
          </table:table-cell>
          <table:table-cell office:value-type="string" calcext:value-type="string">
            <text:p>second/download/CMake/CMake-old-new/Kitware_CMake_new_file_245.cpp</text:p>
          </table:table-cell>
          <table:table-cell office:value-type="string" calcext:value-type="string">
            <text:p>second/download/CMake/CMake-old-new/Kitware_CMake_old_hunk_464.cpp</text:p>
          </table:table-cell>
          <table:table-cell office:value-type="string" calcext:value-type="string">
            <text:p>second/download/CMake/CMake-old-new/Kitware_CMake_new_hunk_464.cpp</text:p>
          </table:table-cell>
          <table:table-cell office:value-type="string" calcext:value-type="string">
            <text:p>if (strncmp(h  AR_fmag_offset, "`\n", 2) != 0) {</text:p>
            <text:p>archive_set_error(&amp;a-&gt;archive, EINVAL,</text:p>
            <text:p>    "Incorrect file header signature");</text:p>
            <text:p>return (ARCHIVE_WARN);</text:p>
            <text:p>}</text:p>
            <text:p/>
            <text:p>/* Copy filename into work buffer. */</text:p>
            <text:p/>
          </table:table-cell>
          <table:table-cell office:value-type="string" calcext:value-type="string">
            <text:p>if (strncmp(h  AR_fmag_offset, "`\n", 2) != 0) {</text:p>
            <text:p>archive_set_error(&amp;a-&gt;archive, EINVAL,</text:p>
            <text:p>    "Incorrect file header signature");</text:p>
            <text:p>return (ARCHIVE_FATAL);</text:p>
            <text:p>}</text:p>
            <text:p/>
            <text:p>/* Copy filename into work buffer. */</text:p>
            <text:p/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ar.c</text:p>
          </table:table-cell>
          <table:table-cell office:value-type="string" calcext:value-type="string">
            <text:p>second/download/CMake/CMake-old-new/Kitware_CMake_old_file_245.cpp</text:p>
          </table:table-cell>
          <table:table-cell office:value-type="string" calcext:value-type="string">
            <text:p>second/download/CMake/CMake-old-new/Kitware_CMake_new_file_245.cpp</text:p>
          </table:table-cell>
          <table:table-cell office:value-type="string" calcext:value-type="string">
            <text:p>second/download/CMake/CMake-old-new/Kitware_CMake_old_hunk_465.cpp</text:p>
          </table:table-cell>
          <table:table-cell office:value-type="string" calcext:value-type="string">
            <text:p>second/download/CMake/CMake-old-new/Kitware_CMake_new_hunk_465.cpp</text:p>
          </table:table-cell>
          <table:table-cell office:value-type="string" calcext:value-type="string">
            <text:p>if (entry_size == 0) {</text:p>
            <text:p>archive_set_error(&amp;a-&gt;archive, EINVAL,</text:p>
            <text:p>    "Invalid string table");</text:p>
            <text:p>return (ARCHIVE_WARN);</text:p>
            <text:p>}</text:p>
            <text:p>if (ar-&gt;strtab != NULL) {</text:p>
            <text:p>archive_set_error(&amp;a-&gt;archive, EINVAL,</text:p>
            <text:p>    "More than one string tables exist");</text:p>
            <text:p>return (ARCHIVE_WARN);</text:p>
            <text:p>}</text:p>
            <text:p/>
            <text:p>/* Read the filename table into memory. */</text:p>
            <text:p/>
          </table:table-cell>
          <table:table-cell office:value-type="string" calcext:value-type="string">
            <text:p>if (entry_size == 0) {</text:p>
            <text:p>archive_set_error(&amp;a-&gt;archive, EINVAL,</text:p>
            <text:p>    "Invalid string table");</text:p>
            <text:p>return (ARCHIVE_FATAL);</text:p>
            <text:p>}</text:p>
            <text:p>if (ar-&gt;strtab != NULL) {</text:p>
            <text:p>archive_set_error(&amp;a-&gt;archive, EINVAL,</text:p>
            <text:p>    "More than one string tables exist");</text:p>
            <text:p>return (ARCHIVE_FATAL);</text:p>
            <text:p>}</text:p>
            <text:p/>
            <text:p>/* Read the filename table into memory. */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1, 6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ar.c</text:p>
          </table:table-cell>
          <table:table-cell office:value-type="string" calcext:value-type="string">
            <text:p>second/download/CMake/CMake-old-new/Kitware_CMake_old_file_245.cpp</text:p>
          </table:table-cell>
          <table:table-cell office:value-type="string" calcext:value-type="string">
            <text:p>second/download/CMake/CMake-old-new/Kitware_CMake_new_file_245.cpp</text:p>
          </table:table-cell>
          <table:table-cell office:value-type="string" calcext:value-type="string">
            <text:p>second/download/CMake/CMake-old-new/Kitware_CMake_old_hunk_466.cpp</text:p>
          </table:table-cell>
          <table:table-cell office:value-type="string" calcext:value-type="string">
            <text:p>second/download/CMake/CMake-old-new/Kitware_CMake_new_hunk_466.cpp</text:p>
          </table:table-cell>
          <table:table-cell office:value-type="string" calcext:value-type="string">
            <text:p> */</text:p>
            <text:p>if (ar-&gt;strtab == NULL || number &gt; ar-&gt;strtab_size) {</text:p>
            <text:p>archive_set_error(&amp;a-&gt;archive, EINVAL,</text:p>
            <text:p>    "Can't find long filename for entry");</text:p>
            <text:p>archive_entry_copy_pathname(entry, filename);</text:p>
            <text:p>/* Parse the time, owner, mode, size fields. */</text:p>
            <text:p>ar_parse_common_header(ar, entry, h);</text:p>
            <text:p>return (ARCHIVE_WARN);</text:p>
            <text:p>}</text:p>
            <text:p/>
            <text:p>archive_entry_copy_pathname(entry, &amp;ar-&gt;strtab[(size_t)number]);</text:p>
            <text:p/>
          </table:table-cell>
          <table:table-cell office:value-type="string" calcext:value-type="string">
            <text:p> */</text:p>
            <text:p>if (ar-&gt;strtab == NULL || number &gt; ar-&gt;strtab_size) {</text:p>
            <text:p>archive_set_error(&amp;a-&gt;archive, EINVAL,</text:p>
            <text:p>    "Can't find long filename for GNU/SVR4 archive entry");</text:p>
            <text:p>archive_entry_copy_pathname(entry, filename);</text:p>
            <text:p>/* Parse the time, owner, mode, size fields. */</text:p>
            <text:p>ar_parse_common_header(ar, entry, h);</text:p>
            <text:p>return (ARCHIVE_FATAL);</text:p>
            <text:p>}</text:p>
            <text:p/>
            <text:p>archive_entry_copy_pathname(entry, &amp;ar-&gt;strtab[(size_t)number]);</text:p>
            <text:p/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iso9660.c</text:p>
          </table:table-cell>
          <table:table-cell office:value-type="string" calcext:value-type="string">
            <text:p>second/download/CMake/CMake-old-new/Kitware_CMake_old_file_246.cpp</text:p>
          </table:table-cell>
          <table:table-cell office:value-type="string" calcext:value-type="string">
            <text:p>second/download/CMake/CMake-old-new/Kitware_CMake_new_file_246.cpp</text:p>
          </table:table-cell>
          <table:table-cell office:value-type="string" calcext:value-type="string">
            <text:p>second/download/CMake/CMake-old-new/Kitware_CMake_old_hunk_467.cpp</text:p>
          </table:table-cell>
          <table:table-cell office:value-type="string" calcext:value-type="string">
            <text:p>second/download/CMake/CMake-old-new/Kitware_CMake_new_hunk_467.cpp</text:p>
          </table:table-cell>
          <table:table-cell office:value-type="string" calcext:value-type="string">
            <text:p>archive_set_error(&amp;a-&gt;archive,</text:p>
            <text:p>    ARCHIVE_ERRNO_FILE_FORMAT,</text:p>
            <text:p>    "Pathname is too long");</text:p>
            <text:p>}</text:p>
            <text:p/>
            <text:p>r = archive_entry_copy_pathname_l(entry,</text:p>
            <text:p/>
          </table:table-cell>
          <table:table-cell office:value-type="string" calcext:value-type="string">
            <text:p>archive_set_error(&amp;a-&gt;archive,</text:p>
            <text:p>    ARCHIVE_ERRNO_FILE_FORMAT,</text:p>
            <text:p>    "Pathname is too long");</text:p>
            <text:p>return (ARCHIVE_FATAL);</text:p>
            <text:p>}</text:p>
            <text:p/>
            <text:p>r = archive_entry_copy_pathname_l(entry,</text:p>
            <text:p/>
          </table:table-cell>
          <table:table-cell table:number-columns-repeated="2" office:value-type="float" office:value="1225" calcext:value-type="float">
            <text:p>1225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lha.c</text:p>
          </table:table-cell>
          <table:table-cell office:value-type="string" calcext:value-type="string">
            <text:p>second/download/CMake/CMake-old-new/Kitware_CMake_old_file_247.cpp</text:p>
          </table:table-cell>
          <table:table-cell office:value-type="string" calcext:value-type="string">
            <text:p>second/download/CMake/CMake-old-new/Kitware_CMake_new_file_247.cpp</text:p>
          </table:table-cell>
          <table:table-cell office:value-type="string" calcext:value-type="string">
            <text:p>second/download/CMake/CMake-old-new/Kitware_CMake_old_hunk_468.cpp</text:p>
          </table:table-cell>
          <table:table-cell office:value-type="string" calcext:value-type="string">
            <text:p>second/download/CMake/CMake-old-new/Kitware_CMake_new_hunk_468.cpp</text:p>
          </table:table-cell>
          <table:table-cell office:value-type="string" calcext:value-type="string">
            <text:p>lha-&gt;entry_unconsumed = 0;</text:p>
            <text:p>}</text:p>
            <text:p>if (lha-&gt;end_of_entry) {</text:p>
            <text:p>if (!lha-&gt;end_of_entry_cleanup) {</text:p>
            <text:p>if ((lha-&gt;setflag &amp; CRC_IS_SET) &amp;&amp;</text:p>
            <text:p>    lha-&gt;crc != lha-&gt;entry_crc_calculated) {</text:p>
            <text:p>archive_set_error(&amp;a-&gt;archive,</text:p>
            <text:p>    ARCHIVE_ERRNO_MISC,</text:p>
            <text:p>    "LHa data CRC error");</text:p>
            <text:p>return (ARCHIVE_WARN);</text:p>
            <text:p>}</text:p>
            <text:p/>
            <text:p>/* End-of-entry cleanup done. */</text:p>
            <text:p>lha-&gt;end_of_entry_cleanup = 1;</text:p>
            <text:p>}</text:p>
            <text:p>*offset = lha-&gt;entry_offset;</text:p>
            <text:p>*size = 0;</text:p>
            <text:p>*buff = NULL;</text:p>
            <text:p>return (ARCHIVE_EOF);</text:p>
            <text:p>}</text:p>
            <text:p/>
            <text:p>if (lha-&gt;entry_is_compressed)</text:p>
            <text:p/>
          </table:table-cell>
          <table:table-cell office:value-type="string" calcext:value-type="string">
            <text:p>lha-&gt;entry_unconsumed = 0;</text:p>
            <text:p>}</text:p>
            <text:p>if (lha-&gt;end_of_entry) {</text:p>
            <text:p>*offset = lha-&gt;entry_offset;</text:p>
            <text:p>*size = 0;</text:p>
            <text:p>*buff = NULL;</text:p>
            <text:p>return (lha_end_of_entry(a));</text:p>
            <text:p>}</text:p>
            <text:p/>
            <text:p>if (lha-&gt;entry_is_compressed)</text:p>
            <text:p/>
          </table:table-cell>
          <table:table-cell office:value-type="float" office:value="1390" calcext:value-type="float">
            <text:p>1390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lha.c</text:p>
          </table:table-cell>
          <table:table-cell office:value-type="string" calcext:value-type="string">
            <text:p>second/download/CMake/CMake-old-new/Kitware_CMake_old_file_247.cpp</text:p>
          </table:table-cell>
          <table:table-cell office:value-type="string" calcext:value-type="string">
            <text:p>second/download/CMake/CMake-old-new/Kitware_CMake_new_file_247.cpp</text:p>
          </table:table-cell>
          <table:table-cell office:value-type="string" calcext:value-type="string">
            <text:p>second/download/CMake/CMake-old-new/Kitware_CMake_old_hunk_469.cpp</text:p>
          </table:table-cell>
          <table:table-cell office:value-type="string" calcext:value-type="string">
            <text:p>second/download/CMake/CMake-old-new/Kitware_CMake_new_hunk_469.cpp</text:p>
          </table:table-cell>
          <table:table-cell office:value-type="string" calcext:value-type="string">
            <text:p>ssize_t bytes_avail;</text:p>
            <text:p>int r;</text:p>
            <text:p/>
            <text:p>/* If the buffer hasn't been allocated, allocate it now. */</text:p>
            <text:p>if (lha-&gt;uncompressed_buffer == NULL) {</text:p>
            <text:p>lha-&gt;uncompressed_buffer_size = 64 * 1024;</text:p>
            <text:p>lha-&gt;uncompressed_buffer</text:p>
            <text:p>    = (unsigned char *)malloc(lha-&gt;uncompressed_buffer_size);</text:p>
            <text:p>if (lha-&gt;uncompressed_buffer == NULL) {</text:p>
            <text:p>archive_set_error(&amp;a-&gt;archive, ENOMEM,</text:p>
            <text:p>    "No memory for lzh decompression");</text:p>
            <text:p>return (ARCHIVE_FATAL);</text:p>
            <text:p>}</text:p>
            <text:p>}</text:p>
            <text:p/>
            <text:p>/* If we haven't yet read any data, initialize the decompressor. */</text:p>
            <text:p>if (!lha-&gt;decompress_init) {</text:p>
            <text:p>r = lzh_decode_init(&amp;(lha-&gt;strm), lha-&gt;method);</text:p>
            <text:p/>
          </table:table-cell>
          <table:table-cell office:value-type="string" calcext:value-type="string">
            <text:p>ssize_t bytes_avail;</text:p>
            <text:p>int r;</text:p>
            <text:p/>
            <text:p>/* If we haven't yet read any data, initialize the decompressor. */</text:p>
            <text:p>if (!lha-&gt;decompress_init) {</text:p>
            <text:p>r = lzh_decode_init(&amp;(lha-&gt;strm), lha-&gt;method);</text:p>
            <text:p/>
          </table:table-cell>
          <table:table-cell office:value-type="float" office:value="1477" calcext:value-type="float">
            <text:p>1477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248.cpp</text:p>
          </table:table-cell>
          <table:table-cell office:value-type="string" calcext:value-type="string">
            <text:p>second/download/CMake/CMake-old-new/Kitware_CMake_new_file_248.cpp</text:p>
          </table:table-cell>
          <table:table-cell office:value-type="string" calcext:value-type="string">
            <text:p>second/download/CMake/CMake-old-new/Kitware_CMake_old_hunk_470.cpp</text:p>
          </table:table-cell>
          <table:table-cell office:value-type="string" calcext:value-type="string">
            <text:p>second/download/CMake/CMake-old-new/Kitware_CMake_new_hunk_470.cpp</text:p>
          </table:table-cell>
          <table:table-cell office:value-type="string" calcext:value-type="string">
            <text:p>mtree-&gt;fd = open(path, O_RDONLY | O_BINARY | O_CLOEXEC);</text:p>
            <text:p>__archive_ensure_cloexec_flag(mtree-&gt;fd);</text:p>
            <text:p>if (mtree-&gt;fd == -1 &amp;&amp;</text:p>
            <text:p>(errno != ENOENT ||</text:p>
            <text:p> archive_strlen(&amp;mtree-&gt;contents_name) &gt; 0)) {</text:p>
            <text:p>archive_set_error(&amp;a-&gt;archive, errno,</text:p>
            <text:p>"Can't open %s", path);</text:p>
            <text:p>r = ARCHIVE_WARN;</text:p>
            <text:p/>
          </table:table-cell>
          <table:table-cell office:value-type="string" calcext:value-type="string">
            <text:p>mtree-&gt;fd = open(path, O_RDONLY | O_BINARY | O_CLOEXEC);</text:p>
            <text:p>__archive_ensure_cloexec_flag(mtree-&gt;fd);</text:p>
            <text:p>if (mtree-&gt;fd == -1 &amp;&amp;</text:p>
            <text:p>(errno != ENOENT ||</text:p>
            <text:p> archive_strlen(&amp;mtree-&gt;contents_name) &gt; 0)) {</text:p>
            <text:p>archive_set_error(&amp;a-&gt;archive, errno,</text:p>
            <text:p>"Can't open %s", path);</text:p>
            <text:p>r = ARCHIVE_WARN;</text:p>
            <text:p/>
          </table:table-cell>
          <table:table-cell office:value-type="float" office:value="1151" calcext:value-type="float">
            <text:p>1151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4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248.cpp</text:p>
          </table:table-cell>
          <table:table-cell office:value-type="string" calcext:value-type="string">
            <text:p>second/download/CMake/CMake-old-new/Kitware_CMake_new_file_248.cpp</text:p>
          </table:table-cell>
          <table:table-cell office:value-type="string" calcext:value-type="string">
            <text:p>second/download/CMake/CMake-old-new/Kitware_CMake_old_hunk_471.cpp</text:p>
          </table:table-cell>
          <table:table-cell office:value-type="string" calcext:value-type="string">
            <text:p>second/download/CMake/CMake-old-new/Kitware_CMake_new_hunk_471.cpp</text:p>
          </table:table-cell>
          <table:table-cell office:value-type="string" calcext:value-type="string">
            <text:p>}</text:p>
            <text:p/>
            <text:p>/*</text:p>
            <text:p> * Check for a mismatch between the type in the specification and</text:p>
            <text:p> * the type of the contents object on disk.</text:p>
            <text:p> */</text:p>
            <text:p>if (st != NULL) {</text:p>
            <text:p>if (</text:p>
            <text:p>((st-&gt;st_mode &amp; S_IFMT) == S_IFREG &amp;&amp;</text:p>
            <text:p> archive_entry_filetype(entry) == AE_IFREG)</text:p>
            <text:p>#ifdef S_IFLNK</text:p>
            <text:p>|| ((st-&gt;st_mode &amp; S_IFMT) == S_IFLNK &amp;&amp;</text:p>
            <text:p>archive_entry_filetype(entry) == AE_IFLNK)</text:p>
            <text:p>#endif</text:p>
            <text:p>#ifdef S_IFSOCK</text:p>
            <text:p>|| ((st-&gt;st_mode &amp; S_IFSOCK) == S_IFSOCK &amp;&amp;</text:p>
            <text:p>archive_entry_filetype(entry) == AE_IFSOCK)</text:p>
            <text:p>#endif</text:p>
            <text:p>#ifdef S_IFCHR</text:p>
            <text:p>|| ((st-&gt;st_mode &amp; S_IFMT) == S_IFCHR &amp;&amp;</text:p>
            <text:p>archive_entry_filetype(entry) == AE_IFCHR)</text:p>
            <text:p>#endif</text:p>
            <text:p>#ifdef S_IFBLK</text:p>
            <text:p>|| ((st-&gt;st_mode &amp; S_IFMT) == S_IFBLK &amp;&amp;</text:p>
            <text:p>archive_entry_filetype(entry) == AE_IFBLK)</text:p>
            <text:p>#endif</text:p>
            <text:p>|| ((st-&gt;st_mode &amp; S_IFMT) == S_IFDIR &amp;&amp;</text:p>
            <text:p>archive_entry_filetype(entry) == AE_IFDIR)</text:p>
            <text:p>#ifdef S_IFIFO</text:p>
            <text:p>|| ((st-&gt;st_mode &amp; S_IFMT) == S_IFIFO &amp;&amp;</text:p>
            <text:p>archive_entry_filetype(entry) == AE_IFIFO)</text:p>
            <text:p>#endif</text:p>
            <text:p>) {</text:p>
            <text:p>/* Types match. */</text:p>
            <text:p>} else {</text:p>
            <text:p>/* Types don't match; bail out gracefully. */</text:p>
            <text:p>if (mtree-&gt;fd &gt;= 0)</text:p>
            <text:p>close(mtree-&gt;fd);</text:p>
            <text:p>mtree-&gt;fd = -1;</text:p>
            <text:p>if (parsed_kws &amp; MTREE_HAS_OPTIONAL) {</text:p>
            <text:p>/* It's not an error for an optional entry</text:p>
            <text:p>   to not match disk. */</text:p>
            <text:p>*use_next = 1;</text:p>
            <text:p>} else if (r == ARCHIVE_OK) {</text:p>
            <text:p>archive_set_error(&amp;a-&gt;archive,</text:p>
            <text:p>ARCHIVE_ERRNO_MISC,</text:p>
            <text:p>"mtree specification has different type for %s",</text:p>
            <text:p>archive_entry_pathname(entry));</text:p>
            <text:p>r = ARCHIVE_WARN;</text:p>
            <text:p>}</text:p>
            <text:p>return r;</text:p>
            <text:p>}</text:p>
            <text:p>}</text:p>
            <text:p/>
            <text:p>/*</text:p>
            <text:p> * If there is a contents file on disk, pick some of the metadata</text:p>
            <text:p> * from that file.  For most of these, we only set it from the contents</text:p>
            <text:p> * if it wasn't already parsed from the specification.</text:p>
            <text:p> */</text:p>
            <text:p>if (st != NULL) {</text:p>
            <text:p>if (((parsed_kws &amp; MTREE_HAS_DEVICE) == 0 ||</text:p>
            <text:p>(parsed_kws &amp; MTREE_HAS_NOCHANGE) != 0) &amp;&amp;</text:p>
            <text:p>(archive_entry_filetype(entry) == AE_IFCHR ||</text:p>
            <text:p> archive_entry_filetype(entry) == AE_IFBLK))</text:p>
            <text:p>archive_entry_set_rdev(entry, st-&gt;st_rdev);</text:p>
            <text:p>if ((parsed_kws &amp; (MTREE_HAS_GID | MTREE_HAS_GNAME)) == 0 ||</text:p>
            <text:p>(parsed_kws &amp; MTREE_HAS_NOCHANGE) != 0)</text:p>
            <text:p>archive_entry_set_gid(entry, st-&gt;st_gid);</text:p>
            <text:p>if ((parsed_kws &amp; (MTREE_HAS_UID | MTREE_HAS_UNAME)) == 0 ||</text:p>
            <text:p>(parsed_kws &amp; MTREE_HAS_NOCHANGE) != 0)</text:p>
            <text:p>archive_entry_set_uid(entry, st-&gt;st_uid);</text:p>
            <text:p>if ((parsed_kws &amp; MTREE_HAS_MTIME) == 0 ||</text:p>
            <text:p>(parsed_kws &amp; MTREE_HAS_NOCHANGE) != 0) {</text:p>
            <text:p>#if HAVE_STRUCT_STAT_ST_MTIMESPEC_TV_NSEC</text:p>
            <text:p>archive_entry_set_mtime(entry, st-&gt;st_mtime,</text:p>
            <text:p>st-&gt;st_mtimespec.tv_nsec);</text:p>
            <text:p/>
          </table:table-cell>
          <table:table-cell office:value-type="string" calcext:value-type="string">
            <text:p>}</text:p>
            <text:p/>
            <text:p>/*</text:p>
            <text:p> * Check for a mismatch between the type in the specification</text:p>
            <text:p> * and the type of the contents object on disk.</text:p>
            <text:p> */</text:p>
            <text:p>if (st != NULL) {</text:p>
            <text:p>if (((st-&gt;st_mode &amp; S_IFMT) == S_IFREG &amp;&amp;</text:p>
            <text:p>      archive_entry_filetype(entry) == AE_IFREG)</text:p>
            <text:p>#ifdef S_IFLNK</text:p>
            <text:p>  ||((st-&gt;st_mode &amp; S_IFMT) == S_IFLNK &amp;&amp;</text:p>
            <text:p>      archive_entry_filetype(entry) == AE_IFLNK)</text:p>
            <text:p>#endif</text:p>
            <text:p>#ifdef S_IFSOCK</text:p>
            <text:p>  ||((st-&gt;st_mode &amp; S_IFSOCK) == S_IFSOCK &amp;&amp;</text:p>
            <text:p>      archive_entry_filetype(entry) == AE_IFSOCK)</text:p>
            <text:p>#endif</text:p>
            <text:p>#ifdef S_IFCHR</text:p>
            <text:p>  ||((st-&gt;st_mode &amp; S_IFMT) == S_IFCHR &amp;&amp;</text:p>
            <text:p>      archive_entry_filetype(entry) == AE_IFCHR)</text:p>
            <text:p>#endif</text:p>
            <text:p>#ifdef S_IFBLK</text:p>
            <text:p>  ||((st-&gt;st_mode &amp; S_IFMT) == S_IFBLK &amp;&amp;</text:p>
            <text:p>      archive_entry_filetype(entry) == AE_IFBLK)</text:p>
            <text:p>#endif</text:p>
            <text:p>  ||((st-&gt;st_mode &amp; S_IFMT) == S_IFDIR &amp;&amp;</text:p>
            <text:p>      archive_entry_filetype(entry) == AE_IFDIR)</text:p>
            <text:p>#ifdef S_IFIFO</text:p>
            <text:p>  ||((st-&gt;st_mode &amp; S_IFMT) == S_IFIFO &amp;&amp;</text:p>
            <text:p>      archive_entry_filetype(entry) == AE_IFIFO)</text:p>
            <text:p>#endif</text:p>
            <text:p>) {</text:p>
            <text:p>/* Types match. */</text:p>
            <text:p>} else {</text:p>
            <text:p>/* Types don't match; bail out gracefully. */</text:p>
            <text:p>if (mtree-&gt;fd &gt;= 0)</text:p>
            <text:p>close(mtree-&gt;fd);</text:p>
            <text:p>mtree-&gt;fd = -1;</text:p>
            <text:p>if (parsed_kws &amp; MTREE_HAS_OPTIONAL) {</text:p>
            <text:p>/* It's not an error for an optional</text:p>
            <text:p> * entry to not match disk. */</text:p>
            <text:p>*use_next = 1;</text:p>
            <text:p>} else if (r == ARCHIVE_OK) {</text:p>
            <text:p>archive_set_error(&amp;a-&gt;archive,</text:p>
            <text:p>    ARCHIVE_ERRNO_MISC,</text:p>
            <text:p>    "mtree specification has different"</text:p>
            <text:p>    " type for %s",</text:p>
            <text:p>    archive_entry_pathname(entry));</text:p>
            <text:p>r = ARCHIVE_WARN;</text:p>
            <text:p>}</text:p>
            <text:p>return (r);</text:p>
            <text:p>}</text:p>
            <text:p>}</text:p>
            <text:p/>
            <text:p>/*</text:p>
            <text:p> * If there is a contents file on disk, pick some of the</text:p>
            <text:p> * metadata from that file.  For most of these, we only</text:p>
            <text:p> * set it from the contents if it wasn't already parsed</text:p>
            <text:p> * from the specification.</text:p>
            <text:p> */</text:p>
            <text:p>if (st != NULL) {</text:p>
            <text:p>if (((parsed_kws &amp; MTREE_HAS_DEVICE) == 0 ||</text:p>
            <text:p>(parsed_kws &amp; MTREE_HAS_NOCHANGE) != 0) &amp;&amp;</text:p>
            <text:p>(archive_entry_filetype(entry) == AE_IFCHR ||</text:p>
            <text:p> archive_entry_filetype(entry) == AE_IFBLK))</text:p>
            <text:p>archive_entry_set_rdev(entry, st-&gt;st_rdev);</text:p>
            <text:p>if ((parsed_kws &amp; (MTREE_HAS_GID | MTREE_HAS_GNAME))</text:p>
            <text:p>== 0 ||</text:p>
            <text:p>    (parsed_kws &amp; MTREE_HAS_NOCHANGE) != 0)</text:p>
            <text:p>archive_entry_set_gid(entry, st-&gt;st_gid);</text:p>
            <text:p>if ((parsed_kws &amp; (MTREE_HAS_UID | MTREE_HAS_UNAME))</text:p>
            <text:p>== 0 ||</text:p>
            <text:p>    (parsed_kws &amp; MTREE_HAS_NOCHANGE) != 0)</text:p>
            <text:p>archive_entry_set_uid(entry, st-&gt;st_uid);</text:p>
            <text:p>if ((parsed_kws &amp; MTREE_HAS_MTIME) == 0 ||</text:p>
            <text:p>    (parsed_kws &amp; MTREE_HAS_NOCHANGE) != 0) {</text:p>
            <text:p>#if HAVE_STRUCT_STAT_ST_MTIMESPEC_TV_NSEC</text:p>
            <text:p>archive_entry_set_mtime(entry, st-&gt;st_mtime,</text:p>
            <text:p>st-&gt;st_mtimespec.tv_nsec);</text:p>
            <text:p/>
          </table:table-cell>
          <table:table-cell office:value-type="float" office:value="1175" calcext:value-type="float">
            <text:p>1175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248.cpp</text:p>
          </table:table-cell>
          <table:table-cell office:value-type="string" calcext:value-type="string">
            <text:p>second/download/CMake/CMake-old-new/Kitware_CMake_new_file_248.cpp</text:p>
          </table:table-cell>
          <table:table-cell office:value-type="string" calcext:value-type="string">
            <text:p>second/download/CMake/CMake-old-new/Kitware_CMake_old_hunk_472.cpp</text:p>
          </table:table-cell>
          <table:table-cell office:value-type="string" calcext:value-type="string">
            <text:p>second/download/CMake/CMake-old-new/Kitware_CMake_new_hunk_472.cpp</text:p>
          </table:table-cell>
          <table:table-cell office:value-type="string" calcext:value-type="string">
            <text:p>    "Missing number");</text:p>
            <text:p>return ARCHIVE_WARN;</text:p>
            <text:p>}</text:p>
            <text:p>numbers[argc�] = mtree_atol(&amp;p);</text:p>
            <text:p>if (argc &gt; MAX_PACK_ARGS) {</text:p>
            <text:p>archive_set_error(a, ARCHIVE_ERRNO_FILE_FORMAT,</text:p>
            <text:p>    "Too many arguments");</text:p>
            <text:p/>
          </table:table-cell>
          <table:table-cell office:value-type="string" calcext:value-type="string">
            <text:p>    "Missing number");</text:p>
            <text:p>return ARCHIVE_WARN;</text:p>
            <text:p>}</text:p>
            <text:p>numbers[argc�] = (unsigned long)mtree_atol(&amp;p);</text:p>
            <text:p>if (argc &gt; MAX_PACK_ARGS) {</text:p>
            <text:p>archive_set_error(a, ARCHIVE_ERRNO_FILE_FORMAT,</text:p>
            <text:p>    "Too many arguments");</text:p>
            <text:p/>
          </table:table-cell>
          <table:table-cell office:value-type="float" office:value="1370" calcext:value-type="float">
            <text:p>1370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5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248.cpp</text:p>
          </table:table-cell>
          <table:table-cell office:value-type="string" calcext:value-type="string">
            <text:p>second/download/CMake/CMake-old-new/Kitware_CMake_new_file_248.cpp</text:p>
          </table:table-cell>
          <table:table-cell office:value-type="string" calcext:value-type="string">
            <text:p>second/download/CMake/CMake-old-new/Kitware_CMake_old_hunk_473.cpp</text:p>
          </table:table-cell>
          <table:table-cell office:value-type="string" calcext:value-type="string">
            <text:p>second/download/CMake/CMake-old-new/Kitware_CMake_new_hunk_473.cpp</text:p>
          </table:table-cell>
          <table:table-cell office:value-type="string" calcext:value-type="string">
            <text:p>}</text:p>
            <text:p>case 'c':</text:p>
            <text:p>if (strcmp(val, "char") == 0) {</text:p>
            <text:p>archive_entry_set_filetype(entry, AE_IFCHR);</text:p>
            <text:p>break;</text:p>
            <text:p>}</text:p>
            <text:p>case 'd':</text:p>
            <text:p>if (strcmp(val, "dir") == 0) {</text:p>
            <text:p>archive_entry_set_filetype(entry, AE_IFDIR);</text:p>
            <text:p>break;</text:p>
            <text:p>}</text:p>
            <text:p>case 'f':</text:p>
            <text:p>if (strcmp(val, "fifo") == 0) {</text:p>
            <text:p>archive_entry_set_filetype(entry, AE_IFIFO);</text:p>
            <text:p>break;</text:p>
            <text:p>}</text:p>
            <text:p>if (strcmp(val, "file") == 0) {</text:p>
            <text:p>archive_entry_set_filetype(entry, AE_IFREG);</text:p>
            <text:p>break;</text:p>
            <text:p>}</text:p>
            <text:p>case 'l':</text:p>
            <text:p>if (strcmp(val, "link") == 0) {</text:p>
            <text:p>archive_entry_set_filetype(entry, AE_IFLNK);</text:p>
            <text:p>break;</text:p>
            <text:p>}</text:p>
            <text:p>default:</text:p>
            <text:p>archive_set_error(&amp;a-&gt;archive,</text:p>
            <text:p>    ARCHIVE_ERRNO_FILE_FORMAT,</text:p>
            <text:p>    "Unrecognized file type \"%s\"; assuming \"file\"", val);</text:p>
            <text:p>archive_entry_set_filetype(entry, AE_IFREG);</text:p>
            <text:p>return (ARCHIVE_WARN);</text:p>
            <text:p>}</text:p>
            <text:p/>
          </table:table-cell>
          <table:table-cell office:value-type="string" calcext:value-type="string">
            <text:p>}</text:p>
            <text:p>case 'c':</text:p>
            <text:p>if (strcmp(val, "char") == 0) {</text:p>
            <text:p>archive_entry_set_filetype(entry,</text:p>
            <text:p>AE_IFCHR);</text:p>
            <text:p>break;</text:p>
            <text:p>}</text:p>
            <text:p>case 'd':</text:p>
            <text:p>if (strcmp(val, "dir") == 0) {</text:p>
            <text:p>archive_entry_set_filetype(entry,</text:p>
            <text:p>AE_IFDIR);</text:p>
            <text:p>break;</text:p>
            <text:p>}</text:p>
            <text:p>case 'f':</text:p>
            <text:p>if (strcmp(val, "fifo") == 0) {</text:p>
            <text:p>archive_entry_set_filetype(entry,</text:p>
            <text:p>AE_IFIFO);</text:p>
            <text:p>break;</text:p>
            <text:p>}</text:p>
            <text:p>if (strcmp(val, "file") == 0) {</text:p>
            <text:p>archive_entry_set_filetype(entry,</text:p>
            <text:p>AE_IFREG);</text:p>
            <text:p>break;</text:p>
            <text:p>}</text:p>
            <text:p>case 'l':</text:p>
            <text:p>if (strcmp(val, "link") == 0) {</text:p>
            <text:p>archive_entry_set_filetype(entry,</text:p>
            <text:p>AE_IFLNK);</text:p>
            <text:p>break;</text:p>
            <text:p>}</text:p>
            <text:p>default:</text:p>
            <text:p>archive_set_error(&amp;a-&gt;archive,</text:p>
            <text:p>    ARCHIVE_ERRNO_FILE_FORMAT,</text:p>
            <text:p>    "Unrecognized file type \"%s\"; "</text:p>
            <text:p>    "assuming \"file\"", val);</text:p>
            <text:p>archive_entry_set_filetype(entry, AE_IFREG);</text:p>
            <text:p>return (ARCHIVE_WARN);</text:p>
            <text:p>}</text:p>
            <text:p/>
          </table:table-cell>
          <table:table-cell office:value-type="float" office:value="1583" calcext:value-type="float">
            <text:p>1583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mtree.c</text:p>
          </table:table-cell>
          <table:table-cell office:value-type="string" calcext:value-type="string">
            <text:p>second/download/CMake/CMake-old-new/Kitware_CMake_old_file_248.cpp</text:p>
          </table:table-cell>
          <table:table-cell office:value-type="string" calcext:value-type="string">
            <text:p>second/download/CMake/CMake-old-new/Kitware_CMake_new_file_248.cpp</text:p>
          </table:table-cell>
          <table:table-cell office:value-type="string" calcext:value-type="string">
            <text:p>second/download/CMake/CMake-old-new/Kitware_CMake_old_hunk_474.cpp</text:p>
          </table:table-cell>
          <table:table-cell office:value-type="string" calcext:value-type="string">
            <text:p>second/download/CMake/CMake-old-new/Kitware_CMake_new_hunk_474.cpp</text:p>
          </table:table-cell>
          <table:table-cell office:value-type="string" calcext:value-type="string">
            <text:p>return (0);</text:p>
            <text:p>if (bytes_read &lt; 0)</text:p>
            <text:p>return (ARCHIVE_FATAL);</text:p>
            <text:p>s = t;  /* Start of line? */</text:p>
            <text:p>p = memchr(t, '\n', bytes_read);</text:p>
            <text:p>/* If we found '\n', trim the read. */</text:p>
            <text:p>if (p != NULL) {</text:p>
            <text:p>bytes_read = 1  ((const char *)p) - s;</text:p>
            <text:p>}</text:p>
            <text:p>if (total_size  bytes_read  1 &gt; limit) {</text:p>
            <text:p>archive_set_error(&amp;a-&gt;archive,</text:p>
            <text:p/>
          </table:table-cell>
          <table:table-cell office:value-type="string" calcext:value-type="string">
            <text:p>return (0);</text:p>
            <text:p>if (bytes_read &lt; 0)</text:p>
            <text:p>return (ARCHIVE_FATAL);</text:p>
            <text:p>nl = memchr(t, '\n', bytes_read);</text:p>
            <text:p>/* If we found '\n', trim the read to end exactly there. */</text:p>
            <text:p>if (nl != NULL) {</text:p>
            <text:p>bytes_read = ((const char *)nl) - ((const char *)t)  1;</text:p>
            <text:p>}</text:p>
            <text:p>if (total_size  bytes_read  1 &gt; limit) {</text:p>
            <text:p>archive_set_error(&amp;a-&gt;archive,</text:p>
            <text:p/>
          </table:table-cell>
          <table:table-cell office:value-type="float" office:value="1916" calcext:value-type="float">
            <text:p>191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rar.c</text:p>
          </table:table-cell>
          <table:table-cell office:value-type="string" calcext:value-type="string">
            <text:p>second/download/CMake/CMake-old-new/Kitware_CMake_old_file_249.cpp</text:p>
          </table:table-cell>
          <table:table-cell office:value-type="string" calcext:value-type="string">
            <text:p>second/download/CMake/CMake-old-new/Kitware_CMake_new_file_249.cpp</text:p>
          </table:table-cell>
          <table:table-cell office:value-type="string" calcext:value-type="string">
            <text:p>second/download/CMake/CMake-old-new/Kitware_CMake_old_hunk_475.cpp</text:p>
          </table:table-cell>
          <table:table-cell office:value-type="string" calcext:value-type="string">
            <text:p>second/download/CMake/CMake-old-new/Kitware_CMake_new_hunk_475.cpp</text:p>
          </table:table-cell>
          <table:table-cell office:value-type="string" calcext:value-type="string">
            <text:p>{</text:p>
            <text:p>  int i, j, codebits = 0, symbolsleft = numsymbols;</text:p>
            <text:p/>
            <text:p>  if (new_node(code) &lt; 0) {</text:p>
            <text:p>    archive_set_error(&amp;a-&gt;archive, ENOMEM,</text:p>
            <text:p>                      "Unable to allocate memory for node data.");</text:p>
            <text:p/>
          </table:table-cell>
          <table:table-cell office:value-type="string" calcext:value-type="string">
            <text:p>{</text:p>
            <text:p>  int i, j, codebits = 0, symbolsleft = numsymbols;</text:p>
            <text:p/>
            <text:p>  code-&gt;numentries = 0;</text:p>
            <text:p>  code-&gt;numallocatedentries = 0;</text:p>
            <text:p>  if (new_node(code) &lt; 0) {</text:p>
            <text:p>    archive_set_error(&amp;a-&gt;archive, ENOMEM,</text:p>
            <text:p>                      "Unable to allocate memory for node data.");</text:p>
            <text:p/>
          </table:table-cell>
          <table:table-cell office:value-type="float" office:value="2406" calcext:value-type="float">
            <text:p>2406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50.cpp</text:p>
          </table:table-cell>
          <table:table-cell office:value-type="string" calcext:value-type="string">
            <text:p>second/download/CMake/CMake-old-new/Kitware_CMake_new_file_250.cpp</text:p>
          </table:table-cell>
          <table:table-cell office:value-type="string" calcext:value-type="string">
            <text:p>second/download/CMake/CMake-old-new/Kitware_CMake_old_hunk_476.cpp</text:p>
          </table:table-cell>
          <table:table-cell office:value-type="string" calcext:value-type="string">
            <text:p>second/download/CMake/CMake-old-new/Kitware_CMake_new_hunk_476.cpp</text:p>
          </table:table-cell>
          <table:table-cell office:value-type="string" calcext:value-type="string">
            <text:p>{</text:p>
            <text:p>unsigned offset = 0;</text:p>
            <text:p/>
            <text:p>while (offset &lt; extra_length - 4)</text:p>
            <text:p>{</text:p>
            <text:p>unsigned short headerid = archive_le16dec(p  offset);</text:p>
            <text:p>unsigned short datasize = archive_le16dec(p  offset  2);</text:p>
            <text:p>offset = 4;</text:p>
            <text:p>if (offset  datasize &gt; extra_length)</text:p>
            <text:p>break;</text:p>
            <text:p>#ifdef DEBUG</text:p>
            <text:p>fprintf(stderr, "Header id 0x%x, length %d\n",</text:p>
            <text:p>    headerid, datasize);</text:p>
            <text:p>#endif</text:p>
            <text:p>switch (headerid) {</text:p>
            <text:p/>
          </table:table-cell>
          <table:table-cell office:value-type="string" calcext:value-type="string">
            <text:p>{</text:p>
            <text:p>unsigned offset = 0;</text:p>
            <text:p/>
            <text:p>while (offset &lt; extra_length - 4) {</text:p>
            <text:p>unsigned short headerid = archive_le16dec(p  offset);</text:p>
            <text:p>unsigned short datasize = archive_le16dec(p  offset  2);</text:p>
            <text:p/>
            <text:p>offset = 4;</text:p>
            <text:p>if (offset  datasize &gt; extra_length)</text:p>
            <text:p>break;</text:p>
            <text:p>#ifdef DEBUG</text:p>
            <text:p>fprintf(stderr, "Header id 0x%04x, length %d\n",</text:p>
            <text:p>    headerid, datasize);</text:p>
            <text:p>#endif</text:p>
            <text:p>switch (headerid) {</text:p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50.cpp</text:p>
          </table:table-cell>
          <table:table-cell office:value-type="string" calcext:value-type="string">
            <text:p>second/download/CMake/CMake-old-new/Kitware_CMake_new_file_250.cpp</text:p>
          </table:table-cell>
          <table:table-cell office:value-type="string" calcext:value-type="string">
            <text:p>second/download/CMake/CMake-old-new/Kitware_CMake_old_hunk_477.cpp</text:p>
          </table:table-cell>
          <table:table-cell office:value-type="string" calcext:value-type="string">
            <text:p>second/download/CMake/CMake-old-new/Kitware_CMake_new_hunk_477.cpp</text:p>
          </table:table-cell>
          <table:table-cell office:value-type="string" calcext:value-type="string">
            <text:p>    "Truncated Zip file");</text:p>
            <text:p>return ARCHIVE_FATAL;</text:p>
            <text:p>}</text:p>
            <text:p>if (__archive_read_consume(a, linkname_length) &lt; 0) {</text:p>
            <text:p>archive_set_error(&amp;a-&gt;archive, ARCHIVE_ERRNO_MISC,</text:p>
            <text:p>    "Read error skipping symlink target name");</text:p>
            <text:p>return ARCHIVE_FATAL;</text:p>
            <text:p>}</text:p>
            <text:p/>
            <text:p>sconv = zip-&gt;sconv;</text:p>
            <text:p>if (sconv == NULL &amp;&amp; (zip-&gt;entry-&gt;zip_flags &amp; ZIP_UTF8_NAME))</text:p>
            <text:p/>
          </table:table-cell>
          <table:table-cell office:value-type="string" calcext:value-type="string">
            <text:p>    "Truncated Zip file");</text:p>
            <text:p>return ARCHIVE_FATAL;</text:p>
            <text:p>}</text:p>
            <text:p/>
            <text:p>sconv = zip-&gt;sconv;</text:p>
            <text:p>if (sconv == NULL &amp;&amp; (zip-&gt;entry-&gt;zip_flags &amp; ZIP_UTF8_NAME))</text:p>
            <text:p/>
          </table:table-cell>
          <table:table-cell office:value-type="float" office:value="692" calcext:value-type="float">
            <text:p>692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36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50.cpp</text:p>
          </table:table-cell>
          <table:table-cell office:value-type="string" calcext:value-type="string">
            <text:p>second/download/CMake/CMake-old-new/Kitware_CMake_new_file_250.cpp</text:p>
          </table:table-cell>
          <table:table-cell office:value-type="string" calcext:value-type="string">
            <text:p>second/download/CMake/CMake-old-new/Kitware_CMake_old_hunk_478.cpp</text:p>
          </table:table-cell>
          <table:table-cell office:value-type="string" calcext:value-type="string">
            <text:p>second/download/CMake/CMake-old-new/Kitware_CMake_new_hunk_478.cpp</text:p>
          </table:table-cell>
          <table:table-cell office:value-type="string" calcext:value-type="string">
            <text:p>zip-&gt;end_of_entry = 1;</text:p>
            <text:p/>
            <text:p>/* Set up a more descriptive format name. */</text:p>
            <text:p>snprintf(zip-&gt;format_name, sizeof(zip-&gt;format_name), "ZIP %d.%d (%s)",</text:p>
            <text:p>    version / 10, version % 10,</text:p>
            <text:p>    compression_name(zip-&gt;entry-&gt;compression));</text:p>
            <text:p>a-&gt;archive.archive_format_name = zip-&gt;format_name;</text:p>
            <text:p/>
            <text:p>return (ret);</text:p>
            <text:p>}</text:p>
            <text:p/>
            <text:p>/*</text:p>
            <text:p> * Read "uncompressed" data.  There are three cases:</text:p>
            <text:p> *  1) We know the size of the data.  This is always true for the</text:p>
            <text:p/>
          </table:table-cell>
          <table:table-cell office:value-type="string" calcext:value-type="string">
            <text:p>zip-&gt;end_of_entry = 1;</text:p>
            <text:p/>
            <text:p>/* Set up a more descriptive format name. */</text:p>
            <text:p>archive_string_sprintf(&amp;zip-&gt;format_name, "ZIP %d.%d (%s)",</text:p>
            <text:p>    version / 10, version % 10,</text:p>
            <text:p>    compression_name(zip-&gt;entry-&gt;compression));</text:p>
            <text:p>a-&gt;archive.archive_format_name = zip-&gt;format_name.s;</text:p>
            <text:p/>
            <text:p>return (ret);</text:p>
            <text:p>}</text:p>
            <text:p/>
            <text:p>static int</text:p>
            <text:p>check_authentication_code(struct archive_read *a, const void *_p)</text:p>
            <text:p>{</text:p>
            <text:p>struct zip *zip = (struct zip *)(a-&gt;format-&gt;data);</text:p>
            <text:p/>
            <text:p>/* Check authentication code. */</text:p>
            <text:p>if (zip-&gt;hctx_valid) {</text:p>
            <text:p>const void *p;</text:p>
            <text:p>uint8_t hmac[20];</text:p>
            <text:p>size_t hmac_len = 20;</text:p>
            <text:p>int cmp;</text:p>
            <text:p/>
            <text:p>archive_hmac_sha1_final(&amp;zip-&gt;hctx, hmac, &amp;hmac_len);</text:p>
            <text:p>if (_p == NULL) {</text:p>
            <text:p>/* Read authentication code. */</text:p>
            <text:p>p = __archive_read_ahead(a, AUTH_CODE_SIZE, NULL);</text:p>
            <text:p>if (p == NULL) {</text:p>
            <text:p>archive_set_error(&amp;a-&gt;archive,</text:p>
            <text:p>    ARCHIVE_ERRNO_FILE_FORMAT,</text:p>
            <text:p>    "Truncated ZIP file data");</text:p>
            <text:p>return (ARCHIVE_FATAL);</text:p>
            <text:p>}</text:p>
            <text:p>} else {</text:p>
            <text:p>p = _p;</text:p>
            <text:p>}</text:p>
            <text:p>cmp = memcmp(hmac, p, AUTH_CODE_SIZE);</text:p>
            <text:p>__archive_read_consume(a, AUTH_CODE_SIZE);</text:p>
            <text:p>if (cmp != 0) {</text:p>
            <text:p>archive_set_error(&amp;a-&gt;archive,</text:p>
            <text:p>    ARCHIVE_ERRNO_MISC,</text:p>
            <text:p>    "ZIP bad Authentication code");</text:p>
            <text:p>return (ARCHIVE_WARN);</text:p>
            <text:p>}</text:p>
            <text:p>}</text:p>
            <text:p>return (ARCHIVE_OK);</text:p>
            <text:p>}</text:p>
            <text:p/>
            <text:p>/*</text:p>
            <text:p> * Read "uncompressed" data.  There are three cases:</text:p>
            <text:p> *  1) We know the size of the data.  This is always true for the</text:p>
            <text:p/>
          </table:table-cell>
          <table:table-cell office:value-type="float" office:value="744" calcext:value-type="float">
            <text:p>744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50.cpp</text:p>
          </table:table-cell>
          <table:table-cell office:value-type="string" calcext:value-type="string">
            <text:p>second/download/CMake/CMake-old-new/Kitware_CMake_new_file_250.cpp</text:p>
          </table:table-cell>
          <table:table-cell office:value-type="string" calcext:value-type="string">
            <text:p>second/download/CMake/CMake-old-new/Kitware_CMake_old_hunk_479.cpp</text:p>
          </table:table-cell>
          <table:table-cell office:value-type="string" calcext:value-type="string">
            <text:p>second/download/CMake/CMake-old-new/Kitware_CMake_new_hunk_479.cpp</text:p>
          </table:table-cell>
          <table:table-cell office:value-type="string" calcext:value-type="string">
            <text:p>if (AE_IFREG != (zip-&gt;entry-&gt;mode &amp; AE_IFMT))</text:p>
            <text:p>return (ARCHIVE_EOF);</text:p>
            <text:p/>
            <text:p>if (zip-&gt;entry-&gt;zip_flags &amp; (ZIP_ENCRYPTED | ZIP_STRONG_ENCRYPTED)) {</text:p>
            <text:p>zip-&gt;has_encrypted_entries = 1;</text:p>
            <text:p>archive_set_error(&amp;a-&gt;archive, ARCHIVE_ERRNO_FILE_FORMAT,</text:p>
            <text:p>    "Encrypted file is unsupported");</text:p>
            <text:p>return (ARCHIVE_FAILED);</text:p>
            <text:p>}</text:p>
            <text:p/>
            <text:p>__archive_read_consume(a, zip-&gt;unconsumed);</text:p>
            <text:p>zip-&gt;unconsumed = 0;</text:p>
            <text:p/>
            <text:p>switch(zip-&gt;entry-&gt;compression) {</text:p>
            <text:p>case 0:  /* No compression. */</text:p>
            <text:p>r =  zip_read_data_none(a, buff, size, offset);</text:p>
            <text:p/>
          </table:table-cell>
          <table:table-cell office:value-type="string" calcext:value-type="string">
            <text:p>if (AE_IFREG != (zip-&gt;entry-&gt;mode &amp; AE_IFMT))</text:p>
            <text:p>return (ARCHIVE_EOF);</text:p>
            <text:p/>
            <text:p>__archive_read_consume(a, zip-&gt;unconsumed);</text:p>
            <text:p>zip-&gt;unconsumed = 0;</text:p>
            <text:p/>
            <text:p>if (zip-&gt;init_decryption) {</text:p>
            <text:p>zip-&gt;has_encrypted_entries = 1;</text:p>
            <text:p>if (zip-&gt;entry-&gt;zip_flags &amp; ZIP_STRONG_ENCRYPTED)</text:p>
            <text:p>r = read_decryption_header(a);</text:p>
            <text:p>else if (zip-&gt;entry-&gt;compression == WINZIP_AES_ENCRYPTION)</text:p>
            <text:p>r = init_WinZip_AES_decryption(a);</text:p>
            <text:p>else</text:p>
            <text:p>r = init_traditional_PKWARE_decryption(a);</text:p>
            <text:p>if (r != ARCHIVE_OK)</text:p>
            <text:p>return (r);</text:p>
            <text:p>zip-&gt;init_decryption = 0;</text:p>
            <text:p>}</text:p>
            <text:p/>
            <text:p>switch(zip-&gt;entry-&gt;compression) {</text:p>
            <text:p>case 0:  /* No compression. */</text:p>
            <text:p>r =  zip_read_data_none(a, buff, size, offset);</text:p>
            <text:p/>
          </table:table-cell>
          <table:table-cell office:value-type="float" office:value="1033" calcext:value-type="float">
            <text:p>1033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50.cpp</text:p>
          </table:table-cell>
          <table:table-cell office:value-type="string" calcext:value-type="string">
            <text:p>second/download/CMake/CMake-old-new/Kitware_CMake_new_file_250.cpp</text:p>
          </table:table-cell>
          <table:table-cell office:value-type="string" calcext:value-type="string">
            <text:p>second/download/CMake/CMake-old-new/Kitware_CMake_old_hunk_480.cpp</text:p>
          </table:table-cell>
          <table:table-cell office:value-type="string" calcext:value-type="string">
            <text:p>second/download/CMake/CMake-old-new/Kitware_CMake_new_hunk_480.cpp</text:p>
          </table:table-cell>
          <table:table-cell office:value-type="string" calcext:value-type="string">
            <text:p>return (ARCHIVE_WARN);</text:p>
            <text:p>}</text:p>
            <text:p>/* Check computed CRC against header */</text:p>
            <text:p>if (zip-&gt;entry-&gt;crc32 != zip-&gt;entry_crc32</text:p>
            <text:p>    &amp;&amp; !zip-&gt;ignore_crc32) {</text:p>
            <text:p>archive_set_error(&amp;a-&gt;archive, ARCHIVE_ERRNO_MISC,</text:p>
            <text:p>    "ZIP bad CRC: 0x%lx should be 0x%lx",</text:p>
            <text:p/>
          </table:table-cell>
          <table:table-cell office:value-type="string" calcext:value-type="string">
            <text:p>return (ARCHIVE_WARN);</text:p>
            <text:p>}</text:p>
            <text:p>/* Check computed CRC against header */</text:p>
            <text:p>if ((!zip-&gt;hctx_valid ||</text:p>
            <text:p>      zip-&gt;entry-&gt;aes_extra.vendor != AES_VENDOR_AE_2) &amp;&amp;</text:p>
            <text:p>   zip-&gt;entry-&gt;crc32 != zip-&gt;entry_crc32</text:p>
            <text:p>    &amp;&amp; !zip-&gt;ignore_crc32) {</text:p>
            <text:p>archive_set_error(&amp;a-&gt;archive, ARCHIVE_ERRNO_MISC,</text:p>
            <text:p>    "ZIP bad CRC: 0x%lx should be 0x%lx",</text:p>
            <text:p/>
          </table:table-cell>
          <table:table-cell office:value-type="float" office:value="1092" calcext:value-type="float">
            <text:p>1092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50.cpp</text:p>
          </table:table-cell>
          <table:table-cell office:value-type="string" calcext:value-type="string">
            <text:p>second/download/CMake/CMake-old-new/Kitware_CMake_new_file_250.cpp</text:p>
          </table:table-cell>
          <table:table-cell office:value-type="string" calcext:value-type="string">
            <text:p>second/download/CMake/CMake-old-new/Kitware_CMake_old_hunk_481.cpp</text:p>
          </table:table-cell>
          <table:table-cell office:value-type="string" calcext:value-type="string">
            <text:p>second/download/CMake/CMake-old-new/Kitware_CMake_new_hunk_481.cpp</text:p>
          </table:table-cell>
          <table:table-cell office:value-type="string" calcext:value-type="string">
            <text:p>archive_check_magic(_a, ARCHIVE_READ_MAGIC,</text:p>
            <text:p>    ARCHIVE_STATE_NEW, "archive_read_support_format_zip");</text:p>
            <text:p/>
            <text:p>zip = (struct zip *)malloc(sizeof(*zip));</text:p>
            <text:p>if (zip == NULL) {</text:p>
            <text:p>archive_set_error(&amp;a-&gt;archive, ENOMEM,</text:p>
            <text:p>    "Can't allocate zip data");</text:p>
            <text:p>return (ARCHIVE_FATAL);</text:p>
            <text:p>}</text:p>
            <text:p>memset(zip, 0, sizeof(*zip));</text:p>
            <text:p/>
            <text:p>/* Streamable reader doesn't support mac extensions. */</text:p>
            <text:p>zip-&gt;process_mac_extensions = 0;</text:p>
            <text:p/>
          </table:table-cell>
          <table:table-cell office:value-type="string" calcext:value-type="string">
            <text:p>archive_check_magic(_a, ARCHIVE_READ_MAGIC,</text:p>
            <text:p>    ARCHIVE_STATE_NEW, "archive_read_support_format_zip");</text:p>
            <text:p/>
            <text:p>zip = (struct zip *)calloc(1, sizeof(*zip));</text:p>
            <text:p>if (zip == NULL) {</text:p>
            <text:p>archive_set_error(&amp;a-&gt;archive, ENOMEM,</text:p>
            <text:p>    "Can't allocate zip data");</text:p>
            <text:p>return (ARCHIVE_FATAL);</text:p>
            <text:p>}</text:p>
            <text:p/>
            <text:p>/* Streamable reader doesn't support mac extensions. */</text:p>
            <text:p>zip-&gt;process_mac_extensions = 0;</text:p>
            <text:p/>
          </table:table-cell>
          <table:table-cell office:value-type="float" office:value="1423" calcext:value-type="float">
            <text:p>1423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50.cpp</text:p>
          </table:table-cell>
          <table:table-cell office:value-type="string" calcext:value-type="string">
            <text:p>second/download/CMake/CMake-old-new/Kitware_CMake_new_file_250.cpp</text:p>
          </table:table-cell>
          <table:table-cell office:value-type="string" calcext:value-type="string">
            <text:p>second/download/CMake/CMake-old-new/Kitware_CMake_old_hunk_482.cpp</text:p>
          </table:table-cell>
          <table:table-cell office:value-type="string" calcext:value-type="string">
            <text:p>second/download/CMake/CMake-old-new/Kitware_CMake_new_hunk_482.cpp</text:p>
          </table:table-cell>
          <table:table-cell office:value-type="string" calcext:value-type="string">
            <text:p>/* We're done with the regular data; get the filename and</text:p>
            <text:p> * extra data. */</text:p>
            <text:p>__archive_read_consume(a, 46);</text:p>
            <text:p>if ((p = __archive_read_ahead(a, filename_length  extra_length, NULL))</text:p>
            <text:p>    == NULL) {</text:p>
            <text:p>archive_set_error(&amp;a-&gt;archive, ARCHIVE_ERRNO_FILE_FORMAT,</text:p>
            <text:p>    "Truncated ZIP file header");</text:p>
            <text:p>return ARCHIVE_FATAL;</text:p>
            <text:p>}</text:p>
            <text:p/>
          </table:table-cell>
          <table:table-cell office:value-type="string" calcext:value-type="string">
            <text:p>/* We're done with the regular data; get the filename and</text:p>
            <text:p> * extra data. */</text:p>
            <text:p>__archive_read_consume(a, 46);</text:p>
            <text:p>p = __archive_read_ahead(a, filename_length  extra_length,</text:p>
            <text:p>NULL);</text:p>
            <text:p>if (p == NULL) {</text:p>
            <text:p>archive_set_error(&amp;a-&gt;archive,</text:p>
            <text:p>    ARCHIVE_ERRNO_FILE_FORMAT,</text:p>
            <text:p>    "Truncated ZIP file header");</text:p>
            <text:p>return ARCHIVE_FATAL;</text:p>
            <text:p>}</text:p>
            <text:p/>
          </table:table-cell>
          <table:table-cell office:value-type="float" office:value="1819" calcext:value-type="float">
            <text:p>1819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6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add_filter_xz.c</text:p>
          </table:table-cell>
          <table:table-cell office:value-type="string" calcext:value-type="string">
            <text:p>second/download/CMake/CMake-old-new/Kitware_CMake_old_file_251.cpp</text:p>
          </table:table-cell>
          <table:table-cell office:value-type="string" calcext:value-type="string">
            <text:p>second/download/CMake/CMake-old-new/Kitware_CMake_new_file_251.cpp</text:p>
          </table:table-cell>
          <table:table-cell office:value-type="string" calcext:value-type="string">
            <text:p>second/download/CMake/CMake-old-new/Kitware_CMake_old_hunk_483.cpp</text:p>
          </table:table-cell>
          <table:table-cell office:value-type="string" calcext:value-type="string">
            <text:p>second/download/CMake/CMake-old-new/Kitware_CMake_new_hunk_483.cpp</text:p>
          </table:table-cell>
          <table:table-cell office:value-type="string" calcext:value-type="string">
            <text:p>{</text:p>
            <text:p>static const lzma_stream lzma_stream_init_data = LZMA_STREAM_INIT;</text:p>
            <text:p>int ret;</text:p>
            <text:p/>
            <text:p>data-&gt;stream = lzma_stream_init_data;</text:p>
            <text:p>data-&gt;stream.next_out = data-&gt;compressed;</text:p>
            <text:p>data-&gt;stream.avail_out = data-&gt;compressed_buffer_size;</text:p>
            <text:p>if (f-&gt;code == ARCHIVE_FILTER_XZ)</text:p>
            <text:p>ret = lzma_stream_encoder(&amp;(data-&gt;stream),</text:p>
            <text:p>    data-&gt;lzmafilters, LZMA_CHECK_CRC64);</text:p>
            <text:p>else if (f-&gt;code == ARCHIVE_FILTER_LZMA)</text:p>
            <text:p>ret = lzma_alone_encoder(&amp;(data-&gt;stream), &amp;data-&gt;lzma_opt);</text:p>
            <text:p>else {/* ARCHIVE_FILTER_LZIP */</text:p>
            <text:p>int dict_size = data-&gt;lzma_opt.dict_size;</text:p>
            <text:p>int ds, log2dic, wedges;</text:p>
            <text:p/>
            <text:p>/* Calculate a coded dictionary size */</text:p>
            <text:p>if (dict_size &lt; (1 &lt;&lt; 12) || dict_size &gt; (1 &lt;&lt; 27)) {</text:p>
            <text:p>archive_set_error(f-&gt;archive, ARCHIVE_ERRNO_MISC,</text:p>
            <text:p>    "Unacceptable dictionary dize for lzip: %d",</text:p>
            <text:p>    dict_size);</text:p>
            <text:p>return (ARCHIVE_FATAL);</text:p>
            <text:p>}</text:p>
            <text:p/>
          </table:table-cell>
          <table:table-cell office:value-type="string" calcext:value-type="string">
            <text:p>{</text:p>
            <text:p>static const lzma_stream lzma_stream_init_data = LZMA_STREAM_INIT;</text:p>
            <text:p>int ret;</text:p>
            <text:p>#ifdef HAVE_LZMA_STREAM_ENCODER_MT</text:p>
            <text:p>lzma_mt mt_options;</text:p>
            <text:p>#endif</text:p>
            <text:p/>
            <text:p>data-&gt;stream = lzma_stream_init_data;</text:p>
            <text:p>data-&gt;stream.next_out = data-&gt;compressed;</text:p>
            <text:p>data-&gt;stream.avail_out = data-&gt;compressed_buffer_size;</text:p>
            <text:p>if (f-&gt;code == ARCHIVE_FILTER_XZ) {</text:p>
            <text:p>#ifdef HAVE_LZMA_STREAM_ENCODER_MT</text:p>
            <text:p>if (data-&gt;threads != 1) {</text:p>
            <text:p>bzero(&amp;mt_options, sizeof(mt_options));</text:p>
            <text:p>mt_options.threads = data-&gt;threads;</text:p>
            <text:p>mt_options.timeout = 300;</text:p>
            <text:p>mt_options.filters = data-&gt;lzmafilters;</text:p>
            <text:p>mt_options.check = LZMA_CHECK_CRC64;</text:p>
            <text:p>ret = lzma_stream_encoder_mt(&amp;(data-&gt;stream),</text:p>
            <text:p>    &amp;mt_options);</text:p>
            <text:p>} else</text:p>
            <text:p>#endif</text:p>
            <text:p>ret = lzma_stream_encoder(&amp;(data-&gt;stream),</text:p>
            <text:p>    data-&gt;lzmafilters, LZMA_CHECK_CRC64);</text:p>
            <text:p>} else if (f-&gt;code == ARCHIVE_FILTER_LZMA) {</text:p>
            <text:p>ret = lzma_alone_encoder(&amp;(data-&gt;stream), &amp;data-&gt;lzma_opt);</text:p>
            <text:p>} else {/* ARCHIVE_FILTER_LZIP */</text:p>
            <text:p>int dict_size = data-&gt;lzma_opt.dict_size;</text:p>
            <text:p>int ds, log2dic, wedges;</text:p>
            <text:p/>
            <text:p>/* Calculate a coded dictionary size */</text:p>
            <text:p>if (dict_size &lt; (1 &lt;&lt; 12) || dict_size &gt; (1 &lt;&lt; 27)) {</text:p>
            <text:p>archive_set_error(f-&gt;archive, ARCHIVE_ERRNO_MISC,</text:p>
            <text:p>    "Unacceptable dictionary size for lzip: %d",</text:p>
            <text:p>    dict_size);</text:p>
            <text:p>return (ARCHIVE_FATAL);</text:p>
            <text:p>}</text:p>
            <text:p/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252.cpp</text:p>
          </table:table-cell>
          <table:table-cell office:value-type="string" calcext:value-type="string">
            <text:p>second/download/CMake/CMake-old-new/Kitware_CMake_new_file_252.cpp</text:p>
          </table:table-cell>
          <table:table-cell office:value-type="string" calcext:value-type="string">
            <text:p>second/download/CMake/CMake-old-new/Kitware_CMake_old_hunk_484.cpp</text:p>
          </table:table-cell>
          <table:table-cell office:value-type="string" calcext:value-type="string">
            <text:p>second/download/CMake/CMake-old-new/Kitware_CMake_new_hunk_48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252.cpp</text:p>
          </table:table-cell>
          <table:table-cell office:value-type="string" calcext:value-type="string">
            <text:p>second/download/CMake/CMake-old-new/Kitware_CMake_new_file_252.cpp</text:p>
          </table:table-cell>
          <table:table-cell office:value-type="string" calcext:value-type="string">
            <text:p>second/download/CMake/CMake-old-new/Kitware_CMake_old_hunk_485.cpp</text:p>
          </table:table-cell>
          <table:table-cell office:value-type="string" calcext:value-type="string">
            <text:p>second/download/CMake/CMake-old-new/Kitware_CMake_new_hunk_485.cpp</text:p>
          </table:table-cell>
          <table:table-cell office:value-type="string" calcext:value-type="string">
            <text:p/>
            <text:p>if (!S_ISDIR(a-&gt;st.st_mode)) {</text:p>
            <text:p>/* A non-dir is in the way, unlink it. */</text:p>
            <text:p>if (unlink(a-&gt;name) != 0) {</text:p>
            <text:p>archive_set_error(&amp;a-&gt;archive, errno,</text:p>
            <text:p>    "Can't unlink already-existing object");</text:p>
            <text:p/>
          </table:table-cell>
          <table:table-cell office:value-type="string" calcext:value-type="string">
            <text:p/>
            <text:p>if (!S_ISDIR(a-&gt;st.st_mode)) {</text:p>
            <text:p>/* A non-dir is in the way, unlink it. */</text:p>
            <text:p>if (a-&gt;flags &amp; ARCHIVE_EXTRACT_CLEAR_NOCHANGE_FFLAGS)</text:p>
            <text:p>(void)clear_nochange_fflags(a);</text:p>
            <text:p>if (unlink(a-&gt;name) != 0) {</text:p>
            <text:p>archive_set_error(&amp;a-&gt;archive, errno,</text:p>
            <text:p>    "Can't unlink already-existing object");</text:p>
            <text:p/>
          </table:table-cell>
          <table:table-cell office:value-type="float" office:value="1940" calcext:value-type="float">
            <text:p>194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252.cpp</text:p>
          </table:table-cell>
          <table:table-cell office:value-type="string" calcext:value-type="string">
            <text:p>second/download/CMake/CMake-old-new/Kitware_CMake_new_file_252.cpp</text:p>
          </table:table-cell>
          <table:table-cell office:value-type="string" calcext:value-type="string">
            <text:p>second/download/CMake/CMake-old-new/Kitware_CMake_old_hunk_486.cpp</text:p>
          </table:table-cell>
          <table:table-cell office:value-type="string" calcext:value-type="string">
            <text:p>second/download/CMake/CMake-old-new/Kitware_CMake_new_hunk_486.cpp</text:p>
          </table:table-cell>
          <table:table-cell office:value-type="string" calcext:value-type="string">
            <text:p>en = create_filesystem_object(a);</text:p>
            <text:p>} else if (!S_ISDIR(a-&gt;mode)) {</text:p>
            <text:p>/* A dir is in the way of a non-dir, rmdir it. */</text:p>
            <text:p>if (rmdir(a-&gt;name) != 0) {</text:p>
            <text:p>archive_set_error(&amp;a-&gt;archive, errno,</text:p>
            <text:p>    "Can't replace existing directory with non-directory");</text:p>
            <text:p/>
          </table:table-cell>
          <table:table-cell office:value-type="string" calcext:value-type="string">
            <text:p>en = create_filesystem_object(a);</text:p>
            <text:p>} else if (!S_ISDIR(a-&gt;mode)) {</text:p>
            <text:p>/* A dir is in the way of a non-dir, rmdir it. */</text:p>
            <text:p>if (a-&gt;flags &amp; ARCHIVE_EXTRACT_CLEAR_NOCHANGE_FFLAGS)</text:p>
            <text:p>(void)clear_nochange_fflags(a);</text:p>
            <text:p>if (rmdir(a-&gt;name) != 0) {</text:p>
            <text:p>archive_set_error(&amp;a-&gt;archive, errno,</text:p>
            <text:p>    "Can't replace existing directory with non-directory");</text:p>
            <text:p/>
          </table:table-cell>
          <table:table-cell office:value-type="float" office:value="1950" calcext:value-type="float">
            <text:p>195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252.cpp</text:p>
          </table:table-cell>
          <table:table-cell office:value-type="string" calcext:value-type="string">
            <text:p>second/download/CMake/CMake-old-new/Kitware_CMake_new_file_252.cpp</text:p>
          </table:table-cell>
          <table:table-cell office:value-type="string" calcext:value-type="string">
            <text:p>second/download/CMake/CMake-old-new/Kitware_CMake_old_hunk_487.cpp</text:p>
          </table:table-cell>
          <table:table-cell office:value-type="string" calcext:value-type="string">
            <text:p>second/download/CMake/CMake-old-new/Kitware_CMake_new_hunk_487.cpp</text:p>
          </table:table-cell>
          <table:table-cell office:value-type="string" calcext:value-type="string">
            <text:p> * impact.</text:p>
            <text:p> */</text:p>
            <text:p>if (lchmod(a-&gt;name, mode) != 0) {</text:p>
            <text:p>archive_set_error(&amp;a-&gt;archive, errno,</text:p>
            <text:p>    "Can't set permissions to 0%o", (int)mode);</text:p>
            <text:p>r = ARCHIVE_WARN;</text:p>
            <text:p>}</text:p>
            <text:p>#endif</text:p>
            <text:p>} else if (!S_ISDIR(a-&gt;mode)) {</text:p>
            <text:p/>
          </table:table-cell>
          <table:table-cell office:value-type="string" calcext:value-type="string">
            <text:p> * impact.</text:p>
            <text:p> */</text:p>
            <text:p>if (lchmod(a-&gt;name, mode) != 0) {</text:p>
            <text:p>switch (errno) {</text:p>
            <text:p>case ENOTSUP:</text:p>
            <text:p>case ENOSYS:</text:p>
            <text:p>#if ENOTSUP != EOPNOTSUPP</text:p>
            <text:p>case EOPNOTSUPP:</text:p>
            <text:p>#endif</text:p>
            <text:p>/*</text:p>
            <text:p> * if lchmod is defined but the platform</text:p>
            <text:p> * doesn't support it, silently ignore</text:p>
            <text:p> * error</text:p>
            <text:p> */</text:p>
            <text:p>break;</text:p>
            <text:p>default:</text:p>
            <text:p>archive_set_error(&amp;a-&gt;archive, errno,</text:p>
            <text:p>    "Can't set permissions to 0%o", (int)mode);</text:p>
            <text:p>r = ARCHIVE_WARN;</text:p>
            <text:p>}</text:p>
            <text:p>}</text:p>
            <text:p>#endif</text:p>
            <text:p>} else if (!S_ISDIR(a-&gt;mode)) {</text:p>
            <text:p/>
          </table:table-cell>
          <table:table-cell office:value-type="float" office:value="3054" calcext:value-type="float">
            <text:p>3054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xar.c</text:p>
          </table:table-cell>
          <table:table-cell office:value-type="string" calcext:value-type="string">
            <text:p>second/download/CMake/CMake-old-new/Kitware_CMake_old_file_253.cpp</text:p>
          </table:table-cell>
          <table:table-cell office:value-type="string" calcext:value-type="string">
            <text:p>second/download/CMake/CMake-old-new/Kitware_CMake_new_file_253.cpp</text:p>
          </table:table-cell>
          <table:table-cell office:value-type="string" calcext:value-type="string">
            <text:p>second/download/CMake/CMake-old-new/Kitware_CMake_old_hunk_488.cpp</text:p>
          </table:table-cell>
          <table:table-cell office:value-type="string" calcext:value-type="string">
            <text:p>second/download/CMake/CMake-old-new/Kitware_CMake_new_hunk_488.cpp</text:p>
          </table:table-cell>
          <table:table-cell office:value-type="string" calcext:value-type="string">
            <text:p/>
            <text:p>if (value == NULL)</text:p>
            <text:p>return (ARCHIVE_OK);</text:p>
            <text:p/>
            <text:p>r = xmlTextWriterStartElement(writer, BAD_CAST_CONST(key));</text:p>
            <text:p>if (r &lt; 0) {</text:p>
            <text:p>archive_set_error(&amp;a-&gt;archive,</text:p>
            <text:p/>
          </table:table-cell>
          <table:table-cell office:value-type="string" calcext:value-type="string">
            <text:p/>
            <text:p>if (value == NULL)</text:p>
            <text:p>return (ARCHIVE_OK);</text:p>
            <text:p/>
            <text:p>r = xmlTextWriterStartElement(writer, BAD_CAST_CONST(key));</text:p>
            <text:p>if (r &lt; 0) {</text:p>
            <text:p>archive_set_error(&amp;a-&gt;archive,</text:p>
            <text:p/>
          </table:table-cell>
          <table:table-cell office:value-type="float" office:value="805" calcext:value-type="float">
            <text:p>80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zip.c</text:p>
          </table:table-cell>
          <table:table-cell office:value-type="string" calcext:value-type="string">
            <text:p>second/download/CMake/CMake-old-new/Kitware_CMake_old_file_254.cpp</text:p>
          </table:table-cell>
          <table:table-cell office:value-type="string" calcext:value-type="string">
            <text:p>second/download/CMake/CMake-old-new/Kitware_CMake_new_file_254.cpp</text:p>
          </table:table-cell>
          <table:table-cell office:value-type="string" calcext:value-type="string">
            <text:p>second/download/CMake/CMake-old-new/Kitware_CMake_old_hunk_489.cpp</text:p>
          </table:table-cell>
          <table:table-cell office:value-type="string" calcext:value-type="string">
            <text:p>second/download/CMake/CMake-old-new/Kitware_CMake_new_hunk_489.cpp</text:p>
          </table:table-cell>
          <table:table-cell office:value-type="string" calcext:value-type="string">
            <text:p>zip-&gt;stream.opaque = Z_NULL;</text:p>
            <text:p>zip-&gt;stream.next_out = zip-&gt;buf;</text:p>
            <text:p>zip-&gt;stream.avail_out = (uInt)zip-&gt;len_buf;</text:p>
            <text:p>if (deflateInit2(&amp;zip-&gt;stream, Z_DEFAULT_COMPRESSION,</text:p>
            <text:p>    Z_DEFLATED, -15, 8, Z_DEFAULT_STRATEGY) != Z_OK) {</text:p>
            <text:p>archive_set_error(&amp;a-&gt;archive, ENOMEM,</text:p>
            <text:p>    "Can't init deflate compressor");</text:p>
            <text:p/>
          </table:table-cell>
          <table:table-cell office:value-type="string" calcext:value-type="string">
            <text:p>zip-&gt;stream.opaque = Z_NULL;</text:p>
            <text:p>zip-&gt;stream.next_out = zip-&gt;buf;</text:p>
            <text:p>zip-&gt;stream.avail_out = (uInt)zip-&gt;len_buf;</text:p>
            <text:p>if (deflateInit2(&amp;zip-&gt;stream, zip-&gt;deflate_compression_level,</text:p>
            <text:p>    Z_DEFLATED, -15, 8, Z_DEFAULT_STRATEGY) != Z_OK) {</text:p>
            <text:p>archive_set_error(&amp;a-&gt;archive, ENOMEM,</text:p>
            <text:p>    "Can't init deflate compressor");</text:p>
            <text:p/>
          </table:table-cell>
          <table:table-cell office:value-type="float" office:value="758" calcext:value-type="float">
            <text:p>758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20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set_format_zip.c</text:p>
          </table:table-cell>
          <table:table-cell office:value-type="string" calcext:value-type="string">
            <text:p>second/download/CMake/CMake-old-new/Kitware_CMake_old_file_254.cpp</text:p>
          </table:table-cell>
          <table:table-cell office:value-type="string" calcext:value-type="string">
            <text:p>second/download/CMake/CMake-old-new/Kitware_CMake_new_file_254.cpp</text:p>
          </table:table-cell>
          <table:table-cell office:value-type="string" calcext:value-type="string">
            <text:p>second/download/CMake/CMake-old-new/Kitware_CMake_old_hunk_490.cpp</text:p>
          </table:table-cell>
          <table:table-cell office:value-type="string" calcext:value-type="string">
            <text:p>second/download/CMake/CMake-old-new/Kitware_CMake_new_hunk_490.cpp</text:p>
          </table:table-cell>
          <table:table-cell office:value-type="string" calcext:value-type="string">
            <text:p>archive_le64enc(z, zip-&gt;entry_offset);</text:p>
            <text:p>z = 8;</text:p>
            <text:p>}</text:p>
            <text:p>archive_le16enc(zip64  2, z - (zip64  4));</text:p>
            <text:p>zd = cd_alloc(zip, z - zip64);</text:p>
            <text:p>if (zd == NULL) {</text:p>
            <text:p>archive_set_error(&amp;a-&gt;archive, ENOMEM,</text:p>
            <text:p/>
          </table:table-cell>
          <table:table-cell office:value-type="string" calcext:value-type="string">
            <text:p>archive_le64enc(z, zip-&gt;entry_offset);</text:p>
            <text:p>z = 8;</text:p>
            <text:p>}</text:p>
            <text:p>archive_le16enc(zip64  2, (uint16_t)(z - (zip64  4)));</text:p>
            <text:p>zd = cd_alloc(zip, z - zip64);</text:p>
            <text:p>if (zd == NULL) {</text:p>
            <text:p>archive_set_error(&amp;a-&gt;archive, ENOMEM,</text:p>
            <text:p/>
          </table:table-cell>
          <table:table-cell office:value-type="float" office:value="892" calcext:value-type="float">
            <text:p>892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bbef3c2da83b7a69d1f99b21dc92d5506d98fb35</text:p>
          </table:table-cell>
          <table:table-cell office:value-type="string" calcext:value-type="string">
            <text:p>cmLocalGenerator: Add current binary directory accessor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LocalVisualStudio6Generator.cxx</text:p>
          </table:table-cell>
          <table:table-cell office:value-type="string" calcext:value-type="string">
            <text:p>second/download/CMake/CMake-old-new/Kitware_CMake_old_file_255.cpp</text:p>
          </table:table-cell>
          <table:table-cell office:value-type="string" calcext:value-type="string">
            <text:p>second/download/CMake/CMake-old-new/Kitware_CMake_new_file_255.cpp</text:p>
          </table:table-cell>
          <table:table-cell office:value-type="string" calcext:value-type="string">
            <text:p>second/download/CMake/CMake-old-new/Kitware_CMake_old_hunk_491.cpp</text:p>
          </table:table-cell>
          <table:table-cell office:value-type="string" calcext:value-type="string">
            <text:p>second/download/CMake/CMake-old-new/Kitware_CMake_new_hunk_491.cpp</text:p>
          </table:table-cell>
          <table:table-cell office:value-type="string" calcext:value-type="string">
            <text:p>                        const cmCustomCommand&amp; origCommand)</text:p>
            <text:p>{</text:p>
            <text:p>  // Create a fake output that forces the rule to run.</text:p>
            <text:p>  char* output = new char[(strlen(this-&gt;Makefile-&gt;GetCurrentBinaryDirectory())</text:p>
            <text:p>                            target.GetName().size()  30)];</text:p>
            <text:p>  sprintf(output,"%s/%s_force_%i", this-&gt;Makefile-&gt;GetCurrentBinaryDirectory(),</text:p>
            <text:p>          target.GetName().c_str(), count);</text:p>
            <text:p>  const char* comment = origCommand.GetComment();</text:p>
            <text:p>  if(!comment &amp;&amp; origCommand.GetOutputs().empty())</text:p>
            <text:p/>
          </table:table-cell>
          <table:table-cell office:value-type="string" calcext:value-type="string">
            <text:p>                        const cmCustomCommand&amp; origCommand)</text:p>
            <text:p>{</text:p>
            <text:p>  // Create a fake output that forces the rule to run.</text:p>
            <text:p>  char* output = new char[(strlen(this-&gt;GetCurrentBinaryDirectory())</text:p>
            <text:p>                            target.GetName().size()  30)];</text:p>
            <text:p>  sprintf(output,"%s/%s_force_%i", this-&gt;GetCurrentBinaryDirectory(),</text:p>
            <text:p>          target.GetName().c_str(), count);</text:p>
            <text:p>  const char* comment = origCommand.GetComment();</text:p>
            <text:p>  if(!comment &amp;&amp; origCommand.GetOutputs().empty())</text:p>
            <text:p/>
          </table:table-cell>
          <table:table-cell table:number-columns-repeated="2" office:value-type="float" office:value="578" calcext:value-type="float">
            <text:p>57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3339a7508e2d90cbc832490e64f593c1ab935097</text:p>
          </table:table-cell>
          <table:table-cell office:value-type="string" calcext:value-type="string">
            <text:p>CTest: Port away from cmLocalGenerator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Test/cmCTestScriptHandler.cxx</text:p>
          </table:table-cell>
          <table:table-cell office:value-type="string" calcext:value-type="string">
            <text:p>second/download/CMake/CMake-old-new/Kitware_CMake_old_file_256.cpp</text:p>
          </table:table-cell>
          <table:table-cell office:value-type="string" calcext:value-type="string">
            <text:p>second/download/CMake/CMake-old-new/Kitware_CMake_new_file_256.cpp</text:p>
          </table:table-cell>
          <table:table-cell office:value-type="string" calcext:value-type="string">
            <text:p>second/download/CMake/CMake-old-new/Kitware_CMake_old_hunk_492.cpp</text:p>
          </table:table-cell>
          <table:table-cell office:value-type="string" calcext:value-type="string">
            <text:p>second/download/CMake/CMake-old-new/Kitware_CMake_new_hunk_492.cpp</text:p>
          </table:table-cell>
          <table:table-cell office:value-type="string" calcext:value-type="string">
            <text:p/>
            <text:p>void cmCTestScriptHandler::UpdateElapsedTime()</text:p>
            <text:p>{</text:p>
            <text:p>  if (this-&gt;LocalGenerator)</text:p>
            <text:p>    {</text:p>
            <text:p>    // set the current elapsed time</text:p>
            <text:p>    char timeString[20];</text:p>
            <text:p>    int itime = static_cast&lt;unsigned int&gt;(cmSystemTools::GetTime()</text:p>
            <text:p>                                          - this-&gt;ScriptStartTime);</text:p>
            <text:p>    sprintf(timeString,"%i",itime);</text:p>
            <text:p>    this-&gt;LocalGenerator-&gt;GetMakefile()-&gt;AddDefinition("CTEST_ELAPSED_TIME",</text:p>
            <text:p>                                                   timeString);</text:p>
            <text:p>    }</text:p>
            <text:p>}</text:p>
            <text:p/>
            <text:p/>
          </table:table-cell>
          <table:table-cell office:value-type="string" calcext:value-type="string">
            <text:p/>
            <text:p>void cmCTestScriptHandler::UpdateElapsedTime()</text:p>
            <text:p>{</text:p>
            <text:p>  if (this-&gt;Makefile)</text:p>
            <text:p>    {</text:p>
            <text:p>    // set the current elapsed time</text:p>
            <text:p>    char timeString[20];</text:p>
            <text:p>    int itime = static_cast&lt;unsigned int&gt;(cmSystemTools::GetTime()</text:p>
            <text:p>                                          - this-&gt;ScriptStartTime);</text:p>
            <text:p>    sprintf(timeString,"%i",itime);</text:p>
            <text:p>    this-&gt;Makefile-&gt;AddDefinition("CTEST_ELAPSED_TIME", timeString);</text:p>
            <text:p>    }</text:p>
            <text:p>}</text:p>
            <text:p/>
            <text:p/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2e6063068c94d4045e699fed51e6d1e9af344bbf</text:p>
          </table:table-cell>
          <table:table-cell office:value-type="string" calcext:value-type="string">
            <text:p>Merge branch 'improve-variable-help-formatting' into revert-cmake-W-options</text:p>
            <text:p/>
            <text:p>Resolve conflicts in</text:p>
            <text:p/>
            <text:p> Help/variable/CMAKE_ERROR_DEPRECATED.rst</text:p>
            <text:p> Help/variable/CMAKE_WARN_DEPRECATED.rst</text:p>
            <text:p/>
            <text:p>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GlobalGenerator.cxx</text:p>
          </table:table-cell>
          <table:table-cell office:value-type="string" calcext:value-type="string">
            <text:p>second/download/CMake/CMake-old-new/Kitware_CMake_old_file_257.cpp</text:p>
          </table:table-cell>
          <table:table-cell office:value-type="string" calcext:value-type="string">
            <text:p>second/download/CMake/CMake-old-new/Kitware_CMake_new_file_257.cpp</text:p>
          </table:table-cell>
          <table:table-cell office:value-type="string" calcext:value-type="string">
            <text:p>second/download/CMake/CMake-old-new/Kitware_CMake_old_hunk_493.cpp</text:p>
          </table:table-cell>
          <table:table-cell office:value-type="string" calcext:value-type="string">
            <text:p>second/download/CMake/CMake-old-new/Kitware_CMake_new_hunk_493.cpp</text:p>
          </table:table-cell>
          <table:table-cell office:value-type="string" calcext:value-type="string">
            <text:p>  // update the cache entry for the number of local generators, this is used</text:p>
            <text:p>  // for progress</text:p>
            <text:p>  char num[100];</text:p>
            <text:p>  sprintf(num,"%d",static_cast&lt;int&gt;(this-&gt;LocalGenerators.size()));</text:p>
            <text:p>  this-&gt;GetCMakeInstance()-&gt;AddCacheEntry</text:p>
            <text:p>    ("CMAKE_NUMBER_OF_LOCAL_GENERATORS", num,</text:p>
            <text:p>     "number of local generators", cmState::INTERNAL);</text:p>
            <text:p/>
            <text:p>  // check for link libraries and include directories containing "NOTFOUND"</text:p>
            <text:p/>
          </table:table-cell>
          <table:table-cell office:value-type="string" calcext:value-type="string">
            <text:p>  // update the cache entry for the number of local generators, this is used</text:p>
            <text:p>  // for progress</text:p>
            <text:p>  char num[100];</text:p>
            <text:p>  sprintf(num,"%d",static_cast&lt;int&gt;(this-&gt;Makefiles.size()));</text:p>
            <text:p>  this-&gt;GetCMakeInstance()-&gt;AddCacheEntry</text:p>
            <text:p>    ("CMAKE_NUMBER_OF_MAKEFILES", num,</text:p>
            <text:p>     "number of local generators", cmState::INTERNAL);</text:p>
            <text:p/>
            <text:p>  // check for link libraries and include directories containing "NOTFOUND"</text:p>
            <text:p/>
          </table:table-cell>
          <table:table-cell office:value-type="float" office:value="1111" calcext:value-type="float">
            <text:p>111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67">
          <table:table-cell office:value-type="string" calcext:value-type="string">
            <text:p>6c442e5a899e07a85038c4f9c65dfe224ac9485e</text:p>
          </table:table-cell>
          <table:table-cell office:value-type="string" calcext:value-type="string">
            <text:p>ccmake: Pass format string to 'printw' (#15738)</text:p>
            <text:p/>
            <text:p>printw takes a format string as first argument, so don't pass variable</text:p>
            <text:p>strings to it directly.</text:p>
          </table:table-cell>
          <table:table-cell office:value-type="string" calcext:value-type="string">
            <text:p>[u'https://gitlab.kitware.com/cmake/cmake/issues/15738']</text:p>
          </table:table-cell>
          <table:table-cell office:value-type="string" calcext:value-type="string">
            <text:p>Source/CursesDialog/cmCursesLongMessageForm.cxx</text:p>
          </table:table-cell>
          <table:table-cell office:value-type="string" calcext:value-type="string">
            <text:p>second/download/CMake/CMake-old-new/Kitware_CMake_old_file_258.cpp</text:p>
          </table:table-cell>
          <table:table-cell office:value-type="string" calcext:value-type="string">
            <text:p>second/download/CMake/CMake-old-new/Kitware_CMake_new_file_258.cpp</text:p>
          </table:table-cell>
          <table:table-cell office:value-type="string" calcext:value-type="string">
            <text:p>second/download/CMake/CMake-old-new/Kitware_CMake_old_hunk_494.cpp</text:p>
          </table:table-cell>
          <table:table-cell office:value-type="string" calcext:value-type="string">
            <text:p>second/download/CMake/CMake-old-new/Kitware_CMake_new_hunk_494.cpp</text:p>
          </table:table-cell>
          <table:table-cell office:value-type="string" calcext:value-type="string">
            <text:p>  sprintf(version눧幊障�, "%s", vertmp);</text:p>
            <text:p>  version[width] = '\0';</text:p>
            <text:p/>
            <text:p>  curses_move(y-4,0);</text:p>
            <text:p>  attron(A_STANDOUT);</text:p>
            <text:p>  printw(bar);</text:p>
            <text:p>  attroff(A_STANDOUT);</text:p>
            <text:p>  curses_move(y-3,0);</text:p>
            <text:p>  printw(version);</text:p>
            <text:p>  pos_form_cursor(this-&gt;Form);</text:p>
            <text:p>}</text:p>
            <text:p/>
            <text:p/>
          </table:table-cell>
          <table:table-cell office:value-type="string" calcext:value-type="string">
            <text:p>  sprintf(version눧幊障�, "%s", vertmp);</text:p>
            <text:p>  version[width] = '\0';</text:p>
            <text:p/>
            <text:p>  char fmt_s[] = "%s";</text:p>
            <text:p>  curses_move(y-4,0);</text:p>
            <text:p>  attron(A_STANDOUT);</text:p>
            <text:p>  printw(fmt_s, bar);</text:p>
            <text:p>  attroff(A_STANDOUT);</text:p>
            <text:p>  curses_move(y-3,0);</text:p>
            <text:p>  printw(fmt_s, version);</text:p>
            <text:p>  pos_form_cursor(this-&gt;Form);</text:p>
            <text:p>}</text:p>
            <text:p/>
            <text:p/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8">
          <table:table-cell office:value-type="string" calcext:value-type="string">
            <text:p>6c442e5a899e07a85038c4f9c65dfe224ac9485e</text:p>
          </table:table-cell>
          <table:table-cell office:value-type="string" calcext:value-type="string">
            <text:p>ccmake: Pass format string to 'printw' (#15738)</text:p>
            <text:p/>
            <text:p>printw takes a format string as first argument, so don't pass variable</text:p>
            <text:p>strings to it directly.</text:p>
          </table:table-cell>
          <table:table-cell office:value-type="string" calcext:value-type="string">
            <text:p>[u'https://gitlab.kitware.com/cmake/cmake/issues/15738']</text:p>
          </table:table-cell>
          <table:table-cell office:value-type="string" calcext:value-type="string">
            <text:p>Source/CursesDialog/cmCursesMainForm.cxx</text:p>
          </table:table-cell>
          <table:table-cell office:value-type="string" calcext:value-type="string">
            <text:p>second/download/CMake/CMake-old-new/Kitware_CMake_old_file_259.cpp</text:p>
          </table:table-cell>
          <table:table-cell office:value-type="string" calcext:value-type="string">
            <text:p>second/download/CMake/CMake-old-new/Kitware_CMake_new_file_259.cpp</text:p>
          </table:table-cell>
          <table:table-cell office:value-type="string" calcext:value-type="string">
            <text:p>second/download/CMake/CMake-old-new/Kitware_CMake_old_hunk_495.cpp</text:p>
          </table:table-cell>
          <table:table-cell office:value-type="string" calcext:value-type="string">
            <text:p>second/download/CMake/CMake-old-new/Kitware_CMake_new_hunk_495.cpp</text:p>
          </table:table-cell>
          <table:table-cell office:value-type="string" calcext:value-type="string">
            <text:p>    }</text:p>
            <text:p/>
            <text:p>  curses_move(y-4,0);</text:p>
            <text:p>  char fmt[512] = "Press [enter] to edit option";</text:p>
            <text:p>  if ( process )</text:p>
            <text:p>    {</text:p>
            <text:p>    strcpy(fmt, "                           ");</text:p>
            <text:p>    }</text:p>
            <text:p>  printw(fmt);</text:p>
            <text:p>  curses_move(y-3,0);</text:p>
            <text:p>  printw(firstLine);</text:p>
            <text:p>  curses_move(y-2,0);</text:p>
            <text:p>  printw(secondLine);</text:p>
            <text:p>  curses_move(y-1,0);</text:p>
            <text:p>  printw(thirdLine);</text:p>
            <text:p/>
            <text:p>  if (cw)</text:p>
            <text:p>    {</text:p>
            <text:p>    sprintf(firstLine, "Page %d of %d", cw-&gt;GetPage(), this-&gt;NumberOfPages);</text:p>
            <text:p>    curses_move(0,65-static_cast&lt;unsigned int&gt;(strlen(firstLine))-1);</text:p>
            <text:p>    printw(firstLine);</text:p>
            <text:p>    }</text:p>
            <text:p>//    }</text:p>
            <text:p/>
            <text:p/>
          </table:table-cell>
          <table:table-cell office:value-type="string" calcext:value-type="string">
            <text:p>    }</text:p>
            <text:p/>
            <text:p>  curses_move(y-4,0);</text:p>
            <text:p>  char fmt_s[] = "%s";</text:p>
            <text:p>  char fmt[512] = "Press [enter] to edit option";</text:p>
            <text:p>  if ( process )</text:p>
            <text:p>    {</text:p>
            <text:p>    strcpy(fmt, "                           ");</text:p>
            <text:p>    }</text:p>
            <text:p>  printw(fmt_s, fmt);</text:p>
            <text:p>  curses_move(y-3,0);</text:p>
            <text:p>  printw(fmt_s, firstLine);</text:p>
            <text:p>  curses_move(y-2,0);</text:p>
            <text:p>  printw(fmt_s, secondLine);</text:p>
            <text:p>  curses_move(y-1,0);</text:p>
            <text:p>  printw(fmt_s, thirdLine);</text:p>
            <text:p/>
            <text:p>  if (cw)</text:p>
            <text:p>    {</text:p>
            <text:p>    sprintf(firstLine, "Page %d of %d", cw-&gt;GetPage(), this-&gt;NumberOfPages);</text:p>
            <text:p>    curses_move(0,65-static_cast&lt;unsigned int&gt;(strlen(firstLine))-1);</text:p>
            <text:p>    printw(fmt_s, firstLine);</text:p>
            <text:p>    }</text:p>
            <text:p>//    }</text:p>
            <text:p/>
            <text:p/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db7f069a4b33f3e8b45142b67289e51c142c90b4</text:p>
          </table:table-cell>
          <table:table-cell office:value-type="string" calcext:value-type="string">
            <text:p>Windows: Fix 64-bit DLL module definition file generation on VS 2015</text:p>
            <text:p/>
            <text:p>With 64-bit Windows builds, there is no need to remove the leading</text:p>
            <text:p>underscore from all the symbols.  This is because it does not have one</text:p>
            <text:p>in the .obj file unless it is really in the name.  This did not cause</text:p>
            <text:p>any trouble until VS 2015 which has some system functions that have a</text:p>
            <text:p>leading underscore that end up in the .def fil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60.cpp</text:p>
          </table:table-cell>
          <table:table-cell office:value-type="string" calcext:value-type="string">
            <text:p>second/download/CMake/CMake-old-new/Kitware_CMake_new_file_260.cpp</text:p>
          </table:table-cell>
          <table:table-cell office:value-type="string" calcext:value-type="string">
            <text:p>second/download/CMake/CMake-old-new/Kitware_CMake_old_hunk_496.cpp</text:p>
          </table:table-cell>
          <table:table-cell office:value-type="string" calcext:value-type="string">
            <text:p>second/download/CMake/CMake-old-new/Kitware_CMake_new_hunk_496.cpp</text:p>
          </table:table-cell>
          <table:table-cell office:value-type="string" calcext:value-type="string">
            <text:p>                  symbol.erase(posAt);</text:p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/>
          </table:table-cell>
          <table:table-cell office:value-type="string" calcext:value-type="string">
            <text:p>                  symbol.erase(posAt);</text:p>
            <text:p>               }</text:p>
            <text:p>            }</text:p>
            <text:p>            // For 64 bit builds we don't need to remove _</text:p>
            <text:p>            if(!this-&gt;Is64Bit)</text:p>
            <text:p>              {</text:p>
            <text:p>              if (symbol[0] == '_')</text:p>
            <text:p>                {</text:p>
            <text:p>                symbol.erase(0,1);</text:p>
            <text:p>                }</text:p>
            <text:p>              }</text:p>
            <text:p>            if (this-&gt;ImportFlag) {</text:p>
            <text:p>               this-&gt;ImportFlag = false;</text:p>
            <text:p>               fprintf(this-&gt;FileOut,"EXPORTS \n");</text:p>
            <text:p/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c5cc3441b379e2bc6e70efd6dbd530edebbf0024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CommandLineArguments.cxx</text:p>
          </table:table-cell>
          <table:table-cell office:value-type="string" calcext:value-type="string">
            <text:p>second/download/CMake/CMake-old-new/Kitware_CMake_old_file_261.cpp</text:p>
          </table:table-cell>
          <table:table-cell office:value-type="string" calcext:value-type="string">
            <text:p>second/download/CMake/CMake-old-new/Kitware_CMake_new_file_261.cpp</text:p>
          </table:table-cell>
          <table:table-cell office:value-type="string" calcext:value-type="string">
            <text:p>second/download/CMake/CMake-old-new/Kitware_CMake_old_hunk_497.cpp</text:p>
          </table:table-cell>
          <table:table-cell office:value-type="string" calcext:value-type="string">
            <text:p>second/download/CMake/CMake-old-new/Kitware_CMake_new_hunk_497.cpp</text:p>
          </table:table-cell>
          <table:table-cell office:value-type="string" calcext:value-type="string">
            <text:p>    CommandLineArguments::Internal::SetOfStrings::iterator sit;</text:p>
            <text:p>    for ( sit = mpit-&gt;second.begin(); sit != mpit-&gt;second.end(); sit� )</text:p>
            <text:p>      {</text:p>
            <text:p>      str &lt;&lt; kwsys_ios::endl;</text:p>
            <text:p>      char argument[100];</text:p>
            <text:p>      sprintf(argument, "%s", sit-&gt;c_str());</text:p>
            <text:p>      switch ( this-&gt;Internals-&gt;Callbacks[*sit].ArgumentType )</text:p>
            <text:p/>
          </table:table-cell>
          <table:table-cell office:value-type="string" calcext:value-type="string">
            <text:p>    CommandLineArguments::Internal::SetOfStrings::iterator sit;</text:p>
            <text:p>    for ( sit = mpit-&gt;second.begin(); sit != mpit-&gt;second.end(); sit� )</text:p>
            <text:p>      {</text:p>
            <text:p>      str &lt;&lt; std::endl;</text:p>
            <text:p>      char argument[100];</text:p>
            <text:p>      sprintf(argument, "%s", sit-&gt;c_str());</text:p>
            <text:p>      switch ( this-&gt;Internals-&gt;Callbacks[*sit].ArgumentType )</text:p>
            <text:p/>
          </table:table-cell>
          <table:table-cell office:value-type="float" office:value="604" calcext:value-type="float">
            <text:p>60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1b79433a6d7cdd1da1a0af74240f2299c78e4112</text:p>
          </table:table-cell>
          <table:table-cell office:value-type="string" calcext:value-type="string">
            <text:p>KWSys 2015-08-28 (dc3fdd7f)</text:p>
            <text:p/>
            <text:p>Extract upstream KWSys using the following shell commands.</text:p>
            <text:p/>
            <text:p>$ git archive --prefix=upstream-kwsys/ dc3fdd7f | tar x</text:p>
            <text:p>$ git shortlog --no-merges --abbrev=8 --format='%h %s' cdaf522c..dc3fdd7f</text:p>
            <text:p>Brad King (9):</text:p>
            <text:p>      15a16826 Remove include &lt;kwsys/ios/*&gt; and kwsys_ios:: compatibility layer</text:p>
            <text:p>      a5799c17 Remove unused KWSYS_IOS_USE_{SSTREAM,STRSTREAM_H,STRSTREA_H} checks</text:p>
            <text:p>      198957cf Remove unused KWSYS_IOS_USE_SSTREAM check</text:p>
            <text:p>      24d2b60e Remove support for pre-Cﯟ streams</text:p>
            <text:p>      2a581c30 Remove support for pre-Cﯟ std::string missing operators</text:p>
            <text:p>      5f3fd465 Remove support for pre-Cﯟ STL</text:p>
            <text:p>      cded1574 Remove support for pre-Cﯟ STL from hash_map and hash_set</text:p>
            <text:p>      f130a3ab Remove kwsys/cstddef compatibility header</text:p>
            <text:p>      dc3fdd7f Remove support for pre-Cﯟ template capabiliti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ommandLineArguments.cxx</text:p>
          </table:table-cell>
          <table:table-cell office:value-type="string" calcext:value-type="string">
            <text:p>second/download/CMake/CMake-old-new/Kitware_CMake_old_file_262.cpp</text:p>
          </table:table-cell>
          <table:table-cell office:value-type="string" calcext:value-type="string">
            <text:p>second/download/CMake/CMake-old-new/Kitware_CMake_new_file_262.cpp</text:p>
          </table:table-cell>
          <table:table-cell office:value-type="string" calcext:value-type="string">
            <text:p>second/download/CMake/CMake-old-new/Kitware_CMake_old_hunk_498.cpp</text:p>
          </table:table-cell>
          <table:table-cell office:value-type="string" calcext:value-type="string">
            <text:p>second/download/CMake/CMake-old-new/Kitware_CMake_new_hunk_498.cpp</text:p>
          </table:table-cell>
          <table:table-cell office:value-type="string" calcext:value-type="string">
            <text:p>    CommandLineArguments::Internal::SetOfStrings::iterator sit;</text:p>
            <text:p>    for ( sit = mpit-&gt;second.begin(); sit != mpit-&gt;second.end(); sit� )</text:p>
            <text:p>      {</text:p>
            <text:p>      str &lt;&lt; kwsys_ios::endl;</text:p>
            <text:p>      char argument[100];</text:p>
            <text:p>      sprintf(argument, "%s", sit-&gt;c_str());</text:p>
            <text:p>      switch ( this-&gt;Internals-&gt;Callbacks[*sit].ArgumentType )</text:p>
            <text:p/>
          </table:table-cell>
          <table:table-cell office:value-type="string" calcext:value-type="string">
            <text:p>    CommandLineArguments::Internal::SetOfStrings::iterator sit;</text:p>
            <text:p>    for ( sit = mpit-&gt;second.begin(); sit != mpit-&gt;second.end(); sit� )</text:p>
            <text:p>      {</text:p>
            <text:p>      str &lt;&lt; std::endl;</text:p>
            <text:p>      char argument[100];</text:p>
            <text:p>      sprintf(argument, "%s", sit-&gt;c_str());</text:p>
            <text:p>      switch ( this-&gt;Internals-&gt;Callbacks[*sit].ArgumentType )</text:p>
            <text:p/>
          </table:table-cell>
          <table:table-cell office:value-type="float" office:value="604" calcext:value-type="float">
            <text:p>60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49d293a795c42c0325aa677d6a7c0f55c647da91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63.cpp</text:p>
          </table:table-cell>
          <table:table-cell office:value-type="string" calcext:value-type="string">
            <text:p>second/download/CMake/CMake-old-new/Kitware_CMake_new_file_263.cpp</text:p>
          </table:table-cell>
          <table:table-cell office:value-type="string" calcext:value-type="string">
            <text:p>second/download/CMake/CMake-old-new/Kitware_CMake_old_hunk_499.cpp</text:p>
          </table:table-cell>
          <table:table-cell office:value-type="string" calcext:value-type="string">
            <text:p>second/download/CMake/CMake-old-new/Kitware_CMake_new_hunk_499.cpp</text:p>
          </table:table-cell>
          <table:table-cell office:value-type="string" calcext:value-type="string">
            <text:p/>
            <text:p>static int test1(int argc, const char* argv[])</text:p>
            <text:p>{</text:p>
            <text:p>  (void)argc; (void)argv;</text:p>
            <text:p>  fprintf(stdout, "Output on stdout from test returning 0.\n");</text:p>
            <text:p>  fprintf(stderr, "Output on stderr from test returning 0.\n");</text:p>
            <text:p/>
          </table:table-cell>
          <table:table-cell office:value-type="string" calcext:value-type="string">
            <text:p/>
            <text:p>static int test1(int argc, const char* argv[])</text:p>
            <text:p>{</text:p>
            <text:p>  /* This is a very basic functional test of kwsysProcess.  It is repeated</text:p>
            <text:p>     numerous times to verify that there are no resource leaks in kwsysProcess</text:p>
            <text:p>     that eventually lead to an error.  Many versions of OS X will fail after</text:p>
            <text:p>     256 leaked file handles, so 257 iterations seems to be a good test.  On</text:p>
            <text:p>     the other hand, too many iterations will cause the test to time out -</text:p>
            <text:p>     especially if the test is instrumented with e.g. valgrind.</text:p>
            <text:p/>
            <text:p>     If you have problems with this test timing out on your system, or want to</text:p>
            <text:p>     run more than 257 iterations, you can change the number of iterations by</text:p>
            <text:p>     setting the KWSYS_TEST_PROCESS_1_COUNT environment variable.  */</text:p>
            <text:p>  (void)argc; (void)argv;</text:p>
            <text:p>  fprintf(stdout, "Output on stdout from test returning 0.\n");</text:p>
            <text:p>  fprintf(stderr, "Output on stderr from test returning 0.\n");</text:p>
            <text:p/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45">
          <table:table-cell office:value-type="string" calcext:value-type="string">
            <text:p>ca96be228345d93f51cb4edbd0428b709f529b84</text:p>
          </table:table-cell>
          <table:table-cell office:value-type="string" calcext:value-type="string">
            <text:p>KWSys 2015-08-24 (cdaf522c)</text:p>
            <text:p/>
            <text:p>Extract upstream KWSys using the following shell commands.</text:p>
            <text:p/>
            <text:p>$ git archive --prefix=upstream-kwsys/ cdaf522c | tar x</text:p>
            <text:p>$ git shortlog --no-merges --abbrev=8 --format='%h %s' dad68c33..cdaf522c</text:p>
            <text:p>Brad King (2):</text:p>
            <text:p>      c8e5d1b2 Pass C� standard flags to SunPro in standalone build</text:p>
            <text:p>      91cb7820 Remove unused source file "CMakeEmptyInputFile.in"</text:p>
            <text:p/>
            <text:p>James Johnston (6):</text:p>
            <text:p>      0bca555e Process: Test running a process many times to discover resource leaks</text:p>
            <text:p>      52788bb8 SystemTools:  Remove trailing whitespace.</text:p>
            <text:p>      8122214c cmake: Set CMAKE_LEGACY_CYGWIN_WIN32 to 0.</text:p>
            <text:p>      389d416b SystemTools:  Clarify/simplify behavior of FileExists</text:p>
            <text:p>      8970cd56 SystemTools:  Added new TestFileAccess function.</text:p>
            <text:p>      cdaf522c SystemTools:  Add honor_umask parameter to SetPermissions.</text:p>
            <text:p/>
            <text:p>Mattias Ellert (1):</text:p>
            <text:p>      b9df3e48 Fix implementation of KWSYS_PROPERTIES_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64.cpp</text:p>
          </table:table-cell>
          <table:table-cell office:value-type="string" calcext:value-type="string">
            <text:p>second/download/CMake/CMake-old-new/Kitware_CMake_new_file_264.cpp</text:p>
          </table:table-cell>
          <table:table-cell office:value-type="string" calcext:value-type="string">
            <text:p>second/download/CMake/CMake-old-new/Kitware_CMake_old_hunk_500.cpp</text:p>
          </table:table-cell>
          <table:table-cell office:value-type="string" calcext:value-type="string">
            <text:p>second/download/CMake/CMake-old-new/Kitware_CMake_new_hunk_500.cpp</text:p>
          </table:table-cell>
          <table:table-cell office:value-type="string" calcext:value-type="string">
            <text:p/>
            <text:p>static int test1(int argc, const char* argv[])</text:p>
            <text:p>{</text:p>
            <text:p>  (void)argc; (void)argv;</text:p>
            <text:p>  fprintf(stdout, "Output on stdout from test returning 0.\n");</text:p>
            <text:p>  fprintf(stderr, "Output on stderr from test returning 0.\n");</text:p>
            <text:p/>
          </table:table-cell>
          <table:table-cell office:value-type="string" calcext:value-type="string">
            <text:p/>
            <text:p>static int test1(int argc, const char* argv[])</text:p>
            <text:p>{</text:p>
            <text:p>  /* This is a very basic functional test of kwsysProcess.  It is repeated</text:p>
            <text:p>     numerous times to verify that there are no resource leaks in kwsysProcess</text:p>
            <text:p>     that eventually lead to an error.  Many versions of OS X will fail after</text:p>
            <text:p>     256 leaked file handles, so 257 iterations seems to be a good test.  On</text:p>
            <text:p>     the other hand, too many iterations will cause the test to time out -</text:p>
            <text:p>     especially if the test is instrumented with e.g. valgrind.</text:p>
            <text:p/>
            <text:p>     If you have problems with this test timing out on your system, or want to</text:p>
            <text:p>     run more than 257 iterations, you can change the number of iterations by</text:p>
            <text:p>     setting the KWSYS_TEST_PROCESS_1_COUNT environment variable.  */</text:p>
            <text:p>  (void)argc; (void)argv;</text:p>
            <text:p>  fprintf(stdout, "Output on stdout from test returning 0.\n");</text:p>
            <text:p>  fprintf(stderr, "Output on stderr from test returning 0.\n");</text:p>
            <text:p/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ookie.c</text:p>
          </table:table-cell>
          <table:table-cell office:value-type="string" calcext:value-type="string">
            <text:p>second/download/CMake/CMake-old-new/Kitware_CMake_old_file_265.cpp</text:p>
          </table:table-cell>
          <table:table-cell office:value-type="string" calcext:value-type="string">
            <text:p>second/download/CMake/CMake-old-new/Kitware_CMake_new_file_265.cpp</text:p>
          </table:table-cell>
          <table:table-cell office:value-type="string" calcext:value-type="string">
            <text:p>second/download/CMake/CMake-old-new/Kitware_CMake_old_hunk_501.cpp</text:p>
          </table:table-cell>
          <table:table-cell office:value-type="string" calcext:value-type="string">
            <text:p>second/download/CMake/CMake-old-new/Kitware_CMake_new_hunk_501.cpp</text:p>
          </table:table-cell>
          <table:table-cell office:value-type="string" calcext:value-type="string">
            <text:p>          "# http://curl.haxx.se/docs/http-cookies.html\n"</text:p>
            <text:p>          "# This file was generated by libcurl! Edit at your own risk.\n\n",</text:p>
            <text:p>          out);</text:p>
            <text:p>    co = c-&gt;cookies;</text:p>
            <text:p/>
            <text:p>    while(co) {</text:p>
            <text:p>      format_ptr = get_netscape_format(co);</text:p>
            <text:p>      if(format_ptr == NULL) {</text:p>
            <text:p>        fprintf(out, "#\n# Fatal libcurl error\n");</text:p>
            <text:p/>
          </table:table-cell>
          <table:table-cell office:value-type="string" calcext:value-type="string">
            <text:p>          "# http://curl.haxx.se/docs/http-cookies.html\n"</text:p>
            <text:p>          "# This file was generated by libcurl! Edit at your own risk.\n\n",</text:p>
            <text:p>          out);</text:p>
            <text:p/>
            <text:p>    for(co = c-&gt;cookies; co; co = co-&gt;next) {</text:p>
            <text:p>      if(!co-&gt;domain)</text:p>
            <text:p>        continue;</text:p>
            <text:p>      format_ptr = get_netscape_format(co);</text:p>
            <text:p>      if(format_ptr == NULL) {</text:p>
            <text:p>        fprintf(out, "#\n# Fatal libcurl error\n");</text:p>
            <text:p/>
          </table:table-cell>
          <table:table-cell table:number-columns-repeated="2" office:value-type="float" office:value="1274" calcext:value-type="float">
            <text:p>1274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ookie.c</text:p>
          </table:table-cell>
          <table:table-cell office:value-type="string" calcext:value-type="string">
            <text:p>second/download/CMake/CMake-old-new/Kitware_CMake_old_file_265.cpp</text:p>
          </table:table-cell>
          <table:table-cell office:value-type="string" calcext:value-type="string">
            <text:p>second/download/CMake/CMake-old-new/Kitware_CMake_new_file_265.cpp</text:p>
          </table:table-cell>
          <table:table-cell office:value-type="string" calcext:value-type="string">
            <text:p>second/download/CMake/CMake-old-new/Kitware_CMake_old_hunk_502.cpp</text:p>
          </table:table-cell>
          <table:table-cell office:value-type="string" calcext:value-type="string">
            <text:p>second/download/CMake/CMake-old-new/Kitware_CMake_new_hunk_502.cpp</text:p>
          </table:table-cell>
          <table:table-cell office:value-type="string" calcext:value-type="string">
            <text:p>      }</text:p>
            <text:p>      fprintf(out, "%s\n", format_ptr);</text:p>
            <text:p>      free(format_ptr);</text:p>
            <text:p>      co=co-&gt;next;</text:p>
            <text:p>    }</text:p>
            <text:p>  }</text:p>
            <text:p/>
            <text:p/>
          </table:table-cell>
          <table:table-cell office:value-type="string" calcext:value-type="string">
            <text:p>      }</text:p>
            <text:p>      fprintf(out, "%s\n", format_ptr);</text:p>
            <text:p>      free(format_ptr);</text:p>
            <text:p>    }</text:p>
            <text:p>  }</text:p>
            <text:p/>
            <text:p/>
          </table:table-cell>
          <table:table-cell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4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url_ntlm.c</text:p>
          </table:table-cell>
          <table:table-cell office:value-type="string" calcext:value-type="string">
            <text:p>second/download/CMake/CMake-old-new/Kitware_CMake_old_file_266.cpp</text:p>
          </table:table-cell>
          <table:table-cell office:value-type="string" calcext:value-type="string">
            <text:p>second/download/CMake/CMake-old-new/Kitware_CMake_new_file_266.cpp</text:p>
          </table:table-cell>
          <table:table-cell office:value-type="string" calcext:value-type="string">
            <text:p>second/download/CMake/CMake-old-new/Kitware_CMake_old_hunk_503.cpp</text:p>
          </table:table-cell>
          <table:table-cell office:value-type="string" calcext:value-type="string">
            <text:p>second/download/CMake/CMake-old-new/Kitware_CMake_new_hunk_503.cpp</text:p>
          </table:table-cell>
          <table:table-cell office:value-type="string" calcext:value-type="string">
            <text:p>  case NTLMSTATE_TYPE1:</text:p>
            <text:p>  default: /* for the weird cases we (re)start here */</text:p>
            <text:p>    /* Create a type-1 message */</text:p>
            <text:p>    error = Curl_ntlm_create_type1_message(userp, passwdp, ntlm, &amp;base64,</text:p>
            <text:p>                                           &amp;len);</text:p>
            <text:p>    if(error)</text:p>
            <text:p>      return error;</text:p>
            <text:p/>
            <text:p>    if(base64) {</text:p>
            <text:p>      Curl_safe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>      DEBUG_OUT(fprintf(stderr, "**** Header %s\n ", *allocuserpwd));</text:p>
            <text:p>    }</text:p>
            <text:p>    break;</text:p>
            <text:p/>
            <text:p>  case NTLMSTATE_TYPE2:</text:p>
            <text:p>    /* We already received the type-2 message, create a type-3 message */</text:p>
            <text:p>    error = Curl_ntlm_create_type3_message(conn-&gt;data, userp, passwdp,</text:p>
            <text:p>                                           ntlm, &amp;base64, &amp;len);</text:p>
            <text:p>    if(error)</text:p>
            <text:p>      return error;</text:p>
            <text:p/>
            <text:p>    if(base64) {</text:p>
            <text:p>      Curl_safe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>      DEBUG_OUT(fprintf(stderr, "**** %s\n ", *allocuserpwd));</text:p>
            <text:p/>
            <text:p>      ntlm-&gt;state = NTLMSTATE_TYPE3; /* we send a type-3 */</text:p>
            <text:p/>
          </table:table-cell>
          <table:table-cell office:value-type="string" calcext:value-type="string">
            <text:p>  case NTLMSTATE_TYPE1:</text:p>
            <text:p>  default: /* for the weird cases we (re)start here */</text:p>
            <text:p>    /* Create a type-1 message */</text:p>
            <text:p>    result = Curl_sasl_create_ntlm_type1_message(userp, passwdp, ntlm, &amp;base64,</text:p>
            <text:p>                                                 &amp;len);</text:p>
            <text:p>    if(result)</text:p>
            <text:p>      return result;</text:p>
            <text:p/>
            <text:p>    if(base64) {</text:p>
            <text:p>      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/>
            <text:p>      DEBUG_OUT(fprintf(stderr, "**** Header %s\n ", *allocuserpwd));</text:p>
            <text:p>    }</text:p>
            <text:p>    break;</text:p>
            <text:p/>
            <text:p>  case NTLMSTATE_TYPE2:</text:p>
            <text:p>    /* We already received the type-2 message, create a type-3 message */</text:p>
            <text:p>    result = Curl_sasl_create_ntlm_type3_message(conn-&gt;data, userp, passwdp,</text:p>
            <text:p>                                                 ntlm, &amp;base64, &amp;len);</text:p>
            <text:p>    if(result)</text:p>
            <text:p>      return result;</text:p>
            <text:p/>
            <text:p>    if(base64) {</text:p>
            <text:p>      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/>
            <text:p>      DEBUG_OUT(fprintf(stderr, "**** %s\n ", *allocuserpwd));</text:p>
            <text:p/>
            <text:p>      ntlm-&gt;state = NTLMSTATE_TYPE3; /* we send a type-3 */</text:p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[10, 16, 29, 35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url_ntlm_msgs.c</text:p>
          </table:table-cell>
          <table:table-cell office:value-type="string" calcext:value-type="string">
            <text:p>second/download/CMake/CMake-old-new/Kitware_CMake_old_file_267.cpp</text:p>
          </table:table-cell>
          <table:table-cell office:value-type="string" calcext:value-type="string">
            <text:p>second/download/CMake/CMake-old-new/Kitware_CMake_new_file_267.cpp</text:p>
          </table:table-cell>
          <table:table-cell office:value-type="string" calcext:value-type="string">
            <text:p>second/download/CMake/CMake-old-new/Kitware_CMake_old_hunk_504.cpp</text:p>
          </table:table-cell>
          <table:table-cell office:value-type="string" calcext:value-type="string">
            <text:p>second/download/CMake/CMake-old-new/Kitware_CMake_new_hunk_504.cpp</text:p>
          </table:table-cell>
          <table:table-cell office:value-type="string" calcext:value-type="string">
            <text:p>    fprintf(stderr, "\n****\n");</text:p>
            <text:p>    fprintf(stderr, "**** Header %s\n ", header);</text:p>
            <text:p>  });</text:p>
            <text:p>#endif</text:p>
            <text:p>  free(buffer);</text:p>
            <text:p/>
            <text:p>  return CURLE_OK;</text:p>
            <text:p>}</text:p>
            <text:p/>
            <text:p>#ifdef USE_WINDOWS_SSPI</text:p>
            <text:p>void Curl_ntlm_sspi_cleanup(struct ntlmdata *ntlm)</text:p>
            <text:p>{</text:p>
            <text:p>  Curl_safefree(ntlm-&gt;type_2);</text:p>
            <text:p/>
            <text:p>  if(ntlm-&gt;has_handles) {</text:p>
            <text:p>    s_pSecFn-&gt;DeleteSecurityContext(&amp;ntlm-&gt;c_handle);</text:p>
            <text:p>    s_pSecFn-&gt;FreeCredentialsHandle(&amp;ntlm-&gt;handle);</text:p>
            <text:p>    ntlm-&gt;has_handles = 0;</text:p>
            <text:p>  }</text:p>
            <text:p/>
            <text:p>  ntlm-&gt;max_token_length = 0;</text:p>
            <text:p>  Curl_safefree(ntlm-&gt;output_token);</text:p>
            <text:p/>
            <text:p>  Curl_sspi_free_identity(ntlm-&gt;p_identity);</text:p>
            <text:p>  ntlm-&gt;p_identity = NULL;</text:p>
            <text:p>}</text:p>
            <text:p>#endif</text:p>
            <text:p/>
            <text:p>#ifndef USE_WINDOWS_SSPI</text:p>
            <text:p>/* copy the source to the destination and fill in zeroes in every</text:p>
            <text:p>   other destination byte! */</text:p>
            <text:p>static void unicodecpy(unsigned char *dest, const char *src, size_t length)</text:p>
            <text:p/>
          </table:table-cell>
          <table:table-cell office:value-type="string" calcext:value-type="string">
            <text:p>    fprintf(stderr, "\n****\n");</text:p>
            <text:p>    fprintf(stderr, "**** Header %s\n ", header);</text:p>
            <text:p>  });</text:p>
            <text:p/>
            <text:p>  free(type2);</text:p>
            <text:p/>
            <text:p>  return result;</text:p>
            <text:p>}</text:p>
            <text:p/>
            <text:p>/* copy the source to the destination and fill in zeroes in every</text:p>
            <text:p>   other destination byte! */</text:p>
            <text:p>static void unicodecpy(unsigned char *dest, const char *src, size_t length)</text:p>
            <text:p/>
          </table:table-cell>
          <table:table-cell office:value-type="float" office:value="336" calcext:value-type="float">
            <text:p>33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url_ntlm_msgs.c</text:p>
          </table:table-cell>
          <table:table-cell office:value-type="string" calcext:value-type="string">
            <text:p>second/download/CMake/CMake-old-new/Kitware_CMake_old_file_267.cpp</text:p>
          </table:table-cell>
          <table:table-cell office:value-type="string" calcext:value-type="string">
            <text:p>second/download/CMake/CMake-old-new/Kitware_CMake_new_file_267.cpp</text:p>
          </table:table-cell>
          <table:table-cell office:value-type="string" calcext:value-type="string">
            <text:p>second/download/CMake/CMake-old-new/Kitware_CMake_old_hunk_505.cpp</text:p>
          </table:table-cell>
          <table:table-cell office:value-type="string" calcext:value-type="string">
            <text:p>second/download/CMake/CMake-old-new/Kitware_CMake_new_hunk_505.cpp</text:p>
          </table:table-cell>
          <table:table-cell office:value-type="string" calcext:value-type="string">
            <text:p>  /* Initial packet length */</text:p>
            <text:p>  size = 32  hostlen  domlen;</text:p>
            <text:p/>
            <text:p>#endif</text:p>
            <text:p/>
            <text:p>  DEBUG_OUT({</text:p>
            <text:p>    fprintf(stderr, "* TYPE1 header flags=0x%02.2x%02.2x%02.2x%02.2x "</text:p>
            <text:p>            "0x%08.8x ",</text:p>
            <text:p/>
          </table:table-cell>
          <table:table-cell office:value-type="string" calcext:value-type="string">
            <text:p>  /* Initial packet length */</text:p>
            <text:p>  size = 32  hostlen  domlen;</text:p>
            <text:p/>
            <text:p>  DEBUG_OUT({</text:p>
            <text:p>    fprintf(stderr, "* TYPE1 header flags=0x%02.2x%02.2x%02.2x%02.2x "</text:p>
            <text:p>            "0x%08.8x ",</text:p>
            <text:p/>
          </table:table-cell>
          <table:table-cell office:value-type="float" office:value="550" calcext:value-type="float">
            <text:p>55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url_ntlm_wb.c</text:p>
          </table:table-cell>
          <table:table-cell office:value-type="string" calcext:value-type="string">
            <text:p>second/download/CMake/CMake-old-new/Kitware_CMake_old_file_268.cpp</text:p>
          </table:table-cell>
          <table:table-cell office:value-type="string" calcext:value-type="string">
            <text:p>second/download/CMake/CMake-old-new/Kitware_CMake_new_file_268.cpp</text:p>
          </table:table-cell>
          <table:table-cell office:value-type="string" calcext:value-type="string">
            <text:p>second/download/CMake/CMake-old-new/Kitware_CMake_old_hunk_506.cpp</text:p>
          </table:table-cell>
          <table:table-cell office:value-type="string" calcext:value-type="string">
            <text:p>second/download/CMake/CMake-old-new/Kitware_CMake_new_hunk_506.cpp</text:p>
          </table:table-cell>
          <table:table-cell office:value-type="string" calcext:value-type="string">
            <text:p>    if(res)</text:p>
            <text:p>      return res;</text:p>
            <text:p/>
            <text:p>    Curl_safe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>    DEBUG_OUT(fprintf(stderr, "**** Header %s\n ", *allocuserpwd));</text:p>
            <text:p>    Curl_safefree(conn-&gt;response_header);</text:p>
            <text:p>    conn-&gt;response_header = NULL;</text:p>
            <text:p>    break;</text:p>
            <text:p>  case NTLMSTATE_TYPE2:</text:p>
            <text:p/>
          </table:table-cell>
          <table:table-cell office:value-type="string" calcext:value-type="string">
            <text:p>    if(res)</text:p>
            <text:p>      return res;</text:p>
            <text:p/>
            <text:p>    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>    DEBUG_OUT(fprintf(stderr, "**** Header %s\n ", *allocuserpwd));</text:p>
            <text:p>    free(conn-&gt;response_header);</text:p>
            <text:p>    conn-&gt;response_header = NULL;</text:p>
            <text:p>    break;</text:p>
            <text:p>  case NTLMSTATE_TYPE2:</text:p>
            <text:p/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[4, 7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curl_ntlm_wb.c</text:p>
          </table:table-cell>
          <table:table-cell office:value-type="string" calcext:value-type="string">
            <text:p>second/download/CMake/CMake-old-new/Kitware_CMake_old_file_268.cpp</text:p>
          </table:table-cell>
          <table:table-cell office:value-type="string" calcext:value-type="string">
            <text:p>second/download/CMake/CMake-old-new/Kitware_CMake_new_file_268.cpp</text:p>
          </table:table-cell>
          <table:table-cell office:value-type="string" calcext:value-type="string">
            <text:p>second/download/CMake/CMake-old-new/Kitware_CMake_old_hunk_507.cpp</text:p>
          </table:table-cell>
          <table:table-cell office:value-type="string" calcext:value-type="string">
            <text:p>second/download/CMake/CMake-old-new/Kitware_CMake_new_hunk_507.cpp</text:p>
          </table:table-cell>
          <table:table-cell office:value-type="string" calcext:value-type="string">
            <text:p>    if(res)</text:p>
            <text:p>      return res;</text:p>
            <text:p/>
            <text:p>    Curl_safe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/>
          </table:table-cell>
          <table:table-cell office:value-type="string" calcext:value-type="string">
            <text:p>    if(res)</text:p>
            <text:p>      return res;</text:p>
            <text:p/>
            <text:p>    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/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269.cpp</text:p>
          </table:table-cell>
          <table:table-cell office:value-type="string" calcext:value-type="string">
            <text:p>second/download/CMake/CMake-old-new/Kitware_CMake_new_file_269.cpp</text:p>
          </table:table-cell>
          <table:table-cell office:value-type="string" calcext:value-type="string">
            <text:p>second/download/CMake/CMake-old-new/Kitware_CMake_old_hunk_508.cpp</text:p>
          </table:table-cell>
          <table:table-cell office:value-type="string" calcext:value-type="string">
            <text:p>second/download/CMake/CMake-old-new/Kitware_CMake_new_hunk_508.cpp</text:p>
          </table:table-cell>
          <table:table-cell office:value-type="string" calcext:value-type="string">
            <text:p>    }</text:p>
            <text:p/>
            <text:p>  if(flags &amp; CURL_GLOBAL_WIN32)</text:p>
            <text:p>    if(win32_init() != CURLE_OK) {</text:p>
            <text:p>      DEBUGF(fprintf(stderr, "Error: win32_init failed\n"));</text:p>
            <text:p>      return CURLE_FAILED_INIT;</text:p>
            <text:p>    }</text:p>
            <text:p/>
          </table:table-cell>
          <table:table-cell office:value-type="string" calcext:value-type="string">
            <text:p>    }</text:p>
            <text:p/>
            <text:p>  if(flags &amp; CURL_GLOBAL_WIN32)</text:p>
            <text:p>    if(win32_init()) {</text:p>
            <text:p>      DEBUGF(fprintf(stderr, "Error: win32_init failed\n"));</text:p>
            <text:p>      return CURLE_FAILED_INIT;</text:p>
            <text:p>    }</text:p>
            <text:p/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269.cpp</text:p>
          </table:table-cell>
          <table:table-cell office:value-type="string" calcext:value-type="string">
            <text:p>second/download/CMake/CMake-old-new/Kitware_CMake_new_file_269.cpp</text:p>
          </table:table-cell>
          <table:table-cell office:value-type="string" calcext:value-type="string">
            <text:p>second/download/CMake/CMake-old-new/Kitware_CMake_old_hunk_509.cpp</text:p>
          </table:table-cell>
          <table:table-cell office:value-type="string" calcext:value-type="string">
            <text:p>second/download/CMake/CMake-old-new/Kitware_CMake_new_hunk_509.cpp</text:p>
          </table:table-cell>
          <table:table-cell office:value-type="string" calcext:value-type="string">
            <text:p>  idna_init();</text:p>
            <text:p>#endif</text:p>
            <text:p/>
            <text:p>  if(Curl_resolver_global_init() != CURLE_OK) {</text:p>
            <text:p>    DEBUGF(fprintf(stderr, "Error: resolver_global_init failed\n"));</text:p>
            <text:p>    return CURLE_FAILED_INIT;</text:p>
            <text:p>  }</text:p>
            <text:p/>
          </table:table-cell>
          <table:table-cell office:value-type="string" calcext:value-type="string"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>  }</text:p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29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269.cpp</text:p>
          </table:table-cell>
          <table:table-cell office:value-type="string" calcext:value-type="string">
            <text:p>second/download/CMake/CMake-old-new/Kitware_CMake_new_file_269.cpp</text:p>
          </table:table-cell>
          <table:table-cell office:value-type="string" calcext:value-type="string">
            <text:p>second/download/CMake/CMake-old-new/Kitware_CMake_old_hunk_510.cpp</text:p>
          </table:table-cell>
          <table:table-cell office:value-type="string" calcext:value-type="string">
            <text:p>second/download/CMake/CMake-old-new/Kitware_CMake_new_hunk_510.cpp</text:p>
          </table:table-cell>
          <table:table-cell office:value-type="string" calcext:value-type="string">
            <text:p> */</text:p>
            <text:p>CURL *curl_easy_init(void)</text:p>
            <text:p>{</text:p>
            <text:p>  CURLcode res;</text:p>
            <text:p>  struct SessionHandle *data;</text:p>
            <text:p/>
            <text:p>  /* Make sure we inited the global SSL stuff */</text:p>
            <text:p>  if(!initialized) {</text:p>
            <text:p>    res = curl_global_init(CURL_GLOBAL_DEFAULT);</text:p>
            <text:p>    if(res) 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  <text:p>  }</text:p>
            <text:p/>
            <text:p>  /* We use curl_open() with undefined URL so far */</text:p>
            <text:p>  res = Curl_open(&amp;data);</text:p>
            <text:p>  if(res != CURLE_OK) {</text:p>
            <text:p>    DEBUGF(fprintf(stderr, "Error: Curl_open failed\n"));</text:p>
            <text:p>    return NULL;</text:p>
            <text:p>  }</text:p>
            <text:p/>
          </table:table-cell>
          <table:table-cell office:value-type="string" calcext:value-type="string">
            <text:p> */</text:p>
            <text:p>CURL *curl_easy_init(void)</text:p>
            <text:p>{</text:p>
            <text:p>  CURLcode result;</text:p>
            <text:p>  struct SessionHandle *data;</text:p>
            <text:p/>
            <text:p>  /* Make sure we inited the global SSL stuff */</text:p>
            <text:p>  if(!initialized) {</text:p>
            <text:p>    result = curl_global_init(CURL_GLOBAL_DEFAULT);</text:p>
            <text:p>    if(result) 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  <text:p>  }</text:p>
            <text:p/>
            <text:p>  /* We use curl_open() with undefined URL so far */</text:p>
            <text:p>  result = Curl_open(&amp;data);</text:p>
            <text:p>  if(result) {</text:p>
            <text:p>    DEBUGF(fprintf(stderr, "Error: Curl_open failed\n"));</text:p>
            <text:p>    return NULL;</text:p>
            <text:p>  }</text:p>
            <text:p/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[11, 19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ile.c</text:p>
          </table:table-cell>
          <table:table-cell office:value-type="string" calcext:value-type="string">
            <text:p>second/download/CMake/CMake-old-new/Kitware_CMake_old_file_270.cpp</text:p>
          </table:table-cell>
          <table:table-cell office:value-type="string" calcext:value-type="string">
            <text:p>second/download/CMake/CMake-old-new/Kitware_CMake_new_file_270.cpp</text:p>
          </table:table-cell>
          <table:table-cell office:value-type="string" calcext:value-type="string">
            <text:p>second/download/CMake/CMake-old-new/Kitware_CMake_old_hunk_511.cpp</text:p>
          </table:table-cell>
          <table:table-cell office:value-type="string" calcext:value-type="string">
            <text:p>second/download/CMake/CMake-old-new/Kitware_CMake_new_hunk_511.cpp</text:p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CURLcode result;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float" office:value="464" calcext:value-type="float">
            <text:p>46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45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271.cpp</text:p>
          </table:table-cell>
          <table:table-cell office:value-type="string" calcext:value-type="string">
            <text:p>second/download/CMake/CMake-old-new/Kitware_CMake_new_file_271.cpp</text:p>
          </table:table-cell>
          <table:table-cell office:value-type="string" calcext:value-type="string">
            <text:p>second/download/CMake/CMake-old-new/Kitware_CMake_old_hunk_512.cpp</text:p>
          </table:table-cell>
          <table:table-cell office:value-type="string" calcext:value-type="string">
            <text:p>second/download/CMake/CMake-old-new/Kitware_CMake_new_hunk_512.cpp</text:p>
          </table:table-cell>
          <table:table-cell office:value-type="string" calcext:value-type="string">
            <text:p>        }</text:p>
            <text:p>        if(ptr) {</text:p>
            <text:p>          ftpc-&gt;newport = (unsigned short)(num &amp; 0xffff);</text:p>
            <text:p/>
            <text:p>          if(conn-&gt;bits.tunnel_proxy ||</text:p>
            <text:p>             conn-&gt;proxytype == CURLPROXY_SOCKS5 ||</text:p>
            <text:p>             conn-&gt;proxytype == CURLPROXY_SOCKS5_HOSTNAME ||</text:p>
            <text:p>             conn-&gt;proxytype == CURLPROXY_SOCKS4 ||</text:p>
            <text:p>             conn-&gt;proxytype == CURLPROXY_SOCKS4A)</text:p>
            <text:p>            /* proxy tunnel -&gt; use other host info because ip_addr_str is the</text:p>
            <text:p>               proxy address not the ftp host */</text:p>
            <text:p>            snprintf(ftpc-&gt;newhost, sizeof(ftpc-&gt;newhost), "%s",</text:p>
            <text:p>                     conn-&gt;host.name);</text:p>
            <text:p>          else</text:p>
            <text:p>            /* use the same IP we are already connected to */</text:p>
            <text:p>            snprintf(ftpc-&gt;newhost, NEWHOST_BUFSIZE, "%s", conn-&gt;ip_addr_str);</text:p>
            <text:p>        }</text:p>
            <text:p>      }</text:p>
            <text:p>      else</text:p>
            <text:p/>
          </table:table-cell>
          <table:table-cell office:value-type="string" calcext:value-type="string">
            <text:p>        }</text:p>
            <text:p>        if(ptr) {</text:p>
            <text:p>          ftpc-&gt;newport = (unsigned short)(num &amp; 0xffff);</text:p>
            <text:p>          ftpc-&gt;newhost = strdup(control_address(conn));</text:p>
            <text:p>          if(!ftpc-&gt;newhost)</text:p>
            <text:p>            return CURLE_OUT_OF_MEMORY;</text:p>
            <text:p>        }</text:p>
            <text:p>      }</text:p>
            <text:p>      else</text:p>
            <text:p/>
          </table:table-cell>
          <table:table-cell office:value-type="float" office:value="1933" calcext:value-type="float">
            <text:p>1933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[11, 15]</text:p>
          </table:table-cell>
          <table:table-cell office:value-type="string" calcext:value-type="string">
            <text:p>[]</text:p>
          </table:table-cell>
        </table:table-row>
        <table:table-row table:style-name="ro9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ftp.c</text:p>
          </table:table-cell>
          <table:table-cell office:value-type="string" calcext:value-type="string">
            <text:p>second/download/CMake/CMake-old-new/Kitware_CMake_old_file_271.cpp</text:p>
          </table:table-cell>
          <table:table-cell office:value-type="string" calcext:value-type="string">
            <text:p>second/download/CMake/CMake-old-new/Kitware_CMake_new_file_271.cpp</text:p>
          </table:table-cell>
          <table:table-cell office:value-type="string" calcext:value-type="string">
            <text:p>second/download/CMake/CMake-old-new/Kitware_CMake_old_hunk_513.cpp</text:p>
          </table:table-cell>
          <table:table-cell office:value-type="string" calcext:value-type="string">
            <text:p>second/download/CMake/CMake-old-new/Kitware_CMake_new_hunk_513.cpp</text:p>
          </table:table-cell>
          <table:table-cell office:value-type="string" calcext:value-type="string">
            <text:p/>
            <text:p>    /* we got OK from server */</text:p>
            <text:p>    if(data-&gt;set.ftp_skip_ip) {</text:p>
            <text:p>      /* told to ignore the remotely given IP but instead use the one we used</text:p>
            <text:p>         for the control connection */</text:p>
            <text:p>      infof(data, "Skips %d.%d.%d.%d for data connection, uses %s instead\n",</text:p>
            <text:p>            ip[0], ip[1], ip[2], ip[3],</text:p>
            <text:p>            conn-&gt;ip_addr_str);</text:p>
            <text:p>      if(conn-&gt;bits.tunnel_proxy ||</text:p>
            <text:p>         conn-&gt;proxytype == CURLPROXY_SOCKS5 ||</text:p>
            <text:p>         conn-&gt;proxytype == CURLPROXY_SOCKS5_HOSTNAME ||</text:p>
            <text:p>         conn-&gt;proxytype == CURLPROXY_SOCKS4 ||</text:p>
            <text:p>         conn-&gt;proxytype == CURLPROXY_SOCKS4A)</text:p>
            <text:p>        /* proxy tunnel -&gt; use other host info because ip_addr_str is the</text:p>
            <text:p>           proxy address not the ftp host */</text:p>
            <text:p>        snprintf(ftpc-&gt;newhost, sizeof(ftpc-&gt;newhost), "%s", conn-&gt;host.name);</text:p>
            <text:p>      else</text:p>
            <text:p>        snprintf(ftpc-&gt;newhost, sizeof(ftpc-&gt;newhost), "%s",</text:p>
            <text:p>                 conn-&gt;ip_addr_str);</text:p>
            <text:p>    }</text:p>
            <text:p>    else</text:p>
            <text:p>      snprintf(ftpc-&gt;newhost, sizeof(ftpc-&gt;newhost),</text:p>
            <text:p>               "%d.%d.%d.%d", ip[0], ip[1], ip[2], ip[3]);</text:p>
            <text:p>    ftpc-&gt;newport = (unsigned short)(((port[0]&lt;&lt;8)  port[1]) &amp; 0xffff);</text:p>
            <text:p>  }</text:p>
            <text:p>  else if(ftpc-&gt;count1 == 0) {</text:p>
            <text:p/>
          </table:table-cell>
          <table:table-cell office:value-type="string" calcext:value-type="string">
            <text:p/>
            <text:p>    /* we got OK from server */</text:p>
            <text:p>    if(data-&gt;set.ftp_skip_ip) {</text:p>
            <text:p>      /* told to ignore the remotely given IP but instead use the host we used</text:p>
            <text:p>         for the control connection */</text:p>
            <text:p>      infof(data, "Skip %d.%d.%d.%d for data connection, re-use %s instead\n",</text:p>
            <text:p>            ip[0], ip[1], ip[2], ip[3],</text:p>
            <text:p>            conn-&gt;host.name);</text:p>
            <text:p>      ftpc-&gt;newhost = strdup(control_address(conn));</text:p>
            <text:p>    }</text:p>
            <text:p>    else</text:p>
            <text:p>      ftpc-&gt;newhost = aprintf("%d.%d.%d.%d", ip[0], ip[1], ip[2], ip[3]);</text:p>
            <text:p/>
            <text:p>    if(!ftpc-&gt;newhost)</text:p>
            <text:p>      return CURLE_OUT_OF_MEMORY;</text:p>
            <text:p/>
            <text:p>    ftpc-&gt;newport = (unsigned short)(((port[0]&lt;&lt;8)  port[1]) &amp; 0xffff);</text:p>
            <text:p>  }</text:p>
            <text:p>  else if(ftpc-&gt;count1 == 0) {</text:p>
            <text:p/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[15, 17, 21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272.cpp</text:p>
          </table:table-cell>
          <table:table-cell office:value-type="string" calcext:value-type="string">
            <text:p>second/download/CMake/CMake-old-new/Kitware_CMake_new_file_272.cpp</text:p>
          </table:table-cell>
          <table:table-cell office:value-type="string" calcext:value-type="string">
            <text:p>second/download/CMake/CMake-old-new/Kitware_CMake_old_hunk_514.cpp</text:p>
          </table:table-cell>
          <table:table-cell office:value-type="string" calcext:value-type="string">
            <text:p>second/download/CMake/CMake-old-new/Kitware_CMake_new_hunk_514.cpp</text:p>
          </table:table-cell>
          <table:table-cell office:value-type="string" calcext:value-type="string">
            <text:p/>
            <text:p>  snprintf(data-&gt;state.buffer, sizeof(data-&gt;state.buffer), "%s:%s", user, pwd);</text:p>
            <text:p/>
            <text:p>  error = Curl_base64_encode(data,</text:p>
            <text:p>                             data-&gt;state.buffer, strlen(data-&gt;state.buffer),</text:p>
            <text:p>                             &amp;authorization, &amp;size);</text:p>
            <text:p>  if(error)</text:p>
            <text:p>    return error;</text:p>
            <text:p/>
            <text:p>  if(!authorization)</text:p>
            <text:p>    return CURLE_REMOTE_ACCESS_DENIED;</text:p>
            <text:p/>
            <text:p>  Curl_safefree(*userp);</text:p>
            <text:p>  *userp = aprintf("%sAuthorization: Basic %s\r\n",</text:p>
            <text:p>                   proxy?"Proxy-":"",</text:p>
            <text:p>                   authorization);</text:p>
            <text:p/>
          </table:table-cell>
          <table:table-cell office:value-type="string" calcext:value-type="string">
            <text:p/>
            <text:p>  snprintf(data-&gt;state.buffer, sizeof(data-&gt;state.buffer), "%s:%s", user, pwd);</text:p>
            <text:p/>
            <text:p>  result = Curl_base64_encode(data,</text:p>
            <text:p>                              data-&gt;state.buffer, strlen(data-&gt;state.buffer),</text:p>
            <text:p>                              &amp;authorization, &amp;size);</text:p>
            <text:p>  if(result)</text:p>
            <text:p>    return result;</text:p>
            <text:p/>
            <text:p>  if(!authorization)</text:p>
            <text:p>    return CURLE_REMOTE_ACCESS_DENIED;</text:p>
            <text:p/>
            <text:p>  free(*userp);</text:p>
            <text:p>  *userp = aprintf("%sAuthorization: Basic %s\r\n",</text:p>
            <text:p>                   proxy?"Proxy-":"",</text:p>
            <text:p>                   authorization);</text:p>
            <text:p/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1, 13]</text:p>
          </table:table-cell>
          <table:table-cell office:value-type="string" calcext:value-type="string">
            <text:p>[]</text:p>
          </table:table-cell>
        </table:table-row>
        <table:table-row table:style-name="ro5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.c</text:p>
          </table:table-cell>
          <table:table-cell office:value-type="string" calcext:value-type="string">
            <text:p>second/download/CMake/CMake-old-new/Kitware_CMake_old_file_272.cpp</text:p>
          </table:table-cell>
          <table:table-cell office:value-type="string" calcext:value-type="string">
            <text:p>second/download/CMake/CMake-old-new/Kitware_CMake_new_file_272.cpp</text:p>
          </table:table-cell>
          <table:table-cell office:value-type="string" calcext:value-type="string">
            <text:p>second/download/CMake/CMake-old-new/Kitware_CMake_old_hunk_515.cpp</text:p>
          </table:table-cell>
          <table:table-cell office:value-type="string" calcext:value-type="string">
            <text:p>second/download/CMake/CMake-old-new/Kitware_CMake_new_hunk_515.cpp</text:p>
          </table:table-cell>
          <table:table-cell office:value-type="string" calcext:value-type="string">
            <text:p>    if(((httpreq == HTTPREQ_GET) || (httpreq == HTTPREQ_HEAD)) &amp;&amp;</text:p>
            <text:p>       !Curl_checkheaders(conn, "Range:")) {</text:p>
            <text:p>      /* if a line like this was already allocated, free the previous one */</text:p>
            <text:p>      if(conn-&gt;allocptr.rangeline)</text:p>
            <text:p>        free(conn-&gt;allocptr.rangeline);</text:p>
            <text:p>      conn-&gt;allocptr.rangeline = aprintf("Range: bytes=%s\r\n",</text:p>
            <text:p>                                         data-&gt;state.range);</text:p>
            <text:p>    }</text:p>
            <text:p>    else if((httpreq != HTTPREQ_GET) &amp;&amp;</text:p>
            <text:p>            !Curl_checkheaders(conn, "Content-Range:")) {</text:p>
            <text:p/>
            <text:p>      /* if a line like this was already allocated, free the previous one */</text:p>
            <text:p>      if(conn-&gt;allocptr.rangeline)</text:p>
            <text:p>        free(conn-&gt;allocptr.rangeline);</text:p>
            <text:p/>
            <text:p>      if(data-&gt;set.set_resume_from &lt; 0) {</text:p>
            <text:p>        /* Upload resume was asked for, but we don't know the size of the</text:p>
            <text:p/>
          </table:table-cell>
          <table:table-cell office:value-type="string" calcext:value-type="string">
            <text:p>    if(((httpreq == HTTPREQ_GET) || (httpreq == HTTPREQ_HEAD)) &amp;&amp;</text:p>
            <text:p>       !Curl_checkheaders(conn, "Range:")) {</text:p>
            <text:p>      /* if a line like this was already allocated, free the previous one */</text:p>
            <text:p>      free(conn-&gt;allocptr.rangeline);</text:p>
            <text:p>      conn-&gt;allocptr.rangeline = aprintf("Range: bytes=%s\r\n",</text:p>
            <text:p>                                         data-&gt;state.range);</text:p>
            <text:p>    }</text:p>
            <text:p>    else if((httpreq != HTTPREQ_GET) &amp;&amp;</text:p>
            <text:p>            !Curl_checkheaders(conn, "Content-Range:")) {</text:p>
            <text:p/>
            <text:p>      /* if a line like this was already allocated, free the previous one */</text:p>
            <text:p>      free(conn-&gt;allocptr.rangeline);</text:p>
            <text:p/>
            <text:p>      if(data-&gt;set.set_resume_from &lt; 0) {</text:p>
            <text:p>        /* Upload resume was asked for, but we don't know the size of the</text:p>
            <text:p/>
          </table:table-cell>
          <table:table-cell office:value-type="float" office:value="2153" calcext:value-type="float">
            <text:p>2153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8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digest.c</text:p>
          </table:table-cell>
          <table:table-cell office:value-type="string" calcext:value-type="string">
            <text:p>second/download/CMake/CMake-old-new/Kitware_CMake_old_file_273.cpp</text:p>
          </table:table-cell>
          <table:table-cell office:value-type="string" calcext:value-type="string">
            <text:p>second/download/CMake/CMake-old-new/Kitware_CMake_new_file_273.cpp</text:p>
          </table:table-cell>
          <table:table-cell office:value-type="string" calcext:value-type="string">
            <text:p>second/download/CMake/CMake-old-new/Kitware_CMake_old_hunk_516.cpp</text:p>
          </table:table-cell>
          <table:table-cell office:value-type="string" calcext:value-type="string">
            <text:p>second/download/CMake/CMake-old-new/Kitware_CMake_new_hunk_516.cpp</text:p>
          </table:table-cell>
          <table:table-cell office:value-type="string" calcext:value-type="string">
            <text:p/>
            <text:p>#include "urldata.h"</text:p>
            <text:p>#include "rawstr.h"</text:p>
            <text:p>#include "curl_base64.h"</text:p>
            <text:p>#include "curl_md5.h"</text:p>
            <text:p>#include "http_digest.h"</text:p>
            <text:p>#include "strtok.h"</text:p>
            <text:p>#include "curl_memory.h"</text:p>
            <text:p>#include "vtls/vtls.h" /* for Curl_rand() */</text:p>
            <text:p>#include "non-ascii.h" /* included for Curl_convert_... prototypes */</text:p>
            <text:p>#include "warnless.h"</text:p>
            <text:p/>
            <text:p>#define _MPRINTF_REPLACE /* use our functions only */</text:p>
            <text:p>#include &lt;curl/mprintf.h&gt;</text:p>
            <text:p/>
            <text:p>/* The last #include file should be: */</text:p>
            <text:p>#include "memdebug.h"</text:p>
            <text:p/>
            <text:p>#define MAX_VALUE_LENGTH 256</text:p>
            <text:p>#define MAX_CONTENT_LENGTH 1024</text:p>
            <text:p/>
            <text:p>static void digest_cleanup_one(struct digestdata *dig);</text:p>
            <text:p/>
            <text:p>/*</text:p>
            <text:p> * Return 0 on success and then the buffers are filled in fine.</text:p>
            <text:p> *</text:p>
            <text:p> * Non-zero means failure to parse.</text:p>
            <text:p> */</text:p>
            <text:p>static int get_pair(const char *str, char *value, char *content,</text:p>
            <text:p>                    const char **endptr)</text:p>
            <text:p>{</text:p>
            <text:p>  int c;</text:p>
            <text:p>  bool starts_with_quote = FALSE;</text:p>
            <text:p>  bool escape = FALSE;</text:p>
            <text:p/>
            <text:p>  for(c=MAX_VALUE_LENGTH-1; (*str &amp;&amp; (*str != '=') &amp;&amp; c--); )</text:p>
            <text:p>    *value� = *str�;</text:p>
            <text:p>  *value=0;</text:p>
            <text:p/>
            <text:p>  if('=' != *str�)</text:p>
            <text:p>    /* eek, no match */</text:p>
            <text:p>    return 1;</text:p>
            <text:p/>
            <text:p>  if('\"' == *str) {</text:p>
            <text:p>    /* this starts with a quote so it must end with one as well! */</text:p>
            <text:p>    str�;</text:p>
            <text:p>    starts_with_quote = TRUE;</text:p>
            <text:p>  }</text:p>
            <text:p/>
            <text:p>  for(c=MAX_CONTENT_LENGTH-1; *str &amp;&amp; c--; str�) {</text:p>
            <text:p>    switch(*str) {</text:p>
            <text:p>    case '\\':</text:p>
            <text:p>      if(!escape) {</text:p>
            <text:p>        /* possibly the start of an escaped quote */</text:p>
            <text:p>        escape = TRUE;</text:p>
            <text:p>        *content� = '\\'; /* even though this is an escape character, we still</text:p>
            <text:p>                              store it as-is in the target buffer */</text:p>
            <text:p>        continue;</text:p>
            <text:p>      }</text:p>
            <text:p>      break;</text:p>
            <text:p>    case ',':</text:p>
            <text:p>      if(!starts_with_quote) {</text:p>
            <text:p>        /* this signals the end of the content if we didn't get a starting</text:p>
            <text:p>           quote and then we do "sloppy" parsing */</text:p>
            <text:p>        c=0; /* the end */</text:p>
            <text:p>        continue;</text:p>
            <text:p>      }</text:p>
            <text:p>      break;</text:p>
            <text:p>    case '\r':</text:p>
            <text:p>    case '\n':</text:p>
            <text:p>      /* end of string */</text:p>
            <text:p>      c=0;</text:p>
            <text:p>      continue;</text:p>
            <text:p>    case '\"':</text:p>
            <text:p>      if(!escape &amp;&amp; starts_with_quote) {</text:p>
            <text:p>        /* end of string */</text:p>
            <text:p>        c=0;</text:p>
            <text:p>        continue;</text:p>
            <text:p>      }</text:p>
            <text:p>      break;</text:p>
            <text:p>    }</text:p>
            <text:p>    escape = FALSE;</text:p>
            <text:p>    *content� = *str;</text:p>
            <text:p>  }</text:p>
            <text:p>  *content=0;</text:p>
            <text:p/>
            <text:p>  *endptr = str;</text:p>
            <text:p/>
            <text:p>  return 0; /* all is fine! */</text:p>
            <text:p>}</text:p>
            <text:p/>
            <text:p>/* Test example headers:</text:p>
            <text:p/>
            <text:p>WWW-Authenticate: Digest realm="testrealm", nonce="1053604598"</text:p>
            <text:p>Proxy-Authenticate: Digest realm="testrealm", nonce="1053604598"</text:p>
            <text:p/>
            <text:p>*/</text:p>
            <text:p/>
            <text:p>CURLdigest Curl_input_digest(struct connectdata *conn,</text:p>
            <text:p>                             bool proxy,</text:p>
            <text:p>                             const char *header) /* rest of the *-authenticate:</text:p>
            <text:p>                                                    header */</text:p>
            <text:p>{</text:p>
            <text:p>  char *token = NULL;</text:p>
            <text:p>  char *tmp = NULL;</text:p>
            <text:p>  bool foundAuth = FALSE;</text:p>
            <text:p>  bool foundAuthInt = FALSE;</text:p>
            <text:p>  struct SessionHandle *data=conn-&gt;data;</text:p>
            <text:p>  bool before = FALSE; /* got a nonce before */</text:p>
            <text:p>  struct digestdata *d;</text:p>
            <text:p/>
            <text:p>  if(proxy) {</text:p>
            <text:p>    d = &amp;data-&gt;state.proxydigest;</text:p>
            <text:p>  }</text:p>
            <text:p>  else {</text:p>
            <text:p>    d = &amp;data-&gt;state.digest;</text:p>
            <text:p>  }</text:p>
            <text:p/>
            <text:p>  if(checkprefix("Digest", header)) {</text:p>
            <text:p>    header = strlen("Digest");</text:p>
            <text:p/>
            <text:p>    /* If we already have received a nonce, keep that in mind */</text:p>
            <text:p>    if(d-&gt;nonce)</text:p>
            <text:p>      before = TRUE;</text:p>
            <text:p/>
            <text:p>    /* clear off any former leftovers and init to defaults */</text:p>
            <text:p>    digest_cleanup_one(d);</text:p>
            <text:p/>
            <text:p>    for(;;) {</text:p>
            <text:p>      char value[MAX_VALUE_LENGTH];</text:p>
            <text:p>      char content[MAX_CONTENT_LENGTH];</text:p>
            <text:p/>
            <text:p>      while(*header &amp;&amp; ISSPACE(*header))</text:p>
            <text:p>        header�;</text:p>
            <text:p/>
            <text:p>      /* extract a value=content pair */</text:p>
            <text:p>      if(!get_pair(header, value, content, &amp;header)) {</text:p>
            <text:p>        if(Curl_raw_equal(value, "nonce")) {</text:p>
            <text:p>          d-&gt;nonce = strdup(content);</text:p>
            <text:p>          if(!d-&gt;nonce)</text:p>
            <text:p>            return CURLDIGEST_NOMEM;</text:p>
            <text:p>        }</text:p>
            <text:p>        else if(Curl_raw_equal(value, "stale")) {</text:p>
            <text:p>          if(Curl_raw_equal(content, "true")) {</text:p>
            <text:p>            d-&gt;stale = TRUE;</text:p>
            <text:p>            d-&gt;nc = 1; /* we make a new nonce now */</text:p>
            <text:p>          }</text:p>
            <text:p>        }</text:p>
            <text:p>        else if(Curl_raw_equal(value, "realm")) {</text:p>
            <text:p>          d-&gt;realm = strdup(content);</text:p>
            <text:p>          if(!d-&gt;realm)</text:p>
            <text:p>            return CURLDIGEST_NOMEM;</text:p>
            <text:p>        }</text:p>
            <text:p>        else if(Curl_raw_equal(value, "opaque")) {</text:p>
            <text:p>          d-&gt;opaque = strdup(content);</text:p>
            <text:p>          if(!d-&gt;opaque)</text:p>
            <text:p>            return CURLDIGEST_NOMEM;</text:p>
            <text:p>        }</text:p>
            <text:p>        else if(Curl_raw_equal(value, "qop")) {</text:p>
            <text:p>          char *tok_buf;</text:p>
            <text:p>          /* tokenize the list and choose auth if possible, use a temporary</text:p>
            <text:p>             clone of the buffer since strtok_r() ruins it */</text:p>
            <text:p>          tmp = strdup(content);</text:p>
            <text:p>          if(!tmp)</text:p>
            <text:p>            return CURLDIGEST_NOMEM;</text:p>
            <text:p>          token = strtok_r(tmp, ",", &amp;tok_buf);</text:p>
            <text:p>          while(token != NULL) {</text:p>
            <text:p>            if(Curl_raw_equal(token, "auth")) {</text:p>
            <text:p>              foundAuth = TRUE;</text:p>
            <text:p>            }</text:p>
            <text:p>            else if(Curl_raw_equal(token, "auth-int")) {</text:p>
            <text:p>              foundAuthInt = TRUE;</text:p>
            <text:p>            }</text:p>
            <text:p>            token = strtok_r(NULL, ",", &amp;tok_buf);</text:p>
            <text:p>          }</text:p>
            <text:p>          free(tmp);</text:p>
            <text:p>          /*select only auth o auth-int. Otherwise, ignore*/</text:p>
            <text:p>          if(foundAuth) {</text:p>
            <text:p>            d-&gt;qop = strdup("auth");</text:p>
            <text:p>            if(!d-&gt;qop)</text:p>
            <text:p>              return CURLDIGEST_NOMEM;</text:p>
            <text:p>          }</text:p>
            <text:p>          else if(foundAuthInt) {</text:p>
            <text:p>            d-&gt;qop = strdup("auth-int");</text:p>
            <text:p>            if(!d-&gt;qop)</text:p>
            <text:p>              return CURLDIGEST_NOMEM;</text:p>
            <text:p>          }</text:p>
            <text:p>        }</text:p>
            <text:p>        else if(Curl_raw_equal(value, "algorithm")) {</text:p>
            <text:p>          d-&gt;algorithm = strdup(content);</text:p>
            <text:p>          if(!d-&gt;algorithm)</text:p>
            <text:p>            return CURLDIGEST_NOMEM;</text:p>
            <text:p>          if(Curl_raw_equal(content, "MD5-sess"))</text:p>
            <text:p>            d-&gt;algo = CURLDIGESTALGO_MD5SESS;</text:p>
            <text:p>          else if(Curl_raw_equal(content, "MD5"))</text:p>
            <text:p>            d-&gt;algo = CURLDIGESTALGO_MD5;</text:p>
            <text:p>          else</text:p>
            <text:p>            return CURLDIGEST_BADALGO;</text:p>
            <text:p>        }</text:p>
            <text:p>        else {</text:p>
            <text:p>          /* unknown specifier, ignore it! */</text:p>
            <text:p>        }</text:p>
            <text:p>      }</text:p>
            <text:p>      else</text:p>
            <text:p>        break; /* we're done here */</text:p>
            <text:p/>
            <text:p>      /* pass all additional spaces here */</text:p>
            <text:p>      while(*header &amp;&amp; ISSPACE(*header))</text:p>
            <text:p>        header�;</text:p>
            <text:p>      if(',' == *header)</text:p>
            <text:p>        /* allow the list to be comma-separated */</text:p>
            <text:p>        header�;</text:p>
            <text:p>    }</text:p>
            <text:p>    /* We had a nonce since before, and we got another one now without</text:p>
            <text:p>       'stale=true'. This means we provided bad credentials in the previous</text:p>
            <text:p>       request */</text:p>
            <text:p>    if(before &amp;&amp; !d-&gt;stale)</text:p>
            <text:p>      return CURLDIGEST_BAD;</text:p>
            <text:p/>
            <text:p>    /* We got this header without a nonce, that's a bad Digest line! */</text:p>
            <text:p>    if(!d-&gt;nonce)</text:p>
            <text:p>      return CURLDIGEST_BAD;</text:p>
            <text:p>  }</text:p>
            <text:p>  else</text:p>
            <text:p>    /* else not a digest, get out */</text:p>
            <text:p>    return CURLDIGEST_NONE;</text:p>
            <text:p/>
            <text:p>  return CURLDIGEST_FINE;</text:p>
            <text:p>}</text:p>
            <text:p/>
            <text:p>/* convert md5 chunk to RFC2617 (section 3.1.3) -suitable ascii string*/</text:p>
            <text:p>static void md5_to_ascii(unsigned char *source, /* 16 bytes */</text:p>
            <text:p>                         unsigned char *dest) /* 33 bytes */</text:p>
            <text:p>{</text:p>
            <text:p>  int i;</text:p>
            <text:p>  for(i=0; i&lt;16; i�)</text:p>
            <text:p>    snprintf((char *)&amp;dest[i*2], 3, "%02x", source[i]);</text:p>
            <text:p>}</text:p>
            <text:p/>
            <text:p>/* Perform quoted-string escaping as described in RFC2616 and its errata */</text:p>
            <text:p>static char *string_quoted(const char *source)</text:p>
            <text:p>{</text:p>
            <text:p>  char *dest, *d;</text:p>
            <text:p>  const char *s = source;</text:p>
            <text:p>  size_t n = 1; /* null terminator */</text:p>
            <text:p/>
            <text:p>  /* Calculate size needed */</text:p>
            <text:p>  while(*s) {</text:p>
            <text:p>    �;</text:p>
            <text:p>    if(*s == '"' || *s == '\\') {</text:p>
            <text:p>      �;</text:p>
            <text:p>    }</text:p>
            <text:p>    �;</text:p>
            <text:p>  }</text:p>
            <text:p/>
            <text:p>  dest = malloc(n);</text:p>
            <text:p>  if(dest) {</text:p>
            <text:p>    s = source;</text:p>
            <text:p>    d = dest;</text:p>
            <text:p>    while(*s) {</text:p>
            <text:p>      if(*s == '"' || *s == '\\') {</text:p>
            <text:p>        *d� = '\\';</text:p>
            <text:p>      }</text:p>
            <text:p>      *d� = *s�;</text:p>
            <text:p>    }</text:p>
            <text:p>    *d = 0;</text:p>
            <text:p>  }</text:p>
            <text:p/>
            <text:p>  return dest;</text:p>
            <text:p>}</text:p>
            <text:p/>
            <text:p>CURLcode Curl_output_digest(struct connectdata *conn,</text:p>
            <text:p>                            bool proxy,</text:p>
            <text:p>                            const unsigned char *request,</text:p>
            <text:p>                            const unsigned char *uripath)</text:p>
            <text:p>{</text:p>
            <text:p>  /* We have a Digest setup for this, use it!  Now, to get all the details for</text:p>
            <text:p>     this sorted out, I must urge you dear friend to read up on the RFC2617</text:p>
            <text:p>     section 3.2.2, */</text:p>
            <text:p>  size_t urilen;</text:p>
            <text:p>  unsigned char md5buf[16]; /* 16 bytes/128 bits */</text:p>
            <text:p>  unsigned char request_digest[33];</text:p>
            <text:p>  unsigned char *md5this;</text:p>
            <text:p>  unsigned char ha1[33];/* 32 digits and 1 zero byte */</text:p>
            <text:p>  unsigned char ha2[33];/* 32 digits and 1 zero byte */</text:p>
            <text:p>  char cnoncebuf[33];</text:p>
            <text:p>  char *cnonce = NULL;</text:p>
            <text:p>  size_t cnonce_sz = 0;</text:p>
            <text:p>  char *tmp = NULL;</text:p>
            <text:p>  char **allocuserpwd;</text:p>
            <text:p>  size_t userlen;</text:p>
            <text:p>  const char *userp;</text:p>
            <text:p>  char *userp_quoted;</text:p>
            <text:p>  const char *passwdp;</text:p>
            <text:p>  struct auth *authp;</text:p>
            <text:p/>
            <text:p>  struct SessionHandle *data = conn-&gt;data;</text:p>
            <text:p>  struct digestdata *d;</text:p>
            <text:p>  CURLcode rc;</text:p>
            <text:p>/* The CURL_OUTPUT_DIGEST_CONV macro below is for non-ASCII machines.</text:p>
            <text:p>   It converts digest text to ASCII so the MD5 will be correct for</text:p>
            <text:p>   what ultimately goes over the network.</text:p>
            <text:p>*/</text:p>
            <text:p>#define CURL_OUTPUT_DIGEST_CONV(a, b) \</text:p>
            <text:p>  rc = Curl_convert_to_network(a, (char *)b, strlen((const char*)b)); \</text:p>
            <text:p>  if(rc != CURLE_OK) { \</text:p>
            <text:p>    free(b); \</text:p>
            <text:p>    return rc; \</text:p>
            <text:p>  }</text:p>
            <text:p/>
            <text:p>  if(proxy) {</text:p>
            <text:p>    d = &amp;data-&gt;state.proxydigest;</text:p>
            <text:p>    allocuserpwd = &amp;conn-&gt;allocptr.proxyuserpwd;</text:p>
            <text:p>    userp = conn-&gt;proxyuser;</text:p>
            <text:p>    passwdp = conn-&gt;proxypasswd;</text:p>
            <text:p>    authp = &amp;data-&gt;state.authproxy;</text:p>
            <text:p>  }</text:p>
            <text:p>  else {</text:p>
            <text:p>    d = &amp;data-&gt;state.digest;</text:p>
            <text:p>    allocuserpwd = &amp;conn-&gt;allocptr.userpwd;</text:p>
            <text:p>    userp = conn-&gt;user;</text:p>
            <text:p>    passwdp = conn-&gt;passwd;</text:p>
            <text:p/>
          </table:table-cell>
          <table:table-cell office:value-type="string" calcext:value-type="string">
            <text:p/>
            <text:p>#include "urldata.h"</text:p>
            <text:p>#include "rawstr.h"</text:p>
            <text:p>#include "curl_sasl.h"</text:p>
            <text:p>#include "http_digest.h"</text:p>
            <text:p>#include "curl_printf.h"</text:p>
            <text:p/>
            <text:p>/* The last #include files should be: */</text:p>
            <text:p>#include "curl_memory.h"</text:p>
            <text:p>#include "memdebug.h"</text:p>
            <text:p/>
            <text:p>/* Test example headers:</text:p>
            <text:p/>
            <text:p>WWW-Authenticate: Digest realm="testrealm", nonce="1053604598"</text:p>
            <text:p>Proxy-Authenticate: Digest realm="testrealm", nonce="1053604598"</text:p>
            <text:p/>
            <text:p>*/</text:p>
            <text:p/>
            <text:p>CURLcode Curl_input_digest(struct connectdata *conn,</text:p>
            <text:p>                           bool proxy,</text:p>
            <text:p>                           const char *header) /* rest of the *-authenticate:</text:p>
            <text:p>                                                  header */</text:p>
            <text:p>{</text:p>
            <text:p>  struct SessionHandle *data = conn-&gt;data;</text:p>
            <text:p/>
            <text:p>  /* Point to the correct struct with this */</text:p>
            <text:p>  struct digestdata *digest;</text:p>
            <text:p/>
            <text:p>  if(proxy) {</text:p>
            <text:p>    digest = &amp;data-&gt;state.proxydigest;</text:p>
            <text:p>  }</text:p>
            <text:p>  else {</text:p>
            <text:p>    digest = &amp;data-&gt;state.digest;</text:p>
            <text:p>  }</text:p>
            <text:p/>
            <text:p>  if(!checkprefix("Digest", header))</text:p>
            <text:p>    return CURLE_BAD_CONTENT_ENCODING;</text:p>
            <text:p/>
            <text:p>  header = strlen("Digest");</text:p>
            <text:p>  while(*header &amp;&amp; ISSPACE(*header))</text:p>
            <text:p>    header�;</text:p>
            <text:p/>
            <text:p>  return Curl_sasl_decode_digest_http_message(header, digest);</text:p>
            <text:p>}</text:p>
            <text:p/>
            <text:p>CURLcode Curl_output_digest(struct connectdata *conn,</text:p>
            <text:p>                            bool proxy,</text:p>
            <text:p>                            const unsigned char *request,</text:p>
            <text:p>                            const unsigned char *uripath)</text:p>
            <text:p>{</text:p>
            <text:p>  CURLcode result;</text:p>
            <text:p>  struct SessionHandle *data = conn-&gt;data;</text:p>
            <text:p>  unsigned char *path;</text:p>
            <text:p>  char *tmp;</text:p>
            <text:p>  char *response;</text:p>
            <text:p>  size_t len;</text:p>
            <text:p>  bool have_chlg;</text:p>
            <text:p/>
            <text:p>  /* Point to the address of the pointer that holds the string to send to the</text:p>
            <text:p>     server, which is for a plain host or for a HTTP proxy */</text:p>
            <text:p>  char **allocuserpwd;</text:p>
            <text:p/>
            <text:p>  /* Point to the name and password for this */</text:p>
            <text:p>  const char *userp;</text:p>
            <text:p>  const char *passwdp;</text:p>
            <text:p/>
            <text:p>  /* Point to the correct struct with this */</text:p>
            <text:p>  struct digestdata *digest;</text:p>
            <text:p>  struct auth *authp;</text:p>
            <text:p/>
            <text:p>  if(proxy) {</text:p>
            <text:p>    digest = &amp;data-&gt;state.proxydigest;</text:p>
            <text:p>    allocuserpwd = &amp;conn-&gt;allocptr.proxyuserpwd;</text:p>
            <text:p>    userp = conn-&gt;proxyuser;</text:p>
            <text:p>    passwdp = conn-&gt;proxypasswd;</text:p>
            <text:p>    authp = &amp;data-&gt;state.authproxy;</text:p>
            <text:p>  }</text:p>
            <text:p>  else {</text:p>
            <text:p>    digest = &amp;data-&gt;state.digest;</text:p>
            <text:p>    allocuserpwd = &amp;conn-&gt;allocptr.userpwd;</text:p>
            <text:p>    userp = conn-&gt;user;</text:p>
            <text:p>    passwdp = conn-&gt;passwd;</text:p>
            <text:p/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]</text:p>
          </table:table-cell>
        </table:table-row>
        <table:table-row table:style-name="ro69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digest.c</text:p>
          </table:table-cell>
          <table:table-cell office:value-type="string" calcext:value-type="string">
            <text:p>second/download/CMake/CMake-old-new/Kitware_CMake_old_file_273.cpp</text:p>
          </table:table-cell>
          <table:table-cell office:value-type="string" calcext:value-type="string">
            <text:p>second/download/CMake/CMake-old-new/Kitware_CMake_new_file_273.cpp</text:p>
          </table:table-cell>
          <table:table-cell office:value-type="string" calcext:value-type="string">
            <text:p>second/download/CMake/CMake-old-new/Kitware_CMake_old_hunk_517.cpp</text:p>
          </table:table-cell>
          <table:table-cell office:value-type="string" calcext:value-type="string">
            <text:p>second/download/CMake/CMake-old-new/Kitware_CMake_new_hunk_517.cpp</text:p>
          </table:table-cell>
          <table:table-cell office:value-type="string" calcext:value-type="string">
            <text:p/>
            <text:p>  /* not set means empty */</text:p>
            <text:p>  if(!userp)</text:p>
            <text:p>    userp="";</text:p>
            <text:p/>
            <text:p>  if(!passwdp)</text:p>
            <text:p>    passwdp="";</text:p>
            <text:p/>
            <text:p>  if(!d-&gt;nonce) {</text:p>
            <text:p>    authp-&gt;done = FALSE;</text:p>
            <text:p>    return CURLE_OK;</text:p>
            <text:p>  }</text:p>
            <text:p>  authp-&gt;done = TRUE;</text:p>
            <text:p/>
            <text:p>  if(!d-&gt;nc)</text:p>
            <text:p>    d-&gt;nc = 1;</text:p>
            <text:p/>
            <text:p>  if(!d-&gt;cnonce) {</text:p>
            <text:p>    snprintf(cnoncebuf, sizeof(cnoncebuf), "%08x%08x%08x%08x",</text:p>
            <text:p>             Curl_rand(data), Curl_rand(data),</text:p>
            <text:p>             Curl_rand(data), Curl_rand(data));</text:p>
            <text:p>    rc = Curl_base64_encode(data, cnoncebuf, strlen(cnoncebuf),</text:p>
            <text:p>                            &amp;cnonce, &amp;cnonce_sz);</text:p>
            <text:p>    if(rc)</text:p>
            <text:p>      return rc;</text:p>
            <text:p>    d-&gt;cnonce = cnonce;</text:p>
            <text:p>  }</text:p>
            <text:p/>
            <text:p>  /*</text:p>
            <text:p>    if the algorithm is "MD5" or unspecified (which then defaults to MD5):</text:p>
            <text:p/>
            <text:p>    A1 = unq(username-value) ":" unq(realm-value) ":" passwd</text:p>
            <text:p/>
            <text:p>    if the algorithm is "MD5-sess" then:</text:p>
            <text:p/>
            <text:p>    A1 = H( unq(username-value) ":" unq(realm-value) ":" passwd )</text:p>
            <text:p>         ":" unq(nonce-value) ":" unq(cnonce-value)</text:p>
            <text:p>  */</text:p>
            <text:p/>
            <text:p>  md5this = (unsigned char *)</text:p>
            <text:p>    aprintf("%s:%s:%s", userp, d-&gt;realm, passwdp);</text:p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Curl_safefree(md5this);</text:p>
            <text:p>  md5_to_ascii(md5buf, ha1);</text:p>
            <text:p/>
            <text:p>  if(d-&gt;algo == CURLDIGESTALGO_MD5SESS) {</text:p>
            <text:p>    /* nonce and cnonce are OUTSIDE the hash */</text:p>
            <text:p>    tmp = aprintf("%s:%s:%s", ha1, d-&gt;nonce, d-&gt;cnonce);</text:p>
            <text:p>    if(!tmp)</text:p>
            <text:p>      return CURLE_OUT_OF_MEMORY;</text:p>
            <text:p>    CURL_OUTPUT_DIGEST_CONV(data, tmp); /* convert on non-ASCII machines */</text:p>
            <text:p>    Curl_md5it(md5buf, (unsigned char *)tmp);</text:p>
            <text:p>    Curl_safefree(tmp);</text:p>
            <text:p>    md5_to_ascii(md5buf, ha1);</text:p>
            <text:p>  }</text:p>
            <text:p/>
            <text:p>  /*</text:p>
            <text:p>    If the "qop" directive's value is "auth" or is unspecified, then A2 is:</text:p>
            <text:p/>
            <text:p>      A2       = Method ":" digest-uri-value</text:p>
            <text:p/>
            <text:p>          If the "qop" value is "auth-int", then A2 is:</text:p>
            <text:p/>
            <text:p>      A2       = Method ":" digest-uri-value ":" H(entity-body)</text:p>
            <text:p/>
            <text:p>    (The "Method" value is the HTTP request method as specified in section</text:p>
            <text:p>    5.1.1 of RFC 2616)</text:p>
            <text:p>  */</text:p>
            <text:p/>
            <text:p>  /* So IE browsers &lt; v7 cut off the URI part at the query part when they</text:p>
            <text:p>     evaluate the MD5 and some (IIS?) servers work with them so we may need to</text:p>
            <text:p/>
          </table:table-cell>
          <table:table-cell office:value-type="string" calcext:value-type="string">
            <text:p/>
            <text:p>  /* not set means empty */</text:p>
            <text:p>  if(!userp)</text:p>
            <text:p>    userp = "";</text:p>
            <text:p/>
            <text:p>  if(!passwdp)</text:p>
            <text:p>    passwdp = "";</text:p>
            <text:p/>
            <text:p>#if defined(USE_WINDOWS_SSPI)</text:p>
            <text:p>  have_chlg = digest-&gt;input_token ? TRUE : FALSE;</text:p>
            <text:p>#else</text:p>
            <text:p>  have_chlg = digest-&gt;nonce ? TRUE : FALSE;</text:p>
            <text:p>#endif</text:p>
            <text:p/>
            <text:p>  if(!have_chlg) {</text:p>
            <text:p>    authp-&gt;done = FALSE;</text:p>
            <text:p>    return CURLE_OK;</text:p>
            <text:p>  }</text:p>
            <text:p/>
            <text:p>  /* So IE browsers &lt; v7 cut off the URI part at the query part when they</text:p>
            <text:p>     evaluate the MD5 and some (IIS?) servers work with them so we may need to</text:p>
            <text:p/>
          </table:table-cell>
          <table:table-cell office:value-type="float" office:value="352" calcext:value-type="float">
            <text:p>3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18, 40, 51]</text:p>
          </table:table-cell>
          <table:table-cell office:value-type="string" calcext:value-type="string">
            <text:p>[]</text:p>
          </table:table-cell>
        </table:table-row>
        <table:table-row table:style-name="ro70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negotiate.c</text:p>
          </table:table-cell>
          <table:table-cell office:value-type="string" calcext:value-type="string">
            <text:p>second/download/CMake/CMake-old-new/Kitware_CMake_old_file_274.cpp</text:p>
          </table:table-cell>
          <table:table-cell office:value-type="string" calcext:value-type="string">
            <text:p>second/download/CMake/CMake-old-new/Kitware_CMake_new_file_274.cpp</text:p>
          </table:table-cell>
          <table:table-cell office:value-type="string" calcext:value-type="string">
            <text:p>second/download/CMake/CMake-old-new/Kitware_CMake_old_hunk_518.cpp</text:p>
          </table:table-cell>
          <table:table-cell office:value-type="string" calcext:value-type="string">
            <text:p>second/download/CMake/CMake-old-new/Kitware_CMake_new_hunk_518.cpp</text:p>
          </table:table-cell>
          <table:table-cell office:value-type="string" calcext:value-type="string">
            <text:p/>
            <text:p>#include "curl_setup.h"</text:p>
            <text:p/>
            <text:p>#ifdef HAVE_GSSAPI</text:p>
            <text:p>#ifdef HAVE_OLD_GSSMIT</text:p>
            <text:p>#define GSS_C_NT_HOSTBASED_SERVICE gss_nt_service_name</text:p>
            <text:p>#define NCOMPAT 1</text:p>
            <text:p>#endif</text:p>
            <text:p/>
            <text:p>#ifndef CURL_DISABLE_HTTP</text:p>
            <text:p/>
            <text:p>#include "urldata.h"</text:p>
            <text:p>#include "sendf.h"</text:p>
            <text:p>#include "curl_gssapi.h"</text:p>
            <text:p>#include "rawstr.h"</text:p>
            <text:p>#include "curl_base64.h"</text:p>
            <text:p>#include "http_negotiate.h"</text:p>
            <text:p>#include "curl_memory.h"</text:p>
            <text:p>#include "url.h"</text:p>
            <text:p/>
            <text:p>#define _MPRINTF_REPLACE /* use our functions only */</text:p>
            <text:p>#include &lt;curl/mprintf.h&gt;</text:p>
            <text:p/>
            <text:p>/* The last #include file should be: */</text:p>
            <text:p>#include "memdebug.h"</text:p>
            <text:p/>
            <text:p>static int</text:p>
            <text:p>get_gss_name(struct connectdata *conn, bool proxy, gss_name_t *server)</text:p>
            <text:p>{</text:p>
            <text:p>  OM_uint32 major_status, minor_status;</text:p>
            <text:p>  gss_buffer_desc token = GSS_C_EMPTY_BUFFER;</text:p>
            <text:p>  char name[2048];</text:p>
            <text:p>  const char* service = "HTTP";</text:p>
            <text:p/>
            <text:p>  token.length = strlen(service)  1  strlen(proxy ? conn-&gt;proxy.name :</text:p>
            <text:p>                                              conn-&gt;host.name)  1;</text:p>
            <text:p>  if(token.length  1 &gt; sizeof(name))</text:p>
            <text:p>    return EMSGSIZE;</text:p>
            <text:p/>
            <text:p>  snprintf(name, sizeof(name), "%s@%s", service, proxy ? conn-&gt;proxy.name :</text:p>
            <text:p>           conn-&gt;host.name);</text:p>
            <text:p/>
            <text:p>  token.value = (void *) name;</text:p>
            <text:p>  major_status = gss_import_name(&amp;minor_status,</text:p>
            <text:p>                                 &amp;token,</text:p>
            <text:p>                                 GSS_C_NT_HOSTBASED_SERVICE,</text:p>
            <text:p>                                 server);</text:p>
            <text:p/>
            <text:p>  return GSS_ERROR(major_status) ? -1 : 0;</text:p>
            <text:p>}</text:p>
            <text:p/>
            <text:p>static void</text:p>
            <text:p>log_gss_error(struct connectdata *conn, OM_uint32 error_status,</text:p>
            <text:p>              const char *prefix)</text:p>
            <text:p>{</text:p>
            <text:p>  OM_uint32 maj_stat, min_stat;</text:p>
            <text:p>  OM_uint32 msg_ctx = 0;</text:p>
            <text:p>  gss_buffer_desc status_string;</text:p>
            <text:p>  char buf[1024];</text:p>
            <text:p>  size_t len;</text:p>
            <text:p/>
            <text:p>  snprintf(buf, sizeof(buf), "%s", prefix);</text:p>
            <text:p>  len = strlen(buf);</text:p>
            <text:p>  do {</text:p>
            <text:p>    maj_stat = gss_display_status(&amp;min_stat,</text:p>
            <text:p>                                  error_status,</text:p>
            <text:p>                                  GSS_C_MECH_CODE,</text:p>
            <text:p>                                  GSS_C_NO_OID,</text:p>
            <text:p>                                  &amp;msg_ctx,</text:p>
            <text:p>                                  &amp;status_string);</text:p>
            <text:p>      if(sizeof(buf) &gt; len  status_string.length  1) {</text:p>
            <text:p>        snprintf(buf  len, sizeof(buf) - len,</text:p>
            <text:p>                 ": %s", (char*) status_string.value);</text:p>
            <text:p>      len = status_string.length;</text:p>
            <text:p>    }</text:p>
            <text:p>    gss_release_buffer(&amp;min_stat, &amp;status_string);</text:p>
            <text:p>  } while(!GSS_ERROR(maj_stat) &amp;&amp; msg_ctx != 0);</text:p>
            <text:p/>
            <text:p>  infof(conn-&gt;data, "%s\n", buf);</text:p>
            <text:p>}</text:p>
            <text:p/>
            <text:p>/* returning zero (0) means success, everything else is treated as "failure"</text:p>
            <text:p>   with no care exactly what the failure was */</text:p>
            <text:p>int Curl_input_negotiate(struct connectdata *conn, bool proxy,</text:p>
            <text:p>                         const char *header)</text:p>
            <text:p>{</text:p>
            <text:p>  struct SessionHandle *data = conn-&gt;data;</text:p>
            <text:p>  struct negotiatedata *neg_ctx = proxy?&amp;data-&gt;state.proxyneg:</text:p>
            <text:p>    &amp;data-&gt;state.negotiate;</text:p>
            <text:p>  OM_uint32 major_status, minor_status, discard_st;</text:p>
            <text:p>  gss_buffer_desc input_token = GSS_C_EMPTY_BUFFER;</text:p>
            <text:p>  gss_buffer_desc output_token = GSS_C_EMPTY_BUFFER;</text:p>
            <text:p>  int ret;</text:p>
            <text:p>  size_t len;</text:p>
            <text:p>  size_t rawlen = 0;</text:p>
            <text:p>  CURLcode error;</text:p>
            <text:p/>
            <text:p>  if(neg_ctx-&gt;context &amp;&amp; neg_ctx-&gt;status == GSS_S_COMPLETE) {</text:p>
            <text:p>    /* We finished successfully our part of authentication, but server</text:p>
            <text:p>     * rejected it (since we're again here). Exit with an error since we</text:p>
            <text:p>     * can't invent anything better */</text:p>
            <text:p>    Curl_cleanup_negotiate(data);</text:p>
            <text:p>    return -1;</text:p>
            <text:p>  }</text:p>
            <text:p/>
            <text:p>  if(neg_ctx-&gt;server_name == NULL &amp;&amp;</text:p>
            <text:p>      (ret = get_gss_name(conn, proxy, &amp;neg_ctx-&gt;server_name)))</text:p>
            <text:p>    return ret;</text:p>
            <text:p/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len &gt; 0) {</text:p>
            <text:p>    error = Curl_base64_decode(header,</text:p>
            <text:p>                               (unsigned char **)&amp;input_token.value, &amp;rawlen);</text:p>
            <text:p>    if(error || rawlen == 0)</text:p>
            <text:p>      return -1;</text:p>
            <text:p>    input_token.length = rawlen;</text:p>
            <text:p/>
            <text:p>    DEBUGASSERT(input_token.value != NULL);</text:p>
            <text:p/>
          </table:table-cell>
          <table:table-cell office:value-type="string" calcext:value-type="string">
            <text:p/>
            <text:p>#include "curl_setup.h"</text:p>
            <text:p/>
            <text:p>#if defined(HAVE_GSSAPI) &amp;&amp; !defined(CURL_DISABLE_HTTP) &amp;&amp; defined(USE_SPNEGO)</text:p>
            <text:p/>
            <text:p>#include "urldata.h"</text:p>
            <text:p>#include "sendf.h"</text:p>
            <text:p>#include "curl_gssapi.h"</text:p>
            <text:p>#include "rawstr.h"</text:p>
            <text:p>#include "curl_base64.h"</text:p>
            <text:p>#include "http_negotiate.h"</text:p>
            <text:p>#include "curl_sasl.h"</text:p>
            <text:p>#include "url.h"</text:p>
            <text:p>#include "curl_printf.h"</text:p>
            <text:p/>
            <text:p>/* The last #include files should be: */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SessionHandle *data = conn-&gt;data;</text:p>
            <text:p>  struct negotiatedata *neg_ctx = proxy?&amp;data-&gt;state.proxyneg:</text:p>
            <text:p>    &amp;data-&gt;state.negotiate;</text:p>
            <text:p>  OM_uint32 major_status, minor_status, discard_st;</text:p>
            <text:p>  gss_buffer_desc spn_token = GSS_C_EMPTY_BUFFER;</text:p>
            <text:p>  gss_buffer_desc input_token = GSS_C_EMPTY_BUFFER;</text:p>
            <text:p>  gss_buffer_desc output_token = GSS_C_EMPTY_BUFFER;</text:p>
            <text:p>  size_t len;</text:p>
            <text:p>  size_t rawlen = 0;</text:p>
            <text:p>  CURLcode result;</text:p>
            <text:p/>
            <text:p>  if(neg_ctx-&gt;context &amp;&amp; neg_ctx-&gt;status == GSS_S_COMPLETE) {</text:p>
            <text:p>    /* We finished successfully our part of authentication, but server</text:p>
            <text:p>     * rejected it (since we're again here). Exit with an error since we</text:p>
            <text:p>     * can't invent anything better */</text:p>
            <text:p>    Curl_cleanup_negotiate(data);</text:p>
            <text:p>    return CURLE_LOGIN_DENIED;</text:p>
            <text:p>  }</text:p>
            <text:p/>
            <text:p>  if(!neg_ctx-&gt;server_name) {</text:p>
            <text:p>    /* Generate our SPN */</text:p>
            <text:p>    char *spn = Curl_sasl_build_gssapi_spn(</text:p>
            <text:p>      proxy ? data-&gt;set.str[STRING_PROXY_SERVICE_NAME] :</text:p>
            <text:p>      data-&gt;set.str[STRING_SERVICE_NAME],</text:p>
            <text:p>      proxy ? conn-&gt;proxy.name : conn-&gt;host.name);</text:p>
            <text:p>    if(!spn)</text:p>
            <text:p>      return CURLE_OUT_OF_MEMORY;</text:p>
            <text:p/>
            <text:p>    /* Populate the SPN structure */</text:p>
            <text:p>    spn_token.value = spn;</text:p>
            <text:p>    spn_token.length = strlen(spn);</text:p>
            <text:p/>
            <text:p>    /* Import the SPN */</text:p>
            <text:p>    major_status = gss_import_name(&amp;minor_status, &amp;spn_token,</text:p>
            <text:p>                                   GSS_C_NT_HOSTBASED_SERVICE,</text:p>
            <text:p>                                   &amp;neg_ctx-&gt;server_name);</text:p>
            <text:p>    if(GSS_ERROR(major_status)) {</text:p>
            <text:p>      Curl_gss_log_error(data, minor_status, "gss_import_name() failed: ");</text:p>
            <text:p/>
            <text:p>      free(spn);</text:p>
            <text:p/>
            <text:p>      return CURLE_OUT_OF_MEMORY;</text:p>
            <text:p>    }</text:p>
            <text:p/>
            <text:p>    free(spn);</text:p>
            <text:p>  }</text:p>
            <text:p/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len &gt; 0) {</text:p>
            <text:p>    result = Curl_base64_decode(header, (unsigned char **)&amp;input_token.value,</text:p>
            <text:p>                                &amp;rawlen);</text:p>
            <text:p>    if(result)</text:p>
            <text:p>      return result;</text:p>
            <text:p/>
            <text:p>    if(!rawlen) {</text:p>
            <text:p>      infof(data, "Negotiate handshake failure (empty challenge message)\n");</text:p>
            <text:p/>
            <text:p>      return CURLE_BAD_CONTENT_ENCODING;</text:p>
            <text:p>    }</text:p>
            <text:p/>
            <text:p>    input_token.length = rawlen;</text:p>
            <text:p/>
            <text:p>    DEBUGASSERT(input_token.value != NULL);</text:p>
            <text:p/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[39, 61, 71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proxy.c</text:p>
          </table:table-cell>
          <table:table-cell office:value-type="string" calcext:value-type="string">
            <text:p>second/download/CMake/CMake-old-new/Kitware_CMake_old_file_275.cpp</text:p>
          </table:table-cell>
          <table:table-cell office:value-type="string" calcext:value-type="string">
            <text:p>second/download/CMake/CMake-old-new/Kitware_CMake_new_file_275.cpp</text:p>
          </table:table-cell>
          <table:table-cell office:value-type="string" calcext:value-type="string">
            <text:p>second/download/CMake/CMake-old-new/Kitware_CMake_old_hunk_519.cpp</text:p>
          </table:table-cell>
          <table:table-cell office:value-type="string" calcext:value-type="string">
            <text:p>second/download/CMake/CMake-old-new/Kitware_CMake_new_hunk_519.cpp</text:p>
          </table:table-cell>
          <table:table-cell office:value-type="string" calcext:value-type="string">
            <text:p/>
            <text:p>      host_port = aprintf("%s:%hu", hostname, remote_port);</text:p>
            <text:p>      if(!host_port) {</text:p>
            <text:p>        free(req_buffer);</text:p>
            <text:p>        return CURLE_OUT_OF_MEMORY;</text:p>
            <text:p>      }</text:p>
            <text:p/>
            <text:p/>
          </table:table-cell>
          <table:table-cell office:value-type="string" calcext:value-type="string">
            <text:p/>
            <text:p>      host_port = aprintf("%s:%hu", hostname, remote_port);</text:p>
            <text:p>      if(!host_port) {</text:p>
            <text:p>        Curl_add_buffer_free(req_buffer);</text:p>
            <text:p>        return CURLE_OUT_OF_MEMORY;</text:p>
            <text:p>      }</text:p>
            <text:p/>
            <text:p/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http_proxy.c</text:p>
          </table:table-cell>
          <table:table-cell office:value-type="string" calcext:value-type="string">
            <text:p>second/download/CMake/CMake-old-new/Kitware_CMake_old_file_275.cpp</text:p>
          </table:table-cell>
          <table:table-cell office:value-type="string" calcext:value-type="string">
            <text:p>second/download/CMake/CMake-old-new/Kitware_CMake_new_file_275.cpp</text:p>
          </table:table-cell>
          <table:table-cell office:value-type="string" calcext:value-type="string">
            <text:p>second/download/CMake/CMake-old-new/Kitware_CMake_old_hunk_520.cpp</text:p>
          </table:table-cell>
          <table:table-cell office:value-type="string" calcext:value-type="string">
            <text:p>second/download/CMake/CMake-old-new/Kitware_CMake_new_hunk_520.cpp</text:p>
          </table:table-cell>
          <table:table-cell office:value-type="string" calcext:value-type="string">
            <text:p>                  hostname, conn-&gt;bits.ipv6_ip?"]":"",</text:p>
            <text:p>                  remote_port);</text:p>
            <text:p>        if(!hostheader) {</text:p>
            <text:p>          free(req_buffer);</text:p>
            <text:p>          return CURLE_OUT_OF_MEMORY;</text:p>
            <text:p>        }</text:p>
            <text:p/>
            <text:p>        if(!Curl_checkProxyheaders(conn, "Host:")) {</text:p>
            <text:p>          host = aprintf("Host: %s\r\n", hostheader);</text:p>
            <text:p>          if(!host) {</text:p>
            <text:p>            free(hostheader);</text:p>
            <text:p>            free(req_buffer);</text:p>
            <text:p>            return CURLE_OUT_OF_MEMORY;</text:p>
            <text:p>          }</text:p>
            <text:p>        }</text:p>
            <text:p/>
          </table:table-cell>
          <table:table-cell office:value-type="string" calcext:value-type="string">
            <text:p>                  hostname, conn-&gt;bits.ipv6_ip?"]":"",</text:p>
            <text:p>                  remote_port);</text:p>
            <text:p>        if(!hostheader) {</text:p>
            <text:p>          Curl_add_buffer_free(req_buffer);</text:p>
            <text:p>          return CURLE_OUT_OF_MEMORY;</text:p>
            <text:p>        }</text:p>
            <text:p/>
            <text:p>        if(!Curl_checkProxyheaders(conn, "Host:")) {</text:p>
            <text:p>          host = aprintf("Host: %s\r\n", hostheader);</text:p>
            <text:p>          if(!host) {</text:p>
            <text:p>            free(hostheader);</text:p>
            <text:p>            Curl_add_buffer_free(req_buffer);</text:p>
            <text:p>            return CURLE_OUT_OF_MEMORY;</text:p>
            <text:p>          }</text:p>
            <text:p>        }</text:p>
            <text:p/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71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if2ip.c</text:p>
          </table:table-cell>
          <table:table-cell office:value-type="string" calcext:value-type="string">
            <text:p>second/download/CMake/CMake-old-new/Kitware_CMake_old_file_276.cpp</text:p>
          </table:table-cell>
          <table:table-cell office:value-type="string" calcext:value-type="string">
            <text:p>second/download/CMake/CMake-old-new/Kitware_CMake_new_file_276.cpp</text:p>
          </table:table-cell>
          <table:table-cell office:value-type="string" calcext:value-type="string">
            <text:p>second/download/CMake/CMake-old-new/Kitware_CMake_old_hunk_521.cpp</text:p>
          </table:table-cell>
          <table:table-cell office:value-type="string" calcext:value-type="string">
            <text:p>second/download/CMake/CMake-old-new/Kitware_CMake_new_hunk_521.cpp</text:p>
          </table:table-cell>
          <table:table-cell office:value-type="string" calcext:value-type="string">
            <text:p>}</text:p>
            <text:p/>
            <text:p>if2ip_result_t Curl_if2ip(int af, unsigned int remote_scope,</text:p>
            <text:p>                          const char *interf, char *buf, int buf_size)</text:p>
            <text:p>{</text:p>
            <text:p>  struct ifaddrs *iface, *head;</text:p>
            <text:p>  if2ip_result_t res = IF2IP_NOT_FOUND;</text:p>
            <text:p/>
            <text:p>#ifndef ENABLE_IPV6</text:p>
            <text:p>  (void) remote_scope;</text:p>
            <text:p>#endif</text:p>
            <text:p/>
            <text:p>  if(getifaddrs(&amp;head) &gt;= 0) {</text:p>
            <text:p>    for(iface=head; iface != NULL; iface=iface-&gt;ifa_next) {</text:p>
            <text:p>      if(iface-&gt;ifa_addr != NULL) {</text:p>
            <text:p>        if(iface-&gt;ifa_addr-&gt;sa_family == af) {</text:p>
            <text:p>          if(curl_strequal(iface-&gt;ifa_name, interf)) {</text:p>
            <text:p>            void *addr;</text:p>
            <text:p>            char *ip;</text:p>
            <text:p>            char scope[12]="";</text:p>
            <text:p>            char ipstr[64];</text:p>
            <text:p>#ifdef ENABLE_IPV6</text:p>
            <text:p>            if(af == AF_INET6) {</text:p>
            <text:p>              unsigned int scopeid = 0;</text:p>
            <text:p>              addr = &amp;((struct sockaddr_in6 *)iface-&gt;ifa_addr)-&gt;sin6_addr;</text:p>
            <text:p>#ifdef HAVE_SOCKADDR_IN6_SIN6_SCOPE_ID</text:p>
            <text:p>              /* Include the scope of this interface as part of the address */</text:p>
            <text:p>              scopeid =</text:p>
            <text:p>                ((struct sockaddr_in6 *)iface-&gt;ifa_addr)-&gt;sin6_scope_id;</text:p>
            <text:p>#endif</text:p>
            <text:p>              if(scopeid != remote_scope) {</text:p>
            <text:p>                /* We are interested only in interface addresses whose</text:p>
            <text:p>                   scope ID matches the remote address we want to</text:p>
            <text:p>                   connect to: global (0) for global, link-local for</text:p>
            <text:p>                   link-local, etc... */</text:p>
            <text:p>                if(res == IF2IP_NOT_FOUND) res = IF2IP_AF_NOT_SUPPORTED;</text:p>
            <text:p>                continue;</text:p>
            <text:p>              }</text:p>
            <text:p>              if(scopeid)</text:p>
            <text:p>                snprintf(scope, sizeof(scope), "%%%u", scopeid);</text:p>
            <text:p>            }</text:p>
            <text:p/>
          </table:table-cell>
          <table:table-cell office:value-type="string" calcext:value-type="string">
            <text:p>}</text:p>
            <text:p/>
            <text:p>if2ip_result_t Curl_if2ip(int af, unsigned int remote_scope,</text:p>
            <text:p>                          unsigned int remote_scope_id, const char *interf,</text:p>
            <text:p>                          char *buf, int buf_size)</text:p>
            <text:p>{</text:p>
            <text:p>  struct ifaddrs *iface, *head;</text:p>
            <text:p>  if2ip_result_t res = IF2IP_NOT_FOUND;</text:p>
            <text:p/>
            <text:p>#ifndef ENABLE_IPV6</text:p>
            <text:p>  (void) remote_scope;</text:p>
            <text:p/>
            <text:p>#ifndef HAVE_SOCKADDR_IN6_SIN6_SCOPE_ID</text:p>
            <text:p>  (void) remote_scope_id;</text:p>
            <text:p>#endif</text:p>
            <text:p/>
            <text:p>#endif</text:p>
            <text:p/>
            <text:p>  if(getifaddrs(&amp;head) &gt;= 0) {</text:p>
            <text:p>    for(iface = head; iface != NULL; iface=iface-&gt;ifa_next) {</text:p>
            <text:p>      if(iface-&gt;ifa_addr != NULL) {</text:p>
            <text:p>        if(iface-&gt;ifa_addr-&gt;sa_family == af) {</text:p>
            <text:p>          if(curl_strequal(iface-&gt;ifa_name, interf)) {</text:p>
            <text:p>            void *addr;</text:p>
            <text:p>            char *ip;</text:p>
            <text:p>            char scope[12] = "";</text:p>
            <text:p>            char ipstr[64];</text:p>
            <text:p>#ifdef ENABLE_IPV6</text:p>
            <text:p>            if(af == AF_INET6) {</text:p>
            <text:p>              unsigned int scopeid = 0;</text:p>
            <text:p>              unsigned int ifscope = Curl_ipv6_scope(iface-&gt;ifa_addr);</text:p>
            <text:p/>
            <text:p>              if(ifscope != remote_scope) {</text:p>
            <text:p>                /* We are interested only in interface addresses whose</text:p>
            <text:p>                   scope matches the remote address we want to</text:p>
            <text:p>                   connect to: global for global, link-local for</text:p>
            <text:p>                   link-local, etc... */</text:p>
            <text:p>                if(res == IF2IP_NOT_FOUND) res = IF2IP_AF_NOT_SUPPORTED;</text:p>
            <text:p>                continue;</text:p>
            <text:p>              }</text:p>
            <text:p/>
            <text:p>              addr = &amp;((struct sockaddr_in6 *)iface-&gt;ifa_addr)-&gt;sin6_addr;</text:p>
            <text:p>#ifdef HAVE_SOCKADDR_IN6_SIN6_SCOPE_ID</text:p>
            <text:p>              /* Include the scope of this interface as part of the address */</text:p>
            <text:p>              scopeid =</text:p>
            <text:p>                ((struct sockaddr_in6 *)iface-&gt;ifa_addr)-&gt;sin6_scope_id;</text:p>
            <text:p/>
            <text:p>              /* If given, scope id should match. */</text:p>
            <text:p>              if(remote_scope_id &amp;&amp; scopeid != remote_scope_id) {</text:p>
            <text:p>                if(res == IF2IP_NOT_FOUND)</text:p>
            <text:p>                  res = IF2IP_AF_NOT_SUPPORTED;</text:p>
            <text:p/>
            <text:p>                continue;</text:p>
            <text:p>              }</text:p>
            <text:p>#endif</text:p>
            <text:p>              if(scopeid)</text:p>
            <text:p>                snprintf(scope, sizeof(scope), "%%%u", scopeid);</text:p>
            <text:p>            }</text:p>
            <text:p/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91e8d35ab8ec2d62478a42eff10af88713497fad</text:p>
          </table:table-cell>
          <table:table-cell office:value-type="string" calcext:value-type="string">
            <text:p>Merge branch 'curl-upstream' into update-curl</text:p>
            <text:p/>
            <text:p>Resolve conflicts by taking upstream side when possible and otherwise</text:p>
            <text:p>integrating the changes from both sides.  Be carful in CMakeLists.txt</text:p>
            <text:p>where the OPENSSL code block that we modified previously has moved, and</text:p>
            <text:p>preserve our previous modifications in the new location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krb5.c</text:p>
          </table:table-cell>
          <table:table-cell office:value-type="string" calcext:value-type="string">
            <text:p>second/download/CMake/CMake-old-new/Kitware_CMake_old_file_277.cpp</text:p>
          </table:table-cell>
          <table:table-cell office:value-type="string" calcext:value-type="string">
            <text:p>second/download/CMake/CMake-old-new/Kitware_CMake_new_file_277.cpp</text:p>
          </table:table-cell>
          <table:table-cell office:value-type="string" calcext:value-type="string">
            <text:p>second/download/CMake/CMake-old-new/Kitware_CMake_old_hunk_522.cpp</text:p>
          </table:table-cell>
          <table:table-cell office:value-type="string" calcext:value-type="string">
            <text:p>second/download/CMake/CMake-old-new/Kitware_CMake_new_hunk_522.cpp</text:p>
          </table:table-cell>
          <table:table-cell office:value-type="string" calcext:value-type="string">
            <text:p>                                      (unsigned char **)&amp;_gssresp.value,</text:p>
            <text:p>                                      &amp;_gssresp.length);</text:p>
            <text:p>          if(result) {</text:p>
            <text:p>            Curl_failf(data,"base64-decoding: %s", curl_easy_strerror(result));</text:p>
            <text:p>            ret = AUTH_CONTINUE;</text:p>
            <text:p>            break;</text:p>
            <text:p>          }</text:p>
            <text:p/>
          </table:table-cell>
          <table:table-cell office:value-type="string" calcext:value-type="string">
            <text:p>                                      (unsigned char **)&amp;_gssresp.value,</text:p>
            <text:p>                                      &amp;_gssresp.length);</text:p>
            <text:p>          if(result) {</text:p>
            <text:p>            Curl_failf(data, "base64-decoding: %s",</text:p>
            <text:p>                       curl_easy_strerror(result));</text:p>
            <text:p>            ret = AUTH_CONTINUE;</text:p>
            <text:p>            break;</text:p>
            <text:p>          }</text:p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ookie.c</text:p>
          </table:table-cell>
          <table:table-cell office:value-type="string" calcext:value-type="string">
            <text:p>second/download/CMake/CMake-old-new/Kitware_CMake_old_file_278.cpp</text:p>
          </table:table-cell>
          <table:table-cell office:value-type="string" calcext:value-type="string">
            <text:p>second/download/CMake/CMake-old-new/Kitware_CMake_new_file_278.cpp</text:p>
          </table:table-cell>
          <table:table-cell office:value-type="string" calcext:value-type="string">
            <text:p>second/download/CMake/CMake-old-new/Kitware_CMake_old_hunk_523.cpp</text:p>
          </table:table-cell>
          <table:table-cell office:value-type="string" calcext:value-type="string">
            <text:p>second/download/CMake/CMake-old-new/Kitware_CMake_new_hunk_523.cpp</text:p>
          </table:table-cell>
          <table:table-cell office:value-type="string" calcext:value-type="string">
            <text:p>          "# http://curl.haxx.se/docs/http-cookies.html\n"</text:p>
            <text:p>          "# This file was generated by libcurl! Edit at your own risk.\n\n",</text:p>
            <text:p>          out);</text:p>
            <text:p>    co = c-&gt;cookies;</text:p>
            <text:p/>
            <text:p>    while(co) {</text:p>
            <text:p>      format_ptr = get_netscape_format(co);</text:p>
            <text:p>      if(format_ptr == NULL) {</text:p>
            <text:p>        fprintf(out, "#\n# Fatal libcurl error\n");</text:p>
            <text:p/>
          </table:table-cell>
          <table:table-cell office:value-type="string" calcext:value-type="string">
            <text:p>          "# http://curl.haxx.se/docs/http-cookies.html\n"</text:p>
            <text:p>          "# This file was generated by libcurl! Edit at your own risk.\n\n",</text:p>
            <text:p>          out);</text:p>
            <text:p/>
            <text:p>    for(co = c-&gt;cookies; co; co = co-&gt;next) {</text:p>
            <text:p>      if(!co-&gt;domain)</text:p>
            <text:p>        continue;</text:p>
            <text:p>      format_ptr = get_netscape_format(co);</text:p>
            <text:p>      if(format_ptr == NULL) {</text:p>
            <text:p>        fprintf(out, "#\n# Fatal libcurl error\n");</text:p>
            <text:p/>
          </table:table-cell>
          <table:table-cell table:number-columns-repeated="2" office:value-type="float" office:value="1274" calcext:value-type="float">
            <text:p>1274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ookie.c</text:p>
          </table:table-cell>
          <table:table-cell office:value-type="string" calcext:value-type="string">
            <text:p>second/download/CMake/CMake-old-new/Kitware_CMake_old_file_278.cpp</text:p>
          </table:table-cell>
          <table:table-cell office:value-type="string" calcext:value-type="string">
            <text:p>second/download/CMake/CMake-old-new/Kitware_CMake_new_file_278.cpp</text:p>
          </table:table-cell>
          <table:table-cell office:value-type="string" calcext:value-type="string">
            <text:p>second/download/CMake/CMake-old-new/Kitware_CMake_old_hunk_524.cpp</text:p>
          </table:table-cell>
          <table:table-cell office:value-type="string" calcext:value-type="string">
            <text:p>second/download/CMake/CMake-old-new/Kitware_CMake_new_hunk_524.cpp</text:p>
          </table:table-cell>
          <table:table-cell office:value-type="string" calcext:value-type="string">
            <text:p>      }</text:p>
            <text:p>      fprintf(out, "%s\n", format_ptr);</text:p>
            <text:p>      free(format_ptr);</text:p>
            <text:p>      co=co-&gt;next;</text:p>
            <text:p>    }</text:p>
            <text:p>  }</text:p>
            <text:p/>
            <text:p/>
          </table:table-cell>
          <table:table-cell office:value-type="string" calcext:value-type="string">
            <text:p>      }</text:p>
            <text:p>      fprintf(out, "%s\n", format_ptr);</text:p>
            <text:p>      free(format_ptr);</text:p>
            <text:p>    }</text:p>
            <text:p>  }</text:p>
            <text:p/>
            <text:p/>
          </table:table-cell>
          <table:table-cell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44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url_ntlm.c</text:p>
          </table:table-cell>
          <table:table-cell office:value-type="string" calcext:value-type="string">
            <text:p>second/download/CMake/CMake-old-new/Kitware_CMake_old_file_279.cpp</text:p>
          </table:table-cell>
          <table:table-cell office:value-type="string" calcext:value-type="string">
            <text:p>second/download/CMake/CMake-old-new/Kitware_CMake_new_file_279.cpp</text:p>
          </table:table-cell>
          <table:table-cell office:value-type="string" calcext:value-type="string">
            <text:p>second/download/CMake/CMake-old-new/Kitware_CMake_old_hunk_525.cpp</text:p>
          </table:table-cell>
          <table:table-cell office:value-type="string" calcext:value-type="string">
            <text:p>second/download/CMake/CMake-old-new/Kitware_CMake_new_hunk_525.cpp</text:p>
          </table:table-cell>
          <table:table-cell office:value-type="string" calcext:value-type="string">
            <text:p>  case NTLMSTATE_TYPE1:</text:p>
            <text:p>  default: /* for the weird cases we (re)start here */</text:p>
            <text:p>    /* Create a type-1 message */</text:p>
            <text:p>    error = Curl_ntlm_create_type1_message(userp, passwdp, ntlm, &amp;base64,</text:p>
            <text:p>                                           &amp;len);</text:p>
            <text:p>    if(error)</text:p>
            <text:p>      return error;</text:p>
            <text:p/>
            <text:p>    if(base64) {</text:p>
            <text:p>      Curl_safe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>      DEBUG_OUT(fprintf(stderr, "**** Header %s\n ", *allocuserpwd));</text:p>
            <text:p>    }</text:p>
            <text:p>    break;</text:p>
            <text:p/>
            <text:p>  case NTLMSTATE_TYPE2:</text:p>
            <text:p>    /* We already received the type-2 message, create a type-3 message */</text:p>
            <text:p>    error = Curl_ntlm_create_type3_message(conn-&gt;data, userp, passwdp,</text:p>
            <text:p>                                           ntlm, &amp;base64, &amp;len);</text:p>
            <text:p>    if(error)</text:p>
            <text:p>      return error;</text:p>
            <text:p/>
            <text:p>    if(base64) {</text:p>
            <text:p>      Curl_safe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>      DEBUG_OUT(fprintf(stderr, "**** %s\n ", *allocuserpwd));</text:p>
            <text:p/>
            <text:p>      ntlm-&gt;state = NTLMSTATE_TYPE3; /* we send a type-3 */</text:p>
            <text:p/>
          </table:table-cell>
          <table:table-cell office:value-type="string" calcext:value-type="string">
            <text:p>  case NTLMSTATE_TYPE1:</text:p>
            <text:p>  default: /* for the weird cases we (re)start here */</text:p>
            <text:p>    /* Create a type-1 message */</text:p>
            <text:p>    result = Curl_sasl_create_ntlm_type1_message(userp, passwdp, ntlm, &amp;base64,</text:p>
            <text:p>                                                 &amp;len);</text:p>
            <text:p>    if(result)</text:p>
            <text:p>      return result;</text:p>
            <text:p/>
            <text:p>    if(base64) {</text:p>
            <text:p>      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/>
            <text:p>      DEBUG_OUT(fprintf(stderr, "**** Header %s\n ", *allocuserpwd));</text:p>
            <text:p>    }</text:p>
            <text:p>    break;</text:p>
            <text:p/>
            <text:p>  case NTLMSTATE_TYPE2:</text:p>
            <text:p>    /* We already received the type-2 message, create a type-3 message */</text:p>
            <text:p>    result = Curl_sasl_create_ntlm_type3_message(conn-&gt;data, userp, passwdp,</text:p>
            <text:p>                                                 ntlm, &amp;base64, &amp;len);</text:p>
            <text:p>    if(result)</text:p>
            <text:p>      return result;</text:p>
            <text:p/>
            <text:p>    if(base64) {</text:p>
            <text:p>      free(*allocuserpwd);</text:p>
            <text:p>      *allocuserpwd = aprintf("%sAuthorization: NTLM %s\r\n",</text:p>
            <text:p>                              proxy ? "Proxy-" : "",</text:p>
            <text:p>                              base64);</text:p>
            <text:p>      free(base64);</text:p>
            <text:p>      if(!*allocuserpwd)</text:p>
            <text:p>        return CURLE_OUT_OF_MEMORY;</text:p>
            <text:p/>
            <text:p>      DEBUG_OUT(fprintf(stderr, "**** %s\n ", *allocuserpwd));</text:p>
            <text:p/>
            <text:p>      ntlm-&gt;state = NTLMSTATE_TYPE3; /* we send a type-3 */</text:p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[10, 16, 29, 35]</text:p>
          </table:table-cell>
          <table:table-cell office:value-type="string" calcext:value-type="string">
            <text:p>[]</text:p>
          </table:table-cell>
        </table:table-row>
        <table:table-row table:style-name="ro6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url_ntlm_msgs.c</text:p>
          </table:table-cell>
          <table:table-cell office:value-type="string" calcext:value-type="string">
            <text:p>second/download/CMake/CMake-old-new/Kitware_CMake_old_file_280.cpp</text:p>
          </table:table-cell>
          <table:table-cell office:value-type="string" calcext:value-type="string">
            <text:p>second/download/CMake/CMake-old-new/Kitware_CMake_new_file_280.cpp</text:p>
          </table:table-cell>
          <table:table-cell office:value-type="string" calcext:value-type="string">
            <text:p>second/download/CMake/CMake-old-new/Kitware_CMake_old_hunk_526.cpp</text:p>
          </table:table-cell>
          <table:table-cell office:value-type="string" calcext:value-type="string">
            <text:p>second/download/CMake/CMake-old-new/Kitware_CMake_new_hunk_526.cpp</text:p>
          </table:table-cell>
          <table:table-cell office:value-type="string" calcext:value-type="string">
            <text:p>    fprintf(stderr, "\n****\n");</text:p>
            <text:p>    fprintf(stderr, "**** Header %s\n ", header);</text:p>
            <text:p>  });</text:p>
            <text:p>#endif</text:p>
            <text:p>  free(buffer);</text:p>
            <text:p/>
            <text:p>  return CURLE_OK;</text:p>
            <text:p>}</text:p>
            <text:p/>
            <text:p>#ifdef USE_WINDOWS_SSPI</text:p>
            <text:p>void Curl_ntlm_sspi_cleanup(struct ntlmdata *ntlm)</text:p>
            <text:p>{</text:p>
            <text:p>  Curl_safefree(ntlm-&gt;type_2);</text:p>
            <text:p/>
            <text:p>  if(ntlm-&gt;has_handles) {</text:p>
            <text:p>    s_pSecFn-&gt;DeleteSecurityContext(&amp;ntlm-&gt;c_handle);</text:p>
            <text:p>    s_pSecFn-&gt;FreeCredentialsHandle(&amp;ntlm-&gt;handle);</text:p>
            <text:p>    ntlm-&gt;has_handles = 0;</text:p>
            <text:p>  }</text:p>
            <text:p/>
            <text:p>  ntlm-&gt;max_token_length = 0;</text:p>
            <text:p>  Curl_safefree(ntlm-&gt;output_token);</text:p>
            <text:p/>
            <text:p>  Curl_sspi_free_identity(ntlm-&gt;p_identity);</text:p>
            <text:p>  ntlm-&gt;p_identity = NULL;</text:p>
            <text:p>}</text:p>
            <text:p>#endif</text:p>
            <text:p/>
            <text:p>#ifndef USE_WINDOWS_SSPI</text:p>
            <text:p>/* copy the source to the destination and fill in zeroes in every</text:p>
            <text:p>   other destination byte! */</text:p>
            <text:p>static void unicodecpy(unsigned char *dest, const char *src, size_t length)</text:p>
            <text:p/>
          </table:table-cell>
          <table:table-cell office:value-type="string" calcext:value-type="string">
            <text:p>    fprintf(stderr, "\n****\n");</text:p>
            <text:p>    fprintf(stderr, "**** Header %s\n ", header);</text:p>
            <text:p>  });</text:p>
            <text:p/>
            <text:p>  free(type2);</text:p>
            <text:p/>
            <text:p>  return result;</text:p>
            <text:p>}</text:p>
            <text:p/>
            <text:p>/* copy the source to the destination and fill in zeroes in every</text:p>
            <text:p>   other destination byte! */</text:p>
            <text:p>static void unicodecpy(unsigned char *dest, const char *src, size_t length)</text:p>
            <text:p/>
          </table:table-cell>
          <table:table-cell office:value-type="float" office:value="336" calcext:value-type="float">
            <text:p>33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url_ntlm_msgs.c</text:p>
          </table:table-cell>
          <table:table-cell office:value-type="string" calcext:value-type="string">
            <text:p>second/download/CMake/CMake-old-new/Kitware_CMake_old_file_280.cpp</text:p>
          </table:table-cell>
          <table:table-cell office:value-type="string" calcext:value-type="string">
            <text:p>second/download/CMake/CMake-old-new/Kitware_CMake_new_file_280.cpp</text:p>
          </table:table-cell>
          <table:table-cell office:value-type="string" calcext:value-type="string">
            <text:p>second/download/CMake/CMake-old-new/Kitware_CMake_old_hunk_527.cpp</text:p>
          </table:table-cell>
          <table:table-cell office:value-type="string" calcext:value-type="string">
            <text:p>second/download/CMake/CMake-old-new/Kitware_CMake_new_hunk_527.cpp</text:p>
          </table:table-cell>
          <table:table-cell office:value-type="string" calcext:value-type="string">
            <text:p>  /* Initial packet length */</text:p>
            <text:p>  size = 32  hostlen  domlen;</text:p>
            <text:p/>
            <text:p>#endif</text:p>
            <text:p/>
            <text:p>  DEBUG_OUT({</text:p>
            <text:p>    fprintf(stderr, "* TYPE1 header flags=0x%02.2x%02.2x%02.2x%02.2x "</text:p>
            <text:p>            "0x%08.8x ",</text:p>
            <text:p/>
          </table:table-cell>
          <table:table-cell office:value-type="string" calcext:value-type="string">
            <text:p>  /* Initial packet length */</text:p>
            <text:p>  size = 32  hostlen  domlen;</text:p>
            <text:p/>
            <text:p>  DEBUG_OUT({</text:p>
            <text:p>    fprintf(stderr, "* TYPE1 header flags=0x%02.2x%02.2x%02.2x%02.2x "</text:p>
            <text:p>            "0x%08.8x ",</text:p>
            <text:p/>
          </table:table-cell>
          <table:table-cell office:value-type="float" office:value="550" calcext:value-type="float">
            <text:p>55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url_ntlm_wb.c</text:p>
          </table:table-cell>
          <table:table-cell office:value-type="string" calcext:value-type="string">
            <text:p>second/download/CMake/CMake-old-new/Kitware_CMake_old_file_281.cpp</text:p>
          </table:table-cell>
          <table:table-cell office:value-type="string" calcext:value-type="string">
            <text:p>second/download/CMake/CMake-old-new/Kitware_CMake_new_file_281.cpp</text:p>
          </table:table-cell>
          <table:table-cell office:value-type="string" calcext:value-type="string">
            <text:p>second/download/CMake/CMake-old-new/Kitware_CMake_old_hunk_528.cpp</text:p>
          </table:table-cell>
          <table:table-cell office:value-type="string" calcext:value-type="string">
            <text:p>second/download/CMake/CMake-old-new/Kitware_CMake_new_hunk_528.cpp</text:p>
          </table:table-cell>
          <table:table-cell office:value-type="string" calcext:value-type="string">
            <text:p>    if(res)</text:p>
            <text:p>      return res;</text:p>
            <text:p/>
            <text:p>    Curl_safe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>    DEBUG_OUT(fprintf(stderr, "**** Header %s\n ", *allocuserpwd));</text:p>
            <text:p>    Curl_safefree(conn-&gt;response_header);</text:p>
            <text:p>    conn-&gt;response_header = NULL;</text:p>
            <text:p>    break;</text:p>
            <text:p>  case NTLMSTATE_TYPE2:</text:p>
            <text:p/>
          </table:table-cell>
          <table:table-cell office:value-type="string" calcext:value-type="string">
            <text:p>    if(res)</text:p>
            <text:p>      return res;</text:p>
            <text:p/>
            <text:p>    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>    DEBUG_OUT(fprintf(stderr, "**** Header %s\n ", *allocuserpwd));</text:p>
            <text:p>    free(conn-&gt;response_header);</text:p>
            <text:p>    conn-&gt;response_header = NULL;</text:p>
            <text:p>    break;</text:p>
            <text:p>  case NTLMSTATE_TYPE2:</text:p>
            <text:p/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[4, 7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curl_ntlm_wb.c</text:p>
          </table:table-cell>
          <table:table-cell office:value-type="string" calcext:value-type="string">
            <text:p>second/download/CMake/CMake-old-new/Kitware_CMake_old_file_281.cpp</text:p>
          </table:table-cell>
          <table:table-cell office:value-type="string" calcext:value-type="string">
            <text:p>second/download/CMake/CMake-old-new/Kitware_CMake_new_file_281.cpp</text:p>
          </table:table-cell>
          <table:table-cell office:value-type="string" calcext:value-type="string">
            <text:p>second/download/CMake/CMake-old-new/Kitware_CMake_old_hunk_529.cpp</text:p>
          </table:table-cell>
          <table:table-cell office:value-type="string" calcext:value-type="string">
            <text:p>second/download/CMake/CMake-old-new/Kitware_CMake_new_hunk_529.cpp</text:p>
          </table:table-cell>
          <table:table-cell office:value-type="string" calcext:value-type="string">
            <text:p>    if(res)</text:p>
            <text:p>      return res;</text:p>
            <text:p/>
            <text:p>    Curl_safe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/>
          </table:table-cell>
          <table:table-cell office:value-type="string" calcext:value-type="string">
            <text:p>    if(res)</text:p>
            <text:p>      return res;</text:p>
            <text:p/>
            <text:p>    free(*allocuserpwd);</text:p>
            <text:p>    *allocuserpwd = aprintf("%sAuthorization: %s\r\n",</text:p>
            <text:p>                            proxy ? "Proxy-" : "",</text:p>
            <text:p>                            conn-&gt;response_header);</text:p>
            <text:p/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282.cpp</text:p>
          </table:table-cell>
          <table:table-cell office:value-type="string" calcext:value-type="string">
            <text:p>second/download/CMake/CMake-old-new/Kitware_CMake_new_file_282.cpp</text:p>
          </table:table-cell>
          <table:table-cell office:value-type="string" calcext:value-type="string">
            <text:p>second/download/CMake/CMake-old-new/Kitware_CMake_old_hunk_530.cpp</text:p>
          </table:table-cell>
          <table:table-cell office:value-type="string" calcext:value-type="string">
            <text:p>second/download/CMake/CMake-old-new/Kitware_CMake_new_hunk_530.cpp</text:p>
          </table:table-cell>
          <table:table-cell office:value-type="string" calcext:value-type="string">
            <text:p>    }</text:p>
            <text:p/>
            <text:p>  if(flags &amp; CURL_GLOBAL_WIN32)</text:p>
            <text:p>    if(win32_init() != CURLE_OK) {</text:p>
            <text:p>      DEBUGF(fprintf(stderr, "Error: win32_init failed\n"));</text:p>
            <text:p>      return CURLE_FAILED_INIT;</text:p>
            <text:p>    }</text:p>
            <text:p/>
          </table:table-cell>
          <table:table-cell office:value-type="string" calcext:value-type="string">
            <text:p>    }</text:p>
            <text:p/>
            <text:p>  if(flags &amp; CURL_GLOBAL_WIN32)</text:p>
            <text:p>    if(win32_init()) {</text:p>
            <text:p>      DEBUGF(fprintf(stderr, "Error: win32_init failed\n"));</text:p>
            <text:p>      return CURLE_FAILED_INIT;</text:p>
            <text:p>    }</text:p>
            <text:p/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282.cpp</text:p>
          </table:table-cell>
          <table:table-cell office:value-type="string" calcext:value-type="string">
            <text:p>second/download/CMake/CMake-old-new/Kitware_CMake_new_file_282.cpp</text:p>
          </table:table-cell>
          <table:table-cell office:value-type="string" calcext:value-type="string">
            <text:p>second/download/CMake/CMake-old-new/Kitware_CMake_old_hunk_531.cpp</text:p>
          </table:table-cell>
          <table:table-cell office:value-type="string" calcext:value-type="string">
            <text:p>second/download/CMake/CMake-old-new/Kitware_CMake_new_hunk_531.cpp</text:p>
          </table:table-cell>
          <table:table-cell office:value-type="string" calcext:value-type="string">
            <text:p>  idna_init();</text:p>
            <text:p>#endif</text:p>
            <text:p/>
            <text:p>  if(Curl_resolver_global_init() != CURLE_OK) {</text:p>
            <text:p>    DEBUGF(fprintf(stderr, "Error: resolver_global_init failed\n"));</text:p>
            <text:p>    return CURLE_FAILED_INIT;</text:p>
            <text:p>  }</text:p>
            <text:p/>
          </table:table-cell>
          <table:table-cell office:value-type="string" calcext:value-type="string"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>  }</text:p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282.cpp</text:p>
          </table:table-cell>
          <table:table-cell office:value-type="string" calcext:value-type="string">
            <text:p>second/download/CMake/CMake-old-new/Kitware_CMake_new_file_282.cpp</text:p>
          </table:table-cell>
          <table:table-cell office:value-type="string" calcext:value-type="string">
            <text:p>second/download/CMake/CMake-old-new/Kitware_CMake_old_hunk_532.cpp</text:p>
          </table:table-cell>
          <table:table-cell office:value-type="string" calcext:value-type="string">
            <text:p>second/download/CMake/CMake-old-new/Kitware_CMake_new_hunk_532.cpp</text:p>
          </table:table-cell>
          <table:table-cell office:value-type="string" calcext:value-type="string">
            <text:p> */</text:p>
            <text:p>CURL *curl_easy_init(void)</text:p>
            <text:p>{</text:p>
            <text:p>  CURLcode res;</text:p>
            <text:p>  struct SessionHandle *data;</text:p>
            <text:p/>
            <text:p>  /* Make sure we inited the global SSL stuff */</text:p>
            <text:p>  if(!initialized) {</text:p>
            <text:p>    res = curl_global_init(CURL_GLOBAL_DEFAULT);</text:p>
            <text:p>    if(res) 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  <text:p>  }</text:p>
            <text:p/>
            <text:p>  /* We use curl_open() with undefined URL so far */</text:p>
            <text:p>  res = Curl_open(&amp;data);</text:p>
            <text:p>  if(res != CURLE_OK) {</text:p>
            <text:p>    DEBUGF(fprintf(stderr, "Error: Curl_open failed\n"));</text:p>
            <text:p>    return NULL;</text:p>
            <text:p>  }</text:p>
            <text:p/>
          </table:table-cell>
          <table:table-cell office:value-type="string" calcext:value-type="string">
            <text:p> */</text:p>
            <text:p>CURL *curl_easy_init(void)</text:p>
            <text:p>{</text:p>
            <text:p>  CURLcode result;</text:p>
            <text:p>  struct SessionHandle *data;</text:p>
            <text:p/>
            <text:p>  /* Make sure we inited the global SSL stuff */</text:p>
            <text:p>  if(!initialized) {</text:p>
            <text:p>    result = curl_global_init(CURL_GLOBAL_DEFAULT);</text:p>
            <text:p>    if(result) 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  <text:p>  }</text:p>
            <text:p/>
            <text:p>  /* We use curl_open() with undefined URL so far */</text:p>
            <text:p>  result = Curl_open(&amp;data);</text:p>
            <text:p>  if(result) {</text:p>
            <text:p>    DEBUGF(fprintf(stderr, "Error: Curl_open failed\n"));</text:p>
            <text:p>    return NULL;</text:p>
            <text:p>  }</text:p>
            <text:p/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[11, 19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ile.c</text:p>
          </table:table-cell>
          <table:table-cell office:value-type="string" calcext:value-type="string">
            <text:p>second/download/CMake/CMake-old-new/Kitware_CMake_old_file_283.cpp</text:p>
          </table:table-cell>
          <table:table-cell office:value-type="string" calcext:value-type="string">
            <text:p>second/download/CMake/CMake-old-new/Kitware_CMake_new_file_283.cpp</text:p>
          </table:table-cell>
          <table:table-cell office:value-type="string" calcext:value-type="string">
            <text:p>second/download/CMake/CMake-old-new/Kitware_CMake_old_hunk_533.cpp</text:p>
          </table:table-cell>
          <table:table-cell office:value-type="string" calcext:value-type="string">
            <text:p>second/download/CMake/CMake-old-new/Kitware_CMake_new_hunk_533.cpp</text:p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CURLcode result;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string" calcext:value-type="string">
            <text:p>     information. Which for FILE can't be much more than the file size and</text:p>
            <text:p>     date. */</text:p>
            <text:p>  if(data-&gt;set.opt_no_body &amp;&amp; data-&gt;set.include_header &amp;&amp; fstated) {</text:p>
            <text:p>    snprintf(buf, sizeof(data-&gt;state.buffer),</text:p>
            <text:p>             "Content-Length: %" CURL_FORMAT_CURL_OFF_T "\r\n", expected_size);</text:p>
            <text:p>    result = Curl_client_write(conn, CLIENTWRITE_BOTH, buf, 0);</text:p>
            <text:p/>
          </table:table-cell>
          <table:table-cell office:value-type="float" office:value="464" calcext:value-type="float">
            <text:p>46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284.cpp</text:p>
          </table:table-cell>
          <table:table-cell office:value-type="string" calcext:value-type="string">
            <text:p>second/download/CMake/CMake-old-new/Kitware_CMake_new_file_284.cpp</text:p>
          </table:table-cell>
          <table:table-cell office:value-type="string" calcext:value-type="string">
            <text:p>second/download/CMake/CMake-old-new/Kitware_CMake_old_hunk_534.cpp</text:p>
          </table:table-cell>
          <table:table-cell office:value-type="string" calcext:value-type="string">
            <text:p>second/download/CMake/CMake-old-new/Kitware_CMake_new_hunk_534.cpp</text:p>
          </table:table-cell>
          <table:table-cell office:value-type="string" calcext:value-type="string">
            <text:p>        }</text:p>
            <text:p>        if(ptr) {</text:p>
            <text:p>          ftpc-&gt;newport = (unsigned short)(num &amp; 0xffff);</text:p>
            <text:p/>
            <text:p>          if(conn-&gt;bits.tunnel_proxy ||</text:p>
            <text:p>             conn-&gt;proxytype == CURLPROXY_SOCKS5 ||</text:p>
            <text:p>             conn-&gt;proxytype == CURLPROXY_SOCKS5_HOSTNAME ||</text:p>
            <text:p>             conn-&gt;proxytype == CURLPROXY_SOCKS4 ||</text:p>
            <text:p>             conn-&gt;proxytype == CURLPROXY_SOCKS4A)</text:p>
            <text:p>            /* proxy tunnel -&gt; use other host info because ip_addr_str is the</text:p>
            <text:p>               proxy address not the ftp host */</text:p>
            <text:p>            snprintf(ftpc-&gt;newhost, sizeof(ftpc-&gt;newhost), "%s",</text:p>
            <text:p>                     conn-&gt;host.name);</text:p>
            <text:p>          else</text:p>
            <text:p>            /* use the same IP we are already connected to */</text:p>
            <text:p>            snprintf(ftpc-&gt;newhost, NEWHOST_BUFSIZE, "%s", conn-&gt;ip_addr_str);</text:p>
            <text:p>        }</text:p>
            <text:p>      }</text:p>
            <text:p>      else</text:p>
            <text:p/>
          </table:table-cell>
          <table:table-cell office:value-type="string" calcext:value-type="string">
            <text:p>        }</text:p>
            <text:p>        if(ptr) {</text:p>
            <text:p>          ftpc-&gt;newport = (unsigned short)(num &amp; 0xffff);</text:p>
            <text:p>          ftpc-&gt;newhost = strdup(control_address(conn));</text:p>
            <text:p>          if(!ftpc-&gt;newhost)</text:p>
            <text:p>            return CURLE_OUT_OF_MEMORY;</text:p>
            <text:p>        }</text:p>
            <text:p>      }</text:p>
            <text:p>      else</text:p>
            <text:p/>
          </table:table-cell>
          <table:table-cell office:value-type="float" office:value="1933" calcext:value-type="float">
            <text:p>1933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[11, 15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ftp.c</text:p>
          </table:table-cell>
          <table:table-cell office:value-type="string" calcext:value-type="string">
            <text:p>second/download/CMake/CMake-old-new/Kitware_CMake_old_file_284.cpp</text:p>
          </table:table-cell>
          <table:table-cell office:value-type="string" calcext:value-type="string">
            <text:p>second/download/CMake/CMake-old-new/Kitware_CMake_new_file_284.cpp</text:p>
          </table:table-cell>
          <table:table-cell office:value-type="string" calcext:value-type="string">
            <text:p>second/download/CMake/CMake-old-new/Kitware_CMake_old_hunk_535.cpp</text:p>
          </table:table-cell>
          <table:table-cell office:value-type="string" calcext:value-type="string">
            <text:p>second/download/CMake/CMake-old-new/Kitware_CMake_new_hunk_535.cpp</text:p>
          </table:table-cell>
          <table:table-cell office:value-type="string" calcext:value-type="string">
            <text:p/>
            <text:p>    /* we got OK from server */</text:p>
            <text:p>    if(data-&gt;set.ftp_skip_ip) {</text:p>
            <text:p>      /* told to ignore the remotely given IP but instead use the one we used</text:p>
            <text:p>         for the control connection */</text:p>
            <text:p>      infof(data, "Skips %d.%d.%d.%d for data connection, uses %s instead\n",</text:p>
            <text:p>            ip[0], ip[1], ip[2], ip[3],</text:p>
            <text:p>            conn-&gt;ip_addr_str);</text:p>
            <text:p>      if(conn-&gt;bits.tunnel_proxy ||</text:p>
            <text:p>         conn-&gt;proxytype == CURLPROXY_SOCKS5 ||</text:p>
            <text:p>         conn-&gt;proxytype == CURLPROXY_SOCKS5_HOSTNAME ||</text:p>
            <text:p>         conn-&gt;proxytype == CURLPROXY_SOCKS4 ||</text:p>
            <text:p>         conn-&gt;proxytype == CURLPROXY_SOCKS4A)</text:p>
            <text:p>        /* proxy tunnel -&gt; use other host info because ip_addr_str is the</text:p>
            <text:p>           proxy address not the ftp host */</text:p>
            <text:p>        snprintf(ftpc-&gt;newhost, sizeof(ftpc-&gt;newhost), "%s", conn-&gt;host.name);</text:p>
            <text:p>      else</text:p>
            <text:p>        snprintf(ftpc-&gt;newhost, sizeof(ftpc-&gt;newhost), "%s",</text:p>
            <text:p>                 conn-&gt;ip_addr_str);</text:p>
            <text:p>    }</text:p>
            <text:p>    else</text:p>
            <text:p>      snprintf(ftpc-&gt;newhost, sizeof(ftpc-&gt;newhost),</text:p>
            <text:p>               "%d.%d.%d.%d", ip[0], ip[1], ip[2], ip[3]);</text:p>
            <text:p>    ftpc-&gt;newport = (unsigned short)(((port[0]&lt;&lt;8)  port[1]) &amp; 0xffff);</text:p>
            <text:p>  }</text:p>
            <text:p>  else if(ftpc-&gt;count1 == 0) {</text:p>
            <text:p/>
          </table:table-cell>
          <table:table-cell office:value-type="string" calcext:value-type="string">
            <text:p/>
            <text:p>    /* we got OK from server */</text:p>
            <text:p>    if(data-&gt;set.ftp_skip_ip) {</text:p>
            <text:p>      /* told to ignore the remotely given IP but instead use the host we used</text:p>
            <text:p>         for the control connection */</text:p>
            <text:p>      infof(data, "Skip %d.%d.%d.%d for data connection, re-use %s instead\n",</text:p>
            <text:p>            ip[0], ip[1], ip[2], ip[3],</text:p>
            <text:p>            conn-&gt;host.name);</text:p>
            <text:p>      ftpc-&gt;newhost = strdup(control_address(conn));</text:p>
            <text:p>    }</text:p>
            <text:p>    else</text:p>
            <text:p>      ftpc-&gt;newhost = aprintf("%d.%d.%d.%d", ip[0], ip[1], ip[2], ip[3]);</text:p>
            <text:p/>
            <text:p>    if(!ftpc-&gt;newhost)</text:p>
            <text:p>      return CURLE_OUT_OF_MEMORY;</text:p>
            <text:p/>
            <text:p>    ftpc-&gt;newport = (unsigned short)(((port[0]&lt;&lt;8)  port[1]) &amp; 0xffff);</text:p>
            <text:p>  }</text:p>
            <text:p>  else if(ftpc-&gt;count1 == 0) {</text:p>
            <text:p/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[15, 17, 21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.c</text:p>
          </table:table-cell>
          <table:table-cell office:value-type="string" calcext:value-type="string">
            <text:p>second/download/CMake/CMake-old-new/Kitware_CMake_old_file_285.cpp</text:p>
          </table:table-cell>
          <table:table-cell office:value-type="string" calcext:value-type="string">
            <text:p>second/download/CMake/CMake-old-new/Kitware_CMake_new_file_285.cpp</text:p>
          </table:table-cell>
          <table:table-cell office:value-type="string" calcext:value-type="string">
            <text:p>second/download/CMake/CMake-old-new/Kitware_CMake_old_hunk_536.cpp</text:p>
          </table:table-cell>
          <table:table-cell office:value-type="string" calcext:value-type="string">
            <text:p>second/download/CMake/CMake-old-new/Kitware_CMake_new_hunk_536.cpp</text:p>
          </table:table-cell>
          <table:table-cell office:value-type="string" calcext:value-type="string">
            <text:p/>
            <text:p>  snprintf(data-&gt;state.buffer, sizeof(data-&gt;state.buffer), "%s:%s", user, pwd);</text:p>
            <text:p/>
            <text:p>  error = Curl_base64_encode(data,</text:p>
            <text:p>                             data-&gt;state.buffer, strlen(data-&gt;state.buffer),</text:p>
            <text:p>                             &amp;authorization, &amp;size);</text:p>
            <text:p>  if(error)</text:p>
            <text:p>    return error;</text:p>
            <text:p/>
            <text:p>  if(!authorization)</text:p>
            <text:p>    return CURLE_REMOTE_ACCESS_DENIED;</text:p>
            <text:p/>
            <text:p>  Curl_safefree(*userp);</text:p>
            <text:p>  *userp = aprintf("%sAuthorization: Basic %s\r\n",</text:p>
            <text:p>                   proxy?"Proxy-":"",</text:p>
            <text:p>                   authorization);</text:p>
            <text:p/>
          </table:table-cell>
          <table:table-cell office:value-type="string" calcext:value-type="string">
            <text:p/>
            <text:p>  snprintf(data-&gt;state.buffer, sizeof(data-&gt;state.buffer), "%s:%s", user, pwd);</text:p>
            <text:p/>
            <text:p>  result = Curl_base64_encode(data,</text:p>
            <text:p>                              data-&gt;state.buffer, strlen(data-&gt;state.buffer),</text:p>
            <text:p>                              &amp;authorization, &amp;size);</text:p>
            <text:p>  if(result)</text:p>
            <text:p>    return result;</text:p>
            <text:p/>
            <text:p>  if(!authorization)</text:p>
            <text:p>    return CURLE_REMOTE_ACCESS_DENIED;</text:p>
            <text:p/>
            <text:p>  free(*userp);</text:p>
            <text:p>  *userp = aprintf("%sAuthorization: Basic %s\r\n",</text:p>
            <text:p>                   proxy?"Proxy-":"",</text:p>
            <text:p>                   authorization);</text:p>
            <text:p/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1, 13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.c</text:p>
          </table:table-cell>
          <table:table-cell office:value-type="string" calcext:value-type="string">
            <text:p>second/download/CMake/CMake-old-new/Kitware_CMake_old_file_285.cpp</text:p>
          </table:table-cell>
          <table:table-cell office:value-type="string" calcext:value-type="string">
            <text:p>second/download/CMake/CMake-old-new/Kitware_CMake_new_file_285.cpp</text:p>
          </table:table-cell>
          <table:table-cell office:value-type="string" calcext:value-type="string">
            <text:p>second/download/CMake/CMake-old-new/Kitware_CMake_old_hunk_537.cpp</text:p>
          </table:table-cell>
          <table:table-cell office:value-type="string" calcext:value-type="string">
            <text:p>second/download/CMake/CMake-old-new/Kitware_CMake_new_hunk_537.cpp</text:p>
          </table:table-cell>
          <table:table-cell office:value-type="string" calcext:value-type="string">
            <text:p>    if(((httpreq == HTTPREQ_GET) || (httpreq == HTTPREQ_HEAD)) &amp;&amp;</text:p>
            <text:p>       !Curl_checkheaders(conn, "Range:")) {</text:p>
            <text:p>      /* if a line like this was already allocated, free the previous one */</text:p>
            <text:p>      if(conn-&gt;allocptr.rangeline)</text:p>
            <text:p>        free(conn-&gt;allocptr.rangeline);</text:p>
            <text:p>      conn-&gt;allocptr.rangeline = aprintf("Range: bytes=%s\r\n",</text:p>
            <text:p>                                         data-&gt;state.range);</text:p>
            <text:p>    }</text:p>
            <text:p>    else if((httpreq != HTTPREQ_GET) &amp;&amp;</text:p>
            <text:p>            !Curl_checkheaders(conn, "Content-Range:")) {</text:p>
            <text:p/>
            <text:p>      /* if a line like this was already allocated, free the previous one */</text:p>
            <text:p>      if(conn-&gt;allocptr.rangeline)</text:p>
            <text:p>        free(conn-&gt;allocptr.rangeline);</text:p>
            <text:p/>
            <text:p>      if(data-&gt;set.set_resume_from &lt; 0) {</text:p>
            <text:p>        /* Upload resume was asked for, but we don't know the size of the</text:p>
            <text:p/>
          </table:table-cell>
          <table:table-cell office:value-type="string" calcext:value-type="string">
            <text:p>    if(((httpreq == HTTPREQ_GET) || (httpreq == HTTPREQ_HEAD)) &amp;&amp;</text:p>
            <text:p>       !Curl_checkheaders(conn, "Range:")) {</text:p>
            <text:p>      /* if a line like this was already allocated, free the previous one */</text:p>
            <text:p>      free(conn-&gt;allocptr.rangeline);</text:p>
            <text:p>      conn-&gt;allocptr.rangeline = aprintf("Range: bytes=%s\r\n",</text:p>
            <text:p>                                         data-&gt;state.range);</text:p>
            <text:p>    }</text:p>
            <text:p>    else if((httpreq != HTTPREQ_GET) &amp;&amp;</text:p>
            <text:p>            !Curl_checkheaders(conn, "Content-Range:")) {</text:p>
            <text:p/>
            <text:p>      /* if a line like this was already allocated, free the previous one */</text:p>
            <text:p>      free(conn-&gt;allocptr.rangeline);</text:p>
            <text:p/>
            <text:p>      if(data-&gt;set.set_resume_from &lt; 0) {</text:p>
            <text:p>        /* Upload resume was asked for, but we don't know the size of the</text:p>
            <text:p/>
          </table:table-cell>
          <table:table-cell office:value-type="float" office:value="2153" calcext:value-type="float">
            <text:p>2153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68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_digest.c</text:p>
          </table:table-cell>
          <table:table-cell office:value-type="string" calcext:value-type="string">
            <text:p>second/download/CMake/CMake-old-new/Kitware_CMake_old_file_286.cpp</text:p>
          </table:table-cell>
          <table:table-cell office:value-type="string" calcext:value-type="string">
            <text:p>second/download/CMake/CMake-old-new/Kitware_CMake_new_file_286.cpp</text:p>
          </table:table-cell>
          <table:table-cell office:value-type="string" calcext:value-type="string">
            <text:p>second/download/CMake/CMake-old-new/Kitware_CMake_old_hunk_538.cpp</text:p>
          </table:table-cell>
          <table:table-cell office:value-type="string" calcext:value-type="string">
            <text:p>second/download/CMake/CMake-old-new/Kitware_CMake_new_hunk_538.cpp</text:p>
          </table:table-cell>
          <table:table-cell office:value-type="string" calcext:value-type="string">
            <text:p/>
            <text:p>#include "urldata.h"</text:p>
            <text:p>#include "rawstr.h"</text:p>
            <text:p>#include "curl_base64.h"</text:p>
            <text:p>#include "curl_md5.h"</text:p>
            <text:p>#include "http_digest.h"</text:p>
            <text:p>#include "strtok.h"</text:p>
            <text:p>#include "curl_memory.h"</text:p>
            <text:p>#include "vtls/vtls.h" /* for Curl_rand() */</text:p>
            <text:p>#include "non-ascii.h" /* included for Curl_convert_... prototypes */</text:p>
            <text:p>#include "warnless.h"</text:p>
            <text:p/>
            <text:p>#define _MPRINTF_REPLACE /* use our functions only */</text:p>
            <text:p>#include &lt;curl/mprintf.h&gt;</text:p>
            <text:p/>
            <text:p>/* The last #include file should be: */</text:p>
            <text:p>#include "memdebug.h"</text:p>
            <text:p/>
            <text:p>#define MAX_VALUE_LENGTH 256</text:p>
            <text:p>#define MAX_CONTENT_LENGTH 1024</text:p>
            <text:p/>
            <text:p>static void digest_cleanup_one(struct digestdata *dig);</text:p>
            <text:p/>
            <text:p>/*</text:p>
            <text:p> * Return 0 on success and then the buffers are filled in fine.</text:p>
            <text:p> *</text:p>
            <text:p> * Non-zero means failure to parse.</text:p>
            <text:p> */</text:p>
            <text:p>static int get_pair(const char *str, char *value, char *content,</text:p>
            <text:p>                    const char **endptr)</text:p>
            <text:p>{</text:p>
            <text:p>  int c;</text:p>
            <text:p>  bool starts_with_quote = FALSE;</text:p>
            <text:p>  bool escape = FALSE;</text:p>
            <text:p/>
            <text:p>  for(c=MAX_VALUE_LENGTH-1; (*str &amp;&amp; (*str != '=') &amp;&amp; c--); )</text:p>
            <text:p>    *value� = *str�;</text:p>
            <text:p>  *value=0;</text:p>
            <text:p/>
            <text:p>  if('=' != *str�)</text:p>
            <text:p>    /* eek, no match */</text:p>
            <text:p>    return 1;</text:p>
            <text:p/>
            <text:p>  if('\"' == *str) {</text:p>
            <text:p>    /* this starts with a quote so it must end with one as well! */</text:p>
            <text:p>    str�;</text:p>
            <text:p>    starts_with_quote = TRUE;</text:p>
            <text:p>  }</text:p>
            <text:p/>
            <text:p>  for(c=MAX_CONTENT_LENGTH-1; *str &amp;&amp; c--; str�) {</text:p>
            <text:p>    switch(*str) {</text:p>
            <text:p>    case '\\':</text:p>
            <text:p>      if(!escape) {</text:p>
            <text:p>        /* possibly the start of an escaped quote */</text:p>
            <text:p>        escape = TRUE;</text:p>
            <text:p>        *content� = '\\'; /* even though this is an escape character, we still</text:p>
            <text:p>                              store it as-is in the target buffer */</text:p>
            <text:p>        continue;</text:p>
            <text:p>      }</text:p>
            <text:p>      break;</text:p>
            <text:p>    case ',':</text:p>
            <text:p>      if(!starts_with_quote) {</text:p>
            <text:p>        /* this signals the end of the content if we didn't get a starting</text:p>
            <text:p>           quote and then we do "sloppy" parsing */</text:p>
            <text:p>        c=0; /* the end */</text:p>
            <text:p>        continue;</text:p>
            <text:p>      }</text:p>
            <text:p>      break;</text:p>
            <text:p>    case '\r':</text:p>
            <text:p>    case '\n':</text:p>
            <text:p>      /* end of string */</text:p>
            <text:p>      c=0;</text:p>
            <text:p>      continue;</text:p>
            <text:p>    case '\"':</text:p>
            <text:p>      if(!escape &amp;&amp; starts_with_quote) {</text:p>
            <text:p>        /* end of string */</text:p>
            <text:p>        c=0;</text:p>
            <text:p>        continue;</text:p>
            <text:p>      }</text:p>
            <text:p>      break;</text:p>
            <text:p>    }</text:p>
            <text:p>    escape = FALSE;</text:p>
            <text:p>    *content� = *str;</text:p>
            <text:p>  }</text:p>
            <text:p>  *content=0;</text:p>
            <text:p/>
            <text:p>  *endptr = str;</text:p>
            <text:p/>
            <text:p>  return 0; /* all is fine! */</text:p>
            <text:p>}</text:p>
            <text:p/>
            <text:p>/* Test example headers:</text:p>
            <text:p/>
            <text:p>WWW-Authenticate: Digest realm="testrealm", nonce="1053604598"</text:p>
            <text:p>Proxy-Authenticate: Digest realm="testrealm", nonce="1053604598"</text:p>
            <text:p/>
            <text:p>*/</text:p>
            <text:p/>
            <text:p>CURLdigest Curl_input_digest(struct connectdata *conn,</text:p>
            <text:p>                             bool proxy,</text:p>
            <text:p>                             const char *header) /* rest of the *-authenticate:</text:p>
            <text:p>                                                    header */</text:p>
            <text:p>{</text:p>
            <text:p>  char *token = NULL;</text:p>
            <text:p>  char *tmp = NULL;</text:p>
            <text:p>  bool foundAuth = FALSE;</text:p>
            <text:p>  bool foundAuthInt = FALSE;</text:p>
            <text:p>  struct SessionHandle *data=conn-&gt;data;</text:p>
            <text:p>  bool before = FALSE; /* got a nonce before */</text:p>
            <text:p>  struct digestdata *d;</text:p>
            <text:p/>
            <text:p>  if(proxy) {</text:p>
            <text:p>    d = &amp;data-&gt;state.proxydigest;</text:p>
            <text:p>  }</text:p>
            <text:p>  else {</text:p>
            <text:p>    d = &amp;data-&gt;state.digest;</text:p>
            <text:p>  }</text:p>
            <text:p/>
            <text:p>  if(checkprefix("Digest", header)) {</text:p>
            <text:p>    header = strlen("Digest");</text:p>
            <text:p/>
            <text:p>    /* If we already have received a nonce, keep that in mind */</text:p>
            <text:p>    if(d-&gt;nonce)</text:p>
            <text:p>      before = TRUE;</text:p>
            <text:p/>
            <text:p>    /* clear off any former leftovers and init to defaults */</text:p>
            <text:p>    digest_cleanup_one(d);</text:p>
            <text:p/>
            <text:p>    for(;;) {</text:p>
            <text:p>      char value[MAX_VALUE_LENGTH];</text:p>
            <text:p>      char content[MAX_CONTENT_LENGTH];</text:p>
            <text:p/>
            <text:p>      while(*header &amp;&amp; ISSPACE(*header))</text:p>
            <text:p>        header�;</text:p>
            <text:p/>
            <text:p>      /* extract a value=content pair */</text:p>
            <text:p>      if(!get_pair(header, value, content, &amp;header)) {</text:p>
            <text:p>        if(Curl_raw_equal(value, "nonce")) {</text:p>
            <text:p>          d-&gt;nonce = strdup(content);</text:p>
            <text:p>          if(!d-&gt;nonce)</text:p>
            <text:p>            return CURLDIGEST_NOMEM;</text:p>
            <text:p>        }</text:p>
            <text:p>        else if(Curl_raw_equal(value, "stale")) {</text:p>
            <text:p>          if(Curl_raw_equal(content, "true")) {</text:p>
            <text:p>            d-&gt;stale = TRUE;</text:p>
            <text:p>            d-&gt;nc = 1; /* we make a new nonce now */</text:p>
            <text:p>          }</text:p>
            <text:p>        }</text:p>
            <text:p>        else if(Curl_raw_equal(value, "realm")) {</text:p>
            <text:p>          d-&gt;realm = strdup(content);</text:p>
            <text:p>          if(!d-&gt;realm)</text:p>
            <text:p>            return CURLDIGEST_NOMEM;</text:p>
            <text:p>        }</text:p>
            <text:p>        else if(Curl_raw_equal(value, "opaque")) {</text:p>
            <text:p>          d-&gt;opaque = strdup(content);</text:p>
            <text:p>          if(!d-&gt;opaque)</text:p>
            <text:p>            return CURLDIGEST_NOMEM;</text:p>
            <text:p>        }</text:p>
            <text:p>        else if(Curl_raw_equal(value, "qop")) {</text:p>
            <text:p>          char *tok_buf;</text:p>
            <text:p>          /* tokenize the list and choose auth if possible, use a temporary</text:p>
            <text:p>             clone of the buffer since strtok_r() ruins it */</text:p>
            <text:p>          tmp = strdup(content);</text:p>
            <text:p>          if(!tmp)</text:p>
            <text:p>            return CURLDIGEST_NOMEM;</text:p>
            <text:p>          token = strtok_r(tmp, ",", &amp;tok_buf);</text:p>
            <text:p>          while(token != NULL) {</text:p>
            <text:p>            if(Curl_raw_equal(token, "auth")) {</text:p>
            <text:p>              foundAuth = TRUE;</text:p>
            <text:p>            }</text:p>
            <text:p>            else if(Curl_raw_equal(token, "auth-int")) {</text:p>
            <text:p>              foundAuthInt = TRUE;</text:p>
            <text:p>            }</text:p>
            <text:p>            token = strtok_r(NULL, ",", &amp;tok_buf);</text:p>
            <text:p>          }</text:p>
            <text:p>          free(tmp);</text:p>
            <text:p>          /*select only auth o auth-int. Otherwise, ignore*/</text:p>
            <text:p>          if(foundAuth) {</text:p>
            <text:p>            d-&gt;qop = strdup("auth");</text:p>
            <text:p>            if(!d-&gt;qop)</text:p>
            <text:p>              return CURLDIGEST_NOMEM;</text:p>
            <text:p>          }</text:p>
            <text:p>          else if(foundAuthInt) {</text:p>
            <text:p>            d-&gt;qop = strdup("auth-int");</text:p>
            <text:p>            if(!d-&gt;qop)</text:p>
            <text:p>              return CURLDIGEST_NOMEM;</text:p>
            <text:p>          }</text:p>
            <text:p>        }</text:p>
            <text:p>        else if(Curl_raw_equal(value, "algorithm")) {</text:p>
            <text:p>          d-&gt;algorithm = strdup(content);</text:p>
            <text:p>          if(!d-&gt;algorithm)</text:p>
            <text:p>            return CURLDIGEST_NOMEM;</text:p>
            <text:p>          if(Curl_raw_equal(content, "MD5-sess"))</text:p>
            <text:p>            d-&gt;algo = CURLDIGESTALGO_MD5SESS;</text:p>
            <text:p>          else if(Curl_raw_equal(content, "MD5"))</text:p>
            <text:p>            d-&gt;algo = CURLDIGESTALGO_MD5;</text:p>
            <text:p>          else</text:p>
            <text:p>            return CURLDIGEST_BADALGO;</text:p>
            <text:p>        }</text:p>
            <text:p>        else {</text:p>
            <text:p>          /* unknown specifier, ignore it! */</text:p>
            <text:p>        }</text:p>
            <text:p>      }</text:p>
            <text:p>      else</text:p>
            <text:p>        break; /* we're done here */</text:p>
            <text:p/>
            <text:p>      /* pass all additional spaces here */</text:p>
            <text:p>      while(*header &amp;&amp; ISSPACE(*header))</text:p>
            <text:p>        header�;</text:p>
            <text:p>      if(',' == *header)</text:p>
            <text:p>        /* allow the list to be comma-separated */</text:p>
            <text:p>        header�;</text:p>
            <text:p>    }</text:p>
            <text:p>    /* We had a nonce since before, and we got another one now without</text:p>
            <text:p>       'stale=true'. This means we provided bad credentials in the previous</text:p>
            <text:p>       request */</text:p>
            <text:p>    if(before &amp;&amp; !d-&gt;stale)</text:p>
            <text:p>      return CURLDIGEST_BAD;</text:p>
            <text:p/>
            <text:p>    /* We got this header without a nonce, that's a bad Digest line! */</text:p>
            <text:p>    if(!d-&gt;nonce)</text:p>
            <text:p>      return CURLDIGEST_BAD;</text:p>
            <text:p>  }</text:p>
            <text:p>  else</text:p>
            <text:p>    /* else not a digest, get out */</text:p>
            <text:p>    return CURLDIGEST_NONE;</text:p>
            <text:p/>
            <text:p>  return CURLDIGEST_FINE;</text:p>
            <text:p>}</text:p>
            <text:p/>
            <text:p>/* convert md5 chunk to RFC2617 (section 3.1.3) -suitable ascii string*/</text:p>
            <text:p>static void md5_to_ascii(unsigned char *source, /* 16 bytes */</text:p>
            <text:p>                         unsigned char *dest) /* 33 bytes */</text:p>
            <text:p>{</text:p>
            <text:p>  int i;</text:p>
            <text:p>  for(i=0; i&lt;16; i�)</text:p>
            <text:p>    snprintf((char *)&amp;dest[i*2], 3, "%02x", source[i]);</text:p>
            <text:p>}</text:p>
            <text:p/>
            <text:p>/* Perform quoted-string escaping as described in RFC2616 and its errata */</text:p>
            <text:p>static char *string_quoted(const char *source)</text:p>
            <text:p>{</text:p>
            <text:p>  char *dest, *d;</text:p>
            <text:p>  const char *s = source;</text:p>
            <text:p>  size_t n = 1; /* null terminator */</text:p>
            <text:p/>
            <text:p>  /* Calculate size needed */</text:p>
            <text:p>  while(*s) {</text:p>
            <text:p>    �;</text:p>
            <text:p>    if(*s == '"' || *s == '\\') {</text:p>
            <text:p>      �;</text:p>
            <text:p>    }</text:p>
            <text:p>    �;</text:p>
            <text:p>  }</text:p>
            <text:p/>
            <text:p>  dest = malloc(n);</text:p>
            <text:p>  if(dest) {</text:p>
            <text:p>    s = source;</text:p>
            <text:p>    d = dest;</text:p>
            <text:p>    while(*s) {</text:p>
            <text:p>      if(*s == '"' || *s == '\\') {</text:p>
            <text:p>        *d� = '\\';</text:p>
            <text:p>      }</text:p>
            <text:p>      *d� = *s�;</text:p>
            <text:p>    }</text:p>
            <text:p>    *d = 0;</text:p>
            <text:p>  }</text:p>
            <text:p/>
            <text:p>  return dest;</text:p>
            <text:p>}</text:p>
            <text:p/>
            <text:p>CURLcode Curl_output_digest(struct connectdata *conn,</text:p>
            <text:p>                            bool proxy,</text:p>
            <text:p>                            const unsigned char *request,</text:p>
            <text:p>                            const unsigned char *uripath)</text:p>
            <text:p>{</text:p>
            <text:p>  /* We have a Digest setup for this, use it!  Now, to get all the details for</text:p>
            <text:p>     this sorted out, I must urge you dear friend to read up on the RFC2617</text:p>
            <text:p>     section 3.2.2, */</text:p>
            <text:p>  size_t urilen;</text:p>
            <text:p>  unsigned char md5buf[16]; /* 16 bytes/128 bits */</text:p>
            <text:p>  unsigned char request_digest[33];</text:p>
            <text:p>  unsigned char *md5this;</text:p>
            <text:p>  unsigned char ha1[33];/* 32 digits and 1 zero byte */</text:p>
            <text:p>  unsigned char ha2[33];/* 32 digits and 1 zero byte */</text:p>
            <text:p>  char cnoncebuf[33];</text:p>
            <text:p>  char *cnonce = NULL;</text:p>
            <text:p>  size_t cnonce_sz = 0;</text:p>
            <text:p>  char *tmp = NULL;</text:p>
            <text:p>  char **allocuserpwd;</text:p>
            <text:p>  size_t userlen;</text:p>
            <text:p>  const char *userp;</text:p>
            <text:p>  char *userp_quoted;</text:p>
            <text:p>  const char *passwdp;</text:p>
            <text:p>  struct auth *authp;</text:p>
            <text:p/>
            <text:p>  struct SessionHandle *data = conn-&gt;data;</text:p>
            <text:p>  struct digestdata *d;</text:p>
            <text:p>  CURLcode rc;</text:p>
            <text:p>/* The CURL_OUTPUT_DIGEST_CONV macro below is for non-ASCII machines.</text:p>
            <text:p>   It converts digest text to ASCII so the MD5 will be correct for</text:p>
            <text:p>   what ultimately goes over the network.</text:p>
            <text:p>*/</text:p>
            <text:p>#define CURL_OUTPUT_DIGEST_CONV(a, b) \</text:p>
            <text:p>  rc = Curl_convert_to_network(a, (char *)b, strlen((const char*)b)); \</text:p>
            <text:p>  if(rc != CURLE_OK) { \</text:p>
            <text:p>    free(b); \</text:p>
            <text:p>    return rc; \</text:p>
            <text:p>  }</text:p>
            <text:p/>
            <text:p>  if(proxy) {</text:p>
            <text:p>    d = &amp;data-&gt;state.proxydigest;</text:p>
            <text:p>    allocuserpwd = &amp;conn-&gt;allocptr.proxyuserpwd;</text:p>
            <text:p>    userp = conn-&gt;proxyuser;</text:p>
            <text:p>    passwdp = conn-&gt;proxypasswd;</text:p>
            <text:p>    authp = &amp;data-&gt;state.authproxy;</text:p>
            <text:p>  }</text:p>
            <text:p>  else {</text:p>
            <text:p>    d = &amp;data-&gt;state.digest;</text:p>
            <text:p>    allocuserpwd = &amp;conn-&gt;allocptr.userpwd;</text:p>
            <text:p>    userp = conn-&gt;user;</text:p>
            <text:p>    passwdp = conn-&gt;passwd;</text:p>
            <text:p/>
          </table:table-cell>
          <table:table-cell office:value-type="string" calcext:value-type="string">
            <text:p/>
            <text:p>#include "urldata.h"</text:p>
            <text:p>#include "rawstr.h"</text:p>
            <text:p>#include "curl_sasl.h"</text:p>
            <text:p>#include "http_digest.h"</text:p>
            <text:p>#include "curl_printf.h"</text:p>
            <text:p/>
            <text:p>/* The last #include files should be: */</text:p>
            <text:p>#include "curl_memory.h"</text:p>
            <text:p>#include "memdebug.h"</text:p>
            <text:p/>
            <text:p>/* Test example headers:</text:p>
            <text:p/>
            <text:p>WWW-Authenticate: Digest realm="testrealm", nonce="1053604598"</text:p>
            <text:p>Proxy-Authenticate: Digest realm="testrealm", nonce="1053604598"</text:p>
            <text:p/>
            <text:p>*/</text:p>
            <text:p/>
            <text:p>CURLcode Curl_input_digest(struct connectdata *conn,</text:p>
            <text:p>                           bool proxy,</text:p>
            <text:p>                           const char *header) /* rest of the *-authenticate:</text:p>
            <text:p>                                                  header */</text:p>
            <text:p>{</text:p>
            <text:p>  struct SessionHandle *data = conn-&gt;data;</text:p>
            <text:p/>
            <text:p>  /* Point to the correct struct with this */</text:p>
            <text:p>  struct digestdata *digest;</text:p>
            <text:p/>
            <text:p>  if(proxy) {</text:p>
            <text:p>    digest = &amp;data-&gt;state.proxydigest;</text:p>
            <text:p>  }</text:p>
            <text:p>  else {</text:p>
            <text:p>    digest = &amp;data-&gt;state.digest;</text:p>
            <text:p>  }</text:p>
            <text:p/>
            <text:p>  if(!checkprefix("Digest", header))</text:p>
            <text:p>    return CURLE_BAD_CONTENT_ENCODING;</text:p>
            <text:p/>
            <text:p>  header = strlen("Digest");</text:p>
            <text:p>  while(*header &amp;&amp; ISSPACE(*header))</text:p>
            <text:p>    header�;</text:p>
            <text:p/>
            <text:p>  return Curl_sasl_decode_digest_http_message(header, digest);</text:p>
            <text:p>}</text:p>
            <text:p/>
            <text:p>CURLcode Curl_output_digest(struct connectdata *conn,</text:p>
            <text:p>                            bool proxy,</text:p>
            <text:p>                            const unsigned char *request,</text:p>
            <text:p>                            const unsigned char *uripath)</text:p>
            <text:p>{</text:p>
            <text:p>  CURLcode result;</text:p>
            <text:p>  struct SessionHandle *data = conn-&gt;data;</text:p>
            <text:p>  unsigned char *path;</text:p>
            <text:p>  char *tmp;</text:p>
            <text:p>  char *response;</text:p>
            <text:p>  size_t len;</text:p>
            <text:p>  bool have_chlg;</text:p>
            <text:p/>
            <text:p>  /* Point to the address of the pointer that holds the string to send to the</text:p>
            <text:p>     server, which is for a plain host or for a HTTP proxy */</text:p>
            <text:p>  char **allocuserpwd;</text:p>
            <text:p/>
            <text:p>  /* Point to the name and password for this */</text:p>
            <text:p>  const char *userp;</text:p>
            <text:p>  const char *passwdp;</text:p>
            <text:p/>
            <text:p>  /* Point to the correct struct with this */</text:p>
            <text:p>  struct digestdata *digest;</text:p>
            <text:p>  struct auth *authp;</text:p>
            <text:p/>
            <text:p>  if(proxy) {</text:p>
            <text:p>    digest = &amp;data-&gt;state.proxydigest;</text:p>
            <text:p>    allocuserpwd = &amp;conn-&gt;allocptr.proxyuserpwd;</text:p>
            <text:p>    userp = conn-&gt;proxyuser;</text:p>
            <text:p>    passwdp = conn-&gt;proxypasswd;</text:p>
            <text:p>    authp = &amp;data-&gt;state.authproxy;</text:p>
            <text:p>  }</text:p>
            <text:p>  else {</text:p>
            <text:p>    digest = &amp;data-&gt;state.digest;</text:p>
            <text:p>    allocuserpwd = &amp;conn-&gt;allocptr.userpwd;</text:p>
            <text:p>    userp = conn-&gt;user;</text:p>
            <text:p>    passwdp = conn-&gt;passwd;</text:p>
            <text:p/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[236]</text:p>
          </table:table-cell>
          <table:table-cell office:value-type="string" calcext:value-type="string">
            <text:p>[]</text:p>
          </table:table-cell>
        </table:table-row>
        <table:table-row table:style-name="ro69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_digest.c</text:p>
          </table:table-cell>
          <table:table-cell office:value-type="string" calcext:value-type="string">
            <text:p>second/download/CMake/CMake-old-new/Kitware_CMake_old_file_286.cpp</text:p>
          </table:table-cell>
          <table:table-cell office:value-type="string" calcext:value-type="string">
            <text:p>second/download/CMake/CMake-old-new/Kitware_CMake_new_file_286.cpp</text:p>
          </table:table-cell>
          <table:table-cell office:value-type="string" calcext:value-type="string">
            <text:p>second/download/CMake/CMake-old-new/Kitware_CMake_old_hunk_539.cpp</text:p>
          </table:table-cell>
          <table:table-cell office:value-type="string" calcext:value-type="string">
            <text:p>second/download/CMake/CMake-old-new/Kitware_CMake_new_hunk_539.cpp</text:p>
          </table:table-cell>
          <table:table-cell office:value-type="string" calcext:value-type="string">
            <text:p/>
            <text:p>  /* not set means empty */</text:p>
            <text:p>  if(!userp)</text:p>
            <text:p>    userp="";</text:p>
            <text:p/>
            <text:p>  if(!passwdp)</text:p>
            <text:p>    passwdp="";</text:p>
            <text:p/>
            <text:p>  if(!d-&gt;nonce) {</text:p>
            <text:p>    authp-&gt;done = FALSE;</text:p>
            <text:p>    return CURLE_OK;</text:p>
            <text:p>  }</text:p>
            <text:p>  authp-&gt;done = TRUE;</text:p>
            <text:p/>
            <text:p>  if(!d-&gt;nc)</text:p>
            <text:p>    d-&gt;nc = 1;</text:p>
            <text:p/>
            <text:p>  if(!d-&gt;cnonce) {</text:p>
            <text:p>    snprintf(cnoncebuf, sizeof(cnoncebuf), "%08x%08x%08x%08x",</text:p>
            <text:p>             Curl_rand(data), Curl_rand(data),</text:p>
            <text:p>             Curl_rand(data), Curl_rand(data));</text:p>
            <text:p>    rc = Curl_base64_encode(data, cnoncebuf, strlen(cnoncebuf),</text:p>
            <text:p>                            &amp;cnonce, &amp;cnonce_sz);</text:p>
            <text:p>    if(rc)</text:p>
            <text:p>      return rc;</text:p>
            <text:p>    d-&gt;cnonce = cnonce;</text:p>
            <text:p>  }</text:p>
            <text:p/>
            <text:p>  /*</text:p>
            <text:p>    if the algorithm is "MD5" or unspecified (which then defaults to MD5):</text:p>
            <text:p/>
            <text:p>    A1 = unq(username-value) ":" unq(realm-value) ":" passwd</text:p>
            <text:p/>
            <text:p>    if the algorithm is "MD5-sess" then:</text:p>
            <text:p/>
            <text:p>    A1 = H( unq(username-value) ":" unq(realm-value) ":" passwd )</text:p>
            <text:p>         ":" unq(nonce-value) ":" unq(cnonce-value)</text:p>
            <text:p>  */</text:p>
            <text:p/>
            <text:p>  md5this = (unsigned char *)</text:p>
            <text:p>    aprintf("%s:%s:%s", userp, d-&gt;realm, passwdp);</text:p>
            <text:p>  if(!md5this)</text:p>
            <text:p>    return CURLE_OUT_OF_MEMORY;</text:p>
            <text:p/>
            <text:p>  CURL_OUTPUT_DIGEST_CONV(data, md5this); /* convert on non-ASCII machines */</text:p>
            <text:p>  Curl_md5it(md5buf, md5this);</text:p>
            <text:p>  Curl_safefree(md5this);</text:p>
            <text:p>  md5_to_ascii(md5buf, ha1);</text:p>
            <text:p/>
            <text:p>  if(d-&gt;algo == CURLDIGESTALGO_MD5SESS) {</text:p>
            <text:p>    /* nonce and cnonce are OUTSIDE the hash */</text:p>
            <text:p>    tmp = aprintf("%s:%s:%s", ha1, d-&gt;nonce, d-&gt;cnonce);</text:p>
            <text:p>    if(!tmp)</text:p>
            <text:p>      return CURLE_OUT_OF_MEMORY;</text:p>
            <text:p>    CURL_OUTPUT_DIGEST_CONV(data, tmp); /* convert on non-ASCII machines */</text:p>
            <text:p>    Curl_md5it(md5buf, (unsigned char *)tmp);</text:p>
            <text:p>    Curl_safefree(tmp);</text:p>
            <text:p>    md5_to_ascii(md5buf, ha1);</text:p>
            <text:p>  }</text:p>
            <text:p/>
            <text:p>  /*</text:p>
            <text:p>    If the "qop" directive's value is "auth" or is unspecified, then A2 is:</text:p>
            <text:p/>
            <text:p>      A2       = Method ":" digest-uri-value</text:p>
            <text:p/>
            <text:p>          If the "qop" value is "auth-int", then A2 is:</text:p>
            <text:p/>
            <text:p>      A2       = Method ":" digest-uri-value ":" H(entity-body)</text:p>
            <text:p/>
            <text:p>    (The "Method" value is the HTTP request method as specified in section</text:p>
            <text:p>    5.1.1 of RFC 2616)</text:p>
            <text:p>  */</text:p>
            <text:p/>
            <text:p>  /* So IE browsers &lt; v7 cut off the URI part at the query part when they</text:p>
            <text:p>     evaluate the MD5 and some (IIS?) servers work with them so we may need to</text:p>
            <text:p/>
          </table:table-cell>
          <table:table-cell office:value-type="string" calcext:value-type="string">
            <text:p/>
            <text:p>  /* not set means empty */</text:p>
            <text:p>  if(!userp)</text:p>
            <text:p>    userp = "";</text:p>
            <text:p/>
            <text:p>  if(!passwdp)</text:p>
            <text:p>    passwdp = "";</text:p>
            <text:p/>
            <text:p>#if defined(USE_WINDOWS_SSPI)</text:p>
            <text:p>  have_chlg = digest-&gt;input_token ? TRUE : FALSE;</text:p>
            <text:p>#else</text:p>
            <text:p>  have_chlg = digest-&gt;nonce ? TRUE : FALSE;</text:p>
            <text:p>#endif</text:p>
            <text:p/>
            <text:p>  if(!have_chlg) {</text:p>
            <text:p>    authp-&gt;done = FALSE;</text:p>
            <text:p>    return CURLE_OK;</text:p>
            <text:p>  }</text:p>
            <text:p/>
            <text:p>  /* So IE browsers &lt; v7 cut off the URI part at the query part when they</text:p>
            <text:p>     evaluate the MD5 and some (IIS?) servers work with them so we may need to</text:p>
            <text:p/>
          </table:table-cell>
          <table:table-cell office:value-type="float" office:value="352" calcext:value-type="float">
            <text:p>3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18, 40, 51]</text:p>
          </table:table-cell>
          <table:table-cell office:value-type="string" calcext:value-type="string">
            <text:p>[]</text:p>
          </table:table-cell>
        </table:table-row>
        <table:table-row table:style-name="ro70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_negotiate.c</text:p>
          </table:table-cell>
          <table:table-cell office:value-type="string" calcext:value-type="string">
            <text:p>second/download/CMake/CMake-old-new/Kitware_CMake_old_file_287.cpp</text:p>
          </table:table-cell>
          <table:table-cell office:value-type="string" calcext:value-type="string">
            <text:p>second/download/CMake/CMake-old-new/Kitware_CMake_new_file_287.cpp</text:p>
          </table:table-cell>
          <table:table-cell office:value-type="string" calcext:value-type="string">
            <text:p>second/download/CMake/CMake-old-new/Kitware_CMake_old_hunk_540.cpp</text:p>
          </table:table-cell>
          <table:table-cell office:value-type="string" calcext:value-type="string">
            <text:p>second/download/CMake/CMake-old-new/Kitware_CMake_new_hunk_540.cpp</text:p>
          </table:table-cell>
          <table:table-cell office:value-type="string" calcext:value-type="string">
            <text:p/>
            <text:p>#include "curl_setup.h"</text:p>
            <text:p/>
            <text:p>#ifdef HAVE_GSSAPI</text:p>
            <text:p>#ifdef HAVE_OLD_GSSMIT</text:p>
            <text:p>#define GSS_C_NT_HOSTBASED_SERVICE gss_nt_service_name</text:p>
            <text:p>#define NCOMPAT 1</text:p>
            <text:p>#endif</text:p>
            <text:p/>
            <text:p>#ifndef CURL_DISABLE_HTTP</text:p>
            <text:p/>
            <text:p>#include "urldata.h"</text:p>
            <text:p>#include "sendf.h"</text:p>
            <text:p>#include "curl_gssapi.h"</text:p>
            <text:p>#include "rawstr.h"</text:p>
            <text:p>#include "curl_base64.h"</text:p>
            <text:p>#include "http_negotiate.h"</text:p>
            <text:p>#include "curl_memory.h"</text:p>
            <text:p>#include "url.h"</text:p>
            <text:p/>
            <text:p>#define _MPRINTF_REPLACE /* use our functions only */</text:p>
            <text:p>#include &lt;curl/mprintf.h&gt;</text:p>
            <text:p/>
            <text:p>/* The last #include file should be: */</text:p>
            <text:p>#include "memdebug.h"</text:p>
            <text:p/>
            <text:p>static int</text:p>
            <text:p>get_gss_name(struct connectdata *conn, bool proxy, gss_name_t *server)</text:p>
            <text:p>{</text:p>
            <text:p>  OM_uint32 major_status, minor_status;</text:p>
            <text:p>  gss_buffer_desc token = GSS_C_EMPTY_BUFFER;</text:p>
            <text:p>  char name[2048];</text:p>
            <text:p>  const char* service = "HTTP";</text:p>
            <text:p/>
            <text:p>  token.length = strlen(service)  1  strlen(proxy ? conn-&gt;proxy.name :</text:p>
            <text:p>                                              conn-&gt;host.name)  1;</text:p>
            <text:p>  if(token.length  1 &gt; sizeof(name))</text:p>
            <text:p>    return EMSGSIZE;</text:p>
            <text:p/>
            <text:p>  snprintf(name, sizeof(name), "%s@%s", service, proxy ? conn-&gt;proxy.name :</text:p>
            <text:p>           conn-&gt;host.name);</text:p>
            <text:p/>
            <text:p>  token.value = (void *) name;</text:p>
            <text:p>  major_status = gss_import_name(&amp;minor_status,</text:p>
            <text:p>                                 &amp;token,</text:p>
            <text:p>                                 GSS_C_NT_HOSTBASED_SERVICE,</text:p>
            <text:p>                                 server);</text:p>
            <text:p/>
            <text:p>  return GSS_ERROR(major_status) ? -1 : 0;</text:p>
            <text:p>}</text:p>
            <text:p/>
            <text:p>static void</text:p>
            <text:p>log_gss_error(struct connectdata *conn, OM_uint32 error_status,</text:p>
            <text:p>              const char *prefix)</text:p>
            <text:p>{</text:p>
            <text:p>  OM_uint32 maj_stat, min_stat;</text:p>
            <text:p>  OM_uint32 msg_ctx = 0;</text:p>
            <text:p>  gss_buffer_desc status_string;</text:p>
            <text:p>  char buf[1024];</text:p>
            <text:p>  size_t len;</text:p>
            <text:p/>
            <text:p>  snprintf(buf, sizeof(buf), "%s", prefix);</text:p>
            <text:p>  len = strlen(buf);</text:p>
            <text:p>  do {</text:p>
            <text:p>    maj_stat = gss_display_status(&amp;min_stat,</text:p>
            <text:p>                                  error_status,</text:p>
            <text:p>                                  GSS_C_MECH_CODE,</text:p>
            <text:p>                                  GSS_C_NO_OID,</text:p>
            <text:p>                                  &amp;msg_ctx,</text:p>
            <text:p>                                  &amp;status_string);</text:p>
            <text:p>      if(sizeof(buf) &gt; len  status_string.length  1) {</text:p>
            <text:p>        snprintf(buf  len, sizeof(buf) - len,</text:p>
            <text:p>                 ": %s", (char*) status_string.value);</text:p>
            <text:p>      len = status_string.length;</text:p>
            <text:p>    }</text:p>
            <text:p>    gss_release_buffer(&amp;min_stat, &amp;status_string);</text:p>
            <text:p>  } while(!GSS_ERROR(maj_stat) &amp;&amp; msg_ctx != 0);</text:p>
            <text:p/>
            <text:p>  infof(conn-&gt;data, "%s\n", buf);</text:p>
            <text:p>}</text:p>
            <text:p/>
            <text:p>/* returning zero (0) means success, everything else is treated as "failure"</text:p>
            <text:p>   with no care exactly what the failure was */</text:p>
            <text:p>int Curl_input_negotiate(struct connectdata *conn, bool proxy,</text:p>
            <text:p>                         const char *header)</text:p>
            <text:p>{</text:p>
            <text:p>  struct SessionHandle *data = conn-&gt;data;</text:p>
            <text:p>  struct negotiatedata *neg_ctx = proxy?&amp;data-&gt;state.proxyneg:</text:p>
            <text:p>    &amp;data-&gt;state.negotiate;</text:p>
            <text:p>  OM_uint32 major_status, minor_status, discard_st;</text:p>
            <text:p>  gss_buffer_desc input_token = GSS_C_EMPTY_BUFFER;</text:p>
            <text:p>  gss_buffer_desc output_token = GSS_C_EMPTY_BUFFER;</text:p>
            <text:p>  int ret;</text:p>
            <text:p>  size_t len;</text:p>
            <text:p>  size_t rawlen = 0;</text:p>
            <text:p>  CURLcode error;</text:p>
            <text:p/>
            <text:p>  if(neg_ctx-&gt;context &amp;&amp; neg_ctx-&gt;status == GSS_S_COMPLETE) {</text:p>
            <text:p>    /* We finished successfully our part of authentication, but server</text:p>
            <text:p>     * rejected it (since we're again here). Exit with an error since we</text:p>
            <text:p>     * can't invent anything better */</text:p>
            <text:p>    Curl_cleanup_negotiate(data);</text:p>
            <text:p>    return -1;</text:p>
            <text:p>  }</text:p>
            <text:p/>
            <text:p>  if(neg_ctx-&gt;server_name == NULL &amp;&amp;</text:p>
            <text:p>      (ret = get_gss_name(conn, proxy, &amp;neg_ctx-&gt;server_name)))</text:p>
            <text:p>    return ret;</text:p>
            <text:p/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len &gt; 0) {</text:p>
            <text:p>    error = Curl_base64_decode(header,</text:p>
            <text:p>                               (unsigned char **)&amp;input_token.value, &amp;rawlen);</text:p>
            <text:p>    if(error || rawlen == 0)</text:p>
            <text:p>      return -1;</text:p>
            <text:p>    input_token.length = rawlen;</text:p>
            <text:p/>
            <text:p>    DEBUGASSERT(input_token.value != NULL);</text:p>
            <text:p/>
          </table:table-cell>
          <table:table-cell office:value-type="string" calcext:value-type="string">
            <text:p/>
            <text:p>#include "curl_setup.h"</text:p>
            <text:p/>
            <text:p>#if defined(HAVE_GSSAPI) &amp;&amp; !defined(CURL_DISABLE_HTTP) &amp;&amp; defined(USE_SPNEGO)</text:p>
            <text:p/>
            <text:p>#include "urldata.h"</text:p>
            <text:p>#include "sendf.h"</text:p>
            <text:p>#include "curl_gssapi.h"</text:p>
            <text:p>#include "rawstr.h"</text:p>
            <text:p>#include "curl_base64.h"</text:p>
            <text:p>#include "http_negotiate.h"</text:p>
            <text:p>#include "curl_sasl.h"</text:p>
            <text:p>#include "url.h"</text:p>
            <text:p>#include "curl_printf.h"</text:p>
            <text:p/>
            <text:p>/* The last #include files should be: */</text:p>
            <text:p>#include "curl_memory.h"</text:p>
            <text:p>#include "memdebug.h"</text:p>
            <text:p/>
            <text:p>CURLcode Curl_input_negotiate(struct connectdata *conn, bool proxy,</text:p>
            <text:p>                              const char *header)</text:p>
            <text:p>{</text:p>
            <text:p>  struct SessionHandle *data = conn-&gt;data;</text:p>
            <text:p>  struct negotiatedata *neg_ctx = proxy?&amp;data-&gt;state.proxyneg:</text:p>
            <text:p>    &amp;data-&gt;state.negotiate;</text:p>
            <text:p>  OM_uint32 major_status, minor_status, discard_st;</text:p>
            <text:p>  gss_buffer_desc spn_token = GSS_C_EMPTY_BUFFER;</text:p>
            <text:p>  gss_buffer_desc input_token = GSS_C_EMPTY_BUFFER;</text:p>
            <text:p>  gss_buffer_desc output_token = GSS_C_EMPTY_BUFFER;</text:p>
            <text:p>  size_t len;</text:p>
            <text:p>  size_t rawlen = 0;</text:p>
            <text:p>  CURLcode result;</text:p>
            <text:p/>
            <text:p>  if(neg_ctx-&gt;context &amp;&amp; neg_ctx-&gt;status == GSS_S_COMPLETE) {</text:p>
            <text:p>    /* We finished successfully our part of authentication, but server</text:p>
            <text:p>     * rejected it (since we're again here). Exit with an error since we</text:p>
            <text:p>     * can't invent anything better */</text:p>
            <text:p>    Curl_cleanup_negotiate(data);</text:p>
            <text:p>    return CURLE_LOGIN_DENIED;</text:p>
            <text:p>  }</text:p>
            <text:p/>
            <text:p>  if(!neg_ctx-&gt;server_name) {</text:p>
            <text:p>    /* Generate our SPN */</text:p>
            <text:p>    char *spn = Curl_sasl_build_gssapi_spn(</text:p>
            <text:p>      proxy ? data-&gt;set.str[STRING_PROXY_SERVICE_NAME] :</text:p>
            <text:p>      data-&gt;set.str[STRING_SERVICE_NAME],</text:p>
            <text:p>      proxy ? conn-&gt;proxy.name : conn-&gt;host.name);</text:p>
            <text:p>    if(!spn)</text:p>
            <text:p>      return CURLE_OUT_OF_MEMORY;</text:p>
            <text:p/>
            <text:p>    /* Populate the SPN structure */</text:p>
            <text:p>    spn_token.value = spn;</text:p>
            <text:p>    spn_token.length = strlen(spn);</text:p>
            <text:p/>
            <text:p>    /* Import the SPN */</text:p>
            <text:p>    major_status = gss_import_name(&amp;minor_status, &amp;spn_token,</text:p>
            <text:p>                                   GSS_C_NT_HOSTBASED_SERVICE,</text:p>
            <text:p>                                   &amp;neg_ctx-&gt;server_name);</text:p>
            <text:p>    if(GSS_ERROR(major_status)) {</text:p>
            <text:p>      Curl_gss_log_error(data, minor_status, "gss_import_name() failed: ");</text:p>
            <text:p/>
            <text:p>      free(spn);</text:p>
            <text:p/>
            <text:p>      return CURLE_OUT_OF_MEMORY;</text:p>
            <text:p>    }</text:p>
            <text:p/>
            <text:p>    free(spn);</text:p>
            <text:p>  }</text:p>
            <text:p/>
            <text:p>  header = strlen("Negotiate");</text:p>
            <text:p>  while(*header &amp;&amp; ISSPACE(*header))</text:p>
            <text:p>    header�;</text:p>
            <text:p/>
            <text:p>  len = strlen(header);</text:p>
            <text:p>  if(len &gt; 0) {</text:p>
            <text:p>    result = Curl_base64_decode(header, (unsigned char **)&amp;input_token.value,</text:p>
            <text:p>                                &amp;rawlen);</text:p>
            <text:p>    if(result)</text:p>
            <text:p>      return result;</text:p>
            <text:p/>
            <text:p>    if(!rawlen) {</text:p>
            <text:p>      infof(data, "Negotiate handshake failure (empty challenge message)\n");</text:p>
            <text:p/>
            <text:p>      return CURLE_BAD_CONTENT_ENCODING;</text:p>
            <text:p>    }</text:p>
            <text:p/>
            <text:p>    input_token.length = rawlen;</text:p>
            <text:p/>
            <text:p>    DEBUGASSERT(input_token.value != NULL);</text:p>
            <text:p/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[39, 61, 71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_proxy.c</text:p>
          </table:table-cell>
          <table:table-cell office:value-type="string" calcext:value-type="string">
            <text:p>second/download/CMake/CMake-old-new/Kitware_CMake_old_file_288.cpp</text:p>
          </table:table-cell>
          <table:table-cell office:value-type="string" calcext:value-type="string">
            <text:p>second/download/CMake/CMake-old-new/Kitware_CMake_new_file_288.cpp</text:p>
          </table:table-cell>
          <table:table-cell office:value-type="string" calcext:value-type="string">
            <text:p>second/download/CMake/CMake-old-new/Kitware_CMake_old_hunk_541.cpp</text:p>
          </table:table-cell>
          <table:table-cell office:value-type="string" calcext:value-type="string">
            <text:p>second/download/CMake/CMake-old-new/Kitware_CMake_new_hunk_541.cpp</text:p>
          </table:table-cell>
          <table:table-cell office:value-type="string" calcext:value-type="string">
            <text:p/>
            <text:p>      host_port = aprintf("%s:%hu", hostname, remote_port);</text:p>
            <text:p>      if(!host_port) {</text:p>
            <text:p>        free(req_buffer);</text:p>
            <text:p>        return CURLE_OUT_OF_MEMORY;</text:p>
            <text:p>      }</text:p>
            <text:p/>
            <text:p/>
          </table:table-cell>
          <table:table-cell office:value-type="string" calcext:value-type="string">
            <text:p/>
            <text:p>      host_port = aprintf("%s:%hu", hostname, remote_port);</text:p>
            <text:p>      if(!host_port) {</text:p>
            <text:p>        Curl_add_buffer_free(req_buffer);</text:p>
            <text:p>        return CURLE_OUT_OF_MEMORY;</text:p>
            <text:p>      }</text:p>
            <text:p/>
            <text:p/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http_proxy.c</text:p>
          </table:table-cell>
          <table:table-cell office:value-type="string" calcext:value-type="string">
            <text:p>second/download/CMake/CMake-old-new/Kitware_CMake_old_file_288.cpp</text:p>
          </table:table-cell>
          <table:table-cell office:value-type="string" calcext:value-type="string">
            <text:p>second/download/CMake/CMake-old-new/Kitware_CMake_new_file_288.cpp</text:p>
          </table:table-cell>
          <table:table-cell office:value-type="string" calcext:value-type="string">
            <text:p>second/download/CMake/CMake-old-new/Kitware_CMake_old_hunk_542.cpp</text:p>
          </table:table-cell>
          <table:table-cell office:value-type="string" calcext:value-type="string">
            <text:p>second/download/CMake/CMake-old-new/Kitware_CMake_new_hunk_542.cpp</text:p>
          </table:table-cell>
          <table:table-cell office:value-type="string" calcext:value-type="string">
            <text:p>                  hostname, conn-&gt;bits.ipv6_ip?"]":"",</text:p>
            <text:p>                  remote_port);</text:p>
            <text:p>        if(!hostheader) {</text:p>
            <text:p>          free(req_buffer);</text:p>
            <text:p>          return CURLE_OUT_OF_MEMORY;</text:p>
            <text:p>        }</text:p>
            <text:p/>
            <text:p>        if(!Curl_checkProxyheaders(conn, "Host:")) {</text:p>
            <text:p>          host = aprintf("Host: %s\r\n", hostheader);</text:p>
            <text:p>          if(!host) {</text:p>
            <text:p>            free(hostheader);</text:p>
            <text:p>            free(req_buffer);</text:p>
            <text:p>            return CURLE_OUT_OF_MEMORY;</text:p>
            <text:p>          }</text:p>
            <text:p>        }</text:p>
            <text:p/>
          </table:table-cell>
          <table:table-cell office:value-type="string" calcext:value-type="string">
            <text:p>                  hostname, conn-&gt;bits.ipv6_ip?"]":"",</text:p>
            <text:p>                  remote_port);</text:p>
            <text:p>        if(!hostheader) {</text:p>
            <text:p>          Curl_add_buffer_free(req_buffer);</text:p>
            <text:p>          return CURLE_OUT_OF_MEMORY;</text:p>
            <text:p>        }</text:p>
            <text:p/>
            <text:p>        if(!Curl_checkProxyheaders(conn, "Host:")) {</text:p>
            <text:p>          host = aprintf("Host: %s\r\n", hostheader);</text:p>
            <text:p>          if(!host) {</text:p>
            <text:p>            free(hostheader);</text:p>
            <text:p>            Curl_add_buffer_free(req_buffer);</text:p>
            <text:p>            return CURLE_OUT_OF_MEMORY;</text:p>
            <text:p>          }</text:p>
            <text:p>        }</text:p>
            <text:p/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71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if2ip.c</text:p>
          </table:table-cell>
          <table:table-cell office:value-type="string" calcext:value-type="string">
            <text:p>second/download/CMake/CMake-old-new/Kitware_CMake_old_file_289.cpp</text:p>
          </table:table-cell>
          <table:table-cell office:value-type="string" calcext:value-type="string">
            <text:p>second/download/CMake/CMake-old-new/Kitware_CMake_new_file_289.cpp</text:p>
          </table:table-cell>
          <table:table-cell office:value-type="string" calcext:value-type="string">
            <text:p>second/download/CMake/CMake-old-new/Kitware_CMake_old_hunk_543.cpp</text:p>
          </table:table-cell>
          <table:table-cell office:value-type="string" calcext:value-type="string">
            <text:p>second/download/CMake/CMake-old-new/Kitware_CMake_new_hunk_543.cpp</text:p>
          </table:table-cell>
          <table:table-cell office:value-type="string" calcext:value-type="string">
            <text:p>}</text:p>
            <text:p/>
            <text:p>if2ip_result_t Curl_if2ip(int af, unsigned int remote_scope,</text:p>
            <text:p>                          const char *interf, char *buf, int buf_size)</text:p>
            <text:p>{</text:p>
            <text:p>  struct ifaddrs *iface, *head;</text:p>
            <text:p>  if2ip_result_t res = IF2IP_NOT_FOUND;</text:p>
            <text:p/>
            <text:p>#ifndef ENABLE_IPV6</text:p>
            <text:p>  (void) remote_scope;</text:p>
            <text:p>#endif</text:p>
            <text:p/>
            <text:p>  if(getifaddrs(&amp;head) &gt;= 0) {</text:p>
            <text:p>    for(iface=head; iface != NULL; iface=iface-&gt;ifa_next) {</text:p>
            <text:p>      if(iface-&gt;ifa_addr != NULL) {</text:p>
            <text:p>        if(iface-&gt;ifa_addr-&gt;sa_family == af) {</text:p>
            <text:p>          if(curl_strequal(iface-&gt;ifa_name, interf)) {</text:p>
            <text:p>            void *addr;</text:p>
            <text:p>            char *ip;</text:p>
            <text:p>            char scope[12]="";</text:p>
            <text:p>            char ipstr[64];</text:p>
            <text:p>#ifdef ENABLE_IPV6</text:p>
            <text:p>            if(af == AF_INET6) {</text:p>
            <text:p>              unsigned int scopeid = 0;</text:p>
            <text:p>              addr = &amp;((struct sockaddr_in6 *)iface-&gt;ifa_addr)-&gt;sin6_addr;</text:p>
            <text:p>#ifdef HAVE_SOCKADDR_IN6_SIN6_SCOPE_ID</text:p>
            <text:p>              /* Include the scope of this interface as part of the address */</text:p>
            <text:p>              scopeid =</text:p>
            <text:p>                ((struct sockaddr_in6 *)iface-&gt;ifa_addr)-&gt;sin6_scope_id;</text:p>
            <text:p>#endif</text:p>
            <text:p>              if(scopeid != remote_scope) {</text:p>
            <text:p>                /* We are interested only in interface addresses whose</text:p>
            <text:p>                   scope ID matches the remote address we want to</text:p>
            <text:p>                   connect to: global (0) for global, link-local for</text:p>
            <text:p>                   link-local, etc... */</text:p>
            <text:p>                if(res == IF2IP_NOT_FOUND) res = IF2IP_AF_NOT_SUPPORTED;</text:p>
            <text:p>                continue;</text:p>
            <text:p>              }</text:p>
            <text:p>              if(scopeid)</text:p>
            <text:p>                snprintf(scope, sizeof(scope), "%%%u", scopeid);</text:p>
            <text:p>            }</text:p>
            <text:p/>
          </table:table-cell>
          <table:table-cell office:value-type="string" calcext:value-type="string">
            <text:p>}</text:p>
            <text:p/>
            <text:p>if2ip_result_t Curl_if2ip(int af, unsigned int remote_scope,</text:p>
            <text:p>                          unsigned int remote_scope_id, const char *interf,</text:p>
            <text:p>                          char *buf, int buf_size)</text:p>
            <text:p>{</text:p>
            <text:p>  struct ifaddrs *iface, *head;</text:p>
            <text:p>  if2ip_result_t res = IF2IP_NOT_FOUND;</text:p>
            <text:p/>
            <text:p>#ifndef ENABLE_IPV6</text:p>
            <text:p>  (void) remote_scope;</text:p>
            <text:p/>
            <text:p>#ifndef HAVE_SOCKADDR_IN6_SIN6_SCOPE_ID</text:p>
            <text:p>  (void) remote_scope_id;</text:p>
            <text:p>#endif</text:p>
            <text:p/>
            <text:p>#endif</text:p>
            <text:p/>
            <text:p>  if(getifaddrs(&amp;head) &gt;= 0) {</text:p>
            <text:p>    for(iface = head; iface != NULL; iface=iface-&gt;ifa_next) {</text:p>
            <text:p>      if(iface-&gt;ifa_addr != NULL) {</text:p>
            <text:p>        if(iface-&gt;ifa_addr-&gt;sa_family == af) {</text:p>
            <text:p>          if(curl_strequal(iface-&gt;ifa_name, interf)) {</text:p>
            <text:p>            void *addr;</text:p>
            <text:p>            char *ip;</text:p>
            <text:p>            char scope[12] = "";</text:p>
            <text:p>            char ipstr[64];</text:p>
            <text:p>#ifdef ENABLE_IPV6</text:p>
            <text:p>            if(af == AF_INET6) {</text:p>
            <text:p>              unsigned int scopeid = 0;</text:p>
            <text:p>              unsigned int ifscope = Curl_ipv6_scope(iface-&gt;ifa_addr);</text:p>
            <text:p/>
            <text:p>              if(ifscope != remote_scope) {</text:p>
            <text:p>                /* We are interested only in interface addresses whose</text:p>
            <text:p>                   scope matches the remote address we want to</text:p>
            <text:p>                   connect to: global for global, link-local for</text:p>
            <text:p>                   link-local, etc... */</text:p>
            <text:p>                if(res == IF2IP_NOT_FOUND) res = IF2IP_AF_NOT_SUPPORTED;</text:p>
            <text:p>                continue;</text:p>
            <text:p>              }</text:p>
            <text:p/>
            <text:p>              addr = &amp;((struct sockaddr_in6 *)iface-&gt;ifa_addr)-&gt;sin6_addr;</text:p>
            <text:p>#ifdef HAVE_SOCKADDR_IN6_SIN6_SCOPE_ID</text:p>
            <text:p>              /* Include the scope of this interface as part of the address */</text:p>
            <text:p>              scopeid =</text:p>
            <text:p>                ((struct sockaddr_in6 *)iface-&gt;ifa_addr)-&gt;sin6_scope_id;</text:p>
            <text:p/>
            <text:p>              /* If given, scope id should match. */</text:p>
            <text:p>              if(remote_scope_id &amp;&amp; scopeid != remote_scope_id) {</text:p>
            <text:p>                if(res == IF2IP_NOT_FOUND)</text:p>
            <text:p>                  res = IF2IP_AF_NOT_SUPPORTED;</text:p>
            <text:p/>
            <text:p>                continue;</text:p>
            <text:p>              }</text:p>
            <text:p>#endif</text:p>
            <text:p>              if(scopeid)</text:p>
            <text:p>                snprintf(scope, sizeof(scope), "%%%u", scopeid);</text:p>
            <text:p>            }</text:p>
            <text:p/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706542615828488a5ad197d0ef3dd5e42eb739c4</text:p>
          </table:table-cell>
          <table:table-cell office:value-type="string" calcext:value-type="string">
            <text:p>curl 7.44.0 (reduced)</text:p>
            <text:p/>
            <text:p>Extract upstream curl using the following shell code.</text:p>
            <text:p/>
            <text:p>url=git://github.com/bagder/curl.git &amp;&amp;</text:p>
            <text:p>v=7.44.0 &amp;&amp;</text:p>
            <text:p>r=1a7f66a3 &amp;&amp;</text:p>
            <text:p>paths="</text:p>
            <text:p>  CMake/*</text:p>
            <text:p>  CMakeLists.txt</text:p>
            <text:p>  COPYING</text:p>
            <text:p>  include/curl/*.h</text:p>
            <text:p>  include/curl/curlbuild.h.cmake</text:p>
            <text:p>  lib/*.c</text:p>
            <text:p>  lib/*.h</text:p>
            <text:p>  lib/CMakeLists.txt</text:p>
            <text:p>  lib/Makefile.inc</text:p>
            <text:p>  lib/curl_config.h.cmake</text:p>
            <text:p>  lib/libcurl.rc</text:p>
            <text:p>  lib/vtls/*.c</text:p>
            <text:p>  lib/vtls/*.h</text:p>
            <text:p>" &amp;&amp;</text:p>
            <text:p>mkdir curl-$v-g$r-reduced &amp;&amp;</text:p>
            <text:p>git clone $url curl-git &amp;&amp;</text:p>
            <text:p>date=$(cd curl-git &amp;&amp; git log -n 1 --format='%cd' $r) &amp;&amp;</text:p>
            <text:p>(cd curl-git &amp;&amp; git checkout $r &amp;&amp;</text:p>
            <text:p> git archive --format=tar $r -- $paths) |</text:p>
            <text:p>(cd curl-$v-g$r-reduced &amp;&amp; tar xv &amp;&amp;</text:p>
            <text:p> rm lib/config-*.h)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krb5.c</text:p>
          </table:table-cell>
          <table:table-cell office:value-type="string" calcext:value-type="string">
            <text:p>second/download/CMake/CMake-old-new/Kitware_CMake_old_file_290.cpp</text:p>
          </table:table-cell>
          <table:table-cell office:value-type="string" calcext:value-type="string">
            <text:p>second/download/CMake/CMake-old-new/Kitware_CMake_new_file_290.cpp</text:p>
          </table:table-cell>
          <table:table-cell office:value-type="string" calcext:value-type="string">
            <text:p>second/download/CMake/CMake-old-new/Kitware_CMake_old_hunk_544.cpp</text:p>
          </table:table-cell>
          <table:table-cell office:value-type="string" calcext:value-type="string">
            <text:p>second/download/CMake/CMake-old-new/Kitware_CMake_new_hunk_544.cpp</text:p>
          </table:table-cell>
          <table:table-cell office:value-type="string" calcext:value-type="string">
            <text:p>                                      (unsigned char **)&amp;_gssresp.value,</text:p>
            <text:p>                                      &amp;_gssresp.length);</text:p>
            <text:p>          if(result) {</text:p>
            <text:p>            Curl_failf(data,"base64-decoding: %s", curl_easy_strerror(result));</text:p>
            <text:p>            ret = AUTH_CONTINUE;</text:p>
            <text:p>            break;</text:p>
            <text:p>          }</text:p>
            <text:p/>
          </table:table-cell>
          <table:table-cell office:value-type="string" calcext:value-type="string">
            <text:p>                                      (unsigned char **)&amp;_gssresp.value,</text:p>
            <text:p>                                      &amp;_gssresp.length);</text:p>
            <text:p>          if(result) {</text:p>
            <text:p>            Curl_failf(data, "base64-decoding: %s",</text:p>
            <text:p>                       curl_easy_strerror(result));</text:p>
            <text:p>            ret = AUTH_CONTINUE;</text:p>
            <text:p>            break;</text:p>
            <text:p>          }</text:p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f8be9ba9c258698ed88a7510cf2ba3335491f3da</text:p>
          </table:table-cell>
          <table:table-cell office:value-type="string" calcext:value-type="string">
            <text:p>cmGlobalGenerator: Base progress on Makefiles, not LocalGenerator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GlobalGenerator.cxx</text:p>
          </table:table-cell>
          <table:table-cell office:value-type="string" calcext:value-type="string">
            <text:p>second/download/CMake/CMake-old-new/Kitware_CMake_old_file_291.cpp</text:p>
          </table:table-cell>
          <table:table-cell office:value-type="string" calcext:value-type="string">
            <text:p>second/download/CMake/CMake-old-new/Kitware_CMake_new_file_291.cpp</text:p>
          </table:table-cell>
          <table:table-cell office:value-type="string" calcext:value-type="string">
            <text:p>second/download/CMake/CMake-old-new/Kitware_CMake_old_hunk_545.cpp</text:p>
          </table:table-cell>
          <table:table-cell office:value-type="string" calcext:value-type="string">
            <text:p>second/download/CMake/CMake-old-new/Kitware_CMake_new_hunk_545.cpp</text:p>
          </table:table-cell>
          <table:table-cell office:value-type="string" calcext:value-type="string">
            <text:p>  // update the cache entry for the number of local generators, this is used</text:p>
            <text:p>  // for progress</text:p>
            <text:p>  char num[100];</text:p>
            <text:p>  sprintf(num,"%d",static_cast&lt;int&gt;(this-&gt;LocalGenerators.size()));</text:p>
            <text:p>  this-&gt;GetCMakeInstance()-&gt;AddCacheEntry</text:p>
            <text:p>    ("CMAKE_NUMBER_OF_LOCAL_GENERATORS", num,</text:p>
            <text:p>     "number of local generators", cmState::INTERNAL);</text:p>
            <text:p/>
            <text:p>  // check for link libraries and include directories containing "NOTFOUND"</text:p>
            <text:p/>
          </table:table-cell>
          <table:table-cell office:value-type="string" calcext:value-type="string">
            <text:p>  // update the cache entry for the number of local generators, this is used</text:p>
            <text:p>  // for progress</text:p>
            <text:p>  char num[100];</text:p>
            <text:p>  sprintf(num,"%d",static_cast&lt;int&gt;(this-&gt;Makefiles.size()));</text:p>
            <text:p>  this-&gt;GetCMakeInstance()-&gt;AddCacheEntry</text:p>
            <text:p>    ("CMAKE_NUMBER_OF_MAKEFILES", num,</text:p>
            <text:p>     "number of local generators", cmState::INTERNAL);</text:p>
            <text:p/>
            <text:p>  // check for link libraries and include directories containing "NOTFOUND"</text:p>
            <text:p/>
          </table:table-cell>
          <table:table-cell table:number-columns-repeated="2" office:value-type="float" office:value="1148" calcext:value-type="float">
            <text:p>1148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28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ProcessWin32.c</text:p>
          </table:table-cell>
          <table:table-cell office:value-type="string" calcext:value-type="string">
            <text:p>second/download/CMake/CMake-old-new/Kitware_CMake_old_file_292.cpp</text:p>
          </table:table-cell>
          <table:table-cell office:value-type="string" calcext:value-type="string">
            <text:p>second/download/CMake/CMake-old-new/Kitware_CMake_new_file_292.cpp</text:p>
          </table:table-cell>
          <table:table-cell office:value-type="string" calcext:value-type="string">
            <text:p>second/download/CMake/CMake-old-new/Kitware_CMake_old_hunk_546.cpp</text:p>
          </table:table-cell>
          <table:table-cell office:value-type="string" calcext:value-type="string">
            <text:p>second/download/CMake/CMake-old-new/Kitware_CMake_new_hunk_546.cpp</text:p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DWORD original = GetLastError();</text:p>
            <text:p>      wchar_t err_msg[KWSYSPE_PIPE_BUFFER_SIZE];</text:p>
            <text:p>      DWORD length = FormatMessageW(FORMAT_MESSAGE_FROM_SYSTEM |</text:p>
            <text:p>                                   FORMAT_MESSAGE_IGNORE_INSERTS, 0, original,</text:p>
            <text:p>                                   MAKELANGID(LANG_NEUTRAL, SUBLANG_DEFAULT),</text:p>
            <text:p>                                   err_msg, KWSYSPE_PIPE_BUFFER_SIZE, 0);</text:p>
            <text:p>      WideCharToMultiByte(CP_UTF8, 0, err_msg, -1, cp-&gt;ErrorMessage,</text:p>
            <text:p>                          KWSYSPE_PIPE_BUFFER_SIZE, NULL, NULL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  <text:p>      }</text:p>
            <text:p/>
            <text:p/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wchar_t err_msg[KWSYSPE_PIPE_BUFFER_SIZE];</text:p>
            <text:p>      DWORD length = FormatMessageW(FORMAT_MESSAGE_FROM_SYSTEM |</text:p>
            <text:p>                                   FORMAT_MESSAGE_IGNORE_INSERTS, 0, error,</text:p>
            <text:p>                                   MAKELANGID(LANG_NEUTRAL, SUBLANG_DEFAULT),</text:p>
            <text:p>                                   err_msg, KWSYSPE_PIPE_BUFFER_SIZE, 0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  }</text:p>
            <text:p>      if(!WideCharToMultiByte(CP_UTF8, 0, err_msg, -1, cp-&gt;ErrorMessage,</text:p>
            <text:p>                              KWSYSPE_PIPE_BUFFER_SIZE, NULL, NULL))</text:p>
            <text:p>        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  }</text:p>
            <text:p>      }</text:p>
            <text:p/>
            <text:p/>
          </table:table-cell>
          <table:table-cell office:value-type="float" office:value="1886" calcext:value-type="float">
            <text:p>188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47.cpp</text:p>
          </table:table-cell>
          <table:table-cell office:value-type="string" calcext:value-type="string">
            <text:p>second/download/CMake/CMake-old-new/Kitware_CMake_new_hunk_547.cpp</text:p>
          </table:table-cell>
          <table:table-cell office:value-type="string" calcext:value-type="string">
            <text:p>  fprintf(stderr, "Output before sleep on stderr from timeout test.\n");</text:p>
            <text:p>  fflush(stdout);</text:p>
            <text:p>  fflush(stderr);</text:p>
            <text:p>#if defined(_WIN32)</text:p>
            <text:p>  Sleep(15000);</text:p>
            <text:p>#else</text:p>
            <text:p>  sleep(15);</text:p>
            <text:p>#endif</text:p>
            <text:p>  fprintf(stdout, "Output after sleep on stdout from timeout test.\n");</text:p>
            <text:p>  fprintf(stderr, "Output after sleep on stderr from timeout test.\n");</text:p>
            <text:p>  return 0;</text:p>
            <text:p/>
          </table:table-cell>
          <table:table-cell office:value-type="string" calcext:value-type="string">
            <text:p>  fprintf(stderr, "Output before sleep on stderr from timeout test.\n");</text:p>
            <text:p>  fflush(stdout);</text:p>
            <text:p>  fflush(stderr);</text:p>
            <text:p>  testProcess_sleep(15);</text:p>
            <text:p>  fprintf(stdout, "Output after sleep on stdout from timeout test.\n");</text:p>
            <text:p>  fprintf(stderr, "Output after sleep on stderr from timeout test.\n");</text:p>
            <text:p>  return 0;</text:p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0, 8, 9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48.cpp</text:p>
          </table:table-cell>
          <table:table-cell office:value-type="string" calcext:value-type="string">
            <text:p>second/download/CMake/CMake-old-new/Kitware_CMake_new_hunk_548.cpp</text:p>
          </table:table-cell>
          <table:table-cell office:value-type="string" calcext:value-type="string">
            <text:p>#endif</text:p>
            <text:p>  (void)argc; (void)argv;</text:p>
            <text:p>  fprintf(stdout, "Output before crash on stdout from crash test.\n");</text:p>
            <text:p>  fprintf(stderr, "Output before crash on stderr from crash test.\n");  </text:p>
            <text:p>  fflush(stdout);</text:p>
            <text:p>  fflush(stderr);</text:p>
            <text:p>  assert(invalidAddress); /* Quiet Clang scan-build. */</text:p>
            <text:p/>
          </table:table-cell>
          <table:table-cell office:value-type="string" calcext:value-type="string">
            <text:p>#endif</text:p>
            <text:p>  (void)argc; (void)argv;</text:p>
            <text:p>  fprintf(stdout, "Output before crash on stdout from crash test.\n");</text:p>
            <text:p>  fprintf(stderr, "Output before crash on stderr from crash test.\n");</text:p>
            <text:p>  fflush(stdout);</text:p>
            <text:p>  fflush(stderr);</text:p>
            <text:p>  assert(invalidAddress); /* Quiet Clang scan-build. */</text:p>
            <text:p/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49.cpp</text:p>
          </table:table-cell>
          <table:table-cell office:value-type="string" calcext:value-type="string">
            <text:p>second/download/CMake/CMake-old-new/Kitware_CMake_new_hunk_549.cpp</text:p>
          </table:table-cell>
          <table:table-cell office:value-type="string" calcext:value-type="string">
            <text:p>  fflush(stdout);</text:p>
            <text:p>  fflush(stderr);</text:p>
            <text:p>  r = runChild(cmd, kwsysProcess_State_Exception,</text:p>
            <text:p>               kwsysProcess_Exception_Fault, 1, 1, 1, 0, 15, 0, 1, 0);</text:p>
            <text:p>  fprintf(stdout, "Output on stdout after recursive test.\n");</text:p>
            <text:p>  fprintf(stderr, "Output on stderr after recursive test.\n");</text:p>
            <text:p>  fflush(stdout);</text:p>
            <text:p/>
          </table:table-cell>
          <table:table-cell office:value-type="string" calcext:value-type="string">
            <text:p>  fflush(stdout);</text:p>
            <text:p>  fflush(stderr);</text:p>
            <text:p>  r = runChild(cmd, kwsysProcess_State_Exception,</text:p>
            <text:p>               kwsysProcess_Exception_Fault, 1, 1, 1, 0, 15, 0, 1, 0, 0, 0);</text:p>
            <text:p>  fprintf(stdout, "Output on stdout after recursive test.\n");</text:p>
            <text:p>  fprintf(stderr, "Output on stderr after recursive test.\n");</text:p>
            <text:p>  fflush(stdout);</text:p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50.cpp</text:p>
          </table:table-cell>
          <table:table-cell office:value-type="string" calcext:value-type="string">
            <text:p>second/download/CMake/CMake-old-new/Kitware_CMake_new_hunk_550.cpp</text:p>
          </table:table-cell>
          <table:table-cell office:value-type="string" calcext:value-type="string">
            <text:p>  fflush(stdout);</text:p>
            <text:p>  fflush(stderr);</text:p>
            <text:p>  /* Sleep for 1 second.  */</text:p>
            <text:p>#if defined(_WIN32)</text:p>
            <text:p>  Sleep(1000);</text:p>
            <text:p>#else</text:p>
            <text:p>  sleep(1);</text:p>
            <text:p>#endif</text:p>
            <text:p>  fprintf(stdout, "Output on stdout after sleep.\n");</text:p>
            <text:p>  fprintf(stderr, "Output on stderr after sleep.\n");</text:p>
            <text:p>  fflush(stdout);</text:p>
            <text:p/>
          </table:table-cell>
          <table:table-cell office:value-type="string" calcext:value-type="string">
            <text:p>  fflush(stdout);</text:p>
            <text:p>  fflush(stderr);</text:p>
            <text:p>  /* Sleep for 1 second.  */</text:p>
            <text:p>  testProcess_sleep(1);</text:p>
            <text:p>  fprintf(stdout, "Output on stdout after sleep.\n");</text:p>
            <text:p>  fprintf(stderr, "Output on stderr after sleep.\n");</text:p>
            <text:p>  fflush(stdout);</text:p>
            <text:p/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8, 9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51.cpp</text:p>
          </table:table-cell>
          <table:table-cell office:value-type="string" calcext:value-type="string">
            <text:p>second/download/CMake/CMake-old-new/Kitware_CMake_new_hunk_551.cpp</text:p>
          </table:table-cell>
          <table:table-cell office:value-type="string" calcext:value-type="string">
            <text:p>  fflush(stdout);</text:p>
            <text:p>  fflush(stderr);</text:p>
            <text:p>  r = runChild(cmd, kwsysProcess_State_Disowned, kwsysProcess_Exception_None,</text:p>
            <text:p>               1, 1, 1, 0, 10, 0, 1, 1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string" calcext:value-type="string">
            <text:p>  fflush(stdout);</text:p>
            <text:p>  fflush(stderr);</text:p>
            <text:p>  r = runChild(cmd, kwsysProcess_State_Disowned, kwsysProcess_Exception_None,</text:p>
            <text:p>               1, 1, 1, 0, 10, 0, 1, 1, 0, 0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52.cpp</text:p>
          </table:table-cell>
          <table:table-cell office:value-type="string" calcext:value-type="string">
            <text:p>second/download/CMake/CMake-old-new/Kitware_CMake_new_hunk_552.cpp</text:p>
          </table:table-cell>
          <table:table-cell office:value-type="string" calcext:value-type="string">
            <text:p>      printf("Error in administrating child process: [%s]\n",</text:p>
            <text:p>             kwsysProcess_GetErrorString(kp)); break;</text:p>
            <text:p>    };</text:p>
            <text:p>  </text:p>
            <text:p>  if(result)</text:p>
            <text:p>    {</text:p>
            <text:p>    if(exception != kwsysProcess_GetExitException(kp))</text:p>
            <text:p/>
          </table:table-cell>
          <table:table-cell office:value-type="string" calcext:value-type="string">
            <text:p>      printf("Error in administrating child process: [%s]\n",</text:p>
            <text:p>             kwsysProcess_GetErrorString(kp)); break;</text:p>
            <text:p>    };</text:p>
            <text:p/>
            <text:p>  if(result)</text:p>
            <text:p>    {</text:p>
            <text:p>    if(exception != kwsysProcess_GetExitException(kp))</text:p>
            <text:p/>
          </table:table-cell>
          <table:table-cell office:value-type="float" office:value="337" calcext:value-type="float">
            <text:p>33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53.cpp</text:p>
          </table:table-cell>
          <table:table-cell office:value-type="string" calcext:value-type="string">
            <text:p>second/download/CMake/CMake-old-new/Kitware_CMake_new_hunk_553.cpp</text:p>
          </table:table-cell>
          <table:table-cell office:value-type="string" calcext:value-type="string">
            <text:p>              value, kwsysProcess_GetExitValue(kp));</text:p>
            <text:p>      }</text:p>
            <text:p>    }</text:p>
            <text:p>  </text:p>
            <text:p>  if(kwsysProcess_GetState(kp) != state)</text:p>
            <text:p>    {</text:p>
            <text:p>    fprintf(stderr, "Mismatch in state.  "</text:p>
            <text:p/>
          </table:table-cell>
          <table:table-cell office:value-type="string" calcext:value-type="string">
            <text:p>              value, kwsysProcess_GetExitValue(kp));</text:p>
            <text:p>      }</text:p>
            <text:p>    }</text:p>
            <text:p/>
            <text:p>  if(kwsysProcess_GetState(kp) != state)</text:p>
            <text:p>    {</text:p>
            <text:p>    fprintf(stderr, "Mismatch in state.  "</text:p>
            <text:p/>
          </table:table-cell>
          <table:table-cell office:value-type="float" office:value="353" calcext:value-type="float">
            <text:p>35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5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54.cpp</text:p>
          </table:table-cell>
          <table:table-cell office:value-type="string" calcext:value-type="string">
            <text:p>second/download/CMake/CMake-old-new/Kitware_CMake_new_hunk_554.cpp</text:p>
          </table:table-cell>
          <table:table-cell office:value-type="string" calcext:value-type="string">
            <text:p>      case 6: test6(argc, argv); return 0;</text:p>
            <text:p>      case 7: return test7(argc, argv);</text:p>
            <text:p>      case 8: return test8(argc, argv);</text:p>
            <text:p>      case 108: return test8_grandchild(argc, argv);</text:p>
            <text:p>      }</text:p>
            <text:p>    fprintf(stderr, "Invalid test number %d.\n", n);</text:p>
            <text:p>    return 1;</text:p>
            <text:p>    }</text:p>
            <text:p>  else if(n &gt;= 1 &amp;&amp; n &lt;= 8)</text:p>
            <text:p>    {</text:p>
            <text:p>    /* This is the parent process for a requested test number.  */</text:p>
            <text:p>    int states[8] =</text:p>
            <text:p>    {</text:p>
            <text:p>      kwsysProcess_State_Exited,</text:p>
            <text:p>      kwsysProcess_State_Exited,</text:p>
            <text:p/>
          </table:table-cell>
          <table:table-cell office:value-type="string" calcext:value-type="string">
            <text:p>      case 6: test6(argc, argv); return 0;</text:p>
            <text:p>      case 7: return test7(argc, argv);</text:p>
            <text:p>      case 8: return test8(argc, argv);</text:p>
            <text:p>      case 9: return test9(argc, argv);</text:p>
            <text:p>      case 10: return test10(argc, argv);</text:p>
            <text:p>      case 108: return test8_grandchild(argc, argv);</text:p>
            <text:p>      case 109: return test9_grandchild(argc, argv);</text:p>
            <text:p>      case 110: return test10_grandchild(argc, argv);</text:p>
            <text:p>      }</text:p>
            <text:p>    fprintf(stderr, "Invalid test number %d.\n", n);</text:p>
            <text:p>    return 1;</text:p>
            <text:p>    }</text:p>
            <text:p>  else if(n &gt;= 1 &amp;&amp; n &lt;= 10)</text:p>
            <text:p>    {</text:p>
            <text:p>    /* This is the parent process for a requested test number.  */</text:p>
            <text:p>    int states[10] =</text:p>
            <text:p>    {</text:p>
            <text:p>      kwsysProcess_State_Exited,</text:p>
            <text:p>      kwsysProcess_State_Exited,</text:p>
            <text:p/>
          </table:table-cell>
          <table:table-cell office:value-type="float" office:value="448" calcext:value-type="float">
            <text:p>44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d0915bc86f294707411ae525e70fa20965f1aeec</text:p>
          </table:table-cell>
          <table:table-cell office:value-type="string" calcext:value-type="string">
            <text:p>Merge branch 'upstream-kwsys' into update-kws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kwsys/testProcess.c</text:p>
          </table:table-cell>
          <table:table-cell office:value-type="string" calcext:value-type="string">
            <text:p>second/download/CMake/CMake-old-new/Kitware_CMake_old_file_293.cpp</text:p>
          </table:table-cell>
          <table:table-cell office:value-type="string" calcext:value-type="string">
            <text:p>second/download/CMake/CMake-old-new/Kitware_CMake_new_file_293.cpp</text:p>
          </table:table-cell>
          <table:table-cell office:value-type="string" calcext:value-type="string">
            <text:p>second/download/CMake/CMake-old-new/Kitware_CMake_old_hunk_555.cpp</text:p>
          </table:table-cell>
          <table:table-cell office:value-type="string" calcext:value-type="string">
            <text:p>second/download/CMake/CMake-old-new/Kitware_CMake_new_hunk_555.cpp</text:p>
          </table:table-cell>
          <table:table-cell office:value-type="string" calcext:value-type="string">
            <text:p>    fprintf(stderr, "Output on stderr before test %d.\n", n);</text:p>
            <text:p>    fflush(stdout);</text:p>
            <text:p>    fflush(stderr);</text:p>
            <text:p>    r = runChild(cmd, states[n-1], exceptions[n-1], values[n-1], 0,</text:p>
            <text:p>                 outputs[n-1], delays[n-1], timeouts[n-1],</text:p>
            <text:p>                 polls[n-1], repeat[n-1], 0);</text:p>
            <text:p>    fprintf(stdout, "Output on stdout after test %d.\n", n);</text:p>
            <text:p>    fprintf(stderr, "Output on stderr after test %d.\n", n);</text:p>
            <text:p>    fflush(stdout);</text:p>
            <text:p/>
          </table:table-cell>
          <table:table-cell office:value-type="string" calcext:value-type="string">
            <text:p>    fprintf(stderr, "Output on stderr before test %d.\n", n);</text:p>
            <text:p>    fflush(stdout);</text:p>
            <text:p>    fflush(stderr);</text:p>
            <text:p>    r = runChild(cmd, states[n-1], exceptions[n-1], values[n-1], shares[n-1],</text:p>
            <text:p>                 outputs[n-1], delays[n-1], timeouts[n-1],</text:p>
            <text:p>                 polls[n-1], repeat[n-1], 0, createNewGroups[n-1],</text:p>
            <text:p>                 interruptDelays[n-1]);</text:p>
            <text:p>    fprintf(stdout, "Output on stdout after test %d.\n", n);</text:p>
            <text:p>    fprintf(stderr, "Output on stderr after test %d.\n", n);</text:p>
            <text:p>    fflush(stdout);</text:p>
            <text:p/>
          </table:table-cell>
          <table:table-cell office:value-type="float" office:value="515" calcext:value-type="float">
            <text:p>515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[0, 6, 7]</text:p>
          </table:table-cell>
          <table:table-cell office:value-type="string" calcext:value-type="string">
            <text:p>[]</text:p>
          </table:table-cell>
        </table:table-row>
        <table:table-row table:style-name="ro28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rocessWin32.c</text:p>
          </table:table-cell>
          <table:table-cell office:value-type="string" calcext:value-type="string">
            <text:p>second/download/CMake/CMake-old-new/Kitware_CMake_old_file_294.cpp</text:p>
          </table:table-cell>
          <table:table-cell office:value-type="string" calcext:value-type="string">
            <text:p>second/download/CMake/CMake-old-new/Kitware_CMake_new_file_294.cpp</text:p>
          </table:table-cell>
          <table:table-cell office:value-type="string" calcext:value-type="string">
            <text:p>second/download/CMake/CMake-old-new/Kitware_CMake_old_hunk_556.cpp</text:p>
          </table:table-cell>
          <table:table-cell office:value-type="string" calcext:value-type="string">
            <text:p>second/download/CMake/CMake-old-new/Kitware_CMake_new_hunk_556.cpp</text:p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DWORD original = GetLastError();</text:p>
            <text:p>      wchar_t err_msg[KWSYSPE_PIPE_BUFFER_SIZE];</text:p>
            <text:p>      DWORD length = FormatMessageW(FORMAT_MESSAGE_FROM_SYSTEM |</text:p>
            <text:p>                                   FORMAT_MESSAGE_IGNORE_INSERTS, 0, original,</text:p>
            <text:p>                                   MAKELANGID(LANG_NEUTRAL, SUBLANG_DEFAULT),</text:p>
            <text:p>                                   err_msg, KWSYSPE_PIPE_BUFFER_SIZE, 0);</text:p>
            <text:p>      WideCharToMultiByte(CP_UTF8, 0, err_msg, -1, cp-&gt;ErrorMessage,</text:p>
            <text:p>                          KWSYSPE_PIPE_BUFFER_SIZE, NULL, NULL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original, GetLastError());</text:p>
            <text:p>        }</text:p>
            <text:p>      }</text:p>
            <text:p/>
            <text:p/>
          </table:table-cell>
          <table:table-cell office:value-type="string" calcext:value-type="string">
            <text:p>    if(cp-&gt;ErrorMessage[0] == 0)</text:p>
            <text:p>      {</text:p>
            <text:p>      /* Format the error message.  */</text:p>
            <text:p>      wchar_t err_msg[KWSYSPE_PIPE_BUFFER_SIZE];</text:p>
            <text:p>      DWORD length = FormatMessageW(FORMAT_MESSAGE_FROM_SYSTEM |</text:p>
            <text:p>                                   FORMAT_MESSAGE_IGNORE_INSERTS, 0, error,</text:p>
            <text:p>                                   MAKELANGID(LANG_NEUTRAL, SUBLANG_DEFAULT),</text:p>
            <text:p>                                   err_msg, KWSYSPE_PIPE_BUFFER_SIZE, 0);</text:p>
            <text:p>      if(length &lt; 1)</text:p>
            <text:p>        {</text:p>
            <text:p>        /* FormatMessage failed.  Use a default message.  */</text:p>
            <text:p>        _snprintf(cp-&gt;ErrorMessage, KWSYSPE_PIPE_BUFFER_SIZE,</text:p>
            <text:p>                  "Process execution failed with error 0x%X.  "</text:p>
            <text:p>                  "FormatMessage failed with error 0x%X",</text:p>
            <text:p>                  error, GetLastError());</text:p>
            <text:p>        }</text:p>
            <text:p>      if(!WideCharToMultiByte(CP_UTF8, 0, err_msg, -1, cp-&gt;ErrorMessage,</text:p>
            <text:p>                              KWSYSPE_PIPE_BUFFER_SIZE, NULL, NULL))</text:p>
            <text:p>        {</text:p>
            <text:p>        /* WideCharToMultiByte failed.  Use a default message.  */</text:p>
            <text:p>        _snprintf(cp-&gt;ErrorMessage, KWSYSPE_PIPE_BUFFER_SIZE,</text:p>
            <text:p>                  "Process execution failed with error 0x%X.  "</text:p>
            <text:p>                  "WideCharToMultiByte failed with error 0x%X",</text:p>
            <text:p>                  error, GetLastError());</text:p>
            <text:p>        }</text:p>
            <text:p>      }</text:p>
            <text:p/>
            <text:p/>
          </table:table-cell>
          <table:table-cell office:value-type="float" office:value="1886" calcext:value-type="float">
            <text:p>188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57.cpp</text:p>
          </table:table-cell>
          <table:table-cell office:value-type="string" calcext:value-type="string">
            <text:p>second/download/CMake/CMake-old-new/Kitware_CMake_new_hunk_557.cpp</text:p>
          </table:table-cell>
          <table:table-cell office:value-type="string" calcext:value-type="string">
            <text:p>  fprintf(stderr, "Output before sleep on stderr from timeout test.\n");</text:p>
            <text:p>  fflush(stdout);</text:p>
            <text:p>  fflush(stderr);</text:p>
            <text:p>#if defined(_WIN32)</text:p>
            <text:p>  Sleep(15000);</text:p>
            <text:p>#else</text:p>
            <text:p>  sleep(15);</text:p>
            <text:p>#endif</text:p>
            <text:p>  fprintf(stdout, "Output after sleep on stdout from timeout test.\n");</text:p>
            <text:p>  fprintf(stderr, "Output after sleep on stderr from timeout test.\n");</text:p>
            <text:p>  return 0;</text:p>
            <text:p/>
          </table:table-cell>
          <table:table-cell office:value-type="string" calcext:value-type="string">
            <text:p>  fprintf(stderr, "Output before sleep on stderr from timeout test.\n");</text:p>
            <text:p>  fflush(stdout);</text:p>
            <text:p>  fflush(stderr);</text:p>
            <text:p>  testProcess_sleep(15);</text:p>
            <text:p>  fprintf(stdout, "Output after sleep on stdout from timeout test.\n");</text:p>
            <text:p>  fprintf(stderr, "Output after sleep on stderr from timeout test.\n");</text:p>
            <text:p>  return 0;</text:p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0, 8, 9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58.cpp</text:p>
          </table:table-cell>
          <table:table-cell office:value-type="string" calcext:value-type="string">
            <text:p>second/download/CMake/CMake-old-new/Kitware_CMake_new_hunk_558.cpp</text:p>
          </table:table-cell>
          <table:table-cell office:value-type="string" calcext:value-type="string">
            <text:p>#endif</text:p>
            <text:p>  (void)argc; (void)argv;</text:p>
            <text:p>  fprintf(stdout, "Output before crash on stdout from crash test.\n");</text:p>
            <text:p>  fprintf(stderr, "Output before crash on stderr from crash test.\n");  </text:p>
            <text:p>  fflush(stdout);</text:p>
            <text:p>  fflush(stderr);</text:p>
            <text:p>  assert(invalidAddress); /* Quiet Clang scan-build. */</text:p>
            <text:p/>
          </table:table-cell>
          <table:table-cell office:value-type="string" calcext:value-type="string">
            <text:p>#endif</text:p>
            <text:p>  (void)argc; (void)argv;</text:p>
            <text:p>  fprintf(stdout, "Output before crash on stdout from crash test.\n");</text:p>
            <text:p>  fprintf(stderr, "Output before crash on stderr from crash test.\n");</text:p>
            <text:p>  fflush(stdout);</text:p>
            <text:p>  fflush(stderr);</text:p>
            <text:p>  assert(invalidAddress); /* Quiet Clang scan-build. */</text:p>
            <text:p/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59.cpp</text:p>
          </table:table-cell>
          <table:table-cell office:value-type="string" calcext:value-type="string">
            <text:p>second/download/CMake/CMake-old-new/Kitware_CMake_new_hunk_559.cpp</text:p>
          </table:table-cell>
          <table:table-cell office:value-type="string" calcext:value-type="string">
            <text:p>  fflush(stdout);</text:p>
            <text:p>  fflush(stderr);</text:p>
            <text:p>  r = runChild(cmd, kwsysProcess_State_Exception,</text:p>
            <text:p>               kwsysProcess_Exception_Fault, 1, 1, 1, 0, 15, 0, 1, 0);</text:p>
            <text:p>  fprintf(stdout, "Output on stdout after recursive test.\n");</text:p>
            <text:p>  fprintf(stderr, "Output on stderr after recursive test.\n");</text:p>
            <text:p>  fflush(stdout);</text:p>
            <text:p/>
          </table:table-cell>
          <table:table-cell office:value-type="string" calcext:value-type="string">
            <text:p>  fflush(stdout);</text:p>
            <text:p>  fflush(stderr);</text:p>
            <text:p>  r = runChild(cmd, kwsysProcess_State_Exception,</text:p>
            <text:p>               kwsysProcess_Exception_Fault, 1, 1, 1, 0, 15, 0, 1, 0, 0, 0);</text:p>
            <text:p>  fprintf(stdout, "Output on stdout after recursive test.\n");</text:p>
            <text:p>  fprintf(stderr, "Output on stderr after recursive test.\n");</text:p>
            <text:p>  fflush(stdout);</text:p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60.cpp</text:p>
          </table:table-cell>
          <table:table-cell office:value-type="string" calcext:value-type="string">
            <text:p>second/download/CMake/CMake-old-new/Kitware_CMake_new_hunk_560.cpp</text:p>
          </table:table-cell>
          <table:table-cell office:value-type="string" calcext:value-type="string">
            <text:p>  fflush(stdout);</text:p>
            <text:p>  fflush(stderr);</text:p>
            <text:p>  /* Sleep for 1 second.  */</text:p>
            <text:p>#if defined(_WIN32)</text:p>
            <text:p>  Sleep(1000);</text:p>
            <text:p>#else</text:p>
            <text:p>  sleep(1);</text:p>
            <text:p>#endif</text:p>
            <text:p>  fprintf(stdout, "Output on stdout after sleep.\n");</text:p>
            <text:p>  fprintf(stderr, "Output on stderr after sleep.\n");</text:p>
            <text:p>  fflush(stdout);</text:p>
            <text:p/>
          </table:table-cell>
          <table:table-cell office:value-type="string" calcext:value-type="string">
            <text:p>  fflush(stdout);</text:p>
            <text:p>  fflush(stderr);</text:p>
            <text:p>  /* Sleep for 1 second.  */</text:p>
            <text:p>  testProcess_sleep(1);</text:p>
            <text:p>  fprintf(stdout, "Output on stdout after sleep.\n");</text:p>
            <text:p>  fprintf(stderr, "Output on stderr after sleep.\n");</text:p>
            <text:p>  fflush(stdout);</text:p>
            <text:p/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8, 9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61.cpp</text:p>
          </table:table-cell>
          <table:table-cell office:value-type="string" calcext:value-type="string">
            <text:p>second/download/CMake/CMake-old-new/Kitware_CMake_new_hunk_561.cpp</text:p>
          </table:table-cell>
          <table:table-cell office:value-type="string" calcext:value-type="string">
            <text:p>  fflush(stdout);</text:p>
            <text:p>  fflush(stderr);</text:p>
            <text:p>  r = runChild(cmd, kwsysProcess_State_Disowned, kwsysProcess_Exception_None,</text:p>
            <text:p>               1, 1, 1, 0, 10, 0, 1, 1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string" calcext:value-type="string">
            <text:p>  fflush(stdout);</text:p>
            <text:p>  fflush(stderr);</text:p>
            <text:p>  r = runChild(cmd, kwsysProcess_State_Disowned, kwsysProcess_Exception_None,</text:p>
            <text:p>               1, 1, 1, 0, 10, 0, 1, 1, 0, 0);</text:p>
            <text:p>  fprintf(stdout, "Output on stdout after grandchild test.\n");</text:p>
            <text:p>  fprintf(stderr, "Output on stderr after grandchild test.\n");</text:p>
            <text:p>  fflush(stdout);</text:p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62.cpp</text:p>
          </table:table-cell>
          <table:table-cell office:value-type="string" calcext:value-type="string">
            <text:p>second/download/CMake/CMake-old-new/Kitware_CMake_new_hunk_562.cpp</text:p>
          </table:table-cell>
          <table:table-cell office:value-type="string" calcext:value-type="string">
            <text:p>      printf("Error in administrating child process: [%s]\n",</text:p>
            <text:p>             kwsysProcess_GetErrorString(kp)); break;</text:p>
            <text:p>    };</text:p>
            <text:p>  </text:p>
            <text:p>  if(result)</text:p>
            <text:p>    {</text:p>
            <text:p>    if(exception != kwsysProcess_GetExitException(kp))</text:p>
            <text:p/>
          </table:table-cell>
          <table:table-cell office:value-type="string" calcext:value-type="string">
            <text:p>      printf("Error in administrating child process: [%s]\n",</text:p>
            <text:p>             kwsysProcess_GetErrorString(kp)); break;</text:p>
            <text:p>    };</text:p>
            <text:p/>
            <text:p>  if(result)</text:p>
            <text:p>    {</text:p>
            <text:p>    if(exception != kwsysProcess_GetExitException(kp))</text:p>
            <text:p/>
          </table:table-cell>
          <table:table-cell office:value-type="float" office:value="337" calcext:value-type="float">
            <text:p>33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63.cpp</text:p>
          </table:table-cell>
          <table:table-cell office:value-type="string" calcext:value-type="string">
            <text:p>second/download/CMake/CMake-old-new/Kitware_CMake_new_hunk_563.cpp</text:p>
          </table:table-cell>
          <table:table-cell office:value-type="string" calcext:value-type="string">
            <text:p>              value, kwsysProcess_GetExitValue(kp));</text:p>
            <text:p>      }</text:p>
            <text:p>    }</text:p>
            <text:p>  </text:p>
            <text:p>  if(kwsysProcess_GetState(kp) != state)</text:p>
            <text:p>    {</text:p>
            <text:p>    fprintf(stderr, "Mismatch in state.  "</text:p>
            <text:p/>
          </table:table-cell>
          <table:table-cell office:value-type="string" calcext:value-type="string">
            <text:p>              value, kwsysProcess_GetExitValue(kp));</text:p>
            <text:p>      }</text:p>
            <text:p>    }</text:p>
            <text:p/>
            <text:p>  if(kwsysProcess_GetState(kp) != state)</text:p>
            <text:p>    {</text:p>
            <text:p>    fprintf(stderr, "Mismatch in state.  "</text:p>
            <text:p/>
          </table:table-cell>
          <table:table-cell office:value-type="float" office:value="353" calcext:value-type="float">
            <text:p>35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45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64.cpp</text:p>
          </table:table-cell>
          <table:table-cell office:value-type="string" calcext:value-type="string">
            <text:p>second/download/CMake/CMake-old-new/Kitware_CMake_new_hunk_564.cpp</text:p>
          </table:table-cell>
          <table:table-cell office:value-type="string" calcext:value-type="string">
            <text:p>      case 6: test6(argc, argv); return 0;</text:p>
            <text:p>      case 7: return test7(argc, argv);</text:p>
            <text:p>      case 8: return test8(argc, argv);</text:p>
            <text:p>      case 108: return test8_grandchild(argc, argv);</text:p>
            <text:p>      }</text:p>
            <text:p>    fprintf(stderr, "Invalid test number %d.\n", n);</text:p>
            <text:p>    return 1;</text:p>
            <text:p>    }</text:p>
            <text:p>  else if(n &gt;= 1 &amp;&amp; n &lt;= 8)</text:p>
            <text:p>    {</text:p>
            <text:p>    /* This is the parent process for a requested test number.  */</text:p>
            <text:p>    int states[8] =</text:p>
            <text:p>    {</text:p>
            <text:p>      kwsysProcess_State_Exited,</text:p>
            <text:p>      kwsysProcess_State_Exited,</text:p>
            <text:p/>
          </table:table-cell>
          <table:table-cell office:value-type="string" calcext:value-type="string">
            <text:p>      case 6: test6(argc, argv); return 0;</text:p>
            <text:p>      case 7: return test7(argc, argv);</text:p>
            <text:p>      case 8: return test8(argc, argv);</text:p>
            <text:p>      case 9: return test9(argc, argv);</text:p>
            <text:p>      case 10: return test10(argc, argv);</text:p>
            <text:p>      case 108: return test8_grandchild(argc, argv);</text:p>
            <text:p>      case 109: return test9_grandchild(argc, argv);</text:p>
            <text:p>      case 110: return test10_grandchild(argc, argv);</text:p>
            <text:p>      }</text:p>
            <text:p>    fprintf(stderr, "Invalid test number %d.\n", n);</text:p>
            <text:p>    return 1;</text:p>
            <text:p>    }</text:p>
            <text:p>  else if(n &gt;= 1 &amp;&amp; n &lt;= 10)</text:p>
            <text:p>    {</text:p>
            <text:p>    /* This is the parent process for a requested test number.  */</text:p>
            <text:p>    int states[10] =</text:p>
            <text:p>    {</text:p>
            <text:p>      kwsysProcess_State_Exited,</text:p>
            <text:p>      kwsysProcess_State_Exited,</text:p>
            <text:p/>
          </table:table-cell>
          <table:table-cell office:value-type="float" office:value="448" calcext:value-type="float">
            <text:p>44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53">
          <table:table-cell office:value-type="string" calcext:value-type="string">
            <text:p>1feafc643b1c50fd0fa8171a4170065ca39d4d4c</text:p>
          </table:table-cell>
          <table:table-cell office:value-type="string" calcext:value-type="string">
            <text:p>KWSys 2015-07-30 (f63febb7)</text:p>
            <text:p/>
            <text:p>Extract upstream KWSys using the following shell commands.</text:p>
            <text:p/>
            <text:p>$ git archive --prefix=upstream-kwsys/ f63febb7 | tar x</text:p>
            <text:p>$ git shortlog --no-merges --abbrev=8 --format='%h %s' c9336bcf..f63febb7</text:p>
            <text:p>Brad King (1):</text:p>
            <text:p>      83b4a6b8 Process: Fix conversion warning in testProcess.c</text:p>
            <text:p/>
            <text:p>James Johnston (7):</text:p>
            <text:p>      4cd8846c Process: Remove trailing whitespace in ProcessUNIX.c</text:p>
            <text:p>      b1c44c58 Process: Refactor sleeping code in testProcess.c.</text:p>
            <text:p>      faff2ab0 Process: Wait for children to terminate on Ctrl�.</text:p>
            <text:p>      ef517b19 Process: Added initial support for process groups.</text:p>
            <text:p>      906c2cae Process: Added test cases for testing Ctrl� and process groups.</text:p>
            <text:p>      52874e6a Process: Fix leaked file descriptor in ProcessUNIX</text:p>
            <text:p>      f63febb7 Process: Fix error message for startup failure on Window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estProcess.c</text:p>
          </table:table-cell>
          <table:table-cell office:value-type="string" calcext:value-type="string">
            <text:p>second/download/CMake/CMake-old-new/Kitware_CMake_old_file_295.cpp</text:p>
          </table:table-cell>
          <table:table-cell office:value-type="string" calcext:value-type="string">
            <text:p>second/download/CMake/CMake-old-new/Kitware_CMake_new_file_295.cpp</text:p>
          </table:table-cell>
          <table:table-cell office:value-type="string" calcext:value-type="string">
            <text:p>second/download/CMake/CMake-old-new/Kitware_CMake_old_hunk_565.cpp</text:p>
          </table:table-cell>
          <table:table-cell office:value-type="string" calcext:value-type="string">
            <text:p>second/download/CMake/CMake-old-new/Kitware_CMake_new_hunk_565.cpp</text:p>
          </table:table-cell>
          <table:table-cell office:value-type="string" calcext:value-type="string">
            <text:p>    fprintf(stderr, "Output on stderr before test %d.\n", n);</text:p>
            <text:p>    fflush(stdout);</text:p>
            <text:p>    fflush(stderr);</text:p>
            <text:p>    r = runChild(cmd, states[n-1], exceptions[n-1], values[n-1], 0,</text:p>
            <text:p>                 outputs[n-1], delays[n-1], timeouts[n-1],</text:p>
            <text:p>                 polls[n-1], repeat[n-1], 0);</text:p>
            <text:p>    fprintf(stdout, "Output on stdout after test %d.\n", n);</text:p>
            <text:p>    fprintf(stderr, "Output on stderr after test %d.\n", n);</text:p>
            <text:p>    fflush(stdout);</text:p>
            <text:p/>
          </table:table-cell>
          <table:table-cell office:value-type="string" calcext:value-type="string">
            <text:p>    fprintf(stderr, "Output on stderr before test %d.\n", n);</text:p>
            <text:p>    fflush(stdout);</text:p>
            <text:p>    fflush(stderr);</text:p>
            <text:p>    r = runChild(cmd, states[n-1], exceptions[n-1], values[n-1], shares[n-1],</text:p>
            <text:p>                 outputs[n-1], delays[n-1], timeouts[n-1],</text:p>
            <text:p>                 polls[n-1], repeat[n-1], 0, createNewGroups[n-1],</text:p>
            <text:p>                 interruptDelays[n-1]);</text:p>
            <text:p>    fprintf(stdout, "Output on stdout after test %d.\n", n);</text:p>
            <text:p>    fprintf(stderr, "Output on stderr after test %d.\n", n);</text:p>
            <text:p>    fflush(stdout);</text:p>
            <text:p/>
          </table:table-cell>
          <table:table-cell office:value-type="float" office:value="515" calcext:value-type="float">
            <text:p>515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[0, 6, 7]</text:p>
          </table:table-cell>
          <table:table-cell office:value-type="string" calcext:value-type="string">
            <text:p>[]</text:p>
          </table:table-cell>
        </table:table-row>
        <table:table-row table:style-name="ro7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6.cpp</text:p>
          </table:table-cell>
          <table:table-cell office:value-type="string" calcext:value-type="string">
            <text:p>second/download/CMake/CMake-old-new/Kitware_CMake_new_hunk_566.cpp</text:p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string" calcext:value-type="string">
            <text:p>               }</text:p>
            <text:p>            }</text:p>
            <text:p>            if (symbol[0] == '_') symbol.erase(0,1);</text:p>
            <text:p>            if (this-&gt;ImportFlag) {</text:p>
            <text:p>               this-&gt;ImportFlag = false;</text:p>
            <text:p>               fprintf(this-&gt;FileOut,"EXPORTS \n");</text:p>
            <text:p>            }</text:p>
            <text:p>            /*</text:p>
            <text:p>            Check whether it is "Scalar deleting destructor" and</text:p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7.cpp</text:p>
          </table:table-cell>
          <table:table-cell office:value-type="string" calcext:value-type="string">
            <text:p>second/download/CMake/CMake-old-new/Kitware_CMake_new_hunk_567.cpp</text:p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string" calcext:value-type="string">
            <text:p>                symbol.compare(0, 4, vectorPrefix) )</text:p>
            <text:p>            {</text:p>
            <text:p>               SectChar =</text:p>
            <text:p>                 this-&gt;</text:p>
            <text:p>                 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this-&gt;File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this-&gt;FileOut, "\t%s\n", symbol.c_str());</text:p>
            <text:p>                  } else {</text:p>
            <text:p>                     // printf(" strange symbol: %s \n",symbol.c_str());</text:p>
            <text:p>                  }</text:p>
            <text:p/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[6, 10, 12]</text:p>
          </table:table-cell>
          <table:table-cell office:value-type="string" calcext:value-type="string">
            <text:p>[]</text:p>
          </table:table-cell>
        </table:table-row>
        <table:table-row table:style-name="ro19">
          <table:table-cell office:value-type="string" calcext:value-type="string">
            <text:p>069aa93b555293679f4b8c07623133ba62a74ee4</text:p>
          </table:table-cell>
          <table:table-cell office:value-type="string" calcext:value-type="string">
            <text:p>bindexplib: Add support for "/bigobj" format objec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6.cpp</text:p>
          </table:table-cell>
          <table:table-cell office:value-type="string" calcext:value-type="string">
            <text:p>second/download/CMake/CMake-old-new/Kitware_CMake_new_file_296.cpp</text:p>
          </table:table-cell>
          <table:table-cell office:value-type="string" calcext:value-type="string">
            <text:p>second/download/CMake/CMake-old-new/Kitware_CMake_old_hunk_568.cpp</text:p>
          </table:table-cell>
          <table:table-cell office:value-type="string" calcext:value-type="string">
            <text:p>second/download/CMake/CMake-old-new/Kitware_CMake_new_hunk_568.cpp</text:p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fImportFlag) {</text:p>
            <text:p>               fImportFlag = 1;</text:p>
            <text:p>               fprintf(fout,"IMPORTS \n");</text:p>
            <text:p>            }</text:p>
            <text:p>            fprintf(fout, "\t%s DATA \n", symbol.c_str()�);</text:p>
            <text:p>         }</text:p>
            <text:p>      }</text:p>
            <text:p/>
            <text:p/>
          </table:table-cell>
          <table:table-cell office:value-type="string" calcext:value-type="string">
            <text:p>            symbol = stringTable  pSymbolTable-&gt;N.Name.Long;</text:p>
            <text:p>            while (isspace(symbol[0]))  symbol.erase(0,1);</text:p>
            <text:p>            if (symbol[0] == '_') symbol.erase(0,1);</text:p>
            <text:p>            if (!this-&gt;ImportFlag) {</text:p>
            <text:p>               this-&gt;ImportFlag = true;</text:p>
            <text:p>               fprintf(this-&gt;FileOut,"IMPORTS \n");</text:p>
            <text:p>            }</text:p>
            <text:p>            fprintf(this-&gt;FileOut, "\t%s DATA \n", symbol.c_str()�);</text:p>
            <text:p>         }</text:p>
            <text:p>      }</text:p>
            <text:p/>
            <text:p/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[5, 7]</text:p>
          </table:table-cell>
          <table:table-cell office:value-type="string" calcext:value-type="string">
            <text:p>[]</text:p>
          </table:table-cell>
        </table:table-row>
        <table:table-row table:style-name="ro55">
          <table:table-cell office:value-type="string" calcext:value-type="string">
            <text:p>de70c922d9c846cf3a6fabfbedd054c02f4b8934</text:p>
          </table:table-cell>
          <table:table-cell office:value-type="string" calcext:value-type="string">
            <text:p>bindexplib: Teach DumpFile to return errors</text:p>
            <text:p/>
            <text:p>This will allow callers to know if it work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7.cpp</text:p>
          </table:table-cell>
          <table:table-cell office:value-type="string" calcext:value-type="string">
            <text:p>second/download/CMake/CMake-old-new/Kitware_CMake_new_file_297.cpp</text:p>
          </table:table-cell>
          <table:table-cell office:value-type="string" calcext:value-type="string">
            <text:p>second/download/CMake/CMake-old-new/Kitware_CMake_old_hunk_569.cpp</text:p>
          </table:table-cell>
          <table:table-cell office:value-type="string" calcext:value-type="string">
            <text:p>second/download/CMake/CMake-old-new/Kitware_CMake_new_hunk_569.cpp</text:p>
          </table:table-cell>
          <table:table-cell office:value-type="string" calcext:value-type="string">
            <text:p>      OPEN_EXISTING, FILE_ATTRIBUTE_NORMAL, 0);</text:p>
            <text:p/>
            <text:p>   if (hFile == INVALID_HANDLE_VALUE) {</text:p>
            <text:p>      fprintf(stderr, "Couldn't open file with CreateFile()\n");</text:p>
            <text:p>      return;</text:p>
            <text:p>   }</text:p>
            <text:p/>
            <text:p>   hFileMapping = CreateFileMapping(hFile, NULL, PAGE_READONLY, 0, 0, NULL);</text:p>
            <text:p>   if (hFileMapping == 0) {</text:p>
            <text:p>      CloseHandle(hFile);</text:p>
            <text:p>      fprintf(stderr, "Couldn't open file mapping with CreateFileMapping()\n");</text:p>
            <text:p>      return;</text:p>
            <text:p>   }</text:p>
            <text:p/>
            <text:p>   lpFileBase = MapViewOfFile(hFileMapping, FILE_MAP_READ, 0, 0, 0);</text:p>
            <text:p>   if (lpFileBase == 0) {</text:p>
            <text:p>      CloseHandle(hFileMapping);</text:p>
            <text:p>      CloseHandle(hFile);</text:p>
            <text:p>      fprintf(stderr, "Couldn't map view of file with MapViewOfFile()\n");</text:p>
            <text:p>      return;</text:p>
            <text:p>   }</text:p>
            <text:p/>
            <text:p>   dosHeader = (PIMAGE_DOS_HEADER)lpFileBase;</text:p>
            <text:p>   if (dosHeader-&gt;e_magic == IMAGE_DOS_SIGNATURE) {</text:p>
            <text:p>      fprintf(stderr, "File is an executable.  I don't dump those.\n");</text:p>
            <text:p>      return;</text:p>
            <text:p>   }</text:p>
            <text:p>   /* Does it look like a i386 COFF OBJ file??? */</text:p>
            <text:p>   else if (</text:p>
            <text:p/>
          </table:table-cell>
          <table:table-cell office:value-type="string" calcext:value-type="string">
            <text:p>      OPEN_EXISTING, FILE_ATTRIBUTE_NORMAL, 0);</text:p>
            <text:p/>
            <text:p>   if (hFile == INVALID_HANDLE_VALUE) {</text:p>
            <text:p>      fprintf(stderr, "Couldn't open file '%s' with CreateFile()\n", filename);</text:p>
            <text:p>      return false;</text:p>
            <text:p>   }</text:p>
            <text:p/>
            <text:p>   hFileMapping = CreateFileMapping(hFile, NULL, PAGE_READONLY, 0, 0, NULL);</text:p>
            <text:p>   if (hFileMapping == 0) {</text:p>
            <text:p>      CloseHandle(hFile);</text:p>
            <text:p>      fprintf(stderr, "Couldn't open file mapping with CreateFileMapping()\n");</text:p>
            <text:p>      return false;</text:p>
            <text:p>   }</text:p>
            <text:p/>
            <text:p>   lpFileBase = MapViewOfFile(hFileMapping, FILE_MAP_READ, 0, 0, 0);</text:p>
            <text:p>   if (lpFileBase == 0) {</text:p>
            <text:p>      CloseHandle(hFileMapping);</text:p>
            <text:p>      CloseHandle(hFile);</text:p>
            <text:p>      fprintf(stderr, "Couldn't map view of file with MapViewOfFile()\n");</text:p>
            <text:p>      return false;</text:p>
            <text:p>   }</text:p>
            <text:p/>
            <text:p>   dosHeader = (PIMAGE_DOS_HEADER)lpFileBase;</text:p>
            <text:p>   if (dosHeader-&gt;e_magic == IMAGE_DOS_SIGNATURE) {</text:p>
            <text:p>      fprintf(stderr, "File is an executable.  I don't dump those.\n");</text:p>
            <text:p>      return false;</text:p>
            <text:p>   }</text:p>
            <text:p>   /* Does it look like a i386 COFF OBJ file??? */</text:p>
            <text:p>   else if (</text:p>
            <text:p/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3, 10, 18, 24]</text:p>
          </table:table-cell>
          <table:table-cell office:value-type="string" calcext:value-type="string">
            <text:p>[]</text:p>
          </table:table-cell>
        </table:table-row>
        <table:table-row table:style-name="ro2">
          <table:table-cell office:value-type="string" calcext:value-type="string">
            <text:p>2963cb2a559fd27edd53b7fb7036cba0adc8b9ca</text:p>
          </table:table-cell>
          <table:table-cell office:value-type="string" calcext:value-type="string">
            <text:p>bindexplib: Wrap long lin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8.cpp</text:p>
          </table:table-cell>
          <table:table-cell office:value-type="string" calcext:value-type="string">
            <text:p>second/download/CMake/CMake-old-new/Kitware_CMake_new_file_298.cpp</text:p>
          </table:table-cell>
          <table:table-cell office:value-type="string" calcext:value-type="string">
            <text:p>second/download/CMake/CMake-old-new/Kitware_CMake_old_hunk_570.cpp</text:p>
          </table:table-cell>
          <table:table-cell office:value-type="string" calcext:value-type="string">
            <text:p>second/download/CMake/CMake-old-new/Kitware_CMake_new_hunk_570.cpp</text:p>
          </table:table-cell>
          <table:table-cell office:value-type="string" calcext:value-type="string">
            <text:p>               symbol.compare(0, 4, vectorPrefix) &amp;&amp;</text:p>
            <text:p>               symbol.find("real@") == std::string::npos)</text:p>
            <text:p>            {</text:p>
            <text:p>               SectChar =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 !(SectChar &amp; IMAGE_SCN_MEM_READ)) {</text:p>
            <text:p>                     fprintf(fout, "\t%s\n", symbol.c_str());</text:p>
            <text:p>                  } else {</text:p>
            <text:p>                     //                    printf(" strange symbol: %s \n",s);</text:p>
            <text:p/>
          </table:table-cell>
          <table:table-cell office:value-type="string" calcext:value-type="string">
            <text:p>               symbol.compare(0, 4, vectorPrefix) &amp;&amp;</text:p>
            <text:p>               symbol.find("real@") == std::string::npos)</text:p>
            <text:p>            {</text:p>
            <text:p>               SectChar =</text:p>
            <text:p>                pSectionHeaders[pSymbolTable-&gt;SectionNumber-1].Characteristics;</text:p>
            <text:p>               if (!pSymbolTable-&gt;Type  &amp;&amp; (SectChar &amp; IMAGE_SCN_MEM_WRITE)) {</text:p>
            <text:p>                  // Read only (i.e. constants) must be excluded</text:p>
            <text:p>                  fprintf(fout, "\t%s \t DATA\n", symbol.c_str());</text:p>
            <text:p>               } else {</text:p>
            <text:p>                  if ( pSymbolTable-&gt;Type  ||</text:p>
            <text:p>                       !(SectChar &amp; IMAGE_SCN_MEM_READ)) {</text:p>
            <text:p>                     fprintf(fout, "\t%s\n", symbol.c_str());</text:p>
            <text:p>                  } else {</text:p>
            <text:p>                     //                    printf(" strange symbol: %s \n",s);</text:p>
            <text:p/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[6, 9, 11]</text:p>
          </table:table-cell>
          <table:table-cell office:value-type="string" calcext:value-type="string">
            <text:p>[]</text:p>
          </table:table-cell>
        </table:table-row>
        <table:table-row table:style-name="ro72">
          <table:table-cell office:value-type="string" calcext:value-type="string">
            <text:p>4ff09893232b26b5c2961fb1e2a31836cad00a35</text:p>
          </table:table-cell>
          <table:table-cell office:value-type="string" calcext:value-type="string">
            <text:p>bindexplib: Drop code that CMake does not ne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9.cpp</text:p>
          </table:table-cell>
          <table:table-cell office:value-type="string" calcext:value-type="string">
            <text:p>second/download/CMake/CMake-old-new/Kitware_CMake_new_file_299.cpp</text:p>
          </table:table-cell>
          <table:table-cell office:value-type="string" calcext:value-type="string">
            <text:p>second/download/CMake/CMake-old-new/Kitware_CMake_old_hunk_571.cpp</text:p>
          </table:table-cell>
          <table:table-cell office:value-type="string" calcext:value-type="string">
            <text:p>second/download/CMake/CMake-old-new/Kitware_CMake_new_hunk_571.cpp</text:p>
          </table:table-cell>
          <table:table-cell office:value-type="string" calcext:value-type="string">
            <text:p>*----------------------------------------------------------------------</text:p>
            <text:p>*/</text:p>
            <text:p/>
            <text:p>static char sccsid[] = "@(#) winDumpExts.c 1.2 95/10/03 15:27:34";</text:p>
            <text:p/>
            <text:p>#include &lt;windows.h&gt;</text:p>
            <text:p>#include &lt;stdio.h&gt;</text:p>
            <text:p>#include &lt;string&gt;</text:p>
            <text:p>#include &lt;fstream&gt;</text:p>
            <text:p/>
            <text:p>/*</text:p>
            <text:p>*----------------------------------------------------------------------</text:p>
            <text:p>* GetArgcArgv --</text:p>
            <text:p>*</text:p>
            <text:p>*      Break up a line into argc argv</text:p>
            <text:p>*----------------------------------------------------------------------</text:p>
            <text:p>*/</text:p>
            <text:p>int</text:p>
            <text:p>GetArgcArgv(std::string &amp;s, char **argv)</text:p>
            <text:p>{</text:p>
            <text:p>   int quote = 0;</text:p>
            <text:p>   int argc = 0;</text:p>
            <text:p>   std::string::iterator bp = s.begin();</text:p>
            <text:p/>
            <text:p>   while (1) {</text:p>
            <text:p>      while (isspace(*bp)) {</text:p>
            <text:p>         bp�;</text:p>
            <text:p>      }</text:p>
            <text:p>      if (*bp == '\n' || *bp == '\0') {</text:p>
            <text:p>         *bp = '\0';</text:p>
            <text:p>         return argc;</text:p>
            <text:p>      }</text:p>
            <text:p>      if (*bp == '\"') {</text:p>
            <text:p>         quote = 1;</text:p>
            <text:p>         bp�;</text:p>
            <text:p>      }</text:p>
            <text:p>      argv[argc�] = &amp;(*bp);</text:p>
            <text:p/>
            <text:p>      while (*bp != '\0') {</text:p>
            <text:p>         if (quote) {</text:p>
            <text:p>            if (*bp == '\"') {</text:p>
            <text:p>               quote = 0;</text:p>
            <text:p>               *bp = '\0';</text:p>
            <text:p>               bp�;</text:p>
            <text:p>               break;</text:p>
            <text:p>            }</text:p>
            <text:p>            bp�;</text:p>
            <text:p>            continue;</text:p>
            <text:p>         }</text:p>
            <text:p>         if (isspace(*bp)) {</text:p>
            <text:p>            *bp = '\0';</text:p>
            <text:p>            bp�;</text:p>
            <text:p>            break;</text:p>
            <text:p>         }</text:p>
            <text:p>         bp�;</text:p>
            <text:p>      }</text:p>
            <text:p>   }</text:p>
            <text:p>}</text:p>
            <text:p/>
            <text:p>/*</text:p>
            <text:p>*  The names of the first group of possible symbol table storage classes</text:p>
            <text:p>*/</text:p>
            <text:p>char * SzStorageClass1[] = {</text:p>
            <text:p>   "NULL","AUTOMATIC","EXTERNAL","STATIC","REGISTER","EXTERNAL_DEF","LABEL",</text:p>
            <text:p>   "UNDEFINED_LABEL","MEMBER_OF_STRUCT","ARGUMENT","STRUCT_TAG",</text:p>
            <text:p>   "MEMBER_OF_UNION","UNION_TAG","TYPE_DEFINITION","UNDEFINED_STATIC",</text:p>
            <text:p>   "ENUM_TAG","MEMBER_OF_ENUM","REGISTER_PARAM","BIT_FIELD"</text:p>
            <text:p>};</text:p>
            <text:p/>
            <text:p>/*</text:p>
            <text:p>* The names of the second group of possible symbol table storage classes</text:p>
            <text:p>*/</text:p>
            <text:p>char * SzStorageClass2[] = {</text:p>
            <text:p>   "BLOCK","FUNCTION","END_OF_STRUCT","FILE","SECTION","WEAK_EXTERNAL"</text:p>
            <text:p>};</text:p>
            <text:p/>
            <text:p>/*</text:p>
            <text:p>*----------------------------------------------------------------------</text:p>
            <text:p>* GetSZStorageClass --</text:p>
            <text:p>*</text:p>
            <text:p>*      Given a symbol storage class value, return a descriptive</text:p>
            <text:p>*      ASCII string</text:p>
            <text:p>*----------------------------------------------------------------------</text:p>
            <text:p>*/</text:p>
            <text:p>PSTR</text:p>
            <text:p>GetSZStorageClass(BYTE storageClass)</text:p>
            <text:p>{</text:p>
            <text:p>   if ( storageClass &lt;= IMAGE_SYM_CLASS_BIT_FIELD )</text:p>
            <text:p>      return SzStorageClass1[storageClass];</text:p>
            <text:p>   else if ( (storageClass &gt;= IMAGE_SYM_CLASS_BLOCK)</text:p>
            <text:p>      &amp;&amp; (storageClass &lt;= IMAGE_SYM_CLASS_WEAK_EXTERNAL) )</text:p>
            <text:p>      return SzStorageClass2[storageClass-IMAGE_SYM_CLASS_BLOCK];</text:p>
            <text:p>   else</text:p>
            <text:p>      return "???";</text:p>
            <text:p>}</text:p>
            <text:p/>
            <text:p>void AddHex(std::string&amp; buf, long val, bool caps=false)</text:p>
            <text:p>{</text:p>
            <text:p>   buf = "0x";</text:p>
            <text:p>   size_t len=buf.length();</text:p>
            <text:p>   while (val) {</text:p>
            <text:p>      char hex = (char)(val &amp; 16);</text:p>
            <text:p>      val = val &gt;&gt; 4;</text:p>
            <text:p>      if (hex&lt;10) hex='0';</text:p>
            <text:p>      else if (caps) hex='A'-10;</text:p>
            <text:p>      else hex='a'-10;</text:p>
            <text:p>      buf.insert(len, hex, 1);</text:p>
            <text:p>   }</text:p>
            <text:p>}</text:p>
            <text:p/>
            <text:p>/*</text:p>
            <text:p>*----------------------------------------------------------------------</text:p>
            <text:p>* GetSectionName --</text:p>
            <text:p>*</text:p>
            <text:p>*      Used by DumpSymbolTable, it gives meaningful names to</text:p>
            <text:p>*      the non-normal section number.</text:p>
            <text:p>*</text:p>
            <text:p>* Results:</text:p>
            <text:p>*      A name is returned in buffer</text:p>
            <text:p>*----------------------------------------------------------------------</text:p>
            <text:p>*/</text:p>
            <text:p>void</text:p>
            <text:p>GetSectionName(PIMAGE_SYMBOL pSymbolTable, std::string&amp; buffer)</text:p>
            <text:p>{</text:p>
            <text:p>   DWORD section;</text:p>
            <text:p/>
            <text:p>   section = pSymbolTable-&gt;SectionNumber;</text:p>
            <text:p/>
            <text:p>   switch ( (SHORT)section )</text:p>
            <text:p>   {</text:p>
            <text:p>   case IMAGE_SYM_UNDEFINED: if (pSymbolTable-&gt;Value) buffer = "COMM"; else buffer = "UNDEF"; break;</text:p>
            <text:p>   case IMAGE_SYM_ABSOLUTE:  buffer = "ABS  "; break;</text:p>
            <text:p>   case IMAGE_SYM_DEBUG:     buffer = "DEBUG"; break;</text:p>
            <text:p>   default: AddHex(buffer, section, true);</text:p>
            <text:p>   }</text:p>
            <text:p>}</text:p>
            <text:p/>
            <text:p>/*</text:p>
            <text:p>*----------------------------------------------------------------------</text:p>
            <text:p>* GetSectionCharacteristics --</text:p>
            <text:p>*</text:p>
            <text:p>*      Converts the Characteristics field of IMAGE_SECTION_HEADER</text:p>
            <text:p>*      to print.</text:p>
            <text:p>*</text:p>
            <text:p>*  Results:</text:p>
            <text:p>*       A definiton of the section symbol type</text:p>
            <text:p>*----------------------------------------------------------------------</text:p>
            <text:p>*/</text:p>
            <text:p>void</text:p>
            <text:p>GetSectionCharacteristics(PIMAGE_SECTION_HEADER pSectionHeaders, int nSectNum, std::string &amp;buffer)</text:p>
            <text:p>{</text:p>
            <text:p>   DWORD SectChar;</text:p>
            <text:p>   std::string TempBuf;</text:p>
            <text:p>   buffer.clear();</text:p>
            <text:p>   if (nSectNum &gt; 0) {</text:p>
            <text:p>      SectChar = pSectionHeaders[nSectNum-1].Characteristics;</text:p>
            <text:p/>
            <text:p>      buffer = " ";</text:p>
            <text:p>      AddHex(buffer, SectChar);</text:p>
            <text:p>      if       (SectChar &amp; IMAGE_SCN_CNT_CODE)                buffer = " Code";</text:p>
            <text:p>      else if  (SectChar &amp; IMAGE_SCN_CNT_INITIALIZED_DATA)    buffer = " Init. data";</text:p>
            <text:p>      else if  (SectChar &amp; IMAGE_SCN_CNT_UNINITIALIZED_DATA ) buffer = " UnInit data";</text:p>
            <text:p>      else                                                    buffer = " Unknow type";</text:p>
            <text:p/>
            <text:p>      if   (SectChar &amp; IMAGE_SCN_MEM_READ)  {</text:p>
            <text:p>         buffer = " Read";</text:p>
            <text:p>         if (SectChar &amp; IMAGE_SCN_MEM_WRITE)</text:p>
            <text:p>            buffer = " and Write";</text:p>
            <text:p>         else buffer = " only";</text:p>
            <text:p>      }</text:p>
            <text:p>      else if (SectChar &amp; IMAGE_SCN_MEM_WRITE)</text:p>
            <text:p>         buffer =" Write only";</text:p>
            <text:p/>
            <text:p>   }</text:p>
            <text:p>}</text:p>
            <text:p/>
            <text:p>/*</text:p>
            <text:p>*----------------------------------------------------------------------</text:p>
            <text:p>* DumpSymbolTable --</text:p>
            <text:p>*</text:p>
            <text:p>*      Dumps a COFF symbol table from an EXE or OBJ.  We only use</text:p>
            <text:p>*      it to dump tables from OBJs.</text:p>
            <text:p>*----------------------------------------------------------------------</text:p>
            <text:p>*/</text:p>
            <text:p>void</text:p>
            <text:p>DumpSymbolTable(PIMAGE_SYMBOL pSymbolTable, PIMAGE_SECTION_HEADER pSectionHeaders, FILE *fout, unsigned cSymbols)</text:p>
            <text:p>{</text:p>
            <text:p>   unsigned i;</text:p>
            <text:p>   PSTR stringTable;</text:p>
            <text:p>   std::string sectionName;</text:p>
            <text:p>   std::string sectionCharacter;</text:p>
            <text:p>   int iSectNum;</text:p>
            <text:p/>
            <text:p>   fprintf(fout, "Symbol Table - %X entries  (* = auxillary symbol)\n",</text:p>
            <text:p>      cSymbols);</text:p>
            <text:p/>
            <text:p>   fprintf(fout,</text:p>
            <text:p>      "Indx Name                 Value    Section    cAux  Type    Storage  Character\n"</text:p>
            <text:p>      "---- -------------------- -------- ---------- ----- ------- -------- ---------\n");</text:p>
            <text:p/>
            <text:p>   /*</text:p>
            <text:p>   * The string table apparently starts right after the symbol table</text:p>
            <text:p>   */</text:p>
            <text:p>   stringTable = (PSTR)&amp;pSymbolTable[cSymbols];</text:p>
            <text:p/>
            <text:p>   for ( i=0; i &lt; cSymbols; i� ) {</text:p>
            <text:p>      fprintf(fout, "%04X ", i);</text:p>
            <text:p>      if ( pSymbolTable-&gt;N.Name.Short != 0 )</text:p>
            <text:p>         fprintf(fout, "%-20.8s", pSymbolTable-&gt;N.ShortName);</text:p>
            <text:p>      else</text:p>
            <text:p>         fprintf(fout, "%-20s", stringTable  pSymbolTable-&gt;N.Name.Long);</text:p>
            <text:p/>
            <text:p>      fprintf(fout, " %08X", pSymbolTable-&gt;Value);</text:p>
            <text:p/>
            <text:p>      iSectNum = pSymbolTable-&gt;SectionNumber;</text:p>
            <text:p>      GetSectionName(pSymbolTable, sectionName);</text:p>
            <text:p>      fprintf(fout, " sect:%s aux:%X type:%02X st:%s",</text:p>
            <text:p>         sectionName.c_str(),</text:p>
            <text:p>         pSymbolTable-&gt;NumberOfAuxSymbols,</text:p>
            <text:p>         pSymbolTable-&gt;Type,</text:p>
            <text:p>         GetSZStorageClass(pSymbolTable-&gt;StorageClass) );</text:p>
            <text:p/>
            <text:p>      GetSectionCharacteristics(pSectionHeaders,iSectNum,sectionCharacter);</text:p>
            <text:p>      fprintf(fout," hc: %s \n",sectionCharacter.c_str());</text:p>
            <text:p>#if 0</text:p>
            <text:p>      if ( pSymbolTable-&gt;NumberOfAuxSymbols )</text:p>
            <text:p>         DumpAuxSymbols(pSymbolTable);</text:p>
            <text:p>#endif</text:p>
            <text:p/>
            <text:p>      /*</text:p>
            <text:p>      * Take into account any aux symbols</text:p>
            <text:p>      */</text:p>
            <text:p>      i = pSymbolTable-&gt;NumberOfAuxSymbols;</text:p>
            <text:p>      pSymbolTable = pSymbolTable-&gt;NumberOfAuxSymbols;</text:p>
            <text:p>      pSymbolTable�;</text:p>
            <text:p>   }</text:p>
            <text:p>}</text:p>
            <text:p/>
            <text:p>/*</text:p>
            <text:p>*----------------------------------------------------------------------</text:p>
            <text:p>* DumpExternals --</text:p>
            <text:p>*</text:p>
            <text:p>*      Dumps a COFF symbol table from an EXE or OBJ.  We only use</text:p>
            <text:p>*      it to dump tables from OBJs.</text:p>
            <text:p>*----------------------------------------------------------------------</text:p>
            <text:p>*/</text:p>
            <text:p>void</text:p>
            <text:p>DumpExternals(PIMAGE_SYMBOL pSymbolTable, FILE *fout, unsigned cSymbols)</text:p>
            <text:p>{</text:p>
            <text:p>   unsigned i;</text:p>
            <text:p>   PSTR stringTable;</text:p>
            <text:p>   std::string symbol;</text:p>
            <text:p/>
            <text:p>   /*</text:p>
            <text:p>   * The string table apparently starts right after the symbol table</text:p>
            <text:p>   */</text:p>
            <text:p>   stringTable = (PSTR)&amp;pSymbolTable[cSymbols];</text:p>
            <text:p/>
            <text:p>   for ( i=0; i &lt; cSymbols; i� ) {</text:p>
            <text:p>      if (pSymbolTable-&gt;SectionNumber &gt; 0 &amp;&amp; pSymbolTable-&gt;Type == 0x20) {</text:p>
            <text:p>         if (pSymbolTable-&gt;StorageClass == IMAGE_SYM_CLASS_EXTERNAL) {</text:p>
            <text:p>            if (pSymbolTable-&gt;N.Name.Short != 0) {</text:p>
            <text:p>               symbol = "";</text:p>
            <text:p>               symbol.insert(0, (const char *)(pSymbolTable-&gt;N.ShortName), 8);</text:p>
            <text:p>            } else {</text:p>
            <text:p>               symbol = stringTable  pSymbolTable-&gt;N.Name.Long;</text:p>
            <text:p>            }</text:p>
            <text:p>            std::string::size_type posAt = symbol.find('@');</text:p>
            <text:p>            if (posAt != std::string::npos) symbol.erase(posAt);</text:p>
            <text:p>#ifndef _MSC_VER</text:p>
            <text:p>            fprintf(fout, "\t%s\n", symbol.c_str());</text:p>
            <text:p>#else</text:p>
            <text:p>            fprintf(fout, "\t%s\n", symbol.c_str()�);</text:p>
            <text:p>#endif</text:p>
            <text:p>         }</text:p>
            <text:p>      }</text:p>
            <text:p/>
            <text:p>      /*</text:p>
            <text:p>      * Take into account any aux symbols</text:p>
            <text:p>      */</text:p>
            <text:p>      i = pSymbolTable-&gt;NumberOfAuxSymbols;</text:p>
            <text:p>      pSymbolTable = pSymbolTable-&gt;NumberOfAuxSymbols;</text:p>
            <text:p>      pSymbolTable�;</text:p>
            <text:p>   }</text:p>
            <text:p>}</text:p>
            <text:p/>
            <text:p>/*</text:p>
            <text:p> * Utility func, strstr with size</text:p>
            <text:p> */</text:p>
            <text:p>const char* StrNStr(const char* start, const char* find, size_t &amp;size) {</text:p>
            <text:p/>
          </table:table-cell>
          <table:table-cell office:value-type="string" calcext:value-type="string">
            <text:p>*----------------------------------------------------------------------</text:p>
            <text:p>*/</text:p>
            <text:p/>
            <text:p>#include &lt;windows.h&gt;</text:p>
            <text:p>#include &lt;stdio.h&gt;</text:p>
            <text:p>#include &lt;string&gt;</text:p>
            <text:p>#include &lt;fstream&gt;</text:p>
            <text:p/>
            <text:p>/*</text:p>
            <text:p> * Utility func, strstr with size</text:p>
            <text:p> */</text:p>
            <text:p>const char* StrNStr(const char* start, const char* find, size_t &amp;size) {</text:p>
            <text:p/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[193, 196, 206, 208, 210, 212, 216, 223, 270, 272]</text:p>
          </table:table-cell>
          <table:table-cell office:value-type="string" calcext:value-type="string">
            <text:p>[]</text:p>
          </table:table-cell>
        </table:table-row>
        <table:table-row table:style-name="ro22">
          <table:table-cell office:value-type="string" calcext:value-type="string">
            <text:p>4ff09893232b26b5c2961fb1e2a31836cad00a35</text:p>
          </table:table-cell>
          <table:table-cell office:value-type="string" calcext:value-type="string">
            <text:p>bindexplib: Drop code that CMake does not ne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9.cpp</text:p>
          </table:table-cell>
          <table:table-cell office:value-type="string" calcext:value-type="string">
            <text:p>second/download/CMake/CMake-old-new/Kitware_CMake_new_file_299.cpp</text:p>
          </table:table-cell>
          <table:table-cell office:value-type="string" calcext:value-type="string">
            <text:p>second/download/CMake/CMake-old-new/Kitware_CMake_old_hunk_572.cpp</text:p>
          </table:table-cell>
          <table:table-cell office:value-type="string" calcext:value-type="string">
            <text:p>second/download/CMake/CMake-old-new/Kitware_CMake_new_hunk_572.cpp</text:p>
          </table:table-cell>
          <table:table-cell office:value-type="string" calcext:value-type="string">
            <text:p>            }</text:p>
            <text:p/>
            <text:p>            while (isspace(symbol[0])) symbol.erase(0,1);</text:p>
            <text:p>#ifdef _MSC_VER</text:p>
            <text:p>            if (symbol[0] == '_') symbol.erase(0,1);</text:p>
            <text:p>            if (fort) {</text:p>
            <text:p>               std::string::size_type posAt = symbol.find('@');</text:p>
            <text:p>               if (posAt != std::string::npos) symbol.erase(posAt);</text:p>
            <text:p>            }</text:p>
            <text:p>#endif</text:p>
            <text:p>            if (fImportFlag) {</text:p>
            <text:p>               fImportFlag = 0;</text:p>
            <text:p>               fprintf(fout,"EXPORTS \n");</text:p>
            <text:p/>
          </table:table-cell>
          <table:table-cell office:value-type="string" calcext:value-type="string">
            <text:p>            }</text:p>
            <text:p/>
            <text:p>            while (isspace(symbol[0])) symbol.erase(0,1);</text:p>
            <text:p>            if (symbol[0] == '_') symbol.erase(0,1);</text:p>
            <text:p>            if (fImportFlag) {</text:p>
            <text:p>               fImportFlag = 0;</text:p>
            <text:p>               fprintf(fout,"EXPORTS \n");</text:p>
            <text:p/>
          </table:table-cell>
          <table:table-cell office:value-type="float" office:value="470" calcext:value-type="float">
            <text:p>47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4ff09893232b26b5c2961fb1e2a31836cad00a35</text:p>
          </table:table-cell>
          <table:table-cell office:value-type="string" calcext:value-type="string">
            <text:p>bindexplib: Drop code that CMake does not ne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bindexplib.cxx</text:p>
          </table:table-cell>
          <table:table-cell office:value-type="string" calcext:value-type="string">
            <text:p>second/download/CMake/CMake-old-new/Kitware_CMake_old_file_299.cpp</text:p>
          </table:table-cell>
          <table:table-cell office:value-type="string" calcext:value-type="string">
            <text:p>second/download/CMake/CMake-old-new/Kitware_CMake_new_file_299.cpp</text:p>
          </table:table-cell>
          <table:table-cell office:value-type="string" calcext:value-type="string">
            <text:p>second/download/CMake/CMake-old-new/Kitware_CMake_old_hunk_573.cpp</text:p>
          </table:table-cell>
          <table:table-cell office:value-type="string" calcext:value-type="string">
            <text:p>second/download/CMake/CMake-old-new/Kitware_CMake_new_hunk_573.cpp</text:p>
          </table:table-cell>
          <table:table-cell office:value-type="string" calcext:value-type="string">
            <text:p/>
            <text:p>   dosHeader = (PIMAGE_DOS_HEADER)lpFileBase;</text:p>
            <text:p>   if (dosHeader-&gt;e_magic == IMAGE_DOS_SIGNATURE) {</text:p>
            <text:p>#if 0</text:p>
            <text:p>      DumpExeFile( dosHeader );</text:p>
            <text:p>#else</text:p>
            <text:p>      fprintf(stderr, "File is an executable.  I don't dump those.\n");</text:p>
            <text:p>      return;</text:p>
            <text:p>#endif</text:p>
            <text:p>   }</text:p>
            <text:p>   /* Does it look like a i386 COFF OBJ file??? */</text:p>
            <text:p>   else if (</text:p>
            <text:p/>
          </table:table-cell>
          <table:table-cell office:value-type="string" calcext:value-type="string">
            <text:p/>
            <text:p>   dosHeader = (PIMAGE_DOS_HEADER)lpFileBase;</text:p>
            <text:p>   if (dosHeader-&gt;e_magic == IMAGE_DOS_SIGNATURE) {</text:p>
            <text:p>      fprintf(stderr, "File is an executable.  I don't dump those.\n");</text:p>
            <text:p>      return;</text:p>
            <text:p>   }</text:p>
            <text:p>   /* Does it look like a i386 COFF OBJ file??? */</text:p>
            <text:p>   else if (</text:p>
            <text:p/>
          </table:table-cell>
          <table:table-cell office:value-type="float" office:value="610" calcext:value-type="float">
            <text:p>6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73">
          <table:table-cell office:value-type="string" calcext:value-type="string">
            <text:p>faec4e611d08ea2f75d2127e3ca3f5e9a427465b</text:p>
          </table:table-cell>
          <table:table-cell office:value-type="string" calcext:value-type="string">
            <text:p>cmComputeTargetDepends: Change API to use cmGeneratorTarge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mputeTargetDepends.cxx</text:p>
          </table:table-cell>
          <table:table-cell office:value-type="string" calcext:value-type="string">
            <text:p>second/download/CMake/CMake-old-new/Kitware_CMake_old_file_300.cpp</text:p>
          </table:table-cell>
          <table:table-cell office:value-type="string" calcext:value-type="string">
            <text:p>second/download/CMake/CMake-old-new/Kitware_CMake_new_file_300.cpp</text:p>
          </table:table-cell>
          <table:table-cell office:value-type="string" calcext:value-type="string">
            <text:p>second/download/CMake/CMake-old-new/Kitware_CMake_old_hunk_574.cpp</text:p>
          </table:table-cell>
          <table:table-cell office:value-type="string" calcext:value-type="string">
            <text:p>second/download/CMake/CMake-old-new/Kitware_CMake_new_hunk_574.cpp</text:p>
          </table:table-cell>
          <table:table-cell office:value-type="string" calcext:value-type="string">
            <text:p>  for(int depender_index = 0; depender_index &lt; n; 輪ꥺ睞�_index)</text:p>
            <text:p>    {</text:p>
            <text:p>    EdgeList const&amp; nl = graph[depender_index];</text:p>
            <text:p>    cmTarget const* depender = this-&gt;Targets[depender_index];</text:p>
            <text:p>    fprintf(stderr, "target %d is [%s]\n",</text:p>
            <text:p>            depender_index, depender-&gt;GetName().c_str());</text:p>
            <text:p>    for(EdgeList::const_iterator ni = nl.begin(); ni != nl.end(); 喝�)</text:p>
            <text:p>      {</text:p>
            <text:p>      int dependee_index = *ni;</text:p>
            <text:p>      cmTarget const* dependee = this-&gt;Targets[dependee_index];</text:p>
            <text:p>      fprintf(stderr, "  depends on target %d [%s] (%s)\n", dependee_index,</text:p>
            <text:p>              dependee-&gt;GetName().c_str(), ni-&gt;IsStrong()? "strong" : "weak");</text:p>
            <text:p>      }</text:p>
            <text:p/>
          </table:table-cell>
          <table:table-cell office:value-type="string" calcext:value-type="string">
            <text:p>  for(int depender_index = 0; depender_index &lt; n; 輪ꥺ睞�_index)</text:p>
            <text:p>    {</text:p>
            <text:p>    EdgeList const&amp; nl = graph[depender_index];</text:p>
            <text:p>    cmGeneratorTarget const* depender = this-&gt;Targets[depender_index];</text:p>
            <text:p>    fprintf(stderr, "target %d is [%s]\n",</text:p>
            <text:p>            depender_index, depender-&gt;GetName().c_str());</text:p>
            <text:p>    for(EdgeList::const_iterator ni = nl.begin(); ni != nl.end(); 喝�)</text:p>
            <text:p>      {</text:p>
            <text:p>      int dependee_index = *ni;</text:p>
            <text:p>      cmGeneratorTarget const* dependee = this-&gt;Targets[dependee_index];</text:p>
            <text:p>      fprintf(stderr, "  depends on target %d [%s] (%s)\n", dependee_index,</text:p>
            <text:p>              dependee-&gt;GetName().c_str(), ni-&gt;IsStrong()? "strong" : "weak");</text:p>
            <text:p>      }</text:p>
            <text:p/>
          </table:table-cell>
          <table:table-cell office:value-type="float" office:value="457" calcext:value-type="float">
            <text:p>45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[4, 10]</text:p>
          </table:table-cell>
          <table:table-cell office:value-type="string" calcext:value-type="string">
            <text:p>[]</text:p>
          </table:table-cell>
        </table:table-row>
        <table:table-row table:style-name="ro3">
          <table:table-cell office:value-type="string" calcext:value-type="string">
            <text:p>f971ab04cfdcb73e1ac2b182caf302172aebe6a8</text:p>
          </table:table-cell>
          <table:table-cell office:value-type="string" calcext:value-type="string">
            <text:p>cmMacroCommand: Store the FilePath when creating the prototype.</text:p>
            <text:p/>
            <text:p>Instead of setting it each time the macro is invok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MacroCommand.cxx</text:p>
          </table:table-cell>
          <table:table-cell office:value-type="string" calcext:value-type="string">
            <text:p>second/download/CMake/CMake-old-new/Kitware_CMake_old_file_301.cpp</text:p>
          </table:table-cell>
          <table:table-cell office:value-type="string" calcext:value-type="string">
            <text:p>second/download/CMake/CMake-old-new/Kitware_CMake_new_file_301.cpp</text:p>
          </table:table-cell>
          <table:table-cell office:value-type="string" calcext:value-type="string">
            <text:p>second/download/CMake/CMake-old-new/Kitware_CMake_old_hunk_575.cpp</text:p>
          </table:table-cell>
          <table:table-cell office:value-type="string" calcext:value-type="string">
            <text:p>second/download/CMake/CMake-old-new/Kitware_CMake_new_hunk_575.cpp</text:p>
          </table:table-cell>
          <table:table-cell office:value-type="string" calcext:value-type="string">
            <text:p>    sprintf(argvName,"${ARGV%i}",j);</text:p>
            <text:p>    argVs.push_back(argvName);</text:p>
            <text:p>    }</text:p>
            <text:p>  if(!this-&gt;Functions.empty())</text:p>
            <text:p>    {</text:p>
            <text:p>    this-&gt;FilePath = this-&gt;Functions[0].FilePath;</text:p>
            <text:p>    }</text:p>
            <text:p>  // Invoke all the functions that were collected in the block.</text:p>
            <text:p>  cmListFileFunction newLFF;</text:p>
            <text:p>  // for each function</text:p>
            <text:p/>
          </table:table-cell>
          <table:table-cell office:value-type="string" calcext:value-type="string">
            <text:p>    sprintf(argvName,"${ARGV%i}",j);</text:p>
            <text:p>    argVs.push_back(argvName);</text:p>
            <text:p>    }</text:p>
            <text:p>  // Invoke all the functions that were collected in the block.</text:p>
            <text:p>  cmListFileFunction newLFF;</text:p>
            <text:p>  // for each function</text:p>
            <text:p/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59e21ffa134faf0b089d9a704b3763e7f6f237d5</text:p>
          </table:table-cell>
          <table:table-cell office:value-type="string" calcext:value-type="string">
            <text:p>Port static calls from cmLocalGenerator to cmOutputConverter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02.cpp</text:p>
          </table:table-cell>
          <table:table-cell office:value-type="string" calcext:value-type="string">
            <text:p>second/download/CMake/CMake-old-new/Kitware_CMake_new_file_302.cpp</text:p>
          </table:table-cell>
          <table:table-cell office:value-type="string" calcext:value-type="string">
            <text:p>second/download/CMake/CMake-old-new/Kitware_CMake_old_hunk_576.cpp</text:p>
          </table:table-cell>
          <table:table-cell office:value-type="string" calcext:value-type="string">
            <text:p>second/download/CMake/CMake-old-new/Kitware_CMake_new_hunk_576.cpp</text:p>
          </table:table-cell>
          <table:table-cell office:value-type="string" calcext:value-type="string">
            <text:p>      std::string langFlags = "CMAKE_"  *li  "_FLAGS";</text:p>
            <text:p>      const char* flags = this-&gt;Makefile-&gt;GetDefinition(langFlags);</text:p>
            <text:p>      fprintf(fout, "set(CMAKE_%s_FLAGS %s)\n", li-&gt;c_str(),</text:p>
            <text:p>              cmLocalGenerator::EscapeForCMake(flags?flags:"").c_str());</text:p>
            <text:p>      fprintf(fout, "set(CMAKE_%s_FLAGS \"${CMAKE_%s_FLAGS}"</text:p>
            <text:p>              " ${COMPILE_DEFINITIONS}\")\n", li-&gt;c_str(), li-&gt;c_str());</text:p>
            <text:p>      }</text:p>
            <text:p/>
          </table:table-cell>
          <table:table-cell office:value-type="string" calcext:value-type="string">
            <text:p>      std::string langFlags = "CMAKE_"  *li  "_FLAGS";</text:p>
            <text:p>      const char* flags = this-&gt;Makefile-&gt;GetDefinition(langFlags);</text:p>
            <text:p>      fprintf(fout, "set(CMAKE_%s_FLAGS %s)\n", li-&gt;c_str(),</text:p>
            <text:p>              cmOutputConverter::EscapeForCMake(flags?flags:"").c_str());</text:p>
            <text:p>      fprintf(fout, "set(CMAKE_%s_FLAGS \"${CMAKE_%s_FLAGS}"</text:p>
            <text:p>              " ${COMPILE_DEFINITIONS}\")\n", li-&gt;c_str(), li-&gt;c_str());</text:p>
            <text:p>      }</text:p>
            <text:p/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[2, 4]</text:p>
          </table:table-cell>
          <table:table-cell office:value-type="string" calcext:value-type="string">
            <text:p>[]</text:p>
          </table:table-cell>
        </table:table-row>
        <table:table-row table:style-name="ro39">
          <table:table-cell office:value-type="string" calcext:value-type="string">
            <text:p>8fbc509a48e53f7462143dded5a01c77ab5ba6bd</text:p>
          </table:table-cell>
          <table:table-cell office:value-type="string" calcext:value-type="string">
            <text:p>cmCTestCoverageHandler: Port to cmXMLWri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Test/cmCTestCoverageHandler.cxx</text:p>
          </table:table-cell>
          <table:table-cell office:value-type="string" calcext:value-type="string">
            <text:p>second/download/CMake/CMake-old-new/Kitware_CMake_old_file_303.cpp</text:p>
          </table:table-cell>
          <table:table-cell office:value-type="string" calcext:value-type="string">
            <text:p>second/download/CMake/CMake-old-new/Kitware_CMake_new_file_303.cpp</text:p>
          </table:table-cell>
          <table:table-cell office:value-type="string" calcext:value-type="string">
            <text:p>second/download/CMake/CMake-old-new/Kitware_CMake_old_hunk_577.cpp</text:p>
          </table:table-cell>
          <table:table-cell office:value-type="string" calcext:value-type="string">
            <text:p>second/download/CMake/CMake-old-new/Kitware_CMake_new_hunk_577.cpp</text:p>
          </table:table-cell>
          <table:table-cell office:value-type="string" calcext:value-type="string">
            <text:p>      &lt;&lt; covLogFilename &lt;&lt; std::endl);</text:p>
            <text:p>    return false;</text:p>
            <text:p>    }</text:p>
            <text:p>  std::string local_start_time = this-&gt;CTest-&gt;CurrentTime();</text:p>
            <text:p>  this-&gt;CTest-&gt;StartXML(covLogFile, this-&gt;AppendXML);</text:p>
            <text:p>  covLogFile &lt;&lt; "&lt;CoverageLog&gt;" &lt;&lt; std::endl</text:p>
            <text:p>             &lt;&lt; "\t&lt;StartDateTime&gt;" &lt;&lt; local_start_time &lt;&lt; "&lt;/StartDateTime&gt;"</text:p>
            <text:p>             &lt;&lt; "\t&lt;StartTime&gt;"</text:p>
            <text:p>             &lt;&lt; static_cast&lt;unsigned int&gt;(cmSystemTools::GetTime())</text:p>
            <text:p>             &lt;&lt; "&lt;/StartTime&gt;"</text:p>
            <text:p>    &lt;&lt; std::endl;</text:p>
            <text:p>  return true;</text:p>
            <text:p>}</text:p>
            <text:p/>
            <text:p>//----------------------------------------------------------------------</text:p>
            <text:p>void cmCTestCoverageHandler::EndCoverageLogFile(cmGeneratedFileStream&amp; ostr,</text:p>
            <text:p>  int logFileCount)</text:p>
            <text:p>{</text:p>
            <text:p>  std::string local_end_time = this-&gt;CTest-&gt;CurrentTime();</text:p>
            <text:p>  ostr &lt;&lt; "\t&lt;EndDateTime&gt;" &lt;&lt; local_end_time &lt;&lt; "&lt;/EndDateTime&gt;" &lt;&lt; std::endl</text:p>
            <text:p>       &lt;&lt; "\t&lt;EndTime&gt;" &lt;&lt;</text:p>
            <text:p>       static_cast&lt;unsigned int&gt;(cmSystemTools::GetTime())</text:p>
            <text:p>       &lt;&lt; "&lt;/EndTime&gt;" &lt;&lt; std::endl</text:p>
            <text:p>    &lt;&lt; "&lt;/CoverageLog&gt;" &lt;&lt; std::endl;</text:p>
            <text:p>  this-&gt;CTest-&gt;EndXML(ostr);</text:p>
            <text:p>  char covLogFilename[1024];</text:p>
            <text:p>  sprintf(covLogFilename, "CoverageLog-%d.xml", logFileCount);</text:p>
            <text:p>  cmCTestOptionalLog(this-&gt;CTest, HANDLER_VERBOSE_OUTPUT, "Close file: "</text:p>
            <text:p/>
          </table:table-cell>
          <table:table-cell office:value-type="string" calcext:value-type="string">
            <text:p>      &lt;&lt; covLogFilename &lt;&lt; std::endl);</text:p>
            <text:p>    return false;</text:p>
            <text:p>    }</text:p>
            <text:p>  return true;</text:p>
            <text:p>}</text:p>
            <text:p/>
            <text:p>//----------------------------------------------------------------------</text:p>
            <text:p>void cmCTestCoverageHandler::EndCoverageLogFile(cmGeneratedFileStream&amp; ostr,</text:p>
            <text:p>  int logFileCount)</text:p>
            <text:p>{</text:p>
            <text:p>  char covLogFilename[1024];</text:p>
            <text:p>  sprintf(covLogFilename, "CoverageLog-%d.xml", logFileCount);</text:p>
            <text:p>  cmCTestOptionalLog(this-&gt;CTest, HANDLER_VERBOSE_OUTPUT, "Close file: "</text:p>
            <text:p/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9486769866661e3aa76dd588ca5a7466e2969dc3</text:p>
          </table:table-cell>
          <table:table-cell office:value-type="string" calcext:value-type="string">
            <text:p>Don't use a cmLocalGenerator instance to call static method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oreTryCompile.cxx</text:p>
          </table:table-cell>
          <table:table-cell office:value-type="string" calcext:value-type="string">
            <text:p>second/download/CMake/CMake-old-new/Kitware_CMake_old_file_304.cpp</text:p>
          </table:table-cell>
          <table:table-cell office:value-type="string" calcext:value-type="string">
            <text:p>second/download/CMake/CMake-old-new/Kitware_CMake_new_file_304.cpp</text:p>
          </table:table-cell>
          <table:table-cell office:value-type="string" calcext:value-type="string">
            <text:p>second/download/CMake/CMake-old-new/Kitware_CMake_old_hunk_578.cpp</text:p>
          </table:table-cell>
          <table:table-cell office:value-type="string" calcext:value-type="string">
            <text:p>second/download/CMake/CMake-old-new/Kitware_CMake_new_hunk_578.cpp</text:p>
          </table:table-cell>
          <table:table-cell office:value-type="string" calcext:value-type="string">
            <text:p>      std::string langFlags = "CMAKE_"  *li  "_FLAGS";</text:p>
            <text:p>      const char* flags = this-&gt;Makefile-&gt;GetDefinition(langFlags);</text:p>
            <text:p>      fprintf(fout, "set(CMAKE_%s_FLAGS %s)\n", li-&gt;c_str(),</text:p>
            <text:p>              lg-&gt;EscapeForCMake(flags?flags:"").c_str());</text:p>
            <text:p>      fprintf(fout, "set(CMAKE_%s_FLAGS \"${CMAKE_%s_FLAGS}"</text:p>
            <text:p>              " ${COMPILE_DEFINITIONS}\")\n", li-&gt;c_str(), li-&gt;c_str());</text:p>
            <text:p>      }</text:p>
            <text:p/>
          </table:table-cell>
          <table:table-cell office:value-type="string" calcext:value-type="string">
            <text:p>      std::string langFlags = "CMAKE_"  *li  "_FLAGS";</text:p>
            <text:p>      const char* flags = this-&gt;Makefile-&gt;GetDefinition(langFlags);</text:p>
            <text:p>      fprintf(fout, "set(CMAKE_%s_FLAGS %s)\n", li-&gt;c_str(),</text:p>
            <text:p>              cmLocalGenerator::EscapeForCMake(flags?flags:"").c_str());</text:p>
            <text:p>      fprintf(fout, "set(CMAKE_%s_FLAGS \"${CMAKE_%s_FLAGS}"</text:p>
            <text:p>              " ${COMPILE_DEFINITIONS}\")\n", li-&gt;c_str(), li-&gt;c_str());</text:p>
            <text:p>      }</text:p>
            <text:p/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[2, 4]</text:p>
          </table:table-cell>
          <table:table-cell office:value-type="string" calcext:value-type="string">
            <text:p>[]</text:p>
          </table:table-cell>
        </table:table-row>
        <table:table-row table:style-name="ro10">
          <table:table-cell office:value-type="string" calcext:value-type="string">
            <text:p>f081c5bdddcfcaaf5bee7b918fe5c7ff01faae35</text:p>
          </table:table-cell>
          <table:table-cell office:value-type="string" calcext:value-type="string">
            <text:p>cmState: Move CacheEntryType enum from cmCacheManager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CacheManager.cxx</text:p>
          </table:table-cell>
          <table:table-cell office:value-type="string" calcext:value-type="string">
            <text:p>second/download/CMake/CMake-old-new/Kitware_CMake_old_file_305.cpp</text:p>
          </table:table-cell>
          <table:table-cell office:value-type="string" calcext:value-type="string">
            <text:p>second/download/CMake/CMake-old-new/Kitware_CMake_new_file_305.cpp</text:p>
          </table:table-cell>
          <table:table-cell office:value-type="string" calcext:value-type="string">
            <text:p>second/download/CMake/CMake-old-new/Kitware_CMake_old_hunk_579.cpp</text:p>
          </table:table-cell>
          <table:table-cell office:value-type="string" calcext:value-type="string">
            <text:p>second/download/CMake/CMake-old-new/Kitware_CMake_new_hunk_579.cpp</text:p>
          </table:table-cell>
          <table:table-cell office:value-type="string" calcext:value-type="string">
            <text:p>  sprintf(temp, "%d", cmVersion::GetMinorVersion());</text:p>
            <text:p>  this-&gt;AddCacheEntry("CMAKE_CACHE_MINOR_VERSION", temp,</text:p>
            <text:p>                      "Minor version of cmake used to create the "</text:p>
            <text:p>                      "current loaded cache", cmCacheManager::INTERNAL);</text:p>
            <text:p>  sprintf(temp, "%d", cmVersion::GetMajorVersion());</text:p>
            <text:p>  this-&gt;AddCacheEntry("CMAKE_CACHE_MAJOR_VERSION", temp,</text:p>
            <text:p>                      "Major version of cmake used to create the "</text:p>
            <text:p>                      "current loaded cache", cmCacheManager::INTERNAL);</text:p>
            <text:p>  sprintf(temp, "%d", cmVersion::GetPatchVersion());</text:p>
            <text:p>  this-&gt;AddCacheEntry("CMAKE_CACHE_PATCH_VERSION", temp,</text:p>
            <text:p>                      "Patch version of cmake used to create the "</text:p>
            <text:p>                      "current loaded cache", cmCacheManager::INTERNAL);</text:p>
            <text:p/>
            <text:p>  // Let us store the current working directory so that if somebody</text:p>
            <text:p>  // Copies it, he will not be surprised</text:p>
            <text:p/>
          </table:table-cell>
          <table:table-cell office:value-type="string" calcext:value-type="string">
            <text:p>  sprintf(temp, "%d", cmVersion::GetMinorVersion());</text:p>
            <text:p>  this-&gt;AddCacheEntry("CMAKE_CACHE_MINOR_VERSION", temp,</text:p>
            <text:p>                      "Minor version of cmake used to create the "</text:p>
            <text:p>                      "current loaded cache", cmState::INTERNAL);</text:p>
            <text:p>  sprintf(temp, "%d", cmVersion::GetMajorVersion());</text:p>
            <text:p>  this-&gt;AddCacheEntry("CMAKE_CACHE_MAJOR_VERSION", temp,</text:p>
            <text:p>                      "Major version of cmake used to create the "</text:p>
            <text:p>                      "current loaded cache", cmState::INTERNAL);</text:p>
            <text:p>  sprintf(temp, "%d", cmVersion::GetPatchVersion());</text:p>
            <text:p>  this-&gt;AddCacheEntry("CMAKE_CACHE_PATCH_VERSION", temp,</text:p>
            <text:p>                      "Patch version of cmake used to create the "</text:p>
            <text:p>                      "current loaded cache", cmState::INTERNAL);</text:p>
            <text:p/>
            <text:p>  // Let us store the current working directory so that if somebody</text:p>
            <text:p>  // Copies it, he will not be surprised</text:p>
            <text:p/>
          </table:table-cell>
          <table:table-cell office:value-type="float" office:value="427" calcext:value-type="float">
            <text:p>42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[0, 4, 8]</text:p>
          </table:table-cell>
          <table:table-cell office:value-type="string" calcext:value-type="string">
            <text:p>[]</text:p>
          </table:table-cell>
        </table:table-row>
        <table:table-row table:style-name="ro4">
          <table:table-cell office:value-type="string" calcext:value-type="string">
            <text:p>f081c5bdddcfcaaf5bee7b918fe5c7ff01faae35</text:p>
          </table:table-cell>
          <table:table-cell office:value-type="string" calcext:value-type="string">
            <text:p>cmState: Move CacheEntryType enum from cmCacheManager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ource/cmGlobalGenerator.cxx</text:p>
          </table:table-cell>
          <table:table-cell office:value-type="string" calcext:value-type="string">
            <text:p>second/download/CMake/CMake-old-new/Kitware_CMake_old_file_306.cpp</text:p>
          </table:table-cell>
          <table:table-cell office:value-type="string" calcext:value-type="string">
            <text:p>second/download/CMake/CMake-old-new/Kitware_CMake_new_file_306.cpp</text:p>
          </table:table-cell>
          <table:table-cell office:value-type="string" calcext:value-type="string">
            <text:p>second/download/CMake/CMake-old-new/Kitware_CMake_old_hunk_580.cpp</text:p>
          </table:table-cell>
          <table:table-cell office:value-type="string" calcext:value-type="string">
            <text:p>second/download/CMake/CMake-old-new/Kitware_CMake_new_hunk_580.cpp</text:p>
          </table:table-cell>
          <table:table-cell office:value-type="string" calcext:value-type="string">
            <text:p>  sprintf(num,"%d",static_cast&lt;int&gt;(this-&gt;LocalGenerators.size()));</text:p>
            <text:p>  this-&gt;GetCMakeInstance()-&gt;AddCacheEntry</text:p>
            <text:p>    ("CMAKE_NUMBER_OF_LOCAL_GENERATORS", num,</text:p>
            <text:p>     "number of local generators", cmCacheManager::INTERNAL);</text:p>
            <text:p/>
            <text:p>  // check for link libraries and include directories containing "NOTFOUND"</text:p>
            <text:p>  // and for infinite loops</text:p>
            <text:p/>
          </table:table-cell>
          <table:table-cell office:value-type="string" calcext:value-type="string">
            <text:p>  sprintf(num,"%d",static_cast&lt;int&gt;(this-&gt;LocalGenerators.size()));</text:p>
            <text:p>  this-&gt;GetCMakeInstance()-&gt;AddCacheEntry</text:p>
            <text:p>    ("CMAKE_NUMBER_OF_LOCAL_GENERATORS", num,</text:p>
            <text:p>     "number of local generators", cmState::INTERNAL);</text:p>
            <text:p/>
            <text:p>  // check for link libraries and include directories containing "NOTFOUND"</text:p>
            <text:p>  // and for infinite loops</text:p>
            <text:p/>
          </table:table-cell>
          <table:table-cell table:number-columns-repeated="2" office:value-type="float" office:value="1116" calcext:value-type="float">
            <text:p>1116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06" meta:object-count="0"/>
    <meta:generator>LibreOffice/5.0.3.2$Linux_X86_64 LibreOffice_project/00m0$Build-2</meta:generator>
  </office:meta>
</office:document-meta>
</file>